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number-columns-repeated="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0" calcext:value-type="float">
            <text:p>0</text:p>
          </table:table-cell>
          <table:table-cell office:value-type="float" office:value="0.3870082" calcext:value-type="float">
            <text:p>0.3870082</text:p>
          </table:table-cell>
          <table:table-cell office:value-type="float" office:value="0" calcext:value-type="float">
            <text:p>0</text:p>
          </table:table-cell>
          <table:table-cell office:value-type="float" office:value="1033.734" calcext:value-type="float">
            <text:p>1033.734</text:p>
          </table:table-cell>
          <table:table-cell office:value-type="float" office:value="0.2475406" calcext:value-type="float">
            <text:p>0.2475406</text:p>
          </table:table-cell>
          <table:table-cell office:value-type="float" office:value="0" calcext:value-type="float">
            <text:p>0</text:p>
          </table:table-cell>
          <table:table-cell office:value-type="float" office:value="0.2861211" calcext:value-type="float">
            <text:p>0.2861211</text:p>
          </table:table-cell>
          <table:table-cell office:value-type="float" office:value="0.2912148" calcext:value-type="float">
            <text:p>0.2912148</text:p>
          </table:table-cell>
          <table:table-cell office:value-type="float" office:value="0.2982781" calcext:value-type="float">
            <text:p>0.2982781</text:p>
          </table:table-cell>
          <table:table-cell office:value-type="float" office:value="0.3057833" calcext:value-type="float">
            <text:p>0.3057833</text:p>
          </table:table-cell>
          <table:table-cell office:value-type="float" office:value="0.3091991" calcext:value-type="float">
            <text:p>0.3091991</text:p>
          </table:table-cell>
          <table:table-cell office:value-type="float" office:value="0.2754957" calcext:value-type="float">
            <text:p>0.2754957</text:p>
          </table:table-cell>
          <table:table-cell office:value-type="float" office:value="0.2713555" calcext:value-type="float">
            <text:p>0.2713555</text:p>
          </table:table-cell>
          <table:table-cell office:value-type="float" office:value="0.3315691" calcext:value-type="float">
            <text:p>0.3315691</text:p>
          </table:table-cell>
          <table:table-cell office:value-type="float" office:value="0.2921785" calcext:value-type="float">
            <text:p>0.2921785</text:p>
          </table:table-cell>
          <table:table-cell office:value-type="float" office:value="0.3574325" calcext:value-type="float">
            <text:p>0.3574325</text:p>
          </table:table-cell>
          <table:table-cell office:value-type="float" office:value="0.3760038" calcext:value-type="float">
            <text:p>0.3760038</text:p>
          </table:table-cell>
          <table:table-cell office:value-type="float" office:value="0.391077" calcext:value-type="float">
            <text:p>0.391077</text:p>
          </table:table-cell>
          <table:table-cell office:value-type="float" office:value="0.4557633" calcext:value-type="float">
            <text:p>0.4557633</text:p>
          </table:table-cell>
          <table:table-cell office:value-type="float" office:value="0" calcext:value-type="float">
            <text:p>0</text:p>
          </table:table-cell>
          <table:table-cell office:value-type="float" office:value="1.899371E-015" calcext:value-type="float">
            <text:p>1.899371E-15</text:p>
          </table:table-cell>
          <table:table-cell office:value-type="float" office:value="1.959171E-015" calcext:value-type="float">
            <text:p>1.959171E-15</text:p>
          </table:table-cell>
          <table:table-cell office:value-type="float" office:value="1.940437E-015" calcext:value-type="float">
            <text:p>1.940437E-15</text:p>
          </table:table-cell>
          <table:table-cell office:value-type="float" office:value="1.930829E-015" calcext:value-type="float">
            <text:p>1.930829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70187" calcext:value-type="float">
            <text:p>-0.05070187</text:p>
          </table:table-cell>
          <table:table-cell office:value-type="float" office:value="-0.04501463" calcext:value-type="float">
            <text:p>-0.04501463</text:p>
          </table:table-cell>
          <table:table-cell office:value-type="float" office:value="-0.03743138" calcext:value-type="float">
            <text:p>-0.03743138</text:p>
          </table:table-cell>
          <table:table-cell office:value-type="float" office:value="-0.03131689" calcext:value-type="float">
            <text:p>-0.03131689</text:p>
          </table:table-cell>
          <table:table-cell office:value-type="float" office:value="-0.02926081" calcext:value-type="float">
            <text:p>-0.02926081</text:p>
          </table:table-cell>
          <table:table-cell office:value-type="float" office:value="-0.02725664" calcext:value-type="float">
            <text:p>-0.02725664</text:p>
          </table:table-cell>
          <table:table-cell office:value-type="float" office:value="-0.02903935" calcext:value-type="float">
            <text:p>-0.02903935</text:p>
          </table:table-cell>
          <table:table-cell office:value-type="float" office:value="-0.06311192" calcext:value-type="float">
            <text:p>-0.06311192</text:p>
          </table:table-cell>
          <table:table-cell office:value-type="float" office:value="-0.160278" calcext:value-type="float">
            <text:p>-0.160278</text:p>
          </table:table-cell>
          <table:table-cell office:value-type="float" office:value="-0.02539414" calcext:value-type="float">
            <text:p>-0.0253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94362" calcext:value-type="float">
            <text:p>-0.05594362</text:p>
          </table:table-cell>
          <table:table-cell office:value-type="float" office:value="0.02634976" calcext:value-type="float">
            <text:p>0.0263497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40487" calcext:value-type="float">
            <text:p>-2.340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0" calcext:value-type="float">
            <text:p>0</text:p>
          </table:table-cell>
          <table:table-cell office:value-type="float" office:value="1.165348" calcext:value-type="float">
            <text:p>1.165348</text:p>
          </table:table-cell>
          <table:table-cell office:value-type="float" office:value="0" calcext:value-type="float">
            <text:p>0</text:p>
          </table:table-cell>
          <table:table-cell office:value-type="float" office:value="1033.781" calcext:value-type="float">
            <text:p>1033.781</text:p>
          </table:table-cell>
          <table:table-cell office:value-type="float" office:value="-0.577274" calcext:value-type="float">
            <text:p>-0.577274</text:p>
          </table:table-cell>
          <table:table-cell office:value-type="float" office:value="0" calcext:value-type="float">
            <text:p>0</text:p>
          </table:table-cell>
          <table:table-cell office:value-type="float" office:value="0.2777934" calcext:value-type="float">
            <text:p>0.2777934</text:p>
          </table:table-cell>
          <table:table-cell office:value-type="float" office:value="0.2888484" calcext:value-type="float">
            <text:p>0.2888484</text:p>
          </table:table-cell>
          <table:table-cell office:value-type="float" office:value="0.2970591" calcext:value-type="float">
            <text:p>0.2970591</text:p>
          </table:table-cell>
          <table:table-cell office:value-type="float" office:value="0.3033505" calcext:value-type="float">
            <text:p>0.3033505</text:p>
          </table:table-cell>
          <table:table-cell office:value-type="float" office:value="0.3066351" calcext:value-type="float">
            <text:p>0.3066351</text:p>
          </table:table-cell>
          <table:table-cell office:value-type="float" office:value="0.2733403" calcext:value-type="float">
            <text:p>0.2733403</text:p>
          </table:table-cell>
          <table:table-cell office:value-type="float" office:value="0.2673033" calcext:value-type="float">
            <text:p>0.2673033</text:p>
          </table:table-cell>
          <table:table-cell office:value-type="float" office:value="0.3330722" calcext:value-type="float">
            <text:p>0.3330722</text:p>
          </table:table-cell>
          <table:table-cell office:value-type="float" office:value="0.292657" calcext:value-type="float">
            <text:p>0.292657</text:p>
          </table:table-cell>
          <table:table-cell office:value-type="float" office:value="0.3575398" calcext:value-type="float">
            <text:p>0.3575398</text:p>
          </table:table-cell>
          <table:table-cell office:value-type="float" office:value="0.3760762" calcext:value-type="float">
            <text:p>0.3760762</text:p>
          </table:table-cell>
          <table:table-cell office:value-type="float" office:value="0.3913446" calcext:value-type="float">
            <text:p>0.3913446</text:p>
          </table:table-cell>
          <table:table-cell office:value-type="float" office:value="0.4586912" calcext:value-type="float">
            <text:p>0.4586912</text:p>
          </table:table-cell>
          <table:table-cell office:value-type="float" office:value="0" calcext:value-type="float">
            <text:p>0</text:p>
          </table:table-cell>
          <table:table-cell office:value-type="float" office:value="1.87358E-015" calcext:value-type="float">
            <text:p>1.87358E-15</text:p>
          </table:table-cell>
          <table:table-cell office:value-type="float" office:value="1.959165E-015" calcext:value-type="float">
            <text:p>1.959165E-15</text:p>
          </table:table-cell>
          <table:table-cell office:value-type="float" office:value="1.940431E-015" calcext:value-type="float">
            <text:p>1.940431E-15</text:p>
          </table:table-cell>
          <table:table-cell office:value-type="float" office:value="1.930823E-015" calcext:value-type="float">
            <text:p>1.930823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26202" calcext:value-type="float">
            <text:p>-0.06326202</text:p>
          </table:table-cell>
          <table:table-cell office:value-type="float" office:value="-0.04780896" calcext:value-type="float">
            <text:p>-0.04780896</text:p>
          </table:table-cell>
          <table:table-cell office:value-type="float" office:value="-0.03861269" calcext:value-type="float">
            <text:p>-0.03861269</text:p>
          </table:table-cell>
          <table:table-cell office:value-type="float" office:value="-0.03288922" calcext:value-type="float">
            <text:p>-0.03288922</text:p>
          </table:table-cell>
          <table:table-cell office:value-type="float" office:value="-0.03078855" calcext:value-type="float">
            <text:p>-0.03078855</text:p>
          </table:table-cell>
          <table:table-cell office:value-type="float" office:value="-0.02891079" calcext:value-type="float">
            <text:p>-0.02891079</text:p>
          </table:table-cell>
          <table:table-cell office:value-type="float" office:value="-0.03296411" calcext:value-type="float">
            <text:p>-0.03296411</text:p>
          </table:table-cell>
          <table:table-cell office:value-type="float" office:value="-0.06065075" calcext:value-type="float">
            <text:p>-0.06065075</text:p>
          </table:table-cell>
          <table:table-cell office:value-type="float" office:value="-0.1578453" calcext:value-type="float">
            <text:p>-0.1578453</text:p>
          </table:table-cell>
          <table:table-cell office:value-type="float" office:value="-0.02526412" calcext:value-type="float">
            <text:p>-0.02526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601391" calcext:value-type="float">
            <text:p>-0.07601391</text:p>
          </table:table-cell>
          <table:table-cell office:value-type="float" office:value="0.02632566" calcext:value-type="float">
            <text:p>0.0263256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54956" calcext:value-type="float">
            <text:p>-2.354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0" calcext:value-type="float">
            <text:p>0</text:p>
          </table:table-cell>
          <table:table-cell office:value-type="float" office:value="1.314414" calcext:value-type="float">
            <text:p>1.314414</text:p>
          </table:table-cell>
          <table:table-cell office:value-type="float" office:value="0" calcext:value-type="float">
            <text:p>0</text:p>
          </table:table-cell>
          <table:table-cell office:value-type="float" office:value="1034.358" calcext:value-type="float">
            <text:p>1034.358</text:p>
          </table:table-cell>
          <table:table-cell office:value-type="float" office:value="-1.302835" calcext:value-type="float">
            <text:p>-1.302835</text:p>
          </table:table-cell>
          <table:table-cell office:value-type="float" office:value="0" calcext:value-type="float">
            <text:p>0</text:p>
          </table:table-cell>
          <table:table-cell office:value-type="float" office:value="0.1613795" calcext:value-type="float">
            <text:p>0.1613795</text:p>
          </table:table-cell>
          <table:table-cell office:value-type="float" office:value="0.2587911" calcext:value-type="float">
            <text:p>0.2587911</text:p>
          </table:table-cell>
          <table:table-cell office:value-type="float" office:value="0.2930619" calcext:value-type="float">
            <text:p>0.2930619</text:p>
          </table:table-cell>
          <table:table-cell office:value-type="float" office:value="0.3007194" calcext:value-type="float">
            <text:p>0.3007194</text:p>
          </table:table-cell>
          <table:table-cell office:value-type="float" office:value="0.3035766" calcext:value-type="float">
            <text:p>0.3035766</text:p>
          </table:table-cell>
          <table:table-cell office:value-type="float" office:value="0.2711032" calcext:value-type="float">
            <text:p>0.2711032</text:p>
          </table:table-cell>
          <table:table-cell office:value-type="float" office:value="0.2642673" calcext:value-type="float">
            <text:p>0.2642673</text:p>
          </table:table-cell>
          <table:table-cell office:value-type="float" office:value="0.3343895" calcext:value-type="float">
            <text:p>0.3343895</text:p>
          </table:table-cell>
          <table:table-cell office:value-type="float" office:value="0.2931311" calcext:value-type="float">
            <text:p>0.2931311</text:p>
          </table:table-cell>
          <table:table-cell office:value-type="float" office:value="0.3576471" calcext:value-type="float">
            <text:p>0.3576471</text:p>
          </table:table-cell>
          <table:table-cell office:value-type="float" office:value="0.3761611" calcext:value-type="float">
            <text:p>0.3761611</text:p>
          </table:table-cell>
          <table:table-cell office:value-type="float" office:value="0.3914981" calcext:value-type="float">
            <text:p>0.3914981</text:p>
          </table:table-cell>
          <table:table-cell office:value-type="float" office:value="0.4615616" calcext:value-type="float">
            <text:p>0.4615616</text:p>
          </table:table-cell>
          <table:table-cell office:value-type="float" office:value="0" calcext:value-type="float">
            <text:p>0</text:p>
          </table:table-cell>
          <table:table-cell office:value-type="float" office:value="0.07865497" calcext:value-type="float">
            <text:p>0.07865497</text:p>
          </table:table-cell>
          <table:table-cell office:value-type="float" office:value="0.0252647" calcext:value-type="float">
            <text:p>0.0252647</text:p>
          </table:table-cell>
          <table:table-cell office:value-type="float" office:value="1.940424E-015" calcext:value-type="float">
            <text:p>1.940424E-15</text:p>
          </table:table-cell>
          <table:table-cell office:value-type="float" office:value="1.930819E-015" calcext:value-type="float">
            <text:p>1.930819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66543" calcext:value-type="float">
            <text:p>-4.166543</text:p>
          </table:table-cell>
          <table:table-cell office:value-type="float" office:value="-0.1090646" calcext:value-type="float">
            <text:p>-0.1090646</text:p>
          </table:table-cell>
          <table:table-cell office:value-type="float" office:value="-0.04280277" calcext:value-type="float">
            <text:p>-0.04280277</text:p>
          </table:table-cell>
          <table:table-cell office:value-type="float" office:value="-0.03513674" calcext:value-type="float">
            <text:p>-0.03513674</text:p>
          </table:table-cell>
          <table:table-cell office:value-type="float" office:value="-0.03273192" calcext:value-type="float">
            <text:p>-0.03273192</text:p>
          </table:table-cell>
          <table:table-cell office:value-type="float" office:value="-0.03075749" calcext:value-type="float">
            <text:p>-0.03075749</text:p>
          </table:table-cell>
          <table:table-cell office:value-type="float" office:value="-0.03577007" calcext:value-type="float">
            <text:p>-0.03577007</text:p>
          </table:table-cell>
          <table:table-cell office:value-type="float" office:value="-0.05858655" calcext:value-type="float">
            <text:p>-0.05858655</text:p>
          </table:table-cell>
          <table:table-cell office:value-type="float" office:value="-0.1554748" calcext:value-type="float">
            <text:p>-0.1554748</text:p>
          </table:table-cell>
          <table:table-cell office:value-type="float" office:value="-0.02513464" calcext:value-type="float">
            <text:p>-0.0251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0116" calcext:value-type="float">
            <text:p>-10.90116</text:p>
          </table:table-cell>
          <table:table-cell office:value-type="float" office:value="0.02652369" calcext:value-type="float">
            <text:p>0.0265236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69854" calcext:value-type="float">
            <text:p>-2.369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0" calcext:value-type="float">
            <text:p>0</text:p>
          </table:table-cell>
          <table:table-cell office:value-type="float" office:value="1.485269" calcext:value-type="float">
            <text:p>1.485269</text:p>
          </table:table-cell>
          <table:table-cell office:value-type="float" office:value="0" calcext:value-type="float">
            <text:p>0</text:p>
          </table:table-cell>
          <table:table-cell office:value-type="float" office:value="1033.867" calcext:value-type="float">
            <text:p>1033.867</text:p>
          </table:table-cell>
          <table:table-cell office:value-type="float" office:value="-0.982446" calcext:value-type="float">
            <text:p>-0.982446</text:p>
          </table:table-cell>
          <table:table-cell office:value-type="float" office:value="0" calcext:value-type="float">
            <text:p>0</text:p>
          </table:table-cell>
          <table:table-cell office:value-type="float" office:value="0.1504955" calcext:value-type="float">
            <text:p>0.1504955</text:p>
          </table:table-cell>
          <table:table-cell office:value-type="float" office:value="0.1858415" calcext:value-type="float">
            <text:p>0.1858415</text:p>
          </table:table-cell>
          <table:table-cell office:value-type="float" office:value="0.2878697" calcext:value-type="float">
            <text:p>0.2878697</text:p>
          </table:table-cell>
          <table:table-cell office:value-type="float" office:value="0.2981464" calcext:value-type="float">
            <text:p>0.2981464</text:p>
          </table:table-cell>
          <table:table-cell office:value-type="float" office:value="0.3010777" calcext:value-type="float">
            <text:p>0.3010777</text:p>
          </table:table-cell>
          <table:table-cell office:value-type="float" office:value="0.268964" calcext:value-type="float">
            <text:p>0.268964</text:p>
          </table:table-cell>
          <table:table-cell office:value-type="float" office:value="0.2619658" calcext:value-type="float">
            <text:p>0.2619658</text:p>
          </table:table-cell>
          <table:table-cell office:value-type="float" office:value="0.3354886" calcext:value-type="float">
            <text:p>0.3354886</text:p>
          </table:table-cell>
          <table:table-cell office:value-type="float" office:value="0.2936008" calcext:value-type="float">
            <text:p>0.2936008</text:p>
          </table:table-cell>
          <table:table-cell office:value-type="float" office:value="0.3577545" calcext:value-type="float">
            <text:p>0.3577545</text:p>
          </table:table-cell>
          <table:table-cell office:value-type="float" office:value="0.3762496" calcext:value-type="float">
            <text:p>0.3762496</text:p>
          </table:table-cell>
          <table:table-cell office:value-type="float" office:value="0.3915469" calcext:value-type="float">
            <text:p>0.3915469</text:p>
          </table:table-cell>
          <table:table-cell office:value-type="float" office:value="0.4623509" calcext:value-type="float">
            <text:p>0.4623509</text:p>
          </table:table-cell>
          <table:table-cell office:value-type="float" office:value="0" calcext:value-type="float">
            <text:p>0</text:p>
          </table:table-cell>
          <table:table-cell office:value-type="float" office:value="0.0619581" calcext:value-type="float">
            <text:p>0.0619581</text:p>
          </table:table-cell>
          <table:table-cell office:value-type="float" office:value="0.1022683" calcext:value-type="float">
            <text:p>0.1022683</text:p>
          </table:table-cell>
          <table:table-cell office:value-type="float" office:value="0.00564714" calcext:value-type="float">
            <text:p>0.00564714</text:p>
          </table:table-cell>
          <table:table-cell office:value-type="float" office:value="1.93082E-015" calcext:value-type="float">
            <text:p>1.93082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60961" calcext:value-type="float">
            <text:p>-7.160961</text:p>
          </table:table-cell>
          <table:table-cell office:value-type="float" office:value="-1.379629" calcext:value-type="float">
            <text:p>-1.379629</text:p>
          </table:table-cell>
          <table:table-cell office:value-type="float" office:value="-0.04881136" calcext:value-type="float">
            <text:p>-0.04881136</text:p>
          </table:table-cell>
          <table:table-cell office:value-type="float" office:value="-0.03753378" calcext:value-type="float">
            <text:p>-0.03753378</text:p>
          </table:table-cell>
          <table:table-cell office:value-type="float" office:value="-0.03481551" calcext:value-type="float">
            <text:p>-0.03481551</text:p>
          </table:table-cell>
          <table:table-cell office:value-type="float" office:value="-0.03264438" calcext:value-type="float">
            <text:p>-0.03264438</text:p>
          </table:table-cell>
          <table:table-cell office:value-type="float" office:value="-0.03807918" calcext:value-type="float">
            <text:p>-0.03807918</text:p>
          </table:table-cell>
          <table:table-cell office:value-type="float" office:value="-0.05692099" calcext:value-type="float">
            <text:p>-0.05692099</text:p>
          </table:table-cell>
          <table:table-cell office:value-type="float" office:value="-0.1531652" calcext:value-type="float">
            <text:p>-0.1531652</text:p>
          </table:table-cell>
          <table:table-cell office:value-type="float" office:value="-0.02500599" calcext:value-type="float">
            <text:p>-0.0250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3062" calcext:value-type="float">
            <text:p>-17.23062</text:p>
          </table:table-cell>
          <table:table-cell office:value-type="float" office:value="0.02677725" calcext:value-type="float">
            <text:p>0.0267772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0531" calcext:value-type="float">
            <text:p>-2.380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0" calcext:value-type="float">
            <text:p>0</text:p>
          </table:table-cell>
          <table:table-cell office:value-type="float" office:value="1.772183" calcext:value-type="float">
            <text:p>1.772183</text:p>
          </table:table-cell>
          <table:table-cell office:value-type="float" office:value="0" calcext:value-type="float">
            <text:p>0</text:p>
          </table:table-cell>
          <table:table-cell office:value-type="float" office:value="1033.419" calcext:value-type="float">
            <text:p>1033.419</text:p>
          </table:table-cell>
          <table:table-cell office:value-type="float" office:value="-0.8215997" calcext:value-type="float">
            <text:p>-0.8215997</text:p>
          </table:table-cell>
          <table:table-cell office:value-type="float" office:value="0" calcext:value-type="float">
            <text:p>0</text:p>
          </table:table-cell>
          <table:table-cell office:value-type="float" office:value="0.1408606" calcext:value-type="float">
            <text:p>0.1408606</text:p>
          </table:table-cell>
          <table:table-cell office:value-type="float" office:value="0.1603144" calcext:value-type="float">
            <text:p>0.1603144</text:p>
          </table:table-cell>
          <table:table-cell office:value-type="float" office:value="0.2302988" calcext:value-type="float">
            <text:p>0.2302988</text:p>
          </table:table-cell>
          <table:table-cell office:value-type="float" office:value="0.2932691" calcext:value-type="float">
            <text:p>0.2932691</text:p>
          </table:table-cell>
          <table:table-cell office:value-type="float" office:value="0.2975848" calcext:value-type="float">
            <text:p>0.2975848</text:p>
          </table:table-cell>
          <table:table-cell office:value-type="float" office:value="0.266747" calcext:value-type="float">
            <text:p>0.266747</text:p>
          </table:table-cell>
          <table:table-cell office:value-type="float" office:value="0.2601957" calcext:value-type="float">
            <text:p>0.2601957</text:p>
          </table:table-cell>
          <table:table-cell office:value-type="float" office:value="0.3363208" calcext:value-type="float">
            <text:p>0.3363208</text:p>
          </table:table-cell>
          <table:table-cell office:value-type="float" office:value="0.2941536" calcext:value-type="float">
            <text:p>0.2941536</text:p>
          </table:table-cell>
          <table:table-cell office:value-type="float" office:value="0.3578202" calcext:value-type="float">
            <text:p>0.3578202</text:p>
          </table:table-cell>
          <table:table-cell office:value-type="float" office:value="0.376334" calcext:value-type="float">
            <text:p>0.376334</text:p>
          </table:table-cell>
          <table:table-cell office:value-type="float" office:value="0.3915375" calcext:value-type="float">
            <text:p>0.3915375</text:p>
          </table:table-cell>
          <table:table-cell office:value-type="float" office:value="0.4623384" calcext:value-type="float">
            <text:p>0.4623384</text:p>
          </table:table-cell>
          <table:table-cell office:value-type="float" office:value="0" calcext:value-type="float">
            <text:p>0</text:p>
          </table:table-cell>
          <table:table-cell office:value-type="float" office:value="0.04182245" calcext:value-type="float">
            <text:p>0.04182245</text:p>
          </table:table-cell>
          <table:table-cell office:value-type="float" office:value="0.1306369" calcext:value-type="float">
            <text:p>0.1306369</text:p>
          </table:table-cell>
          <table:table-cell office:value-type="float" office:value="0.07435865" calcext:value-type="float">
            <text:p>0.07435865</text:p>
          </table:table-cell>
          <table:table-cell office:value-type="float" office:value="1.930819E-015" calcext:value-type="float">
            <text:p>1.930819E-15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0333" calcext:value-type="float">
            <text:p>-12.00333</text:p>
          </table:table-cell>
          <table:table-cell office:value-type="float" office:value="-4.390487" calcext:value-type="float">
            <text:p>-4.390487</text:p>
          </table:table-cell>
          <table:table-cell office:value-type="float" office:value="-0.264869" calcext:value-type="float">
            <text:p>-0.264869</text:p>
          </table:table-cell>
          <table:table-cell office:value-type="float" office:value="-0.04263506" calcext:value-type="float">
            <text:p>-0.04263506</text:p>
          </table:table-cell>
          <table:table-cell office:value-type="float" office:value="-0.03808142" calcext:value-type="float">
            <text:p>-0.03808142</text:p>
          </table:table-cell>
          <table:table-cell office:value-type="float" office:value="-0.03477506" calcext:value-type="float">
            <text:p>-0.03477506</text:p>
          </table:table-cell>
          <table:table-cell office:value-type="float" office:value="-0.03995925" calcext:value-type="float">
            <text:p>-0.03995925</text:p>
          </table:table-cell>
          <table:table-cell office:value-type="float" office:value="-0.05569352" calcext:value-type="float">
            <text:p>-0.05569352</text:p>
          </table:table-cell>
          <table:table-cell office:value-type="float" office:value="-0.150503" calcext:value-type="float">
            <text:p>-0.150503</text:p>
          </table:table-cell>
          <table:table-cell office:value-type="float" office:value="-0.02492655" calcext:value-type="float">
            <text:p>-0.02492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6992" calcext:value-type="float">
            <text:p>-25.36992</text:p>
          </table:table-cell>
          <table:table-cell office:value-type="float" office:value="0.02707339" calcext:value-type="float">
            <text:p>0.0270733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664" calcext:value-type="float">
            <text:p>-2.38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0" calcext:value-type="float">
            <text:p>0</text:p>
          </table:table-cell>
          <table:table-cell office:value-type="float" office:value="2.162616" calcext:value-type="float">
            <text:p>2.162616</text:p>
          </table:table-cell>
          <table:table-cell office:value-type="float" office:value="0" calcext:value-type="float">
            <text:p>0</text:p>
          </table:table-cell>
          <table:table-cell office:value-type="float" office:value="1032.957" calcext:value-type="float">
            <text:p>1032.957</text:p>
          </table:table-cell>
          <table:table-cell office:value-type="float" office:value="-0.7493441" calcext:value-type="float">
            <text:p>-0.7493441</text:p>
          </table:table-cell>
          <table:table-cell office:value-type="float" office:value="0" calcext:value-type="float">
            <text:p>0</text:p>
          </table:table-cell>
          <table:table-cell office:value-type="float" office:value="0.1415023" calcext:value-type="float">
            <text:p>0.1415023</text:p>
          </table:table-cell>
          <table:table-cell office:value-type="float" office:value="0.1599512" calcext:value-type="float">
            <text:p>0.1599512</text:p>
          </table:table-cell>
          <table:table-cell office:value-type="float" office:value="0.181486" calcext:value-type="float">
            <text:p>0.181486</text:p>
          </table:table-cell>
          <table:table-cell office:value-type="float" office:value="0.27998" calcext:value-type="float">
            <text:p>0.27998</text:p>
          </table:table-cell>
          <table:table-cell office:value-type="float" office:value="0.292183" calcext:value-type="float">
            <text:p>0.292183</text:p>
          </table:table-cell>
          <table:table-cell office:value-type="float" office:value="0.264525" calcext:value-type="float">
            <text:p>0.264525</text:p>
          </table:table-cell>
          <table:table-cell office:value-type="float" office:value="0.2586774" calcext:value-type="float">
            <text:p>0.2586774</text:p>
          </table:table-cell>
          <table:table-cell office:value-type="float" office:value="0.3368677" calcext:value-type="float">
            <text:p>0.3368677</text:p>
          </table:table-cell>
          <table:table-cell office:value-type="float" office:value="0.2947604" calcext:value-type="float">
            <text:p>0.2947604</text:p>
          </table:table-cell>
          <table:table-cell office:value-type="float" office:value="0.3578612" calcext:value-type="float">
            <text:p>0.3578612</text:p>
          </table:table-cell>
          <table:table-cell office:value-type="float" office:value="0.3764081" calcext:value-type="float">
            <text:p>0.3764081</text:p>
          </table:table-cell>
          <table:table-cell office:value-type="float" office:value="0.3914996" calcext:value-type="float">
            <text:p>0.3914996</text:p>
          </table:table-cell>
          <table:table-cell office:value-type="float" office:value="0.4623263" calcext:value-type="float">
            <text:p>0.4623263</text:p>
          </table:table-cell>
          <table:table-cell office:value-type="float" office:value="0" calcext:value-type="float">
            <text:p>0</text:p>
          </table:table-cell>
          <table:table-cell office:value-type="float" office:value="0.02231097" calcext:value-type="float">
            <text:p>0.02231097</text:p>
          </table:table-cell>
          <table:table-cell office:value-type="float" office:value="0.1307664" calcext:value-type="float">
            <text:p>0.1307664</text:p>
          </table:table-cell>
          <table:table-cell office:value-type="float" office:value="0.1289629" calcext:value-type="float">
            <text:p>0.1289629</text:p>
          </table:table-cell>
          <table:table-cell office:value-type="float" office:value="0.01734719" calcext:value-type="float">
            <text:p>0.01734719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0445" calcext:value-type="float">
            <text:p>-11.50445</text:p>
          </table:table-cell>
          <table:table-cell office:value-type="float" office:value="-4.434057" calcext:value-type="float">
            <text:p>-4.434057</text:p>
          </table:table-cell>
          <table:table-cell office:value-type="float" office:value="-1.684417" calcext:value-type="float">
            <text:p>-1.684417</text:p>
          </table:table-cell>
          <table:table-cell office:value-type="float" office:value="-0.06049516" calcext:value-type="float">
            <text:p>-0.06049516</text:p>
          </table:table-cell>
          <table:table-cell office:value-type="float" office:value="-0.04380787" calcext:value-type="float">
            <text:p>-0.04380787</text:p>
          </table:table-cell>
          <table:table-cell office:value-type="float" office:value="-0.03706878" calcext:value-type="float">
            <text:p>-0.03706878</text:p>
          </table:table-cell>
          <table:table-cell office:value-type="float" office:value="-0.0416652" calcext:value-type="float">
            <text:p>-0.0416652</text:p>
          </table:table-cell>
          <table:table-cell office:value-type="float" office:value="-0.05490247" calcext:value-type="float">
            <text:p>-0.05490247</text:p>
          </table:table-cell>
          <table:table-cell office:value-type="float" office:value="-0.1476314" calcext:value-type="float">
            <text:p>-0.1476314</text:p>
          </table:table-cell>
          <table:table-cell office:value-type="float" office:value="-0.02487784" calcext:value-type="float">
            <text:p>-0.02487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581" calcext:value-type="float">
            <text:p>-23.9581</text:p>
          </table:table-cell>
          <table:table-cell office:value-type="float" office:value="0.02734547" calcext:value-type="float">
            <text:p>0.0273454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1754" calcext:value-type="float">
            <text:p>-2.391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0" calcext:value-type="float">
            <text:p>0</text:p>
          </table:table-cell>
          <table:table-cell office:value-type="float" office:value="2.41135" calcext:value-type="float">
            <text:p>2.41135</text:p>
          </table:table-cell>
          <table:table-cell office:value-type="float" office:value="0" calcext:value-type="float">
            <text:p>0</text:p>
          </table:table-cell>
          <table:table-cell office:value-type="float" office:value="1032.708" calcext:value-type="float">
            <text:p>1032.708</text:p>
          </table:table-cell>
          <table:table-cell office:value-type="float" office:value="-0.7493441" calcext:value-type="float">
            <text:p>-0.7493441</text:p>
          </table:table-cell>
          <table:table-cell office:value-type="float" office:value="0" calcext:value-type="float">
            <text:p>0</text:p>
          </table:table-cell>
          <table:table-cell office:value-type="float" office:value="0.1518257" calcext:value-type="float">
            <text:p>0.1518257</text:p>
          </table:table-cell>
          <table:table-cell office:value-type="float" office:value="0.1671744" calcext:value-type="float">
            <text:p>0.1671744</text:p>
          </table:table-cell>
          <table:table-cell office:value-type="float" office:value="0.1808028" calcext:value-type="float">
            <text:p>0.1808028</text:p>
          </table:table-cell>
          <table:table-cell office:value-type="float" office:value="0.2451107" calcext:value-type="float">
            <text:p>0.2451107</text:p>
          </table:table-cell>
          <table:table-cell office:value-type="float" office:value="0.2857905" calcext:value-type="float">
            <text:p>0.2857905</text:p>
          </table:table-cell>
          <table:table-cell office:value-type="float" office:value="0.2616657" calcext:value-type="float">
            <text:p>0.2616657</text:p>
          </table:table-cell>
          <table:table-cell office:value-type="float" office:value="0.2572146" calcext:value-type="float">
            <text:p>0.2572146</text:p>
          </table:table-cell>
          <table:table-cell office:value-type="float" office:value="0.3372831" calcext:value-type="float">
            <text:p>0.3372831</text:p>
          </table:table-cell>
          <table:table-cell office:value-type="float" office:value="0.2953535" calcext:value-type="float">
            <text:p>0.2953535</text:p>
          </table:table-cell>
          <table:table-cell office:value-type="float" office:value="0.357908" calcext:value-type="float">
            <text:p>0.357908</text:p>
          </table:table-cell>
          <table:table-cell office:value-type="float" office:value="0.3764721" calcext:value-type="float">
            <text:p>0.3764721</text:p>
          </table:table-cell>
          <table:table-cell office:value-type="float" office:value="0.3914424" calcext:value-type="float">
            <text:p>0.3914424</text:p>
          </table:table-cell>
          <table:table-cell office:value-type="float" office:value="0.4623555" calcext:value-type="float">
            <text:p>0.4623555</text:p>
          </table:table-cell>
          <table:table-cell office:value-type="float" office:value="0" calcext:value-type="float">
            <text:p>0</text:p>
          </table:table-cell>
          <table:table-cell office:value-type="float" office:value="0.009747017" calcext:value-type="float">
            <text:p>0.009747017</text:p>
          </table:table-cell>
          <table:table-cell office:value-type="float" office:value="0.1218637" calcext:value-type="float">
            <text:p>0.1218637</text:p>
          </table:table-cell>
          <table:table-cell office:value-type="float" office:value="0.1315165" calcext:value-type="float">
            <text:p>0.1315165</text:p>
          </table:table-cell>
          <table:table-cell office:value-type="float" office:value="0.06133127" calcext:value-type="float">
            <text:p>0.06133127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40788" calcext:value-type="float">
            <text:p>-6.740788</text:p>
          </table:table-cell>
          <table:table-cell office:value-type="float" office:value="-3.195513" calcext:value-type="float">
            <text:p>-3.195513</text:p>
          </table:table-cell>
          <table:table-cell office:value-type="float" office:value="-1.761485" calcext:value-type="float">
            <text:p>-1.761485</text:p>
          </table:table-cell>
          <table:table-cell office:value-type="float" office:value="-0.1683628" calcext:value-type="float">
            <text:p>-0.1683628</text:p>
          </table:table-cell>
          <table:table-cell office:value-type="float" office:value="-0.05199756" calcext:value-type="float">
            <text:p>-0.05199756</text:p>
          </table:table-cell>
          <table:table-cell office:value-type="float" office:value="-0.04028447" calcext:value-type="float">
            <text:p>-0.04028447</text:p>
          </table:table-cell>
          <table:table-cell office:value-type="float" office:value="-0.04338085" calcext:value-type="float">
            <text:p>-0.04338085</text:p>
          </table:table-cell>
          <table:table-cell office:value-type="float" office:value="-0.05431056" calcext:value-type="float">
            <text:p>-0.05431056</text:p>
          </table:table-cell>
          <table:table-cell office:value-type="float" office:value="-0.1448827" calcext:value-type="float">
            <text:p>-0.1448827</text:p>
          </table:table-cell>
          <table:table-cell office:value-type="float" office:value="-0.02482234" calcext:value-type="float">
            <text:p>-0.0248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7026" calcext:value-type="float">
            <text:p>-11.67026</text:p>
          </table:table-cell>
          <table:table-cell office:value-type="float" office:value="0.027492" calcext:value-type="float">
            <text:p>0.02749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5863" calcext:value-type="float">
            <text:p>-2.3958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0.3" calcext:value-type="float">
            <text:p>0.3</text:p>
          </table:table-cell>
          <table:table-cell office:value-type="float" office:value="2.594167" calcext:value-type="float">
            <text:p>2.594167</text:p>
          </table:table-cell>
          <table:table-cell office:value-type="float" office:value="0" calcext:value-type="float">
            <text:p>0</text:p>
          </table:table-cell>
          <table:table-cell office:value-type="float" office:value="1032.825" calcext:value-type="float">
            <text:p>1032.825</text:p>
          </table:table-cell>
          <table:table-cell office:value-type="float" office:value="-0.7492945" calcext:value-type="float">
            <text:p>-0.7492945</text:p>
          </table:table-cell>
          <table:table-cell office:value-type="float" office:value="1.993789" calcext:value-type="float">
            <text:p>1.993789</text:p>
          </table:table-cell>
          <table:table-cell office:value-type="float" office:value="0.1564644" calcext:value-type="float">
            <text:p>0.1564644</text:p>
          </table:table-cell>
          <table:table-cell office:value-type="float" office:value="0.1750875" calcext:value-type="float">
            <text:p>0.1750875</text:p>
          </table:table-cell>
          <table:table-cell office:value-type="float" office:value="0.1882429" calcext:value-type="float">
            <text:p>0.1882429</text:p>
          </table:table-cell>
          <table:table-cell office:value-type="float" office:value="0.2274893" calcext:value-type="float">
            <text:p>0.2274893</text:p>
          </table:table-cell>
          <table:table-cell office:value-type="float" office:value="0.2841516" calcext:value-type="float">
            <text:p>0.2841516</text:p>
          </table:table-cell>
          <table:table-cell office:value-type="float" office:value="0.2591085" calcext:value-type="float">
            <text:p>0.2591085</text:p>
          </table:table-cell>
          <table:table-cell office:value-type="float" office:value="0.2557366" calcext:value-type="float">
            <text:p>0.2557366</text:p>
          </table:table-cell>
          <table:table-cell office:value-type="float" office:value="0.3375756" calcext:value-type="float">
            <text:p>0.3375756</text:p>
          </table:table-cell>
          <table:table-cell office:value-type="float" office:value="0.2959332" calcext:value-type="float">
            <text:p>0.2959332</text:p>
          </table:table-cell>
          <table:table-cell office:value-type="float" office:value="0.3579598" calcext:value-type="float">
            <text:p>0.3579598</text:p>
          </table:table-cell>
          <table:table-cell office:value-type="float" office:value="0.3765269" calcext:value-type="float">
            <text:p>0.3765269</text:p>
          </table:table-cell>
          <table:table-cell office:value-type="float" office:value="0.3913777" calcext:value-type="float">
            <text:p>0.3913777</text:p>
          </table:table-cell>
          <table:table-cell office:value-type="float" office:value="0.4623369" calcext:value-type="float">
            <text:p>0.4623369</text:p>
          </table:table-cell>
          <table:table-cell office:value-type="float" office:value="0" calcext:value-type="float">
            <text:p>0</text:p>
          </table:table-cell>
          <table:table-cell office:value-type="float" office:value="0.01637296" calcext:value-type="float">
            <text:p>0.01637296</text:p>
          </table:table-cell>
          <table:table-cell office:value-type="float" office:value="0.1114657" calcext:value-type="float">
            <text:p>0.1114657</text:p>
          </table:table-cell>
          <table:table-cell office:value-type="float" office:value="0.1249874" calcext:value-type="float">
            <text:p>0.1249874</text:p>
          </table:table-cell>
          <table:table-cell office:value-type="float" office:value="0.08387596" calcext:value-type="float">
            <text:p>0.08387596</text:p>
          </table:table-cell>
          <table:table-cell office:value-type="float" office:value="9.43742E-016" calcext:value-type="float">
            <text:p>9.4374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87372" calcext:value-type="float">
            <text:p>-5.287372</text:p>
          </table:table-cell>
          <table:table-cell office:value-type="float" office:value="-2.227962" calcext:value-type="float">
            <text:p>-2.227962</text:p>
          </table:table-cell>
          <table:table-cell office:value-type="float" office:value="-1.291151" calcext:value-type="float">
            <text:p>-1.291151</text:p>
          </table:table-cell>
          <table:table-cell office:value-type="float" office:value="-0.3002543" calcext:value-type="float">
            <text:p>-0.3002543</text:p>
          </table:table-cell>
          <table:table-cell office:value-type="float" office:value="-0.05439557" calcext:value-type="float">
            <text:p>-0.05439557</text:p>
          </table:table-cell>
          <table:table-cell office:value-type="float" office:value="-0.04343522" calcext:value-type="float">
            <text:p>-0.04343522</text:p>
          </table:table-cell>
          <table:table-cell office:value-type="float" office:value="-0.04520031" calcext:value-type="float">
            <text:p>-0.04520031</text:p>
          </table:table-cell>
          <table:table-cell office:value-type="float" office:value="-0.05389765" calcext:value-type="float">
            <text:p>-0.05389765</text:p>
          </table:table-cell>
          <table:table-cell office:value-type="float" office:value="-0.1422513" calcext:value-type="float">
            <text:p>-0.1422513</text:p>
          </table:table-cell>
          <table:table-cell office:value-type="float" office:value="-0.02476106" calcext:value-type="float">
            <text:p>-0.0247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2114" calcext:value-type="float">
            <text:p>-8.62114</text:p>
          </table:table-cell>
          <table:table-cell office:value-type="float" office:value="0.02752601" calcext:value-type="float">
            <text:p>0.0275260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8408" calcext:value-type="float">
            <text:p>-2.398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0.3" calcext:value-type="float">
            <text:p>0.3</text:p>
          </table:table-cell>
          <table:table-cell office:value-type="float" office:value="2.715636" calcext:value-type="float">
            <text:p>2.715636</text:p>
          </table:table-cell>
          <table:table-cell office:value-type="float" office:value="0" calcext:value-type="float">
            <text:p>0</text:p>
          </table:table-cell>
          <table:table-cell office:value-type="float" office:value="1033.022" calcext:value-type="float">
            <text:p>1033.022</text:p>
          </table:table-cell>
          <table:table-cell office:value-type="float" office:value="-1.06779" calcext:value-type="float">
            <text:p>-1.06779</text:p>
          </table:table-cell>
          <table:table-cell office:value-type="float" office:value="1.897387" calcext:value-type="float">
            <text:p>1.897387</text:p>
          </table:table-cell>
          <table:table-cell office:value-type="float" office:value="0.1469418" calcext:value-type="float">
            <text:p>0.1469418</text:p>
          </table:table-cell>
          <table:table-cell office:value-type="float" office:value="0.1644651" calcext:value-type="float">
            <text:p>0.1644651</text:p>
          </table:table-cell>
          <table:table-cell office:value-type="float" office:value="0.1810635" calcext:value-type="float">
            <text:p>0.1810635</text:p>
          </table:table-cell>
          <table:table-cell office:value-type="float" office:value="0.2130522" calcext:value-type="float">
            <text:p>0.2130522</text:p>
          </table:table-cell>
          <table:table-cell office:value-type="float" office:value="0.2832852" calcext:value-type="float">
            <text:p>0.2832852</text:p>
          </table:table-cell>
          <table:table-cell office:value-type="float" office:value="0.2572361" calcext:value-type="float">
            <text:p>0.2572361</text:p>
          </table:table-cell>
          <table:table-cell office:value-type="float" office:value="0.2544859" calcext:value-type="float">
            <text:p>0.2544859</text:p>
          </table:table-cell>
          <table:table-cell office:value-type="float" office:value="0.3377109" calcext:value-type="float">
            <text:p>0.3377109</text:p>
          </table:table-cell>
          <table:table-cell office:value-type="float" office:value="0.2964994" calcext:value-type="float">
            <text:p>0.2964994</text:p>
          </table:table-cell>
          <table:table-cell office:value-type="float" office:value="0.3580155" calcext:value-type="float">
            <text:p>0.3580155</text:p>
          </table:table-cell>
          <table:table-cell office:value-type="float" office:value="0.3765755" calcext:value-type="float">
            <text:p>0.3765755</text:p>
          </table:table-cell>
          <table:table-cell office:value-type="float" office:value="0.3914261" calcext:value-type="float">
            <text:p>0.3914261</text:p>
          </table:table-cell>
          <table:table-cell office:value-type="float" office:value="0.4578657" calcext:value-type="float">
            <text:p>0.4578657</text:p>
          </table:table-cell>
          <table:table-cell office:value-type="float" office:value="0" calcext:value-type="float">
            <text:p>0</text:p>
          </table:table-cell>
          <table:table-cell office:value-type="float" office:value="0.01663309" calcext:value-type="float">
            <text:p>0.01663309</text:p>
          </table:table-cell>
          <table:table-cell office:value-type="float" office:value="0.1217379" calcext:value-type="float">
            <text:p>0.1217379</text:p>
          </table:table-cell>
          <table:table-cell office:value-type="float" office:value="0.1337427" calcext:value-type="float">
            <text:p>0.1337427</text:p>
          </table:table-cell>
          <table:table-cell office:value-type="float" office:value="0.1017006" calcext:value-type="float">
            <text:p>0.1017006</text:p>
          </table:table-cell>
          <table:table-cell office:value-type="float" office:value="0.0002353943" calcext:value-type="float">
            <text:p>0.0002353943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26666" calcext:value-type="float">
            <text:p>-8.626666</text:p>
          </table:table-cell>
          <table:table-cell office:value-type="float" office:value="-3.597272" calcext:value-type="float">
            <text:p>-3.597272</text:p>
          </table:table-cell>
          <table:table-cell office:value-type="float" office:value="-1.727326" calcext:value-type="float">
            <text:p>-1.727326</text:p>
          </table:table-cell>
          <table:table-cell office:value-type="float" office:value="-0.4957677" calcext:value-type="float">
            <text:p>-0.4957677</text:p>
          </table:table-cell>
          <table:table-cell office:value-type="float" office:value="-0.05562295" calcext:value-type="float">
            <text:p>-0.05562295</text:p>
          </table:table-cell>
          <table:table-cell office:value-type="float" office:value="-0.04592687" calcext:value-type="float">
            <text:p>-0.04592687</text:p>
          </table:table-cell>
          <table:table-cell office:value-type="float" office:value="-0.04680955" calcext:value-type="float">
            <text:p>-0.04680955</text:p>
          </table:table-cell>
          <table:table-cell office:value-type="float" office:value="-0.05370656" calcext:value-type="float">
            <text:p>-0.05370656</text:p>
          </table:table-cell>
          <table:table-cell office:value-type="float" office:value="-0.1397316" calcext:value-type="float">
            <text:p>-0.1397316</text:p>
          </table:table-cell>
          <table:table-cell office:value-type="float" office:value="-0.02469509" calcext:value-type="float">
            <text:p>-0.0246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0111" calcext:value-type="float">
            <text:p>-15.20111</text:p>
          </table:table-cell>
          <table:table-cell office:value-type="float" office:value="0.02766554" calcext:value-type="float">
            <text:p>0.0276655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5669" calcext:value-type="float">
            <text:p>-2.356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0.3" calcext:value-type="float">
            <text:p>0.3</text:p>
          </table:table-cell>
          <table:table-cell office:value-type="float" office:value="2.932106" calcext:value-type="float">
            <text:p>2.932106</text:p>
          </table:table-cell>
          <table:table-cell office:value-type="float" office:value="0" calcext:value-type="float">
            <text:p>0</text:p>
          </table:table-cell>
          <table:table-cell office:value-type="float" office:value="1033.614" calcext:value-type="float">
            <text:p>1033.614</text:p>
          </table:table-cell>
          <table:table-cell office:value-type="float" office:value="-1.876251" calcext:value-type="float">
            <text:p>-1.876251</text:p>
          </table:table-cell>
          <table:table-cell office:value-type="float" office:value="0.9293061" calcext:value-type="float">
            <text:p>0.9293061</text:p>
          </table:table-cell>
          <table:table-cell office:value-type="float" office:value="0.1679119" calcext:value-type="float">
            <text:p>0.1679119</text:p>
          </table:table-cell>
          <table:table-cell office:value-type="float" office:value="0.1765699" calcext:value-type="float">
            <text:p>0.1765699</text:p>
          </table:table-cell>
          <table:table-cell office:value-type="float" office:value="0.1828449" calcext:value-type="float">
            <text:p>0.1828449</text:p>
          </table:table-cell>
          <table:table-cell office:value-type="float" office:value="0.1992266" calcext:value-type="float">
            <text:p>0.1992266</text:p>
          </table:table-cell>
          <table:table-cell office:value-type="float" office:value="0.2720712" calcext:value-type="float">
            <text:p>0.2720712</text:p>
          </table:table-cell>
          <table:table-cell office:value-type="float" office:value="0.2549974" calcext:value-type="float">
            <text:p>0.2549974</text:p>
          </table:table-cell>
          <table:table-cell office:value-type="float" office:value="0.2533356" calcext:value-type="float">
            <text:p>0.2533356</text:p>
          </table:table-cell>
          <table:table-cell office:value-type="float" office:value="0.3377658" calcext:value-type="float">
            <text:p>0.3377658</text:p>
          </table:table-cell>
          <table:table-cell office:value-type="float" office:value="0.2970525" calcext:value-type="float">
            <text:p>0.2970525</text:p>
          </table:table-cell>
          <table:table-cell office:value-type="float" office:value="0.3580751" calcext:value-type="float">
            <text:p>0.3580751</text:p>
          </table:table-cell>
          <table:table-cell office:value-type="float" office:value="0.376632" calcext:value-type="float">
            <text:p>0.376632</text:p>
          </table:table-cell>
          <table:table-cell office:value-type="float" office:value="0.3915916" calcext:value-type="float">
            <text:p>0.3915916</text:p>
          </table:table-cell>
          <table:table-cell office:value-type="float" office:value="0.4606043" calcext:value-type="float">
            <text:p>0.4606043</text:p>
          </table:table-cell>
          <table:table-cell office:value-type="float" office:value="0" calcext:value-type="float">
            <text:p>0</text:p>
          </table:table-cell>
          <table:table-cell office:value-type="float" office:value="0.009955509" calcext:value-type="float">
            <text:p>0.009955509</text:p>
          </table:table-cell>
          <table:table-cell office:value-type="float" office:value="0.1074551" calcext:value-type="float">
            <text:p>0.1074551</text:p>
          </table:table-cell>
          <table:table-cell office:value-type="float" office:value="0.1326159" calcext:value-type="float">
            <text:p>0.1326159</text:p>
          </table:table-cell>
          <table:table-cell office:value-type="float" office:value="0.1184992" calcext:value-type="float">
            <text:p>0.1184992</text:p>
          </table:table-cell>
          <table:table-cell office:value-type="float" office:value="0.01493201" calcext:value-type="float">
            <text:p>0.01493201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22751" calcext:value-type="float">
            <text:p>-3.122751</text:p>
          </table:table-cell>
          <table:table-cell office:value-type="float" office:value="-2.115253" calcext:value-type="float">
            <text:p>-2.115253</text:p>
          </table:table-cell>
          <table:table-cell office:value-type="float" office:value="-1.623416" calcext:value-type="float">
            <text:p>-1.623416</text:p>
          </table:table-cell>
          <table:table-cell office:value-type="float" office:value="-0.8377205" calcext:value-type="float">
            <text:p>-0.8377205</text:p>
          </table:table-cell>
          <table:table-cell office:value-type="float" office:value="-0.07579634" calcext:value-type="float">
            <text:p>-0.07579634</text:p>
          </table:table-cell>
          <table:table-cell office:value-type="float" office:value="-0.0490821" calcext:value-type="float">
            <text:p>-0.0490821</text:p>
          </table:table-cell>
          <table:table-cell office:value-type="float" office:value="-0.04834488" calcext:value-type="float">
            <text:p>-0.04834488</text:p>
          </table:table-cell>
          <table:table-cell office:value-type="float" office:value="-0.053629" calcext:value-type="float">
            <text:p>-0.053629</text:p>
          </table:table-cell>
          <table:table-cell office:value-type="float" office:value="-0.137318" calcext:value-type="float">
            <text:p>-0.137318</text:p>
          </table:table-cell>
          <table:table-cell office:value-type="float" office:value="-0.02462508" calcext:value-type="float">
            <text:p>-0.02462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5895" calcext:value-type="float">
            <text:p>-3.315895</text:p>
          </table:table-cell>
          <table:table-cell office:value-type="float" office:value="0.02770993" calcext:value-type="float">
            <text:p>0.02770993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69295" calcext:value-type="float">
            <text:p>-2.369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0.3" calcext:value-type="float">
            <text:p>0.3</text:p>
          </table:table-cell>
          <table:table-cell office:value-type="float" office:value="3.299001" calcext:value-type="float">
            <text:p>3.299001</text:p>
          </table:table-cell>
          <table:table-cell office:value-type="float" office:value="0" calcext:value-type="float">
            <text:p>0</text:p>
          </table:table-cell>
          <table:table-cell office:value-type="float" office:value="1033.619" calcext:value-type="float">
            <text:p>1033.619</text:p>
          </table:table-cell>
          <table:table-cell office:value-type="float" office:value="-2.247913" calcext:value-type="float">
            <text:p>-2.247913</text:p>
          </table:table-cell>
          <table:table-cell office:value-type="float" office:value="0" calcext:value-type="float">
            <text:p>0</text:p>
          </table:table-cell>
          <table:table-cell office:value-type="float" office:value="0.2005597" calcext:value-type="float">
            <text:p>0.2005597</text:p>
          </table:table-cell>
          <table:table-cell office:value-type="float" office:value="0.204577" calcext:value-type="float">
            <text:p>0.204577</text:p>
          </table:table-cell>
          <table:table-cell office:value-type="float" office:value="0.197676" calcext:value-type="float">
            <text:p>0.197676</text:p>
          </table:table-cell>
          <table:table-cell office:value-type="float" office:value="0.2065838" calcext:value-type="float">
            <text:p>0.2065838</text:p>
          </table:table-cell>
          <table:table-cell office:value-type="float" office:value="0.267258" calcext:value-type="float">
            <text:p>0.267258</text:p>
          </table:table-cell>
          <table:table-cell office:value-type="float" office:value="0.2521375" calcext:value-type="float">
            <text:p>0.2521375</text:p>
          </table:table-cell>
          <table:table-cell office:value-type="float" office:value="0.2520941" calcext:value-type="float">
            <text:p>0.2520941</text:p>
          </table:table-cell>
          <table:table-cell office:value-type="float" office:value="0.3377452" calcext:value-type="float">
            <text:p>0.3377452</text:p>
          </table:table-cell>
          <table:table-cell office:value-type="float" office:value="0.2975927" calcext:value-type="float">
            <text:p>0.2975927</text:p>
          </table:table-cell>
          <table:table-cell office:value-type="float" office:value="0.358138" calcext:value-type="float">
            <text:p>0.358138</text:p>
          </table:table-cell>
          <table:table-cell office:value-type="float" office:value="0.3766933" calcext:value-type="float">
            <text:p>0.3766933</text:p>
          </table:table-cell>
          <table:table-cell office:value-type="float" office:value="0.3916563" calcext:value-type="float">
            <text:p>0.3916563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1063489" calcext:value-type="float">
            <text:p>0.01063489</text:p>
          </table:table-cell>
          <table:table-cell office:value-type="float" office:value="0.07519061" calcext:value-type="float">
            <text:p>0.07519061</text:p>
          </table:table-cell>
          <table:table-cell office:value-type="float" office:value="0.1173446" calcext:value-type="float">
            <text:p>0.1173446</text:p>
          </table:table-cell>
          <table:table-cell office:value-type="float" office:value="0.1126119" calcext:value-type="float">
            <text:p>0.1126119</text:p>
          </table:table-cell>
          <table:table-cell office:value-type="float" office:value="0.02625836" calcext:value-type="float">
            <text:p>0.02625836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06818" calcext:value-type="float">
            <text:p>-0.7906818</text:p>
          </table:table-cell>
          <table:table-cell office:value-type="float" office:value="-0.6776016" calcext:value-type="float">
            <text:p>-0.6776016</text:p>
          </table:table-cell>
          <table:table-cell office:value-type="float" office:value="-0.892283" calcext:value-type="float">
            <text:p>-0.892283</text:p>
          </table:table-cell>
          <table:table-cell office:value-type="float" office:value="-0.6358529" calcext:value-type="float">
            <text:p>-0.6358529</text:p>
          </table:table-cell>
          <table:table-cell office:value-type="float" office:value="-0.08720381" calcext:value-type="float">
            <text:p>-0.08720381</text:p>
          </table:table-cell>
          <table:table-cell office:value-type="float" office:value="-0.05351911" calcext:value-type="float">
            <text:p>-0.05351911</text:p>
          </table:table-cell>
          <table:table-cell office:value-type="float" office:value="-0.0500654" calcext:value-type="float">
            <text:p>-0.0500654</text:p>
          </table:table-cell>
          <table:table-cell office:value-type="float" office:value="-0.05365657" calcext:value-type="float">
            <text:p>-0.05365657</text:p>
          </table:table-cell>
          <table:table-cell office:value-type="float" office:value="-0.1350055" calcext:value-type="float">
            <text:p>-0.1350055</text:p>
          </table:table-cell>
          <table:table-cell office:value-type="float" office:value="-0.02455121" calcext:value-type="float">
            <text:p>-0.0245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3905" calcext:value-type="float">
            <text:p>-0.133905</text:p>
          </table:table-cell>
          <table:table-cell office:value-type="float" office:value="0.02753425" calcext:value-type="float">
            <text:p>0.0275342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9498" calcext:value-type="float">
            <text:p>-2.3794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0.3" calcext:value-type="float">
            <text:p>0.3</text:p>
          </table:table-cell>
          <table:table-cell office:value-type="float" office:value="3.842403" calcext:value-type="float">
            <text:p>3.842403</text:p>
          </table:table-cell>
          <table:table-cell office:value-type="float" office:value="0" calcext:value-type="float">
            <text:p>0</text:p>
          </table:table-cell>
          <table:table-cell office:value-type="float" office:value="1033.076" calcext:value-type="float">
            <text:p>1033.076</text:p>
          </table:table-cell>
          <table:table-cell office:value-type="float" office:value="-2.247913" calcext:value-type="float">
            <text:p>-2.247913</text:p>
          </table:table-cell>
          <table:table-cell office:value-type="float" office:value="0" calcext:value-type="float">
            <text:p>0</text:p>
          </table:table-cell>
          <table:table-cell office:value-type="float" office:value="0.2073438" calcext:value-type="float">
            <text:p>0.2073438</text:p>
          </table:table-cell>
          <table:table-cell office:value-type="float" office:value="0.2197599" calcext:value-type="float">
            <text:p>0.2197599</text:p>
          </table:table-cell>
          <table:table-cell office:value-type="float" office:value="0.2096597" calcext:value-type="float">
            <text:p>0.2096597</text:p>
          </table:table-cell>
          <table:table-cell office:value-type="float" office:value="0.2173857" calcext:value-type="float">
            <text:p>0.2173857</text:p>
          </table:table-cell>
          <table:table-cell office:value-type="float" office:value="0.2707006" calcext:value-type="float">
            <text:p>0.2707006</text:p>
          </table:table-cell>
          <table:table-cell office:value-type="float" office:value="0.2501562" calcext:value-type="float">
            <text:p>0.2501562</text:p>
          </table:table-cell>
          <table:table-cell office:value-type="float" office:value="0.2509136" calcext:value-type="float">
            <text:p>0.2509136</text:p>
          </table:table-cell>
          <table:table-cell office:value-type="float" office:value="0.3376406" calcext:value-type="float">
            <text:p>0.3376406</text:p>
          </table:table-cell>
          <table:table-cell office:value-type="float" office:value="0.2981202" calcext:value-type="float">
            <text:p>0.2981202</text:p>
          </table:table-cell>
          <table:table-cell office:value-type="float" office:value="0.3582039" calcext:value-type="float">
            <text:p>0.3582039</text:p>
          </table:table-cell>
          <table:table-cell office:value-type="float" office:value="0.3767533" calcext:value-type="float">
            <text:p>0.3767533</text:p>
          </table:table-cell>
          <table:table-cell office:value-type="float" office:value="0.3916784" calcext:value-type="float">
            <text:p>0.3916784</text:p>
          </table:table-cell>
          <table:table-cell office:value-type="float" office:value="0.4623726" calcext:value-type="float">
            <text:p>0.4623726</text:p>
          </table:table-cell>
          <table:table-cell office:value-type="float" office:value="0" calcext:value-type="float">
            <text:p>0</text:p>
          </table:table-cell>
          <table:table-cell office:value-type="float" office:value="0.02227168" calcext:value-type="float">
            <text:p>0.02227168</text:p>
          </table:table-cell>
          <table:table-cell office:value-type="float" office:value="0.05740405" calcext:value-type="float">
            <text:p>0.05740405</text:p>
          </table:table-cell>
          <table:table-cell office:value-type="float" office:value="0.1053502" calcext:value-type="float">
            <text:p>0.1053502</text:p>
          </table:table-cell>
          <table:table-cell office:value-type="float" office:value="0.1033563" calcext:value-type="float">
            <text:p>0.1033563</text:p>
          </table:table-cell>
          <table:table-cell office:value-type="float" office:value="0.02579406" calcext:value-type="float">
            <text:p>0.0257940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5692" calcext:value-type="float">
            <text:p>-0.595692</text:p>
          </table:table-cell>
          <table:table-cell office:value-type="float" office:value="-0.3898986" calcext:value-type="float">
            <text:p>-0.3898986</text:p>
          </table:table-cell>
          <table:table-cell office:value-type="float" office:value="-0.5661827" calcext:value-type="float">
            <text:p>-0.5661827</text:p>
          </table:table-cell>
          <table:table-cell office:value-type="float" office:value="-0.4292193" calcext:value-type="float">
            <text:p>-0.4292193</text:p>
          </table:table-cell>
          <table:table-cell office:value-type="float" office:value="-0.07912181" calcext:value-type="float">
            <text:p>-0.07912181</text:p>
          </table:table-cell>
          <table:table-cell office:value-type="float" office:value="-0.05686588" calcext:value-type="float">
            <text:p>-0.05686588</text:p>
          </table:table-cell>
          <table:table-cell office:value-type="float" office:value="-0.05177047" calcext:value-type="float">
            <text:p>-0.05177047</text:p>
          </table:table-cell>
          <table:table-cell office:value-type="float" office:value="-0.05380135" calcext:value-type="float">
            <text:p>-0.05380135</text:p>
          </table:table-cell>
          <table:table-cell office:value-type="float" office:value="-0.1327887" calcext:value-type="float">
            <text:p>-0.1327887</text:p>
          </table:table-cell>
          <table:table-cell office:value-type="float" office:value="-0.02447426" calcext:value-type="float">
            <text:p>-0.0244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15074" calcext:value-type="float">
            <text:p>-0.6915074</text:p>
          </table:table-cell>
          <table:table-cell office:value-type="float" office:value="0.02738722" calcext:value-type="float">
            <text:p>0.0273872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1302" calcext:value-type="float">
            <text:p>-2.381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0.3" calcext:value-type="float">
            <text:p>0.3</text:p>
          </table:table-cell>
          <table:table-cell office:value-type="float" office:value="4.371281" calcext:value-type="float">
            <text:p>4.371281</text:p>
          </table:table-cell>
          <table:table-cell office:value-type="float" office:value="0" calcext:value-type="float">
            <text:p>0</text:p>
          </table:table-cell>
          <table:table-cell office:value-type="float" office:value="1032.547" calcext:value-type="float">
            <text:p>1032.547</text:p>
          </table:table-cell>
          <table:table-cell office:value-type="float" office:value="-2.247913" calcext:value-type="float">
            <text:p>-2.247913</text:p>
          </table:table-cell>
          <table:table-cell office:value-type="float" office:value="0" calcext:value-type="float">
            <text:p>0</text:p>
          </table:table-cell>
          <table:table-cell office:value-type="float" office:value="0.1902232" calcext:value-type="float">
            <text:p>0.1902232</text:p>
          </table:table-cell>
          <table:table-cell office:value-type="float" office:value="0.2206285" calcext:value-type="float">
            <text:p>0.2206285</text:p>
          </table:table-cell>
          <table:table-cell office:value-type="float" office:value="0.2170481" calcext:value-type="float">
            <text:p>0.2170481</text:p>
          </table:table-cell>
          <table:table-cell office:value-type="float" office:value="0.2266039" calcext:value-type="float">
            <text:p>0.2266039</text:p>
          </table:table-cell>
          <table:table-cell office:value-type="float" office:value="0.2757612" calcext:value-type="float">
            <text:p>0.2757612</text:p>
          </table:table-cell>
          <table:table-cell office:value-type="float" office:value="0.2491441" calcext:value-type="float">
            <text:p>0.2491441</text:p>
          </table:table-cell>
          <table:table-cell office:value-type="float" office:value="0.2499109" calcext:value-type="float">
            <text:p>0.2499109</text:p>
          </table:table-cell>
          <table:table-cell office:value-type="float" office:value="0.3373904" calcext:value-type="float">
            <text:p>0.3373904</text:p>
          </table:table-cell>
          <table:table-cell office:value-type="float" office:value="0.2987627" calcext:value-type="float">
            <text:p>0.2987627</text:p>
          </table:table-cell>
          <table:table-cell office:value-type="float" office:value="0.3582135" calcext:value-type="float">
            <text:p>0.3582135</text:p>
          </table:table-cell>
          <table:table-cell office:value-type="float" office:value="0.3768096" calcext:value-type="float">
            <text:p>0.3768096</text:p>
          </table:table-cell>
          <table:table-cell office:value-type="float" office:value="0.391689" calcext:value-type="float">
            <text:p>0.391689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02452638" calcext:value-type="float">
            <text:p>0.02452638</text:p>
          </table:table-cell>
          <table:table-cell office:value-type="float" office:value="0.05196698" calcext:value-type="float">
            <text:p>0.05196698</text:p>
          </table:table-cell>
          <table:table-cell office:value-type="float" office:value="0.09843452" calcext:value-type="float">
            <text:p>0.09843452</text:p>
          </table:table-cell>
          <table:table-cell office:value-type="float" office:value="0.09641091" calcext:value-type="float">
            <text:p>0.09641091</text:p>
          </table:table-cell>
          <table:table-cell office:value-type="float" office:value="0.01908232" calcext:value-type="float">
            <text:p>0.01908232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615" calcext:value-type="float">
            <text:p>-1.166615</text:p>
          </table:table-cell>
          <table:table-cell office:value-type="float" office:value="-0.3771232" calcext:value-type="float">
            <text:p>-0.3771232</text:p>
          </table:table-cell>
          <table:table-cell office:value-type="float" office:value="-0.4329332" calcext:value-type="float">
            <text:p>-0.4329332</text:p>
          </table:table-cell>
          <table:table-cell office:value-type="float" office:value="-0.3114163" calcext:value-type="float">
            <text:p>-0.3114163</text:p>
          </table:table-cell>
          <table:table-cell office:value-type="float" office:value="-0.06860398" calcext:value-type="float">
            <text:p>-0.06860398</text:p>
          </table:table-cell>
          <table:table-cell office:value-type="float" office:value="-0.05868104" calcext:value-type="float">
            <text:p>-0.05868104</text:p>
          </table:table-cell>
          <table:table-cell office:value-type="float" office:value="-0.05327051" calcext:value-type="float">
            <text:p>-0.05327051</text:p>
          </table:table-cell>
          <table:table-cell office:value-type="float" office:value="-0.05414987" calcext:value-type="float">
            <text:p>-0.05414987</text:p>
          </table:table-cell>
          <table:table-cell office:value-type="float" office:value="-0.1301499" calcext:value-type="float">
            <text:p>-0.1301499</text:p>
          </table:table-cell>
          <table:table-cell office:value-type="float" office:value="-0.02446209" calcext:value-type="float">
            <text:p>-0.0244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2994" calcext:value-type="float">
            <text:p>-1.892994</text:p>
          </table:table-cell>
          <table:table-cell office:value-type="float" office:value="0.02729144" calcext:value-type="float">
            <text:p>0.0272914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3417" calcext:value-type="float">
            <text:p>-2.3834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0.3" calcext:value-type="float">
            <text:p>0.3</text:p>
          </table:table-cell>
          <table:table-cell office:value-type="float" office:value="4.876474" calcext:value-type="float">
            <text:p>4.876474</text:p>
          </table:table-cell>
          <table:table-cell office:value-type="float" office:value="0" calcext:value-type="float">
            <text:p>0</text:p>
          </table:table-cell>
          <table:table-cell office:value-type="float" office:value="1032.042" calcext:value-type="float">
            <text:p>1032.042</text:p>
          </table:table-cell>
          <table:table-cell office:value-type="float" office:value="-2.247913" calcext:value-type="float">
            <text:p>-2.247913</text:p>
          </table:table-cell>
          <table:table-cell office:value-type="float" office:value="0" calcext:value-type="float">
            <text:p>0</text:p>
          </table:table-cell>
          <table:table-cell office:value-type="float" office:value="0.1719739" calcext:value-type="float">
            <text:p>0.1719739</text:p>
          </table:table-cell>
          <table:table-cell office:value-type="float" office:value="0.2235543" calcext:value-type="float">
            <text:p>0.2235543</text:p>
          </table:table-cell>
          <table:table-cell office:value-type="float" office:value="0.2236148" calcext:value-type="float">
            <text:p>0.2236148</text:p>
          </table:table-cell>
          <table:table-cell office:value-type="float" office:value="0.2348134" calcext:value-type="float">
            <text:p>0.2348134</text:p>
          </table:table-cell>
          <table:table-cell office:value-type="float" office:value="0.2797871" calcext:value-type="float">
            <text:p>0.2797871</text:p>
          </table:table-cell>
          <table:table-cell office:value-type="float" office:value="0.2489785" calcext:value-type="float">
            <text:p>0.2489785</text:p>
          </table:table-cell>
          <table:table-cell office:value-type="float" office:value="0.2491079" calcext:value-type="float">
            <text:p>0.2491079</text:p>
          </table:table-cell>
          <table:table-cell office:value-type="float" office:value="0.3370866" calcext:value-type="float">
            <text:p>0.3370866</text:p>
          </table:table-cell>
          <table:table-cell office:value-type="float" office:value="0.2994267" calcext:value-type="float">
            <text:p>0.2994267</text:p>
          </table:table-cell>
          <table:table-cell office:value-type="float" office:value="0.3582131" calcext:value-type="float">
            <text:p>0.3582131</text:p>
          </table:table-cell>
          <table:table-cell office:value-type="float" office:value="0.3768581" calcext:value-type="float">
            <text:p>0.3768581</text:p>
          </table:table-cell>
          <table:table-cell office:value-type="float" office:value="0.3916908" calcext:value-type="float">
            <text:p>0.3916908</text:p>
          </table:table-cell>
          <table:table-cell office:value-type="float" office:value="0.4623673" calcext:value-type="float">
            <text:p>0.4623673</text:p>
          </table:table-cell>
          <table:table-cell office:value-type="float" office:value="0" calcext:value-type="float">
            <text:p>0</text:p>
          </table:table-cell>
          <table:table-cell office:value-type="float" office:value="0.03143582" calcext:value-type="float">
            <text:p>0.03143582</text:p>
          </table:table-cell>
          <table:table-cell office:value-type="float" office:value="0.04159081" calcext:value-type="float">
            <text:p>0.04159081</text:p>
          </table:table-cell>
          <table:table-cell office:value-type="float" office:value="0.0926422" calcext:value-type="float">
            <text:p>0.0926422</text:p>
          </table:table-cell>
          <table:table-cell office:value-type="float" office:value="0.09108287" calcext:value-type="float">
            <text:p>0.09108287</text:p>
          </table:table-cell>
          <table:table-cell office:value-type="float" office:value="0.008999345" calcext:value-type="float">
            <text:p>0.008999345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7207" calcext:value-type="float">
            <text:p>-2.487207</text:p>
          </table:table-cell>
          <table:table-cell office:value-type="float" office:value="-0.3366147" calcext:value-type="float">
            <text:p>-0.3366147</text:p>
          </table:table-cell>
          <table:table-cell office:value-type="float" office:value="-0.3434286" calcext:value-type="float">
            <text:p>-0.3434286</text:p>
          </table:table-cell>
          <table:table-cell office:value-type="float" office:value="-0.2367537" calcext:value-type="float">
            <text:p>-0.2367537</text:p>
          </table:table-cell>
          <table:table-cell office:value-type="float" office:value="-0.06129691" calcext:value-type="float">
            <text:p>-0.06129691</text:p>
          </table:table-cell>
          <table:table-cell office:value-type="float" office:value="-0.05899205" calcext:value-type="float">
            <text:p>-0.05899205</text:p>
          </table:table-cell>
          <table:table-cell office:value-type="float" office:value="-0.05450954" calcext:value-type="float">
            <text:p>-0.05450954</text:p>
          </table:table-cell>
          <table:table-cell office:value-type="float" office:value="-0.05457899" calcext:value-type="float">
            <text:p>-0.05457899</text:p>
          </table:table-cell>
          <table:table-cell office:value-type="float" office:value="-0.127476" calcext:value-type="float">
            <text:p>-0.127476</text:p>
          </table:table-cell>
          <table:table-cell office:value-type="float" office:value="-0.02446249" calcext:value-type="float">
            <text:p>-0.02446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54676" calcext:value-type="float">
            <text:p>-5.554676</text:p>
          </table:table-cell>
          <table:table-cell office:value-type="float" office:value="0.02718375" calcext:value-type="float">
            <text:p>0.0271837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5299" calcext:value-type="float">
            <text:p>-2.3852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0.3" calcext:value-type="float">
            <text:p>0.3</text:p>
          </table:table-cell>
          <table:table-cell office:value-type="float" office:value="5.454173" calcext:value-type="float">
            <text:p>5.454173</text:p>
          </table:table-cell>
          <table:table-cell office:value-type="float" office:value="0" calcext:value-type="float">
            <text:p>0</text:p>
          </table:table-cell>
          <table:table-cell office:value-type="float" office:value="1031.464" calcext:value-type="float">
            <text:p>1031.464</text:p>
          </table:table-cell>
          <table:table-cell office:value-type="float" office:value="-2.247913" calcext:value-type="float">
            <text:p>-2.247913</text:p>
          </table:table-cell>
          <table:table-cell office:value-type="float" office:value="0" calcext:value-type="float">
            <text:p>0</text:p>
          </table:table-cell>
          <table:table-cell office:value-type="float" office:value="0.1863871" calcext:value-type="float">
            <text:p>0.1863871</text:p>
          </table:table-cell>
          <table:table-cell office:value-type="float" office:value="0.2218815" calcext:value-type="float">
            <text:p>0.2218815</text:p>
          </table:table-cell>
          <table:table-cell office:value-type="float" office:value="0.2254838" calcext:value-type="float">
            <text:p>0.2254838</text:p>
          </table:table-cell>
          <table:table-cell office:value-type="float" office:value="0.242045" calcext:value-type="float">
            <text:p>0.242045</text:p>
          </table:table-cell>
          <table:table-cell office:value-type="float" office:value="0.2795237" calcext:value-type="float">
            <text:p>0.2795237</text:p>
          </table:table-cell>
          <table:table-cell office:value-type="float" office:value="0.2491689" calcext:value-type="float">
            <text:p>0.2491689</text:p>
          </table:table-cell>
          <table:table-cell office:value-type="float" office:value="0.248542" calcext:value-type="float">
            <text:p>0.248542</text:p>
          </table:table-cell>
          <table:table-cell office:value-type="float" office:value="0.3367698" calcext:value-type="float">
            <text:p>0.3367698</text:p>
          </table:table-cell>
          <table:table-cell office:value-type="float" office:value="0.3000698" calcext:value-type="float">
            <text:p>0.3000698</text:p>
          </table:table-cell>
          <table:table-cell office:value-type="float" office:value="0.358222" calcext:value-type="float">
            <text:p>0.358222</text:p>
          </table:table-cell>
          <table:table-cell office:value-type="float" office:value="0.3768997" calcext:value-type="float">
            <text:p>0.3768997</text:p>
          </table:table-cell>
          <table:table-cell office:value-type="float" office:value="0.3916807" calcext:value-type="float">
            <text:p>0.3916807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4393729" calcext:value-type="float">
            <text:p>0.004393729</text:p>
          </table:table-cell>
          <table:table-cell office:value-type="float" office:value="0.03650511" calcext:value-type="float">
            <text:p>0.03650511</text:p>
          </table:table-cell>
          <table:table-cell office:value-type="float" office:value="0.0915525" calcext:value-type="float">
            <text:p>0.0915525</text:p>
          </table:table-cell>
          <table:table-cell office:value-type="float" office:value="0.0874922" calcext:value-type="float">
            <text:p>0.0874922</text:p>
          </table:table-cell>
          <table:table-cell office:value-type="float" office:value="9.694245E-015" calcext:value-type="float">
            <text:p>9.694245E-15</text:p>
          </table:table-cell>
          <table:table-cell office:value-type="float" office:value="9.881052E-016" calcext:value-type="float">
            <text:p>9.881052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3936" calcext:value-type="float">
            <text:p>-1.383936</text:p>
          </table:table-cell>
          <table:table-cell office:value-type="float" office:value="-0.3611744" calcext:value-type="float">
            <text:p>-0.3611744</text:p>
          </table:table-cell>
          <table:table-cell office:value-type="float" office:value="-0.3226526" calcext:value-type="float">
            <text:p>-0.3226526</text:p>
          </table:table-cell>
          <table:table-cell office:value-type="float" office:value="-0.1876136" calcext:value-type="float">
            <text:p>-0.1876136</text:p>
          </table:table-cell>
          <table:table-cell office:value-type="float" office:value="-0.06155759" calcext:value-type="float">
            <text:p>-0.06155759</text:p>
          </table:table-cell>
          <table:table-cell office:value-type="float" office:value="-0.05864457" calcext:value-type="float">
            <text:p>-0.05864457</text:p>
          </table:table-cell>
          <table:table-cell office:value-type="float" office:value="-0.05540325" calcext:value-type="float">
            <text:p>-0.05540325</text:p>
          </table:table-cell>
          <table:table-cell office:value-type="float" office:value="-0.05503059" calcext:value-type="float">
            <text:p>-0.05503059</text:p>
          </table:table-cell>
          <table:table-cell office:value-type="float" office:value="-0.1249446" calcext:value-type="float">
            <text:p>-0.1249446</text:p>
          </table:table-cell>
          <table:table-cell office:value-type="float" office:value="-0.02445236" calcext:value-type="float">
            <text:p>-0.0244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1696" calcext:value-type="float">
            <text:p>-2.131696</text:p>
          </table:table-cell>
          <table:table-cell office:value-type="float" office:value="0.02709541" calcext:value-type="float">
            <text:p>0.0270954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7334" calcext:value-type="float">
            <text:p>-2.387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2.2" calcext:value-type="float">
            <text:p>2.2</text:p>
          </table:table-cell>
          <table:table-cell office:value-type="float" office:value="5.320425" calcext:value-type="float">
            <text:p>5.320425</text:p>
          </table:table-cell>
          <table:table-cell office:value-type="float" office:value="0" calcext:value-type="float">
            <text:p>0</text:p>
          </table:table-cell>
          <table:table-cell office:value-type="float" office:value="1033.496" calcext:value-type="float">
            <text:p>1033.496</text:p>
          </table:table-cell>
          <table:table-cell office:value-type="float" office:value="-2.246006" calcext:value-type="float">
            <text:p>-2.246006</text:p>
          </table:table-cell>
          <table:table-cell office:value-type="float" office:value="0" calcext:value-type="float">
            <text:p>0</text:p>
          </table:table-cell>
          <table:table-cell office:value-type="float" office:value="0.2377298" calcext:value-type="float">
            <text:p>0.2377298</text:p>
          </table:table-cell>
          <table:table-cell office:value-type="float" office:value="0.2198487" calcext:value-type="float">
            <text:p>0.2198487</text:p>
          </table:table-cell>
          <table:table-cell office:value-type="float" office:value="0.2279444" calcext:value-type="float">
            <text:p>0.2279444</text:p>
          </table:table-cell>
          <table:table-cell office:value-type="float" office:value="0.2517903" calcext:value-type="float">
            <text:p>0.2517903</text:p>
          </table:table-cell>
          <table:table-cell office:value-type="float" office:value="0.2734004" calcext:value-type="float">
            <text:p>0.2734004</text:p>
          </table:table-cell>
          <table:table-cell office:value-type="float" office:value="0.2485778" calcext:value-type="float">
            <text:p>0.2485778</text:p>
          </table:table-cell>
          <table:table-cell office:value-type="float" office:value="0.2480923" calcext:value-type="float">
            <text:p>0.2480923</text:p>
          </table:table-cell>
          <table:table-cell office:value-type="float" office:value="0.336454" calcext:value-type="float">
            <text:p>0.336454</text:p>
          </table:table-cell>
          <table:table-cell office:value-type="float" office:value="0.3006928" calcext:value-type="float">
            <text:p>0.3006928</text:p>
          </table:table-cell>
          <table:table-cell office:value-type="float" office:value="0.358239" calcext:value-type="float">
            <text:p>0.358239</text:p>
          </table:table-cell>
          <table:table-cell office:value-type="float" office:value="0.3769356" calcext:value-type="float">
            <text:p>0.3769356</text:p>
          </table:table-cell>
          <table:table-cell office:value-type="float" office:value="0.3916622" calcext:value-type="float">
            <text:p>0.3916622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142681" calcext:value-type="float">
            <text:p>0.0142681</text:p>
          </table:table-cell>
          <table:table-cell office:value-type="float" office:value="0.0366643" calcext:value-type="float">
            <text:p>0.0366643</text:p>
          </table:table-cell>
          <table:table-cell office:value-type="float" office:value="0.09008817" calcext:value-type="float">
            <text:p>0.09008817</text:p>
          </table:table-cell>
          <table:table-cell office:value-type="float" office:value="0.08061229" calcext:value-type="float">
            <text:p>0.08061229</text:p>
          </table:table-cell>
          <table:table-cell office:value-type="float" office:value="9.258032E-016" calcext:value-type="float">
            <text:p>9.25803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78298" calcext:value-type="float">
            <text:p>-0.2178298</text:p>
          </table:table-cell>
          <table:table-cell office:value-type="float" office:value="-0.3923652" calcext:value-type="float">
            <text:p>-0.3923652</text:p>
          </table:table-cell>
          <table:table-cell office:value-type="float" office:value="-0.2970482" calcext:value-type="float">
            <text:p>-0.2970482</text:p>
          </table:table-cell>
          <table:table-cell office:value-type="float" office:value="-0.1383561" calcext:value-type="float">
            <text:p>-0.1383561</text:p>
          </table:table-cell>
          <table:table-cell office:value-type="float" office:value="-0.0731236" calcext:value-type="float">
            <text:p>-0.0731236</text:p>
          </table:table-cell>
          <table:table-cell office:value-type="float" office:value="-0.05970302" calcext:value-type="float">
            <text:p>-0.05970302</text:p>
          </table:table-cell>
          <table:table-cell office:value-type="float" office:value="-0.05612254" calcext:value-type="float">
            <text:p>-0.05612254</text:p>
          </table:table-cell>
          <table:table-cell office:value-type="float" office:value="-0.0554854" calcext:value-type="float">
            <text:p>-0.0554854</text:p>
          </table:table-cell>
          <table:table-cell office:value-type="float" office:value="-0.1225448" calcext:value-type="float">
            <text:p>-0.1225448</text:p>
          </table:table-cell>
          <table:table-cell office:value-type="float" office:value="-0.02443266" calcext:value-type="float">
            <text:p>-0.0244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838921" calcext:value-type="float">
            <text:p>-0.06838921</text:p>
          </table:table-cell>
          <table:table-cell office:value-type="float" office:value="0.0270652" calcext:value-type="float">
            <text:p>0.027065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9721" calcext:value-type="float">
            <text:p>-2.389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5.364917" calcext:value-type="float">
            <text:p>5.364917</text:p>
          </table:table-cell>
          <table:table-cell office:value-type="float" office:value="0" calcext:value-type="float">
            <text:p>0</text:p>
          </table:table-cell>
          <table:table-cell office:value-type="float" office:value="1033.552" calcext:value-type="float">
            <text:p>1033.552</text:p>
          </table:table-cell>
          <table:table-cell office:value-type="float" office:value="-2.245911" calcext:value-type="float">
            <text:p>-2.245911</text:p>
          </table:table-cell>
          <table:table-cell office:value-type="float" office:value="0" calcext:value-type="float">
            <text:p>0</text:p>
          </table:table-cell>
          <table:table-cell office:value-type="float" office:value="0.1795782" calcext:value-type="float">
            <text:p>0.1795782</text:p>
          </table:table-cell>
          <table:table-cell office:value-type="float" office:value="0.2133746" calcext:value-type="float">
            <text:p>0.2133746</text:p>
          </table:table-cell>
          <table:table-cell office:value-type="float" office:value="0.2303467" calcext:value-type="float">
            <text:p>0.2303467</text:p>
          </table:table-cell>
          <table:table-cell office:value-type="float" office:value="0.2594548" calcext:value-type="float">
            <text:p>0.2594548</text:p>
          </table:table-cell>
          <table:table-cell office:value-type="float" office:value="0.2702084" calcext:value-type="float">
            <text:p>0.2702084</text:p>
          </table:table-cell>
          <table:table-cell office:value-type="float" office:value="0.2476147" calcext:value-type="float">
            <text:p>0.2476147</text:p>
          </table:table-cell>
          <table:table-cell office:value-type="float" office:value="0.2476514" calcext:value-type="float">
            <text:p>0.2476514</text:p>
          </table:table-cell>
          <table:table-cell office:value-type="float" office:value="0.3361404" calcext:value-type="float">
            <text:p>0.3361404</text:p>
          </table:table-cell>
          <table:table-cell office:value-type="float" office:value="0.3012969" calcext:value-type="float">
            <text:p>0.3012969</text:p>
          </table:table-cell>
          <table:table-cell office:value-type="float" office:value="0.3582627" calcext:value-type="float">
            <text:p>0.3582627</text:p>
          </table:table-cell>
          <table:table-cell office:value-type="float" office:value="0.3769667" calcext:value-type="float">
            <text:p>0.3769667</text:p>
          </table:table-cell>
          <table:table-cell office:value-type="float" office:value="0.3916333" calcext:value-type="float">
            <text:p>0.3916333</text:p>
          </table:table-cell>
          <table:table-cell office:value-type="float" office:value="0.4623687" calcext:value-type="float">
            <text:p>0.4623687</text:p>
          </table:table-cell>
          <table:table-cell office:value-type="float" office:value="0" calcext:value-type="float">
            <text:p>0</text:p>
          </table:table-cell>
          <table:table-cell office:value-type="float" office:value="0.0866731" calcext:value-type="float">
            <text:p>0.0866731</text:p>
          </table:table-cell>
          <table:table-cell office:value-type="float" office:value="0.04493042" calcext:value-type="float">
            <text:p>0.04493042</text:p>
          </table:table-cell>
          <table:table-cell office:value-type="float" office:value="0.08961793" calcext:value-type="float">
            <text:p>0.08961793</text:p>
          </table:table-cell>
          <table:table-cell office:value-type="float" office:value="0.0738164" calcext:value-type="float">
            <text:p>0.0738164</text:p>
          </table:table-cell>
          <table:table-cell office:value-type="float" office:value="9.258032E-016" calcext:value-type="float">
            <text:p>9.25803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72053" calcext:value-type="float">
            <text:p>-1.772053</text:p>
          </table:table-cell>
          <table:table-cell office:value-type="float" office:value="-0.4861878" calcext:value-type="float">
            <text:p>-0.4861878</text:p>
          </table:table-cell>
          <table:table-cell office:value-type="float" office:value="-0.2733251" calcext:value-type="float">
            <text:p>-0.2733251</text:p>
          </table:table-cell>
          <table:table-cell office:value-type="float" office:value="-0.1097179" calcext:value-type="float">
            <text:p>-0.1097179</text:p>
          </table:table-cell>
          <table:table-cell office:value-type="float" office:value="-0.08007301" calcext:value-type="float">
            <text:p>-0.08007301</text:p>
          </table:table-cell>
          <table:table-cell office:value-type="float" office:value="-0.06150518" calcext:value-type="float">
            <text:p>-0.06150518</text:p>
          </table:table-cell>
          <table:table-cell office:value-type="float" office:value="-0.05683827" calcext:value-type="float">
            <text:p>-0.05683827</text:p>
          </table:table-cell>
          <table:table-cell office:value-type="float" office:value="-0.05594088" calcext:value-type="float">
            <text:p>-0.05594088</text:p>
          </table:table-cell>
          <table:table-cell office:value-type="float" office:value="-0.1202666" calcext:value-type="float">
            <text:p>-0.1202666</text:p>
          </table:table-cell>
          <table:table-cell office:value-type="float" office:value="-0.02440502" calcext:value-type="float">
            <text:p>-0.0244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83506" calcext:value-type="float">
            <text:p>-3.483506</text:p>
          </table:table-cell>
          <table:table-cell office:value-type="float" office:value="0.02711721" calcext:value-type="float">
            <text:p>0.0271172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2642" calcext:value-type="float">
            <text:p>-2.3926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5.817165" calcext:value-type="float">
            <text:p>5.817165</text:p>
          </table:table-cell>
          <table:table-cell office:value-type="float" office:value="0" calcext:value-type="float">
            <text:p>0</text:p>
          </table:table-cell>
          <table:table-cell office:value-type="float" office:value="1033.1" calcext:value-type="float">
            <text:p>1033.1</text:p>
          </table:table-cell>
          <table:table-cell office:value-type="float" office:value="-2.245911" calcext:value-type="float">
            <text:p>-2.245911</text:p>
          </table:table-cell>
          <table:table-cell office:value-type="float" office:value="0" calcext:value-type="float">
            <text:p>0</text:p>
          </table:table-cell>
          <table:table-cell office:value-type="float" office:value="0.1501336" calcext:value-type="float">
            <text:p>0.1501336</text:p>
          </table:table-cell>
          <table:table-cell office:value-type="float" office:value="0.1802409" calcext:value-type="float">
            <text:p>0.1802409</text:p>
          </table:table-cell>
          <table:table-cell office:value-type="float" office:value="0.217347" calcext:value-type="float">
            <text:p>0.217347</text:p>
          </table:table-cell>
          <table:table-cell office:value-type="float" office:value="0.2615385" calcext:value-type="float">
            <text:p>0.2615385</text:p>
          </table:table-cell>
          <table:table-cell office:value-type="float" office:value="0.2695036" calcext:value-type="float">
            <text:p>0.2695036</text:p>
          </table:table-cell>
          <table:table-cell office:value-type="float" office:value="0.2467067" calcext:value-type="float">
            <text:p>0.2467067</text:p>
          </table:table-cell>
          <table:table-cell office:value-type="float" office:value="0.2471651" calcext:value-type="float">
            <text:p>0.2471651</text:p>
          </table:table-cell>
          <table:table-cell office:value-type="float" office:value="0.3358271" calcext:value-type="float">
            <text:p>0.3358271</text:p>
          </table:table-cell>
          <table:table-cell office:value-type="float" office:value="0.3018829" calcext:value-type="float">
            <text:p>0.3018829</text:p>
          </table:table-cell>
          <table:table-cell office:value-type="float" office:value="0.3582928" calcext:value-type="float">
            <text:p>0.3582928</text:p>
          </table:table-cell>
          <table:table-cell office:value-type="float" office:value="0.3769933" calcext:value-type="float">
            <text:p>0.3769933</text:p>
          </table:table-cell>
          <table:table-cell office:value-type="float" office:value="0.3915899" calcext:value-type="float">
            <text:p>0.3915899</text:p>
          </table:table-cell>
          <table:table-cell office:value-type="float" office:value="0.4622885" calcext:value-type="float">
            <text:p>0.4622885</text:p>
          </table:table-cell>
          <table:table-cell office:value-type="float" office:value="0" calcext:value-type="float">
            <text:p>0</text:p>
          </table:table-cell>
          <table:table-cell office:value-type="float" office:value="0.07622435" calcext:value-type="float">
            <text:p>0.07622435</text:p>
          </table:table-cell>
          <table:table-cell office:value-type="float" office:value="0.0788416" calcext:value-type="float">
            <text:p>0.0788416</text:p>
          </table:table-cell>
          <table:table-cell office:value-type="float" office:value="0.105256" calcext:value-type="float">
            <text:p>0.105256</text:p>
          </table:table-cell>
          <table:table-cell office:value-type="float" office:value="0.07120821" calcext:value-type="float">
            <text:p>0.07120821</text:p>
          </table:table-cell>
          <table:table-cell office:value-type="float" office:value="9.258032E-016" calcext:value-type="float">
            <text:p>9.25803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04465" calcext:value-type="float">
            <text:p>-7.304465</text:p>
          </table:table-cell>
          <table:table-cell office:value-type="float" office:value="-1.749382" calcext:value-type="float">
            <text:p>-1.749382</text:p>
          </table:table-cell>
          <table:table-cell office:value-type="float" office:value="-0.4223979" calcext:value-type="float">
            <text:p>-0.4223979</text:p>
          </table:table-cell>
          <table:table-cell office:value-type="float" office:value="-0.1028686" calcext:value-type="float">
            <text:p>-0.1028686</text:p>
          </table:table-cell>
          <table:table-cell office:value-type="float" office:value="-0.08173992" calcext:value-type="float">
            <text:p>-0.08173992</text:p>
          </table:table-cell>
          <table:table-cell office:value-type="float" office:value="-0.0632614" calcext:value-type="float">
            <text:p>-0.0632614</text:p>
          </table:table-cell>
          <table:table-cell office:value-type="float" office:value="-0.05763885" calcext:value-type="float">
            <text:p>-0.05763885</text:p>
          </table:table-cell>
          <table:table-cell office:value-type="float" office:value="-0.05640004" calcext:value-type="float">
            <text:p>-0.05640004</text:p>
          </table:table-cell>
          <table:table-cell office:value-type="float" office:value="-0.1181016" calcext:value-type="float">
            <text:p>-0.1181016</text:p>
          </table:table-cell>
          <table:table-cell office:value-type="float" office:value="-0.02436991" calcext:value-type="float">
            <text:p>-0.02436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1427" calcext:value-type="float">
            <text:p>-16.31427</text:p>
          </table:table-cell>
          <table:table-cell office:value-type="float" office:value="0.02726788" calcext:value-type="float">
            <text:p>0.0272678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566" calcext:value-type="float">
            <text:p>-2.395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150635" calcext:value-type="float">
            <text:p>6.150635</text:p>
          </table:table-cell>
          <table:table-cell office:value-type="float" office:value="0" calcext:value-type="float">
            <text:p>0</text:p>
          </table:table-cell>
          <table:table-cell office:value-type="float" office:value="1032.766" calcext:value-type="float">
            <text:p>1032.766</text:p>
          </table:table-cell>
          <table:table-cell office:value-type="float" office:value="-2.245911" calcext:value-type="float">
            <text:p>-2.245911</text:p>
          </table:table-cell>
          <table:table-cell office:value-type="float" office:value="0" calcext:value-type="float">
            <text:p>0</text:p>
          </table:table-cell>
          <table:table-cell office:value-type="float" office:value="0.1535708" calcext:value-type="float">
            <text:p>0.1535708</text:p>
          </table:table-cell>
          <table:table-cell office:value-type="float" office:value="0.1712252" calcext:value-type="float">
            <text:p>0.1712252</text:p>
          </table:table-cell>
          <table:table-cell office:value-type="float" office:value="0.1909107" calcext:value-type="float">
            <text:p>0.1909107</text:p>
          </table:table-cell>
          <table:table-cell office:value-type="float" office:value="0.2491689" calcext:value-type="float">
            <text:p>0.2491689</text:p>
          </table:table-cell>
          <table:table-cell office:value-type="float" office:value="0.2678637" calcext:value-type="float">
            <text:p>0.2678637</text:p>
          </table:table-cell>
          <table:table-cell office:value-type="float" office:value="0.2458216" calcext:value-type="float">
            <text:p>0.2458216</text:p>
          </table:table-cell>
          <table:table-cell office:value-type="float" office:value="0.246669" calcext:value-type="float">
            <text:p>0.246669</text:p>
          </table:table-cell>
          <table:table-cell office:value-type="float" office:value="0.33551" calcext:value-type="float">
            <text:p>0.33551</text:p>
          </table:table-cell>
          <table:table-cell office:value-type="float" office:value="0.3024516" calcext:value-type="float">
            <text:p>0.3024516</text:p>
          </table:table-cell>
          <table:table-cell office:value-type="float" office:value="0.3583277" calcext:value-type="float">
            <text:p>0.3583277</text:p>
          </table:table-cell>
          <table:table-cell office:value-type="float" office:value="0.3770153" calcext:value-type="float">
            <text:p>0.3770153</text:p>
          </table:table-cell>
          <table:table-cell office:value-type="float" office:value="0.3915341" calcext:value-type="float">
            <text:p>0.3915341</text:p>
          </table:table-cell>
          <table:table-cell office:value-type="float" office:value="0.4621973" calcext:value-type="float">
            <text:p>0.4621973</text:p>
          </table:table-cell>
          <table:table-cell office:value-type="float" office:value="0" calcext:value-type="float">
            <text:p>0</text:p>
          </table:table-cell>
          <table:table-cell office:value-type="float" office:value="0.04111115" calcext:value-type="float">
            <text:p>0.04111115</text:p>
          </table:table-cell>
          <table:table-cell office:value-type="float" office:value="0.08834767" calcext:value-type="float">
            <text:p>0.08834767</text:p>
          </table:table-cell>
          <table:table-cell office:value-type="float" office:value="0.135111" calcext:value-type="float">
            <text:p>0.135111</text:p>
          </table:table-cell>
          <table:table-cell office:value-type="float" office:value="0.08576313" calcext:value-type="float">
            <text:p>0.08576313</text:p>
          </table:table-cell>
          <table:table-cell office:value-type="float" office:value="9.258032E-016" calcext:value-type="float">
            <text:p>9.25803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89672" calcext:value-type="float">
            <text:p>-6.189672</text:p>
          </table:table-cell>
          <table:table-cell office:value-type="float" office:value="-2.655162" calcext:value-type="float">
            <text:p>-2.655162</text:p>
          </table:table-cell>
          <table:table-cell office:value-type="float" office:value="-1.152592" calcext:value-type="float">
            <text:p>-1.152592</text:p>
          </table:table-cell>
          <table:table-cell office:value-type="float" office:value="-0.1487264" calcext:value-type="float">
            <text:p>-0.1487264</text:p>
          </table:table-cell>
          <table:table-cell office:value-type="float" office:value="-0.08561863" calcext:value-type="float">
            <text:p>-0.08561863</text:p>
          </table:table-cell>
          <table:table-cell office:value-type="float" office:value="-0.06502402" calcext:value-type="float">
            <text:p>-0.06502402</text:p>
          </table:table-cell>
          <table:table-cell office:value-type="float" office:value="-0.05847001" calcext:value-type="float">
            <text:p>-0.05847001</text:p>
          </table:table-cell>
          <table:table-cell office:value-type="float" office:value="-0.05686896" calcext:value-type="float">
            <text:p>-0.05686896</text:p>
          </table:table-cell>
          <table:table-cell office:value-type="float" office:value="-0.1160418" calcext:value-type="float">
            <text:p>-0.1160418</text:p>
          </table:table-cell>
          <table:table-cell office:value-type="float" office:value="-0.02432938" calcext:value-type="float">
            <text:p>-0.0243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2092" calcext:value-type="float">
            <text:p>-11.22092</text:p>
          </table:table-cell>
          <table:table-cell office:value-type="float" office:value="0.02744704" calcext:value-type="float">
            <text:p>0.0274470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98702" calcext:value-type="float">
            <text:p>-2.398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091335" calcext:value-type="float">
            <text:p>6.091335</text:p>
          </table:table-cell>
          <table:table-cell office:value-type="float" office:value="0" calcext:value-type="float">
            <text:p>0</text:p>
          </table:table-cell>
          <table:table-cell office:value-type="float" office:value="1033.19" calcext:value-type="float">
            <text:p>1033.19</text:p>
          </table:table-cell>
          <table:table-cell office:value-type="float" office:value="-2.610743" calcext:value-type="float">
            <text:p>-2.610743</text:p>
          </table:table-cell>
          <table:table-cell office:value-type="float" office:value="0" calcext:value-type="float">
            <text:p>0</text:p>
          </table:table-cell>
          <table:table-cell office:value-type="float" office:value="0.1561734" calcext:value-type="float">
            <text:p>0.1561734</text:p>
          </table:table-cell>
          <table:table-cell office:value-type="float" office:value="0.1715626" calcext:value-type="float">
            <text:p>0.1715626</text:p>
          </table:table-cell>
          <table:table-cell office:value-type="float" office:value="0.185194" calcext:value-type="float">
            <text:p>0.185194</text:p>
          </table:table-cell>
          <table:table-cell office:value-type="float" office:value="0.2280271" calcext:value-type="float">
            <text:p>0.2280271</text:p>
          </table:table-cell>
          <table:table-cell office:value-type="float" office:value="0.2659713" calcext:value-type="float">
            <text:p>0.2659713</text:p>
          </table:table-cell>
          <table:table-cell office:value-type="float" office:value="0.2447823" calcext:value-type="float">
            <text:p>0.2447823</text:p>
          </table:table-cell>
          <table:table-cell office:value-type="float" office:value="0.2461503" calcext:value-type="float">
            <text:p>0.2461503</text:p>
          </table:table-cell>
          <table:table-cell office:value-type="float" office:value="0.3351378" calcext:value-type="float">
            <text:p>0.3351378</text:p>
          </table:table-cell>
          <table:table-cell office:value-type="float" office:value="0.3031019" calcext:value-type="float">
            <text:p>0.3031019</text:p>
          </table:table-cell>
          <table:table-cell office:value-type="float" office:value="0.3583197" calcext:value-type="float">
            <text:p>0.3583197</text:p>
          </table:table-cell>
          <table:table-cell office:value-type="float" office:value="0.3770352" calcext:value-type="float">
            <text:p>0.3770352</text:p>
          </table:table-cell>
          <table:table-cell office:value-type="float" office:value="0.3916569" calcext:value-type="float">
            <text:p>0.3916569</text:p>
          </table:table-cell>
          <table:table-cell office:value-type="float" office:value="0.4552323" calcext:value-type="float">
            <text:p>0.4552323</text:p>
          </table:table-cell>
          <table:table-cell office:value-type="float" office:value="0" calcext:value-type="float">
            <text:p>0</text:p>
          </table:table-cell>
          <table:table-cell office:value-type="float" office:value="0.02225918" calcext:value-type="float">
            <text:p>0.02225918</text:p>
          </table:table-cell>
          <table:table-cell office:value-type="float" office:value="0.08734758" calcext:value-type="float">
            <text:p>0.08734758</text:p>
          </table:table-cell>
          <table:table-cell office:value-type="float" office:value="0.1425542" calcext:value-type="float">
            <text:p>0.1425542</text:p>
          </table:table-cell>
          <table:table-cell office:value-type="float" office:value="0.1109521" calcext:value-type="float">
            <text:p>0.1109521</text:p>
          </table:table-cell>
          <table:table-cell office:value-type="float" office:value="9.258032E-016" calcext:value-type="float">
            <text:p>9.258032E-1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5068" calcext:value-type="float">
            <text:p>-5.35068</text:p>
          </table:table-cell>
          <table:table-cell office:value-type="float" office:value="-2.619542" calcext:value-type="float">
            <text:p>-2.619542</text:p>
          </table:table-cell>
          <table:table-cell office:value-type="float" office:value="-1.46425" calcext:value-type="float">
            <text:p>-1.46425</text:p>
          </table:table-cell>
          <table:table-cell office:value-type="float" office:value="-0.2938519" calcext:value-type="float">
            <text:p>-0.2938519</text:p>
          </table:table-cell>
          <table:table-cell office:value-type="float" office:value="-0.09048787" calcext:value-type="float">
            <text:p>-0.09048787</text:p>
          </table:table-cell>
          <table:table-cell office:value-type="float" office:value="-0.06716594" calcext:value-type="float">
            <text:p>-0.06716594</text:p>
          </table:table-cell>
          <table:table-cell office:value-type="float" office:value="-0.05935211" calcext:value-type="float">
            <text:p>-0.05935211</text:p>
          </table:table-cell>
          <table:table-cell office:value-type="float" office:value="-0.05742366" calcext:value-type="float">
            <text:p>-0.05742366</text:p>
          </table:table-cell>
          <table:table-cell office:value-type="float" office:value="-0.1137414" calcext:value-type="float">
            <text:p>-0.1137414</text:p>
          </table:table-cell>
          <table:table-cell office:value-type="float" office:value="-0.02433782" calcext:value-type="float">
            <text:p>-0.0243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10783" calcext:value-type="float">
            <text:p>-8.910783</text:p>
          </table:table-cell>
          <table:table-cell office:value-type="float" office:value="0.02755887" calcext:value-type="float">
            <text:p>0.0275588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34087" calcext:value-type="float">
            <text:p>-2.3340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616035" calcext:value-type="float">
            <text:p>6.616035</text:p>
          </table:table-cell>
          <table:table-cell office:value-type="float" office:value="0" calcext:value-type="float">
            <text:p>0</text:p>
          </table:table-cell>
          <table:table-cell office:value-type="float" office:value="1033.493" calcext:value-type="float">
            <text:p>1033.493</text:p>
          </table:table-cell>
          <table:table-cell office:value-type="float" office:value="-3.437552" calcext:value-type="float">
            <text:p>-3.437552</text:p>
          </table:table-cell>
          <table:table-cell office:value-type="float" office:value="0" calcext:value-type="float">
            <text:p>0</text:p>
          </table:table-cell>
          <table:table-cell office:value-type="float" office:value="0.1830891" calcext:value-type="float">
            <text:p>0.1830891</text:p>
          </table:table-cell>
          <table:table-cell office:value-type="float" office:value="0.1987416" calcext:value-type="float">
            <text:p>0.1987416</text:p>
          </table:table-cell>
          <table:table-cell office:value-type="float" office:value="0.1976778" calcext:value-type="float">
            <text:p>0.1976778</text:p>
          </table:table-cell>
          <table:table-cell office:value-type="float" office:value="0.2168843" calcext:value-type="float">
            <text:p>0.2168843</text:p>
          </table:table-cell>
          <table:table-cell office:value-type="float" office:value="0.2645462" calcext:value-type="float">
            <text:p>0.2645462</text:p>
          </table:table-cell>
          <table:table-cell office:value-type="float" office:value="0.2437101" calcext:value-type="float">
            <text:p>0.2437101</text:p>
          </table:table-cell>
          <table:table-cell office:value-type="float" office:value="0.2455737" calcext:value-type="float">
            <text:p>0.2455737</text:p>
          </table:table-cell>
          <table:table-cell office:value-type="float" office:value="0.3347281" calcext:value-type="float">
            <text:p>0.3347281</text:p>
          </table:table-cell>
          <table:table-cell office:value-type="float" office:value="0.3038068" calcext:value-type="float">
            <text:p>0.3038068</text:p>
          </table:table-cell>
          <table:table-cell office:value-type="float" office:value="0.3582838" calcext:value-type="float">
            <text:p>0.3582838</text:p>
          </table:table-cell>
          <table:table-cell office:value-type="float" office:value="0.3770664" calcext:value-type="float">
            <text:p>0.3770664</text:p>
          </table:table-cell>
          <table:table-cell office:value-type="float" office:value="0.3919127" calcext:value-type="float">
            <text:p>0.3919127</text:p>
          </table:table-cell>
          <table:table-cell office:value-type="float" office:value="0.458944" calcext:value-type="float">
            <text:p>0.458944</text:p>
          </table:table-cell>
          <table:table-cell office:value-type="float" office:value="0" calcext:value-type="float">
            <text:p>0</text:p>
          </table:table-cell>
          <table:table-cell office:value-type="float" office:value="0.02345969" calcext:value-type="float">
            <text:p>0.02345969</text:p>
          </table:table-cell>
          <table:table-cell office:value-type="float" office:value="0.05579824" calcext:value-type="float">
            <text:p>0.05579824</text:p>
          </table:table-cell>
          <table:table-cell office:value-type="float" office:value="0.1304357" calcext:value-type="float">
            <text:p>0.1304357</text:p>
          </table:table-cell>
          <table:table-cell office:value-type="float" office:value="0.125078" calcext:value-type="float">
            <text:p>0.125078</text:p>
          </table:table-cell>
          <table:table-cell office:value-type="float" office:value="0.001034219" calcext:value-type="float">
            <text:p>0.001034219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2685" calcext:value-type="float">
            <text:p>-1.532685</text:p>
          </table:table-cell>
          <table:table-cell office:value-type="float" office:value="-0.8397471" calcext:value-type="float">
            <text:p>-0.8397471</text:p>
          </table:table-cell>
          <table:table-cell office:value-type="float" office:value="-0.8911439" calcext:value-type="float">
            <text:p>-0.8911439</text:p>
          </table:table-cell>
          <table:table-cell office:value-type="float" office:value="-0.435513" calcext:value-type="float">
            <text:p>-0.435513</text:p>
          </table:table-cell>
          <table:table-cell office:value-type="float" office:value="-0.09426939" calcext:value-type="float">
            <text:p>-0.09426939</text:p>
          </table:table-cell>
          <table:table-cell office:value-type="float" office:value="-0.06946703" calcext:value-type="float">
            <text:p>-0.06946703</text:p>
          </table:table-cell>
          <table:table-cell office:value-type="float" office:value="-0.0603535" calcext:value-type="float">
            <text:p>-0.0603535</text:p>
          </table:table-cell>
          <table:table-cell office:value-type="float" office:value="-0.05804294" calcext:value-type="float">
            <text:p>-0.05804294</text:p>
          </table:table-cell>
          <table:table-cell office:value-type="float" office:value="-0.1112974" calcext:value-type="float">
            <text:p>-0.1112974</text:p>
          </table:table-cell>
          <table:table-cell office:value-type="float" office:value="-0.0243797" calcext:value-type="float">
            <text:p>-0.024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16372" calcext:value-type="float">
            <text:p>-0.4116372</text:p>
          </table:table-cell>
          <table:table-cell office:value-type="float" office:value="0.0274498" calcext:value-type="float">
            <text:p>0.027449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542" calcext:value-type="float">
            <text:p>-2.35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091481" calcext:value-type="float">
            <text:p>7.091481</text:p>
          </table:table-cell>
          <table:table-cell office:value-type="float" office:value="0" calcext:value-type="float">
            <text:p>0</text:p>
          </table:table-cell>
          <table:table-cell office:value-type="float" office:value="1033.776" calcext:value-type="float">
            <text:p>1033.776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600083" calcext:value-type="float">
            <text:p>0.1600083</text:p>
          </table:table-cell>
          <table:table-cell office:value-type="float" office:value="0.1822015" calcext:value-type="float">
            <text:p>0.1822015</text:p>
          </table:table-cell>
          <table:table-cell office:value-type="float" office:value="0.1961649" calcext:value-type="float">
            <text:p>0.1961649</text:p>
          </table:table-cell>
          <table:table-cell office:value-type="float" office:value="0.2163897" calcext:value-type="float">
            <text:p>0.2163897</text:p>
          </table:table-cell>
          <table:table-cell office:value-type="float" office:value="0.2627791" calcext:value-type="float">
            <text:p>0.2627791</text:p>
          </table:table-cell>
          <table:table-cell office:value-type="float" office:value="0.2429385" calcext:value-type="float">
            <text:p>0.2429385</text:p>
          </table:table-cell>
          <table:table-cell office:value-type="float" office:value="0.2450921" calcext:value-type="float">
            <text:p>0.2450921</text:p>
          </table:table-cell>
          <table:table-cell office:value-type="float" office:value="0.3343266" calcext:value-type="float">
            <text:p>0.3343266</text:p>
          </table:table-cell>
          <table:table-cell office:value-type="float" office:value="0.3044851" calcext:value-type="float">
            <text:p>0.3044851</text:p>
          </table:table-cell>
          <table:table-cell office:value-type="float" office:value="0.3582609" calcext:value-type="float">
            <text:p>0.3582609</text:p>
          </table:table-cell>
          <table:table-cell office:value-type="float" office:value="0.3771022" calcext:value-type="float">
            <text:p>0.3771022</text:p>
          </table:table-cell>
          <table:table-cell office:value-type="float" office:value="0.392035" calcext:value-type="float">
            <text:p>0.392035</text:p>
          </table:table-cell>
          <table:table-cell office:value-type="float" office:value="0.4619485" calcext:value-type="float">
            <text:p>0.4619485</text:p>
          </table:table-cell>
          <table:table-cell office:value-type="float" office:value="0" calcext:value-type="float">
            <text:p>0</text:p>
          </table:table-cell>
          <table:table-cell office:value-type="float" office:value="0.02893866" calcext:value-type="float">
            <text:p>0.02893866</text:p>
          </table:table-cell>
          <table:table-cell office:value-type="float" office:value="0.07181731" calcext:value-type="float">
            <text:p>0.07181731</text:p>
          </table:table-cell>
          <table:table-cell office:value-type="float" office:value="0.1326326" calcext:value-type="float">
            <text:p>0.1326326</text:p>
          </table:table-cell>
          <table:table-cell office:value-type="float" office:value="0.1278814" calcext:value-type="float">
            <text:p>0.1278814</text:p>
          </table:table-cell>
          <table:table-cell office:value-type="float" office:value="0.001649658" calcext:value-type="float">
            <text:p>0.001649658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34639" calcext:value-type="float">
            <text:p>-4.534639</text:p>
          </table:table-cell>
          <table:table-cell office:value-type="float" office:value="-1.638514" calcext:value-type="float">
            <text:p>-1.638514</text:p>
          </table:table-cell>
          <table:table-cell office:value-type="float" office:value="-0.938412" calcext:value-type="float">
            <text:p>-0.938412</text:p>
          </table:table-cell>
          <table:table-cell office:value-type="float" office:value="-0.4425219" calcext:value-type="float">
            <text:p>-0.4425219</text:p>
          </table:table-cell>
          <table:table-cell office:value-type="float" office:value="-0.09926391" calcext:value-type="float">
            <text:p>-0.09926391</text:p>
          </table:table-cell>
          <table:table-cell office:value-type="float" office:value="-0.07117491" calcext:value-type="float">
            <text:p>-0.07117491</text:p>
          </table:table-cell>
          <table:table-cell office:value-type="float" office:value="-0.06120281" calcext:value-type="float">
            <text:p>-0.06120281</text:p>
          </table:table-cell>
          <table:table-cell office:value-type="float" office:value="-0.0586572" calcext:value-type="float">
            <text:p>-0.0586572</text:p>
          </table:table-cell>
          <table:table-cell office:value-type="float" office:value="-0.1090005" calcext:value-type="float">
            <text:p>-0.1090005</text:p>
          </table:table-cell>
          <table:table-cell office:value-type="float" office:value="-0.02440652" calcext:value-type="float">
            <text:p>-0.02440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04071" calcext:value-type="float">
            <text:p>-8.304071</text:p>
          </table:table-cell>
          <table:table-cell office:value-type="float" office:value="0.02752414" calcext:value-type="float">
            <text:p>0.0275241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0027" calcext:value-type="float">
            <text:p>-2.370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698123" calcext:value-type="float">
            <text:p>7.698123</text:p>
          </table:table-cell>
          <table:table-cell office:value-type="float" office:value="0" calcext:value-type="float">
            <text:p>0</text:p>
          </table:table-cell>
          <table:table-cell office:value-type="float" office:value="1033.17" calcext:value-type="float">
            <text:p>1033.17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973816" calcext:value-type="float">
            <text:p>0.1973816</text:p>
          </table:table-cell>
          <table:table-cell office:value-type="float" office:value="0.2139824" calcext:value-type="float">
            <text:p>0.2139824</text:p>
          </table:table-cell>
          <table:table-cell office:value-type="float" office:value="0.2060067" calcext:value-type="float">
            <text:p>0.2060067</text:p>
          </table:table-cell>
          <table:table-cell office:value-type="float" office:value="0.2181289" calcext:value-type="float">
            <text:p>0.2181289</text:p>
          </table:table-cell>
          <table:table-cell office:value-type="float" office:value="0.2619403" calcext:value-type="float">
            <text:p>0.2619403</text:p>
          </table:table-cell>
          <table:table-cell office:value-type="float" office:value="0.2420947" calcext:value-type="float">
            <text:p>0.2420947</text:p>
          </table:table-cell>
          <table:table-cell office:value-type="float" office:value="0.244581" calcext:value-type="float">
            <text:p>0.244581</text:p>
          </table:table-cell>
          <table:table-cell office:value-type="float" office:value="0.3339336" calcext:value-type="float">
            <text:p>0.3339336</text:p>
          </table:table-cell>
          <table:table-cell office:value-type="float" office:value="0.3051383" calcext:value-type="float">
            <text:p>0.3051383</text:p>
          </table:table-cell>
          <table:table-cell office:value-type="float" office:value="0.3582495" calcext:value-type="float">
            <text:p>0.3582495</text:p>
          </table:table-cell>
          <table:table-cell office:value-type="float" office:value="0.3771368" calcext:value-type="float">
            <text:p>0.3771368</text:p>
          </table:table-cell>
          <table:table-cell office:value-type="float" office:value="0.3920682" calcext:value-type="float">
            <text:p>0.3920682</text:p>
          </table:table-cell>
          <table:table-cell office:value-type="float" office:value="0.462372" calcext:value-type="float">
            <text:p>0.462372</text:p>
          </table:table-cell>
          <table:table-cell office:value-type="float" office:value="0" calcext:value-type="float">
            <text:p>0</text:p>
          </table:table-cell>
          <table:table-cell office:value-type="float" office:value="0.009723999" calcext:value-type="float">
            <text:p>0.009723999</text:p>
          </table:table-cell>
          <table:table-cell office:value-type="float" office:value="0.03464215" calcext:value-type="float">
            <text:p>0.03464215</text:p>
          </table:table-cell>
          <table:table-cell office:value-type="float" office:value="0.1229625" calcext:value-type="float">
            <text:p>0.1229625</text:p>
          </table:table-cell>
          <table:table-cell office:value-type="float" office:value="0.1278352" calcext:value-type="float">
            <text:p>0.1278352</text:p>
          </table:table-cell>
          <table:table-cell office:value-type="float" office:value="0.00248332" calcext:value-type="float">
            <text:p>0.00248332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21966" calcext:value-type="float">
            <text:p>-0.8721966</text:p>
          </table:table-cell>
          <table:table-cell office:value-type="float" office:value="-0.4778238" calcext:value-type="float">
            <text:p>-0.4778238</text:p>
          </table:table-cell>
          <table:table-cell office:value-type="float" office:value="-0.6485858" calcext:value-type="float">
            <text:p>-0.6485858</text:p>
          </table:table-cell>
          <table:table-cell office:value-type="float" office:value="-0.4174617" calcext:value-type="float">
            <text:p>-0.4174617</text:p>
          </table:table-cell>
          <table:table-cell office:value-type="float" office:value="-0.101796" calcext:value-type="float">
            <text:p>-0.101796</text:p>
          </table:table-cell>
          <table:table-cell office:value-type="float" office:value="-0.07309709" calcext:value-type="float">
            <text:p>-0.07309709</text:p>
          </table:table-cell>
          <table:table-cell office:value-type="float" office:value="-0.06211912" calcext:value-type="float">
            <text:p>-0.06211912</text:p>
          </table:table-cell>
          <table:table-cell office:value-type="float" office:value="-0.0592653" calcext:value-type="float">
            <text:p>-0.0592653</text:p>
          </table:table-cell>
          <table:table-cell office:value-type="float" office:value="-0.1068381" calcext:value-type="float">
            <text:p>-0.1068381</text:p>
          </table:table-cell>
          <table:table-cell office:value-type="float" office:value="-0.02442006" calcext:value-type="float">
            <text:p>-0.0244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87809" calcext:value-type="float">
            <text:p>-0.8387809</text:p>
          </table:table-cell>
          <table:table-cell office:value-type="float" office:value="0.02732899" calcext:value-type="float">
            <text:p>0.0273289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5337" calcext:value-type="float">
            <text:p>-2.375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959582" calcext:value-type="float">
            <text:p>7.959582</text:p>
          </table:table-cell>
          <table:table-cell office:value-type="float" office:value="0" calcext:value-type="float">
            <text:p>0</text:p>
          </table:table-cell>
          <table:table-cell office:value-type="float" office:value="1032.908" calcext:value-type="float">
            <text:p>1032.908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627978" calcext:value-type="float">
            <text:p>0.1627978</text:p>
          </table:table-cell>
          <table:table-cell office:value-type="float" office:value="0.1917388" calcext:value-type="float">
            <text:p>0.1917388</text:p>
          </table:table-cell>
          <table:table-cell office:value-type="float" office:value="0.2061668" calcext:value-type="float">
            <text:p>0.2061668</text:p>
          </table:table-cell>
          <table:table-cell office:value-type="float" office:value="0.2223203" calcext:value-type="float">
            <text:p>0.2223203</text:p>
          </table:table-cell>
          <table:table-cell office:value-type="float" office:value="0.2634198" calcext:value-type="float">
            <text:p>0.2634198</text:p>
          </table:table-cell>
          <table:table-cell office:value-type="float" office:value="0.2414413" calcext:value-type="float">
            <text:p>0.2414413</text:p>
          </table:table-cell>
          <table:table-cell office:value-type="float" office:value="0.2440469" calcext:value-type="float">
            <text:p>0.2440469</text:p>
          </table:table-cell>
          <table:table-cell office:value-type="float" office:value="0.3335516" calcext:value-type="float">
            <text:p>0.3335516</text:p>
          </table:table-cell>
          <table:table-cell office:value-type="float" office:value="0.3057656" calcext:value-type="float">
            <text:p>0.3057656</text:p>
          </table:table-cell>
          <table:table-cell office:value-type="float" office:value="0.3582481" calcext:value-type="float">
            <text:p>0.3582481</text:p>
          </table:table-cell>
          <table:table-cell office:value-type="float" office:value="0.3771672" calcext:value-type="float">
            <text:p>0.3771672</text:p>
          </table:table-cell>
          <table:table-cell office:value-type="float" office:value="0.3920732" calcext:value-type="float">
            <text:p>0.3920732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251666" calcext:value-type="float">
            <text:p>0.0251666</text:p>
          </table:table-cell>
          <table:table-cell office:value-type="float" office:value="0.05518483" calcext:value-type="float">
            <text:p>0.05518483</text:p>
          </table:table-cell>
          <table:table-cell office:value-type="float" office:value="0.1233463" calcext:value-type="float">
            <text:p>0.1233463</text:p>
          </table:table-cell>
          <table:table-cell office:value-type="float" office:value="0.1254285" calcext:value-type="float">
            <text:p>0.1254285</text:p>
          </table:table-cell>
          <table:table-cell office:value-type="float" office:value="0.0000006389972" calcext:value-type="float">
            <text:p>6.389972E-07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88109" calcext:value-type="float">
            <text:p>-3.888109</text:p>
          </table:table-cell>
          <table:table-cell office:value-type="float" office:value="-1.101512" calcext:value-type="float">
            <text:p>-1.101512</text:p>
          </table:table-cell>
          <table:table-cell office:value-type="float" office:value="-0.6399894" calcext:value-type="float">
            <text:p>-0.6399894</text:p>
          </table:table-cell>
          <table:table-cell office:value-type="float" office:value="-0.3598901" calcext:value-type="float">
            <text:p>-0.3598901</text:p>
          </table:table-cell>
          <table:table-cell office:value-type="float" office:value="-0.09743262" calcext:value-type="float">
            <text:p>-0.09743262</text:p>
          </table:table-cell>
          <table:table-cell office:value-type="float" office:value="-0.07463283" calcext:value-type="float">
            <text:p>-0.07463283</text:p>
          </table:table-cell>
          <table:table-cell office:value-type="float" office:value="-0.06309365" calcext:value-type="float">
            <text:p>-0.06309365</text:p>
          </table:table-cell>
          <table:table-cell office:value-type="float" office:value="-0.05986333" calcext:value-type="float">
            <text:p>-0.05986333</text:p>
          </table:table-cell>
          <table:table-cell office:value-type="float" office:value="-0.1048061" calcext:value-type="float">
            <text:p>-0.1048061</text:p>
          </table:table-cell>
          <table:table-cell office:value-type="float" office:value="-0.0244216" calcext:value-type="float">
            <text:p>-0.024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02671" calcext:value-type="float">
            <text:p>-7.602671</text:p>
          </table:table-cell>
          <table:table-cell office:value-type="float" office:value="0.0273908" calcext:value-type="float">
            <text:p>0.0273908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8691" calcext:value-type="float">
            <text:p>-2.378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958094" calcext:value-type="float">
            <text:p>7.958094</text:p>
          </table:table-cell>
          <table:table-cell office:value-type="float" office:value="0" calcext:value-type="float">
            <text:p>0</text:p>
          </table:table-cell>
          <table:table-cell office:value-type="float" office:value="1032.91" calcext:value-type="float">
            <text:p>1032.91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556445" calcext:value-type="float">
            <text:p>0.1556445</text:p>
          </table:table-cell>
          <table:table-cell office:value-type="float" office:value="0.1737727" calcext:value-type="float">
            <text:p>0.1737727</text:p>
          </table:table-cell>
          <table:table-cell office:value-type="float" office:value="0.1921021" calcext:value-type="float">
            <text:p>0.1921021</text:p>
          </table:table-cell>
          <table:table-cell office:value-type="float" office:value="0.2184887" calcext:value-type="float">
            <text:p>0.2184887</text:p>
          </table:table-cell>
          <table:table-cell office:value-type="float" office:value="0.2621459" calcext:value-type="float">
            <text:p>0.2621459</text:p>
          </table:table-cell>
          <table:table-cell office:value-type="float" office:value="0.2409089" calcext:value-type="float">
            <text:p>0.2409089</text:p>
          </table:table-cell>
          <table:table-cell office:value-type="float" office:value="0.2435216" calcext:value-type="float">
            <text:p>0.2435216</text:p>
          </table:table-cell>
          <table:table-cell office:value-type="float" office:value="0.3331813" calcext:value-type="float">
            <text:p>0.3331813</text:p>
          </table:table-cell>
          <table:table-cell office:value-type="float" office:value="0.3063675" calcext:value-type="float">
            <text:p>0.3063675</text:p>
          </table:table-cell>
          <table:table-cell office:value-type="float" office:value="0.3582557" calcext:value-type="float">
            <text:p>0.3582557</text:p>
          </table:table-cell>
          <table:table-cell office:value-type="float" office:value="0.3771933" calcext:value-type="float">
            <text:p>0.3771933</text:p>
          </table:table-cell>
          <table:table-cell office:value-type="float" office:value="0.3920577" calcext:value-type="float">
            <text:p>0.3920577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08289619" calcext:value-type="float">
            <text:p>0.008289619</text:p>
          </table:table-cell>
          <table:table-cell office:value-type="float" office:value="0.07303519" calcext:value-type="float">
            <text:p>0.07303519</text:p>
          </table:table-cell>
          <table:table-cell office:value-type="float" office:value="0.1387799" calcext:value-type="float">
            <text:p>0.1387799</text:p>
          </table:table-cell>
          <table:table-cell office:value-type="float" office:value="0.1312867" calcext:value-type="float">
            <text:p>0.1312867</text:p>
          </table:table-cell>
          <table:table-cell office:value-type="float" office:value="0.0002699776" calcext:value-type="float">
            <text:p>0.0002699776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59478" calcext:value-type="float">
            <text:p>-5.559478</text:p>
          </table:table-cell>
          <table:table-cell office:value-type="float" office:value="-2.369783" calcext:value-type="float">
            <text:p>-2.369783</text:p>
          </table:table-cell>
          <table:table-cell office:value-type="float" office:value="-1.098661" calcext:value-type="float">
            <text:p>-1.098661</text:p>
          </table:table-cell>
          <table:table-cell office:value-type="float" office:value="-0.4098258" calcext:value-type="float">
            <text:p>-0.4098258</text:p>
          </table:table-cell>
          <table:table-cell office:value-type="float" office:value="-0.1010566" calcext:value-type="float">
            <text:p>-0.1010566</text:p>
          </table:table-cell>
          <table:table-cell office:value-type="float" office:value="-0.07590277" calcext:value-type="float">
            <text:p>-0.07590277</text:p>
          </table:table-cell>
          <table:table-cell office:value-type="float" office:value="-0.06406986" calcext:value-type="float">
            <text:p>-0.06406986</text:p>
          </table:table-cell>
          <table:table-cell office:value-type="float" office:value="-0.06044912" calcext:value-type="float">
            <text:p>-0.06044912</text:p>
          </table:table-cell>
          <table:table-cell office:value-type="float" office:value="-0.1028965" calcext:value-type="float">
            <text:p>-0.1028965</text:p>
          </table:table-cell>
          <table:table-cell office:value-type="float" office:value="-0.02441303" calcext:value-type="float">
            <text:p>-0.0244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5323" calcext:value-type="float">
            <text:p>-10.15323</text:p>
          </table:table-cell>
          <table:table-cell office:value-type="float" office:value="0.02751981" calcext:value-type="float">
            <text:p>0.02751981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25" calcext:value-type="float">
            <text:p>-2.3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122845" calcext:value-type="float">
            <text:p>8.122845</text:p>
          </table:table-cell>
          <table:table-cell office:value-type="float" office:value="0" calcext:value-type="float">
            <text:p>0</text:p>
          </table:table-cell>
          <table:table-cell office:value-type="float" office:value="1032.745" calcext:value-type="float">
            <text:p>1032.745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442951" calcext:value-type="float">
            <text:p>0.1442951</text:p>
          </table:table-cell>
          <table:table-cell office:value-type="float" office:value="0.1610983" calcext:value-type="float">
            <text:p>0.1610983</text:p>
          </table:table-cell>
          <table:table-cell office:value-type="float" office:value="0.1783188" calcext:value-type="float">
            <text:p>0.1783188</text:p>
          </table:table-cell>
          <table:table-cell office:value-type="float" office:value="0.2050476" calcext:value-type="float">
            <text:p>0.2050476</text:p>
          </table:table-cell>
          <table:table-cell office:value-type="float" office:value="0.2547203" calcext:value-type="float">
            <text:p>0.2547203</text:p>
          </table:table-cell>
          <table:table-cell office:value-type="float" office:value="0.240025" calcext:value-type="float">
            <text:p>0.240025</text:p>
          </table:table-cell>
          <table:table-cell office:value-type="float" office:value="0.2429976" calcext:value-type="float">
            <text:p>0.2429976</text:p>
          </table:table-cell>
          <table:table-cell office:value-type="float" office:value="0.3328142" calcext:value-type="float">
            <text:p>0.3328142</text:p>
          </table:table-cell>
          <table:table-cell office:value-type="float" office:value="0.3069485" calcext:value-type="float">
            <text:p>0.3069485</text:p>
          </table:table-cell>
          <table:table-cell office:value-type="float" office:value="0.3582709" calcext:value-type="float">
            <text:p>0.3582709</text:p>
          </table:table-cell>
          <table:table-cell office:value-type="float" office:value="0.377215" calcext:value-type="float">
            <text:p>0.377215</text:p>
          </table:table-cell>
          <table:table-cell office:value-type="float" office:value="0.3920224" calcext:value-type="float">
            <text:p>0.3920224</text:p>
          </table:table-cell>
          <table:table-cell office:value-type="float" office:value="0.462363" calcext:value-type="float">
            <text:p>0.462363</text:p>
          </table:table-cell>
          <table:table-cell office:value-type="float" office:value="0" calcext:value-type="float">
            <text:p>0</text:p>
          </table:table-cell>
          <table:table-cell office:value-type="float" office:value="0.003653299" calcext:value-type="float">
            <text:p>0.003653299</text:p>
          </table:table-cell>
          <table:table-cell office:value-type="float" office:value="0.08521694" calcext:value-type="float">
            <text:p>0.08521694</text:p>
          </table:table-cell>
          <table:table-cell office:value-type="float" office:value="0.1542263" calcext:value-type="float">
            <text:p>0.1542263</text:p>
          </table:table-cell>
          <table:table-cell office:value-type="float" office:value="0.1474257" calcext:value-type="float">
            <text:p>0.1474257</text:p>
          </table:table-cell>
          <table:table-cell office:value-type="float" office:value="0.00870448" calcext:value-type="float">
            <text:p>0.00870448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87673" calcext:value-type="float">
            <text:p>-9.887673</text:p>
          </table:table-cell>
          <table:table-cell office:value-type="float" office:value="-4.222069" calcext:value-type="float">
            <text:p>-4.222069</text:p>
          </table:table-cell>
          <table:table-cell office:value-type="float" office:value="-1.937048" calcext:value-type="float">
            <text:p>-1.937048</text:p>
          </table:table-cell>
          <table:table-cell office:value-type="float" office:value="-0.6650146" calcext:value-type="float">
            <text:p>-0.6650146</text:p>
          </table:table-cell>
          <table:table-cell office:value-type="float" office:value="-0.1256736" calcext:value-type="float">
            <text:p>-0.1256736</text:p>
          </table:table-cell>
          <table:table-cell office:value-type="float" office:value="-0.0780515" calcext:value-type="float">
            <text:p>-0.0780515</text:p>
          </table:table-cell>
          <table:table-cell office:value-type="float" office:value="-0.06505992" calcext:value-type="float">
            <text:p>-0.06505992</text:p>
          </table:table-cell>
          <table:table-cell office:value-type="float" office:value="-0.06103633" calcext:value-type="float">
            <text:p>-0.06103633</text:p>
          </table:table-cell>
          <table:table-cell office:value-type="float" office:value="-0.1010896" calcext:value-type="float">
            <text:p>-0.1010896</text:p>
          </table:table-cell>
          <table:table-cell office:value-type="float" office:value="-0.02439532" calcext:value-type="float">
            <text:p>-0.0243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9837" calcext:value-type="float">
            <text:p>-20.49837</text:p>
          </table:table-cell>
          <table:table-cell office:value-type="float" office:value="0.02770136" calcext:value-type="float">
            <text:p>0.0277013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654" calcext:value-type="float">
            <text:p>-2.386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502085" calcext:value-type="float">
            <text:p>8.502085</text:p>
          </table:table-cell>
          <table:table-cell office:value-type="float" office:value="0" calcext:value-type="float">
            <text:p>0</text:p>
          </table:table-cell>
          <table:table-cell office:value-type="float" office:value="1032.366" calcext:value-type="float">
            <text:p>1032.366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385618" calcext:value-type="float">
            <text:p>0.1385618</text:p>
          </table:table-cell>
          <table:table-cell office:value-type="float" office:value="0.1542098" calcext:value-type="float">
            <text:p>0.1542098</text:p>
          </table:table-cell>
          <table:table-cell office:value-type="float" office:value="0.1670618" calcext:value-type="float">
            <text:p>0.1670618</text:p>
          </table:table-cell>
          <table:table-cell office:value-type="float" office:value="0.1851048" calcext:value-type="float">
            <text:p>0.1851048</text:p>
          </table:table-cell>
          <table:table-cell office:value-type="float" office:value="0.2268103" calcext:value-type="float">
            <text:p>0.2268103</text:p>
          </table:table-cell>
          <table:table-cell office:value-type="float" office:value="0.2382943" calcext:value-type="float">
            <text:p>0.2382943</text:p>
          </table:table-cell>
          <table:table-cell office:value-type="float" office:value="0.242465" calcext:value-type="float">
            <text:p>0.242465</text:p>
          </table:table-cell>
          <table:table-cell office:value-type="float" office:value="0.3323965" calcext:value-type="float">
            <text:p>0.3323965</text:p>
          </table:table-cell>
          <table:table-cell office:value-type="float" office:value="0.3076212" calcext:value-type="float">
            <text:p>0.3076212</text:p>
          </table:table-cell>
          <table:table-cell office:value-type="float" office:value="0.3582329" calcext:value-type="float">
            <text:p>0.3582329</text:p>
          </table:table-cell>
          <table:table-cell office:value-type="float" office:value="0.3772305" calcext:value-type="float">
            <text:p>0.3772305</text:p>
          </table:table-cell>
          <table:table-cell office:value-type="float" office:value="0.3919661" calcext:value-type="float">
            <text:p>0.3919661</text:p>
          </table:table-cell>
          <table:table-cell office:value-type="float" office:value="0.4623524" calcext:value-type="float">
            <text:p>0.46235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139899" calcext:value-type="float">
            <text:p>2.139899E-08</text:p>
          </table:table-cell>
          <table:table-cell office:value-type="float" office:value="0.09096947" calcext:value-type="float">
            <text:p>0.09096947</text:p>
          </table:table-cell>
          <table:table-cell office:value-type="float" office:value="0.1669281" calcext:value-type="float">
            <text:p>0.1669281</text:p>
          </table:table-cell>
          <table:table-cell office:value-type="float" office:value="0.1703236" calcext:value-type="float">
            <text:p>0.1703236</text:p>
          </table:table-cell>
          <table:table-cell office:value-type="float" office:value="0.04358797" calcext:value-type="float">
            <text:p>0.04358797</text:p>
          </table:table-cell>
          <table:table-cell office:value-type="float" office:value="9.881051E-016" calcext:value-type="float">
            <text:p>9.881051E-16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5491" calcext:value-type="float">
            <text:p>-13.55491</text:p>
          </table:table-cell>
          <table:table-cell office:value-type="float" office:value="-5.933905" calcext:value-type="float">
            <text:p>-5.933905</text:p>
          </table:table-cell>
          <table:table-cell office:value-type="float" office:value="-3.203007" calcext:value-type="float">
            <text:p>-3.203007</text:p>
          </table:table-cell>
          <table:table-cell office:value-type="float" office:value="-1.462115" calcext:value-type="float">
            <text:p>-1.462115</text:p>
          </table:table-cell>
          <table:table-cell office:value-type="float" office:value="-0.3043499" calcext:value-type="float">
            <text:p>-0.3043499</text:p>
          </table:table-cell>
          <table:table-cell office:value-type="float" office:value="-0.08248883" calcext:value-type="float">
            <text:p>-0.08248883</text:p>
          </table:table-cell>
          <table:table-cell office:value-type="float" office:value="-0.06608562" calcext:value-type="float">
            <text:p>-0.06608562</text:p>
          </table:table-cell>
          <table:table-cell office:value-type="float" office:value="-0.06171094" calcext:value-type="float">
            <text:p>-0.06171094</text:p>
          </table:table-cell>
          <table:table-cell office:value-type="float" office:value="-0.09904722" calcext:value-type="float">
            <text:p>-0.09904722</text:p>
          </table:table-cell>
          <table:table-cell office:value-type="float" office:value="-0.02443865" calcext:value-type="float">
            <text:p>-0.02443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8549" calcext:value-type="float">
            <text:p>-25.38549</text:p>
          </table:table-cell>
          <table:table-cell office:value-type="float" office:value="0.02794276" calcext:value-type="float">
            <text:p>0.02794276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09" calcext:value-type="float">
            <text:p>-2.3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834815" calcext:value-type="float">
            <text:p>8.834815</text:p>
          </table:table-cell>
          <table:table-cell office:value-type="float" office:value="0" calcext:value-type="float">
            <text:p>0</text:p>
          </table:table-cell>
          <table:table-cell office:value-type="float" office:value="1032.033" calcext:value-type="float">
            <text:p>1032.033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37209" calcext:value-type="float">
            <text:p>0.137209</text:p>
          </table:table-cell>
          <table:table-cell office:value-type="float" office:value="0.1518833" calcext:value-type="float">
            <text:p>0.1518833</text:p>
          </table:table-cell>
          <table:table-cell office:value-type="float" office:value="0.1622003" calcext:value-type="float">
            <text:p>0.1622003</text:p>
          </table:table-cell>
          <table:table-cell office:value-type="float" office:value="0.1748761" calcext:value-type="float">
            <text:p>0.1748761</text:p>
          </table:table-cell>
          <table:table-cell office:value-type="float" office:value="0.191681" calcext:value-type="float">
            <text:p>0.191681</text:p>
          </table:table-cell>
          <table:table-cell office:value-type="float" office:value="0.2329213" calcext:value-type="float">
            <text:p>0.2329213</text:p>
          </table:table-cell>
          <table:table-cell office:value-type="float" office:value="0.2418053" calcext:value-type="float">
            <text:p>0.2418053</text:p>
          </table:table-cell>
          <table:table-cell office:value-type="float" office:value="0.3319746" calcext:value-type="float">
            <text:p>0.3319746</text:p>
          </table:table-cell>
          <table:table-cell office:value-type="float" office:value="0.3083262" calcext:value-type="float">
            <text:p>0.3083262</text:p>
          </table:table-cell>
          <table:table-cell office:value-type="float" office:value="0.358176" calcext:value-type="float">
            <text:p>0.358176</text:p>
          </table:table-cell>
          <table:table-cell office:value-type="float" office:value="0.3772348" calcext:value-type="float">
            <text:p>0.3772348</text:p>
          </table:table-cell>
          <table:table-cell office:value-type="float" office:value="0.3918927" calcext:value-type="float">
            <text:p>0.3918927</text:p>
          </table:table-cell>
          <table:table-cell office:value-type="float" office:value="0.4623139" calcext:value-type="float">
            <text:p>0.462313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934" calcext:value-type="float">
            <text:p>1.27934E-08</text:p>
          </table:table-cell>
          <table:table-cell office:value-type="float" office:value="0.0916928" calcext:value-type="float">
            <text:p>0.0916928</text:p>
          </table:table-cell>
          <table:table-cell office:value-type="float" office:value="0.1724714" calcext:value-type="float">
            <text:p>0.1724714</text:p>
          </table:table-cell>
          <table:table-cell office:value-type="float" office:value="0.1822884" calcext:value-type="float">
            <text:p>0.1822884</text:p>
          </table:table-cell>
          <table:table-cell office:value-type="float" office:value="0.08670042" calcext:value-type="float">
            <text:p>0.08670042</text:p>
          </table:table-cell>
          <table:table-cell office:value-type="float" office:value="0.004319333" calcext:value-type="float">
            <text:p>0.004319333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0154" calcext:value-type="float">
            <text:p>-14.70154</text:p>
          </table:table-cell>
          <table:table-cell office:value-type="float" office:value="-6.696258" calcext:value-type="float">
            <text:p>-6.696258</text:p>
          </table:table-cell>
          <table:table-cell office:value-type="float" office:value="-4.02782" calcext:value-type="float">
            <text:p>-4.02782</text:p>
          </table:table-cell>
          <table:table-cell office:value-type="float" office:value="-2.267231" calcext:value-type="float">
            <text:p>-2.267231</text:p>
          </table:table-cell>
          <table:table-cell office:value-type="float" office:value="-1.117254" calcext:value-type="float">
            <text:p>-1.117254</text:p>
          </table:table-cell>
          <table:table-cell office:value-type="float" office:value="-0.09797496" calcext:value-type="float">
            <text:p>-0.09797496</text:p>
          </table:table-cell>
          <table:table-cell office:value-type="float" office:value="-0.0673746" calcext:value-type="float">
            <text:p>-0.0673746</text:p>
          </table:table-cell>
          <table:table-cell office:value-type="float" office:value="-0.06240222" calcext:value-type="float">
            <text:p>-0.06240222</text:p>
          </table:table-cell>
          <table:table-cell office:value-type="float" office:value="-0.09694948" calcext:value-type="float">
            <text:p>-0.09694948</text:p>
          </table:table-cell>
          <table:table-cell office:value-type="float" office:value="-0.02450548" calcext:value-type="float">
            <text:p>-0.0245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5255" calcext:value-type="float">
            <text:p>-26.35255</text:p>
          </table:table-cell>
          <table:table-cell office:value-type="float" office:value="0.02815279" calcext:value-type="float">
            <text:p>0.02815279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4561" calcext:value-type="float">
            <text:p>-2.3945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123853" calcext:value-type="float">
            <text:p>9.123853</text:p>
          </table:table-cell>
          <table:table-cell office:value-type="float" office:value="0" calcext:value-type="float">
            <text:p>0</text:p>
          </table:table-cell>
          <table:table-cell office:value-type="float" office:value="1031.745" calcext:value-type="float">
            <text:p>1031.745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361513" calcext:value-type="float">
            <text:p>0.1361513</text:p>
          </table:table-cell>
          <table:table-cell office:value-type="float" office:value="0.1498668" calcext:value-type="float">
            <text:p>0.1498668</text:p>
          </table:table-cell>
          <table:table-cell office:value-type="float" office:value="0.1585322" calcext:value-type="float">
            <text:p>0.1585322</text:p>
          </table:table-cell>
          <table:table-cell office:value-type="float" office:value="0.1687483" calcext:value-type="float">
            <text:p>0.1687483</text:p>
          </table:table-cell>
          <table:table-cell office:value-type="float" office:value="0.1806526" calcext:value-type="float">
            <text:p>0.1806526</text:p>
          </table:table-cell>
          <table:table-cell office:value-type="float" office:value="0.2185602" calcext:value-type="float">
            <text:p>0.2185602</text:p>
          </table:table-cell>
          <table:table-cell office:value-type="float" office:value="0.2408313" calcext:value-type="float">
            <text:p>0.2408313</text:p>
          </table:table-cell>
          <table:table-cell office:value-type="float" office:value="0.3315482" calcext:value-type="float">
            <text:p>0.3315482</text:p>
          </table:table-cell>
          <table:table-cell office:value-type="float" office:value="0.3090004" calcext:value-type="float">
            <text:p>0.3090004</text:p>
          </table:table-cell>
          <table:table-cell office:value-type="float" office:value="0.3581333" calcext:value-type="float">
            <text:p>0.3581333</text:p>
          </table:table-cell>
          <table:table-cell office:value-type="float" office:value="0.3772292" calcext:value-type="float">
            <text:p>0.3772292</text:p>
          </table:table-cell>
          <table:table-cell office:value-type="float" office:value="0.391809" calcext:value-type="float">
            <text:p>0.391809</text:p>
          </table:table-cell>
          <table:table-cell office:value-type="float" office:value="0.4622375" calcext:value-type="float">
            <text:p>0.462237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1104" calcext:value-type="float">
            <text:p>1.201104E-08</text:p>
          </table:table-cell>
          <table:table-cell office:value-type="float" office:value="0.09227926" calcext:value-type="float">
            <text:p>0.09227926</text:p>
          </table:table-cell>
          <table:table-cell office:value-type="float" office:value="0.1766226" calcext:value-type="float">
            <text:p>0.1766226</text:p>
          </table:table-cell>
          <table:table-cell office:value-type="float" office:value="0.1892937" calcext:value-type="float">
            <text:p>0.1892937</text:p>
          </table:table-cell>
          <table:table-cell office:value-type="float" office:value="0.1041071" calcext:value-type="float">
            <text:p>0.1041071</text:p>
          </table:table-cell>
          <table:table-cell office:value-type="float" office:value="0.01892003" calcext:value-type="float">
            <text:p>0.01892003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9181" calcext:value-type="float">
            <text:p>-15.59181</text:p>
          </table:table-cell>
          <table:table-cell office:value-type="float" office:value="-7.429204" calcext:value-type="float">
            <text:p>-7.429204</text:p>
          </table:table-cell>
          <table:table-cell office:value-type="float" office:value="-4.811825" calcext:value-type="float">
            <text:p>-4.811825</text:p>
          </table:table-cell>
          <table:table-cell office:value-type="float" office:value="-2.988011" calcext:value-type="float">
            <text:p>-2.988011</text:p>
          </table:table-cell>
          <table:table-cell office:value-type="float" office:value="-1.773052" calcext:value-type="float">
            <text:p>-1.773052</text:p>
          </table:table-cell>
          <table:table-cell office:value-type="float" office:value="-0.1590588" calcext:value-type="float">
            <text:p>-0.1590588</text:p>
          </table:table-cell>
          <table:table-cell office:value-type="float" office:value="-0.06933785" calcext:value-type="float">
            <text:p>-0.06933785</text:p>
          </table:table-cell>
          <table:table-cell office:value-type="float" office:value="-0.06310916" calcext:value-type="float">
            <text:p>-0.06310916</text:p>
          </table:table-cell>
          <table:table-cell office:value-type="float" office:value="-0.09498934" calcext:value-type="float">
            <text:p>-0.09498934</text:p>
          </table:table-cell>
          <table:table-cell office:value-type="float" office:value="-0.02455547" calcext:value-type="float">
            <text:p>-0.0245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7647" calcext:value-type="float">
            <text:p>-27.17647</text:p>
          </table:table-cell>
          <table:table-cell office:value-type="float" office:value="0.02835767" calcext:value-type="float">
            <text:p>0.02835767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772" calcext:value-type="float">
            <text:p>-2.397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438205" calcext:value-type="float">
            <text:p>9.438205</text:p>
          </table:table-cell>
          <table:table-cell office:value-type="float" office:value="0" calcext:value-type="float">
            <text:p>0</text:p>
          </table:table-cell>
          <table:table-cell office:value-type="float" office:value="1031.43" calcext:value-type="float">
            <text:p>1031.43</text:p>
          </table:table-cell>
          <table:table-cell office:value-type="float" office:value="-4.19631" calcext:value-type="float">
            <text:p>-4.19631</text:p>
          </table:table-cell>
          <table:table-cell office:value-type="float" office:value="0" calcext:value-type="float">
            <text:p>0</text:p>
          </table:table-cell>
          <table:table-cell office:value-type="float" office:value="0.1364753" calcext:value-type="float">
            <text:p>0.1364753</text:p>
          </table:table-cell>
          <table:table-cell office:value-type="float" office:value="0.1509747" calcext:value-type="float">
            <text:p>0.1509747</text:p>
          </table:table-cell>
          <table:table-cell office:value-type="float" office:value="0.158376" calcext:value-type="float">
            <text:p>0.158376</text:p>
          </table:table-cell>
          <table:table-cell office:value-type="float" office:value="0.1670996" calcext:value-type="float">
            <text:p>0.1670996</text:p>
          </table:table-cell>
          <table:table-cell office:value-type="float" office:value="0.1774039" calcext:value-type="float">
            <text:p>0.1774039</text:p>
          </table:table-cell>
          <table:table-cell office:value-type="float" office:value="0.2000396" calcext:value-type="float">
            <text:p>0.2000396</text:p>
          </table:table-cell>
          <table:table-cell office:value-type="float" office:value="0.240114" calcext:value-type="float">
            <text:p>0.240114</text:p>
          </table:table-cell>
          <table:table-cell office:value-type="float" office:value="0.3311113" calcext:value-type="float">
            <text:p>0.3311113</text:p>
          </table:table-cell>
          <table:table-cell office:value-type="float" office:value="0.3096454" calcext:value-type="float">
            <text:p>0.3096454</text:p>
          </table:table-cell>
          <table:table-cell office:value-type="float" office:value="0.3581033" calcext:value-type="float">
            <text:p>0.3581033</text:p>
          </table:table-cell>
          <table:table-cell office:value-type="float" office:value="0.3772157" calcext:value-type="float">
            <text:p>0.3772157</text:p>
          </table:table-cell>
          <table:table-cell office:value-type="float" office:value="0.3917195" calcext:value-type="float">
            <text:p>0.3917195</text:p>
          </table:table-cell>
          <table:table-cell office:value-type="float" office:value="0.4620853" calcext:value-type="float">
            <text:p>0.46208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48083" calcext:value-type="float">
            <text:p>1.248083E-08</text:p>
          </table:table-cell>
          <table:table-cell office:value-type="float" office:value="0.08942699" calcext:value-type="float">
            <text:p>0.08942699</text:p>
          </table:table-cell>
          <table:table-cell office:value-type="float" office:value="0.1769195" calcext:value-type="float">
            <text:p>0.1769195</text:p>
          </table:table-cell>
          <table:table-cell office:value-type="float" office:value="0.1913656" calcext:value-type="float">
            <text:p>0.1913656</text:p>
          </table:table-cell>
          <table:table-cell office:value-type="float" office:value="0.1121047" calcext:value-type="float">
            <text:p>0.1121047</text:p>
          </table:table-cell>
          <table:table-cell office:value-type="float" office:value="0.03831049" calcext:value-type="float">
            <text:p>0.03831049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5927" calcext:value-type="float">
            <text:p>-15.35927</text:p>
          </table:table-cell>
          <table:table-cell office:value-type="float" office:value="-7.034685" calcext:value-type="float">
            <text:p>-7.034685</text:p>
          </table:table-cell>
          <table:table-cell office:value-type="float" office:value="-4.863631" calcext:value-type="float">
            <text:p>-4.863631</text:p>
          </table:table-cell>
          <table:table-cell office:value-type="float" office:value="-3.230363" calcext:value-type="float">
            <text:p>-3.230363</text:p>
          </table:table-cell>
          <table:table-cell office:value-type="float" office:value="-2.042379" calcext:value-type="float">
            <text:p>-2.042379</text:p>
          </table:table-cell>
          <table:table-cell office:value-type="float" office:value="-0.3130811" calcext:value-type="float">
            <text:p>-0.3130811</text:p>
          </table:table-cell>
          <table:table-cell office:value-type="float" office:value="-0.07083711" calcext:value-type="float">
            <text:p>-0.07083711</text:p>
          </table:table-cell>
          <table:table-cell office:value-type="float" office:value="-0.06384291" calcext:value-type="float">
            <text:p>-0.06384291</text:p>
          </table:table-cell>
          <table:table-cell office:value-type="float" office:value="-0.09315506" calcext:value-type="float">
            <text:p>-0.09315506</text:p>
          </table:table-cell>
          <table:table-cell office:value-type="float" office:value="-0.0245908" calcext:value-type="float">
            <text:p>-0.024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1402" calcext:value-type="float">
            <text:p>-23.21402</text:p>
          </table:table-cell>
          <table:table-cell office:value-type="float" office:value="0.02853212" calcext:value-type="float">
            <text:p>0.02853212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9841" calcext:value-type="float">
            <text:p>-2.3998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751116" calcext:value-type="float">
            <text:p>9.751116</text:p>
          </table:table-cell>
          <table:table-cell office:value-type="float" office:value="0" calcext:value-type="float">
            <text:p>0</text:p>
          </table:table-cell>
          <table:table-cell office:value-type="float" office:value="1031.784" calcext:value-type="float">
            <text:p>1031.784</text:p>
          </table:table-cell>
          <table:table-cell office:value-type="float" office:value="-4.862625" calcext:value-type="float">
            <text:p>-4.862625</text:p>
          </table:table-cell>
          <table:table-cell office:value-type="float" office:value="0" calcext:value-type="float">
            <text:p>0</text:p>
          </table:table-cell>
          <table:table-cell office:value-type="float" office:value="0.1421836" calcext:value-type="float">
            <text:p>0.1421836</text:p>
          </table:table-cell>
          <table:table-cell office:value-type="float" office:value="0.156553" calcext:value-type="float">
            <text:p>0.156553</text:p>
          </table:table-cell>
          <table:table-cell office:value-type="float" office:value="0.162747" calcext:value-type="float">
            <text:p>0.162747</text:p>
          </table:table-cell>
          <table:table-cell office:value-type="float" office:value="0.1696278" calcext:value-type="float">
            <text:p>0.1696278</text:p>
          </table:table-cell>
          <table:table-cell office:value-type="float" office:value="0.1779515" calcext:value-type="float">
            <text:p>0.1779515</text:p>
          </table:table-cell>
          <table:table-cell office:value-type="float" office:value="0.1840807" calcext:value-type="float">
            <text:p>0.1840807</text:p>
          </table:table-cell>
          <table:table-cell office:value-type="float" office:value="0.2398032" calcext:value-type="float">
            <text:p>0.2398032</text:p>
          </table:table-cell>
          <table:table-cell office:value-type="float" office:value="0.3306875" calcext:value-type="float">
            <text:p>0.3306875</text:p>
          </table:table-cell>
          <table:table-cell office:value-type="float" office:value="0.3102628" calcext:value-type="float">
            <text:p>0.3102628</text:p>
          </table:table-cell>
          <table:table-cell office:value-type="float" office:value="0.3580844" calcext:value-type="float">
            <text:p>0.3580844</text:p>
          </table:table-cell>
          <table:table-cell office:value-type="float" office:value="0.3771992" calcext:value-type="float">
            <text:p>0.3771992</text:p>
          </table:table-cell>
          <table:table-cell office:value-type="float" office:value="0.391718" calcext:value-type="float">
            <text:p>0.391718</text:p>
          </table:table-cell>
          <table:table-cell office:value-type="float" office:value="0.4619147" calcext:value-type="float">
            <text:p>0.4619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2808" calcext:value-type="float">
            <text:p>1.152808E-08</text:p>
          </table:table-cell>
          <table:table-cell office:value-type="float" office:value="0.08138225" calcext:value-type="float">
            <text:p>0.08138225</text:p>
          </table:table-cell>
          <table:table-cell office:value-type="float" office:value="0.1723069" calcext:value-type="float">
            <text:p>0.1723069</text:p>
          </table:table-cell>
          <table:table-cell office:value-type="float" office:value="0.188871" calcext:value-type="float">
            <text:p>0.188871</text:p>
          </table:table-cell>
          <table:table-cell office:value-type="float" office:value="0.1142749" calcext:value-type="float">
            <text:p>0.1142749</text:p>
          </table:table-cell>
          <table:table-cell office:value-type="float" office:value="0.05517215" calcext:value-type="float">
            <text:p>0.05517215</text:p>
          </table:table-cell>
          <table:table-cell office:value-type="float" office:value="1.852536E-015" calcext:value-type="float">
            <text:p>1.852536E-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3033" calcext:value-type="float">
            <text:p>-11.23033</text:p>
          </table:table-cell>
          <table:table-cell office:value-type="float" office:value="-5.328382" calcext:value-type="float">
            <text:p>-5.328382</text:p>
          </table:table-cell>
          <table:table-cell office:value-type="float" office:value="-3.955069" calcext:value-type="float">
            <text:p>-3.955069</text:p>
          </table:table-cell>
          <table:table-cell office:value-type="float" office:value="-2.885639" calcext:value-type="float">
            <text:p>-2.885639</text:p>
          </table:table-cell>
          <table:table-cell office:value-type="float" office:value="-1.998106" calcext:value-type="float">
            <text:p>-1.998106</text:p>
          </table:table-cell>
          <table:table-cell office:value-type="float" office:value="-0.5928217" calcext:value-type="float">
            <text:p>-0.5928217</text:p>
          </table:table-cell>
          <table:table-cell office:value-type="float" office:value="-0.07149689" calcext:value-type="float">
            <text:p>-0.07149689</text:p>
          </table:table-cell>
          <table:table-cell office:value-type="float" office:value="-0.06456428" calcext:value-type="float">
            <text:p>-0.06456428</text:p>
          </table:table-cell>
          <table:table-cell office:value-type="float" office:value="-0.09143604" calcext:value-type="float">
            <text:p>-0.09143604</text:p>
          </table:table-cell>
          <table:table-cell office:value-type="float" office:value="-0.02461338" calcext:value-type="float">
            <text:p>-0.0246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856" calcext:value-type="float">
            <text:p>-14.5856</text:p>
          </table:table-cell>
          <table:table-cell office:value-type="float" office:value="0.02861721" calcext:value-type="float">
            <text:p>0.0286172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88183" calcext:value-type="float">
            <text:p>-2.388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834204" calcext:value-type="float">
            <text:p>9.834204</text:p>
          </table:table-cell>
          <table:table-cell office:value-type="float" office:value="0" calcext:value-type="float">
            <text:p>0</text:p>
          </table:table-cell>
          <table:table-cell office:value-type="float" office:value="1031.701" calcext:value-type="float">
            <text:p>1031.701</text:p>
          </table:table-cell>
          <table:table-cell office:value-type="float" office:value="-4.862625" calcext:value-type="float">
            <text:p>-4.862625</text:p>
          </table:table-cell>
          <table:table-cell office:value-type="float" office:value="0" calcext:value-type="float">
            <text:p>0</text:p>
          </table:table-cell>
          <table:table-cell office:value-type="float" office:value="0.1442846" calcext:value-type="float">
            <text:p>0.1442846</text:p>
          </table:table-cell>
          <table:table-cell office:value-type="float" office:value="0.157274" calcext:value-type="float">
            <text:p>0.157274</text:p>
          </table:table-cell>
          <table:table-cell office:value-type="float" office:value="0.1637849" calcext:value-type="float">
            <text:p>0.1637849</text:p>
          </table:table-cell>
          <table:table-cell office:value-type="float" office:value="0.1706686" calcext:value-type="float">
            <text:p>0.1706686</text:p>
          </table:table-cell>
          <table:table-cell office:value-type="float" office:value="0.17805" calcext:value-type="float">
            <text:p>0.17805</text:p>
          </table:table-cell>
          <table:table-cell office:value-type="float" office:value="0.175056" calcext:value-type="float">
            <text:p>0.175056</text:p>
          </table:table-cell>
          <table:table-cell office:value-type="float" office:value="0.2381155" calcext:value-type="float">
            <text:p>0.2381155</text:p>
          </table:table-cell>
          <table:table-cell office:value-type="float" office:value="0.3302648" calcext:value-type="float">
            <text:p>0.3302648</text:p>
          </table:table-cell>
          <table:table-cell office:value-type="float" office:value="0.3108543" calcext:value-type="float">
            <text:p>0.3108543</text:p>
          </table:table-cell>
          <table:table-cell office:value-type="float" office:value="0.3580746" calcext:value-type="float">
            <text:p>0.3580746</text:p>
          </table:table-cell>
          <table:table-cell office:value-type="float" office:value="0.3771839" calcext:value-type="float">
            <text:p>0.3771839</text:p>
          </table:table-cell>
          <table:table-cell office:value-type="float" office:value="0.3916957" calcext:value-type="float">
            <text:p>0.3916957</text:p>
          </table:table-cell>
          <table:table-cell office:value-type="float" office:value="0.4620644" calcext:value-type="float">
            <text:p>0.46206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22309" calcext:value-type="float">
            <text:p>1.522309E-10</text:p>
          </table:table-cell>
          <table:table-cell office:value-type="float" office:value="0.07877257" calcext:value-type="float">
            <text:p>0.07877257</text:p>
          </table:table-cell>
          <table:table-cell office:value-type="float" office:value="0.1712747" calcext:value-type="float">
            <text:p>0.1712747</text:p>
          </table:table-cell>
          <table:table-cell office:value-type="float" office:value="0.1879486" calcext:value-type="float">
            <text:p>0.1879486</text:p>
          </table:table-cell>
          <table:table-cell office:value-type="float" office:value="0.1152073" calcext:value-type="float">
            <text:p>0.1152073</text:p>
          </table:table-cell>
          <table:table-cell office:value-type="float" office:value="0.06492528" calcext:value-type="float">
            <text:p>0.06492528</text:p>
          </table:table-cell>
          <table:table-cell office:value-type="float" office:value="0.001737628" calcext:value-type="float">
            <text:p>0.001737628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92726" calcext:value-type="float">
            <text:p>-9.992726</text:p>
          </table:table-cell>
          <table:table-cell office:value-type="float" office:value="-5.138667" calcext:value-type="float">
            <text:p>-5.138667</text:p>
          </table:table-cell>
          <table:table-cell office:value-type="float" office:value="-3.76294" calcext:value-type="float">
            <text:p>-3.76294</text:p>
          </table:table-cell>
          <table:table-cell office:value-type="float" office:value="-2.749493" calcext:value-type="float">
            <text:p>-2.749493</text:p>
          </table:table-cell>
          <table:table-cell office:value-type="float" office:value="-1.986773" calcext:value-type="float">
            <text:p>-1.986773</text:p>
          </table:table-cell>
          <table:table-cell office:value-type="float" office:value="-0.873127" calcext:value-type="float">
            <text:p>-0.873127</text:p>
          </table:table-cell>
          <table:table-cell office:value-type="float" office:value="-0.07510795" calcext:value-type="float">
            <text:p>-0.07510795</text:p>
          </table:table-cell>
          <table:table-cell office:value-type="float" office:value="-0.06529114" calcext:value-type="float">
            <text:p>-0.06529114</text:p>
          </table:table-cell>
          <table:table-cell office:value-type="float" office:value="-0.08982205" calcext:value-type="float">
            <text:p>-0.08982205</text:p>
          </table:table-cell>
          <table:table-cell office:value-type="float" office:value="-0.02462488" calcext:value-type="float">
            <text:p>-0.0246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308" calcext:value-type="float">
            <text:p>-13.9308</text:p>
          </table:table-cell>
          <table:table-cell office:value-type="float" office:value="0.02869068" calcext:value-type="float">
            <text:p>0.0286906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2612" calcext:value-type="float">
            <text:p>-2.3926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10.20421" calcext:value-type="float">
            <text:p>10.20421</text:p>
          </table:table-cell>
          <table:table-cell office:value-type="float" office:value="0" calcext:value-type="float">
            <text:p>0</text:p>
          </table:table-cell>
          <table:table-cell office:value-type="float" office:value="1031.331" calcext:value-type="float">
            <text:p>1031.331</text:p>
          </table:table-cell>
          <table:table-cell office:value-type="float" office:value="-4.862625" calcext:value-type="float">
            <text:p>-4.862625</text:p>
          </table:table-cell>
          <table:table-cell office:value-type="float" office:value="0" calcext:value-type="float">
            <text:p>0</text:p>
          </table:table-cell>
          <table:table-cell office:value-type="float" office:value="0.1365285" calcext:value-type="float">
            <text:p>0.1365285</text:p>
          </table:table-cell>
          <table:table-cell office:value-type="float" office:value="0.1600547" calcext:value-type="float">
            <text:p>0.1600547</text:p>
          </table:table-cell>
          <table:table-cell office:value-type="float" office:value="0.1675556" calcext:value-type="float">
            <text:p>0.1675556</text:p>
          </table:table-cell>
          <table:table-cell office:value-type="float" office:value="0.1731599" calcext:value-type="float">
            <text:p>0.1731599</text:p>
          </table:table-cell>
          <table:table-cell office:value-type="float" office:value="0.1788895" calcext:value-type="float">
            <text:p>0.1788895</text:p>
          </table:table-cell>
          <table:table-cell office:value-type="float" office:value="0.1709148" calcext:value-type="float">
            <text:p>0.1709148</text:p>
          </table:table-cell>
          <table:table-cell office:value-type="float" office:value="0.2330798" calcext:value-type="float">
            <text:p>0.2330798</text:p>
          </table:table-cell>
          <table:table-cell office:value-type="float" office:value="0.329722" calcext:value-type="float">
            <text:p>0.329722</text:p>
          </table:table-cell>
          <table:table-cell office:value-type="float" office:value="0.3114205" calcext:value-type="float">
            <text:p>0.3114205</text:p>
          </table:table-cell>
          <table:table-cell office:value-type="float" office:value="0.3580736" calcext:value-type="float">
            <text:p>0.3580736</text:p>
          </table:table-cell>
          <table:table-cell office:value-type="float" office:value="0.377167" calcext:value-type="float">
            <text:p>0.377167</text:p>
          </table:table-cell>
          <table:table-cell office:value-type="float" office:value="0.39165" calcext:value-type="float">
            <text:p>0.39165</text:p>
          </table:table-cell>
          <table:table-cell office:value-type="float" office:value="0.4622025" calcext:value-type="float">
            <text:p>0.46220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83267" calcext:value-type="float">
            <text:p>9.583267E-09</text:p>
          </table:table-cell>
          <table:table-cell office:value-type="float" office:value="0.07314193" calcext:value-type="float">
            <text:p>0.07314193</text:p>
          </table:table-cell>
          <table:table-cell office:value-type="float" office:value="0.1673073" calcext:value-type="float">
            <text:p>0.1673073</text:p>
          </table:table-cell>
          <table:table-cell office:value-type="float" office:value="0.185417" calcext:value-type="float">
            <text:p>0.185417</text:p>
          </table:table-cell>
          <table:table-cell office:value-type="float" office:value="0.1148292" calcext:value-type="float">
            <text:p>0.1148292</text:p>
          </table:table-cell>
          <table:table-cell office:value-type="float" office:value="0.06953631" calcext:value-type="float">
            <text:p>0.06953631</text:p>
          </table:table-cell>
          <table:table-cell office:value-type="float" office:value="0.007684789" calcext:value-type="float">
            <text:p>0.007684789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7217" calcext:value-type="float">
            <text:p>-15.37217</text:p>
          </table:table-cell>
          <table:table-cell office:value-type="float" office:value="-4.445585" calcext:value-type="float">
            <text:p>-4.445585</text:p>
          </table:table-cell>
          <table:table-cell office:value-type="float" office:value="-3.145954" calcext:value-type="float">
            <text:p>-3.145954</text:p>
          </table:table-cell>
          <table:table-cell office:value-type="float" office:value="-2.460114" calcext:value-type="float">
            <text:p>-2.460114</text:p>
          </table:table-cell>
          <table:table-cell office:value-type="float" office:value="-1.918479" calcext:value-type="float">
            <text:p>-1.918479</text:p>
          </table:table-cell>
          <table:table-cell office:value-type="float" office:value="-1.051096" calcext:value-type="float">
            <text:p>-1.051096</text:p>
          </table:table-cell>
          <table:table-cell office:value-type="float" office:value="-0.08739647" calcext:value-type="float">
            <text:p>-0.08739647</text:p>
          </table:table-cell>
          <table:table-cell office:value-type="float" office:value="-0.0662374" calcext:value-type="float">
            <text:p>-0.0662374</text:p>
          </table:table-cell>
          <table:table-cell office:value-type="float" office:value="-0.08830631" calcext:value-type="float">
            <text:p>-0.08830631</text:p>
          </table:table-cell>
          <table:table-cell office:value-type="float" office:value="-0.02462619" calcext:value-type="float">
            <text:p>-0.0246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62725" calcext:value-type="float">
            <text:p>-20.62725</text:p>
          </table:table-cell>
          <table:table-cell office:value-type="float" office:value="0.02871456" calcext:value-type="float">
            <text:p>0.02871456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6302" calcext:value-type="float">
            <text:p>-2.3963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45761" calcext:value-type="float">
            <text:p>10.45761</text:p>
          </table:table-cell>
          <table:table-cell office:value-type="float" office:value="0" calcext:value-type="float">
            <text:p>0</text:p>
          </table:table-cell>
          <table:table-cell office:value-type="float" office:value="1032.277" calcext:value-type="float">
            <text:p>1032.277</text:p>
          </table:table-cell>
          <table:table-cell office:value-type="float" office:value="-4.862625" calcext:value-type="float">
            <text:p>-4.862625</text:p>
          </table:table-cell>
          <table:table-cell office:value-type="float" office:value="20.34764" calcext:value-type="float">
            <text:p>20.34764</text:p>
          </table:table-cell>
          <table:table-cell office:value-type="float" office:value="0.1302696" calcext:value-type="float">
            <text:p>0.1302696</text:p>
          </table:table-cell>
          <table:table-cell office:value-type="float" office:value="0.1578424" calcext:value-type="float">
            <text:p>0.1578424</text:p>
          </table:table-cell>
          <table:table-cell office:value-type="float" office:value="0.1647329" calcext:value-type="float">
            <text:p>0.1647329</text:p>
          </table:table-cell>
          <table:table-cell office:value-type="float" office:value="0.1710698" calcext:value-type="float">
            <text:p>0.1710698</text:p>
          </table:table-cell>
          <table:table-cell office:value-type="float" office:value="0.1771665" calcext:value-type="float">
            <text:p>0.1771665</text:p>
          </table:table-cell>
          <table:table-cell office:value-type="float" office:value="0.1690063" calcext:value-type="float">
            <text:p>0.1690063</text:p>
          </table:table-cell>
          <table:table-cell office:value-type="float" office:value="0.2267377" calcext:value-type="float">
            <text:p>0.2267377</text:p>
          </table:table-cell>
          <table:table-cell office:value-type="float" office:value="0.3290099" calcext:value-type="float">
            <text:p>0.3290099</text:p>
          </table:table-cell>
          <table:table-cell office:value-type="float" office:value="0.3120645" calcext:value-type="float">
            <text:p>0.3120645</text:p>
          </table:table-cell>
          <table:table-cell office:value-type="float" office:value="0.3580143" calcext:value-type="float">
            <text:p>0.3580143</text:p>
          </table:table-cell>
          <table:table-cell office:value-type="float" office:value="0.3771472" calcext:value-type="float">
            <text:p>0.3771472</text:p>
          </table:table-cell>
          <table:table-cell office:value-type="float" office:value="0.3915898" calcext:value-type="float">
            <text:p>0.3915898</text:p>
          </table:table-cell>
          <table:table-cell office:value-type="float" office:value="0.4621726" calcext:value-type="float">
            <text:p>0.4621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38859" calcext:value-type="float">
            <text:p>4.138859E-10</text:p>
          </table:table-cell>
          <table:table-cell office:value-type="float" office:value="0.07301138" calcext:value-type="float">
            <text:p>0.07301138</text:p>
          </table:table-cell>
          <table:table-cell office:value-type="float" office:value="0.1704334" calcext:value-type="float">
            <text:p>0.1704334</text:p>
          </table:table-cell>
          <table:table-cell office:value-type="float" office:value="0.1878068" calcext:value-type="float">
            <text:p>0.1878068</text:p>
          </table:table-cell>
          <table:table-cell office:value-type="float" office:value="0.1170706" calcext:value-type="float">
            <text:p>0.1170706</text:p>
          </table:table-cell>
          <table:table-cell office:value-type="float" office:value="0.07179586" calcext:value-type="float">
            <text:p>0.07179586</text:p>
          </table:table-cell>
          <table:table-cell office:value-type="float" office:value="0.01562431" calcext:value-type="float">
            <text:p>0.01562431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7018" calcext:value-type="float">
            <text:p>-22.07018</text:p>
          </table:table-cell>
          <table:table-cell office:value-type="float" office:value="-4.993374" calcext:value-type="float">
            <text:p>-4.993374</text:p>
          </table:table-cell>
          <table:table-cell office:value-type="float" office:value="-3.593778" calcext:value-type="float">
            <text:p>-3.593778</text:p>
          </table:table-cell>
          <table:table-cell office:value-type="float" office:value="-2.698772" calcext:value-type="float">
            <text:p>-2.698772</text:p>
          </table:table-cell>
          <table:table-cell office:value-type="float" office:value="-2.064415" calcext:value-type="float">
            <text:p>-2.064415</text:p>
          </table:table-cell>
          <table:table-cell office:value-type="float" office:value="-1.145421" calcext:value-type="float">
            <text:p>-1.145421</text:p>
          </table:table-cell>
          <table:table-cell office:value-type="float" office:value="-0.1063328" calcext:value-type="float">
            <text:p>-0.1063328</text:p>
          </table:table-cell>
          <table:table-cell office:value-type="float" office:value="-0.06750177" calcext:value-type="float">
            <text:p>-0.06750177</text:p>
          </table:table-cell>
          <table:table-cell office:value-type="float" office:value="-0.08662104" calcext:value-type="float">
            <text:p>-0.08662104</text:p>
          </table:table-cell>
          <table:table-cell office:value-type="float" office:value="-0.02469499" calcext:value-type="float">
            <text:p>-0.02469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81469" calcext:value-type="float">
            <text:p>-32.81469</text:p>
          </table:table-cell>
          <table:table-cell office:value-type="float" office:value="0.0288037" calcext:value-type="float">
            <text:p>0.0288037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8954" calcext:value-type="float">
            <text:p>-2.3989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43937" calcext:value-type="float">
            <text:p>10.43937</text:p>
          </table:table-cell>
          <table:table-cell office:value-type="float" office:value="0" calcext:value-type="float">
            <text:p>0</text:p>
          </table:table-cell>
          <table:table-cell office:value-type="float" office:value="1032.829" calcext:value-type="float">
            <text:p>1032.829</text:p>
          </table:table-cell>
          <table:table-cell office:value-type="float" office:value="-5.396234" calcext:value-type="float">
            <text:p>-5.396234</text:p>
          </table:table-cell>
          <table:table-cell office:value-type="float" office:value="19.76308" calcext:value-type="float">
            <text:p>19.76308</text:p>
          </table:table-cell>
          <table:table-cell office:value-type="float" office:value="0.1348521" calcext:value-type="float">
            <text:p>0.1348521</text:p>
          </table:table-cell>
          <table:table-cell office:value-type="float" office:value="0.161834" calcext:value-type="float">
            <text:p>0.161834</text:p>
          </table:table-cell>
          <table:table-cell office:value-type="float" office:value="0.1664785" calcext:value-type="float">
            <text:p>0.1664785</text:p>
          </table:table-cell>
          <table:table-cell office:value-type="float" office:value="0.1712736" calcext:value-type="float">
            <text:p>0.1712736</text:p>
          </table:table-cell>
          <table:table-cell office:value-type="float" office:value="0.176679" calcext:value-type="float">
            <text:p>0.176679</text:p>
          </table:table-cell>
          <table:table-cell office:value-type="float" office:value="0.1675767" calcext:value-type="float">
            <text:p>0.1675767</text:p>
          </table:table-cell>
          <table:table-cell office:value-type="float" office:value="0.219522" calcext:value-type="float">
            <text:p>0.219522</text:p>
          </table:table-cell>
          <table:table-cell office:value-type="float" office:value="0.3282118" calcext:value-type="float">
            <text:p>0.3282118</text:p>
          </table:table-cell>
          <table:table-cell office:value-type="float" office:value="0.3127204" calcext:value-type="float">
            <text:p>0.3127204</text:p>
          </table:table-cell>
          <table:table-cell office:value-type="float" office:value="0.3579382" calcext:value-type="float">
            <text:p>0.3579382</text:p>
          </table:table-cell>
          <table:table-cell office:value-type="float" office:value="0.3771271" calcext:value-type="float">
            <text:p>0.3771271</text:p>
          </table:table-cell>
          <table:table-cell office:value-type="float" office:value="0.3918683" calcext:value-type="float">
            <text:p>0.3918683</text:p>
          </table:table-cell>
          <table:table-cell office:value-type="float" office:value="0.4528283" calcext:value-type="float">
            <text:p>0.45282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381839" calcext:value-type="float">
            <text:p>9.381839E-09</text:p>
          </table:table-cell>
          <table:table-cell office:value-type="float" office:value="0.06539257" calcext:value-type="float">
            <text:p>0.06539257</text:p>
          </table:table-cell>
          <table:table-cell office:value-type="float" office:value="0.168606" calcext:value-type="float">
            <text:p>0.168606</text:p>
          </table:table-cell>
          <table:table-cell office:value-type="float" office:value="0.1877199" calcext:value-type="float">
            <text:p>0.1877199</text:p>
          </table:table-cell>
          <table:table-cell office:value-type="float" office:value="0.117854" calcext:value-type="float">
            <text:p>0.117854</text:p>
          </table:table-cell>
          <table:table-cell office:value-type="float" office:value="0.07350793" calcext:value-type="float">
            <text:p>0.07350793</text:p>
          </table:table-cell>
          <table:table-cell office:value-type="float" office:value="0.02499713" calcext:value-type="float">
            <text:p>0.0249971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7967" calcext:value-type="float">
            <text:p>-16.97967</text:p>
          </table:table-cell>
          <table:table-cell office:value-type="float" office:value="-4.129099" calcext:value-type="float">
            <text:p>-4.129099</text:p>
          </table:table-cell>
          <table:table-cell office:value-type="float" office:value="-3.327702" calcext:value-type="float">
            <text:p>-3.327702</text:p>
          </table:table-cell>
          <table:table-cell office:value-type="float" office:value="-2.680687" calcext:value-type="float">
            <text:p>-2.680687</text:p>
          </table:table-cell>
          <table:table-cell office:value-type="float" office:value="-2.111405" calcext:value-type="float">
            <text:p>-2.111405</text:p>
          </table:table-cell>
          <table:table-cell office:value-type="float" office:value="-1.222985" calcext:value-type="float">
            <text:p>-1.222985</text:p>
          </table:table-cell>
          <table:table-cell office:value-type="float" office:value="-0.1338353" calcext:value-type="float">
            <text:p>-0.1338353</text:p>
          </table:table-cell>
          <table:table-cell office:value-type="float" office:value="-0.06895497" calcext:value-type="float">
            <text:p>-0.06895497</text:p>
          </table:table-cell>
          <table:table-cell office:value-type="float" office:value="-0.08493679" calcext:value-type="float">
            <text:p>-0.08493679</text:p>
          </table:table-cell>
          <table:table-cell office:value-type="float" office:value="-0.02478516" calcext:value-type="float">
            <text:p>-0.0247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8445" calcext:value-type="float">
            <text:p>-18.78445</text:p>
          </table:table-cell>
          <table:table-cell office:value-type="float" office:value="0.02883944" calcext:value-type="float">
            <text:p>0.02883944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10271" calcext:value-type="float">
            <text:p>-2.3102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42055" calcext:value-type="float">
            <text:p>10.42055</text:p>
          </table:table-cell>
          <table:table-cell office:value-type="float" office:value="0" calcext:value-type="float">
            <text:p>0</text:p>
          </table:table-cell>
          <table:table-cell office:value-type="float" office:value="1033.689" calcext:value-type="float">
            <text:p>1033.689</text:p>
          </table:table-cell>
          <table:table-cell office:value-type="float" office:value="-6.237002" calcext:value-type="float">
            <text:p>-6.237002</text:p>
          </table:table-cell>
          <table:table-cell office:value-type="float" office:value="19.11935" calcext:value-type="float">
            <text:p>19.11935</text:p>
          </table:table-cell>
          <table:table-cell office:value-type="float" office:value="0.1411314" calcext:value-type="float">
            <text:p>0.1411314</text:p>
          </table:table-cell>
          <table:table-cell office:value-type="float" office:value="0.1627575" calcext:value-type="float">
            <text:p>0.1627575</text:p>
          </table:table-cell>
          <table:table-cell office:value-type="float" office:value="0.1683208" calcext:value-type="float">
            <text:p>0.1683208</text:p>
          </table:table-cell>
          <table:table-cell office:value-type="float" office:value="0.1732929" calcext:value-type="float">
            <text:p>0.1732929</text:p>
          </table:table-cell>
          <table:table-cell office:value-type="float" office:value="0.1784128" calcext:value-type="float">
            <text:p>0.1784128</text:p>
          </table:table-cell>
          <table:table-cell office:value-type="float" office:value="0.1679307" calcext:value-type="float">
            <text:p>0.1679307</text:p>
          </table:table-cell>
          <table:table-cell office:value-type="float" office:value="0.2123942" calcext:value-type="float">
            <text:p>0.2123942</text:p>
          </table:table-cell>
          <table:table-cell office:value-type="float" office:value="0.32742" calcext:value-type="float">
            <text:p>0.32742</text:p>
          </table:table-cell>
          <table:table-cell office:value-type="float" office:value="0.3133378" calcext:value-type="float">
            <text:p>0.3133378</text:p>
          </table:table-cell>
          <table:table-cell office:value-type="float" office:value="0.3578781" calcext:value-type="float">
            <text:p>0.3578781</text:p>
          </table:table-cell>
          <table:table-cell office:value-type="float" office:value="0.3771294" calcext:value-type="float">
            <text:p>0.3771294</text:p>
          </table:table-cell>
          <table:table-cell office:value-type="float" office:value="0.3921959" calcext:value-type="float">
            <text:p>0.3921959</text:p>
          </table:table-cell>
          <table:table-cell office:value-type="float" office:value="0.4574359" calcext:value-type="float">
            <text:p>0.45743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30748" calcext:value-type="float">
            <text:p>6.730748E-09</text:p>
          </table:table-cell>
          <table:table-cell office:value-type="float" office:value="0.06099758" calcext:value-type="float">
            <text:p>0.06099758</text:p>
          </table:table-cell>
          <table:table-cell office:value-type="float" office:value="0.1666542" calcext:value-type="float">
            <text:p>0.1666542</text:p>
          </table:table-cell>
          <table:table-cell office:value-type="float" office:value="0.1856337" calcext:value-type="float">
            <text:p>0.1856337</text:p>
          </table:table-cell>
          <table:table-cell office:value-type="float" office:value="0.1162019" calcext:value-type="float">
            <text:p>0.1162019</text:p>
          </table:table-cell>
          <table:table-cell office:value-type="float" office:value="0.07330409" calcext:value-type="float">
            <text:p>0.07330409</text:p>
          </table:table-cell>
          <table:table-cell office:value-type="float" office:value="0.03440844" calcext:value-type="float">
            <text:p>0.03440844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4911" calcext:value-type="float">
            <text:p>-11.94911</text:p>
          </table:table-cell>
          <table:table-cell office:value-type="float" office:value="-3.940565" calcext:value-type="float">
            <text:p>-3.940565</text:p>
          </table:table-cell>
          <table:table-cell office:value-type="float" office:value="-3.051758" calcext:value-type="float">
            <text:p>-3.051758</text:p>
          </table:table-cell>
          <table:table-cell office:value-type="float" office:value="-2.44733" calcext:value-type="float">
            <text:p>-2.44733</text:p>
          </table:table-cell>
          <table:table-cell office:value-type="float" office:value="-1.957854" calcext:value-type="float">
            <text:p>-1.957854</text:p>
          </table:table-cell>
          <table:table-cell office:value-type="float" office:value="-1.204025" calcext:value-type="float">
            <text:p>-1.204025</text:p>
          </table:table-cell>
          <table:table-cell office:value-type="float" office:value="-0.1693615" calcext:value-type="float">
            <text:p>-0.1693615</text:p>
          </table:table-cell>
          <table:table-cell office:value-type="float" office:value="-0.07042943" calcext:value-type="float">
            <text:p>-0.07042943</text:p>
          </table:table-cell>
          <table:table-cell office:value-type="float" office:value="-0.08338419" calcext:value-type="float">
            <text:p>-0.08338419</text:p>
          </table:table-cell>
          <table:table-cell office:value-type="float" office:value="-0.02485659" calcext:value-type="float">
            <text:p>-0.02485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1614" calcext:value-type="float">
            <text:p>-13.51614</text:p>
          </table:table-cell>
          <table:table-cell office:value-type="float" office:value="0.0288558" calcext:value-type="float">
            <text:p>0.028855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39673" calcext:value-type="float">
            <text:p>-2.3396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6096" calcext:value-type="float">
            <text:p>10.6096</text:p>
          </table:table-cell>
          <table:table-cell office:value-type="float" office:value="0" calcext:value-type="float">
            <text:p>0</text:p>
          </table:table-cell>
          <table:table-cell office:value-type="float" office:value="1034.304" calcext:value-type="float">
            <text:p>1034.304</text:p>
          </table:table-cell>
          <table:table-cell office:value-type="float" office:value="-7.040693" calcext:value-type="float">
            <text:p>-7.040693</text:p>
          </table:table-cell>
          <table:table-cell office:value-type="float" office:value="17.92618" calcext:value-type="float">
            <text:p>17.92618</text:p>
          </table:table-cell>
          <table:table-cell office:value-type="float" office:value="0.138696" calcext:value-type="float">
            <text:p>0.138696</text:p>
          </table:table-cell>
          <table:table-cell office:value-type="float" office:value="0.1607974" calcext:value-type="float">
            <text:p>0.1607974</text:p>
          </table:table-cell>
          <table:table-cell office:value-type="float" office:value="0.1682576" calcext:value-type="float">
            <text:p>0.1682576</text:p>
          </table:table-cell>
          <table:table-cell office:value-type="float" office:value="0.1739821" calcext:value-type="float">
            <text:p>0.1739821</text:p>
          </table:table-cell>
          <table:table-cell office:value-type="float" office:value="0.179196" calcext:value-type="float">
            <text:p>0.179196</text:p>
          </table:table-cell>
          <table:table-cell office:value-type="float" office:value="0.1684522" calcext:value-type="float">
            <text:p>0.1684522</text:p>
          </table:table-cell>
          <table:table-cell office:value-type="float" office:value="0.2061071" calcext:value-type="float">
            <text:p>0.2061071</text:p>
          </table:table-cell>
          <table:table-cell office:value-type="float" office:value="0.3266931" calcext:value-type="float">
            <text:p>0.3266931</text:p>
          </table:table-cell>
          <table:table-cell office:value-type="float" office:value="0.3139194" calcext:value-type="float">
            <text:p>0.3139194</text:p>
          </table:table-cell>
          <table:table-cell office:value-type="float" office:value="0.357833" calcext:value-type="float">
            <text:p>0.357833</text:p>
          </table:table-cell>
          <table:table-cell office:value-type="float" office:value="0.3771414" calcext:value-type="float">
            <text:p>0.3771414</text:p>
          </table:table-cell>
          <table:table-cell office:value-type="float" office:value="0.3923271" calcext:value-type="float">
            <text:p>0.3923271</text:p>
          </table:table-cell>
          <table:table-cell office:value-type="float" office:value="0.4614908" calcext:value-type="float">
            <text:p>0.4614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5834" calcext:value-type="float">
            <text:p>8.5834E-09</text:p>
          </table:table-cell>
          <table:table-cell office:value-type="float" office:value="0.05992076" calcext:value-type="float">
            <text:p>0.05992076</text:p>
          </table:table-cell>
          <table:table-cell office:value-type="float" office:value="0.1667631" calcext:value-type="float">
            <text:p>0.1667631</text:p>
          </table:table-cell>
          <table:table-cell office:value-type="float" office:value="0.1849701" calcext:value-type="float">
            <text:p>0.1849701</text:p>
          </table:table-cell>
          <table:table-cell office:value-type="float" office:value="0.1155476" calcext:value-type="float">
            <text:p>0.1155476</text:p>
          </table:table-cell>
          <table:table-cell office:value-type="float" office:value="0.0729067" calcext:value-type="float">
            <text:p>0.0729067</text:p>
          </table:table-cell>
          <table:table-cell office:value-type="float" office:value="0.04282415" calcext:value-type="float">
            <text:p>0.042824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1599" calcext:value-type="float">
            <text:p>-13.61599</text:p>
          </table:table-cell>
          <table:table-cell office:value-type="float" office:value="-4.310389" calcext:value-type="float">
            <text:p>-4.310389</text:p>
          </table:table-cell>
          <table:table-cell office:value-type="float" office:value="-3.04941" calcext:value-type="float">
            <text:p>-3.04941</text:p>
          </table:table-cell>
          <table:table-cell office:value-type="float" office:value="-2.370276" calcext:value-type="float">
            <text:p>-2.370276</text:p>
          </table:table-cell>
          <table:table-cell office:value-type="float" office:value="-1.891845" calcext:value-type="float">
            <text:p>-1.891845</text:p>
          </table:table-cell>
          <table:table-cell office:value-type="float" office:value="-1.175629" calcext:value-type="float">
            <text:p>-1.175629</text:p>
          </table:table-cell>
          <table:table-cell office:value-type="float" office:value="-0.2098051" calcext:value-type="float">
            <text:p>-0.2098051</text:p>
          </table:table-cell>
          <table:table-cell office:value-type="float" office:value="-0.07181869" calcext:value-type="float">
            <text:p>-0.07181869</text:p>
          </table:table-cell>
          <table:table-cell office:value-type="float" office:value="-0.08195058" calcext:value-type="float">
            <text:p>-0.08195058</text:p>
          </table:table-cell>
          <table:table-cell office:value-type="float" office:value="-0.02491044" calcext:value-type="float">
            <text:p>-0.0249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6006" calcext:value-type="float">
            <text:p>-17.76006</text:p>
          </table:table-cell>
          <table:table-cell office:value-type="float" office:value="0.02889159" calcext:value-type="float">
            <text:p>0.02889159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63716" calcext:value-type="float">
            <text:p>-2.3637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89912" calcext:value-type="float">
            <text:p>10.89912</text:p>
          </table:table-cell>
          <table:table-cell office:value-type="float" office:value="0" calcext:value-type="float">
            <text:p>0</text:p>
          </table:table-cell>
          <table:table-cell office:value-type="float" office:value="1034.109" calcext:value-type="float">
            <text:p>1034.109</text:p>
          </table:table-cell>
          <table:table-cell office:value-type="float" office:value="-7.135711" calcext:value-type="float">
            <text:p>-7.135711</text:p>
          </table:table-cell>
          <table:table-cell office:value-type="float" office:value="16.27295" calcext:value-type="float">
            <text:p>16.27295</text:p>
          </table:table-cell>
          <table:table-cell office:value-type="float" office:value="0.1334808" calcext:value-type="float">
            <text:p>0.1334808</text:p>
          </table:table-cell>
          <table:table-cell office:value-type="float" office:value="0.1560925" calcext:value-type="float">
            <text:p>0.1560925</text:p>
          </table:table-cell>
          <table:table-cell office:value-type="float" office:value="0.1646688" calcext:value-type="float">
            <text:p>0.1646688</text:p>
          </table:table-cell>
          <table:table-cell office:value-type="float" office:value="0.1715559" calcext:value-type="float">
            <text:p>0.1715559</text:p>
          </table:table-cell>
          <table:table-cell office:value-type="float" office:value="0.1773854" calcext:value-type="float">
            <text:p>0.1773854</text:p>
          </table:table-cell>
          <table:table-cell office:value-type="float" office:value="0.1676965" calcext:value-type="float">
            <text:p>0.1676965</text:p>
          </table:table-cell>
          <table:table-cell office:value-type="float" office:value="0.2001448" calcext:value-type="float">
            <text:p>0.2001448</text:p>
          </table:table-cell>
          <table:table-cell office:value-type="float" office:value="0.3260497" calcext:value-type="float">
            <text:p>0.3260497</text:p>
          </table:table-cell>
          <table:table-cell office:value-type="float" office:value="0.3144678" calcext:value-type="float">
            <text:p>0.3144678</text:p>
          </table:table-cell>
          <table:table-cell office:value-type="float" office:value="0.357801" calcext:value-type="float">
            <text:p>0.357801</text:p>
          </table:table-cell>
          <table:table-cell office:value-type="float" office:value="0.3771527" calcext:value-type="float">
            <text:p>0.3771527</text:p>
          </table:table-cell>
          <table:table-cell office:value-type="float" office:value="0.3923472" calcext:value-type="float">
            <text:p>0.3923472</text:p>
          </table:table-cell>
          <table:table-cell office:value-type="float" office:value="0.4623665" calcext:value-type="float">
            <text:p>0.46236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04199" calcext:value-type="float">
            <text:p>8.904199E-09</text:p>
          </table:table-cell>
          <table:table-cell office:value-type="float" office:value="0.06211999" calcext:value-type="float">
            <text:p>0.06211999</text:p>
          </table:table-cell>
          <table:table-cell office:value-type="float" office:value="0.1707025" calcext:value-type="float">
            <text:p>0.1707025</text:p>
          </table:table-cell>
          <table:table-cell office:value-type="float" office:value="0.1876777" calcext:value-type="float">
            <text:p>0.1876777</text:p>
          </table:table-cell>
          <table:table-cell office:value-type="float" office:value="0.1176789" calcext:value-type="float">
            <text:p>0.1176789</text:p>
          </table:table-cell>
          <table:table-cell office:value-type="float" office:value="0.07385714" calcext:value-type="float">
            <text:p>0.07385714</text:p>
          </table:table-cell>
          <table:table-cell office:value-type="float" office:value="0.0507143" calcext:value-type="float">
            <text:p>0.050714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8346" calcext:value-type="float">
            <text:p>-18.28346</text:p>
          </table:table-cell>
          <table:table-cell office:value-type="float" office:value="-5.400561" calcext:value-type="float">
            <text:p>-5.400561</text:p>
          </table:table-cell>
          <table:table-cell office:value-type="float" office:value="-3.588084" calcext:value-type="float">
            <text:p>-3.588084</text:p>
          </table:table-cell>
          <table:table-cell office:value-type="float" office:value="-2.635865" calcext:value-type="float">
            <text:p>-2.635865</text:p>
          </table:table-cell>
          <table:table-cell office:value-type="float" office:value="-2.043342" calcext:value-type="float">
            <text:p>-2.043342</text:p>
          </table:table-cell>
          <table:table-cell office:value-type="float" office:value="-1.215906" calcext:value-type="float">
            <text:p>-1.215906</text:p>
          </table:table-cell>
          <table:table-cell office:value-type="float" office:value="-0.2585739" calcext:value-type="float">
            <text:p>-0.2585739</text:p>
          </table:table-cell>
          <table:table-cell office:value-type="float" office:value="-0.07307142" calcext:value-type="float">
            <text:p>-0.07307142</text:p>
          </table:table-cell>
          <table:table-cell office:value-type="float" office:value="-0.0806236" calcext:value-type="float">
            <text:p>-0.0806236</text:p>
          </table:table-cell>
          <table:table-cell office:value-type="float" office:value="-0.02494883" calcext:value-type="float">
            <text:p>-0.0249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48323" calcext:value-type="float">
            <text:p>-26.48323</text:p>
          </table:table-cell>
          <table:table-cell office:value-type="float" office:value="0.02898151" calcext:value-type="float">
            <text:p>0.02898151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73579" calcext:value-type="float">
            <text:p>-2.373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.5" calcext:value-type="float">
            <text:p>3.5</text:p>
          </table:table-cell>
          <table:table-cell office:value-type="float" office:value="11.04244" calcext:value-type="float">
            <text:p>11.04244</text:p>
          </table:table-cell>
          <table:table-cell office:value-type="float" office:value="0" calcext:value-type="float">
            <text:p>0</text:p>
          </table:table-cell>
          <table:table-cell office:value-type="float" office:value="1033.966" calcext:value-type="float">
            <text:p>1033.966</text:p>
          </table:table-cell>
          <table:table-cell office:value-type="float" office:value="-7.13561" calcext:value-type="float">
            <text:p>-7.13561</text:p>
          </table:table-cell>
          <table:table-cell office:value-type="float" office:value="13.24114" calcext:value-type="float">
            <text:p>13.24114</text:p>
          </table:table-cell>
          <table:table-cell office:value-type="float" office:value="0.1373816" calcext:value-type="float">
            <text:p>0.1373816</text:p>
          </table:table-cell>
          <table:table-cell office:value-type="float" office:value="0.1624294" calcext:value-type="float">
            <text:p>0.1624294</text:p>
          </table:table-cell>
          <table:table-cell office:value-type="float" office:value="0.1664841" calcext:value-type="float">
            <text:p>0.1664841</text:p>
          </table:table-cell>
          <table:table-cell office:value-type="float" office:value="0.1704472" calcext:value-type="float">
            <text:p>0.1704472</text:p>
          </table:table-cell>
          <table:table-cell office:value-type="float" office:value="0.175272" calcext:value-type="float">
            <text:p>0.175272</text:p>
          </table:table-cell>
          <table:table-cell office:value-type="float" office:value="0.1652726" calcext:value-type="float">
            <text:p>0.1652726</text:p>
          </table:table-cell>
          <table:table-cell office:value-type="float" office:value="0.1932134" calcext:value-type="float">
            <text:p>0.1932134</text:p>
          </table:table-cell>
          <table:table-cell office:value-type="float" office:value="0.325485" calcext:value-type="float">
            <text:p>0.325485</text:p>
          </table:table-cell>
          <table:table-cell office:value-type="float" office:value="0.314986" calcext:value-type="float">
            <text:p>0.314986</text:p>
          </table:table-cell>
          <table:table-cell office:value-type="float" office:value="0.3577801" calcext:value-type="float">
            <text:p>0.3577801</text:p>
          </table:table-cell>
          <table:table-cell office:value-type="float" office:value="0.3771595" calcext:value-type="float">
            <text:p>0.3771595</text:p>
          </table:table-cell>
          <table:table-cell office:value-type="float" office:value="0.3923167" calcext:value-type="float">
            <text:p>0.3923167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489616" calcext:value-type="float">
            <text:p>7.489616E-09</text:p>
          </table:table-cell>
          <table:table-cell office:value-type="float" office:value="0.05225043" calcext:value-type="float">
            <text:p>0.05225043</text:p>
          </table:table-cell>
          <table:table-cell office:value-type="float" office:value="0.1688219" calcext:value-type="float">
            <text:p>0.1688219</text:p>
          </table:table-cell>
          <table:table-cell office:value-type="float" office:value="0.1889939" calcext:value-type="float">
            <text:p>0.1889939</text:p>
          </table:table-cell>
          <table:table-cell office:value-type="float" office:value="0.1202393" calcext:value-type="float">
            <text:p>0.1202393</text:p>
          </table:table-cell>
          <table:table-cell office:value-type="float" office:value="0.07658996" calcext:value-type="float">
            <text:p>0.07658996</text:p>
          </table:table-cell>
          <table:table-cell office:value-type="float" office:value="0.05945223" calcext:value-type="float">
            <text:p>0.0594522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2919" calcext:value-type="float">
            <text:p>-14.72919</text:p>
          </table:table-cell>
          <table:table-cell office:value-type="float" office:value="-4.01166" calcext:value-type="float">
            <text:p>-4.01166</text:p>
          </table:table-cell>
          <table:table-cell office:value-type="float" office:value="-3.327477" calcext:value-type="float">
            <text:p>-3.327477</text:p>
          </table:table-cell>
          <table:table-cell office:value-type="float" office:value="-2.784641" calcext:value-type="float">
            <text:p>-2.784641</text:p>
          </table:table-cell>
          <table:table-cell office:value-type="float" office:value="-2.247033" calcext:value-type="float">
            <text:p>-2.247033</text:p>
          </table:table-cell>
          <table:table-cell office:value-type="float" office:value="-1.359539" calcext:value-type="float">
            <text:p>-1.359539</text:p>
          </table:table-cell>
          <table:table-cell office:value-type="float" office:value="-0.3321575" calcext:value-type="float">
            <text:p>-0.3321575</text:p>
          </table:table-cell>
          <table:table-cell office:value-type="float" office:value="-0.0741934" calcext:value-type="float">
            <text:p>-0.0741934</text:p>
          </table:table-cell>
          <table:table-cell office:value-type="float" office:value="-0.07939167" calcext:value-type="float">
            <text:p>-0.07939167</text:p>
          </table:table-cell>
          <table:table-cell office:value-type="float" office:value="-0.02497388" calcext:value-type="float">
            <text:p>-0.0249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889" calcext:value-type="float">
            <text:p>-14.6889</text:p>
          </table:table-cell>
          <table:table-cell office:value-type="float" office:value="0.02902389" calcext:value-type="float">
            <text:p>0.02902389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76665" calcext:value-type="float">
            <text:p>-2.3766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.5" calcext:value-type="float">
            <text:p>3.5</text:p>
          </table:table-cell>
          <table:table-cell office:value-type="float" office:value="11.49634" calcext:value-type="float">
            <text:p>11.49634</text:p>
          </table:table-cell>
          <table:table-cell office:value-type="float" office:value="0" calcext:value-type="float">
            <text:p>0</text:p>
          </table:table-cell>
          <table:table-cell office:value-type="float" office:value="1033.511" calcext:value-type="float">
            <text:p>1033.511</text:p>
          </table:table-cell>
          <table:table-cell office:value-type="float" office:value="-7.134787" calcext:value-type="float">
            <text:p>-7.134787</text:p>
          </table:table-cell>
          <table:table-cell office:value-type="float" office:value="2.522501" calcext:value-type="float">
            <text:p>2.522501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1681938" calcext:value-type="float">
            <text:p>0.1681938</text:p>
          </table:table-cell>
          <table:table-cell office:value-type="float" office:value="0.1724767" calcext:value-type="float">
            <text:p>0.1724767</text:p>
          </table:table-cell>
          <table:table-cell office:value-type="float" office:value="0.175028" calcext:value-type="float">
            <text:p>0.175028</text:p>
          </table:table-cell>
          <table:table-cell office:value-type="float" office:value="0.1785735" calcext:value-type="float">
            <text:p>0.1785735</text:p>
          </table:table-cell>
          <table:table-cell office:value-type="float" office:value="0.1656039" calcext:value-type="float">
            <text:p>0.1656039</text:p>
          </table:table-cell>
          <table:table-cell office:value-type="float" office:value="0.1865922" calcext:value-type="float">
            <text:p>0.1865922</text:p>
          </table:table-cell>
          <table:table-cell office:value-type="float" office:value="0.3250162" calcext:value-type="float">
            <text:p>0.3250162</text:p>
          </table:table-cell>
          <table:table-cell office:value-type="float" office:value="0.3154767" calcext:value-type="float">
            <text:p>0.3154767</text:p>
          </table:table-cell>
          <table:table-cell office:value-type="float" office:value="0.3577693" calcext:value-type="float">
            <text:p>0.3577693</text:p>
          </table:table-cell>
          <table:table-cell office:value-type="float" office:value="0.3771616" calcext:value-type="float">
            <text:p>0.3771616</text:p>
          </table:table-cell>
          <table:table-cell office:value-type="float" office:value="0.3922761" calcext:value-type="float">
            <text:p>0.3922761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01888941" calcext:value-type="float">
            <text:p>0.001888941</text:p>
          </table:table-cell>
          <table:table-cell office:value-type="float" office:value="0.04286025" calcext:value-type="float">
            <text:p>0.04286025</text:p>
          </table:table-cell>
          <table:table-cell office:value-type="float" office:value="0.1624506" calcext:value-type="float">
            <text:p>0.1624506</text:p>
          </table:table-cell>
          <table:table-cell office:value-type="float" office:value="0.1841611" calcext:value-type="float">
            <text:p>0.1841611</text:p>
          </table:table-cell>
          <table:table-cell office:value-type="float" office:value="0.1168887" calcext:value-type="float">
            <text:p>0.1168887</text:p>
          </table:table-cell>
          <table:table-cell office:value-type="float" office:value="0.07635561" calcext:value-type="float">
            <text:p>0.07635561</text:p>
          </table:table-cell>
          <table:table-cell office:value-type="float" office:value="0.06761356" calcext:value-type="float">
            <text:p>0.0676135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81279" calcext:value-type="float">
            <text:p>-5.681279</text:p>
          </table:table-cell>
          <table:table-cell office:value-type="float" office:value="-3.028796" calcext:value-type="float">
            <text:p>-3.028796</text:p>
          </table:table-cell>
          <table:table-cell office:value-type="float" office:value="-2.52695" calcext:value-type="float">
            <text:p>-2.52695</text:p>
          </table:table-cell>
          <table:table-cell office:value-type="float" office:value="-2.270358" calcext:value-type="float">
            <text:p>-2.270358</text:p>
          </table:table-cell>
          <table:table-cell office:value-type="float" office:value="-1.947299" calcext:value-type="float">
            <text:p>-1.947299</text:p>
          </table:table-cell>
          <table:table-cell office:value-type="float" office:value="-1.340425" calcext:value-type="float">
            <text:p>-1.340425</text:p>
          </table:table-cell>
          <table:table-cell office:value-type="float" office:value="-0.4261281" calcext:value-type="float">
            <text:p>-0.4261281</text:p>
          </table:table-cell>
          <table:table-cell office:value-type="float" office:value="-0.07513735" calcext:value-type="float">
            <text:p>-0.07513735</text:p>
          </table:table-cell>
          <table:table-cell office:value-type="float" office:value="-0.07824443" calcext:value-type="float">
            <text:p>-0.07824443</text:p>
          </table:table-cell>
          <table:table-cell office:value-type="float" office:value="-0.02498682" calcext:value-type="float">
            <text:p>-0.02498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10322" calcext:value-type="float">
            <text:p>-8.610322</text:p>
          </table:table-cell>
          <table:table-cell office:value-type="float" office:value="0.02898073" calcext:value-type="float">
            <text:p>0.02898073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78781" calcext:value-type="float">
            <text:p>-2.3787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16508" calcext:value-type="float">
            <text:p>12.16508</text:p>
          </table:table-cell>
          <table:table-cell office:value-type="float" office:value="0" calcext:value-type="float">
            <text:p>0</text:p>
          </table:table-cell>
          <table:table-cell office:value-type="float" office:value="1032.842" calcext:value-type="float">
            <text:p>1032.842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477662" calcext:value-type="float">
            <text:p>0.1477662</text:p>
          </table:table-cell>
          <table:table-cell office:value-type="float" office:value="0.1718559" calcext:value-type="float">
            <text:p>0.1718559</text:p>
          </table:table-cell>
          <table:table-cell office:value-type="float" office:value="0.1754046" calcext:value-type="float">
            <text:p>0.1754046</text:p>
          </table:table-cell>
          <table:table-cell office:value-type="float" office:value="0.1774976" calcext:value-type="float">
            <text:p>0.1774976</text:p>
          </table:table-cell>
          <table:table-cell office:value-type="float" office:value="0.1807531" calcext:value-type="float">
            <text:p>0.1807531</text:p>
          </table:table-cell>
          <table:table-cell office:value-type="float" office:value="0.1668098" calcext:value-type="float">
            <text:p>0.1668098</text:p>
          </table:table-cell>
          <table:table-cell office:value-type="float" office:value="0.1823392" calcext:value-type="float">
            <text:p>0.1823392</text:p>
          </table:table-cell>
          <table:table-cell office:value-type="float" office:value="0.3246106" calcext:value-type="float">
            <text:p>0.3246106</text:p>
          </table:table-cell>
          <table:table-cell office:value-type="float" office:value="0.3159403" calcext:value-type="float">
            <text:p>0.3159403</text:p>
          </table:table-cell>
          <table:table-cell office:value-type="float" office:value="0.3577667" calcext:value-type="float">
            <text:p>0.3577667</text:p>
          </table:table-cell>
          <table:table-cell office:value-type="float" office:value="0.3771601" calcext:value-type="float">
            <text:p>0.3771601</text:p>
          </table:table-cell>
          <table:table-cell office:value-type="float" office:value="0.3922285" calcext:value-type="float">
            <text:p>0.3922285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680872" calcext:value-type="float">
            <text:p>4.680872E-09</text:p>
          </table:table-cell>
          <table:table-cell office:value-type="float" office:value="0.03555001" calcext:value-type="float">
            <text:p>0.03555001</text:p>
          </table:table-cell>
          <table:table-cell office:value-type="float" office:value="0.1593972" calcext:value-type="float">
            <text:p>0.1593972</text:p>
          </table:table-cell>
          <table:table-cell office:value-type="float" office:value="0.1815782" calcext:value-type="float">
            <text:p>0.1815782</text:p>
          </table:table-cell>
          <table:table-cell office:value-type="float" office:value="0.114649" calcext:value-type="float">
            <text:p>0.114649</text:p>
          </table:table-cell>
          <table:table-cell office:value-type="float" office:value="0.07515866" calcext:value-type="float">
            <text:p>0.07515866</text:p>
          </table:table-cell>
          <table:table-cell office:value-type="float" office:value="0.07315093" calcext:value-type="float">
            <text:p>0.0731509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99165" calcext:value-type="float">
            <text:p>-8.399165</text:p>
          </table:table-cell>
          <table:table-cell office:value-type="float" office:value="-2.584347" calcext:value-type="float">
            <text:p>-2.584347</text:p>
          </table:table-cell>
          <table:table-cell office:value-type="float" office:value="-2.223742" calcext:value-type="float">
            <text:p>-2.223742</text:p>
          </table:table-cell>
          <table:table-cell office:value-type="float" office:value="-2.038563" calcext:value-type="float">
            <text:p>-2.038563</text:p>
          </table:table-cell>
          <table:table-cell office:value-type="float" office:value="-1.773322" calcext:value-type="float">
            <text:p>-1.773322</text:p>
          </table:table-cell>
          <table:table-cell office:value-type="float" office:value="-1.267856" calcext:value-type="float">
            <text:p>-1.267856</text:p>
          </table:table-cell>
          <table:table-cell office:value-type="float" office:value="-0.5026156" calcext:value-type="float">
            <text:p>-0.5026156</text:p>
          </table:table-cell>
          <table:table-cell office:value-type="float" office:value="-0.07596575" calcext:value-type="float">
            <text:p>-0.07596575</text:p>
          </table:table-cell>
          <table:table-cell office:value-type="float" office:value="-0.07717738" calcext:value-type="float">
            <text:p>-0.07717738</text:p>
          </table:table-cell>
          <table:table-cell office:value-type="float" office:value="-0.02498998" calcext:value-type="float">
            <text:p>-0.0249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405" calcext:value-type="float">
            <text:p>-9.2405</text:p>
          </table:table-cell>
          <table:table-cell office:value-type="float" office:value="0.02894474" calcext:value-type="float">
            <text:p>0.02894474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0992" calcext:value-type="float">
            <text:p>-2.380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4737" calcext:value-type="float">
            <text:p>12.4737</text:p>
          </table:table-cell>
          <table:table-cell office:value-type="float" office:value="0" calcext:value-type="float">
            <text:p>0</text:p>
          </table:table-cell>
          <table:table-cell office:value-type="float" office:value="1032.534" calcext:value-type="float">
            <text:p>1032.534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416074" calcext:value-type="float">
            <text:p>0.1416074</text:p>
          </table:table-cell>
          <table:table-cell office:value-type="float" office:value="0.1721776" calcext:value-type="float">
            <text:p>0.1721776</text:p>
          </table:table-cell>
          <table:table-cell office:value-type="float" office:value="0.1791473" calcext:value-type="float">
            <text:p>0.1791473</text:p>
          </table:table-cell>
          <table:table-cell office:value-type="float" office:value="0.1815846" calcext:value-type="float">
            <text:p>0.1815846</text:p>
          </table:table-cell>
          <table:table-cell office:value-type="float" office:value="0.184337" calcext:value-type="float">
            <text:p>0.184337</text:p>
          </table:table-cell>
          <table:table-cell office:value-type="float" office:value="0.1686596" calcext:value-type="float">
            <text:p>0.1686596</text:p>
          </table:table-cell>
          <table:table-cell office:value-type="float" office:value="0.1803069" calcext:value-type="float">
            <text:p>0.1803069</text:p>
          </table:table-cell>
          <table:table-cell office:value-type="float" office:value="0.3242267" calcext:value-type="float">
            <text:p>0.3242267</text:p>
          </table:table-cell>
          <table:table-cell office:value-type="float" office:value="0.3164766" calcext:value-type="float">
            <text:p>0.3164766</text:p>
          </table:table-cell>
          <table:table-cell office:value-type="float" office:value="0.3576972" calcext:value-type="float">
            <text:p>0.3576972</text:p>
          </table:table-cell>
          <table:table-cell office:value-type="float" office:value="0.3771535" calcext:value-type="float">
            <text:p>0.3771535</text:p>
          </table:table-cell>
          <table:table-cell office:value-type="float" office:value="0.3921776" calcext:value-type="float">
            <text:p>0.3921776</text:p>
          </table:table-cell>
          <table:table-cell office:value-type="float" office:value="0.4623675" calcext:value-type="float">
            <text:p>0.46236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43802" calcext:value-type="float">
            <text:p>4.343802E-09</text:p>
          </table:table-cell>
          <table:table-cell office:value-type="float" office:value="0.03053789" calcext:value-type="float">
            <text:p>0.03053789</text:p>
          </table:table-cell>
          <table:table-cell office:value-type="float" office:value="0.1554568" calcext:value-type="float">
            <text:p>0.1554568</text:p>
          </table:table-cell>
          <table:table-cell office:value-type="float" office:value="0.1772618" calcext:value-type="float">
            <text:p>0.1772618</text:p>
          </table:table-cell>
          <table:table-cell office:value-type="float" office:value="0.1108466" calcext:value-type="float">
            <text:p>0.1108466</text:p>
          </table:table-cell>
          <table:table-cell office:value-type="float" office:value="0.0732428" calcext:value-type="float">
            <text:p>0.0732428</text:p>
          </table:table-cell>
          <table:table-cell office:value-type="float" office:value="0.07632757" calcext:value-type="float">
            <text:p>0.07632757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0371" calcext:value-type="float">
            <text:p>-11.60371</text:p>
          </table:table-cell>
          <table:table-cell office:value-type="float" office:value="-2.509276" calcext:value-type="float">
            <text:p>-2.509276</text:p>
          </table:table-cell>
          <table:table-cell office:value-type="float" office:value="-1.880468" calcext:value-type="float">
            <text:p>-1.880468</text:p>
          </table:table-cell>
          <table:table-cell office:value-type="float" office:value="-1.70811" calcext:value-type="float">
            <text:p>-1.70811</text:p>
          </table:table-cell>
          <table:table-cell office:value-type="float" office:value="-1.523465" calcext:value-type="float">
            <text:p>-1.523465</text:p>
          </table:table-cell>
          <table:table-cell office:value-type="float" office:value="-1.165349" calcext:value-type="float">
            <text:p>-1.165349</text:p>
          </table:table-cell>
          <table:table-cell office:value-type="float" office:value="-0.5448192" calcext:value-type="float">
            <text:p>-0.5448192</text:p>
          </table:table-cell>
          <table:table-cell office:value-type="float" office:value="-0.07675948" calcext:value-type="float">
            <text:p>-0.07675948</text:p>
          </table:table-cell>
          <table:table-cell office:value-type="float" office:value="-0.07596586" calcext:value-type="float">
            <text:p>-0.07596586</text:p>
          </table:table-cell>
          <table:table-cell office:value-type="float" office:value="-0.02507203" calcext:value-type="float">
            <text:p>-0.02507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6696" calcext:value-type="float">
            <text:p>-17.06696</text:p>
          </table:table-cell>
          <table:table-cell office:value-type="float" office:value="0.02888656" calcext:value-type="float">
            <text:p>0.02888656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2828" calcext:value-type="float">
            <text:p>-2.3828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76877" calcext:value-type="float">
            <text:p>12.76877</text:p>
          </table:table-cell>
          <table:table-cell office:value-type="float" office:value="0" calcext:value-type="float">
            <text:p>0</text:p>
          </table:table-cell>
          <table:table-cell office:value-type="float" office:value="1032.239" calcext:value-type="float">
            <text:p>1032.239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38824" calcext:value-type="float">
            <text:p>0.1338824</text:p>
          </table:table-cell>
          <table:table-cell office:value-type="float" office:value="0.1636691" calcext:value-type="float">
            <text:p>0.1636691</text:p>
          </table:table-cell>
          <table:table-cell office:value-type="float" office:value="0.1739022" calcext:value-type="float">
            <text:p>0.1739022</text:p>
          </table:table-cell>
          <table:table-cell office:value-type="float" office:value="0.1795111" calcext:value-type="float">
            <text:p>0.1795111</text:p>
          </table:table-cell>
          <table:table-cell office:value-type="float" office:value="0.1837614" calcext:value-type="float">
            <text:p>0.1837614</text:p>
          </table:table-cell>
          <table:table-cell office:value-type="float" office:value="0.1694839" calcext:value-type="float">
            <text:p>0.1694839</text:p>
          </table:table-cell>
          <table:table-cell office:value-type="float" office:value="0.1795343" calcext:value-type="float">
            <text:p>0.1795343</text:p>
          </table:table-cell>
          <table:table-cell office:value-type="float" office:value="0.3239092" calcext:value-type="float">
            <text:p>0.3239092</text:p>
          </table:table-cell>
          <table:table-cell office:value-type="float" office:value="0.3170148" calcext:value-type="float">
            <text:p>0.3170148</text:p>
          </table:table-cell>
          <table:table-cell office:value-type="float" office:value="0.3576183" calcext:value-type="float">
            <text:p>0.3576183</text:p>
          </table:table-cell>
          <table:table-cell office:value-type="float" office:value="0.3771369" calcext:value-type="float">
            <text:p>0.3771369</text:p>
          </table:table-cell>
          <table:table-cell office:value-type="float" office:value="0.3921188" calcext:value-type="float">
            <text:p>0.3921188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39248" calcext:value-type="float">
            <text:p>5.139248E-09</text:p>
          </table:table-cell>
          <table:table-cell office:value-type="float" office:value="0.03601415" calcext:value-type="float">
            <text:p>0.03601415</text:p>
          </table:table-cell>
          <table:table-cell office:value-type="float" office:value="0.1611439" calcext:value-type="float">
            <text:p>0.1611439</text:p>
          </table:table-cell>
          <table:table-cell office:value-type="float" office:value="0.1795336" calcext:value-type="float">
            <text:p>0.1795336</text:p>
          </table:table-cell>
          <table:table-cell office:value-type="float" office:value="0.1115479" calcext:value-type="float">
            <text:p>0.1115479</text:p>
          </table:table-cell>
          <table:table-cell office:value-type="float" office:value="0.07241824" calcext:value-type="float">
            <text:p>0.07241824</text:p>
          </table:table-cell>
          <table:table-cell office:value-type="float" office:value="0.07797585" calcext:value-type="float">
            <text:p>0.0779758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8547" calcext:value-type="float">
            <text:p>-17.88547</text:p>
          </table:table-cell>
          <table:table-cell office:value-type="float" office:value="-3.72165" calcext:value-type="float">
            <text:p>-3.72165</text:p>
          </table:table-cell>
          <table:table-cell office:value-type="float" office:value="-2.354835" calcext:value-type="float">
            <text:p>-2.354835</text:p>
          </table:table-cell>
          <table:table-cell office:value-type="float" office:value="-1.861271" calcext:value-type="float">
            <text:p>-1.861271</text:p>
          </table:table-cell>
          <table:table-cell office:value-type="float" office:value="-1.557908" calcext:value-type="float">
            <text:p>-1.557908</text:p>
          </table:table-cell>
          <table:table-cell office:value-type="float" office:value="-1.121694" calcext:value-type="float">
            <text:p>-1.121694</text:p>
          </table:table-cell>
          <table:table-cell office:value-type="float" office:value="-0.5618793" calcext:value-type="float">
            <text:p>-0.5618793</text:p>
          </table:table-cell>
          <table:table-cell office:value-type="float" office:value="-0.07742213" calcext:value-type="float">
            <text:p>-0.07742213</text:p>
          </table:table-cell>
          <table:table-cell office:value-type="float" office:value="-0.07476826" calcext:value-type="float">
            <text:p>-0.07476826</text:p>
          </table:table-cell>
          <table:table-cell office:value-type="float" office:value="-0.02516707" calcext:value-type="float">
            <text:p>-0.02516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9345" calcext:value-type="float">
            <text:p>-26.59345</text:p>
          </table:table-cell>
          <table:table-cell office:value-type="float" office:value="0.02893918" calcext:value-type="float">
            <text:p>0.02893918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5624" calcext:value-type="float">
            <text:p>-2.385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90451" calcext:value-type="float">
            <text:p>12.90451</text:p>
          </table:table-cell>
          <table:table-cell office:value-type="float" office:value="0" calcext:value-type="float">
            <text:p>0</text:p>
          </table:table-cell>
          <table:table-cell office:value-type="float" office:value="1032.103" calcext:value-type="float">
            <text:p>1032.103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41292" calcext:value-type="float">
            <text:p>0.1341292</text:p>
          </table:table-cell>
          <table:table-cell office:value-type="float" office:value="0.1704546" calcext:value-type="float">
            <text:p>0.1704546</text:p>
          </table:table-cell>
          <table:table-cell office:value-type="float" office:value="0.1758139" calcext:value-type="float">
            <text:p>0.1758139</text:p>
          </table:table-cell>
          <table:table-cell office:value-type="float" office:value="0.1785351" calcext:value-type="float">
            <text:p>0.1785351</text:p>
          </table:table-cell>
          <table:table-cell office:value-type="float" office:value="0.1821694" calcext:value-type="float">
            <text:p>0.1821694</text:p>
          </table:table-cell>
          <table:table-cell office:value-type="float" office:value="0.1685639" calcext:value-type="float">
            <text:p>0.1685639</text:p>
          </table:table-cell>
          <table:table-cell office:value-type="float" office:value="0.1786166" calcext:value-type="float">
            <text:p>0.1786166</text:p>
          </table:table-cell>
          <table:table-cell office:value-type="float" office:value="0.3236032" calcext:value-type="float">
            <text:p>0.3236032</text:p>
          </table:table-cell>
          <table:table-cell office:value-type="float" office:value="0.3175229" calcext:value-type="float">
            <text:p>0.3175229</text:p>
          </table:table-cell>
          <table:table-cell office:value-type="float" office:value="0.3575548" calcext:value-type="float">
            <text:p>0.3575548</text:p>
          </table:table-cell>
          <table:table-cell office:value-type="float" office:value="0.3771126" calcext:value-type="float">
            <text:p>0.3771126</text:p>
          </table:table-cell>
          <table:table-cell office:value-type="float" office:value="0.3920516" calcext:value-type="float">
            <text:p>0.3920516</text:p>
          </table:table-cell>
          <table:table-cell office:value-type="float" office:value="0.4623654" calcext:value-type="float">
            <text:p>0.46236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41937" calcext:value-type="float">
            <text:p>1.041937E-10</text:p>
          </table:table-cell>
          <table:table-cell office:value-type="float" office:value="0.02422379" calcext:value-type="float">
            <text:p>0.02422379</text:p>
          </table:table-cell>
          <table:table-cell office:value-type="float" office:value="0.1592279" calcext:value-type="float">
            <text:p>0.1592279</text:p>
          </table:table-cell>
          <table:table-cell office:value-type="float" office:value="0.1806876" calcext:value-type="float">
            <text:p>0.1806876</text:p>
          </table:table-cell>
          <table:table-cell office:value-type="float" office:value="0.1133284" calcext:value-type="float">
            <text:p>0.1133284</text:p>
          </table:table-cell>
          <table:table-cell office:value-type="float" office:value="0.0734361" calcext:value-type="float">
            <text:p>0.0734361</text:p>
          </table:table-cell>
          <table:table-cell office:value-type="float" office:value="0.07984352" calcext:value-type="float">
            <text:p>0.07984352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3014" calcext:value-type="float">
            <text:p>-17.73014</text:p>
          </table:table-cell>
          <table:table-cell office:value-type="float" office:value="-2.722807" calcext:value-type="float">
            <text:p>-2.722807</text:p>
          </table:table-cell>
          <table:table-cell office:value-type="float" office:value="-2.17786" calcext:value-type="float">
            <text:p>-2.17786</text:p>
          </table:table-cell>
          <table:table-cell office:value-type="float" office:value="-1.947701" calcext:value-type="float">
            <text:p>-1.947701</text:p>
          </table:table-cell>
          <table:table-cell office:value-type="float" office:value="-1.668952" calcext:value-type="float">
            <text:p>-1.668952</text:p>
          </table:table-cell>
          <table:table-cell office:value-type="float" office:value="-1.169292" calcext:value-type="float">
            <text:p>-1.169292</text:p>
          </table:table-cell>
          <table:table-cell office:value-type="float" office:value="-0.5826528" calcext:value-type="float">
            <text:p>-0.5826528</text:p>
          </table:table-cell>
          <table:table-cell office:value-type="float" office:value="-0.07806624" calcext:value-type="float">
            <text:p>-0.07806624</text:p>
          </table:table-cell>
          <table:table-cell office:value-type="float" office:value="-0.0736568" calcext:value-type="float">
            <text:p>-0.0736568</text:p>
          </table:table-cell>
          <table:table-cell office:value-type="float" office:value="-0.02524388" calcext:value-type="float">
            <text:p>-0.0252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749" calcext:value-type="float">
            <text:p>-20.8749</text:p>
          </table:table-cell>
          <table:table-cell office:value-type="float" office:value="0.02891906" calcext:value-type="float">
            <text:p>0.02891906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7717" calcext:value-type="float">
            <text:p>-2.3877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10098" calcext:value-type="float">
            <text:p>13.10098</text:p>
          </table:table-cell>
          <table:table-cell office:value-type="float" office:value="0" calcext:value-type="float">
            <text:p>0</text:p>
          </table:table-cell>
          <table:table-cell office:value-type="float" office:value="1031.907" calcext:value-type="float">
            <text:p>1031.907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3342" calcext:value-type="float">
            <text:p>0.133342</text:p>
          </table:table-cell>
          <table:table-cell office:value-type="float" office:value="0.1668674" calcext:value-type="float">
            <text:p>0.1668674</text:p>
          </table:table-cell>
          <table:table-cell office:value-type="float" office:value="0.1755864" calcext:value-type="float">
            <text:p>0.1755864</text:p>
          </table:table-cell>
          <table:table-cell office:value-type="float" office:value="0.1795436" calcext:value-type="float">
            <text:p>0.1795436</text:p>
          </table:table-cell>
          <table:table-cell office:value-type="float" office:value="0.1831237" calcext:value-type="float">
            <text:p>0.1831237</text:p>
          </table:table-cell>
          <table:table-cell office:value-type="float" office:value="0.1685563" calcext:value-type="float">
            <text:p>0.1685563</text:p>
          </table:table-cell>
          <table:table-cell office:value-type="float" office:value="0.1776757" calcext:value-type="float">
            <text:p>0.1776757</text:p>
          </table:table-cell>
          <table:table-cell office:value-type="float" office:value="0.3233038" calcext:value-type="float">
            <text:p>0.3233038</text:p>
          </table:table-cell>
          <table:table-cell office:value-type="float" office:value="0.3180028" calcext:value-type="float">
            <text:p>0.3180028</text:p>
          </table:table-cell>
          <table:table-cell office:value-type="float" office:value="0.3575048" calcext:value-type="float">
            <text:p>0.3575048</text:p>
          </table:table-cell>
          <table:table-cell office:value-type="float" office:value="0.3770823" calcext:value-type="float">
            <text:p>0.3770823</text:p>
          </table:table-cell>
          <table:table-cell office:value-type="float" office:value="0.3919809" calcext:value-type="float">
            <text:p>0.3919809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4908" calcext:value-type="float">
            <text:p>1.14908E-09</text:p>
          </table:table-cell>
          <table:table-cell office:value-type="float" office:value="0.02380941" calcext:value-type="float">
            <text:p>0.02380941</text:p>
          </table:table-cell>
          <table:table-cell office:value-type="float" office:value="0.1595557" calcext:value-type="float">
            <text:p>0.1595557</text:p>
          </table:table-cell>
          <table:table-cell office:value-type="float" office:value="0.179675" calcext:value-type="float">
            <text:p>0.179675</text:p>
          </table:table-cell>
          <table:table-cell office:value-type="float" office:value="0.1123394" calcext:value-type="float">
            <text:p>0.1123394</text:p>
          </table:table-cell>
          <table:table-cell office:value-type="float" office:value="0.07347901" calcext:value-type="float">
            <text:p>0.07347901</text:p>
          </table:table-cell>
          <table:table-cell office:value-type="float" office:value="0.08182381" calcext:value-type="float">
            <text:p>0.08182381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7862" calcext:value-type="float">
            <text:p>-18.47862</text:p>
          </table:table-cell>
          <table:table-cell office:value-type="float" office:value="-3.191683" calcext:value-type="float">
            <text:p>-3.191683</text:p>
          </table:table-cell>
          <table:table-cell office:value-type="float" office:value="-2.189971" calcext:value-type="float">
            <text:p>-2.189971</text:p>
          </table:table-cell>
          <table:table-cell office:value-type="float" office:value="-1.861476" calcext:value-type="float">
            <text:p>-1.861476</text:p>
          </table:table-cell>
          <table:table-cell office:value-type="float" office:value="-1.601779" calcext:value-type="float">
            <text:p>-1.601779</text:p>
          </table:table-cell>
          <table:table-cell office:value-type="float" office:value="-1.169974" calcext:value-type="float">
            <text:p>-1.169974</text:p>
          </table:table-cell>
          <table:table-cell office:value-type="float" office:value="-0.6050668" calcext:value-type="float">
            <text:p>-0.6050668</text:p>
          </table:table-cell>
          <table:table-cell office:value-type="float" office:value="-0.07870264" calcext:value-type="float">
            <text:p>-0.07870264</text:p>
          </table:table-cell>
          <table:table-cell office:value-type="float" office:value="-0.0726236" calcext:value-type="float">
            <text:p>-0.0726236</text:p>
          </table:table-cell>
          <table:table-cell office:value-type="float" office:value="-0.02530475" calcext:value-type="float">
            <text:p>-0.0253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4004" calcext:value-type="float">
            <text:p>-25.44004</text:p>
          </table:table-cell>
          <table:table-cell office:value-type="float" office:value="0.02892238" calcext:value-type="float">
            <text:p>0.02892238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89946" calcext:value-type="float">
            <text:p>-2.3899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28696" calcext:value-type="float">
            <text:p>13.28696</text:p>
          </table:table-cell>
          <table:table-cell office:value-type="float" office:value="0" calcext:value-type="float">
            <text:p>0</text:p>
          </table:table-cell>
          <table:table-cell office:value-type="float" office:value="1031.721" calcext:value-type="float">
            <text:p>1031.721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02289" calcext:value-type="float">
            <text:p>0.1302289</text:p>
          </table:table-cell>
          <table:table-cell office:value-type="float" office:value="0.1621998" calcext:value-type="float">
            <text:p>0.1621998</text:p>
          </table:table-cell>
          <table:table-cell office:value-type="float" office:value="0.1706289" calcext:value-type="float">
            <text:p>0.1706289</text:p>
          </table:table-cell>
          <table:table-cell office:value-type="float" office:value="0.1760135" calcext:value-type="float">
            <text:p>0.1760135</text:p>
          </table:table-cell>
          <table:table-cell office:value-type="float" office:value="0.1805826" calcext:value-type="float">
            <text:p>0.1805826</text:p>
          </table:table-cell>
          <table:table-cell office:value-type="float" office:value="0.1676198" calcext:value-type="float">
            <text:p>0.1676198</text:p>
          </table:table-cell>
          <table:table-cell office:value-type="float" office:value="0.1766822" calcext:value-type="float">
            <text:p>0.1766822</text:p>
          </table:table-cell>
          <table:table-cell office:value-type="float" office:value="0.323011" calcext:value-type="float">
            <text:p>0.323011</text:p>
          </table:table-cell>
          <table:table-cell office:value-type="float" office:value="0.3184565" calcext:value-type="float">
            <text:p>0.3184565</text:p>
          </table:table-cell>
          <table:table-cell office:value-type="float" office:value="0.3574663" calcext:value-type="float">
            <text:p>0.3574663</text:p>
          </table:table-cell>
          <table:table-cell office:value-type="float" office:value="0.3770477" calcext:value-type="float">
            <text:p>0.3770477</text:p>
          </table:table-cell>
          <table:table-cell office:value-type="float" office:value="0.3919021" calcext:value-type="float">
            <text:p>0.3919021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88337" calcext:value-type="float">
            <text:p>2.788337E-09</text:p>
          </table:table-cell>
          <table:table-cell office:value-type="float" office:value="0.02559674" calcext:value-type="float">
            <text:p>0.02559674</text:p>
          </table:table-cell>
          <table:table-cell office:value-type="float" office:value="0.1649649" calcext:value-type="float">
            <text:p>0.1649649</text:p>
          </table:table-cell>
          <table:table-cell office:value-type="float" office:value="0.1835554" calcext:value-type="float">
            <text:p>0.1835554</text:p>
          </table:table-cell>
          <table:table-cell office:value-type="float" office:value="0.1150844" calcext:value-type="float">
            <text:p>0.1150844</text:p>
          </table:table-cell>
          <table:table-cell office:value-type="float" office:value="0.07451656" calcext:value-type="float">
            <text:p>0.07451656</text:p>
          </table:table-cell>
          <table:table-cell office:value-type="float" office:value="0.08391363" calcext:value-type="float">
            <text:p>0.0839136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574" calcext:value-type="float">
            <text:p>-22.1574</text:p>
          </table:table-cell>
          <table:table-cell office:value-type="float" office:value="-4.005951" calcext:value-type="float">
            <text:p>-4.005951</text:p>
          </table:table-cell>
          <table:table-cell office:value-type="float" office:value="-2.732621" calcext:value-type="float">
            <text:p>-2.732621</text:p>
          </table:table-cell>
          <table:table-cell office:value-type="float" office:value="-2.167054" calcext:value-type="float">
            <text:p>-2.167054</text:p>
          </table:table-cell>
          <table:table-cell office:value-type="float" office:value="-1.782091" calcext:value-type="float">
            <text:p>-1.782091</text:p>
          </table:table-cell>
          <table:table-cell office:value-type="float" office:value="-1.220113" calcext:value-type="float">
            <text:p>-1.220113</text:p>
          </table:table-cell>
          <table:table-cell office:value-type="float" office:value="-0.629573" calcext:value-type="float">
            <text:p>-0.629573</text:p>
          </table:table-cell>
          <table:table-cell office:value-type="float" office:value="-0.07933038" calcext:value-type="float">
            <text:p>-0.07933038</text:p>
          </table:table-cell>
          <table:table-cell office:value-type="float" office:value="-0.07166187" calcext:value-type="float">
            <text:p>-0.07166187</text:p>
          </table:table-cell>
          <table:table-cell office:value-type="float" office:value="-0.02535135" calcext:value-type="float">
            <text:p>-0.02535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8053" calcext:value-type="float">
            <text:p>-30.58053</text:p>
          </table:table-cell>
          <table:table-cell office:value-type="float" office:value="0.02899102" calcext:value-type="float">
            <text:p>0.02899102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92714" calcext:value-type="float">
            <text:p>-2.3927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36416" calcext:value-type="float">
            <text:p>13.36416</text:p>
          </table:table-cell>
          <table:table-cell office:value-type="float" office:value="0" calcext:value-type="float">
            <text:p>0</text:p>
          </table:table-cell>
          <table:table-cell office:value-type="float" office:value="1031.644" calcext:value-type="float">
            <text:p>1031.644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17053" calcext:value-type="float">
            <text:p>0.1317053</text:p>
          </table:table-cell>
          <table:table-cell office:value-type="float" office:value="0.1667731" calcext:value-type="float">
            <text:p>0.1667731</text:p>
          </table:table-cell>
          <table:table-cell office:value-type="float" office:value="0.1728878" calcext:value-type="float">
            <text:p>0.1728878</text:p>
          </table:table-cell>
          <table:table-cell office:value-type="float" office:value="0.1760523" calcext:value-type="float">
            <text:p>0.1760523</text:p>
          </table:table-cell>
          <table:table-cell office:value-type="float" office:value="0.1796792" calcext:value-type="float">
            <text:p>0.1796792</text:p>
          </table:table-cell>
          <table:table-cell office:value-type="float" office:value="0.1660871" calcext:value-type="float">
            <text:p>0.1660871</text:p>
          </table:table-cell>
          <table:table-cell office:value-type="float" office:value="0.1747894" calcext:value-type="float">
            <text:p>0.1747894</text:p>
          </table:table-cell>
          <table:table-cell office:value-type="float" office:value="0.3227756" calcext:value-type="float">
            <text:p>0.3227756</text:p>
          </table:table-cell>
          <table:table-cell office:value-type="float" office:value="0.3188857" calcext:value-type="float">
            <text:p>0.3188857</text:p>
          </table:table-cell>
          <table:table-cell office:value-type="float" office:value="0.3574379" calcext:value-type="float">
            <text:p>0.3574379</text:p>
          </table:table-cell>
          <table:table-cell office:value-type="float" office:value="0.3770099" calcext:value-type="float">
            <text:p>0.3770099</text:p>
          </table:table-cell>
          <table:table-cell office:value-type="float" office:value="0.3918182" calcext:value-type="float">
            <text:p>0.3918182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717905" calcext:value-type="float">
            <text:p>9.717905E-11</text:p>
          </table:table-cell>
          <table:table-cell office:value-type="float" office:value="0.01740283" calcext:value-type="float">
            <text:p>0.01740283</text:p>
          </table:table-cell>
          <table:table-cell office:value-type="float" office:value="0.1626301" calcext:value-type="float">
            <text:p>0.1626301</text:p>
          </table:table-cell>
          <table:table-cell office:value-type="float" office:value="0.1835957" calcext:value-type="float">
            <text:p>0.1835957</text:p>
          </table:table-cell>
          <table:table-cell office:value-type="float" office:value="0.1161515" calcext:value-type="float">
            <text:p>0.1161515</text:p>
          </table:table-cell>
          <table:table-cell office:value-type="float" office:value="0.07618822" calcext:value-type="float">
            <text:p>0.07618822</text:p>
          </table:table-cell>
          <table:table-cell office:value-type="float" office:value="0.08682615" calcext:value-type="float">
            <text:p>0.0868261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35177" calcext:value-type="float">
            <text:p>-20.35177</text:p>
          </table:table-cell>
          <table:table-cell office:value-type="float" office:value="-3.212682" calcext:value-type="float">
            <text:p>-3.212682</text:p>
          </table:table-cell>
          <table:table-cell office:value-type="float" office:value="-2.474378" calcext:value-type="float">
            <text:p>-2.474378</text:p>
          </table:table-cell>
          <table:table-cell office:value-type="float" office:value="-2.168235" calcext:value-type="float">
            <text:p>-2.168235</text:p>
          </table:table-cell>
          <table:table-cell office:value-type="float" office:value="-1.85521" calcext:value-type="float">
            <text:p>-1.85521</text:p>
          </table:table-cell>
          <table:table-cell office:value-type="float" office:value="-1.309534" calcext:value-type="float">
            <text:p>-1.309534</text:p>
          </table:table-cell>
          <table:table-cell office:value-type="float" office:value="-0.6795724" calcext:value-type="float">
            <text:p>-0.6795724</text:p>
          </table:table-cell>
          <table:table-cell office:value-type="float" office:value="-0.0798407" calcext:value-type="float">
            <text:p>-0.0798407</text:p>
          </table:table-cell>
          <table:table-cell office:value-type="float" office:value="-0.07076495" calcext:value-type="float">
            <text:p>-0.07076495</text:p>
          </table:table-cell>
          <table:table-cell office:value-type="float" office:value="-0.02538607" calcext:value-type="float">
            <text:p>-0.0253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9201" calcext:value-type="float">
            <text:p>-22.99201</text:p>
          </table:table-cell>
          <table:table-cell office:value-type="float" office:value="0.02898653" calcext:value-type="float">
            <text:p>0.02898653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94754" calcext:value-type="float">
            <text:p>-2.3947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45507" calcext:value-type="float">
            <text:p>13.45507</text:p>
          </table:table-cell>
          <table:table-cell office:value-type="float" office:value="0" calcext:value-type="float">
            <text:p>0</text:p>
          </table:table-cell>
          <table:table-cell office:value-type="float" office:value="1031.553" calcext:value-type="float">
            <text:p>1031.553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51088" calcext:value-type="float">
            <text:p>0.1351088</text:p>
          </table:table-cell>
          <table:table-cell office:value-type="float" office:value="0.1733128" calcext:value-type="float">
            <text:p>0.1733128</text:p>
          </table:table-cell>
          <table:table-cell office:value-type="float" office:value="0.1772477" calcext:value-type="float">
            <text:p>0.1772477</text:p>
          </table:table-cell>
          <table:table-cell office:value-type="float" office:value="0.1783627" calcext:value-type="float">
            <text:p>0.1783627</text:p>
          </table:table-cell>
          <table:table-cell office:value-type="float" office:value="0.1809245" calcext:value-type="float">
            <text:p>0.1809245</text:p>
          </table:table-cell>
          <table:table-cell office:value-type="float" office:value="0.1657367" calcext:value-type="float">
            <text:p>0.1657367</text:p>
          </table:table-cell>
          <table:table-cell office:value-type="float" office:value="0.1729866" calcext:value-type="float">
            <text:p>0.1729866</text:p>
          </table:table-cell>
          <table:table-cell office:value-type="float" office:value="0.3225508" calcext:value-type="float">
            <text:p>0.3225508</text:p>
          </table:table-cell>
          <table:table-cell office:value-type="float" office:value="0.3192927" calcext:value-type="float">
            <text:p>0.3192927</text:p>
          </table:table-cell>
          <table:table-cell office:value-type="float" office:value="0.3574181" calcext:value-type="float">
            <text:p>0.3574181</text:p>
          </table:table-cell>
          <table:table-cell office:value-type="float" office:value="0.3769694" calcext:value-type="float">
            <text:p>0.3769694</text:p>
          </table:table-cell>
          <table:table-cell office:value-type="float" office:value="0.3917328" calcext:value-type="float">
            <text:p>0.3917328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496395" calcext:value-type="float">
            <text:p>8.496395E-10</text:p>
          </table:table-cell>
          <table:table-cell office:value-type="float" office:value="0.005913474" calcext:value-type="float">
            <text:p>0.005913474</text:p>
          </table:table-cell>
          <table:table-cell office:value-type="float" office:value="0.1578952" calcext:value-type="float">
            <text:p>0.1578952</text:p>
          </table:table-cell>
          <table:table-cell office:value-type="float" office:value="0.1811901" calcext:value-type="float">
            <text:p>0.1811901</text:p>
          </table:table-cell>
          <table:table-cell office:value-type="float" office:value="0.1149029" calcext:value-type="float">
            <text:p>0.1149029</text:p>
          </table:table-cell>
          <table:table-cell office:value-type="float" office:value="0.07659755" calcext:value-type="float">
            <text:p>0.07659755</text:p>
          </table:table-cell>
          <table:table-cell office:value-type="float" office:value="0.089665" calcext:value-type="float">
            <text:p>0.08966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1178" calcext:value-type="float">
            <text:p>-16.81178</text:p>
          </table:table-cell>
          <table:table-cell office:value-type="float" office:value="-2.432778" calcext:value-type="float">
            <text:p>-2.432778</text:p>
          </table:table-cell>
          <table:table-cell office:value-type="float" office:value="-2.050883" calcext:value-type="float">
            <text:p>-2.050883</text:p>
          </table:table-cell>
          <table:table-cell office:value-type="float" office:value="-1.964042" calcext:value-type="float">
            <text:p>-1.964042</text:p>
          </table:table-cell>
          <table:table-cell office:value-type="float" office:value="-1.760706" calcext:value-type="float">
            <text:p>-1.760706</text:p>
          </table:table-cell>
          <table:table-cell office:value-type="float" office:value="-1.331681" calcext:value-type="float">
            <text:p>-1.331681</text:p>
          </table:table-cell>
          <table:table-cell office:value-type="float" office:value="-0.7318608" calcext:value-type="float">
            <text:p>-0.7318608</text:p>
          </table:table-cell>
          <table:table-cell office:value-type="float" office:value="-0.08032987" calcext:value-type="float">
            <text:p>-0.08032987</text:p>
          </table:table-cell>
          <table:table-cell office:value-type="float" office:value="-0.06992577" calcext:value-type="float">
            <text:p>-0.06992577</text:p>
          </table:table-cell>
          <table:table-cell office:value-type="float" office:value="-0.02541016" calcext:value-type="float">
            <text:p>-0.02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0034" calcext:value-type="float">
            <text:p>-16.60034</text:p>
          </table:table-cell>
          <table:table-cell office:value-type="float" office:value="0.02893538" calcext:value-type="float">
            <text:p>0.02893538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39644" calcext:value-type="float">
            <text:p>-2.396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55396" calcext:value-type="float">
            <text:p>13.55396</text:p>
          </table:table-cell>
          <table:table-cell office:value-type="float" office:value="0" calcext:value-type="float">
            <text:p>0</text:p>
          </table:table-cell>
          <table:table-cell office:value-type="float" office:value="1031.454" calcext:value-type="float">
            <text:p>1031.454</text:p>
          </table:table-cell>
          <table:table-cell office:value-type="float" office:value="-7.13463" calcext:value-type="float">
            <text:p>-7.13463</text:p>
          </table:table-cell>
          <table:table-cell office:value-type="float" office:value="0" calcext:value-type="float">
            <text:p>0</text:p>
          </table:table-cell>
          <table:table-cell office:value-type="float" office:value="0.1398317" calcext:value-type="float">
            <text:p>0.1398317</text:p>
          </table:table-cell>
          <table:table-cell office:value-type="float" office:value="0.1753442" calcext:value-type="float">
            <text:p>0.1753442</text:p>
          </table:table-cell>
          <table:table-cell office:value-type="float" office:value="0.1969424" calcext:value-type="float">
            <text:p>0.1969424</text:p>
          </table:table-cell>
          <table:table-cell office:value-type="float" office:value="0.1892135" calcext:value-type="float">
            <text:p>0.1892135</text:p>
          </table:table-cell>
          <table:table-cell office:value-type="float" office:value="0.1881306" calcext:value-type="float">
            <text:p>0.1881306</text:p>
          </table:table-cell>
          <table:table-cell office:value-type="float" office:value="0.1681316" calcext:value-type="float">
            <text:p>0.1681316</text:p>
          </table:table-cell>
          <table:table-cell office:value-type="float" office:value="0.1726843" calcext:value-type="float">
            <text:p>0.1726843</text:p>
          </table:table-cell>
          <table:table-cell office:value-type="float" office:value="0.3223243" calcext:value-type="float">
            <text:p>0.3223243</text:p>
          </table:table-cell>
          <table:table-cell office:value-type="float" office:value="0.3196787" calcext:value-type="float">
            <text:p>0.3196787</text:p>
          </table:table-cell>
          <table:table-cell office:value-type="float" office:value="0.3574058" calcext:value-type="float">
            <text:p>0.3574058</text:p>
          </table:table-cell>
          <table:table-cell office:value-type="float" office:value="0.3769285" calcext:value-type="float">
            <text:p>0.3769285</text:p>
          </table:table-cell>
          <table:table-cell office:value-type="float" office:value="0.3916522" calcext:value-type="float">
            <text:p>0.3916522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1.894844E-015" calcext:value-type="float">
            <text:p>1.894844E-15</text:p>
          </table:table-cell>
          <table:table-cell office:value-type="float" office:value="1.966242E-015" calcext:value-type="float">
            <text:p>1.966242E-15</text:p>
          </table:table-cell>
          <table:table-cell office:value-type="float" office:value="0.1353989" calcext:value-type="float">
            <text:p>0.1353989</text:p>
          </table:table-cell>
          <table:table-cell office:value-type="float" office:value="0.1697588" calcext:value-type="float">
            <text:p>0.1697588</text:p>
          </table:table-cell>
          <table:table-cell office:value-type="float" office:value="0.1072638" calcext:value-type="float">
            <text:p>0.1072638</text:p>
          </table:table-cell>
          <table:table-cell office:value-type="float" office:value="0.07406717" calcext:value-type="float">
            <text:p>0.07406717</text:p>
          </table:table-cell>
          <table:table-cell office:value-type="float" office:value="0.09097738" calcext:value-type="float">
            <text:p>0.09097738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1231" calcext:value-type="float">
            <text:p>-12.91231</text:p>
          </table:table-cell>
          <table:table-cell office:value-type="float" office:value="-2.232809" calcext:value-type="float">
            <text:p>-2.232809</text:p>
          </table:table-cell>
          <table:table-cell office:value-type="float" office:value="-0.9037628" calcext:value-type="float">
            <text:p>-0.9037628</text:p>
          </table:table-cell>
          <table:table-cell office:value-type="float" office:value="-1.246738" calcext:value-type="float">
            <text:p>-1.246738</text:p>
          </table:table-cell>
          <table:table-cell office:value-type="float" office:value="-1.304613" calcext:value-type="float">
            <text:p>-1.304613</text:p>
          </table:table-cell>
          <table:table-cell office:value-type="float" office:value="-1.19461" calcext:value-type="float">
            <text:p>-1.19461</text:p>
          </table:table-cell>
          <table:table-cell office:value-type="float" office:value="-0.7417576" calcext:value-type="float">
            <text:p>-0.7417576</text:p>
          </table:table-cell>
          <table:table-cell office:value-type="float" office:value="-0.08082616" calcext:value-type="float">
            <text:p>-0.08082616</text:p>
          </table:table-cell>
          <table:table-cell office:value-type="float" office:value="-0.06914022" calcext:value-type="float">
            <text:p>-0.06914022</text:p>
          </table:table-cell>
          <table:table-cell office:value-type="float" office:value="-0.02542525" calcext:value-type="float">
            <text:p>-0.0254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5869" calcext:value-type="float">
            <text:p>-13.55869</text:p>
          </table:table-cell>
          <table:table-cell office:value-type="float" office:value="0.02874541" calcext:value-type="float">
            <text:p>0.0287454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6827" calcext:value-type="float">
            <text:p>-2.39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.7" calcext:value-type="float">
            <text:p>3.7</text:p>
          </table:table-cell>
          <table:table-cell office:value-type="float" office:value="13.68136" calcext:value-type="float">
            <text:p>13.68136</text:p>
          </table:table-cell>
          <table:table-cell office:value-type="float" office:value="0" calcext:value-type="float">
            <text:p>0</text:p>
          </table:table-cell>
          <table:table-cell office:value-type="float" office:value="1031.526" calcext:value-type="float">
            <text:p>1031.526</text:p>
          </table:table-cell>
          <table:table-cell office:value-type="float" office:value="-7.134424" calcext:value-type="float">
            <text:p>-7.134424</text:p>
          </table:table-cell>
          <table:table-cell office:value-type="float" office:value="0" calcext:value-type="float">
            <text:p>0</text:p>
          </table:table-cell>
          <table:table-cell office:value-type="float" office:value="0.1440079" calcext:value-type="float">
            <text:p>0.1440079</text:p>
          </table:table-cell>
          <table:table-cell office:value-type="float" office:value="0.1728859" calcext:value-type="float">
            <text:p>0.1728859</text:p>
          </table:table-cell>
          <table:table-cell office:value-type="float" office:value="0.2129939" calcext:value-type="float">
            <text:p>0.2129939</text:p>
          </table:table-cell>
          <table:table-cell office:value-type="float" office:value="0.1980623" calcext:value-type="float">
            <text:p>0.1980623</text:p>
          </table:table-cell>
          <table:table-cell office:value-type="float" office:value="0.1948738" calcext:value-type="float">
            <text:p>0.1948738</text:p>
          </table:table-cell>
          <table:table-cell office:value-type="float" office:value="0.1719128" calcext:value-type="float">
            <text:p>0.1719128</text:p>
          </table:table-cell>
          <table:table-cell office:value-type="float" office:value="0.1744798" calcext:value-type="float">
            <text:p>0.1744798</text:p>
          </table:table-cell>
          <table:table-cell office:value-type="float" office:value="0.3221252" calcext:value-type="float">
            <text:p>0.3221252</text:p>
          </table:table-cell>
          <table:table-cell office:value-type="float" office:value="0.3200449" calcext:value-type="float">
            <text:p>0.3200449</text:p>
          </table:table-cell>
          <table:table-cell office:value-type="float" office:value="0.3574002" calcext:value-type="float">
            <text:p>0.3574002</text:p>
          </table:table-cell>
          <table:table-cell office:value-type="float" office:value="0.3768876" calcext:value-type="float">
            <text:p>0.3768876</text:p>
          </table:table-cell>
          <table:table-cell office:value-type="float" office:value="0.391579" calcext:value-type="float">
            <text:p>0.391579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1.894861E-015" calcext:value-type="float">
            <text:p>1.894861E-15</text:p>
          </table:table-cell>
          <table:table-cell office:value-type="float" office:value="1.96624E-015" calcext:value-type="float">
            <text:p>1.96624E-15</text:p>
          </table:table-cell>
          <table:table-cell office:value-type="float" office:value="0.1158108" calcext:value-type="float">
            <text:p>0.1158108</text:p>
          </table:table-cell>
          <table:table-cell office:value-type="float" office:value="0.1606137" calcext:value-type="float">
            <text:p>0.1606137</text:p>
          </table:table-cell>
          <table:table-cell office:value-type="float" office:value="0.1001957" calcext:value-type="float">
            <text:p>0.1001957</text:p>
          </table:table-cell>
          <table:table-cell office:value-type="float" office:value="0.0700724" calcext:value-type="float">
            <text:p>0.0700724</text:p>
          </table:table-cell>
          <table:table-cell office:value-type="float" office:value="0.09000637" calcext:value-type="float">
            <text:p>0.09000637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2404" calcext:value-type="float">
            <text:p>-10.62404</text:p>
          </table:table-cell>
          <table:table-cell office:value-type="float" office:value="-2.491838" calcext:value-type="float">
            <text:p>-2.491838</text:p>
          </table:table-cell>
          <table:table-cell office:value-type="float" office:value="-0.4949548" calcext:value-type="float">
            <text:p>-0.4949548</text:p>
          </table:table-cell>
          <table:table-cell office:value-type="float" office:value="-0.8766787" calcext:value-type="float">
            <text:p>-0.8766787</text:p>
          </table:table-cell>
          <table:table-cell office:value-type="float" office:value="-0.994287" calcext:value-type="float">
            <text:p>-0.994287</text:p>
          </table:table-cell>
          <table:table-cell office:value-type="float" office:value="-1.00758" calcext:value-type="float">
            <text:p>-1.00758</text:p>
          </table:table-cell>
          <table:table-cell office:value-type="float" office:value="-0.689527" calcext:value-type="float">
            <text:p>-0.689527</text:p>
          </table:table-cell>
          <table:table-cell office:value-type="float" office:value="-0.0812664" calcext:value-type="float">
            <text:p>-0.0812664</text:p>
          </table:table-cell>
          <table:table-cell office:value-type="float" office:value="-0.06840385" calcext:value-type="float">
            <text:p>-0.06840385</text:p>
          </table:table-cell>
          <table:table-cell office:value-type="float" office:value="-0.02543209" calcext:value-type="float">
            <text:p>-0.02543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07912" calcext:value-type="float">
            <text:p>-5.107912</text:p>
          </table:table-cell>
          <table:table-cell office:value-type="float" office:value="0.02857179" calcext:value-type="float">
            <text:p>0.02857179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7415" calcext:value-type="float">
            <text:p>-2.3974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.8" calcext:value-type="float">
            <text:p>3.8</text:p>
          </table:table-cell>
          <table:table-cell office:value-type="float" office:value="14.07517" calcext:value-type="float">
            <text:p>14.07517</text:p>
          </table:table-cell>
          <table:table-cell office:value-type="float" office:value="0" calcext:value-type="float">
            <text:p>0</text:p>
          </table:table-cell>
          <table:table-cell office:value-type="float" office:value="1031.232" calcext:value-type="float">
            <text:p>1031.232</text:p>
          </table:table-cell>
          <table:table-cell office:value-type="float" office:value="-7.134326" calcext:value-type="float">
            <text:p>-7.134326</text:p>
          </table:table-cell>
          <table:table-cell office:value-type="float" office:value="0" calcext:value-type="float">
            <text:p>0</text:p>
          </table:table-cell>
          <table:table-cell office:value-type="float" office:value="0.1446291" calcext:value-type="float">
            <text:p>0.1446291</text:p>
          </table:table-cell>
          <table:table-cell office:value-type="float" office:value="0.1722018" calcext:value-type="float">
            <text:p>0.1722018</text:p>
          </table:table-cell>
          <table:table-cell office:value-type="float" office:value="0.2308135" calcext:value-type="float">
            <text:p>0.2308135</text:p>
          </table:table-cell>
          <table:table-cell office:value-type="float" office:value="0.2067287" calcext:value-type="float">
            <text:p>0.2067287</text:p>
          </table:table-cell>
          <table:table-cell office:value-type="float" office:value="0.2012855" calcext:value-type="float">
            <text:p>0.2012855</text:p>
          </table:table-cell>
          <table:table-cell office:value-type="float" office:value="0.1758308" calcext:value-type="float">
            <text:p>0.1758308</text:p>
          </table:table-cell>
          <table:table-cell office:value-type="float" office:value="0.1775058" calcext:value-type="float">
            <text:p>0.1775058</text:p>
          </table:table-cell>
          <table:table-cell office:value-type="float" office:value="0.3219468" calcext:value-type="float">
            <text:p>0.3219468</text:p>
          </table:table-cell>
          <table:table-cell office:value-type="float" office:value="0.3203932" calcext:value-type="float">
            <text:p>0.3203932</text:p>
          </table:table-cell>
          <table:table-cell office:value-type="float" office:value="0.3573998" calcext:value-type="float">
            <text:p>0.3573998</text:p>
          </table:table-cell>
          <table:table-cell office:value-type="float" office:value="0.3768468" calcext:value-type="float">
            <text:p>0.3768468</text:p>
          </table:table-cell>
          <table:table-cell office:value-type="float" office:value="0.3915121" calcext:value-type="float">
            <text:p>0.3915121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1.89488E-015" calcext:value-type="float">
            <text:p>1.89488E-15</text:p>
          </table:table-cell>
          <table:table-cell office:value-type="float" office:value="1.966236E-015" calcext:value-type="float">
            <text:p>1.966236E-15</text:p>
          </table:table-cell>
          <table:table-cell office:value-type="float" office:value="0.09310396" calcext:value-type="float">
            <text:p>0.09310396</text:p>
          </table:table-cell>
          <table:table-cell office:value-type="float" office:value="0.1520389" calcext:value-type="float">
            <text:p>0.1520389</text:p>
          </table:table-cell>
          <table:table-cell office:value-type="float" office:value="0.09366965" calcext:value-type="float">
            <text:p>0.09366965</text:p>
          </table:table-cell>
          <table:table-cell office:value-type="float" office:value="0.06595006" calcext:value-type="float">
            <text:p>0.06595006</text:p>
          </table:table-cell>
          <table:table-cell office:value-type="float" office:value="0.0877014" calcext:value-type="float">
            <text:p>0.0877014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21257" calcext:value-type="float">
            <text:p>-9.921257</text:p>
          </table:table-cell>
          <table:table-cell office:value-type="float" office:value="-2.568721" calcext:value-type="float">
            <text:p>-2.568721</text:p>
          </table:table-cell>
          <table:table-cell office:value-type="float" office:value="-0.2656009" calcext:value-type="float">
            <text:p>-0.2656009</text:p>
          </table:table-cell>
          <table:table-cell office:value-type="float" office:value="-0.6298518" calcext:value-type="float">
            <text:p>-0.6298518</text:p>
          </table:table-cell>
          <table:table-cell office:value-type="float" office:value="-0.7746026" calcext:value-type="float">
            <text:p>-0.7746026</text:p>
          </table:table-cell>
          <table:table-cell office:value-type="float" office:value="-0.8478232" calcext:value-type="float">
            <text:p>-0.8478232</text:p>
          </table:table-cell>
          <table:table-cell office:value-type="float" office:value="-0.6102788" calcext:value-type="float">
            <text:p>-0.6102788</text:p>
          </table:table-cell>
          <table:table-cell office:value-type="float" office:value="-0.08166146" calcext:value-type="float">
            <text:p>-0.08166146</text:p>
          </table:table-cell>
          <table:table-cell office:value-type="float" office:value="-0.0677117" calcext:value-type="float">
            <text:p>-0.0677117</text:p>
          </table:table-cell>
          <table:table-cell office:value-type="float" office:value="-0.02543261" calcext:value-type="float">
            <text:p>-0.02543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0634" calcext:value-type="float">
            <text:p>-11.10634</text:p>
          </table:table-cell>
          <table:table-cell office:value-type="float" office:value="0.02837891" calcext:value-type="float">
            <text:p>0.0283789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7862" calcext:value-type="float">
            <text:p>-2.3978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.899999" calcext:value-type="float">
            <text:p>3.899999</text:p>
          </table:table-cell>
          <table:table-cell office:value-type="float" office:value="14.2742" calcext:value-type="float">
            <text:p>14.2742</text:p>
          </table:table-cell>
          <table:table-cell office:value-type="float" office:value="0" calcext:value-type="float">
            <text:p>0</text:p>
          </table:table-cell>
          <table:table-cell office:value-type="float" office:value="1031.133" calcext:value-type="float">
            <text:p>1031.133</text:p>
          </table:table-cell>
          <table:table-cell office:value-type="float" office:value="-7.134227" calcext:value-type="float">
            <text:p>-7.134227</text:p>
          </table:table-cell>
          <table:table-cell office:value-type="float" office:value="0" calcext:value-type="float">
            <text:p>0</text:p>
          </table:table-cell>
          <table:table-cell office:value-type="float" office:value="0.1424601" calcext:value-type="float">
            <text:p>0.1424601</text:p>
          </table:table-cell>
          <table:table-cell office:value-type="float" office:value="0.171252" calcext:value-type="float">
            <text:p>0.171252</text:p>
          </table:table-cell>
          <table:table-cell office:value-type="float" office:value="0.2391362" calcext:value-type="float">
            <text:p>0.2391362</text:p>
          </table:table-cell>
          <table:table-cell office:value-type="float" office:value="0.2129189" calcext:value-type="float">
            <text:p>0.2129189</text:p>
          </table:table-cell>
          <table:table-cell office:value-type="float" office:value="0.2064522" calcext:value-type="float">
            <text:p>0.2064522</text:p>
          </table:table-cell>
          <table:table-cell office:value-type="float" office:value="0.1795326" calcext:value-type="float">
            <text:p>0.1795326</text:p>
          </table:table-cell>
          <table:table-cell office:value-type="float" office:value="0.181142" calcext:value-type="float">
            <text:p>0.181142</text:p>
          </table:table-cell>
          <table:table-cell office:value-type="float" office:value="0.321791" calcext:value-type="float">
            <text:p>0.321791</text:p>
          </table:table-cell>
          <table:table-cell office:value-type="float" office:value="0.3207901" calcext:value-type="float">
            <text:p>0.3207901</text:p>
          </table:table-cell>
          <table:table-cell office:value-type="float" office:value="0.3573393" calcext:value-type="float">
            <text:p>0.3573393</text:p>
          </table:table-cell>
          <table:table-cell office:value-type="float" office:value="0.3768059" calcext:value-type="float">
            <text:p>0.3768059</text:p>
          </table:table-cell>
          <table:table-cell office:value-type="float" office:value="0.3914481" calcext:value-type="float">
            <text:p>0.3914481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1.894899E-015" calcext:value-type="float">
            <text:p>1.894899E-15</text:p>
          </table:table-cell>
          <table:table-cell office:value-type="float" office:value="1.966232E-015" calcext:value-type="float">
            <text:p>1.966232E-15</text:p>
          </table:table-cell>
          <table:table-cell office:value-type="float" office:value="0.08004144" calcext:value-type="float">
            <text:p>0.08004144</text:p>
          </table:table-cell>
          <table:table-cell office:value-type="float" office:value="0.1463488" calcext:value-type="float">
            <text:p>0.1463488</text:p>
          </table:table-cell>
          <table:table-cell office:value-type="float" office:value="0.08863486" calcext:value-type="float">
            <text:p>0.08863486</text:p>
          </table:table-cell>
          <table:table-cell office:value-type="float" office:value="0.06208431" calcext:value-type="float">
            <text:p>0.06208431</text:p>
          </table:table-cell>
          <table:table-cell office:value-type="float" office:value="0.08478265" calcext:value-type="float">
            <text:p>0.0847826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7395" calcext:value-type="float">
            <text:p>-11.37395</text:p>
          </table:table-cell>
          <table:table-cell office:value-type="float" office:value="-2.68157" calcext:value-type="float">
            <text:p>-2.68157</text:p>
          </table:table-cell>
          <table:table-cell office:value-type="float" office:value="-0.2034333" calcext:value-type="float">
            <text:p>-0.2034333</text:p>
          </table:table-cell>
          <table:table-cell office:value-type="float" office:value="-0.5020397" calcext:value-type="float">
            <text:p>-0.5020397</text:p>
          </table:table-cell>
          <table:table-cell office:value-type="float" office:value="-0.6371508" calcext:value-type="float">
            <text:p>-0.6371508</text:p>
          </table:table-cell>
          <table:table-cell office:value-type="float" office:value="-0.7226824" calcext:value-type="float">
            <text:p>-0.7226824</text:p>
          </table:table-cell>
          <table:table-cell office:value-type="float" office:value="-0.5282872" calcext:value-type="float">
            <text:p>-0.5282872</text:p>
          </table:table-cell>
          <table:table-cell office:value-type="float" office:value="-0.08200916" calcext:value-type="float">
            <text:p>-0.08200916</text:p>
          </table:table-cell>
          <table:table-cell office:value-type="float" office:value="-0.06693423" calcext:value-type="float">
            <text:p>-0.06693423</text:p>
          </table:table-cell>
          <table:table-cell office:value-type="float" office:value="-0.02550538" calcext:value-type="float">
            <text:p>-0.0255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85413" calcext:value-type="float">
            <text:p>-7.785413</text:p>
          </table:table-cell>
          <table:table-cell office:value-type="float" office:value="0.02824104" calcext:value-type="float">
            <text:p>0.02824104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8862" calcext:value-type="float">
            <text:p>-2.3988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4.5663" calcext:value-type="float">
            <text:p>14.5663</text:p>
          </table:table-cell>
          <table:table-cell office:value-type="float" office:value="0" calcext:value-type="float">
            <text:p>0</text:p>
          </table:table-cell>
          <table:table-cell office:value-type="float" office:value="1030.941" calcext:value-type="float">
            <text:p>1030.941</text:p>
          </table:table-cell>
          <table:table-cell office:value-type="float" office:value="-7.134128" calcext:value-type="float">
            <text:p>-7.134128</text:p>
          </table:table-cell>
          <table:table-cell office:value-type="float" office:value="0" calcext:value-type="float">
            <text:p>0</text:p>
          </table:table-cell>
          <table:table-cell office:value-type="float" office:value="0.144078" calcext:value-type="float">
            <text:p>0.144078</text:p>
          </table:table-cell>
          <table:table-cell office:value-type="float" office:value="0.1713336" calcext:value-type="float">
            <text:p>0.1713336</text:p>
          </table:table-cell>
          <table:table-cell office:value-type="float" office:value="0.2578161" calcext:value-type="float">
            <text:p>0.2578161</text:p>
          </table:table-cell>
          <table:table-cell office:value-type="float" office:value="0.220369" calcext:value-type="float">
            <text:p>0.220369</text:p>
          </table:table-cell>
          <table:table-cell office:value-type="float" office:value="0.2117931" calcext:value-type="float">
            <text:p>0.2117931</text:p>
          </table:table-cell>
          <table:table-cell office:value-type="float" office:value="0.1831144" calcext:value-type="float">
            <text:p>0.1831144</text:p>
          </table:table-cell>
          <table:table-cell office:value-type="float" office:value="0.185103" calcext:value-type="float">
            <text:p>0.185103</text:p>
          </table:table-cell>
          <table:table-cell office:value-type="float" office:value="0.3216414" calcext:value-type="float">
            <text:p>0.3216414</text:p>
          </table:table-cell>
          <table:table-cell office:value-type="float" office:value="0.3211966" calcext:value-type="float">
            <text:p>0.3211966</text:p>
          </table:table-cell>
          <table:table-cell office:value-type="float" office:value="0.3572583" calcext:value-type="float">
            <text:p>0.3572583</text:p>
          </table:table-cell>
          <table:table-cell office:value-type="float" office:value="0.3767595" calcext:value-type="float">
            <text:p>0.3767595</text:p>
          </table:table-cell>
          <table:table-cell office:value-type="float" office:value="0.391387" calcext:value-type="float">
            <text:p>0.391387</text:p>
          </table:table-cell>
          <table:table-cell office:value-type="float" office:value="0.4623703" calcext:value-type="float">
            <text:p>0.4623703</text:p>
          </table:table-cell>
          <table:table-cell office:value-type="float" office:value="0" calcext:value-type="float">
            <text:p>0</text:p>
          </table:table-cell>
          <table:table-cell office:value-type="float" office:value="1.894921E-015" calcext:value-type="float">
            <text:p>1.894921E-15</text:p>
          </table:table-cell>
          <table:table-cell office:value-type="float" office:value="1.966226E-015" calcext:value-type="float">
            <text:p>1.966226E-15</text:p>
          </table:table-cell>
          <table:table-cell office:value-type="float" office:value="0.0547318" calcext:value-type="float">
            <text:p>0.0547318</text:p>
          </table:table-cell>
          <table:table-cell office:value-type="float" office:value="0.1398025" calcext:value-type="float">
            <text:p>0.1398025</text:p>
          </table:table-cell>
          <table:table-cell office:value-type="float" office:value="0.08366978" calcext:value-type="float">
            <text:p>0.08366978</text:p>
          </table:table-cell>
          <table:table-cell office:value-type="float" office:value="0.0583749" calcext:value-type="float">
            <text:p>0.0583749</text:p>
          </table:table-cell>
          <table:table-cell office:value-type="float" office:value="0.0815806" calcext:value-type="float">
            <text:p>0.081580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0214" calcext:value-type="float">
            <text:p>-10.20214</text:p>
          </table:table-cell>
          <table:table-cell office:value-type="float" office:value="-2.672549" calcext:value-type="float">
            <text:p>-2.672549</text:p>
          </table:table-cell>
          <table:table-cell office:value-type="float" office:value="-0.1137153" calcext:value-type="float">
            <text:p>-0.1137153</text:p>
          </table:table-cell>
          <table:table-cell office:value-type="float" office:value="-0.3850546" calcext:value-type="float">
            <text:p>-0.3850546</text:p>
          </table:table-cell>
          <table:table-cell office:value-type="float" office:value="-0.5233302" calcext:value-type="float">
            <text:p>-0.5233302</text:p>
          </table:table-cell>
          <table:table-cell office:value-type="float" office:value="-0.6211843" calcext:value-type="float">
            <text:p>-0.6211843</text:p>
          </table:table-cell>
          <table:table-cell office:value-type="float" office:value="-0.4528284" calcext:value-type="float">
            <text:p>-0.4528284</text:p>
          </table:table-cell>
          <table:table-cell office:value-type="float" office:value="-0.08234584" calcext:value-type="float">
            <text:p>-0.08234584</text:p>
          </table:table-cell>
          <table:table-cell office:value-type="float" office:value="-0.06614622" calcext:value-type="float">
            <text:p>-0.06614622</text:p>
          </table:table-cell>
          <table:table-cell office:value-type="float" office:value="-0.02560437" calcext:value-type="float">
            <text:p>-0.0256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0891" calcext:value-type="float">
            <text:p>-11.50891</text:p>
          </table:table-cell>
          <table:table-cell office:value-type="float" office:value="0.02804828" calcext:value-type="float">
            <text:p>0.0280482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99346" calcext:value-type="float">
            <text:p>-2.3993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4.68263" calcext:value-type="float">
            <text:p>14.68263</text:p>
          </table:table-cell>
          <table:table-cell office:value-type="float" office:value="0" calcext:value-type="float">
            <text:p>0</text:p>
          </table:table-cell>
          <table:table-cell office:value-type="float" office:value="1031.479" calcext:value-type="float">
            <text:p>1031.479</text:p>
          </table:table-cell>
          <table:table-cell office:value-type="float" office:value="-7.788075" calcext:value-type="float">
            <text:p>-7.788075</text:p>
          </table:table-cell>
          <table:table-cell office:value-type="float" office:value="0" calcext:value-type="float">
            <text:p>0</text:p>
          </table:table-cell>
          <table:table-cell office:value-type="float" office:value="0.1445491" calcext:value-type="float">
            <text:p>0.1445491</text:p>
          </table:table-cell>
          <table:table-cell office:value-type="float" office:value="0.1711615" calcext:value-type="float">
            <text:p>0.1711615</text:p>
          </table:table-cell>
          <table:table-cell office:value-type="float" office:value="0.2476673" calcext:value-type="float">
            <text:p>0.2476673</text:p>
          </table:table-cell>
          <table:table-cell office:value-type="float" office:value="0.2234376" calcext:value-type="float">
            <text:p>0.2234376</text:p>
          </table:table-cell>
          <table:table-cell office:value-type="float" office:value="0.2156638" calcext:value-type="float">
            <text:p>0.2156638</text:p>
          </table:table-cell>
          <table:table-cell office:value-type="float" office:value="0.1864519" calcext:value-type="float">
            <text:p>0.1864519</text:p>
          </table:table-cell>
          <table:table-cell office:value-type="float" office:value="0.1892655" calcext:value-type="float">
            <text:p>0.1892655</text:p>
          </table:table-cell>
          <table:table-cell office:value-type="float" office:value="0.3214779" calcext:value-type="float">
            <text:p>0.3214779</text:p>
          </table:table-cell>
          <table:table-cell office:value-type="float" office:value="0.3215787" calcext:value-type="float">
            <text:p>0.3215787</text:p>
          </table:table-cell>
          <table:table-cell office:value-type="float" office:value="0.3571913" calcext:value-type="float">
            <text:p>0.3571913</text:p>
          </table:table-cell>
          <table:table-cell office:value-type="float" office:value="0.3767222" calcext:value-type="float">
            <text:p>0.3767222</text:p>
          </table:table-cell>
          <table:table-cell office:value-type="float" office:value="0.3918123" calcext:value-type="float">
            <text:p>0.3918123</text:p>
          </table:table-cell>
          <table:table-cell office:value-type="float" office:value="0.4512928" calcext:value-type="float">
            <text:p>0.4512928</text:p>
          </table:table-cell>
          <table:table-cell office:value-type="float" office:value="0" calcext:value-type="float">
            <text:p>0</text:p>
          </table:table-cell>
          <table:table-cell office:value-type="float" office:value="1.89494E-015" calcext:value-type="float">
            <text:p>1.89494E-15</text:p>
          </table:table-cell>
          <table:table-cell office:value-type="float" office:value="1.966223E-015" calcext:value-type="float">
            <text:p>1.966223E-15</text:p>
          </table:table-cell>
          <table:table-cell office:value-type="float" office:value="0.06035889" calcext:value-type="float">
            <text:p>0.06035889</text:p>
          </table:table-cell>
          <table:table-cell office:value-type="float" office:value="0.1382143" calcext:value-type="float">
            <text:p>0.1382143</text:p>
          </table:table-cell>
          <table:table-cell office:value-type="float" office:value="0.08043197" calcext:value-type="float">
            <text:p>0.08043197</text:p>
          </table:table-cell>
          <table:table-cell office:value-type="float" office:value="0.05497151" calcext:value-type="float">
            <text:p>0.05497151</text:p>
          </table:table-cell>
          <table:table-cell office:value-type="float" office:value="0.07824595" calcext:value-type="float">
            <text:p>0.07824595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8581" calcext:value-type="float">
            <text:p>-9.98581</text:p>
          </table:table-cell>
          <table:table-cell office:value-type="float" office:value="-2.691932" calcext:value-type="float">
            <text:p>-2.691932</text:p>
          </table:table-cell>
          <table:table-cell office:value-type="float" office:value="-0.1548749" calcext:value-type="float">
            <text:p>-0.1548749</text:p>
          </table:table-cell>
          <table:table-cell office:value-type="float" office:value="-0.3460056" calcext:value-type="float">
            <text:p>-0.3460056</text:p>
          </table:table-cell>
          <table:table-cell office:value-type="float" office:value="-0.4550126" calcext:value-type="float">
            <text:p>-0.4550126</text:p>
          </table:table-cell>
          <table:table-cell office:value-type="float" office:value="-0.5408447" calcext:value-type="float">
            <text:p>-0.5408447</text:p>
          </table:table-cell>
          <table:table-cell office:value-type="float" office:value="-0.3864979" calcext:value-type="float">
            <text:p>-0.3864979</text:p>
          </table:table-cell>
          <table:table-cell office:value-type="float" office:value="-0.08271348" calcext:value-type="float">
            <text:p>-0.08271348</text:p>
          </table:table-cell>
          <table:table-cell office:value-type="float" office:value="-0.06541477" calcext:value-type="float">
            <text:p>-0.06541477</text:p>
          </table:table-cell>
          <table:table-cell office:value-type="float" office:value="-0.02568707" calcext:value-type="float">
            <text:p>-0.0256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1141" calcext:value-type="float">
            <text:p>-10.11141</text:p>
          </table:table-cell>
          <table:table-cell office:value-type="float" office:value="0.02800872" calcext:value-type="float">
            <text:p>0.02800872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293836" calcext:value-type="float">
            <text:p>-2.2938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4.63041" calcext:value-type="float">
            <text:p>14.63041</text:p>
          </table:table-cell>
          <table:table-cell office:value-type="float" office:value="0" calcext:value-type="float">
            <text:p>0</text:p>
          </table:table-cell>
          <table:table-cell office:value-type="float" office:value="1032.385" calcext:value-type="float">
            <text:p>1032.385</text:p>
          </table:table-cell>
          <table:table-cell office:value-type="float" office:value="-8.641986" calcext:value-type="float">
            <text:p>-8.641986</text:p>
          </table:table-cell>
          <table:table-cell office:value-type="float" office:value="0" calcext:value-type="float">
            <text:p>0</text:p>
          </table:table-cell>
          <table:table-cell office:value-type="float" office:value="0.1532911" calcext:value-type="float">
            <text:p>0.1532911</text:p>
          </table:table-cell>
          <table:table-cell office:value-type="float" office:value="0.1711189" calcext:value-type="float">
            <text:p>0.1711189</text:p>
          </table:table-cell>
          <table:table-cell office:value-type="float" office:value="0.2288672" calcext:value-type="float">
            <text:p>0.2288672</text:p>
          </table:table-cell>
          <table:table-cell office:value-type="float" office:value="0.2229036" calcext:value-type="float">
            <text:p>0.2229036</text:p>
          </table:table-cell>
          <table:table-cell office:value-type="float" office:value="0.2179987" calcext:value-type="float">
            <text:p>0.2179987</text:p>
          </table:table-cell>
          <table:table-cell office:value-type="float" office:value="0.1894079" calcext:value-type="float">
            <text:p>0.1894079</text:p>
          </table:table-cell>
          <table:table-cell office:value-type="float" office:value="0.1934832" calcext:value-type="float">
            <text:p>0.1934832</text:p>
          </table:table-cell>
          <table:table-cell office:value-type="float" office:value="0.3213034" calcext:value-type="float">
            <text:p>0.3213034</text:p>
          </table:table-cell>
          <table:table-cell office:value-type="float" office:value="0.3219378" calcext:value-type="float">
            <text:p>0.3219378</text:p>
          </table:table-cell>
          <table:table-cell office:value-type="float" office:value="0.3571365" calcext:value-type="float">
            <text:p>0.3571365</text:p>
          </table:table-cell>
          <table:table-cell office:value-type="float" office:value="0.3767162" calcext:value-type="float">
            <text:p>0.3767162</text:p>
          </table:table-cell>
          <table:table-cell office:value-type="float" office:value="0.3921916" calcext:value-type="float">
            <text:p>0.3921916</text:p>
          </table:table-cell>
          <table:table-cell office:value-type="float" office:value="0.4564852" calcext:value-type="float">
            <text:p>0.4564852</text:p>
          </table:table-cell>
          <table:table-cell office:value-type="float" office:value="0" calcext:value-type="float">
            <text:p>0</text:p>
          </table:table-cell>
          <table:table-cell office:value-type="float" office:value="1.894959E-015" calcext:value-type="float">
            <text:p>1.894959E-15</text:p>
          </table:table-cell>
          <table:table-cell office:value-type="float" office:value="1.966219E-015" calcext:value-type="float">
            <text:p>1.966219E-15</text:p>
          </table:table-cell>
          <table:table-cell office:value-type="float" office:value="0.07653593" calcext:value-type="float">
            <text:p>0.07653593</text:p>
          </table:table-cell>
          <table:table-cell office:value-type="float" office:value="0.1395671" calcext:value-type="float">
            <text:p>0.1395671</text:p>
          </table:table-cell>
          <table:table-cell office:value-type="float" office:value="0.07877105" calcext:value-type="float">
            <text:p>0.07877105</text:p>
          </table:table-cell>
          <table:table-cell office:value-type="float" office:value="0.05200621" calcext:value-type="float">
            <text:p>0.05200621</text:p>
          </table:table-cell>
          <table:table-cell office:value-type="float" office:value="0.07491829" calcext:value-type="float">
            <text:p>0.07491829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30546" calcext:value-type="float">
            <text:p>-6.330546</text:p>
          </table:table-cell>
          <table:table-cell office:value-type="float" office:value="-2.6988" calcext:value-type="float">
            <text:p>-2.6988</text:p>
          </table:table-cell>
          <table:table-cell office:value-type="float" office:value="-0.2843016" calcext:value-type="float">
            <text:p>-0.2843016</text:p>
          </table:table-cell>
          <table:table-cell office:value-type="float" office:value="-0.3519885" calcext:value-type="float">
            <text:p>-0.3519885</text:p>
          </table:table-cell>
          <table:table-cell office:value-type="float" office:value="-0.4185357" calcext:value-type="float">
            <text:p>-0.4185357</text:p>
          </table:table-cell>
          <table:table-cell office:value-type="float" office:value="-0.4793772" calcext:value-type="float">
            <text:p>-0.4793772</text:p>
          </table:table-cell>
          <table:table-cell office:value-type="float" office:value="-0.330334" calcext:value-type="float">
            <text:p>-0.330334</text:p>
          </table:table-cell>
          <table:table-cell office:value-type="float" office:value="-0.08310793" calcext:value-type="float">
            <text:p>-0.08310793</text:p>
          </table:table-cell>
          <table:table-cell office:value-type="float" office:value="-0.06473548" calcext:value-type="float">
            <text:p>-0.06473548</text:p>
          </table:table-cell>
          <table:table-cell office:value-type="float" office:value="-0.02575469" calcext:value-type="float">
            <text:p>-0.02575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91824" calcext:value-type="float">
            <text:p>-6.291824</text:p>
          </table:table-cell>
          <table:table-cell office:value-type="float" office:value="0.02803105" calcext:value-type="float">
            <text:p>0.02803105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28671" calcext:value-type="float">
            <text:p>-2.3286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4.89128" calcext:value-type="float">
            <text:p>14.89128</text:p>
          </table:table-cell>
          <table:table-cell office:value-type="float" office:value="0" calcext:value-type="float">
            <text:p>0</text:p>
          </table:table-cell>
          <table:table-cell office:value-type="float" office:value="1032.935" calcext:value-type="float">
            <text:p>1032.935</text:p>
          </table:table-cell>
          <table:table-cell office:value-type="float" office:value="-9.45264" calcext:value-type="float">
            <text:p>-9.45264</text:p>
          </table:table-cell>
          <table:table-cell office:value-type="float" office:value="0" calcext:value-type="float">
            <text:p>0</text:p>
          </table:table-cell>
          <table:table-cell office:value-type="float" office:value="0.1467681" calcext:value-type="float">
            <text:p>0.1467681</text:p>
          </table:table-cell>
          <table:table-cell office:value-type="float" office:value="0.1711977" calcext:value-type="float">
            <text:p>0.1711977</text:p>
          </table:table-cell>
          <table:table-cell office:value-type="float" office:value="0.2251274" calcext:value-type="float">
            <text:p>0.2251274</text:p>
          </table:table-cell>
          <table:table-cell office:value-type="float" office:value="0.2221028" calcext:value-type="float">
            <text:p>0.2221028</text:p>
          </table:table-cell>
          <table:table-cell office:value-type="float" office:value="0.2191898" calcext:value-type="float">
            <text:p>0.2191898</text:p>
          </table:table-cell>
          <table:table-cell office:value-type="float" office:value="0.1919256" calcext:value-type="float">
            <text:p>0.1919256</text:p>
          </table:table-cell>
          <table:table-cell office:value-type="float" office:value="0.197686" calcext:value-type="float">
            <text:p>0.197686</text:p>
          </table:table-cell>
          <table:table-cell office:value-type="float" office:value="0.3211142" calcext:value-type="float">
            <text:p>0.3211142</text:p>
          </table:table-cell>
          <table:table-cell office:value-type="float" office:value="0.322275" calcext:value-type="float">
            <text:p>0.322275</text:p>
          </table:table-cell>
          <table:table-cell office:value-type="float" office:value="0.3570939" calcext:value-type="float">
            <text:p>0.3570939</text:p>
          </table:table-cell>
          <table:table-cell office:value-type="float" office:value="0.3767236" calcext:value-type="float">
            <text:p>0.3767236</text:p>
          </table:table-cell>
          <table:table-cell office:value-type="float" office:value="0.3923437" calcext:value-type="float">
            <text:p>0.3923437</text:p>
          </table:table-cell>
          <table:table-cell office:value-type="float" office:value="0.4610502" calcext:value-type="float">
            <text:p>0.4610502</text:p>
          </table:table-cell>
          <table:table-cell office:value-type="float" office:value="0" calcext:value-type="float">
            <text:p>0</text:p>
          </table:table-cell>
          <table:table-cell office:value-type="float" office:value="1.894978E-015" calcext:value-type="float">
            <text:p>1.894978E-15</text:p>
          </table:table-cell>
          <table:table-cell office:value-type="float" office:value="1.966216E-015" calcext:value-type="float">
            <text:p>1.966216E-15</text:p>
          </table:table-cell>
          <table:table-cell office:value-type="float" office:value="0.07783048" calcext:value-type="float">
            <text:p>0.07783048</text:p>
          </table:table-cell>
          <table:table-cell office:value-type="float" office:value="0.1403433" calcext:value-type="float">
            <text:p>0.1403433</text:p>
          </table:table-cell>
          <table:table-cell office:value-type="float" office:value="0.07786837" calcext:value-type="float">
            <text:p>0.07786837</text:p>
          </table:table-cell>
          <table:table-cell office:value-type="float" office:value="0.04951034" calcext:value-type="float">
            <text:p>0.04951034</text:p>
          </table:table-cell>
          <table:table-cell office:value-type="float" office:value="0.07168692" calcext:value-type="float">
            <text:p>0.07168692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56176" calcext:value-type="float">
            <text:p>-8.856176</text:p>
          </table:table-cell>
          <table:table-cell office:value-type="float" office:value="-2.687888" calcext:value-type="float">
            <text:p>-2.687888</text:p>
          </table:table-cell>
          <table:table-cell office:value-type="float" office:value="-0.3222983" calcext:value-type="float">
            <text:p>-0.3222983</text:p>
          </table:table-cell>
          <table:table-cell office:value-type="float" office:value="-0.3618152" calcext:value-type="float">
            <text:p>-0.3618152</text:p>
          </table:table-cell>
          <table:table-cell office:value-type="float" office:value="-0.4012322" calcext:value-type="float">
            <text:p>-0.4012322</text:p>
          </table:table-cell>
          <table:table-cell office:value-type="float" office:value="-0.4332016" calcext:value-type="float">
            <text:p>-0.4332016</text:p>
          </table:table-cell>
          <table:table-cell office:value-type="float" office:value="-0.2834367" calcext:value-type="float">
            <text:p>-0.2834367</text:p>
          </table:table-cell>
          <table:table-cell office:value-type="float" office:value="-0.08353755" calcext:value-type="float">
            <text:p>-0.08353755</text:p>
          </table:table-cell>
          <table:table-cell office:value-type="float" office:value="-0.06410471" calcext:value-type="float">
            <text:p>-0.06410471</text:p>
          </table:table-cell>
          <table:table-cell office:value-type="float" office:value="-0.02580769" calcext:value-type="float">
            <text:p>-0.0258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2363" calcext:value-type="float">
            <text:p>-9.42363</text:p>
          </table:table-cell>
          <table:table-cell office:value-type="float" office:value="0.02799658" calcext:value-type="float">
            <text:p>0.0279965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56793" calcext:value-type="float">
            <text:p>-2.3567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5.13742" calcext:value-type="float">
            <text:p>15.13742</text:p>
          </table:table-cell>
          <table:table-cell office:value-type="float" office:value="0" calcext:value-type="float">
            <text:p>0</text:p>
          </table:table-cell>
          <table:table-cell office:value-type="float" office:value="1032.869" calcext:value-type="float">
            <text:p>1032.869</text:p>
          </table:table-cell>
          <table:table-cell office:value-type="float" office:value="-9.633106" calcext:value-type="float">
            <text:p>-9.633106</text:p>
          </table:table-cell>
          <table:table-cell office:value-type="float" office:value="0" calcext:value-type="float">
            <text:p>0</text:p>
          </table:table-cell>
          <table:table-cell office:value-type="float" office:value="0.1410182" calcext:value-type="float">
            <text:p>0.1410182</text:p>
          </table:table-cell>
          <table:table-cell office:value-type="float" office:value="0.1705711" calcext:value-type="float">
            <text:p>0.1705711</text:p>
          </table:table-cell>
          <table:table-cell office:value-type="float" office:value="0.2418669" calcext:value-type="float">
            <text:p>0.2418669</text:p>
          </table:table-cell>
          <table:table-cell office:value-type="float" office:value="0.2253145" calcext:value-type="float">
            <text:p>0.2253145</text:p>
          </table:table-cell>
          <table:table-cell office:value-type="float" office:value="0.2211708" calcext:value-type="float">
            <text:p>0.2211708</text:p>
          </table:table-cell>
          <table:table-cell office:value-type="float" office:value="0.1942604" calcext:value-type="float">
            <text:p>0.1942604</text:p>
          </table:table-cell>
          <table:table-cell office:value-type="float" office:value="0.2018079" calcext:value-type="float">
            <text:p>0.2018079</text:p>
          </table:table-cell>
          <table:table-cell office:value-type="float" office:value="0.320911" calcext:value-type="float">
            <text:p>0.320911</text:p>
          </table:table-cell>
          <table:table-cell office:value-type="float" office:value="0.3225915" calcext:value-type="float">
            <text:p>0.3225915</text:p>
          </table:table-cell>
          <table:table-cell office:value-type="float" office:value="0.3570616" calcext:value-type="float">
            <text:p>0.3570616</text:p>
          </table:table-cell>
          <table:table-cell office:value-type="float" office:value="0.3767316" calcext:value-type="float">
            <text:p>0.3767316</text:p>
          </table:table-cell>
          <table:table-cell office:value-type="float" office:value="0.3923673" calcext:value-type="float">
            <text:p>0.3923673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1.894999E-015" calcext:value-type="float">
            <text:p>1.894999E-15</text:p>
          </table:table-cell>
          <table:table-cell office:value-type="float" office:value="1.96621E-015" calcext:value-type="float">
            <text:p>1.96621E-15</text:p>
          </table:table-cell>
          <table:table-cell office:value-type="float" office:value="0.05636079" calcext:value-type="float">
            <text:p>0.05636079</text:p>
          </table:table-cell>
          <table:table-cell office:value-type="float" office:value="0.1372696" calcext:value-type="float">
            <text:p>0.1372696</text:p>
          </table:table-cell>
          <table:table-cell office:value-type="float" office:value="0.07604131" calcext:value-type="float">
            <text:p>0.07604131</text:p>
          </table:table-cell>
          <table:table-cell office:value-type="float" office:value="0.04725177" calcext:value-type="float">
            <text:p>0.04725177</text:p>
          </table:table-cell>
          <table:table-cell office:value-type="float" office:value="0.06856359" calcext:value-type="float">
            <text:p>0.06856359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7101" calcext:value-type="float">
            <text:p>-12.07101</text:p>
          </table:table-cell>
          <table:table-cell office:value-type="float" office:value="-2.764889" calcext:value-type="float">
            <text:p>-2.764889</text:p>
          </table:table-cell>
          <table:table-cell office:value-type="float" office:value="-0.1864292" calcext:value-type="float">
            <text:p>-0.1864292</text:p>
          </table:table-cell>
          <table:table-cell office:value-type="float" office:value="-0.3245514" calcext:value-type="float">
            <text:p>-0.3245514</text:p>
          </table:table-cell>
          <table:table-cell office:value-type="float" office:value="-0.3746342" calcext:value-type="float">
            <text:p>-0.3746342</text:p>
          </table:table-cell>
          <table:table-cell office:value-type="float" office:value="-0.3948887" calcext:value-type="float">
            <text:p>-0.3948887</text:p>
          </table:table-cell>
          <table:table-cell office:value-type="float" office:value="-0.2446786" calcext:value-type="float">
            <text:p>-0.2446786</text:p>
          </table:table-cell>
          <table:table-cell office:value-type="float" office:value="-0.0840022" calcext:value-type="float">
            <text:p>-0.0840022</text:p>
          </table:table-cell>
          <table:table-cell office:value-type="float" office:value="-0.06351901" calcext:value-type="float">
            <text:p>-0.06351901</text:p>
          </table:table-cell>
          <table:table-cell office:value-type="float" office:value="-0.02584752" calcext:value-type="float">
            <text:p>-0.0258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586" calcext:value-type="float">
            <text:p>-12.7586</text:p>
          </table:table-cell>
          <table:table-cell office:value-type="float" office:value="0.02785481" calcext:value-type="float">
            <text:p>0.02785481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367109" calcext:value-type="float">
            <text:p>-2.3671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5.29721" calcext:value-type="float">
            <text:p>15.29721</text:p>
          </table:table-cell>
          <table:table-cell office:value-type="float" office:value="0" calcext:value-type="float">
            <text:p>0</text:p>
          </table:table-cell>
          <table:table-cell office:value-type="float" office:value="1032.709" calcext:value-type="float">
            <text:p>1032.709</text:p>
          </table:table-cell>
          <table:table-cell office:value-type="float" office:value="-9.633106" calcext:value-type="float">
            <text:p>-9.633106</text:p>
          </table:table-cell>
          <table:table-cell office:value-type="float" office:value="0" calcext:value-type="float">
            <text:p>0</text:p>
          </table:table-cell>
          <table:table-cell office:value-type="float" office:value="0.140583" calcext:value-type="float">
            <text:p>0.140583</text:p>
          </table:table-cell>
          <table:table-cell office:value-type="float" office:value="0.1701809" calcext:value-type="float">
            <text:p>0.1701809</text:p>
          </table:table-cell>
          <table:table-cell office:value-type="float" office:value="0.269551" calcext:value-type="float">
            <text:p>0.269551</text:p>
          </table:table-cell>
          <table:table-cell office:value-type="float" office:value="0.2330225" calcext:value-type="float">
            <text:p>0.2330225</text:p>
          </table:table-cell>
          <table:table-cell office:value-type="float" office:value="0.2252792" calcext:value-type="float">
            <text:p>0.2252792</text:p>
          </table:table-cell>
          <table:table-cell office:value-type="float" office:value="0.1967482" calcext:value-type="float">
            <text:p>0.1967482</text:p>
          </table:table-cell>
          <table:table-cell office:value-type="float" office:value="0.2059657" calcext:value-type="float">
            <text:p>0.2059657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3228884" calcext:value-type="float">
            <text:p>0.3228884</text:p>
          </table:table-cell>
          <table:table-cell office:value-type="float" office:value="0.3570388" calcext:value-type="float">
            <text:p>0.3570388</text:p>
          </table:table-cell>
          <table:table-cell office:value-type="float" office:value="0.3767365" calcext:value-type="float">
            <text:p>0.3767365</text:p>
          </table:table-cell>
          <table:table-cell office:value-type="float" office:value="0.3923691" calcext:value-type="float">
            <text:p>0.392369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895021E-015" calcext:value-type="float">
            <text:p>1.895021E-15</text:p>
          </table:table-cell>
          <table:table-cell office:value-type="float" office:value="1.966204E-015" calcext:value-type="float">
            <text:p>1.966204E-15</text:p>
          </table:table-cell>
          <table:table-cell office:value-type="float" office:value="0.020876" calcext:value-type="float">
            <text:p>0.020876</text:p>
          </table:table-cell>
          <table:table-cell office:value-type="float" office:value="0.130678" calcext:value-type="float">
            <text:p>0.130678</text:p>
          </table:table-cell>
          <table:table-cell office:value-type="float" office:value="0.07248376" calcext:value-type="float">
            <text:p>0.07248376</text:p>
          </table:table-cell>
          <table:table-cell office:value-type="float" office:value="0.04485421" calcext:value-type="float">
            <text:p>0.04485421</text:p>
          </table:table-cell>
          <table:table-cell office:value-type="float" office:value="0.06545827" calcext:value-type="float">
            <text:p>0.06545827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6977" calcext:value-type="float">
            <text:p>-12.36977</text:p>
          </table:table-cell>
          <table:table-cell office:value-type="float" office:value="-2.814275" calcext:value-type="float">
            <text:p>-2.814275</text:p>
          </table:table-cell>
          <table:table-cell office:value-type="float" office:value="-0.08135391" calcext:value-type="float">
            <text:p>-0.08135391</text:p>
          </table:table-cell>
          <table:table-cell office:value-type="float" office:value="-0.25082" calcext:value-type="float">
            <text:p>-0.25082</text:p>
          </table:table-cell>
          <table:table-cell office:value-type="float" office:value="-0.3253515" calcext:value-type="float">
            <text:p>-0.3253515</text:p>
          </table:table-cell>
          <table:table-cell office:value-type="float" office:value="-0.3582562" calcext:value-type="float">
            <text:p>-0.3582562</text:p>
          </table:table-cell>
          <table:table-cell office:value-type="float" office:value="-0.2115954" calcext:value-type="float">
            <text:p>-0.2115954</text:p>
          </table:table-cell>
          <table:table-cell office:value-type="float" office:value="-0.08448745" calcext:value-type="float">
            <text:p>-0.08448745</text:p>
          </table:table-cell>
          <table:table-cell office:value-type="float" office:value="-0.06297507" calcext:value-type="float">
            <text:p>-0.06297507</text:p>
          </table:table-cell>
          <table:table-cell office:value-type="float" office:value="-0.02587606" calcext:value-type="float">
            <text:p>-0.02587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5808" calcext:value-type="float">
            <text:p>-13.05808</text:p>
          </table:table-cell>
          <table:table-cell office:value-type="float" office:value="0.0276364" calcext:value-type="float">
            <text:p>0.027636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68326" calcext:value-type="float">
            <text:p>-2.3683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5.43438" calcext:value-type="float">
            <text:p>15.43438</text:p>
          </table:table-cell>
          <table:table-cell office:value-type="float" office:value="0" calcext:value-type="float">
            <text:p>0</text:p>
          </table:table-cell>
          <table:table-cell office:value-type="float" office:value="1032.572" calcext:value-type="float">
            <text:p>1032.572</text:p>
          </table:table-cell>
          <table:table-cell office:value-type="float" office:value="-9.633106" calcext:value-type="float">
            <text:p>-9.633106</text:p>
          </table:table-cell>
          <table:table-cell office:value-type="float" office:value="0" calcext:value-type="float">
            <text:p>0</text:p>
          </table:table-cell>
          <table:table-cell office:value-type="float" office:value="0.141032" calcext:value-type="float">
            <text:p>0.141032</text:p>
          </table:table-cell>
          <table:table-cell office:value-type="float" office:value="0.1699202" calcext:value-type="float">
            <text:p>0.1699202</text:p>
          </table:table-cell>
          <table:table-cell office:value-type="float" office:value="0.2812436" calcext:value-type="float">
            <text:p>0.2812436</text:p>
          </table:table-cell>
          <table:table-cell office:value-type="float" office:value="0.248955" calcext:value-type="float">
            <text:p>0.248955</text:p>
          </table:table-cell>
          <table:table-cell office:value-type="float" office:value="0.2324952" calcext:value-type="float">
            <text:p>0.2324952</text:p>
          </table:table-cell>
          <table:table-cell office:value-type="float" office:value="0.1996723" calcext:value-type="float">
            <text:p>0.1996723</text:p>
          </table:table-cell>
          <table:table-cell office:value-type="float" office:value="0.2100896" calcext:value-type="float">
            <text:p>0.2100896</text:p>
          </table:table-cell>
          <table:table-cell office:value-type="float" office:value="0.3204786" calcext:value-type="float">
            <text:p>0.3204786</text:p>
          </table:table-cell>
          <table:table-cell office:value-type="float" office:value="0.3231871" calcext:value-type="float">
            <text:p>0.3231871</text:p>
          </table:table-cell>
          <table:table-cell office:value-type="float" office:value="0.3570241" calcext:value-type="float">
            <text:p>0.3570241</text:p>
          </table:table-cell>
          <table:table-cell office:value-type="float" office:value="0.376739" calcext:value-type="float">
            <text:p>0.376739</text:p>
          </table:table-cell>
          <table:table-cell office:value-type="float" office:value="0.3923636" calcext:value-type="float">
            <text:p>0.3923636</text:p>
          </table:table-cell>
          <table:table-cell office:value-type="float" office:value="0.4623771" calcext:value-type="float">
            <text:p>0.4623771</text:p>
          </table:table-cell>
          <table:table-cell office:value-type="float" office:value="0" calcext:value-type="float">
            <text:p>0</text:p>
          </table:table-cell>
          <table:table-cell office:value-type="float" office:value="1.895046E-015" calcext:value-type="float">
            <text:p>1.895046E-15</text:p>
          </table:table-cell>
          <table:table-cell office:value-type="float" office:value="1.966195E-015" calcext:value-type="float">
            <text:p>1.966195E-15</text:p>
          </table:table-cell>
          <table:table-cell office:value-type="float" office:value="1.915024E-015" calcext:value-type="float">
            <text:p>1.915024E-15</text:p>
          </table:table-cell>
          <table:table-cell office:value-type="float" office:value="0.1168311" calcext:value-type="float">
            <text:p>0.1168311</text:p>
          </table:table-cell>
          <table:table-cell office:value-type="float" office:value="0.06683246" calcext:value-type="float">
            <text:p>0.06683246</text:p>
          </table:table-cell>
          <table:table-cell office:value-type="float" office:value="0.04212993" calcext:value-type="float">
            <text:p>0.04212993</text:p>
          </table:table-cell>
          <table:table-cell office:value-type="float" office:value="0.06226111" calcext:value-type="float">
            <text:p>0.06226111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8403" calcext:value-type="float">
            <text:p>-12.08403</text:p>
          </table:table-cell>
          <table:table-cell office:value-type="float" office:value="-2.847986" calcext:value-type="float">
            <text:p>-2.847986</text:p>
          </table:table-cell>
          <table:table-cell office:value-type="float" office:value="-0.05870888" calcext:value-type="float">
            <text:p>-0.05870888</text:p>
          </table:table-cell>
          <table:table-cell office:value-type="float" office:value="-0.1511727" calcext:value-type="float">
            <text:p>-0.1511727</text:p>
          </table:table-cell>
          <table:table-cell office:value-type="float" office:value="-0.2556348" calcext:value-type="float">
            <text:p>-0.2556348</text:p>
          </table:table-cell>
          <table:table-cell office:value-type="float" office:value="-0.3200589" calcext:value-type="float">
            <text:p>-0.3200589</text:p>
          </table:table-cell>
          <table:table-cell office:value-type="float" office:value="-0.1837298" calcext:value-type="float">
            <text:p>-0.1837298</text:p>
          </table:table-cell>
          <table:table-cell office:value-type="float" office:value="-0.08500081" calcext:value-type="float">
            <text:p>-0.08500081</text:p>
          </table:table-cell>
          <table:table-cell office:value-type="float" office:value="-0.06243286" calcext:value-type="float">
            <text:p>-0.06243286</text:p>
          </table:table-cell>
          <table:table-cell office:value-type="float" office:value="-0.02589427" calcext:value-type="float">
            <text:p>-0.0258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6731" calcext:value-type="float">
            <text:p>-11.76731</text:p>
          </table:table-cell>
          <table:table-cell office:value-type="float" office:value="0.02744004" calcext:value-type="float">
            <text:p>0.0274400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69666" calcext:value-type="float">
            <text:p>-2.3696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15.3" calcext:value-type="float">
            <text:p>15.3</text:p>
          </table:table-cell>
          <table:table-cell office:value-type="float" office:value="15.31722" calcext:value-type="float">
            <text:p>15.31722</text:p>
          </table:table-cell>
          <table:table-cell office:value-type="float" office:value="0" calcext:value-type="float">
            <text:p>0</text:p>
          </table:table-cell>
          <table:table-cell office:value-type="float" office:value="1043.89" calcext:value-type="float">
            <text:p>1043.89</text:p>
          </table:table-cell>
          <table:table-cell office:value-type="float" office:value="-9.533963" calcext:value-type="float">
            <text:p>-9.533963</text:p>
          </table:table-cell>
          <table:table-cell office:value-type="float" office:value="0" calcext:value-type="float">
            <text:p>0</text:p>
          </table:table-cell>
          <table:table-cell office:value-type="float" office:value="0.5211983" calcext:value-type="float">
            <text:p>0.5211983</text:p>
          </table:table-cell>
          <table:table-cell office:value-type="float" office:value="0.2763972" calcext:value-type="float">
            <text:p>0.2763972</text:p>
          </table:table-cell>
          <table:table-cell office:value-type="float" office:value="0.2739143" calcext:value-type="float">
            <text:p>0.2739143</text:p>
          </table:table-cell>
          <table:table-cell office:value-type="float" office:value="0.2678926" calcext:value-type="float">
            <text:p>0.2678926</text:p>
          </table:table-cell>
          <table:table-cell office:value-type="float" office:value="0.2438071" calcext:value-type="float">
            <text:p>0.2438071</text:p>
          </table:table-cell>
          <table:table-cell office:value-type="float" office:value="0.2032087" calcext:value-type="float">
            <text:p>0.2032087</text:p>
          </table:table-cell>
          <table:table-cell office:value-type="float" office:value="0.2176125" calcext:value-type="float">
            <text:p>0.2176125</text:p>
          </table:table-cell>
          <table:table-cell office:value-type="float" office:value="0.3202834" calcext:value-type="float">
            <text:p>0.3202834</text:p>
          </table:table-cell>
          <table:table-cell office:value-type="float" office:value="0.3234682" calcext:value-type="float">
            <text:p>0.3234682</text:p>
          </table:table-cell>
          <table:table-cell office:value-type="float" office:value="0.3570165" calcext:value-type="float">
            <text:p>0.3570165</text:p>
          </table:table-cell>
          <table:table-cell office:value-type="float" office:value="0.3767393" calcext:value-type="float">
            <text:p>0.3767393</text:p>
          </table:table-cell>
          <table:table-cell office:value-type="float" office:value="0.3923506" calcext:value-type="float">
            <text:p>0.3923506</text:p>
          </table:table-cell>
          <table:table-cell office:value-type="float" office:value="0.4623782" calcext:value-type="float">
            <text:p>0.4623782</text:p>
          </table:table-cell>
          <table:table-cell office:value-type="float" office:value="0.000003806781" calcext:value-type="float">
            <text:p>3.806781E-06</text:p>
          </table:table-cell>
          <table:table-cell office:value-type="float" office:value="1.895069E-015" calcext:value-type="float">
            <text:p>1.895069E-15</text:p>
          </table:table-cell>
          <table:table-cell office:value-type="float" office:value="1.966187E-015" calcext:value-type="float">
            <text:p>1.966187E-15</text:p>
          </table:table-cell>
          <table:table-cell office:value-type="float" office:value="1.915023E-015" calcext:value-type="float">
            <text:p>1.915023E-15</text:p>
          </table:table-cell>
          <table:table-cell office:value-type="float" office:value="0.09723091" calcext:value-type="float">
            <text:p>0.09723091</text:p>
          </table:table-cell>
          <table:table-cell office:value-type="float" office:value="0.06053427" calcext:value-type="float">
            <text:p>0.06053427</text:p>
          </table:table-cell>
          <table:table-cell office:value-type="float" office:value="0.03895369" calcext:value-type="float">
            <text:p>0.03895369</text:p>
          </table:table-cell>
          <table:table-cell office:value-type="float" office:value="0.05900941" calcext:value-type="float">
            <text:p>0.05900941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92515" calcext:value-type="float">
            <text:p>-0.001192515</text:p>
          </table:table-cell>
          <table:table-cell office:value-type="float" office:value="-0.06965882" calcext:value-type="float">
            <text:p>-0.06965882</text:p>
          </table:table-cell>
          <table:table-cell office:value-type="float" office:value="-0.07210319" calcext:value-type="float">
            <text:p>-0.07210319</text:p>
          </table:table-cell>
          <table:table-cell office:value-type="float" office:value="-0.08598911" calcext:value-type="float">
            <text:p>-0.08598911</text:p>
          </table:table-cell>
          <table:table-cell office:value-type="float" office:value="-0.1775877" calcext:value-type="float">
            <text:p>-0.1775877</text:p>
          </table:table-cell>
          <table:table-cell office:value-type="float" office:value="-0.2798845" calcext:value-type="float">
            <text:p>-0.2798845</text:p>
          </table:table-cell>
          <table:table-cell office:value-type="float" office:value="-0.1429934" calcext:value-type="float">
            <text:p>-0.1429934</text:p>
          </table:table-cell>
          <table:table-cell office:value-type="float" office:value="-0.08545646" calcext:value-type="float">
            <text:p>-0.08545646</text:p>
          </table:table-cell>
          <table:table-cell office:value-type="float" office:value="-0.06192719" calcext:value-type="float">
            <text:p>-0.06192719</text:p>
          </table:table-cell>
          <table:table-cell office:value-type="float" office:value="-0.02590378" calcext:value-type="float">
            <text:p>-0.0259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728784" calcext:value-type="float">
            <text:p>0.02728784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1437" calcext:value-type="float">
            <text:p>-2.3714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22.20001" calcext:value-type="float">
            <text:p>22.20001</text:p>
          </table:table-cell>
          <table:table-cell office:value-type="float" office:value="15.55376" calcext:value-type="float">
            <text:p>15.55376</text:p>
          </table:table-cell>
          <table:table-cell office:value-type="float" office:value="0" calcext:value-type="float">
            <text:p>0</text:p>
          </table:table-cell>
          <table:table-cell office:value-type="float" office:value="1050.201" calcext:value-type="float">
            <text:p>1050.201</text:p>
          </table:table-cell>
          <table:table-cell office:value-type="float" office:value="-9.180732" calcext:value-type="float">
            <text:p>-9.180732</text:p>
          </table:table-cell>
          <table:table-cell office:value-type="float" office:value="0" calcext:value-type="float">
            <text:p>0</text:p>
          </table:table-cell>
          <table:table-cell office:value-type="float" office:value="0.3481544" calcext:value-type="float">
            <text:p>0.3481544</text:p>
          </table:table-cell>
          <table:table-cell office:value-type="float" office:value="0.368259" calcext:value-type="float">
            <text:p>0.368259</text:p>
          </table:table-cell>
          <table:table-cell office:value-type="float" office:value="0.3019563" calcext:value-type="float">
            <text:p>0.3019563</text:p>
          </table:table-cell>
          <table:table-cell office:value-type="float" office:value="0.2824613" calcext:value-type="float">
            <text:p>0.2824613</text:p>
          </table:table-cell>
          <table:table-cell office:value-type="float" office:value="0.2582527" calcext:value-type="float">
            <text:p>0.2582527</text:p>
          </table:table-cell>
          <table:table-cell office:value-type="float" office:value="0.207613" calcext:value-type="float">
            <text:p>0.207613</text:p>
          </table:table-cell>
          <table:table-cell office:value-type="float" office:value="0.2551589" calcext:value-type="float">
            <text:p>0.2551589</text:p>
          </table:table-cell>
          <table:table-cell office:value-type="float" office:value="0.3203716" calcext:value-type="float">
            <text:p>0.3203716</text:p>
          </table:table-cell>
          <table:table-cell office:value-type="float" office:value="0.3237348" calcext:value-type="float">
            <text:p>0.3237348</text:p>
          </table:table-cell>
          <table:table-cell office:value-type="float" office:value="0.3570152" calcext:value-type="float">
            <text:p>0.3570152</text:p>
          </table:table-cell>
          <table:table-cell office:value-type="float" office:value="0.3767385" calcext:value-type="float">
            <text:p>0.3767385</text:p>
          </table:table-cell>
          <table:table-cell office:value-type="float" office:value="0.3923295" calcext:value-type="float">
            <text:p>0.3923295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1245887" calcext:value-type="float">
            <text:p>0.01245887</text:p>
          </table:table-cell>
          <table:table-cell office:value-type="float" office:value="0.001287727" calcext:value-type="float">
            <text:p>0.001287727</text:p>
          </table:table-cell>
          <table:table-cell office:value-type="float" office:value="0.00005532505" calcext:value-type="float">
            <text:p>5.532505E-05</text:p>
          </table:table-cell>
          <table:table-cell office:value-type="float" office:value="0.07822081" calcext:value-type="float">
            <text:p>0.07822081</text:p>
          </table:table-cell>
          <table:table-cell office:value-type="float" office:value="0.05648278" calcext:value-type="float">
            <text:p>0.05648278</text:p>
          </table:table-cell>
          <table:table-cell office:value-type="float" office:value="0.03534809" calcext:value-type="float">
            <text:p>0.03534809</text:p>
          </table:table-cell>
          <table:table-cell office:value-type="float" office:value="0.05632643" calcext:value-type="float">
            <text:p>0.0563264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9049" calcext:value-type="float">
            <text:p>-0.01319049</text:p>
          </table:table-cell>
          <table:table-cell office:value-type="float" office:value="-0.009487061" calcext:value-type="float">
            <text:p>-0.009487061</text:p>
          </table:table-cell>
          <table:table-cell office:value-type="float" office:value="-0.03448104" calcext:value-type="float">
            <text:p>-0.03448104</text:p>
          </table:table-cell>
          <table:table-cell office:value-type="float" office:value="-0.05696176" calcext:value-type="float">
            <text:p>-0.05696176</text:p>
          </table:table-cell>
          <table:table-cell office:value-type="float" office:value="-0.1138759" calcext:value-type="float">
            <text:p>-0.1138759</text:p>
          </table:table-cell>
          <table:table-cell office:value-type="float" office:value="-0.237606" calcext:value-type="float">
            <text:p>-0.237606</text:p>
          </table:table-cell>
          <table:table-cell office:value-type="float" office:value="-0.04844889" calcext:value-type="float">
            <text:p>-0.04844889</text:p>
          </table:table-cell>
          <table:table-cell office:value-type="float" office:value="-0.08528459" calcext:value-type="float">
            <text:p>-0.08528459</text:p>
          </table:table-cell>
          <table:table-cell office:value-type="float" office:value="-0.06145217" calcext:value-type="float">
            <text:p>-0.06145217</text:p>
          </table:table-cell>
          <table:table-cell office:value-type="float" office:value="-0.02590557" calcext:value-type="float">
            <text:p>-0.0259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68544" calcext:value-type="float">
            <text:p>-0.01568544</text:p>
          </table:table-cell>
          <table:table-cell office:value-type="float" office:value="0.02731337" calcext:value-type="float">
            <text:p>0.0273133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3252" calcext:value-type="float">
            <text:p>-2.3732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22.20001" calcext:value-type="float">
            <text:p>22.20001</text:p>
          </table:table-cell>
          <table:table-cell office:value-type="float" office:value="15.68194" calcext:value-type="float">
            <text:p>15.68194</text:p>
          </table:table-cell>
          <table:table-cell office:value-type="float" office:value="0" calcext:value-type="float">
            <text:p>0</text:p>
          </table:table-cell>
          <table:table-cell office:value-type="float" office:value="1049.706" calcext:value-type="float">
            <text:p>1049.706</text:p>
          </table:table-cell>
          <table:table-cell office:value-type="float" office:value="-8.813322" calcext:value-type="float">
            <text:p>-8.813322</text:p>
          </table:table-cell>
          <table:table-cell office:value-type="float" office:value="0" calcext:value-type="float">
            <text:p>0</text:p>
          </table:table-cell>
          <table:table-cell office:value-type="float" office:value="0.2978176" calcext:value-type="float">
            <text:p>0.2978176</text:p>
          </table:table-cell>
          <table:table-cell office:value-type="float" office:value="0.308645" calcext:value-type="float">
            <text:p>0.308645</text:p>
          </table:table-cell>
          <table:table-cell office:value-type="float" office:value="0.3032677" calcext:value-type="float">
            <text:p>0.3032677</text:p>
          </table:table-cell>
          <table:table-cell office:value-type="float" office:value="0.286236" calcext:value-type="float">
            <text:p>0.286236</text:p>
          </table:table-cell>
          <table:table-cell office:value-type="float" office:value="0.2702222" calcext:value-type="float">
            <text:p>0.2702222</text:p>
          </table:table-cell>
          <table:table-cell office:value-type="float" office:value="0.2130407" calcext:value-type="float">
            <text:p>0.2130407</text:p>
          </table:table-cell>
          <table:table-cell office:value-type="float" office:value="0.2766817" calcext:value-type="float">
            <text:p>0.2766817</text:p>
          </table:table-cell>
          <table:table-cell office:value-type="float" office:value="0.3227056" calcext:value-type="float">
            <text:p>0.3227056</text:p>
          </table:table-cell>
          <table:table-cell office:value-type="float" office:value="0.3240006" calcext:value-type="float">
            <text:p>0.3240006</text:p>
          </table:table-cell>
          <table:table-cell office:value-type="float" office:value="0.3570195" calcext:value-type="float">
            <text:p>0.3570195</text:p>
          </table:table-cell>
          <table:table-cell office:value-type="float" office:value="0.3767357" calcext:value-type="float">
            <text:p>0.3767357</text:p>
          </table:table-cell>
          <table:table-cell office:value-type="float" office:value="0.3922832" calcext:value-type="float">
            <text:p>0.3922832</text:p>
          </table:table-cell>
          <table:table-cell office:value-type="float" office:value="0.4623718" calcext:value-type="float">
            <text:p>0.4623718</text:p>
          </table:table-cell>
          <table:table-cell office:value-type="float" office:value="0" calcext:value-type="float">
            <text:p>0</text:p>
          </table:table-cell>
          <table:table-cell office:value-type="float" office:value="0.02153718" calcext:value-type="float">
            <text:p>0.02153718</text:p>
          </table:table-cell>
          <table:table-cell office:value-type="float" office:value="0.002852015" calcext:value-type="float">
            <text:p>0.002852015</text:p>
          </table:table-cell>
          <table:table-cell office:value-type="float" office:value="0.0003415755" calcext:value-type="float">
            <text:p>0.0003415755</text:p>
          </table:table-cell>
          <table:table-cell office:value-type="float" office:value="0.07839608" calcext:value-type="float">
            <text:p>0.07839608</text:p>
          </table:table-cell>
          <table:table-cell office:value-type="float" office:value="0.05799494" calcext:value-type="float">
            <text:p>0.05799494</text:p>
          </table:table-cell>
          <table:table-cell office:value-type="float" office:value="0.0316037" calcext:value-type="float">
            <text:p>0.0316037</text:p>
          </table:table-cell>
          <table:table-cell office:value-type="float" office:value="0.05453372" calcext:value-type="float">
            <text:p>0.05453372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11988" calcext:value-type="float">
            <text:p>-0.03711988</text:p>
          </table:table-cell>
          <table:table-cell office:value-type="float" office:value="-0.02929516" calcext:value-type="float">
            <text:p>-0.02929516</text:p>
          </table:table-cell>
          <table:table-cell office:value-type="float" office:value="-0.03290188" calcext:value-type="float">
            <text:p>-0.03290188</text:p>
          </table:table-cell>
          <table:table-cell office:value-type="float" office:value="-0.05145031" calcext:value-type="float">
            <text:p>-0.05145031</text:p>
          </table:table-cell>
          <table:table-cell office:value-type="float" office:value="-0.08029591" calcext:value-type="float">
            <text:p>-0.08029591</text:p>
          </table:table-cell>
          <table:table-cell office:value-type="float" office:value="-0.1950058" calcext:value-type="float">
            <text:p>-0.1950058</text:p>
          </table:table-cell>
          <table:table-cell office:value-type="float" office:value="-0.02466669" calcext:value-type="float">
            <text:p>-0.02466669</text:p>
          </table:table-cell>
          <table:table-cell office:value-type="float" office:value="-0.08005002" calcext:value-type="float">
            <text:p>-0.08005002</text:p>
          </table:table-cell>
          <table:table-cell office:value-type="float" office:value="-0.06098297" calcext:value-type="float">
            <text:p>-0.06098297</text:p>
          </table:table-cell>
          <table:table-cell office:value-type="float" office:value="-0.0259004" calcext:value-type="float">
            <text:p>-0.025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87805" calcext:value-type="float">
            <text:p>-0.03987805</text:p>
          </table:table-cell>
          <table:table-cell office:value-type="float" office:value="0.02711292" calcext:value-type="float">
            <text:p>0.0271129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578" calcext:value-type="float">
            <text:p>-2.375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23.90001" calcext:value-type="float">
            <text:p>23.90001</text:p>
          </table:table-cell>
          <table:table-cell office:value-type="float" office:value="15.67563" calcext:value-type="float">
            <text:p>15.67563</text:p>
          </table:table-cell>
          <table:table-cell office:value-type="float" office:value="0" calcext:value-type="float">
            <text:p>0</text:p>
          </table:table-cell>
          <table:table-cell office:value-type="float" office:value="1051.088" calcext:value-type="float">
            <text:p>1051.088</text:p>
          </table:table-cell>
          <table:table-cell office:value-type="float" office:value="-8.490002" calcext:value-type="float">
            <text:p>-8.490002</text:p>
          </table:table-cell>
          <table:table-cell office:value-type="float" office:value="0" calcext:value-type="float">
            <text:p>0</text:p>
          </table:table-cell>
          <table:table-cell office:value-type="float" office:value="0.2797678" calcext:value-type="float">
            <text:p>0.2797678</text:p>
          </table:table-cell>
          <table:table-cell office:value-type="float" office:value="0.2901636" calcext:value-type="float">
            <text:p>0.2901636</text:p>
          </table:table-cell>
          <table:table-cell office:value-type="float" office:value="0.2929304" calcext:value-type="float">
            <text:p>0.2929304</text:p>
          </table:table-cell>
          <table:table-cell office:value-type="float" office:value="0.2857593" calcext:value-type="float">
            <text:p>0.2857593</text:p>
          </table:table-cell>
          <table:table-cell office:value-type="float" office:value="0.2771196" calcext:value-type="float">
            <text:p>0.2771196</text:p>
          </table:table-cell>
          <table:table-cell office:value-type="float" office:value="0.2185096" calcext:value-type="float">
            <text:p>0.2185096</text:p>
          </table:table-cell>
          <table:table-cell office:value-type="float" office:value="0.2930888" calcext:value-type="float">
            <text:p>0.2930888</text:p>
          </table:table-cell>
          <table:table-cell office:value-type="float" office:value="0.3251908" calcext:value-type="float">
            <text:p>0.3251908</text:p>
          </table:table-cell>
          <table:table-cell office:value-type="float" office:value="0.324305" calcext:value-type="float">
            <text:p>0.324305</text:p>
          </table:table-cell>
          <table:table-cell office:value-type="float" office:value="0.3570286" calcext:value-type="float">
            <text:p>0.3570286</text:p>
          </table:table-cell>
          <table:table-cell office:value-type="float" office:value="0.3767305" calcext:value-type="float">
            <text:p>0.3767305</text:p>
          </table:table-cell>
          <table:table-cell office:value-type="float" office:value="0.3922243" calcext:value-type="float">
            <text:p>0.3922243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0.04848278" calcext:value-type="float">
            <text:p>0.04848278</text:p>
          </table:table-cell>
          <table:table-cell office:value-type="float" office:value="0.007327098" calcext:value-type="float">
            <text:p>0.007327098</text:p>
          </table:table-cell>
          <table:table-cell office:value-type="float" office:value="0.001354831" calcext:value-type="float">
            <text:p>0.001354831</text:p>
          </table:table-cell>
          <table:table-cell office:value-type="float" office:value="0.07916574" calcext:value-type="float">
            <text:p>0.07916574</text:p>
          </table:table-cell>
          <table:table-cell office:value-type="float" office:value="0.06014784" calcext:value-type="float">
            <text:p>0.06014784</text:p>
          </table:table-cell>
          <table:table-cell office:value-type="float" office:value="0.02841953" calcext:value-type="float">
            <text:p>0.02841953</text:p>
          </table:table-cell>
          <table:table-cell office:value-type="float" office:value="0.05200028" calcext:value-type="float">
            <text:p>0.05200028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81121" calcext:value-type="float">
            <text:p>-0.05981121</text:p>
          </table:table-cell>
          <table:table-cell office:value-type="float" office:value="-0.04596124" calcext:value-type="float">
            <text:p>-0.04596124</text:p>
          </table:table-cell>
          <table:table-cell office:value-type="float" office:value="-0.04292889" calcext:value-type="float">
            <text:p>-0.04292889</text:p>
          </table:table-cell>
          <table:table-cell office:value-type="float" office:value="-0.05204535" calcext:value-type="float">
            <text:p>-0.05204535</text:p>
          </table:table-cell>
          <table:table-cell office:value-type="float" office:value="-0.06605639" calcext:value-type="float">
            <text:p>-0.06605639</text:p>
          </table:table-cell>
          <table:table-cell office:value-type="float" office:value="-0.1605962" calcext:value-type="float">
            <text:p>-0.1605962</text:p>
          </table:table-cell>
          <table:table-cell office:value-type="float" office:value="-0.01523322" calcext:value-type="float">
            <text:p>-0.01523322</text:p>
          </table:table-cell>
          <table:table-cell office:value-type="float" office:value="-0.07486126" calcext:value-type="float">
            <text:p>-0.07486126</text:p>
          </table:table-cell>
          <table:table-cell office:value-type="float" office:value="-0.0604505" calcext:value-type="float">
            <text:p>-0.0604505</text:p>
          </table:table-cell>
          <table:table-cell office:value-type="float" office:value="-0.02588888" calcext:value-type="float">
            <text:p>-0.0258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17127" calcext:value-type="float">
            <text:p>-0.06617127</text:p>
          </table:table-cell>
          <table:table-cell office:value-type="float" office:value="0.02713192" calcext:value-type="float">
            <text:p>0.02713192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78479" calcext:value-type="float">
            <text:p>-2.3784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44.80002" calcext:value-type="float">
            <text:p>44.80002</text:p>
          </table:table-cell>
          <table:table-cell office:value-type="float" office:value="15.65792" calcext:value-type="float">
            <text:p>15.65792</text:p>
          </table:table-cell>
          <table:table-cell office:value-type="float" office:value="0" calcext:value-type="float">
            <text:p>0</text:p>
          </table:table-cell>
          <table:table-cell office:value-type="float" office:value="1070.709" calcext:value-type="float">
            <text:p>1070.709</text:p>
          </table:table-cell>
          <table:table-cell office:value-type="float" office:value="-7.192896" calcext:value-type="float">
            <text:p>-7.192896</text:p>
          </table:table-cell>
          <table:table-cell office:value-type="float" office:value="0" calcext:value-type="float">
            <text:p>0</text:p>
          </table:table-cell>
          <table:table-cell office:value-type="float" office:value="0.5231602" calcext:value-type="float">
            <text:p>0.5231602</text:p>
          </table:table-cell>
          <table:table-cell office:value-type="float" office:value="0.2892995" calcext:value-type="float">
            <text:p>0.2892995</text:p>
          </table:table-cell>
          <table:table-cell office:value-type="float" office:value="0.2874882" calcext:value-type="float">
            <text:p>0.2874882</text:p>
          </table:table-cell>
          <table:table-cell office:value-type="float" office:value="0.315017" calcext:value-type="float">
            <text:p>0.315017</text:p>
          </table:table-cell>
          <table:table-cell office:value-type="float" office:value="0.2849101" calcext:value-type="float">
            <text:p>0.2849101</text:p>
          </table:table-cell>
          <table:table-cell office:value-type="float" office:value="0.2518467" calcext:value-type="float">
            <text:p>0.2518467</text:p>
          </table:table-cell>
          <table:table-cell office:value-type="float" office:value="0.40121" calcext:value-type="float">
            <text:p>0.40121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0.3246498" calcext:value-type="float">
            <text:p>0.3246498</text:p>
          </table:table-cell>
          <table:table-cell office:value-type="float" office:value="0.3570439" calcext:value-type="float">
            <text:p>0.3570439</text:p>
          </table:table-cell>
          <table:table-cell office:value-type="float" office:value="0.3767229" calcext:value-type="float">
            <text:p>0.3767229</text:p>
          </table:table-cell>
          <table:table-cell office:value-type="float" office:value="0.3921577" calcext:value-type="float">
            <text:p>0.3921577</text:p>
          </table:table-cell>
          <table:table-cell office:value-type="float" office:value="0.4623725" calcext:value-type="float">
            <text:p>0.4623725</text:p>
          </table:table-cell>
          <table:table-cell office:value-type="float" office:value="0.001731479" calcext:value-type="float">
            <text:p>0.001731479</text:p>
          </table:table-cell>
          <table:table-cell office:value-type="float" office:value="0.08359309" calcext:value-type="float">
            <text:p>0.08359309</text:p>
          </table:table-cell>
          <table:table-cell office:value-type="float" office:value="0.01324769" calcext:value-type="float">
            <text:p>0.01324769</text:p>
          </table:table-cell>
          <table:table-cell office:value-type="float" office:value="0.002512585" calcext:value-type="float">
            <text:p>0.002512585</text:p>
          </table:table-cell>
          <table:table-cell office:value-type="float" office:value="0.08004981" calcext:value-type="float">
            <text:p>0.08004981</text:p>
          </table:table-cell>
          <table:table-cell office:value-type="float" office:value="0.06181786" calcext:value-type="float">
            <text:p>0.06181786</text:p>
          </table:table-cell>
          <table:table-cell office:value-type="float" office:value="0.02596601" calcext:value-type="float">
            <text:p>0.02596601</text:p>
          </table:table-cell>
          <table:table-cell office:value-type="float" office:value="0.04908898" calcext:value-type="float">
            <text:p>0.04908898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39874" calcext:value-type="float">
            <text:p>-0.001239874</text:p>
          </table:table-cell>
          <table:table-cell office:value-type="float" office:value="-0.04842814" calcext:value-type="float">
            <text:p>-0.04842814</text:p>
          </table:table-cell>
          <table:table-cell office:value-type="float" office:value="-0.04993199" calcext:value-type="float">
            <text:p>-0.04993199</text:p>
          </table:table-cell>
          <table:table-cell office:value-type="float" office:value="-0.02682866" calcext:value-type="float">
            <text:p>-0.02682866</text:p>
          </table:table-cell>
          <table:table-cell office:value-type="float" office:value="-0.05401092" calcext:value-type="float">
            <text:p>-0.05401092</text:p>
          </table:table-cell>
          <table:table-cell office:value-type="float" office:value="-0.05850454" calcext:value-type="float">
            <text:p>-0.05850454</text:p>
          </table:table-cell>
          <table:table-cell office:value-type="float" office:value="-0.001345188" calcext:value-type="float">
            <text:p>-0.001345188</text:p>
          </table:table-cell>
          <table:table-cell office:value-type="float" office:value="-0.06844106" calcext:value-type="float">
            <text:p>-0.06844106</text:p>
          </table:table-cell>
          <table:table-cell office:value-type="float" office:value="-0.05985429" calcext:value-type="float">
            <text:p>-0.05985429</text:p>
          </table:table-cell>
          <table:table-cell office:value-type="float" office:value="-0.02587014" calcext:value-type="float">
            <text:p>-0.0258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085429" calcext:value-type="float">
            <text:p>0.03085429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0.001730678" calcext:value-type="float">
            <text:p>0.0017306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15.72072" calcext:value-type="float">
            <text:p>15.72072</text:p>
          </table:table-cell>
          <table:table-cell office:value-type="float" office:value="0" calcext:value-type="float">
            <text:p>0</text:p>
          </table:table-cell>
          <table:table-cell office:value-type="float" office:value="1072.947" calcext:value-type="float">
            <text:p>1072.947</text:p>
          </table:table-cell>
          <table:table-cell office:value-type="float" office:value="-5.693786" calcext:value-type="float">
            <text:p>-5.693786</text:p>
          </table:table-cell>
          <table:table-cell office:value-type="float" office:value="0" calcext:value-type="float">
            <text:p>0</text:p>
          </table:table-cell>
          <table:table-cell office:value-type="float" office:value="0.2671899" calcext:value-type="float">
            <text:p>0.2671899</text:p>
          </table:table-cell>
          <table:table-cell office:value-type="float" office:value="0.2914721" calcext:value-type="float">
            <text:p>0.2914721</text:p>
          </table:table-cell>
          <table:table-cell office:value-type="float" office:value="0.3094923" calcext:value-type="float">
            <text:p>0.3094923</text:p>
          </table:table-cell>
          <table:table-cell office:value-type="float" office:value="0.3359534" calcext:value-type="float">
            <text:p>0.3359534</text:p>
          </table:table-cell>
          <table:table-cell office:value-type="float" office:value="0.3567439" calcext:value-type="float">
            <text:p>0.3567439</text:p>
          </table:table-cell>
          <table:table-cell office:value-type="float" office:value="0.3239305" calcext:value-type="float">
            <text:p>0.3239305</text:p>
          </table:table-cell>
          <table:table-cell office:value-type="float" office:value="0.3433982" calcext:value-type="float">
            <text:p>0.3433982</text:p>
          </table:table-cell>
          <table:table-cell office:value-type="float" office:value="0.3353226" calcext:value-type="float">
            <text:p>0.3353226</text:p>
          </table:table-cell>
          <table:table-cell office:value-type="float" office:value="0.3251319" calcext:value-type="float">
            <text:p>0.3251319</text:p>
          </table:table-cell>
          <table:table-cell office:value-type="float" office:value="0.3570386" calcext:value-type="float">
            <text:p>0.3570386</text:p>
          </table:table-cell>
          <table:table-cell office:value-type="float" office:value="0.376713" calcext:value-type="float">
            <text:p>0.376713</text:p>
          </table:table-cell>
          <table:table-cell office:value-type="float" office:value="0.3920876" calcext:value-type="float">
            <text:p>0.3920876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7002518" calcext:value-type="float">
            <text:p>0.07002518</text:p>
          </table:table-cell>
          <table:table-cell office:value-type="float" office:value="0.01181733" calcext:value-type="float">
            <text:p>0.01181733</text:p>
          </table:table-cell>
          <table:table-cell office:value-type="float" office:value="0.0021033" calcext:value-type="float">
            <text:p>0.0021033</text:p>
          </table:table-cell>
          <table:table-cell office:value-type="float" office:value="0.0804926" calcext:value-type="float">
            <text:p>0.0804926</text:p>
          </table:table-cell>
          <table:table-cell office:value-type="float" office:value="0.06150287" calcext:value-type="float">
            <text:p>0.06150287</text:p>
          </table:table-cell>
          <table:table-cell office:value-type="float" office:value="0.02579636" calcext:value-type="float">
            <text:p>0.02579636</text:p>
          </table:table-cell>
          <table:table-cell office:value-type="float" office:value="0.04418154" calcext:value-type="float">
            <text:p>0.04418154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8159" calcext:value-type="float">
            <text:p>-0.0838159</text:p>
          </table:table-cell>
          <table:table-cell office:value-type="float" office:value="-0.04433474" calcext:value-type="float">
            <text:p>-0.04433474</text:p>
          </table:table-cell>
          <table:table-cell office:value-type="float" office:value="-0.02916623" calcext:value-type="float">
            <text:p>-0.02916623</text:p>
          </table:table-cell>
          <table:table-cell office:value-type="float" office:value="-0.01768813" calcext:value-type="float">
            <text:p>-0.01768813</text:p>
          </table:table-cell>
          <table:table-cell office:value-type="float" office:value="-0.01226116" calcext:value-type="float">
            <text:p>-0.01226116</text:p>
          </table:table-cell>
          <table:table-cell office:value-type="float" office:value="-0.008071257" calcext:value-type="float">
            <text:p>-0.008071257</text:p>
          </table:table-cell>
          <table:table-cell office:value-type="float" office:value="-0.003997241" calcext:value-type="float">
            <text:p>-0.003997241</text:p>
          </table:table-cell>
          <table:table-cell office:value-type="float" office:value="-0.05722438" calcext:value-type="float">
            <text:p>-0.05722438</text:p>
          </table:table-cell>
          <table:table-cell office:value-type="float" office:value="-0.05903429" calcext:value-type="float">
            <text:p>-0.05903429</text:p>
          </table:table-cell>
          <table:table-cell office:value-type="float" office:value="-0.02587563" calcext:value-type="float">
            <text:p>-0.0258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2387" calcext:value-type="float">
            <text:p>-0.1122387</text:p>
          </table:table-cell>
          <table:table-cell office:value-type="float" office:value="0.0271137" calcext:value-type="float">
            <text:p>0.0271137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3269" calcext:value-type="float">
            <text:p>-2.3832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17.12564" calcext:value-type="float">
            <text:p>17.12564</text:p>
          </table:table-cell>
          <table:table-cell office:value-type="float" office:value="0" calcext:value-type="float">
            <text:p>0</text:p>
          </table:table-cell>
          <table:table-cell office:value-type="float" office:value="1071.289" calcext:value-type="float">
            <text:p>1071.289</text:p>
          </table:table-cell>
          <table:table-cell office:value-type="float" office:value="-5.440322" calcext:value-type="float">
            <text:p>-5.440322</text:p>
          </table:table-cell>
          <table:table-cell office:value-type="float" office:value="0" calcext:value-type="float">
            <text:p>0</text:p>
          </table:table-cell>
          <table:table-cell office:value-type="float" office:value="0.301536" calcext:value-type="float">
            <text:p>0.301536</text:p>
          </table:table-cell>
          <table:table-cell office:value-type="float" office:value="0.3094718" calcext:value-type="float">
            <text:p>0.3094718</text:p>
          </table:table-cell>
          <table:table-cell office:value-type="float" office:value="0.3330232" calcext:value-type="float">
            <text:p>0.3330232</text:p>
          </table:table-cell>
          <table:table-cell office:value-type="float" office:value="0.3573799" calcext:value-type="float">
            <text:p>0.3573799</text:p>
          </table:table-cell>
          <table:table-cell office:value-type="float" office:value="0.3641699" calcext:value-type="float">
            <text:p>0.3641699</text:p>
          </table:table-cell>
          <table:table-cell office:value-type="float" office:value="0.3184993" calcext:value-type="float">
            <text:p>0.3184993</text:p>
          </table:table-cell>
          <table:table-cell office:value-type="float" office:value="0.316115" calcext:value-type="float">
            <text:p>0.316115</text:p>
          </table:table-cell>
          <table:table-cell office:value-type="float" office:value="0.3397603" calcext:value-type="float">
            <text:p>0.3397603</text:p>
          </table:table-cell>
          <table:table-cell office:value-type="float" office:value="0.3257932" calcext:value-type="float">
            <text:p>0.3257932</text:p>
          </table:table-cell>
          <table:table-cell office:value-type="float" office:value="0.3569819" calcext:value-type="float">
            <text:p>0.3569819</text:p>
          </table:table-cell>
          <table:table-cell office:value-type="float" office:value="0.3766965" calcext:value-type="float">
            <text:p>0.3766965</text:p>
          </table:table-cell>
          <table:table-cell office:value-type="float" office:value="0.3920193" calcext:value-type="float">
            <text:p>0.3920193</text:p>
          </table:table-cell>
          <table:table-cell office:value-type="float" office:value="0.4623773" calcext:value-type="float">
            <text:p>0.4623773</text:p>
          </table:table-cell>
          <table:table-cell office:value-type="float" office:value="0" calcext:value-type="float">
            <text:p>0</text:p>
          </table:table-cell>
          <table:table-cell office:value-type="float" office:value="0.00009242832" calcext:value-type="float">
            <text:p>9.242832E-05</text:p>
          </table:table-cell>
          <table:table-cell office:value-type="float" office:value="1.981852E-015" calcext:value-type="float">
            <text:p>1.981852E-15</text:p>
          </table:table-cell>
          <table:table-cell office:value-type="float" office:value="1.935799E-015" calcext:value-type="float">
            <text:p>1.935799E-15</text:p>
          </table:table-cell>
          <table:table-cell office:value-type="float" office:value="0.0527292" calcext:value-type="float">
            <text:p>0.0527292</text:p>
          </table:table-cell>
          <table:table-cell office:value-type="float" office:value="0.05585947" calcext:value-type="float">
            <text:p>0.05585947</text:p>
          </table:table-cell>
          <table:table-cell office:value-type="float" office:value="0.02521866" calcext:value-type="float">
            <text:p>0.02521866</text:p>
          </table:table-cell>
          <table:table-cell office:value-type="float" office:value="0.03905123" calcext:value-type="float">
            <text:p>0.0390512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59115" calcext:value-type="float">
            <text:p>-0.03459115</text:p>
          </table:table-cell>
          <table:table-cell office:value-type="float" office:value="-0.02923278" calcext:value-type="float">
            <text:p>-0.02923278</text:p>
          </table:table-cell>
          <table:table-cell office:value-type="float" office:value="-0.01865203" calcext:value-type="float">
            <text:p>-0.01865203</text:p>
          </table:table-cell>
          <table:table-cell office:value-type="float" office:value="-0.0120259" calcext:value-type="float">
            <text:p>-0.0120259</text:p>
          </table:table-cell>
          <table:table-cell office:value-type="float" office:value="-0.01072642" calcext:value-type="float">
            <text:p>-0.01072642</text:p>
          </table:table-cell>
          <table:table-cell office:value-type="float" office:value="-0.009146146" calcext:value-type="float">
            <text:p>-0.009146146</text:p>
          </table:table-cell>
          <table:table-cell office:value-type="float" office:value="-0.008068944" calcext:value-type="float">
            <text:p>-0.008068944</text:p>
          </table:table-cell>
          <table:table-cell office:value-type="float" office:value="-0.05099372" calcext:value-type="float">
            <text:p>-0.05099372</text:p>
          </table:table-cell>
          <table:table-cell office:value-type="float" office:value="-0.05792495" calcext:value-type="float">
            <text:p>-0.05792495</text:p>
          </table:table-cell>
          <table:table-cell office:value-type="float" office:value="-0.02594618" calcext:value-type="float">
            <text:p>-0.02594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04739" calcext:value-type="float">
            <text:p>-0.03604739</text:p>
          </table:table-cell>
          <table:table-cell office:value-type="float" office:value="0.02674725" calcext:value-type="float">
            <text:p>0.02674725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383438" calcext:value-type="float">
            <text:p>-2.3834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19.41985" calcext:value-type="float">
            <text:p>19.41985</text:p>
          </table:table-cell>
          <table:table-cell office:value-type="float" office:value="0" calcext:value-type="float">
            <text:p>0</text:p>
          </table:table-cell>
          <table:table-cell office:value-type="float" office:value="1068.995" calcext:value-type="float">
            <text:p>1068.995</text:p>
          </table:table-cell>
          <table:table-cell office:value-type="float" office:value="-5.440322" calcext:value-type="float">
            <text:p>-5.440322</text:p>
          </table:table-cell>
          <table:table-cell office:value-type="float" office:value="0" calcext:value-type="float">
            <text:p>0</text:p>
          </table:table-cell>
          <table:table-cell office:value-type="float" office:value="0.2763094" calcext:value-type="float">
            <text:p>0.2763094</text:p>
          </table:table-cell>
          <table:table-cell office:value-type="float" office:value="0.3090717" calcext:value-type="float">
            <text:p>0.3090717</text:p>
          </table:table-cell>
          <table:table-cell office:value-type="float" office:value="0.3462768" calcext:value-type="float">
            <text:p>0.3462768</text:p>
          </table:table-cell>
          <table:table-cell office:value-type="float" office:value="0.36364" calcext:value-type="float">
            <text:p>0.36364</text:p>
          </table:table-cell>
          <table:table-cell office:value-type="float" office:value="0.3673913" calcext:value-type="float">
            <text:p>0.3673913</text:p>
          </table:table-cell>
          <table:table-cell office:value-type="float" office:value="0.3148936" calcext:value-type="float">
            <text:p>0.3148936</text:p>
          </table:table-cell>
          <table:table-cell office:value-type="float" office:value="0.3067451" calcext:value-type="float">
            <text:p>0.3067451</text:p>
          </table:table-cell>
          <table:table-cell office:value-type="float" office:value="0.3442712" calcext:value-type="float">
            <text:p>0.3442712</text:p>
          </table:table-cell>
          <table:table-cell office:value-type="float" office:value="0.3265266" calcext:value-type="float">
            <text:p>0.3265266</text:p>
          </table:table-cell>
          <table:table-cell office:value-type="float" office:value="0.3569462" calcext:value-type="float">
            <text:p>0.3569462</text:p>
          </table:table-cell>
          <table:table-cell office:value-type="float" office:value="0.3766744" calcext:value-type="float">
            <text:p>0.3766744</text:p>
          </table:table-cell>
          <table:table-cell office:value-type="float" office:value="0.3919601" calcext:value-type="float">
            <text:p>0.39196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6466329" calcext:value-type="float">
            <text:p>0.006466329</text:p>
          </table:table-cell>
          <table:table-cell office:value-type="float" office:value="0.000001511539" calcext:value-type="float">
            <text:p>1.511539E-06</text:p>
          </table:table-cell>
          <table:table-cell office:value-type="float" office:value="1.916751E-015" calcext:value-type="float">
            <text:p>1.916751E-15</text:p>
          </table:table-cell>
          <table:table-cell office:value-type="float" office:value="0.0001635054" calcext:value-type="float">
            <text:p>0.0001635054</text:p>
          </table:table-cell>
          <table:table-cell office:value-type="float" office:value="0.04533335" calcext:value-type="float">
            <text:p>0.04533335</text:p>
          </table:table-cell>
          <table:table-cell office:value-type="float" office:value="0.02433389" calcext:value-type="float">
            <text:p>0.02433389</text:p>
          </table:table-cell>
          <table:table-cell office:value-type="float" office:value="0.03386043" calcext:value-type="float">
            <text:p>0.03386043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14169" calcext:value-type="float">
            <text:p>-0.06614169</text:p>
          </table:table-cell>
          <table:table-cell office:value-type="float" office:value="-0.02928227" calcext:value-type="float">
            <text:p>-0.02928227</text:p>
          </table:table-cell>
          <table:table-cell office:value-type="float" office:value="-0.01461328" calcext:value-type="float">
            <text:p>-0.01461328</text:p>
          </table:table-cell>
          <table:table-cell office:value-type="float" office:value="-0.01078463" calcext:value-type="float">
            <text:p>-0.01078463</text:p>
          </table:table-cell>
          <table:table-cell office:value-type="float" office:value="-0.01014655" calcext:value-type="float">
            <text:p>-0.01014655</text:p>
          </table:table-cell>
          <table:table-cell office:value-type="float" office:value="-0.009971777" calcext:value-type="float">
            <text:p>-0.009971777</text:p>
          </table:table-cell>
          <table:table-cell office:value-type="float" office:value="-0.01040672" calcext:value-type="float">
            <text:p>-0.01040672</text:p>
          </table:table-cell>
          <table:table-cell office:value-type="float" office:value="-0.04542489" calcext:value-type="float">
            <text:p>-0.04542489</text:p>
          </table:table-cell>
          <table:table-cell office:value-type="float" office:value="-0.05672146" calcext:value-type="float">
            <text:p>-0.05672146</text:p>
          </table:table-cell>
          <table:table-cell office:value-type="float" office:value="-0.02599099" calcext:value-type="float">
            <text:p>-0.02599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25704" calcext:value-type="float">
            <text:p>-0.08925704</text:p>
          </table:table-cell>
          <table:table-cell office:value-type="float" office:value="0.02637435" calcext:value-type="float">
            <text:p>0.0263743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3498" calcext:value-type="float">
            <text:p>-2.3834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21.47117" calcext:value-type="float">
            <text:p>21.47117</text:p>
          </table:table-cell>
          <table:table-cell office:value-type="float" office:value="0" calcext:value-type="float">
            <text:p>0</text:p>
          </table:table-cell>
          <table:table-cell office:value-type="float" office:value="1066.943" calcext:value-type="float">
            <text:p>1066.943</text:p>
          </table:table-cell>
          <table:table-cell office:value-type="float" office:value="-5.440322" calcext:value-type="float">
            <text:p>-5.440322</text:p>
          </table:table-cell>
          <table:table-cell office:value-type="float" office:value="0" calcext:value-type="float">
            <text:p>0</text:p>
          </table:table-cell>
          <table:table-cell office:value-type="float" office:value="0.2944289" calcext:value-type="float">
            <text:p>0.2944289</text:p>
          </table:table-cell>
          <table:table-cell office:value-type="float" office:value="0.3099337" calcext:value-type="float">
            <text:p>0.3099337</text:p>
          </table:table-cell>
          <table:table-cell office:value-type="float" office:value="0.3386756" calcext:value-type="float">
            <text:p>0.3386756</text:p>
          </table:table-cell>
          <table:table-cell office:value-type="float" office:value="0.3548703" calcext:value-type="float">
            <text:p>0.3548703</text:p>
          </table:table-cell>
          <table:table-cell office:value-type="float" office:value="0.3620372" calcext:value-type="float">
            <text:p>0.3620372</text:p>
          </table:table-cell>
          <table:table-cell office:value-type="float" office:value="0.3139722" calcext:value-type="float">
            <text:p>0.3139722</text:p>
          </table:table-cell>
          <table:table-cell office:value-type="float" office:value="0.3022287" calcext:value-type="float">
            <text:p>0.3022287</text:p>
          </table:table-cell>
          <table:table-cell office:value-type="float" office:value="0.3489093" calcext:value-type="float">
            <text:p>0.3489093</text:p>
          </table:table-cell>
          <table:table-cell office:value-type="float" office:value="0.3273256" calcext:value-type="float">
            <text:p>0.3273256</text:p>
          </table:table-cell>
          <table:table-cell office:value-type="float" office:value="0.3569308" calcext:value-type="float">
            <text:p>0.3569308</text:p>
          </table:table-cell>
          <table:table-cell office:value-type="float" office:value="0.3766491" calcext:value-type="float">
            <text:p>0.3766491</text:p>
          </table:table-cell>
          <table:table-cell office:value-type="float" office:value="0.3919056" calcext:value-type="float">
            <text:p>0.3919056</text:p>
          </table:table-cell>
          <table:table-cell office:value-type="float" office:value="0.4623792" calcext:value-type="float">
            <text:p>0.4623792</text:p>
          </table:table-cell>
          <table:table-cell office:value-type="float" office:value="0" calcext:value-type="float">
            <text:p>0</text:p>
          </table:table-cell>
          <table:table-cell office:value-type="float" office:value="0.00001097659" calcext:value-type="float">
            <text:p>1.097659E-05</text:p>
          </table:table-cell>
          <table:table-cell office:value-type="float" office:value="1.934733E-015" calcext:value-type="float">
            <text:p>1.934733E-15</text:p>
          </table:table-cell>
          <table:table-cell office:value-type="float" office:value="1.977211E-015" calcext:value-type="float">
            <text:p>1.977211E-15</text:p>
          </table:table-cell>
          <table:table-cell office:value-type="float" office:value="0.00000007340726" calcext:value-type="float">
            <text:p>7.340726E-08</text:p>
          </table:table-cell>
          <table:table-cell office:value-type="float" office:value="0.00000004421599" calcext:value-type="float">
            <text:p>4.421599E-08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02843809" calcext:value-type="float">
            <text:p>0.02843809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9176" calcext:value-type="float">
            <text:p>-0.0419176</text:p>
          </table:table-cell>
          <table:table-cell office:value-type="float" office:value="-0.02890085" calcext:value-type="float">
            <text:p>-0.02890085</text:p>
          </table:table-cell>
          <table:table-cell office:value-type="float" office:value="-0.01675424" calcext:value-type="float">
            <text:p>-0.01675424</text:p>
          </table:table-cell>
          <table:table-cell office:value-type="float" office:value="-0.01256495" calcext:value-type="float">
            <text:p>-0.01256495</text:p>
          </table:table-cell>
          <table:table-cell office:value-type="float" office:value="-0.01106448" calcext:value-type="float">
            <text:p>-0.01106448</text:p>
          </table:table-cell>
          <table:table-cell office:value-type="float" office:value="-0.01021403" calcext:value-type="float">
            <text:p>-0.01021403</text:p>
          </table:table-cell>
          <table:table-cell office:value-type="float" office:value="-0.01179675" calcext:value-type="float">
            <text:p>-0.01179675</text:p>
          </table:table-cell>
          <table:table-cell office:value-type="float" office:value="-0.04039588" calcext:value-type="float">
            <text:p>-0.04039588</text:p>
          </table:table-cell>
          <table:table-cell office:value-type="float" office:value="-0.05544151" calcext:value-type="float">
            <text:p>-0.05544151</text:p>
          </table:table-cell>
          <table:table-cell office:value-type="float" office:value="-0.02601046" calcext:value-type="float">
            <text:p>-0.0260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26895" calcext:value-type="float">
            <text:p>-0.04626895</text:p>
          </table:table-cell>
          <table:table-cell office:value-type="float" office:value="0.02608076" calcext:value-type="float">
            <text:p>0.0260807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4472" calcext:value-type="float">
            <text:p>-2.3844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23.97695" calcext:value-type="float">
            <text:p>23.97695</text:p>
          </table:table-cell>
          <table:table-cell office:value-type="float" office:value="0" calcext:value-type="float">
            <text:p>0</text:p>
          </table:table-cell>
          <table:table-cell office:value-type="float" office:value="1064.438" calcext:value-type="float">
            <text:p>1064.438</text:p>
          </table:table-cell>
          <table:table-cell office:value-type="float" office:value="-5.440322" calcext:value-type="float">
            <text:p>-5.440322</text:p>
          </table:table-cell>
          <table:table-cell office:value-type="float" office:value="0" calcext:value-type="float">
            <text:p>0</text:p>
          </table:table-cell>
          <table:table-cell office:value-type="float" office:value="0.2775338" calcext:value-type="float">
            <text:p>0.2775338</text:p>
          </table:table-cell>
          <table:table-cell office:value-type="float" office:value="0.303782" calcext:value-type="float">
            <text:p>0.303782</text:p>
          </table:table-cell>
          <table:table-cell office:value-type="float" office:value="0.3324222" calcext:value-type="float">
            <text:p>0.3324222</text:p>
          </table:table-cell>
          <table:table-cell office:value-type="float" office:value="0.3463164" calcext:value-type="float">
            <text:p>0.3463164</text:p>
          </table:table-cell>
          <table:table-cell office:value-type="float" office:value="0.3553388" calcext:value-type="float">
            <text:p>0.3553388</text:p>
          </table:table-cell>
          <table:table-cell office:value-type="float" office:value="0.3156515" calcext:value-type="float">
            <text:p>0.3156515</text:p>
          </table:table-cell>
          <table:table-cell office:value-type="float" office:value="0.3021475" calcext:value-type="float">
            <text:p>0.3021475</text:p>
          </table:table-cell>
          <table:table-cell office:value-type="float" office:value="0.353763" calcext:value-type="float">
            <text:p>0.353763</text:p>
          </table:table-cell>
          <table:table-cell office:value-type="float" office:value="0.3281829" calcext:value-type="float">
            <text:p>0.3281829</text:p>
          </table:table-cell>
          <table:table-cell office:value-type="float" office:value="0.3569352" calcext:value-type="float">
            <text:p>0.3569352</text:p>
          </table:table-cell>
          <table:table-cell office:value-type="float" office:value="0.3766236" calcext:value-type="float">
            <text:p>0.3766236</text:p>
          </table:table-cell>
          <table:table-cell office:value-type="float" office:value="0.3918544" calcext:value-type="float">
            <text:p>0.3918544</text:p>
          </table:table-cell>
          <table:table-cell office:value-type="float" office:value="0.4623767" calcext:value-type="float">
            <text:p>0.4623767</text:p>
          </table:table-cell>
          <table:table-cell office:value-type="float" office:value="0" calcext:value-type="float">
            <text:p>0</text:p>
          </table:table-cell>
          <table:table-cell office:value-type="float" office:value="0.000002888067" calcext:value-type="float">
            <text:p>2.888067E-06</text:p>
          </table:table-cell>
          <table:table-cell office:value-type="float" office:value="1.934757E-015" calcext:value-type="float">
            <text:p>1.934757E-15</text:p>
          </table:table-cell>
          <table:table-cell office:value-type="float" office:value="0.00000000000001376186" calcext:value-type="float">
            <text:p>1.376186E-14</text:p>
          </table:table-cell>
          <table:table-cell office:value-type="float" office:value="0.00000004490067" calcext:value-type="float">
            <text:p>4.490067E-08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0.00001030063" calcext:value-type="float">
            <text:p>1.030063E-05</text:p>
          </table:table-cell>
          <table:table-cell office:value-type="float" office:value="0.02180071" calcext:value-type="float">
            <text:p>0.02180071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11335" calcext:value-type="float">
            <text:p>-0.06611335</text:p>
          </table:table-cell>
          <table:table-cell office:value-type="float" office:value="-0.0325107" calcext:value-type="float">
            <text:p>-0.0325107</text:p>
          </table:table-cell>
          <table:table-cell office:value-type="float" office:value="-0.01876029" calcext:value-type="float">
            <text:p>-0.01876029</text:p>
          </table:table-cell>
          <table:table-cell office:value-type="float" office:value="-0.01462444" calcext:value-type="float">
            <text:p>-0.01462444</text:p>
          </table:table-cell>
          <table:table-cell office:value-type="float" office:value="-0.01249504" calcext:value-type="float">
            <text:p>-0.01249504</text:p>
          </table:table-cell>
          <table:table-cell office:value-type="float" office:value="-0.009741529" calcext:value-type="float">
            <text:p>-0.009741529</text:p>
          </table:table-cell>
          <table:table-cell office:value-type="float" office:value="-0.01184133" calcext:value-type="float">
            <text:p>-0.01184133</text:p>
          </table:table-cell>
          <table:table-cell office:value-type="float" office:value="-0.03578909" calcext:value-type="float">
            <text:p>-0.03578909</text:p>
          </table:table-cell>
          <table:table-cell office:value-type="float" office:value="-0.05410333" calcext:value-type="float">
            <text:p>-0.05410333</text:p>
          </table:table-cell>
          <table:table-cell office:value-type="float" office:value="-0.0260052" calcext:value-type="float">
            <text:p>-0.026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81898" calcext:value-type="float">
            <text:p>-0.08281898</text:p>
          </table:table-cell>
          <table:table-cell office:value-type="float" office:value="0.02577163" calcext:value-type="float">
            <text:p>0.0257716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38522" calcext:value-type="float">
            <text:p>-2.385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24.8989" calcext:value-type="float">
            <text:p>24.8989</text:p>
          </table:table-cell>
          <table:table-cell office:value-type="float" office:value="0" calcext:value-type="float">
            <text:p>0</text:p>
          </table:table-cell>
          <table:table-cell office:value-type="float" office:value="1063.815" calcext:value-type="float">
            <text:p>1063.815</text:p>
          </table:table-cell>
          <table:table-cell office:value-type="float" office:value="-5.440003" calcext:value-type="float">
            <text:p>-5.440003</text:p>
          </table:table-cell>
          <table:table-cell office:value-type="float" office:value="0" calcext:value-type="float">
            <text:p>0</text:p>
          </table:table-cell>
          <table:table-cell office:value-type="float" office:value="0.2885722" calcext:value-type="float">
            <text:p>0.2885722</text:p>
          </table:table-cell>
          <table:table-cell office:value-type="float" office:value="0.3052881" calcext:value-type="float">
            <text:p>0.3052881</text:p>
          </table:table-cell>
          <table:table-cell office:value-type="float" office:value="0.328176" calcext:value-type="float">
            <text:p>0.328176</text:p>
          </table:table-cell>
          <table:table-cell office:value-type="float" office:value="0.3403721" calcext:value-type="float">
            <text:p>0.3403721</text:p>
          </table:table-cell>
          <table:table-cell office:value-type="float" office:value="0.3466834" calcext:value-type="float">
            <text:p>0.3466834</text:p>
          </table:table-cell>
          <table:table-cell office:value-type="float" office:value="0.305846" calcext:value-type="float">
            <text:p>0.305846</text:p>
          </table:table-cell>
          <table:table-cell office:value-type="float" office:value="0.3047943" calcext:value-type="float">
            <text:p>0.3047943</text:p>
          </table:table-cell>
          <table:table-cell office:value-type="float" office:value="0.3590126" calcext:value-type="float">
            <text:p>0.3590126</text:p>
          </table:table-cell>
          <table:table-cell office:value-type="float" office:value="0.3291035" calcext:value-type="float">
            <text:p>0.3291035</text:p>
          </table:table-cell>
          <table:table-cell office:value-type="float" office:value="0.3569583" calcext:value-type="float">
            <text:p>0.356958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918046" calcext:value-type="float">
            <text:p>0.3918046</text:p>
          </table:table-cell>
          <table:table-cell office:value-type="float" office:value="0.4623781" calcext:value-type="float">
            <text:p>0.4623781</text:p>
          </table:table-cell>
          <table:table-cell office:value-type="float" office:value="0" calcext:value-type="float">
            <text:p>0</text:p>
          </table:table-cell>
          <table:table-cell office:value-type="float" office:value="0.000001249415" calcext:value-type="float">
            <text:p>1.249415E-06</text:p>
          </table:table-cell>
          <table:table-cell office:value-type="float" office:value="1.934801E-015" calcext:value-type="float">
            <text:p>1.934801E-15</text:p>
          </table:table-cell>
          <table:table-cell office:value-type="float" office:value="7.818001E-015" calcext:value-type="float">
            <text:p>7.818001E-15</text:p>
          </table:table-cell>
          <table:table-cell office:value-type="float" office:value="0.00000002820199" calcext:value-type="float">
            <text:p>2.820199E-08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0.00000000000004466248" calcext:value-type="float">
            <text:p>4.466248E-14</text:p>
          </table:table-cell>
          <table:table-cell office:value-type="float" office:value="0.001004349" calcext:value-type="float">
            <text:p>0.001004349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796866" calcext:value-type="float">
            <text:p>-0.04796866</text:p>
          </table:table-cell>
          <table:table-cell office:value-type="float" office:value="-0.03158925" calcext:value-type="float">
            <text:p>-0.03158925</text:p>
          </table:table-cell>
          <table:table-cell office:value-type="float" office:value="-0.02029807" calcext:value-type="float">
            <text:p>-0.02029807</text:p>
          </table:table-cell>
          <table:table-cell office:value-type="float" office:value="-0.01624368" calcext:value-type="float">
            <text:p>-0.01624368</text:p>
          </table:table-cell>
          <table:table-cell office:value-type="float" office:value="-0.01451509" calcext:value-type="float">
            <text:p>-0.01451509</text:p>
          </table:table-cell>
          <table:table-cell office:value-type="float" office:value="-0.01241057" calcext:value-type="float">
            <text:p>-0.01241057</text:p>
          </table:table-cell>
          <table:table-cell office:value-type="float" office:value="-0.0109986" calcext:value-type="float">
            <text:p>-0.0109986</text:p>
          </table:table-cell>
          <table:table-cell office:value-type="float" office:value="-0.02931276" calcext:value-type="float">
            <text:p>-0.02931276</text:p>
          </table:table-cell>
          <table:table-cell office:value-type="float" office:value="-0.05270668" calcext:value-type="float">
            <text:p>-0.05270668</text:p>
          </table:table-cell>
          <table:table-cell office:value-type="float" office:value="-0.02597684" calcext:value-type="float">
            <text:p>-0.0259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93444" calcext:value-type="float">
            <text:p>-0.05593444</text:p>
          </table:table-cell>
          <table:table-cell office:value-type="float" office:value="0.02558548" calcext:value-type="float">
            <text:p>0.0255854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675" calcext:value-type="float">
            <text:p>-2.38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26.88421" calcext:value-type="float">
            <text:p>26.88421</text:p>
          </table:table-cell>
          <table:table-cell office:value-type="float" office:value="0" calcext:value-type="float">
            <text:p>0</text:p>
          </table:table-cell>
          <table:table-cell office:value-type="float" office:value="1061.83" calcext:value-type="float">
            <text:p>1061.83</text:p>
          </table:table-cell>
          <table:table-cell office:value-type="float" office:value="-5.440003" calcext:value-type="float">
            <text:p>-5.440003</text:p>
          </table:table-cell>
          <table:table-cell office:value-type="float" office:value="0" calcext:value-type="float">
            <text:p>0</text:p>
          </table:table-cell>
          <table:table-cell office:value-type="float" office:value="0.2638885" calcext:value-type="float">
            <text:p>0.2638885</text:p>
          </table:table-cell>
          <table:table-cell office:value-type="float" office:value="0.2979341" calcext:value-type="float">
            <text:p>0.2979341</text:p>
          </table:table-cell>
          <table:table-cell office:value-type="float" office:value="0.3226348" calcext:value-type="float">
            <text:p>0.3226348</text:p>
          </table:table-cell>
          <table:table-cell office:value-type="float" office:value="0.3343462" calcext:value-type="float">
            <text:p>0.3343462</text:p>
          </table:table-cell>
          <table:table-cell office:value-type="float" office:value="0.3397137" calcext:value-type="float">
            <text:p>0.3397137</text:p>
          </table:table-cell>
          <table:table-cell office:value-type="float" office:value="0.2995529" calcext:value-type="float">
            <text:p>0.2995529</text:p>
          </table:table-cell>
          <table:table-cell office:value-type="float" office:value="0.2927247" calcext:value-type="float">
            <text:p>0.2927247</text:p>
          </table:table-cell>
          <table:table-cell office:value-type="float" office:value="0.362475" calcext:value-type="float">
            <text:p>0.362475</text:p>
          </table:table-cell>
          <table:table-cell office:value-type="float" office:value="0.3303283" calcext:value-type="float">
            <text:p>0.3303283</text:p>
          </table:table-cell>
          <table:table-cell office:value-type="float" office:value="0.3569455" calcext:value-type="float">
            <text:p>0.3569455</text:p>
          </table:table-cell>
          <table:table-cell office:value-type="float" office:value="0.3765773" calcext:value-type="float">
            <text:p>0.3765773</text:p>
          </table:table-cell>
          <table:table-cell office:value-type="float" office:value="0.3917486" calcext:value-type="float">
            <text:p>0.3917486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1794363" calcext:value-type="float">
            <text:p>0.001794363</text:p>
          </table:table-cell>
          <table:table-cell office:value-type="float" office:value="1.934828E-015" calcext:value-type="float">
            <text:p>1.934828E-15</text:p>
          </table:table-cell>
          <table:table-cell office:value-type="float" office:value="0.0000000000000164777" calcext:value-type="float">
            <text:p>1.64777E-14</text:p>
          </table:table-cell>
          <table:table-cell office:value-type="float" office:value="0.00000001645091" calcext:value-type="float">
            <text:p>1.645091E-08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0.00000000000003373886" calcext:value-type="float">
            <text:p>3.373886E-14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6727" calcext:value-type="float">
            <text:p>-0.0916727</text:p>
          </table:table-cell>
          <table:table-cell office:value-type="float" office:value="-0.03756411" calcext:value-type="float">
            <text:p>-0.03756411</text:p>
          </table:table-cell>
          <table:table-cell office:value-type="float" office:value="-0.02251862" calcext:value-type="float">
            <text:p>-0.02251862</text:p>
          </table:table-cell>
          <table:table-cell office:value-type="float" office:value="-0.01811949" calcext:value-type="float">
            <text:p>-0.01811949</text:p>
          </table:table-cell>
          <table:table-cell office:value-type="float" office:value="-0.01642975" calcext:value-type="float">
            <text:p>-0.01642975</text:p>
          </table:table-cell>
          <table:table-cell office:value-type="float" office:value="-0.01450393" calcext:value-type="float">
            <text:p>-0.01450393</text:p>
          </table:table-cell>
          <table:table-cell office:value-type="float" office:value="-0.01538791" calcext:value-type="float">
            <text:p>-0.01538791</text:p>
          </table:table-cell>
          <table:table-cell office:value-type="float" office:value="-0.0237804" calcext:value-type="float">
            <text:p>-0.0237804</text:p>
          </table:table-cell>
          <table:table-cell office:value-type="float" office:value="-0.05091321" calcext:value-type="float">
            <text:p>-0.05091321</text:p>
          </table:table-cell>
          <table:table-cell office:value-type="float" office:value="-0.02599184" calcext:value-type="float">
            <text:p>-0.0259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34426" calcext:value-type="float">
            <text:p>-0.1534426</text:p>
          </table:table-cell>
          <table:table-cell office:value-type="float" office:value="0.02547576" calcext:value-type="float">
            <text:p>0.0254757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9193" calcext:value-type="float">
            <text:p>-2.3891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28.96421" calcext:value-type="float">
            <text:p>28.96421</text:p>
          </table:table-cell>
          <table:table-cell office:value-type="float" office:value="0" calcext:value-type="float">
            <text:p>0</text:p>
          </table:table-cell>
          <table:table-cell office:value-type="float" office:value="1059.75" calcext:value-type="float">
            <text:p>1059.75</text:p>
          </table:table-cell>
          <table:table-cell office:value-type="float" office:value="-5.440003" calcext:value-type="float">
            <text:p>-5.440003</text:p>
          </table:table-cell>
          <table:table-cell office:value-type="float" office:value="0" calcext:value-type="float">
            <text:p>0</text:p>
          </table:table-cell>
          <table:table-cell office:value-type="float" office:value="0.2681378" calcext:value-type="float">
            <text:p>0.2681378</text:p>
          </table:table-cell>
          <table:table-cell office:value-type="float" office:value="0.2908435" calcext:value-type="float">
            <text:p>0.2908435</text:p>
          </table:table-cell>
          <table:table-cell office:value-type="float" office:value="0.3161904" calcext:value-type="float">
            <text:p>0.3161904</text:p>
          </table:table-cell>
          <table:table-cell office:value-type="float" office:value="0.3280156" calcext:value-type="float">
            <text:p>0.3280156</text:p>
          </table:table-cell>
          <table:table-cell office:value-type="float" office:value="0.3328769" calcext:value-type="float">
            <text:p>0.3328769</text:p>
          </table:table-cell>
          <table:table-cell office:value-type="float" office:value="0.2941652" calcext:value-type="float">
            <text:p>0.2941652</text:p>
          </table:table-cell>
          <table:table-cell office:value-type="float" office:value="0.2883064" calcext:value-type="float">
            <text:p>0.2883064</text:p>
          </table:table-cell>
          <table:table-cell office:value-type="float" office:value="0.3636838" calcext:value-type="float">
            <text:p>0.3636838</text:p>
          </table:table-cell>
          <table:table-cell office:value-type="float" office:value="0.3316337" calcext:value-type="float">
            <text:p>0.3316337</text:p>
          </table:table-cell>
          <table:table-cell office:value-type="float" office:value="0.3569427" calcext:value-type="float">
            <text:p>0.3569427</text:p>
          </table:table-cell>
          <table:table-cell office:value-type="float" office:value="0.3765519" calcext:value-type="float">
            <text:p>0.3765519</text:p>
          </table:table-cell>
          <table:table-cell office:value-type="float" office:value="0.3916838" calcext:value-type="float">
            <text:p>0.39168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1148032" calcext:value-type="float">
            <text:p>1.148032E-07</text:p>
          </table:table-cell>
          <table:table-cell office:value-type="float" office:value="1.952501E-015" calcext:value-type="float">
            <text:p>1.952501E-15</text:p>
          </table:table-cell>
          <table:table-cell office:value-type="float" office:value="0.00000000000001965766" calcext:value-type="float">
            <text:p>1.965766E-14</text:p>
          </table:table-cell>
          <table:table-cell office:value-type="float" office:value="0.000000008229411" calcext:value-type="float">
            <text:p>8.229411E-09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0.00000000000002089655" calcext:value-type="float">
            <text:p>2.089655E-14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14876" calcext:value-type="float">
            <text:p>-0.08614876</text:p>
          </table:table-cell>
          <table:table-cell office:value-type="float" office:value="-0.04540634" calcext:value-type="float">
            <text:p>-0.04540634</text:p>
          </table:table-cell>
          <table:table-cell office:value-type="float" office:value="-0.0254794" calcext:value-type="float">
            <text:p>-0.0254794</text:p>
          </table:table-cell>
          <table:table-cell office:value-type="float" office:value="-0.02036797" calcext:value-type="float">
            <text:p>-0.02036797</text:p>
          </table:table-cell>
          <table:table-cell office:value-type="float" office:value="-0.01861287" calcext:value-type="float">
            <text:p>-0.01861287</text:p>
          </table:table-cell>
          <table:table-cell office:value-type="float" office:value="-0.0166316" calcext:value-type="float">
            <text:p>-0.0166316</text:p>
          </table:table-cell>
          <table:table-cell office:value-type="float" office:value="-0.01749587" calcext:value-type="float">
            <text:p>-0.01749587</text:p>
          </table:table-cell>
          <table:table-cell office:value-type="float" office:value="-0.02211174" calcext:value-type="float">
            <text:p>-0.02211174</text:p>
          </table:table-cell>
          <table:table-cell office:value-type="float" office:value="-0.04906993" calcext:value-type="float">
            <text:p>-0.04906993</text:p>
          </table:table-cell>
          <table:table-cell office:value-type="float" office:value="-0.02599592" calcext:value-type="float">
            <text:p>-0.0259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1467" calcext:value-type="float">
            <text:p>-0.1031467</text:p>
          </table:table-cell>
          <table:table-cell office:value-type="float" office:value="0.02537006" calcext:value-type="float">
            <text:p>0.0253700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1647" calcext:value-type="float">
            <text:p>-2.3916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0.07486" calcext:value-type="float">
            <text:p>30.07486</text:p>
          </table:table-cell>
          <table:table-cell office:value-type="float" office:value="0" calcext:value-type="float">
            <text:p>0</text:p>
          </table:table-cell>
          <table:table-cell office:value-type="float" office:value="1058.639" calcext:value-type="float">
            <text:p>1058.639</text:p>
          </table:table-cell>
          <table:table-cell office:value-type="float" office:value="-5.440003" calcext:value-type="float">
            <text:p>-5.440003</text:p>
          </table:table-cell>
          <table:table-cell office:value-type="float" office:value="0" calcext:value-type="float">
            <text:p>0</text:p>
          </table:table-cell>
          <table:table-cell office:value-type="float" office:value="0.2693493" calcext:value-type="float">
            <text:p>0.2693493</text:p>
          </table:table-cell>
          <table:table-cell office:value-type="float" office:value="0.2862005" calcext:value-type="float">
            <text:p>0.2862005</text:p>
          </table:table-cell>
          <table:table-cell office:value-type="float" office:value="0.3102955" calcext:value-type="float">
            <text:p>0.3102955</text:p>
          </table:table-cell>
          <table:table-cell office:value-type="float" office:value="0.3223562" calcext:value-type="float">
            <text:p>0.3223562</text:p>
          </table:table-cell>
          <table:table-cell office:value-type="float" office:value="0.3272466" calcext:value-type="float">
            <text:p>0.3272466</text:p>
          </table:table-cell>
          <table:table-cell office:value-type="float" office:value="0.2900897" calcext:value-type="float">
            <text:p>0.2900897</text:p>
          </table:table-cell>
          <table:table-cell office:value-type="float" office:value="0.2856541" calcext:value-type="float">
            <text:p>0.2856541</text:p>
          </table:table-cell>
          <table:table-cell office:value-type="float" office:value="0.3640488" calcext:value-type="float">
            <text:p>0.3640488</text:p>
          </table:table-cell>
          <table:table-cell office:value-type="float" office:value="0.332877" calcext:value-type="float">
            <text:p>0.332877</text:p>
          </table:table-cell>
          <table:table-cell office:value-type="float" office:value="0.3569715" calcext:value-type="float">
            <text:p>0.3569715</text:p>
          </table:table-cell>
          <table:table-cell office:value-type="float" office:value="0.3765272" calcext:value-type="float">
            <text:p>0.3765272</text:p>
          </table:table-cell>
          <table:table-cell office:value-type="float" office:value="0.3916127" calcext:value-type="float">
            <text:p>0.3916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77485" calcext:value-type="float">
            <text:p>2.477485E-08</text:p>
          </table:table-cell>
          <table:table-cell office:value-type="float" office:value="1.952645E-015" calcext:value-type="float">
            <text:p>1.952645E-15</text:p>
          </table:table-cell>
          <table:table-cell office:value-type="float" office:value="0.00000000000001874747" calcext:value-type="float">
            <text:p>1.874747E-14</text:p>
          </table:table-cell>
          <table:table-cell office:value-type="float" office:value="0.000000002894916" calcext:value-type="float">
            <text:p>2.894916E-09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0.00000000000001019583" calcext:value-type="float">
            <text:p>1.019583E-14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88332" calcext:value-type="float">
            <text:p>-0.08288332</text:p>
          </table:table-cell>
          <table:table-cell office:value-type="float" office:value="-0.05147988" calcext:value-type="float">
            <text:p>-0.05147988</text:p>
          </table:table-cell>
          <table:table-cell office:value-type="float" office:value="-0.02860742" calcext:value-type="float">
            <text:p>-0.02860742</text:p>
          </table:table-cell>
          <table:table-cell office:value-type="float" office:value="-0.0226617" calcext:value-type="float">
            <text:p>-0.0226617</text:p>
          </table:table-cell>
          <table:table-cell office:value-type="float" office:value="-0.02066441" calcext:value-type="float">
            <text:p>-0.02066441</text:p>
          </table:table-cell>
          <table:table-cell office:value-type="float" office:value="-0.01847812" calcext:value-type="float">
            <text:p>-0.01847812</text:p>
          </table:table-cell>
          <table:table-cell office:value-type="float" office:value="-0.01890405" calcext:value-type="float">
            <text:p>-0.01890405</text:p>
          </table:table-cell>
          <table:table-cell office:value-type="float" office:value="-0.0216324" calcext:value-type="float">
            <text:p>-0.0216324</text:p>
          </table:table-cell>
          <table:table-cell office:value-type="float" office:value="-0.04738256" calcext:value-type="float">
            <text:p>-0.04738256</text:p>
          </table:table-cell>
          <table:table-cell office:value-type="float" office:value="-0.02596037" calcext:value-type="float">
            <text:p>-0.0259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17519" calcext:value-type="float">
            <text:p>-0.09317519</text:p>
          </table:table-cell>
          <table:table-cell office:value-type="float" office:value="0.02526845" calcext:value-type="float">
            <text:p>0.0252684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4038" calcext:value-type="float">
            <text:p>-2.3940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2.33114" calcext:value-type="float">
            <text:p>32.33114</text:p>
          </table:table-cell>
          <table:table-cell office:value-type="float" office:value="0" calcext:value-type="float">
            <text:p>0</text:p>
          </table:table-cell>
          <table:table-cell office:value-type="float" office:value="1056.383" calcext:value-type="float">
            <text:p>1056.383</text:p>
          </table:table-cell>
          <table:table-cell office:value-type="float" office:value="-5.440003" calcext:value-type="float">
            <text:p>-5.440003</text:p>
          </table:table-cell>
          <table:table-cell office:value-type="float" office:value="0" calcext:value-type="float">
            <text:p>0</text:p>
          </table:table-cell>
          <table:table-cell office:value-type="float" office:value="0.2158642" calcext:value-type="float">
            <text:p>0.2158642</text:p>
          </table:table-cell>
          <table:table-cell office:value-type="float" office:value="0.2859019" calcext:value-type="float">
            <text:p>0.2859019</text:p>
          </table:table-cell>
          <table:table-cell office:value-type="float" office:value="0.3057548" calcext:value-type="float">
            <text:p>0.3057548</text:p>
          </table:table-cell>
          <table:table-cell office:value-type="float" office:value="0.3174815" calcext:value-type="float">
            <text:p>0.3174815</text:p>
          </table:table-cell>
          <table:table-cell office:value-type="float" office:value="0.3226568" calcext:value-type="float">
            <text:p>0.3226568</text:p>
          </table:table-cell>
          <table:table-cell office:value-type="float" office:value="0.286783" calcext:value-type="float">
            <text:p>0.286783</text:p>
          </table:table-cell>
          <table:table-cell office:value-type="float" office:value="0.2832751" calcext:value-type="float">
            <text:p>0.2832751</text:p>
          </table:table-cell>
          <table:table-cell office:value-type="float" office:value="0.3640486" calcext:value-type="float">
            <text:p>0.3640486</text:p>
          </table:table-cell>
          <table:table-cell office:value-type="float" office:value="0.3341196" calcext:value-type="float">
            <text:p>0.3341196</text:p>
          </table:table-cell>
          <table:table-cell office:value-type="float" office:value="0.3570141" calcext:value-type="float">
            <text:p>0.3570141</text:p>
          </table:table-cell>
          <table:table-cell office:value-type="float" office:value="0.3765052" calcext:value-type="float">
            <text:p>0.3765052</text:p>
          </table:table-cell>
          <table:table-cell office:value-type="float" office:value="0.3915358" calcext:value-type="float">
            <text:p>0.39153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41675" calcext:value-type="float">
            <text:p>4.441675E-09</text:p>
          </table:table-cell>
          <table:table-cell office:value-type="float" office:value="1.952769E-015" calcext:value-type="float">
            <text:p>1.952769E-15</text:p>
          </table:table-cell>
          <table:table-cell office:value-type="float" office:value="0.00000000000001032906" calcext:value-type="float">
            <text:p>1.032906E-14</text:p>
          </table:table-cell>
          <table:table-cell office:value-type="float" office:value="0.0000000008927847" calcext:value-type="float">
            <text:p>8.927847E-10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4.713089E-015" calcext:value-type="float">
            <text:p>4.713089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57588" calcext:value-type="float">
            <text:p>-0.4557588</text:p>
          </table:table-cell>
          <table:table-cell office:value-type="float" office:value="-0.05190955" calcext:value-type="float">
            <text:p>-0.05190955</text:p>
          </table:table-cell>
          <table:table-cell office:value-type="float" office:value="-0.03131498" calcext:value-type="float">
            <text:p>-0.03131498</text:p>
          </table:table-cell>
          <table:table-cell office:value-type="float" office:value="-0.02488632" calcext:value-type="float">
            <text:p>-0.02488632</text:p>
          </table:table-cell>
          <table:table-cell office:value-type="float" office:value="-0.02253854" calcext:value-type="float">
            <text:p>-0.02253854</text:p>
          </table:table-cell>
          <table:table-cell office:value-type="float" office:value="-0.02014315" calcext:value-type="float">
            <text:p>-0.02014315</text:p>
          </table:table-cell>
          <table:table-cell office:value-type="float" office:value="-0.02028286" calcext:value-type="float">
            <text:p>-0.02028286</text:p>
          </table:table-cell>
          <table:table-cell office:value-type="float" office:value="-0.02162315" calcext:value-type="float">
            <text:p>-0.02162315</text:p>
          </table:table-cell>
          <table:table-cell office:value-type="float" office:value="-0.04576382" calcext:value-type="float">
            <text:p>-0.04576382</text:p>
          </table:table-cell>
          <table:table-cell office:value-type="float" office:value="-0.02590684" calcext:value-type="float">
            <text:p>-0.0259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28814" calcext:value-type="float">
            <text:p>-0.7128814</text:p>
          </table:table-cell>
          <table:table-cell office:value-type="float" office:value="0.02516234" calcext:value-type="float">
            <text:p>0.0251623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6366" calcext:value-type="float">
            <text:p>-2.3963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60.50003" calcext:value-type="float">
            <text:p>60.50003</text:p>
          </table:table-cell>
          <table:table-cell office:value-type="float" office:value="32.64939" calcext:value-type="float">
            <text:p>32.64939</text:p>
          </table:table-cell>
          <table:table-cell office:value-type="float" office:value="0" calcext:value-type="float">
            <text:p>0</text:p>
          </table:table-cell>
          <table:table-cell office:value-type="float" office:value="1067.277" calcext:value-type="float">
            <text:p>1067.277</text:p>
          </table:table-cell>
          <table:table-cell office:value-type="float" office:value="-5.052115" calcext:value-type="float">
            <text:p>-5.052115</text:p>
          </table:table-cell>
          <table:table-cell office:value-type="float" office:value="0" calcext:value-type="float">
            <text:p>0</text:p>
          </table:table-cell>
          <table:table-cell office:value-type="float" office:value="0.3178578" calcext:value-type="float">
            <text:p>0.3178578</text:p>
          </table:table-cell>
          <table:table-cell office:value-type="float" office:value="0.3470146" calcext:value-type="float">
            <text:p>0.3470146</text:p>
          </table:table-cell>
          <table:table-cell office:value-type="float" office:value="0.3464308" calcext:value-type="float">
            <text:p>0.3464308</text:p>
          </table:table-cell>
          <table:table-cell office:value-type="float" office:value="0.325921" calcext:value-type="float">
            <text:p>0.325921</text:p>
          </table:table-cell>
          <table:table-cell office:value-type="float" office:value="0.3225271" calcext:value-type="float">
            <text:p>0.3225271</text:p>
          </table:table-cell>
          <table:table-cell office:value-type="float" office:value="0.286298" calcext:value-type="float">
            <text:p>0.286298</text:p>
          </table:table-cell>
          <table:table-cell office:value-type="float" office:value="0.3140672" calcext:value-type="float">
            <text:p>0.3140672</text:p>
          </table:table-cell>
          <table:table-cell office:value-type="float" office:value="0.3643321" calcext:value-type="float">
            <text:p>0.3643321</text:p>
          </table:table-cell>
          <table:table-cell office:value-type="float" office:value="0.3354825" calcext:value-type="float">
            <text:p>0.3354825</text:p>
          </table:table-cell>
          <table:table-cell office:value-type="float" office:value="0.3570324" calcext:value-type="float">
            <text:p>0.3570324</text:p>
          </table:table-cell>
          <table:table-cell office:value-type="float" office:value="0.3764822" calcext:value-type="float">
            <text:p>0.3764822</text:p>
          </table:table-cell>
          <table:table-cell office:value-type="float" office:value="0.3914554" calcext:value-type="float">
            <text:p>0.3914554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5308571" calcext:value-type="float">
            <text:p>0.0005308571</text:p>
          </table:table-cell>
          <table:table-cell office:value-type="float" office:value="1.952824E-015" calcext:value-type="float">
            <text:p>1.952824E-15</text:p>
          </table:table-cell>
          <table:table-cell office:value-type="float" office:value="6.09207E-015" calcext:value-type="float">
            <text:p>6.09207E-15</text:p>
          </table:table-cell>
          <table:table-cell office:value-type="float" office:value="0.0000000003386008" calcext:value-type="float">
            <text:p>3.386008E-10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2.213735E-015" calcext:value-type="float">
            <text:p>2.213735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34554" calcext:value-type="float">
            <text:p>-0.02334554</text:p>
          </table:table-cell>
          <table:table-cell office:value-type="float" office:value="-0.0139312" calcext:value-type="float">
            <text:p>-0.0139312</text:p>
          </table:table-cell>
          <table:table-cell office:value-type="float" office:value="-0.01447936" calcext:value-type="float">
            <text:p>-0.01447936</text:p>
          </table:table-cell>
          <table:table-cell office:value-type="float" office:value="-0.0213634" calcext:value-type="float">
            <text:p>-0.0213634</text:p>
          </table:table-cell>
          <table:table-cell office:value-type="float" office:value="-0.02270529" calcext:value-type="float">
            <text:p>-0.02270529</text:p>
          </table:table-cell>
          <table:table-cell office:value-type="float" office:value="-0.02049675" calcext:value-type="float">
            <text:p>-0.02049675</text:p>
          </table:table-cell>
          <table:table-cell office:value-type="float" office:value="-0.008790811" calcext:value-type="float">
            <text:p>-0.008790811</text:p>
          </table:table-cell>
          <table:table-cell office:value-type="float" office:value="-0.02134138" calcext:value-type="float">
            <text:p>-0.02134138</text:p>
          </table:table-cell>
          <table:table-cell office:value-type="float" office:value="-0.04405407" calcext:value-type="float">
            <text:p>-0.04405407</text:p>
          </table:table-cell>
          <table:table-cell office:value-type="float" office:value="-0.02588455" calcext:value-type="float">
            <text:p>-0.02588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57799" calcext:value-type="float">
            <text:p>-0.03157799</text:p>
          </table:table-cell>
          <table:table-cell office:value-type="float" office:value="0.02528292" calcext:value-type="float">
            <text:p>0.0252829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8644" calcext:value-type="float">
            <text:p>-2.3986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62.50004" calcext:value-type="float">
            <text:p>62.50004</text:p>
          </table:table-cell>
          <table:table-cell office:value-type="float" office:value="32.91903" calcext:value-type="float">
            <text:p>32.91903</text:p>
          </table:table-cell>
          <table:table-cell office:value-type="float" office:value="0" calcext:value-type="float">
            <text:p>0</text:p>
          </table:table-cell>
          <table:table-cell office:value-type="float" office:value="1068.862" calcext:value-type="float">
            <text:p>1068.862</text:p>
          </table:table-cell>
          <table:table-cell office:value-type="float" office:value="-4.907119" calcext:value-type="float">
            <text:p>-4.907119</text:p>
          </table:table-cell>
          <table:table-cell office:value-type="float" office:value="5.178985" calcext:value-type="float">
            <text:p>5.178985</text:p>
          </table:table-cell>
          <table:table-cell office:value-type="float" office:value="0.3167072" calcext:value-type="float">
            <text:p>0.3167072</text:p>
          </table:table-cell>
          <table:table-cell office:value-type="float" office:value="0.3252493" calcext:value-type="float">
            <text:p>0.3252493</text:p>
          </table:table-cell>
          <table:table-cell office:value-type="float" office:value="0.327701" calcext:value-type="float">
            <text:p>0.327701</text:p>
          </table:table-cell>
          <table:table-cell office:value-type="float" office:value="0.3309935" calcext:value-type="float">
            <text:p>0.3309935</text:p>
          </table:table-cell>
          <table:table-cell office:value-type="float" office:value="0.3349923" calcext:value-type="float">
            <text:p>0.3349923</text:p>
          </table:table-cell>
          <table:table-cell office:value-type="float" office:value="0.2979009" calcext:value-type="float">
            <text:p>0.2979009</text:p>
          </table:table-cell>
          <table:table-cell office:value-type="float" office:value="0.3047321" calcext:value-type="float">
            <text:p>0.3047321</text:p>
          </table:table-cell>
          <table:table-cell office:value-type="float" office:value="0.3687467" calcext:value-type="float">
            <text:p>0.3687467</text:p>
          </table:table-cell>
          <table:table-cell office:value-type="float" office:value="0.3368968" calcext:value-type="float">
            <text:p>0.3368968</text:p>
          </table:table-cell>
          <table:table-cell office:value-type="float" office:value="0.3570859" calcext:value-type="float">
            <text:p>0.3570859</text:p>
          </table:table-cell>
          <table:table-cell office:value-type="float" office:value="0.3764637" calcext:value-type="float">
            <text:p>0.3764637</text:p>
          </table:table-cell>
          <table:table-cell office:value-type="float" office:value="0.3915515" calcext:value-type="float">
            <text:p>0.3915515</text:p>
          </table:table-cell>
          <table:table-cell office:value-type="float" office:value="0.4553746" calcext:value-type="float">
            <text:p>0.4553746</text:p>
          </table:table-cell>
          <table:table-cell office:value-type="float" office:value="0" calcext:value-type="float">
            <text:p>0</text:p>
          </table:table-cell>
          <table:table-cell office:value-type="float" office:value="0.000415942" calcext:value-type="float">
            <text:p>0.000415942</text:p>
          </table:table-cell>
          <table:table-cell office:value-type="float" office:value="1.952843E-015" calcext:value-type="float">
            <text:p>1.952843E-15</text:p>
          </table:table-cell>
          <table:table-cell office:value-type="float" office:value="3.272236E-015" calcext:value-type="float">
            <text:p>3.272236E-15</text:p>
          </table:table-cell>
          <table:table-cell office:value-type="float" office:value="0.0000000001958221" calcext:value-type="float">
            <text:p>1.958221E-10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83848" calcext:value-type="float">
            <text:p>-0.02483848</text:p>
          </table:table-cell>
          <table:table-cell office:value-type="float" office:value="-0.02133915" calcext:value-type="float">
            <text:p>-0.02133915</text:p>
          </table:table-cell>
          <table:table-cell office:value-type="float" office:value="-0.0204996" calcext:value-type="float">
            <text:p>-0.0204996</text:p>
          </table:table-cell>
          <table:table-cell office:value-type="float" office:value="-0.01930811" calcext:value-type="float">
            <text:p>-0.01930811</text:p>
          </table:table-cell>
          <table:table-cell office:value-type="float" office:value="-0.01793869" calcext:value-type="float">
            <text:p>-0.01793869</text:p>
          </table:table-cell>
          <table:table-cell office:value-type="float" office:value="-0.01515288" calcext:value-type="float">
            <text:p>-0.01515288</text:p>
          </table:table-cell>
          <table:table-cell office:value-type="float" office:value="-0.01093346" calcext:value-type="float">
            <text:p>-0.01093346</text:p>
          </table:table-cell>
          <table:table-cell office:value-type="float" office:value="-0.01642174" calcext:value-type="float">
            <text:p>-0.01642174</text:p>
          </table:table-cell>
          <table:table-cell office:value-type="float" office:value="-0.04235668" calcext:value-type="float">
            <text:p>-0.04235668</text:p>
          </table:table-cell>
          <table:table-cell office:value-type="float" office:value="-0.0258188" calcext:value-type="float">
            <text:p>-0.0258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98572" calcext:value-type="float">
            <text:p>-0.02698572</text:p>
          </table:table-cell>
          <table:table-cell office:value-type="float" office:value="0.02509654" calcext:value-type="float">
            <text:p>0.0250965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33295" calcext:value-type="float">
            <text:p>-2.3332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33.93758" calcext:value-type="float">
            <text:p>33.93758</text:p>
          </table:table-cell>
          <table:table-cell office:value-type="float" office:value="0" calcext:value-type="float">
            <text:p>0</text:p>
          </table:table-cell>
          <table:table-cell office:value-type="float" office:value="1069.63" calcext:value-type="float">
            <text:p>1069.63</text:p>
          </table:table-cell>
          <table:table-cell office:value-type="float" office:value="-5.3939" calcext:value-type="float">
            <text:p>-5.3939</text:p>
          </table:table-cell>
          <table:table-cell office:value-type="float" office:value="0" calcext:value-type="float">
            <text:p>0</text:p>
          </table:table-cell>
          <table:table-cell office:value-type="float" office:value="0.3169251" calcext:value-type="float">
            <text:p>0.3169251</text:p>
          </table:table-cell>
          <table:table-cell office:value-type="float" office:value="0.3198477" calcext:value-type="float">
            <text:p>0.3198477</text:p>
          </table:table-cell>
          <table:table-cell office:value-type="float" office:value="0.3254663" calcext:value-type="float">
            <text:p>0.3254663</text:p>
          </table:table-cell>
          <table:table-cell office:value-type="float" office:value="0.3324574" calcext:value-type="float">
            <text:p>0.3324574</text:p>
          </table:table-cell>
          <table:table-cell office:value-type="float" office:value="0.3384464" calcext:value-type="float">
            <text:p>0.3384464</text:p>
          </table:table-cell>
          <table:table-cell office:value-type="float" office:value="0.3014916" calcext:value-type="float">
            <text:p>0.3014916</text:p>
          </table:table-cell>
          <table:table-cell office:value-type="float" office:value="0.3042682" calcext:value-type="float">
            <text:p>0.3042682</text:p>
          </table:table-cell>
          <table:table-cell office:value-type="float" office:value="0.37153" calcext:value-type="float">
            <text:p>0.37153</text:p>
          </table:table-cell>
          <table:table-cell office:value-type="float" office:value="0.3383626" calcext:value-type="float">
            <text:p>0.3383626</text:p>
          </table:table-cell>
          <table:table-cell office:value-type="float" office:value="0.3571706" calcext:value-type="float">
            <text:p>0.3571706</text:p>
          </table:table-cell>
          <table:table-cell office:value-type="float" office:value="0.3764694" calcext:value-type="float">
            <text:p>0.3764694</text:p>
          </table:table-cell>
          <table:table-cell office:value-type="float" office:value="0.3917907" calcext:value-type="float">
            <text:p>0.3917907</text:p>
          </table:table-cell>
          <table:table-cell office:value-type="float" office:value="0.4590026" calcext:value-type="float">
            <text:p>0.4590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479917" calcext:value-type="float">
            <text:p>6.479917E-10</text:p>
          </table:table-cell>
          <table:table-cell office:value-type="float" office:value="1.952839E-015" calcext:value-type="float">
            <text:p>1.952839E-15</text:p>
          </table:table-cell>
          <table:table-cell office:value-type="float" office:value="2.172373E-015" calcext:value-type="float">
            <text:p>2.172373E-15</text:p>
          </table:table-cell>
          <table:table-cell office:value-type="float" office:value="0.0000000001005062" calcext:value-type="float">
            <text:p>1.005062E-10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09825" calcext:value-type="float">
            <text:p>-0.02509825</text:p>
          </table:table-cell>
          <table:table-cell office:value-type="float" office:value="-0.02379085" calcext:value-type="float">
            <text:p>-0.02379085</text:p>
          </table:table-cell>
          <table:table-cell office:value-type="float" office:value="-0.02138245" calcext:value-type="float">
            <text:p>-0.02138245</text:p>
          </table:table-cell>
          <table:table-cell office:value-type="float" office:value="-0.01878777" calcext:value-type="float">
            <text:p>-0.01878777</text:p>
          </table:table-cell>
          <table:table-cell office:value-type="float" office:value="-0.01684019" calcext:value-type="float">
            <text:p>-0.01684019</text:p>
          </table:table-cell>
          <table:table-cell office:value-type="float" office:value="-0.0138306" calcext:value-type="float">
            <text:p>-0.0138306</text:p>
          </table:table-cell>
          <table:table-cell office:value-type="float" office:value="-0.01110139" calcext:value-type="float">
            <text:p>-0.01110139</text:p>
          </table:table-cell>
          <table:table-cell office:value-type="float" office:value="-0.01394101" calcext:value-type="float">
            <text:p>-0.01394101</text:p>
          </table:table-cell>
          <table:table-cell office:value-type="float" office:value="-0.0406767" calcext:value-type="float">
            <text:p>-0.0406767</text:p>
          </table:table-cell>
          <table:table-cell office:value-type="float" office:value="-0.02571397" calcext:value-type="float">
            <text:p>-0.02571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74507" calcext:value-type="float">
            <text:p>-0.02574507</text:p>
          </table:table-cell>
          <table:table-cell office:value-type="float" office:value="0.0249553" calcext:value-type="float">
            <text:p>0.024955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53578" calcext:value-type="float">
            <text:p>-2.3535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36.4559" calcext:value-type="float">
            <text:p>36.4559</text:p>
          </table:table-cell>
          <table:table-cell office:value-type="float" office:value="0" calcext:value-type="float">
            <text:p>0</text:p>
          </table:table-cell>
          <table:table-cell office:value-type="float" office:value="1067.821" calcext:value-type="float">
            <text:p>1067.821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2805795" calcext:value-type="float">
            <text:p>0.2805795</text:p>
          </table:table-cell>
          <table:table-cell office:value-type="float" office:value="0.3005118" calcext:value-type="float">
            <text:p>0.3005118</text:p>
          </table:table-cell>
          <table:table-cell office:value-type="float" office:value="0.3220717" calcext:value-type="float">
            <text:p>0.3220717</text:p>
          </table:table-cell>
          <table:table-cell office:value-type="float" office:value="0.332044" calcext:value-type="float">
            <text:p>0.332044</text:p>
          </table:table-cell>
          <table:table-cell office:value-type="float" office:value="0.3368351" calcext:value-type="float">
            <text:p>0.3368351</text:p>
          </table:table-cell>
          <table:table-cell office:value-type="float" office:value="0.2982205" calcext:value-type="float">
            <text:p>0.2982205</text:p>
          </table:table-cell>
          <table:table-cell office:value-type="float" office:value="0.2964129" calcext:value-type="float">
            <text:p>0.2964129</text:p>
          </table:table-cell>
          <table:table-cell office:value-type="float" office:value="0.3711514" calcext:value-type="float">
            <text:p>0.3711514</text:p>
          </table:table-cell>
          <table:table-cell office:value-type="float" office:value="0.340116" calcext:value-type="float">
            <text:p>0.340116</text:p>
          </table:table-cell>
          <table:table-cell office:value-type="float" office:value="0.3572432" calcext:value-type="float">
            <text:p>0.3572432</text:p>
          </table:table-cell>
          <table:table-cell office:value-type="float" office:value="0.3764919" calcext:value-type="float">
            <text:p>0.3764919</text:p>
          </table:table-cell>
          <table:table-cell office:value-type="float" office:value="0.3918955" calcext:value-type="float">
            <text:p>0.3918955</text:p>
          </table:table-cell>
          <table:table-cell office:value-type="float" office:value="0.462023" calcext:value-type="float">
            <text:p>0.462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33421" calcext:value-type="float">
            <text:p>1.033421E-10</text:p>
          </table:table-cell>
          <table:table-cell office:value-type="float" office:value="1.95283E-015" calcext:value-type="float">
            <text:p>1.95283E-15</text:p>
          </table:table-cell>
          <table:table-cell office:value-type="float" office:value="1.981058E-015" calcext:value-type="float">
            <text:p>1.981058E-15</text:p>
          </table:table-cell>
          <table:table-cell office:value-type="float" office:value="0.00000000003124671" calcext:value-type="float">
            <text:p>3.124671E-11</text:p>
          </table:table-cell>
          <table:table-cell office:value-type="float" office:value="9.436734E-016" calcext:value-type="float">
            <text:p>9.43673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18534" calcext:value-type="float">
            <text:p>-0.06018534</text:p>
          </table:table-cell>
          <table:table-cell office:value-type="float" office:value="-0.03525036" calcext:value-type="float">
            <text:p>-0.03525036</text:p>
          </table:table-cell>
          <table:table-cell office:value-type="float" office:value="-0.02274342" calcext:value-type="float">
            <text:p>-0.02274342</text:p>
          </table:table-cell>
          <table:table-cell office:value-type="float" office:value="-0.01890773" calcext:value-type="float">
            <text:p>-0.01890773</text:p>
          </table:table-cell>
          <table:table-cell office:value-type="float" office:value="-0.01732274" calcext:value-type="float">
            <text:p>-0.01732274</text:p>
          </table:table-cell>
          <table:table-cell office:value-type="float" office:value="-0.01500824" calcext:value-type="float">
            <text:p>-0.01500824</text:p>
          </table:table-cell>
          <table:table-cell office:value-type="float" office:value="-0.01386626" calcext:value-type="float">
            <text:p>-0.01386626</text:p>
          </table:table-cell>
          <table:table-cell office:value-type="float" office:value="-0.01423897" calcext:value-type="float">
            <text:p>-0.01423897</text:p>
          </table:table-cell>
          <table:table-cell office:value-type="float" office:value="-0.03875639" calcext:value-type="float">
            <text:p>-0.03875639</text:p>
          </table:table-cell>
          <table:table-cell office:value-type="float" office:value="-0.02562532" calcext:value-type="float">
            <text:p>-0.02562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34899" calcext:value-type="float">
            <text:p>-0.07434899</text:p>
          </table:table-cell>
          <table:table-cell office:value-type="float" office:value="0.02473363" calcext:value-type="float">
            <text:p>0.0247336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69966" calcext:value-type="float">
            <text:p>-2.3699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38.92865" calcext:value-type="float">
            <text:p>38.92865</text:p>
          </table:table-cell>
          <table:table-cell office:value-type="float" office:value="0" calcext:value-type="float">
            <text:p>0</text:p>
          </table:table-cell>
          <table:table-cell office:value-type="float" office:value="1065.348" calcext:value-type="float">
            <text:p>1065.348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2395937" calcext:value-type="float">
            <text:p>0.2395937</text:p>
          </table:table-cell>
          <table:table-cell office:value-type="float" office:value="0.2954923" calcext:value-type="float">
            <text:p>0.2954923</text:p>
          </table:table-cell>
          <table:table-cell office:value-type="float" office:value="0.315805" calcext:value-type="float">
            <text:p>0.315805</text:p>
          </table:table-cell>
          <table:table-cell office:value-type="float" office:value="0.3274672" calcext:value-type="float">
            <text:p>0.3274672</text:p>
          </table:table-cell>
          <table:table-cell office:value-type="float" office:value="0.3327245" calcext:value-type="float">
            <text:p>0.332724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1253" calcext:value-type="float">
            <text:p>0.2931253</text:p>
          </table:table-cell>
          <table:table-cell office:value-type="float" office:value="0.3701911" calcext:value-type="float">
            <text:p>0.3701911</text:p>
          </table:table-cell>
          <table:table-cell office:value-type="float" office:value="0.3416944" calcext:value-type="float">
            <text:p>0.3416944</text:p>
          </table:table-cell>
          <table:table-cell office:value-type="float" office:value="0.3573571" calcext:value-type="float">
            <text:p>0.3573571</text:p>
          </table:table-cell>
          <table:table-cell office:value-type="float" office:value="0.3765229" calcext:value-type="float">
            <text:p>0.3765229</text:p>
          </table:table-cell>
          <table:table-cell office:value-type="float" office:value="0.3919096" calcext:value-type="float">
            <text:p>0.39190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2477" calcext:value-type="float">
            <text:p>1.02477E-11</text:p>
          </table:table-cell>
          <table:table-cell office:value-type="float" office:value="1.952818E-015" calcext:value-type="float">
            <text:p>1.952818E-15</text:p>
          </table:table-cell>
          <table:table-cell office:value-type="float" office:value="1.981293E-015" calcext:value-type="float">
            <text:p>1.981293E-15</text:p>
          </table:table-cell>
          <table:table-cell office:value-type="float" office:value="0.000000000007369856" calcext:value-type="float">
            <text:p>7.369856E-12</text:p>
          </table:table-cell>
          <table:table-cell office:value-type="float" office:value="9.436717E-016" calcext:value-type="float">
            <text:p>9.436717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9579" calcext:value-type="float">
            <text:p>-0.2059579</text:p>
          </table:table-cell>
          <table:table-cell office:value-type="float" office:value="-0.0402105" calcext:value-type="float">
            <text:p>-0.0402105</text:p>
          </table:table-cell>
          <table:table-cell office:value-type="float" office:value="-0.02567652" calcext:value-type="float">
            <text:p>-0.02567652</text:p>
          </table:table-cell>
          <table:table-cell office:value-type="float" office:value="-0.0205819" calcext:value-type="float">
            <text:p>-0.0205819</text:p>
          </table:table-cell>
          <table:table-cell office:value-type="float" office:value="-0.01866773" calcext:value-type="float">
            <text:p>-0.01866773</text:p>
          </table:table-cell>
          <table:table-cell office:value-type="float" office:value="-0.01628811" calcext:value-type="float">
            <text:p>-0.01628811</text:p>
          </table:table-cell>
          <table:table-cell office:value-type="float" office:value="-0.01523071" calcext:value-type="float">
            <text:p>-0.01523071</text:p>
          </table:table-cell>
          <table:table-cell office:value-type="float" office:value="-0.01505717" calcext:value-type="float">
            <text:p>-0.01505717</text:p>
          </table:table-cell>
          <table:table-cell office:value-type="float" office:value="-0.03711312" calcext:value-type="float">
            <text:p>-0.03711312</text:p>
          </table:table-cell>
          <table:table-cell office:value-type="float" office:value="-0.02548636" calcext:value-type="float">
            <text:p>-0.0254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17043" calcext:value-type="float">
            <text:p>-0.3017043</text:p>
          </table:table-cell>
          <table:table-cell office:value-type="float" office:value="0.02449679" calcext:value-type="float">
            <text:p>0.02449679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76374" calcext:value-type="float">
            <text:p>-2.3763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1.31866" calcext:value-type="float">
            <text:p>41.31866</text:p>
          </table:table-cell>
          <table:table-cell office:value-type="float" office:value="0" calcext:value-type="float">
            <text:p>0</text:p>
          </table:table-cell>
          <table:table-cell office:value-type="float" office:value="1062.958" calcext:value-type="float">
            <text:p>1062.958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7304" calcext:value-type="float">
            <text:p>0.17304</text:p>
          </table:table-cell>
          <table:table-cell office:value-type="float" office:value="0.293918" calcext:value-type="float">
            <text:p>0.293918</text:p>
          </table:table-cell>
          <table:table-cell office:value-type="float" office:value="0.3112582" calcext:value-type="float">
            <text:p>0.3112582</text:p>
          </table:table-cell>
          <table:table-cell office:value-type="float" office:value="0.3229171" calcext:value-type="float">
            <text:p>0.3229171</text:p>
          </table:table-cell>
          <table:table-cell office:value-type="float" office:value="0.3285619" calcext:value-type="float">
            <text:p>0.3285619</text:p>
          </table:table-cell>
          <table:table-cell office:value-type="float" office:value="0.2920432" calcext:value-type="float">
            <text:p>0.2920432</text:p>
          </table:table-cell>
          <table:table-cell office:value-type="float" office:value="0.2905503" calcext:value-type="float">
            <text:p>0.2905503</text:p>
          </table:table-cell>
          <table:table-cell office:value-type="float" office:value="0.3690841" calcext:value-type="float">
            <text:p>0.3690841</text:p>
          </table:table-cell>
          <table:table-cell office:value-type="float" office:value="0.3431979" calcext:value-type="float">
            <text:p>0.3431979</text:p>
          </table:table-cell>
          <table:table-cell office:value-type="float" office:value="0.3574935" calcext:value-type="float">
            <text:p>0.3574935</text:p>
          </table:table-cell>
          <table:table-cell office:value-type="float" office:value="0.3765603" calcext:value-type="float">
            <text:p>0.3765603</text:p>
          </table:table-cell>
          <table:table-cell office:value-type="float" office:value="0.3918956" calcext:value-type="float">
            <text:p>0.3918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6654927" calcext:value-type="float">
            <text:p>6.654927E-13</text:p>
          </table:table-cell>
          <table:table-cell office:value-type="float" office:value="1.952799E-015" calcext:value-type="float">
            <text:p>1.952799E-15</text:p>
          </table:table-cell>
          <table:table-cell office:value-type="float" office:value="1.980305E-015" calcext:value-type="float">
            <text:p>1.980305E-15</text:p>
          </table:table-cell>
          <table:table-cell office:value-type="float" office:value="0.0000000000009904059" calcext:value-type="float">
            <text:p>9.904059E-13</text:p>
          </table:table-cell>
          <table:table-cell office:value-type="float" office:value="9.436646E-016" calcext:value-type="float">
            <text:p>9.436646E-16</text:p>
          </table:table-cell>
          <table:table-cell office:value-type="float" office:value="1.997333E-015" calcext:value-type="float">
            <text:p>1.997333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8653" calcext:value-type="float">
            <text:p>-2.48653</text:p>
          </table:table-cell>
          <table:table-cell office:value-type="float" office:value="-0.04199395" calcext:value-type="float">
            <text:p>-0.04199395</text:p>
          </table:table-cell>
          <table:table-cell office:value-type="float" office:value="-0.02808663" calcext:value-type="float">
            <text:p>-0.02808663</text:p>
          </table:table-cell>
          <table:table-cell office:value-type="float" office:value="-0.02243025" calcext:value-type="float">
            <text:p>-0.02243025</text:p>
          </table:table-cell>
          <table:table-cell office:value-type="float" office:value="-0.02017147" calcext:value-type="float">
            <text:p>-0.02017147</text:p>
          </table:table-cell>
          <table:table-cell office:value-type="float" office:value="-0.01757001" calcext:value-type="float">
            <text:p>-0.01757001</text:p>
          </table:table-cell>
          <table:table-cell office:value-type="float" office:value="-0.01640018" calcext:value-type="float">
            <text:p>-0.01640018</text:p>
          </table:table-cell>
          <table:table-cell office:value-type="float" office:value="-0.0160599" calcext:value-type="float">
            <text:p>-0.0160599</text:p>
          </table:table-cell>
          <table:table-cell office:value-type="float" office:value="-0.03562277" calcext:value-type="float">
            <text:p>-0.03562277</text:p>
          </table:table-cell>
          <table:table-cell office:value-type="float" office:value="-0.0253204" calcext:value-type="float">
            <text:p>-0.025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35875" calcext:value-type="float">
            <text:p>-4.635875</text:p>
          </table:table-cell>
          <table:table-cell office:value-type="float" office:value="0.02436456" calcext:value-type="float">
            <text:p>0.0243645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79328" calcext:value-type="float">
            <text:p>-2.379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2.02106" calcext:value-type="float">
            <text:p>42.02106</text:p>
          </table:table-cell>
          <table:table-cell office:value-type="float" office:value="0" calcext:value-type="float">
            <text:p>0</text:p>
          </table:table-cell>
          <table:table-cell office:value-type="float" office:value="1062.256" calcext:value-type="float">
            <text:p>1062.256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612788" calcext:value-type="float">
            <text:p>0.1612788</text:p>
          </table:table-cell>
          <table:table-cell office:value-type="float" office:value="0.2977122" calcext:value-type="float">
            <text:p>0.2977122</text:p>
          </table:table-cell>
          <table:table-cell office:value-type="float" office:value="0.3094674" calcext:value-type="float">
            <text:p>0.3094674</text:p>
          </table:table-cell>
          <table:table-cell office:value-type="float" office:value="0.3197652" calcext:value-type="float">
            <text:p>0.3197652</text:p>
          </table:table-cell>
          <table:table-cell office:value-type="float" office:value="0.3246891" calcext:value-type="float">
            <text:p>0.3246891</text:p>
          </table:table-cell>
          <table:table-cell office:value-type="float" office:value="0.2894013" calcext:value-type="float">
            <text:p>0.2894013</text:p>
          </table:table-cell>
          <table:table-cell office:value-type="float" office:value="0.2881973" calcext:value-type="float">
            <text:p>0.2881973</text:p>
          </table:table-cell>
          <table:table-cell office:value-type="float" office:value="0.3678106" calcext:value-type="float">
            <text:p>0.3678106</text:p>
          </table:table-cell>
          <table:table-cell office:value-type="float" office:value="0.3447345" calcext:value-type="float">
            <text:p>0.3447345</text:p>
          </table:table-cell>
          <table:table-cell office:value-type="float" office:value="0.3576385" calcext:value-type="float">
            <text:p>0.3576385</text:p>
          </table:table-cell>
          <table:table-cell office:value-type="float" office:value="0.3766026" calcext:value-type="float">
            <text:p>0.3766026</text:p>
          </table:table-cell>
          <table:table-cell office:value-type="float" office:value="0.3918691" calcext:value-type="float">
            <text:p>0.39186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1075" calcext:value-type="float">
            <text:p>1.1075E-13</text:p>
          </table:table-cell>
          <table:table-cell office:value-type="float" office:value="1.952786E-015" calcext:value-type="float">
            <text:p>1.952786E-15</text:p>
          </table:table-cell>
          <table:table-cell office:value-type="float" office:value="1.981868E-015" calcext:value-type="float">
            <text:p>1.981868E-15</text:p>
          </table:table-cell>
          <table:table-cell office:value-type="float" office:value="0.0000000000001821721" calcext:value-type="float">
            <text:p>1.821721E-13</text:p>
          </table:table-cell>
          <table:table-cell office:value-type="float" office:value="9.436589E-016" calcext:value-type="float">
            <text:p>9.43658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96708" calcext:value-type="float">
            <text:p>-4.296708</text:p>
          </table:table-cell>
          <table:table-cell office:value-type="float" office:value="-0.03802813" calcext:value-type="float">
            <text:p>-0.03802813</text:p>
          </table:table-cell>
          <table:table-cell office:value-type="float" office:value="-0.02910906" calcext:value-type="float">
            <text:p>-0.02910906</text:p>
          </table:table-cell>
          <table:table-cell office:value-type="float" office:value="-0.02381925" calcext:value-type="float">
            <text:p>-0.02381925</text:p>
          </table:table-cell>
          <table:table-cell office:value-type="float" office:value="-0.02168964" calcext:value-type="float">
            <text:p>-0.02168964</text:p>
          </table:table-cell>
          <table:table-cell office:value-type="float" office:value="-0.0188149" calcext:value-type="float">
            <text:p>-0.0188149</text:p>
          </table:table-cell>
          <table:table-cell office:value-type="float" office:value="-0.01755687" calcext:value-type="float">
            <text:p>-0.01755687</text:p>
          </table:table-cell>
          <table:table-cell office:value-type="float" office:value="-0.01730771" calcext:value-type="float">
            <text:p>-0.01730771</text:p>
          </table:table-cell>
          <table:table-cell office:value-type="float" office:value="-0.03416327" calcext:value-type="float">
            <text:p>-0.03416327</text:p>
          </table:table-cell>
          <table:table-cell office:value-type="float" office:value="-0.02514573" calcext:value-type="float">
            <text:p>-0.0251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87547" calcext:value-type="float">
            <text:p>-6.787547</text:p>
          </table:table-cell>
          <table:table-cell office:value-type="float" office:value="0.02433064" calcext:value-type="float">
            <text:p>0.02433064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2145" calcext:value-type="float">
            <text:p>-2.3821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2.54553" calcext:value-type="float">
            <text:p>42.54553</text:p>
          </table:table-cell>
          <table:table-cell office:value-type="float" office:value="0" calcext:value-type="float">
            <text:p>0</text:p>
          </table:table-cell>
          <table:table-cell office:value-type="float" office:value="1061.731" calcext:value-type="float">
            <text:p>1061.731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588136" calcext:value-type="float">
            <text:p>0.1588136</text:p>
          </table:table-cell>
          <table:table-cell office:value-type="float" office:value="0.2984881" calcext:value-type="float">
            <text:p>0.2984881</text:p>
          </table:table-cell>
          <table:table-cell office:value-type="float" office:value="0.3085872" calcext:value-type="float">
            <text:p>0.3085872</text:p>
          </table:table-cell>
          <table:table-cell office:value-type="float" office:value="0.317348" calcext:value-type="float">
            <text:p>0.317348</text:p>
          </table:table-cell>
          <table:table-cell office:value-type="float" office:value="0.3224219" calcext:value-type="float">
            <text:p>0.3224219</text:p>
          </table:table-cell>
          <table:table-cell office:value-type="float" office:value="0.2871209" calcext:value-type="float">
            <text:p>0.2871209</text:p>
          </table:table-cell>
          <table:table-cell office:value-type="float" office:value="0.286026" calcext:value-type="float">
            <text:p>0.286026</text:p>
          </table:table-cell>
          <table:table-cell office:value-type="float" office:value="0.3667349" calcext:value-type="float">
            <text:p>0.3667349</text:p>
          </table:table-cell>
          <table:table-cell office:value-type="float" office:value="0.3460442" calcext:value-type="float">
            <text:p>0.3460442</text:p>
          </table:table-cell>
          <table:table-cell office:value-type="float" office:value="0.3578119" calcext:value-type="float">
            <text:p>0.3578119</text:p>
          </table:table-cell>
          <table:table-cell office:value-type="float" office:value="0.3766506" calcext:value-type="float">
            <text:p>0.3766506</text:p>
          </table:table-cell>
          <table:table-cell office:value-type="float" office:value="0.3918331" calcext:value-type="float">
            <text:p>0.39183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474444" calcext:value-type="float">
            <text:p>1.474444E-14</text:p>
          </table:table-cell>
          <table:table-cell office:value-type="float" office:value="1.952772E-015" calcext:value-type="float">
            <text:p>1.952772E-15</text:p>
          </table:table-cell>
          <table:table-cell office:value-type="float" office:value="1.981274E-015" calcext:value-type="float">
            <text:p>1.981274E-15</text:p>
          </table:table-cell>
          <table:table-cell office:value-type="float" office:value="0.00000000000003624218" calcext:value-type="float">
            <text:p>3.624218E-14</text:p>
          </table:table-cell>
          <table:table-cell office:value-type="float" office:value="9.436536E-016" calcext:value-type="float">
            <text:p>9.43653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8904" calcext:value-type="float">
            <text:p>-4.838904</text:p>
          </table:table-cell>
          <table:table-cell office:value-type="float" office:value="-0.03723989" calcext:value-type="float">
            <text:p>-0.03723989</text:p>
          </table:table-cell>
          <table:table-cell office:value-type="float" office:value="-0.02961676" calcext:value-type="float">
            <text:p>-0.02961676</text:p>
          </table:table-cell>
          <table:table-cell office:value-type="float" office:value="-0.02495607" calcext:value-type="float">
            <text:p>-0.02495607</text:p>
          </table:table-cell>
          <table:table-cell office:value-type="float" office:value="-0.02264546" calcext:value-type="float">
            <text:p>-0.02264546</text:p>
          </table:table-cell>
          <table:table-cell office:value-type="float" office:value="-0.0199707" calcext:value-type="float">
            <text:p>-0.0199707</text:p>
          </table:table-cell>
          <table:table-cell office:value-type="float" office:value="-0.01870595" calcext:value-type="float">
            <text:p>-0.01870595</text:p>
          </table:table-cell>
          <table:table-cell office:value-type="float" office:value="-0.01844021" calcext:value-type="float">
            <text:p>-0.01844021</text:p>
          </table:table-cell>
          <table:table-cell office:value-type="float" office:value="-0.03295013" calcext:value-type="float">
            <text:p>-0.03295013</text:p>
          </table:table-cell>
          <table:table-cell office:value-type="float" office:value="-0.02493841" calcext:value-type="float">
            <text:p>-0.0249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44765" calcext:value-type="float">
            <text:p>-8.044765</text:p>
          </table:table-cell>
          <table:table-cell office:value-type="float" office:value="0.02426857" calcext:value-type="float">
            <text:p>0.02426857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485" calcext:value-type="float">
            <text:p>-2.384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3.04612" calcext:value-type="float">
            <text:p>43.04612</text:p>
          </table:table-cell>
          <table:table-cell office:value-type="float" office:value="0" calcext:value-type="float">
            <text:p>0</text:p>
          </table:table-cell>
          <table:table-cell office:value-type="float" office:value="1061.231" calcext:value-type="float">
            <text:p>1061.231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582399" calcext:value-type="float">
            <text:p>0.1582399</text:p>
          </table:table-cell>
          <table:table-cell office:value-type="float" office:value="0.2977368" calcext:value-type="float">
            <text:p>0.2977368</text:p>
          </table:table-cell>
          <table:table-cell office:value-type="float" office:value="0.3073787" calcext:value-type="float">
            <text:p>0.3073787</text:p>
          </table:table-cell>
          <table:table-cell office:value-type="float" office:value="0.3154381" calcext:value-type="float">
            <text:p>0.3154381</text:p>
          </table:table-cell>
          <table:table-cell office:value-type="float" office:value="0.3198316" calcext:value-type="float">
            <text:p>0.3198316</text:p>
          </table:table-cell>
          <table:table-cell office:value-type="float" office:value="0.285183" calcext:value-type="float">
            <text:p>0.285183</text:p>
          </table:table-cell>
          <table:table-cell office:value-type="float" office:value="0.2841042" calcext:value-type="float">
            <text:p>0.2841042</text:p>
          </table:table-cell>
          <table:table-cell office:value-type="float" office:value="0.3658287" calcext:value-type="float">
            <text:p>0.3658287</text:p>
          </table:table-cell>
          <table:table-cell office:value-type="float" office:value="0.3471477" calcext:value-type="float">
            <text:p>0.3471477</text:p>
          </table:table-cell>
          <table:table-cell office:value-type="float" office:value="0.3580172" calcext:value-type="float">
            <text:p>0.3580172</text:p>
          </table:table-cell>
          <table:table-cell office:value-type="float" office:value="0.3767048" calcext:value-type="float">
            <text:p>0.3767048</text:p>
          </table:table-cell>
          <table:table-cell office:value-type="float" office:value="0.3917896" calcext:value-type="float">
            <text:p>0.3917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2.501196E-015" calcext:value-type="float">
            <text:p>2.501196E-15</text:p>
          </table:table-cell>
          <table:table-cell office:value-type="float" office:value="1.952758E-015" calcext:value-type="float">
            <text:p>1.952758E-15</text:p>
          </table:table-cell>
          <table:table-cell office:value-type="float" office:value="1.981377E-015" calcext:value-type="float">
            <text:p>1.981377E-15</text:p>
          </table:table-cell>
          <table:table-cell office:value-type="float" office:value="6.930861E-015" calcext:value-type="float">
            <text:p>6.930861E-15</text:p>
          </table:table-cell>
          <table:table-cell office:value-type="float" office:value="9.436461E-016" calcext:value-type="float">
            <text:p>9.43646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89585" calcext:value-type="float">
            <text:p>-4.989585</text:p>
          </table:table-cell>
          <table:table-cell office:value-type="float" office:value="-0.03796582" calcext:value-type="float">
            <text:p>-0.03796582</text:p>
          </table:table-cell>
          <table:table-cell office:value-type="float" office:value="-0.03033491" calcext:value-type="float">
            <text:p>-0.03033491</text:p>
          </table:table-cell>
          <table:table-cell office:value-type="float" office:value="-0.02589415" calcext:value-type="float">
            <text:p>-0.02589415</text:p>
          </table:table-cell>
          <table:table-cell office:value-type="float" office:value="-0.0237902" calcext:value-type="float">
            <text:p>-0.0237902</text:p>
          </table:table-cell>
          <table:table-cell office:value-type="float" office:value="-0.02101642" calcext:value-type="float">
            <text:p>-0.02101642</text:p>
          </table:table-cell>
          <table:table-cell office:value-type="float" office:value="-0.01979376" calcext:value-type="float">
            <text:p>-0.01979376</text:p>
          </table:table-cell>
          <table:table-cell office:value-type="float" office:value="-0.0194553" calcext:value-type="float">
            <text:p>-0.0194553</text:p>
          </table:table-cell>
          <table:table-cell office:value-type="float" office:value="-0.03124753" calcext:value-type="float">
            <text:p>-0.03124753</text:p>
          </table:table-cell>
          <table:table-cell office:value-type="float" office:value="-0.0246953" calcext:value-type="float">
            <text:p>-0.0246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41439" calcext:value-type="float">
            <text:p>-7.941439</text:p>
          </table:table-cell>
          <table:table-cell office:value-type="float" office:value="0.02422517" calcext:value-type="float">
            <text:p>0.02422517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7444" calcext:value-type="float">
            <text:p>-2.3874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3.50575" calcext:value-type="float">
            <text:p>43.50575</text:p>
          </table:table-cell>
          <table:table-cell office:value-type="float" office:value="0" calcext:value-type="float">
            <text:p>0</text:p>
          </table:table-cell>
          <table:table-cell office:value-type="float" office:value="1060.771" calcext:value-type="float">
            <text:p>1060.771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590046" calcext:value-type="float">
            <text:p>0.1590046</text:p>
          </table:table-cell>
          <table:table-cell office:value-type="float" office:value="0.2971099" calcext:value-type="float">
            <text:p>0.2971099</text:p>
          </table:table-cell>
          <table:table-cell office:value-type="float" office:value="0.3059863" calcext:value-type="float">
            <text:p>0.3059863</text:p>
          </table:table-cell>
          <table:table-cell office:value-type="float" office:value="0.3135171" calcext:value-type="float">
            <text:p>0.3135171</text:p>
          </table:table-cell>
          <table:table-cell office:value-type="float" office:value="0.3176396" calcext:value-type="float">
            <text:p>0.3176396</text:p>
          </table:table-cell>
          <table:table-cell office:value-type="float" office:value="0.2833967" calcext:value-type="float">
            <text:p>0.2833967</text:p>
          </table:table-cell>
          <table:table-cell office:value-type="float" office:value="0.2823056" calcext:value-type="float">
            <text:p>0.2823056</text:p>
          </table:table-cell>
          <table:table-cell office:value-type="float" office:value="0.3648804" calcext:value-type="float">
            <text:p>0.3648804</text:p>
          </table:table-cell>
          <table:table-cell office:value-type="float" office:value="0.3482388" calcext:value-type="float">
            <text:p>0.3482388</text:p>
          </table:table-cell>
          <table:table-cell office:value-type="float" office:value="0.3582453" calcext:value-type="float">
            <text:p>0.3582453</text:p>
          </table:table-cell>
          <table:table-cell office:value-type="float" office:value="0.3767663" calcext:value-type="float">
            <text:p>0.3767663</text:p>
          </table:table-cell>
          <table:table-cell office:value-type="float" office:value="0.3917412" calcext:value-type="float">
            <text:p>0.39174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009E-015" calcext:value-type="float">
            <text:p>1.921009E-15</text:p>
          </table:table-cell>
          <table:table-cell office:value-type="float" office:value="1.952739E-015" calcext:value-type="float">
            <text:p>1.952739E-15</text:p>
          </table:table-cell>
          <table:table-cell office:value-type="float" office:value="1.981373E-015" calcext:value-type="float">
            <text:p>1.981373E-15</text:p>
          </table:table-cell>
          <table:table-cell office:value-type="float" office:value="1.991778E-015" calcext:value-type="float">
            <text:p>1.991778E-15</text:p>
          </table:table-cell>
          <table:table-cell office:value-type="float" office:value="9.436342E-016" calcext:value-type="float">
            <text:p>9.436342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96746" calcext:value-type="float">
            <text:p>-4.796746</text:p>
          </table:table-cell>
          <table:table-cell office:value-type="float" office:value="-0.03857105" calcext:value-type="float">
            <text:p>-0.03857105</text:p>
          </table:table-cell>
          <table:table-cell office:value-type="float" office:value="-0.03118962" calcext:value-type="float">
            <text:p>-0.03118962</text:p>
          </table:table-cell>
          <table:table-cell office:value-type="float" office:value="-0.02688643" calcext:value-type="float">
            <text:p>-0.02688643</text:p>
          </table:table-cell>
          <table:table-cell office:value-type="float" office:value="-0.02481668" calcext:value-type="float">
            <text:p>-0.02481668</text:p>
          </table:table-cell>
          <table:table-cell office:value-type="float" office:value="-0.02203418" calcext:value-type="float">
            <text:p>-0.02203418</text:p>
          </table:table-cell>
          <table:table-cell office:value-type="float" office:value="-0.02087508" calcext:value-type="float">
            <text:p>-0.02087508</text:p>
          </table:table-cell>
          <table:table-cell office:value-type="float" office:value="-0.02057745" calcext:value-type="float">
            <text:p>-0.02057745</text:p>
          </table:table-cell>
          <table:table-cell office:value-type="float" office:value="-0.02965865" calcext:value-type="float">
            <text:p>-0.02965865</text:p>
          </table:table-cell>
          <table:table-cell office:value-type="float" office:value="-0.02442799" calcext:value-type="float">
            <text:p>-0.0244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67552" calcext:value-type="float">
            <text:p>-8.167552</text:p>
          </table:table-cell>
          <table:table-cell office:value-type="float" office:value="0.02412705" calcext:value-type="float">
            <text:p>0.02412705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9949" calcext:value-type="float">
            <text:p>-2.3899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4.01761" calcext:value-type="float">
            <text:p>44.01761</text:p>
          </table:table-cell>
          <table:table-cell office:value-type="float" office:value="0" calcext:value-type="float">
            <text:p>0</text:p>
          </table:table-cell>
          <table:table-cell office:value-type="float" office:value="1060.259" calcext:value-type="float">
            <text:p>1060.259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540513" calcext:value-type="float">
            <text:p>0.1540513</text:p>
          </table:table-cell>
          <table:table-cell office:value-type="float" office:value="0.2956845" calcext:value-type="float">
            <text:p>0.2956845</text:p>
          </table:table-cell>
          <table:table-cell office:value-type="float" office:value="0.3040199" calcext:value-type="float">
            <text:p>0.3040199</text:p>
          </table:table-cell>
          <table:table-cell office:value-type="float" office:value="0.3119786" calcext:value-type="float">
            <text:p>0.3119786</text:p>
          </table:table-cell>
          <table:table-cell office:value-type="float" office:value="0.3161732" calcext:value-type="float">
            <text:p>0.3161732</text:p>
          </table:table-cell>
          <table:table-cell office:value-type="float" office:value="0.2817429" calcext:value-type="float">
            <text:p>0.2817429</text:p>
          </table:table-cell>
          <table:table-cell office:value-type="float" office:value="0.2807292" calcext:value-type="float">
            <text:p>0.2807292</text:p>
          </table:table-cell>
          <table:table-cell office:value-type="float" office:value="0.3641225" calcext:value-type="float">
            <text:p>0.3641225</text:p>
          </table:table-cell>
          <table:table-cell office:value-type="float" office:value="0.3491097" calcext:value-type="float">
            <text:p>0.3491097</text:p>
          </table:table-cell>
          <table:table-cell office:value-type="float" office:value="0.358502" calcext:value-type="float">
            <text:p>0.358502</text:p>
          </table:table-cell>
          <table:table-cell office:value-type="float" office:value="0.3768359" calcext:value-type="float">
            <text:p>0.3768359</text:p>
          </table:table-cell>
          <table:table-cell office:value-type="float" office:value="0.3916896" calcext:value-type="float">
            <text:p>0.3916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251E-015" calcext:value-type="float">
            <text:p>1.921251E-15</text:p>
          </table:table-cell>
          <table:table-cell office:value-type="float" office:value="1.952713E-015" calcext:value-type="float">
            <text:p>1.952713E-15</text:p>
          </table:table-cell>
          <table:table-cell office:value-type="float" office:value="1.981358E-015" calcext:value-type="float">
            <text:p>1.981358E-15</text:p>
          </table:table-cell>
          <table:table-cell office:value-type="float" office:value="1.991774E-015" calcext:value-type="float">
            <text:p>1.991774E-15</text:p>
          </table:table-cell>
          <table:table-cell office:value-type="float" office:value="9.436174E-016" calcext:value-type="float">
            <text:p>9.43617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5664" calcext:value-type="float">
            <text:p>-6.15664</text:p>
          </table:table-cell>
          <table:table-cell office:value-type="float" office:value="-0.04004751" calcext:value-type="float">
            <text:p>-0.04004751</text:p>
          </table:table-cell>
          <table:table-cell office:value-type="float" office:value="-0.03244463" calcext:value-type="float">
            <text:p>-0.03244463</text:p>
          </table:table-cell>
          <table:table-cell office:value-type="float" office:value="-0.02770461" calcext:value-type="float">
            <text:p>-0.02770461</text:p>
          </table:table-cell>
          <table:table-cell office:value-type="float" office:value="-0.0255316" calcext:value-type="float">
            <text:p>-0.0255316</text:p>
          </table:table-cell>
          <table:table-cell office:value-type="float" office:value="-0.02302739" calcext:value-type="float">
            <text:p>-0.02302739</text:p>
          </table:table-cell>
          <table:table-cell office:value-type="float" office:value="-0.02187894" calcext:value-type="float">
            <text:p>-0.02187894</text:p>
          </table:table-cell>
          <table:table-cell office:value-type="float" office:value="-0.02152514" calcext:value-type="float">
            <text:p>-0.02152514</text:p>
          </table:table-cell>
          <table:table-cell office:value-type="float" office:value="-0.02844916" calcext:value-type="float">
            <text:p>-0.02844916</text:p>
          </table:table-cell>
          <table:table-cell office:value-type="float" office:value="-0.02413063" calcext:value-type="float">
            <text:p>-0.0241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00721" calcext:value-type="float">
            <text:p>-8.000721</text:p>
          </table:table-cell>
          <table:table-cell office:value-type="float" office:value="0.02406362" calcext:value-type="float">
            <text:p>0.02406362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2357" calcext:value-type="float">
            <text:p>-2.3923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4.49452" calcext:value-type="float">
            <text:p>44.49452</text:p>
          </table:table-cell>
          <table:table-cell office:value-type="float" office:value="0" calcext:value-type="float">
            <text:p>0</text:p>
          </table:table-cell>
          <table:table-cell office:value-type="float" office:value="1059.782" calcext:value-type="float">
            <text:p>1059.782</text:p>
          </table:table-cell>
          <table:table-cell office:value-type="float" office:value="-6.102529" calcext:value-type="float">
            <text:p>-6.102529</text:p>
          </table:table-cell>
          <table:table-cell office:value-type="float" office:value="0" calcext:value-type="float">
            <text:p>0</text:p>
          </table:table-cell>
          <table:table-cell office:value-type="float" office:value="0.1540796" calcext:value-type="float">
            <text:p>0.1540796</text:p>
          </table:table-cell>
          <table:table-cell office:value-type="float" office:value="0.2945635" calcext:value-type="float">
            <text:p>0.2945635</text:p>
          </table:table-cell>
          <table:table-cell office:value-type="float" office:value="0.302245" calcext:value-type="float">
            <text:p>0.302245</text:p>
          </table:table-cell>
          <table:table-cell office:value-type="float" office:value="0.3100542" calcext:value-type="float">
            <text:p>0.3100542</text:p>
          </table:table-cell>
          <table:table-cell office:value-type="float" office:value="0.3140718" calcext:value-type="float">
            <text:p>0.3140718</text:p>
          </table:table-cell>
          <table:table-cell office:value-type="float" office:value="0.2804035" calcext:value-type="float">
            <text:p>0.2804035</text:p>
          </table:table-cell>
          <table:table-cell office:value-type="float" office:value="0.2794652" calcext:value-type="float">
            <text:p>0.2794652</text:p>
          </table:table-cell>
          <table:table-cell office:value-type="float" office:value="0.363537" calcext:value-type="float">
            <text:p>0.363537</text:p>
          </table:table-cell>
          <table:table-cell office:value-type="float" office:value="0.3497666" calcext:value-type="float">
            <text:p>0.3497666</text:p>
          </table:table-cell>
          <table:table-cell office:value-type="float" office:value="0.3587731" calcext:value-type="float">
            <text:p>0.3587731</text:p>
          </table:table-cell>
          <table:table-cell office:value-type="float" office:value="0.3769137" calcext:value-type="float">
            <text:p>0.3769137</text:p>
          </table:table-cell>
          <table:table-cell office:value-type="float" office:value="0.3916359" calcext:value-type="float">
            <text:p>0.39163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507E-015" calcext:value-type="float">
            <text:p>1.921507E-15</text:p>
          </table:table-cell>
          <table:table-cell office:value-type="float" office:value="1.952687E-015" calcext:value-type="float">
            <text:p>1.952687E-15</text:p>
          </table:table-cell>
          <table:table-cell office:value-type="float" office:value="1.981343E-015" calcext:value-type="float">
            <text:p>1.981343E-15</text:p>
          </table:table-cell>
          <table:table-cell office:value-type="float" office:value="1.991765E-015" calcext:value-type="float">
            <text:p>1.991765E-15</text:p>
          </table:table-cell>
          <table:table-cell office:value-type="float" office:value="9.436029E-016" calcext:value-type="float">
            <text:p>9.43602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15857" calcext:value-type="float">
            <text:p>-6.115857</text:p>
          </table:table-cell>
          <table:table-cell office:value-type="float" office:value="-0.0412334" calcext:value-type="float">
            <text:p>-0.0412334</text:p>
          </table:table-cell>
          <table:table-cell office:value-type="float" office:value="-0.03379869" calcext:value-type="float">
            <text:p>-0.03379869</text:p>
          </table:table-cell>
          <table:table-cell office:value-type="float" office:value="-0.02877168" calcext:value-type="float">
            <text:p>-0.02877168</text:p>
          </table:table-cell>
          <table:table-cell office:value-type="float" office:value="-0.02659146" calcext:value-type="float">
            <text:p>-0.02659146</text:p>
          </table:table-cell>
          <table:table-cell office:value-type="float" office:value="-0.02386905" calcext:value-type="float">
            <text:p>-0.02386905</text:p>
          </table:table-cell>
          <table:table-cell office:value-type="float" office:value="-0.02272389" calcext:value-type="float">
            <text:p>-0.02272389</text:p>
          </table:table-cell>
          <table:table-cell office:value-type="float" office:value="-0.02228898" calcext:value-type="float">
            <text:p>-0.02228898</text:p>
          </table:table-cell>
          <table:table-cell office:value-type="float" office:value="-0.02757101" calcext:value-type="float">
            <text:p>-0.02757101</text:p>
          </table:table-cell>
          <table:table-cell office:value-type="float" office:value="-0.02382065" calcext:value-type="float">
            <text:p>-0.0238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49184" calcext:value-type="float">
            <text:p>-9.749184</text:p>
          </table:table-cell>
          <table:table-cell office:value-type="float" office:value="0.02399668" calcext:value-type="float">
            <text:p>0.02399668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4686" calcext:value-type="float">
            <text:p>-2.3946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96.20009" calcext:value-type="float">
            <text:p>96.20009</text:p>
          </table:table-cell>
          <table:table-cell office:value-type="float" office:value="44.86787" calcext:value-type="float">
            <text:p>44.86787</text:p>
          </table:table-cell>
          <table:table-cell office:value-type="float" office:value="0" calcext:value-type="float">
            <text:p>0</text:p>
          </table:table-cell>
          <table:table-cell office:value-type="float" office:value="1091.325" calcext:value-type="float">
            <text:p>1091.325</text:p>
          </table:table-cell>
          <table:table-cell office:value-type="float" office:value="-5.617932" calcext:value-type="float">
            <text:p>-5.617932</text:p>
          </table:table-cell>
          <table:table-cell office:value-type="float" office:value="0" calcext:value-type="float">
            <text:p>0</text:p>
          </table:table-cell>
          <table:table-cell office:value-type="float" office:value="0.4233081" calcext:value-type="float">
            <text:p>0.4233081</text:p>
          </table:table-cell>
          <table:table-cell office:value-type="float" office:value="0.427017" calcext:value-type="float">
            <text:p>0.427017</text:p>
          </table:table-cell>
          <table:table-cell office:value-type="float" office:value="0.4322985" calcext:value-type="float">
            <text:p>0.4322985</text:p>
          </table:table-cell>
          <table:table-cell office:value-type="float" office:value="0.4375493" calcext:value-type="float">
            <text:p>0.4375493</text:p>
          </table:table-cell>
          <table:table-cell office:value-type="float" office:value="0.4427145" calcext:value-type="float">
            <text:p>0.4427145</text:p>
          </table:table-cell>
          <table:table-cell office:value-type="float" office:value="0.2948785" calcext:value-type="float">
            <text:p>0.2948785</text:p>
          </table:table-cell>
          <table:table-cell office:value-type="float" office:value="0.3034571" calcext:value-type="float">
            <text:p>0.3034571</text:p>
          </table:table-cell>
          <table:table-cell office:value-type="float" office:value="0.3664619" calcext:value-type="float">
            <text:p>0.3664619</text:p>
          </table:table-cell>
          <table:table-cell office:value-type="float" office:value="0.350421" calcext:value-type="float">
            <text:p>0.350421</text:p>
          </table:table-cell>
          <table:table-cell office:value-type="float" office:value="0.3590494" calcext:value-type="float">
            <text:p>0.3590494</text:p>
          </table:table-cell>
          <table:table-cell office:value-type="float" office:value="0.3769988" calcext:value-type="float">
            <text:p>0.3769988</text:p>
          </table:table-cell>
          <table:table-cell office:value-type="float" office:value="0.3915825" calcext:value-type="float">
            <text:p>0.39158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617E-015" calcext:value-type="float">
            <text:p>1.921617E-15</text:p>
          </table:table-cell>
          <table:table-cell office:value-type="float" office:value="1.952698E-015" calcext:value-type="float">
            <text:p>1.952698E-15</text:p>
          </table:table-cell>
          <table:table-cell office:value-type="float" office:value="1.981335E-015" calcext:value-type="float">
            <text:p>1.981335E-15</text:p>
          </table:table-cell>
          <table:table-cell office:value-type="float" office:value="1.991752E-015" calcext:value-type="float">
            <text:p>1.991752E-15</text:p>
          </table:table-cell>
          <table:table-cell office:value-type="float" office:value="9.435881E-016" calcext:value-type="float">
            <text:p>9.43588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2573" calcext:value-type="float">
            <text:p>-0.00422573</text:p>
          </table:table-cell>
          <table:table-cell office:value-type="float" office:value="-0.004006113" calcext:value-type="float">
            <text:p>-0.004006113</text:p>
          </table:table-cell>
          <table:table-cell office:value-type="float" office:value="-0.00373325" calcext:value-type="float">
            <text:p>-0.00373325</text:p>
          </table:table-cell>
          <table:table-cell office:value-type="float" office:value="-0.003501042" calcext:value-type="float">
            <text:p>-0.003501042</text:p>
          </table:table-cell>
          <table:table-cell office:value-type="float" office:value="-0.003270515" calcext:value-type="float">
            <text:p>-0.003270515</text:p>
          </table:table-cell>
          <table:table-cell office:value-type="float" office:value="-0.01651073" calcext:value-type="float">
            <text:p>-0.01651073</text:p>
          </table:table-cell>
          <table:table-cell office:value-type="float" office:value="-0.01132833" calcext:value-type="float">
            <text:p>-0.01132833</text:p>
          </table:table-cell>
          <table:table-cell office:value-type="float" office:value="-0.01878369" calcext:value-type="float">
            <text:p>-0.01878369</text:p>
          </table:table-cell>
          <table:table-cell office:value-type="float" office:value="-0.02673012" calcext:value-type="float">
            <text:p>-0.02673012</text:p>
          </table:table-cell>
          <table:table-cell office:value-type="float" office:value="-0.02350899" calcext:value-type="float">
            <text:p>-0.0235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87189" calcext:value-type="float">
            <text:p>-0.004387189</text:p>
          </table:table-cell>
          <table:table-cell office:value-type="float" office:value="0.02373505" calcext:value-type="float">
            <text:p>0.02373505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6954" calcext:value-type="float">
            <text:p>-2.3969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47.17973" calcext:value-type="float">
            <text:p>47.17973</text:p>
          </table:table-cell>
          <table:table-cell office:value-type="float" office:value="0" calcext:value-type="float">
            <text:p>0</text:p>
          </table:table-cell>
          <table:table-cell office:value-type="float" office:value="1091.21" calcext:value-type="float">
            <text:p>1091.21</text:p>
          </table:table-cell>
          <table:table-cell office:value-type="float" office:value="-5.615168" calcext:value-type="float">
            <text:p>-5.615168</text:p>
          </table:table-cell>
          <table:table-cell office:value-type="float" office:value="0" calcext:value-type="float">
            <text:p>0</text:p>
          </table:table-cell>
          <table:table-cell office:value-type="float" office:value="0.4019007" calcext:value-type="float">
            <text:p>0.4019007</text:p>
          </table:table-cell>
          <table:table-cell office:value-type="float" office:value="0.4044915" calcext:value-type="float">
            <text:p>0.4044915</text:p>
          </table:table-cell>
          <table:table-cell office:value-type="float" office:value="0.4080541" calcext:value-type="float">
            <text:p>0.4080541</text:p>
          </table:table-cell>
          <table:table-cell office:value-type="float" office:value="0.4105421" calcext:value-type="float">
            <text:p>0.4105421</text:p>
          </table:table-cell>
          <table:table-cell office:value-type="float" office:value="0.4109625" calcext:value-type="float">
            <text:p>0.4109625</text:p>
          </table:table-cell>
          <table:table-cell office:value-type="float" office:value="0.3301947" calcext:value-type="float">
            <text:p>0.3301947</text:p>
          </table:table-cell>
          <table:table-cell office:value-type="float" office:value="0.3077208" calcext:value-type="float">
            <text:p>0.3077208</text:p>
          </table:table-cell>
          <table:table-cell office:value-type="float" office:value="0.3684871" calcext:value-type="float">
            <text:p>0.3684871</text:p>
          </table:table-cell>
          <table:table-cell office:value-type="float" office:value="0.35125" calcext:value-type="float">
            <text:p>0.35125</text:p>
          </table:table-cell>
          <table:table-cell office:value-type="float" office:value="0.3593369" calcext:value-type="float">
            <text:p>0.3593369</text:p>
          </table:table-cell>
          <table:table-cell office:value-type="float" office:value="0.3770907" calcext:value-type="float">
            <text:p>0.3770907</text:p>
          </table:table-cell>
          <table:table-cell office:value-type="float" office:value="0.3915286" calcext:value-type="float">
            <text:p>0.39152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849E-015" calcext:value-type="float">
            <text:p>1.921849E-15</text:p>
          </table:table-cell>
          <table:table-cell office:value-type="float" office:value="1.952678E-015" calcext:value-type="float">
            <text:p>1.952678E-15</text:p>
          </table:table-cell>
          <table:table-cell office:value-type="float" office:value="1.981325E-015" calcext:value-type="float">
            <text:p>1.981325E-15</text:p>
          </table:table-cell>
          <table:table-cell office:value-type="float" office:value="1.99174E-015" calcext:value-type="float">
            <text:p>1.99174E-15</text:p>
          </table:table-cell>
          <table:table-cell office:value-type="float" office:value="9.435714E-016" calcext:value-type="float">
            <text:p>9.43571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840736" calcext:value-type="float">
            <text:p>-0.005840736</text:p>
          </table:table-cell>
          <table:table-cell office:value-type="float" office:value="-0.005615711" calcext:value-type="float">
            <text:p>-0.005615711</text:p>
          </table:table-cell>
          <table:table-cell office:value-type="float" office:value="-0.005324292" calcext:value-type="float">
            <text:p>-0.005324292</text:p>
          </table:table-cell>
          <table:table-cell office:value-type="float" office:value="-0.005138489" calcext:value-type="float">
            <text:p>-0.005138489</text:p>
          </table:table-cell>
          <table:table-cell office:value-type="float" office:value="-0.005113836" calcext:value-type="float">
            <text:p>-0.005113836</text:p>
          </table:table-cell>
          <table:table-cell office:value-type="float" office:value="-0.007014636" calcext:value-type="float">
            <text:p>-0.007014636</text:p>
          </table:table-cell>
          <table:table-cell office:value-type="float" office:value="-0.01019622" calcext:value-type="float">
            <text:p>-0.01019622</text:p>
          </table:table-cell>
          <table:table-cell office:value-type="float" office:value="-0.016682" calcext:value-type="float">
            <text:p>-0.016682</text:p>
          </table:table-cell>
          <table:table-cell office:value-type="float" office:value="-0.02570147" calcext:value-type="float">
            <text:p>-0.02570147</text:p>
          </table:table-cell>
          <table:table-cell office:value-type="float" office:value="-0.02318939" calcext:value-type="float">
            <text:p>-0.0231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2089" calcext:value-type="float">
            <text:p>-0.00602089</text:p>
          </table:table-cell>
          <table:table-cell office:value-type="float" office:value="0.02344486" calcext:value-type="float">
            <text:p>0.02344486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99138" calcext:value-type="float">
            <text:p>-2.3991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49.32344" calcext:value-type="float">
            <text:p>49.32344</text:p>
          </table:table-cell>
          <table:table-cell office:value-type="float" office:value="0" calcext:value-type="float">
            <text:p>0</text:p>
          </table:table-cell>
          <table:table-cell office:value-type="float" office:value="1089.62" calcext:value-type="float">
            <text:p>1089.62</text:p>
          </table:table-cell>
          <table:table-cell office:value-type="float" office:value="-6.168392" calcext:value-type="float">
            <text:p>-6.168392</text:p>
          </table:table-cell>
          <table:table-cell office:value-type="float" office:value="0" calcext:value-type="float">
            <text:p>0</text:p>
          </table:table-cell>
          <table:table-cell office:value-type="float" office:value="0.3770609" calcext:value-type="float">
            <text:p>0.3770609</text:p>
          </table:table-cell>
          <table:table-cell office:value-type="float" office:value="0.3790794" calcext:value-type="float">
            <text:p>0.3790794</text:p>
          </table:table-cell>
          <table:table-cell office:value-type="float" office:value="0.3831028" calcext:value-type="float">
            <text:p>0.3831028</text:p>
          </table:table-cell>
          <table:table-cell office:value-type="float" office:value="0.3876157" calcext:value-type="float">
            <text:p>0.3876157</text:p>
          </table:table-cell>
          <table:table-cell office:value-type="float" office:value="0.3903727" calcext:value-type="float">
            <text:p>0.3903727</text:p>
          </table:table-cell>
          <table:table-cell office:value-type="float" office:value="0.3313296" calcext:value-type="float">
            <text:p>0.3313296</text:p>
          </table:table-cell>
          <table:table-cell office:value-type="float" office:value="0.3199278" calcext:value-type="float">
            <text:p>0.3199278</text:p>
          </table:table-cell>
          <table:table-cell office:value-type="float" office:value="0.3721673" calcext:value-type="float">
            <text:p>0.3721673</text:p>
          </table:table-cell>
          <table:table-cell office:value-type="float" office:value="0.3523789" calcext:value-type="float">
            <text:p>0.3523789</text:p>
          </table:table-cell>
          <table:table-cell office:value-type="float" office:value="0.3596464" calcext:value-type="float">
            <text:p>0.3596464</text:p>
          </table:table-cell>
          <table:table-cell office:value-type="float" office:value="0.3771982" calcext:value-type="float">
            <text:p>0.3771982</text:p>
          </table:table-cell>
          <table:table-cell office:value-type="float" office:value="0.391893" calcext:value-type="float">
            <text:p>0.391893</text:p>
          </table:table-cell>
          <table:table-cell office:value-type="float" office:value="0.4506608" calcext:value-type="float">
            <text:p>0.4506608</text:p>
          </table:table-cell>
          <table:table-cell office:value-type="float" office:value="0" calcext:value-type="float">
            <text:p>0</text:p>
          </table:table-cell>
          <table:table-cell office:value-type="float" office:value="1.922074E-015" calcext:value-type="float">
            <text:p>1.922074E-15</text:p>
          </table:table-cell>
          <table:table-cell office:value-type="float" office:value="1.952658E-015" calcext:value-type="float">
            <text:p>1.952658E-15</text:p>
          </table:table-cell>
          <table:table-cell office:value-type="float" office:value="1.981311E-015" calcext:value-type="float">
            <text:p>1.981311E-15</text:p>
          </table:table-cell>
          <table:table-cell office:value-type="float" office:value="1.991734E-015" calcext:value-type="float">
            <text:p>1.991734E-15</text:p>
          </table:table-cell>
          <table:table-cell office:value-type="float" office:value="9.435568E-016" calcext:value-type="float">
            <text:p>9.43556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58595" calcext:value-type="float">
            <text:p>-0.008658595</text:p>
          </table:table-cell>
          <table:table-cell office:value-type="float" office:value="-0.00839165" calcext:value-type="float">
            <text:p>-0.00839165</text:p>
          </table:table-cell>
          <table:table-cell office:value-type="float" office:value="-0.007863618" calcext:value-type="float">
            <text:p>-0.007863618</text:p>
          </table:table-cell>
          <table:table-cell office:value-type="float" office:value="-0.00732802" calcext:value-type="float">
            <text:p>-0.00732802</text:p>
          </table:table-cell>
          <table:table-cell office:value-type="float" office:value="-0.007014934" calcext:value-type="float">
            <text:p>-0.007014934</text:p>
          </table:table-cell>
          <table:table-cell office:value-type="float" office:value="-0.006793472" calcext:value-type="float">
            <text:p>-0.006793472</text:p>
          </table:table-cell>
          <table:table-cell office:value-type="float" office:value="-0.007327349" calcext:value-type="float">
            <text:p>-0.007327349</text:p>
          </table:table-cell>
          <table:table-cell office:value-type="float" office:value="-0.01345483" calcext:value-type="float">
            <text:p>-0.01345483</text:p>
          </table:table-cell>
          <table:table-cell office:value-type="float" office:value="-0.02437092" calcext:value-type="float">
            <text:p>-0.02437092</text:p>
          </table:table-cell>
          <table:table-cell office:value-type="float" office:value="-0.02285078" calcext:value-type="float">
            <text:p>-0.0228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33287" calcext:value-type="float">
            <text:p>-0.008833287</text:p>
          </table:table-cell>
          <table:table-cell office:value-type="float" office:value="0.02318775" calcext:value-type="float">
            <text:p>0.02318775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29002" calcext:value-type="float">
            <text:p>-2.29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51.04269" calcext:value-type="float">
            <text:p>51.04269</text:p>
          </table:table-cell>
          <table:table-cell office:value-type="float" office:value="0" calcext:value-type="float">
            <text:p>0</text:p>
          </table:table-cell>
          <table:table-cell office:value-type="float" office:value="1088.616" calcext:value-type="float">
            <text:p>1088.616</text:p>
          </table:table-cell>
          <table:table-cell office:value-type="float" office:value="-6.883682" calcext:value-type="float">
            <text:p>-6.883682</text:p>
          </table:table-cell>
          <table:table-cell office:value-type="float" office:value="0" calcext:value-type="float">
            <text:p>0</text:p>
          </table:table-cell>
          <table:table-cell office:value-type="float" office:value="0.3573067" calcext:value-type="float">
            <text:p>0.3573067</text:p>
          </table:table-cell>
          <table:table-cell office:value-type="float" office:value="0.3618204" calcext:value-type="float">
            <text:p>0.3618204</text:p>
          </table:table-cell>
          <table:table-cell office:value-type="float" office:value="0.3682467" calcext:value-type="float">
            <text:p>0.3682467</text:p>
          </table:table-cell>
          <table:table-cell office:value-type="float" office:value="0.3748912" calcext:value-type="float">
            <text:p>0.3748912</text:p>
          </table:table-cell>
          <table:table-cell office:value-type="float" office:value="0.3789607" calcext:value-type="float">
            <text:p>0.3789607</text:p>
          </table:table-cell>
          <table:table-cell office:value-type="float" office:value="0.3262159" calcext:value-type="float">
            <text:p>0.3262159</text:p>
          </table:table-cell>
          <table:table-cell office:value-type="float" office:value="0.3185183" calcext:value-type="float">
            <text:p>0.3185183</text:p>
          </table:table-cell>
          <table:table-cell office:value-type="float" office:value="0.3757671" calcext:value-type="float">
            <text:p>0.3757671</text:p>
          </table:table-cell>
          <table:table-cell office:value-type="float" office:value="0.3537696" calcext:value-type="float">
            <text:p>0.3537696</text:p>
          </table:table-cell>
          <table:table-cell office:value-type="float" office:value="0.3600464" calcext:value-type="float">
            <text:p>0.3600464</text:p>
          </table:table-cell>
          <table:table-cell office:value-type="float" office:value="0.3772971" calcext:value-type="float">
            <text:p>0.3772971</text:p>
          </table:table-cell>
          <table:table-cell office:value-type="float" office:value="0.3923125" calcext:value-type="float">
            <text:p>0.3923125</text:p>
          </table:table-cell>
          <table:table-cell office:value-type="float" office:value="0.4559172" calcext:value-type="float">
            <text:p>0.4559172</text:p>
          </table:table-cell>
          <table:table-cell office:value-type="float" office:value="0" calcext:value-type="float">
            <text:p>0</text:p>
          </table:table-cell>
          <table:table-cell office:value-type="float" office:value="1.922269E-015" calcext:value-type="float">
            <text:p>1.922269E-15</text:p>
          </table:table-cell>
          <table:table-cell office:value-type="float" office:value="1.95264E-015" calcext:value-type="float">
            <text:p>1.95264E-15</text:p>
          </table:table-cell>
          <table:table-cell office:value-type="float" office:value="1.981296E-015" calcext:value-type="float">
            <text:p>1.981296E-15</text:p>
          </table:table-cell>
          <table:table-cell office:value-type="float" office:value="1.991733E-015" calcext:value-type="float">
            <text:p>1.991733E-15</text:p>
          </table:table-cell>
          <table:table-cell office:value-type="float" office:value="9.435409E-016" calcext:value-type="float">
            <text:p>9.43540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97158" calcext:value-type="float">
            <text:p>-0.01197158</text:p>
          </table:table-cell>
          <table:table-cell office:value-type="float" office:value="-0.01115031" calcext:value-type="float">
            <text:p>-0.01115031</text:p>
          </table:table-cell>
          <table:table-cell office:value-type="float" office:value="-0.01002106" calcext:value-type="float">
            <text:p>-0.01002106</text:p>
          </table:table-cell>
          <table:table-cell office:value-type="float" office:value="-0.008989003" calcext:value-type="float">
            <text:p>-0.008989003</text:p>
          </table:table-cell>
          <table:table-cell office:value-type="float" office:value="-0.008411316" calcext:value-type="float">
            <text:p>-0.008411316</text:p>
          </table:table-cell>
          <table:table-cell office:value-type="float" office:value="-0.007633114" calcext:value-type="float">
            <text:p>-0.007633114</text:p>
          </table:table-cell>
          <table:table-cell office:value-type="float" office:value="-0.007588961" calcext:value-type="float">
            <text:p>-0.007588961</text:p>
          </table:table-cell>
          <table:table-cell office:value-type="float" office:value="-0.01092196" calcext:value-type="float">
            <text:p>-0.01092196</text:p>
          </table:table-cell>
          <table:table-cell office:value-type="float" office:value="-0.02282698" calcext:value-type="float">
            <text:p>-0.02282698</text:p>
          </table:table-cell>
          <table:table-cell office:value-type="float" office:value="-0.02242147" calcext:value-type="float">
            <text:p>-0.02242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4172" calcext:value-type="float">
            <text:p>-0.0124172</text:p>
          </table:table-cell>
          <table:table-cell office:value-type="float" office:value="0.02299457" calcext:value-type="float">
            <text:p>0.02299457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24931" calcext:value-type="float">
            <text:p>-2.3249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53.87652" calcext:value-type="float">
            <text:p>53.87652</text:p>
          </table:table-cell>
          <table:table-cell office:value-type="float" office:value="0" calcext:value-type="float">
            <text:p>0</text:p>
          </table:table-cell>
          <table:table-cell office:value-type="float" office:value="1086.351" calcext:value-type="float">
            <text:p>1086.351</text:p>
          </table:table-cell>
          <table:table-cell office:value-type="float" office:value="-7.452552" calcext:value-type="float">
            <text:p>-7.452552</text:p>
          </table:table-cell>
          <table:table-cell office:value-type="float" office:value="0" calcext:value-type="float">
            <text:p>0</text:p>
          </table:table-cell>
          <table:table-cell office:value-type="float" office:value="0.3233177" calcext:value-type="float">
            <text:p>0.3233177</text:p>
          </table:table-cell>
          <table:table-cell office:value-type="float" office:value="0.331203" calcext:value-type="float">
            <text:p>0.331203</text:p>
          </table:table-cell>
          <table:table-cell office:value-type="float" office:value="0.3499929" calcext:value-type="float">
            <text:p>0.3499929</text:p>
          </table:table-cell>
          <table:table-cell office:value-type="float" office:value="0.362403" calcext:value-type="float">
            <text:p>0.362403</text:p>
          </table:table-cell>
          <table:table-cell office:value-type="float" office:value="0.3688169" calcext:value-type="float">
            <text:p>0.3688169</text:p>
          </table:table-cell>
          <table:table-cell office:value-type="float" office:value="0.321947" calcext:value-type="float">
            <text:p>0.321947</text:p>
          </table:table-cell>
          <table:table-cell office:value-type="float" office:value="0.3171312" calcext:value-type="float">
            <text:p>0.3171312</text:p>
          </table:table-cell>
          <table:table-cell office:value-type="float" office:value="0.3787689" calcext:value-type="float">
            <text:p>0.3787689</text:p>
          </table:table-cell>
          <table:table-cell office:value-type="float" office:value="0.3552112" calcext:value-type="float">
            <text:p>0.3552112</text:p>
          </table:table-cell>
          <table:table-cell office:value-type="float" office:value="0.3604943" calcext:value-type="float">
            <text:p>0.3604943</text:p>
          </table:table-cell>
          <table:table-cell office:value-type="float" office:value="0.377423" calcext:value-type="float">
            <text:p>0.377423</text:p>
          </table:table-cell>
          <table:table-cell office:value-type="float" office:value="0.3925077" calcext:value-type="float">
            <text:p>0.3925077</text:p>
          </table:table-cell>
          <table:table-cell office:value-type="float" office:value="0.4605701" calcext:value-type="float">
            <text:p>0.4605701</text:p>
          </table:table-cell>
          <table:table-cell office:value-type="float" office:value="0" calcext:value-type="float">
            <text:p>0</text:p>
          </table:table-cell>
          <table:table-cell office:value-type="float" office:value="1.922463E-015" calcext:value-type="float">
            <text:p>1.922463E-15</text:p>
          </table:table-cell>
          <table:table-cell office:value-type="float" office:value="1.952624E-015" calcext:value-type="float">
            <text:p>1.952624E-15</text:p>
          </table:table-cell>
          <table:table-cell office:value-type="float" office:value="1.981284E-015" calcext:value-type="float">
            <text:p>1.981284E-15</text:p>
          </table:table-cell>
          <table:table-cell office:value-type="float" office:value="1.99173E-015" calcext:value-type="float">
            <text:p>1.99173E-15</text:p>
          </table:table-cell>
          <table:table-cell office:value-type="float" office:value="9.435242E-016" calcext:value-type="float">
            <text:p>9.435242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605" calcext:value-type="float">
            <text:p>-0.0225605</text:p>
          </table:table-cell>
          <table:table-cell office:value-type="float" office:value="-0.01930385" calcext:value-type="float">
            <text:p>-0.01930385</text:p>
          </table:table-cell>
          <table:table-cell office:value-type="float" office:value="-0.01365928" calcext:value-type="float">
            <text:p>-0.01365928</text:p>
          </table:table-cell>
          <table:table-cell office:value-type="float" office:value="-0.01105047" calcext:value-type="float">
            <text:p>-0.01105047</text:p>
          </table:table-cell>
          <table:table-cell office:value-type="float" office:value="-0.009924876" calcext:value-type="float">
            <text:p>-0.009924876</text:p>
          </table:table-cell>
          <table:table-cell office:value-type="float" office:value="-0.008425185" calcext:value-type="float">
            <text:p>-0.008425185</text:p>
          </table:table-cell>
          <table:table-cell office:value-type="float" office:value="-0.007863947" calcext:value-type="float">
            <text:p>-0.007863947</text:p>
          </table:table-cell>
          <table:table-cell office:value-type="float" office:value="-0.009190467" calcext:value-type="float">
            <text:p>-0.009190467</text:p>
          </table:table-cell>
          <table:table-cell office:value-type="float" office:value="-0.02133485" calcext:value-type="float">
            <text:p>-0.02133485</text:p>
          </table:table-cell>
          <table:table-cell office:value-type="float" office:value="-0.02194984" calcext:value-type="float">
            <text:p>-0.02194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38109" calcext:value-type="float">
            <text:p>-0.02338109</text:p>
          </table:table-cell>
          <table:table-cell office:value-type="float" office:value="0.02273761" calcext:value-type="float">
            <text:p>0.02273761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53899" calcext:value-type="float">
            <text:p>-2.3538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57.21598" calcext:value-type="float">
            <text:p>57.21598</text:p>
          </table:table-cell>
          <table:table-cell office:value-type="float" office:value="0" calcext:value-type="float">
            <text:p>0</text:p>
          </table:table-cell>
          <table:table-cell office:value-type="float" office:value="1083.277" calcext:value-type="float">
            <text:p>1083.277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2941597" calcext:value-type="float">
            <text:p>0.2941597</text:p>
          </table:table-cell>
          <table:table-cell office:value-type="float" office:value="0.3158579" calcext:value-type="float">
            <text:p>0.3158579</text:p>
          </table:table-cell>
          <table:table-cell office:value-type="float" office:value="0.3404865" calcext:value-type="float">
            <text:p>0.3404865</text:p>
          </table:table-cell>
          <table:table-cell office:value-type="float" office:value="0.3527785" calcext:value-type="float">
            <text:p>0.3527785</text:p>
          </table:table-cell>
          <table:table-cell office:value-type="float" office:value="0.3589225" calcext:value-type="float">
            <text:p>0.3589225</text:p>
          </table:table-cell>
          <table:table-cell office:value-type="float" office:value="0.3140816" calcext:value-type="float">
            <text:p>0.3140816</text:p>
          </table:table-cell>
          <table:table-cell office:value-type="float" office:value="0.3105688" calcext:value-type="float">
            <text:p>0.3105688</text:p>
          </table:table-cell>
          <table:table-cell office:value-type="float" office:value="0.3786235" calcext:value-type="float">
            <text:p>0.3786235</text:p>
          </table:table-cell>
          <table:table-cell office:value-type="float" office:value="0.356713" calcext:value-type="float">
            <text:p>0.356713</text:p>
          </table:table-cell>
          <table:table-cell office:value-type="float" office:value="0.36098" calcext:value-type="float">
            <text:p>0.36098</text:p>
          </table:table-cell>
          <table:table-cell office:value-type="float" office:value="0.3775793" calcext:value-type="float">
            <text:p>0.3775793</text:p>
          </table:table-cell>
          <table:table-cell office:value-type="float" office:value="0.3925638" calcext:value-type="float">
            <text:p>0.39256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678E-015" calcext:value-type="float">
            <text:p>1.922678E-15</text:p>
          </table:table-cell>
          <table:table-cell office:value-type="float" office:value="1.952607E-015" calcext:value-type="float">
            <text:p>1.952607E-15</text:p>
          </table:table-cell>
          <table:table-cell office:value-type="float" office:value="1.981271E-015" calcext:value-type="float">
            <text:p>1.981271E-15</text:p>
          </table:table-cell>
          <table:table-cell office:value-type="float" office:value="1.991721E-015" calcext:value-type="float">
            <text:p>1.991721E-15</text:p>
          </table:table-cell>
          <table:table-cell office:value-type="float" office:value="9.43511E-016" calcext:value-type="float">
            <text:p>9.4351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49378" calcext:value-type="float">
            <text:p>-0.04249378</text:p>
          </table:table-cell>
          <table:table-cell office:value-type="float" office:value="-0.02566066" calcext:value-type="float">
            <text:p>-0.02566066</text:p>
          </table:table-cell>
          <table:table-cell office:value-type="float" office:value="-0.0161727" calcext:value-type="float">
            <text:p>-0.0161727</text:p>
          </table:table-cell>
          <table:table-cell office:value-type="float" office:value="-0.01303861" calcext:value-type="float">
            <text:p>-0.01303861</text:p>
          </table:table-cell>
          <table:table-cell office:value-type="float" office:value="-0.01173263" calcext:value-type="float">
            <text:p>-0.01173263</text:p>
          </table:table-cell>
          <table:table-cell office:value-type="float" office:value="-0.01015546" calcext:value-type="float">
            <text:p>-0.01015546</text:p>
          </table:table-cell>
          <table:table-cell office:value-type="float" office:value="-0.00938003" calcext:value-type="float">
            <text:p>-0.00938003</text:p>
          </table:table-cell>
          <table:table-cell office:value-type="float" office:value="-0.009254218" calcext:value-type="float">
            <text:p>-0.009254218</text:p>
          </table:table-cell>
          <table:table-cell office:value-type="float" office:value="-0.01989141" calcext:value-type="float">
            <text:p>-0.01989141</text:p>
          </table:table-cell>
          <table:table-cell office:value-type="float" office:value="-0.02145074" calcext:value-type="float">
            <text:p>-0.02145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74535" calcext:value-type="float">
            <text:p>-0.04974535</text:p>
          </table:table-cell>
          <table:table-cell office:value-type="float" office:value="0.0224269" calcext:value-type="float">
            <text:p>0.0224269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67875" calcext:value-type="float">
            <text:p>-2.367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0.77588" calcext:value-type="float">
            <text:p>60.77588</text:p>
          </table:table-cell>
          <table:table-cell office:value-type="float" office:value="0" calcext:value-type="float">
            <text:p>0</text:p>
          </table:table-cell>
          <table:table-cell office:value-type="float" office:value="1079.717" calcext:value-type="float">
            <text:p>1079.717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2059419" calcext:value-type="float">
            <text:p>0.2059419</text:p>
          </table:table-cell>
          <table:table-cell office:value-type="float" office:value="0.320511" calcext:value-type="float">
            <text:p>0.320511</text:p>
          </table:table-cell>
          <table:table-cell office:value-type="float" office:value="0.3336383" calcext:value-type="float">
            <text:p>0.3336383</text:p>
          </table:table-cell>
          <table:table-cell office:value-type="float" office:value="0.3445968" calcext:value-type="float">
            <text:p>0.3445968</text:p>
          </table:table-cell>
          <table:table-cell office:value-type="float" office:value="0.3502628" calcext:value-type="float">
            <text:p>0.3502628</text:p>
          </table:table-cell>
          <table:table-cell office:value-type="float" office:value="0.3084238" calcext:value-type="float">
            <text:p>0.3084238</text:p>
          </table:table-cell>
          <table:table-cell office:value-type="float" office:value="0.3059887" calcext:value-type="float">
            <text:p>0.3059887</text:p>
          </table:table-cell>
          <table:table-cell office:value-type="float" office:value="0.3772952" calcext:value-type="float">
            <text:p>0.3772952</text:p>
          </table:table-cell>
          <table:table-cell office:value-type="float" office:value="0.3581753" calcext:value-type="float">
            <text:p>0.3581753</text:p>
          </table:table-cell>
          <table:table-cell office:value-type="float" office:value="0.3615158" calcext:value-type="float">
            <text:p>0.3615158</text:p>
          </table:table-cell>
          <table:table-cell office:value-type="float" office:value="0.3777601" calcext:value-type="float">
            <text:p>0.3777601</text:p>
          </table:table-cell>
          <table:table-cell office:value-type="float" office:value="0.3925892" calcext:value-type="float">
            <text:p>0.39258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913E-015" calcext:value-type="float">
            <text:p>1.922913E-15</text:p>
          </table:table-cell>
          <table:table-cell office:value-type="float" office:value="1.952586E-015" calcext:value-type="float">
            <text:p>1.952586E-15</text:p>
          </table:table-cell>
          <table:table-cell office:value-type="float" office:value="1.981257E-015" calcext:value-type="float">
            <text:p>1.981257E-15</text:p>
          </table:table-cell>
          <table:table-cell office:value-type="float" office:value="1.991713E-015" calcext:value-type="float">
            <text:p>1.991713E-15</text:p>
          </table:table-cell>
          <table:table-cell office:value-type="float" office:value="9.434938E-016" calcext:value-type="float">
            <text:p>9.43493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36797" calcext:value-type="float">
            <text:p>-0.6536797</text:p>
          </table:table-cell>
          <table:table-cell office:value-type="float" office:value="-0.02353921" calcext:value-type="float">
            <text:p>-0.02353921</text:p>
          </table:table-cell>
          <table:table-cell office:value-type="float" office:value="-0.01835397" calcext:value-type="float">
            <text:p>-0.01835397</text:p>
          </table:table-cell>
          <table:table-cell office:value-type="float" office:value="-0.01506109" calcext:value-type="float">
            <text:p>-0.01506109</text:p>
          </table:table-cell>
          <table:table-cell office:value-type="float" office:value="-0.01362767" calcext:value-type="float">
            <text:p>-0.01362767</text:p>
          </table:table-cell>
          <table:table-cell office:value-type="float" office:value="-0.01164823" calcext:value-type="float">
            <text:p>-0.01164823</text:p>
          </table:table-cell>
          <table:table-cell office:value-type="float" office:value="-0.01062586" calcext:value-type="float">
            <text:p>-0.01062586</text:p>
          </table:table-cell>
          <table:table-cell office:value-type="float" office:value="-0.009982895" calcext:value-type="float">
            <text:p>-0.009982895</text:p>
          </table:table-cell>
          <table:table-cell office:value-type="float" office:value="-0.01857997" calcext:value-type="float">
            <text:p>-0.01857997</text:p>
          </table:table-cell>
          <table:table-cell office:value-type="float" office:value="-0.02091328" calcext:value-type="float">
            <text:p>-0.02091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0986" calcext:value-type="float">
            <text:p>-1.110986</text:p>
          </table:table-cell>
          <table:table-cell office:value-type="float" office:value="0.02216865" calcext:value-type="float">
            <text:p>0.02216865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0745" calcext:value-type="float">
            <text:p>-2.3707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1.99207" calcext:value-type="float">
            <text:p>61.99207</text:p>
          </table:table-cell>
          <table:table-cell office:value-type="float" office:value="0" calcext:value-type="float">
            <text:p>0</text:p>
          </table:table-cell>
          <table:table-cell office:value-type="float" office:value="1078.501" calcext:value-type="float">
            <text:p>1078.501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711521" calcext:value-type="float">
            <text:p>0.1711521</text:p>
          </table:table-cell>
          <table:table-cell office:value-type="float" office:value="0.3268177" calcext:value-type="float">
            <text:p>0.3268177</text:p>
          </table:table-cell>
          <table:table-cell office:value-type="float" office:value="0.3336307" calcext:value-type="float">
            <text:p>0.3336307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3457566" calcext:value-type="float">
            <text:p>0.3457566</text:p>
          </table:table-cell>
          <table:table-cell office:value-type="float" office:value="0.3043199" calcext:value-type="float">
            <text:p>0.3043199</text:p>
          </table:table-cell>
          <table:table-cell office:value-type="float" office:value="0.3025393" calcext:value-type="float">
            <text:p>0.3025393</text:p>
          </table:table-cell>
          <table:table-cell office:value-type="float" office:value="0.3758615" calcext:value-type="float">
            <text:p>0.3758615</text:p>
          </table:table-cell>
          <table:table-cell office:value-type="float" office:value="0.359233" calcext:value-type="float">
            <text:p>0.359233</text:p>
          </table:table-cell>
          <table:table-cell office:value-type="float" office:value="0.3620576" calcext:value-type="float">
            <text:p>0.3620576</text:p>
          </table:table-cell>
          <table:table-cell office:value-type="float" office:value="0.3779625" calcext:value-type="float">
            <text:p>0.3779625</text:p>
          </table:table-cell>
          <table:table-cell office:value-type="float" office:value="0.3926065" calcext:value-type="float">
            <text:p>0.39260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162E-015" calcext:value-type="float">
            <text:p>1.923162E-15</text:p>
          </table:table-cell>
          <table:table-cell office:value-type="float" office:value="1.952563E-015" calcext:value-type="float">
            <text:p>1.952563E-15</text:p>
          </table:table-cell>
          <table:table-cell office:value-type="float" office:value="1.981245E-015" calcext:value-type="float">
            <text:p>1.981245E-15</text:p>
          </table:table-cell>
          <table:table-cell office:value-type="float" office:value="1.991702E-015" calcext:value-type="float">
            <text:p>1.991702E-15</text:p>
          </table:table-cell>
          <table:table-cell office:value-type="float" office:value="9.434792E-016" calcext:value-type="float">
            <text:p>9.434792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02973" calcext:value-type="float">
            <text:p>-2.702973</text:p>
          </table:table-cell>
          <table:table-cell office:value-type="float" office:value="-0.02084731" calcext:value-type="float">
            <text:p>-0.02084731</text:p>
          </table:table-cell>
          <table:table-cell office:value-type="float" office:value="-0.01836355" calcext:value-type="float">
            <text:p>-0.01836355</text:p>
          </table:table-cell>
          <table:table-cell office:value-type="float" office:value="-0.01606435" calcext:value-type="float">
            <text:p>-0.01606435</text:p>
          </table:table-cell>
          <table:table-cell office:value-type="float" office:value="-0.01476024" calcext:value-type="float">
            <text:p>-0.01476024</text:p>
          </table:table-cell>
          <table:table-cell office:value-type="float" office:value="-0.01288954" calcext:value-type="float">
            <text:p>-0.01288954</text:p>
          </table:table-cell>
          <table:table-cell office:value-type="float" office:value="-0.01168769" calcext:value-type="float">
            <text:p>-0.01168769</text:p>
          </table:table-cell>
          <table:table-cell office:value-type="float" office:value="-0.01083915" calcext:value-type="float">
            <text:p>-0.01083915</text:p>
          </table:table-cell>
          <table:table-cell office:value-type="float" office:value="-0.01768776" calcext:value-type="float">
            <text:p>-0.01768776</text:p>
          </table:table-cell>
          <table:table-cell office:value-type="float" office:value="-0.02038421" calcext:value-type="float">
            <text:p>-0.02038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41348" calcext:value-type="float">
            <text:p>-5.141348</text:p>
          </table:table-cell>
          <table:table-cell office:value-type="float" office:value="0.02203728" calcext:value-type="float">
            <text:p>0.0220372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3448" calcext:value-type="float">
            <text:p>-2.3734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2.70542" calcext:value-type="float">
            <text:p>62.70542</text:p>
          </table:table-cell>
          <table:table-cell office:value-type="float" office:value="0" calcext:value-type="float">
            <text:p>0</text:p>
          </table:table-cell>
          <table:table-cell office:value-type="float" office:value="1077.788" calcext:value-type="float">
            <text:p>1077.788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551786" calcext:value-type="float">
            <text:p>0.1551786</text:p>
          </table:table-cell>
          <table:table-cell office:value-type="float" office:value="0.3284259" calcext:value-type="float">
            <text:p>0.3284259</text:p>
          </table:table-cell>
          <table:table-cell office:value-type="float" office:value="0.3337843" calcext:value-type="float">
            <text:p>0.3337843</text:p>
          </table:table-cell>
          <table:table-cell office:value-type="float" office:value="0.3394019" calcext:value-type="float">
            <text:p>0.3394019</text:p>
          </table:table-cell>
          <table:table-cell office:value-type="float" office:value="0.3431264" calcext:value-type="float">
            <text:p>0.3431264</text:p>
          </table:table-cell>
          <table:table-cell office:value-type="float" office:value="0.3015629" calcext:value-type="float">
            <text:p>0.3015629</text:p>
          </table:table-cell>
          <table:table-cell office:value-type="float" office:value="0.2997401" calcext:value-type="float">
            <text:p>0.2997401</text:p>
          </table:table-cell>
          <table:table-cell office:value-type="float" office:value="0.3745913" calcext:value-type="float">
            <text:p>0.3745913</text:p>
          </table:table-cell>
          <table:table-cell office:value-type="float" office:value="0.3600286" calcext:value-type="float">
            <text:p>0.3600286</text:p>
          </table:table-cell>
          <table:table-cell office:value-type="float" office:value="0.3625873" calcext:value-type="float">
            <text:p>0.3625873</text:p>
          </table:table-cell>
          <table:table-cell office:value-type="float" office:value="0.3781811" calcext:value-type="float">
            <text:p>0.3781811</text:p>
          </table:table-cell>
          <table:table-cell office:value-type="float" office:value="0.3926084" calcext:value-type="float">
            <text:p>0.39260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56E-015" calcext:value-type="float">
            <text:p>1.92056E-15</text:p>
          </table:table-cell>
          <table:table-cell office:value-type="float" office:value="1.952541E-015" calcext:value-type="float">
            <text:p>1.952541E-15</text:p>
          </table:table-cell>
          <table:table-cell office:value-type="float" office:value="1.981236E-015" calcext:value-type="float">
            <text:p>1.981236E-15</text:p>
          </table:table-cell>
          <table:table-cell office:value-type="float" office:value="1.991688E-015" calcext:value-type="float">
            <text:p>1.991688E-15</text:p>
          </table:table-cell>
          <table:table-cell office:value-type="float" office:value="9.434655E-016" calcext:value-type="float">
            <text:p>9.43465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45979" calcext:value-type="float">
            <text:p>-5.745979</text:p>
          </table:table-cell>
          <table:table-cell office:value-type="float" office:value="-0.020227" calcext:value-type="float">
            <text:p>-0.020227</text:p>
          </table:table-cell>
          <table:table-cell office:value-type="float" office:value="-0.01831049" calcext:value-type="float">
            <text:p>-0.01831049</text:p>
          </table:table-cell>
          <table:table-cell office:value-type="float" office:value="-0.01654393" calcext:value-type="float">
            <text:p>-0.01654393</text:p>
          </table:table-cell>
          <table:table-cell office:value-type="float" office:value="-0.01547289" calcext:value-type="float">
            <text:p>-0.01547289</text:p>
          </table:table-cell>
          <table:table-cell office:value-type="float" office:value="-0.01380462" calcext:value-type="float">
            <text:p>-0.01380462</text:p>
          </table:table-cell>
          <table:table-cell office:value-type="float" office:value="-0.01263616" calcext:value-type="float">
            <text:p>-0.01263616</text:p>
          </table:table-cell>
          <table:table-cell office:value-type="float" office:value="-0.01166287" calcext:value-type="float">
            <text:p>-0.01166287</text:p>
          </table:table-cell>
          <table:table-cell office:value-type="float" office:value="-0.01704714" calcext:value-type="float">
            <text:p>-0.01704714</text:p>
          </table:table-cell>
          <table:table-cell office:value-type="float" office:value="-0.01988053" calcext:value-type="float">
            <text:p>-0.0198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3262" calcext:value-type="float">
            <text:p>-10.53262</text:p>
          </table:table-cell>
          <table:table-cell office:value-type="float" office:value="0.02194972" calcext:value-type="float">
            <text:p>0.02194972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5897" calcext:value-type="float">
            <text:p>-2.3758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3.17951" calcext:value-type="float">
            <text:p>63.17951</text:p>
          </table:table-cell>
          <table:table-cell office:value-type="float" office:value="0" calcext:value-type="float">
            <text:p>0</text:p>
          </table:table-cell>
          <table:table-cell office:value-type="float" office:value="1077.314" calcext:value-type="float">
            <text:p>1077.314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495948" calcext:value-type="float">
            <text:p>0.1495948</text:p>
          </table:table-cell>
          <table:table-cell office:value-type="float" office:value="0.3288468" calcext:value-type="float">
            <text:p>0.3288468</text:p>
          </table:table-cell>
          <table:table-cell office:value-type="float" office:value="0.3334692" calcext:value-type="float">
            <text:p>0.3334692</text:p>
          </table:table-cell>
          <table:table-cell office:value-type="float" office:value="0.3380785" calcext:value-type="float">
            <text:p>0.3380785</text:p>
          </table:table-cell>
          <table:table-cell office:value-type="float" office:value="0.3411588" calcext:value-type="float">
            <text:p>0.3411588</text:p>
          </table:table-cell>
          <table:table-cell office:value-type="float" office:value="0.2995867" calcext:value-type="float">
            <text:p>0.2995867</text:p>
          </table:table-cell>
          <table:table-cell office:value-type="float" office:value="0.2975731" calcext:value-type="float">
            <text:p>0.2975731</text:p>
          </table:table-cell>
          <table:table-cell office:value-type="float" office:value="0.37345" calcext:value-type="float">
            <text:p>0.37345</text:p>
          </table:table-cell>
          <table:table-cell office:value-type="float" office:value="0.3606544" calcext:value-type="float">
            <text:p>0.3606544</text:p>
          </table:table-cell>
          <table:table-cell office:value-type="float" office:value="0.3631057" calcext:value-type="float">
            <text:p>0.3631057</text:p>
          </table:table-cell>
          <table:table-cell office:value-type="float" office:value="0.3784264" calcext:value-type="float">
            <text:p>0.3784264</text:p>
          </table:table-cell>
          <table:table-cell office:value-type="float" office:value="0.3925914" calcext:value-type="float">
            <text:p>0.39259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82E-015" calcext:value-type="float">
            <text:p>1.92082E-15</text:p>
          </table:table-cell>
          <table:table-cell office:value-type="float" office:value="1.952516E-015" calcext:value-type="float">
            <text:p>1.952516E-15</text:p>
          </table:table-cell>
          <table:table-cell office:value-type="float" office:value="1.981222E-015" calcext:value-type="float">
            <text:p>1.981222E-15</text:p>
          </table:table-cell>
          <table:table-cell office:value-type="float" office:value="1.991681E-015" calcext:value-type="float">
            <text:p>1.991681E-15</text:p>
          </table:table-cell>
          <table:table-cell office:value-type="float" office:value="9.434465E-016" calcext:value-type="float">
            <text:p>9.43446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21567" calcext:value-type="float">
            <text:p>-7.621567</text:p>
          </table:table-cell>
          <table:table-cell office:value-type="float" office:value="-0.02006627" calcext:value-type="float">
            <text:p>-0.02006627</text:p>
          </table:table-cell>
          <table:table-cell office:value-type="float" office:value="-0.01841499" calcext:value-type="float">
            <text:p>-0.01841499</text:p>
          </table:table-cell>
          <table:table-cell office:value-type="float" office:value="-0.01694366" calcext:value-type="float">
            <text:p>-0.01694366</text:p>
          </table:table-cell>
          <table:table-cell office:value-type="float" office:value="-0.01602736" calcext:value-type="float">
            <text:p>-0.01602736</text:p>
          </table:table-cell>
          <table:table-cell office:value-type="float" office:value="-0.01450781" calcext:value-type="float">
            <text:p>-0.01450781</text:p>
          </table:table-cell>
          <table:table-cell office:value-type="float" office:value="-0.01342938" calcext:value-type="float">
            <text:p>-0.01342938</text:p>
          </table:table-cell>
          <table:table-cell office:value-type="float" office:value="-0.01245665" calcext:value-type="float">
            <text:p>-0.01245665</text:p>
          </table:table-cell>
          <table:table-cell office:value-type="float" office:value="-0.01656226" calcext:value-type="float">
            <text:p>-0.01656226</text:p>
          </table:table-cell>
          <table:table-cell office:value-type="float" office:value="-0.01940084" calcext:value-type="float">
            <text:p>-0.0194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7417" calcext:value-type="float">
            <text:p>-13.57417</text:p>
          </table:table-cell>
          <table:table-cell office:value-type="float" office:value="0.02186162" calcext:value-type="float">
            <text:p>0.02186162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78179" calcext:value-type="float">
            <text:p>-2.3781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3.688" calcext:value-type="float">
            <text:p>63.688</text:p>
          </table:table-cell>
          <table:table-cell office:value-type="float" office:value="0" calcext:value-type="float">
            <text:p>0</text:p>
          </table:table-cell>
          <table:table-cell office:value-type="float" office:value="1076.806" calcext:value-type="float">
            <text:p>1076.806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388174" calcext:value-type="float">
            <text:p>0.1388174</text:p>
          </table:table-cell>
          <table:table-cell office:value-type="float" office:value="0.3289345" calcext:value-type="float">
            <text:p>0.3289345</text:p>
          </table:table-cell>
          <table:table-cell office:value-type="float" office:value="0.3329622" calcext:value-type="float">
            <text:p>0.3329622</text:p>
          </table:table-cell>
          <table:table-cell office:value-type="float" office:value="0.336874" calcext:value-type="float">
            <text:p>0.336874</text:p>
          </table:table-cell>
          <table:table-cell office:value-type="float" office:value="0.3395525" calcext:value-type="float">
            <text:p>0.3395525</text:p>
          </table:table-cell>
          <table:table-cell office:value-type="float" office:value="0.2979684" calcext:value-type="float">
            <text:p>0.2979684</text:p>
          </table:table-cell>
          <table:table-cell office:value-type="float" office:value="0.2957543" calcext:value-type="float">
            <text:p>0.2957543</text:p>
          </table:table-cell>
          <table:table-cell office:value-type="float" office:value="0.3723314" calcext:value-type="float">
            <text:p>0.3723314</text:p>
          </table:table-cell>
          <table:table-cell office:value-type="float" office:value="0.3612274" calcext:value-type="float">
            <text:p>0.3612274</text:p>
          </table:table-cell>
          <table:table-cell office:value-type="float" office:value="0.3636562" calcext:value-type="float">
            <text:p>0.3636562</text:p>
          </table:table-cell>
          <table:table-cell office:value-type="float" office:value="0.3787304" calcext:value-type="float">
            <text:p>0.3787304</text:p>
          </table:table-cell>
          <table:table-cell office:value-type="float" office:value="0.3925356" calcext:value-type="float">
            <text:p>0.39253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113E-015" calcext:value-type="float">
            <text:p>1.921113E-15</text:p>
          </table:table-cell>
          <table:table-cell office:value-type="float" office:value="1.952489E-015" calcext:value-type="float">
            <text:p>1.952489E-15</text:p>
          </table:table-cell>
          <table:table-cell office:value-type="float" office:value="1.981209E-015" calcext:value-type="float">
            <text:p>1.981209E-15</text:p>
          </table:table-cell>
          <table:table-cell office:value-type="float" office:value="1.991667E-015" calcext:value-type="float">
            <text:p>1.991667E-15</text:p>
          </table:table-cell>
          <table:table-cell office:value-type="float" office:value="9.434275E-016" calcext:value-type="float">
            <text:p>9.43427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2924" calcext:value-type="float">
            <text:p>-13.52924</text:p>
          </table:table-cell>
          <table:table-cell office:value-type="float" office:value="-0.02002561" calcext:value-type="float">
            <text:p>-0.02002561</text:p>
          </table:table-cell>
          <table:table-cell office:value-type="float" office:value="-0.01858691" calcext:value-type="float">
            <text:p>-0.01858691</text:p>
          </table:table-cell>
          <table:table-cell office:value-type="float" office:value="-0.01731929" calcext:value-type="float">
            <text:p>-0.01731929</text:p>
          </table:table-cell>
          <table:table-cell office:value-type="float" office:value="-0.01649889" calcext:value-type="float">
            <text:p>-0.01649889</text:p>
          </table:table-cell>
          <table:table-cell office:value-type="float" office:value="-0.01511166" calcext:value-type="float">
            <text:p>-0.01511166</text:p>
          </table:table-cell>
          <table:table-cell office:value-type="float" office:value="-0.01413819" calcext:value-type="float">
            <text:p>-0.01413819</text:p>
          </table:table-cell>
          <table:table-cell office:value-type="float" office:value="-0.0132943" calcext:value-type="float">
            <text:p>-0.0132943</text:p>
          </table:table-cell>
          <table:table-cell office:value-type="float" office:value="-0.01612823" calcext:value-type="float">
            <text:p>-0.01612823</text:p>
          </table:table-cell>
          <table:table-cell office:value-type="float" office:value="-0.01890413" calcext:value-type="float">
            <text:p>-0.0189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25598" calcext:value-type="float">
            <text:p>-27.25598</text:p>
          </table:table-cell>
          <table:table-cell office:value-type="float" office:value="0.02178435" calcext:value-type="float">
            <text:p>0.02178435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380382" calcext:value-type="float">
            <text:p>-2.3803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4.04268" calcext:value-type="float">
            <text:p>64.04268</text:p>
          </table:table-cell>
          <table:table-cell office:value-type="float" office:value="0" calcext:value-type="float">
            <text:p>0</text:p>
          </table:table-cell>
          <table:table-cell office:value-type="float" office:value="1076.451" calcext:value-type="float">
            <text:p>1076.451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254233" calcext:value-type="float">
            <text:p>0.1254233</text:p>
          </table:table-cell>
          <table:table-cell office:value-type="float" office:value="0.3298177" calcext:value-type="float">
            <text:p>0.3298177</text:p>
          </table:table-cell>
          <table:table-cell office:value-type="float" office:value="0.3326629" calcext:value-type="float">
            <text:p>0.3326629</text:p>
          </table:table-cell>
          <table:table-cell office:value-type="float" office:value="0.3360353" calcext:value-type="float">
            <text:p>0.3360353</text:p>
          </table:table-cell>
          <table:table-cell office:value-type="float" office:value="0.3384957" calcext:value-type="float">
            <text:p>0.3384957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0.2942834" calcext:value-type="float">
            <text:p>0.2942834</text:p>
          </table:table-cell>
          <table:table-cell office:value-type="float" office:value="0.3715123" calcext:value-type="float">
            <text:p>0.3715123</text:p>
          </table:table-cell>
          <table:table-cell office:value-type="float" office:value="0.3615689" calcext:value-type="float">
            <text:p>0.3615689</text:p>
          </table:table-cell>
          <table:table-cell office:value-type="float" office:value="0.3641741" calcext:value-type="float">
            <text:p>0.3641741</text:p>
          </table:table-cell>
          <table:table-cell office:value-type="float" office:value="0.379026" calcext:value-type="float">
            <text:p>0.379026</text:p>
          </table:table-cell>
          <table:table-cell office:value-type="float" office:value="0.3924994" calcext:value-type="float">
            <text:p>0.39249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428E-015" calcext:value-type="float">
            <text:p>1.921428E-15</text:p>
          </table:table-cell>
          <table:table-cell office:value-type="float" office:value="1.952466E-015" calcext:value-type="float">
            <text:p>1.952466E-15</text:p>
          </table:table-cell>
          <table:table-cell office:value-type="float" office:value="1.981195E-015" calcext:value-type="float">
            <text:p>1.981195E-15</text:p>
          </table:table-cell>
          <table:table-cell office:value-type="float" office:value="1.991648E-015" calcext:value-type="float">
            <text:p>1.991648E-15</text:p>
          </table:table-cell>
          <table:table-cell office:value-type="float" office:value="9.434103E-016" calcext:value-type="float">
            <text:p>9.434103E-16</text:p>
          </table:table-cell>
          <table:table-cell office:value-type="float" office:value="1.997333E-015" calcext:value-type="float">
            <text:p>1.997333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56957" calcext:value-type="float">
            <text:p>-29.56957</text:p>
          </table:table-cell>
          <table:table-cell office:value-type="float" office:value="-0.01970573" calcext:value-type="float">
            <text:p>-0.01970573</text:p>
          </table:table-cell>
          <table:table-cell office:value-type="float" office:value="-0.01869259" calcext:value-type="float">
            <text:p>-0.01869259</text:p>
          </table:table-cell>
          <table:table-cell office:value-type="float" office:value="-0.01758717" calcext:value-type="float">
            <text:p>-0.01758717</text:p>
          </table:table-cell>
          <table:table-cell office:value-type="float" office:value="-0.01681807" calcext:value-type="float">
            <text:p>-0.01681807</text:p>
          </table:table-cell>
          <table:table-cell office:value-type="float" office:value="-0.01563391" calcext:value-type="float">
            <text:p>-0.01563391</text:p>
          </table:table-cell>
          <table:table-cell office:value-type="float" office:value="-0.01474208" calcext:value-type="float">
            <text:p>-0.01474208</text:p>
          </table:table-cell>
          <table:table-cell office:value-type="float" office:value="-0.01394392" calcext:value-type="float">
            <text:p>-0.01394392</text:p>
          </table:table-cell>
          <table:table-cell office:value-type="float" office:value="-0.01587578" calcext:value-type="float">
            <text:p>-0.01587578</text:p>
          </table:table-cell>
          <table:table-cell office:value-type="float" office:value="-0.01844902" calcext:value-type="float">
            <text:p>-0.0184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54902" calcext:value-type="float">
            <text:p>-32.54902</text:p>
          </table:table-cell>
          <table:table-cell office:value-type="float" office:value="0.02172871" calcext:value-type="float">
            <text:p>0.0217287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512" calcext:value-type="float">
            <text:p>-2.3825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4.25397" calcext:value-type="float">
            <text:p>64.25397</text:p>
          </table:table-cell>
          <table:table-cell office:value-type="float" office:value="0" calcext:value-type="float">
            <text:p>0</text:p>
          </table:table-cell>
          <table:table-cell office:value-type="float" office:value="1076.24" calcext:value-type="float">
            <text:p>1076.24</text:p>
          </table:table-cell>
          <table:table-cell office:value-type="float" office:value="-7.717597" calcext:value-type="float">
            <text:p>-7.717597</text:p>
          </table:table-cell>
          <table:table-cell office:value-type="float" office:value="0" calcext:value-type="float">
            <text:p>0</text:p>
          </table:table-cell>
          <table:table-cell office:value-type="float" office:value="0.117892" calcext:value-type="float">
            <text:p>0.117892</text:p>
          </table:table-cell>
          <table:table-cell office:value-type="float" office:value="0.3305919" calcext:value-type="float">
            <text:p>0.3305919</text:p>
          </table:table-cell>
          <table:table-cell office:value-type="float" office:value="0.3328066" calcext:value-type="float">
            <text:p>0.3328066</text:p>
          </table:table-cell>
          <table:table-cell office:value-type="float" office:value="0.3355924" calcext:value-type="float">
            <text:p>0.3355924</text:p>
          </table:table-cell>
          <table:table-cell office:value-type="float" office:value="0.3376528" calcext:value-type="float">
            <text:p>0.3376528</text:p>
          </table:table-cell>
          <table:table-cell office:value-type="float" office:value="0.2955574" calcext:value-type="float">
            <text:p>0.2955574</text:p>
          </table:table-cell>
          <table:table-cell office:value-type="float" office:value="0.2930363" calcext:value-type="float">
            <text:p>0.2930363</text:p>
          </table:table-cell>
          <table:table-cell office:value-type="float" office:value="0.3708701" calcext:value-type="float">
            <text:p>0.3708701</text:p>
          </table:table-cell>
          <table:table-cell office:value-type="float" office:value="0.3617089" calcext:value-type="float">
            <text:p>0.3617089</text:p>
          </table:table-cell>
          <table:table-cell office:value-type="float" office:value="0.3647459" calcext:value-type="float">
            <text:p>0.3647459</text:p>
          </table:table-cell>
          <table:table-cell office:value-type="float" office:value="0.3792962" calcext:value-type="float">
            <text:p>0.3792962</text:p>
          </table:table-cell>
          <table:table-cell office:value-type="float" office:value="0.3924783" calcext:value-type="float">
            <text:p>0.39247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737E-015" calcext:value-type="float">
            <text:p>1.921737E-15</text:p>
          </table:table-cell>
          <table:table-cell office:value-type="float" office:value="1.952441E-015" calcext:value-type="float">
            <text:p>1.952441E-15</text:p>
          </table:table-cell>
          <table:table-cell office:value-type="float" office:value="1.981179E-015" calcext:value-type="float">
            <text:p>1.981179E-15</text:p>
          </table:table-cell>
          <table:table-cell office:value-type="float" office:value="1.991632E-015" calcext:value-type="float">
            <text:p>1.991632E-15</text:p>
          </table:table-cell>
          <table:table-cell office:value-type="float" office:value="9.433948E-016" calcext:value-type="float">
            <text:p>9.43394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8766" calcext:value-type="float">
            <text:p>-47.68766</text:p>
          </table:table-cell>
          <table:table-cell office:value-type="float" office:value="-0.01942176" calcext:value-type="float">
            <text:p>-0.01942176</text:p>
          </table:table-cell>
          <table:table-cell office:value-type="float" office:value="-0.01864279" calcext:value-type="float">
            <text:p>-0.01864279</text:p>
          </table:table-cell>
          <table:table-cell office:value-type="float" office:value="-0.01773042" calcext:value-type="float">
            <text:p>-0.01773042</text:p>
          </table:table-cell>
          <table:table-cell office:value-type="float" office:value="-0.01707762" calcext:value-type="float">
            <text:p>-0.01707762</text:p>
          </table:table-cell>
          <table:table-cell office:value-type="float" office:value="-0.01606644" calcext:value-type="float">
            <text:p>-0.01606644</text:p>
          </table:table-cell>
          <table:table-cell office:value-type="float" office:value="-0.01527689" calcext:value-type="float">
            <text:p>-0.01527689</text:p>
          </table:table-cell>
          <table:table-cell office:value-type="float" office:value="-0.01447636" calcext:value-type="float">
            <text:p>-0.01447636</text:p>
          </table:table-cell>
          <table:table-cell office:value-type="float" office:value="-0.01577254" calcext:value-type="float">
            <text:p>-0.01577254</text:p>
          </table:table-cell>
          <table:table-cell office:value-type="float" office:value="-0.01796089" calcext:value-type="float">
            <text:p>-0.01796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09519" calcext:value-type="float">
            <text:p>-39.09519</text:p>
          </table:table-cell>
          <table:table-cell office:value-type="float" office:value="0.02170238" calcext:value-type="float">
            <text:p>0.0217023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4555" calcext:value-type="float">
            <text:p>-2.384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5.00194" calcext:value-type="float">
            <text:p>65.00194</text:p>
          </table:table-cell>
          <table:table-cell office:value-type="float" office:value="0" calcext:value-type="float">
            <text:p>0</text:p>
          </table:table-cell>
          <table:table-cell office:value-type="float" office:value="1076.59" calcext:value-type="float">
            <text:p>1076.59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574661" calcext:value-type="float">
            <text:p>0.1574661</text:p>
          </table:table-cell>
          <table:table-cell office:value-type="float" office:value="0.3283271" calcext:value-type="float">
            <text:p>0.3283271</text:p>
          </table:table-cell>
          <table:table-cell office:value-type="float" office:value="0.3319855" calcext:value-type="float">
            <text:p>0.3319855</text:p>
          </table:table-cell>
          <table:table-cell office:value-type="float" office:value="0.3349514" calcext:value-type="float">
            <text:p>0.3349514</text:p>
          </table:table-cell>
          <table:table-cell office:value-type="float" office:value="0.3368193" calcext:value-type="float">
            <text:p>0.3368193</text:p>
          </table:table-cell>
          <table:table-cell office:value-type="float" office:value="0.2947566" calcext:value-type="float">
            <text:p>0.2947566</text:p>
          </table:table-cell>
          <table:table-cell office:value-type="float" office:value="0.2920249" calcext:value-type="float">
            <text:p>0.2920249</text:p>
          </table:table-cell>
          <table:table-cell office:value-type="float" office:value="0.3703529" calcext:value-type="float">
            <text:p>0.3703529</text:p>
          </table:table-cell>
          <table:table-cell office:value-type="float" office:value="0.3617831" calcext:value-type="float">
            <text:p>0.3617831</text:p>
          </table:table-cell>
          <table:table-cell office:value-type="float" office:value="0.3652684" calcext:value-type="float">
            <text:p>0.3652684</text:p>
          </table:table-cell>
          <table:table-cell office:value-type="float" office:value="0.379571" calcext:value-type="float">
            <text:p>0.379571</text:p>
          </table:table-cell>
          <table:table-cell office:value-type="float" office:value="0.3924688" calcext:value-type="float">
            <text:p>0.39246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992E-015" calcext:value-type="float">
            <text:p>1.921992E-15</text:p>
          </table:table-cell>
          <table:table-cell office:value-type="float" office:value="1.952423E-015" calcext:value-type="float">
            <text:p>1.952423E-15</text:p>
          </table:table-cell>
          <table:table-cell office:value-type="float" office:value="1.981168E-015" calcext:value-type="float">
            <text:p>1.981168E-15</text:p>
          </table:table-cell>
          <table:table-cell office:value-type="float" office:value="1.991614E-015" calcext:value-type="float">
            <text:p>1.991614E-15</text:p>
          </table:table-cell>
          <table:table-cell office:value-type="float" office:value="9.433816E-016" calcext:value-type="float">
            <text:p>9.43381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6903" calcext:value-type="float">
            <text:p>-5.206903</text:p>
          </table:table-cell>
          <table:table-cell office:value-type="float" office:value="-0.02023525" calcext:value-type="float">
            <text:p>-0.02023525</text:p>
          </table:table-cell>
          <table:table-cell office:value-type="float" office:value="-0.01891847" calcext:value-type="float">
            <text:p>-0.01891847</text:p>
          </table:table-cell>
          <table:table-cell office:value-type="float" office:value="-0.01793617" calcext:value-type="float">
            <text:p>-0.01793617</text:p>
          </table:table-cell>
          <table:table-cell office:value-type="float" office:value="-0.01733688" calcext:value-type="float">
            <text:p>-0.01733688</text:p>
          </table:table-cell>
          <table:table-cell office:value-type="float" office:value="-0.01639851" calcext:value-type="float">
            <text:p>-0.01639851</text:p>
          </table:table-cell>
          <table:table-cell office:value-type="float" office:value="-0.01572669" calcext:value-type="float">
            <text:p>-0.01572669</text:p>
          </table:table-cell>
          <table:table-cell office:value-type="float" office:value="-0.01492056" calcext:value-type="float">
            <text:p>-0.01492056</text:p>
          </table:table-cell>
          <table:table-cell office:value-type="float" office:value="-0.01571852" calcext:value-type="float">
            <text:p>-0.01571852</text:p>
          </table:table-cell>
          <table:table-cell office:value-type="float" office:value="-0.01752581" calcext:value-type="float">
            <text:p>-0.01752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45689" calcext:value-type="float">
            <text:p>-6.245689</text:p>
          </table:table-cell>
          <table:table-cell office:value-type="float" office:value="0.02165574" calcext:value-type="float">
            <text:p>0.0216557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65" calcext:value-type="float">
            <text:p>-2.38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5.54232" calcext:value-type="float">
            <text:p>65.54232</text:p>
          </table:table-cell>
          <table:table-cell office:value-type="float" office:value="0" calcext:value-type="float">
            <text:p>0</text:p>
          </table:table-cell>
          <table:table-cell office:value-type="float" office:value="1076.05" calcext:value-type="float">
            <text:p>1076.05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516339" calcext:value-type="float">
            <text:p>0.1516339</text:p>
          </table:table-cell>
          <table:table-cell office:value-type="float" office:value="0.3253617" calcext:value-type="float">
            <text:p>0.3253617</text:p>
          </table:table-cell>
          <table:table-cell office:value-type="float" office:value="0.3296998" calcext:value-type="float">
            <text:p>0.3296998</text:p>
          </table:table-cell>
          <table:table-cell office:value-type="float" office:value="0.3333046" calcext:value-type="float">
            <text:p>0.3333046</text:p>
          </table:table-cell>
          <table:table-cell office:value-type="float" office:value="0.3353935" calcext:value-type="float">
            <text:p>0.3353935</text:p>
          </table:table-cell>
          <table:table-cell office:value-type="float" office:value="0.2938961" calcext:value-type="float">
            <text:p>0.2938961</text:p>
          </table:table-cell>
          <table:table-cell office:value-type="float" office:value="0.291176" calcext:value-type="float">
            <text:p>0.291176</text:p>
          </table:table-cell>
          <table:table-cell office:value-type="float" office:value="0.3699334" calcext:value-type="float">
            <text:p>0.3699334</text:p>
          </table:table-cell>
          <table:table-cell office:value-type="float" office:value="0.3618204" calcext:value-type="float">
            <text:p>0.3618204</text:p>
          </table:table-cell>
          <table:table-cell office:value-type="float" office:value="0.365737" calcext:value-type="float">
            <text:p>0.365737</text:p>
          </table:table-cell>
          <table:table-cell office:value-type="float" office:value="0.3798465" calcext:value-type="float">
            <text:p>0.3798465</text:p>
          </table:table-cell>
          <table:table-cell office:value-type="float" office:value="0.3924701" calcext:value-type="float">
            <text:p>0.39247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235E-015" calcext:value-type="float">
            <text:p>1.922235E-15</text:p>
          </table:table-cell>
          <table:table-cell office:value-type="float" office:value="1.952401E-015" calcext:value-type="float">
            <text:p>1.952401E-15</text:p>
          </table:table-cell>
          <table:table-cell office:value-type="float" office:value="1.981155E-015" calcext:value-type="float">
            <text:p>1.981155E-15</text:p>
          </table:table-cell>
          <table:table-cell office:value-type="float" office:value="1.991605E-015" calcext:value-type="float">
            <text:p>1.991605E-15</text:p>
          </table:table-cell>
          <table:table-cell office:value-type="float" office:value="9.433648E-016" calcext:value-type="float">
            <text:p>9.43364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0365" calcext:value-type="float">
            <text:p>-6.90365</text:p>
          </table:table-cell>
          <table:table-cell office:value-type="float" office:value="-0.02140374" calcext:value-type="float">
            <text:p>-0.02140374</text:p>
          </table:table-cell>
          <table:table-cell office:value-type="float" office:value="-0.01973668" calcext:value-type="float">
            <text:p>-0.01973668</text:p>
          </table:table-cell>
          <table:table-cell office:value-type="float" office:value="-0.01848406" calcext:value-type="float">
            <text:p>-0.01848406</text:p>
          </table:table-cell>
          <table:table-cell office:value-type="float" office:value="-0.01779131" calcext:value-type="float">
            <text:p>-0.01779131</text:p>
          </table:table-cell>
          <table:table-cell office:value-type="float" office:value="-0.01676243" calcext:value-type="float">
            <text:p>-0.01676243</text:p>
          </table:table-cell>
          <table:table-cell office:value-type="float" office:value="-0.01611522" calcext:value-type="float">
            <text:p>-0.01611522</text:p>
          </table:table-cell>
          <table:table-cell office:value-type="float" office:value="-0.01529125" calcext:value-type="float">
            <text:p>-0.01529125</text:p>
          </table:table-cell>
          <table:table-cell office:value-type="float" office:value="-0.01569141" calcext:value-type="float">
            <text:p>-0.01569141</text:p>
          </table:table-cell>
          <table:table-cell office:value-type="float" office:value="-0.01714508" calcext:value-type="float">
            <text:p>-0.01714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71241" calcext:value-type="float">
            <text:p>-9.971241</text:p>
          </table:table-cell>
          <table:table-cell office:value-type="float" office:value="0.02163342" calcext:value-type="float">
            <text:p>0.0216334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349" calcext:value-type="float">
            <text:p>-2.3883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5.98401" calcext:value-type="float">
            <text:p>65.98401</text:p>
          </table:table-cell>
          <table:table-cell office:value-type="float" office:value="0" calcext:value-type="float">
            <text:p>0</text:p>
          </table:table-cell>
          <table:table-cell office:value-type="float" office:value="1075.608" calcext:value-type="float">
            <text:p>1075.608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468928" calcext:value-type="float">
            <text:p>0.1468928</text:p>
          </table:table-cell>
          <table:table-cell office:value-type="float" office:value="0.3235027" calcext:value-type="float">
            <text:p>0.3235027</text:p>
          </table:table-cell>
          <table:table-cell office:value-type="float" office:value="0.3279542" calcext:value-type="float">
            <text:p>0.3279542</text:p>
          </table:table-cell>
          <table:table-cell office:value-type="float" office:value="0.3316028" calcext:value-type="float">
            <text:p>0.3316028</text:p>
          </table:table-cell>
          <table:table-cell office:value-type="float" office:value="0.3337717" calcext:value-type="float">
            <text:p>0.3337717</text:p>
          </table:table-cell>
          <table:table-cell office:value-type="float" office:value="0.2929005" calcext:value-type="float">
            <text:p>0.2929005</text:p>
          </table:table-cell>
          <table:table-cell office:value-type="float" office:value="0.2903816" calcext:value-type="float">
            <text:p>0.2903816</text:p>
          </table:table-cell>
          <table:table-cell office:value-type="float" office:value="0.369561" calcext:value-type="float">
            <text:p>0.369561</text:p>
          </table:table-cell>
          <table:table-cell office:value-type="float" office:value="0.361831" calcext:value-type="float">
            <text:p>0.361831</text:p>
          </table:table-cell>
          <table:table-cell office:value-type="float" office:value="0.3661581" calcext:value-type="float">
            <text:p>0.3661581</text:p>
          </table:table-cell>
          <table:table-cell office:value-type="float" office:value="0.3801177" calcext:value-type="float">
            <text:p>0.3801177</text:p>
          </table:table-cell>
          <table:table-cell office:value-type="float" office:value="0.3924803" calcext:value-type="float">
            <text:p>0.39248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441E-015" calcext:value-type="float">
            <text:p>1.922441E-15</text:p>
          </table:table-cell>
          <table:table-cell office:value-type="float" office:value="1.95238E-015" calcext:value-type="float">
            <text:p>1.95238E-15</text:p>
          </table:table-cell>
          <table:table-cell office:value-type="float" office:value="1.981143E-015" calcext:value-type="float">
            <text:p>1.981143E-15</text:p>
          </table:table-cell>
          <table:table-cell office:value-type="float" office:value="1.991601E-015" calcext:value-type="float">
            <text:p>1.991601E-15</text:p>
          </table:table-cell>
          <table:table-cell office:value-type="float" office:value="9.433472E-016" calcext:value-type="float">
            <text:p>9.433472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34796" calcext:value-type="float">
            <text:p>-8.834796</text:p>
          </table:table-cell>
          <table:table-cell office:value-type="float" office:value="-0.02217545" calcext:value-type="float">
            <text:p>-0.02217545</text:p>
          </table:table-cell>
          <table:table-cell office:value-type="float" office:value="-0.02039227" calcext:value-type="float">
            <text:p>-0.02039227</text:p>
          </table:table-cell>
          <table:table-cell office:value-type="float" office:value="-0.01907264" calcext:value-type="float">
            <text:p>-0.01907264</text:p>
          </table:table-cell>
          <table:table-cell office:value-type="float" office:value="-0.01832686" calcext:value-type="float">
            <text:p>-0.01832686</text:p>
          </table:table-cell>
          <table:table-cell office:value-type="float" office:value="-0.01719549" calcext:value-type="float">
            <text:p>-0.01719549</text:p>
          </table:table-cell>
          <table:table-cell office:value-type="float" office:value="-0.0164883" calcext:value-type="float">
            <text:p>-0.0164883</text:p>
          </table:table-cell>
          <table:table-cell office:value-type="float" office:value="-0.01562802" calcext:value-type="float">
            <text:p>-0.01562802</text:p>
          </table:table-cell>
          <table:table-cell office:value-type="float" office:value="-0.01568357" calcext:value-type="float">
            <text:p>-0.01568357</text:p>
          </table:table-cell>
          <table:table-cell office:value-type="float" office:value="-0.01681048" calcext:value-type="float">
            <text:p>-0.0168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9435" calcext:value-type="float">
            <text:p>-11.69435</text:p>
          </table:table-cell>
          <table:table-cell office:value-type="float" office:value="0.02162326" calcext:value-type="float">
            <text:p>0.0216232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0091" calcext:value-type="float">
            <text:p>-2.39009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6.36861" calcext:value-type="float">
            <text:p>66.36861</text:p>
          </table:table-cell>
          <table:table-cell office:value-type="float" office:value="0" calcext:value-type="float">
            <text:p>0</text:p>
          </table:table-cell>
          <table:table-cell office:value-type="float" office:value="1075.224" calcext:value-type="float">
            <text:p>1075.224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4227" calcext:value-type="float">
            <text:p>0.14227</text:p>
          </table:table-cell>
          <table:table-cell office:value-type="float" office:value="0.3226111" calcext:value-type="float">
            <text:p>0.3226111</text:p>
          </table:table-cell>
          <table:table-cell office:value-type="float" office:value="0.3265066" calcext:value-type="float">
            <text:p>0.3265066</text:p>
          </table:table-cell>
          <table:table-cell office:value-type="float" office:value="0.3301247" calcext:value-type="float">
            <text:p>0.3301247</text:p>
          </table:table-cell>
          <table:table-cell office:value-type="float" office:value="0.3323867" calcext:value-type="float">
            <text:p>0.3323867</text:p>
          </table:table-cell>
          <table:table-cell office:value-type="float" office:value="0.2918751" calcext:value-type="float">
            <text:p>0.2918751</text:p>
          </table:table-cell>
          <table:table-cell office:value-type="float" office:value="0.2895715" calcext:value-type="float">
            <text:p>0.2895715</text:p>
          </table:table-cell>
          <table:table-cell office:value-type="float" office:value="0.3692271" calcext:value-type="float">
            <text:p>0.3692271</text:p>
          </table:table-cell>
          <table:table-cell office:value-type="float" office:value="0.3618198" calcext:value-type="float">
            <text:p>0.3618198</text:p>
          </table:table-cell>
          <table:table-cell office:value-type="float" office:value="0.3665373" calcext:value-type="float">
            <text:p>0.3665373</text:p>
          </table:table-cell>
          <table:table-cell office:value-type="float" office:value="0.3803819" calcext:value-type="float">
            <text:p>0.3803819</text:p>
          </table:table-cell>
          <table:table-cell office:value-type="float" office:value="0.3924972" calcext:value-type="float">
            <text:p>0.39249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635E-015" calcext:value-type="float">
            <text:p>1.922635E-15</text:p>
          </table:table-cell>
          <table:table-cell office:value-type="float" office:value="1.952361E-015" calcext:value-type="float">
            <text:p>1.952361E-15</text:p>
          </table:table-cell>
          <table:table-cell office:value-type="float" office:value="1.981131E-015" calcext:value-type="float">
            <text:p>1.981131E-15</text:p>
          </table:table-cell>
          <table:table-cell office:value-type="float" office:value="1.991596E-015" calcext:value-type="float">
            <text:p>1.991596E-15</text:p>
          </table:table-cell>
          <table:table-cell office:value-type="float" office:value="9.433331E-016" calcext:value-type="float">
            <text:p>9.43333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7945" calcext:value-type="float">
            <text:p>-11.27945</text:p>
          </table:table-cell>
          <table:table-cell office:value-type="float" office:value="-0.02255792" calcext:value-type="float">
            <text:p>-0.02255792</text:p>
          </table:table-cell>
          <table:table-cell office:value-type="float" office:value="-0.02095429" calcext:value-type="float">
            <text:p>-0.02095429</text:p>
          </table:table-cell>
          <table:table-cell office:value-type="float" office:value="-0.01960238" calcext:value-type="float">
            <text:p>-0.01960238</text:p>
          </table:table-cell>
          <table:table-cell office:value-type="float" office:value="-0.01880035" calcext:value-type="float">
            <text:p>-0.01880035</text:p>
          </table:table-cell>
          <table:table-cell office:value-type="float" office:value="-0.01765549" calcext:value-type="float">
            <text:p>-0.01765549</text:p>
          </table:table-cell>
          <table:table-cell office:value-type="float" office:value="-0.01687855" calcext:value-type="float">
            <text:p>-0.01687855</text:p>
          </table:table-cell>
          <table:table-cell office:value-type="float" office:value="-0.01593658" calcext:value-type="float">
            <text:p>-0.01593658</text:p>
          </table:table-cell>
          <table:table-cell office:value-type="float" office:value="-0.01569153" calcext:value-type="float">
            <text:p>-0.01569153</text:p>
          </table:table-cell>
          <table:table-cell office:value-type="float" office:value="-0.01651516" calcext:value-type="float">
            <text:p>-0.0165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5555" calcext:value-type="float">
            <text:p>-14.15555</text:p>
          </table:table-cell>
          <table:table-cell office:value-type="float" office:value="0.02161419" calcext:value-type="float">
            <text:p>0.0216141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1723" calcext:value-type="float">
            <text:p>-2.3917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6.73988" calcext:value-type="float">
            <text:p>66.73988</text:p>
          </table:table-cell>
          <table:table-cell office:value-type="float" office:value="0" calcext:value-type="float">
            <text:p>0</text:p>
          </table:table-cell>
          <table:table-cell office:value-type="float" office:value="1074.853" calcext:value-type="float">
            <text:p>1074.853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364258" calcext:value-type="float">
            <text:p>0.1364258</text:p>
          </table:table-cell>
          <table:table-cell office:value-type="float" office:value="0.3219706" calcext:value-type="float">
            <text:p>0.3219706</text:p>
          </table:table-cell>
          <table:table-cell office:value-type="float" office:value="0.3254322" calcext:value-type="float">
            <text:p>0.3254322</text:p>
          </table:table-cell>
          <table:table-cell office:value-type="float" office:value="0.3288741" calcext:value-type="float">
            <text:p>0.3288741</text:p>
          </table:table-cell>
          <table:table-cell office:value-type="float" office:value="0.3310892" calcext:value-type="float">
            <text:p>0.3310892</text:p>
          </table:table-cell>
          <table:table-cell office:value-type="float" office:value="0.2909235" calcext:value-type="float">
            <text:p>0.2909235</text:p>
          </table:table-cell>
          <table:table-cell office:value-type="float" office:value="0.2887966" calcext:value-type="float">
            <text:p>0.2887966</text:p>
          </table:table-cell>
          <table:table-cell office:value-type="float" office:value="0.3689176" calcext:value-type="float">
            <text:p>0.3689176</text:p>
          </table:table-cell>
          <table:table-cell office:value-type="float" office:value="0.3617907" calcext:value-type="float">
            <text:p>0.3617907</text:p>
          </table:table-cell>
          <table:table-cell office:value-type="float" office:value="0.366879" calcext:value-type="float">
            <text:p>0.366879</text:p>
          </table:table-cell>
          <table:table-cell office:value-type="float" office:value="0.3806368" calcext:value-type="float">
            <text:p>0.3806368</text:p>
          </table:table-cell>
          <table:table-cell office:value-type="float" office:value="0.3925203" calcext:value-type="float">
            <text:p>0.39252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855E-015" calcext:value-type="float">
            <text:p>1.922855E-15</text:p>
          </table:table-cell>
          <table:table-cell office:value-type="float" office:value="1.952343E-015" calcext:value-type="float">
            <text:p>1.952343E-15</text:p>
          </table:table-cell>
          <table:table-cell office:value-type="float" office:value="1.981118E-015" calcext:value-type="float">
            <text:p>1.981118E-15</text:p>
          </table:table-cell>
          <table:table-cell office:value-type="float" office:value="1.991589E-015" calcext:value-type="float">
            <text:p>1.991589E-15</text:p>
          </table:table-cell>
          <table:table-cell office:value-type="float" office:value="9.433185E-016" calcext:value-type="float">
            <text:p>9.43318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3691" calcext:value-type="float">
            <text:p>-15.53691</text:p>
          </table:table-cell>
          <table:table-cell office:value-type="float" office:value="-0.02283689" calcext:value-type="float">
            <text:p>-0.02283689</text:p>
          </table:table-cell>
          <table:table-cell office:value-type="float" office:value="-0.02138409" calcext:value-type="float">
            <text:p>-0.02138409</text:p>
          </table:table-cell>
          <table:table-cell office:value-type="float" office:value="-0.02006379" calcext:value-type="float">
            <text:p>-0.02006379</text:p>
          </table:table-cell>
          <table:table-cell office:value-type="float" office:value="-0.01925605" calcext:value-type="float">
            <text:p>-0.01925605</text:p>
          </table:table-cell>
          <table:table-cell office:value-type="float" office:value="-0.01809477" calcext:value-type="float">
            <text:p>-0.01809477</text:p>
          </table:table-cell>
          <table:table-cell office:value-type="float" office:value="-0.01726188" calcext:value-type="float">
            <text:p>-0.01726188</text:p>
          </table:table-cell>
          <table:table-cell office:value-type="float" office:value="-0.01622824" calcext:value-type="float">
            <text:p>-0.01622824</text:p>
          </table:table-cell>
          <table:table-cell office:value-type="float" office:value="-0.01571239" calcext:value-type="float">
            <text:p>-0.01571239</text:p>
          </table:table-cell>
          <table:table-cell office:value-type="float" office:value="-0.01625358" calcext:value-type="float">
            <text:p>-0.0162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7495" calcext:value-type="float">
            <text:p>-20.57495</text:p>
          </table:table-cell>
          <table:table-cell office:value-type="float" office:value="0.02159602" calcext:value-type="float">
            <text:p>0.0215960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3244" calcext:value-type="float">
            <text:p>-2.3932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7.09137" calcext:value-type="float">
            <text:p>67.09137</text:p>
          </table:table-cell>
          <table:table-cell office:value-type="float" office:value="0" calcext:value-type="float">
            <text:p>0</text:p>
          </table:table-cell>
          <table:table-cell office:value-type="float" office:value="1074.501" calcext:value-type="float">
            <text:p>1074.501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291476" calcext:value-type="float">
            <text:p>0.1291476</text:p>
          </table:table-cell>
          <table:table-cell office:value-type="float" office:value="0.3217231" calcext:value-type="float">
            <text:p>0.3217231</text:p>
          </table:table-cell>
          <table:table-cell office:value-type="float" office:value="0.3247162" calcext:value-type="float">
            <text:p>0.3247162</text:p>
          </table:table-cell>
          <table:table-cell office:value-type="float" office:value="0.3277653" calcext:value-type="float">
            <text:p>0.3277653</text:p>
          </table:table-cell>
          <table:table-cell office:value-type="float" office:value="0.3298579" calcext:value-type="float">
            <text:p>0.3298579</text:p>
          </table:table-cell>
          <table:table-cell office:value-type="float" office:value="0.2901272" calcext:value-type="float">
            <text:p>0.2901272</text:p>
          </table:table-cell>
          <table:table-cell office:value-type="float" office:value="0.288091" calcext:value-type="float">
            <text:p>0.288091</text:p>
          </table:table-cell>
          <table:table-cell office:value-type="float" office:value="0.3686271" calcext:value-type="float">
            <text:p>0.3686271</text:p>
          </table:table-cell>
          <table:table-cell office:value-type="float" office:value="0.3617462" calcext:value-type="float">
            <text:p>0.3617462</text:p>
          </table:table-cell>
          <table:table-cell office:value-type="float" office:value="0.3671876" calcext:value-type="float">
            <text:p>0.3671876</text:p>
          </table:table-cell>
          <table:table-cell office:value-type="float" office:value="0.380881" calcext:value-type="float">
            <text:p>0.380881</text:p>
          </table:table-cell>
          <table:table-cell office:value-type="float" office:value="0.3925478" calcext:value-type="float">
            <text:p>0.39254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129E-015" calcext:value-type="float">
            <text:p>1.923129E-15</text:p>
          </table:table-cell>
          <table:table-cell office:value-type="float" office:value="1.952316E-015" calcext:value-type="float">
            <text:p>1.952316E-15</text:p>
          </table:table-cell>
          <table:table-cell office:value-type="float" office:value="1.981102E-015" calcext:value-type="float">
            <text:p>1.981102E-15</text:p>
          </table:table-cell>
          <table:table-cell office:value-type="float" office:value="1.991581E-015" calcext:value-type="float">
            <text:p>1.991581E-15</text:p>
          </table:table-cell>
          <table:table-cell office:value-type="float" office:value="9.432999E-016" calcext:value-type="float">
            <text:p>9.43299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1102" calcext:value-type="float">
            <text:p>-23.61102</text:p>
          </table:table-cell>
          <table:table-cell office:value-type="float" office:value="-0.02294444" calcext:value-type="float">
            <text:p>-0.02294444</text:p>
          </table:table-cell>
          <table:table-cell office:value-type="float" office:value="-0.02167561" calcext:value-type="float">
            <text:p>-0.02167561</text:p>
          </table:table-cell>
          <table:table-cell office:value-type="float" office:value="-0.02048369" calcext:value-type="float">
            <text:p>-0.02048369</text:p>
          </table:table-cell>
          <table:table-cell office:value-type="float" office:value="-0.01970086" calcext:value-type="float">
            <text:p>-0.01970086</text:p>
          </table:table-cell>
          <table:table-cell office:value-type="float" office:value="-0.0184726" calcext:value-type="float">
            <text:p>-0.0184726</text:p>
          </table:table-cell>
          <table:table-cell office:value-type="float" office:value="-0.01761966" calcext:value-type="float">
            <text:p>-0.01761966</text:p>
          </table:table-cell>
          <table:table-cell office:value-type="float" office:value="-0.01650702" calcext:value-type="float">
            <text:p>-0.01650702</text:p>
          </table:table-cell>
          <table:table-cell office:value-type="float" office:value="-0.0157444" calcext:value-type="float">
            <text:p>-0.0157444</text:p>
          </table:table-cell>
          <table:table-cell office:value-type="float" office:value="-0.01602118" calcext:value-type="float">
            <text:p>-0.0160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83823" calcext:value-type="float">
            <text:p>-37.83823</text:p>
          </table:table-cell>
          <table:table-cell office:value-type="float" office:value="0.02156912" calcext:value-type="float">
            <text:p>0.0215691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4655" calcext:value-type="float">
            <text:p>-2.3946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7.33545" calcext:value-type="float">
            <text:p>67.33545</text:p>
          </table:table-cell>
          <table:table-cell office:value-type="float" office:value="0" calcext:value-type="float">
            <text:p>0</text:p>
          </table:table-cell>
          <table:table-cell office:value-type="float" office:value="1074.257" calcext:value-type="float">
            <text:p>1074.257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169635" calcext:value-type="float">
            <text:p>0.1169635</text:p>
          </table:table-cell>
          <table:table-cell office:value-type="float" office:value="0.3222775" calcext:value-type="float">
            <text:p>0.3222775</text:p>
          </table:table-cell>
          <table:table-cell office:value-type="float" office:value="0.3245433" calcext:value-type="float">
            <text:p>0.3245433</text:p>
          </table:table-cell>
          <table:table-cell office:value-type="float" office:value="0.3270904" calcext:value-type="float">
            <text:p>0.3270904</text:p>
          </table:table-cell>
          <table:table-cell office:value-type="float" office:value="0.3289889" calcext:value-type="float">
            <text:p>0.3289889</text:p>
          </table:table-cell>
          <table:table-cell office:value-type="float" office:value="0.2893902" calcext:value-type="float">
            <text:p>0.2893902</text:p>
          </table:table-cell>
          <table:table-cell office:value-type="float" office:value="0.2874677" calcext:value-type="float">
            <text:p>0.2874677</text:p>
          </table:table-cell>
          <table:table-cell office:value-type="float" office:value="0.3683596" calcext:value-type="float">
            <text:p>0.3683596</text:p>
          </table:table-cell>
          <table:table-cell office:value-type="float" office:value="0.3616865" calcext:value-type="float">
            <text:p>0.3616865</text:p>
          </table:table-cell>
          <table:table-cell office:value-type="float" office:value="0.3674659" calcext:value-type="float">
            <text:p>0.3674659</text:p>
          </table:table-cell>
          <table:table-cell office:value-type="float" office:value="0.3811136" calcext:value-type="float">
            <text:p>0.3811136</text:p>
          </table:table-cell>
          <table:table-cell office:value-type="float" office:value="0.3925793" calcext:value-type="float">
            <text:p>0.39257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459E-015" calcext:value-type="float">
            <text:p>1.923459E-15</text:p>
          </table:table-cell>
          <table:table-cell office:value-type="float" office:value="1.952292E-015" calcext:value-type="float">
            <text:p>1.952292E-15</text:p>
          </table:table-cell>
          <table:table-cell office:value-type="float" office:value="1.981086E-015" calcext:value-type="float">
            <text:p>1.981086E-15</text:p>
          </table:table-cell>
          <table:table-cell office:value-type="float" office:value="1.991562E-015" calcext:value-type="float">
            <text:p>1.991562E-15</text:p>
          </table:table-cell>
          <table:table-cell office:value-type="float" office:value="9.432835E-016" calcext:value-type="float">
            <text:p>9.43283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9763" calcext:value-type="float">
            <text:p>-50.79763</text:p>
          </table:table-cell>
          <table:table-cell office:value-type="float" office:value="-0.02270484" calcext:value-type="float">
            <text:p>-0.02270484</text:p>
          </table:table-cell>
          <table:table-cell office:value-type="float" office:value="-0.02174855" calcext:value-type="float">
            <text:p>-0.02174855</text:p>
          </table:table-cell>
          <table:table-cell office:value-type="float" office:value="-0.02074587" calcext:value-type="float">
            <text:p>-0.02074587</text:p>
          </table:table-cell>
          <table:table-cell office:value-type="float" office:value="-0.02002321" calcext:value-type="float">
            <text:p>-0.02002321</text:p>
          </table:table-cell>
          <table:table-cell office:value-type="float" office:value="-0.01882993" calcext:value-type="float">
            <text:p>-0.01882993</text:p>
          </table:table-cell>
          <table:table-cell office:value-type="float" office:value="-0.01794294" calcext:value-type="float">
            <text:p>-0.01794294</text:p>
          </table:table-cell>
          <table:table-cell office:value-type="float" office:value="-0.01676833" calcext:value-type="float">
            <text:p>-0.01676833</text:p>
          </table:table-cell>
          <table:table-cell office:value-type="float" office:value="-0.01578735" calcext:value-type="float">
            <text:p>-0.01578735</text:p>
          </table:table-cell>
          <table:table-cell office:value-type="float" office:value="-0.01581463" calcext:value-type="float">
            <text:p>-0.01581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0522" calcext:value-type="float">
            <text:p>-37.90522</text:p>
          </table:table-cell>
          <table:table-cell office:value-type="float" office:value="0.02155482" calcext:value-type="float">
            <text:p>0.0215548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5955" calcext:value-type="float">
            <text:p>-2.3959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7.52569" calcext:value-type="float">
            <text:p>67.52569</text:p>
          </table:table-cell>
          <table:table-cell office:value-type="float" office:value="0" calcext:value-type="float">
            <text:p>0</text:p>
          </table:table-cell>
          <table:table-cell office:value-type="float" office:value="1074.067" calcext:value-type="float">
            <text:p>1074.067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092486" calcext:value-type="float">
            <text:p>0.1092486</text:p>
          </table:table-cell>
          <table:table-cell office:value-type="float" office:value="0.3227707" calcext:value-type="float">
            <text:p>0.3227707</text:p>
          </table:table-cell>
          <table:table-cell office:value-type="float" office:value="0.3246584" calcext:value-type="float">
            <text:p>0.3246584</text:p>
          </table:table-cell>
          <table:table-cell office:value-type="float" office:value="0.3268132" calcext:value-type="float">
            <text:p>0.3268132</text:p>
          </table:table-cell>
          <table:table-cell office:value-type="float" office:value="0.328486" calcext:value-type="float">
            <text:p>0.328486</text:p>
          </table:table-cell>
          <table:table-cell office:value-type="float" office:value="0.2887944" calcext:value-type="float">
            <text:p>0.2887944</text:p>
          </table:table-cell>
          <table:table-cell office:value-type="float" office:value="0.2869565" calcext:value-type="float">
            <text:p>0.2869565</text:p>
          </table:table-cell>
          <table:table-cell office:value-type="float" office:value="0.3681264" calcext:value-type="float">
            <text:p>0.3681264</text:p>
          </table:table-cell>
          <table:table-cell office:value-type="float" office:value="0.3615928" calcext:value-type="float">
            <text:p>0.3615928</text:p>
          </table:table-cell>
          <table:table-cell office:value-type="float" office:value="0.367716" calcext:value-type="float">
            <text:p>0.367716</text:p>
          </table:table-cell>
          <table:table-cell office:value-type="float" office:value="0.3813344" calcext:value-type="float">
            <text:p>0.3813344</text:p>
          </table:table-cell>
          <table:table-cell office:value-type="float" office:value="0.3926127" calcext:value-type="float">
            <text:p>0.3926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836E-015" calcext:value-type="float">
            <text:p>1.923836E-15</text:p>
          </table:table-cell>
          <table:table-cell office:value-type="float" office:value="1.952261E-015" calcext:value-type="float">
            <text:p>1.952261E-15</text:p>
          </table:table-cell>
          <table:table-cell office:value-type="float" office:value="1.981064E-015" calcext:value-type="float">
            <text:p>1.981064E-15</text:p>
          </table:table-cell>
          <table:table-cell office:value-type="float" office:value="1.991542E-015" calcext:value-type="float">
            <text:p>1.991542E-15</text:p>
          </table:table-cell>
          <table:table-cell office:value-type="float" office:value="9.432681E-016" calcext:value-type="float">
            <text:p>9.43268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78521" calcext:value-type="float">
            <text:p>-85.78521</text:p>
          </table:table-cell>
          <table:table-cell office:value-type="float" office:value="-0.02249141" calcext:value-type="float">
            <text:p>-0.02249141</text:p>
          </table:table-cell>
          <table:table-cell office:value-type="float" office:value="-0.02170141" calcext:value-type="float">
            <text:p>-0.02170141</text:p>
          </table:table-cell>
          <table:table-cell office:value-type="float" office:value="-0.02085477" calcext:value-type="float">
            <text:p>-0.02085477</text:p>
          </table:table-cell>
          <table:table-cell office:value-type="float" office:value="-0.02021276" calcext:value-type="float">
            <text:p>-0.02021276</text:p>
          </table:table-cell>
          <table:table-cell office:value-type="float" office:value="-0.01912502" calcext:value-type="float">
            <text:p>-0.01912502</text:p>
          </table:table-cell>
          <table:table-cell office:value-type="float" office:value="-0.01821249" calcext:value-type="float">
            <text:p>-0.01821249</text:p>
          </table:table-cell>
          <table:table-cell office:value-type="float" office:value="-0.01699966" calcext:value-type="float">
            <text:p>-0.01699966</text:p>
          </table:table-cell>
          <table:table-cell office:value-type="float" office:value="-0.01585553" calcext:value-type="float">
            <text:p>-0.01585553</text:p>
          </table:table-cell>
          <table:table-cell office:value-type="float" office:value="-0.01563136" calcext:value-type="float">
            <text:p>-0.0156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8383" calcext:value-type="float">
            <text:p>-64.98383</text:p>
          </table:table-cell>
          <table:table-cell office:value-type="float" office:value="0.02153873" calcext:value-type="float">
            <text:p>0.0215387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7144" calcext:value-type="float">
            <text:p>-2.3971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67.57522" calcext:value-type="float">
            <text:p>67.57522</text:p>
          </table:table-cell>
          <table:table-cell office:value-type="float" office:value="0" calcext:value-type="float">
            <text:p>0</text:p>
          </table:table-cell>
          <table:table-cell office:value-type="float" office:value="1074.018" calcext:value-type="float">
            <text:p>1074.018</text:p>
          </table:table-cell>
          <table:table-cell office:value-type="float" office:value="-7.715983" calcext:value-type="float">
            <text:p>-7.715983</text:p>
          </table:table-cell>
          <table:table-cell office:value-type="float" office:value="0" calcext:value-type="float">
            <text:p>0</text:p>
          </table:table-cell>
          <table:table-cell office:value-type="float" office:value="0.1073241" calcext:value-type="float">
            <text:p>0.1073241</text:p>
          </table:table-cell>
          <table:table-cell office:value-type="float" office:value="0.3232009" calcext:value-type="float">
            <text:p>0.3232009</text:p>
          </table:table-cell>
          <table:table-cell office:value-type="float" office:value="0.3247902" calcext:value-type="float">
            <text:p>0.3247902</text:p>
          </table:table-cell>
          <table:table-cell office:value-type="float" office:value="0.326681" calcext:value-type="float">
            <text:p>0.326681</text:p>
          </table:table-cell>
          <table:table-cell office:value-type="float" office:value="0.3281759" calcext:value-type="float">
            <text:p>0.3281759</text:p>
          </table:table-cell>
          <table:table-cell office:value-type="float" office:value="0.2883432" calcext:value-type="float">
            <text:p>0.2883432</text:p>
          </table:table-cell>
          <table:table-cell office:value-type="float" office:value="0.2865001" calcext:value-type="float">
            <text:p>0.2865001</text:p>
          </table:table-cell>
          <table:table-cell office:value-type="float" office:value="0.3679105" calcext:value-type="float">
            <text:p>0.3679105</text:p>
          </table:table-cell>
          <table:table-cell office:value-type="float" office:value="0.3614996" calcext:value-type="float">
            <text:p>0.3614996</text:p>
          </table:table-cell>
          <table:table-cell office:value-type="float" office:value="0.3679407" calcext:value-type="float">
            <text:p>0.3679407</text:p>
          </table:table-cell>
          <table:table-cell office:value-type="float" office:value="0.3815602" calcext:value-type="float">
            <text:p>0.3815602</text:p>
          </table:table-cell>
          <table:table-cell office:value-type="float" office:value="0.3926739" calcext:value-type="float">
            <text:p>0.39267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26E-015" calcext:value-type="float">
            <text:p>1.92426E-15</text:p>
          </table:table-cell>
          <table:table-cell office:value-type="float" office:value="1.95223E-015" calcext:value-type="float">
            <text:p>1.95223E-15</text:p>
          </table:table-cell>
          <table:table-cell office:value-type="float" office:value="1.981034E-015" calcext:value-type="float">
            <text:p>1.981034E-15</text:p>
          </table:table-cell>
          <table:table-cell office:value-type="float" office:value="1.991521E-015" calcext:value-type="float">
            <text:p>1.991521E-15</text:p>
          </table:table-cell>
          <table:table-cell office:value-type="float" office:value="9.432531E-016" calcext:value-type="float">
            <text:p>9.432531E-16</text:p>
          </table:table-cell>
          <table:table-cell office:value-type="float" office:value="1.997333E-015" calcext:value-type="float">
            <text:p>1.997333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656" calcext:value-type="float">
            <text:p>-98.656</text:p>
          </table:table-cell>
          <table:table-cell office:value-type="float" office:value="-0.02230904" calcext:value-type="float">
            <text:p>-0.02230904</text:p>
          </table:table-cell>
          <table:table-cell office:value-type="float" office:value="-0.02164789" calcext:value-type="float">
            <text:p>-0.02164789</text:p>
          </table:table-cell>
          <table:table-cell office:value-type="float" office:value="-0.02090701" calcext:value-type="float">
            <text:p>-0.02090701</text:p>
          </table:table-cell>
          <table:table-cell office:value-type="float" office:value="-0.02033051" calcext:value-type="float">
            <text:p>-0.02033051</text:p>
          </table:table-cell>
          <table:table-cell office:value-type="float" office:value="-0.01935196" calcext:value-type="float">
            <text:p>-0.01935196</text:p>
          </table:table-cell>
          <table:table-cell office:value-type="float" office:value="-0.01845749" calcext:value-type="float">
            <text:p>-0.01845749</text:p>
          </table:table-cell>
          <table:table-cell office:value-type="float" office:value="-0.01721662" calcext:value-type="float">
            <text:p>-0.01721662</text:p>
          </table:table-cell>
          <table:table-cell office:value-type="float" office:value="-0.01592366" calcext:value-type="float">
            <text:p>-0.01592366</text:p>
          </table:table-cell>
          <table:table-cell office:value-type="float" office:value="-0.01546875" calcext:value-type="float">
            <text:p>-0.01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82302" calcext:value-type="float">
            <text:p>-52.82302</text:p>
          </table:table-cell>
          <table:table-cell office:value-type="float" office:value="0.02153104" calcext:value-type="float">
            <text:p>0.0215310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8534" calcext:value-type="float">
            <text:p>-2.3985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104.326" calcext:value-type="float">
            <text:p>104.326</text:p>
          </table:table-cell>
          <table:table-cell office:value-type="float" office:value="67.94712" calcext:value-type="float">
            <text:p>67.94712</text:p>
          </table:table-cell>
          <table:table-cell office:value-type="float" office:value="0" calcext:value-type="float">
            <text:p>0</text:p>
          </table:table-cell>
          <table:table-cell office:value-type="float" office:value="1078.465" calcext:value-type="float">
            <text:p>1078.465</text:p>
          </table:table-cell>
          <table:table-cell office:value-type="float" office:value="-7.708797" calcext:value-type="float">
            <text:p>-7.708797</text:p>
          </table:table-cell>
          <table:table-cell office:value-type="float" office:value="0" calcext:value-type="float">
            <text:p>0</text:p>
          </table:table-cell>
          <table:table-cell office:value-type="float" office:value="0.3310634" calcext:value-type="float">
            <text:p>0.3310634</text:p>
          </table:table-cell>
          <table:table-cell office:value-type="float" office:value="0.3221655" calcext:value-type="float">
            <text:p>0.3221655</text:p>
          </table:table-cell>
          <table:table-cell office:value-type="float" office:value="0.324209" calcext:value-type="float">
            <text:p>0.324209</text:p>
          </table:table-cell>
          <table:table-cell office:value-type="float" office:value="0.3264865" calcext:value-type="float">
            <text:p>0.3264865</text:p>
          </table:table-cell>
          <table:table-cell office:value-type="float" office:value="0.3279295" calcext:value-type="float">
            <text:p>0.3279295</text:p>
          </table:table-cell>
          <table:table-cell office:value-type="float" office:value="0.2879986" calcext:value-type="float">
            <text:p>0.2879986</text:p>
          </table:table-cell>
          <table:table-cell office:value-type="float" office:value="0.2861261" calcext:value-type="float">
            <text:p>0.2861261</text:p>
          </table:table-cell>
          <table:table-cell office:value-type="float" office:value="0.3677117" calcext:value-type="float">
            <text:p>0.3677117</text:p>
          </table:table-cell>
          <table:table-cell office:value-type="float" office:value="0.3614081" calcext:value-type="float">
            <text:p>0.3614081</text:p>
          </table:table-cell>
          <table:table-cell office:value-type="float" office:value="0.3681429" calcext:value-type="float">
            <text:p>0.3681429</text:p>
          </table:table-cell>
          <table:table-cell office:value-type="float" office:value="0.3817738" calcext:value-type="float">
            <text:p>0.3817738</text:p>
          </table:table-cell>
          <table:table-cell office:value-type="float" office:value="0.3927315" calcext:value-type="float">
            <text:p>0.39273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715E-015" calcext:value-type="float">
            <text:p>1.924715E-15</text:p>
          </table:table-cell>
          <table:table-cell office:value-type="float" office:value="1.952199E-015" calcext:value-type="float">
            <text:p>1.952199E-15</text:p>
          </table:table-cell>
          <table:table-cell office:value-type="float" office:value="1.981001E-015" calcext:value-type="float">
            <text:p>1.981001E-15</text:p>
          </table:table-cell>
          <table:table-cell office:value-type="float" office:value="1.991499E-015" calcext:value-type="float">
            <text:p>1.991499E-15</text:p>
          </table:table-cell>
          <table:table-cell office:value-type="float" office:value="9.43235E-016" calcext:value-type="float">
            <text:p>9.4323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0015" calcext:value-type="float">
            <text:p>-0.02020015</text:p>
          </table:table-cell>
          <table:table-cell office:value-type="float" office:value="-0.02288828" calcext:value-type="float">
            <text:p>-0.02288828</text:p>
          </table:table-cell>
          <table:table-cell office:value-type="float" office:value="-0.02188502" calcext:value-type="float">
            <text:p>-0.02188502</text:p>
          </table:table-cell>
          <table:table-cell office:value-type="float" office:value="-0.0209811" calcext:value-type="float">
            <text:p>-0.0209811</text:p>
          </table:table-cell>
          <table:table-cell office:value-type="float" office:value="-0.02042342" calcext:value-type="float">
            <text:p>-0.02042342</text:p>
          </table:table-cell>
          <table:table-cell office:value-type="float" office:value="-0.0195273" calcext:value-type="float">
            <text:p>-0.0195273</text:p>
          </table:table-cell>
          <table:table-cell office:value-type="float" office:value="-0.01866069" calcext:value-type="float">
            <text:p>-0.01866069</text:p>
          </table:table-cell>
          <table:table-cell office:value-type="float" office:value="-0.01741911" calcext:value-type="float">
            <text:p>-0.01741911</text:p>
          </table:table-cell>
          <table:table-cell office:value-type="float" office:value="-0.01599084" calcext:value-type="float">
            <text:p>-0.01599084</text:p>
          </table:table-cell>
          <table:table-cell office:value-type="float" office:value="-0.01532382" calcext:value-type="float">
            <text:p>-0.0153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74424" calcext:value-type="float">
            <text:p>-0.01874424</text:p>
          </table:table-cell>
          <table:table-cell office:value-type="float" office:value="0.02151678" calcext:value-type="float">
            <text:p>0.0215167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9798" calcext:value-type="float">
            <text:p>-2.3997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104.326" calcext:value-type="float">
            <text:p>104.326</text:p>
          </table:table-cell>
          <table:table-cell office:value-type="float" office:value="70.53625" calcext:value-type="float">
            <text:p>70.53625</text:p>
          </table:table-cell>
          <table:table-cell office:value-type="float" office:value="0" calcext:value-type="float">
            <text:p>0</text:p>
          </table:table-cell>
          <table:table-cell office:value-type="float" office:value="1076.576" calcext:value-type="float">
            <text:p>1076.576</text:p>
          </table:table-cell>
          <table:table-cell office:value-type="float" office:value="-8.409973" calcext:value-type="float">
            <text:p>-8.409973</text:p>
          </table:table-cell>
          <table:table-cell office:value-type="float" office:value="0" calcext:value-type="float">
            <text:p>0</text:p>
          </table:table-cell>
          <table:table-cell office:value-type="float" office:value="0.2793604" calcext:value-type="float">
            <text:p>0.2793604</text:p>
          </table:table-cell>
          <table:table-cell office:value-type="float" office:value="0.3003333" calcext:value-type="float">
            <text:p>0.3003333</text:p>
          </table:table-cell>
          <table:table-cell office:value-type="float" office:value="0.3189374" calcext:value-type="float">
            <text:p>0.3189374</text:p>
          </table:table-cell>
          <table:table-cell office:value-type="float" office:value="0.3250355" calcext:value-type="float">
            <text:p>0.3250355</text:p>
          </table:table-cell>
          <table:table-cell office:value-type="float" office:value="0.3272036" calcext:value-type="float">
            <text:p>0.3272036</text:p>
          </table:table-cell>
          <table:table-cell office:value-type="float" office:value="0.287674" calcext:value-type="float">
            <text:p>0.287674</text:p>
          </table:table-cell>
          <table:table-cell office:value-type="float" office:value="0.2857903" calcext:value-type="float">
            <text:p>0.2857903</text:p>
          </table:table-cell>
          <table:table-cell office:value-type="float" office:value="0.3675373" calcext:value-type="float">
            <text:p>0.3675373</text:p>
          </table:table-cell>
          <table:table-cell office:value-type="float" office:value="0.3613184" calcext:value-type="float">
            <text:p>0.3613184</text:p>
          </table:table-cell>
          <table:table-cell office:value-type="float" office:value="0.3683252" calcext:value-type="float">
            <text:p>0.3683252</text:p>
          </table:table-cell>
          <table:table-cell office:value-type="float" office:value="0.3819872" calcext:value-type="float">
            <text:p>0.3819872</text:p>
          </table:table-cell>
          <table:table-cell office:value-type="float" office:value="0.3931613" calcext:value-type="float">
            <text:p>0.3931613</text:p>
          </table:table-cell>
          <table:table-cell office:value-type="float" office:value="0.4579881" calcext:value-type="float">
            <text:p>0.4579881</text:p>
          </table:table-cell>
          <table:table-cell office:value-type="float" office:value="0" calcext:value-type="float">
            <text:p>0</text:p>
          </table:table-cell>
          <table:table-cell office:value-type="float" office:value="1.925068E-015" calcext:value-type="float">
            <text:p>1.925068E-15</text:p>
          </table:table-cell>
          <table:table-cell office:value-type="float" office:value="1.952176E-015" calcext:value-type="float">
            <text:p>1.952176E-15</text:p>
          </table:table-cell>
          <table:table-cell office:value-type="float" office:value="1.980977E-015" calcext:value-type="float">
            <text:p>1.980977E-15</text:p>
          </table:table-cell>
          <table:table-cell office:value-type="float" office:value="1.991481E-015" calcext:value-type="float">
            <text:p>1.991481E-15</text:p>
          </table:table-cell>
          <table:table-cell office:value-type="float" office:value="9.432196E-016" calcext:value-type="float">
            <text:p>9.43219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02437" calcext:value-type="float">
            <text:p>-0.06302437</text:p>
          </table:table-cell>
          <table:table-cell office:value-type="float" office:value="-0.03535536" calcext:value-type="float">
            <text:p>-0.03535536</text:p>
          </table:table-cell>
          <table:table-cell office:value-type="float" office:value="-0.02413094" calcext:value-type="float">
            <text:p>-0.02413094</text:p>
          </table:table-cell>
          <table:table-cell office:value-type="float" office:value="-0.0215405" calcext:value-type="float">
            <text:p>-0.0215405</text:p>
          </table:table-cell>
          <table:table-cell office:value-type="float" office:value="-0.02069305" calcext:value-type="float">
            <text:p>-0.02069305</text:p>
          </table:table-cell>
          <table:table-cell office:value-type="float" office:value="-0.01969283" calcext:value-type="float">
            <text:p>-0.01969283</text:p>
          </table:table-cell>
          <table:table-cell office:value-type="float" office:value="-0.01884529" calcext:value-type="float">
            <text:p>-0.01884529</text:p>
          </table:table-cell>
          <table:table-cell office:value-type="float" office:value="-0.01759888" calcext:value-type="float">
            <text:p>-0.01759888</text:p>
          </table:table-cell>
          <table:table-cell office:value-type="float" office:value="-0.01605704" calcext:value-type="float">
            <text:p>-0.01605704</text:p>
          </table:table-cell>
          <table:table-cell office:value-type="float" office:value="-0.01519445" calcext:value-type="float">
            <text:p>-0.0151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20136" calcext:value-type="float">
            <text:p>-0.07520136</text:p>
          </table:table-cell>
          <table:table-cell office:value-type="float" office:value="0.02142226" calcext:value-type="float">
            <text:p>0.0214222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50913" calcext:value-type="float">
            <text:p>-2.3509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73.92587" calcext:value-type="float">
            <text:p>73.92587</text:p>
          </table:table-cell>
          <table:table-cell office:value-type="float" office:value="0" calcext:value-type="float">
            <text:p>0</text:p>
          </table:table-cell>
          <table:table-cell office:value-type="float" office:value="1076.189" calcext:value-type="float">
            <text:p>1076.189</text:p>
          </table:table-cell>
          <table:table-cell office:value-type="float" office:value="-9.21246" calcext:value-type="float">
            <text:p>-9.21246</text:p>
          </table:table-cell>
          <table:table-cell office:value-type="float" office:value="0" calcext:value-type="float">
            <text:p>0</text:p>
          </table:table-cell>
          <table:table-cell office:value-type="float" office:value="0.2502487" calcext:value-type="float">
            <text:p>0.2502487</text:p>
          </table:table-cell>
          <table:table-cell office:value-type="float" office:value="0.3008814" calcext:value-type="float">
            <text:p>0.3008814</text:p>
          </table:table-cell>
          <table:table-cell office:value-type="float" office:value="0.3159455" calcext:value-type="float">
            <text:p>0.3159455</text:p>
          </table:table-cell>
          <table:table-cell office:value-type="float" office:value="0.3223239" calcext:value-type="float">
            <text:p>0.3223239</text:p>
          </table:table-cell>
          <table:table-cell office:value-type="float" office:value="0.3250449" calcext:value-type="float">
            <text:p>0.3250449</text:p>
          </table:table-cell>
          <table:table-cell office:value-type="float" office:value="0.2868959" calcext:value-type="float">
            <text:p>0.2868959</text:p>
          </table:table-cell>
          <table:table-cell office:value-type="float" office:value="0.2853809" calcext:value-type="float">
            <text:p>0.2853809</text:p>
          </table:table-cell>
          <table:table-cell office:value-type="float" office:value="0.3673759" calcext:value-type="float">
            <text:p>0.3673759</text:p>
          </table:table-cell>
          <table:table-cell office:value-type="float" office:value="0.3612318" calcext:value-type="float">
            <text:p>0.3612318</text:p>
          </table:table-cell>
          <table:table-cell office:value-type="float" office:value="0.3684904" calcext:value-type="float">
            <text:p>0.3684904</text:p>
          </table:table-cell>
          <table:table-cell office:value-type="float" office:value="0.3822141" calcext:value-type="float">
            <text:p>0.3822141</text:p>
          </table:table-cell>
          <table:table-cell office:value-type="float" office:value="0.3934893" calcext:value-type="float">
            <text:p>0.3934893</text:p>
          </table:table-cell>
          <table:table-cell office:value-type="float" office:value="0.4610885" calcext:value-type="float">
            <text:p>0.4610885</text:p>
          </table:table-cell>
          <table:table-cell office:value-type="float" office:value="0" calcext:value-type="float">
            <text:p>0</text:p>
          </table:table-cell>
          <table:table-cell office:value-type="float" office:value="1.92541E-015" calcext:value-type="float">
            <text:p>1.92541E-15</text:p>
          </table:table-cell>
          <table:table-cell office:value-type="float" office:value="1.95215E-015" calcext:value-type="float">
            <text:p>1.95215E-15</text:p>
          </table:table-cell>
          <table:table-cell office:value-type="float" office:value="1.98096E-015" calcext:value-type="float">
            <text:p>1.98096E-15</text:p>
          </table:table-cell>
          <table:table-cell office:value-type="float" office:value="1.991463E-015" calcext:value-type="float">
            <text:p>1.991463E-15</text:p>
          </table:table-cell>
          <table:table-cell office:value-type="float" office:value="9.432006E-016" calcext:value-type="float">
            <text:p>9.43200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75749" calcext:value-type="float">
            <text:p>-0.1475749</text:p>
          </table:table-cell>
          <table:table-cell office:value-type="float" office:value="-0.03482993" calcext:value-type="float">
            <text:p>-0.03482993</text:p>
          </table:table-cell>
          <table:table-cell office:value-type="float" office:value="-0.02558933" calcext:value-type="float">
            <text:p>-0.02558933</text:p>
          </table:table-cell>
          <table:table-cell office:value-type="float" office:value="-0.02268337" calcext:value-type="float">
            <text:p>-0.02268337</text:p>
          </table:table-cell>
          <table:table-cell office:value-type="float" office:value="-0.02155141" calcext:value-type="float">
            <text:p>-0.02155141</text:p>
          </table:table-cell>
          <table:table-cell office:value-type="float" office:value="-0.0200958" calcext:value-type="float">
            <text:p>-0.0200958</text:p>
          </table:table-cell>
          <table:table-cell office:value-type="float" office:value="-0.0190719" calcext:value-type="float">
            <text:p>-0.0190719</text:p>
          </table:table-cell>
          <table:table-cell office:value-type="float" office:value="-0.01776674" calcext:value-type="float">
            <text:p>-0.01776674</text:p>
          </table:table-cell>
          <table:table-cell office:value-type="float" office:value="-0.01612117" calcext:value-type="float">
            <text:p>-0.01612117</text:p>
          </table:table-cell>
          <table:table-cell office:value-type="float" office:value="-0.01507822" calcext:value-type="float">
            <text:p>-0.0150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79517" calcext:value-type="float">
            <text:p>-0.2179517</text:p>
          </table:table-cell>
          <table:table-cell office:value-type="float" office:value="0.02119316" calcext:value-type="float">
            <text:p>0.0211931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65559" calcext:value-type="float">
            <text:p>-2.3655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76.56139" calcext:value-type="float">
            <text:p>76.56139</text:p>
          </table:table-cell>
          <table:table-cell office:value-type="float" office:value="0" calcext:value-type="float">
            <text:p>0</text:p>
          </table:table-cell>
          <table:table-cell office:value-type="float" office:value="1073.773" calcext:value-type="float">
            <text:p>1073.773</text:p>
          </table:table-cell>
          <table:table-cell office:value-type="float" office:value="-9.431236" calcext:value-type="float">
            <text:p>-9.431236</text:p>
          </table:table-cell>
          <table:table-cell office:value-type="float" office:value="0" calcext:value-type="float">
            <text:p>0</text:p>
          </table:table-cell>
          <table:table-cell office:value-type="float" office:value="0.1705502" calcext:value-type="float">
            <text:p>0.1705502</text:p>
          </table:table-cell>
          <table:table-cell office:value-type="float" office:value="0.2942097" calcext:value-type="float">
            <text:p>0.2942097</text:p>
          </table:table-cell>
          <table:table-cell office:value-type="float" office:value="0.3091688" calcext:value-type="float">
            <text:p>0.3091688</text:p>
          </table:table-cell>
          <table:table-cell office:value-type="float" office:value="0.3181883" calcext:value-type="float">
            <text:p>0.3181883</text:p>
          </table:table-cell>
          <table:table-cell office:value-type="float" office:value="0.322092" calcext:value-type="float">
            <text:p>0.322092</text:p>
          </table:table-cell>
          <table:table-cell office:value-type="float" office:value="0.2858071" calcext:value-type="float">
            <text:p>0.2858071</text:p>
          </table:table-cell>
          <table:table-cell office:value-type="float" office:value="0.2848127" calcext:value-type="float">
            <text:p>0.2848127</text:p>
          </table:table-cell>
          <table:table-cell office:value-type="float" office:value="0.3672027" calcext:value-type="float">
            <text:p>0.3672027</text:p>
          </table:table-cell>
          <table:table-cell office:value-type="float" office:value="0.3611469" calcext:value-type="float">
            <text:p>0.3611469</text:p>
          </table:table-cell>
          <table:table-cell office:value-type="float" office:value="0.3686412" calcext:value-type="float">
            <text:p>0.3686412</text:p>
          </table:table-cell>
          <table:table-cell office:value-type="float" office:value="0.3824378" calcext:value-type="float">
            <text:p>0.3824378</text:p>
          </table:table-cell>
          <table:table-cell office:value-type="float" office:value="0.3936725" calcext:value-type="float">
            <text:p>0.39367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742E-015" calcext:value-type="float">
            <text:p>1.925742E-15</text:p>
          </table:table-cell>
          <table:table-cell office:value-type="float" office:value="1.952128E-015" calcext:value-type="float">
            <text:p>1.952128E-15</text:p>
          </table:table-cell>
          <table:table-cell office:value-type="float" office:value="1.980938E-015" calcext:value-type="float">
            <text:p>1.980938E-15</text:p>
          </table:table-cell>
          <table:table-cell office:value-type="float" office:value="1.991446E-015" calcext:value-type="float">
            <text:p>1.991446E-15</text:p>
          </table:table-cell>
          <table:table-cell office:value-type="float" office:value="9.43186E-016" calcext:value-type="float">
            <text:p>9.4318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70962" calcext:value-type="float">
            <text:p>-2.770962</text:p>
          </table:table-cell>
          <table:table-cell office:value-type="float" office:value="-0.04165251" calcext:value-type="float">
            <text:p>-0.04165251</text:p>
          </table:table-cell>
          <table:table-cell office:value-type="float" office:value="-0.02925717" calcext:value-type="float">
            <text:p>-0.02925717</text:p>
          </table:table-cell>
          <table:table-cell office:value-type="float" office:value="-0.0245464" calcext:value-type="float">
            <text:p>-0.0245464</text:p>
          </table:table-cell>
          <table:table-cell office:value-type="float" office:value="-0.02278605" calcext:value-type="float">
            <text:p>-0.02278605</text:p>
          </table:table-cell>
          <table:table-cell office:value-type="float" office:value="-0.02067786" calcext:value-type="float">
            <text:p>-0.02067786</text:p>
          </table:table-cell>
          <table:table-cell office:value-type="float" office:value="-0.01939238" calcext:value-type="float">
            <text:p>-0.01939238</text:p>
          </table:table-cell>
          <table:table-cell office:value-type="float" office:value="-0.0179484" calcext:value-type="float">
            <text:p>-0.0179484</text:p>
          </table:table-cell>
          <table:table-cell office:value-type="float" office:value="-0.01618427" calcext:value-type="float">
            <text:p>-0.01618427</text:p>
          </table:table-cell>
          <table:table-cell office:value-type="float" office:value="-0.01497292" calcext:value-type="float">
            <text:p>-0.0149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07371" calcext:value-type="float">
            <text:p>-5.607371</text:p>
          </table:table-cell>
          <table:table-cell office:value-type="float" office:value="0.02107625" calcext:value-type="float">
            <text:p>0.0210762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4927" calcext:value-type="float">
            <text:p>-2.3749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77.30446" calcext:value-type="float">
            <text:p>77.30446</text:p>
          </table:table-cell>
          <table:table-cell office:value-type="float" office:value="0" calcext:value-type="float">
            <text:p>0</text:p>
          </table:table-cell>
          <table:table-cell office:value-type="float" office:value="1073.03" calcext:value-type="float">
            <text:p>1073.03</text:p>
          </table:table-cell>
          <table:table-cell office:value-type="float" office:value="-9.431236" calcext:value-type="float">
            <text:p>-9.431236</text:p>
          </table:table-cell>
          <table:table-cell office:value-type="float" office:value="0" calcext:value-type="float">
            <text:p>0</text:p>
          </table:table-cell>
          <table:table-cell office:value-type="float" office:value="0.1495124" calcext:value-type="float">
            <text:p>0.1495124</text:p>
          </table:table-cell>
          <table:table-cell office:value-type="float" office:value="0.297773" calcext:value-type="float">
            <text:p>0.297773</text:p>
          </table:table-cell>
          <table:table-cell office:value-type="float" office:value="0.3065376" calcext:value-type="float">
            <text:p>0.3065376</text:p>
          </table:table-cell>
          <table:table-cell office:value-type="float" office:value="0.3147698" calcext:value-type="float">
            <text:p>0.3147698</text:p>
          </table:table-cell>
          <table:table-cell office:value-type="float" office:value="0.3190927" calcext:value-type="float">
            <text:p>0.3190927</text:p>
          </table:table-cell>
          <table:table-cell office:value-type="float" office:value="0.2844978" calcext:value-type="float">
            <text:p>0.2844978</text:p>
          </table:table-cell>
          <table:table-cell office:value-type="float" office:value="0.284142" calcext:value-type="float">
            <text:p>0.284142</text:p>
          </table:table-cell>
          <table:table-cell office:value-type="float" office:value="0.3670039" calcext:value-type="float">
            <text:p>0.3670039</text:p>
          </table:table-cell>
          <table:table-cell office:value-type="float" office:value="0.3610412" calcext:value-type="float">
            <text:p>0.3610412</text:p>
          </table:table-cell>
          <table:table-cell office:value-type="float" office:value="0.3687886" calcext:value-type="float">
            <text:p>0.3687886</text:p>
          </table:table-cell>
          <table:table-cell office:value-type="float" office:value="0.3826547" calcext:value-type="float">
            <text:p>0.3826547</text:p>
          </table:table-cell>
          <table:table-cell office:value-type="float" office:value="0.3937884" calcext:value-type="float">
            <text:p>0.39378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537E-015" calcext:value-type="float">
            <text:p>1.923537E-15</text:p>
          </table:table-cell>
          <table:table-cell office:value-type="float" office:value="1.9521E-015" calcext:value-type="float">
            <text:p>1.9521E-15</text:p>
          </table:table-cell>
          <table:table-cell office:value-type="float" office:value="1.980924E-015" calcext:value-type="float">
            <text:p>1.980924E-15</text:p>
          </table:table-cell>
          <table:table-cell office:value-type="float" office:value="1.99143E-015" calcext:value-type="float">
            <text:p>1.99143E-15</text:p>
          </table:table-cell>
          <table:table-cell office:value-type="float" office:value="9.431711E-016" calcext:value-type="float">
            <text:p>9.43171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70159" calcext:value-type="float">
            <text:p>-7.670159</text:p>
          </table:table-cell>
          <table:table-cell office:value-type="float" office:value="-0.03796804" calcext:value-type="float">
            <text:p>-0.03796804</text:p>
          </table:table-cell>
          <table:table-cell office:value-type="float" office:value="-0.03085557" calcext:value-type="float">
            <text:p>-0.03085557</text:p>
          </table:table-cell>
          <table:table-cell office:value-type="float" office:value="-0.02623101" calcext:value-type="float">
            <text:p>-0.02623101</text:p>
          </table:table-cell>
          <table:table-cell office:value-type="float" office:value="-0.02412944" calcext:value-type="float">
            <text:p>-0.02412944</text:p>
          </table:table-cell>
          <table:table-cell office:value-type="float" office:value="-0.02140253" calcext:value-type="float">
            <text:p>-0.02140253</text:p>
          </table:table-cell>
          <table:table-cell office:value-type="float" office:value="-0.01977799" calcext:value-type="float">
            <text:p>-0.01977799</text:p>
          </table:table-cell>
          <table:table-cell office:value-type="float" office:value="-0.01815935" calcext:value-type="float">
            <text:p>-0.01815935</text:p>
          </table:table-cell>
          <table:table-cell office:value-type="float" office:value="-0.0162629" calcext:value-type="float">
            <text:p>-0.0162629</text:p>
          </table:table-cell>
          <table:table-cell office:value-type="float" office:value="-0.01487093" calcext:value-type="float">
            <text:p>-0.01487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1175" calcext:value-type="float">
            <text:p>-12.21175</text:p>
          </table:table-cell>
          <table:table-cell office:value-type="float" office:value="0.02104018" calcext:value-type="float">
            <text:p>0.0210401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662" calcext:value-type="float">
            <text:p>-2.376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77.80728" calcext:value-type="float">
            <text:p>77.80728</text:p>
          </table:table-cell>
          <table:table-cell office:value-type="float" office:value="0" calcext:value-type="float">
            <text:p>0</text:p>
          </table:table-cell>
          <table:table-cell office:value-type="float" office:value="1072.527" calcext:value-type="float">
            <text:p>1072.527</text:p>
          </table:table-cell>
          <table:table-cell office:value-type="float" office:value="-9.431236" calcext:value-type="float">
            <text:p>-9.431236</text:p>
          </table:table-cell>
          <table:table-cell office:value-type="float" office:value="0" calcext:value-type="float">
            <text:p>0</text:p>
          </table:table-cell>
          <table:table-cell office:value-type="float" office:value="0.1386389" calcext:value-type="float">
            <text:p>0.1386389</text:p>
          </table:table-cell>
          <table:table-cell office:value-type="float" office:value="0.298563" calcext:value-type="float">
            <text:p>0.298563</text:p>
          </table:table-cell>
          <table:table-cell office:value-type="float" office:value="0.3060577" calcext:value-type="float">
            <text:p>0.3060577</text:p>
          </table:table-cell>
          <table:table-cell office:value-type="float" office:value="0.3131669" calcext:value-type="float">
            <text:p>0.3131669</text:p>
          </table:table-cell>
          <table:table-cell office:value-type="float" office:value="0.3171635" calcext:value-type="float">
            <text:p>0.3171635</text:p>
          </table:table-cell>
          <table:table-cell office:value-type="float" office:value="0.2831672" calcext:value-type="float">
            <text:p>0.2831672</text:p>
          </table:table-cell>
          <table:table-cell office:value-type="float" office:value="0.2833333" calcext:value-type="float">
            <text:p>0.2833333</text:p>
          </table:table-cell>
          <table:table-cell office:value-type="float" office:value="0.3667651" calcext:value-type="float">
            <text:p>0.3667651</text:p>
          </table:table-cell>
          <table:table-cell office:value-type="float" office:value="0.360909" calcext:value-type="float">
            <text:p>0.360909</text:p>
          </table:table-cell>
          <table:table-cell office:value-type="float" office:value="0.368933" calcext:value-type="float">
            <text:p>0.368933</text:p>
          </table:table-cell>
          <table:table-cell office:value-type="float" office:value="0.3828662" calcext:value-type="float">
            <text:p>0.3828662</text:p>
          </table:table-cell>
          <table:table-cell office:value-type="float" office:value="0.393885" calcext:value-type="float">
            <text:p>0.3938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86E-015" calcext:value-type="float">
            <text:p>1.92386E-15</text:p>
          </table:table-cell>
          <table:table-cell office:value-type="float" office:value="1.952079E-015" calcext:value-type="float">
            <text:p>1.952079E-15</text:p>
          </table:table-cell>
          <table:table-cell office:value-type="float" office:value="1.980903E-015" calcext:value-type="float">
            <text:p>1.980903E-15</text:p>
          </table:table-cell>
          <table:table-cell office:value-type="float" office:value="1.991413E-015" calcext:value-type="float">
            <text:p>1.991413E-15</text:p>
          </table:table-cell>
          <table:table-cell office:value-type="float" office:value="9.431578E-016" calcext:value-type="float">
            <text:p>9.43157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3353" calcext:value-type="float">
            <text:p>-13.73353</text:p>
          </table:table-cell>
          <table:table-cell office:value-type="float" office:value="-0.03716563" calcext:value-type="float">
            <text:p>-0.03716563</text:p>
          </table:table-cell>
          <table:table-cell office:value-type="float" office:value="-0.03115274" calcext:value-type="float">
            <text:p>-0.03115274</text:p>
          </table:table-cell>
          <table:table-cell office:value-type="float" office:value="-0.02707258" calcext:value-type="float">
            <text:p>-0.02707258</text:p>
          </table:table-cell>
          <table:table-cell office:value-type="float" office:value="-0.02504882" calcext:value-type="float">
            <text:p>-0.02504882</text:p>
          </table:table-cell>
          <table:table-cell office:value-type="float" office:value="-0.02217211" calcext:value-type="float">
            <text:p>-0.02217211</text:p>
          </table:table-cell>
          <table:table-cell office:value-type="float" office:value="-0.02025528" calcext:value-type="float">
            <text:p>-0.02025528</text:p>
          </table:table-cell>
          <table:table-cell office:value-type="float" office:value="-0.01841613" calcext:value-type="float">
            <text:p>-0.01841613</text:p>
          </table:table-cell>
          <table:table-cell office:value-type="float" office:value="-0.01636223" calcext:value-type="float">
            <text:p>-0.01636223</text:p>
          </table:table-cell>
          <table:table-cell office:value-type="float" office:value="-0.01477154" calcext:value-type="float">
            <text:p>-0.01477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8101" calcext:value-type="float">
            <text:p>-20.58101</text:p>
          </table:table-cell>
          <table:table-cell office:value-type="float" office:value="0.02099728" calcext:value-type="float">
            <text:p>0.0209972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8068" calcext:value-type="float">
            <text:p>-2.3780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78.1796" calcext:value-type="float">
            <text:p>78.179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99.247" calcext:value-type="float">
            <text:p>1099.247</text:p>
          </table:table-cell>
          <table:table-cell office:value-type="float" office:value="-9.087132" calcext:value-type="float">
            <text:p>-9.087132</text:p>
          </table:table-cell>
          <table:table-cell office:value-type="float" office:value="0" calcext:value-type="float">
            <text:p>0</text:p>
          </table:table-cell>
          <table:table-cell office:value-type="float" office:value="0.4129122" calcext:value-type="float">
            <text:p>0.4129122</text:p>
          </table:table-cell>
          <table:table-cell office:value-type="float" office:value="0.4156124" calcext:value-type="float">
            <text:p>0.4156124</text:p>
          </table:table-cell>
          <table:table-cell office:value-type="float" office:value="0.4167053" calcext:value-type="float">
            <text:p>0.4167053</text:p>
          </table:table-cell>
          <table:table-cell office:value-type="float" office:value="0.4138384" calcext:value-type="float">
            <text:p>0.4138384</text:p>
          </table:table-cell>
          <table:table-cell office:value-type="float" office:value="0.412779" calcext:value-type="float">
            <text:p>0.412779</text:p>
          </table:table-cell>
          <table:table-cell office:value-type="float" office:value="0.2952372" calcext:value-type="float">
            <text:p>0.2952372</text:p>
          </table:table-cell>
          <table:table-cell office:value-type="float" office:value="0.3038992" calcext:value-type="float">
            <text:p>0.3038992</text:p>
          </table:table-cell>
          <table:table-cell office:value-type="float" office:value="0.3693192" calcext:value-type="float">
            <text:p>0.3693192</text:p>
          </table:table-cell>
          <table:table-cell office:value-type="float" office:value="0.360919" calcext:value-type="float">
            <text:p>0.360919</text:p>
          </table:table-cell>
          <table:table-cell office:value-type="float" office:value="0.3690605" calcext:value-type="float">
            <text:p>0.3690605</text:p>
          </table:table-cell>
          <table:table-cell office:value-type="float" office:value="0.3830613" calcext:value-type="float">
            <text:p>0.3830613</text:p>
          </table:table-cell>
          <table:table-cell office:value-type="float" office:value="0.3939665" calcext:value-type="float">
            <text:p>0.39396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076E-015" calcext:value-type="float">
            <text:p>1.924076E-15</text:p>
          </table:table-cell>
          <table:table-cell office:value-type="float" office:value="1.952069E-015" calcext:value-type="float">
            <text:p>1.952069E-15</text:p>
          </table:table-cell>
          <table:table-cell office:value-type="float" office:value="1.980896E-015" calcext:value-type="float">
            <text:p>1.980896E-15</text:p>
          </table:table-cell>
          <table:table-cell office:value-type="float" office:value="1.991396E-015" calcext:value-type="float">
            <text:p>1.991396E-15</text:p>
          </table:table-cell>
          <table:table-cell office:value-type="float" office:value="9.431378E-016" calcext:value-type="float">
            <text:p>9.43137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03004" calcext:value-type="float">
            <text:p>-0.004903004</text:p>
          </table:table-cell>
          <table:table-cell office:value-type="float" office:value="-0.004712143" calcext:value-type="float">
            <text:p>-0.004712143</text:p>
          </table:table-cell>
          <table:table-cell office:value-type="float" office:value="-0.004665282" calcext:value-type="float">
            <text:p>-0.004665282</text:p>
          </table:table-cell>
          <table:table-cell office:value-type="float" office:value="-0.004942028" calcext:value-type="float">
            <text:p>-0.004942028</text:p>
          </table:table-cell>
          <table:table-cell office:value-type="float" office:value="-0.005059003" calcext:value-type="float">
            <text:p>-0.005059003</text:p>
          </table:table-cell>
          <table:table-cell office:value-type="float" office:value="-0.01634172" calcext:value-type="float">
            <text:p>-0.01634172</text:p>
          </table:table-cell>
          <table:table-cell office:value-type="float" office:value="-0.01119587" calcext:value-type="float">
            <text:p>-0.01119587</text:p>
          </table:table-cell>
          <table:table-cell office:value-type="float" office:value="-0.01588113" calcext:value-type="float">
            <text:p>-0.01588113</text:p>
          </table:table-cell>
          <table:table-cell office:value-type="float" office:value="-0.01635819" calcext:value-type="float">
            <text:p>-0.01635819</text:p>
          </table:table-cell>
          <table:table-cell office:value-type="float" office:value="-0.01468448" calcext:value-type="float">
            <text:p>-0.0146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50526" calcext:value-type="float">
            <text:p>-0.005050526</text:p>
          </table:table-cell>
          <table:table-cell office:value-type="float" office:value="0.02087675" calcext:value-type="float">
            <text:p>0.02087675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931" calcext:value-type="float">
            <text:p>-2.379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82.06728" calcext:value-type="float">
            <text:p>82.06728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95.36" calcext:value-type="float">
            <text:p>1095.36</text:p>
          </table:table-cell>
          <table:table-cell office:value-type="float" office:value="-9.087132" calcext:value-type="float">
            <text:p>-9.087132</text:p>
          </table:table-cell>
          <table:table-cell office:value-type="float" office:value="0" calcext:value-type="float">
            <text:p>0</text:p>
          </table:table-cell>
          <table:table-cell office:value-type="float" office:value="0.3687949" calcext:value-type="float">
            <text:p>0.3687949</text:p>
          </table:table-cell>
          <table:table-cell office:value-type="float" office:value="0.3710698" calcext:value-type="float">
            <text:p>0.3710698</text:p>
          </table:table-cell>
          <table:table-cell office:value-type="float" office:value="0.3764772" calcext:value-type="float">
            <text:p>0.3764772</text:p>
          </table:table-cell>
          <table:table-cell office:value-type="float" office:value="0.3811422" calcext:value-type="float">
            <text:p>0.3811422</text:p>
          </table:table-cell>
          <table:table-cell office:value-type="float" office:value="0.382113" calcext:value-type="float">
            <text:p>0.382113</text:p>
          </table:table-cell>
          <table:table-cell office:value-type="float" office:value="0.3194852" calcext:value-type="float">
            <text:p>0.3194852</text:p>
          </table:table-cell>
          <table:table-cell office:value-type="float" office:value="0.3044178" calcext:value-type="float">
            <text:p>0.3044178</text:p>
          </table:table-cell>
          <table:table-cell office:value-type="float" office:value="0.3710067" calcext:value-type="float">
            <text:p>0.3710067</text:p>
          </table:table-cell>
          <table:table-cell office:value-type="float" office:value="0.3613319" calcext:value-type="float">
            <text:p>0.3613319</text:p>
          </table:table-cell>
          <table:table-cell office:value-type="float" office:value="0.3691903" calcext:value-type="float">
            <text:p>0.3691903</text:p>
          </table:table-cell>
          <table:table-cell office:value-type="float" office:value="0.3832683" calcext:value-type="float">
            <text:p>0.3832683</text:p>
          </table:table-cell>
          <table:table-cell office:value-type="float" office:value="0.3940263" calcext:value-type="float">
            <text:p>0.39402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356E-015" calcext:value-type="float">
            <text:p>1.924356E-15</text:p>
          </table:table-cell>
          <table:table-cell office:value-type="float" office:value="1.952042E-015" calcext:value-type="float">
            <text:p>1.952042E-15</text:p>
          </table:table-cell>
          <table:table-cell office:value-type="float" office:value="1.980883E-015" calcext:value-type="float">
            <text:p>1.980883E-15</text:p>
          </table:table-cell>
          <table:table-cell office:value-type="float" office:value="1.991384E-015" calcext:value-type="float">
            <text:p>1.991384E-15</text:p>
          </table:table-cell>
          <table:table-cell office:value-type="float" office:value="9.431211E-016" calcext:value-type="float">
            <text:p>9.43121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55999" calcext:value-type="float">
            <text:p>-0.009955999</text:p>
          </table:table-cell>
          <table:table-cell office:value-type="float" office:value="-0.009578956" calcext:value-type="float">
            <text:p>-0.009578956</text:p>
          </table:table-cell>
          <table:table-cell office:value-type="float" office:value="-0.00874292" calcext:value-type="float">
            <text:p>-0.00874292</text:p>
          </table:table-cell>
          <table:table-cell office:value-type="float" office:value="-0.008104729" calcext:value-type="float">
            <text:p>-0.008104729</text:p>
          </table:table-cell>
          <table:table-cell office:value-type="float" office:value="-0.007980294" calcext:value-type="float">
            <text:p>-0.007980294</text:p>
          </table:table-cell>
          <table:table-cell office:value-type="float" office:value="-0.008949378" calcext:value-type="float">
            <text:p>-0.008949378</text:p>
          </table:table-cell>
          <table:table-cell office:value-type="float" office:value="-0.01114186" calcext:value-type="float">
            <text:p>-0.01114186</text:p>
          </table:table-cell>
          <table:table-cell office:value-type="float" office:value="-0.01438315" calcext:value-type="float">
            <text:p>-0.01438315</text:p>
          </table:table-cell>
          <table:table-cell office:value-type="float" office:value="-0.01605151" calcext:value-type="float">
            <text:p>-0.01605151</text:p>
          </table:table-cell>
          <table:table-cell office:value-type="float" office:value="-0.01459639" calcext:value-type="float">
            <text:p>-0.01459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2714" calcext:value-type="float">
            <text:p>-0.01012714</text:p>
          </table:table-cell>
          <table:table-cell office:value-type="float" office:value="0.02051853" calcext:value-type="float">
            <text:p>0.0205185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0382" calcext:value-type="float">
            <text:p>-2.3803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86.69472" calcext:value-type="float">
            <text:p>86.69472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90.732" calcext:value-type="float">
            <text:p>1090.732</text:p>
          </table:table-cell>
          <table:table-cell office:value-type="float" office:value="-9.087132" calcext:value-type="float">
            <text:p>-9.087132</text:p>
          </table:table-cell>
          <table:table-cell office:value-type="float" office:value="0" calcext:value-type="float">
            <text:p>0</text:p>
          </table:table-cell>
          <table:table-cell office:value-type="float" office:value="0.3139022" calcext:value-type="float">
            <text:p>0.3139022</text:p>
          </table:table-cell>
          <table:table-cell office:value-type="float" office:value="0.3301504" calcext:value-type="float">
            <text:p>0.3301504</text:p>
          </table:table-cell>
          <table:table-cell office:value-type="float" office:value="0.3512826" calcext:value-type="float">
            <text:p>0.3512826</text:p>
          </table:table-cell>
          <table:table-cell office:value-type="float" office:value="0.362509" calcext:value-type="float">
            <text:p>0.362509</text:p>
          </table:table-cell>
          <table:table-cell office:value-type="float" office:value="0.3668152" calcext:value-type="float">
            <text:p>0.3668152</text:p>
          </table:table-cell>
          <table:table-cell office:value-type="float" office:value="0.316776" calcext:value-type="float">
            <text:p>0.316776</text:p>
          </table:table-cell>
          <table:table-cell office:value-type="float" office:value="0.3078572" calcext:value-type="float">
            <text:p>0.3078572</text:p>
          </table:table-cell>
          <table:table-cell office:value-type="float" office:value="0.3728251" calcext:value-type="float">
            <text:p>0.3728251</text:p>
          </table:table-cell>
          <table:table-cell office:value-type="float" office:value="0.3618971" calcext:value-type="float">
            <text:p>0.3618971</text:p>
          </table:table-cell>
          <table:table-cell office:value-type="float" office:value="0.3693449" calcext:value-type="float">
            <text:p>0.3693449</text:p>
          </table:table-cell>
          <table:table-cell office:value-type="float" office:value="0.383459" calcext:value-type="float">
            <text:p>0.383459</text:p>
          </table:table-cell>
          <table:table-cell office:value-type="float" office:value="0.3940797" calcext:value-type="float">
            <text:p>0.3940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675E-015" calcext:value-type="float">
            <text:p>1.924675E-15</text:p>
          </table:table-cell>
          <table:table-cell office:value-type="float" office:value="1.952016E-015" calcext:value-type="float">
            <text:p>1.952016E-15</text:p>
          </table:table-cell>
          <table:table-cell office:value-type="float" office:value="1.980863E-015" calcext:value-type="float">
            <text:p>1.980863E-15</text:p>
          </table:table-cell>
          <table:table-cell office:value-type="float" office:value="1.991372E-015" calcext:value-type="float">
            <text:p>1.991372E-15</text:p>
          </table:table-cell>
          <table:table-cell office:value-type="float" office:value="9.431043E-016" calcext:value-type="float">
            <text:p>9.431043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11369" calcext:value-type="float">
            <text:p>-0.02711369</text:p>
          </table:table-cell>
          <table:table-cell office:value-type="float" office:value="-0.0195658" calcext:value-type="float">
            <text:p>-0.0195658</text:p>
          </table:table-cell>
          <table:table-cell office:value-type="float" office:value="-0.0133549" calcext:value-type="float">
            <text:p>-0.0133549</text:p>
          </table:table-cell>
          <table:table-cell office:value-type="float" office:value="-0.01101807" calcext:value-type="float">
            <text:p>-0.01101807</text:p>
          </table:table-cell>
          <table:table-cell office:value-type="float" office:value="-0.01025505" calcext:value-type="float">
            <text:p>-0.01025505</text:p>
          </table:table-cell>
          <table:table-cell office:value-type="float" office:value="-0.009523189" calcext:value-type="float">
            <text:p>-0.009523189</text:p>
          </table:table-cell>
          <table:table-cell office:value-type="float" office:value="-0.01009965" calcext:value-type="float">
            <text:p>-0.01009965</text:p>
          </table:table-cell>
          <table:table-cell office:value-type="float" office:value="-0.01294308" calcext:value-type="float">
            <text:p>-0.01294308</text:p>
          </table:table-cell>
          <table:table-cell office:value-type="float" office:value="-0.01564141" calcext:value-type="float">
            <text:p>-0.01564141</text:p>
          </table:table-cell>
          <table:table-cell office:value-type="float" office:value="-0.01449246" calcext:value-type="float">
            <text:p>-0.0144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63163" calcext:value-type="float">
            <text:p>-0.02963163</text:p>
          </table:table-cell>
          <table:table-cell office:value-type="float" office:value="0.02012357" calcext:value-type="float">
            <text:p>0.0201235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1309" calcext:value-type="float">
            <text:p>-2.3813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91.45896" calcext:value-type="float">
            <text:p>91.4589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968" calcext:value-type="float">
            <text:p>1085.968</text:p>
          </table:table-cell>
          <table:table-cell office:value-type="float" office:value="-9.087132" calcext:value-type="float">
            <text:p>-9.087132</text:p>
          </table:table-cell>
          <table:table-cell office:value-type="float" office:value="0" calcext:value-type="float">
            <text:p>0</text:p>
          </table:table-cell>
          <table:table-cell office:value-type="float" office:value="0.1635523" calcext:value-type="float">
            <text:p>0.1635523</text:p>
          </table:table-cell>
          <table:table-cell office:value-type="float" office:value="0.3349615" calcext:value-type="float">
            <text:p>0.3349615</text:p>
          </table:table-cell>
          <table:table-cell office:value-type="float" office:value="0.3426915" calcext:value-type="float">
            <text:p>0.3426915</text:p>
          </table:table-cell>
          <table:table-cell office:value-type="float" office:value="0.3504497" calcext:value-type="float">
            <text:p>0.3504497</text:p>
          </table:table-cell>
          <table:table-cell office:value-type="float" office:value="0.3549528" calcext:value-type="float">
            <text:p>0.3549528</text:p>
          </table:table-cell>
          <table:table-cell office:value-type="float" office:value="0.309908" calcext:value-type="float">
            <text:p>0.309908</text:p>
          </table:table-cell>
          <table:table-cell office:value-type="float" office:value="0.3044719" calcext:value-type="float">
            <text:p>0.3044719</text:p>
          </table:table-cell>
          <table:table-cell office:value-type="float" office:value="0.3740511" calcext:value-type="float">
            <text:p>0.3740511</text:p>
          </table:table-cell>
          <table:table-cell office:value-type="float" office:value="0.362639" calcext:value-type="float">
            <text:p>0.362639</text:p>
          </table:table-cell>
          <table:table-cell office:value-type="float" office:value="0.369532" calcext:value-type="float">
            <text:p>0.369532</text:p>
          </table:table-cell>
          <table:table-cell office:value-type="float" office:value="0.383635" calcext:value-type="float">
            <text:p>0.383635</text:p>
          </table:table-cell>
          <table:table-cell office:value-type="float" office:value="0.3941325" calcext:value-type="float">
            <text:p>0.39413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006E-015" calcext:value-type="float">
            <text:p>1.925006E-15</text:p>
          </table:table-cell>
          <table:table-cell office:value-type="float" office:value="1.951987E-015" calcext:value-type="float">
            <text:p>1.951987E-15</text:p>
          </table:table-cell>
          <table:table-cell office:value-type="float" office:value="1.980846E-015" calcext:value-type="float">
            <text:p>1.980846E-15</text:p>
          </table:table-cell>
          <table:table-cell office:value-type="float" office:value="1.991354E-015" calcext:value-type="float">
            <text:p>1.991354E-15</text:p>
          </table:table-cell>
          <table:table-cell office:value-type="float" office:value="9.430893E-016" calcext:value-type="float">
            <text:p>9.430893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1865" calcext:value-type="float">
            <text:p>-3.811865</text:p>
          </table:table-cell>
          <table:table-cell office:value-type="float" office:value="-0.01795207" calcext:value-type="float">
            <text:p>-0.01795207</text:p>
          </table:table-cell>
          <table:table-cell office:value-type="float" office:value="-0.0155852" calcext:value-type="float">
            <text:p>-0.0155852</text:p>
          </table:table-cell>
          <table:table-cell office:value-type="float" office:value="-0.01358741" calcext:value-type="float">
            <text:p>-0.01358741</text:p>
          </table:table-cell>
          <table:table-cell office:value-type="float" office:value="-0.01256178" calcext:value-type="float">
            <text:p>-0.01256178</text:p>
          </table:table-cell>
          <table:table-cell office:value-type="float" office:value="-0.01123156" calcext:value-type="float">
            <text:p>-0.01123156</text:p>
          </table:table-cell>
          <table:table-cell office:value-type="float" office:value="-0.01108002" calcext:value-type="float">
            <text:p>-0.01108002</text:p>
          </table:table-cell>
          <table:table-cell office:value-type="float" office:value="-0.01204491" calcext:value-type="float">
            <text:p>-0.01204491</text:p>
          </table:table-cell>
          <table:table-cell office:value-type="float" office:value="-0.01511789" calcext:value-type="float">
            <text:p>-0.01511789</text:p>
          </table:table-cell>
          <table:table-cell office:value-type="float" office:value="-0.01436758" calcext:value-type="float">
            <text:p>-0.0143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09492" calcext:value-type="float">
            <text:p>-8.409492</text:p>
          </table:table-cell>
          <table:table-cell office:value-type="float" office:value="0.01984421" calcext:value-type="float">
            <text:p>0.0198442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2105" calcext:value-type="float">
            <text:p>-2.3821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92.26849" calcext:value-type="float">
            <text:p>92.26849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158" calcext:value-type="float">
            <text:p>1085.158</text:p>
          </table:table-cell>
          <table:table-cell office:value-type="float" office:value="-9.087132" calcext:value-type="float">
            <text:p>-9.087132</text:p>
          </table:table-cell>
          <table:table-cell office:value-type="float" office:value="0" calcext:value-type="float">
            <text:p>0</text:p>
          </table:table-cell>
          <table:table-cell office:value-type="float" office:value="0.1325119" calcext:value-type="float">
            <text:p>0.1325119</text:p>
          </table:table-cell>
          <table:table-cell office:value-type="float" office:value="0.3397723" calcext:value-type="float">
            <text:p>0.3397723</text:p>
          </table:table-cell>
          <table:table-cell office:value-type="float" office:value="0.343266" calcext:value-type="float">
            <text:p>0.343266</text:p>
          </table:table-cell>
          <table:table-cell office:value-type="float" office:value="0.3474959" calcext:value-type="float">
            <text:p>0.3474959</text:p>
          </table:table-cell>
          <table:table-cell office:value-type="float" office:value="0.350572" calcext:value-type="float">
            <text:p>0.350572</text:p>
          </table:table-cell>
          <table:table-cell office:value-type="float" office:value="0.3057208" calcext:value-type="float">
            <text:p>0.3057208</text:p>
          </table:table-cell>
          <table:table-cell office:value-type="float" office:value="0.3015608" calcext:value-type="float">
            <text:p>0.3015608</text:p>
          </table:table-cell>
          <table:table-cell office:value-type="float" office:value="0.3740904" calcext:value-type="float">
            <text:p>0.3740904</text:p>
          </table:table-cell>
          <table:table-cell office:value-type="float" office:value="0.363317" calcext:value-type="float">
            <text:p>0.363317</text:p>
          </table:table-cell>
          <table:table-cell office:value-type="float" office:value="0.3697486" calcext:value-type="float">
            <text:p>0.3697486</text:p>
          </table:table-cell>
          <table:table-cell office:value-type="float" office:value="0.3838029" calcext:value-type="float">
            <text:p>0.3838029</text:p>
          </table:table-cell>
          <table:table-cell office:value-type="float" office:value="0.3941824" calcext:value-type="float">
            <text:p>0.39418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411E-015" calcext:value-type="float">
            <text:p>1.925411E-15</text:p>
          </table:table-cell>
          <table:table-cell office:value-type="float" office:value="1.951956E-015" calcext:value-type="float">
            <text:p>1.951956E-15</text:p>
          </table:table-cell>
          <table:table-cell office:value-type="float" office:value="1.980821E-015" calcext:value-type="float">
            <text:p>1.980821E-15</text:p>
          </table:table-cell>
          <table:table-cell office:value-type="float" office:value="1.991334E-015" calcext:value-type="float">
            <text:p>1.991334E-15</text:p>
          </table:table-cell>
          <table:table-cell office:value-type="float" office:value="9.430725E-016" calcext:value-type="float">
            <text:p>9.43072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1573" calcext:value-type="float">
            <text:p>-19.1573</text:p>
          </table:table-cell>
          <table:table-cell office:value-type="float" office:value="-0.01642221" calcext:value-type="float">
            <text:p>-0.01642221</text:p>
          </table:table-cell>
          <table:table-cell office:value-type="float" office:value="-0.0154242" calcext:value-type="float">
            <text:p>-0.0154242</text:p>
          </table:table-cell>
          <table:table-cell office:value-type="float" office:value="-0.01432255" calcext:value-type="float">
            <text:p>-0.01432255</text:p>
          </table:table-cell>
          <table:table-cell office:value-type="float" office:value="-0.01356779" calcext:value-type="float">
            <text:p>-0.01356779</text:p>
          </table:table-cell>
          <table:table-cell office:value-type="float" office:value="-0.01245177" calcext:value-type="float">
            <text:p>-0.01245177</text:p>
          </table:table-cell>
          <table:table-cell office:value-type="float" office:value="-0.01201147" calcext:value-type="float">
            <text:p>-0.01201147</text:p>
          </table:table-cell>
          <table:table-cell office:value-type="float" office:value="-0.01201226" calcext:value-type="float">
            <text:p>-0.01201226</text:p>
          </table:table-cell>
          <table:table-cell office:value-type="float" office:value="-0.01465472" calcext:value-type="float">
            <text:p>-0.01465472</text:p>
          </table:table-cell>
          <table:table-cell office:value-type="float" office:value="-0.01422449" calcext:value-type="float">
            <text:p>-0.0142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604" calcext:value-type="float">
            <text:p>-47.6604</text:p>
          </table:table-cell>
          <table:table-cell office:value-type="float" office:value="0.01962148" calcext:value-type="float">
            <text:p>0.0196214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791" calcext:value-type="float">
            <text:p>-2.3827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134.326" calcext:value-type="float">
            <text:p>134.326</text:p>
          </table:table-cell>
          <table:table-cell office:value-type="float" office:value="92.44131" calcext:value-type="float">
            <text:p>92.44131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085" calcext:value-type="float">
            <text:p>1085.085</text:p>
          </table:table-cell>
          <table:table-cell office:value-type="float" office:value="-9.086962" calcext:value-type="float">
            <text:p>-9.086962</text:p>
          </table:table-cell>
          <table:table-cell office:value-type="float" office:value="0" calcext:value-type="float">
            <text:p>0</text:p>
          </table:table-cell>
          <table:table-cell office:value-type="float" office:value="0.128223" calcext:value-type="float">
            <text:p>0.128223</text:p>
          </table:table-cell>
          <table:table-cell office:value-type="float" office:value="0.3410472" calcext:value-type="float">
            <text:p>0.3410472</text:p>
          </table:table-cell>
          <table:table-cell office:value-type="float" office:value="0.343623" calcext:value-type="float">
            <text:p>0.343623</text:p>
          </table:table-cell>
          <table:table-cell office:value-type="float" office:value="0.3465491" calcext:value-type="float">
            <text:p>0.3465491</text:p>
          </table:table-cell>
          <table:table-cell office:value-type="float" office:value="0.3487073" calcext:value-type="float">
            <text:p>0.3487073</text:p>
          </table:table-cell>
          <table:table-cell office:value-type="float" office:value="0.3035391" calcext:value-type="float">
            <text:p>0.3035391</text:p>
          </table:table-cell>
          <table:table-cell office:value-type="float" office:value="0.299621" calcext:value-type="float">
            <text:p>0.299621</text:p>
          </table:table-cell>
          <table:table-cell office:value-type="float" office:value="0.3737473" calcext:value-type="float">
            <text:p>0.3737473</text:p>
          </table:table-cell>
          <table:table-cell office:value-type="float" office:value="0.3638629" calcext:value-type="float">
            <text:p>0.3638629</text:p>
          </table:table-cell>
          <table:table-cell office:value-type="float" office:value="0.3699818" calcext:value-type="float">
            <text:p>0.3699818</text:p>
          </table:table-cell>
          <table:table-cell office:value-type="float" office:value="0.3839667" calcext:value-type="float">
            <text:p>0.3839667</text:p>
          </table:table-cell>
          <table:table-cell office:value-type="float" office:value="0.3942327" calcext:value-type="float">
            <text:p>0.39423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762E-015" calcext:value-type="float">
            <text:p>1.925762E-15</text:p>
          </table:table-cell>
          <table:table-cell office:value-type="float" office:value="1.951929E-015" calcext:value-type="float">
            <text:p>1.951929E-15</text:p>
          </table:table-cell>
          <table:table-cell office:value-type="float" office:value="1.9808E-015" calcext:value-type="float">
            <text:p>1.9808E-15</text:p>
          </table:table-cell>
          <table:table-cell office:value-type="float" office:value="1.991317E-015" calcext:value-type="float">
            <text:p>1.991317E-15</text:p>
          </table:table-cell>
          <table:table-cell office:value-type="float" office:value="9.430554E-016" calcext:value-type="float">
            <text:p>9.43055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5372" calcext:value-type="float">
            <text:p>-25.15372</text:p>
          </table:table-cell>
          <table:table-cell office:value-type="float" office:value="-0.01604347" calcext:value-type="float">
            <text:p>-0.01604347</text:p>
          </table:table-cell>
          <table:table-cell office:value-type="float" office:value="-0.01532403" calcext:value-type="float">
            <text:p>-0.01532403</text:p>
          </table:table-cell>
          <table:table-cell office:value-type="float" office:value="-0.01456509" calcext:value-type="float">
            <text:p>-0.01456509</text:p>
          </table:table-cell>
          <table:table-cell office:value-type="float" office:value="-0.01402147" calcext:value-type="float">
            <text:p>-0.01402147</text:p>
          </table:table-cell>
          <table:table-cell office:value-type="float" office:value="-0.01314614" calcext:value-type="float">
            <text:p>-0.01314614</text:p>
          </table:table-cell>
          <table:table-cell office:value-type="float" office:value="-0.01268166" calcext:value-type="float">
            <text:p>-0.01268166</text:p>
          </table:table-cell>
          <table:table-cell office:value-type="float" office:value="-0.01225101" calcext:value-type="float">
            <text:p>-0.01225101</text:p>
          </table:table-cell>
          <table:table-cell office:value-type="float" office:value="-0.01429246" calcext:value-type="float">
            <text:p>-0.01429246</text:p>
          </table:table-cell>
          <table:table-cell office:value-type="float" office:value="-0.01407188" calcext:value-type="float">
            <text:p>-0.01407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0318" calcext:value-type="float">
            <text:p>-11.40318</text:p>
          </table:table-cell>
          <table:table-cell office:value-type="float" office:value="0.01960699" calcext:value-type="float">
            <text:p>0.0196069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3345" calcext:value-type="float">
            <text:p>-2.3833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134.726" calcext:value-type="float">
            <text:p>134.726</text:p>
          </table:table-cell>
          <table:table-cell office:value-type="float" office:value="92.94661" calcext:value-type="float">
            <text:p>92.94661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98" calcext:value-type="float">
            <text:p>1084.98</text:p>
          </table:table-cell>
          <table:table-cell office:value-type="float" office:value="-9.086262" calcext:value-type="float">
            <text:p>-9.086262</text:p>
          </table:table-cell>
          <table:table-cell office:value-type="float" office:value="0" calcext:value-type="float">
            <text:p>0</text:p>
          </table:table-cell>
          <table:table-cell office:value-type="float" office:value="0.1409581" calcext:value-type="float">
            <text:p>0.1409581</text:p>
          </table:table-cell>
          <table:table-cell office:value-type="float" office:value="0.3399785" calcext:value-type="float">
            <text:p>0.3399785</text:p>
          </table:table-cell>
          <table:table-cell office:value-type="float" office:value="0.3428562" calcext:value-type="float">
            <text:p>0.3428562</text:p>
          </table:table-cell>
          <table:table-cell office:value-type="float" office:value="0.3456418" calcext:value-type="float">
            <text:p>0.3456418</text:p>
          </table:table-cell>
          <table:table-cell office:value-type="float" office:value="0.347562" calcext:value-type="float">
            <text:p>0.347562</text:p>
          </table:table-cell>
          <table:table-cell office:value-type="float" office:value="0.3022504" calcext:value-type="float">
            <text:p>0.3022504</text:p>
          </table:table-cell>
          <table:table-cell office:value-type="float" office:value="0.298377" calcext:value-type="float">
            <text:p>0.298377</text:p>
          </table:table-cell>
          <table:table-cell office:value-type="float" office:value="0.373309" calcext:value-type="float">
            <text:p>0.373309</text:p>
          </table:table-cell>
          <table:table-cell office:value-type="float" office:value="0.3642781" calcext:value-type="float">
            <text:p>0.3642781</text:p>
          </table:table-cell>
          <table:table-cell office:value-type="float" office:value="0.3702214" calcext:value-type="float">
            <text:p>0.3702214</text:p>
          </table:table-cell>
          <table:table-cell office:value-type="float" office:value="0.3841277" calcext:value-type="float">
            <text:p>0.3841277</text:p>
          </table:table-cell>
          <table:table-cell office:value-type="float" office:value="0.3942827" calcext:value-type="float">
            <text:p>0.39428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024E-015" calcext:value-type="float">
            <text:p>1.926024E-15</text:p>
          </table:table-cell>
          <table:table-cell office:value-type="float" office:value="1.951913E-015" calcext:value-type="float">
            <text:p>1.951913E-15</text:p>
          </table:table-cell>
          <table:table-cell office:value-type="float" office:value="1.980785E-015" calcext:value-type="float">
            <text:p>1.980785E-15</text:p>
          </table:table-cell>
          <table:table-cell office:value-type="float" office:value="1.991302E-015" calcext:value-type="float">
            <text:p>1.991302E-15</text:p>
          </table:table-cell>
          <table:table-cell office:value-type="float" office:value="9.430395E-016" calcext:value-type="float">
            <text:p>9.43039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1103" calcext:value-type="float">
            <text:p>-12.11103</text:p>
          </table:table-cell>
          <table:table-cell office:value-type="float" office:value="-0.01635238" calcext:value-type="float">
            <text:p>-0.01635238</text:p>
          </table:table-cell>
          <table:table-cell office:value-type="float" office:value="-0.01553152" calcext:value-type="float">
            <text:p>-0.01553152</text:p>
          </table:table-cell>
          <table:table-cell office:value-type="float" office:value="-0.01479917" calcext:value-type="float">
            <text:p>-0.01479917</text:p>
          </table:table-cell>
          <table:table-cell office:value-type="float" office:value="-0.01430621" calcext:value-type="float">
            <text:p>-0.01430621</text:p>
          </table:table-cell>
          <table:table-cell office:value-type="float" office:value="-0.0135752" calcext:value-type="float">
            <text:p>-0.0135752</text:p>
          </table:table-cell>
          <table:table-cell office:value-type="float" office:value="-0.0131328" calcext:value-type="float">
            <text:p>-0.0131328</text:p>
          </table:table-cell>
          <table:table-cell office:value-type="float" office:value="-0.01256599" calcext:value-type="float">
            <text:p>-0.01256599</text:p>
          </table:table-cell>
          <table:table-cell office:value-type="float" office:value="-0.01402318" calcext:value-type="float">
            <text:p>-0.01402318</text:p>
          </table:table-cell>
          <table:table-cell office:value-type="float" office:value="-0.01391695" calcext:value-type="float">
            <text:p>-0.0139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1876" calcext:value-type="float">
            <text:p>-14.71876</text:p>
          </table:table-cell>
          <table:table-cell office:value-type="float" office:value="0.0195884" calcext:value-type="float">
            <text:p>0.019588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38" calcext:value-type="float">
            <text:p>-2.38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134.726" calcext:value-type="float">
            <text:p>134.726</text:p>
          </table:table-cell>
          <table:table-cell office:value-type="float" office:value="93.35438" calcext:value-type="float">
            <text:p>93.35438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572" calcext:value-type="float">
            <text:p>1084.572</text:p>
          </table:table-cell>
          <table:table-cell office:value-type="float" office:value="-9.086262" calcext:value-type="float">
            <text:p>-9.086262</text:p>
          </table:table-cell>
          <table:table-cell office:value-type="float" office:value="0" calcext:value-type="float">
            <text:p>0</text:p>
          </table:table-cell>
          <table:table-cell office:value-type="float" office:value="0.1250123" calcext:value-type="float">
            <text:p>0.1250123</text:p>
          </table:table-cell>
          <table:table-cell office:value-type="float" office:value="0.3394305" calcext:value-type="float">
            <text:p>0.3394305</text:p>
          </table:table-cell>
          <table:table-cell office:value-type="float" office:value="0.3418302" calcext:value-type="float">
            <text:p>0.3418302</text:p>
          </table:table-cell>
          <table:table-cell office:value-type="float" office:value="0.3444549" calcext:value-type="float">
            <text:p>0.3444549</text:p>
          </table:table-cell>
          <table:table-cell office:value-type="float" office:value="0.3462424" calcext:value-type="float">
            <text:p>0.3462424</text:p>
          </table:table-cell>
          <table:table-cell office:value-type="float" office:value="0.3011706" calcext:value-type="float">
            <text:p>0.3011706</text:p>
          </table:table-cell>
          <table:table-cell office:value-type="float" office:value="0.2974082" calcext:value-type="float">
            <text:p>0.2974082</text:p>
          </table:table-cell>
          <table:table-cell office:value-type="float" office:value="0.3729316" calcext:value-type="float">
            <text:p>0.3729316</text:p>
          </table:table-cell>
          <table:table-cell office:value-type="float" office:value="0.364587" calcext:value-type="float">
            <text:p>0.364587</text:p>
          </table:table-cell>
          <table:table-cell office:value-type="float" office:value="0.3704574" calcext:value-type="float">
            <text:p>0.3704574</text:p>
          </table:table-cell>
          <table:table-cell office:value-type="float" office:value="0.3842872" calcext:value-type="float">
            <text:p>0.3842872</text:p>
          </table:table-cell>
          <table:table-cell office:value-type="float" office:value="0.3943329" calcext:value-type="float">
            <text:p>0.39433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301E-015" calcext:value-type="float">
            <text:p>1.926301E-15</text:p>
          </table:table-cell>
          <table:table-cell office:value-type="float" office:value="1.951887E-015" calcext:value-type="float">
            <text:p>1.951887E-15</text:p>
          </table:table-cell>
          <table:table-cell office:value-type="float" office:value="1.980775E-015" calcext:value-type="float">
            <text:p>1.980775E-15</text:p>
          </table:table-cell>
          <table:table-cell office:value-type="float" office:value="1.991288E-015" calcext:value-type="float">
            <text:p>1.991288E-15</text:p>
          </table:table-cell>
          <table:table-cell office:value-type="float" office:value="9.430218E-016" calcext:value-type="float">
            <text:p>9.43021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34091" calcext:value-type="float">
            <text:p>-30.34091</text:p>
          </table:table-cell>
          <table:table-cell office:value-type="float" office:value="-0.0165202" calcext:value-type="float">
            <text:p>-0.0165202</text:p>
          </table:table-cell>
          <table:table-cell office:value-type="float" office:value="-0.01582258" calcext:value-type="float">
            <text:p>-0.01582258</text:p>
          </table:table-cell>
          <table:table-cell office:value-type="float" office:value="-0.01511492" calcext:value-type="float">
            <text:p>-0.01511492</text:p>
          </table:table-cell>
          <table:table-cell office:value-type="float" office:value="-0.01464354" calcext:value-type="float">
            <text:p>-0.01464354</text:p>
          </table:table-cell>
          <table:table-cell office:value-type="float" office:value="-0.01394609" calcext:value-type="float">
            <text:p>-0.01394609</text:p>
          </table:table-cell>
          <table:table-cell office:value-type="float" office:value="-0.01349612" calcext:value-type="float">
            <text:p>-0.01349612</text:p>
          </table:table-cell>
          <table:table-cell office:value-type="float" office:value="-0.01284417" calcext:value-type="float">
            <text:p>-0.01284417</text:p>
          </table:table-cell>
          <table:table-cell office:value-type="float" office:value="-0.01382634" calcext:value-type="float">
            <text:p>-0.01382634</text:p>
          </table:table-cell>
          <table:table-cell office:value-type="float" office:value="-0.01376599" calcext:value-type="float">
            <text:p>-0.013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1871" calcext:value-type="float">
            <text:p>-25.31871</text:p>
          </table:table-cell>
          <table:table-cell office:value-type="float" office:value="0.01955823" calcext:value-type="float">
            <text:p>0.0195582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165" calcext:value-type="float">
            <text:p>-2.3841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136.126" calcext:value-type="float">
            <text:p>136.126</text:p>
          </table:table-cell>
          <table:table-cell office:value-type="float" office:value="94.7688" calcext:value-type="float">
            <text:p>94.7688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555" calcext:value-type="float">
            <text:p>1084.555</text:p>
          </table:table-cell>
          <table:table-cell office:value-type="float" office:value="-9.083803" calcext:value-type="float">
            <text:p>-9.083803</text:p>
          </table:table-cell>
          <table:table-cell office:value-type="float" office:value="0" calcext:value-type="float">
            <text:p>0</text:p>
          </table:table-cell>
          <table:table-cell office:value-type="float" office:value="0.1461491" calcext:value-type="float">
            <text:p>0.1461491</text:p>
          </table:table-cell>
          <table:table-cell office:value-type="float" office:value="0.3368839" calcext:value-type="float">
            <text:p>0.3368839</text:p>
          </table:table-cell>
          <table:table-cell office:value-type="float" office:value="0.3401305" calcext:value-type="float">
            <text:p>0.3401305</text:p>
          </table:table-cell>
          <table:table-cell office:value-type="float" office:value="0.3430807" calcext:value-type="float">
            <text:p>0.3430807</text:p>
          </table:table-cell>
          <table:table-cell office:value-type="float" office:value="0.3449087" calcext:value-type="float">
            <text:p>0.3449087</text:p>
          </table:table-cell>
          <table:table-cell office:value-type="float" office:value="0.3002183" calcext:value-type="float">
            <text:p>0.3002183</text:p>
          </table:table-cell>
          <table:table-cell office:value-type="float" office:value="0.2966883" calcext:value-type="float">
            <text:p>0.2966883</text:p>
          </table:table-cell>
          <table:table-cell office:value-type="float" office:value="0.3725978" calcext:value-type="float">
            <text:p>0.3725978</text:p>
          </table:table-cell>
          <table:table-cell office:value-type="float" office:value="0.3647952" calcext:value-type="float">
            <text:p>0.3647952</text:p>
          </table:table-cell>
          <table:table-cell office:value-type="float" office:value="0.3706853" calcext:value-type="float">
            <text:p>0.3706853</text:p>
          </table:table-cell>
          <table:table-cell office:value-type="float" office:value="0.3844447" calcext:value-type="float">
            <text:p>0.3844447</text:p>
          </table:table-cell>
          <table:table-cell office:value-type="float" office:value="0.3943827" calcext:value-type="float">
            <text:p>0.39438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575E-015" calcext:value-type="float">
            <text:p>1.926575E-15</text:p>
          </table:table-cell>
          <table:table-cell office:value-type="float" office:value="1.951865E-015" calcext:value-type="float">
            <text:p>1.951865E-15</text:p>
          </table:table-cell>
          <table:table-cell office:value-type="float" office:value="1.980762E-015" calcext:value-type="float">
            <text:p>1.980762E-15</text:p>
          </table:table-cell>
          <table:table-cell office:value-type="float" office:value="1.991272E-015" calcext:value-type="float">
            <text:p>1.991272E-15</text:p>
          </table:table-cell>
          <table:table-cell office:value-type="float" office:value="9.430081E-016" calcext:value-type="float">
            <text:p>9.430081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48284" calcext:value-type="float">
            <text:p>-9.148284</text:p>
          </table:table-cell>
          <table:table-cell office:value-type="float" office:value="-0.01729407" calcext:value-type="float">
            <text:p>-0.01729407</text:p>
          </table:table-cell>
          <table:table-cell office:value-type="float" office:value="-0.01630876" calcext:value-type="float">
            <text:p>-0.01630876</text:p>
          </table:table-cell>
          <table:table-cell office:value-type="float" office:value="-0.0154872" calcext:value-type="float">
            <text:p>-0.0154872</text:p>
          </table:table-cell>
          <table:table-cell office:value-type="float" office:value="-0.01499249" calcext:value-type="float">
            <text:p>-0.01499249</text:p>
          </table:table-cell>
          <table:table-cell office:value-type="float" office:value="-0.01428272" calcext:value-type="float">
            <text:p>-0.01428272</text:p>
          </table:table-cell>
          <table:table-cell office:value-type="float" office:value="-0.01377415" calcext:value-type="float">
            <text:p>-0.01377415</text:p>
          </table:table-cell>
          <table:table-cell office:value-type="float" office:value="-0.0130953" calcext:value-type="float">
            <text:p>-0.0130953</text:p>
          </table:table-cell>
          <table:table-cell office:value-type="float" office:value="-0.01369489" calcext:value-type="float">
            <text:p>-0.01369489</text:p>
          </table:table-cell>
          <table:table-cell office:value-type="float" office:value="-0.01362179" calcext:value-type="float">
            <text:p>-0.0136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3925" calcext:value-type="float">
            <text:p>-10.93925</text:p>
          </table:table-cell>
          <table:table-cell office:value-type="float" office:value="0.01951953" calcext:value-type="float">
            <text:p>0.0195195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439" calcext:value-type="float">
            <text:p>-2.3844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136.126" calcext:value-type="float">
            <text:p>136.126</text:p>
          </table:table-cell>
          <table:table-cell office:value-type="float" office:value="95.28461" calcext:value-type="float">
            <text:p>95.28461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039" calcext:value-type="float">
            <text:p>1084.039</text:p>
          </table:table-cell>
          <table:table-cell office:value-type="float" office:value="-9.083803" calcext:value-type="float">
            <text:p>-9.083803</text:p>
          </table:table-cell>
          <table:table-cell office:value-type="float" office:value="0" calcext:value-type="float">
            <text:p>0</text:p>
          </table:table-cell>
          <table:table-cell office:value-type="float" office:value="0.1280626" calcext:value-type="float">
            <text:p>0.1280626</text:p>
          </table:table-cell>
          <table:table-cell office:value-type="float" office:value="0.3361419" calcext:value-type="float">
            <text:p>0.3361419</text:p>
          </table:table-cell>
          <table:table-cell office:value-type="float" office:value="0.3388461" calcext:value-type="float">
            <text:p>0.3388461</text:p>
          </table:table-cell>
          <table:table-cell office:value-type="float" office:value="0.3416294" calcext:value-type="float">
            <text:p>0.3416294</text:p>
          </table:table-cell>
          <table:table-cell office:value-type="float" office:value="0.3434886" calcext:value-type="float">
            <text:p>0.3434886</text:p>
          </table:table-cell>
          <table:table-cell office:value-type="float" office:value="0.2993525" calcext:value-type="float">
            <text:p>0.2993525</text:p>
          </table:table-cell>
          <table:table-cell office:value-type="float" office:value="0.2959829" calcext:value-type="float">
            <text:p>0.2959829</text:p>
          </table:table-cell>
          <table:table-cell office:value-type="float" office:value="0.3723021" calcext:value-type="float">
            <text:p>0.3723021</text:p>
          </table:table-cell>
          <table:table-cell office:value-type="float" office:value="0.3649106" calcext:value-type="float">
            <text:p>0.3649106</text:p>
          </table:table-cell>
          <table:table-cell office:value-type="float" office:value="0.3708998" calcext:value-type="float">
            <text:p>0.3708998</text:p>
          </table:table-cell>
          <table:table-cell office:value-type="float" office:value="0.3845993" calcext:value-type="float">
            <text:p>0.3845993</text:p>
          </table:table-cell>
          <table:table-cell office:value-type="float" office:value="0.3944339" calcext:value-type="float">
            <text:p>0.39443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863E-015" calcext:value-type="float">
            <text:p>1.926863E-15</text:p>
          </table:table-cell>
          <table:table-cell office:value-type="float" office:value="1.95184E-015" calcext:value-type="float">
            <text:p>1.95184E-15</text:p>
          </table:table-cell>
          <table:table-cell office:value-type="float" office:value="1.980748E-015" calcext:value-type="float">
            <text:p>1.980748E-15</text:p>
          </table:table-cell>
          <table:table-cell office:value-type="float" office:value="1.991255E-015" calcext:value-type="float">
            <text:p>1.991255E-15</text:p>
          </table:table-cell>
          <table:table-cell office:value-type="float" office:value="9.429944E-016" calcext:value-type="float">
            <text:p>9.42994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24896" calcext:value-type="float">
            <text:p>-25.24896</text:p>
          </table:table-cell>
          <table:table-cell office:value-type="float" office:value="-0.01753471" calcext:value-type="float">
            <text:p>-0.01753471</text:p>
          </table:table-cell>
          <table:table-cell office:value-type="float" office:value="-0.01669524" calcext:value-type="float">
            <text:p>-0.01669524</text:p>
          </table:table-cell>
          <table:table-cell office:value-type="float" office:value="-0.01589605" calcext:value-type="float">
            <text:p>-0.01589605</text:p>
          </table:table-cell>
          <table:table-cell office:value-type="float" office:value="-0.01537693" calcext:value-type="float">
            <text:p>-0.01537693</text:p>
          </table:table-cell>
          <table:table-cell office:value-type="float" office:value="-0.0145966" calcext:value-type="float">
            <text:p>-0.0145966</text:p>
          </table:table-cell>
          <table:table-cell office:value-type="float" office:value="-0.01405086" calcext:value-type="float">
            <text:p>-0.01405086</text:p>
          </table:table-cell>
          <table:table-cell office:value-type="float" office:value="-0.0133222" calcext:value-type="float">
            <text:p>-0.0133222</text:p>
          </table:table-cell>
          <table:table-cell office:value-type="float" office:value="-0.01362275" calcext:value-type="float">
            <text:p>-0.01362275</text:p>
          </table:table-cell>
          <table:table-cell office:value-type="float" office:value="-0.01348756" calcext:value-type="float">
            <text:p>-0.0134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95661" calcext:value-type="float">
            <text:p>-28.95661</text:p>
          </table:table-cell>
          <table:table-cell office:value-type="float" office:value="0.01948352" calcext:value-type="float">
            <text:p>0.0194835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638" calcext:value-type="float">
            <text:p>-2.3846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95.97817" calcext:value-type="float">
            <text:p>95.97817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3.746" calcext:value-type="float">
            <text:p>1083.746</text:p>
          </table:table-cell>
          <table:table-cell office:value-type="float" office:value="-9.083098" calcext:value-type="float">
            <text:p>-9.083098</text:p>
          </table:table-cell>
          <table:table-cell office:value-type="float" office:value="0" calcext:value-type="float">
            <text:p>0</text:p>
          </table:table-cell>
          <table:table-cell office:value-type="float" office:value="0.1158836" calcext:value-type="float">
            <text:p>0.1158836</text:p>
          </table:table-cell>
          <table:table-cell office:value-type="float" office:value="0.3360071" calcext:value-type="float">
            <text:p>0.3360071</text:p>
          </table:table-cell>
          <table:table-cell office:value-type="float" office:value="0.338221" calcext:value-type="float">
            <text:p>0.338221</text:p>
          </table:table-cell>
          <table:table-cell office:value-type="float" office:value="0.3406764" calcext:value-type="float">
            <text:p>0.3406764</text:p>
          </table:table-cell>
          <table:table-cell office:value-type="float" office:value="0.3424389" calcext:value-type="float">
            <text:p>0.3424389</text:p>
          </table:table-cell>
          <table:table-cell office:value-type="float" office:value="0.2985282" calcext:value-type="float">
            <text:p>0.2985282</text:p>
          </table:table-cell>
          <table:table-cell office:value-type="float" office:value="0.2952946" calcext:value-type="float">
            <text:p>0.2952946</text:p>
          </table:table-cell>
          <table:table-cell office:value-type="float" office:value="0.3720313" calcext:value-type="float">
            <text:p>0.3720313</text:p>
          </table:table-cell>
          <table:table-cell office:value-type="float" office:value="0.3649885" calcext:value-type="float">
            <text:p>0.3649885</text:p>
          </table:table-cell>
          <table:table-cell office:value-type="float" office:value="0.3710994" calcext:value-type="float">
            <text:p>0.3710994</text:p>
          </table:table-cell>
          <table:table-cell office:value-type="float" office:value="0.3847502" calcext:value-type="float">
            <text:p>0.3847502</text:p>
          </table:table-cell>
          <table:table-cell office:value-type="float" office:value="0.3944877" calcext:value-type="float">
            <text:p>0.394487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7216E-015" calcext:value-type="float">
            <text:p>1.927216E-15</text:p>
          </table:table-cell>
          <table:table-cell office:value-type="float" office:value="1.951807E-015" calcext:value-type="float">
            <text:p>1.951807E-15</text:p>
          </table:table-cell>
          <table:table-cell office:value-type="float" office:value="1.980733E-015" calcext:value-type="float">
            <text:p>1.980733E-15</text:p>
          </table:table-cell>
          <table:table-cell office:value-type="float" office:value="1.991236E-015" calcext:value-type="float">
            <text:p>1.991236E-15</text:p>
          </table:table-cell>
          <table:table-cell office:value-type="float" office:value="9.429789E-016" calcext:value-type="float">
            <text:p>9.42978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4712" calcext:value-type="float">
            <text:p>-54.44712</text:p>
          </table:table-cell>
          <table:table-cell office:value-type="float" office:value="-0.01757964" calcext:value-type="float">
            <text:p>-0.01757964</text:p>
          </table:table-cell>
          <table:table-cell office:value-type="float" office:value="-0.01688677" calcext:value-type="float">
            <text:p>-0.01688677</text:p>
          </table:table-cell>
          <table:table-cell office:value-type="float" office:value="-0.01617142" calcext:value-type="float">
            <text:p>-0.01617142</text:p>
          </table:table-cell>
          <table:table-cell office:value-type="float" office:value="-0.01566869" calcext:value-type="float">
            <text:p>-0.01566869</text:p>
          </table:table-cell>
          <table:table-cell office:value-type="float" office:value="-0.01490315" calcext:value-type="float">
            <text:p>-0.01490315</text:p>
          </table:table-cell>
          <table:table-cell office:value-type="float" office:value="-0.01432786" calcext:value-type="float">
            <text:p>-0.01432786</text:p>
          </table:table-cell>
          <table:table-cell office:value-type="float" office:value="-0.01353333" calcext:value-type="float">
            <text:p>-0.01353333</text:p>
          </table:table-cell>
          <table:table-cell office:value-type="float" office:value="-0.01357429" calcext:value-type="float">
            <text:p>-0.01357429</text:p>
          </table:table-cell>
          <table:table-cell office:value-type="float" office:value="-0.01336385" calcext:value-type="float">
            <text:p>-0.01336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8058" calcext:value-type="float">
            <text:p>-38.98058</text:p>
          </table:table-cell>
          <table:table-cell office:value-type="float" office:value="0.01944327" calcext:value-type="float">
            <text:p>0.0194432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756" calcext:value-type="float">
            <text:p>-2.3847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96.24309" calcext:value-type="float">
            <text:p>96.24309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3.481" calcext:value-type="float">
            <text:p>1083.481</text:p>
          </table:table-cell>
          <table:table-cell office:value-type="float" office:value="-9.083098" calcext:value-type="float">
            <text:p>-9.083098</text:p>
          </table:table-cell>
          <table:table-cell office:value-type="float" office:value="0" calcext:value-type="float">
            <text:p>0</text:p>
          </table:table-cell>
          <table:table-cell office:value-type="float" office:value="0.1036434" calcext:value-type="float">
            <text:p>0.1036434</text:p>
          </table:table-cell>
          <table:table-cell office:value-type="float" office:value="0.3364199" calcext:value-type="float">
            <text:p>0.3364199</text:p>
          </table:table-cell>
          <table:table-cell office:value-type="float" office:value="0.3381521" calcext:value-type="float">
            <text:p>0.3381521</text:p>
          </table:table-cell>
          <table:table-cell office:value-type="float" office:value="0.3402165" calcext:value-type="float">
            <text:p>0.3402165</text:p>
          </table:table-cell>
          <table:table-cell office:value-type="float" office:value="0.3417783" calcext:value-type="float">
            <text:p>0.3417783</text:p>
          </table:table-cell>
          <table:table-cell office:value-type="float" office:value="0.2978714" calcext:value-type="float">
            <text:p>0.2978714</text:p>
          </table:table-cell>
          <table:table-cell office:value-type="float" office:value="0.2946797" calcext:value-type="float">
            <text:p>0.2946797</text:p>
          </table:table-cell>
          <table:table-cell office:value-type="float" office:value="0.3717202" calcext:value-type="float">
            <text:p>0.3717202</text:p>
          </table:table-cell>
          <table:table-cell office:value-type="float" office:value="0.3650463" calcext:value-type="float">
            <text:p>0.3650463</text:p>
          </table:table-cell>
          <table:table-cell office:value-type="float" office:value="0.3713024" calcext:value-type="float">
            <text:p>0.3713024</text:p>
          </table:table-cell>
          <table:table-cell office:value-type="float" office:value="0.3848969" calcext:value-type="float">
            <text:p>0.3848969</text:p>
          </table:table-cell>
          <table:table-cell office:value-type="float" office:value="0.3945415" calcext:value-type="float">
            <text:p>0.39454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641E-015" calcext:value-type="float">
            <text:p>1.927641E-15</text:p>
          </table:table-cell>
          <table:table-cell office:value-type="float" office:value="1.951772E-015" calcext:value-type="float">
            <text:p>1.951772E-15</text:p>
          </table:table-cell>
          <table:table-cell office:value-type="float" office:value="1.980705E-015" calcext:value-type="float">
            <text:p>1.980705E-15</text:p>
          </table:table-cell>
          <table:table-cell office:value-type="float" office:value="1.991218E-015" calcext:value-type="float">
            <text:p>1.991218E-15</text:p>
          </table:table-cell>
          <table:table-cell office:value-type="float" office:value="9.429577E-016" calcext:value-type="float">
            <text:p>9.429577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0565" calcext:value-type="float">
            <text:p>-128.0565</text:p>
          </table:table-cell>
          <table:table-cell office:value-type="float" office:value="-0.01744726" calcext:value-type="float">
            <text:p>-0.01744726</text:p>
          </table:table-cell>
          <table:table-cell office:value-type="float" office:value="-0.01690845" calcext:value-type="float">
            <text:p>-0.01690845</text:p>
          </table:table-cell>
          <table:table-cell office:value-type="float" office:value="-0.01630689" calcext:value-type="float">
            <text:p>-0.01630689</text:p>
          </table:table-cell>
          <table:table-cell office:value-type="float" office:value="-0.01585619" calcext:value-type="float">
            <text:p>-0.01585619</text:p>
          </table:table-cell>
          <table:table-cell office:value-type="float" office:value="-0.01515272" calcext:value-type="float">
            <text:p>-0.01515272</text:p>
          </table:table-cell>
          <table:table-cell office:value-type="float" office:value="-0.01458026" calcext:value-type="float">
            <text:p>-0.01458026</text:p>
          </table:table-cell>
          <table:table-cell office:value-type="float" office:value="-0.01377946" calcext:value-type="float">
            <text:p>-0.01377946</text:p>
          </table:table-cell>
          <table:table-cell office:value-type="float" office:value="-0.01353861" calcext:value-type="float">
            <text:p>-0.01353861</text:p>
          </table:table-cell>
          <table:table-cell office:value-type="float" office:value="-0.01323971" calcext:value-type="float">
            <text:p>-0.0132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9954" calcext:value-type="float">
            <text:p>-148.9954</text:p>
          </table:table-cell>
          <table:table-cell office:value-type="float" office:value="0.01941585" calcext:value-type="float">
            <text:p>0.0194158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794" calcext:value-type="float">
            <text:p>-2.3847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96.26946" calcext:value-type="float">
            <text:p>96.2694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3.454" calcext:value-type="float">
            <text:p>1083.454</text:p>
          </table:table-cell>
          <table:table-cell office:value-type="float" office:value="-9.083098" calcext:value-type="float">
            <text:p>-9.083098</text:p>
          </table:table-cell>
          <table:table-cell office:value-type="float" office:value="0" calcext:value-type="float">
            <text:p>0</text:p>
          </table:table-cell>
          <table:table-cell office:value-type="float" office:value="0.1001038" calcext:value-type="float">
            <text:p>0.1001038</text:p>
          </table:table-cell>
          <table:table-cell office:value-type="float" office:value="0.3365772" calcext:value-type="float">
            <text:p>0.3365772</text:p>
          </table:table-cell>
          <table:table-cell office:value-type="float" office:value="0.3381387" calcext:value-type="float">
            <text:p>0.3381387</text:p>
          </table:table-cell>
          <table:table-cell office:value-type="float" office:value="0.3399729" calcext:value-type="float">
            <text:p>0.3399729</text:p>
          </table:table-cell>
          <table:table-cell office:value-type="float" office:value="0.3413657" calcext:value-type="float">
            <text:p>0.3413657</text:p>
          </table:table-cell>
          <table:table-cell office:value-type="float" office:value="0.2973542" calcext:value-type="float">
            <text:p>0.2973542</text:p>
          </table:table-cell>
          <table:table-cell office:value-type="float" office:value="0.2940974" calcext:value-type="float">
            <text:p>0.2940974</text:p>
          </table:table-cell>
          <table:table-cell office:value-type="float" office:value="0.3713987" calcext:value-type="float">
            <text:p>0.3713987</text:p>
          </table:table-cell>
          <table:table-cell office:value-type="float" office:value="0.3650857" calcext:value-type="float">
            <text:p>0.3650857</text:p>
          </table:table-cell>
          <table:table-cell office:value-type="float" office:value="0.3715234" calcext:value-type="float">
            <text:p>0.3715234</text:p>
          </table:table-cell>
          <table:table-cell office:value-type="float" office:value="0.3850425" calcext:value-type="float">
            <text:p>0.3850425</text:p>
          </table:table-cell>
          <table:table-cell office:value-type="float" office:value="0.3945956" calcext:value-type="float">
            <text:p>0.3945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16E-015" calcext:value-type="float">
            <text:p>1.92816E-15</text:p>
          </table:table-cell>
          <table:table-cell office:value-type="float" office:value="1.951736E-015" calcext:value-type="float">
            <text:p>1.951736E-15</text:p>
          </table:table-cell>
          <table:table-cell office:value-type="float" office:value="1.980669E-015" calcext:value-type="float">
            <text:p>1.980669E-15</text:p>
          </table:table-cell>
          <table:table-cell office:value-type="float" office:value="1.991192E-015" calcext:value-type="float">
            <text:p>1.991192E-15</text:p>
          </table:table-cell>
          <table:table-cell office:value-type="float" office:value="9.429374E-016" calcext:value-type="float">
            <text:p>9.42937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3321" calcext:value-type="float">
            <text:p>-168.3321</text:p>
          </table:table-cell>
          <table:table-cell office:value-type="float" office:value="-0.01739685" calcext:value-type="float">
            <text:p>-0.01739685</text:p>
          </table:table-cell>
          <table:table-cell office:value-type="float" office:value="-0.01691245" calcext:value-type="float">
            <text:p>-0.01691245</text:p>
          </table:table-cell>
          <table:table-cell office:value-type="float" office:value="-0.01637886" calcext:value-type="float">
            <text:p>-0.01637886</text:p>
          </table:table-cell>
          <table:table-cell office:value-type="float" office:value="-0.01597427" calcext:value-type="float">
            <text:p>-0.01597427</text:p>
          </table:table-cell>
          <table:table-cell office:value-type="float" office:value="-0.01535262" calcext:value-type="float">
            <text:p>-0.01535262</text:p>
          </table:table-cell>
          <table:table-cell office:value-type="float" office:value="-0.0148241" calcext:value-type="float">
            <text:p>-0.0148241</text:p>
          </table:table-cell>
          <table:table-cell office:value-type="float" office:value="-0.01404032" calcext:value-type="float">
            <text:p>-0.01404032</text:p>
          </table:table-cell>
          <table:table-cell office:value-type="float" office:value="-0.01351408" calcext:value-type="float">
            <text:p>-0.01351408</text:p>
          </table:table-cell>
          <table:table-cell office:value-type="float" office:value="-0.01310545" calcext:value-type="float">
            <text:p>-0.0131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37479" calcext:value-type="float">
            <text:p>-86.37479</text:p>
          </table:table-cell>
          <table:table-cell office:value-type="float" office:value="0.01940613" calcext:value-type="float">
            <text:p>0.0194061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758" calcext:value-type="float">
            <text:p>-2.384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96.17756" calcext:value-type="float">
            <text:p>96.1775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3.546" calcext:value-type="float">
            <text:p>1083.546</text:p>
          </table:table-cell>
          <table:table-cell office:value-type="float" office:value="-9.083098" calcext:value-type="float">
            <text:p>-9.083098</text:p>
          </table:table-cell>
          <table:table-cell office:value-type="float" office:value="0" calcext:value-type="float">
            <text:p>0</text:p>
          </table:table-cell>
          <table:table-cell office:value-type="float" office:value="0.1055512" calcext:value-type="float">
            <text:p>0.1055512</text:p>
          </table:table-cell>
          <table:table-cell office:value-type="float" office:value="0.3364004" calcext:value-type="float">
            <text:p>0.3364004</text:p>
          </table:table-cell>
          <table:table-cell office:value-type="float" office:value="0.3379672" calcext:value-type="float">
            <text:p>0.3379672</text:p>
          </table:table-cell>
          <table:table-cell office:value-type="float" office:value="0.3397153" calcext:value-type="float">
            <text:p>0.3397153</text:p>
          </table:table-cell>
          <table:table-cell office:value-type="float" office:value="0.3410074" calcext:value-type="float">
            <text:p>0.3410074</text:p>
          </table:table-cell>
          <table:table-cell office:value-type="float" office:value="0.296935" calcext:value-type="float">
            <text:p>0.296935</text:p>
          </table:table-cell>
          <table:table-cell office:value-type="float" office:value="0.2936119" calcext:value-type="float">
            <text:p>0.2936119</text:p>
          </table:table-cell>
          <table:table-cell office:value-type="float" office:value="0.3711494" calcext:value-type="float">
            <text:p>0.3711494</text:p>
          </table:table-cell>
          <table:table-cell office:value-type="float" office:value="0.3650907" calcext:value-type="float">
            <text:p>0.3650907</text:p>
          </table:table-cell>
          <table:table-cell office:value-type="float" office:value="0.3717227" calcext:value-type="float">
            <text:p>0.3717227</text:p>
          </table:table-cell>
          <table:table-cell office:value-type="float" office:value="0.3851871" calcext:value-type="float">
            <text:p>0.3851871</text:p>
          </table:table-cell>
          <table:table-cell office:value-type="float" office:value="0.3946528" calcext:value-type="float">
            <text:p>0.39465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864E-015" calcext:value-type="float">
            <text:p>1.926864E-15</text:p>
          </table:table-cell>
          <table:table-cell office:value-type="float" office:value="1.951705E-015" calcext:value-type="float">
            <text:p>1.951705E-15</text:p>
          </table:table-cell>
          <table:table-cell office:value-type="float" office:value="1.980632E-015" calcext:value-type="float">
            <text:p>1.980632E-15</text:p>
          </table:table-cell>
          <table:table-cell office:value-type="float" office:value="1.991168E-015" calcext:value-type="float">
            <text:p>1.991168E-15</text:p>
          </table:table-cell>
          <table:table-cell office:value-type="float" office:value="9.429158E-016" calcext:value-type="float">
            <text:p>9.429158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6792" calcext:value-type="float">
            <text:p>-112.6792</text:p>
          </table:table-cell>
          <table:table-cell office:value-type="float" office:value="-0.0174521" calcext:value-type="float">
            <text:p>-0.0174521</text:p>
          </table:table-cell>
          <table:table-cell office:value-type="float" office:value="-0.01696449" calcext:value-type="float">
            <text:p>-0.01696449</text:p>
          </table:table-cell>
          <table:table-cell office:value-type="float" office:value="-0.01645484" calcext:value-type="float">
            <text:p>-0.01645484</text:p>
          </table:table-cell>
          <table:table-cell office:value-type="float" office:value="-0.01607725" calcext:value-type="float">
            <text:p>-0.01607725</text:p>
          </table:table-cell>
          <table:table-cell office:value-type="float" office:value="-0.01551676" calcext:value-type="float">
            <text:p>-0.01551676</text:p>
          </table:table-cell>
          <table:table-cell office:value-type="float" office:value="-0.01503112" calcext:value-type="float">
            <text:p>-0.01503112</text:p>
          </table:table-cell>
          <table:table-cell office:value-type="float" office:value="-0.014246" calcext:value-type="float">
            <text:p>-0.014246</text:p>
          </table:table-cell>
          <table:table-cell office:value-type="float" office:value="-0.01351083" calcext:value-type="float">
            <text:p>-0.01351083</text:p>
          </table:table-cell>
          <table:table-cell office:value-type="float" office:value="-0.01298563" calcext:value-type="float">
            <text:p>-0.0129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2024" calcext:value-type="float">
            <text:p>-34.22024</text:p>
          </table:table-cell>
          <table:table-cell office:value-type="float" office:value="0.01940149" calcext:value-type="float">
            <text:p>0.0194014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659" calcext:value-type="float">
            <text:p>-2.3846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136.826" calcext:value-type="float">
            <text:p>136.826</text:p>
          </table:table-cell>
          <table:table-cell office:value-type="float" office:value="96.29598" calcext:value-type="float">
            <text:p>96.29598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3.727" calcext:value-type="float">
            <text:p>1083.727</text:p>
          </table:table-cell>
          <table:table-cell office:value-type="float" office:value="-9.082566" calcext:value-type="float">
            <text:p>-9.082566</text:p>
          </table:table-cell>
          <table:table-cell office:value-type="float" office:value="0" calcext:value-type="float">
            <text:p>0</text:p>
          </table:table-cell>
          <table:table-cell office:value-type="float" office:value="0.1081672" calcext:value-type="float">
            <text:p>0.1081672</text:p>
          </table:table-cell>
          <table:table-cell office:value-type="float" office:value="0.3361474" calcext:value-type="float">
            <text:p>0.3361474</text:p>
          </table:table-cell>
          <table:table-cell office:value-type="float" office:value="0.3376776" calcext:value-type="float">
            <text:p>0.3376776</text:p>
          </table:table-cell>
          <table:table-cell office:value-type="float" office:value="0.3393707" calcext:value-type="float">
            <text:p>0.3393707</text:p>
          </table:table-cell>
          <table:table-cell office:value-type="float" office:value="0.3406096" calcext:value-type="float">
            <text:p>0.3406096</text:p>
          </table:table-cell>
          <table:table-cell office:value-type="float" office:value="0.2965659" calcext:value-type="float">
            <text:p>0.2965659</text:p>
          </table:table-cell>
          <table:table-cell office:value-type="float" office:value="0.2932146" calcext:value-type="float">
            <text:p>0.2932146</text:p>
          </table:table-cell>
          <table:table-cell office:value-type="float" office:value="0.3709503" calcext:value-type="float">
            <text:p>0.3709503</text:p>
          </table:table-cell>
          <table:table-cell office:value-type="float" office:value="0.3650747" calcext:value-type="float">
            <text:p>0.3650747</text:p>
          </table:table-cell>
          <table:table-cell office:value-type="float" office:value="0.3719015" calcext:value-type="float">
            <text:p>0.3719015</text:p>
          </table:table-cell>
          <table:table-cell office:value-type="float" office:value="0.3853285" calcext:value-type="float">
            <text:p>0.3853285</text:p>
          </table:table-cell>
          <table:table-cell office:value-type="float" office:value="0.3947103" calcext:value-type="float">
            <text:p>0.39471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416E-015" calcext:value-type="float">
            <text:p>1.927416E-15</text:p>
          </table:table-cell>
          <table:table-cell office:value-type="float" office:value="1.951669E-015" calcext:value-type="float">
            <text:p>1.951669E-15</text:p>
          </table:table-cell>
          <table:table-cell office:value-type="float" office:value="1.980591E-015" calcext:value-type="float">
            <text:p>1.980591E-15</text:p>
          </table:table-cell>
          <table:table-cell office:value-type="float" office:value="1.991138E-015" calcext:value-type="float">
            <text:p>1.991138E-15</text:p>
          </table:table-cell>
          <table:table-cell office:value-type="float" office:value="9.428969E-016" calcext:value-type="float">
            <text:p>9.428969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37402" calcext:value-type="float">
            <text:p>-99.37402</text:p>
          </table:table-cell>
          <table:table-cell office:value-type="float" office:value="-0.01753266" calcext:value-type="float">
            <text:p>-0.01753266</text:p>
          </table:table-cell>
          <table:table-cell office:value-type="float" office:value="-0.01705397" calcext:value-type="float">
            <text:p>-0.01705397</text:p>
          </table:table-cell>
          <table:table-cell office:value-type="float" office:value="-0.01655731" calcext:value-type="float">
            <text:p>-0.01655731</text:p>
          </table:table-cell>
          <table:table-cell office:value-type="float" office:value="-0.01619255" calcext:value-type="float">
            <text:p>-0.01619255</text:p>
          </table:table-cell>
          <table:table-cell office:value-type="float" office:value="-0.01566279" calcext:value-type="float">
            <text:p>-0.01566279</text:p>
          </table:table-cell>
          <table:table-cell office:value-type="float" office:value="-0.01520283" calcext:value-type="float">
            <text:p>-0.01520283</text:p>
          </table:table-cell>
          <table:table-cell office:value-type="float" office:value="-0.01441254" calcext:value-type="float">
            <text:p>-0.01441254</text:p>
          </table:table-cell>
          <table:table-cell office:value-type="float" office:value="-0.01352059" calcext:value-type="float">
            <text:p>-0.01352059</text:p>
          </table:table-cell>
          <table:table-cell office:value-type="float" office:value="-0.01287912" calcext:value-type="float">
            <text:p>-0.0128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60757" calcext:value-type="float">
            <text:p>-7.860757</text:p>
          </table:table-cell>
          <table:table-cell office:value-type="float" office:value="0.01939572" calcext:value-type="float">
            <text:p>0.0193957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5" calcext:value-type="float">
            <text:p>-2.38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138.977" calcext:value-type="float">
            <text:p>138.977</text:p>
          </table:table-cell>
          <table:table-cell office:value-type="float" office:value="97.14525" calcext:value-type="float">
            <text:p>97.14525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025" calcext:value-type="float">
            <text:p>1085.025</text:p>
          </table:table-cell>
          <table:table-cell office:value-type="float" office:value="-9.078801" calcext:value-type="float">
            <text:p>-9.078801</text:p>
          </table:table-cell>
          <table:table-cell office:value-type="float" office:value="0" calcext:value-type="float">
            <text:p>0</text:p>
          </table:table-cell>
          <table:table-cell office:value-type="float" office:value="0.1350747" calcext:value-type="float">
            <text:p>0.1350747</text:p>
          </table:table-cell>
          <table:table-cell office:value-type="float" office:value="0.3354707" calcext:value-type="float">
            <text:p>0.3354707</text:p>
          </table:table-cell>
          <table:table-cell office:value-type="float" office:value="0.3371426" calcext:value-type="float">
            <text:p>0.3371426</text:p>
          </table:table-cell>
          <table:table-cell office:value-type="float" office:value="0.3388901" calcext:value-type="float">
            <text:p>0.3388901</text:p>
          </table:table-cell>
          <table:table-cell office:value-type="float" office:value="0.3401342" calcext:value-type="float">
            <text:p>0.3401342</text:p>
          </table:table-cell>
          <table:table-cell office:value-type="float" office:value="0.2962117" calcext:value-type="float">
            <text:p>0.2962117</text:p>
          </table:table-cell>
          <table:table-cell office:value-type="float" office:value="0.2928726" calcext:value-type="float">
            <text:p>0.2928726</text:p>
          </table:table-cell>
          <table:table-cell office:value-type="float" office:value="0.3707864" calcext:value-type="float">
            <text:p>0.3707864</text:p>
          </table:table-cell>
          <table:table-cell office:value-type="float" office:value="0.3650463" calcext:value-type="float">
            <text:p>0.3650463</text:p>
          </table:table-cell>
          <table:table-cell office:value-type="float" office:value="0.3720615" calcext:value-type="float">
            <text:p>0.3720615</text:p>
          </table:table-cell>
          <table:table-cell office:value-type="float" office:value="0.3854652" calcext:value-type="float">
            <text:p>0.3854652</text:p>
          </table:table-cell>
          <table:table-cell office:value-type="float" office:value="0.3947701" calcext:value-type="float">
            <text:p>0.39477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982E-015" calcext:value-type="float">
            <text:p>1.927982E-15</text:p>
          </table:table-cell>
          <table:table-cell office:value-type="float" office:value="1.951632E-015" calcext:value-type="float">
            <text:p>1.951632E-15</text:p>
          </table:table-cell>
          <table:table-cell office:value-type="float" office:value="1.980549E-015" calcext:value-type="float">
            <text:p>1.980549E-15</text:p>
          </table:table-cell>
          <table:table-cell office:value-type="float" office:value="1.991106E-015" calcext:value-type="float">
            <text:p>1.991106E-15</text:p>
          </table:table-cell>
          <table:table-cell office:value-type="float" office:value="9.428797E-016" calcext:value-type="float">
            <text:p>9.428797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85291" calcext:value-type="float">
            <text:p>-25.85291</text:p>
          </table:table-cell>
          <table:table-cell office:value-type="float" office:value="-0.01774014" calcext:value-type="float">
            <text:p>-0.01774014</text:p>
          </table:table-cell>
          <table:table-cell office:value-type="float" office:value="-0.01722005" calcext:value-type="float">
            <text:p>-0.01722005</text:p>
          </table:table-cell>
          <table:table-cell office:value-type="float" office:value="-0.01670118" calcext:value-type="float">
            <text:p>-0.01670118</text:p>
          </table:table-cell>
          <table:table-cell office:value-type="float" office:value="-0.01633131" calcext:value-type="float">
            <text:p>-0.01633131</text:p>
          </table:table-cell>
          <table:table-cell office:value-type="float" office:value="-0.01580424" calcext:value-type="float">
            <text:p>-0.01580424</text:p>
          </table:table-cell>
          <table:table-cell office:value-type="float" office:value="-0.0153527" calcext:value-type="float">
            <text:p>-0.0153527</text:p>
          </table:table-cell>
          <table:table-cell office:value-type="float" office:value="-0.01455108" calcext:value-type="float">
            <text:p>-0.01455108</text:p>
          </table:table-cell>
          <table:table-cell office:value-type="float" office:value="-0.01353802" calcext:value-type="float">
            <text:p>-0.01353802</text:p>
          </table:table-cell>
          <table:table-cell office:value-type="float" office:value="-0.01278452" calcext:value-type="float">
            <text:p>-0.0127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9041" calcext:value-type="float">
            <text:p>-0.1999041</text:p>
          </table:table-cell>
          <table:table-cell office:value-type="float" office:value="0.019376" calcext:value-type="float">
            <text:p>0.01937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28" calcext:value-type="float">
            <text:p>-2.384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151.804" calcext:value-type="float">
            <text:p>151.804</text:p>
          </table:table-cell>
          <table:table-cell office:value-type="float" office:value="101.5385" calcext:value-type="float">
            <text:p>101.5385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93.327" calcext:value-type="float">
            <text:p>1093.327</text:p>
          </table:table-cell>
          <table:table-cell office:value-type="float" office:value="-8.94633" calcext:value-type="float">
            <text:p>-8.94633</text:p>
          </table:table-cell>
          <table:table-cell office:value-type="float" office:value="0" calcext:value-type="float">
            <text:p>0</text:p>
          </table:table-cell>
          <table:table-cell office:value-type="float" office:value="0.3486608" calcext:value-type="float">
            <text:p>0.3486608</text:p>
          </table:table-cell>
          <table:table-cell office:value-type="float" office:value="0.3524331" calcext:value-type="float">
            <text:p>0.3524331</text:p>
          </table:table-cell>
          <table:table-cell office:value-type="float" office:value="0.3600918" calcext:value-type="float">
            <text:p>0.3600918</text:p>
          </table:table-cell>
          <table:table-cell office:value-type="float" office:value="0.3651347" calcext:value-type="float">
            <text:p>0.3651347</text:p>
          </table:table-cell>
          <table:table-cell office:value-type="float" office:value="0.3653803" calcext:value-type="float">
            <text:p>0.3653803</text:p>
          </table:table-cell>
          <table:table-cell office:value-type="float" office:value="0.3051419" calcext:value-type="float">
            <text:p>0.3051419</text:p>
          </table:table-cell>
          <table:table-cell office:value-type="float" office:value="0.2965535" calcext:value-type="float">
            <text:p>0.2965535</text:p>
          </table:table-cell>
          <table:table-cell office:value-type="float" office:value="0.3712377" calcext:value-type="float">
            <text:p>0.3712377</text:p>
          </table:table-cell>
          <table:table-cell office:value-type="float" office:value="0.3650637" calcext:value-type="float">
            <text:p>0.3650637</text:p>
          </table:table-cell>
          <table:table-cell office:value-type="float" office:value="0.3722059" calcext:value-type="float">
            <text:p>0.3722059</text:p>
          </table:table-cell>
          <table:table-cell office:value-type="float" office:value="0.3855969" calcext:value-type="float">
            <text:p>0.3855969</text:p>
          </table:table-cell>
          <table:table-cell office:value-type="float" office:value="0.3948309" calcext:value-type="float">
            <text:p>0.39483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481E-015" calcext:value-type="float">
            <text:p>1.928481E-15</text:p>
          </table:table-cell>
          <table:table-cell office:value-type="float" office:value="1.951608E-015" calcext:value-type="float">
            <text:p>1.951608E-15</text:p>
          </table:table-cell>
          <table:table-cell office:value-type="float" office:value="1.980505E-015" calcext:value-type="float">
            <text:p>1.980505E-15</text:p>
          </table:table-cell>
          <table:table-cell office:value-type="float" office:value="1.99108E-015" calcext:value-type="float">
            <text:p>1.99108E-15</text:p>
          </table:table-cell>
          <table:table-cell office:value-type="float" office:value="9.428602E-016" calcext:value-type="float">
            <text:p>9.428602E-16</text:p>
          </table:table-cell>
          <table:table-cell office:value-type="float" office:value="1.997333E-015" calcext:value-type="float">
            <text:p>1.997333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7396" calcext:value-type="float">
            <text:p>-0.01407396</text:p>
          </table:table-cell>
          <table:table-cell office:value-type="float" office:value="-0.01312979" calcext:value-type="float">
            <text:p>-0.01312979</text:p>
          </table:table-cell>
          <table:table-cell office:value-type="float" office:value="-0.01147717" calcext:value-type="float">
            <text:p>-0.01147717</text:p>
          </table:table-cell>
          <table:table-cell office:value-type="float" office:value="-0.01054453" calcext:value-type="float">
            <text:p>-0.01054453</text:p>
          </table:table-cell>
          <table:table-cell office:value-type="float" office:value="-0.01049502" calcext:value-type="float">
            <text:p>-0.01049502</text:p>
          </table:table-cell>
          <table:table-cell office:value-type="float" office:value="-0.01266433" calcext:value-type="float">
            <text:p>-0.01266433</text:p>
          </table:table-cell>
          <table:table-cell office:value-type="float" office:value="-0.01384433" calcext:value-type="float">
            <text:p>-0.01384433</text:p>
          </table:table-cell>
          <table:table-cell office:value-type="float" office:value="-0.01417832" calcext:value-type="float">
            <text:p>-0.01417832</text:p>
          </table:table-cell>
          <table:table-cell office:value-type="float" office:value="-0.01352783" calcext:value-type="float">
            <text:p>-0.01352783</text:p>
          </table:table-cell>
          <table:table-cell office:value-type="float" office:value="-0.01269986" calcext:value-type="float">
            <text:p>-0.01269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36982" calcext:value-type="float">
            <text:p>-0.01436982</text:p>
          </table:table-cell>
          <table:table-cell office:value-type="float" office:value="0.01924198" calcext:value-type="float">
            <text:p>0.0192419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013" calcext:value-type="float">
            <text:p>-2.3840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151.804" calcext:value-type="float">
            <text:p>151.804</text:p>
          </table:table-cell>
          <table:table-cell office:value-type="float" office:value="106.1127" calcext:value-type="float">
            <text:p>106.1127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8.753" calcext:value-type="float">
            <text:p>1088.753</text:p>
          </table:table-cell>
          <table:table-cell office:value-type="float" office:value="-8.94633" calcext:value-type="float">
            <text:p>-8.94633</text:p>
          </table:table-cell>
          <table:table-cell office:value-type="float" office:value="0" calcext:value-type="float">
            <text:p>0</text:p>
          </table:table-cell>
          <table:table-cell office:value-type="float" office:value="0.2595605" calcext:value-type="float">
            <text:p>0.2595605</text:p>
          </table:table-cell>
          <table:table-cell office:value-type="float" office:value="0.326205" calcext:value-type="float">
            <text:p>0.326205</text:p>
          </table:table-cell>
          <table:table-cell office:value-type="float" office:value="0.3421499" calcext:value-type="float">
            <text:p>0.3421499</text:p>
          </table:table-cell>
          <table:table-cell office:value-type="float" office:value="0.3505974" calcext:value-type="float">
            <text:p>0.3505974</text:p>
          </table:table-cell>
          <table:table-cell office:value-type="float" office:value="0.3536508" calcext:value-type="float">
            <text:p>0.3536508</text:p>
          </table:table-cell>
          <table:table-cell office:value-type="float" office:value="0.3059511" calcext:value-type="float">
            <text:p>0.3059511</text:p>
          </table:table-cell>
          <table:table-cell office:value-type="float" office:value="0.2989198" calcext:value-type="float">
            <text:p>0.2989198</text:p>
          </table:table-cell>
          <table:table-cell office:value-type="float" office:value="0.3717694" calcext:value-type="float">
            <text:p>0.3717694</text:p>
          </table:table-cell>
          <table:table-cell office:value-type="float" office:value="0.3651583" calcext:value-type="float">
            <text:p>0.3651583</text:p>
          </table:table-cell>
          <table:table-cell office:value-type="float" office:value="0.3723411" calcext:value-type="float">
            <text:p>0.3723411</text:p>
          </table:table-cell>
          <table:table-cell office:value-type="float" office:value="0.3857233" calcext:value-type="float">
            <text:p>0.3857233</text:p>
          </table:table-cell>
          <table:table-cell office:value-type="float" office:value="0.3948916" calcext:value-type="float">
            <text:p>0.39489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978E-015" calcext:value-type="float">
            <text:p>1.928978E-15</text:p>
          </table:table-cell>
          <table:table-cell office:value-type="float" office:value="1.951581E-015" calcext:value-type="float">
            <text:p>1.951581E-15</text:p>
          </table:table-cell>
          <table:table-cell office:value-type="float" office:value="1.980466E-015" calcext:value-type="float">
            <text:p>1.980466E-15</text:p>
          </table:table-cell>
          <table:table-cell office:value-type="float" office:value="1.991054E-015" calcext:value-type="float">
            <text:p>1.991054E-15</text:p>
          </table:table-cell>
          <table:table-cell office:value-type="float" office:value="9.428394E-016" calcext:value-type="float">
            <text:p>9.42839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584" calcext:value-type="float">
            <text:p>-0.111584</text:p>
          </table:table-cell>
          <table:table-cell office:value-type="float" office:value="-0.02096687" calcext:value-type="float">
            <text:p>-0.02096687</text:p>
          </table:table-cell>
          <table:table-cell office:value-type="float" office:value="-0.01568982" calcext:value-type="float">
            <text:p>-0.01568982</text:p>
          </table:table-cell>
          <table:table-cell office:value-type="float" office:value="-0.01353888" calcext:value-type="float">
            <text:p>-0.01353888</text:p>
          </table:table-cell>
          <table:table-cell office:value-type="float" office:value="-0.01284056" calcext:value-type="float">
            <text:p>-0.01284056</text:p>
          </table:table-cell>
          <table:table-cell office:value-type="float" office:value="-0.01238261" calcext:value-type="float">
            <text:p>-0.01238261</text:p>
          </table:table-cell>
          <table:table-cell office:value-type="float" office:value="-0.01294099" calcext:value-type="float">
            <text:p>-0.01294099</text:p>
          </table:table-cell>
          <table:table-cell office:value-type="float" office:value="-0.01374772" calcext:value-type="float">
            <text:p>-0.01374772</text:p>
          </table:table-cell>
          <table:table-cell office:value-type="float" office:value="-0.0134702" calcext:value-type="float">
            <text:p>-0.0134702</text:p>
          </table:table-cell>
          <table:table-cell office:value-type="float" office:value="-0.01262114" calcext:value-type="float">
            <text:p>-0.0126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2249" calcext:value-type="float">
            <text:p>-0.1862249</text:p>
          </table:table-cell>
          <table:table-cell office:value-type="float" office:value="0.01894259" calcext:value-type="float">
            <text:p>0.0189425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3697" calcext:value-type="float">
            <text:p>-2.3836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152.604" calcext:value-type="float">
            <text:p>152.604</text:p>
          </table:table-cell>
          <table:table-cell office:value-type="float" office:value="108.0656" calcext:value-type="float">
            <text:p>108.065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7.598" calcext:value-type="float">
            <text:p>1087.598</text:p>
          </table:table-cell>
          <table:table-cell office:value-type="float" office:value="-8.944859" calcext:value-type="float">
            <text:p>-8.944859</text:p>
          </table:table-cell>
          <table:table-cell office:value-type="float" office:value="0" calcext:value-type="float">
            <text:p>0</text:p>
          </table:table-cell>
          <table:table-cell office:value-type="float" office:value="0.2971232" calcext:value-type="float">
            <text:p>0.2971232</text:p>
          </table:table-cell>
          <table:table-cell office:value-type="float" office:value="0.3104167" calcext:value-type="float">
            <text:p>0.3104167</text:p>
          </table:table-cell>
          <table:table-cell office:value-type="float" office:value="0.3302436" calcext:value-type="float">
            <text:p>0.3302436</text:p>
          </table:table-cell>
          <table:table-cell office:value-type="float" office:value="0.3401482" calcext:value-type="float">
            <text:p>0.3401482</text:p>
          </table:table-cell>
          <table:table-cell office:value-type="float" office:value="0.3447358" calcext:value-type="float">
            <text:p>0.3447358</text:p>
          </table:table-cell>
          <table:table-cell office:value-type="float" office:value="0.302408" calcext:value-type="float">
            <text:p>0.302408</text:p>
          </table:table-cell>
          <table:table-cell office:value-type="float" office:value="0.2981266" calcext:value-type="float">
            <text:p>0.2981266</text:p>
          </table:table-cell>
          <table:table-cell office:value-type="float" office:value="0.3721368" calcext:value-type="float">
            <text:p>0.3721368</text:p>
          </table:table-cell>
          <table:table-cell office:value-type="float" office:value="0.365318" calcext:value-type="float">
            <text:p>0.365318</text:p>
          </table:table-cell>
          <table:table-cell office:value-type="float" office:value="0.3724735" calcext:value-type="float">
            <text:p>0.3724735</text:p>
          </table:table-cell>
          <table:table-cell office:value-type="float" office:value="0.3858446" calcext:value-type="float">
            <text:p>0.3858446</text:p>
          </table:table-cell>
          <table:table-cell office:value-type="float" office:value="0.3949522" calcext:value-type="float">
            <text:p>0.3949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399E-015" calcext:value-type="float">
            <text:p>1.929399E-15</text:p>
          </table:table-cell>
          <table:table-cell office:value-type="float" office:value="1.951556E-015" calcext:value-type="float">
            <text:p>1.951556E-15</text:p>
          </table:table-cell>
          <table:table-cell office:value-type="float" office:value="1.980439E-015" calcext:value-type="float">
            <text:p>1.980439E-15</text:p>
          </table:table-cell>
          <table:table-cell office:value-type="float" office:value="1.991031E-015" calcext:value-type="float">
            <text:p>1.991031E-15</text:p>
          </table:table-cell>
          <table:table-cell office:value-type="float" office:value="9.428173E-016" calcext:value-type="float">
            <text:p>9.428173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5E-031" calcext:value-type="float">
            <text:p>9.380915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92872" calcext:value-type="float">
            <text:p>-0.03892872</text:p>
          </table:table-cell>
          <table:table-cell office:value-type="float" office:value="-0.02856841" calcext:value-type="float">
            <text:p>-0.02856841</text:p>
          </table:table-cell>
          <table:table-cell office:value-type="float" office:value="-0.01951414" calcext:value-type="float">
            <text:p>-0.01951414</text:p>
          </table:table-cell>
          <table:table-cell office:value-type="float" office:value="-0.01631085" calcext:value-type="float">
            <text:p>-0.01631085</text:p>
          </table:table-cell>
          <table:table-cell office:value-type="float" office:value="-0.01502207" calcext:value-type="float">
            <text:p>-0.01502207</text:p>
          </table:table-cell>
          <table:table-cell office:value-type="float" office:value="-0.01351255" calcext:value-type="float">
            <text:p>-0.01351255</text:p>
          </table:table-cell>
          <table:table-cell office:value-type="float" office:value="-0.01322361" calcext:value-type="float">
            <text:p>-0.01322361</text:p>
          </table:table-cell>
          <table:table-cell office:value-type="float" office:value="-0.0134544" calcext:value-type="float">
            <text:p>-0.0134544</text:p>
          </table:table-cell>
          <table:table-cell office:value-type="float" office:value="-0.0133729" calcext:value-type="float">
            <text:p>-0.0133729</text:p>
          </table:table-cell>
          <table:table-cell office:value-type="float" office:value="-0.01254464" calcext:value-type="float">
            <text:p>-0.0125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31666" calcext:value-type="float">
            <text:p>-0.04231666</text:p>
          </table:table-cell>
          <table:table-cell office:value-type="float" office:value="0.01870467" calcext:value-type="float">
            <text:p>0.0187046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3334" calcext:value-type="float">
            <text:p>-2.3833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155.4041" calcext:value-type="float">
            <text:p>155.4041</text:p>
          </table:table-cell>
          <table:table-cell office:value-type="float" office:value="108.7762" calcext:value-type="float">
            <text:p>108.7762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9.682" calcext:value-type="float">
            <text:p>1089.682</text:p>
          </table:table-cell>
          <table:table-cell office:value-type="float" office:value="-8.939537" calcext:value-type="float">
            <text:p>-8.939537</text:p>
          </table:table-cell>
          <table:table-cell office:value-type="float" office:value="0" calcext:value-type="float">
            <text:p>0</text:p>
          </table:table-cell>
          <table:table-cell office:value-type="float" office:value="0.3851826" calcext:value-type="float">
            <text:p>0.3851826</text:p>
          </table:table-cell>
          <table:table-cell office:value-type="float" office:value="0.3381572" calcext:value-type="float">
            <text:p>0.3381572</text:p>
          </table:table-cell>
          <table:table-cell office:value-type="float" office:value="0.3313957" calcext:value-type="float">
            <text:p>0.3313957</text:p>
          </table:table-cell>
          <table:table-cell office:value-type="float" office:value="0.336241" calcext:value-type="float">
            <text:p>0.336241</text:p>
          </table:table-cell>
          <table:table-cell office:value-type="float" office:value="0.3399538" calcext:value-type="float">
            <text:p>0.3399538</text:p>
          </table:table-cell>
          <table:table-cell office:value-type="float" office:value="0.2990399" calcext:value-type="float">
            <text:p>0.2990399</text:p>
          </table:table-cell>
          <table:table-cell office:value-type="float" office:value="0.2962815" calcext:value-type="float">
            <text:p>0.2962815</text:p>
          </table:table-cell>
          <table:table-cell office:value-type="float" office:value="0.3721203" calcext:value-type="float">
            <text:p>0.3721203</text:p>
          </table:table-cell>
          <table:table-cell office:value-type="float" office:value="0.3654811" calcext:value-type="float">
            <text:p>0.3654811</text:p>
          </table:table-cell>
          <table:table-cell office:value-type="float" office:value="0.3726057" calcext:value-type="float">
            <text:p>0.3726057</text:p>
          </table:table-cell>
          <table:table-cell office:value-type="float" office:value="0.3859621" calcext:value-type="float">
            <text:p>0.3859621</text:p>
          </table:table-cell>
          <table:table-cell office:value-type="float" office:value="0.3950132" calcext:value-type="float">
            <text:p>0.39501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675E-015" calcext:value-type="float">
            <text:p>1.929675E-15</text:p>
          </table:table-cell>
          <table:table-cell office:value-type="float" office:value="1.951539E-015" calcext:value-type="float">
            <text:p>1.951539E-15</text:p>
          </table:table-cell>
          <table:table-cell office:value-type="float" office:value="1.980424E-015" calcext:value-type="float">
            <text:p>1.980424E-15</text:p>
          </table:table-cell>
          <table:table-cell office:value-type="float" office:value="1.991015E-015" calcext:value-type="float">
            <text:p>1.991015E-15</text:p>
          </table:table-cell>
          <table:table-cell office:value-type="float" office:value="9.428015E-016" calcext:value-type="float">
            <text:p>9.428015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406433" calcext:value-type="float">
            <text:p>-0.008406433</text:p>
          </table:table-cell>
          <table:table-cell office:value-type="float" office:value="-0.01755011" calcext:value-type="float">
            <text:p>-0.01755011</text:p>
          </table:table-cell>
          <table:table-cell office:value-type="float" office:value="-0.01922726" calcext:value-type="float">
            <text:p>-0.01922726</text:p>
          </table:table-cell>
          <table:table-cell office:value-type="float" office:value="-0.01752195" calcext:value-type="float">
            <text:p>-0.01752195</text:p>
          </table:table-cell>
          <table:table-cell office:value-type="float" office:value="-0.01637878" calcext:value-type="float">
            <text:p>-0.01637878</text:p>
          </table:table-cell>
          <table:table-cell office:value-type="float" office:value="-0.01470548" calcext:value-type="float">
            <text:p>-0.01470548</text:p>
          </table:table-cell>
          <table:table-cell office:value-type="float" office:value="-0.01392812" calcext:value-type="float">
            <text:p>-0.01392812</text:p>
          </table:table-cell>
          <table:table-cell office:value-type="float" office:value="-0.01346451" calcext:value-type="float">
            <text:p>-0.01346451</text:p>
          </table:table-cell>
          <table:table-cell office:value-type="float" office:value="-0.01327381" calcext:value-type="float">
            <text:p>-0.01327381</text:p>
          </table:table-cell>
          <table:table-cell office:value-type="float" office:value="-0.01246866" calcext:value-type="float">
            <text:p>-0.01246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55904" calcext:value-type="float">
            <text:p>-0.008055904</text:p>
          </table:table-cell>
          <table:table-cell office:value-type="float" office:value="0.01859768" calcext:value-type="float">
            <text:p>0.01859768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2935" calcext:value-type="float">
            <text:p>-2.3829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155.5041" calcext:value-type="float">
            <text:p>155.5041</text:p>
          </table:table-cell>
          <table:table-cell office:value-type="float" office:value="113.0102" calcext:value-type="float">
            <text:p>113.0102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548" calcext:value-type="float">
            <text:p>1085.548</text:p>
          </table:table-cell>
          <table:table-cell office:value-type="float" office:value="-8.939369" calcext:value-type="float">
            <text:p>-8.939369</text:p>
          </table:table-cell>
          <table:table-cell office:value-type="float" office:value="0" calcext:value-type="float">
            <text:p>0</text:p>
          </table:table-cell>
          <table:table-cell office:value-type="float" office:value="0.2131753" calcext:value-type="float">
            <text:p>0.2131753</text:p>
          </table:table-cell>
          <table:table-cell office:value-type="float" office:value="0.3232683" calcext:value-type="float">
            <text:p>0.3232683</text:p>
          </table:table-cell>
          <table:table-cell office:value-type="float" office:value="0.3317745" calcext:value-type="float">
            <text:p>0.3317745</text:p>
          </table:table-cell>
          <table:table-cell office:value-type="float" office:value="0.337282" calcext:value-type="float">
            <text:p>0.337282</text:p>
          </table:table-cell>
          <table:table-cell office:value-type="float" office:value="0.3399898" calcext:value-type="float">
            <text:p>0.3399898</text:p>
          </table:table-cell>
          <table:table-cell office:value-type="float" office:value="0.2975643" calcext:value-type="float">
            <text:p>0.2975643</text:p>
          </table:table-cell>
          <table:table-cell office:value-type="float" office:value="0.2948671" calcext:value-type="float">
            <text:p>0.2948671</text:p>
          </table:table-cell>
          <table:table-cell office:value-type="float" office:value="0.3718513" calcext:value-type="float">
            <text:p>0.3718513</text:p>
          </table:table-cell>
          <table:table-cell office:value-type="float" office:value="0.3655987" calcext:value-type="float">
            <text:p>0.3655987</text:p>
          </table:table-cell>
          <table:table-cell office:value-type="float" office:value="0.3727356" calcext:value-type="float">
            <text:p>0.3727356</text:p>
          </table:table-cell>
          <table:table-cell office:value-type="float" office:value="0.3860761" calcext:value-type="float">
            <text:p>0.3860761</text:p>
          </table:table-cell>
          <table:table-cell office:value-type="float" office:value="0.3950745" calcext:value-type="float">
            <text:p>0.395074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9968E-015" calcext:value-type="float">
            <text:p>1.929968E-15</text:p>
          </table:table-cell>
          <table:table-cell office:value-type="float" office:value="1.951516E-015" calcext:value-type="float">
            <text:p>1.951516E-15</text:p>
          </table:table-cell>
          <table:table-cell office:value-type="float" office:value="1.980405E-015" calcext:value-type="float">
            <text:p>1.980405E-15</text:p>
          </table:table-cell>
          <table:table-cell office:value-type="float" office:value="1.991005E-015" calcext:value-type="float">
            <text:p>1.991005E-15</text:p>
          </table:table-cell>
          <table:table-cell office:value-type="float" office:value="9.427834E-016" calcext:value-type="float">
            <text:p>9.427834E-16</text:p>
          </table:table-cell>
          <table:table-cell office:value-type="float" office:value="1.997333E-015" calcext:value-type="float">
            <text:p>1.997333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91733" calcext:value-type="float">
            <text:p>-0.4991733</text:p>
          </table:table-cell>
          <table:table-cell office:value-type="float" office:value="-0.0222865" calcext:value-type="float">
            <text:p>-0.0222865</text:p>
          </table:table-cell>
          <table:table-cell office:value-type="float" office:value="-0.01898445" calcext:value-type="float">
            <text:p>-0.01898445</text:p>
          </table:table-cell>
          <table:table-cell office:value-type="float" office:value="-0.01718065" calcext:value-type="float">
            <text:p>-0.01718065</text:p>
          </table:table-cell>
          <table:table-cell office:value-type="float" office:value="-0.01636434" calcext:value-type="float">
            <text:p>-0.01636434</text:p>
          </table:table-cell>
          <table:table-cell office:value-type="float" office:value="-0.01526843" calcext:value-type="float">
            <text:p>-0.01526843</text:p>
          </table:table-cell>
          <table:table-cell office:value-type="float" office:value="-0.01450111" calcext:value-type="float">
            <text:p>-0.01450111</text:p>
          </table:table-cell>
          <table:table-cell office:value-type="float" office:value="-0.01367535" calcext:value-type="float">
            <text:p>-0.01367535</text:p>
          </table:table-cell>
          <table:table-cell office:value-type="float" office:value="-0.01320263" calcext:value-type="float">
            <text:p>-0.01320263</text:p>
          </table:table-cell>
          <table:table-cell office:value-type="float" office:value="-0.0123945" calcext:value-type="float">
            <text:p>-0.012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86736" calcext:value-type="float">
            <text:p>-0.8286736</text:p>
          </table:table-cell>
          <table:table-cell office:value-type="float" office:value="0.01834337" calcext:value-type="float">
            <text:p>0.01834337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2492" calcext:value-type="float">
            <text:p>-2.382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156.5041" calcext:value-type="float">
            <text:p>156.5041</text:p>
          </table:table-cell>
          <table:table-cell office:value-type="float" office:value="115.3226" calcext:value-type="float">
            <text:p>115.322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234" calcext:value-type="float">
            <text:p>1084.234</text:p>
          </table:table-cell>
          <table:table-cell office:value-type="float" office:value="-8.937405" calcext:value-type="float">
            <text:p>-8.937405</text:p>
          </table:table-cell>
          <table:table-cell office:value-type="float" office:value="0" calcext:value-type="float">
            <text:p>0</text:p>
          </table:table-cell>
          <table:table-cell office:value-type="float" office:value="0.1718935" calcext:value-type="float">
            <text:p>0.1718935</text:p>
          </table:table-cell>
          <table:table-cell office:value-type="float" office:value="0.3222207" calcext:value-type="float">
            <text:p>0.3222207</text:p>
          </table:table-cell>
          <table:table-cell office:value-type="float" office:value="0.3285297" calcext:value-type="float">
            <text:p>0.3285297</text:p>
          </table:table-cell>
          <table:table-cell office:value-type="float" office:value="0.3340644" calcext:value-type="float">
            <text:p>0.3340644</text:p>
          </table:table-cell>
          <table:table-cell office:value-type="float" office:value="0.3371252" calcext:value-type="float">
            <text:p>0.3371252</text:p>
          </table:table-cell>
          <table:table-cell office:value-type="float" office:value="0.2960653" calcext:value-type="float">
            <text:p>0.2960653</text:p>
          </table:table-cell>
          <table:table-cell office:value-type="float" office:value="0.2938257" calcext:value-type="float">
            <text:p>0.2938257</text:p>
          </table:table-cell>
          <table:table-cell office:value-type="float" office:value="0.3715326" calcext:value-type="float">
            <text:p>0.3715326</text:p>
          </table:table-cell>
          <table:table-cell office:value-type="float" office:value="0.3656576" calcext:value-type="float">
            <text:p>0.3656576</text:p>
          </table:table-cell>
          <table:table-cell office:value-type="float" office:value="0.3728597" calcext:value-type="float">
            <text:p>0.3728597</text:p>
          </table:table-cell>
          <table:table-cell office:value-type="float" office:value="0.3861873" calcext:value-type="float">
            <text:p>0.3861873</text:p>
          </table:table-cell>
          <table:table-cell office:value-type="float" office:value="0.395139" calcext:value-type="float">
            <text:p>0.3951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065E-015" calcext:value-type="float">
            <text:p>1.927065E-15</text:p>
          </table:table-cell>
          <table:table-cell office:value-type="float" office:value="1.951494E-015" calcext:value-type="float">
            <text:p>1.951494E-15</text:p>
          </table:table-cell>
          <table:table-cell office:value-type="float" office:value="1.980394E-015" calcext:value-type="float">
            <text:p>1.980394E-15</text:p>
          </table:table-cell>
          <table:table-cell office:value-type="float" office:value="1.990988E-015" calcext:value-type="float">
            <text:p>1.990988E-15</text:p>
          </table:table-cell>
          <table:table-cell office:value-type="float" office:value="9.427652E-016" calcext:value-type="float">
            <text:p>9.427652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19454" calcext:value-type="float">
            <text:p>-2.619454</text:p>
          </table:table-cell>
          <table:table-cell office:value-type="float" office:value="-0.02273131" calcext:value-type="float">
            <text:p>-0.02273131</text:p>
          </table:table-cell>
          <table:table-cell office:value-type="float" office:value="-0.02017585" calcext:value-type="float">
            <text:p>-0.02017585</text:p>
          </table:table-cell>
          <table:table-cell office:value-type="float" office:value="-0.01822661" calcext:value-type="float">
            <text:p>-0.01822661</text:p>
          </table:table-cell>
          <table:table-cell office:value-type="float" office:value="-0.01723756" calcext:value-type="float">
            <text:p>-0.01723756</text:p>
          </table:table-cell>
          <table:table-cell office:value-type="float" office:value="-0.01585794" calcext:value-type="float">
            <text:p>-0.01585794</text:p>
          </table:table-cell>
          <table:table-cell office:value-type="float" office:value="-0.01493679" calcext:value-type="float">
            <text:p>-0.01493679</text:p>
          </table:table-cell>
          <table:table-cell office:value-type="float" office:value="-0.01393102" calcext:value-type="float">
            <text:p>-0.01393102</text:p>
          </table:table-cell>
          <table:table-cell office:value-type="float" office:value="-0.01316701" calcext:value-type="float">
            <text:p>-0.01316701</text:p>
          </table:table-cell>
          <table:table-cell office:value-type="float" office:value="-0.01232409" calcext:value-type="float">
            <text:p>-0.0123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9164" calcext:value-type="float">
            <text:p>-4.419164</text:p>
          </table:table-cell>
          <table:table-cell office:value-type="float" office:value="0.01823816" calcext:value-type="float">
            <text:p>0.01823816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2001" calcext:value-type="float">
            <text:p>-2.382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158.8041" calcext:value-type="float">
            <text:p>158.8041</text:p>
          </table:table-cell>
          <table:table-cell office:value-type="float" office:value="116.3195" calcext:value-type="float">
            <text:p>116.3195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533" calcext:value-type="float">
            <text:p>1085.533</text:p>
          </table:table-cell>
          <table:table-cell office:value-type="float" office:value="-8.932852" calcext:value-type="float">
            <text:p>-8.932852</text:p>
          </table:table-cell>
          <table:table-cell office:value-type="float" office:value="0" calcext:value-type="float">
            <text:p>0</text:p>
          </table:table-cell>
          <table:table-cell office:value-type="float" office:value="0.2004726" calcext:value-type="float">
            <text:p>0.2004726</text:p>
          </table:table-cell>
          <table:table-cell office:value-type="float" office:value="0.3219054" calcext:value-type="float">
            <text:p>0.3219054</text:p>
          </table:table-cell>
          <table:table-cell office:value-type="float" office:value="0.3273031" calcext:value-type="float">
            <text:p>0.3273031</text:p>
          </table:table-cell>
          <table:table-cell office:value-type="float" office:value="0.3319159" calcext:value-type="float">
            <text:p>0.3319159</text:p>
          </table:table-cell>
          <table:table-cell office:value-type="float" office:value="0.3347738" calcext:value-type="float">
            <text:p>0.3347738</text:p>
          </table:table-cell>
          <table:table-cell office:value-type="float" office:value="0.2946529" calcext:value-type="float">
            <text:p>0.2946529</text:p>
          </table:table-cell>
          <table:table-cell office:value-type="float" office:value="0.292779" calcext:value-type="float">
            <text:p>0.292779</text:p>
          </table:table-cell>
          <table:table-cell office:value-type="float" office:value="0.3711998" calcext:value-type="float">
            <text:p>0.3711998</text:p>
          </table:table-cell>
          <table:table-cell office:value-type="float" office:value="0.3656644" calcext:value-type="float">
            <text:p>0.3656644</text:p>
          </table:table-cell>
          <table:table-cell office:value-type="float" office:value="0.3729751" calcext:value-type="float">
            <text:p>0.3729751</text:p>
          </table:table-cell>
          <table:table-cell office:value-type="float" office:value="0.3862956" calcext:value-type="float">
            <text:p>0.3862956</text:p>
          </table:table-cell>
          <table:table-cell office:value-type="float" office:value="0.3952032" calcext:value-type="float">
            <text:p>0.395203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7408E-015" calcext:value-type="float">
            <text:p>1.927408E-15</text:p>
          </table:table-cell>
          <table:table-cell office:value-type="float" office:value="1.951464E-015" calcext:value-type="float">
            <text:p>1.951464E-15</text:p>
          </table:table-cell>
          <table:table-cell office:value-type="float" office:value="1.980374E-015" calcext:value-type="float">
            <text:p>1.980374E-15</text:p>
          </table:table-cell>
          <table:table-cell office:value-type="float" office:value="1.990972E-015" calcext:value-type="float">
            <text:p>1.990972E-15</text:p>
          </table:table-cell>
          <table:table-cell office:value-type="float" office:value="9.427494E-016" calcext:value-type="float">
            <text:p>9.42749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76345" calcext:value-type="float">
            <text:p>-0.8276345</text:p>
          </table:table-cell>
          <table:table-cell office:value-type="float" office:value="-0.02284508" calcext:value-type="float">
            <text:p>-0.02284508</text:p>
          </table:table-cell>
          <table:table-cell office:value-type="float" office:value="-0.02064407" calcext:value-type="float">
            <text:p>-0.02064407</text:p>
          </table:table-cell>
          <table:table-cell office:value-type="float" office:value="-0.01896344" calcext:value-type="float">
            <text:p>-0.01896344</text:p>
          </table:table-cell>
          <table:table-cell office:value-type="float" office:value="-0.01799403" calcext:value-type="float">
            <text:p>-0.01799403</text:p>
          </table:table-cell>
          <table:table-cell office:value-type="float" office:value="-0.01644002" calcext:value-type="float">
            <text:p>-0.01644002</text:p>
          </table:table-cell>
          <table:table-cell office:value-type="float" office:value="-0.01539031" calcext:value-type="float">
            <text:p>-0.01539031</text:p>
          </table:table-cell>
          <table:table-cell office:value-type="float" office:value="-0.01420331" calcext:value-type="float">
            <text:p>-0.01420331</text:p>
          </table:table-cell>
          <table:table-cell office:value-type="float" office:value="-0.0131626" calcext:value-type="float">
            <text:p>-0.0131626</text:p>
          </table:table-cell>
          <table:table-cell office:value-type="float" office:value="-0.01225891" calcext:value-type="float">
            <text:p>-0.0122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47893" calcext:value-type="float">
            <text:p>-0.03447893</text:p>
          </table:table-cell>
          <table:table-cell office:value-type="float" office:value="0.01810565" calcext:value-type="float">
            <text:p>0.0181056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1475" calcext:value-type="float">
            <text:p>-2.3814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160.8041" calcext:value-type="float">
            <text:p>160.8041</text:p>
          </table:table-cell>
          <table:table-cell office:value-type="float" office:value="118.3956" calcext:value-type="float">
            <text:p>118.3956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5.454" calcext:value-type="float">
            <text:p>1085.454</text:p>
          </table:table-cell>
          <table:table-cell office:value-type="float" office:value="-8.928881" calcext:value-type="float">
            <text:p>-8.928881</text:p>
          </table:table-cell>
          <table:table-cell office:value-type="float" office:value="0" calcext:value-type="float">
            <text:p>0</text:p>
          </table:table-cell>
          <table:table-cell office:value-type="float" office:value="0.3024875" calcext:value-type="float">
            <text:p>0.3024875</text:p>
          </table:table-cell>
          <table:table-cell office:value-type="float" office:value="0.3100556" calcext:value-type="float">
            <text:p>0.3100556</text:p>
          </table:table-cell>
          <table:table-cell office:value-type="float" office:value="0.3224087" calcext:value-type="float">
            <text:p>0.3224087</text:p>
          </table:table-cell>
          <table:table-cell office:value-type="float" office:value="0.3293664" calcext:value-type="float">
            <text:p>0.3293664</text:p>
          </table:table-cell>
          <table:table-cell office:value-type="float" office:value="0.3327764" calcext:value-type="float">
            <text:p>0.3327764</text:p>
          </table:table-cell>
          <table:table-cell office:value-type="float" office:value="0.2933304" calcext:value-type="float">
            <text:p>0.2933304</text:p>
          </table:table-cell>
          <table:table-cell office:value-type="float" office:value="0.2918002" calcext:value-type="float">
            <text:p>0.2918002</text:p>
          </table:table-cell>
          <table:table-cell office:value-type="float" office:value="0.3708622" calcext:value-type="float">
            <text:p>0.3708622</text:p>
          </table:table-cell>
          <table:table-cell office:value-type="float" office:value="0.3656256" calcext:value-type="float">
            <text:p>0.3656256</text:p>
          </table:table-cell>
          <table:table-cell office:value-type="float" office:value="0.3730799" calcext:value-type="float">
            <text:p>0.3730799</text:p>
          </table:table-cell>
          <table:table-cell office:value-type="float" office:value="0.3864007" calcext:value-type="float">
            <text:p>0.3864007</text:p>
          </table:table-cell>
          <table:table-cell office:value-type="float" office:value="0.3952678" calcext:value-type="float">
            <text:p>0.39526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761E-015" calcext:value-type="float">
            <text:p>1.927761E-15</text:p>
          </table:table-cell>
          <table:table-cell office:value-type="float" office:value="1.951437E-015" calcext:value-type="float">
            <text:p>1.951437E-15</text:p>
          </table:table-cell>
          <table:table-cell office:value-type="float" office:value="1.980352E-015" calcext:value-type="float">
            <text:p>1.980352E-15</text:p>
          </table:table-cell>
          <table:table-cell office:value-type="float" office:value="1.990955E-015" calcext:value-type="float">
            <text:p>1.990955E-15</text:p>
          </table:table-cell>
          <table:table-cell office:value-type="float" office:value="9.427344E-016" calcext:value-type="float">
            <text:p>9.42734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84916" calcext:value-type="float">
            <text:p>-0.03384916</text:p>
          </table:table-cell>
          <table:table-cell office:value-type="float" office:value="-0.0287849" calcext:value-type="float">
            <text:p>-0.0287849</text:p>
          </table:table-cell>
          <table:table-cell office:value-type="float" office:value="-0.02261991" calcext:value-type="float">
            <text:p>-0.02261991</text:p>
          </table:table-cell>
          <table:table-cell office:value-type="float" office:value="-0.01987313" calcext:value-type="float">
            <text:p>-0.01987313</text:p>
          </table:table-cell>
          <table:table-cell office:value-type="float" office:value="-0.01866319" calcext:value-type="float">
            <text:p>-0.01866319</text:p>
          </table:table-cell>
          <table:table-cell office:value-type="float" office:value="-0.01700579" calcext:value-type="float">
            <text:p>-0.01700579</text:p>
          </table:table-cell>
          <table:table-cell office:value-type="float" office:value="-0.01582824" calcext:value-type="float">
            <text:p>-0.01582824</text:p>
          </table:table-cell>
          <table:table-cell office:value-type="float" office:value="-0.01448535" calcext:value-type="float">
            <text:p>-0.01448535</text:p>
          </table:table-cell>
          <table:table-cell office:value-type="float" office:value="-0.01318558" calcext:value-type="float">
            <text:p>-0.01318558</text:p>
          </table:table-cell>
          <table:table-cell office:value-type="float" office:value="-0.01220012" calcext:value-type="float">
            <text:p>-0.0122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02367" calcext:value-type="float">
            <text:p>-0.03502367</text:p>
          </table:table-cell>
          <table:table-cell office:value-type="float" office:value="0.01784285" calcext:value-type="float">
            <text:p>0.0178428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80912" calcext:value-type="float">
            <text:p>-2.3809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163.6041" calcext:value-type="float">
            <text:p>163.6041</text:p>
          </table:table-cell>
          <table:table-cell office:value-type="float" office:value="122.4298" calcext:value-type="float">
            <text:p>122.4298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4.206" calcext:value-type="float">
            <text:p>1084.206</text:p>
          </table:table-cell>
          <table:table-cell office:value-type="float" office:value="-8.914525" calcext:value-type="float">
            <text:p>-8.914525</text:p>
          </table:table-cell>
          <table:table-cell office:value-type="float" office:value="0" calcext:value-type="float">
            <text:p>0</text:p>
          </table:table-cell>
          <table:table-cell office:value-type="float" office:value="0.2406396" calcext:value-type="float">
            <text:p>0.2406396</text:p>
          </table:table-cell>
          <table:table-cell office:value-type="float" office:value="0.3155698" calcext:value-type="float">
            <text:p>0.3155698</text:p>
          </table:table-cell>
          <table:table-cell office:value-type="float" office:value="0.3257686" calcext:value-type="float">
            <text:p>0.3257686</text:p>
          </table:table-cell>
          <table:table-cell office:value-type="float" office:value="0.330316" calcext:value-type="float">
            <text:p>0.330316</text:p>
          </table:table-cell>
          <table:table-cell office:value-type="float" office:value="0.3326139" calcext:value-type="float">
            <text:p>0.3326139</text:p>
          </table:table-cell>
          <table:table-cell office:value-type="float" office:value="0.2922823" calcext:value-type="float">
            <text:p>0.2922823</text:p>
          </table:table-cell>
          <table:table-cell office:value-type="float" office:value="0.290895" calcext:value-type="float">
            <text:p>0.290895</text:p>
          </table:table-cell>
          <table:table-cell office:value-type="float" office:value="0.3705271" calcext:value-type="float">
            <text:p>0.3705271</text:p>
          </table:table-cell>
          <table:table-cell office:value-type="float" office:value="0.365548" calcext:value-type="float">
            <text:p>0.365548</text:p>
          </table:table-cell>
          <table:table-cell office:value-type="float" office:value="0.3731722" calcext:value-type="float">
            <text:p>0.3731722</text:p>
          </table:table-cell>
          <table:table-cell office:value-type="float" office:value="0.3865018" calcext:value-type="float">
            <text:p>0.3865018</text:p>
          </table:table-cell>
          <table:table-cell office:value-type="float" office:value="0.3953319" calcext:value-type="float">
            <text:p>0.39533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118E-015" calcext:value-type="float">
            <text:p>1.928118E-15</text:p>
          </table:table-cell>
          <table:table-cell office:value-type="float" office:value="1.951407E-015" calcext:value-type="float">
            <text:p>1.951407E-15</text:p>
          </table:table-cell>
          <table:table-cell office:value-type="float" office:value="1.980333E-015" calcext:value-type="float">
            <text:p>1.980333E-15</text:p>
          </table:table-cell>
          <table:table-cell office:value-type="float" office:value="1.990938E-015" calcext:value-type="float">
            <text:p>1.990938E-15</text:p>
          </table:table-cell>
          <table:table-cell office:value-type="float" office:value="9.427163E-016" calcext:value-type="float">
            <text:p>9.427163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3E-031" calcext:value-type="float">
            <text:p>9.380913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0542" calcext:value-type="float">
            <text:p>-0.1990542</text:p>
          </table:table-cell>
          <table:table-cell office:value-type="float" office:value="-0.02573459" calcext:value-type="float">
            <text:p>-0.02573459</text:p>
          </table:table-cell>
          <table:table-cell office:value-type="float" office:value="-0.02121487" calcext:value-type="float">
            <text:p>-0.02121487</text:p>
          </table:table-cell>
          <table:table-cell office:value-type="float" office:value="-0.01952849" calcext:value-type="float">
            <text:p>-0.01952849</text:p>
          </table:table-cell>
          <table:table-cell office:value-type="float" office:value="-0.0187257" calcext:value-type="float">
            <text:p>-0.0187257</text:p>
          </table:table-cell>
          <table:table-cell office:value-type="float" office:value="-0.01747342" calcext:value-type="float">
            <text:p>-0.01747342</text:p>
          </table:table-cell>
          <table:table-cell office:value-type="float" office:value="-0.01624655" calcext:value-type="float">
            <text:p>-0.01624655</text:p>
          </table:table-cell>
          <table:table-cell office:value-type="float" office:value="-0.01477109" calcext:value-type="float">
            <text:p>-0.01477109</text:p>
          </table:table-cell>
          <table:table-cell office:value-type="float" office:value="-0.01323199" calcext:value-type="float">
            <text:p>-0.01323199</text:p>
          </table:table-cell>
          <table:table-cell office:value-type="float" office:value="-0.01214851" calcext:value-type="float">
            <text:p>-0.0121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31387" calcext:value-type="float">
            <text:p>-0.3231387</text:p>
          </table:table-cell>
          <table:table-cell office:value-type="float" office:value="0.01745463" calcext:value-type="float">
            <text:p>0.0174546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0321" calcext:value-type="float">
            <text:p>-2.3803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163.6041" calcext:value-type="float">
            <text:p>163.6041</text:p>
          </table:table-cell>
          <table:table-cell office:value-type="float" office:value="124.0823" calcext:value-type="float">
            <text:p>124.0823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2.554" calcext:value-type="float">
            <text:p>1082.554</text:p>
          </table:table-cell>
          <table:table-cell office:value-type="float" office:value="-8.914525" calcext:value-type="float">
            <text:p>-8.914525</text:p>
          </table:table-cell>
          <table:table-cell office:value-type="float" office:value="0" calcext:value-type="float">
            <text:p>0</text:p>
          </table:table-cell>
          <table:table-cell office:value-type="float" office:value="0.2284193" calcext:value-type="float">
            <text:p>0.2284193</text:p>
          </table:table-cell>
          <table:table-cell office:value-type="float" office:value="0.3020864" calcext:value-type="float">
            <text:p>0.3020864</text:p>
          </table:table-cell>
          <table:table-cell office:value-type="float" office:value="0.3172061" calcext:value-type="float">
            <text:p>0.3172061</text:p>
          </table:table-cell>
          <table:table-cell office:value-type="float" office:value="0.3259416" calcext:value-type="float">
            <text:p>0.3259416</text:p>
          </table:table-cell>
          <table:table-cell office:value-type="float" office:value="0.3297831" calcext:value-type="float">
            <text:p>0.3297831</text:p>
          </table:table-cell>
          <table:table-cell office:value-type="float" office:value="0.2913172" calcext:value-type="float">
            <text:p>0.2913172</text:p>
          </table:table-cell>
          <table:table-cell office:value-type="float" office:value="0.2901584" calcext:value-type="float">
            <text:p>0.2901584</text:p>
          </table:table-cell>
          <table:table-cell office:value-type="float" office:value="0.3702054" calcext:value-type="float">
            <text:p>0.3702054</text:p>
          </table:table-cell>
          <table:table-cell office:value-type="float" office:value="0.3654107" calcext:value-type="float">
            <text:p>0.3654107</text:p>
          </table:table-cell>
          <table:table-cell office:value-type="float" office:value="0.373255" calcext:value-type="float">
            <text:p>0.373255</text:p>
          </table:table-cell>
          <table:table-cell office:value-type="float" office:value="0.3866254" calcext:value-type="float">
            <text:p>0.3866254</text:p>
          </table:table-cell>
          <table:table-cell office:value-type="float" office:value="0.3953963" calcext:value-type="float">
            <text:p>0.39539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488E-015" calcext:value-type="float">
            <text:p>1.928488E-15</text:p>
          </table:table-cell>
          <table:table-cell office:value-type="float" office:value="1.951379E-015" calcext:value-type="float">
            <text:p>1.951379E-15</text:p>
          </table:table-cell>
          <table:table-cell office:value-type="float" office:value="1.980307E-015" calcext:value-type="float">
            <text:p>1.980307E-15</text:p>
          </table:table-cell>
          <table:table-cell office:value-type="float" office:value="1.990924E-015" calcext:value-type="float">
            <text:p>1.990924E-15</text:p>
          </table:table-cell>
          <table:table-cell office:value-type="float" office:value="9.426986E-016" calcext:value-type="float">
            <text:p>9.42698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62029" calcext:value-type="float">
            <text:p>-0.2962029</text:p>
          </table:table-cell>
          <table:table-cell office:value-type="float" office:value="-0.03392747" calcext:value-type="float">
            <text:p>-0.03392747</text:p>
          </table:table-cell>
          <table:table-cell office:value-type="float" office:value="-0.02499534" calcext:value-type="float">
            <text:p>-0.02499534</text:p>
          </table:table-cell>
          <table:table-cell office:value-type="float" office:value="-0.02118254" calcext:value-type="float">
            <text:p>-0.02118254</text:p>
          </table:table-cell>
          <table:table-cell office:value-type="float" office:value="-0.01972021" calcext:value-type="float">
            <text:p>-0.01972021</text:p>
          </table:table-cell>
          <table:table-cell office:value-type="float" office:value="-0.01790993" calcext:value-type="float">
            <text:p>-0.01790993</text:p>
          </table:table-cell>
          <table:table-cell office:value-type="float" office:value="-0.01659494" calcext:value-type="float">
            <text:p>-0.01659494</text:p>
          </table:table-cell>
          <table:table-cell office:value-type="float" office:value="-0.01505123" calcext:value-type="float">
            <text:p>-0.01505123</text:p>
          </table:table-cell>
          <table:table-cell office:value-type="float" office:value="-0.01331428" calcext:value-type="float">
            <text:p>-0.01331428</text:p>
          </table:table-cell>
          <table:table-cell office:value-type="float" office:value="-0.01210243" calcext:value-type="float">
            <text:p>-0.0121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74628" calcext:value-type="float">
            <text:p>-0.4674628</text:p>
          </table:table-cell>
          <table:table-cell office:value-type="float" office:value="0.0171704" calcext:value-type="float">
            <text:p>0.017170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79694" calcext:value-type="float">
            <text:p>-2.3796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64.5041" calcext:value-type="float">
            <text:p>164.5041</text:p>
          </table:table-cell>
          <table:table-cell office:value-type="float" office:value="126.8342" calcext:value-type="float">
            <text:p>126.8342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80.7" calcext:value-type="float">
            <text:p>1080.7</text:p>
          </table:table-cell>
          <table:table-cell office:value-type="float" office:value="-8.912604" calcext:value-type="float">
            <text:p>-8.912604</text:p>
          </table:table-cell>
          <table:table-cell office:value-type="float" office:value="0" calcext:value-type="float">
            <text:p>0</text:p>
          </table:table-cell>
          <table:table-cell office:value-type="float" office:value="0.1785045" calcext:value-type="float">
            <text:p>0.1785045</text:p>
          </table:table-cell>
          <table:table-cell office:value-type="float" office:value="0.2985979" calcext:value-type="float">
            <text:p>0.2985979</text:p>
          </table:table-cell>
          <table:table-cell office:value-type="float" office:value="0.3120582" calcext:value-type="float">
            <text:p>0.3120582</text:p>
          </table:table-cell>
          <table:table-cell office:value-type="float" office:value="0.32166" calcext:value-type="float">
            <text:p>0.32166</text:p>
          </table:table-cell>
          <table:table-cell office:value-type="float" office:value="0.3261942" calcext:value-type="float">
            <text:p>0.3261942</text:p>
          </table:table-cell>
          <table:table-cell office:value-type="float" office:value="0.2898324" calcext:value-type="float">
            <text:p>0.2898324</text:p>
          </table:table-cell>
          <table:table-cell office:value-type="float" office:value="0.2893119" calcext:value-type="float">
            <text:p>0.2893119</text:p>
          </table:table-cell>
          <table:table-cell office:value-type="float" office:value="0.3698857" calcext:value-type="float">
            <text:p>0.3698857</text:p>
          </table:table-cell>
          <table:table-cell office:value-type="float" office:value="0.3652168" calcext:value-type="float">
            <text:p>0.3652168</text:p>
          </table:table-cell>
          <table:table-cell office:value-type="float" office:value="0.3733264" calcext:value-type="float">
            <text:p>0.3733264</text:p>
          </table:table-cell>
          <table:table-cell office:value-type="float" office:value="0.3867782" calcext:value-type="float">
            <text:p>0.3867782</text:p>
          </table:table-cell>
          <table:table-cell office:value-type="float" office:value="0.3954636" calcext:value-type="float">
            <text:p>0.39546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873E-015" calcext:value-type="float">
            <text:p>1.928873E-15</text:p>
          </table:table-cell>
          <table:table-cell office:value-type="float" office:value="1.951349E-015" calcext:value-type="float">
            <text:p>1.951349E-15</text:p>
          </table:table-cell>
          <table:table-cell office:value-type="float" office:value="1.980286E-015" calcext:value-type="float">
            <text:p>1.980286E-15</text:p>
          </table:table-cell>
          <table:table-cell office:value-type="float" office:value="1.990903E-015" calcext:value-type="float">
            <text:p>1.990903E-15</text:p>
          </table:table-cell>
          <table:table-cell office:value-type="float" office:value="9.426804E-016" calcext:value-type="float">
            <text:p>9.426804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40418" calcext:value-type="float">
            <text:p>-1.940418</text:p>
          </table:table-cell>
          <table:table-cell office:value-type="float" office:value="-0.03717136" calcext:value-type="float">
            <text:p>-0.03717136</text:p>
          </table:table-cell>
          <table:table-cell office:value-type="float" office:value="-0.02764761" calcext:value-type="float">
            <text:p>-0.02764761</text:p>
          </table:table-cell>
          <table:table-cell office:value-type="float" office:value="-0.02297596" calcext:value-type="float">
            <text:p>-0.02297596</text:p>
          </table:table-cell>
          <table:table-cell office:value-type="float" office:value="-0.02108669" calcext:value-type="float">
            <text:p>-0.02108669</text:p>
          </table:table-cell>
          <table:table-cell office:value-type="float" office:value="-0.01861041" calcext:value-type="float">
            <text:p>-0.01861041</text:p>
          </table:table-cell>
          <table:table-cell office:value-type="float" office:value="-0.01700551" calcext:value-type="float">
            <text:p>-0.01700551</text:p>
          </table:table-cell>
          <table:table-cell office:value-type="float" office:value="-0.01533473" calcext:value-type="float">
            <text:p>-0.01533473</text:p>
          </table:table-cell>
          <table:table-cell office:value-type="float" office:value="-0.0134323" calcext:value-type="float">
            <text:p>-0.0134323</text:p>
          </table:table-cell>
          <table:table-cell office:value-type="float" office:value="-0.01206279" calcext:value-type="float">
            <text:p>-0.01206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684" calcext:value-type="float">
            <text:p>-4.3684</text:p>
          </table:table-cell>
          <table:table-cell office:value-type="float" office:value="0.01692174" calcext:value-type="float">
            <text:p>0.0169217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79035" calcext:value-type="float">
            <text:p>-2.3790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164.5041" calcext:value-type="float">
            <text:p>164.5041</text:p>
          </table:table-cell>
          <table:table-cell office:value-type="float" office:value="127.8822" calcext:value-type="float">
            <text:p>127.8822</text:p>
          </table:table-cell>
          <table:table-cell office:value-type="float" office:value="0.2633046" calcext:value-type="float">
            <text:p>0.2633046</text:p>
          </table:table-cell>
          <table:table-cell office:value-type="float" office:value="1079.652" calcext:value-type="float">
            <text:p>1079.652</text:p>
          </table:table-cell>
          <table:table-cell office:value-type="float" office:value="-8.912604" calcext:value-type="float">
            <text:p>-8.912604</text:p>
          </table:table-cell>
          <table:table-cell office:value-type="float" office:value="0" calcext:value-type="float">
            <text:p>0</text:p>
          </table:table-cell>
          <table:table-cell office:value-type="float" office:value="0.1266112" calcext:value-type="float">
            <text:p>0.1266112</text:p>
          </table:table-cell>
          <table:table-cell office:value-type="float" office:value="0.3030531" calcext:value-type="float">
            <text:p>0.3030531</text:p>
          </table:table-cell>
          <table:table-cell office:value-type="float" office:value="0.3111878" calcext:value-type="float">
            <text:p>0.3111878</text:p>
          </table:table-cell>
          <table:table-cell office:value-type="float" office:value="0.3193043" calcext:value-type="float">
            <text:p>0.3193043</text:p>
          </table:table-cell>
          <table:table-cell office:value-type="float" office:value="0.323706" calcext:value-type="float">
            <text:p>0.323706</text:p>
          </table:table-cell>
          <table:table-cell office:value-type="float" office:value="0.2882367" calcext:value-type="float">
            <text:p>0.2882367</text:p>
          </table:table-cell>
          <table:table-cell office:value-type="float" office:value="0.2883165" calcext:value-type="float">
            <text:p>0.2883165</text:p>
          </table:table-cell>
          <table:table-cell office:value-type="float" office:value="0.369547" calcext:value-type="float">
            <text:p>0.369547</text:p>
          </table:table-cell>
          <table:table-cell office:value-type="float" office:value="0.3650152" calcext:value-type="float">
            <text:p>0.3650152</text:p>
          </table:table-cell>
          <table:table-cell office:value-type="float" office:value="0.3733771" calcext:value-type="float">
            <text:p>0.3733771</text:p>
          </table:table-cell>
          <table:table-cell office:value-type="float" office:value="0.3869147" calcext:value-type="float">
            <text:p>0.3869147</text:p>
          </table:table-cell>
          <table:table-cell office:value-type="float" office:value="0.3955348" calcext:value-type="float">
            <text:p>0.3955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32E-015" calcext:value-type="float">
            <text:p>1.92932E-15</text:p>
          </table:table-cell>
          <table:table-cell office:value-type="float" office:value="1.951316E-015" calcext:value-type="float">
            <text:p>1.951316E-15</text:p>
          </table:table-cell>
          <table:table-cell office:value-type="float" office:value="1.980254E-015" calcext:value-type="float">
            <text:p>1.980254E-15</text:p>
          </table:table-cell>
          <table:table-cell office:value-type="float" office:value="1.990884E-015" calcext:value-type="float">
            <text:p>1.990884E-15</text:p>
          </table:table-cell>
          <table:table-cell office:value-type="float" office:value="9.426606E-016" calcext:value-type="float">
            <text:p>9.426606E-16</text:p>
          </table:table-cell>
          <table:table-cell office:value-type="float" office:value="1.997334E-015" calcext:value-type="float">
            <text:p>1.997334E-15</text:p>
          </table:table-cell>
          <table:table-cell office:value-type="float" office:value="9.559639E-016" calcext:value-type="float">
            <text:p>9.559639E-16</text:p>
          </table:table-cell>
          <table:table-cell office:value-type="float" office:value="1.623687E-020" calcext:value-type="float">
            <text:p>1.623687E-20</text:p>
          </table:table-cell>
          <table:table-cell office:value-type="float" office:value="1.701064E-025" calcext:value-type="float">
            <text:p>1.701064E-25</text:p>
          </table:table-cell>
          <table:table-cell office:value-type="float" office:value="9.380912E-031" calcext:value-type="float">
            <text:p>9.380912E-31</text:p>
          </table:table-cell>
          <table:table-cell office:value-type="float" office:value="3.999389E-036" calcext:value-type="float">
            <text:p>3.999389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42537" calcext:value-type="float">
            <text:p>-27.42537</text:p>
          </table:table-cell>
          <table:table-cell office:value-type="float" office:value="-0.03317378" calcext:value-type="float">
            <text:p>-0.03317378</text:p>
          </table:table-cell>
          <table:table-cell office:value-type="float" office:value="-0.02814325" calcext:value-type="float">
            <text:p>-0.02814325</text:p>
          </table:table-cell>
          <table:table-cell office:value-type="float" office:value="-0.02403689" calcext:value-type="float">
            <text:p>-0.02403689</text:p>
          </table:table-cell>
          <table:table-cell office:value-type="float" office:value="-0.0221039" calcext:value-type="float">
            <text:p>-0.0221039</text:p>
          </table:table-cell>
          <table:table-cell office:value-type="float" office:value="-0.01940047" calcext:value-type="float">
            <text:p>-0.01940047</text:p>
          </table:table-cell>
          <table:table-cell office:value-type="float" office:value="-0.01750277" calcext:value-type="float">
            <text:p>-0.01750277</text:p>
          </table:table-cell>
          <table:table-cell office:value-type="float" office:value="-0.01564146" calcext:value-type="float">
            <text:p>-0.01564146</text:p>
          </table:table-cell>
          <table:table-cell office:value-type="float" office:value="-0.01355628" calcext:value-type="float">
            <text:p>-0.01355628</text:p>
          </table:table-cell>
          <table:table-cell office:value-type="float" office:value="-0.01203443" calcext:value-type="float">
            <text:p>-0.0120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93768" calcext:value-type="float">
            <text:p>-40.93768</text:p>
          </table:table-cell>
          <table:table-cell office:value-type="float" office:value="0.01671094" calcext:value-type="float">
            <text:p>0.01671094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78348" calcext:value-type="float">
            <text:p>-2.3783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11.1042" calcext:value-type="float">
            <text:p>211.1042</text:p>
          </table:table-cell>
          <table:table-cell office:value-type="float" office:value="132.3563" calcext:value-type="float">
            <text:p>132.3563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8.568" calcext:value-type="float">
            <text:p>1098.568</text:p>
          </table:table-cell>
          <table:table-cell office:value-type="float" office:value="-8.568647" calcext:value-type="float">
            <text:p>-8.568647</text:p>
          </table:table-cell>
          <table:table-cell office:value-type="float" office:value="0" calcext:value-type="float">
            <text:p>0</text:p>
          </table:table-cell>
          <table:table-cell office:value-type="float" office:value="0.4813663" calcext:value-type="float">
            <text:p>0.4813663</text:p>
          </table:table-cell>
          <table:table-cell office:value-type="float" office:value="0.4911662" calcext:value-type="float">
            <text:p>0.4911662</text:p>
          </table:table-cell>
          <table:table-cell office:value-type="float" office:value="0.3632319" calcext:value-type="float">
            <text:p>0.3632319</text:p>
          </table:table-cell>
          <table:table-cell office:value-type="float" office:value="0.3347373" calcext:value-type="float">
            <text:p>0.3347373</text:p>
          </table:table-cell>
          <table:table-cell office:value-type="float" office:value="0.3286791" calcext:value-type="float">
            <text:p>0.3286791</text:p>
          </table:table-cell>
          <table:table-cell office:value-type="float" office:value="0.2895773" calcext:value-type="float">
            <text:p>0.2895773</text:p>
          </table:table-cell>
          <table:table-cell office:value-type="float" office:value="0.316639" calcext:value-type="float">
            <text:p>0.316639</text:p>
          </table:table-cell>
          <table:table-cell office:value-type="float" office:value="0.370257" calcext:value-type="float">
            <text:p>0.370257</text:p>
          </table:table-cell>
          <table:table-cell office:value-type="float" office:value="0.3648469" calcext:value-type="float">
            <text:p>0.3648469</text:p>
          </table:table-cell>
          <table:table-cell office:value-type="float" office:value="0.3733735" calcext:value-type="float">
            <text:p>0.3733735</text:p>
          </table:table-cell>
          <table:table-cell office:value-type="float" office:value="0.3870383" calcext:value-type="float">
            <text:p>0.3870383</text:p>
          </table:table-cell>
          <table:table-cell office:value-type="float" office:value="0.395611" calcext:value-type="float">
            <text:p>0.395611</text:p>
          </table:table-cell>
          <table:table-cell office:value-type="float" office:value="0.4621845" calcext:value-type="float">
            <text:p>0.4621845</text:p>
          </table:table-cell>
          <table:table-cell office:value-type="float" office:value="0" calcext:value-type="float">
            <text:p>0</text:p>
          </table:table-cell>
          <table:table-cell office:value-type="float" office:value="1.875702E-015" calcext:value-type="float">
            <text:p>1.875702E-15</text:p>
          </table:table-cell>
          <table:table-cell office:value-type="float" office:value="1.951407E-015" calcext:value-type="float">
            <text:p>1.951407E-15</text:p>
          </table:table-cell>
          <table:table-cell office:value-type="float" office:value="1.980251E-015" calcext:value-type="float">
            <text:p>1.980251E-15</text:p>
          </table:table-cell>
          <table:table-cell office:value-type="float" office:value="1.987694E-015" calcext:value-type="float">
            <text:p>1.987694E-15</text:p>
          </table:table-cell>
          <table:table-cell office:value-type="float" office:value="9.479503E-016" calcext:value-type="float">
            <text:p>9.479503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3E-031" calcext:value-type="float">
            <text:p>9.377363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44005" calcext:value-type="float">
            <text:p>-0.001844005</text:p>
          </table:table-cell>
          <table:table-cell office:value-type="float" office:value="-0.001614012" calcext:value-type="float">
            <text:p>-0.001614012</text:p>
          </table:table-cell>
          <table:table-cell office:value-type="float" office:value="-0.01165797" calcext:value-type="float">
            <text:p>-0.01165797</text:p>
          </table:table-cell>
          <table:table-cell office:value-type="float" office:value="-0.01819555" calcext:value-type="float">
            <text:p>-0.01819555</text:p>
          </table:table-cell>
          <table:table-cell office:value-type="float" office:value="-0.02026808" calcext:value-type="float">
            <text:p>-0.02026808</text:p>
          </table:table-cell>
          <table:table-cell office:value-type="float" office:value="-0.01881127" calcext:value-type="float">
            <text:p>-0.01881127</text:p>
          </table:table-cell>
          <table:table-cell office:value-type="float" office:value="-0.007900337" calcext:value-type="float">
            <text:p>-0.007900337</text:p>
          </table:table-cell>
          <table:table-cell office:value-type="float" office:value="-0.01505735" calcext:value-type="float">
            <text:p>-0.01505735</text:p>
          </table:table-cell>
          <table:table-cell office:value-type="float" office:value="-0.01366157" calcext:value-type="float">
            <text:p>-0.01366157</text:p>
          </table:table-cell>
          <table:table-cell office:value-type="float" office:value="-0.01203644" calcext:value-type="float">
            <text:p>-0.01203644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0.005317021" calcext:value-type="float">
            <text:p>-0.005317021</text:p>
          </table:table-cell>
          <table:table-cell office:value-type="float" office:value="0.01636972" calcext:value-type="float">
            <text:p>0.0163697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78495" calcext:value-type="float">
            <text:p>-2.3784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11.1042" calcext:value-type="float">
            <text:p>211.1042</text:p>
          </table:table-cell>
          <table:table-cell office:value-type="float" office:value="136.3664" calcext:value-type="float">
            <text:p>136.3664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4.557" calcext:value-type="float">
            <text:p>1094.557</text:p>
          </table:table-cell>
          <table:table-cell office:value-type="float" office:value="-8.568647" calcext:value-type="float">
            <text:p>-8.568647</text:p>
          </table:table-cell>
          <table:table-cell office:value-type="float" office:value="0" calcext:value-type="float">
            <text:p>0</text:p>
          </table:table-cell>
          <table:table-cell office:value-type="float" office:value="0.3425892" calcext:value-type="float">
            <text:p>0.3425892</text:p>
          </table:table-cell>
          <table:table-cell office:value-type="float" office:value="0.3469891" calcext:value-type="float">
            <text:p>0.3469891</text:p>
          </table:table-cell>
          <table:table-cell office:value-type="float" office:value="0.3574606" calcext:value-type="float">
            <text:p>0.3574606</text:p>
          </table:table-cell>
          <table:table-cell office:value-type="float" office:value="0.3640203" calcext:value-type="float">
            <text:p>0.3640203</text:p>
          </table:table-cell>
          <table:table-cell office:value-type="float" office:value="0.3648367" calcext:value-type="float">
            <text:p>0.3648367</text:p>
          </table:table-cell>
          <table:table-cell office:value-type="float" office:value="0.306541" calcext:value-type="float">
            <text:p>0.306541</text:p>
          </table:table-cell>
          <table:table-cell office:value-type="float" office:value="0.3000662" calcext:value-type="float">
            <text:p>0.3000662</text:p>
          </table:table-cell>
          <table:table-cell office:value-type="float" office:value="0.3722716" calcext:value-type="float">
            <text:p>0.3722716</text:p>
          </table:table-cell>
          <table:table-cell office:value-type="float" office:value="0.3649878" calcext:value-type="float">
            <text:p>0.3649878</text:p>
          </table:table-cell>
          <table:table-cell office:value-type="float" office:value="0.3733707" calcext:value-type="float">
            <text:p>0.3733707</text:p>
          </table:table-cell>
          <table:table-cell office:value-type="float" office:value="0.3871394" calcext:value-type="float">
            <text:p>0.3871394</text:p>
          </table:table-cell>
          <table:table-cell office:value-type="float" office:value="0.3956638" calcext:value-type="float">
            <text:p>0.39566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6135E-015" calcext:value-type="float">
            <text:p>1.876135E-15</text:p>
          </table:table-cell>
          <table:table-cell office:value-type="float" office:value="1.951375E-015" calcext:value-type="float">
            <text:p>1.951375E-15</text:p>
          </table:table-cell>
          <table:table-cell office:value-type="float" office:value="1.980222E-015" calcext:value-type="float">
            <text:p>1.980222E-15</text:p>
          </table:table-cell>
          <table:table-cell office:value-type="float" office:value="1.987673E-015" calcext:value-type="float">
            <text:p>1.987673E-15</text:p>
          </table:table-cell>
          <table:table-cell office:value-type="float" office:value="9.479312E-016" calcext:value-type="float">
            <text:p>9.479312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4E-031" calcext:value-type="float">
            <text:p>9.377364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71566" calcext:value-type="float">
            <text:p>-0.01571566</text:p>
          </table:table-cell>
          <table:table-cell office:value-type="float" office:value="-0.01447591" calcext:value-type="float">
            <text:p>-0.01447591</text:p>
          </table:table-cell>
          <table:table-cell office:value-type="float" office:value="-0.01200001" calcext:value-type="float">
            <text:p>-0.01200001</text:p>
          </table:table-cell>
          <table:table-cell office:value-type="float" office:value="-0.01073647" calcext:value-type="float">
            <text:p>-0.01073647</text:p>
          </table:table-cell>
          <table:table-cell office:value-type="float" office:value="-0.01059804" calcext:value-type="float">
            <text:p>-0.01059804</text:p>
          </table:table-cell>
          <table:table-cell office:value-type="float" office:value="-0.01223446" calcext:value-type="float">
            <text:p>-0.01223446</text:p>
          </table:table-cell>
          <table:table-cell office:value-type="float" office:value="-0.01253033" calcext:value-type="float">
            <text:p>-0.01253033</text:p>
          </table:table-cell>
          <table:table-cell office:value-type="float" office:value="-0.01335364" calcext:value-type="float">
            <text:p>-0.01335364</text:p>
          </table:table-cell>
          <table:table-cell office:value-type="float" office:value="-0.01357577" calcext:value-type="float">
            <text:p>-0.01357577</text:p>
          </table:table-cell>
          <table:table-cell office:value-type="float" office:value="-0.01203803" calcext:value-type="float">
            <text:p>-0.01203803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0.01601231" calcext:value-type="float">
            <text:p>-0.01601231</text:p>
          </table:table-cell>
          <table:table-cell office:value-type="float" office:value="0.01591596" calcext:value-type="float">
            <text:p>0.0159159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79348" calcext:value-type="float">
            <text:p>-2.3793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17.2042" calcext:value-type="float">
            <text:p>217.2042</text:p>
          </table:table-cell>
          <table:table-cell office:value-type="float" office:value="138.3261" calcext:value-type="float">
            <text:p>138.3261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8.635" calcext:value-type="float">
            <text:p>1098.635</text:p>
          </table:table-cell>
          <table:table-cell office:value-type="float" office:value="-8.506478" calcext:value-type="float">
            <text:p>-8.506478</text:p>
          </table:table-cell>
          <table:table-cell office:value-type="float" office:value="0" calcext:value-type="float">
            <text:p>0</text:p>
          </table:table-cell>
          <table:table-cell office:value-type="float" office:value="0.3770592" calcext:value-type="float">
            <text:p>0.3770592</text:p>
          </table:table-cell>
          <table:table-cell office:value-type="float" office:value="0.3785065" calcext:value-type="float">
            <text:p>0.3785065</text:p>
          </table:table-cell>
          <table:table-cell office:value-type="float" office:value="0.3771763" calcext:value-type="float">
            <text:p>0.3771763</text:p>
          </table:table-cell>
          <table:table-cell office:value-type="float" office:value="0.3714887" calcext:value-type="float">
            <text:p>0.3714887</text:p>
          </table:table-cell>
          <table:table-cell office:value-type="float" office:value="0.3684891" calcext:value-type="float">
            <text:p>0.3684891</text:p>
          </table:table-cell>
          <table:table-cell office:value-type="float" office:value="0.3091659" calcext:value-type="float">
            <text:p>0.3091659</text:p>
          </table:table-cell>
          <table:table-cell office:value-type="float" office:value="0.3032677" calcext:value-type="float">
            <text:p>0.3032677</text:p>
          </table:table-cell>
          <table:table-cell office:value-type="float" office:value="0.3730993" calcext:value-type="float">
            <text:p>0.3730993</text:p>
          </table:table-cell>
          <table:table-cell office:value-type="float" office:value="0.3652993" calcext:value-type="float">
            <text:p>0.3652993</text:p>
          </table:table-cell>
          <table:table-cell office:value-type="float" office:value="0.3734304" calcext:value-type="float">
            <text:p>0.3734304</text:p>
          </table:table-cell>
          <table:table-cell office:value-type="float" office:value="0.3872289" calcext:value-type="float">
            <text:p>0.3872289</text:p>
          </table:table-cell>
          <table:table-cell office:value-type="float" office:value="0.3957194" calcext:value-type="float">
            <text:p>0.39571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76448E-015" calcext:value-type="float">
            <text:p>1.876448E-15</text:p>
          </table:table-cell>
          <table:table-cell office:value-type="float" office:value="1.951361E-015" calcext:value-type="float">
            <text:p>1.951361E-15</text:p>
          </table:table-cell>
          <table:table-cell office:value-type="float" office:value="1.980201E-015" calcext:value-type="float">
            <text:p>1.980201E-15</text:p>
          </table:table-cell>
          <table:table-cell office:value-type="float" office:value="1.987653E-015" calcext:value-type="float">
            <text:p>1.987653E-15</text:p>
          </table:table-cell>
          <table:table-cell office:value-type="float" office:value="9.479144E-016" calcext:value-type="float">
            <text:p>9.479144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3E-031" calcext:value-type="float">
            <text:p>9.377363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18927" calcext:value-type="float">
            <text:p>-0.008618927</text:p>
          </table:table-cell>
          <table:table-cell office:value-type="float" office:value="-0.008421149" calcext:value-type="float">
            <text:p>-0.008421149</text:p>
          </table:table-cell>
          <table:table-cell office:value-type="float" office:value="-0.008634246" calcext:value-type="float">
            <text:p>-0.008634246</text:p>
          </table:table-cell>
          <table:table-cell office:value-type="float" office:value="-0.009543322" calcext:value-type="float">
            <text:p>-0.009543322</text:p>
          </table:table-cell>
          <table:table-cell office:value-type="float" office:value="-0.01005397" calcext:value-type="float">
            <text:p>-0.01005397</text:p>
          </table:table-cell>
          <table:table-cell office:value-type="float" office:value="-0.01147517" calcext:value-type="float">
            <text:p>-0.01147517</text:p>
          </table:table-cell>
          <table:table-cell office:value-type="float" office:value="-0.01145192" calcext:value-type="float">
            <text:p>-0.01145192</text:p>
          </table:table-cell>
          <table:table-cell office:value-type="float" office:value="-0.01273043" calcext:value-type="float">
            <text:p>-0.01273043</text:p>
          </table:table-cell>
          <table:table-cell office:value-type="float" office:value="-0.01338598" calcext:value-type="float">
            <text:p>-0.01338598</text:p>
          </table:table-cell>
          <table:table-cell office:value-type="float" office:value="-0.01200555" calcext:value-type="float">
            <text:p>-0.01200555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0.008739444" calcext:value-type="float">
            <text:p>-0.008739444</text:p>
          </table:table-cell>
          <table:table-cell office:value-type="float" office:value="0.01553568" calcext:value-type="float">
            <text:p>0.0155356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8433" calcext:value-type="float">
            <text:p>-2.378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17.2042" calcext:value-type="float">
            <text:p>217.2042</text:p>
          </table:table-cell>
          <table:table-cell office:value-type="float" office:value="142.4411" calcext:value-type="float">
            <text:p>142.4411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4.519" calcext:value-type="float">
            <text:p>1094.519</text:p>
          </table:table-cell>
          <table:table-cell office:value-type="float" office:value="-8.506478" calcext:value-type="float">
            <text:p>-8.506478</text:p>
          </table:table-cell>
          <table:table-cell office:value-type="float" office:value="0" calcext:value-type="float">
            <text:p>0</text:p>
          </table:table-cell>
          <table:table-cell office:value-type="float" office:value="0.3167715" calcext:value-type="float">
            <text:p>0.3167715</text:p>
          </table:table-cell>
          <table:table-cell office:value-type="float" office:value="0.3318595" calcext:value-type="float">
            <text:p>0.3318595</text:p>
          </table:table-cell>
          <table:table-cell office:value-type="float" office:value="0.3502935" calcext:value-type="float">
            <text:p>0.3502935</text:p>
          </table:table-cell>
          <table:table-cell office:value-type="float" office:value="0.3598895" calcext:value-type="float">
            <text:p>0.3598895</text:p>
          </table:table-cell>
          <table:table-cell office:value-type="float" office:value="0.3631717" calcext:value-type="float">
            <text:p>0.3631717</text:p>
          </table:table-cell>
          <table:table-cell office:value-type="float" office:value="0.3123671" calcext:value-type="float">
            <text:p>0.3123671</text:p>
          </table:table-cell>
          <table:table-cell office:value-type="float" office:value="0.3039193" calcext:value-type="float">
            <text:p>0.3039193</text:p>
          </table:table-cell>
          <table:table-cell office:value-type="float" office:value="0.3738371" calcext:value-type="float">
            <text:p>0.3738371</text:p>
          </table:table-cell>
          <table:table-cell office:value-type="float" office:value="0.3657489" calcext:value-type="float">
            <text:p>0.3657489</text:p>
          </table:table-cell>
          <table:table-cell office:value-type="float" office:value="0.3735254" calcext:value-type="float">
            <text:p>0.3735254</text:p>
          </table:table-cell>
          <table:table-cell office:value-type="float" office:value="0.3873157" calcext:value-type="float">
            <text:p>0.3873157</text:p>
          </table:table-cell>
          <table:table-cell office:value-type="float" office:value="0.3957782" calcext:value-type="float">
            <text:p>0.39577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6809E-015" calcext:value-type="float">
            <text:p>1.876809E-15</text:p>
          </table:table-cell>
          <table:table-cell office:value-type="float" office:value="1.951331E-015" calcext:value-type="float">
            <text:p>1.951331E-15</text:p>
          </table:table-cell>
          <table:table-cell office:value-type="float" office:value="1.980181E-015" calcext:value-type="float">
            <text:p>1.980181E-15</text:p>
          </table:table-cell>
          <table:table-cell office:value-type="float" office:value="1.987635E-015" calcext:value-type="float">
            <text:p>1.987635E-15</text:p>
          </table:table-cell>
          <table:table-cell office:value-type="float" office:value="9.478974E-016" calcext:value-type="float">
            <text:p>9.478974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3E-031" calcext:value-type="float">
            <text:p>9.377363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75104" calcext:value-type="float">
            <text:p>-0.02575104</text:p>
          </table:table-cell>
          <table:table-cell office:value-type="float" office:value="-0.01897891" calcext:value-type="float">
            <text:p>-0.01897891</text:p>
          </table:table-cell>
          <table:table-cell office:value-type="float" office:value="-0.0135639" calcext:value-type="float">
            <text:p>-0.0135639</text:p>
          </table:table-cell>
          <table:table-cell office:value-type="float" office:value="-0.01152156" calcext:value-type="float">
            <text:p>-0.01152156</text:p>
          </table:table-cell>
          <table:table-cell office:value-type="float" office:value="-0.01090842" calcext:value-type="float">
            <text:p>-0.01090842</text:p>
          </table:table-cell>
          <table:table-cell office:value-type="float" office:value="-0.0105921" calcext:value-type="float">
            <text:p>-0.0105921</text:p>
          </table:table-cell>
          <table:table-cell office:value-type="float" office:value="-0.01126268" calcext:value-type="float">
            <text:p>-0.01126268</text:p>
          </table:table-cell>
          <table:table-cell office:value-type="float" office:value="-0.012196" calcext:value-type="float">
            <text:p>-0.012196</text:p>
          </table:table-cell>
          <table:table-cell office:value-type="float" office:value="-0.01311521" calcext:value-type="float">
            <text:p>-0.01311521</text:p>
          </table:table-cell>
          <table:table-cell office:value-type="float" office:value="-0.01195361" calcext:value-type="float">
            <text:p>-0.01195361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0.02816799" calcext:value-type="float">
            <text:p>-0.02816799</text:p>
          </table:table-cell>
          <table:table-cell office:value-type="float" office:value="0.01511701" calcext:value-type="float">
            <text:p>0.0151170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7515" calcext:value-type="float">
            <text:p>-2.3775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47.6125" calcext:value-type="float">
            <text:p>147.6125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2.639" calcext:value-type="float">
            <text:p>1092.639</text:p>
          </table:table-cell>
          <table:table-cell office:value-type="float" office:value="-8.498076" calcext:value-type="float">
            <text:p>-8.498076</text:p>
          </table:table-cell>
          <table:table-cell office:value-type="float" office:value="0" calcext:value-type="float">
            <text:p>0</text:p>
          </table:table-cell>
          <table:table-cell office:value-type="float" office:value="0.2004969" calcext:value-type="float">
            <text:p>0.2004969</text:p>
          </table:table-cell>
          <table:table-cell office:value-type="float" office:value="0.3461714" calcext:value-type="float">
            <text:p>0.3461714</text:p>
          </table:table-cell>
          <table:table-cell office:value-type="float" office:value="0.3514441" calcext:value-type="float">
            <text:p>0.3514441</text:p>
          </table:table-cell>
          <table:table-cell office:value-type="float" office:value="0.3564104" calcext:value-type="float">
            <text:p>0.3564104</text:p>
          </table:table-cell>
          <table:table-cell office:value-type="float" office:value="0.3589112" calcext:value-type="float">
            <text:p>0.3589112</text:p>
          </table:table-cell>
          <table:table-cell office:value-type="float" office:value="0.3099407" calcext:value-type="float">
            <text:p>0.3099407</text:p>
          </table:table-cell>
          <table:table-cell office:value-type="float" office:value="0.3035382" calcext:value-type="float">
            <text:p>0.3035382</text:p>
          </table:table-cell>
          <table:table-cell office:value-type="float" office:value="0.3743025" calcext:value-type="float">
            <text:p>0.3743025</text:p>
          </table:table-cell>
          <table:table-cell office:value-type="float" office:value="0.3662002" calcext:value-type="float">
            <text:p>0.3662002</text:p>
          </table:table-cell>
          <table:table-cell office:value-type="float" office:value="0.3736466" calcext:value-type="float">
            <text:p>0.3736466</text:p>
          </table:table-cell>
          <table:table-cell office:value-type="float" office:value="0.3874041" calcext:value-type="float">
            <text:p>0.3874041</text:p>
          </table:table-cell>
          <table:table-cell office:value-type="float" office:value="0.3958393" calcext:value-type="float">
            <text:p>0.39583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7204E-015" calcext:value-type="float">
            <text:p>1.877204E-15</text:p>
          </table:table-cell>
          <table:table-cell office:value-type="float" office:value="1.951304E-015" calcext:value-type="float">
            <text:p>1.951304E-15</text:p>
          </table:table-cell>
          <table:table-cell office:value-type="float" office:value="1.980158E-015" calcext:value-type="float">
            <text:p>1.980158E-15</text:p>
          </table:table-cell>
          <table:table-cell office:value-type="float" office:value="1.98761E-015" calcext:value-type="float">
            <text:p>1.98761E-15</text:p>
          </table:table-cell>
          <table:table-cell office:value-type="float" office:value="9.478797E-016" calcext:value-type="float">
            <text:p>9.478797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1E-031" calcext:value-type="float">
            <text:p>9.377361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54656" calcext:value-type="float">
            <text:p>-0.7954656</text:p>
          </table:table-cell>
          <table:table-cell office:value-type="float" office:value="-0.01465426" calcext:value-type="float">
            <text:p>-0.01465426</text:p>
          </table:table-cell>
          <table:table-cell office:value-type="float" office:value="-0.01334609" calcext:value-type="float">
            <text:p>-0.01334609</text:p>
          </table:table-cell>
          <table:table-cell office:value-type="float" office:value="-0.01225453" calcext:value-type="float">
            <text:p>-0.01225453</text:p>
          </table:table-cell>
          <table:table-cell office:value-type="float" office:value="-0.01174271" calcext:value-type="float">
            <text:p>-0.01174271</text:p>
          </table:table-cell>
          <table:table-cell office:value-type="float" office:value="-0.01123382" calcext:value-type="float">
            <text:p>-0.01123382</text:p>
          </table:table-cell>
          <table:table-cell office:value-type="float" office:value="-0.01137739" calcext:value-type="float">
            <text:p>-0.01137739</text:p>
          </table:table-cell>
          <table:table-cell office:value-type="float" office:value="-0.01186999" calcext:value-type="float">
            <text:p>-0.01186999</text:p>
          </table:table-cell>
          <table:table-cell office:value-type="float" office:value="-0.01284886" calcext:value-type="float">
            <text:p>-0.01284886</text:p>
          </table:table-cell>
          <table:table-cell office:value-type="float" office:value="-0.01188759" calcext:value-type="float">
            <text:p>-0.01188759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1.474676" calcext:value-type="float">
            <text:p>-1.474676</text:p>
          </table:table-cell>
          <table:table-cell office:value-type="float" office:value="0.01470258" calcext:value-type="float">
            <text:p>0.0147025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6579" calcext:value-type="float">
            <text:p>-2.3765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49.1284" calcext:value-type="float">
            <text:p>149.1284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1.124" calcext:value-type="float">
            <text:p>1091.124</text:p>
          </table:table-cell>
          <table:table-cell office:value-type="float" office:value="-8.498076" calcext:value-type="float">
            <text:p>-8.498076</text:p>
          </table:table-cell>
          <table:table-cell office:value-type="float" office:value="0" calcext:value-type="float">
            <text:p>0</text:p>
          </table:table-cell>
          <table:table-cell office:value-type="float" office:value="0.1084804" calcext:value-type="float">
            <text:p>0.1084804</text:p>
          </table:table-cell>
          <table:table-cell office:value-type="float" office:value="0.3479289" calcext:value-type="float">
            <text:p>0.3479289</text:p>
          </table:table-cell>
          <table:table-cell office:value-type="float" office:value="0.3503309" calcext:value-type="float">
            <text:p>0.3503309</text:p>
          </table:table-cell>
          <table:table-cell office:value-type="float" office:value="0.3532008" calcext:value-type="float">
            <text:p>0.3532008</text:p>
          </table:table-cell>
          <table:table-cell office:value-type="float" office:value="0.3552259" calcext:value-type="float">
            <text:p>0.3552259</text:p>
          </table:table-cell>
          <table:table-cell office:value-type="float" office:value="0.3076092" calcext:value-type="float">
            <text:p>0.3076092</text:p>
          </table:table-cell>
          <table:table-cell office:value-type="float" office:value="0.3023542" calcext:value-type="float">
            <text:p>0.3023542</text:p>
          </table:table-cell>
          <table:table-cell office:value-type="float" office:value="0.3744347" calcext:value-type="float">
            <text:p>0.3744347</text:p>
          </table:table-cell>
          <table:table-cell office:value-type="float" office:value="0.3666084" calcext:value-type="float">
            <text:p>0.3666084</text:p>
          </table:table-cell>
          <table:table-cell office:value-type="float" office:value="0.3737878" calcext:value-type="float">
            <text:p>0.3737878</text:p>
          </table:table-cell>
          <table:table-cell office:value-type="float" office:value="0.3874966" calcext:value-type="float">
            <text:p>0.3874966</text:p>
          </table:table-cell>
          <table:table-cell office:value-type="float" office:value="0.3959037" calcext:value-type="float">
            <text:p>0.3959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7651E-015" calcext:value-type="float">
            <text:p>1.877651E-15</text:p>
          </table:table-cell>
          <table:table-cell office:value-type="float" office:value="1.951271E-015" calcext:value-type="float">
            <text:p>1.951271E-15</text:p>
          </table:table-cell>
          <table:table-cell office:value-type="float" office:value="1.980131E-015" calcext:value-type="float">
            <text:p>1.980131E-15</text:p>
          </table:table-cell>
          <table:table-cell office:value-type="float" office:value="1.987586E-015" calcext:value-type="float">
            <text:p>1.987586E-15</text:p>
          </table:table-cell>
          <table:table-cell office:value-type="float" office:value="9.478614E-016" calcext:value-type="float">
            <text:p>9.478614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1E-031" calcext:value-type="float">
            <text:p>9.377361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60948" calcext:value-type="float">
            <text:p>-90.60948</text:p>
          </table:table-cell>
          <table:table-cell office:value-type="float" office:value="-0.01420005" calcext:value-type="float">
            <text:p>-0.01420005</text:p>
          </table:table-cell>
          <table:table-cell office:value-type="float" office:value="-0.01361434" calcext:value-type="float">
            <text:p>-0.01361434</text:p>
          </table:table-cell>
          <table:table-cell office:value-type="float" office:value="-0.01296525" calcext:value-type="float">
            <text:p>-0.01296525</text:p>
          </table:table-cell>
          <table:table-cell office:value-type="float" office:value="-0.01251945" calcext:value-type="float">
            <text:p>-0.01251945</text:p>
          </table:table-cell>
          <table:table-cell office:value-type="float" office:value="-0.0118922" calcext:value-type="float">
            <text:p>-0.0118922</text:p>
          </table:table-cell>
          <table:table-cell office:value-type="float" office:value="-0.01175411" calcext:value-type="float">
            <text:p>-0.01175411</text:p>
          </table:table-cell>
          <table:table-cell office:value-type="float" office:value="-0.01177755" calcext:value-type="float">
            <text:p>-0.01177755</text:p>
          </table:table-cell>
          <table:table-cell office:value-type="float" office:value="-0.01261266" calcext:value-type="float">
            <text:p>-0.01261266</text:p>
          </table:table-cell>
          <table:table-cell office:value-type="float" office:value="-0.01181107" calcext:value-type="float">
            <text:p>-0.01181107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48.48769" calcext:value-type="float">
            <text:p>-48.48769</text:p>
          </table:table-cell>
          <table:table-cell office:value-type="float" office:value="0.01445834" calcext:value-type="float">
            <text:p>0.0144583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5633" calcext:value-type="float">
            <text:p>-2.3756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49.2145" calcext:value-type="float">
            <text:p>149.2145</text:p>
          </table:table-cell>
          <table:table-cell office:value-type="float" office:value="23.12933" calcext:value-type="float">
            <text:p>23.12933</text:p>
          </table:table-cell>
          <table:table-cell office:value-type="float" office:value="1091.038" calcext:value-type="float">
            <text:p>1091.038</text:p>
          </table:table-cell>
          <table:table-cell office:value-type="float" office:value="-8.498076" calcext:value-type="float">
            <text:p>-8.498076</text:p>
          </table:table-cell>
          <table:table-cell office:value-type="float" office:value="0" calcext:value-type="float">
            <text:p>0</text:p>
          </table:table-cell>
          <table:table-cell office:value-type="float" office:value="0.1028159" calcext:value-type="float">
            <text:p>0.1028159</text:p>
          </table:table-cell>
          <table:table-cell office:value-type="float" office:value="0.3484008" calcext:value-type="float">
            <text:p>0.3484008</text:p>
          </table:table-cell>
          <table:table-cell office:value-type="float" office:value="0.3502749" calcext:value-type="float">
            <text:p>0.3502749</text:p>
          </table:table-cell>
          <table:table-cell office:value-type="float" office:value="0.3524131" calcext:value-type="float">
            <text:p>0.3524131</text:p>
          </table:table-cell>
          <table:table-cell office:value-type="float" office:value="0.3539699" calcext:value-type="float">
            <text:p>0.3539699</text:p>
          </table:table-cell>
          <table:table-cell office:value-type="float" office:value="0.3061803" calcext:value-type="float">
            <text:p>0.3061803</text:p>
          </table:table-cell>
          <table:table-cell office:value-type="float" office:value="0.3013453" calcext:value-type="float">
            <text:p>0.3013453</text:p>
          </table:table-cell>
          <table:table-cell office:value-type="float" office:value="0.374347" calcext:value-type="float">
            <text:p>0.374347</text:p>
          </table:table-cell>
          <table:table-cell office:value-type="float" office:value="0.366944" calcext:value-type="float">
            <text:p>0.366944</text:p>
          </table:table-cell>
          <table:table-cell office:value-type="float" office:value="0.3739416" calcext:value-type="float">
            <text:p>0.3739416</text:p>
          </table:table-cell>
          <table:table-cell office:value-type="float" office:value="0.3875941" calcext:value-type="float">
            <text:p>0.3875941</text:p>
          </table:table-cell>
          <table:table-cell office:value-type="float" office:value="0.3959698" calcext:value-type="float">
            <text:p>0.3959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78174E-015" calcext:value-type="float">
            <text:p>1.878174E-15</text:p>
          </table:table-cell>
          <table:table-cell office:value-type="float" office:value="1.951233E-015" calcext:value-type="float">
            <text:p>1.951233E-15</text:p>
          </table:table-cell>
          <table:table-cell office:value-type="float" office:value="1.980095E-015" calcext:value-type="float">
            <text:p>1.980095E-15</text:p>
          </table:table-cell>
          <table:table-cell office:value-type="float" office:value="1.987562E-015" calcext:value-type="float">
            <text:p>1.987562E-15</text:p>
          </table:table-cell>
          <table:table-cell office:value-type="float" office:value="9.478392E-016" calcext:value-type="float">
            <text:p>9.478392E-16</text:p>
          </table:table-cell>
          <table:table-cell office:value-type="float" office:value="1.995757E-015" calcext:value-type="float">
            <text:p>1.995757E-15</text:p>
          </table:table-cell>
          <table:table-cell office:value-type="float" office:value="9.538976E-016" calcext:value-type="float">
            <text:p>9.538976E-16</text:p>
          </table:table-cell>
          <table:table-cell office:value-type="float" office:value="1.622663E-020" calcext:value-type="float">
            <text:p>1.622663E-20</text:p>
          </table:table-cell>
          <table:table-cell office:value-type="float" office:value="1.700284E-025" calcext:value-type="float">
            <text:p>1.700284E-25</text:p>
          </table:table-cell>
          <table:table-cell office:value-type="float" office:value="9.377363E-031" calcext:value-type="float">
            <text:p>9.377363E-31</text:p>
          </table:table-cell>
          <table:table-cell office:value-type="float" office:value="3.997227E-036" calcext:value-type="float">
            <text:p>3.99722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7031" calcext:value-type="float">
            <text:p>-139.7031</text:p>
          </table:table-cell>
          <table:table-cell office:value-type="float" office:value="-0.01407804" calcext:value-type="float">
            <text:p>-0.01407804</text:p>
          </table:table-cell>
          <table:table-cell office:value-type="float" office:value="-0.01362642" calcext:value-type="float">
            <text:p>-0.01362642</text:p>
          </table:table-cell>
          <table:table-cell office:value-type="float" office:value="-0.01314499" calcext:value-type="float">
            <text:p>-0.01314499</text:p>
          </table:table-cell>
          <table:table-cell office:value-type="float" office:value="-0.01279607" calcext:value-type="float">
            <text:p>-0.01279607</text:p>
          </table:table-cell>
          <table:table-cell office:value-type="float" office:value="-0.01231884" calcext:value-type="float">
            <text:p>-0.01231884</text:p>
          </table:table-cell>
          <table:table-cell office:value-type="float" office:value="-0.012089" calcext:value-type="float">
            <text:p>-0.012089</text:p>
          </table:table-cell>
          <table:table-cell office:value-type="float" office:value="-0.01183636" calcext:value-type="float">
            <text:p>-0.01183636</text:p>
          </table:table-cell>
          <table:table-cell office:value-type="float" office:value="-0.01242175" calcext:value-type="float">
            <text:p>-0.01242175</text:p>
          </table:table-cell>
          <table:table-cell office:value-type="float" office:value="-0.01172833" calcext:value-type="float">
            <text:p>-0.01172833</text:p>
          </table:table-cell>
          <table:table-cell office:value-type="float" office:value="0" calcext:value-type="float">
            <text:p>0</text:p>
          </table:table-cell>
          <table:table-cell office:value-type="float" office:value="0.1568428" calcext:value-type="float">
            <text:p>0.1568428</text:p>
          </table:table-cell>
          <table:table-cell office:value-type="float" office:value="-54.58076" calcext:value-type="float">
            <text:p>-54.58076</text:p>
          </table:table-cell>
          <table:table-cell office:value-type="float" office:value="0.01433797" calcext:value-type="float">
            <text:p>0.0143379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4668" calcext:value-type="float">
            <text:p>-2.374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57.0042" calcext:value-type="float">
            <text:p>257.0042</text:p>
          </table:table-cell>
          <table:table-cell office:value-type="float" office:value="149.6812" calcext:value-type="float">
            <text:p>149.6812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113.145" calcext:value-type="float">
            <text:p>1113.145</text:p>
          </table:table-cell>
          <table:table-cell office:value-type="float" office:value="-8.179845" calcext:value-type="float">
            <text:p>-8.179845</text:p>
          </table:table-cell>
          <table:table-cell office:value-type="float" office:value="0" calcext:value-type="float">
            <text:p>0</text:p>
          </table:table-cell>
          <table:table-cell office:value-type="float" office:value="0.5180264" calcext:value-type="float">
            <text:p>0.5180264</text:p>
          </table:table-cell>
          <table:table-cell office:value-type="float" office:value="0.5341244" calcext:value-type="float">
            <text:p>0.5341244</text:p>
          </table:table-cell>
          <table:table-cell office:value-type="float" office:value="0.4572759" calcext:value-type="float">
            <text:p>0.4572759</text:p>
          </table:table-cell>
          <table:table-cell office:value-type="float" office:value="0.369992" calcext:value-type="float">
            <text:p>0.369992</text:p>
          </table:table-cell>
          <table:table-cell office:value-type="float" office:value="0.3575332" calcext:value-type="float">
            <text:p>0.3575332</text:p>
          </table:table-cell>
          <table:table-cell office:value-type="float" office:value="0.3068987" calcext:value-type="float">
            <text:p>0.3068987</text:p>
          </table:table-cell>
          <table:table-cell office:value-type="float" office:value="0.3292522" calcext:value-type="float">
            <text:p>0.3292522</text:p>
          </table:table-cell>
          <table:table-cell office:value-type="float" office:value="0.3745773" calcext:value-type="float">
            <text:p>0.3745773</text:p>
          </table:table-cell>
          <table:table-cell office:value-type="float" office:value="0.3672086" calcext:value-type="float">
            <text:p>0.3672086</text:p>
          </table:table-cell>
          <table:table-cell office:value-type="float" office:value="0.3741014" calcext:value-type="float">
            <text:p>0.3741014</text:p>
          </table:table-cell>
          <table:table-cell office:value-type="float" office:value="0.3876995" calcext:value-type="float">
            <text:p>0.3876995</text:p>
          </table:table-cell>
          <table:table-cell office:value-type="float" office:value="0.3960354" calcext:value-type="float">
            <text:p>0.3960354</text:p>
          </table:table-cell>
          <table:table-cell office:value-type="float" office:value="0.4622632" calcext:value-type="float">
            <text:p>0.4622632</text:p>
          </table:table-cell>
          <table:table-cell office:value-type="float" office:value="0.000002338551" calcext:value-type="float">
            <text:p>2.338551E-06</text:p>
          </table:table-cell>
          <table:table-cell office:value-type="float" office:value="1.894331E-015" calcext:value-type="float">
            <text:p>1.894331E-15</text:p>
          </table:table-cell>
          <table:table-cell office:value-type="float" office:value="1.951262E-015" calcext:value-type="float">
            <text:p>1.951262E-15</text:p>
          </table:table-cell>
          <table:table-cell office:value-type="float" office:value="1.980061E-015" calcext:value-type="float">
            <text:p>1.980061E-15</text:p>
          </table:table-cell>
          <table:table-cell office:value-type="float" office:value="1.98587E-015" calcext:value-type="float">
            <text:p>1.98587E-15</text:p>
          </table:table-cell>
          <table:table-cell office:value-type="float" office:value="9.506099E-016" calcext:value-type="float">
            <text:p>9.506099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745483" calcext:value-type="float">
            <text:p>-0.0005745483</text:p>
          </table:table-cell>
          <table:table-cell office:value-type="float" office:value="-0.0008212141" calcext:value-type="float">
            <text:p>-0.0008212141</text:p>
          </table:table-cell>
          <table:table-cell office:value-type="float" office:value="-0.003966833" calcext:value-type="float">
            <text:p>-0.003966833</text:p>
          </table:table-cell>
          <table:table-cell office:value-type="float" office:value="-0.01036398" calcext:value-type="float">
            <text:p>-0.01036398</text:p>
          </table:table-cell>
          <table:table-cell office:value-type="float" office:value="-0.0122944" calcext:value-type="float">
            <text:p>-0.0122944</text:p>
          </table:table-cell>
          <table:table-cell office:value-type="float" office:value="-0.01219014" calcext:value-type="float">
            <text:p>-0.01219014</text:p>
          </table:table-cell>
          <table:table-cell office:value-type="float" office:value="-0.005668966" calcext:value-type="float">
            <text:p>-0.005668966</text:p>
          </table:table-cell>
          <table:table-cell office:value-type="float" office:value="-0.0117249" calcext:value-type="float">
            <text:p>-0.0117249</text:p>
          </table:table-cell>
          <table:table-cell office:value-type="float" office:value="-0.01227369" calcext:value-type="float">
            <text:p>-0.01227369</text:p>
          </table:table-cell>
          <table:table-cell office:value-type="float" office:value="-0.01164287" calcext:value-type="float">
            <text:p>-0.01164287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437927" calcext:value-type="float">
            <text:p>0.0143792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3901" calcext:value-type="float">
            <text:p>-2.3739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57.9042" calcext:value-type="float">
            <text:p>257.9042</text:p>
          </table:table-cell>
          <table:table-cell office:value-type="float" office:value="153.0198" calcext:value-type="float">
            <text:p>153.0198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110.705" calcext:value-type="float">
            <text:p>1110.705</text:p>
          </table:table-cell>
          <table:table-cell office:value-type="float" office:value="-8.177468" calcext:value-type="float">
            <text:p>-8.177468</text:p>
          </table:table-cell>
          <table:table-cell office:value-type="float" office:value="0" calcext:value-type="float">
            <text:p>0</text:p>
          </table:table-cell>
          <table:table-cell office:value-type="float" office:value="0.4008558" calcext:value-type="float">
            <text:p>0.4008558</text:p>
          </table:table-cell>
          <table:table-cell office:value-type="float" office:value="0.4006801" calcext:value-type="float">
            <text:p>0.4006801</text:p>
          </table:table-cell>
          <table:table-cell office:value-type="float" office:value="0.3995889" calcext:value-type="float">
            <text:p>0.3995889</text:p>
          </table:table-cell>
          <table:table-cell office:value-type="float" office:value="0.4010696" calcext:value-type="float">
            <text:p>0.4010696</text:p>
          </table:table-cell>
          <table:table-cell office:value-type="float" office:value="0.4029606" calcext:value-type="float">
            <text:p>0.4029606</text:p>
          </table:table-cell>
          <table:table-cell office:value-type="float" office:value="0.3386025" calcext:value-type="float">
            <text:p>0.3386025</text:p>
          </table:table-cell>
          <table:table-cell office:value-type="float" office:value="0.3253758" calcext:value-type="float">
            <text:p>0.3253758</text:p>
          </table:table-cell>
          <table:table-cell office:value-type="float" office:value="0.3782864" calcext:value-type="float">
            <text:p>0.3782864</text:p>
          </table:table-cell>
          <table:table-cell office:value-type="float" office:value="0.3677636" calcext:value-type="float">
            <text:p>0.3677636</text:p>
          </table:table-cell>
          <table:table-cell office:value-type="float" office:value="0.3742688" calcext:value-type="float">
            <text:p>0.3742688</text:p>
          </table:table-cell>
          <table:table-cell office:value-type="float" office:value="0.3878059" calcext:value-type="float">
            <text:p>0.3878059</text:p>
          </table:table-cell>
          <table:table-cell office:value-type="float" office:value="0.3960935" calcext:value-type="float">
            <text:p>0.39609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4784E-015" calcext:value-type="float">
            <text:p>1.894784E-15</text:p>
          </table:table-cell>
          <table:table-cell office:value-type="float" office:value="1.951236E-015" calcext:value-type="float">
            <text:p>1.951236E-15</text:p>
          </table:table-cell>
          <table:table-cell office:value-type="float" office:value="1.980034E-015" calcext:value-type="float">
            <text:p>1.980034E-15</text:p>
          </table:table-cell>
          <table:table-cell office:value-type="float" office:value="1.985839E-015" calcext:value-type="float">
            <text:p>1.985839E-15</text:p>
          </table:table-cell>
          <table:table-cell office:value-type="float" office:value="9.505903E-016" calcext:value-type="float">
            <text:p>9.505903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09562" calcext:value-type="float">
            <text:p>-0.005909562</text:p>
          </table:table-cell>
          <table:table-cell office:value-type="float" office:value="-0.005956468" calcext:value-type="float">
            <text:p>-0.005956468</text:p>
          </table:table-cell>
          <table:table-cell office:value-type="float" office:value="-0.006107248" calcext:value-type="float">
            <text:p>-0.006107248</text:p>
          </table:table-cell>
          <table:table-cell office:value-type="float" office:value="-0.005963459" calcext:value-type="float">
            <text:p>-0.005963459</text:p>
          </table:table-cell>
          <table:table-cell office:value-type="float" office:value="-0.005786683" calcext:value-type="float">
            <text:p>-0.005786683</text:p>
          </table:table-cell>
          <table:table-cell office:value-type="float" office:value="-0.005775255" calcext:value-type="float">
            <text:p>-0.005775255</text:p>
          </table:table-cell>
          <table:table-cell office:value-type="float" office:value="-0.006371094" calcext:value-type="float">
            <text:p>-0.006371094</text:p>
          </table:table-cell>
          <table:table-cell office:value-type="float" office:value="-0.009465281" calcext:value-type="float">
            <text:p>-0.009465281</text:p>
          </table:table-cell>
          <table:table-cell office:value-type="float" office:value="-0.01197255" calcext:value-type="float">
            <text:p>-0.01197255</text:p>
          </table:table-cell>
          <table:table-cell office:value-type="float" office:value="-0.01155426" calcext:value-type="float">
            <text:p>-0.01155426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0.005944083" calcext:value-type="float">
            <text:p>-0.005944083</text:p>
          </table:table-cell>
          <table:table-cell office:value-type="float" office:value="0.01396913" calcext:value-type="float">
            <text:p>0.0139691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3935" calcext:value-type="float">
            <text:p>-2.3739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58.2043" calcext:value-type="float">
            <text:p>258.2043</text:p>
          </table:table-cell>
          <table:table-cell office:value-type="float" office:value="158.3509" calcext:value-type="float">
            <text:p>158.3509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105.672" calcext:value-type="float">
            <text:p>1105.672</text:p>
          </table:table-cell>
          <table:table-cell office:value-type="float" office:value="-8.176612" calcext:value-type="float">
            <text:p>-8.176612</text:p>
          </table:table-cell>
          <table:table-cell office:value-type="float" office:value="0" calcext:value-type="float">
            <text:p>0</text:p>
          </table:table-cell>
          <table:table-cell office:value-type="float" office:value="0.3487468" calcext:value-type="float">
            <text:p>0.3487468</text:p>
          </table:table-cell>
          <table:table-cell office:value-type="float" office:value="0.354663" calcext:value-type="float">
            <text:p>0.354663</text:p>
          </table:table-cell>
          <table:table-cell office:value-type="float" office:value="0.3681058" calcext:value-type="float">
            <text:p>0.3681058</text:p>
          </table:table-cell>
          <table:table-cell office:value-type="float" office:value="0.3792253" calcext:value-type="float">
            <text:p>0.3792253</text:p>
          </table:table-cell>
          <table:table-cell office:value-type="float" office:value="0.3851423" calcext:value-type="float">
            <text:p>0.3851423</text:p>
          </table:table-cell>
          <table:table-cell office:value-type="float" office:value="0.3324574" calcext:value-type="float">
            <text:p>0.3324574</text:p>
          </table:table-cell>
          <table:table-cell office:value-type="float" office:value="0.3255298" calcext:value-type="float">
            <text:p>0.3255298</text:p>
          </table:table-cell>
          <table:table-cell office:value-type="float" office:value="0.3816762" calcext:value-type="float">
            <text:p>0.3816762</text:p>
          </table:table-cell>
          <table:table-cell office:value-type="float" office:value="0.3687634" calcext:value-type="float">
            <text:p>0.3687634</text:p>
          </table:table-cell>
          <table:table-cell office:value-type="float" office:value="0.3744403" calcext:value-type="float">
            <text:p>0.3744403</text:p>
          </table:table-cell>
          <table:table-cell office:value-type="float" office:value="0.3879165" calcext:value-type="float">
            <text:p>0.3879165</text:p>
          </table:table-cell>
          <table:table-cell office:value-type="float" office:value="0.396185" calcext:value-type="float">
            <text:p>0.3961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5219E-015" calcext:value-type="float">
            <text:p>1.895219E-15</text:p>
          </table:table-cell>
          <table:table-cell office:value-type="float" office:value="1.951207E-015" calcext:value-type="float">
            <text:p>1.951207E-15</text:p>
          </table:table-cell>
          <table:table-cell office:value-type="float" office:value="1.980009E-015" calcext:value-type="float">
            <text:p>1.980009E-15</text:p>
          </table:table-cell>
          <table:table-cell office:value-type="float" office:value="1.985814E-015" calcext:value-type="float">
            <text:p>1.985814E-15</text:p>
          </table:table-cell>
          <table:table-cell office:value-type="float" office:value="9.505689E-016" calcext:value-type="float">
            <text:p>9.505689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15627" calcext:value-type="float">
            <text:p>-0.01415627</text:p>
          </table:table-cell>
          <table:table-cell office:value-type="float" office:value="-0.01269445" calcext:value-type="float">
            <text:p>-0.01269445</text:p>
          </table:table-cell>
          <table:table-cell office:value-type="float" office:value="-0.01003104" calcext:value-type="float">
            <text:p>-0.01003104</text:p>
          </table:table-cell>
          <table:table-cell office:value-type="float" office:value="-0.008365075" calcext:value-type="float">
            <text:p>-0.008365075</text:p>
          </table:table-cell>
          <table:table-cell office:value-type="float" office:value="-0.007606528" calcext:value-type="float">
            <text:p>-0.007606528</text:p>
          </table:table-cell>
          <table:table-cell office:value-type="float" office:value="-0.006614944" calcext:value-type="float">
            <text:p>-0.006614944</text:p>
          </table:table-cell>
          <table:table-cell office:value-type="float" office:value="-0.006314973" calcext:value-type="float">
            <text:p>-0.006314973</text:p>
          </table:table-cell>
          <table:table-cell office:value-type="float" office:value="-0.007800718" calcext:value-type="float">
            <text:p>-0.007800718</text:p>
          </table:table-cell>
          <table:table-cell office:value-type="float" office:value="-0.01144605" calcext:value-type="float">
            <text:p>-0.01144605</text:p>
          </table:table-cell>
          <table:table-cell office:value-type="float" office:value="-0.01146407" calcext:value-type="float">
            <text:p>-0.01146407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0.01457807" calcext:value-type="float">
            <text:p>-0.01457807</text:p>
          </table:table-cell>
          <table:table-cell office:value-type="float" office:value="0.01358846" calcext:value-type="float">
            <text:p>0.0135884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279" calcext:value-type="float">
            <text:p>-2.372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63.6888" calcext:value-type="float">
            <text:p>163.6888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100.533" calcext:value-type="float">
            <text:p>1100.533</text:p>
          </table:table-cell>
          <table:table-cell office:value-type="float" office:value="-8.176029" calcext:value-type="float">
            <text:p>-8.176029</text:p>
          </table:table-cell>
          <table:table-cell office:value-type="float" office:value="0" calcext:value-type="float">
            <text:p>0</text:p>
          </table:table-cell>
          <table:table-cell office:value-type="float" office:value="0.1673082" calcext:value-type="float">
            <text:p>0.1673082</text:p>
          </table:table-cell>
          <table:table-cell office:value-type="float" office:value="0.3545289" calcext:value-type="float">
            <text:p>0.3545289</text:p>
          </table:table-cell>
          <table:table-cell office:value-type="float" office:value="0.3605379" calcext:value-type="float">
            <text:p>0.3605379</text:p>
          </table:table-cell>
          <table:table-cell office:value-type="float" office:value="0.3677447" calcext:value-type="float">
            <text:p>0.3677447</text:p>
          </table:table-cell>
          <table:table-cell office:value-type="float" office:value="0.3724666" calcext:value-type="float">
            <text:p>0.3724666</text:p>
          </table:table-cell>
          <table:table-cell office:value-type="float" office:value="0.3230838" calcext:value-type="float">
            <text:p>0.3230838</text:p>
          </table:table-cell>
          <table:table-cell office:value-type="float" office:value="0.3183382" calcext:value-type="float">
            <text:p>0.3183382</text:p>
          </table:table-cell>
          <table:table-cell office:value-type="float" office:value="0.3824634" calcext:value-type="float">
            <text:p>0.3824634</text:p>
          </table:table-cell>
          <table:table-cell office:value-type="float" office:value="0.3701338" calcext:value-type="float">
            <text:p>0.3701338</text:p>
          </table:table-cell>
          <table:table-cell office:value-type="float" office:value="0.3747082" calcext:value-type="float">
            <text:p>0.3747082</text:p>
          </table:table-cell>
          <table:table-cell office:value-type="float" office:value="0.3880384" calcext:value-type="float">
            <text:p>0.3880384</text:p>
          </table:table-cell>
          <table:table-cell office:value-type="float" office:value="0.3962815" calcext:value-type="float">
            <text:p>0.39628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5652E-015" calcext:value-type="float">
            <text:p>1.895652E-15</text:p>
          </table:table-cell>
          <table:table-cell office:value-type="float" office:value="1.951179E-015" calcext:value-type="float">
            <text:p>1.951179E-15</text:p>
          </table:table-cell>
          <table:table-cell office:value-type="float" office:value="1.979981E-015" calcext:value-type="float">
            <text:p>1.979981E-15</text:p>
          </table:table-cell>
          <table:table-cell office:value-type="float" office:value="1.985791E-015" calcext:value-type="float">
            <text:p>1.985791E-15</text:p>
          </table:table-cell>
          <table:table-cell office:value-type="float" office:value="9.505462E-016" calcext:value-type="float">
            <text:p>9.505462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71201" calcext:value-type="float">
            <text:p>-3.171201</text:p>
          </table:table-cell>
          <table:table-cell office:value-type="float" office:value="-0.01269222" calcext:value-type="float">
            <text:p>-0.01269222</text:p>
          </table:table-cell>
          <table:table-cell office:value-type="float" office:value="-0.01142298" calcext:value-type="float">
            <text:p>-0.01142298</text:p>
          </table:table-cell>
          <table:table-cell office:value-type="float" office:value="-0.01011724" calcext:value-type="float">
            <text:p>-0.01011724</text:p>
          </table:table-cell>
          <table:table-cell office:value-type="float" office:value="-0.00935805" calcext:value-type="float">
            <text:p>-0.00935805</text:p>
          </table:table-cell>
          <table:table-cell office:value-type="float" office:value="-0.008212125" calcext:value-type="float">
            <text:p>-0.008212125</text:p>
          </table:table-cell>
          <table:table-cell office:value-type="float" office:value="-0.007625678" calcext:value-type="float">
            <text:p>-0.007625678</text:p>
          </table:table-cell>
          <table:table-cell office:value-type="float" office:value="-0.007443448" calcext:value-type="float">
            <text:p>-0.007443448</text:p>
          </table:table-cell>
          <table:table-cell office:value-type="float" office:value="-0.01076278" calcext:value-type="float">
            <text:p>-0.01076278</text:p>
          </table:table-cell>
          <table:table-cell office:value-type="float" office:value="-0.01132561" calcext:value-type="float">
            <text:p>-0.01132561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5.537846" calcext:value-type="float">
            <text:p>-5.537846</text:p>
          </table:table-cell>
          <table:table-cell office:value-type="float" office:value="0.01328425" calcext:value-type="float">
            <text:p>0.0132842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1609" calcext:value-type="float">
            <text:p>-2.3716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64.551" calcext:value-type="float">
            <text:p>164.551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7.776" calcext:value-type="float">
            <text:p>1097.776</text:p>
          </table:table-cell>
          <table:table-cell office:value-type="float" office:value="-8.176029" calcext:value-type="float">
            <text:p>-8.176029</text:p>
          </table:table-cell>
          <table:table-cell office:value-type="float" office:value="0" calcext:value-type="float">
            <text:p>0</text:p>
          </table:table-cell>
          <table:table-cell office:value-type="float" office:value="0.1075999" calcext:value-type="float">
            <text:p>0.1075999</text:p>
          </table:table-cell>
          <table:table-cell office:value-type="float" office:value="0.3599908" calcext:value-type="float">
            <text:p>0.3599908</text:p>
          </table:table-cell>
          <table:table-cell office:value-type="float" office:value="0.3627501" calcext:value-type="float">
            <text:p>0.3627501</text:p>
          </table:table-cell>
          <table:table-cell office:value-type="float" office:value="0.366318" calcext:value-type="float">
            <text:p>0.366318</text:p>
          </table:table-cell>
          <table:table-cell office:value-type="float" office:value="0.3691798" calcext:value-type="float">
            <text:p>0.3691798</text:p>
          </table:table-cell>
          <table:table-cell office:value-type="float" office:value="0.3186501" calcext:value-type="float">
            <text:p>0.3186501</text:p>
          </table:table-cell>
          <table:table-cell office:value-type="float" office:value="0.3140933" calcext:value-type="float">
            <text:p>0.3140933</text:p>
          </table:table-cell>
          <table:table-cell office:value-type="float" office:value="0.3813752" calcext:value-type="float">
            <text:p>0.3813752</text:p>
          </table:table-cell>
          <table:table-cell office:value-type="float" office:value="0.3713675" calcext:value-type="float">
            <text:p>0.3713675</text:p>
          </table:table-cell>
          <table:table-cell office:value-type="float" office:value="0.3750936" calcext:value-type="float">
            <text:p>0.3750936</text:p>
          </table:table-cell>
          <table:table-cell office:value-type="float" office:value="0.3881863" calcext:value-type="float">
            <text:p>0.3881863</text:p>
          </table:table-cell>
          <table:table-cell office:value-type="float" office:value="0.3963806" calcext:value-type="float">
            <text:p>0.39638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6074E-015" calcext:value-type="float">
            <text:p>1.896074E-15</text:p>
          </table:table-cell>
          <table:table-cell office:value-type="float" office:value="1.951152E-015" calcext:value-type="float">
            <text:p>1.951152E-15</text:p>
          </table:table-cell>
          <table:table-cell office:value-type="float" office:value="1.979951E-015" calcext:value-type="float">
            <text:p>1.979951E-15</text:p>
          </table:table-cell>
          <table:table-cell office:value-type="float" office:value="1.98577E-015" calcext:value-type="float">
            <text:p>1.98577E-15</text:p>
          </table:table-cell>
          <table:table-cell office:value-type="float" office:value="9.505252E-016" calcext:value-type="float">
            <text:p>9.505252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20905" calcext:value-type="float">
            <text:p>-97.20905</text:p>
          </table:table-cell>
          <table:table-cell office:value-type="float" office:value="-0.0115245" calcext:value-type="float">
            <text:p>-0.0115245</text:p>
          </table:table-cell>
          <table:table-cell office:value-type="float" office:value="-0.01099981" calcext:value-type="float">
            <text:p>-0.01099981</text:p>
          </table:table-cell>
          <table:table-cell office:value-type="float" office:value="-0.01037408" calcext:value-type="float">
            <text:p>-0.01037408</text:p>
          </table:table-cell>
          <table:table-cell office:value-type="float" office:value="-0.009891086" calcext:value-type="float">
            <text:p>-0.009891086</text:p>
          </table:table-cell>
          <table:table-cell office:value-type="float" office:value="-0.009120598" calcext:value-type="float">
            <text:p>-0.009120598</text:p>
          </table:table-cell>
          <table:table-cell office:value-type="float" office:value="-0.008540154" calcext:value-type="float">
            <text:p>-0.008540154</text:p>
          </table:table-cell>
          <table:table-cell office:value-type="float" office:value="-0.007914178" calcext:value-type="float">
            <text:p>-0.007914178</text:p>
          </table:table-cell>
          <table:table-cell office:value-type="float" office:value="-0.01018082" calcext:value-type="float">
            <text:p>-0.01018082</text:p>
          </table:table-cell>
          <table:table-cell office:value-type="float" office:value="-0.01112836" calcext:value-type="float">
            <text:p>-0.01112836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27.70623" calcext:value-type="float">
            <text:p>-27.70623</text:p>
          </table:table-cell>
          <table:table-cell office:value-type="float" office:value="0.01319685" calcext:value-type="float">
            <text:p>0.0131968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0389" calcext:value-type="float">
            <text:p>-2.3703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64.6536" calcext:value-type="float">
            <text:p>164.6536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7.673" calcext:value-type="float">
            <text:p>1097.673</text:p>
          </table:table-cell>
          <table:table-cell office:value-type="float" office:value="-8.176029" calcext:value-type="float">
            <text:p>-8.176029</text:p>
          </table:table-cell>
          <table:table-cell office:value-type="float" office:value="0" calcext:value-type="float">
            <text:p>0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3606986" calcext:value-type="float">
            <text:p>0.3606986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59537" calcext:value-type="float">
            <text:p>0.3659537</text:p>
          </table:table-cell>
          <table:table-cell office:value-type="float" office:value="0.3681958" calcext:value-type="float">
            <text:p>0.3681958</text:p>
          </table:table-cell>
          <table:table-cell office:value-type="float" office:value="0.3170507" calcext:value-type="float">
            <text:p>0.3170507</text:p>
          </table:table-cell>
          <table:table-cell office:value-type="float" office:value="0.3122786" calcext:value-type="float">
            <text:p>0.3122786</text:p>
          </table:table-cell>
          <table:table-cell office:value-type="float" office:value="0.3803158" calcext:value-type="float">
            <text:p>0.3803158</text:p>
          </table:table-cell>
          <table:table-cell office:value-type="float" office:value="0.3720153" calcext:value-type="float">
            <text:p>0.3720153</text:p>
          </table:table-cell>
          <table:table-cell office:value-type="float" office:value="0.3754911" calcext:value-type="float">
            <text:p>0.3754911</text:p>
          </table:table-cell>
          <table:table-cell office:value-type="float" office:value="0.3883604" calcext:value-type="float">
            <text:p>0.3883604</text:p>
          </table:table-cell>
          <table:table-cell office:value-type="float" office:value="0.3964829" calcext:value-type="float">
            <text:p>0.39648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6551E-015" calcext:value-type="float">
            <text:p>1.896551E-15</text:p>
          </table:table-cell>
          <table:table-cell office:value-type="float" office:value="1.951119E-015" calcext:value-type="float">
            <text:p>1.951119E-15</text:p>
          </table:table-cell>
          <table:table-cell office:value-type="float" office:value="1.979919E-015" calcext:value-type="float">
            <text:p>1.979919E-15</text:p>
          </table:table-cell>
          <table:table-cell office:value-type="float" office:value="1.985746E-015" calcext:value-type="float">
            <text:p>1.985746E-15</text:p>
          </table:table-cell>
          <table:table-cell office:value-type="float" office:value="9.505025E-016" calcext:value-type="float">
            <text:p>9.505025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3925" calcext:value-type="float">
            <text:p>-146.3925</text:p>
          </table:table-cell>
          <table:table-cell office:value-type="float" office:value="-0.01138246" calcext:value-type="float">
            <text:p>-0.01138246</text:p>
          </table:table-cell>
          <table:table-cell office:value-type="float" office:value="-0.01093235" calcext:value-type="float">
            <text:p>-0.01093235</text:p>
          </table:table-cell>
          <table:table-cell office:value-type="float" office:value="-0.01043709" calcext:value-type="float">
            <text:p>-0.01043709</text:p>
          </table:table-cell>
          <table:table-cell office:value-type="float" office:value="-0.01005567" calcext:value-type="float">
            <text:p>-0.01005567</text:p>
          </table:table-cell>
          <table:table-cell office:value-type="float" office:value="-0.009475216" calcext:value-type="float">
            <text:p>-0.009475216</text:p>
          </table:table-cell>
          <table:table-cell office:value-type="float" office:value="-0.00896782" calcext:value-type="float">
            <text:p>-0.00896782</text:p>
          </table:table-cell>
          <table:table-cell office:value-type="float" office:value="-0.008405892" calcext:value-type="float">
            <text:p>-0.008405892</text:p>
          </table:table-cell>
          <table:table-cell office:value-type="float" office:value="-0.009888115" calcext:value-type="float">
            <text:p>-0.009888115</text:p>
          </table:table-cell>
          <table:table-cell office:value-type="float" office:value="-0.01092842" calcext:value-type="float">
            <text:p>-0.01092842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45.07362" calcext:value-type="float">
            <text:p>-45.07362</text:p>
          </table:table-cell>
          <table:table-cell office:value-type="float" office:value="0.01312854" calcext:value-type="float">
            <text:p>0.0131285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69133" calcext:value-type="float">
            <text:p>-2.3691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64.6825" calcext:value-type="float">
            <text:p>164.6825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7.644" calcext:value-type="float">
            <text:p>1097.644</text:p>
          </table:table-cell>
          <table:table-cell office:value-type="float" office:value="-8.176029" calcext:value-type="float">
            <text:p>-8.176029</text:p>
          </table:table-cell>
          <table:table-cell office:value-type="float" office:value="0" calcext:value-type="float">
            <text:p>0</text:p>
          </table:table-cell>
          <table:table-cell office:value-type="float" office:value="0.1017746" calcext:value-type="float">
            <text:p>0.1017746</text:p>
          </table:table-cell>
          <table:table-cell office:value-type="float" office:value="0.3603857" calcext:value-type="float">
            <text:p>0.3603857</text:p>
          </table:table-cell>
          <table:table-cell office:value-type="float" office:value="0.3626825" calcext:value-type="float">
            <text:p>0.3626825</text:p>
          </table:table-cell>
          <table:table-cell office:value-type="float" office:value="0.3653012" calcext:value-type="float">
            <text:p>0.3653012</text:p>
          </table:table-cell>
          <table:table-cell office:value-type="float" office:value="0.3673033" calcext:value-type="float">
            <text:p>0.3673033</text:p>
          </table:table-cell>
          <table:table-cell office:value-type="float" office:value="0.3160131" calcext:value-type="float">
            <text:p>0.3160131</text:p>
          </table:table-cell>
          <table:table-cell office:value-type="float" office:value="0.3109688" calcext:value-type="float">
            <text:p>0.3109688</text:p>
          </table:table-cell>
          <table:table-cell office:value-type="float" office:value="0.3795841" calcext:value-type="float">
            <text:p>0.3795841</text:p>
          </table:table-cell>
          <table:table-cell office:value-type="float" office:value="0.3724308" calcext:value-type="float">
            <text:p>0.3724308</text:p>
          </table:table-cell>
          <table:table-cell office:value-type="float" office:value="0.3758715" calcext:value-type="float">
            <text:p>0.3758715</text:p>
          </table:table-cell>
          <table:table-cell office:value-type="float" office:value="0.3885543" calcext:value-type="float">
            <text:p>0.3885543</text:p>
          </table:table-cell>
          <table:table-cell office:value-type="float" office:value="0.3965907" calcext:value-type="float">
            <text:p>0.39659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7112E-015" calcext:value-type="float">
            <text:p>1.897112E-15</text:p>
          </table:table-cell>
          <table:table-cell office:value-type="float" office:value="1.951086E-015" calcext:value-type="float">
            <text:p>1.951086E-15</text:p>
          </table:table-cell>
          <table:table-cell office:value-type="float" office:value="1.979875E-015" calcext:value-type="float">
            <text:p>1.979875E-15</text:p>
          </table:table-cell>
          <table:table-cell office:value-type="float" office:value="1.985715E-015" calcext:value-type="float">
            <text:p>1.985715E-15</text:p>
          </table:table-cell>
          <table:table-cell office:value-type="float" office:value="9.504826E-016" calcext:value-type="float">
            <text:p>9.504826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1329" calcext:value-type="float">
            <text:p>-150.1329</text:p>
          </table:table-cell>
          <table:table-cell office:value-type="float" office:value="-0.01144241" calcext:value-type="float">
            <text:p>-0.01144241</text:p>
          </table:table-cell>
          <table:table-cell office:value-type="float" office:value="-0.01100893" calcext:value-type="float">
            <text:p>-0.01100893</text:p>
          </table:table-cell>
          <table:table-cell office:value-type="float" office:value="-0.0105512" calcext:value-type="float">
            <text:p>-0.0105512</text:p>
          </table:table-cell>
          <table:table-cell office:value-type="float" office:value="-0.01020595" calcext:value-type="float">
            <text:p>-0.01020595</text:p>
          </table:table-cell>
          <table:table-cell office:value-type="float" office:value="-0.009712299" calcext:value-type="float">
            <text:p>-0.009712299</text:p>
          </table:table-cell>
          <table:table-cell office:value-type="float" office:value="-0.009290283" calcext:value-type="float">
            <text:p>-0.009290283</text:p>
          </table:table-cell>
          <table:table-cell office:value-type="float" office:value="-0.00876458" calcext:value-type="float">
            <text:p>-0.00876458</text:p>
          </table:table-cell>
          <table:table-cell office:value-type="float" office:value="-0.009705457" calcext:value-type="float">
            <text:p>-0.009705457</text:p>
          </table:table-cell>
          <table:table-cell office:value-type="float" office:value="-0.01074066" calcext:value-type="float">
            <text:p>-0.01074066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54.56702" calcext:value-type="float">
            <text:p>-54.56702</text:p>
          </table:table-cell>
          <table:table-cell office:value-type="float" office:value="0.01306329" calcext:value-type="float">
            <text:p>0.0130632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67831" calcext:value-type="float">
            <text:p>-2.3678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64.3043" calcext:value-type="float">
            <text:p>264.3043</text:p>
          </table:table-cell>
          <table:table-cell office:value-type="float" office:value="167.0285" calcext:value-type="float">
            <text:p>167.0285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101.18" calcext:value-type="float">
            <text:p>1101.18</text:p>
          </table:table-cell>
          <table:table-cell office:value-type="float" office:value="-8.158289" calcext:value-type="float">
            <text:p>-8.158289</text:p>
          </table:table-cell>
          <table:table-cell office:value-type="float" office:value="0" calcext:value-type="float">
            <text:p>0</text:p>
          </table:table-cell>
          <table:table-cell office:value-type="float" office:value="0.3503626" calcext:value-type="float">
            <text:p>0.3503626</text:p>
          </table:table-cell>
          <table:table-cell office:value-type="float" office:value="0.353075" calcext:value-type="float">
            <text:p>0.353075</text:p>
          </table:table-cell>
          <table:table-cell office:value-type="float" office:value="0.3587339" calcext:value-type="float">
            <text:p>0.3587339</text:p>
          </table:table-cell>
          <table:table-cell office:value-type="float" office:value="0.3635146" calcext:value-type="float">
            <text:p>0.3635146</text:p>
          </table:table-cell>
          <table:table-cell office:value-type="float" office:value="0.3660614" calcext:value-type="float">
            <text:p>0.3660614</text:p>
          </table:table-cell>
          <table:table-cell office:value-type="float" office:value="0.3152644" calcext:value-type="float">
            <text:p>0.3152644</text:p>
          </table:table-cell>
          <table:table-cell office:value-type="float" office:value="0.3100707" calcext:value-type="float">
            <text:p>0.3100707</text:p>
          </table:table-cell>
          <table:table-cell office:value-type="float" office:value="0.379092" calcext:value-type="float">
            <text:p>0.379092</text:p>
          </table:table-cell>
          <table:table-cell office:value-type="float" office:value="0.3727003" calcext:value-type="float">
            <text:p>0.3727003</text:p>
          </table:table-cell>
          <table:table-cell office:value-type="float" office:value="0.3762268" calcext:value-type="float">
            <text:p>0.3762268</text:p>
          </table:table-cell>
          <table:table-cell office:value-type="float" office:value="0.3887611" calcext:value-type="float">
            <text:p>0.3887611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7599E-015" calcext:value-type="float">
            <text:p>1.897599E-15</text:p>
          </table:table-cell>
          <table:table-cell office:value-type="float" office:value="1.951061E-015" calcext:value-type="float">
            <text:p>1.951061E-15</text:p>
          </table:table-cell>
          <table:table-cell office:value-type="float" office:value="1.979837E-015" calcext:value-type="float">
            <text:p>1.979837E-15</text:p>
          </table:table-cell>
          <table:table-cell office:value-type="float" office:value="1.985687E-015" calcext:value-type="float">
            <text:p>1.985687E-15</text:p>
          </table:table-cell>
          <table:table-cell office:value-type="float" office:value="9.504624E-016" calcext:value-type="float">
            <text:p>9.504624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2951" calcext:value-type="float">
            <text:p>-0.01362951</text:p>
          </table:table-cell>
          <table:table-cell office:value-type="float" office:value="-0.01298905" calcext:value-type="float">
            <text:p>-0.01298905</text:p>
          </table:table-cell>
          <table:table-cell office:value-type="float" office:value="-0.01176277" calcext:value-type="float">
            <text:p>-0.01176277</text:p>
          </table:table-cell>
          <table:table-cell office:value-type="float" office:value="-0.01086103" calcext:value-type="float">
            <text:p>-0.01086103</text:p>
          </table:table-cell>
          <table:table-cell office:value-type="float" office:value="-0.01041133" calcext:value-type="float">
            <text:p>-0.01041133</text:p>
          </table:table-cell>
          <table:table-cell office:value-type="float" office:value="-0.009885838" calcext:value-type="float">
            <text:p>-0.009885838</text:p>
          </table:table-cell>
          <table:table-cell office:value-type="float" office:value="-0.009518735" calcext:value-type="float">
            <text:p>-0.009518735</text:p>
          </table:table-cell>
          <table:table-cell office:value-type="float" office:value="-0.00901483" calcext:value-type="float">
            <text:p>-0.00901483</text:p>
          </table:table-cell>
          <table:table-cell office:value-type="float" office:value="-0.009588909" calcext:value-type="float">
            <text:p>-0.009588909</text:p>
          </table:table-cell>
          <table:table-cell office:value-type="float" office:value="-0.01056828" calcext:value-type="float">
            <text:p>-0.01056828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0.01379497" calcext:value-type="float">
            <text:p>-0.01379497</text:p>
          </table:table-cell>
          <table:table-cell office:value-type="float" office:value="0.01286803" calcext:value-type="float">
            <text:p>0.0128680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6506" calcext:value-type="float">
            <text:p>-2.3665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0.0213" calcext:value-type="float">
            <text:p>170.0213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8.387" calcext:value-type="float">
            <text:p>1098.387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3144878" calcext:value-type="float">
            <text:p>0.3144878</text:p>
          </table:table-cell>
          <table:table-cell office:value-type="float" office:value="0.3292479" calcext:value-type="float">
            <text:p>0.3292479</text:p>
          </table:table-cell>
          <table:table-cell office:value-type="float" office:value="0.3463955" calcext:value-type="float">
            <text:p>0.3463955</text:p>
          </table:table-cell>
          <table:table-cell office:value-type="float" office:value="0.3558434" calcext:value-type="float">
            <text:p>0.3558434</text:p>
          </table:table-cell>
          <table:table-cell office:value-type="float" office:value="0.3600773" calcext:value-type="float">
            <text:p>0.3600773</text:p>
          </table:table-cell>
          <table:table-cell office:value-type="float" office:value="0.3130376" calcext:value-type="float">
            <text:p>0.3130376</text:p>
          </table:table-cell>
          <table:table-cell office:value-type="float" office:value="0.3087311" calcext:value-type="float">
            <text:p>0.3087311</text:p>
          </table:table-cell>
          <table:table-cell office:value-type="float" office:value="0.3786989" calcext:value-type="float">
            <text:p>0.3786989</text:p>
          </table:table-cell>
          <table:table-cell office:value-type="float" office:value="0.3728776" calcext:value-type="float">
            <text:p>0.3728776</text:p>
          </table:table-cell>
          <table:table-cell office:value-type="float" office:value="0.3765542" calcext:value-type="float">
            <text:p>0.3765542</text:p>
          </table:table-cell>
          <table:table-cell office:value-type="float" office:value="0.3889754" calcext:value-type="float">
            <text:p>0.3889754</text:p>
          </table:table-cell>
          <table:table-cell office:value-type="float" office:value="0.3968231" calcext:value-type="float">
            <text:p>0.39682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8033E-015" calcext:value-type="float">
            <text:p>1.898033E-15</text:p>
          </table:table-cell>
          <table:table-cell office:value-type="float" office:value="1.951035E-015" calcext:value-type="float">
            <text:p>1.951035E-15</text:p>
          </table:table-cell>
          <table:table-cell office:value-type="float" office:value="1.97981E-015" calcext:value-type="float">
            <text:p>1.97981E-15</text:p>
          </table:table-cell>
          <table:table-cell office:value-type="float" office:value="1.98566E-015" calcext:value-type="float">
            <text:p>1.98566E-15</text:p>
          </table:table-cell>
          <table:table-cell office:value-type="float" office:value="9.504429E-016" calcext:value-type="float">
            <text:p>9.504429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72491" calcext:value-type="float">
            <text:p>-0.02672491</text:p>
          </table:table-cell>
          <table:table-cell office:value-type="float" office:value="-0.0198999" calcext:value-type="float">
            <text:p>-0.0198999</text:p>
          </table:table-cell>
          <table:table-cell office:value-type="float" office:value="-0.01455619" calcext:value-type="float">
            <text:p>-0.01455619</text:p>
          </table:table-cell>
          <table:table-cell office:value-type="float" office:value="-0.01236274" calcext:value-type="float">
            <text:p>-0.01236274</text:p>
          </table:table-cell>
          <table:table-cell office:value-type="float" office:value="-0.01150662" calcext:value-type="float">
            <text:p>-0.01150662</text:p>
          </table:table-cell>
          <table:table-cell office:value-type="float" office:value="-0.01042181" calcext:value-type="float">
            <text:p>-0.01042181</text:p>
          </table:table-cell>
          <table:table-cell office:value-type="float" office:value="-0.009867438" calcext:value-type="float">
            <text:p>-0.009867438</text:p>
          </table:table-cell>
          <table:table-cell office:value-type="float" office:value="-0.009219022" calcext:value-type="float">
            <text:p>-0.009219022</text:p>
          </table:table-cell>
          <table:table-cell office:value-type="float" office:value="-0.00951304" calcext:value-type="float">
            <text:p>-0.00951304</text:p>
          </table:table-cell>
          <table:table-cell office:value-type="float" office:value="-0.01041203" calcext:value-type="float">
            <text:p>-0.01041203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0.02934755" calcext:value-type="float">
            <text:p>-0.02934755</text:p>
          </table:table-cell>
          <table:table-cell office:value-type="float" office:value="0.01254047" calcext:value-type="float">
            <text:p>0.0125404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5148" calcext:value-type="float">
            <text:p>-2.3651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4.188" calcext:value-type="float">
            <text:p>174.188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4.22" calcext:value-type="float">
            <text:p>1094.22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1271836" calcext:value-type="float">
            <text:p>0.1271836</text:p>
          </table:table-cell>
          <table:table-cell office:value-type="float" office:value="0.3349923" calcext:value-type="float">
            <text:p>0.3349923</text:p>
          </table:table-cell>
          <table:table-cell office:value-type="float" office:value="0.3408661" calcext:value-type="float">
            <text:p>0.3408661</text:p>
          </table:table-cell>
          <table:table-cell office:value-type="float" office:value="0.348096" calcext:value-type="float">
            <text:p>0.348096</text:p>
          </table:table-cell>
          <table:table-cell office:value-type="float" office:value="0.3526433" calcext:value-type="float">
            <text:p>0.3526433</text:p>
          </table:table-cell>
          <table:table-cell office:value-type="float" office:value="0.3088921" calcext:value-type="float">
            <text:p>0.3088921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3780989" calcext:value-type="float">
            <text:p>0.3780989</text:p>
          </table:table-cell>
          <table:table-cell office:value-type="float" office:value="0.3729673" calcext:value-type="float">
            <text:p>0.3729673</text:p>
          </table:table-cell>
          <table:table-cell office:value-type="float" office:value="0.3768534" calcext:value-type="float">
            <text:p>0.3768534</text:p>
          </table:table-cell>
          <table:table-cell office:value-type="float" office:value="0.3891925" calcext:value-type="float">
            <text:p>0.3891925</text:p>
          </table:table-cell>
          <table:table-cell office:value-type="float" office:value="0.396947" calcext:value-type="float">
            <text:p>0.39694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898552E-015" calcext:value-type="float">
            <text:p>1.898552E-15</text:p>
          </table:table-cell>
          <table:table-cell office:value-type="float" office:value="1.951002E-015" calcext:value-type="float">
            <text:p>1.951002E-15</text:p>
          </table:table-cell>
          <table:table-cell office:value-type="float" office:value="1.979774E-015" calcext:value-type="float">
            <text:p>1.979774E-15</text:p>
          </table:table-cell>
          <table:table-cell office:value-type="float" office:value="1.985635E-015" calcext:value-type="float">
            <text:p>1.985635E-15</text:p>
          </table:table-cell>
          <table:table-cell office:value-type="float" office:value="9.504179E-016" calcext:value-type="float">
            <text:p>9.504179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3605" calcext:value-type="float">
            <text:p>-26.33605</text:p>
          </table:table-cell>
          <table:table-cell office:value-type="float" office:value="-0.01794606" calcext:value-type="float">
            <text:p>-0.01794606</text:p>
          </table:table-cell>
          <table:table-cell office:value-type="float" office:value="-0.01611029" calcext:value-type="float">
            <text:p>-0.01611029</text:p>
          </table:table-cell>
          <table:table-cell office:value-type="float" office:value="-0.01416891" calcext:value-type="float">
            <text:p>-0.01416891</text:p>
          </table:table-cell>
          <table:table-cell office:value-type="float" office:value="-0.01308609" calcext:value-type="float">
            <text:p>-0.01308609</text:p>
          </table:table-cell>
          <table:table-cell office:value-type="float" office:value="-0.01152172" calcext:value-type="float">
            <text:p>-0.01152172</text:p>
          </table:table-cell>
          <table:table-cell office:value-type="float" office:value="-0.01054055" calcext:value-type="float">
            <text:p>-0.01054055</text:p>
          </table:table-cell>
          <table:table-cell office:value-type="float" office:value="-0.009538736" calcext:value-type="float">
            <text:p>-0.009538736</text:p>
          </table:table-cell>
          <table:table-cell office:value-type="float" office:value="-0.009474602" calcext:value-type="float">
            <text:p>-0.009474602</text:p>
          </table:table-cell>
          <table:table-cell office:value-type="float" office:value="-0.01027134" calcext:value-type="float">
            <text:p>-0.01027134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30.80971" calcext:value-type="float">
            <text:p>-30.80971</text:p>
          </table:table-cell>
          <table:table-cell office:value-type="float" office:value="0.01226453" calcext:value-type="float">
            <text:p>0.01226453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3747" calcext:value-type="float">
            <text:p>-2.3637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4.7854" calcext:value-type="float">
            <text:p>174.7854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3.623" calcext:value-type="float">
            <text:p>1093.623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106266" calcext:value-type="float">
            <text:p>0.106266</text:p>
          </table:table-cell>
          <table:table-cell office:value-type="float" office:value="0.3385088" calcext:value-type="float">
            <text:p>0.3385088</text:p>
          </table:table-cell>
          <table:table-cell office:value-type="float" office:value="0.3417914" calcext:value-type="float">
            <text:p>0.3417914</text:p>
          </table:table-cell>
          <table:table-cell office:value-type="float" office:value="0.3464592" calcext:value-type="float">
            <text:p>0.3464592</text:p>
          </table:table-cell>
          <table:table-cell office:value-type="float" office:value="0.3498526" calcext:value-type="float">
            <text:p>0.3498526</text:p>
          </table:table-cell>
          <table:table-cell office:value-type="float" office:value="0.3059437" calcext:value-type="float">
            <text:p>0.3059437</text:p>
          </table:table-cell>
          <table:table-cell office:value-type="float" office:value="0.3038436" calcext:value-type="float">
            <text:p>0.3038436</text:p>
          </table:table-cell>
          <table:table-cell office:value-type="float" office:value="0.3772697" calcext:value-type="float">
            <text:p>0.3772697</text:p>
          </table:table-cell>
          <table:table-cell office:value-type="float" office:value="0.3729406" calcext:value-type="float">
            <text:p>0.3729406</text:p>
          </table:table-cell>
          <table:table-cell office:value-type="float" office:value="0.3771226" calcext:value-type="float">
            <text:p>0.3771226</text:p>
          </table:table-cell>
          <table:table-cell office:value-type="float" office:value="0.3894092" calcext:value-type="float">
            <text:p>0.3894092</text:p>
          </table:table-cell>
          <table:table-cell office:value-type="float" office:value="0.3970754" calcext:value-type="float">
            <text:p>0.39707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9106E-015" calcext:value-type="float">
            <text:p>1.899106E-15</text:p>
          </table:table-cell>
          <table:table-cell office:value-type="float" office:value="1.950968E-015" calcext:value-type="float">
            <text:p>1.950968E-15</text:p>
          </table:table-cell>
          <table:table-cell office:value-type="float" office:value="1.979731E-015" calcext:value-type="float">
            <text:p>1.979731E-15</text:p>
          </table:table-cell>
          <table:table-cell office:value-type="float" office:value="1.985604E-015" calcext:value-type="float">
            <text:p>1.985604E-15</text:p>
          </table:table-cell>
          <table:table-cell office:value-type="float" office:value="9.503965E-016" calcext:value-type="float">
            <text:p>9.503965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53" calcext:value-type="float">
            <text:p>-107.53</text:p>
          </table:table-cell>
          <table:table-cell office:value-type="float" office:value="-0.01681598" calcext:value-type="float">
            <text:p>-0.01681598</text:p>
          </table:table-cell>
          <table:table-cell office:value-type="float" office:value="-0.01584403" calcext:value-type="float">
            <text:p>-0.01584403</text:p>
          </table:table-cell>
          <table:table-cell office:value-type="float" office:value="-0.01459112" calcext:value-type="float">
            <text:p>-0.01459112</text:p>
          </table:table-cell>
          <table:table-cell office:value-type="float" office:value="-0.01374561" calcext:value-type="float">
            <text:p>-0.01374561</text:p>
          </table:table-cell>
          <table:table-cell office:value-type="float" office:value="-0.01238734" calcext:value-type="float">
            <text:p>-0.01238734</text:p>
          </table:table-cell>
          <table:table-cell office:value-type="float" office:value="-0.01127782" calcext:value-type="float">
            <text:p>-0.01127782</text:p>
          </table:table-cell>
          <table:table-cell office:value-type="float" office:value="-0.01000143" calcext:value-type="float">
            <text:p>-0.01000143</text:p>
          </table:table-cell>
          <table:table-cell office:value-type="float" office:value="-0.009485333" calcext:value-type="float">
            <text:p>-0.009485333</text:p>
          </table:table-cell>
          <table:table-cell office:value-type="float" office:value="-0.01014643" calcext:value-type="float">
            <text:p>-0.01014643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56.00055" calcext:value-type="float">
            <text:p>-56.00055</text:p>
          </table:table-cell>
          <table:table-cell office:value-type="float" office:value="0.01220397" calcext:value-type="float">
            <text:p>0.0122039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2271" calcext:value-type="float">
            <text:p>-2.3622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5.0717" calcext:value-type="float">
            <text:p>175.0717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3.337" calcext:value-type="float">
            <text:p>1093.337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1082945" calcext:value-type="float">
            <text:p>0.1082945</text:p>
          </table:table-cell>
          <table:table-cell office:value-type="float" office:value="0.3389533" calcext:value-type="float">
            <text:p>0.3389533</text:p>
          </table:table-cell>
          <table:table-cell office:value-type="float" office:value="0.3418039" calcext:value-type="float">
            <text:p>0.3418039</text:p>
          </table:table-cell>
          <table:table-cell office:value-type="float" office:value="0.3455459" calcext:value-type="float">
            <text:p>0.3455459</text:p>
          </table:table-cell>
          <table:table-cell office:value-type="float" office:value="0.3482957" calcext:value-type="float">
            <text:p>0.3482957</text:p>
          </table:table-cell>
          <table:table-cell office:value-type="float" office:value="0.3042371" calcext:value-type="float">
            <text:p>0.3042371</text:p>
          </table:table-cell>
          <table:table-cell office:value-type="float" office:value="0.3021064" calcext:value-type="float">
            <text:p>0.3021064</text:p>
          </table:table-cell>
          <table:table-cell office:value-type="float" office:value="0.3764723" calcext:value-type="float">
            <text:p>0.3764723</text:p>
          </table:table-cell>
          <table:table-cell office:value-type="float" office:value="0.3727349" calcext:value-type="float">
            <text:p>0.3727349</text:p>
          </table:table-cell>
          <table:table-cell office:value-type="float" office:value="0.3773569" calcext:value-type="float">
            <text:p>0.3773569</text:p>
          </table:table-cell>
          <table:table-cell office:value-type="float" office:value="0.3896224" calcext:value-type="float">
            <text:p>0.3896224</text:p>
          </table:table-cell>
          <table:table-cell office:value-type="float" office:value="0.3972074" calcext:value-type="float">
            <text:p>0.397207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99698E-015" calcext:value-type="float">
            <text:p>1.899698E-15</text:p>
          </table:table-cell>
          <table:table-cell office:value-type="float" office:value="1.950933E-015" calcext:value-type="float">
            <text:p>1.950933E-15</text:p>
          </table:table-cell>
          <table:table-cell office:value-type="float" office:value="1.979686E-015" calcext:value-type="float">
            <text:p>1.979686E-15</text:p>
          </table:table-cell>
          <table:table-cell office:value-type="float" office:value="1.985574E-015" calcext:value-type="float">
            <text:p>1.985574E-15</text:p>
          </table:table-cell>
          <table:table-cell office:value-type="float" office:value="9.503716E-016" calcext:value-type="float">
            <text:p>9.503716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5E-031" calcext:value-type="float">
            <text:p>9.375485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47812" calcext:value-type="float">
            <text:p>-93.47812</text:p>
          </table:table-cell>
          <table:table-cell office:value-type="float" office:value="-0.01667598" calcext:value-type="float">
            <text:p>-0.01667598</text:p>
          </table:table-cell>
          <table:table-cell office:value-type="float" office:value="-0.01583752" calcext:value-type="float">
            <text:p>-0.01583752</text:p>
          </table:table-cell>
          <table:table-cell office:value-type="float" office:value="-0.01482802" calcext:value-type="float">
            <text:p>-0.01482802</text:p>
          </table:table-cell>
          <table:table-cell office:value-type="float" office:value="-0.0141267" calcext:value-type="float">
            <text:p>-0.0141267</text:p>
          </table:table-cell>
          <table:table-cell office:value-type="float" office:value="-0.01292307" calcext:value-type="float">
            <text:p>-0.01292307</text:p>
          </table:table-cell>
          <table:table-cell office:value-type="float" office:value="-0.01183488" calcext:value-type="float">
            <text:p>-0.01183488</text:p>
          </table:table-cell>
          <table:table-cell office:value-type="float" office:value="-0.01047036" calcext:value-type="float">
            <text:p>-0.01047036</text:p>
          </table:table-cell>
          <table:table-cell office:value-type="float" office:value="-0.009572011" calcext:value-type="float">
            <text:p>-0.009572011</text:p>
          </table:table-cell>
          <table:table-cell office:value-type="float" office:value="-0.01003895" calcext:value-type="float">
            <text:p>-0.01003895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28.12734" calcext:value-type="float">
            <text:p>-28.12734</text:p>
          </table:table-cell>
          <table:table-cell office:value-type="float" office:value="0.01217455" calcext:value-type="float">
            <text:p>0.01217455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0748" calcext:value-type="float">
            <text:p>-2.3607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5.5097" calcext:value-type="float">
            <text:p>175.5097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2.899" calcext:value-type="float">
            <text:p>1092.899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1074585" calcext:value-type="float">
            <text:p>0.1074585</text:p>
          </table:table-cell>
          <table:table-cell office:value-type="float" office:value="0.3378525" calcext:value-type="float">
            <text:p>0.3378525</text:p>
          </table:table-cell>
          <table:table-cell office:value-type="float" office:value="0.3407065" calcext:value-type="float">
            <text:p>0.3407065</text:p>
          </table:table-cell>
          <table:table-cell office:value-type="float" office:value="0.3443152" calcext:value-type="float">
            <text:p>0.3443152</text:p>
          </table:table-cell>
          <table:table-cell office:value-type="float" office:value="0.3468992" calcext:value-type="float">
            <text:p>0.3468992</text:p>
          </table:table-cell>
          <table:table-cell office:value-type="float" office:value="0.3029736" calcext:value-type="float">
            <text:p>0.3029736</text:p>
          </table:table-cell>
          <table:table-cell office:value-type="float" office:value="0.300757" calcext:value-type="float">
            <text:p>0.300757</text:p>
          </table:table-cell>
          <table:table-cell office:value-type="float" office:value="0.3757736" calcext:value-type="float">
            <text:p>0.3757736</text:p>
          </table:table-cell>
          <table:table-cell office:value-type="float" office:value="0.372446" calcext:value-type="float">
            <text:p>0.372446</text:p>
          </table:table-cell>
          <table:table-cell office:value-type="float" office:value="0.3775504" calcext:value-type="float">
            <text:p>0.3775504</text:p>
          </table:table-cell>
          <table:table-cell office:value-type="float" office:value="0.3897678" calcext:value-type="float">
            <text:p>0.3897678</text:p>
          </table:table-cell>
          <table:table-cell office:value-type="float" office:value="0.3973346" calcext:value-type="float">
            <text:p>0.397334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0301E-015" calcext:value-type="float">
            <text:p>1.900301E-15</text:p>
          </table:table-cell>
          <table:table-cell office:value-type="float" office:value="1.950899E-015" calcext:value-type="float">
            <text:p>1.950899E-15</text:p>
          </table:table-cell>
          <table:table-cell office:value-type="float" office:value="1.979642E-015" calcext:value-type="float">
            <text:p>1.979642E-15</text:p>
          </table:table-cell>
          <table:table-cell office:value-type="float" office:value="1.985537E-015" calcext:value-type="float">
            <text:p>1.985537E-15</text:p>
          </table:table-cell>
          <table:table-cell office:value-type="float" office:value="9.503524E-016" calcext:value-type="float">
            <text:p>9.503524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40085" calcext:value-type="float">
            <text:p>-99.40085</text:p>
          </table:table-cell>
          <table:table-cell office:value-type="float" office:value="-0.01701372" calcext:value-type="float">
            <text:p>-0.01701372</text:p>
          </table:table-cell>
          <table:table-cell office:value-type="float" office:value="-0.01615175" calcext:value-type="float">
            <text:p>-0.01615175</text:p>
          </table:table-cell>
          <table:table-cell office:value-type="float" office:value="-0.01515473" calcext:value-type="float">
            <text:p>-0.01515473</text:p>
          </table:table-cell>
          <table:table-cell office:value-type="float" office:value="-0.01447814" calcext:value-type="float">
            <text:p>-0.01447814</text:p>
          </table:table-cell>
          <table:table-cell office:value-type="float" office:value="-0.01333438" calcext:value-type="float">
            <text:p>-0.01333438</text:p>
          </table:table-cell>
          <table:table-cell office:value-type="float" office:value="-0.01228768" calcext:value-type="float">
            <text:p>-0.01228768</text:p>
          </table:table-cell>
          <table:table-cell office:value-type="float" office:value="-0.01089992" calcext:value-type="float">
            <text:p>-0.01089992</text:p>
          </table:table-cell>
          <table:table-cell office:value-type="float" office:value="-0.009695993" calcext:value-type="float">
            <text:p>-0.009695993</text:p>
          </table:table-cell>
          <table:table-cell office:value-type="float" office:value="-0.009951144" calcext:value-type="float">
            <text:p>-0.009951144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37.14462" calcext:value-type="float">
            <text:p>-37.14462</text:p>
          </table:table-cell>
          <table:table-cell office:value-type="float" office:value="0.01215298" calcext:value-type="float">
            <text:p>0.0121529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8748" calcext:value-type="float">
            <text:p>-2.3587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76.1929" calcext:value-type="float">
            <text:p>176.1929</text:p>
          </table:table-cell>
          <table:table-cell office:value-type="float" office:value="36.73671" calcext:value-type="float">
            <text:p>36.73671</text:p>
          </table:table-cell>
          <table:table-cell office:value-type="float" office:value="1092.216" calcext:value-type="float">
            <text:p>1092.216</text:p>
          </table:table-cell>
          <table:table-cell office:value-type="float" office:value="-8.157711" calcext:value-type="float">
            <text:p>-8.157711</text:p>
          </table:table-cell>
          <table:table-cell office:value-type="float" office:value="0" calcext:value-type="float">
            <text:p>0</text:p>
          </table:table-cell>
          <table:table-cell office:value-type="float" office:value="0.1012904" calcext:value-type="float">
            <text:p>0.1012904</text:p>
          </table:table-cell>
          <table:table-cell office:value-type="float" office:value="0.3352808" calcext:value-type="float">
            <text:p>0.3352808</text:p>
          </table:table-cell>
          <table:table-cell office:value-type="float" office:value="0.3385217" calcext:value-type="float">
            <text:p>0.3385217</text:p>
          </table:table-cell>
          <table:table-cell office:value-type="float" office:value="0.3424081" calcext:value-type="float">
            <text:p>0.3424081</text:p>
          </table:table-cell>
          <table:table-cell office:value-type="float" office:value="0.3451308" calcext:value-type="float">
            <text:p>0.3451308</text:p>
          </table:table-cell>
          <table:table-cell office:value-type="float" office:value="0.3016245" calcext:value-type="float">
            <text:p>0.3016245</text:p>
          </table:table-cell>
          <table:table-cell office:value-type="float" office:value="0.2994862" calcext:value-type="float">
            <text:p>0.2994862</text:p>
          </table:table-cell>
          <table:table-cell office:value-type="float" office:value="0.3751249" calcext:value-type="float">
            <text:p>0.3751249</text:p>
          </table:table-cell>
          <table:table-cell office:value-type="float" office:value="0.3720999" calcext:value-type="float">
            <text:p>0.3720999</text:p>
          </table:table-cell>
          <table:table-cell office:value-type="float" office:value="0.3777016" calcext:value-type="float">
            <text:p>0.3777016</text:p>
          </table:table-cell>
          <table:table-cell office:value-type="float" office:value="0.3898988" calcext:value-type="float">
            <text:p>0.3898988</text:p>
          </table:table-cell>
          <table:table-cell office:value-type="float" office:value="0.3974608" calcext:value-type="float">
            <text:p>0.397460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096E-015" calcext:value-type="float">
            <text:p>1.90096E-15</text:p>
          </table:table-cell>
          <table:table-cell office:value-type="float" office:value="1.950857E-015" calcext:value-type="float">
            <text:p>1.950857E-15</text:p>
          </table:table-cell>
          <table:table-cell office:value-type="float" office:value="1.979596E-015" calcext:value-type="float">
            <text:p>1.979596E-15</text:p>
          </table:table-cell>
          <table:table-cell office:value-type="float" office:value="1.985494E-015" calcext:value-type="float">
            <text:p>1.985494E-15</text:p>
          </table:table-cell>
          <table:table-cell office:value-type="float" office:value="9.503342E-016" calcext:value-type="float">
            <text:p>9.503342E-16</text:p>
          </table:table-cell>
          <table:table-cell office:value-type="float" office:value="1.994923E-015" calcext:value-type="float">
            <text:p>1.994923E-15</text:p>
          </table:table-cell>
          <table:table-cell office:value-type="float" office:value="9.528076E-016" calcext:value-type="float">
            <text:p>9.528076E-16</text:p>
          </table:table-cell>
          <table:table-cell office:value-type="float" office:value="1.622122E-020" calcext:value-type="float">
            <text:p>1.622122E-20</text:p>
          </table:table-cell>
          <table:table-cell office:value-type="float" office:value="1.699871E-025" calcext:value-type="float">
            <text:p>1.699871E-25</text:p>
          </table:table-cell>
          <table:table-cell office:value-type="float" office:value="9.375487E-031" calcext:value-type="float">
            <text:p>9.375487E-31</text:p>
          </table:table-cell>
          <table:table-cell office:value-type="float" office:value="3.996087E-036" calcext:value-type="float">
            <text:p>3.996087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8609" calcext:value-type="float">
            <text:p>-156.8609</text:p>
          </table:table-cell>
          <table:table-cell office:value-type="float" office:value="-0.01783391" calcext:value-type="float">
            <text:p>-0.01783391</text:p>
          </table:table-cell>
          <table:table-cell office:value-type="float" office:value="-0.01680003" calcext:value-type="float">
            <text:p>-0.01680003</text:p>
          </table:table-cell>
          <table:table-cell office:value-type="float" office:value="-0.01567754" calcext:value-type="float">
            <text:p>-0.01567754</text:p>
          </table:table-cell>
          <table:table-cell office:value-type="float" office:value="-0.01493793" calcext:value-type="float">
            <text:p>-0.01493793</text:p>
          </table:table-cell>
          <table:table-cell office:value-type="float" office:value="-0.01378946" calcext:value-type="float">
            <text:p>-0.01378946</text:p>
          </table:table-cell>
          <table:table-cell office:value-type="float" office:value="-0.01273171" calcext:value-type="float">
            <text:p>-0.01273171</text:p>
          </table:table-cell>
          <table:table-cell office:value-type="float" office:value="-0.01131509" calcext:value-type="float">
            <text:p>-0.01131509</text:p>
          </table:table-cell>
          <table:table-cell office:value-type="float" office:value="-0.009846898" calcext:value-type="float">
            <text:p>-0.009846898</text:p>
          </table:table-cell>
          <table:table-cell office:value-type="float" office:value="-0.009883015" calcext:value-type="float">
            <text:p>-0.009883015</text:p>
          </table:table-cell>
          <table:table-cell office:value-type="float" office:value="0" calcext:value-type="float">
            <text:p>0</text:p>
          </table:table-cell>
          <table:table-cell office:value-type="float" office:value="0.2398993" calcext:value-type="float">
            <text:p>0.2398993</text:p>
          </table:table-cell>
          <table:table-cell office:value-type="float" office:value="-61.60011" calcext:value-type="float">
            <text:p>-61.60011</text:p>
          </table:table-cell>
          <table:table-cell office:value-type="float" office:value="0.01213648" calcext:value-type="float">
            <text:p>0.0121364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6607" calcext:value-type="float">
            <text:p>-2.3566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327.6044" calcext:value-type="float">
            <text:p>327.6044</text:p>
          </table:table-cell>
          <table:table-cell office:value-type="float" office:value="177.3953" calcext:value-type="float">
            <text:p>177.395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46.886" calcext:value-type="float">
            <text:p>1146.886</text:p>
          </table:table-cell>
          <table:table-cell office:value-type="float" office:value="-7.390596" calcext:value-type="float">
            <text:p>-7.390596</text:p>
          </table:table-cell>
          <table:table-cell office:value-type="float" office:value="0" calcext:value-type="float">
            <text:p>0</text:p>
          </table:table-cell>
          <table:table-cell office:value-type="float" office:value="0.4444277" calcext:value-type="float">
            <text:p>0.4444277</text:p>
          </table:table-cell>
          <table:table-cell office:value-type="float" office:value="0.4501109" calcext:value-type="float">
            <text:p>0.4501109</text:p>
          </table:table-cell>
          <table:table-cell office:value-type="float" office:value="0.4594968" calcext:value-type="float">
            <text:p>0.4594968</text:p>
          </table:table-cell>
          <table:table-cell office:value-type="float" office:value="0.4707631" calcext:value-type="float">
            <text:p>0.4707631</text:p>
          </table:table-cell>
          <table:table-cell office:value-type="float" office:value="0.482781" calcext:value-type="float">
            <text:p>0.482781</text:p>
          </table:table-cell>
          <table:table-cell office:value-type="float" office:value="0.4096443" calcext:value-type="float">
            <text:p>0.4096443</text:p>
          </table:table-cell>
          <table:table-cell office:value-type="float" office:value="0.3920179" calcext:value-type="float">
            <text:p>0.3920179</text:p>
          </table:table-cell>
          <table:table-cell office:value-type="float" office:value="0.41709" calcext:value-type="float">
            <text:p>0.41709</text:p>
          </table:table-cell>
          <table:table-cell office:value-type="float" office:value="0.3745543" calcext:value-type="float">
            <text:p>0.3745543</text:p>
          </table:table-cell>
          <table:table-cell office:value-type="float" office:value="0.3778353" calcext:value-type="float">
            <text:p>0.3778353</text:p>
          </table:table-cell>
          <table:table-cell office:value-type="float" office:value="0.390163" calcext:value-type="float">
            <text:p>0.390163</text:p>
          </table:table-cell>
          <table:table-cell office:value-type="float" office:value="0.3975947" calcext:value-type="float">
            <text:p>0.39759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626E-015" calcext:value-type="float">
            <text:p>1.905626E-15</text:p>
          </table:table-cell>
          <table:table-cell office:value-type="float" office:value="1.950853E-015" calcext:value-type="float">
            <text:p>1.950853E-15</text:p>
          </table:table-cell>
          <table:table-cell office:value-type="float" office:value="1.979567E-015" calcext:value-type="float">
            <text:p>1.979567E-15</text:p>
          </table:table-cell>
          <table:table-cell office:value-type="float" office:value="1.985015E-015" calcext:value-type="float">
            <text:p>1.985015E-15</text:p>
          </table:table-cell>
          <table:table-cell office:value-type="float" office:value="9.510628E-016" calcext:value-type="float">
            <text:p>9.51062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22307" calcext:value-type="float">
            <text:p>-0.003122307</text:p>
          </table:table-cell>
          <table:table-cell office:value-type="float" office:value="-0.002890015" calcext:value-type="float">
            <text:p>-0.002890015</text:p>
          </table:table-cell>
          <table:table-cell office:value-type="float" office:value="-0.002554484" calcext:value-type="float">
            <text:p>-0.002554484</text:p>
          </table:table-cell>
          <table:table-cell office:value-type="float" office:value="-0.002243899" calcext:value-type="float">
            <text:p>-0.002243899</text:p>
          </table:table-cell>
          <table:table-cell office:value-type="float" office:value="-0.001936813" calcext:value-type="float">
            <text:p>-0.001936813</text:p>
          </table:table-cell>
          <table:table-cell office:value-type="float" office:value="-0.001327554" calcext:value-type="float">
            <text:p>-0.001327554</text:p>
          </table:table-cell>
          <table:table-cell office:value-type="float" office:value="-0.001330426" calcext:value-type="float">
            <text:p>-0.001330426</text:p>
          </table:table-cell>
          <table:table-cell office:value-type="float" office:value="-0.00114533" calcext:value-type="float">
            <text:p>-0.00114533</text:p>
          </table:table-cell>
          <table:table-cell office:value-type="float" office:value="-0.009146172" calcext:value-type="float">
            <text:p>-0.009146172</text:p>
          </table:table-cell>
          <table:table-cell office:value-type="float" office:value="-0.009824845" calcext:value-type="float">
            <text:p>-0.00982484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3239048" calcext:value-type="float">
            <text:p>-0.003239048</text:p>
          </table:table-cell>
          <table:table-cell office:value-type="float" office:value="0.01208684" calcext:value-type="float">
            <text:p>0.0120868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4845" calcext:value-type="float">
            <text:p>-2.3548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328.4044" calcext:value-type="float">
            <text:p>328.4044</text:p>
          </table:table-cell>
          <table:table-cell office:value-type="float" office:value="182.3915" calcext:value-type="float">
            <text:p>182.391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42.688" calcext:value-type="float">
            <text:p>1142.688</text:p>
          </table:table-cell>
          <table:table-cell office:value-type="float" office:value="-7.388193" calcext:value-type="float">
            <text:p>-7.388193</text:p>
          </table:table-cell>
          <table:table-cell office:value-type="float" office:value="0" calcext:value-type="float">
            <text:p>0</text:p>
          </table:table-cell>
          <table:table-cell office:value-type="float" office:value="0.4051939" calcext:value-type="float">
            <text:p>0.4051939</text:p>
          </table:table-cell>
          <table:table-cell office:value-type="float" office:value="0.4090061" calcext:value-type="float">
            <text:p>0.4090061</text:p>
          </table:table-cell>
          <table:table-cell office:value-type="float" office:value="0.4159874" calcext:value-type="float">
            <text:p>0.4159874</text:p>
          </table:table-cell>
          <table:table-cell office:value-type="float" office:value="0.424481" calcext:value-type="float">
            <text:p>0.424481</text:p>
          </table:table-cell>
          <table:table-cell office:value-type="float" office:value="0.4313908" calcext:value-type="float">
            <text:p>0.4313908</text:p>
          </table:table-cell>
          <table:table-cell office:value-type="float" office:value="0.3659706" calcext:value-type="float">
            <text:p>0.3659706</text:p>
          </table:table-cell>
          <table:table-cell office:value-type="float" office:value="0.3614397" calcext:value-type="float">
            <text:p>0.3614397</text:p>
          </table:table-cell>
          <table:table-cell office:value-type="float" office:value="0.411437" calcext:value-type="float">
            <text:p>0.411437</text:p>
          </table:table-cell>
          <table:table-cell office:value-type="float" office:value="0.4062154" calcext:value-type="float">
            <text:p>0.4062154</text:p>
          </table:table-cell>
          <table:table-cell office:value-type="float" office:value="0.3804896" calcext:value-type="float">
            <text:p>0.3804896</text:p>
          </table:table-cell>
          <table:table-cell office:value-type="float" office:value="0.3905595" calcext:value-type="float">
            <text:p>0.3905595</text:p>
          </table:table-cell>
          <table:table-cell office:value-type="float" office:value="0.3977428" calcext:value-type="float">
            <text:p>0.397742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6049E-015" calcext:value-type="float">
            <text:p>1.906049E-15</text:p>
          </table:table-cell>
          <table:table-cell office:value-type="float" office:value="1.950826E-015" calcext:value-type="float">
            <text:p>1.950826E-15</text:p>
          </table:table-cell>
          <table:table-cell office:value-type="float" office:value="1.979542E-015" calcext:value-type="float">
            <text:p>1.979542E-15</text:p>
          </table:table-cell>
          <table:table-cell office:value-type="float" office:value="1.98499E-015" calcext:value-type="float">
            <text:p>1.98499E-15</text:p>
          </table:table-cell>
          <table:table-cell office:value-type="float" office:value="9.51041E-016" calcext:value-type="float">
            <text:p>9.5104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81561" calcext:value-type="float">
            <text:p>-0.005581561</text:p>
          </table:table-cell>
          <table:table-cell office:value-type="float" office:value="-0.005271042" calcext:value-type="float">
            <text:p>-0.005271042</text:p>
          </table:table-cell>
          <table:table-cell office:value-type="float" office:value="-0.004749952" calcext:value-type="float">
            <text:p>-0.004749952</text:p>
          </table:table-cell>
          <table:table-cell office:value-type="float" office:value="-0.004203738" calcext:value-type="float">
            <text:p>-0.004203738</text:p>
          </table:table-cell>
          <table:table-cell office:value-type="float" office:value="-0.003807176" calcext:value-type="float">
            <text:p>-0.003807176</text:p>
          </table:table-cell>
          <table:table-cell office:value-type="float" office:value="-0.003209727" calcext:value-type="float">
            <text:p>-0.003209727</text:p>
          </table:table-cell>
          <table:table-cell office:value-type="float" office:value="-0.002630281" calcext:value-type="float">
            <text:p>-0.002630281</text:p>
          </table:table-cell>
          <table:table-cell office:value-type="float" office:value="-0.001514349" calcext:value-type="float">
            <text:p>-0.001514349</text:p>
          </table:table-cell>
          <table:table-cell office:value-type="float" office:value="-0.00231346" calcext:value-type="float">
            <text:p>-0.00231346</text:p>
          </table:table-cell>
          <table:table-cell office:value-type="float" office:value="-0.008727146" calcext:value-type="float">
            <text:p>-0.00872714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5717797" calcext:value-type="float">
            <text:p>-0.005717797</text:p>
          </table:table-cell>
          <table:table-cell office:value-type="float" office:value="0.01191869" calcext:value-type="float">
            <text:p>0.0119186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52664" calcext:value-type="float">
            <text:p>-2.3526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328.4044" calcext:value-type="float">
            <text:p>328.4044</text:p>
          </table:table-cell>
          <table:table-cell office:value-type="float" office:value="188.8926" calcext:value-type="float">
            <text:p>188.892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36.187" calcext:value-type="float">
            <text:p>1136.187</text:p>
          </table:table-cell>
          <table:table-cell office:value-type="float" office:value="-7.388193" calcext:value-type="float">
            <text:p>-7.388193</text:p>
          </table:table-cell>
          <table:table-cell office:value-type="float" office:value="0" calcext:value-type="float">
            <text:p>0</text:p>
          </table:table-cell>
          <table:table-cell office:value-type="float" office:value="0.300168" calcext:value-type="float">
            <text:p>0.300168</text:p>
          </table:table-cell>
          <table:table-cell office:value-type="float" office:value="0.3779488" calcext:value-type="float">
            <text:p>0.3779488</text:p>
          </table:table-cell>
          <table:table-cell office:value-type="float" office:value="0.3893527" calcext:value-type="float">
            <text:p>0.3893527</text:p>
          </table:table-cell>
          <table:table-cell office:value-type="float" office:value="0.3999412" calcext:value-type="float">
            <text:p>0.3999412</text:p>
          </table:table-cell>
          <table:table-cell office:value-type="float" office:value="0.4070144" calcext:value-type="float">
            <text:p>0.4070144</text:p>
          </table:table-cell>
          <table:table-cell office:value-type="float" office:value="0.3495053" calcext:value-type="float">
            <text:p>0.3495053</text:p>
          </table:table-cell>
          <table:table-cell office:value-type="float" office:value="0.3449522" calcext:value-type="float">
            <text:p>0.3449522</text:p>
          </table:table-cell>
          <table:table-cell office:value-type="float" office:value="0.3987105" calcext:value-type="float">
            <text:p>0.3987105</text:p>
          </table:table-cell>
          <table:table-cell office:value-type="float" office:value="0.4169599" calcext:value-type="float">
            <text:p>0.4169599</text:p>
          </table:table-cell>
          <table:table-cell office:value-type="float" office:value="0.3843808" calcext:value-type="float">
            <text:p>0.3843808</text:p>
          </table:table-cell>
          <table:table-cell office:value-type="float" office:value="0.3913905" calcext:value-type="float">
            <text:p>0.3913905</text:p>
          </table:table-cell>
          <table:table-cell office:value-type="float" office:value="0.3979304" calcext:value-type="float">
            <text:p>0.39793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527E-015" calcext:value-type="float">
            <text:p>1.906527E-15</text:p>
          </table:table-cell>
          <table:table-cell office:value-type="float" office:value="1.950801E-015" calcext:value-type="float">
            <text:p>1.950801E-15</text:p>
          </table:table-cell>
          <table:table-cell office:value-type="float" office:value="1.979505E-015" calcext:value-type="float">
            <text:p>1.979505E-15</text:p>
          </table:table-cell>
          <table:table-cell office:value-type="float" office:value="1.984964E-015" calcext:value-type="float">
            <text:p>1.984964E-15</text:p>
          </table:table-cell>
          <table:table-cell office:value-type="float" office:value="9.510213E-016" calcext:value-type="float">
            <text:p>9.51021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9888" calcext:value-type="float">
            <text:p>-0.0369888</text:p>
          </table:table-cell>
          <table:table-cell office:value-type="float" office:value="-0.008518351" calcext:value-type="float">
            <text:p>-0.008518351</text:p>
          </table:table-cell>
          <table:table-cell office:value-type="float" office:value="-0.007118873" calcext:value-type="float">
            <text:p>-0.007118873</text:p>
          </table:table-cell>
          <table:table-cell office:value-type="float" office:value="-0.006047655" calcext:value-type="float">
            <text:p>-0.006047655</text:p>
          </table:table-cell>
          <table:table-cell office:value-type="float" office:value="-0.005431847" calcext:value-type="float">
            <text:p>-0.005431847</text:p>
          </table:table-cell>
          <table:table-cell office:value-type="float" office:value="-0.004537011" calcext:value-type="float">
            <text:p>-0.004537011</text:p>
          </table:table-cell>
          <table:table-cell office:value-type="float" office:value="-0.003884038" calcext:value-type="float">
            <text:p>-0.003884038</text:p>
          </table:table-cell>
          <table:table-cell office:value-type="float" office:value="-0.003021199" calcext:value-type="float">
            <text:p>-0.003021199</text:p>
          </table:table-cell>
          <table:table-cell office:value-type="float" office:value="-0.00148529" calcext:value-type="float">
            <text:p>-0.00148529</text:p>
          </table:table-cell>
          <table:table-cell office:value-type="float" office:value="-0.007336628" calcext:value-type="float">
            <text:p>-0.00733662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5775423" calcext:value-type="float">
            <text:p>-0.05775423</text:p>
          </table:table-cell>
          <table:table-cell office:value-type="float" office:value="0.01163724" calcext:value-type="float">
            <text:p>0.0116372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50433" calcext:value-type="float">
            <text:p>-2.3504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330.3044" calcext:value-type="float">
            <text:p>330.3044</text:p>
          </table:table-cell>
          <table:table-cell office:value-type="float" office:value="194.5492" calcext:value-type="float">
            <text:p>194.549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32.425" calcext:value-type="float">
            <text:p>1132.425</text:p>
          </table:table-cell>
          <table:table-cell office:value-type="float" office:value="-7.38209" calcext:value-type="float">
            <text:p>-7.38209</text:p>
          </table:table-cell>
          <table:table-cell office:value-type="float" office:value="0" calcext:value-type="float">
            <text:p>0</text:p>
          </table:table-cell>
          <table:table-cell office:value-type="float" office:value="0.2378247" calcext:value-type="float">
            <text:p>0.2378247</text:p>
          </table:table-cell>
          <table:table-cell office:value-type="float" office:value="0.3730517" calcext:value-type="float">
            <text:p>0.3730517</text:p>
          </table:table-cell>
          <table:table-cell office:value-type="float" office:value="0.3793117" calcext:value-type="float">
            <text:p>0.3793117</text:p>
          </table:table-cell>
          <table:table-cell office:value-type="float" office:value="0.38715" calcext:value-type="float">
            <text:p>0.38715</text:p>
          </table:table-cell>
          <table:table-cell office:value-type="float" office:value="0.39313" calcext:value-type="float">
            <text:p>0.39313</text:p>
          </table:table-cell>
          <table:table-cell office:value-type="float" office:value="0.3390921" calcext:value-type="float">
            <text:p>0.3390921</text:p>
          </table:table-cell>
          <table:table-cell office:value-type="float" office:value="0.3358988" calcext:value-type="float">
            <text:p>0.3358988</text:p>
          </table:table-cell>
          <table:table-cell office:value-type="float" office:value="0.3950776" calcext:value-type="float">
            <text:p>0.3950776</text:p>
          </table:table-cell>
          <table:table-cell office:value-type="float" office:value="0.4144222" calcext:value-type="float">
            <text:p>0.4144222</text:p>
          </table:table-cell>
          <table:table-cell office:value-type="float" office:value="0.3890023" calcext:value-type="float">
            <text:p>0.3890023</text:p>
          </table:table-cell>
          <table:table-cell office:value-type="float" office:value="0.3928625" calcext:value-type="float">
            <text:p>0.3928625</text:p>
          </table:table-cell>
          <table:table-cell office:value-type="float" office:value="0.3982172" calcext:value-type="float">
            <text:p>0.39821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997E-015" calcext:value-type="float">
            <text:p>1.906997E-15</text:p>
          </table:table-cell>
          <table:table-cell office:value-type="float" office:value="1.950777E-015" calcext:value-type="float">
            <text:p>1.950777E-15</text:p>
          </table:table-cell>
          <table:table-cell office:value-type="float" office:value="1.979469E-015" calcext:value-type="float">
            <text:p>1.979469E-15</text:p>
          </table:table-cell>
          <table:table-cell office:value-type="float" office:value="1.984938E-015" calcext:value-type="float">
            <text:p>1.984938E-15</text:p>
          </table:table-cell>
          <table:table-cell office:value-type="float" office:value="9.509982E-016" calcext:value-type="float">
            <text:p>9.50998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31528" calcext:value-type="float">
            <text:p>-0.2131528</text:p>
          </table:table-cell>
          <table:table-cell office:value-type="float" office:value="-0.009284964" calcext:value-type="float">
            <text:p>-0.009284964</text:p>
          </table:table-cell>
          <table:table-cell office:value-type="float" office:value="-0.008372733" calcext:value-type="float">
            <text:p>-0.008372733</text:p>
          </table:table-cell>
          <table:table-cell office:value-type="float" office:value="-0.007391406" calcext:value-type="float">
            <text:p>-0.007391406</text:p>
          </table:table-cell>
          <table:table-cell office:value-type="float" office:value="-0.006727115" calcext:value-type="float">
            <text:p>-0.006727115</text:p>
          </table:table-cell>
          <table:table-cell office:value-type="float" office:value="-0.005704456" calcext:value-type="float">
            <text:p>-0.005704456</text:p>
          </table:table-cell>
          <table:table-cell office:value-type="float" office:value="-0.004861583" calcext:value-type="float">
            <text:p>-0.004861583</text:p>
          </table:table-cell>
          <table:table-cell office:value-type="float" office:value="-0.00368725" calcext:value-type="float">
            <text:p>-0.00368725</text:p>
          </table:table-cell>
          <table:table-cell office:value-type="float" office:value="-0.001639346" calcext:value-type="float">
            <text:p>-0.001639346</text:p>
          </table:table-cell>
          <table:table-cell office:value-type="float" office:value="-0.00598059" calcext:value-type="float">
            <text:p>-0.0059805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4139365" calcext:value-type="float">
            <text:p>-0.4139365</text:p>
          </table:table-cell>
          <table:table-cell office:value-type="float" office:value="0.0113243" calcext:value-type="float">
            <text:p>0.011324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48069" calcext:value-type="float">
            <text:p>-2.3480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330.3044" calcext:value-type="float">
            <text:p>330.3044</text:p>
          </table:table-cell>
          <table:table-cell office:value-type="float" office:value="197.1829" calcext:value-type="float">
            <text:p>197.182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9.791" calcext:value-type="float">
            <text:p>1129.791</text:p>
          </table:table-cell>
          <table:table-cell office:value-type="float" office:value="-7.38209" calcext:value-type="float">
            <text:p>-7.38209</text:p>
          </table:table-cell>
          <table:table-cell office:value-type="float" office:value="0" calcext:value-type="float">
            <text:p>0</text:p>
          </table:table-cell>
          <table:table-cell office:value-type="float" office:value="0.1187192" calcext:value-type="float">
            <text:p>0.1187192</text:p>
          </table:table-cell>
          <table:table-cell office:value-type="float" office:value="0.3743296" calcext:value-type="float">
            <text:p>0.3743296</text:p>
          </table:table-cell>
          <table:table-cell office:value-type="float" office:value="0.37828" calcext:value-type="float">
            <text:p>0.37828</text:p>
          </table:table-cell>
          <table:table-cell office:value-type="float" office:value="0.3836343" calcext:value-type="float">
            <text:p>0.3836343</text:p>
          </table:table-cell>
          <table:table-cell office:value-type="float" office:value="0.3880006" calcext:value-type="float">
            <text:p>0.3880006</text:p>
          </table:table-cell>
          <table:table-cell office:value-type="float" office:value="0.333654" calcext:value-type="float">
            <text:p>0.333654</text:p>
          </table:table-cell>
          <table:table-cell office:value-type="float" office:value="0.3305967" calcext:value-type="float">
            <text:p>0.3305967</text:p>
          </table:table-cell>
          <table:table-cell office:value-type="float" office:value="0.3926567" calcext:value-type="float">
            <text:p>0.3926567</text:p>
          </table:table-cell>
          <table:table-cell office:value-type="float" office:value="0.4080159" calcext:value-type="float">
            <text:p>0.4080159</text:p>
          </table:table-cell>
          <table:table-cell office:value-type="float" office:value="0.3937711" calcext:value-type="float">
            <text:p>0.3937711</text:p>
          </table:table-cell>
          <table:table-cell office:value-type="float" office:value="0.3952557" calcext:value-type="float">
            <text:p>0.3952557</text:p>
          </table:table-cell>
          <table:table-cell office:value-type="float" office:value="0.3987489" calcext:value-type="float">
            <text:p>0.39874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7465E-015" calcext:value-type="float">
            <text:p>1.907465E-15</text:p>
          </table:table-cell>
          <table:table-cell office:value-type="float" office:value="1.950756E-015" calcext:value-type="float">
            <text:p>1.950756E-15</text:p>
          </table:table-cell>
          <table:table-cell office:value-type="float" office:value="1.97943E-015" calcext:value-type="float">
            <text:p>1.97943E-15</text:p>
          </table:table-cell>
          <table:table-cell office:value-type="float" office:value="1.984913E-015" calcext:value-type="float">
            <text:p>1.984913E-15</text:p>
          </table:table-cell>
          <table:table-cell office:value-type="float" office:value="9.509763E-016" calcext:value-type="float">
            <text:p>9.50976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2535" calcext:value-type="float">
            <text:p>-44.62535</text:p>
          </table:table-cell>
          <table:table-cell office:value-type="float" office:value="-0.009077428" calcext:value-type="float">
            <text:p>-0.009077428</text:p>
          </table:table-cell>
          <table:table-cell office:value-type="float" office:value="-0.008512232" calcext:value-type="float">
            <text:p>-0.008512232</text:p>
          </table:table-cell>
          <table:table-cell office:value-type="float" office:value="-0.007821032" calcext:value-type="float">
            <text:p>-0.007821032</text:p>
          </table:table-cell>
          <table:table-cell office:value-type="float" office:value="-0.00729762" calcext:value-type="float">
            <text:p>-0.00729762</text:p>
          </table:table-cell>
          <table:table-cell office:value-type="float" office:value="-0.006451179" calcext:value-type="float">
            <text:p>-0.006451179</text:p>
          </table:table-cell>
          <table:table-cell office:value-type="float" office:value="-0.005560904" calcext:value-type="float">
            <text:p>-0.005560904</text:p>
          </table:table-cell>
          <table:table-cell office:value-type="float" office:value="-0.004213063" calcext:value-type="float">
            <text:p>-0.004213063</text:p>
          </table:table-cell>
          <table:table-cell office:value-type="float" office:value="-0.002121819" calcext:value-type="float">
            <text:p>-0.002121819</text:p>
          </table:table-cell>
          <table:table-cell office:value-type="float" office:value="-0.004854973" calcext:value-type="float">
            <text:p>-0.00485497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3.80399" calcext:value-type="float">
            <text:p>-33.80399</text:p>
          </table:table-cell>
          <table:table-cell office:value-type="float" office:value="0.01120561" calcext:value-type="float">
            <text:p>0.0112056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45282" calcext:value-type="float">
            <text:p>-2.3452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330.4044" calcext:value-type="float">
            <text:p>330.4044</text:p>
          </table:table-cell>
          <table:table-cell office:value-type="float" office:value="198.2973" calcext:value-type="float">
            <text:p>198.297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8.776" calcext:value-type="float">
            <text:p>1128.776</text:p>
          </table:table-cell>
          <table:table-cell office:value-type="float" office:value="-7.381859" calcext:value-type="float">
            <text:p>-7.381859</text:p>
          </table:table-cell>
          <table:table-cell office:value-type="float" office:value="0" calcext:value-type="float">
            <text:p>0</text:p>
          </table:table-cell>
          <table:table-cell office:value-type="float" office:value="0.1060653" calcext:value-type="float">
            <text:p>0.1060653</text:p>
          </table:table-cell>
          <table:table-cell office:value-type="float" office:value="0.3719532" calcext:value-type="float">
            <text:p>0.3719532</text:p>
          </table:table-cell>
          <table:table-cell office:value-type="float" office:value="0.3756879" calcext:value-type="float">
            <text:p>0.3756879</text:p>
          </table:table-cell>
          <table:table-cell office:value-type="float" office:value="0.3804788" calcext:value-type="float">
            <text:p>0.3804788</text:p>
          </table:table-cell>
          <table:table-cell office:value-type="float" office:value="0.3843794" calcext:value-type="float">
            <text:p>0.3843794</text:p>
          </table:table-cell>
          <table:table-cell office:value-type="float" office:value="0.3306508" calcext:value-type="float">
            <text:p>0.3306508</text:p>
          </table:table-cell>
          <table:table-cell office:value-type="float" office:value="0.3271589" calcext:value-type="float">
            <text:p>0.3271589</text:p>
          </table:table-cell>
          <table:table-cell office:value-type="float" office:value="0.3903752" calcext:value-type="float">
            <text:p>0.3903752</text:p>
          </table:table-cell>
          <table:table-cell office:value-type="float" office:value="0.4009673" calcext:value-type="float">
            <text:p>0.4009673</text:p>
          </table:table-cell>
          <table:table-cell office:value-type="float" office:value="0.3979853" calcext:value-type="float">
            <text:p>0.3979853</text:p>
          </table:table-cell>
          <table:table-cell office:value-type="float" office:value="0.3983585" calcext:value-type="float">
            <text:p>0.3983585</text:p>
          </table:table-cell>
          <table:table-cell office:value-type="float" office:value="0.3994885" calcext:value-type="float">
            <text:p>0.39948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7936E-015" calcext:value-type="float">
            <text:p>1.907936E-15</text:p>
          </table:table-cell>
          <table:table-cell office:value-type="float" office:value="1.950731E-015" calcext:value-type="float">
            <text:p>1.950731E-15</text:p>
          </table:table-cell>
          <table:table-cell office:value-type="float" office:value="1.979397E-015" calcext:value-type="float">
            <text:p>1.979397E-15</text:p>
          </table:table-cell>
          <table:table-cell office:value-type="float" office:value="1.984885E-015" calcext:value-type="float">
            <text:p>1.984885E-15</text:p>
          </table:table-cell>
          <table:table-cell office:value-type="float" office:value="9.509559E-016" calcext:value-type="float">
            <text:p>9.50955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9318" calcext:value-type="float">
            <text:p>-108.9318</text:p>
          </table:table-cell>
          <table:table-cell office:value-type="float" office:value="-0.009437587" calcext:value-type="float">
            <text:p>-0.009437587</text:p>
          </table:table-cell>
          <table:table-cell office:value-type="float" office:value="-0.008877091" calcext:value-type="float">
            <text:p>-0.008877091</text:p>
          </table:table-cell>
          <table:table-cell office:value-type="float" office:value="-0.008225637" calcext:value-type="float">
            <text:p>-0.008225637</text:p>
          </table:table-cell>
          <table:table-cell office:value-type="float" office:value="-0.007728255" calcext:value-type="float">
            <text:p>-0.007728255</text:p>
          </table:table-cell>
          <table:table-cell office:value-type="float" office:value="-0.006905987" calcext:value-type="float">
            <text:p>-0.006905987</text:p>
          </table:table-cell>
          <table:table-cell office:value-type="float" office:value="-0.006070242" calcext:value-type="float">
            <text:p>-0.006070242</text:p>
          </table:table-cell>
          <table:table-cell office:value-type="float" office:value="-0.004778408" calcext:value-type="float">
            <text:p>-0.004778408</text:p>
          </table:table-cell>
          <table:table-cell office:value-type="float" office:value="-0.002835253" calcext:value-type="float">
            <text:p>-0.002835253</text:p>
          </table:table-cell>
          <table:table-cell office:value-type="float" office:value="-0.004043811" calcext:value-type="float">
            <text:p>-0.00404381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3.14113" calcext:value-type="float">
            <text:p>-43.14113</text:p>
          </table:table-cell>
          <table:table-cell office:value-type="float" office:value="0.011157" calcext:value-type="float">
            <text:p>0.01115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41841" calcext:value-type="float">
            <text:p>-2.3418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336.6043" calcext:value-type="float">
            <text:p>336.6043</text:p>
          </table:table-cell>
          <table:table-cell office:value-type="float" office:value="200.7259" calcext:value-type="float">
            <text:p>200.725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32.528" calcext:value-type="float">
            <text:p>1132.528</text:p>
          </table:table-cell>
          <table:table-cell office:value-type="float" office:value="-7.361686" calcext:value-type="float">
            <text:p>-7.361686</text:p>
          </table:table-cell>
          <table:table-cell office:value-type="float" office:value="0" calcext:value-type="float">
            <text:p>0</text:p>
          </table:table-cell>
          <table:table-cell office:value-type="float" office:value="0.3725211" calcext:value-type="float">
            <text:p>0.3725211</text:p>
          </table:table-cell>
          <table:table-cell office:value-type="float" office:value="0.3747894" calcext:value-type="float">
            <text:p>0.3747894</text:p>
          </table:table-cell>
          <table:table-cell office:value-type="float" office:value="0.3756229" calcext:value-type="float">
            <text:p>0.3756229</text:p>
          </table:table-cell>
          <table:table-cell office:value-type="float" office:value="0.3782209" calcext:value-type="float">
            <text:p>0.3782209</text:p>
          </table:table-cell>
          <table:table-cell office:value-type="float" office:value="0.3815675" calcext:value-type="float">
            <text:p>0.3815675</text:p>
          </table:table-cell>
          <table:table-cell office:value-type="float" office:value="0.3283027" calcext:value-type="float">
            <text:p>0.3283027</text:p>
          </table:table-cell>
          <table:table-cell office:value-type="float" office:value="0.3247167" calcext:value-type="float">
            <text:p>0.3247167</text:p>
          </table:table-cell>
          <table:table-cell office:value-type="float" office:value="0.3887029" calcext:value-type="float">
            <text:p>0.3887029</text:p>
          </table:table-cell>
          <table:table-cell office:value-type="float" office:value="0.3957432" calcext:value-type="float">
            <text:p>0.3957432</text:p>
          </table:table-cell>
          <table:table-cell office:value-type="float" office:value="0.3997718" calcext:value-type="float">
            <text:p>0.3997718</text:p>
          </table:table-cell>
          <table:table-cell office:value-type="float" office:value="0.4017576" calcext:value-type="float">
            <text:p>0.4017576</text:p>
          </table:table-cell>
          <table:table-cell office:value-type="float" office:value="0.4005357" calcext:value-type="float">
            <text:p>0.40053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834E-015" calcext:value-type="float">
            <text:p>1.90834E-15</text:p>
          </table:table-cell>
          <table:table-cell office:value-type="float" office:value="1.950706E-015" calcext:value-type="float">
            <text:p>1.950706E-15</text:p>
          </table:table-cell>
          <table:table-cell office:value-type="float" office:value="1.979373E-015" calcext:value-type="float">
            <text:p>1.979373E-15</text:p>
          </table:table-cell>
          <table:table-cell office:value-type="float" office:value="1.984861E-015" calcext:value-type="float">
            <text:p>1.984861E-15</text:p>
          </table:table-cell>
          <table:table-cell office:value-type="float" office:value="9.509346E-016" calcext:value-type="float">
            <text:p>9.50934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76472" calcext:value-type="float">
            <text:p>-0.009276472</text:p>
          </table:table-cell>
          <table:table-cell office:value-type="float" office:value="-0.008962121" calcext:value-type="float">
            <text:p>-0.008962121</text:p>
          </table:table-cell>
          <table:table-cell office:value-type="float" office:value="-0.00889818" calcext:value-type="float">
            <text:p>-0.00889818</text:p>
          </table:table-cell>
          <table:table-cell office:value-type="float" office:value="-0.00854411" calcext:value-type="float">
            <text:p>-0.00854411</text:p>
          </table:table-cell>
          <table:table-cell office:value-type="float" office:value="-0.008089956" calcext:value-type="float">
            <text:p>-0.008089956</text:p>
          </table:table-cell>
          <table:table-cell office:value-type="float" office:value="-0.007286653" calcext:value-type="float">
            <text:p>-0.007286653</text:p>
          </table:table-cell>
          <table:table-cell office:value-type="float" office:value="-0.0064643" calcext:value-type="float">
            <text:p>-0.0064643</text:p>
          </table:table-cell>
          <table:table-cell office:value-type="float" office:value="-0.005245372" calcext:value-type="float">
            <text:p>-0.005245372</text:p>
          </table:table-cell>
          <table:table-cell office:value-type="float" office:value="-0.003530263" calcext:value-type="float">
            <text:p>-0.003530263</text:p>
          </table:table-cell>
          <table:table-cell office:value-type="float" office:value="-0.003741293" calcext:value-type="float">
            <text:p>-0.00374129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9441197" calcext:value-type="float">
            <text:p>-0.009441197</text:p>
          </table:table-cell>
          <table:table-cell office:value-type="float" office:value="0.01099634" calcext:value-type="float">
            <text:p>0.0109963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3741" calcext:value-type="float">
            <text:p>-2.337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336.6043" calcext:value-type="float">
            <text:p>336.6043</text:p>
          </table:table-cell>
          <table:table-cell office:value-type="float" office:value="205.3013" calcext:value-type="float">
            <text:p>205.301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7.952" calcext:value-type="float">
            <text:p>1127.952</text:p>
          </table:table-cell>
          <table:table-cell office:value-type="float" office:value="-7.361686" calcext:value-type="float">
            <text:p>-7.361686</text:p>
          </table:table-cell>
          <table:table-cell office:value-type="float" office:value="0" calcext:value-type="float">
            <text:p>0</text:p>
          </table:table-cell>
          <table:table-cell office:value-type="float" office:value="0.2718939" calcext:value-type="float">
            <text:p>0.2718939</text:p>
          </table:table-cell>
          <table:table-cell office:value-type="float" office:value="0.3497092" calcext:value-type="float">
            <text:p>0.3497092</text:p>
          </table:table-cell>
          <table:table-cell office:value-type="float" office:value="0.359803" calcext:value-type="float">
            <text:p>0.359803</text:p>
          </table:table-cell>
          <table:table-cell office:value-type="float" office:value="0.3688923" calcext:value-type="float">
            <text:p>0.3688923</text:p>
          </table:table-cell>
          <table:table-cell office:value-type="float" office:value="0.3742151" calcext:value-type="float">
            <text:p>0.3742151</text:p>
          </table:table-cell>
          <table:table-cell office:value-type="float" office:value="0.3248609" calcext:value-type="float">
            <text:p>0.3248609</text:p>
          </table:table-cell>
          <table:table-cell office:value-type="float" office:value="0.3218787" calcext:value-type="float">
            <text:p>0.3218787</text:p>
          </table:table-cell>
          <table:table-cell office:value-type="float" office:value="0.3871372" calcext:value-type="float">
            <text:p>0.3871372</text:p>
          </table:table-cell>
          <table:table-cell office:value-type="float" office:value="0.3923455" calcext:value-type="float">
            <text:p>0.3923455</text:p>
          </table:table-cell>
          <table:table-cell office:value-type="float" office:value="0.3995628" calcext:value-type="float">
            <text:p>0.3995628</text:p>
          </table:table-cell>
          <table:table-cell office:value-type="float" office:value="0.4050638" calcext:value-type="float">
            <text:p>0.4050638</text:p>
          </table:table-cell>
          <table:table-cell office:value-type="float" office:value="0.401833" calcext:value-type="float">
            <text:p>0.4018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8685E-015" calcext:value-type="float">
            <text:p>1.908685E-15</text:p>
          </table:table-cell>
          <table:table-cell office:value-type="float" office:value="1.950682E-015" calcext:value-type="float">
            <text:p>1.950682E-15</text:p>
          </table:table-cell>
          <table:table-cell office:value-type="float" office:value="1.97936E-015" calcext:value-type="float">
            <text:p>1.97936E-15</text:p>
          </table:table-cell>
          <table:table-cell office:value-type="float" office:value="1.984838E-015" calcext:value-type="float">
            <text:p>1.984838E-15</text:p>
          </table:table-cell>
          <table:table-cell office:value-type="float" office:value="9.509126E-016" calcext:value-type="float">
            <text:p>9.50912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811643" calcext:value-type="float">
            <text:p>-0.07811643</text:p>
          </table:table-cell>
          <table:table-cell office:value-type="float" office:value="-0.01373222" calcext:value-type="float">
            <text:p>-0.01373222</text:p>
          </table:table-cell>
          <table:table-cell office:value-type="float" office:value="-0.01155161" calcext:value-type="float">
            <text:p>-0.01155161</text:p>
          </table:table-cell>
          <table:table-cell office:value-type="float" office:value="-0.009927082" calcext:value-type="float">
            <text:p>-0.009927082</text:p>
          </table:table-cell>
          <table:table-cell office:value-type="float" office:value="-0.009094663" calcext:value-type="float">
            <text:p>-0.009094663</text:p>
          </table:table-cell>
          <table:table-cell office:value-type="float" office:value="-0.007881388" calcext:value-type="float">
            <text:p>-0.007881388</text:p>
          </table:table-cell>
          <table:table-cell office:value-type="float" office:value="-0.006954962" calcext:value-type="float">
            <text:p>-0.006954962</text:p>
          </table:table-cell>
          <table:table-cell office:value-type="float" office:value="-0.005722753" calcext:value-type="float">
            <text:p>-0.005722753</text:p>
          </table:table-cell>
          <table:table-cell office:value-type="float" office:value="-0.004075931" calcext:value-type="float">
            <text:p>-0.004075931</text:p>
          </table:table-cell>
          <table:table-cell office:value-type="float" office:value="-0.0037733" calcext:value-type="float">
            <text:p>-0.003773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1231165" calcext:value-type="float">
            <text:p>-0.1231165</text:p>
          </table:table-cell>
          <table:table-cell office:value-type="float" office:value="0.01079695" calcext:value-type="float">
            <text:p>0.0107969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31385" calcext:value-type="float">
            <text:p>-2.3313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337.6043" calcext:value-type="float">
            <text:p>337.6043</text:p>
          </table:table-cell>
          <table:table-cell office:value-type="float" office:value="208.2296" calcext:value-type="float">
            <text:p>208.229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6.021" calcext:value-type="float">
            <text:p>1126.021</text:p>
          </table:table-cell>
          <table:table-cell office:value-type="float" office:value="-7.358388" calcext:value-type="float">
            <text:p>-7.358388</text:p>
          </table:table-cell>
          <table:table-cell office:value-type="float" office:value="0" calcext:value-type="float">
            <text:p>0</text:p>
          </table:table-cell>
          <table:table-cell office:value-type="float" office:value="0.3236414" calcext:value-type="float">
            <text:p>0.3236414</text:p>
          </table:table-cell>
          <table:table-cell office:value-type="float" office:value="0.3307411" calcext:value-type="float">
            <text:p>0.3307411</text:p>
          </table:table-cell>
          <table:table-cell office:value-type="float" office:value="0.345872" calcext:value-type="float">
            <text:p>0.345872</text:p>
          </table:table-cell>
          <table:table-cell office:value-type="float" office:value="0.3577942" calcext:value-type="float">
            <text:p>0.3577942</text:p>
          </table:table-cell>
          <table:table-cell office:value-type="float" office:value="0.3644446" calcext:value-type="float">
            <text:p>0.3644446</text:p>
          </table:table-cell>
          <table:table-cell office:value-type="float" office:value="0.3189593" calcext:value-type="float">
            <text:p>0.3189593</text:p>
          </table:table-cell>
          <table:table-cell office:value-type="float" office:value="0.3175831" calcext:value-type="float">
            <text:p>0.3175831</text:p>
          </table:table-cell>
          <table:table-cell office:value-type="float" office:value="0.385526" calcext:value-type="float">
            <text:p>0.385526</text:p>
          </table:table-cell>
          <table:table-cell office:value-type="float" office:value="0.3898596" calcext:value-type="float">
            <text:p>0.3898596</text:p>
          </table:table-cell>
          <table:table-cell office:value-type="float" office:value="0.398754" calcext:value-type="float">
            <text:p>0.398754</text:p>
          </table:table-cell>
          <table:table-cell office:value-type="float" office:value="0.4068382" calcext:value-type="float">
            <text:p>0.4068382</text:p>
          </table:table-cell>
          <table:table-cell office:value-type="float" office:value="0.4033173" calcext:value-type="float">
            <text:p>0.40331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9014E-015" calcext:value-type="float">
            <text:p>1.909014E-15</text:p>
          </table:table-cell>
          <table:table-cell office:value-type="float" office:value="1.950657E-015" calcext:value-type="float">
            <text:p>1.950657E-15</text:p>
          </table:table-cell>
          <table:table-cell office:value-type="float" office:value="1.979342E-015" calcext:value-type="float">
            <text:p>1.979342E-15</text:p>
          </table:table-cell>
          <table:table-cell office:value-type="float" office:value="1.984819E-015" calcext:value-type="float">
            <text:p>1.984819E-15</text:p>
          </table:table-cell>
          <table:table-cell office:value-type="float" office:value="9.508931E-016" calcext:value-type="float">
            <text:p>9.50893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97496" calcext:value-type="float">
            <text:p>-0.02797496</text:p>
          </table:table-cell>
          <table:table-cell office:value-type="float" office:value="-0.01939852" calcext:value-type="float">
            <text:p>-0.01939852</text:p>
          </table:table-cell>
          <table:table-cell office:value-type="float" office:value="-0.01470876" calcext:value-type="float">
            <text:p>-0.01470876</text:p>
          </table:table-cell>
          <table:table-cell office:value-type="float" office:value="-0.01196569" calcext:value-type="float">
            <text:p>-0.01196569</text:p>
          </table:table-cell>
          <table:table-cell office:value-type="float" office:value="-0.01069272" calcext:value-type="float">
            <text:p>-0.01069272</text:p>
          </table:table-cell>
          <table:table-cell office:value-type="float" office:value="-0.009047111" calcext:value-type="float">
            <text:p>-0.009047111</text:p>
          </table:table-cell>
          <table:table-cell office:value-type="float" office:value="-0.007782046" calcext:value-type="float">
            <text:p>-0.007782046</text:p>
          </table:table-cell>
          <table:table-cell office:value-type="float" office:value="-0.00626292" calcext:value-type="float">
            <text:p>-0.00626292</text:p>
          </table:table-cell>
          <table:table-cell office:value-type="float" office:value="-0.00453126" calcext:value-type="float">
            <text:p>-0.00453126</text:p>
          </table:table-cell>
          <table:table-cell office:value-type="float" office:value="-0.003904047" calcext:value-type="float">
            <text:p>-0.00390404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2230059" calcext:value-type="float">
            <text:p>-0.02230059</text:p>
          </table:table-cell>
          <table:table-cell office:value-type="float" office:value="0.01058669" calcext:value-type="float">
            <text:p>0.0105866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21297" calcext:value-type="float">
            <text:p>-2.3212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13.1383" calcext:value-type="float">
            <text:p>213.138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7.173" calcext:value-type="float">
            <text:p>1127.173</text:p>
          </table:table-cell>
          <table:table-cell office:value-type="float" office:value="-7.319649" calcext:value-type="float">
            <text:p>-7.319649</text:p>
          </table:table-cell>
          <table:table-cell office:value-type="float" office:value="0" calcext:value-type="float">
            <text:p>0</text:p>
          </table:table-cell>
          <table:table-cell office:value-type="float" office:value="0.3270461" calcext:value-type="float">
            <text:p>0.3270461</text:p>
          </table:table-cell>
          <table:table-cell office:value-type="float" office:value="0.3410755" calcext:value-type="float">
            <text:p>0.3410755</text:p>
          </table:table-cell>
          <table:table-cell office:value-type="float" office:value="0.3557784" calcext:value-type="float">
            <text:p>0.3557784</text:p>
          </table:table-cell>
          <table:table-cell office:value-type="float" office:value="0.3650751" calcext:value-type="float">
            <text:p>0.3650751</text:p>
          </table:table-cell>
          <table:table-cell office:value-type="float" office:value="0.3695512" calcext:value-type="float">
            <text:p>0.3695512</text:p>
          </table:table-cell>
          <table:table-cell office:value-type="float" office:value="0.3196062" calcext:value-type="float">
            <text:p>0.3196062</text:p>
          </table:table-cell>
          <table:table-cell office:value-type="float" office:value="0.315945" calcext:value-type="float">
            <text:p>0.315945</text:p>
          </table:table-cell>
          <table:table-cell office:value-type="float" office:value="0.3840666" calcext:value-type="float">
            <text:p>0.3840666</text:p>
          </table:table-cell>
          <table:table-cell office:value-type="float" office:value="0.3874533" calcext:value-type="float">
            <text:p>0.3874533</text:p>
          </table:table-cell>
          <table:table-cell office:value-type="float" office:value="0.3972974" calcext:value-type="float">
            <text:p>0.3972974</text:p>
          </table:table-cell>
          <table:table-cell office:value-type="float" office:value="0.4084498" calcext:value-type="float">
            <text:p>0.4084498</text:p>
          </table:table-cell>
          <table:table-cell office:value-type="float" office:value="0.4049649" calcext:value-type="float">
            <text:p>0.40496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936E-015" calcext:value-type="float">
            <text:p>1.90936E-15</text:p>
          </table:table-cell>
          <table:table-cell office:value-type="float" office:value="1.950638E-015" calcext:value-type="float">
            <text:p>1.950638E-15</text:p>
          </table:table-cell>
          <table:table-cell office:value-type="float" office:value="1.97932E-015" calcext:value-type="float">
            <text:p>1.97932E-15</text:p>
          </table:table-cell>
          <table:table-cell office:value-type="float" office:value="1.984802E-015" calcext:value-type="float">
            <text:p>1.984802E-15</text:p>
          </table:table-cell>
          <table:table-cell office:value-type="float" office:value="9.508682E-016" calcext:value-type="float">
            <text:p>9.50868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06288" calcext:value-type="float">
            <text:p>-0.02106288</text:p>
          </table:table-cell>
          <table:table-cell office:value-type="float" office:value="-0.01604558" calcext:value-type="float">
            <text:p>-0.01604558</text:p>
          </table:table-cell>
          <table:table-cell office:value-type="float" office:value="-0.01235418" calcext:value-type="float">
            <text:p>-0.01235418</text:p>
          </table:table-cell>
          <table:table-cell office:value-type="float" office:value="-0.01056512" calcext:value-type="float">
            <text:p>-0.01056512</text:p>
          </table:table-cell>
          <table:table-cell office:value-type="float" office:value="-0.009814427" calcext:value-type="float">
            <text:p>-0.009814427</text:p>
          </table:table-cell>
          <table:table-cell office:value-type="float" office:value="-0.008916834" calcext:value-type="float">
            <text:p>-0.008916834</text:p>
          </table:table-cell>
          <table:table-cell office:value-type="float" office:value="-0.008134944" calcext:value-type="float">
            <text:p>-0.008134944</text:p>
          </table:table-cell>
          <table:table-cell office:value-type="float" office:value="-0.006799263" calcext:value-type="float">
            <text:p>-0.006799263</text:p>
          </table:table-cell>
          <table:table-cell office:value-type="float" office:value="-0.005023086" calcext:value-type="float">
            <text:p>-0.005023086</text:p>
          </table:table-cell>
          <table:table-cell office:value-type="float" office:value="-0.004156916" calcext:value-type="float">
            <text:p>-0.00415691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2289664" calcext:value-type="float">
            <text:p>-0.02289664</text:p>
          </table:table-cell>
          <table:table-cell office:value-type="float" office:value="0.01023408" calcext:value-type="float">
            <text:p>0.0102340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0953" calcext:value-type="float">
            <text:p>-2.309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18.7528" calcext:value-type="float">
            <text:p>218.752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21.558" calcext:value-type="float">
            <text:p>1121.558</text:p>
          </table:table-cell>
          <table:table-cell office:value-type="float" office:value="-7.319649" calcext:value-type="float">
            <text:p>-7.319649</text:p>
          </table:table-cell>
          <table:table-cell office:value-type="float" office:value="0" calcext:value-type="float">
            <text:p>0</text:p>
          </table:table-cell>
          <table:table-cell office:value-type="float" office:value="0.1431599" calcext:value-type="float">
            <text:p>0.1431599</text:p>
          </table:table-cell>
          <table:table-cell office:value-type="float" office:value="0.3334971" calcext:value-type="float">
            <text:p>0.3334971</text:p>
          </table:table-cell>
          <table:table-cell office:value-type="float" office:value="0.3424809" calcext:value-type="float">
            <text:p>0.3424809</text:p>
          </table:table-cell>
          <table:table-cell office:value-type="float" office:value="0.3523711" calcext:value-type="float">
            <text:p>0.3523711</text:p>
          </table:table-cell>
          <table:table-cell office:value-type="float" office:value="0.3585035" calcext:value-type="float">
            <text:p>0.3585035</text:p>
          </table:table-cell>
          <table:table-cell office:value-type="float" office:value="0.3143863" calcext:value-type="float">
            <text:p>0.3143863</text:p>
          </table:table-cell>
          <table:table-cell office:value-type="float" office:value="0.3129857" calcext:value-type="float">
            <text:p>0.3129857</text:p>
          </table:table-cell>
          <table:table-cell office:value-type="float" office:value="0.3829027" calcext:value-type="float">
            <text:p>0.3829027</text:p>
          </table:table-cell>
          <table:table-cell office:value-type="float" office:value="0.3856401" calcext:value-type="float">
            <text:p>0.3856401</text:p>
          </table:table-cell>
          <table:table-cell office:value-type="float" office:value="0.3957087" calcext:value-type="float">
            <text:p>0.3957087</text:p>
          </table:table-cell>
          <table:table-cell office:value-type="float" office:value="0.4094476" calcext:value-type="float">
            <text:p>0.4094476</text:p>
          </table:table-cell>
          <table:table-cell office:value-type="float" office:value="0.4063375" calcext:value-type="float">
            <text:p>0.40633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9721E-015" calcext:value-type="float">
            <text:p>1.909721E-15</text:p>
          </table:table-cell>
          <table:table-cell office:value-type="float" office:value="1.95061E-015" calcext:value-type="float">
            <text:p>1.95061E-15</text:p>
          </table:table-cell>
          <table:table-cell office:value-type="float" office:value="1.979306E-015" calcext:value-type="float">
            <text:p>1.979306E-15</text:p>
          </table:table-cell>
          <table:table-cell office:value-type="float" office:value="1.984781E-015" calcext:value-type="float">
            <text:p>1.984781E-15</text:p>
          </table:table-cell>
          <table:table-cell office:value-type="float" office:value="9.508458E-016" calcext:value-type="float">
            <text:p>9.50845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8675" calcext:value-type="float">
            <text:p>-10.38675</text:p>
          </table:table-cell>
          <table:table-cell office:value-type="float" office:value="-0.0184906" calcext:value-type="float">
            <text:p>-0.0184906</text:p>
          </table:table-cell>
          <table:table-cell office:value-type="float" office:value="-0.01565428" calcext:value-type="float">
            <text:p>-0.01565428</text:p>
          </table:table-cell>
          <table:table-cell office:value-type="float" office:value="-0.01314129" calcext:value-type="float">
            <text:p>-0.01314129</text:p>
          </table:table-cell>
          <table:table-cell office:value-type="float" office:value="-0.01182948" calcext:value-type="float">
            <text:p>-0.01182948</text:p>
          </table:table-cell>
          <table:table-cell office:value-type="float" office:value="-0.01008701" calcext:value-type="float">
            <text:p>-0.01008701</text:p>
          </table:table-cell>
          <table:table-cell office:value-type="float" office:value="-0.008795175" calcext:value-type="float">
            <text:p>-0.008795175</text:p>
          </table:table-cell>
          <table:table-cell office:value-type="float" office:value="-0.007259851" calcext:value-type="float">
            <text:p>-0.007259851</text:p>
          </table:table-cell>
          <table:table-cell office:value-type="float" office:value="-0.005431819" calcext:value-type="float">
            <text:p>-0.005431819</text:p>
          </table:table-cell>
          <table:table-cell office:value-type="float" office:value="-0.004451609" calcext:value-type="float">
            <text:p>-0.00445160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6.59489" calcext:value-type="float">
            <text:p>-26.59489</text:p>
          </table:table-cell>
          <table:table-cell office:value-type="float" office:value="0.01004247" calcext:value-type="float">
            <text:p>0.0100424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96282" calcext:value-type="float">
            <text:p>-2.2962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21.1465" calcext:value-type="float">
            <text:p>221.146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9.165" calcext:value-type="float">
            <text:p>1119.165</text:p>
          </table:table-cell>
          <table:table-cell office:value-type="float" office:value="-7.319649" calcext:value-type="float">
            <text:p>-7.319649</text:p>
          </table:table-cell>
          <table:table-cell office:value-type="float" office:value="0" calcext:value-type="float">
            <text:p>0</text:p>
          </table:table-cell>
          <table:table-cell office:value-type="float" office:value="0.1075274" calcext:value-type="float">
            <text:p>0.1075274</text:p>
          </table:table-cell>
          <table:table-cell office:value-type="float" office:value="0.3275834" calcext:value-type="float">
            <text:p>0.3275834</text:p>
          </table:table-cell>
          <table:table-cell office:value-type="float" office:value="0.3358795" calcext:value-type="float">
            <text:p>0.3358795</text:p>
          </table:table-cell>
          <table:table-cell office:value-type="float" office:value="0.3453983" calcext:value-type="float">
            <text:p>0.3453983</text:p>
          </table:table-cell>
          <table:table-cell office:value-type="float" office:value="0.3512789" calcext:value-type="float">
            <text:p>0.3512789</text:p>
          </table:table-cell>
          <table:table-cell office:value-type="float" office:value="0.3094025" calcext:value-type="float">
            <text:p>0.3094025</text:p>
          </table:table-cell>
          <table:table-cell office:value-type="float" office:value="0.3092702" calcext:value-type="float">
            <text:p>0.3092702</text:p>
          </table:table-cell>
          <table:table-cell office:value-type="float" office:value="0.3814385" calcext:value-type="float">
            <text:p>0.3814385</text:p>
          </table:table-cell>
          <table:table-cell office:value-type="float" office:value="0.3842125" calcext:value-type="float">
            <text:p>0.3842125</text:p>
          </table:table-cell>
          <table:table-cell office:value-type="float" office:value="0.3946327" calcext:value-type="float">
            <text:p>0.3946327</text:p>
          </table:table-cell>
          <table:table-cell office:value-type="float" office:value="0.4084142" calcext:value-type="float">
            <text:p>0.4084142</text:p>
          </table:table-cell>
          <table:table-cell office:value-type="float" office:value="0.4074205" calcext:value-type="float">
            <text:p>0.40742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124E-015" calcext:value-type="float">
            <text:p>1.910124E-15</text:p>
          </table:table-cell>
          <table:table-cell office:value-type="float" office:value="1.950584E-015" calcext:value-type="float">
            <text:p>1.950584E-15</text:p>
          </table:table-cell>
          <table:table-cell office:value-type="float" office:value="1.979279E-015" calcext:value-type="float">
            <text:p>1.979279E-15</text:p>
          </table:table-cell>
          <table:table-cell office:value-type="float" office:value="1.98476E-015" calcext:value-type="float">
            <text:p>1.98476E-15</text:p>
          </table:table-cell>
          <table:table-cell office:value-type="float" office:value="9.50824E-016" calcext:value-type="float">
            <text:p>9.5082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24149" calcext:value-type="float">
            <text:p>-98.24149</text:p>
          </table:table-cell>
          <table:table-cell office:value-type="float" office:value="-0.02061303" calcext:value-type="float">
            <text:p>-0.02061303</text:p>
          </table:table-cell>
          <table:table-cell office:value-type="float" office:value="-0.01763527" calcext:value-type="float">
            <text:p>-0.01763527</text:p>
          </table:table-cell>
          <table:table-cell office:value-type="float" office:value="-0.01486413" calcext:value-type="float">
            <text:p>-0.01486413</text:p>
          </table:table-cell>
          <table:table-cell office:value-type="float" office:value="-0.01340168" calcext:value-type="float">
            <text:p>-0.01340168</text:p>
          </table:table-cell>
          <table:table-cell office:value-type="float" office:value="-0.01137946" calcext:value-type="float">
            <text:p>-0.01137946</text:p>
          </table:table-cell>
          <table:table-cell office:value-type="float" office:value="-0.009721339" calcext:value-type="float">
            <text:p>-0.009721339</text:p>
          </table:table-cell>
          <table:table-cell office:value-type="float" office:value="-0.007885689" calcext:value-type="float">
            <text:p>-0.007885689</text:p>
          </table:table-cell>
          <table:table-cell office:value-type="float" office:value="-0.005778029" calcext:value-type="float">
            <text:p>-0.005778029</text:p>
          </table:table-cell>
          <table:table-cell office:value-type="float" office:value="-0.004664603" calcext:value-type="float">
            <text:p>-0.00466460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7.66679" calcext:value-type="float">
            <text:p>-37.66679</text:p>
          </table:table-cell>
          <table:table-cell office:value-type="float" office:value="0.00996151" calcext:value-type="float">
            <text:p>0.0099615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76988" calcext:value-type="float">
            <text:p>-2.2769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345.4044" calcext:value-type="float">
            <text:p>345.4044</text:p>
          </table:table-cell>
          <table:table-cell office:value-type="float" office:value="223.1933" calcext:value-type="float">
            <text:p>223.193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8.812" calcext:value-type="float">
            <text:p>1118.812</text:p>
          </table:table-cell>
          <table:table-cell office:value-type="float" office:value="-7.314342" calcext:value-type="float">
            <text:p>-7.314342</text:p>
          </table:table-cell>
          <table:table-cell office:value-type="float" office:value="0" calcext:value-type="float">
            <text:p>0</text:p>
          </table:table-cell>
          <table:table-cell office:value-type="float" office:value="0.127475" calcext:value-type="float">
            <text:p>0.127475</text:p>
          </table:table-cell>
          <table:table-cell office:value-type="float" office:value="0.332617" calcext:value-type="float">
            <text:p>0.332617</text:p>
          </table:table-cell>
          <table:table-cell office:value-type="float" office:value="0.3370921" calcext:value-type="float">
            <text:p>0.3370921</text:p>
          </table:table-cell>
          <table:table-cell office:value-type="float" office:value="0.3429856" calcext:value-type="float">
            <text:p>0.3429856</text:p>
          </table:table-cell>
          <table:table-cell office:value-type="float" office:value="0.3476714" calcext:value-type="float">
            <text:p>0.3476714</text:p>
          </table:table-cell>
          <table:table-cell office:value-type="float" office:value="0.3063243" calcext:value-type="float">
            <text:p>0.3063243</text:p>
          </table:table-cell>
          <table:table-cell office:value-type="float" office:value="0.3065594" calcext:value-type="float">
            <text:p>0.3065594</text:p>
          </table:table-cell>
          <table:table-cell office:value-type="float" office:value="0.3803219" calcext:value-type="float">
            <text:p>0.3803219</text:p>
          </table:table-cell>
          <table:table-cell office:value-type="float" office:value="0.3827235" calcext:value-type="float">
            <text:p>0.3827235</text:p>
          </table:table-cell>
          <table:table-cell office:value-type="float" office:value="0.3934885" calcext:value-type="float">
            <text:p>0.3934885</text:p>
          </table:table-cell>
          <table:table-cell office:value-type="float" office:value="0.407653" calcext:value-type="float">
            <text:p>0.407653</text:p>
          </table:table-cell>
          <table:table-cell office:value-type="float" office:value="0.4081974" calcext:value-type="float">
            <text:p>0.40819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497E-015" calcext:value-type="float">
            <text:p>1.910497E-15</text:p>
          </table:table-cell>
          <table:table-cell office:value-type="float" office:value="1.950558E-015" calcext:value-type="float">
            <text:p>1.950558E-15</text:p>
          </table:table-cell>
          <table:table-cell office:value-type="float" office:value="1.97926E-015" calcext:value-type="float">
            <text:p>1.97926E-15</text:p>
          </table:table-cell>
          <table:table-cell office:value-type="float" office:value="1.984736E-015" calcext:value-type="float">
            <text:p>1.984736E-15</text:p>
          </table:table-cell>
          <table:table-cell office:value-type="float" office:value="9.508035E-016" calcext:value-type="float">
            <text:p>9.50803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0746" calcext:value-type="float">
            <text:p>-25.70746</text:p>
          </table:table-cell>
          <table:table-cell office:value-type="float" office:value="-0.01873931" calcext:value-type="float">
            <text:p>-0.01873931</text:p>
          </table:table-cell>
          <table:table-cell office:value-type="float" office:value="-0.01725141" calcext:value-type="float">
            <text:p>-0.01725141</text:p>
          </table:table-cell>
          <table:table-cell office:value-type="float" office:value="-0.01552077" calcext:value-type="float">
            <text:p>-0.01552077</text:p>
          </table:table-cell>
          <table:table-cell office:value-type="float" office:value="-0.01428306" calcext:value-type="float">
            <text:p>-0.01428306</text:p>
          </table:table-cell>
          <table:table-cell office:value-type="float" office:value="-0.01227202" calcext:value-type="float">
            <text:p>-0.01227202</text:p>
          </table:table-cell>
          <table:table-cell office:value-type="float" office:value="-0.0104669" calcext:value-type="float">
            <text:p>-0.0104669</text:p>
          </table:table-cell>
          <table:table-cell office:value-type="float" office:value="-0.008402729" calcext:value-type="float">
            <text:p>-0.008402729</text:p>
          </table:table-cell>
          <table:table-cell office:value-type="float" office:value="-0.006163998" calcext:value-type="float">
            <text:p>-0.006163998</text:p>
          </table:table-cell>
          <table:table-cell office:value-type="float" office:value="-0.004901498" calcext:value-type="float">
            <text:p>-0.00490149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6.34232" calcext:value-type="float">
            <text:p>-16.34232</text:p>
          </table:table-cell>
          <table:table-cell office:value-type="float" office:value="0.009908195" calcext:value-type="float">
            <text:p>0.0099081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57175" calcext:value-type="float">
            <text:p>-2.257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345.4044" calcext:value-type="float">
            <text:p>345.4044</text:p>
          </table:table-cell>
          <table:table-cell office:value-type="float" office:value="225.4336" calcext:value-type="float">
            <text:p>225.433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6.596" calcext:value-type="float">
            <text:p>1116.596</text:p>
          </table:table-cell>
          <table:table-cell office:value-type="float" office:value="-7.337974" calcext:value-type="float">
            <text:p>-7.337974</text:p>
          </table:table-cell>
          <table:table-cell office:value-type="float" office:value="0" calcext:value-type="float">
            <text:p>0</text:p>
          </table:table-cell>
          <table:table-cell office:value-type="float" office:value="0.1066941" calcext:value-type="float">
            <text:p>0.1066941</text:p>
          </table:table-cell>
          <table:table-cell office:value-type="float" office:value="0.3205737" calcext:value-type="float">
            <text:p>0.3205737</text:p>
          </table:table-cell>
          <table:table-cell office:value-type="float" office:value="0.3290826" calcext:value-type="float">
            <text:p>0.3290826</text:p>
          </table:table-cell>
          <table:table-cell office:value-type="float" office:value="0.3378063" calcext:value-type="float">
            <text:p>0.3378063</text:p>
          </table:table-cell>
          <table:table-cell office:value-type="float" office:value="0.3428442" calcext:value-type="float">
            <text:p>0.3428442</text:p>
          </table:table-cell>
          <table:table-cell office:value-type="float" office:value="0.3033599" calcext:value-type="float">
            <text:p>0.3033599</text:p>
          </table:table-cell>
          <table:table-cell office:value-type="float" office:value="0.3040365" calcext:value-type="float">
            <text:p>0.3040365</text:p>
          </table:table-cell>
          <table:table-cell office:value-type="float" office:value="0.3790714" calcext:value-type="float">
            <text:p>0.3790714</text:p>
          </table:table-cell>
          <table:table-cell office:value-type="float" office:value="0.3813975" calcext:value-type="float">
            <text:p>0.3813975</text:p>
          </table:table-cell>
          <table:table-cell office:value-type="float" office:value="0.3921418" calcext:value-type="float">
            <text:p>0.3921418</text:p>
          </table:table-cell>
          <table:table-cell office:value-type="float" office:value="0.4070418" calcext:value-type="float">
            <text:p>0.4070418</text:p>
          </table:table-cell>
          <table:table-cell office:value-type="float" office:value="0.4087364" calcext:value-type="float">
            <text:p>0.40873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84E-015" calcext:value-type="float">
            <text:p>1.91084E-15</text:p>
          </table:table-cell>
          <table:table-cell office:value-type="float" office:value="1.95053E-015" calcext:value-type="float">
            <text:p>1.95053E-15</text:p>
          </table:table-cell>
          <table:table-cell office:value-type="float" office:value="1.979246E-015" calcext:value-type="float">
            <text:p>1.979246E-15</text:p>
          </table:table-cell>
          <table:table-cell office:value-type="float" office:value="1.984715E-015" calcext:value-type="float">
            <text:p>1.984715E-15</text:p>
          </table:table-cell>
          <table:table-cell office:value-type="float" office:value="9.507871E-016" calcext:value-type="float">
            <text:p>9.50787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9057" calcext:value-type="float">
            <text:p>-104.9057</text:p>
          </table:table-cell>
          <table:table-cell office:value-type="float" office:value="-0.02353038" calcext:value-type="float">
            <text:p>-0.02353038</text:p>
          </table:table-cell>
          <table:table-cell office:value-type="float" office:value="-0.01998115" calcext:value-type="float">
            <text:p>-0.01998115</text:p>
          </table:table-cell>
          <table:table-cell office:value-type="float" office:value="-0.01702861" calcext:value-type="float">
            <text:p>-0.01702861</text:p>
          </table:table-cell>
          <table:table-cell office:value-type="float" office:value="-0.01555498" calcext:value-type="float">
            <text:p>-0.01555498</text:p>
          </table:table-cell>
          <table:table-cell office:value-type="float" office:value="-0.01320222" calcext:value-type="float">
            <text:p>-0.01320222</text:p>
          </table:table-cell>
          <table:table-cell office:value-type="float" office:value="-0.01121912" calcext:value-type="float">
            <text:p>-0.01121912</text:p>
          </table:table-cell>
          <table:table-cell office:value-type="float" office:value="-0.009023018" calcext:value-type="float">
            <text:p>-0.009023018</text:p>
          </table:table-cell>
          <table:table-cell office:value-type="float" office:value="-0.006529889" calcext:value-type="float">
            <text:p>-0.006529889</text:p>
          </table:table-cell>
          <table:table-cell office:value-type="float" office:value="-0.005197883" calcext:value-type="float">
            <text:p>-0.00519788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5.70537" calcext:value-type="float">
            <text:p>-35.70537</text:p>
          </table:table-cell>
          <table:table-cell office:value-type="float" office:value="0.009872094" calcext:value-type="float">
            <text:p>0.00987209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36879" calcext:value-type="float">
            <text:p>-2.2368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345.5044" calcext:value-type="float">
            <text:p>345.5044</text:p>
          </table:table-cell>
          <table:table-cell office:value-type="float" office:value="226.3999" calcext:value-type="float">
            <text:p>226.399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5.782" calcext:value-type="float">
            <text:p>1115.782</text:p>
          </table:table-cell>
          <table:table-cell office:value-type="float" office:value="-7.390828" calcext:value-type="float">
            <text:p>-7.390828</text:p>
          </table:table-cell>
          <table:table-cell office:value-type="float" office:value="0" calcext:value-type="float">
            <text:p>0</text:p>
          </table:table-cell>
          <table:table-cell office:value-type="float" office:value="0.1138473" calcext:value-type="float">
            <text:p>0.1138473</text:p>
          </table:table-cell>
          <table:table-cell office:value-type="float" office:value="0.3207051" calcext:value-type="float">
            <text:p>0.3207051</text:p>
          </table:table-cell>
          <table:table-cell office:value-type="float" office:value="0.326872" calcext:value-type="float">
            <text:p>0.326872</text:p>
          </table:table-cell>
          <table:table-cell office:value-type="float" office:value="0.3345278" calcext:value-type="float">
            <text:p>0.3345278</text:p>
          </table:table-cell>
          <table:table-cell office:value-type="float" office:value="0.3399313" calcext:value-type="float">
            <text:p>0.3399313</text:p>
          </table:table-cell>
          <table:table-cell office:value-type="float" office:value="0.3008964" calcext:value-type="float">
            <text:p>0.3008964</text:p>
          </table:table-cell>
          <table:table-cell office:value-type="float" office:value="0.3019458" calcext:value-type="float">
            <text:p>0.3019458</text:p>
          </table:table-cell>
          <table:table-cell office:value-type="float" office:value="0.3780563" calcext:value-type="float">
            <text:p>0.3780563</text:p>
          </table:table-cell>
          <table:table-cell office:value-type="float" office:value="0.3801123" calcext:value-type="float">
            <text:p>0.3801123</text:p>
          </table:table-cell>
          <table:table-cell office:value-type="float" office:value="0.3910983" calcext:value-type="float">
            <text:p>0.3910983</text:p>
          </table:table-cell>
          <table:table-cell office:value-type="float" office:value="0.406459" calcext:value-type="float">
            <text:p>0.406459</text:p>
          </table:table-cell>
          <table:table-cell office:value-type="float" office:value="0.4089911" calcext:value-type="float">
            <text:p>0.40899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162E-015" calcext:value-type="float">
            <text:p>1.911162E-15</text:p>
          </table:table-cell>
          <table:table-cell office:value-type="float" office:value="1.950508E-015" calcext:value-type="float">
            <text:p>1.950508E-15</text:p>
          </table:table-cell>
          <table:table-cell office:value-type="float" office:value="1.97922E-015" calcext:value-type="float">
            <text:p>1.97922E-15</text:p>
          </table:table-cell>
          <table:table-cell office:value-type="float" office:value="1.984706E-015" calcext:value-type="float">
            <text:p>1.984706E-15</text:p>
          </table:table-cell>
          <table:table-cell office:value-type="float" office:value="9.50767E-016" calcext:value-type="float">
            <text:p>9.5076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1113" calcext:value-type="float">
            <text:p>-63.1113</text:p>
          </table:table-cell>
          <table:table-cell office:value-type="float" office:value="-0.02344688" calcext:value-type="float">
            <text:p>-0.02344688</text:p>
          </table:table-cell>
          <table:table-cell office:value-type="float" office:value="-0.02082901" calcext:value-type="float">
            <text:p>-0.02082901</text:p>
          </table:table-cell>
          <table:table-cell office:value-type="float" office:value="-0.01808038" calcext:value-type="float">
            <text:p>-0.01808038</text:p>
          </table:table-cell>
          <table:table-cell office:value-type="float" office:value="-0.01639192" calcext:value-type="float">
            <text:p>-0.01639192</text:p>
          </table:table-cell>
          <table:table-cell office:value-type="float" office:value="-0.01403982" calcext:value-type="float">
            <text:p>-0.01403982</text:p>
          </table:table-cell>
          <table:table-cell office:value-type="float" office:value="-0.01188594" calcext:value-type="float">
            <text:p>-0.01188594</text:p>
          </table:table-cell>
          <table:table-cell office:value-type="float" office:value="-0.009561149" calcext:value-type="float">
            <text:p>-0.009561149</text:p>
          </table:table-cell>
          <table:table-cell office:value-type="float" office:value="-0.006907469" calcext:value-type="float">
            <text:p>-0.006907469</text:p>
          </table:table-cell>
          <table:table-cell office:value-type="float" office:value="-0.00544188" calcext:value-type="float">
            <text:p>-0.0054418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9.36874" calcext:value-type="float">
            <text:p>-29.36874</text:p>
          </table:table-cell>
          <table:table-cell office:value-type="float" office:value="0.009855077" calcext:value-type="float">
            <text:p>0.00985507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16934" calcext:value-type="float">
            <text:p>-2.2169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29.1006" calcext:value-type="float">
            <text:p>229.100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4.272" calcext:value-type="float">
            <text:p>1114.272</text:p>
          </table:table-cell>
          <table:table-cell office:value-type="float" office:value="-7.381364" calcext:value-type="float">
            <text:p>-7.381364</text:p>
          </table:table-cell>
          <table:table-cell office:value-type="float" office:value="0" calcext:value-type="float">
            <text:p>0</text:p>
          </table:table-cell>
          <table:table-cell office:value-type="float" office:value="0.1392703" calcext:value-type="float">
            <text:p>0.1392703</text:p>
          </table:table-cell>
          <table:table-cell office:value-type="float" office:value="0.3061568" calcext:value-type="float">
            <text:p>0.3061568</text:p>
          </table:table-cell>
          <table:table-cell office:value-type="float" office:value="0.3183387" calcext:value-type="float">
            <text:p>0.3183387</text:p>
          </table:table-cell>
          <table:table-cell office:value-type="float" office:value="0.3283829" calcext:value-type="float">
            <text:p>0.3283829</text:p>
          </table:table-cell>
          <table:table-cell office:value-type="float" office:value="0.3345814" calcext:value-type="float">
            <text:p>0.3345814</text:p>
          </table:table-cell>
          <table:table-cell office:value-type="float" office:value="0.298068" calcext:value-type="float">
            <text:p>0.298068</text:p>
          </table:table-cell>
          <table:table-cell office:value-type="float" office:value="0.2996569" calcext:value-type="float">
            <text:p>0.2996569</text:p>
          </table:table-cell>
          <table:table-cell office:value-type="float" office:value="0.3769345" calcext:value-type="float">
            <text:p>0.3769345</text:p>
          </table:table-cell>
          <table:table-cell office:value-type="float" office:value="0.3789367" calcext:value-type="float">
            <text:p>0.3789367</text:p>
          </table:table-cell>
          <table:table-cell office:value-type="float" office:value="0.3903948" calcext:value-type="float">
            <text:p>0.3903948</text:p>
          </table:table-cell>
          <table:table-cell office:value-type="float" office:value="0.4056042" calcext:value-type="float">
            <text:p>0.4056042</text:p>
          </table:table-cell>
          <table:table-cell office:value-type="float" office:value="0.4090306" calcext:value-type="float">
            <text:p>0.40903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51E-015" calcext:value-type="float">
            <text:p>1.91151E-15</text:p>
          </table:table-cell>
          <table:table-cell office:value-type="float" office:value="1.950477E-015" calcext:value-type="float">
            <text:p>1.950477E-15</text:p>
          </table:table-cell>
          <table:table-cell office:value-type="float" office:value="1.979203E-015" calcext:value-type="float">
            <text:p>1.979203E-15</text:p>
          </table:table-cell>
          <table:table-cell office:value-type="float" office:value="1.984688E-015" calcext:value-type="float">
            <text:p>1.984688E-15</text:p>
          </table:table-cell>
          <table:table-cell office:value-type="float" office:value="9.507493E-016" calcext:value-type="float">
            <text:p>9.50749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6225" calcext:value-type="float">
            <text:p>-13.16225</text:p>
          </table:table-cell>
          <table:table-cell office:value-type="float" office:value="-0.03116693" calcext:value-type="float">
            <text:p>-0.03116693</text:p>
          </table:table-cell>
          <table:table-cell office:value-type="float" office:value="-0.02448284" calcext:value-type="float">
            <text:p>-0.02448284</text:p>
          </table:table-cell>
          <table:table-cell office:value-type="float" office:value="-0.02025339" calcext:value-type="float">
            <text:p>-0.02025339</text:p>
          </table:table-cell>
          <table:table-cell office:value-type="float" office:value="-0.01806237" calcext:value-type="float">
            <text:p>-0.01806237</text:p>
          </table:table-cell>
          <table:table-cell office:value-type="float" office:value="-0.01507149" calcext:value-type="float">
            <text:p>-0.01507149</text:p>
          </table:table-cell>
          <table:table-cell office:value-type="float" office:value="-0.01266746" calcext:value-type="float">
            <text:p>-0.01266746</text:p>
          </table:table-cell>
          <table:table-cell office:value-type="float" office:value="-0.01019712" calcext:value-type="float">
            <text:p>-0.01019712</text:p>
          </table:table-cell>
          <table:table-cell office:value-type="float" office:value="-0.007272487" calcext:value-type="float">
            <text:p>-0.007272487</text:p>
          </table:table-cell>
          <table:table-cell office:value-type="float" office:value="-0.005611912" calcext:value-type="float">
            <text:p>-0.00561191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2893827" calcext:value-type="float">
            <text:p>-0.2893827</text:p>
          </table:table-cell>
          <table:table-cell office:value-type="float" office:value="0.00981328" calcext:value-type="float">
            <text:p>0.0098132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99512" calcext:value-type="float">
            <text:p>-2.1995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32.5392" calcext:value-type="float">
            <text:p>232.539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10.755" calcext:value-type="float">
            <text:p>1110.755</text:p>
          </table:table-cell>
          <table:table-cell office:value-type="float" office:value="-7.302142" calcext:value-type="float">
            <text:p>-7.302142</text:p>
          </table:table-cell>
          <table:table-cell office:value-type="float" office:value="0" calcext:value-type="float">
            <text:p>0</text:p>
          </table:table-cell>
          <table:table-cell office:value-type="float" office:value="0.1083239" calcext:value-type="float">
            <text:p>0.1083239</text:p>
          </table:table-cell>
          <table:table-cell office:value-type="float" office:value="0.2882111" calcext:value-type="float">
            <text:p>0.2882111</text:p>
          </table:table-cell>
          <table:table-cell office:value-type="float" office:value="0.3070459" calcext:value-type="float">
            <text:p>0.3070459</text:p>
          </table:table-cell>
          <table:table-cell office:value-type="float" office:value="0.3205689" calcext:value-type="float">
            <text:p>0.3205689</text:p>
          </table:table-cell>
          <table:table-cell office:value-type="float" office:value="0.3280667" calcext:value-type="float">
            <text:p>0.3280667</text:p>
          </table:table-cell>
          <table:table-cell office:value-type="float" office:value="0.2946134" calcext:value-type="float">
            <text:p>0.2946134</text:p>
          </table:table-cell>
          <table:table-cell office:value-type="float" office:value="0.2971041" calcext:value-type="float">
            <text:p>0.2971041</text:p>
          </table:table-cell>
          <table:table-cell office:value-type="float" office:value="0.3758974" calcext:value-type="float">
            <text:p>0.3758974</text:p>
          </table:table-cell>
          <table:table-cell office:value-type="float" office:value="0.3778493" calcext:value-type="float">
            <text:p>0.3778493</text:p>
          </table:table-cell>
          <table:table-cell office:value-type="float" office:value="0.3895425" calcext:value-type="float">
            <text:p>0.3895425</text:p>
          </table:table-cell>
          <table:table-cell office:value-type="float" office:value="0.4049021" calcext:value-type="float">
            <text:p>0.4049021</text:p>
          </table:table-cell>
          <table:table-cell office:value-type="float" office:value="0.4091112" calcext:value-type="float">
            <text:p>0.409111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1853E-015" calcext:value-type="float">
            <text:p>1.911853E-15</text:p>
          </table:table-cell>
          <table:table-cell office:value-type="float" office:value="1.950449E-015" calcext:value-type="float">
            <text:p>1.950449E-15</text:p>
          </table:table-cell>
          <table:table-cell office:value-type="float" office:value="1.979182E-015" calcext:value-type="float">
            <text:p>1.979182E-15</text:p>
          </table:table-cell>
          <table:table-cell office:value-type="float" office:value="1.984672E-015" calcext:value-type="float">
            <text:p>1.984672E-15</text:p>
          </table:table-cell>
          <table:table-cell office:value-type="float" office:value="9.507326E-016" calcext:value-type="float">
            <text:p>9.50732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35776" calcext:value-type="float">
            <text:p>-93.35776</text:p>
          </table:table-cell>
          <table:table-cell office:value-type="float" office:value="-0.0489934" calcext:value-type="float">
            <text:p>-0.0489934</text:p>
          </table:table-cell>
          <table:table-cell office:value-type="float" office:value="-0.03055177" calcext:value-type="float">
            <text:p>-0.03055177</text:p>
          </table:table-cell>
          <table:table-cell office:value-type="float" office:value="-0.02345968" calcext:value-type="float">
            <text:p>-0.02345968</text:p>
          </table:table-cell>
          <table:table-cell office:value-type="float" office:value="-0.02036635" calcext:value-type="float">
            <text:p>-0.02036635</text:p>
          </table:table-cell>
          <table:table-cell office:value-type="float" office:value="-0.01645239" calcext:value-type="float">
            <text:p>-0.01645239</text:p>
          </table:table-cell>
          <table:table-cell office:value-type="float" office:value="-0.01361033" calcext:value-type="float">
            <text:p>-0.01361033</text:p>
          </table:table-cell>
          <table:table-cell office:value-type="float" office:value="-0.01082194" calcext:value-type="float">
            <text:p>-0.01082194</text:p>
          </table:table-cell>
          <table:table-cell office:value-type="float" office:value="-0.007629038" calcext:value-type="float">
            <text:p>-0.007629038</text:p>
          </table:table-cell>
          <table:table-cell office:value-type="float" office:value="-0.005825254" calcext:value-type="float">
            <text:p>-0.00582525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7.16542" calcext:value-type="float">
            <text:p>-37.16542</text:p>
          </table:table-cell>
          <table:table-cell office:value-type="float" office:value="0.009761113" calcext:value-type="float">
            <text:p>0.00976111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8499" calcext:value-type="float">
            <text:p>-2.184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35.5316" calcext:value-type="float">
            <text:p>235.531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100.823" calcext:value-type="float">
            <text:p>1100.823</text:p>
          </table:table-cell>
          <table:table-cell office:value-type="float" office:value="-0.3635122" calcext:value-type="float">
            <text:p>-0.3635122</text:p>
          </table:table-cell>
          <table:table-cell office:value-type="float" office:value="0" calcext:value-type="float">
            <text:p>0</text:p>
          </table:table-cell>
          <table:table-cell office:value-type="float" office:value="0.1072431" calcext:value-type="float">
            <text:p>0.1072431</text:p>
          </table:table-cell>
          <table:table-cell office:value-type="float" office:value="0.2676789" calcext:value-type="float">
            <text:p>0.2676789</text:p>
          </table:table-cell>
          <table:table-cell office:value-type="float" office:value="0.2948193" calcext:value-type="float">
            <text:p>0.2948193</text:p>
          </table:table-cell>
          <table:table-cell office:value-type="float" office:value="0.3100128" calcext:value-type="float">
            <text:p>0.3100128</text:p>
          </table:table-cell>
          <table:table-cell office:value-type="float" office:value="0.3181923" calcext:value-type="float">
            <text:p>0.3181923</text:p>
          </table:table-cell>
          <table:table-cell office:value-type="float" office:value="0.2860415" calcext:value-type="float">
            <text:p>0.2860415</text:p>
          </table:table-cell>
          <table:table-cell office:value-type="float" office:value="0.2874312" calcext:value-type="float">
            <text:p>0.2874312</text:p>
          </table:table-cell>
          <table:table-cell office:value-type="float" office:value="0.3706568" calcext:value-type="float">
            <text:p>0.3706568</text:p>
          </table:table-cell>
          <table:table-cell office:value-type="float" office:value="0.3715828" calcext:value-type="float">
            <text:p>0.3715828</text:p>
          </table:table-cell>
          <table:table-cell office:value-type="float" office:value="0.3844268" calcext:value-type="float">
            <text:p>0.3844268</text:p>
          </table:table-cell>
          <table:table-cell office:value-type="float" office:value="0.4015287" calcext:value-type="float">
            <text:p>0.4015287</text:p>
          </table:table-cell>
          <table:table-cell office:value-type="float" office:value="0.4081467" calcext:value-type="float">
            <text:p>0.40814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208E-015" calcext:value-type="float">
            <text:p>1.912208E-15</text:p>
          </table:table-cell>
          <table:table-cell office:value-type="float" office:value="1.95042E-015" calcext:value-type="float">
            <text:p>1.95042E-15</text:p>
          </table:table-cell>
          <table:table-cell office:value-type="float" office:value="1.979161E-015" calcext:value-type="float">
            <text:p>1.979161E-15</text:p>
          </table:table-cell>
          <table:table-cell office:value-type="float" office:value="1.984655E-015" calcext:value-type="float">
            <text:p>1.984655E-15</text:p>
          </table:table-cell>
          <table:table-cell office:value-type="float" office:value="9.507162E-016" calcext:value-type="float">
            <text:p>9.50716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3416" calcext:value-type="float">
            <text:p>-100.3416</text:p>
          </table:table-cell>
          <table:table-cell office:value-type="float" office:value="-0.08651941" calcext:value-type="float">
            <text:p>-0.08651941</text:p>
          </table:table-cell>
          <table:table-cell office:value-type="float" office:value="-0.0409558" calcext:value-type="float">
            <text:p>-0.0409558</text:p>
          </table:table-cell>
          <table:table-cell office:value-type="float" office:value="-0.02878349" calcext:value-type="float">
            <text:p>-0.02878349</text:p>
          </table:table-cell>
          <table:table-cell office:value-type="float" office:value="-0.0245522" calcext:value-type="float">
            <text:p>-0.0245522</text:p>
          </table:table-cell>
          <table:table-cell office:value-type="float" office:value="-0.02053828" calcext:value-type="float">
            <text:p>-0.02053828</text:p>
          </table:table-cell>
          <table:table-cell office:value-type="float" office:value="-0.01793622" calcext:value-type="float">
            <text:p>-0.01793622</text:p>
          </table:table-cell>
          <table:table-cell office:value-type="float" office:value="-0.01462967" calcext:value-type="float">
            <text:p>-0.01462967</text:p>
          </table:table-cell>
          <table:table-cell office:value-type="float" office:value="-0.01005123" calcext:value-type="float">
            <text:p>-0.01005123</text:p>
          </table:table-cell>
          <table:table-cell office:value-type="float" office:value="-0.007289795" calcext:value-type="float">
            <text:p>-0.00728979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4.76689" calcext:value-type="float">
            <text:p>-44.76689</text:p>
          </table:table-cell>
          <table:table-cell office:value-type="float" office:value="0.009738505" calcext:value-type="float">
            <text:p>0.00973850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73779" calcext:value-type="float">
            <text:p>-2.1737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38.9445" calcext:value-type="float">
            <text:p>238.944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92.583" calcext:value-type="float">
            <text:p>1092.583</text:p>
          </table:table-cell>
          <table:table-cell office:value-type="float" office:value="4.464663" calcext:value-type="float">
            <text:p>4.464663</text:p>
          </table:table-cell>
          <table:table-cell office:value-type="float" office:value="0" calcext:value-type="float">
            <text:p>0</text:p>
          </table:table-cell>
          <table:table-cell office:value-type="float" office:value="0.1083936" calcext:value-type="float">
            <text:p>0.1083936</text:p>
          </table:table-cell>
          <table:table-cell office:value-type="float" office:value="0.2384852" calcext:value-type="float">
            <text:p>0.2384852</text:p>
          </table:table-cell>
          <table:table-cell office:value-type="float" office:value="0.2820034" calcext:value-type="float">
            <text:p>0.2820034</text:p>
          </table:table-cell>
          <table:table-cell office:value-type="float" office:value="0.2991084" calcext:value-type="float">
            <text:p>0.2991084</text:p>
          </table:table-cell>
          <table:table-cell office:value-type="float" office:value="0.3090148" calcext:value-type="float">
            <text:p>0.3090148</text:p>
          </table:table-cell>
          <table:table-cell office:value-type="float" office:value="0.2818327" calcext:value-type="float">
            <text:p>0.2818327</text:p>
          </table:table-cell>
          <table:table-cell office:value-type="float" office:value="0.2837271" calcext:value-type="float">
            <text:p>0.2837271</text:p>
          </table:table-cell>
          <table:table-cell office:value-type="float" office:value="0.3678849" calcext:value-type="float">
            <text:p>0.3678849</text:p>
          </table:table-cell>
          <table:table-cell office:value-type="float" office:value="0.3668596" calcext:value-type="float">
            <text:p>0.3668596</text:p>
          </table:table-cell>
          <table:table-cell office:value-type="float" office:value="0.3801859" calcext:value-type="float">
            <text:p>0.3801859</text:p>
          </table:table-cell>
          <table:table-cell office:value-type="float" office:value="0.3983183" calcext:value-type="float">
            <text:p>0.3983183</text:p>
          </table:table-cell>
          <table:table-cell office:value-type="float" office:value="0.4069896" calcext:value-type="float">
            <text:p>0.4069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586E-015" calcext:value-type="float">
            <text:p>1.912586E-15</text:p>
          </table:table-cell>
          <table:table-cell office:value-type="float" office:value="1.950395E-015" calcext:value-type="float">
            <text:p>1.950395E-15</text:p>
          </table:table-cell>
          <table:table-cell office:value-type="float" office:value="1.979137E-015" calcext:value-type="float">
            <text:p>1.979137E-15</text:p>
          </table:table-cell>
          <table:table-cell office:value-type="float" office:value="1.984635E-015" calcext:value-type="float">
            <text:p>1.984635E-15</text:p>
          </table:table-cell>
          <table:table-cell office:value-type="float" office:value="9.507001E-016" calcext:value-type="float">
            <text:p>9.50700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67065" calcext:value-type="float">
            <text:p>-92.67065</text:p>
          </table:table-cell>
          <table:table-cell office:value-type="float" office:value="-0.2100538" calcext:value-type="float">
            <text:p>-0.2100538</text:p>
          </table:table-cell>
          <table:table-cell office:value-type="float" office:value="-0.05768539" calcext:value-type="float">
            <text:p>-0.05768539</text:p>
          </table:table-cell>
          <table:table-cell office:value-type="float" office:value="-0.03664478" calcext:value-type="float">
            <text:p>-0.03664478</text:p>
          </table:table-cell>
          <table:table-cell office:value-type="float" office:value="-0.02938749" calcext:value-type="float">
            <text:p>-0.02938749</text:p>
          </table:table-cell>
          <table:table-cell office:value-type="float" office:value="-0.02296161" calcext:value-type="float">
            <text:p>-0.02296161</text:p>
          </table:table-cell>
          <table:table-cell office:value-type="float" office:value="-0.02001798" calcext:value-type="float">
            <text:p>-0.02001798</text:p>
          </table:table-cell>
          <table:table-cell office:value-type="float" office:value="-0.01723265" calcext:value-type="float">
            <text:p>-0.01723265</text:p>
          </table:table-cell>
          <table:table-cell office:value-type="float" office:value="-0.01244782" calcext:value-type="float">
            <text:p>-0.01244782</text:p>
          </table:table-cell>
          <table:table-cell office:value-type="float" office:value="-0.008819684" calcext:value-type="float">
            <text:p>-0.00881968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4.16097" calcext:value-type="float">
            <text:p>-44.16097</text:p>
          </table:table-cell>
          <table:table-cell office:value-type="float" office:value="0.009717448" calcext:value-type="float">
            <text:p>0.0097174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67535" calcext:value-type="float">
            <text:p>-2.1675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41.7176" calcext:value-type="float">
            <text:p>241.717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6.879" calcext:value-type="float">
            <text:p>1086.879</text:p>
          </table:table-cell>
          <table:table-cell office:value-type="float" office:value="7.395074" calcext:value-type="float">
            <text:p>7.395074</text:p>
          </table:table-cell>
          <table:table-cell office:value-type="float" office:value="0" calcext:value-type="float">
            <text:p>0</text:p>
          </table:table-cell>
          <table:table-cell office:value-type="float" office:value="0.1142986" calcext:value-type="float">
            <text:p>0.1142986</text:p>
          </table:table-cell>
          <table:table-cell office:value-type="float" office:value="0.2157361" calcext:value-type="float">
            <text:p>0.2157361</text:p>
          </table:table-cell>
          <table:table-cell office:value-type="float" office:value="0.2726027" calcext:value-type="float">
            <text:p>0.2726027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3012906" calcext:value-type="float">
            <text:p>0.3012906</text:p>
          </table:table-cell>
          <table:table-cell office:value-type="float" office:value="0.2777515" calcext:value-type="float">
            <text:p>0.2777515</text:p>
          </table:table-cell>
          <table:table-cell office:value-type="float" office:value="0.2813894" calcext:value-type="float">
            <text:p>0.2813894</text:p>
          </table:table-cell>
          <table:table-cell office:value-type="float" office:value="0.366732" calcext:value-type="float">
            <text:p>0.366732</text:p>
          </table:table-cell>
          <table:table-cell office:value-type="float" office:value="0.3642188" calcext:value-type="float">
            <text:p>0.3642188</text:p>
          </table:table-cell>
          <table:table-cell office:value-type="float" office:value="0.3773651" calcext:value-type="float">
            <text:p>0.3773651</text:p>
          </table:table-cell>
          <table:table-cell office:value-type="float" office:value="0.3959773" calcext:value-type="float">
            <text:p>0.3959773</text:p>
          </table:table-cell>
          <table:table-cell office:value-type="float" office:value="0.4060799" calcext:value-type="float">
            <text:p>0.40607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965E-015" calcext:value-type="float">
            <text:p>1.912965E-15</text:p>
          </table:table-cell>
          <table:table-cell office:value-type="float" office:value="1.950369E-015" calcext:value-type="float">
            <text:p>1.950369E-15</text:p>
          </table:table-cell>
          <table:table-cell office:value-type="float" office:value="1.979115E-015" calcext:value-type="float">
            <text:p>1.979115E-15</text:p>
          </table:table-cell>
          <table:table-cell office:value-type="float" office:value="1.984612E-015" calcext:value-type="float">
            <text:p>1.984612E-15</text:p>
          </table:table-cell>
          <table:table-cell office:value-type="float" office:value="9.506819E-016" calcext:value-type="float">
            <text:p>9.50681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7803" calcext:value-type="float">
            <text:p>-61.67803</text:p>
          </table:table-cell>
          <table:table-cell office:value-type="float" office:value="-0.454183" calcext:value-type="float">
            <text:p>-0.454183</text:p>
          </table:table-cell>
          <table:table-cell office:value-type="float" office:value="-0.07493987" calcext:value-type="float">
            <text:p>-0.07493987</text:p>
          </table:table-cell>
          <table:table-cell office:value-type="float" office:value="-0.04539571" calcext:value-type="float">
            <text:p>-0.04539571</text:p>
          </table:table-cell>
          <table:table-cell office:value-type="float" office:value="-0.03465724" calcext:value-type="float">
            <text:p>-0.03465724</text:p>
          </table:table-cell>
          <table:table-cell office:value-type="float" office:value="-0.02562402" calcext:value-type="float">
            <text:p>-0.02562402</text:p>
          </table:table-cell>
          <table:table-cell office:value-type="float" office:value="-0.0214531" calcext:value-type="float">
            <text:p>-0.0214531</text:p>
          </table:table-cell>
          <table:table-cell office:value-type="float" office:value="-0.01845198" calcext:value-type="float">
            <text:p>-0.01845198</text:p>
          </table:table-cell>
          <table:table-cell office:value-type="float" office:value="-0.01404722" calcext:value-type="float">
            <text:p>-0.01404722</text:p>
          </table:table-cell>
          <table:table-cell office:value-type="float" office:value="-0.01002411" calcext:value-type="float">
            <text:p>-0.0100241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7.03341" calcext:value-type="float">
            <text:p>-27.03341</text:p>
          </table:table-cell>
          <table:table-cell office:value-type="float" office:value="0.009703209" calcext:value-type="float">
            <text:p>0.0097032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65995" calcext:value-type="float">
            <text:p>-2.1659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356.7046" calcext:value-type="float">
            <text:p>356.7046</text:p>
          </table:table-cell>
          <table:table-cell office:value-type="float" office:value="244.4512" calcext:value-type="float">
            <text:p>244.451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92.245" calcext:value-type="float">
            <text:p>1092.245</text:p>
          </table:table-cell>
          <table:table-cell office:value-type="float" office:value="9.29529" calcext:value-type="float">
            <text:p>9.29529</text:p>
          </table:table-cell>
          <table:table-cell office:value-type="float" office:value="0" calcext:value-type="float">
            <text:p>0</text:p>
          </table:table-cell>
          <table:table-cell office:value-type="float" office:value="0.517854" calcext:value-type="float">
            <text:p>0.517854</text:p>
          </table:table-cell>
          <table:table-cell office:value-type="float" office:value="0.2788346" calcext:value-type="float">
            <text:p>0.2788346</text:p>
          </table:table-cell>
          <table:table-cell office:value-type="float" office:value="0.2701758" calcext:value-type="float">
            <text:p>0.2701758</text:p>
          </table:table-cell>
          <table:table-cell office:value-type="float" office:value="0.2876642" calcext:value-type="float">
            <text:p>0.2876642</text:p>
          </table:table-cell>
          <table:table-cell office:value-type="float" office:value="0.2980903" calcext:value-type="float">
            <text:p>0.2980903</text:p>
          </table:table-cell>
          <table:table-cell office:value-type="float" office:value="0.274727" calcext:value-type="float">
            <text:p>0.274727</text:p>
          </table:table-cell>
          <table:table-cell office:value-type="float" office:value="0.2796907" calcext:value-type="float">
            <text:p>0.2796907</text:p>
          </table:table-cell>
          <table:table-cell office:value-type="float" office:value="0.3662183" calcext:value-type="float">
            <text:p>0.3662183</text:p>
          </table:table-cell>
          <table:table-cell office:value-type="float" office:value="0.3628697" calcext:value-type="float">
            <text:p>0.3628697</text:p>
          </table:table-cell>
          <table:table-cell office:value-type="float" office:value="0.3756168" calcext:value-type="float">
            <text:p>0.3756168</text:p>
          </table:table-cell>
          <table:table-cell office:value-type="float" office:value="0.3943006" calcext:value-type="float">
            <text:p>0.3943006</text:p>
          </table:table-cell>
          <table:table-cell office:value-type="float" office:value="0.4053829" calcext:value-type="float">
            <text:p>0.40538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303E-015" calcext:value-type="float">
            <text:p>1.913303E-15</text:p>
          </table:table-cell>
          <table:table-cell office:value-type="float" office:value="1.950347E-015" calcext:value-type="float">
            <text:p>1.950347E-15</text:p>
          </table:table-cell>
          <table:table-cell office:value-type="float" office:value="1.979092E-015" calcext:value-type="float">
            <text:p>1.979092E-15</text:p>
          </table:table-cell>
          <table:table-cell office:value-type="float" office:value="1.984594E-015" calcext:value-type="float">
            <text:p>1.984594E-15</text:p>
          </table:table-cell>
          <table:table-cell office:value-type="float" office:value="9.506658E-016" calcext:value-type="float">
            <text:p>9.50665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35085" calcext:value-type="float">
            <text:p>-0.001235085</text:p>
          </table:table-cell>
          <table:table-cell office:value-type="float" office:value="-0.06369636" calcext:value-type="float">
            <text:p>-0.06369636</text:p>
          </table:table-cell>
          <table:table-cell office:value-type="float" office:value="-0.08039625" calcext:value-type="float">
            <text:p>-0.08039625</text:p>
          </table:table-cell>
          <table:table-cell office:value-type="float" office:value="-0.04950219" calcext:value-type="float">
            <text:p>-0.04950219</text:p>
          </table:table-cell>
          <table:table-cell office:value-type="float" office:value="-0.03763574" calcext:value-type="float">
            <text:p>-0.03763574</text:p>
          </table:table-cell>
          <table:table-cell office:value-type="float" office:value="-0.02783386" calcext:value-type="float">
            <text:p>-0.02783386</text:p>
          </table:table-cell>
          <table:table-cell office:value-type="float" office:value="-0.02257301" calcext:value-type="float">
            <text:p>-0.02257301</text:p>
          </table:table-cell>
          <table:table-cell office:value-type="float" office:value="-0.01901888" calcext:value-type="float">
            <text:p>-0.01901888</text:p>
          </table:table-cell>
          <table:table-cell office:value-type="float" office:value="-0.01494749" calcext:value-type="float">
            <text:p>-0.01494749</text:p>
          </table:table-cell>
          <table:table-cell office:value-type="float" office:value="-0.01085713" calcext:value-type="float">
            <text:p>-0.0108571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5717039" calcext:value-type="float">
            <text:p>-0.005717039</text:p>
          </table:table-cell>
          <table:table-cell office:value-type="float" office:value="0.009646837" calcext:value-type="float">
            <text:p>0.00964683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67285" calcext:value-type="float">
            <text:p>-2.1672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365.0046" calcext:value-type="float">
            <text:p>365.0046</text:p>
          </table:table-cell>
          <table:table-cell office:value-type="float" office:value="250.0064" calcext:value-type="float">
            <text:p>250.006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92.902" calcext:value-type="float">
            <text:p>1092.902</text:p>
          </table:table-cell>
          <table:table-cell office:value-type="float" office:value="11.38332" calcext:value-type="float">
            <text:p>11.38332</text:p>
          </table:table-cell>
          <table:table-cell office:value-type="float" office:value="0" calcext:value-type="float">
            <text:p>0</text:p>
          </table:table-cell>
          <table:table-cell office:value-type="float" office:value="0.5175274" calcext:value-type="float">
            <text:p>0.5175274</text:p>
          </table:table-cell>
          <table:table-cell office:value-type="float" office:value="0.3488927" calcext:value-type="float">
            <text:p>0.3488927</text:p>
          </table:table-cell>
          <table:table-cell office:value-type="float" office:value="0.2734096" calcext:value-type="float">
            <text:p>0.2734096</text:p>
          </table:table-cell>
          <table:table-cell office:value-type="float" office:value="0.2860823" calcext:value-type="float">
            <text:p>0.2860823</text:p>
          </table:table-cell>
          <table:table-cell office:value-type="float" office:value="0.2940378" calcext:value-type="float">
            <text:p>0.2940378</text:p>
          </table:table-cell>
          <table:table-cell office:value-type="float" office:value="0.2721048" calcext:value-type="float">
            <text:p>0.2721048</text:p>
          </table:table-cell>
          <table:table-cell office:value-type="float" office:value="0.2864076" calcext:value-type="float">
            <text:p>0.2864076</text:p>
          </table:table-cell>
          <table:table-cell office:value-type="float" office:value="0.3654874" calcext:value-type="float">
            <text:p>0.3654874</text:p>
          </table:table-cell>
          <table:table-cell office:value-type="float" office:value="0.361901" calcext:value-type="float">
            <text:p>0.361901</text:p>
          </table:table-cell>
          <table:table-cell office:value-type="float" office:value="0.3742291" calcext:value-type="float">
            <text:p>0.3742291</text:p>
          </table:table-cell>
          <table:table-cell office:value-type="float" office:value="0.3926975" calcext:value-type="float">
            <text:p>0.3926975</text:p>
          </table:table-cell>
          <table:table-cell office:value-type="float" office:value="0.4043283" calcext:value-type="float">
            <text:p>0.40432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628E-015" calcext:value-type="float">
            <text:p>1.913628E-15</text:p>
          </table:table-cell>
          <table:table-cell office:value-type="float" office:value="1.950323E-015" calcext:value-type="float">
            <text:p>1.950323E-15</text:p>
          </table:table-cell>
          <table:table-cell office:value-type="float" office:value="1.979075E-015" calcext:value-type="float">
            <text:p>1.979075E-15</text:p>
          </table:table-cell>
          <table:table-cell office:value-type="float" office:value="1.984579E-015" calcext:value-type="float">
            <text:p>1.984579E-15</text:p>
          </table:table-cell>
          <table:table-cell office:value-type="float" office:value="9.50644E-016" calcext:value-type="float">
            <text:p>9.5064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6303" calcext:value-type="float">
            <text:p>-0.00116303</text:p>
          </table:table-cell>
          <table:table-cell office:value-type="float" office:value="-0.01417093" calcext:value-type="float">
            <text:p>-0.01417093</text:p>
          </table:table-cell>
          <table:table-cell office:value-type="float" office:value="-0.07376038" calcext:value-type="float">
            <text:p>-0.07376038</text:p>
          </table:table-cell>
          <table:table-cell office:value-type="float" office:value="-0.05162772" calcext:value-type="float">
            <text:p>-0.05162772</text:p>
          </table:table-cell>
          <table:table-cell office:value-type="float" office:value="-0.04186708" calcext:value-type="float">
            <text:p>-0.04186708</text:p>
          </table:table-cell>
          <table:table-cell office:value-type="float" office:value="-0.02994176" calcext:value-type="float">
            <text:p>-0.02994176</text:p>
          </table:table-cell>
          <table:table-cell office:value-type="float" office:value="-0.01844766" calcext:value-type="float">
            <text:p>-0.01844766</text:p>
          </table:table-cell>
          <table:table-cell office:value-type="float" office:value="-0.01987787" calcext:value-type="float">
            <text:p>-0.01987787</text:p>
          </table:table-cell>
          <table:table-cell office:value-type="float" office:value="-0.01563125" calcext:value-type="float">
            <text:p>-0.01563125</text:p>
          </table:table-cell>
          <table:table-cell office:value-type="float" office:value="-0.0115707" calcext:value-type="float">
            <text:p>-0.011570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5804356" calcext:value-type="float">
            <text:p>-0.005804356</text:p>
          </table:table-cell>
          <table:table-cell office:value-type="float" office:value="0.009417539" calcext:value-type="float">
            <text:p>0.00941753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74397" calcext:value-type="float">
            <text:p>-2.1743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365.0046" calcext:value-type="float">
            <text:p>365.0046</text:p>
          </table:table-cell>
          <table:table-cell office:value-type="float" office:value="256.7964" calcext:value-type="float">
            <text:p>256.796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5.459" calcext:value-type="float">
            <text:p>1085.459</text:p>
          </table:table-cell>
          <table:table-cell office:value-type="float" office:value="12.03598" calcext:value-type="float">
            <text:p>12.03598</text:p>
          </table:table-cell>
          <table:table-cell office:value-type="float" office:value="0" calcext:value-type="float">
            <text:p>0</text:p>
          </table:table-cell>
          <table:table-cell office:value-type="float" office:value="0.2582085" calcext:value-type="float">
            <text:p>0.2582085</text:p>
          </table:table-cell>
          <table:table-cell office:value-type="float" office:value="0.2869142" calcext:value-type="float">
            <text:p>0.2869142</text:p>
          </table:table-cell>
          <table:table-cell office:value-type="float" office:value="0.2821531" calcext:value-type="float">
            <text:p>0.2821531</text:p>
          </table:table-cell>
          <table:table-cell office:value-type="float" office:value="0.2826917" calcext:value-type="float">
            <text:p>0.2826917</text:p>
          </table:table-cell>
          <table:table-cell office:value-type="float" office:value="0.2913537" calcext:value-type="float">
            <text:p>0.2913537</text:p>
          </table:table-cell>
          <table:table-cell office:value-type="float" office:value="0.2704387" calcext:value-type="float">
            <text:p>0.2704387</text:p>
          </table:table-cell>
          <table:table-cell office:value-type="float" office:value="0.2790276" calcext:value-type="float">
            <text:p>0.2790276</text:p>
          </table:table-cell>
          <table:table-cell office:value-type="float" office:value="0.365251" calcext:value-type="float">
            <text:p>0.365251</text:p>
          </table:table-cell>
          <table:table-cell office:value-type="float" office:value="0.3615845" calcext:value-type="float">
            <text:p>0.3615845</text:p>
          </table:table-cell>
          <table:table-cell office:value-type="float" office:value="0.3736922" calcext:value-type="float">
            <text:p>0.3736922</text:p>
          </table:table-cell>
          <table:table-cell office:value-type="float" office:value="0.3919859" calcext:value-type="float">
            <text:p>0.3919859</text:p>
          </table:table-cell>
          <table:table-cell office:value-type="float" office:value="0.4040166" calcext:value-type="float">
            <text:p>0.40401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988E-015" calcext:value-type="float">
            <text:p>1.913988E-15</text:p>
          </table:table-cell>
          <table:table-cell office:value-type="float" office:value="1.950291E-015" calcext:value-type="float">
            <text:p>1.950291E-15</text:p>
          </table:table-cell>
          <table:table-cell office:value-type="float" office:value="1.979054E-015" calcext:value-type="float">
            <text:p>1.979054E-15</text:p>
          </table:table-cell>
          <table:table-cell office:value-type="float" office:value="1.984563E-015" calcext:value-type="float">
            <text:p>1.984563E-15</text:p>
          </table:table-cell>
          <table:table-cell office:value-type="float" office:value="9.506271E-016" calcext:value-type="float">
            <text:p>9.50627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6928" calcext:value-type="float">
            <text:p>-0.1136928</text:p>
          </table:table-cell>
          <table:table-cell office:value-type="float" office:value="-0.05014561" calcext:value-type="float">
            <text:p>-0.05014561</text:p>
          </table:table-cell>
          <table:table-cell office:value-type="float" office:value="-0.05746143" calcext:value-type="float">
            <text:p>-0.05746143</text:p>
          </table:table-cell>
          <table:table-cell office:value-type="float" office:value="-0.05669547" calcext:value-type="float">
            <text:p>-0.05669547</text:p>
          </table:table-cell>
          <table:table-cell office:value-type="float" office:value="-0.0448938" calcext:value-type="float">
            <text:p>-0.0448938</text:p>
          </table:table-cell>
          <table:table-cell office:value-type="float" office:value="-0.03133619" calcext:value-type="float">
            <text:p>-0.03133619</text:p>
          </table:table-cell>
          <table:table-cell office:value-type="float" office:value="-0.02301355" calcext:value-type="float">
            <text:p>-0.02301355</text:p>
          </table:table-cell>
          <table:table-cell office:value-type="float" office:value="-0.02014031" calcext:value-type="float">
            <text:p>-0.02014031</text:p>
          </table:table-cell>
          <table:table-cell office:value-type="float" office:value="-0.01586171" calcext:value-type="float">
            <text:p>-0.01586171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158675" calcext:value-type="float">
            <text:p>-0.158675</text:p>
          </table:table-cell>
          <table:table-cell office:value-type="float" office:value="0.00913037" calcext:value-type="float">
            <text:p>0.0091303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177222" calcext:value-type="float">
            <text:p>-2.1772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369.0046" calcext:value-type="float">
            <text:p>369.0046</text:p>
          </table:table-cell>
          <table:table-cell office:value-type="float" office:value="260.1302" calcext:value-type="float">
            <text:p>260.130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5.678" calcext:value-type="float">
            <text:p>1085.678</text:p>
          </table:table-cell>
          <table:table-cell office:value-type="float" office:value="12.4844" calcext:value-type="float">
            <text:p>12.4844</text:p>
          </table:table-cell>
          <table:table-cell office:value-type="float" office:value="0" calcext:value-type="float">
            <text:p>0</text:p>
          </table:table-cell>
          <table:table-cell office:value-type="float" office:value="0.3191536" calcext:value-type="float">
            <text:p>0.3191536</text:p>
          </table:table-cell>
          <table:table-cell office:value-type="float" office:value="0.2777054" calcext:value-type="float">
            <text:p>0.2777054</text:p>
          </table:table-cell>
          <table:table-cell office:value-type="float" office:value="0.2805891" calcext:value-type="float">
            <text:p>0.2805891</text:p>
          </table:table-cell>
          <table:table-cell office:value-type="float" office:value="0.2850031" calcext:value-type="float">
            <text:p>0.2850031</text:p>
          </table:table-cell>
          <table:table-cell office:value-type="float" office:value="0.2922064" calcext:value-type="float">
            <text:p>0.2922064</text:p>
          </table:table-cell>
          <table:table-cell office:value-type="float" office:value="0.2690442" calcext:value-type="float">
            <text:p>0.2690442</text:p>
          </table:table-cell>
          <table:table-cell office:value-type="float" office:value="0.276681" calcext:value-type="float">
            <text:p>0.276681</text:p>
          </table:table-cell>
          <table:table-cell office:value-type="float" office:value="0.364798" calcext:value-type="float">
            <text:p>0.364798</text:p>
          </table:table-cell>
          <table:table-cell office:value-type="float" office:value="0.3614388" calcext:value-type="float">
            <text:p>0.3614388</text:p>
          </table:table-cell>
          <table:table-cell office:value-type="float" office:value="0.373394" calcext:value-type="float">
            <text:p>0.373394</text:p>
          </table:table-cell>
          <table:table-cell office:value-type="float" office:value="0.3915254" calcext:value-type="float">
            <text:p>0.3915254</text:p>
          </table:table-cell>
          <table:table-cell office:value-type="float" office:value="0.4037646" calcext:value-type="float">
            <text:p>0.40376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302E-015" calcext:value-type="float">
            <text:p>1.914302E-15</text:p>
          </table:table-cell>
          <table:table-cell office:value-type="float" office:value="1.950264E-015" calcext:value-type="float">
            <text:p>1.950264E-15</text:p>
          </table:table-cell>
          <table:table-cell office:value-type="float" office:value="1.979041E-015" calcext:value-type="float">
            <text:p>1.979041E-15</text:p>
          </table:table-cell>
          <table:table-cell office:value-type="float" office:value="1.984541E-015" calcext:value-type="float">
            <text:p>1.984541E-15</text:p>
          </table:table-cell>
          <table:table-cell office:value-type="float" office:value="9.506151E-016" calcext:value-type="float">
            <text:p>9.50615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29412" calcext:value-type="float">
            <text:p>-0.02429412</text:p>
          </table:table-cell>
          <table:table-cell office:value-type="float" office:value="-0.06557929" calcext:value-type="float">
            <text:p>-0.06557929</text:p>
          </table:table-cell>
          <table:table-cell office:value-type="float" office:value="-0.05993614" calcext:value-type="float">
            <text:p>-0.05993614</text:p>
          </table:table-cell>
          <table:table-cell office:value-type="float" office:value="-0.05319884" calcext:value-type="float">
            <text:p>-0.05319884</text:p>
          </table:table-cell>
          <table:table-cell office:value-type="float" office:value="-0.0438958" calcext:value-type="float">
            <text:p>-0.0438958</text:p>
          </table:table-cell>
          <table:table-cell office:value-type="float" office:value="-0.03258252" calcext:value-type="float">
            <text:p>-0.03258252</text:p>
          </table:table-cell>
          <table:table-cell office:value-type="float" office:value="-0.02470952" calcext:value-type="float">
            <text:p>-0.02470952</text:p>
          </table:table-cell>
          <table:table-cell office:value-type="float" office:value="-0.02068564" calcext:value-type="float">
            <text:p>-0.02068564</text:p>
          </table:table-cell>
          <table:table-cell office:value-type="float" office:value="-0.01596854" calcext:value-type="float">
            <text:p>-0.01596854</text:p>
          </table:table-cell>
          <table:table-cell office:value-type="float" office:value="-0.01202402" calcext:value-type="float">
            <text:p>-0.0120240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1809383" calcext:value-type="float">
            <text:p>-0.01809383</text:p>
          </table:table-cell>
          <table:table-cell office:value-type="float" office:value="0.008894082" calcext:value-type="float">
            <text:p>0.00889408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180123" calcext:value-type="float">
            <text:p>-2.1801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369.7046" calcext:value-type="float">
            <text:p>369.7046</text:p>
          </table:table-cell>
          <table:table-cell office:value-type="float" office:value="264.2892" calcext:value-type="float">
            <text:p>264.289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1.893" calcext:value-type="float">
            <text:p>1081.893</text:p>
          </table:table-cell>
          <table:table-cell office:value-type="float" office:value="12.81003" calcext:value-type="float">
            <text:p>12.81003</text:p>
          </table:table-cell>
          <table:table-cell office:value-type="float" office:value="0" calcext:value-type="float">
            <text:p>0</text:p>
          </table:table-cell>
          <table:table-cell office:value-type="float" office:value="0.2307066" calcext:value-type="float">
            <text:p>0.2307066</text:p>
          </table:table-cell>
          <table:table-cell office:value-type="float" office:value="0.2645576" calcext:value-type="float">
            <text:p>0.2645576</text:p>
          </table:table-cell>
          <table:table-cell office:value-type="float" office:value="0.2749143" calcext:value-type="float">
            <text:p>0.2749143</text:p>
          </table:table-cell>
          <table:table-cell office:value-type="float" office:value="0.2829115" calcext:value-type="float">
            <text:p>0.2829115</text:p>
          </table:table-cell>
          <table:table-cell office:value-type="float" office:value="0.2904853" calcext:value-type="float">
            <text:p>0.2904853</text:p>
          </table:table-cell>
          <table:table-cell office:value-type="float" office:value="0.2674205" calcext:value-type="float">
            <text:p>0.2674205</text:p>
          </table:table-cell>
          <table:table-cell office:value-type="float" office:value="0.2746722" calcext:value-type="float">
            <text:p>0.2746722</text:p>
          </table:table-cell>
          <table:table-cell office:value-type="float" office:value="0.3640389" calcext:value-type="float">
            <text:p>0.3640389</text:p>
          </table:table-cell>
          <table:table-cell office:value-type="float" office:value="0.3610877" calcext:value-type="float">
            <text:p>0.3610877</text:p>
          </table:table-cell>
          <table:table-cell office:value-type="float" office:value="0.3732214" calcext:value-type="float">
            <text:p>0.3732214</text:p>
          </table:table-cell>
          <table:table-cell office:value-type="float" office:value="0.3912456" calcext:value-type="float">
            <text:p>0.3912456</text:p>
          </table:table-cell>
          <table:table-cell office:value-type="float" office:value="0.4035789" calcext:value-type="float">
            <text:p>0.40357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584E-015" calcext:value-type="float">
            <text:p>1.914584E-15</text:p>
          </table:table-cell>
          <table:table-cell office:value-type="float" office:value="1.950242E-015" calcext:value-type="float">
            <text:p>1.950242E-15</text:p>
          </table:table-cell>
          <table:table-cell office:value-type="float" office:value="1.979029E-015" calcext:value-type="float">
            <text:p>1.979029E-15</text:p>
          </table:table-cell>
          <table:table-cell office:value-type="float" office:value="1.984523E-015" calcext:value-type="float">
            <text:p>1.984523E-15</text:p>
          </table:table-cell>
          <table:table-cell office:value-type="float" office:value="9.505999E-016" calcext:value-type="float">
            <text:p>9.50599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9968" calcext:value-type="float">
            <text:p>-0.2679968</text:p>
          </table:table-cell>
          <table:table-cell office:value-type="float" office:value="-0.09417482" calcext:value-type="float">
            <text:p>-0.09417482</text:p>
          </table:table-cell>
          <table:table-cell office:value-type="float" office:value="-0.0701215" calcext:value-type="float">
            <text:p>-0.0701215</text:p>
          </table:table-cell>
          <table:table-cell office:value-type="float" office:value="-0.05629077" calcext:value-type="float">
            <text:p>-0.05629077</text:p>
          </table:table-cell>
          <table:table-cell office:value-type="float" office:value="-0.04593092" calcext:value-type="float">
            <text:p>-0.04593092</text:p>
          </table:table-cell>
          <table:table-cell office:value-type="float" office:value="-0.0341186" calcext:value-type="float">
            <text:p>-0.0341186</text:p>
          </table:table-cell>
          <table:table-cell office:value-type="float" office:value="-0.02626605" calcext:value-type="float">
            <text:p>-0.02626605</text:p>
          </table:table-cell>
          <table:table-cell office:value-type="float" office:value="-0.02163819" calcext:value-type="float">
            <text:p>-0.02163819</text:p>
          </table:table-cell>
          <table:table-cell office:value-type="float" office:value="-0.01622728" calcext:value-type="float">
            <text:p>-0.01622728</text:p>
          </table:table-cell>
          <table:table-cell office:value-type="float" office:value="-0.0121206" calcext:value-type="float">
            <text:p>-0.012120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3684416" calcext:value-type="float">
            <text:p>-0.3684416</text:p>
          </table:table-cell>
          <table:table-cell office:value-type="float" office:value="0.008687381" calcext:value-type="float">
            <text:p>0.00868738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182969" calcext:value-type="float">
            <text:p>-2.18296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380.8047" calcext:value-type="float">
            <text:p>380.8047</text:p>
          </table:table-cell>
          <table:table-cell office:value-type="float" office:value="266.6278" calcext:value-type="float">
            <text:p>266.627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90.394" calcext:value-type="float">
            <text:p>1090.394</text:p>
          </table:table-cell>
          <table:table-cell office:value-type="float" office:value="13.07093" calcext:value-type="float">
            <text:p>13.07093</text:p>
          </table:table-cell>
          <table:table-cell office:value-type="float" office:value="0" calcext:value-type="float">
            <text:p>0</text:p>
          </table:table-cell>
          <table:table-cell office:value-type="float" office:value="0.3999003" calcext:value-type="float">
            <text:p>0.3999003</text:p>
          </table:table-cell>
          <table:table-cell office:value-type="float" office:value="0.4024385" calcext:value-type="float">
            <text:p>0.4024385</text:p>
          </table:table-cell>
          <table:table-cell office:value-type="float" office:value="0.2864643" calcext:value-type="float">
            <text:p>0.2864643</text:p>
          </table:table-cell>
          <table:table-cell office:value-type="float" office:value="0.2834468" calcext:value-type="float">
            <text:p>0.2834468</text:p>
          </table:table-cell>
          <table:table-cell office:value-type="float" office:value="0.2901534" calcext:value-type="float">
            <text:p>0.2901534</text:p>
          </table:table-cell>
          <table:table-cell office:value-type="float" office:value="0.2663501" calcext:value-type="float">
            <text:p>0.2663501</text:p>
          </table:table-cell>
          <table:table-cell office:value-type="float" office:value="0.2744985" calcext:value-type="float">
            <text:p>0.2744985</text:p>
          </table:table-cell>
          <table:table-cell office:value-type="float" office:value="0.3636781" calcext:value-type="float">
            <text:p>0.3636781</text:p>
          </table:table-cell>
          <table:table-cell office:value-type="float" office:value="0.3607562" calcext:value-type="float">
            <text:p>0.3607562</text:p>
          </table:table-cell>
          <table:table-cell office:value-type="float" office:value="0.3731663" calcext:value-type="float">
            <text:p>0.3731663</text:p>
          </table:table-cell>
          <table:table-cell office:value-type="float" office:value="0.391201" calcext:value-type="float">
            <text:p>0.391201</text:p>
          </table:table-cell>
          <table:table-cell office:value-type="float" office:value="0.4035744" calcext:value-type="float">
            <text:p>0.40357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776E-015" calcext:value-type="float">
            <text:p>1.914776E-15</text:p>
          </table:table-cell>
          <table:table-cell office:value-type="float" office:value="1.950237E-015" calcext:value-type="float">
            <text:p>1.950237E-15</text:p>
          </table:table-cell>
          <table:table-cell office:value-type="float" office:value="1.979016E-015" calcext:value-type="float">
            <text:p>1.979016E-15</text:p>
          </table:table-cell>
          <table:table-cell office:value-type="float" office:value="1.984509E-015" calcext:value-type="float">
            <text:p>1.984509E-15</text:p>
          </table:table-cell>
          <table:table-cell office:value-type="float" office:value="9.505843E-016" calcext:value-type="float">
            <text:p>9.50584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05885" calcext:value-type="float">
            <text:p>-0.006005885</text:p>
          </table:table-cell>
          <table:table-cell office:value-type="float" office:value="-0.005781035" calcext:value-type="float">
            <text:p>-0.005781035</text:p>
          </table:table-cell>
          <table:table-cell office:value-type="float" office:value="-0.05159803" calcext:value-type="float">
            <text:p>-0.05159803</text:p>
          </table:table-cell>
          <table:table-cell office:value-type="float" office:value="-0.05555169" calcext:value-type="float">
            <text:p>-0.05555169</text:p>
          </table:table-cell>
          <table:table-cell office:value-type="float" office:value="-0.04631573" calcext:value-type="float">
            <text:p>-0.04631573</text:p>
          </table:table-cell>
          <table:table-cell office:value-type="float" office:value="-0.03518977" calcext:value-type="float">
            <text:p>-0.03518977</text:p>
          </table:table-cell>
          <table:table-cell office:value-type="float" office:value="-0.02640753" calcext:value-type="float">
            <text:p>-0.02640753</text:p>
          </table:table-cell>
          <table:table-cell office:value-type="float" office:value="-0.02210913" calcext:value-type="float">
            <text:p>-0.02210913</text:p>
          </table:table-cell>
          <table:table-cell office:value-type="float" office:value="-0.01647702" calcext:value-type="float">
            <text:p>-0.01647702</text:p>
          </table:table-cell>
          <table:table-cell office:value-type="float" office:value="-0.01215114" calcext:value-type="float">
            <text:p>-0.0121511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6086276" calcext:value-type="float">
            <text:p>-0.006086276</text:p>
          </table:table-cell>
          <table:table-cell office:value-type="float" office:value="0.008495282" calcext:value-type="float">
            <text:p>0.00849528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185482" calcext:value-type="float">
            <text:p>-2.1854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380.8047" calcext:value-type="float">
            <text:p>380.8047</text:p>
          </table:table-cell>
          <table:table-cell office:value-type="float" office:value="269.0333" calcext:value-type="float">
            <text:p>269.033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7.876" calcext:value-type="float">
            <text:p>1087.876</text:p>
          </table:table-cell>
          <table:table-cell office:value-type="float" office:value="13.18356" calcext:value-type="float">
            <text:p>13.18356</text:p>
          </table:table-cell>
          <table:table-cell office:value-type="float" office:value="0" calcext:value-type="float">
            <text:p>0</text:p>
          </table:table-cell>
          <table:table-cell office:value-type="float" office:value="0.3294135" calcext:value-type="float">
            <text:p>0.3294135</text:p>
          </table:table-cell>
          <table:table-cell office:value-type="float" office:value="0.3299713" calcext:value-type="float">
            <text:p>0.3299713</text:p>
          </table:table-cell>
          <table:table-cell office:value-type="float" office:value="0.3162385" calcext:value-type="float">
            <text:p>0.3162385</text:p>
          </table:table-cell>
          <table:table-cell office:value-type="float" office:value="0.2946307" calcext:value-type="float">
            <text:p>0.2946307</text:p>
          </table:table-cell>
          <table:table-cell office:value-type="float" office:value="0.2930157" calcext:value-type="float">
            <text:p>0.2930157</text:p>
          </table:table-cell>
          <table:table-cell office:value-type="float" office:value="0.2658045" calcext:value-type="float">
            <text:p>0.2658045</text:p>
          </table:table-cell>
          <table:table-cell office:value-type="float" office:value="0.2732761" calcext:value-type="float">
            <text:p>0.2732761</text:p>
          </table:table-cell>
          <table:table-cell office:value-type="float" office:value="0.3632604" calcext:value-type="float">
            <text:p>0.3632604</text:p>
          </table:table-cell>
          <table:table-cell office:value-type="float" office:value="0.3604397" calcext:value-type="float">
            <text:p>0.3604397</text:p>
          </table:table-cell>
          <table:table-cell office:value-type="float" office:value="0.3730994" calcext:value-type="float">
            <text:p>0.3730994</text:p>
          </table:table-cell>
          <table:table-cell office:value-type="float" office:value="0.3911577" calcext:value-type="float">
            <text:p>0.3911577</text:p>
          </table:table-cell>
          <table:table-cell office:value-type="float" office:value="0.4035502" calcext:value-type="float">
            <text:p>0.40355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022E-015" calcext:value-type="float">
            <text:p>1.915022E-15</text:p>
          </table:table-cell>
          <table:table-cell office:value-type="float" office:value="1.950216E-015" calcext:value-type="float">
            <text:p>1.950216E-15</text:p>
          </table:table-cell>
          <table:table-cell office:value-type="float" office:value="1.979009E-015" calcext:value-type="float">
            <text:p>1.979009E-15</text:p>
          </table:table-cell>
          <table:table-cell office:value-type="float" office:value="1.984493E-015" calcext:value-type="float">
            <text:p>1.984493E-15</text:p>
          </table:table-cell>
          <table:table-cell office:value-type="float" office:value="9.505675E-016" calcext:value-type="float">
            <text:p>9.50567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76361" calcext:value-type="float">
            <text:p>-0.01976361</text:p>
          </table:table-cell>
          <table:table-cell office:value-type="float" office:value="-0.01954648" calcext:value-type="float">
            <text:p>-0.01954648</text:p>
          </table:table-cell>
          <table:table-cell office:value-type="float" office:value="-0.02552666" calcext:value-type="float">
            <text:p>-0.02552666</text:p>
          </table:table-cell>
          <table:table-cell office:value-type="float" office:value="-0.04131332" calcext:value-type="float">
            <text:p>-0.04131332</text:p>
          </table:table-cell>
          <table:table-cell office:value-type="float" office:value="-0.04303512" calcext:value-type="float">
            <text:p>-0.04303512</text:p>
          </table:table-cell>
          <table:table-cell office:value-type="float" office:value="-0.03575466" calcext:value-type="float">
            <text:p>-0.03575466</text:p>
          </table:table-cell>
          <table:table-cell office:value-type="float" office:value="-0.02741681" calcext:value-type="float">
            <text:p>-0.02741681</text:p>
          </table:table-cell>
          <table:table-cell office:value-type="float" office:value="-0.02266405" calcext:value-type="float">
            <text:p>-0.02266405</text:p>
          </table:table-cell>
          <table:table-cell office:value-type="float" office:value="-0.01671954" calcext:value-type="float">
            <text:p>-0.01671954</text:p>
          </table:table-cell>
          <table:table-cell office:value-type="float" office:value="-0.01218844" calcext:value-type="float">
            <text:p>-0.0121884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200019" calcext:value-type="float">
            <text:p>-0.0200019</text:p>
          </table:table-cell>
          <table:table-cell office:value-type="float" office:value="0.008198332" calcext:value-type="float">
            <text:p>0.00819833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187589" calcext:value-type="float">
            <text:p>-2.1875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381.9048" calcext:value-type="float">
            <text:p>381.9048</text:p>
          </table:table-cell>
          <table:table-cell office:value-type="float" office:value="275.2289" calcext:value-type="float">
            <text:p>275.228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82.677" calcext:value-type="float">
            <text:p>1082.677</text:p>
          </table:table-cell>
          <table:table-cell office:value-type="float" office:value="13.28695" calcext:value-type="float">
            <text:p>13.28695</text:p>
          </table:table-cell>
          <table:table-cell office:value-type="float" office:value="0" calcext:value-type="float">
            <text:p>0</text:p>
          </table:table-cell>
          <table:table-cell office:value-type="float" office:value="0.2476606" calcext:value-type="float">
            <text:p>0.2476606</text:p>
          </table:table-cell>
          <table:table-cell office:value-type="float" office:value="0.2801161" calcext:value-type="float">
            <text:p>0.2801161</text:p>
          </table:table-cell>
          <table:table-cell office:value-type="float" office:value="0.2946378" calcext:value-type="float">
            <text:p>0.2946378</text:p>
          </table:table-cell>
          <table:table-cell office:value-type="float" office:value="0.2937707" calcext:value-type="float">
            <text:p>0.2937707</text:p>
          </table:table-cell>
          <table:table-cell office:value-type="float" office:value="0.2933928" calcext:value-type="float">
            <text:p>0.2933928</text:p>
          </table:table-cell>
          <table:table-cell office:value-type="float" office:value="0.2650655" calcext:value-type="float">
            <text:p>0.2650655</text:p>
          </table:table-cell>
          <table:table-cell office:value-type="float" office:value="0.2711605" calcext:value-type="float">
            <text:p>0.2711605</text:p>
          </table:table-cell>
          <table:table-cell office:value-type="float" office:value="0.362276" calcext:value-type="float">
            <text:p>0.362276</text:p>
          </table:table-cell>
          <table:table-cell office:value-type="float" office:value="0.3599598" calcext:value-type="float">
            <text:p>0.3599598</text:p>
          </table:table-cell>
          <table:table-cell office:value-type="float" office:value="0.3730015" calcext:value-type="float">
            <text:p>0.3730015</text:p>
          </table:table-cell>
          <table:table-cell office:value-type="float" office:value="0.3910906" calcext:value-type="float">
            <text:p>0.3910906</text:p>
          </table:table-cell>
          <table:table-cell office:value-type="float" office:value="0.4035019" calcext:value-type="float">
            <text:p>0.4035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299E-015" calcext:value-type="float">
            <text:p>1.915299E-15</text:p>
          </table:table-cell>
          <table:table-cell office:value-type="float" office:value="1.950194E-015" calcext:value-type="float">
            <text:p>1.950194E-15</text:p>
          </table:table-cell>
          <table:table-cell office:value-type="float" office:value="1.978995E-015" calcext:value-type="float">
            <text:p>1.978995E-15</text:p>
          </table:table-cell>
          <table:table-cell office:value-type="float" office:value="1.984477E-015" calcext:value-type="float">
            <text:p>1.984477E-15</text:p>
          </table:table-cell>
          <table:table-cell office:value-type="float" office:value="9.505522E-016" calcext:value-type="float">
            <text:p>9.50552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73263" calcext:value-type="float">
            <text:p>-0.1573263</text:p>
          </table:table-cell>
          <table:table-cell office:value-type="float" office:value="-0.0606562" calcext:value-type="float">
            <text:p>-0.0606562</text:p>
          </table:table-cell>
          <table:table-cell office:value-type="float" office:value="-0.04102226" calcext:value-type="float">
            <text:p>-0.04102226</text:p>
          </table:table-cell>
          <table:table-cell office:value-type="float" office:value="-0.04209844" calcext:value-type="float">
            <text:p>-0.04209844</text:p>
          </table:table-cell>
          <table:table-cell office:value-type="float" office:value="-0.04257923" calcext:value-type="float">
            <text:p>-0.04257923</text:p>
          </table:table-cell>
          <table:table-cell office:value-type="float" office:value="-0.03652528" calcext:value-type="float">
            <text:p>-0.03652528</text:p>
          </table:table-cell>
          <table:table-cell office:value-type="float" office:value="-0.0292662" calcext:value-type="float">
            <text:p>-0.0292662</text:p>
          </table:table-cell>
          <table:table-cell office:value-type="float" office:value="-0.02403305" calcext:value-type="float">
            <text:p>-0.02403305</text:p>
          </table:table-cell>
          <table:table-cell office:value-type="float" office:value="-0.01709341" calcext:value-type="float">
            <text:p>-0.01709341</text:p>
          </table:table-cell>
          <table:table-cell office:value-type="float" office:value="-0.01224317" calcext:value-type="float">
            <text:p>-0.0122431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2186525" calcext:value-type="float">
            <text:p>-0.2186525</text:p>
          </table:table-cell>
          <table:table-cell office:value-type="float" office:value="0.007868775" calcext:value-type="float">
            <text:p>0.00786877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89396" calcext:value-type="float">
            <text:p>-2.1893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381.9048" calcext:value-type="float">
            <text:p>381.9048</text:p>
          </table:table-cell>
          <table:table-cell office:value-type="float" office:value="279.6554" calcext:value-type="float">
            <text:p>279.655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78.16" calcext:value-type="float">
            <text:p>1078.16</text:p>
          </table:table-cell>
          <table:table-cell office:value-type="float" office:value="13.377" calcext:value-type="float">
            <text:p>13.377</text:p>
          </table:table-cell>
          <table:table-cell office:value-type="float" office:value="0" calcext:value-type="float">
            <text:p>0</text:p>
          </table:table-cell>
          <table:table-cell office:value-type="float" office:value="0.1769605" calcext:value-type="float">
            <text:p>0.1769605</text:p>
          </table:table-cell>
          <table:table-cell office:value-type="float" office:value="0.2490514" calcext:value-type="float">
            <text:p>0.2490514</text:p>
          </table:table-cell>
          <table:table-cell office:value-type="float" office:value="0.2761809" calcext:value-type="float">
            <text:p>0.2761809</text:p>
          </table:table-cell>
          <table:table-cell office:value-type="float" office:value="0.2848138" calcext:value-type="float">
            <text:p>0.2848138</text:p>
          </table:table-cell>
          <table:table-cell office:value-type="float" office:value="0.2891919" calcext:value-type="float">
            <text:p>0.2891919</text:p>
          </table:table-cell>
          <table:table-cell office:value-type="float" office:value="0.2638037" calcext:value-type="float">
            <text:p>0.2638037</text:p>
          </table:table-cell>
          <table:table-cell office:value-type="float" office:value="0.2696125" calcext:value-type="float">
            <text:p>0.2696125</text:p>
          </table:table-cell>
          <table:table-cell office:value-type="float" office:value="0.3614336" calcext:value-type="float">
            <text:p>0.3614336</text:p>
          </table:table-cell>
          <table:table-cell office:value-type="float" office:value="0.3594269" calcext:value-type="float">
            <text:p>0.3594269</text:p>
          </table:table-cell>
          <table:table-cell office:value-type="float" office:value="0.3728832" calcext:value-type="float">
            <text:p>0.3728832</text:p>
          </table:table-cell>
          <table:table-cell office:value-type="float" office:value="0.3910244" calcext:value-type="float">
            <text:p>0.3910244</text:p>
          </table:table-cell>
          <table:table-cell office:value-type="float" office:value="0.4034493" calcext:value-type="float">
            <text:p>0.40344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57E-015" calcext:value-type="float">
            <text:p>1.91557E-15</text:p>
          </table:table-cell>
          <table:table-cell office:value-type="float" office:value="1.950177E-015" calcext:value-type="float">
            <text:p>1.950177E-15</text:p>
          </table:table-cell>
          <table:table-cell office:value-type="float" office:value="1.978983E-015" calcext:value-type="float">
            <text:p>1.978983E-15</text:p>
          </table:table-cell>
          <table:table-cell office:value-type="float" office:value="1.984461E-015" calcext:value-type="float">
            <text:p>1.984461E-15</text:p>
          </table:table-cell>
          <table:table-cell office:value-type="float" office:value="9.505371E-016" calcext:value-type="float">
            <text:p>9.50537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73461" calcext:value-type="float">
            <text:p>-2.073461</text:p>
          </table:table-cell>
          <table:table-cell office:value-type="float" office:value="-0.1502022" calcext:value-type="float">
            <text:p>-0.1502022</text:p>
          </table:table-cell>
          <table:table-cell office:value-type="float" office:value="-0.06763355" calcext:value-type="float">
            <text:p>-0.06763355</text:p>
          </table:table-cell>
          <table:table-cell office:value-type="float" office:value="-0.0534114" calcext:value-type="float">
            <text:p>-0.0534114</text:p>
          </table:table-cell>
          <table:table-cell office:value-type="float" office:value="-0.04752898" calcext:value-type="float">
            <text:p>-0.04752898</text:p>
          </table:table-cell>
          <table:table-cell office:value-type="float" office:value="-0.03787251" calcext:value-type="float">
            <text:p>-0.03787251</text:p>
          </table:table-cell>
          <table:table-cell office:value-type="float" office:value="-0.03070351" calcext:value-type="float">
            <text:p>-0.03070351</text:p>
          </table:table-cell>
          <table:table-cell office:value-type="float" office:value="-0.02527302" calcext:value-type="float">
            <text:p>-0.02527302</text:p>
          </table:table-cell>
          <table:table-cell office:value-type="float" office:value="-0.01751911" calcext:value-type="float">
            <text:p>-0.01751911</text:p>
          </table:table-cell>
          <table:table-cell office:value-type="float" office:value="-0.01230966" calcext:value-type="float">
            <text:p>-0.0123096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5.614333" calcext:value-type="float">
            <text:p>-5.614333</text:p>
          </table:table-cell>
          <table:table-cell office:value-type="float" office:value="0.007696928" calcext:value-type="float">
            <text:p>0.00769692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9098" calcext:value-type="float">
            <text:p>-2.190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383.7048" calcext:value-type="float">
            <text:p>383.7048</text:p>
          </table:table-cell>
          <table:table-cell office:value-type="float" office:value="285.3924" calcext:value-type="float">
            <text:p>285.392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74.138" calcext:value-type="float">
            <text:p>1074.138</text:p>
          </table:table-cell>
          <table:table-cell office:value-type="float" office:value="13.46205" calcext:value-type="float">
            <text:p>13.46205</text:p>
          </table:table-cell>
          <table:table-cell office:value-type="float" office:value="0" calcext:value-type="float">
            <text:p>0</text:p>
          </table:table-cell>
          <table:table-cell office:value-type="float" office:value="0.1534918" calcext:value-type="float">
            <text:p>0.1534918</text:p>
          </table:table-cell>
          <table:table-cell office:value-type="float" office:value="0.219443" calcext:value-type="float">
            <text:p>0.219443</text:p>
          </table:table-cell>
          <table:table-cell office:value-type="float" office:value="0.2595949" calcext:value-type="float">
            <text:p>0.2595949</text:p>
          </table:table-cell>
          <table:table-cell office:value-type="float" office:value="0.2739722" calcext:value-type="float">
            <text:p>0.2739722</text:p>
          </table:table-cell>
          <table:table-cell office:value-type="float" office:value="0.2815728" calcext:value-type="float">
            <text:p>0.2815728</text:p>
          </table:table-cell>
          <table:table-cell office:value-type="float" office:value="0.2613474" calcext:value-type="float">
            <text:p>0.2613474</text:p>
          </table:table-cell>
          <table:table-cell office:value-type="float" office:value="0.2675923" calcext:value-type="float">
            <text:p>0.2675923</text:p>
          </table:table-cell>
          <table:table-cell office:value-type="float" office:value="0.3604794" calcext:value-type="float">
            <text:p>0.3604794</text:p>
          </table:table-cell>
          <table:table-cell office:value-type="float" office:value="0.3587857" calcext:value-type="float">
            <text:p>0.3587857</text:p>
          </table:table-cell>
          <table:table-cell office:value-type="float" office:value="0.3727316" calcext:value-type="float">
            <text:p>0.3727316</text:p>
          </table:table-cell>
          <table:table-cell office:value-type="float" office:value="0.3909456" calcext:value-type="float">
            <text:p>0.3909456</text:p>
          </table:table-cell>
          <table:table-cell office:value-type="float" office:value="0.4033905" calcext:value-type="float">
            <text:p>0.40339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845E-015" calcext:value-type="float">
            <text:p>1.915845E-15</text:p>
          </table:table-cell>
          <table:table-cell office:value-type="float" office:value="1.950157E-015" calcext:value-type="float">
            <text:p>1.950157E-15</text:p>
          </table:table-cell>
          <table:table-cell office:value-type="float" office:value="1.978971E-015" calcext:value-type="float">
            <text:p>1.978971E-15</text:p>
          </table:table-cell>
          <table:table-cell office:value-type="float" office:value="1.984444E-015" calcext:value-type="float">
            <text:p>1.984444E-15</text:p>
          </table:table-cell>
          <table:table-cell office:value-type="float" office:value="9.505216E-016" calcext:value-type="float">
            <text:p>9.50521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14129" calcext:value-type="float">
            <text:p>-6.214129</text:p>
          </table:table-cell>
          <table:table-cell office:value-type="float" office:value="-0.3979892" calcext:value-type="float">
            <text:p>-0.3979892</text:p>
          </table:table-cell>
          <table:table-cell office:value-type="float" office:value="-0.1090711" calcext:value-type="float">
            <text:p>-0.1090711</text:p>
          </table:table-cell>
          <table:table-cell office:value-type="float" office:value="-0.07199402" calcext:value-type="float">
            <text:p>-0.07199402</text:p>
          </table:table-cell>
          <table:table-cell office:value-type="float" office:value="-0.05838249" calcext:value-type="float">
            <text:p>-0.05838249</text:p>
          </table:table-cell>
          <table:table-cell office:value-type="float" office:value="-0.04067425" calcext:value-type="float">
            <text:p>-0.04067425</text:p>
          </table:table-cell>
          <table:table-cell office:value-type="float" office:value="-0.03270226" calcext:value-type="float">
            <text:p>-0.03270226</text:p>
          </table:table-cell>
          <table:table-cell office:value-type="float" office:value="-0.0267605" calcext:value-type="float">
            <text:p>-0.0267605</text:p>
          </table:table-cell>
          <table:table-cell office:value-type="float" office:value="-0.0180463" calcext:value-type="float">
            <text:p>-0.0180463</text:p>
          </table:table-cell>
          <table:table-cell office:value-type="float" office:value="-0.01239538" calcext:value-type="float">
            <text:p>-0.0123953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0.5946" calcext:value-type="float">
            <text:p>-10.5946</text:p>
          </table:table-cell>
          <table:table-cell office:value-type="float" office:value="0.007574361" calcext:value-type="float">
            <text:p>0.007574361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92383" calcext:value-type="float">
            <text:p>-2.1923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383.7048" calcext:value-type="float">
            <text:p>383.7048</text:p>
          </table:table-cell>
          <table:table-cell office:value-type="float" office:value="290.7992" calcext:value-type="float">
            <text:p>290.799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68.658" calcext:value-type="float">
            <text:p>1068.658</text:p>
          </table:table-cell>
          <table:table-cell office:value-type="float" office:value="13.53444" calcext:value-type="float">
            <text:p>13.53444</text:p>
          </table:table-cell>
          <table:table-cell office:value-type="float" office:value="0" calcext:value-type="float">
            <text:p>0</text:p>
          </table:table-cell>
          <table:table-cell office:value-type="float" office:value="0.1133459" calcext:value-type="float">
            <text:p>0.1133459</text:p>
          </table:table-cell>
          <table:table-cell office:value-type="float" office:value="0.1919188" calcext:value-type="float">
            <text:p>0.1919188</text:p>
          </table:table-cell>
          <table:table-cell office:value-type="float" office:value="0.2358916" calcext:value-type="float">
            <text:p>0.2358916</text:p>
          </table:table-cell>
          <table:table-cell office:value-type="float" office:value="0.2574792" calcext:value-type="float">
            <text:p>0.2574792</text:p>
          </table:table-cell>
          <table:table-cell office:value-type="float" office:value="0.2692128" calcext:value-type="float">
            <text:p>0.2692128</text:p>
          </table:table-cell>
          <table:table-cell office:value-type="float" office:value="0.2569552" calcext:value-type="float">
            <text:p>0.2569552</text:p>
          </table:table-cell>
          <table:table-cell office:value-type="float" office:value="0.2638721" calcext:value-type="float">
            <text:p>0.2638721</text:p>
          </table:table-cell>
          <table:table-cell office:value-type="float" office:value="0.3590054" calcext:value-type="float">
            <text:p>0.3590054</text:p>
          </table:table-cell>
          <table:table-cell office:value-type="float" office:value="0.3579253" calcext:value-type="float">
            <text:p>0.3579253</text:p>
          </table:table-cell>
          <table:table-cell office:value-type="float" office:value="0.3725237" calcext:value-type="float">
            <text:p>0.3725237</text:p>
          </table:table-cell>
          <table:table-cell office:value-type="float" office:value="0.3908372" calcext:value-type="float">
            <text:p>0.3908372</text:p>
          </table:table-cell>
          <table:table-cell office:value-type="float" office:value="0.4033169" calcext:value-type="float">
            <text:p>0.40331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126E-015" calcext:value-type="float">
            <text:p>1.916126E-15</text:p>
          </table:table-cell>
          <table:table-cell office:value-type="float" office:value="1.950134E-015" calcext:value-type="float">
            <text:p>1.950134E-15</text:p>
          </table:table-cell>
          <table:table-cell office:value-type="float" office:value="1.978961E-015" calcext:value-type="float">
            <text:p>1.978961E-15</text:p>
          </table:table-cell>
          <table:table-cell office:value-type="float" office:value="1.984425E-015" calcext:value-type="float">
            <text:p>1.984425E-15</text:p>
          </table:table-cell>
          <table:table-cell office:value-type="float" office:value="9.505055E-016" calcext:value-type="float">
            <text:p>9.50505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1728" calcext:value-type="float">
            <text:p>-64.91728</text:p>
          </table:table-cell>
          <table:table-cell office:value-type="float" office:value="-1.119671" calcext:value-type="float">
            <text:p>-1.119671</text:p>
          </table:table-cell>
          <table:table-cell office:value-type="float" office:value="-0.227938" calcext:value-type="float">
            <text:p>-0.227938</text:p>
          </table:table-cell>
          <table:table-cell office:value-type="float" office:value="-0.1160828" calcext:value-type="float">
            <text:p>-0.1160828</text:p>
          </table:table-cell>
          <table:table-cell office:value-type="float" office:value="-0.08251369" calcext:value-type="float">
            <text:p>-0.08251369</text:p>
          </table:table-cell>
          <table:table-cell office:value-type="float" office:value="-0.04629457" calcext:value-type="float">
            <text:p>-0.04629457</text:p>
          </table:table-cell>
          <table:table-cell office:value-type="float" office:value="-0.03617359" calcext:value-type="float">
            <text:p>-0.03617359</text:p>
          </table:table-cell>
          <table:table-cell office:value-type="float" office:value="-0.02923669" calcext:value-type="float">
            <text:p>-0.02923669</text:p>
          </table:table-cell>
          <table:table-cell office:value-type="float" office:value="-0.0187804" calcext:value-type="float">
            <text:p>-0.0187804</text:p>
          </table:table-cell>
          <table:table-cell office:value-type="float" office:value="-0.01251404" calcext:value-type="float">
            <text:p>-0.0125140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60.32017" calcext:value-type="float">
            <text:p>-60.32017</text:p>
          </table:table-cell>
          <table:table-cell office:value-type="float" office:value="0.007478234" calcext:value-type="float">
            <text:p>0.00747823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93664" calcext:value-type="float">
            <text:p>-2.1936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384.7047" calcext:value-type="float">
            <text:p>384.7047</text:p>
          </table:table-cell>
          <table:table-cell office:value-type="float" office:value="295.0627" calcext:value-type="float">
            <text:p>295.0627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65.329" calcext:value-type="float">
            <text:p>1065.329</text:p>
          </table:table-cell>
          <table:table-cell office:value-type="float" office:value="13.60021" calcext:value-type="float">
            <text:p>13.60021</text:p>
          </table:table-cell>
          <table:table-cell office:value-type="float" office:value="0" calcext:value-type="float">
            <text:p>0</text:p>
          </table:table-cell>
          <table:table-cell office:value-type="float" office:value="0.1183386" calcext:value-type="float">
            <text:p>0.1183386</text:p>
          </table:table-cell>
          <table:table-cell office:value-type="float" office:value="0.1869615" calcext:value-type="float">
            <text:p>0.1869615</text:p>
          </table:table-cell>
          <table:table-cell office:value-type="float" office:value="0.2193555" calcext:value-type="float">
            <text:p>0.2193555</text:p>
          </table:table-cell>
          <table:table-cell office:value-type="float" office:value="0.2444887" calcext:value-type="float">
            <text:p>0.2444887</text:p>
          </table:table-cell>
          <table:table-cell office:value-type="float" office:value="0.2608365" calcext:value-type="float">
            <text:p>0.2608365</text:p>
          </table:table-cell>
          <table:table-cell office:value-type="float" office:value="0.2523486" calcext:value-type="float">
            <text:p>0.2523486</text:p>
          </table:table-cell>
          <table:table-cell office:value-type="float" office:value="0.2605453" calcext:value-type="float">
            <text:p>0.2605453</text:p>
          </table:table-cell>
          <table:table-cell office:value-type="float" office:value="0.3577787" calcext:value-type="float">
            <text:p>0.3577787</text:p>
          </table:table-cell>
          <table:table-cell office:value-type="float" office:value="0.3570247" calcext:value-type="float">
            <text:p>0.3570247</text:p>
          </table:table-cell>
          <table:table-cell office:value-type="float" office:value="0.3722793" calcext:value-type="float">
            <text:p>0.3722793</text:p>
          </table:table-cell>
          <table:table-cell office:value-type="float" office:value="0.3907247" calcext:value-type="float">
            <text:p>0.3907247</text:p>
          </table:table-cell>
          <table:table-cell office:value-type="float" office:value="0.4032482" calcext:value-type="float">
            <text:p>0.403248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641E-015" calcext:value-type="float">
            <text:p>1.91641E-15</text:p>
          </table:table-cell>
          <table:table-cell office:value-type="float" office:value="1.950111E-015" calcext:value-type="float">
            <text:p>1.950111E-15</text:p>
          </table:table-cell>
          <table:table-cell office:value-type="float" office:value="1.978947E-015" calcext:value-type="float">
            <text:p>1.978947E-15</text:p>
          </table:table-cell>
          <table:table-cell office:value-type="float" office:value="1.984409E-015" calcext:value-type="float">
            <text:p>1.984409E-15</text:p>
          </table:table-cell>
          <table:table-cell office:value-type="float" office:value="9.504917E-016" calcext:value-type="float">
            <text:p>9.50491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42427" calcext:value-type="float">
            <text:p>-46.42427</text:p>
          </table:table-cell>
          <table:table-cell office:value-type="float" office:value="-1.370422" calcext:value-type="float">
            <text:p>-1.370422</text:p>
          </table:table-cell>
          <table:table-cell office:value-type="float" office:value="-0.3988325" calcext:value-type="float">
            <text:p>-0.3988325</text:p>
          </table:table-cell>
          <table:table-cell office:value-type="float" office:value="-0.1730046" calcext:value-type="float">
            <text:p>-0.1730046</text:p>
          </table:table-cell>
          <table:table-cell office:value-type="float" office:value="-0.1052549" calcext:value-type="float">
            <text:p>-0.1052549</text:p>
          </table:table-cell>
          <table:table-cell office:value-type="float" office:value="-0.05317153" calcext:value-type="float">
            <text:p>-0.05317153</text:p>
          </table:table-cell>
          <table:table-cell office:value-type="float" office:value="-0.03959794" calcext:value-type="float">
            <text:p>-0.03959794</text:p>
          </table:table-cell>
          <table:table-cell office:value-type="float" office:value="-0.03148052" calcext:value-type="float">
            <text:p>-0.03148052</text:p>
          </table:table-cell>
          <table:table-cell office:value-type="float" office:value="-0.01958296" calcext:value-type="float">
            <text:p>-0.01958296</text:p>
          </table:table-cell>
          <table:table-cell office:value-type="float" office:value="-0.01265501" calcext:value-type="float">
            <text:p>-0.0126550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0.56235" calcext:value-type="float">
            <text:p>-30.56235</text:p>
          </table:table-cell>
          <table:table-cell office:value-type="float" office:value="0.007427451" calcext:value-type="float">
            <text:p>0.007427451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94866" calcext:value-type="float">
            <text:p>-2.1948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391.3049" calcext:value-type="float">
            <text:p>391.3049</text:p>
          </table:table-cell>
          <table:table-cell office:value-type="float" office:value="299.3864" calcext:value-type="float">
            <text:p>299.386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67.482" calcext:value-type="float">
            <text:p>1067.482</text:p>
          </table:table-cell>
          <table:table-cell office:value-type="float" office:value="13.72398" calcext:value-type="float">
            <text:p>13.72398</text:p>
          </table:table-cell>
          <table:table-cell office:value-type="float" office:value="0" calcext:value-type="float">
            <text:p>0</text:p>
          </table:table-cell>
          <table:table-cell office:value-type="float" office:value="0.372954" calcext:value-type="float">
            <text:p>0.372954</text:p>
          </table:table-cell>
          <table:table-cell office:value-type="float" office:value="0.1997797" calcext:value-type="float">
            <text:p>0.1997797</text:p>
          </table:table-cell>
          <table:table-cell office:value-type="float" office:value="0.2127732" calcext:value-type="float">
            <text:p>0.2127732</text:p>
          </table:table-cell>
          <table:table-cell office:value-type="float" office:value="0.2380334" calcext:value-type="float">
            <text:p>0.2380334</text:p>
          </table:table-cell>
          <table:table-cell office:value-type="float" office:value="0.2570422" calcext:value-type="float">
            <text:p>0.2570422</text:p>
          </table:table-cell>
          <table:table-cell office:value-type="float" office:value="0.2490058" calcext:value-type="float">
            <text:p>0.2490058</text:p>
          </table:table-cell>
          <table:table-cell office:value-type="float" office:value="0.2585416" calcext:value-type="float">
            <text:p>0.2585416</text:p>
          </table:table-cell>
          <table:table-cell office:value-type="float" office:value="0.3571177" calcext:value-type="float">
            <text:p>0.3571177</text:p>
          </table:table-cell>
          <table:table-cell office:value-type="float" office:value="0.3562085" calcext:value-type="float">
            <text:p>0.3562085</text:p>
          </table:table-cell>
          <table:table-cell office:value-type="float" office:value="0.3720153" calcext:value-type="float">
            <text:p>0.3720153</text:p>
          </table:table-cell>
          <table:table-cell office:value-type="float" office:value="0.3906179" calcext:value-type="float">
            <text:p>0.3906179</text:p>
          </table:table-cell>
          <table:table-cell office:value-type="float" office:value="0.4031885" calcext:value-type="float">
            <text:p>0.4031885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1.916647E-015" calcext:value-type="float">
            <text:p>1.916647E-15</text:p>
          </table:table-cell>
          <table:table-cell office:value-type="float" office:value="1.950094E-015" calcext:value-type="float">
            <text:p>1.950094E-15</text:p>
          </table:table-cell>
          <table:table-cell office:value-type="float" office:value="1.978936E-015" calcext:value-type="float">
            <text:p>1.978936E-15</text:p>
          </table:table-cell>
          <table:table-cell office:value-type="float" office:value="1.984396E-015" calcext:value-type="float">
            <text:p>1.984396E-15</text:p>
          </table:table-cell>
          <table:table-cell office:value-type="float" office:value="9.504739E-016" calcext:value-type="float">
            <text:p>9.50473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67016" calcext:value-type="float">
            <text:p>-0.009167016</text:p>
          </table:table-cell>
          <table:table-cell office:value-type="float" office:value="-0.8227863" calcext:value-type="float">
            <text:p>-0.8227863</text:p>
          </table:table-cell>
          <table:table-cell office:value-type="float" office:value="-0.5045457" calcext:value-type="float">
            <text:p>-0.5045457</text:p>
          </table:table-cell>
          <table:table-cell office:value-type="float" office:value="-0.2127039" calcext:value-type="float">
            <text:p>-0.2127039</text:p>
          </table:table-cell>
          <table:table-cell office:value-type="float" office:value="-0.1178732" calcext:value-type="float">
            <text:p>-0.1178732</text:p>
          </table:table-cell>
          <table:table-cell office:value-type="float" office:value="-0.05890236" calcext:value-type="float">
            <text:p>-0.05890236</text:p>
          </table:table-cell>
          <table:table-cell office:value-type="float" office:value="-0.04183498" calcext:value-type="float">
            <text:p>-0.04183498</text:p>
          </table:table-cell>
          <table:table-cell office:value-type="float" office:value="-0.0327691" calcext:value-type="float">
            <text:p>-0.0327691</text:p>
          </table:table-cell>
          <table:table-cell office:value-type="float" office:value="-0.02034286" calcext:value-type="float">
            <text:p>-0.02034286</text:p>
          </table:table-cell>
          <table:table-cell office:value-type="float" office:value="-0.01280944" calcext:value-type="float">
            <text:p>-0.0128094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9218143" calcext:value-type="float">
            <text:p>-0.009218143</text:p>
          </table:table-cell>
          <table:table-cell office:value-type="float" office:value="0.007127884" calcext:value-type="float">
            <text:p>0.00712788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195982" calcext:value-type="float">
            <text:p>-2.1959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04.2076" calcext:value-type="float">
            <text:p>304.207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62.91" calcext:value-type="float">
            <text:p>1062.91</text:p>
          </table:table-cell>
          <table:table-cell office:value-type="float" office:value="13.7748" calcext:value-type="float">
            <text:p>13.7748</text:p>
          </table:table-cell>
          <table:table-cell office:value-type="float" office:value="0" calcext:value-type="float">
            <text:p>0</text:p>
          </table:table-cell>
          <table:table-cell office:value-type="float" office:value="0.2471289" calcext:value-type="float">
            <text:p>0.2471289</text:p>
          </table:table-cell>
          <table:table-cell office:value-type="float" office:value="0.1944006" calcext:value-type="float">
            <text:p>0.1944006</text:p>
          </table:table-cell>
          <table:table-cell office:value-type="float" office:value="0.2040505" calcext:value-type="float">
            <text:p>0.2040505</text:p>
          </table:table-cell>
          <table:table-cell office:value-type="float" office:value="0.2283822" calcext:value-type="float">
            <text:p>0.2283822</text:p>
          </table:table-cell>
          <table:table-cell office:value-type="float" office:value="0.249002" calcext:value-type="float">
            <text:p>0.249002</text:p>
          </table:table-cell>
          <table:table-cell office:value-type="float" office:value="0.2451663" calcext:value-type="float">
            <text:p>0.2451663</text:p>
          </table:table-cell>
          <table:table-cell office:value-type="float" office:value="0.2555349" calcext:value-type="float">
            <text:p>0.2555349</text:p>
          </table:table-cell>
          <table:table-cell office:value-type="float" office:value="0.3557906" calcext:value-type="float">
            <text:p>0.3557906</text:p>
          </table:table-cell>
          <table:table-cell office:value-type="float" office:value="0.3553316" calcext:value-type="float">
            <text:p>0.3553316</text:p>
          </table:table-cell>
          <table:table-cell office:value-type="float" office:value="0.3717533" calcext:value-type="float">
            <text:p>0.3717533</text:p>
          </table:table-cell>
          <table:table-cell office:value-type="float" office:value="0.3904849" calcext:value-type="float">
            <text:p>0.3904849</text:p>
          </table:table-cell>
          <table:table-cell office:value-type="float" office:value="0.4031193" calcext:value-type="float">
            <text:p>0.40311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86E-015" calcext:value-type="float">
            <text:p>1.91686E-15</text:p>
          </table:table-cell>
          <table:table-cell office:value-type="float" office:value="1.950074E-015" calcext:value-type="float">
            <text:p>1.950074E-15</text:p>
          </table:table-cell>
          <table:table-cell office:value-type="float" office:value="1.978926E-015" calcext:value-type="float">
            <text:p>1.978926E-15</text:p>
          </table:table-cell>
          <table:table-cell office:value-type="float" office:value="1.984389E-015" calcext:value-type="float">
            <text:p>1.984389E-15</text:p>
          </table:table-cell>
          <table:table-cell office:value-type="float" office:value="9.504565E-016" calcext:value-type="float">
            <text:p>9.50456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73829" calcext:value-type="float">
            <text:p>-0.1573829</text:p>
          </table:table-cell>
          <table:table-cell office:value-type="float" office:value="-1.015117" calcext:value-type="float">
            <text:p>-1.015117</text:p>
          </table:table-cell>
          <table:table-cell office:value-type="float" office:value="-0.6964648" calcext:value-type="float">
            <text:p>-0.6964648</text:p>
          </table:table-cell>
          <table:table-cell office:value-type="float" office:value="-0.2925014" calcext:value-type="float">
            <text:p>-0.2925014</text:p>
          </table:table-cell>
          <table:table-cell office:value-type="float" office:value="-0.1505632" calcext:value-type="float">
            <text:p>-0.1505632</text:p>
          </table:table-cell>
          <table:table-cell office:value-type="float" office:value="-0.06633709" calcext:value-type="float">
            <text:p>-0.06633709</text:p>
          </table:table-cell>
          <table:table-cell office:value-type="float" office:value="-0.04547102" calcext:value-type="float">
            <text:p>-0.04547102</text:p>
          </table:table-cell>
          <table:table-cell office:value-type="float" office:value="-0.03399437" calcext:value-type="float">
            <text:p>-0.03399437</text:p>
          </table:table-cell>
          <table:table-cell office:value-type="float" office:value="-0.02119454" calcext:value-type="float">
            <text:p>-0.02119454</text:p>
          </table:table-cell>
          <table:table-cell office:value-type="float" office:value="-0.01296489" calcext:value-type="float">
            <text:p>-0.0129648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1599774" calcext:value-type="float">
            <text:p>-0.1599774</text:p>
          </table:table-cell>
          <table:table-cell office:value-type="float" office:value="0.006821505" calcext:value-type="float">
            <text:p>0.00682150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197035" calcext:value-type="float">
            <text:p>-2.1970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09.8666" calcext:value-type="float">
            <text:p>309.866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57.207" calcext:value-type="float">
            <text:p>1057.207</text:p>
          </table:table-cell>
          <table:table-cell office:value-type="float" office:value="13.81878" calcext:value-type="float">
            <text:p>13.81878</text:p>
          </table:table-cell>
          <table:table-cell office:value-type="float" office:value="0" calcext:value-type="float">
            <text:p>0</text:p>
          </table:table-cell>
          <table:table-cell office:value-type="float" office:value="0.1240482" calcext:value-type="float">
            <text:p>0.1240482</text:p>
          </table:table-cell>
          <table:table-cell office:value-type="float" office:value="0.1834428" calcext:value-type="float">
            <text:p>0.1834428</text:p>
          </table:table-cell>
          <table:table-cell office:value-type="float" office:value="0.1926145" calcext:value-type="float">
            <text:p>0.1926145</text:p>
          </table:table-cell>
          <table:table-cell office:value-type="float" office:value="0.2144284" calcext:value-type="float">
            <text:p>0.2144284</text:p>
          </table:table-cell>
          <table:table-cell office:value-type="float" office:value="0.2352118" calcext:value-type="float">
            <text:p>0.2352118</text:p>
          </table:table-cell>
          <table:table-cell office:value-type="float" office:value="0.240199" calcext:value-type="float">
            <text:p>0.240199</text:p>
          </table:table-cell>
          <table:table-cell office:value-type="float" office:value="0.2508804" calcext:value-type="float">
            <text:p>0.2508804</text:p>
          </table:table-cell>
          <table:table-cell office:value-type="float" office:value="0.3535924" calcext:value-type="float">
            <text:p>0.3535924</text:p>
          </table:table-cell>
          <table:table-cell office:value-type="float" office:value="0.3542844" calcext:value-type="float">
            <text:p>0.3542844</text:p>
          </table:table-cell>
          <table:table-cell office:value-type="float" office:value="0.3714394" calcext:value-type="float">
            <text:p>0.3714394</text:p>
          </table:table-cell>
          <table:table-cell office:value-type="float" office:value="0.3903185" calcext:value-type="float">
            <text:p>0.3903185</text:p>
          </table:table-cell>
          <table:table-cell office:value-type="float" office:value="0.4030331" calcext:value-type="float">
            <text:p>0.40303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08E-015" calcext:value-type="float">
            <text:p>1.91708E-15</text:p>
          </table:table-cell>
          <table:table-cell office:value-type="float" office:value="1.950054E-015" calcext:value-type="float">
            <text:p>1.950054E-15</text:p>
          </table:table-cell>
          <table:table-cell office:value-type="float" office:value="1.978916E-015" calcext:value-type="float">
            <text:p>1.978916E-15</text:p>
          </table:table-cell>
          <table:table-cell office:value-type="float" office:value="1.98438E-015" calcext:value-type="float">
            <text:p>1.98438E-15</text:p>
          </table:table-cell>
          <table:table-cell office:value-type="float" office:value="9.504414E-016" calcext:value-type="float">
            <text:p>9.50441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18349" calcext:value-type="float">
            <text:p>-32.18349</text:p>
          </table:table-cell>
          <table:table-cell office:value-type="float" office:value="-1.58565" calcext:value-type="float">
            <text:p>-1.58565</text:p>
          </table:table-cell>
          <table:table-cell office:value-type="float" office:value="-1.08615" calcext:value-type="float">
            <text:p>-1.08615</text:p>
          </table:table-cell>
          <table:table-cell office:value-type="float" office:value="-0.4751823" calcext:value-type="float">
            <text:p>-0.4751823</text:p>
          </table:table-cell>
          <table:table-cell office:value-type="float" office:value="-0.2333616" calcext:value-type="float">
            <text:p>-0.2333616</text:p>
          </table:table-cell>
          <table:table-cell office:value-type="float" office:value="-0.07757752" calcext:value-type="float">
            <text:p>-0.07757752</text:p>
          </table:table-cell>
          <table:table-cell office:value-type="float" office:value="-0.05182509" calcext:value-type="float">
            <text:p>-0.05182509</text:p>
          </table:table-cell>
          <table:table-cell office:value-type="float" office:value="-0.03588809" calcext:value-type="float">
            <text:p>-0.03588809</text:p>
          </table:table-cell>
          <table:table-cell office:value-type="float" office:value="-0.0222602" calcext:value-type="float">
            <text:p>-0.0222602</text:p>
          </table:table-cell>
          <table:table-cell office:value-type="float" office:value="-0.01315332" calcext:value-type="float">
            <text:p>-0.0131533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7.4995" calcext:value-type="float">
            <text:p>-27.4995</text:p>
          </table:table-cell>
          <table:table-cell office:value-type="float" office:value="0.006681591" calcext:value-type="float">
            <text:p>0.00668159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198036" calcext:value-type="float">
            <text:p>-2.198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13.4174" calcext:value-type="float">
            <text:p>313.417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53.618" calcext:value-type="float">
            <text:p>1053.618</text:p>
          </table:table-cell>
          <table:table-cell office:value-type="float" office:value="13.85646" calcext:value-type="float">
            <text:p>13.85646</text:p>
          </table:table-cell>
          <table:table-cell office:value-type="float" office:value="0" calcext:value-type="float">
            <text:p>0</text:p>
          </table:table-cell>
          <table:table-cell office:value-type="float" office:value="0.1172367" calcext:value-type="float">
            <text:p>0.1172367</text:p>
          </table:table-cell>
          <table:table-cell office:value-type="float" office:value="0.1814361" calcext:value-type="float">
            <text:p>0.1814361</text:p>
          </table:table-cell>
          <table:table-cell office:value-type="float" office:value="0.1861388" calcext:value-type="float">
            <text:p>0.1861388</text:p>
          </table:table-cell>
          <table:table-cell office:value-type="float" office:value="0.2025385" calcext:value-type="float">
            <text:p>0.2025385</text:p>
          </table:table-cell>
          <table:table-cell office:value-type="float" office:value="0.2212443" calcext:value-type="float">
            <text:p>0.2212443</text:p>
          </table:table-cell>
          <table:table-cell office:value-type="float" office:value="0.2351016" calcext:value-type="float">
            <text:p>0.2351016</text:p>
          </table:table-cell>
          <table:table-cell office:value-type="float" office:value="0.2459991" calcext:value-type="float">
            <text:p>0.2459991</text:p>
          </table:table-cell>
          <table:table-cell office:value-type="float" office:value="0.3510471" calcext:value-type="float">
            <text:p>0.3510471</text:p>
          </table:table-cell>
          <table:table-cell office:value-type="float" office:value="0.3531463" calcext:value-type="float">
            <text:p>0.3531463</text:p>
          </table:table-cell>
          <table:table-cell office:value-type="float" office:value="0.3710726" calcext:value-type="float">
            <text:p>0.3710726</text:p>
          </table:table-cell>
          <table:table-cell office:value-type="float" office:value="0.3901326" calcext:value-type="float">
            <text:p>0.3901326</text:p>
          </table:table-cell>
          <table:table-cell office:value-type="float" office:value="0.4029421" calcext:value-type="float">
            <text:p>0.40294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287E-015" calcext:value-type="float">
            <text:p>1.917287E-15</text:p>
          </table:table-cell>
          <table:table-cell office:value-type="float" office:value="1.950034E-015" calcext:value-type="float">
            <text:p>1.950034E-15</text:p>
          </table:table-cell>
          <table:table-cell office:value-type="float" office:value="1.978905E-015" calcext:value-type="float">
            <text:p>1.978905E-15</text:p>
          </table:table-cell>
          <table:table-cell office:value-type="float" office:value="1.984371E-015" calcext:value-type="float">
            <text:p>1.984371E-15</text:p>
          </table:table-cell>
          <table:table-cell office:value-type="float" office:value="9.504284E-016" calcext:value-type="float">
            <text:p>9.50428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65898" calcext:value-type="float">
            <text:p>-50.65898</text:p>
          </table:table-cell>
          <table:table-cell office:value-type="float" office:value="-1.726413" calcext:value-type="float">
            <text:p>-1.726413</text:p>
          </table:table-cell>
          <table:table-cell office:value-type="float" office:value="-1.41369" calcext:value-type="float">
            <text:p>-1.41369</text:p>
          </table:table-cell>
          <table:table-cell office:value-type="float" office:value="-0.7373353" calcext:value-type="float">
            <text:p>-0.7373353</text:p>
          </table:table-cell>
          <table:table-cell office:value-type="float" office:value="-0.3737857" calcext:value-type="float">
            <text:p>-0.3737857</text:p>
          </table:table-cell>
          <table:table-cell office:value-type="float" office:value="-0.09144415" calcext:value-type="float">
            <text:p>-0.09144415</text:p>
          </table:table-cell>
          <table:table-cell office:value-type="float" office:value="-0.05961217" calcext:value-type="float">
            <text:p>-0.05961217</text:p>
          </table:table-cell>
          <table:table-cell office:value-type="float" office:value="-0.03823308" calcext:value-type="float">
            <text:p>-0.03823308</text:p>
          </table:table-cell>
          <table:table-cell office:value-type="float" office:value="-0.02348283" calcext:value-type="float">
            <text:p>-0.02348283</text:p>
          </table:table-cell>
          <table:table-cell office:value-type="float" office:value="-0.01337723" calcext:value-type="float">
            <text:p>-0.0133772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4.60246" calcext:value-type="float">
            <text:p>-24.60246</text:p>
          </table:table-cell>
          <table:table-cell office:value-type="float" office:value="0.006632203" calcext:value-type="float">
            <text:p>0.00663220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199029" calcext:value-type="float">
            <text:p>-2.1990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17.0904" calcext:value-type="float">
            <text:p>317.090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49.914" calcext:value-type="float">
            <text:p>1049.914</text:p>
          </table:table-cell>
          <table:table-cell office:value-type="float" office:value="13.88777" calcext:value-type="float">
            <text:p>13.88777</text:p>
          </table:table-cell>
          <table:table-cell office:value-type="float" office:value="0" calcext:value-type="float">
            <text:p>0</text:p>
          </table:table-cell>
          <table:table-cell office:value-type="float" office:value="0.1135071" calcext:value-type="float">
            <text:p>0.1135071</text:p>
          </table:table-cell>
          <table:table-cell office:value-type="float" office:value="0.1792937" calcext:value-type="float">
            <text:p>0.1792937</text:p>
          </table:table-cell>
          <table:table-cell office:value-type="float" office:value="0.1816532" calcext:value-type="float">
            <text:p>0.1816532</text:p>
          </table:table-cell>
          <table:table-cell office:value-type="float" office:value="0.1923371" calcext:value-type="float">
            <text:p>0.1923371</text:p>
          </table:table-cell>
          <table:table-cell office:value-type="float" office:value="0.2073648" calcext:value-type="float">
            <text:p>0.2073648</text:p>
          </table:table-cell>
          <table:table-cell office:value-type="float" office:value="0.229676" calcext:value-type="float">
            <text:p>0.229676</text:p>
          </table:table-cell>
          <table:table-cell office:value-type="float" office:value="0.2402053" calcext:value-type="float">
            <text:p>0.2402053</text:p>
          </table:table-cell>
          <table:table-cell office:value-type="float" office:value="0.3480064" calcext:value-type="float">
            <text:p>0.3480064</text:p>
          </table:table-cell>
          <table:table-cell office:value-type="float" office:value="0.3519126" calcext:value-type="float">
            <text:p>0.3519126</text:p>
          </table:table-cell>
          <table:table-cell office:value-type="float" office:value="0.3706064" calcext:value-type="float">
            <text:p>0.3706064</text:p>
          </table:table-cell>
          <table:table-cell office:value-type="float" office:value="0.3899175" calcext:value-type="float">
            <text:p>0.3899175</text:p>
          </table:table-cell>
          <table:table-cell office:value-type="float" office:value="0.4028416" calcext:value-type="float">
            <text:p>0.40284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497E-015" calcext:value-type="float">
            <text:p>1.917497E-15</text:p>
          </table:table-cell>
          <table:table-cell office:value-type="float" office:value="1.950015E-015" calcext:value-type="float">
            <text:p>1.950015E-15</text:p>
          </table:table-cell>
          <table:table-cell office:value-type="float" office:value="1.978894E-015" calcext:value-type="float">
            <text:p>1.978894E-15</text:p>
          </table:table-cell>
          <table:table-cell office:value-type="float" office:value="1.984363E-015" calcext:value-type="float">
            <text:p>1.984363E-15</text:p>
          </table:table-cell>
          <table:table-cell office:value-type="float" office:value="9.504146E-016" calcext:value-type="float">
            <text:p>9.50414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94016" calcext:value-type="float">
            <text:p>-64.94016</text:p>
          </table:table-cell>
          <table:table-cell office:value-type="float" office:value="-1.892315" calcext:value-type="float">
            <text:p>-1.892315</text:p>
          </table:table-cell>
          <table:table-cell office:value-type="float" office:value="-1.706227" calcext:value-type="float">
            <text:p>-1.706227</text:p>
          </table:table-cell>
          <table:table-cell office:value-type="float" office:value="-1.097816" calcext:value-type="float">
            <text:p>-1.097816</text:p>
          </table:table-cell>
          <table:table-cell office:value-type="float" office:value="-0.6159953" calcext:value-type="float">
            <text:p>-0.6159953</text:p>
          </table:table-cell>
          <table:table-cell office:value-type="float" office:value="-0.1093218" calcext:value-type="float">
            <text:p>-0.1093218</text:p>
          </table:table-cell>
          <table:table-cell office:value-type="float" office:value="-0.0706425" calcext:value-type="float">
            <text:p>-0.0706425</text:p>
          </table:table-cell>
          <table:table-cell office:value-type="float" office:value="-0.04125967" calcext:value-type="float">
            <text:p>-0.04125967</text:p>
          </table:table-cell>
          <table:table-cell office:value-type="float" office:value="-0.02488936" calcext:value-type="float">
            <text:p>-0.02488936</text:p>
          </table:table-cell>
          <table:table-cell office:value-type="float" office:value="-0.01366748" calcext:value-type="float">
            <text:p>-0.0136674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0.44608" calcext:value-type="float">
            <text:p>-40.44608</text:p>
          </table:table-cell>
          <table:table-cell office:value-type="float" office:value="0.006584516" calcext:value-type="float">
            <text:p>0.00658451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0034" calcext:value-type="float">
            <text:p>-2.20003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20.7355" calcext:value-type="float">
            <text:p>320.735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46.242" calcext:value-type="float">
            <text:p>1046.242</text:p>
          </table:table-cell>
          <table:table-cell office:value-type="float" office:value="13.91451" calcext:value-type="float">
            <text:p>13.91451</text:p>
          </table:table-cell>
          <table:table-cell office:value-type="float" office:value="0" calcext:value-type="float">
            <text:p>0</text:p>
          </table:table-cell>
          <table:table-cell office:value-type="float" office:value="0.1179134" calcext:value-type="float">
            <text:p>0.1179134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1785735" calcext:value-type="float">
            <text:p>0.1785735</text:p>
          </table:table-cell>
          <table:table-cell office:value-type="float" office:value="0.1848199" calcext:value-type="float">
            <text:p>0.1848199</text:p>
          </table:table-cell>
          <table:table-cell office:value-type="float" office:value="0.1957899" calcext:value-type="float">
            <text:p>0.1957899</text:p>
          </table:table-cell>
          <table:table-cell office:value-type="float" office:value="0.2235181" calcext:value-type="float">
            <text:p>0.2235181</text:p>
          </table:table-cell>
          <table:table-cell office:value-type="float" office:value="0.2337191" calcext:value-type="float">
            <text:p>0.2337191</text:p>
          </table:table-cell>
          <table:table-cell office:value-type="float" office:value="0.3443919" calcext:value-type="float">
            <text:p>0.3443919</text:p>
          </table:table-cell>
          <table:table-cell office:value-type="float" office:value="0.3505273" calcext:value-type="float">
            <text:p>0.3505273</text:p>
          </table:table-cell>
          <table:table-cell office:value-type="float" office:value="0.3700605" calcext:value-type="float">
            <text:p>0.3700605</text:p>
          </table:table-cell>
          <table:table-cell office:value-type="float" office:value="0.3896653" calcext:value-type="float">
            <text:p>0.3896653</text:p>
          </table:table-cell>
          <table:table-cell office:value-type="float" office:value="0.4027318" calcext:value-type="float">
            <text:p>0.40273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732E-015" calcext:value-type="float">
            <text:p>1.917732E-15</text:p>
          </table:table-cell>
          <table:table-cell office:value-type="float" office:value="1.949997E-015" calcext:value-type="float">
            <text:p>1.949997E-15</text:p>
          </table:table-cell>
          <table:table-cell office:value-type="float" office:value="1.978881E-015" calcext:value-type="float">
            <text:p>1.978881E-15</text:p>
          </table:table-cell>
          <table:table-cell office:value-type="float" office:value="1.984353E-015" calcext:value-type="float">
            <text:p>1.984353E-15</text:p>
          </table:table-cell>
          <table:table-cell office:value-type="float" office:value="9.503994E-016" calcext:value-type="float">
            <text:p>9.50399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3335" calcext:value-type="float">
            <text:p>-48.83335</text:p>
          </table:table-cell>
          <table:table-cell office:value-type="float" office:value="-2.055132" calcext:value-type="float">
            <text:p>-2.055132</text:p>
          </table:table-cell>
          <table:table-cell office:value-type="float" office:value="-1.946593" calcext:value-type="float">
            <text:p>-1.946593</text:p>
          </table:table-cell>
          <table:table-cell office:value-type="float" office:value="-1.492657" calcext:value-type="float">
            <text:p>-1.492657</text:p>
          </table:table-cell>
          <table:table-cell office:value-type="float" office:value="-0.9587872" calcext:value-type="float">
            <text:p>-0.9587872</text:p>
          </table:table-cell>
          <table:table-cell office:value-type="float" office:value="-0.1346011" calcext:value-type="float">
            <text:p>-0.1346011</text:p>
          </table:table-cell>
          <table:table-cell office:value-type="float" office:value="-0.08584581" calcext:value-type="float">
            <text:p>-0.08584581</text:p>
          </table:table-cell>
          <table:table-cell office:value-type="float" office:value="-0.04520981" calcext:value-type="float">
            <text:p>-0.04520981</text:p>
          </table:table-cell>
          <table:table-cell office:value-type="float" office:value="-0.02657609" calcext:value-type="float">
            <text:p>-0.02657609</text:p>
          </table:table-cell>
          <table:table-cell office:value-type="float" office:value="-0.01401665" calcext:value-type="float">
            <text:p>-0.0140166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0.77777" calcext:value-type="float">
            <text:p>-30.77777</text:p>
          </table:table-cell>
          <table:table-cell office:value-type="float" office:value="0.006541708" calcext:value-type="float">
            <text:p>0.00654170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1101" calcext:value-type="float">
            <text:p>-2.2011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24.1917" calcext:value-type="float">
            <text:p>324.1917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42.762" calcext:value-type="float">
            <text:p>1042.762</text:p>
          </table:table-cell>
          <table:table-cell office:value-type="float" office:value="13.93804" calcext:value-type="float">
            <text:p>13.93804</text:p>
          </table:table-cell>
          <table:table-cell office:value-type="float" office:value="0" calcext:value-type="float">
            <text:p>0</text:p>
          </table:table-cell>
          <table:table-cell office:value-type="float" office:value="0.1105467" calcext:value-type="float">
            <text:p>0.1105467</text:p>
          </table:table-cell>
          <table:table-cell office:value-type="float" office:value="0.1768756" calcext:value-type="float">
            <text:p>0.1768756</text:p>
          </table:table-cell>
          <table:table-cell office:value-type="float" office:value="0.1772501" calcext:value-type="float">
            <text:p>0.1772501</text:p>
          </table:table-cell>
          <table:table-cell office:value-type="float" office:value="0.1807113" calcext:value-type="float">
            <text:p>0.1807113</text:p>
          </table:table-cell>
          <table:table-cell office:value-type="float" office:value="0.1889856" calcext:value-type="float">
            <text:p>0.1889856</text:p>
          </table:table-cell>
          <table:table-cell office:value-type="float" office:value="0.2172151" calcext:value-type="float">
            <text:p>0.2172151</text:p>
          </table:table-cell>
          <table:table-cell office:value-type="float" office:value="0.2267833" calcext:value-type="float">
            <text:p>0.2267833</text:p>
          </table:table-cell>
          <table:table-cell office:value-type="float" office:value="0.340755" calcext:value-type="float">
            <text:p>0.340755</text:p>
          </table:table-cell>
          <table:table-cell office:value-type="float" office:value="0.3491317" calcext:value-type="float">
            <text:p>0.3491317</text:p>
          </table:table-cell>
          <table:table-cell office:value-type="float" office:value="0.3694267" calcext:value-type="float">
            <text:p>0.3694267</text:p>
          </table:table-cell>
          <table:table-cell office:value-type="float" office:value="0.3893856" calcext:value-type="float">
            <text:p>0.3893856</text:p>
          </table:table-cell>
          <table:table-cell office:value-type="float" office:value="0.4026156" calcext:value-type="float">
            <text:p>0.40261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993E-015" calcext:value-type="float">
            <text:p>1.917993E-15</text:p>
          </table:table-cell>
          <table:table-cell office:value-type="float" office:value="1.949975E-015" calcext:value-type="float">
            <text:p>1.949975E-15</text:p>
          </table:table-cell>
          <table:table-cell office:value-type="float" office:value="1.97887E-015" calcext:value-type="float">
            <text:p>1.97887E-15</text:p>
          </table:table-cell>
          <table:table-cell office:value-type="float" office:value="1.984338E-015" calcext:value-type="float">
            <text:p>1.984338E-15</text:p>
          </table:table-cell>
          <table:table-cell office:value-type="float" office:value="9.503834E-016" calcext:value-type="float">
            <text:p>9.50383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00597" calcext:value-type="float">
            <text:p>-78.00597</text:p>
          </table:table-cell>
          <table:table-cell office:value-type="float" office:value="-2.101452" calcext:value-type="float">
            <text:p>-2.101452</text:p>
          </table:table-cell>
          <table:table-cell office:value-type="float" office:value="-2.06147" calcext:value-type="float">
            <text:p>-2.06147</text:p>
          </table:table-cell>
          <table:table-cell office:value-type="float" office:value="-1.775117" calcext:value-type="float">
            <text:p>-1.775117</text:p>
          </table:table-cell>
          <table:table-cell office:value-type="float" office:value="-1.25926" calcext:value-type="float">
            <text:p>-1.25926</text:p>
          </table:table-cell>
          <table:table-cell office:value-type="float" office:value="-0.1675364" calcext:value-type="float">
            <text:p>-0.1675364</text:p>
          </table:table-cell>
          <table:table-cell office:value-type="float" office:value="-0.1063538" calcext:value-type="float">
            <text:p>-0.1063538</text:p>
          </table:table-cell>
          <table:table-cell office:value-type="float" office:value="-0.04962031" calcext:value-type="float">
            <text:p>-0.04962031</text:p>
          </table:table-cell>
          <table:table-cell office:value-type="float" office:value="-0.02839852" calcext:value-type="float">
            <text:p>-0.02839852</text:p>
          </table:table-cell>
          <table:table-cell office:value-type="float" office:value="-0.01443326" calcext:value-type="float">
            <text:p>-0.0144332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71.90672" calcext:value-type="float">
            <text:p>-71.90672</text:p>
          </table:table-cell>
          <table:table-cell office:value-type="float" office:value="0.006537779" calcext:value-type="float">
            <text:p>0.00653777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2271" calcext:value-type="float">
            <text:p>-2.2022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27.2196" calcext:value-type="float">
            <text:p>327.219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39.714" calcext:value-type="float">
            <text:p>1039.714</text:p>
          </table:table-cell>
          <table:table-cell office:value-type="float" office:value="13.95802" calcext:value-type="float">
            <text:p>13.95802</text:p>
          </table:table-cell>
          <table:table-cell office:value-type="float" office:value="0" calcext:value-type="float">
            <text:p>0</text:p>
          </table:table-cell>
          <table:table-cell office:value-type="float" office:value="0.1174913" calcext:value-type="float">
            <text:p>0.1174913</text:p>
          </table:table-cell>
          <table:table-cell office:value-type="float" office:value="0.1772111" calcext:value-type="float">
            <text:p>0.1772111</text:p>
          </table:table-cell>
          <table:table-cell office:value-type="float" office:value="0.1771119" calcext:value-type="float">
            <text:p>0.1771119</text:p>
          </table:table-cell>
          <table:table-cell office:value-type="float" office:value="0.1789058" calcext:value-type="float">
            <text:p>0.1789058</text:p>
          </table:table-cell>
          <table:table-cell office:value-type="float" office:value="0.1852569" calcext:value-type="float">
            <text:p>0.1852569</text:p>
          </table:table-cell>
          <table:table-cell office:value-type="float" office:value="0.210841" calcext:value-type="float">
            <text:p>0.210841</text:p>
          </table:table-cell>
          <table:table-cell office:value-type="float" office:value="0.2193972" calcext:value-type="float">
            <text:p>0.2193972</text:p>
          </table:table-cell>
          <table:table-cell office:value-type="float" office:value="0.3371365" calcext:value-type="float">
            <text:p>0.3371365</text:p>
          </table:table-cell>
          <table:table-cell office:value-type="float" office:value="0.3477378" calcext:value-type="float">
            <text:p>0.3477378</text:p>
          </table:table-cell>
          <table:table-cell office:value-type="float" office:value="0.3687053" calcext:value-type="float">
            <text:p>0.3687053</text:p>
          </table:table-cell>
          <table:table-cell office:value-type="float" office:value="0.3890738" calcext:value-type="float">
            <text:p>0.3890738</text:p>
          </table:table-cell>
          <table:table-cell office:value-type="float" office:value="0.402491" calcext:value-type="float">
            <text:p>0.4024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262E-015" calcext:value-type="float">
            <text:p>1.918262E-15</text:p>
          </table:table-cell>
          <table:table-cell office:value-type="float" office:value="1.949954E-015" calcext:value-type="float">
            <text:p>1.949954E-15</text:p>
          </table:table-cell>
          <table:table-cell office:value-type="float" office:value="1.978858E-015" calcext:value-type="float">
            <text:p>1.978858E-15</text:p>
          </table:table-cell>
          <table:table-cell office:value-type="float" office:value="1.984321E-015" calcext:value-type="float">
            <text:p>1.984321E-15</text:p>
          </table:table-cell>
          <table:table-cell office:value-type="float" office:value="9.503669E-016" calcext:value-type="float">
            <text:p>9.50366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96082" calcext:value-type="float">
            <text:p>-49.96082</text:p>
          </table:table-cell>
          <table:table-cell office:value-type="float" office:value="-2.0708" calcext:value-type="float">
            <text:p>-2.0708</text:p>
          </table:table-cell>
          <table:table-cell office:value-type="float" office:value="-2.074016" calcext:value-type="float">
            <text:p>-2.074016</text:p>
          </table:table-cell>
          <table:table-cell office:value-type="float" office:value="-1.917977" calcext:value-type="float">
            <text:p>-1.917977</text:p>
          </table:table-cell>
          <table:table-cell office:value-type="float" office:value="-1.468004" calcext:value-type="float">
            <text:p>-1.468004</text:p>
          </table:table-cell>
          <table:table-cell office:value-type="float" office:value="-0.2104746" calcext:value-type="float">
            <text:p>-0.2104746</text:p>
          </table:table-cell>
          <table:table-cell office:value-type="float" office:value="-0.1346393" calcext:value-type="float">
            <text:p>-0.1346393</text:p>
          </table:table-cell>
          <table:table-cell office:value-type="float" office:value="-0.05449281" calcext:value-type="float">
            <text:p>-0.05449281</text:p>
          </table:table-cell>
          <table:table-cell office:value-type="float" office:value="-0.03035225" calcext:value-type="float">
            <text:p>-0.03035225</text:p>
          </table:table-cell>
          <table:table-cell office:value-type="float" office:value="-0.01492368" calcext:value-type="float">
            <text:p>-0.0149236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2.01676" calcext:value-type="float">
            <text:p>-32.01676</text:p>
          </table:table-cell>
          <table:table-cell office:value-type="float" office:value="0.006520519" calcext:value-type="float">
            <text:p>0.00652051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3555" calcext:value-type="float">
            <text:p>-2.2035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398.7049" calcext:value-type="float">
            <text:p>398.7049</text:p>
          </table:table-cell>
          <table:table-cell office:value-type="float" office:value="330.4965" calcext:value-type="float">
            <text:p>330.496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43.455" calcext:value-type="float">
            <text:p>1043.455</text:p>
          </table:table-cell>
          <table:table-cell office:value-type="float" office:value="14.03933" calcext:value-type="float">
            <text:p>14.03933</text:p>
          </table:table-cell>
          <table:table-cell office:value-type="float" office:value="0" calcext:value-type="float">
            <text:p>0</text:p>
          </table:table-cell>
          <table:table-cell office:value-type="float" office:value="0.4053737" calcext:value-type="float">
            <text:p>0.4053737</text:p>
          </table:table-cell>
          <table:table-cell office:value-type="float" office:value="0.19338" calcext:value-type="float">
            <text:p>0.19338</text:p>
          </table:table-cell>
          <table:table-cell office:value-type="float" office:value="0.1817535" calcext:value-type="float">
            <text:p>0.1817535</text:p>
          </table:table-cell>
          <table:table-cell office:value-type="float" office:value="0.1817226" calcext:value-type="float">
            <text:p>0.1817226</text:p>
          </table:table-cell>
          <table:table-cell office:value-type="float" office:value="0.1902723" calcext:value-type="float">
            <text:p>0.1902723</text:p>
          </table:table-cell>
          <table:table-cell office:value-type="float" office:value="0.2080948" calcext:value-type="float">
            <text:p>0.2080948</text:p>
          </table:table-cell>
          <table:table-cell office:value-type="float" office:value="0.2178919" calcext:value-type="float">
            <text:p>0.2178919</text:p>
          </table:table-cell>
          <table:table-cell office:value-type="float" office:value="0.3358569" calcext:value-type="float">
            <text:p>0.3358569</text:p>
          </table:table-cell>
          <table:table-cell office:value-type="float" office:value="0.3470849" calcext:value-type="float">
            <text:p>0.3470849</text:p>
          </table:table-cell>
          <table:table-cell office:value-type="float" office:value="0.3681361" calcext:value-type="float">
            <text:p>0.3681361</text:p>
          </table:table-cell>
          <table:table-cell office:value-type="float" office:value="0.3888994" calcext:value-type="float">
            <text:p>0.3888994</text:p>
          </table:table-cell>
          <table:table-cell office:value-type="float" office:value="0.4024065" calcext:value-type="float">
            <text:p>0.40240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49E-015" calcext:value-type="float">
            <text:p>1.91849E-15</text:p>
          </table:table-cell>
          <table:table-cell office:value-type="float" office:value="1.949939E-015" calcext:value-type="float">
            <text:p>1.949939E-15</text:p>
          </table:table-cell>
          <table:table-cell office:value-type="float" office:value="1.978851E-015" calcext:value-type="float">
            <text:p>1.978851E-15</text:p>
          </table:table-cell>
          <table:table-cell office:value-type="float" office:value="1.984303E-015" calcext:value-type="float">
            <text:p>1.984303E-15</text:p>
          </table:table-cell>
          <table:table-cell office:value-type="float" office:value="9.503514E-016" calcext:value-type="float">
            <text:p>9.50351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52701" calcext:value-type="float">
            <text:p>-0.005452701</text:p>
          </table:table-cell>
          <table:table-cell office:value-type="float" office:value="-1.056935" calcext:value-type="float">
            <text:p>-1.056935</text:p>
          </table:table-cell>
          <table:table-cell office:value-type="float" office:value="-1.699925" calcext:value-type="float">
            <text:p>-1.699925</text:p>
          </table:table-cell>
          <table:table-cell office:value-type="float" office:value="-1.701083" calcext:value-type="float">
            <text:p>-1.701083</text:p>
          </table:table-cell>
          <table:table-cell office:value-type="float" office:value="-1.194922" calcext:value-type="float">
            <text:p>-1.194922</text:p>
          </table:table-cell>
          <table:table-cell office:value-type="float" office:value="-0.2328344" calcext:value-type="float">
            <text:p>-0.2328344</text:p>
          </table:table-cell>
          <table:table-cell office:value-type="float" office:value="-0.1415173" calcext:value-type="float">
            <text:p>-0.1415173</text:p>
          </table:table-cell>
          <table:table-cell office:value-type="float" office:value="-0.05635113" calcext:value-type="float">
            <text:p>-0.05635113</text:p>
          </table:table-cell>
          <table:table-cell office:value-type="float" office:value="-0.03131946" calcext:value-type="float">
            <text:p>-0.03131946</text:p>
          </table:table-cell>
          <table:table-cell office:value-type="float" office:value="-0.01532454" calcext:value-type="float">
            <text:p>-0.0153245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5519792" calcext:value-type="float">
            <text:p>-0.005519792</text:p>
          </table:table-cell>
          <table:table-cell office:value-type="float" office:value="0.006317326" calcext:value-type="float">
            <text:p>0.00631732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492" calcext:value-type="float">
            <text:p>-2.2049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398.7049" calcext:value-type="float">
            <text:p>398.7049</text:p>
          </table:table-cell>
          <table:table-cell office:value-type="float" office:value="334.4183" calcext:value-type="float">
            <text:p>334.418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39.521" calcext:value-type="float">
            <text:p>1039.521</text:p>
          </table:table-cell>
          <table:table-cell office:value-type="float" office:value="14.05145" calcext:value-type="float">
            <text:p>14.05145</text:p>
          </table:table-cell>
          <table:table-cell office:value-type="float" office:value="0" calcext:value-type="float">
            <text:p>0</text:p>
          </table:table-cell>
          <table:table-cell office:value-type="float" office:value="0.2393225" calcext:value-type="float">
            <text:p>0.2393225</text:p>
          </table:table-cell>
          <table:table-cell office:value-type="float" office:value="0.1902196" calcext:value-type="float">
            <text:p>0.1902196</text:p>
          </table:table-cell>
          <table:table-cell office:value-type="float" office:value="0.1843488" calcext:value-type="float">
            <text:p>0.1843488</text:p>
          </table:table-cell>
          <table:table-cell office:value-type="float" office:value="0.183679" calcext:value-type="float">
            <text:p>0.183679</text:p>
          </table:table-cell>
          <table:table-cell office:value-type="float" office:value="0.1913702" calcext:value-type="float">
            <text:p>0.1913702</text:p>
          </table:table-cell>
          <table:table-cell office:value-type="float" office:value="0.2044969" calcext:value-type="float">
            <text:p>0.2044969</text:p>
          </table:table-cell>
          <table:table-cell office:value-type="float" office:value="0.2142544" calcext:value-type="float">
            <text:p>0.2142544</text:p>
          </table:table-cell>
          <table:table-cell office:value-type="float" office:value="0.3337662" calcext:value-type="float">
            <text:p>0.3337662</text:p>
          </table:table-cell>
          <table:table-cell office:value-type="float" office:value="0.3461275" calcext:value-type="float">
            <text:p>0.3461275</text:p>
          </table:table-cell>
          <table:table-cell office:value-type="float" office:value="0.3674705" calcext:value-type="float">
            <text:p>0.3674705</text:p>
          </table:table-cell>
          <table:table-cell office:value-type="float" office:value="0.3886679" calcext:value-type="float">
            <text:p>0.3886679</text:p>
          </table:table-cell>
          <table:table-cell office:value-type="float" office:value="0.4023022" calcext:value-type="float">
            <text:p>0.40230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674E-015" calcext:value-type="float">
            <text:p>1.918674E-15</text:p>
          </table:table-cell>
          <table:table-cell office:value-type="float" office:value="1.949923E-015" calcext:value-type="float">
            <text:p>1.949923E-15</text:p>
          </table:table-cell>
          <table:table-cell office:value-type="float" office:value="1.978849E-015" calcext:value-type="float">
            <text:p>1.978849E-15</text:p>
          </table:table-cell>
          <table:table-cell office:value-type="float" office:value="1.984292E-015" calcext:value-type="float">
            <text:p>1.984292E-15</text:p>
          </table:table-cell>
          <table:table-cell office:value-type="float" office:value="9.503309E-016" calcext:value-type="float">
            <text:p>9.50330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87406" calcext:value-type="float">
            <text:p>-0.1987406</text:p>
          </table:table-cell>
          <table:table-cell office:value-type="float" office:value="-1.199881" calcext:value-type="float">
            <text:p>-1.199881</text:p>
          </table:table-cell>
          <table:table-cell office:value-type="float" office:value="-1.523364" calcext:value-type="float">
            <text:p>-1.523364</text:p>
          </table:table-cell>
          <table:table-cell office:value-type="float" office:value="-1.566177" calcext:value-type="float">
            <text:p>-1.566177</text:p>
          </table:table-cell>
          <table:table-cell office:value-type="float" office:value="-1.142763" calcext:value-type="float">
            <text:p>-1.142763</text:p>
          </table:table-cell>
          <table:table-cell office:value-type="float" office:value="-0.2661001" calcext:value-type="float">
            <text:p>-0.2661001</text:p>
          </table:table-cell>
          <table:table-cell office:value-type="float" office:value="-0.1595144" calcext:value-type="float">
            <text:p>-0.1595144</text:p>
          </table:table-cell>
          <table:table-cell office:value-type="float" office:value="-0.05952219" calcext:value-type="float">
            <text:p>-0.05952219</text:p>
          </table:table-cell>
          <table:table-cell office:value-type="float" office:value="-0.03279031" calcext:value-type="float">
            <text:p>-0.03279031</text:p>
          </table:table-cell>
          <table:table-cell office:value-type="float" office:value="-0.01580611" calcext:value-type="float">
            <text:p>-0.0158061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1917173" calcext:value-type="float">
            <text:p>-0.1917173</text:p>
          </table:table-cell>
          <table:table-cell office:value-type="float" office:value="0.006132704" calcext:value-type="float">
            <text:p>0.00613270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06306" calcext:value-type="float">
            <text:p>-2.2063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36.713" calcext:value-type="float">
            <text:p>336.71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42.379" calcext:value-type="float">
            <text:p>1042.379</text:p>
          </table:table-cell>
          <table:table-cell office:value-type="float" office:value="14.09866" calcext:value-type="float">
            <text:p>14.09866</text:p>
          </table:table-cell>
          <table:table-cell office:value-type="float" office:value="0" calcext:value-type="float">
            <text:p>0</text:p>
          </table:table-cell>
          <table:table-cell office:value-type="float" office:value="0.4452031" calcext:value-type="float">
            <text:p>0.4452031</text:p>
          </table:table-cell>
          <table:table-cell office:value-type="float" office:value="0.1997324" calcext:value-type="float">
            <text:p>0.1997324</text:p>
          </table:table-cell>
          <table:table-cell office:value-type="float" office:value="0.188575" calcext:value-type="float">
            <text:p>0.188575</text:p>
          </table:table-cell>
          <table:table-cell office:value-type="float" office:value="0.1866941" calcext:value-type="float">
            <text:p>0.1866941</text:p>
          </table:table-cell>
          <table:table-cell office:value-type="float" office:value="0.1958534" calcext:value-type="float">
            <text:p>0.1958534</text:p>
          </table:table-cell>
          <table:table-cell office:value-type="float" office:value="0.2034308" calcext:value-type="float">
            <text:p>0.2034308</text:p>
          </table:table-cell>
          <table:table-cell office:value-type="float" office:value="0.2145199" calcext:value-type="float">
            <text:p>0.2145199</text:p>
          </table:table-cell>
          <table:table-cell office:value-type="float" office:value="0.3331942" calcext:value-type="float">
            <text:p>0.3331942</text:p>
          </table:table-cell>
          <table:table-cell office:value-type="float" office:value="0.3457849" calcext:value-type="float">
            <text:p>0.3457849</text:p>
          </table:table-cell>
          <table:table-cell office:value-type="float" office:value="0.3670625" calcext:value-type="float">
            <text:p>0.3670625</text:p>
          </table:table-cell>
          <table:table-cell office:value-type="float" office:value="0.3884652" calcext:value-type="float">
            <text:p>0.3884652</text:p>
          </table:table-cell>
          <table:table-cell office:value-type="float" office:value="0.4022199" calcext:value-type="float">
            <text:p>0.4022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826E-015" calcext:value-type="float">
            <text:p>1.918826E-15</text:p>
          </table:table-cell>
          <table:table-cell office:value-type="float" office:value="1.949918E-015" calcext:value-type="float">
            <text:p>1.949918E-15</text:p>
          </table:table-cell>
          <table:table-cell office:value-type="float" office:value="1.978836E-015" calcext:value-type="float">
            <text:p>1.978836E-15</text:p>
          </table:table-cell>
          <table:table-cell office:value-type="float" office:value="1.98429E-015" calcext:value-type="float">
            <text:p>1.98429E-15</text:p>
          </table:table-cell>
          <table:table-cell office:value-type="float" office:value="9.503135E-016" calcext:value-type="float">
            <text:p>9.50313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6689" calcext:value-type="float">
            <text:p>-0.00306689</text:p>
          </table:table-cell>
          <table:table-cell office:value-type="float" office:value="-0.8237746" calcext:value-type="float">
            <text:p>-0.8237746</text:p>
          </table:table-cell>
          <table:table-cell office:value-type="float" office:value="-1.27947" calcext:value-type="float">
            <text:p>-1.27947</text:p>
          </table:table-cell>
          <table:table-cell office:value-type="float" office:value="-1.381816" calcext:value-type="float">
            <text:p>-1.381816</text:p>
          </table:table-cell>
          <table:table-cell office:value-type="float" office:value="-0.9559509" calcext:value-type="float">
            <text:p>-0.9559509</text:p>
          </table:table-cell>
          <table:table-cell office:value-type="float" office:value="-0.2770531" calcext:value-type="float">
            <text:p>-0.2770531</text:p>
          </table:table-cell>
          <table:table-cell office:value-type="float" office:value="-0.1581638" calcext:value-type="float">
            <text:p>-0.1581638</text:p>
          </table:table-cell>
          <table:table-cell office:value-type="float" office:value="-0.06042923" calcext:value-type="float">
            <text:p>-0.06042923</text:p>
          </table:table-cell>
          <table:table-cell office:value-type="float" office:value="-0.0331899" calcext:value-type="float">
            <text:p>-0.0331899</text:p>
          </table:table-cell>
          <table:table-cell office:value-type="float" office:value="-0.01611004" calcext:value-type="float">
            <text:p>-0.0161100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3779062" calcext:value-type="float">
            <text:p>-0.003779062</text:p>
          </table:table-cell>
          <table:table-cell office:value-type="float" office:value="0.005962532" calcext:value-type="float">
            <text:p>0.00596253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0773" calcext:value-type="float">
            <text:p>-2.207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41.8433" calcext:value-type="float">
            <text:p>341.843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37.245" calcext:value-type="float">
            <text:p>1037.245</text:p>
          </table:table-cell>
          <table:table-cell office:value-type="float" office:value="14.10238" calcext:value-type="float">
            <text:p>14.10238</text:p>
          </table:table-cell>
          <table:table-cell office:value-type="float" office:value="0" calcext:value-type="float">
            <text:p>0</text:p>
          </table:table-cell>
          <table:table-cell office:value-type="float" office:value="0.2530866" calcext:value-type="float">
            <text:p>0.2530866</text:p>
          </table:table-cell>
          <table:table-cell office:value-type="float" office:value="0.1881427" calcext:value-type="float">
            <text:p>0.1881427</text:p>
          </table:table-cell>
          <table:table-cell office:value-type="float" office:value="0.1863241" calcext:value-type="float">
            <text:p>0.1863241</text:p>
          </table:table-cell>
          <table:table-cell office:value-type="float" office:value="0.1862152" calcext:value-type="float">
            <text:p>0.1862152</text:p>
          </table:table-cell>
          <table:table-cell office:value-type="float" office:value="0.1925214" calcext:value-type="float">
            <text:p>0.1925214</text:p>
          </table:table-cell>
          <table:table-cell office:value-type="float" office:value="0.1998645" calcext:value-type="float">
            <text:p>0.1998645</text:p>
          </table:table-cell>
          <table:table-cell office:value-type="float" office:value="0.2100165" calcext:value-type="float">
            <text:p>0.2100165</text:p>
          </table:table-cell>
          <table:table-cell office:value-type="float" office:value="0.3308963" calcext:value-type="float">
            <text:p>0.3308963</text:p>
          </table:table-cell>
          <table:table-cell office:value-type="float" office:value="0.344803" calcext:value-type="float">
            <text:p>0.344803</text:p>
          </table:table-cell>
          <table:table-cell office:value-type="float" office:value="0.366316" calcext:value-type="float">
            <text:p>0.366316</text:p>
          </table:table-cell>
          <table:table-cell office:value-type="float" office:value="0.3881844" calcext:value-type="float">
            <text:p>0.3881844</text:p>
          </table:table-cell>
          <table:table-cell office:value-type="float" office:value="0.4020948" calcext:value-type="float">
            <text:p>0.40209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973E-015" calcext:value-type="float">
            <text:p>1.918973E-15</text:p>
          </table:table-cell>
          <table:table-cell office:value-type="float" office:value="1.949913E-015" calcext:value-type="float">
            <text:p>1.949913E-15</text:p>
          </table:table-cell>
          <table:table-cell office:value-type="float" office:value="1.978823E-015" calcext:value-type="float">
            <text:p>1.978823E-15</text:p>
          </table:table-cell>
          <table:table-cell office:value-type="float" office:value="1.984289E-015" calcext:value-type="float">
            <text:p>1.984289E-15</text:p>
          </table:table-cell>
          <table:table-cell office:value-type="float" office:value="9.502957E-016" calcext:value-type="float">
            <text:p>9.50295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99805" calcext:value-type="float">
            <text:p>-0.1299805</text:p>
          </table:table-cell>
          <table:table-cell office:value-type="float" office:value="-1.307068" calcext:value-type="float">
            <text:p>-1.307068</text:p>
          </table:table-cell>
          <table:table-cell office:value-type="float" office:value="-1.403192" calcext:value-type="float">
            <text:p>-1.403192</text:p>
          </table:table-cell>
          <table:table-cell office:value-type="float" office:value="-1.409061" calcext:value-type="float">
            <text:p>-1.409061</text:p>
          </table:table-cell>
          <table:table-cell office:value-type="float" office:value="-1.091169" calcext:value-type="float">
            <text:p>-1.091169</text:p>
          </table:table-cell>
          <table:table-cell office:value-type="float" office:value="-0.3171738" calcext:value-type="float">
            <text:p>-0.3171738</text:p>
          </table:table-cell>
          <table:table-cell office:value-type="float" office:value="-0.1839077" calcext:value-type="float">
            <text:p>-0.1839077</text:p>
          </table:table-cell>
          <table:table-cell office:value-type="float" office:value="-0.06420527" calcext:value-type="float">
            <text:p>-0.06420527</text:p>
          </table:table-cell>
          <table:table-cell office:value-type="float" office:value="-0.03408186" calcext:value-type="float">
            <text:p>-0.03408186</text:p>
          </table:table-cell>
          <table:table-cell office:value-type="float" office:value="-0.01668063" calcext:value-type="float">
            <text:p>-0.0166806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106605" calcext:value-type="float">
            <text:p>-0.106605</text:p>
          </table:table-cell>
          <table:table-cell office:value-type="float" office:value="0.005760403" calcext:value-type="float">
            <text:p>0.00576040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09192" calcext:value-type="float">
            <text:p>-2.2091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46.6344" calcext:value-type="float">
            <text:p>346.634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32.455" calcext:value-type="float">
            <text:p>1032.455</text:p>
          </table:table-cell>
          <table:table-cell office:value-type="float" office:value="14.10161" calcext:value-type="float">
            <text:p>14.10161</text:p>
          </table:table-cell>
          <table:table-cell office:value-type="float" office:value="0" calcext:value-type="float">
            <text:p>0</text:p>
          </table:table-cell>
          <table:table-cell office:value-type="float" office:value="0.1386793" calcext:value-type="float">
            <text:p>0.1386793</text:p>
          </table:table-cell>
          <table:table-cell office:value-type="float" office:value="0.1811352" calcext:value-type="float">
            <text:p>0.1811352</text:p>
          </table:table-cell>
          <table:table-cell office:value-type="float" office:value="0.182985" calcext:value-type="float">
            <text:p>0.182985</text:p>
          </table:table-cell>
          <table:table-cell office:value-type="float" office:value="0.1840632" calcext:value-type="float">
            <text:p>0.1840632</text:p>
          </table:table-cell>
          <table:table-cell office:value-type="float" office:value="0.1884321" calcext:value-type="float">
            <text:p>0.1884321</text:p>
          </table:table-cell>
          <table:table-cell office:value-type="float" office:value="0.1954915" calcext:value-type="float">
            <text:p>0.1954915</text:p>
          </table:table-cell>
          <table:table-cell office:value-type="float" office:value="0.2039128" calcext:value-type="float">
            <text:p>0.2039128</text:p>
          </table:table-cell>
          <table:table-cell office:value-type="float" office:value="0.3280138" calcext:value-type="float">
            <text:p>0.3280138</text:p>
          </table:table-cell>
          <table:table-cell office:value-type="float" office:value="0.3435636" calcext:value-type="float">
            <text:p>0.3435636</text:p>
          </table:table-cell>
          <table:table-cell office:value-type="float" office:value="0.3654339" calcext:value-type="float">
            <text:p>0.3654339</text:p>
          </table:table-cell>
          <table:table-cell office:value-type="float" office:value="0.3878358" calcext:value-type="float">
            <text:p>0.3878358</text:p>
          </table:table-cell>
          <table:table-cell office:value-type="float" office:value="0.4019503" calcext:value-type="float">
            <text:p>0.40195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113E-015" calcext:value-type="float">
            <text:p>1.919113E-15</text:p>
          </table:table-cell>
          <table:table-cell office:value-type="float" office:value="1.949908E-015" calcext:value-type="float">
            <text:p>1.949908E-15</text:p>
          </table:table-cell>
          <table:table-cell office:value-type="float" office:value="1.978813E-015" calcext:value-type="float">
            <text:p>1.978813E-15</text:p>
          </table:table-cell>
          <table:table-cell office:value-type="float" office:value="1.984284E-015" calcext:value-type="float">
            <text:p>1.984284E-15</text:p>
          </table:table-cell>
          <table:table-cell office:value-type="float" office:value="9.502823E-016" calcext:value-type="float">
            <text:p>9.50282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2117" calcext:value-type="float">
            <text:p>-13.62117</text:p>
          </table:table-cell>
          <table:table-cell office:value-type="float" office:value="-1.747067" calcext:value-type="float">
            <text:p>-1.747067</text:p>
          </table:table-cell>
          <table:table-cell office:value-type="float" office:value="-1.612721" calcext:value-type="float">
            <text:p>-1.612721</text:p>
          </table:table-cell>
          <table:table-cell office:value-type="float" office:value="-1.540812" calcext:value-type="float">
            <text:p>-1.540812</text:p>
          </table:table-cell>
          <table:table-cell office:value-type="float" office:value="-1.287177" calcext:value-type="float">
            <text:p>-1.287177</text:p>
          </table:table-cell>
          <table:table-cell office:value-type="float" office:value="-0.3756299" calcext:value-type="float">
            <text:p>-0.3756299</text:p>
          </table:table-cell>
          <table:table-cell office:value-type="float" office:value="-0.2267958" calcext:value-type="float">
            <text:p>-0.2267958</text:p>
          </table:table-cell>
          <table:table-cell office:value-type="float" office:value="-0.06931198" calcext:value-type="float">
            <text:p>-0.06931198</text:p>
          </table:table-cell>
          <table:table-cell office:value-type="float" office:value="-0.03524668" calcext:value-type="float">
            <text:p>-0.03524668</text:p>
          </table:table-cell>
          <table:table-cell office:value-type="float" office:value="-0.01738217" calcext:value-type="float">
            <text:p>-0.0173821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6.21044" calcext:value-type="float">
            <text:p>-16.21044</text:p>
          </table:table-cell>
          <table:table-cell office:value-type="float" office:value="0.005683723" calcext:value-type="float">
            <text:p>0.0056837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10744" calcext:value-type="float">
            <text:p>-2.2107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50.3859" calcext:value-type="float">
            <text:p>350.385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28.709" calcext:value-type="float">
            <text:p>1028.709</text:p>
          </table:table-cell>
          <table:table-cell office:value-type="float" office:value="14.09606" calcext:value-type="float">
            <text:p>14.09606</text:p>
          </table:table-cell>
          <table:table-cell office:value-type="float" office:value="0" calcext:value-type="float">
            <text:p>0</text:p>
          </table:table-cell>
          <table:table-cell office:value-type="float" office:value="0.1136678" calcext:value-type="float">
            <text:p>0.1136678</text:p>
          </table:table-cell>
          <table:table-cell office:value-type="float" office:value="0.1792782" calcext:value-type="float">
            <text:p>0.1792782</text:p>
          </table:table-cell>
          <table:table-cell office:value-type="float" office:value="0.1800453" calcext:value-type="float">
            <text:p>0.1800453</text:p>
          </table:table-cell>
          <table:table-cell office:value-type="float" office:value="0.181375" calcext:value-type="float">
            <text:p>0.181375</text:p>
          </table:table-cell>
          <table:table-cell office:value-type="float" office:value="0.1844417" calcext:value-type="float">
            <text:p>0.1844417</text:p>
          </table:table-cell>
          <table:table-cell office:value-type="float" office:value="0.1906058" calcext:value-type="float">
            <text:p>0.1906058</text:p>
          </table:table-cell>
          <table:table-cell office:value-type="float" office:value="0.1965282" calcext:value-type="float">
            <text:p>0.1965282</text:p>
          </table:table-cell>
          <table:table-cell office:value-type="float" office:value="0.3245386" calcext:value-type="float">
            <text:p>0.3245386</text:p>
          </table:table-cell>
          <table:table-cell office:value-type="float" office:value="0.3420918" calcext:value-type="float">
            <text:p>0.3420918</text:p>
          </table:table-cell>
          <table:table-cell office:value-type="float" office:value="0.3644336" calcext:value-type="float">
            <text:p>0.3644336</text:p>
          </table:table-cell>
          <table:table-cell office:value-type="float" office:value="0.3872676" calcext:value-type="float">
            <text:p>0.3872676</text:p>
          </table:table-cell>
          <table:table-cell office:value-type="float" office:value="0.4018265" calcext:value-type="float">
            <text:p>0.40182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257E-015" calcext:value-type="float">
            <text:p>1.919257E-15</text:p>
          </table:table-cell>
          <table:table-cell office:value-type="float" office:value="1.9499E-015" calcext:value-type="float">
            <text:p>1.9499E-15</text:p>
          </table:table-cell>
          <table:table-cell office:value-type="float" office:value="1.978805E-015" calcext:value-type="float">
            <text:p>1.978805E-15</text:p>
          </table:table-cell>
          <table:table-cell office:value-type="float" office:value="1.98428E-015" calcext:value-type="float">
            <text:p>1.98428E-15</text:p>
          </table:table-cell>
          <table:table-cell office:value-type="float" office:value="9.50265E-016" calcext:value-type="float">
            <text:p>9.5026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92256" calcext:value-type="float">
            <text:p>-63.92256</text:p>
          </table:table-cell>
          <table:table-cell office:value-type="float" office:value="-1.894345" calcext:value-type="float">
            <text:p>-1.894345</text:p>
          </table:table-cell>
          <table:table-cell office:value-type="float" office:value="-1.827424" calcext:value-type="float">
            <text:p>-1.827424</text:p>
          </table:table-cell>
          <table:table-cell office:value-type="float" office:value="-1.725835" calcext:value-type="float">
            <text:p>-1.725835</text:p>
          </table:table-cell>
          <table:table-cell office:value-type="float" office:value="-1.517934" calcext:value-type="float">
            <text:p>-1.517934</text:p>
          </table:table-cell>
          <table:table-cell office:value-type="float" office:value="-0.4559937" calcext:value-type="float">
            <text:p>-0.4559937</text:p>
          </table:table-cell>
          <table:table-cell office:value-type="float" office:value="-0.2949175" calcext:value-type="float">
            <text:p>-0.2949175</text:p>
          </table:table-cell>
          <table:table-cell office:value-type="float" office:value="-0.07609346" calcext:value-type="float">
            <text:p>-0.07609346</text:p>
          </table:table-cell>
          <table:table-cell office:value-type="float" office:value="-0.03668886" calcext:value-type="float">
            <text:p>-0.03668886</text:p>
          </table:table-cell>
          <table:table-cell office:value-type="float" office:value="-0.01821734" calcext:value-type="float">
            <text:p>-0.0182173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3.09807" calcext:value-type="float">
            <text:p>-43.09807</text:p>
          </table:table-cell>
          <table:table-cell office:value-type="float" office:value="0.005643753" calcext:value-type="float">
            <text:p>0.00564375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12257" calcext:value-type="float">
            <text:p>-2.2122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407.5052" calcext:value-type="float">
            <text:p>407.5052</text:p>
          </table:table-cell>
          <table:table-cell office:value-type="float" office:value="352.9889" calcext:value-type="float">
            <text:p>352.988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29.701" calcext:value-type="float">
            <text:p>1029.701</text:p>
          </table:table-cell>
          <table:table-cell office:value-type="float" office:value="14.10143" calcext:value-type="float">
            <text:p>14.10143</text:p>
          </table:table-cell>
          <table:table-cell office:value-type="float" office:value="0" calcext:value-type="float">
            <text:p>0</text:p>
          </table:table-cell>
          <table:table-cell office:value-type="float" office:value="0.3088071" calcext:value-type="float">
            <text:p>0.3088071</text:p>
          </table:table-cell>
          <table:table-cell office:value-type="float" office:value="0.1813308" calcext:value-type="float">
            <text:p>0.1813308</text:p>
          </table:table-cell>
          <table:table-cell office:value-type="float" office:value="0.1808297" calcext:value-type="float">
            <text:p>0.1808297</text:p>
          </table:table-cell>
          <table:table-cell office:value-type="float" office:value="0.1813829" calcext:value-type="float">
            <text:p>0.1813829</text:p>
          </table:table-cell>
          <table:table-cell office:value-type="float" office:value="0.1840317" calcext:value-type="float">
            <text:p>0.1840317</text:p>
          </table:table-cell>
          <table:table-cell office:value-type="float" office:value="0.1866405" calcext:value-type="float">
            <text:p>0.1866405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3213834" calcext:value-type="float">
            <text:p>0.3213834</text:p>
          </table:table-cell>
          <table:table-cell office:value-type="float" office:value="0.340649" calcext:value-type="float">
            <text:p>0.340649</text:p>
          </table:table-cell>
          <table:table-cell office:value-type="float" office:value="0.3635199" calcext:value-type="float">
            <text:p>0.3635199</text:p>
          </table:table-cell>
          <table:table-cell office:value-type="float" office:value="0.3866811" calcext:value-type="float">
            <text:p>0.3866811</text:p>
          </table:table-cell>
          <table:table-cell office:value-type="float" office:value="0.4016505" calcext:value-type="float">
            <text:p>0.40165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406E-015" calcext:value-type="float">
            <text:p>1.919406E-15</text:p>
          </table:table-cell>
          <table:table-cell office:value-type="float" office:value="1.949895E-015" calcext:value-type="float">
            <text:p>1.949895E-15</text:p>
          </table:table-cell>
          <table:table-cell office:value-type="float" office:value="1.978794E-015" calcext:value-type="float">
            <text:p>1.978794E-15</text:p>
          </table:table-cell>
          <table:table-cell office:value-type="float" office:value="1.984275E-015" calcext:value-type="float">
            <text:p>1.984275E-15</text:p>
          </table:table-cell>
          <table:table-cell office:value-type="float" office:value="9.502498E-016" calcext:value-type="float">
            <text:p>9.50249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81791" calcext:value-type="float">
            <text:p>-0.03081791</text:p>
          </table:table-cell>
          <table:table-cell office:value-type="float" office:value="-1.738919" calcext:value-type="float">
            <text:p>-1.738919</text:p>
          </table:table-cell>
          <table:table-cell office:value-type="float" office:value="-1.767551" calcext:value-type="float">
            <text:p>-1.767551</text:p>
          </table:table-cell>
          <table:table-cell office:value-type="float" office:value="-1.725454" calcext:value-type="float">
            <text:p>-1.725454</text:p>
          </table:table-cell>
          <table:table-cell office:value-type="float" office:value="-1.544125" calcext:value-type="float">
            <text:p>-1.544125</text:p>
          </table:table-cell>
          <table:table-cell office:value-type="float" office:value="-0.5358324" calcext:value-type="float">
            <text:p>-0.5358324</text:p>
          </table:table-cell>
          <table:table-cell office:value-type="float" office:value="-0.3698653" calcext:value-type="float">
            <text:p>-0.3698653</text:p>
          </table:table-cell>
          <table:table-cell office:value-type="float" office:value="-0.08290787" calcext:value-type="float">
            <text:p>-0.08290787</text:p>
          </table:table-cell>
          <table:table-cell office:value-type="float" office:value="-0.03816656" calcext:value-type="float">
            <text:p>-0.03816656</text:p>
          </table:table-cell>
          <table:table-cell office:value-type="float" office:value="-0.01901677" calcext:value-type="float">
            <text:p>-0.0190167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1817786" calcext:value-type="float">
            <text:p>-0.01817786</text:p>
          </table:table-cell>
          <table:table-cell office:value-type="float" office:value="0.005603095" calcext:value-type="float">
            <text:p>0.00560309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13446" calcext:value-type="float">
            <text:p>-2.2134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407.6052" calcext:value-type="float">
            <text:p>407.6052</text:p>
          </table:table-cell>
          <table:table-cell office:value-type="float" office:value="357.6504" calcext:value-type="float">
            <text:p>357.650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25.152" calcext:value-type="float">
            <text:p>1025.152</text:p>
          </table:table-cell>
          <table:table-cell office:value-type="float" office:value="14.08855" calcext:value-type="float">
            <text:p>14.08855</text:p>
          </table:table-cell>
          <table:table-cell office:value-type="float" office:value="0" calcext:value-type="float">
            <text:p>0</text:p>
          </table:table-cell>
          <table:table-cell office:value-type="float" office:value="0.1921909" calcext:value-type="float">
            <text:p>0.1921909</text:p>
          </table:table-cell>
          <table:table-cell office:value-type="float" office:value="0.1838307" calcext:value-type="float">
            <text:p>0.1838307</text:p>
          </table:table-cell>
          <table:table-cell office:value-type="float" office:value="0.1821661" calcext:value-type="float">
            <text:p>0.1821661</text:p>
          </table:table-cell>
          <table:table-cell office:value-type="float" office:value="0.1822213" calcext:value-type="float">
            <text:p>0.1822213</text:p>
          </table:table-cell>
          <table:table-cell office:value-type="float" office:value="0.1846203" calcext:value-type="float">
            <text:p>0.1846203</text:p>
          </table:table-cell>
          <table:table-cell office:value-type="float" office:value="0.1838888" calcext:value-type="float">
            <text:p>0.1838888</text:p>
          </table:table-cell>
          <table:table-cell office:value-type="float" office:value="0.1863307" calcext:value-type="float">
            <text:p>0.1863307</text:p>
          </table:table-cell>
          <table:table-cell office:value-type="float" office:value="0.3188904" calcext:value-type="float">
            <text:p>0.3188904</text:p>
          </table:table-cell>
          <table:table-cell office:value-type="float" office:value="0.3393979" calcext:value-type="float">
            <text:p>0.3393979</text:p>
          </table:table-cell>
          <table:table-cell office:value-type="float" office:value="0.3627223" calcext:value-type="float">
            <text:p>0.3627223</text:p>
          </table:table-cell>
          <table:table-cell office:value-type="float" office:value="0.3861417" calcext:value-type="float">
            <text:p>0.3861417</text:p>
          </table:table-cell>
          <table:table-cell office:value-type="float" office:value="0.4014702" calcext:value-type="float">
            <text:p>0.40147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561E-015" calcext:value-type="float">
            <text:p>1.919561E-15</text:p>
          </table:table-cell>
          <table:table-cell office:value-type="float" office:value="1.949887E-015" calcext:value-type="float">
            <text:p>1.949887E-15</text:p>
          </table:table-cell>
          <table:table-cell office:value-type="float" office:value="1.978783E-015" calcext:value-type="float">
            <text:p>1.978783E-15</text:p>
          </table:table-cell>
          <table:table-cell office:value-type="float" office:value="1.98427E-015" calcext:value-type="float">
            <text:p>1.98427E-15</text:p>
          </table:table-cell>
          <table:table-cell office:value-type="float" office:value="9.502378E-016" calcext:value-type="float">
            <text:p>9.50237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82273" calcext:value-type="float">
            <text:p>-1.082273</text:p>
          </table:table-cell>
          <table:table-cell office:value-type="float" office:value="-1.561306" calcext:value-type="float">
            <text:p>-1.561306</text:p>
          </table:table-cell>
          <table:table-cell office:value-type="float" office:value="-1.669844" calcext:value-type="float">
            <text:p>-1.669844</text:p>
          </table:table-cell>
          <table:table-cell office:value-type="float" office:value="-1.665139" calcext:value-type="float">
            <text:p>-1.665139</text:p>
          </table:table-cell>
          <table:table-cell office:value-type="float" office:value="-1.506424" calcext:value-type="float">
            <text:p>-1.506424</text:p>
          </table:table-cell>
          <table:table-cell office:value-type="float" office:value="-0.6004104" calcext:value-type="float">
            <text:p>-0.6004104</text:p>
          </table:table-cell>
          <table:table-cell office:value-type="float" office:value="-0.4312702" calcext:value-type="float">
            <text:p>-0.4312702</text:p>
          </table:table-cell>
          <table:table-cell office:value-type="float" office:value="-0.08876155" calcext:value-type="float">
            <text:p>-0.08876155</text:p>
          </table:table-cell>
          <table:table-cell office:value-type="float" office:value="-0.03950227" calcext:value-type="float">
            <text:p>-0.03950227</text:p>
          </table:table-cell>
          <table:table-cell office:value-type="float" office:value="-0.01974483" calcext:value-type="float">
            <text:p>-0.0197448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.196606" calcext:value-type="float">
            <text:p>-1.196606</text:p>
          </table:table-cell>
          <table:table-cell office:value-type="float" office:value="0.005382776" calcext:value-type="float">
            <text:p>0.0053827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1478" calcext:value-type="float">
            <text:p>-2.214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415.1053" calcext:value-type="float">
            <text:p>415.1053</text:p>
          </table:table-cell>
          <table:table-cell office:value-type="float" office:value="361.7434" calcext:value-type="float">
            <text:p>361.743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28.423" calcext:value-type="float">
            <text:p>1028.423</text:p>
          </table:table-cell>
          <table:table-cell office:value-type="float" office:value="14.22524" calcext:value-type="float">
            <text:p>14.22524</text:p>
          </table:table-cell>
          <table:table-cell office:value-type="float" office:value="0" calcext:value-type="float">
            <text:p>0</text:p>
          </table:table-cell>
          <table:table-cell office:value-type="float" office:value="0.3759608" calcext:value-type="float">
            <text:p>0.3759608</text:p>
          </table:table-cell>
          <table:table-cell office:value-type="float" office:value="0.2147482" calcext:value-type="float">
            <text:p>0.2147482</text:p>
          </table:table-cell>
          <table:table-cell office:value-type="float" office:value="0.1868203" calcext:value-type="float">
            <text:p>0.1868203</text:p>
          </table:table-cell>
          <table:table-cell office:value-type="float" office:value="0.1856675" calcext:value-type="float">
            <text:p>0.1856675</text:p>
          </table:table-cell>
          <table:table-cell office:value-type="float" office:value="0.1881389" calcext:value-type="float">
            <text:p>0.1881389</text:p>
          </table:table-cell>
          <table:table-cell office:value-type="float" office:value="0.1829247" calcext:value-type="float">
            <text:p>0.1829247</text:p>
          </table:table-cell>
          <table:table-cell office:value-type="float" office:value="0.1900183" calcext:value-type="float">
            <text:p>0.1900183</text:p>
          </table:table-cell>
          <table:table-cell office:value-type="float" office:value="0.3175759" calcext:value-type="float">
            <text:p>0.3175759</text:p>
          </table:table-cell>
          <table:table-cell office:value-type="float" office:value="0.3385673" calcext:value-type="float">
            <text:p>0.3385673</text:p>
          </table:table-cell>
          <table:table-cell office:value-type="float" office:value="0.3622009" calcext:value-type="float">
            <text:p>0.3622009</text:p>
          </table:table-cell>
          <table:table-cell office:value-type="float" office:value="0.3856097" calcext:value-type="float">
            <text:p>0.3856097</text:p>
          </table:table-cell>
          <table:table-cell office:value-type="float" office:value="0.4012878" calcext:value-type="float">
            <text:p>0.40128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704E-015" calcext:value-type="float">
            <text:p>1.919704E-15</text:p>
          </table:table-cell>
          <table:table-cell office:value-type="float" office:value="1.949879E-015" calcext:value-type="float">
            <text:p>1.949879E-15</text:p>
          </table:table-cell>
          <table:table-cell office:value-type="float" office:value="1.978774E-015" calcext:value-type="float">
            <text:p>1.978774E-15</text:p>
          </table:table-cell>
          <table:table-cell office:value-type="float" office:value="1.98427E-015" calcext:value-type="float">
            <text:p>1.98427E-15</text:p>
          </table:table-cell>
          <table:table-cell office:value-type="float" office:value="9.502168E-016" calcext:value-type="float">
            <text:p>9.50216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80874" calcext:value-type="float">
            <text:p>-0.008680874</text:p>
          </table:table-cell>
          <table:table-cell office:value-type="float" office:value="-0.4706573" calcext:value-type="float">
            <text:p>-0.4706573</text:p>
          </table:table-cell>
          <table:table-cell office:value-type="float" office:value="-1.376025" calcext:value-type="float">
            <text:p>-1.376025</text:p>
          </table:table-cell>
          <table:table-cell office:value-type="float" office:value="-1.441691" calcext:value-type="float">
            <text:p>-1.441691</text:p>
          </table:table-cell>
          <table:table-cell office:value-type="float" office:value="-1.302722" calcext:value-type="float">
            <text:p>-1.302722</text:p>
          </table:table-cell>
          <table:table-cell office:value-type="float" office:value="-0.6251623" calcext:value-type="float">
            <text:p>-0.6251623</text:p>
          </table:table-cell>
          <table:table-cell office:value-type="float" office:value="-0.3752998" calcext:value-type="float">
            <text:p>-0.3752998</text:p>
          </table:table-cell>
          <table:table-cell office:value-type="float" office:value="-0.09206358" calcext:value-type="float">
            <text:p>-0.09206358</text:p>
          </table:table-cell>
          <table:table-cell office:value-type="float" office:value="-0.04042126" calcext:value-type="float">
            <text:p>-0.04042126</text:p>
          </table:table-cell>
          <table:table-cell office:value-type="float" office:value="-0.02023925" calcext:value-type="float">
            <text:p>-0.0202392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8686808" calcext:value-type="float">
            <text:p>-0.008686808</text:p>
          </table:table-cell>
          <table:table-cell office:value-type="float" office:value="0.005136588" calcext:value-type="float">
            <text:p>0.0051365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17779" calcext:value-type="float">
            <text:p>-2.2177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415.1053" calcext:value-type="float">
            <text:p>415.1053</text:p>
          </table:table-cell>
          <table:table-cell office:value-type="float" office:value="368.1736" calcext:value-type="float">
            <text:p>368.173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22.019" calcext:value-type="float">
            <text:p>1022.019</text:p>
          </table:table-cell>
          <table:table-cell office:value-type="float" office:value="14.19831" calcext:value-type="float">
            <text:p>14.19831</text:p>
          </table:table-cell>
          <table:table-cell office:value-type="float" office:value="0" calcext:value-type="float">
            <text:p>0</text:p>
          </table:table-cell>
          <table:table-cell office:value-type="float" office:value="0.1856123" calcext:value-type="float">
            <text:p>0.1856123</text:p>
          </table:table-cell>
          <table:table-cell office:value-type="float" office:value="0.185955" calcext:value-type="float">
            <text:p>0.185955</text:p>
          </table:table-cell>
          <table:table-cell office:value-type="float" office:value="0.1843416" calcext:value-type="float">
            <text:p>0.1843416</text:p>
          </table:table-cell>
          <table:table-cell office:value-type="float" office:value="0.1843844" calcext:value-type="float">
            <text:p>0.1843844</text:p>
          </table:table-cell>
          <table:table-cell office:value-type="float" office:value="0.1860147" calcext:value-type="float">
            <text:p>0.1860147</text:p>
          </table:table-cell>
          <table:table-cell office:value-type="float" office:value="0.1803093" calcext:value-type="float">
            <text:p>0.1803093</text:p>
          </table:table-cell>
          <table:table-cell office:value-type="float" office:value="0.1851902" calcext:value-type="float">
            <text:p>0.1851902</text:p>
          </table:table-cell>
          <table:table-cell office:value-type="float" office:value="0.3148315" calcext:value-type="float">
            <text:p>0.3148315</text:p>
          </table:table-cell>
          <table:table-cell office:value-type="float" office:value="0.3372548" calcext:value-type="float">
            <text:p>0.3372548</text:p>
          </table:table-cell>
          <table:table-cell office:value-type="float" office:value="0.3614272" calcext:value-type="float">
            <text:p>0.3614272</text:p>
          </table:table-cell>
          <table:table-cell office:value-type="float" office:value="0.3847759" calcext:value-type="float">
            <text:p>0.3847759</text:p>
          </table:table-cell>
          <table:table-cell office:value-type="float" office:value="0.4010488" calcext:value-type="float">
            <text:p>0.40104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854E-015" calcext:value-type="float">
            <text:p>1.919854E-15</text:p>
          </table:table-cell>
          <table:table-cell office:value-type="float" office:value="1.949871E-015" calcext:value-type="float">
            <text:p>1.949871E-15</text:p>
          </table:table-cell>
          <table:table-cell office:value-type="float" office:value="1.97876E-015" calcext:value-type="float">
            <text:p>1.97876E-15</text:p>
          </table:table-cell>
          <table:table-cell office:value-type="float" office:value="1.984273E-015" calcext:value-type="float">
            <text:p>1.984273E-15</text:p>
          </table:table-cell>
          <table:table-cell office:value-type="float" office:value="9.501946E-016" calcext:value-type="float">
            <text:p>9.50194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1134" calcext:value-type="float">
            <text:p>-1.421134</text:p>
          </table:table-cell>
          <table:table-cell office:value-type="float" office:value="-1.428075" calcext:value-type="float">
            <text:p>-1.428075</text:p>
          </table:table-cell>
          <table:table-cell office:value-type="float" office:value="-1.523732" calcext:value-type="float">
            <text:p>-1.523732</text:p>
          </table:table-cell>
          <table:table-cell office:value-type="float" office:value="-1.520352" calcext:value-type="float">
            <text:p>-1.520352</text:p>
          </table:table-cell>
          <table:table-cell office:value-type="float" office:value="-1.421283" calcext:value-type="float">
            <text:p>-1.421283</text:p>
          </table:table-cell>
          <table:table-cell office:value-type="float" office:value="-0.6980175" calcext:value-type="float">
            <text:p>-0.6980175</text:p>
          </table:table-cell>
          <table:table-cell office:value-type="float" office:value="-0.4505839" calcext:value-type="float">
            <text:p>-0.4505839</text:p>
          </table:table-cell>
          <table:table-cell office:value-type="float" office:value="-0.09930832" calcext:value-type="float">
            <text:p>-0.09930832</text:p>
          </table:table-cell>
          <table:table-cell office:value-type="float" office:value="-0.04191145" calcext:value-type="float">
            <text:p>-0.04191145</text:p>
          </table:table-cell>
          <table:table-cell office:value-type="float" office:value="-0.02099189" calcext:value-type="float">
            <text:p>-0.0209918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.866327" calcext:value-type="float">
            <text:p>-2.866327</text:p>
          </table:table-cell>
          <table:table-cell office:value-type="float" office:value="0.00493778" calcext:value-type="float">
            <text:p>0.0049377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19237" calcext:value-type="float">
            <text:p>-2.2192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415.1053" calcext:value-type="float">
            <text:p>415.1053</text:p>
          </table:table-cell>
          <table:table-cell office:value-type="float" office:value="372.6089" calcext:value-type="float">
            <text:p>372.608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17.616" calcext:value-type="float">
            <text:p>1017.616</text:p>
          </table:table-cell>
          <table:table-cell office:value-type="float" office:value="14.16635" calcext:value-type="float">
            <text:p>14.16635</text:p>
          </table:table-cell>
          <table:table-cell office:value-type="float" office:value="0" calcext:value-type="float">
            <text:p>0</text:p>
          </table:table-cell>
          <table:table-cell office:value-type="float" office:value="0.1253851" calcext:value-type="float">
            <text:p>0.1253851</text:p>
          </table:table-cell>
          <table:table-cell office:value-type="float" office:value="0.1797468" calcext:value-type="float">
            <text:p>0.1797468</text:p>
          </table:table-cell>
          <table:table-cell office:value-type="float" office:value="0.1808496" calcext:value-type="float">
            <text:p>0.1808496</text:p>
          </table:table-cell>
          <table:table-cell office:value-type="float" office:value="0.1817592" calcext:value-type="float">
            <text:p>0.1817592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1771015" calcext:value-type="float">
            <text:p>0.1771015</text:p>
          </table:table-cell>
          <table:table-cell office:value-type="float" office:value="0.1791401" calcext:value-type="float">
            <text:p>0.1791401</text:p>
          </table:table-cell>
          <table:table-cell office:value-type="float" office:value="0.31116" calcext:value-type="float">
            <text:p>0.31116</text:p>
          </table:table-cell>
          <table:table-cell office:value-type="float" office:value="0.3356439" calcext:value-type="float">
            <text:p>0.3356439</text:p>
          </table:table-cell>
          <table:table-cell office:value-type="float" office:value="0.3604878" calcext:value-type="float">
            <text:p>0.3604878</text:p>
          </table:table-cell>
          <table:table-cell office:value-type="float" office:value="0.3837496" calcext:value-type="float">
            <text:p>0.3837496</text:p>
          </table:table-cell>
          <table:table-cell office:value-type="float" office:value="0.4006757" calcext:value-type="float">
            <text:p>0.40067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013E-015" calcext:value-type="float">
            <text:p>1.920013E-15</text:p>
          </table:table-cell>
          <table:table-cell office:value-type="float" office:value="1.949862E-015" calcext:value-type="float">
            <text:p>1.949862E-15</text:p>
          </table:table-cell>
          <table:table-cell office:value-type="float" office:value="1.978746E-015" calcext:value-type="float">
            <text:p>1.978746E-15</text:p>
          </table:table-cell>
          <table:table-cell office:value-type="float" office:value="1.984271E-015" calcext:value-type="float">
            <text:p>1.984271E-15</text:p>
          </table:table-cell>
          <table:table-cell office:value-type="float" office:value="9.501781E-016" calcext:value-type="float">
            <text:p>9.50178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549" calcext:value-type="float">
            <text:p>-29.8549</text:p>
          </table:table-cell>
          <table:table-cell office:value-type="float" office:value="-1.855985" calcext:value-type="float">
            <text:p>-1.855985</text:p>
          </table:table-cell>
          <table:table-cell office:value-type="float" office:value="-1.765783" calcext:value-type="float">
            <text:p>-1.765783</text:p>
          </table:table-cell>
          <table:table-cell office:value-type="float" office:value="-1.697881" calcext:value-type="float">
            <text:p>-1.697881</text:p>
          </table:table-cell>
          <table:table-cell office:value-type="float" office:value="-1.620819" calcext:value-type="float">
            <text:p>-1.620819</text:p>
          </table:table-cell>
          <table:table-cell office:value-type="float" office:value="-0.800853" calcext:value-type="float">
            <text:p>-0.800853</text:p>
          </table:table-cell>
          <table:table-cell office:value-type="float" office:value="-0.5707765" calcext:value-type="float">
            <text:p>-0.5707765</text:p>
          </table:table-cell>
          <table:table-cell office:value-type="float" office:value="-0.1100513" calcext:value-type="float">
            <text:p>-0.1100513</text:p>
          </table:table-cell>
          <table:table-cell office:value-type="float" office:value="-0.04382808" calcext:value-type="float">
            <text:p>-0.04382808</text:p>
          </table:table-cell>
          <table:table-cell office:value-type="float" office:value="-0.02194665" calcext:value-type="float">
            <text:p>-0.0219466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3.8101" calcext:value-type="float">
            <text:p>-33.8101</text:p>
          </table:table-cell>
          <table:table-cell office:value-type="float" office:value="0.004867419" calcext:value-type="float">
            <text:p>0.0048674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20998" calcext:value-type="float">
            <text:p>-2.2209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415.1053" calcext:value-type="float">
            <text:p>415.1053</text:p>
          </table:table-cell>
          <table:table-cell office:value-type="float" office:value="375.9546" calcext:value-type="float">
            <text:p>375.954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14.308" calcext:value-type="float">
            <text:p>1014.308</text:p>
          </table:table-cell>
          <table:table-cell office:value-type="float" office:value="14.12807" calcext:value-type="float">
            <text:p>14.12807</text:p>
          </table:table-cell>
          <table:table-cell office:value-type="float" office:value="0" calcext:value-type="float">
            <text:p>0</text:p>
          </table:table-cell>
          <table:table-cell office:value-type="float" office:value="0.1217382" calcext:value-type="float">
            <text:p>0.1217382</text:p>
          </table:table-cell>
          <table:table-cell office:value-type="float" office:value="0.1796635" calcext:value-type="float">
            <text:p>0.1796635</text:p>
          </table:table-cell>
          <table:table-cell office:value-type="float" office:value="0.1798975" calcext:value-type="float">
            <text:p>0.1798975</text:p>
          </table:table-cell>
          <table:table-cell office:value-type="float" office:value="0.1805226" calcext:value-type="float">
            <text:p>0.1805226</text:p>
          </table:table-cell>
          <table:table-cell office:value-type="float" office:value="0.1815016" calcext:value-type="float">
            <text:p>0.1815016</text:p>
          </table:table-cell>
          <table:table-cell office:value-type="float" office:value="0.1741277" calcext:value-type="float">
            <text:p>0.1741277</text:p>
          </table:table-cell>
          <table:table-cell office:value-type="float" office:value="0.1737709" calcext:value-type="float">
            <text:p>0.1737709</text:p>
          </table:table-cell>
          <table:table-cell office:value-type="float" office:value="0.3072758" calcext:value-type="float">
            <text:p>0.3072758</text:p>
          </table:table-cell>
          <table:table-cell office:value-type="float" office:value="0.3339726" calcext:value-type="float">
            <text:p>0.3339726</text:p>
          </table:table-cell>
          <table:table-cell office:value-type="float" office:value="0.3594633" calcext:value-type="float">
            <text:p>0.3594633</text:p>
          </table:table-cell>
          <table:table-cell office:value-type="float" office:value="0.3826852" calcext:value-type="float">
            <text:p>0.3826852</text:p>
          </table:table-cell>
          <table:table-cell office:value-type="float" office:value="0.4002601" calcext:value-type="float">
            <text:p>0.40026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189E-015" calcext:value-type="float">
            <text:p>1.920189E-15</text:p>
          </table:table-cell>
          <table:table-cell office:value-type="float" office:value="1.94985E-015" calcext:value-type="float">
            <text:p>1.94985E-15</text:p>
          </table:table-cell>
          <table:table-cell office:value-type="float" office:value="1.978732E-015" calcext:value-type="float">
            <text:p>1.978732E-15</text:p>
          </table:table-cell>
          <table:table-cell office:value-type="float" office:value="1.98427E-015" calcext:value-type="float">
            <text:p>1.98427E-15</text:p>
          </table:table-cell>
          <table:table-cell office:value-type="float" office:value="9.501594E-016" calcext:value-type="float">
            <text:p>9.50159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1256" calcext:value-type="float">
            <text:p>-38.31256</text:p>
          </table:table-cell>
          <table:table-cell office:value-type="float" office:value="-1.862222" calcext:value-type="float">
            <text:p>-1.862222</text:p>
          </table:table-cell>
          <table:table-cell office:value-type="float" office:value="-1.839173" calcext:value-type="float">
            <text:p>-1.839173</text:p>
          </table:table-cell>
          <table:table-cell office:value-type="float" office:value="-1.78971" calcext:value-type="float">
            <text:p>-1.78971</text:p>
          </table:table-cell>
          <table:table-cell office:value-type="float" office:value="-1.717516" calcext:value-type="float">
            <text:p>-1.717516</text:p>
          </table:table-cell>
          <table:table-cell office:value-type="float" office:value="-0.9117444" calcext:value-type="float">
            <text:p>-0.9117444</text:p>
          </table:table-cell>
          <table:table-cell office:value-type="float" office:value="-0.7092633" calcext:value-type="float">
            <text:p>-0.7092633</text:p>
          </table:table-cell>
          <table:table-cell office:value-type="float" office:value="-0.1228602" calcext:value-type="float">
            <text:p>-0.1228602</text:p>
          </table:table-cell>
          <table:table-cell office:value-type="float" office:value="-0.04592104" calcext:value-type="float">
            <text:p>-0.04592104</text:p>
          </table:table-cell>
          <table:table-cell office:value-type="float" office:value="-0.02304024" calcext:value-type="float">
            <text:p>-0.0230402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0.01649" calcext:value-type="float">
            <text:p>-30.01649</text:p>
          </table:table-cell>
          <table:table-cell office:value-type="float" office:value="0.004820821" calcext:value-type="float">
            <text:p>0.0048208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23215" calcext:value-type="float">
            <text:p>-2.223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415.2053" calcext:value-type="float">
            <text:p>415.2053</text:p>
          </table:table-cell>
          <table:table-cell office:value-type="float" office:value="379.5103" calcext:value-type="float">
            <text:p>379.510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10.899" calcext:value-type="float">
            <text:p>1010.899</text:p>
          </table:table-cell>
          <table:table-cell office:value-type="float" office:value="14.08206" calcext:value-type="float">
            <text:p>14.08206</text:p>
          </table:table-cell>
          <table:table-cell office:value-type="float" office:value="0" calcext:value-type="float">
            <text:p>0</text:p>
          </table:table-cell>
          <table:table-cell office:value-type="float" office:value="0.119724" calcext:value-type="float">
            <text:p>0.119724</text:p>
          </table:table-cell>
          <table:table-cell office:value-type="float" office:value="0.178584" calcext:value-type="float">
            <text:p>0.178584</text:p>
          </table:table-cell>
          <table:table-cell office:value-type="float" office:value="0.1785398" calcext:value-type="float">
            <text:p>0.1785398</text:p>
          </table:table-cell>
          <table:table-cell office:value-type="float" office:value="0.1791139" calcext:value-type="float">
            <text:p>0.1791139</text:p>
          </table:table-cell>
          <table:table-cell office:value-type="float" office:value="0.1799218" calcext:value-type="float">
            <text:p>0.1799218</text:p>
          </table:table-cell>
          <table:table-cell office:value-type="float" office:value="0.1713443" calcext:value-type="float">
            <text:p>0.1713443</text:p>
          </table:table-cell>
          <table:table-cell office:value-type="float" office:value="0.1691914" calcext:value-type="float">
            <text:p>0.1691914</text:p>
          </table:table-cell>
          <table:table-cell office:value-type="float" office:value="0.3031308" calcext:value-type="float">
            <text:p>0.3031308</text:p>
          </table:table-cell>
          <table:table-cell office:value-type="float" office:value="0.3321756" calcext:value-type="float">
            <text:p>0.3321756</text:p>
          </table:table-cell>
          <table:table-cell office:value-type="float" office:value="0.3583918" calcext:value-type="float">
            <text:p>0.3583918</text:p>
          </table:table-cell>
          <table:table-cell office:value-type="float" office:value="0.3816232" calcext:value-type="float">
            <text:p>0.3816232</text:p>
          </table:table-cell>
          <table:table-cell office:value-type="float" office:value="0.3998589" calcext:value-type="float">
            <text:p>0.39985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381E-015" calcext:value-type="float">
            <text:p>1.920381E-15</text:p>
          </table:table-cell>
          <table:table-cell office:value-type="float" office:value="1.949832E-015" calcext:value-type="float">
            <text:p>1.949832E-15</text:p>
          </table:table-cell>
          <table:table-cell office:value-type="float" office:value="1.978723E-015" calcext:value-type="float">
            <text:p>1.978723E-15</text:p>
          </table:table-cell>
          <table:table-cell office:value-type="float" office:value="1.984262E-015" calcext:value-type="float">
            <text:p>1.984262E-15</text:p>
          </table:table-cell>
          <table:table-cell office:value-type="float" office:value="9.501469E-016" calcext:value-type="float">
            <text:p>9.50146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113" calcext:value-type="float">
            <text:p>-43.113</text:p>
          </table:table-cell>
          <table:table-cell office:value-type="float" office:value="-1.952147" calcext:value-type="float">
            <text:p>-1.952147</text:p>
          </table:table-cell>
          <table:table-cell office:value-type="float" office:value="-1.950037" calcext:value-type="float">
            <text:p>-1.950037</text:p>
          </table:table-cell>
          <table:table-cell office:value-type="float" office:value="-1.901105" calcext:value-type="float">
            <text:p>-1.901105</text:p>
          </table:table-cell>
          <table:table-cell office:value-type="float" office:value="-1.837116" calcext:value-type="float">
            <text:p>-1.837116</text:p>
          </table:table-cell>
          <table:table-cell office:value-type="float" office:value="-1.031525" calcext:value-type="float">
            <text:p>-1.031525</text:p>
          </table:table-cell>
          <table:table-cell office:value-type="float" office:value="-0.8579844" calcext:value-type="float">
            <text:p>-0.8579844</text:p>
          </table:table-cell>
          <table:table-cell office:value-type="float" office:value="-0.1383918" calcext:value-type="float">
            <text:p>-0.1383918</text:p>
          </table:table-cell>
          <table:table-cell office:value-type="float" office:value="-0.04829531" calcext:value-type="float">
            <text:p>-0.04829531</text:p>
          </table:table-cell>
          <table:table-cell office:value-type="float" office:value="-0.02424862" calcext:value-type="float">
            <text:p>-0.0242486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2.87374" calcext:value-type="float">
            <text:p>-22.87374</text:p>
          </table:table-cell>
          <table:table-cell office:value-type="float" office:value="0.004793422" calcext:value-type="float">
            <text:p>0.0047934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25779" calcext:value-type="float">
            <text:p>-2.2257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415.5053" calcext:value-type="float">
            <text:p>415.5053</text:p>
          </table:table-cell>
          <table:table-cell office:value-type="float" office:value="382.1884" calcext:value-type="float">
            <text:p>382.188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08.575" calcext:value-type="float">
            <text:p>1008.575</text:p>
          </table:table-cell>
          <table:table-cell office:value-type="float" office:value="14.0274" calcext:value-type="float">
            <text:p>14.0274</text:p>
          </table:table-cell>
          <table:table-cell office:value-type="float" office:value="0" calcext:value-type="float">
            <text:p>0</text:p>
          </table:table-cell>
          <table:table-cell office:value-type="float" office:value="0.1198361" calcext:value-type="float">
            <text:p>0.1198361</text:p>
          </table:table-cell>
          <table:table-cell office:value-type="float" office:value="0.1807481" calcext:value-type="float">
            <text:p>0.1807481</text:p>
          </table:table-cell>
          <table:table-cell office:value-type="float" office:value="0.1802698" calcext:value-type="float">
            <text:p>0.1802698</text:p>
          </table:table-cell>
          <table:table-cell office:value-type="float" office:value="0.1801752" calcext:value-type="float">
            <text:p>0.1801752</text:p>
          </table:table-cell>
          <table:table-cell office:value-type="float" office:value="0.1811239" calcext:value-type="float">
            <text:p>0.1811239</text:p>
          </table:table-cell>
          <table:table-cell office:value-type="float" office:value="0.1697812" calcext:value-type="float">
            <text:p>0.1697812</text:p>
          </table:table-cell>
          <table:table-cell office:value-type="float" office:value="0.166823" calcext:value-type="float">
            <text:p>0.166823</text:p>
          </table:table-cell>
          <table:table-cell office:value-type="float" office:value="0.299646" calcext:value-type="float">
            <text:p>0.299646</text:p>
          </table:table-cell>
          <table:table-cell office:value-type="float" office:value="0.3306327" calcext:value-type="float">
            <text:p>0.3306327</text:p>
          </table:table-cell>
          <table:table-cell office:value-type="float" office:value="0.3574893" calcext:value-type="float">
            <text:p>0.3574893</text:p>
          </table:table-cell>
          <table:table-cell office:value-type="float" office:value="0.3807324" calcext:value-type="float">
            <text:p>0.3807324</text:p>
          </table:table-cell>
          <table:table-cell office:value-type="float" office:value="0.3994502" calcext:value-type="float">
            <text:p>0.39945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551E-015" calcext:value-type="float">
            <text:p>1.920551E-15</text:p>
          </table:table-cell>
          <table:table-cell office:value-type="float" office:value="1.949819E-015" calcext:value-type="float">
            <text:p>1.949819E-15</text:p>
          </table:table-cell>
          <table:table-cell office:value-type="float" office:value="1.97871E-015" calcext:value-type="float">
            <text:p>1.97871E-15</text:p>
          </table:table-cell>
          <table:table-cell office:value-type="float" office:value="1.984258E-015" calcext:value-type="float">
            <text:p>1.984258E-15</text:p>
          </table:table-cell>
          <table:table-cell office:value-type="float" office:value="9.501317E-016" calcext:value-type="float">
            <text:p>9.50131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55597" calcext:value-type="float">
            <text:p>-42.55597</text:p>
          </table:table-cell>
          <table:table-cell office:value-type="float" office:value="-1.778331" calcext:value-type="float">
            <text:p>-1.778331</text:p>
          </table:table-cell>
          <table:table-cell office:value-type="float" office:value="-1.810129" calcext:value-type="float">
            <text:p>-1.810129</text:p>
          </table:table-cell>
          <table:table-cell office:value-type="float" office:value="-1.816508" calcext:value-type="float">
            <text:p>-1.816508</text:p>
          </table:table-cell>
          <table:table-cell office:value-type="float" office:value="-1.745162" calcext:value-type="float">
            <text:p>-1.745162</text:p>
          </table:table-cell>
          <table:table-cell office:value-type="float" office:value="-1.106554" calcext:value-type="float">
            <text:p>-1.106554</text:p>
          </table:table-cell>
          <table:table-cell office:value-type="float" office:value="-0.9486163" calcext:value-type="float">
            <text:p>-0.9486163</text:p>
          </table:table-cell>
          <table:table-cell office:value-type="float" office:value="-0.1531677" calcext:value-type="float">
            <text:p>-0.1531677</text:p>
          </table:table-cell>
          <table:table-cell office:value-type="float" office:value="-0.05044287" calcext:value-type="float">
            <text:p>-0.05044287</text:p>
          </table:table-cell>
          <table:table-cell office:value-type="float" office:value="-0.02531788" calcext:value-type="float">
            <text:p>-0.0253178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6.65254" calcext:value-type="float">
            <text:p>-26.65254</text:p>
          </table:table-cell>
          <table:table-cell office:value-type="float" office:value="0.004770466" calcext:value-type="float">
            <text:p>0.0047704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28646" calcext:value-type="float">
            <text:p>-2.2286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415.5053" calcext:value-type="float">
            <text:p>415.5053</text:p>
          </table:table-cell>
          <table:table-cell office:value-type="float" office:value="385.4088" calcext:value-type="float">
            <text:p>385.408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05.42" calcext:value-type="float">
            <text:p>1005.42</text:p>
          </table:table-cell>
          <table:table-cell office:value-type="float" office:value="13.96235" calcext:value-type="float">
            <text:p>13.96235</text:p>
          </table:table-cell>
          <table:table-cell office:value-type="float" office:value="0" calcext:value-type="float">
            <text:p>0</text:p>
          </table:table-cell>
          <table:table-cell office:value-type="float" office:value="0.1153099" calcext:value-type="float">
            <text:p>0.1153099</text:p>
          </table:table-cell>
          <table:table-cell office:value-type="float" office:value="0.1796907" calcext:value-type="float">
            <text:p>0.1796907</text:p>
          </table:table-cell>
          <table:table-cell office:value-type="float" office:value="0.1795365" calcext:value-type="float">
            <text:p>0.1795365</text:p>
          </table:table-cell>
          <table:table-cell office:value-type="float" office:value="0.1796924" calcext:value-type="float">
            <text:p>0.1796924</text:p>
          </table:table-cell>
          <table:table-cell office:value-type="float" office:value="0.1802971" calcext:value-type="float">
            <text:p>0.1802971</text:p>
          </table:table-cell>
          <table:table-cell office:value-type="float" office:value="0.1677969" calcext:value-type="float">
            <text:p>0.1677969</text:p>
          </table:table-cell>
          <table:table-cell office:value-type="float" office:value="0.1638325" calcext:value-type="float">
            <text:p>0.1638325</text:p>
          </table:table-cell>
          <table:table-cell office:value-type="float" office:value="0.2956471" calcext:value-type="float">
            <text:p>0.2956471</text:p>
          </table:table-cell>
          <table:table-cell office:value-type="float" office:value="0.3288975" calcext:value-type="float">
            <text:p>0.3288975</text:p>
          </table:table-cell>
          <table:table-cell office:value-type="float" office:value="0.3564995" calcext:value-type="float">
            <text:p>0.3564995</text:p>
          </table:table-cell>
          <table:table-cell office:value-type="float" office:value="0.379733" calcext:value-type="float">
            <text:p>0.379733</text:p>
          </table:table-cell>
          <table:table-cell office:value-type="float" office:value="0.3989224" calcext:value-type="float">
            <text:p>0.3989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713E-015" calcext:value-type="float">
            <text:p>1.920713E-15</text:p>
          </table:table-cell>
          <table:table-cell office:value-type="float" office:value="1.949809E-015" calcext:value-type="float">
            <text:p>1.949809E-15</text:p>
          </table:table-cell>
          <table:table-cell office:value-type="float" office:value="1.978697E-015" calcext:value-type="float">
            <text:p>1.978697E-15</text:p>
          </table:table-cell>
          <table:table-cell office:value-type="float" office:value="1.984256E-015" calcext:value-type="float">
            <text:p>1.984256E-15</text:p>
          </table:table-cell>
          <table:table-cell office:value-type="float" office:value="9.501157E-016" calcext:value-type="float">
            <text:p>9.50115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5558" calcext:value-type="float">
            <text:p>-57.55558</text:p>
          </table:table-cell>
          <table:table-cell office:value-type="float" office:value="-1.860537" calcext:value-type="float">
            <text:p>-1.860537</text:p>
          </table:table-cell>
          <table:table-cell office:value-type="float" office:value="-1.868027" calcext:value-type="float">
            <text:p>-1.868027</text:p>
          </table:table-cell>
          <table:table-cell office:value-type="float" office:value="-1.854471" calcext:value-type="float">
            <text:p>-1.854471</text:p>
          </table:table-cell>
          <table:table-cell office:value-type="float" office:value="-1.807647" calcext:value-type="float">
            <text:p>-1.807647</text:p>
          </table:table-cell>
          <table:table-cell office:value-type="float" office:value="-1.210843" calcext:value-type="float">
            <text:p>-1.210843</text:p>
          </table:table-cell>
          <table:table-cell office:value-type="float" office:value="-1.079186" calcext:value-type="float">
            <text:p>-1.079186</text:p>
          </table:table-cell>
          <table:table-cell office:value-type="float" office:value="-0.1723081" calcext:value-type="float">
            <text:p>-0.1723081</text:p>
          </table:table-cell>
          <table:table-cell office:value-type="float" office:value="-0.05298496" calcext:value-type="float">
            <text:p>-0.05298496</text:p>
          </table:table-cell>
          <table:table-cell office:value-type="float" office:value="-0.026549" calcext:value-type="float">
            <text:p>-0.02654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5.88058" calcext:value-type="float">
            <text:p>-35.88058</text:p>
          </table:table-cell>
          <table:table-cell office:value-type="float" office:value="0.004749241" calcext:value-type="float">
            <text:p>0.0047492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31942" calcext:value-type="float">
            <text:p>-2.2319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415.5053" calcext:value-type="float">
            <text:p>415.5053</text:p>
          </table:table-cell>
          <table:table-cell office:value-type="float" office:value="388.2646" calcext:value-type="float">
            <text:p>388.264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1002.641" calcext:value-type="float">
            <text:p>1002.641</text:p>
          </table:table-cell>
          <table:table-cell office:value-type="float" office:value="13.88521" calcext:value-type="float">
            <text:p>13.88521</text:p>
          </table:table-cell>
          <table:table-cell office:value-type="float" office:value="0" calcext:value-type="float">
            <text:p>0</text:p>
          </table:table-cell>
          <table:table-cell office:value-type="float" office:value="0.1140548" calcext:value-type="float">
            <text:p>0.1140548</text:p>
          </table:table-cell>
          <table:table-cell office:value-type="float" office:value="0.1800131" calcext:value-type="float">
            <text:p>0.1800131</text:p>
          </table:table-cell>
          <table:table-cell office:value-type="float" office:value="0.1797972" calcext:value-type="float">
            <text:p>0.1797972</text:p>
          </table:table-cell>
          <table:table-cell office:value-type="float" office:value="0.1798384" calcext:value-type="float">
            <text:p>0.1798384</text:p>
          </table:table-cell>
          <table:table-cell office:value-type="float" office:value="0.1803498" calcext:value-type="float">
            <text:p>0.1803498</text:p>
          </table:table-cell>
          <table:table-cell office:value-type="float" office:value="0.1663416" calcext:value-type="float">
            <text:p>0.1663416</text:p>
          </table:table-cell>
          <table:table-cell office:value-type="float" office:value="0.1618404" calcext:value-type="float">
            <text:p>0.1618404</text:p>
          </table:table-cell>
          <table:table-cell office:value-type="float" office:value="0.291811" calcext:value-type="float">
            <text:p>0.291811</text:p>
          </table:table-cell>
          <table:table-cell office:value-type="float" office:value="0.327218" calcext:value-type="float">
            <text:p>0.327218</text:p>
          </table:table-cell>
          <table:table-cell office:value-type="float" office:value="0.3556141" calcext:value-type="float">
            <text:p>0.3556141</text:p>
          </table:table-cell>
          <table:table-cell office:value-type="float" office:value="0.3788009" calcext:value-type="float">
            <text:p>0.3788009</text:p>
          </table:table-cell>
          <table:table-cell office:value-type="float" office:value="0.3982974" calcext:value-type="float">
            <text:p>0.39829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866E-015" calcext:value-type="float">
            <text:p>1.920866E-15</text:p>
          </table:table-cell>
          <table:table-cell office:value-type="float" office:value="1.949804E-015" calcext:value-type="float">
            <text:p>1.949804E-15</text:p>
          </table:table-cell>
          <table:table-cell office:value-type="float" office:value="1.978685E-015" calcext:value-type="float">
            <text:p>1.978685E-15</text:p>
          </table:table-cell>
          <table:table-cell office:value-type="float" office:value="1.984252E-015" calcext:value-type="float">
            <text:p>1.984252E-15</text:p>
          </table:table-cell>
          <table:table-cell office:value-type="float" office:value="9.500997E-016" calcext:value-type="float">
            <text:p>9.50099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99958" calcext:value-type="float">
            <text:p>-61.99958</text:p>
          </table:table-cell>
          <table:table-cell office:value-type="float" office:value="-1.835554" calcext:value-type="float">
            <text:p>-1.835554</text:p>
          </table:table-cell>
          <table:table-cell office:value-type="float" office:value="-1.847255" calcext:value-type="float">
            <text:p>-1.847255</text:p>
          </table:table-cell>
          <table:table-cell office:value-type="float" office:value="-1.842919" calcext:value-type="float">
            <text:p>-1.842919</text:p>
          </table:table-cell>
          <table:table-cell office:value-type="float" office:value="-1.803566" calcext:value-type="float">
            <text:p>-1.803566</text:p>
          </table:table-cell>
          <table:table-cell office:value-type="float" office:value="-1.294409" calcext:value-type="float">
            <text:p>-1.294409</text:p>
          </table:table-cell>
          <table:table-cell office:value-type="float" office:value="-1.177437" calcext:value-type="float">
            <text:p>-1.177437</text:p>
          </table:table-cell>
          <table:table-cell office:value-type="float" office:value="-0.193214" calcext:value-type="float">
            <text:p>-0.193214</text:p>
          </table:table-cell>
          <table:table-cell office:value-type="float" office:value="-0.0555829" calcext:value-type="float">
            <text:p>-0.0555829</text:p>
          </table:table-cell>
          <table:table-cell office:value-type="float" office:value="-0.02770296" calcext:value-type="float">
            <text:p>-0.0277029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2.36906" calcext:value-type="float">
            <text:p>-42.36906</text:p>
          </table:table-cell>
          <table:table-cell office:value-type="float" office:value="0.004733714" calcext:value-type="float">
            <text:p>0.00473371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35823" calcext:value-type="float">
            <text:p>-2.2358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415.5053" calcext:value-type="float">
            <text:p>415.5053</text:p>
          </table:table-cell>
          <table:table-cell office:value-type="float" office:value="391.6534" calcext:value-type="float">
            <text:p>391.653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9.3439" calcext:value-type="float">
            <text:p>999.3439</text:p>
          </table:table-cell>
          <table:table-cell office:value-type="float" office:value="13.79361" calcext:value-type="float">
            <text:p>13.79361</text:p>
          </table:table-cell>
          <table:table-cell office:value-type="float" office:value="0" calcext:value-type="float">
            <text:p>0</text:p>
          </table:table-cell>
          <table:table-cell office:value-type="float" office:value="0.1113517" calcext:value-type="float">
            <text:p>0.1113517</text:p>
          </table:table-cell>
          <table:table-cell office:value-type="float" office:value="0.1788436" calcext:value-type="float">
            <text:p>0.1788436</text:p>
          </table:table-cell>
          <table:table-cell office:value-type="float" office:value="0.1786572" calcext:value-type="float">
            <text:p>0.1786572</text:p>
          </table:table-cell>
          <table:table-cell office:value-type="float" office:value="0.1789403" calcext:value-type="float">
            <text:p>0.1789403</text:p>
          </table:table-cell>
          <table:table-cell office:value-type="float" office:value="0.179294" calcext:value-type="float">
            <text:p>0.179294</text:p>
          </table:table-cell>
          <table:table-cell office:value-type="float" office:value="0.1647017" calcext:value-type="float">
            <text:p>0.1647017</text:p>
          </table:table-cell>
          <table:table-cell office:value-type="float" office:value="0.1595912" calcext:value-type="float">
            <text:p>0.1595912</text:p>
          </table:table-cell>
          <table:table-cell office:value-type="float" office:value="0.2875627" calcext:value-type="float">
            <text:p>0.2875627</text:p>
          </table:table-cell>
          <table:table-cell office:value-type="float" office:value="0.3254182" calcext:value-type="float">
            <text:p>0.3254182</text:p>
          </table:table-cell>
          <table:table-cell office:value-type="float" office:value="0.354566" calcext:value-type="float">
            <text:p>0.354566</text:p>
          </table:table-cell>
          <table:table-cell office:value-type="float" office:value="0.3777741" calcext:value-type="float">
            <text:p>0.3777741</text:p>
          </table:table-cell>
          <table:table-cell office:value-type="float" office:value="0.3977239" calcext:value-type="float">
            <text:p>0.3977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022E-015" calcext:value-type="float">
            <text:p>1.921022E-15</text:p>
          </table:table-cell>
          <table:table-cell office:value-type="float" office:value="1.949796E-015" calcext:value-type="float">
            <text:p>1.949796E-15</text:p>
          </table:table-cell>
          <table:table-cell office:value-type="float" office:value="1.978673E-015" calcext:value-type="float">
            <text:p>1.978673E-15</text:p>
          </table:table-cell>
          <table:table-cell office:value-type="float" office:value="1.984248E-015" calcext:value-type="float">
            <text:p>1.984248E-15</text:p>
          </table:table-cell>
          <table:table-cell office:value-type="float" office:value="9.500836E-016" calcext:value-type="float">
            <text:p>9.50083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1154" calcext:value-type="float">
            <text:p>-75.51154</text:p>
          </table:table-cell>
          <table:table-cell office:value-type="float" office:value="-1.930372" calcext:value-type="float">
            <text:p>-1.930372</text:p>
          </table:table-cell>
          <table:table-cell office:value-type="float" office:value="-1.940185" calcext:value-type="float">
            <text:p>-1.940185</text:p>
          </table:table-cell>
          <table:table-cell office:value-type="float" office:value="-1.915407" calcext:value-type="float">
            <text:p>-1.915407</text:p>
          </table:table-cell>
          <table:table-cell office:value-type="float" office:value="-1.887086" calcext:value-type="float">
            <text:p>-1.887086</text:p>
          </table:table-cell>
          <table:table-cell office:value-type="float" office:value="-1.396449" calcext:value-type="float">
            <text:p>-1.396449</text:p>
          </table:table-cell>
          <table:table-cell office:value-type="float" office:value="-1.300963" calcext:value-type="float">
            <text:p>-1.300963</text:p>
          </table:table-cell>
          <table:table-cell office:value-type="float" office:value="-0.2197118" calcext:value-type="float">
            <text:p>-0.2197118</text:p>
          </table:table-cell>
          <table:table-cell office:value-type="float" office:value="-0.05852235" calcext:value-type="float">
            <text:p>-0.05852235</text:p>
          </table:table-cell>
          <table:table-cell office:value-type="float" office:value="-0.02913538" calcext:value-type="float">
            <text:p>-0.0291353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52.35302" calcext:value-type="float">
            <text:p>-52.35302</text:p>
          </table:table-cell>
          <table:table-cell office:value-type="float" office:value="0.004718973" calcext:value-type="float">
            <text:p>0.0047189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4031" calcext:value-type="float">
            <text:p>-2.240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417.7053" calcext:value-type="float">
            <text:p>417.7053</text:p>
          </table:table-cell>
          <table:table-cell office:value-type="float" office:value="395.8867" calcext:value-type="float">
            <text:p>395.8867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7.3373" calcext:value-type="float">
            <text:p>997.3373</text:p>
          </table:table-cell>
          <table:table-cell office:value-type="float" office:value="13.76702" calcext:value-type="float">
            <text:p>13.76702</text:p>
          </table:table-cell>
          <table:table-cell office:value-type="float" office:value="0" calcext:value-type="float">
            <text:p>0</text:p>
          </table:table-cell>
          <table:table-cell office:value-type="float" office:value="0.1428931" calcext:value-type="float">
            <text:p>0.1428931</text:p>
          </table:table-cell>
          <table:table-cell office:value-type="float" office:value="0.1791926" calcext:value-type="float">
            <text:p>0.1791926</text:p>
          </table:table-cell>
          <table:table-cell office:value-type="float" office:value="0.1796571" calcext:value-type="float">
            <text:p>0.1796571</text:p>
          </table:table-cell>
          <table:table-cell office:value-type="float" office:value="0.1796268" calcext:value-type="float">
            <text:p>0.1796268</text:p>
          </table:table-cell>
          <table:table-cell office:value-type="float" office:value="0.1800304" calcext:value-type="float">
            <text:p>0.1800304</text:p>
          </table:table-cell>
          <table:table-cell office:value-type="float" office:value="0.1639088" calcext:value-type="float">
            <text:p>0.1639088</text:p>
          </table:table-cell>
          <table:table-cell office:value-type="float" office:value="0.1588386" calcext:value-type="float">
            <text:p>0.1588386</text:p>
          </table:table-cell>
          <table:table-cell office:value-type="float" office:value="0.2841667" calcext:value-type="float">
            <text:p>0.2841667</text:p>
          </table:table-cell>
          <table:table-cell office:value-type="float" office:value="0.3238893" calcext:value-type="float">
            <text:p>0.3238893</text:p>
          </table:table-cell>
          <table:table-cell office:value-type="float" office:value="0.3536867" calcext:value-type="float">
            <text:p>0.3536867</text:p>
          </table:table-cell>
          <table:table-cell office:value-type="float" office:value="0.3769429" calcext:value-type="float">
            <text:p>0.3769429</text:p>
          </table:table-cell>
          <table:table-cell office:value-type="float" office:value="0.3973302" calcext:value-type="float">
            <text:p>0.39733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177E-015" calcext:value-type="float">
            <text:p>1.921177E-15</text:p>
          </table:table-cell>
          <table:table-cell office:value-type="float" office:value="1.94979E-015" calcext:value-type="float">
            <text:p>1.94979E-15</text:p>
          </table:table-cell>
          <table:table-cell office:value-type="float" office:value="1.978659E-015" calcext:value-type="float">
            <text:p>1.978659E-15</text:p>
          </table:table-cell>
          <table:table-cell office:value-type="float" office:value="1.984247E-015" calcext:value-type="float">
            <text:p>1.984247E-15</text:p>
          </table:table-cell>
          <table:table-cell office:value-type="float" office:value="9.500668E-016" calcext:value-type="float">
            <text:p>9.50066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1886" calcext:value-type="float">
            <text:p>-10.81886</text:p>
          </table:table-cell>
          <table:table-cell office:value-type="float" office:value="-1.89978" calcext:value-type="float">
            <text:p>-1.89978</text:p>
          </table:table-cell>
          <table:table-cell office:value-type="float" office:value="-1.858292" calcext:value-type="float">
            <text:p>-1.858292</text:p>
          </table:table-cell>
          <table:table-cell office:value-type="float" office:value="-1.859677" calcext:value-type="float">
            <text:p>-1.859677</text:p>
          </table:table-cell>
          <table:table-cell office:value-type="float" office:value="-1.828228" calcext:value-type="float">
            <text:p>-1.828228</text:p>
          </table:table-cell>
          <table:table-cell office:value-type="float" office:value="-1.449066" calcext:value-type="float">
            <text:p>-1.449066</text:p>
          </table:table-cell>
          <table:table-cell office:value-type="float" office:value="-1.345438" calcext:value-type="float">
            <text:p>-1.345438</text:p>
          </table:table-cell>
          <table:table-cell office:value-type="float" office:value="-0.2438287" calcext:value-type="float">
            <text:p>-0.2438287</text:p>
          </table:table-cell>
          <table:table-cell office:value-type="float" office:value="-0.06115533" calcext:value-type="float">
            <text:p>-0.06115533</text:p>
          </table:table-cell>
          <table:table-cell office:value-type="float" office:value="-0.03040102" calcext:value-type="float">
            <text:p>-0.0304010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2.4121" calcext:value-type="float">
            <text:p>-12.4121</text:p>
          </table:table-cell>
          <table:table-cell office:value-type="float" office:value="0.004649197" calcext:value-type="float">
            <text:p>0.0046491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4648" calcext:value-type="float">
            <text:p>-2.246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417.7053" calcext:value-type="float">
            <text:p>417.7053</text:p>
          </table:table-cell>
          <table:table-cell office:value-type="float" office:value="399.5432" calcext:value-type="float">
            <text:p>399.5432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3.681" calcext:value-type="float">
            <text:p>993.681</text:p>
          </table:table-cell>
          <table:table-cell office:value-type="float" office:value="13.76702" calcext:value-type="float">
            <text:p>13.76702</text:p>
          </table:table-cell>
          <table:table-cell office:value-type="float" office:value="0" calcext:value-type="float">
            <text:p>0</text:p>
          </table:table-cell>
          <table:table-cell office:value-type="float" office:value="0.1139025" calcext:value-type="float">
            <text:p>0.1139025</text:p>
          </table:table-cell>
          <table:table-cell office:value-type="float" office:value="0.1786957" calcext:value-type="float">
            <text:p>0.1786957</text:p>
          </table:table-cell>
          <table:table-cell office:value-type="float" office:value="0.1785183" calcext:value-type="float">
            <text:p>0.1785183</text:p>
          </table:table-cell>
          <table:table-cell office:value-type="float" office:value="0.1787451" calcext:value-type="float">
            <text:p>0.1787451</text:p>
          </table:table-cell>
          <table:table-cell office:value-type="float" office:value="0.1789726" calcext:value-type="float">
            <text:p>0.1789726</text:p>
          </table:table-cell>
          <table:table-cell office:value-type="float" office:value="0.1626658" calcext:value-type="float">
            <text:p>0.1626658</text:p>
          </table:table-cell>
          <table:table-cell office:value-type="float" office:value="0.1571652" calcext:value-type="float">
            <text:p>0.1571652</text:p>
          </table:table-cell>
          <table:table-cell office:value-type="float" office:value="0.2798205" calcext:value-type="float">
            <text:p>0.2798205</text:p>
          </table:table-cell>
          <table:table-cell office:value-type="float" office:value="0.3220232" calcext:value-type="float">
            <text:p>0.3220232</text:p>
          </table:table-cell>
          <table:table-cell office:value-type="float" office:value="0.3526224" calcext:value-type="float">
            <text:p>0.3526224</text:p>
          </table:table-cell>
          <table:table-cell office:value-type="float" office:value="0.3758423" calcext:value-type="float">
            <text:p>0.3758423</text:p>
          </table:table-cell>
          <table:table-cell office:value-type="float" office:value="0.3966491" calcext:value-type="float">
            <text:p>0.39664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326E-015" calcext:value-type="float">
            <text:p>1.921326E-15</text:p>
          </table:table-cell>
          <table:table-cell office:value-type="float" office:value="1.949784E-015" calcext:value-type="float">
            <text:p>1.949784E-15</text:p>
          </table:table-cell>
          <table:table-cell office:value-type="float" office:value="1.978648E-015" calcext:value-type="float">
            <text:p>1.978648E-15</text:p>
          </table:table-cell>
          <table:table-cell office:value-type="float" office:value="1.984244E-015" calcext:value-type="float">
            <text:p>1.984244E-15</text:p>
          </table:table-cell>
          <table:table-cell office:value-type="float" office:value="9.500507E-016" calcext:value-type="float">
            <text:p>9.50050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58646" calcext:value-type="float">
            <text:p>-62.58646</text:p>
          </table:table-cell>
          <table:table-cell office:value-type="float" office:value="-1.943065" calcext:value-type="float">
            <text:p>-1.943065</text:p>
          </table:table-cell>
          <table:table-cell office:value-type="float" office:value="-1.951949" calcext:value-type="float">
            <text:p>-1.951949</text:p>
          </table:table-cell>
          <table:table-cell office:value-type="float" office:value="-1.931651" calcext:value-type="float">
            <text:p>-1.931651</text:p>
          </table:table-cell>
          <table:table-cell office:value-type="float" office:value="-1.913328" calcext:value-type="float">
            <text:p>-1.913328</text:p>
          </table:table-cell>
          <table:table-cell office:value-type="float" office:value="-1.536076" calcext:value-type="float">
            <text:p>-1.536076</text:p>
          </table:table-cell>
          <table:table-cell office:value-type="float" office:value="-1.450837" calcext:value-type="float">
            <text:p>-1.450837</text:p>
          </table:table-cell>
          <table:table-cell office:value-type="float" office:value="-0.2791145" calcext:value-type="float">
            <text:p>-0.2791145</text:p>
          </table:table-cell>
          <table:table-cell office:value-type="float" office:value="-0.06454951" calcext:value-type="float">
            <text:p>-0.06454951</text:p>
          </table:table-cell>
          <table:table-cell office:value-type="float" office:value="-0.03200969" calcext:value-type="float">
            <text:p>-0.0320096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7.48138" calcext:value-type="float">
            <text:p>-37.48138</text:p>
          </table:table-cell>
          <table:table-cell office:value-type="float" office:value="0.004628122" calcext:value-type="float">
            <text:p>0.0046281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52454" calcext:value-type="float">
            <text:p>-2.2524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420.2054" calcext:value-type="float">
            <text:p>420.2054</text:p>
          </table:table-cell>
          <table:table-cell office:value-type="float" office:value="401.9933" calcext:value-type="float">
            <text:p>401.993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3.7216" calcext:value-type="float">
            <text:p>993.7216</text:p>
          </table:table-cell>
          <table:table-cell office:value-type="float" office:value="13.77594" calcext:value-type="float">
            <text:p>13.77594</text:p>
          </table:table-cell>
          <table:table-cell office:value-type="float" office:value="0" calcext:value-type="float">
            <text:p>0</text:p>
          </table:table-cell>
          <table:table-cell office:value-type="float" office:value="0.1828795" calcext:value-type="float">
            <text:p>0.1828795</text:p>
          </table:table-cell>
          <table:table-cell office:value-type="float" office:value="0.1831555" calcext:value-type="float">
            <text:p>0.1831555</text:p>
          </table:table-cell>
          <table:table-cell office:value-type="float" office:value="0.1810703" calcext:value-type="float">
            <text:p>0.1810703</text:p>
          </table:table-cell>
          <table:table-cell office:value-type="float" office:value="0.1804184" calcext:value-type="float">
            <text:p>0.1804184</text:p>
          </table:table-cell>
          <table:table-cell office:value-type="float" office:value="0.1808434" calcext:value-type="float">
            <text:p>0.1808434</text:p>
          </table:table-cell>
          <table:table-cell office:value-type="float" office:value="0.1624315" calcext:value-type="float">
            <text:p>0.1624315</text:p>
          </table:table-cell>
          <table:table-cell office:value-type="float" office:value="0.1572688" calcext:value-type="float">
            <text:p>0.1572688</text:p>
          </table:table-cell>
          <table:table-cell office:value-type="float" office:value="0.2768416" calcext:value-type="float">
            <text:p>0.2768416</text:p>
          </table:table-cell>
          <table:table-cell office:value-type="float" office:value="0.3206323" calcext:value-type="float">
            <text:p>0.3206323</text:p>
          </table:table-cell>
          <table:table-cell office:value-type="float" office:value="0.3518567" calcext:value-type="float">
            <text:p>0.3518567</text:p>
          </table:table-cell>
          <table:table-cell office:value-type="float" office:value="0.3750396" calcext:value-type="float">
            <text:p>0.3750396</text:p>
          </table:table-cell>
          <table:table-cell office:value-type="float" office:value="0.3960655" calcext:value-type="float">
            <text:p>0.39606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453E-015" calcext:value-type="float">
            <text:p>1.921453E-15</text:p>
          </table:table-cell>
          <table:table-cell office:value-type="float" office:value="1.949773E-015" calcext:value-type="float">
            <text:p>1.949773E-15</text:p>
          </table:table-cell>
          <table:table-cell office:value-type="float" office:value="1.978644E-015" calcext:value-type="float">
            <text:p>1.978644E-15</text:p>
          </table:table-cell>
          <table:table-cell office:value-type="float" office:value="1.984239E-015" calcext:value-type="float">
            <text:p>1.984239E-15</text:p>
          </table:table-cell>
          <table:table-cell office:value-type="float" office:value="9.500351E-016" calcext:value-type="float">
            <text:p>9.50035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647" calcext:value-type="float">
            <text:p>-1.60647</text:p>
          </table:table-cell>
          <table:table-cell office:value-type="float" office:value="-1.606245" calcext:value-type="float">
            <text:p>-1.606245</text:p>
          </table:table-cell>
          <table:table-cell office:value-type="float" office:value="-1.749833" calcext:value-type="float">
            <text:p>-1.749833</text:p>
          </table:table-cell>
          <table:table-cell office:value-type="float" office:value="-1.797984" calcext:value-type="float">
            <text:p>-1.797984</text:p>
          </table:table-cell>
          <table:table-cell office:value-type="float" office:value="-1.766105" calcext:value-type="float">
            <text:p>-1.766105</text:p>
          </table:table-cell>
          <table:table-cell office:value-type="float" office:value="-1.553219" calcext:value-type="float">
            <text:p>-1.553219</text:p>
          </table:table-cell>
          <table:table-cell office:value-type="float" office:value="-1.444217" calcext:value-type="float">
            <text:p>-1.444217</text:p>
          </table:table-cell>
          <table:table-cell office:value-type="float" office:value="-0.3066277" calcext:value-type="float">
            <text:p>-0.3066277</text:p>
          </table:table-cell>
          <table:table-cell office:value-type="float" office:value="-0.06721903" calcext:value-type="float">
            <text:p>-0.06721903</text:p>
          </table:table-cell>
          <table:table-cell office:value-type="float" office:value="-0.03312652" calcext:value-type="float">
            <text:p>-0.0331265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5527771" calcext:value-type="float">
            <text:p>-0.05527771</text:p>
          </table:table-cell>
          <table:table-cell office:value-type="float" office:value="0.004588494" calcext:value-type="float">
            <text:p>0.0045884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58319" calcext:value-type="float">
            <text:p>-2.2583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420.3054" calcext:value-type="float">
            <text:p>420.3054</text:p>
          </table:table-cell>
          <table:table-cell office:value-type="float" office:value="405.361" calcext:value-type="float">
            <text:p>405.361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0.454" calcext:value-type="float">
            <text:p>990.454</text:p>
          </table:table-cell>
          <table:table-cell office:value-type="float" office:value="13.77597" calcext:value-type="float">
            <text:p>13.77597</text:p>
          </table:table-cell>
          <table:table-cell office:value-type="float" office:value="0" calcext:value-type="float">
            <text:p>0</text:p>
          </table:table-cell>
          <table:table-cell office:value-type="float" office:value="0.1457377" calcext:value-type="float">
            <text:p>0.1457377</text:p>
          </table:table-cell>
          <table:table-cell office:value-type="float" office:value="0.1829468" calcext:value-type="float">
            <text:p>0.1829468</text:p>
          </table:table-cell>
          <table:table-cell office:value-type="float" office:value="0.1831122" calcext:value-type="float">
            <text:p>0.1831122</text:p>
          </table:table-cell>
          <table:table-cell office:value-type="float" office:value="0.1822812" calcext:value-type="float">
            <text:p>0.1822812</text:p>
          </table:table-cell>
          <table:table-cell office:value-type="float" office:value="0.1826533" calcext:value-type="float">
            <text:p>0.1826533</text:p>
          </table:table-cell>
          <table:table-cell office:value-type="float" office:value="0.1625153" calcext:value-type="float">
            <text:p>0.1625153</text:p>
          </table:table-cell>
          <table:table-cell office:value-type="float" office:value="0.1576594" calcext:value-type="float">
            <text:p>0.1576594</text:p>
          </table:table-cell>
          <table:table-cell office:value-type="float" office:value="0.2741098" calcext:value-type="float">
            <text:p>0.2741098</text:p>
          </table:table-cell>
          <table:table-cell office:value-type="float" office:value="0.3192737" calcext:value-type="float">
            <text:p>0.3192737</text:p>
          </table:table-cell>
          <table:table-cell office:value-type="float" office:value="0.3511826" calcext:value-type="float">
            <text:p>0.3511826</text:p>
          </table:table-cell>
          <table:table-cell office:value-type="float" office:value="0.3743085" calcext:value-type="float">
            <text:p>0.3743085</text:p>
          </table:table-cell>
          <table:table-cell office:value-type="float" office:value="0.3955019" calcext:value-type="float">
            <text:p>0.3955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553E-015" calcext:value-type="float">
            <text:p>1.921553E-15</text:p>
          </table:table-cell>
          <table:table-cell office:value-type="float" office:value="1.949761E-015" calcext:value-type="float">
            <text:p>1.949761E-15</text:p>
          </table:table-cell>
          <table:table-cell office:value-type="float" office:value="1.978646E-015" calcext:value-type="float">
            <text:p>1.978646E-15</text:p>
          </table:table-cell>
          <table:table-cell office:value-type="float" office:value="1.984233E-015" calcext:value-type="float">
            <text:p>1.984233E-15</text:p>
          </table:table-cell>
          <table:table-cell office:value-type="float" office:value="9.50023E-016" calcext:value-type="float">
            <text:p>9.5002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96682" calcext:value-type="float">
            <text:p>-9.296682</text:p>
          </table:table-cell>
          <table:table-cell office:value-type="float" office:value="-1.617284" calcext:value-type="float">
            <text:p>-1.617284</text:p>
          </table:table-cell>
          <table:table-cell office:value-type="float" office:value="-1.60432" calcext:value-type="float">
            <text:p>-1.60432</text:p>
          </table:table-cell>
          <table:table-cell office:value-type="float" office:value="-1.660951" calcext:value-type="float">
            <text:p>-1.660951</text:p>
          </table:table-cell>
          <table:table-cell office:value-type="float" office:value="-1.635249" calcext:value-type="float">
            <text:p>-1.635249</text:p>
          </table:table-cell>
          <table:table-cell office:value-type="float" office:value="-1.547096" calcext:value-type="float">
            <text:p>-1.547096</text:p>
          </table:table-cell>
          <table:table-cell office:value-type="float" office:value="-1.418851" calcext:value-type="float">
            <text:p>-1.418851</text:p>
          </table:table-cell>
          <table:table-cell office:value-type="float" office:value="-0.3344632" calcext:value-type="float">
            <text:p>-0.3344632</text:p>
          </table:table-cell>
          <table:table-cell office:value-type="float" office:value="-0.06993606" calcext:value-type="float">
            <text:p>-0.06993606</text:p>
          </table:table-cell>
          <table:table-cell office:value-type="float" office:value="-0.03374495" calcext:value-type="float">
            <text:p>-0.0337449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0.19309" calcext:value-type="float">
            <text:p>-10.19309</text:p>
          </table:table-cell>
          <table:table-cell office:value-type="float" office:value="0.004528224" calcext:value-type="float">
            <text:p>0.0045282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64595" calcext:value-type="float">
            <text:p>-2.2645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08.9548" calcext:value-type="float">
            <text:p>408.954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90.2456" calcext:value-type="float">
            <text:p>990.2456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2148254" calcext:value-type="float">
            <text:p>0.2148254</text:p>
          </table:table-cell>
          <table:table-cell office:value-type="float" office:value="0.1883136" calcext:value-type="float">
            <text:p>0.1883136</text:p>
          </table:table-cell>
          <table:table-cell office:value-type="float" office:value="0.1856034" calcext:value-type="float">
            <text:p>0.1856034</text:p>
          </table:table-cell>
          <table:table-cell office:value-type="float" office:value="0.1843558" calcext:value-type="float">
            <text:p>0.1843558</text:p>
          </table:table-cell>
          <table:table-cell office:value-type="float" office:value="0.1847319" calcext:value-type="float">
            <text:p>0.1847319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1584476" calcext:value-type="float">
            <text:p>0.1584476</text:p>
          </table:table-cell>
          <table:table-cell office:value-type="float" office:value="0.2721162" calcext:value-type="float">
            <text:p>0.2721162</text:p>
          </table:table-cell>
          <table:table-cell office:value-type="float" office:value="0.318125" calcext:value-type="float">
            <text:p>0.318125</text:p>
          </table:table-cell>
          <table:table-cell office:value-type="float" office:value="0.3506195" calcext:value-type="float">
            <text:p>0.3506195</text:p>
          </table:table-cell>
          <table:table-cell office:value-type="float" office:value="0.3738039" calcext:value-type="float">
            <text:p>0.3738039</text:p>
          </table:table-cell>
          <table:table-cell office:value-type="float" office:value="0.3950177" calcext:value-type="float">
            <text:p>0.39501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648E-015" calcext:value-type="float">
            <text:p>1.921648E-15</text:p>
          </table:table-cell>
          <table:table-cell office:value-type="float" office:value="1.949753E-015" calcext:value-type="float">
            <text:p>1.949753E-15</text:p>
          </table:table-cell>
          <table:table-cell office:value-type="float" office:value="1.978648E-015" calcext:value-type="float">
            <text:p>1.978648E-15</text:p>
          </table:table-cell>
          <table:table-cell office:value-type="float" office:value="1.984226E-015" calcext:value-type="float">
            <text:p>1.984226E-15</text:p>
          </table:table-cell>
          <table:table-cell office:value-type="float" office:value="9.500097E-016" calcext:value-type="float">
            <text:p>9.50009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02075" calcext:value-type="float">
            <text:p>-0.4602075</text:p>
          </table:table-cell>
          <table:table-cell office:value-type="float" office:value="-1.29721" calcext:value-type="float">
            <text:p>-1.29721</text:p>
          </table:table-cell>
          <table:table-cell office:value-type="float" office:value="-1.445947" calcext:value-type="float">
            <text:p>-1.445947</text:p>
          </table:table-cell>
          <table:table-cell office:value-type="float" office:value="-1.522447" calcext:value-type="float">
            <text:p>-1.522447</text:p>
          </table:table-cell>
          <table:table-cell office:value-type="float" office:value="-1.498855" calcext:value-type="float">
            <text:p>-1.498855</text:p>
          </table:table-cell>
          <table:table-cell office:value-type="float" office:value="-1.521859" calcext:value-type="float">
            <text:p>-1.521859</text:p>
          </table:table-cell>
          <table:table-cell office:value-type="float" office:value="-1.36937" calcext:value-type="float">
            <text:p>-1.36937</text:p>
          </table:table-cell>
          <table:table-cell office:value-type="float" office:value="-0.3566524" calcext:value-type="float">
            <text:p>-0.3566524</text:p>
          </table:table-cell>
          <table:table-cell office:value-type="float" office:value="-0.07233828" calcext:value-type="float">
            <text:p>-0.07233828</text:p>
          </table:table-cell>
          <table:table-cell office:value-type="float" office:value="-0.03427187" calcext:value-type="float">
            <text:p>-0.0342718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324812" calcext:value-type="float">
            <text:p>-0.324812</text:p>
          </table:table-cell>
          <table:table-cell office:value-type="float" office:value="0.0044245" calcext:value-type="float">
            <text:p>0.00442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71238" calcext:value-type="float">
            <text:p>-2.2712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12.9465" calcext:value-type="float">
            <text:p>412.946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86.2536" calcext:value-type="float">
            <text:p>986.2536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40017" calcext:value-type="float">
            <text:p>0.140017</text:p>
          </table:table-cell>
          <table:table-cell office:value-type="float" office:value="0.1817992" calcext:value-type="float">
            <text:p>0.1817992</text:p>
          </table:table-cell>
          <table:table-cell office:value-type="float" office:value="0.1830954" calcext:value-type="float">
            <text:p>0.1830954</text:p>
          </table:table-cell>
          <table:table-cell office:value-type="float" office:value="0.1831874" calcext:value-type="float">
            <text:p>0.1831874</text:p>
          </table:table-cell>
          <table:table-cell office:value-type="float" office:value="0.1832241" calcext:value-type="float">
            <text:p>0.1832241</text:p>
          </table:table-cell>
          <table:table-cell office:value-type="float" office:value="0.1626129" calcext:value-type="float">
            <text:p>0.1626129</text:p>
          </table:table-cell>
          <table:table-cell office:value-type="float" office:value="0.1579179" calcext:value-type="float">
            <text:p>0.1579179</text:p>
          </table:table-cell>
          <table:table-cell office:value-type="float" office:value="0.2689648" calcext:value-type="float">
            <text:p>0.2689648</text:p>
          </table:table-cell>
          <table:table-cell office:value-type="float" office:value="0.3165568" calcext:value-type="float">
            <text:p>0.3165568</text:p>
          </table:table-cell>
          <table:table-cell office:value-type="float" office:value="0.349654" calcext:value-type="float">
            <text:p>0.349654</text:p>
          </table:table-cell>
          <table:table-cell office:value-type="float" office:value="0.3730105" calcext:value-type="float">
            <text:p>0.3730105</text:p>
          </table:table-cell>
          <table:table-cell office:value-type="float" office:value="0.3944742" calcext:value-type="float">
            <text:p>0.3944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736E-015" calcext:value-type="float">
            <text:p>1.921736E-15</text:p>
          </table:table-cell>
          <table:table-cell office:value-type="float" office:value="1.949749E-015" calcext:value-type="float">
            <text:p>1.949749E-15</text:p>
          </table:table-cell>
          <table:table-cell office:value-type="float" office:value="1.978652E-015" calcext:value-type="float">
            <text:p>1.978652E-15</text:p>
          </table:table-cell>
          <table:table-cell office:value-type="float" office:value="1.984212E-015" calcext:value-type="float">
            <text:p>1.984212E-15</text:p>
          </table:table-cell>
          <table:table-cell office:value-type="float" office:value="9.500039E-016" calcext:value-type="float">
            <text:p>9.50003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5176" calcext:value-type="float">
            <text:p>-12.65176</text:p>
          </table:table-cell>
          <table:table-cell office:value-type="float" office:value="-1.69846" calcext:value-type="float">
            <text:p>-1.69846</text:p>
          </table:table-cell>
          <table:table-cell office:value-type="float" office:value="-1.605438" calcext:value-type="float">
            <text:p>-1.605438</text:p>
          </table:table-cell>
          <table:table-cell office:value-type="float" office:value="-1.598553" calcext:value-type="float">
            <text:p>-1.598553</text:p>
          </table:table-cell>
          <table:table-cell office:value-type="float" office:value="-1.596354" calcext:value-type="float">
            <text:p>-1.596354</text:p>
          </table:table-cell>
          <table:table-cell office:value-type="float" office:value="-1.540009" calcext:value-type="float">
            <text:p>-1.540009</text:p>
          </table:table-cell>
          <table:table-cell office:value-type="float" office:value="-1.402332" calcext:value-type="float">
            <text:p>-1.402332</text:p>
          </table:table-cell>
          <table:table-cell office:value-type="float" office:value="-0.3949182" calcext:value-type="float">
            <text:p>-0.3949182</text:p>
          </table:table-cell>
          <table:table-cell office:value-type="float" office:value="-0.07575058" calcext:value-type="float">
            <text:p>-0.07575058</text:p>
          </table:table-cell>
          <table:table-cell office:value-type="float" office:value="-0.03519346" calcext:value-type="float">
            <text:p>-0.0351934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3.51632" calcext:value-type="float">
            <text:p>-13.51632</text:p>
          </table:table-cell>
          <table:table-cell office:value-type="float" office:value="0.004386765" calcext:value-type="float">
            <text:p>0.0043867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78307" calcext:value-type="float">
            <text:p>-2.2783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16.3763" calcext:value-type="float">
            <text:p>416.376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82.8237" calcext:value-type="float">
            <text:p>982.8237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82971" calcext:value-type="float">
            <text:p>0.1182971</text:p>
          </table:table-cell>
          <table:table-cell office:value-type="float" office:value="0.1803575" calcext:value-type="float">
            <text:p>0.1803575</text:p>
          </table:table-cell>
          <table:table-cell office:value-type="float" office:value="0.1807668" calcext:value-type="float">
            <text:p>0.1807668</text:p>
          </table:table-cell>
          <table:table-cell office:value-type="float" office:value="0.1813021" calcext:value-type="float">
            <text:p>0.1813021</text:p>
          </table:table-cell>
          <table:table-cell office:value-type="float" office:value="0.1812661" calcext:value-type="float">
            <text:p>0.1812661</text:p>
          </table:table-cell>
          <table:table-cell office:value-type="float" office:value="0.1620087" calcext:value-type="float">
            <text:p>0.1620087</text:p>
          </table:table-cell>
          <table:table-cell office:value-type="float" office:value="0.1568979" calcext:value-type="float">
            <text:p>0.1568979</text:p>
          </table:table-cell>
          <table:table-cell office:value-type="float" office:value="0.2654361" calcext:value-type="float">
            <text:p>0.2654361</text:p>
          </table:table-cell>
          <table:table-cell office:value-type="float" office:value="0.3147801" calcext:value-type="float">
            <text:p>0.3147801</text:p>
          </table:table-cell>
          <table:table-cell office:value-type="float" office:value="0.3485634" calcext:value-type="float">
            <text:p>0.3485634</text:p>
          </table:table-cell>
          <table:table-cell office:value-type="float" office:value="0.3720225" calcext:value-type="float">
            <text:p>0.3720225</text:p>
          </table:table-cell>
          <table:table-cell office:value-type="float" office:value="0.3939229" calcext:value-type="float">
            <text:p>0.39392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818E-015" calcext:value-type="float">
            <text:p>1.921818E-15</text:p>
          </table:table-cell>
          <table:table-cell office:value-type="float" office:value="1.949747E-015" calcext:value-type="float">
            <text:p>1.949747E-15</text:p>
          </table:table-cell>
          <table:table-cell office:value-type="float" office:value="1.978651E-015" calcext:value-type="float">
            <text:p>1.978651E-15</text:p>
          </table:table-cell>
          <table:table-cell office:value-type="float" office:value="1.984201E-015" calcext:value-type="float">
            <text:p>1.984201E-15</text:p>
          </table:table-cell>
          <table:table-cell office:value-type="float" office:value="9.50003E-016" calcext:value-type="float">
            <text:p>9.5000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00283" calcext:value-type="float">
            <text:p>-47.00283</text:p>
          </table:table-cell>
          <table:table-cell office:value-type="float" office:value="-1.808761" calcext:value-type="float">
            <text:p>-1.808761</text:p>
          </table:table-cell>
          <table:table-cell office:value-type="float" office:value="-1.772386" calcext:value-type="float">
            <text:p>-1.772386</text:p>
          </table:table-cell>
          <table:table-cell office:value-type="float" office:value="-1.731354" calcext:value-type="float">
            <text:p>-1.731354</text:p>
          </table:table-cell>
          <table:table-cell office:value-type="float" office:value="-1.734439" calcext:value-type="float">
            <text:p>-1.734439</text:p>
          </table:table-cell>
          <table:table-cell office:value-type="float" office:value="-1.584539" calcext:value-type="float">
            <text:p>-1.584539</text:p>
          </table:table-cell>
          <table:table-cell office:value-type="float" office:value="-1.468632" calcext:value-type="float">
            <text:p>-1.468632</text:p>
          </table:table-cell>
          <table:table-cell office:value-type="float" office:value="-0.443408" calcext:value-type="float">
            <text:p>-0.443408</text:p>
          </table:table-cell>
          <table:table-cell office:value-type="float" office:value="-0.07984051" calcext:value-type="float">
            <text:p>-0.07984051</text:p>
          </table:table-cell>
          <table:table-cell office:value-type="float" office:value="-0.03627072" calcext:value-type="float">
            <text:p>-0.0362707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2.23212" calcext:value-type="float">
            <text:p>-32.23212</text:p>
          </table:table-cell>
          <table:table-cell office:value-type="float" office:value="0.004370516" calcext:value-type="float">
            <text:p>0.0043705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58" calcext:value-type="float">
            <text:p>-2.28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19.0914" calcext:value-type="float">
            <text:p>419.091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80.1085" calcext:value-type="float">
            <text:p>980.1085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60019" calcext:value-type="float">
            <text:p>0.1160019</text:p>
          </table:table-cell>
          <table:table-cell office:value-type="float" office:value="0.1806218" calcext:value-type="float">
            <text:p>0.1806218</text:p>
          </table:table-cell>
          <table:table-cell office:value-type="float" office:value="0.180732" calcext:value-type="float">
            <text:p>0.180732</text:p>
          </table:table-cell>
          <table:table-cell office:value-type="float" office:value="0.1810076" calcext:value-type="float">
            <text:p>0.1810076</text:p>
          </table:table-cell>
          <table:table-cell office:value-type="float" office:value="0.1810417" calcext:value-type="float">
            <text:p>0.1810417</text:p>
          </table:table-cell>
          <table:table-cell office:value-type="float" office:value="0.1616644" calcext:value-type="float">
            <text:p>0.1616644</text:p>
          </table:table-cell>
          <table:table-cell office:value-type="float" office:value="0.1564143" calcext:value-type="float">
            <text:p>0.1564143</text:p>
          </table:table-cell>
          <table:table-cell office:value-type="float" office:value="0.2622634" calcext:value-type="float">
            <text:p>0.2622634</text:p>
          </table:table-cell>
          <table:table-cell office:value-type="float" office:value="0.3130567" calcext:value-type="float">
            <text:p>0.3130567</text:p>
          </table:table-cell>
          <table:table-cell office:value-type="float" office:value="0.3475195" calcext:value-type="float">
            <text:p>0.3475195</text:p>
          </table:table-cell>
          <table:table-cell office:value-type="float" office:value="0.3711202" calcext:value-type="float">
            <text:p>0.3711202</text:p>
          </table:table-cell>
          <table:table-cell office:value-type="float" office:value="0.3933786" calcext:value-type="float">
            <text:p>0.39337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901E-015" calcext:value-type="float">
            <text:p>1.921901E-15</text:p>
          </table:table-cell>
          <table:table-cell office:value-type="float" office:value="1.949744E-015" calcext:value-type="float">
            <text:p>1.949744E-15</text:p>
          </table:table-cell>
          <table:table-cell office:value-type="float" office:value="1.97865E-015" calcext:value-type="float">
            <text:p>1.97865E-15</text:p>
          </table:table-cell>
          <table:table-cell office:value-type="float" office:value="1.984189E-015" calcext:value-type="float">
            <text:p>1.984189E-15</text:p>
          </table:table-cell>
          <table:table-cell office:value-type="float" office:value="9.50003E-016" calcext:value-type="float">
            <text:p>9.5000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1743" calcext:value-type="float">
            <text:p>-54.51743</text:p>
          </table:table-cell>
          <table:table-cell office:value-type="float" office:value="-1.787855" calcext:value-type="float">
            <text:p>-1.787855</text:p>
          </table:table-cell>
          <table:table-cell office:value-type="float" office:value="-1.774961" calcext:value-type="float">
            <text:p>-1.774961</text:p>
          </table:table-cell>
          <table:table-cell office:value-type="float" office:value="-1.753185" calcext:value-type="float">
            <text:p>-1.753185</text:p>
          </table:table-cell>
          <table:table-cell office:value-type="float" office:value="-1.751043" calcext:value-type="float">
            <text:p>-1.751043</text:p>
          </table:table-cell>
          <table:table-cell office:value-type="float" office:value="-1.610563" calcext:value-type="float">
            <text:p>-1.610563</text:p>
          </table:table-cell>
          <table:table-cell office:value-type="float" office:value="-1.501276" calcext:value-type="float">
            <text:p>-1.501276</text:p>
          </table:table-cell>
          <table:table-cell office:value-type="float" office:value="-0.4927118" calcext:value-type="float">
            <text:p>-0.4927118</text:p>
          </table:table-cell>
          <table:table-cell office:value-type="float" office:value="-0.08404391" calcext:value-type="float">
            <text:p>-0.08404391</text:p>
          </table:table-cell>
          <table:table-cell office:value-type="float" office:value="-0.03733505" calcext:value-type="float">
            <text:p>-0.0373350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5.77153" calcext:value-type="float">
            <text:p>-45.77153</text:p>
          </table:table-cell>
          <table:table-cell office:value-type="float" office:value="0.004357881" calcext:value-type="float">
            <text:p>0.0043578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93715" calcext:value-type="float">
            <text:p>-2.2937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22.2778" calcext:value-type="float">
            <text:p>422.277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76.9224" calcext:value-type="float">
            <text:p>976.9224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200143" calcext:value-type="float">
            <text:p>0.1200143</text:p>
          </table:table-cell>
          <table:table-cell office:value-type="float" office:value="0.1793628" calcext:value-type="float">
            <text:p>0.1793628</text:p>
          </table:table-cell>
          <table:table-cell office:value-type="float" office:value="0.1794591" calcext:value-type="float">
            <text:p>0.1794591</text:p>
          </table:table-cell>
          <table:table-cell office:value-type="float" office:value="0.1798346" calcext:value-type="float">
            <text:p>0.1798346</text:p>
          </table:table-cell>
          <table:table-cell office:value-type="float" office:value="0.1798403" calcext:value-type="float">
            <text:p>0.1798403</text:p>
          </table:table-cell>
          <table:table-cell office:value-type="float" office:value="0.1610217" calcext:value-type="float">
            <text:p>0.1610217</text:p>
          </table:table-cell>
          <table:table-cell office:value-type="float" office:value="0.1554125" calcext:value-type="float">
            <text:p>0.1554125</text:p>
          </table:table-cell>
          <table:table-cell office:value-type="float" office:value="0.2587368" calcext:value-type="float">
            <text:p>0.2587368</text:p>
          </table:table-cell>
          <table:table-cell office:value-type="float" office:value="0.311141" calcext:value-type="float">
            <text:p>0.311141</text:p>
          </table:table-cell>
          <table:table-cell office:value-type="float" office:value="0.3463388" calcext:value-type="float">
            <text:p>0.3463388</text:p>
          </table:table-cell>
          <table:table-cell office:value-type="float" office:value="0.3701192" calcext:value-type="float">
            <text:p>0.3701192</text:p>
          </table:table-cell>
          <table:table-cell office:value-type="float" office:value="0.3927284" calcext:value-type="float">
            <text:p>0.39272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003E-015" calcext:value-type="float">
            <text:p>1.922003E-15</text:p>
          </table:table-cell>
          <table:table-cell office:value-type="float" office:value="1.949734E-015" calcext:value-type="float">
            <text:p>1.949734E-15</text:p>
          </table:table-cell>
          <table:table-cell office:value-type="float" office:value="1.97865E-015" calcext:value-type="float">
            <text:p>1.97865E-15</text:p>
          </table:table-cell>
          <table:table-cell office:value-type="float" office:value="1.984177E-015" calcext:value-type="float">
            <text:p>1.984177E-15</text:p>
          </table:table-cell>
          <table:table-cell office:value-type="float" office:value="9.50003E-016" calcext:value-type="float">
            <text:p>9.5000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33295" calcext:value-type="float">
            <text:p>-42.33295</text:p>
          </table:table-cell>
          <table:table-cell office:value-type="float" office:value="-1.887547" calcext:value-type="float">
            <text:p>-1.887547</text:p>
          </table:table-cell>
          <table:table-cell office:value-type="float" office:value="-1.874418" calcext:value-type="float">
            <text:p>-1.874418</text:p>
          </table:table-cell>
          <table:table-cell office:value-type="float" office:value="-1.843267" calcext:value-type="float">
            <text:p>-1.843267</text:p>
          </table:table-cell>
          <table:table-cell office:value-type="float" office:value="-1.843272" calcext:value-type="float">
            <text:p>-1.843272</text:p>
          </table:table-cell>
          <table:table-cell office:value-type="float" office:value="-1.660454" calcext:value-type="float">
            <text:p>-1.660454</text:p>
          </table:table-cell>
          <table:table-cell office:value-type="float" office:value="-1.571612" calcext:value-type="float">
            <text:p>-1.571612</text:p>
          </table:table-cell>
          <table:table-cell office:value-type="float" office:value="-0.5548224" calcext:value-type="float">
            <text:p>-0.5548224</text:p>
          </table:table-cell>
          <table:table-cell office:value-type="float" office:value="-0.08900395" calcext:value-type="float">
            <text:p>-0.08900395</text:p>
          </table:table-cell>
          <table:table-cell office:value-type="float" office:value="-0.03858164" calcext:value-type="float">
            <text:p>-0.0385816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1.0389" calcext:value-type="float">
            <text:p>-31.0389</text:p>
          </table:table-cell>
          <table:table-cell office:value-type="float" office:value="0.004343113" calcext:value-type="float">
            <text:p>0.00434311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2012" calcext:value-type="float">
            <text:p>-2.3020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25.2069" calcext:value-type="float">
            <text:p>425.206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73.993" calcext:value-type="float">
            <text:p>973.993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88995" calcext:value-type="float">
            <text:p>0.1188995</text:p>
          </table:table-cell>
          <table:table-cell office:value-type="float" office:value="0.1794257" calcext:value-type="float">
            <text:p>0.1794257</text:p>
          </table:table-cell>
          <table:table-cell office:value-type="float" office:value="0.1793482" calcext:value-type="float">
            <text:p>0.1793482</text:p>
          </table:table-cell>
          <table:table-cell office:value-type="float" office:value="0.1795336" calcext:value-type="float">
            <text:p>0.1795336</text:p>
          </table:table-cell>
          <table:table-cell office:value-type="float" office:value="0.1795862" calcext:value-type="float">
            <text:p>0.1795862</text:p>
          </table:table-cell>
          <table:table-cell office:value-type="float" office:value="0.1605471" calcext:value-type="float">
            <text:p>0.1605471</text:p>
          </table:table-cell>
          <table:table-cell office:value-type="float" office:value="0.1547804" calcext:value-type="float">
            <text:p>0.1547804</text:p>
          </table:table-cell>
          <table:table-cell office:value-type="float" office:value="0.2555416" calcext:value-type="float">
            <text:p>0.2555416</text:p>
          </table:table-cell>
          <table:table-cell office:value-type="float" office:value="0.3092101" calcext:value-type="float">
            <text:p>0.3092101</text:p>
          </table:table-cell>
          <table:table-cell office:value-type="float" office:value="0.345135" calcext:value-type="float">
            <text:p>0.345135</text:p>
          </table:table-cell>
          <table:table-cell office:value-type="float" office:value="0.3692218" calcext:value-type="float">
            <text:p>0.3692218</text:p>
          </table:table-cell>
          <table:table-cell office:value-type="float" office:value="0.3919148" calcext:value-type="float">
            <text:p>0.39191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112E-015" calcext:value-type="float">
            <text:p>1.922112E-15</text:p>
          </table:table-cell>
          <table:table-cell office:value-type="float" office:value="1.949721E-015" calcext:value-type="float">
            <text:p>1.949721E-15</text:p>
          </table:table-cell>
          <table:table-cell office:value-type="float" office:value="1.978651E-015" calcext:value-type="float">
            <text:p>1.978651E-15</text:p>
          </table:table-cell>
          <table:table-cell office:value-type="float" office:value="1.984164E-015" calcext:value-type="float">
            <text:p>1.984164E-15</text:p>
          </table:table-cell>
          <table:table-cell office:value-type="float" office:value="9.500012E-016" calcext:value-type="float">
            <text:p>9.50001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69423" calcext:value-type="float">
            <text:p>-45.69423</text:p>
          </table:table-cell>
          <table:table-cell office:value-type="float" office:value="-1.882233" calcext:value-type="float">
            <text:p>-1.882233</text:p>
          </table:table-cell>
          <table:table-cell office:value-type="float" office:value="-1.883391" calcext:value-type="float">
            <text:p>-1.883391</text:p>
          </table:table-cell>
          <table:table-cell office:value-type="float" office:value="-1.867257" calcext:value-type="float">
            <text:p>-1.867257</text:p>
          </table:table-cell>
          <table:table-cell office:value-type="float" office:value="-1.86349" calcext:value-type="float">
            <text:p>-1.86349</text:p>
          </table:table-cell>
          <table:table-cell office:value-type="float" office:value="-1.698426" calcext:value-type="float">
            <text:p>-1.698426</text:p>
          </table:table-cell>
          <table:table-cell office:value-type="float" office:value="-1.617918" calcext:value-type="float">
            <text:p>-1.617918</text:p>
          </table:table-cell>
          <table:table-cell office:value-type="float" office:value="-0.6187254" calcext:value-type="float">
            <text:p>-0.6187254</text:p>
          </table:table-cell>
          <table:table-cell office:value-type="float" office:value="-0.09433585" calcext:value-type="float">
            <text:p>-0.09433585</text:p>
          </table:table-cell>
          <table:table-cell office:value-type="float" office:value="-0.03989835" calcext:value-type="float">
            <text:p>-0.0398983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0.9927" calcext:value-type="float">
            <text:p>-30.9927</text:p>
          </table:table-cell>
          <table:table-cell office:value-type="float" office:value="0.004328456" calcext:value-type="float">
            <text:p>0.0043284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9074" calcext:value-type="float">
            <text:p>-2.3090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28.2303" calcext:value-type="float">
            <text:p>428.2303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70.9694" calcext:value-type="float">
            <text:p>970.9694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2562" calcext:value-type="float">
            <text:p>0.112562</text:p>
          </table:table-cell>
          <table:table-cell office:value-type="float" office:value="0.1795442" calcext:value-type="float">
            <text:p>0.1795442</text:p>
          </table:table-cell>
          <table:table-cell office:value-type="float" office:value="0.1792432" calcext:value-type="float">
            <text:p>0.1792432</text:p>
          </table:table-cell>
          <table:table-cell office:value-type="float" office:value="0.1793221" calcext:value-type="float">
            <text:p>0.1793221</text:p>
          </table:table-cell>
          <table:table-cell office:value-type="float" office:value="0.1793975" calcext:value-type="float">
            <text:p>0.1793975</text:p>
          </table:table-cell>
          <table:table-cell office:value-type="float" office:value="0.1601021" calcext:value-type="float">
            <text:p>0.1601021</text:p>
          </table:table-cell>
          <table:table-cell office:value-type="float" office:value="0.1541803" calcext:value-type="float">
            <text:p>0.1541803</text:p>
          </table:table-cell>
          <table:table-cell office:value-type="float" office:value="0.252472" calcext:value-type="float">
            <text:p>0.252472</text:p>
          </table:table-cell>
          <table:table-cell office:value-type="float" office:value="0.3072455" calcext:value-type="float">
            <text:p>0.3072455</text:p>
          </table:table-cell>
          <table:table-cell office:value-type="float" office:value="0.3438424" calcext:value-type="float">
            <text:p>0.3438424</text:p>
          </table:table-cell>
          <table:table-cell office:value-type="float" office:value="0.3681803" calcext:value-type="float">
            <text:p>0.3681803</text:p>
          </table:table-cell>
          <table:table-cell office:value-type="float" office:value="0.391124" calcext:value-type="float">
            <text:p>0.3911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227E-015" calcext:value-type="float">
            <text:p>1.922227E-15</text:p>
          </table:table-cell>
          <table:table-cell office:value-type="float" office:value="1.949706E-015" calcext:value-type="float">
            <text:p>1.949706E-15</text:p>
          </table:table-cell>
          <table:table-cell office:value-type="float" office:value="1.978649E-015" calcext:value-type="float">
            <text:p>1.978649E-15</text:p>
          </table:table-cell>
          <table:table-cell office:value-type="float" office:value="1.984153E-015" calcext:value-type="float">
            <text:p>1.984153E-15</text:p>
          </table:table-cell>
          <table:table-cell office:value-type="float" office:value="9.49999E-016" calcext:value-type="float">
            <text:p>9.4999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82483" calcext:value-type="float">
            <text:p>-68.82483</text:p>
          </table:table-cell>
          <table:table-cell office:value-type="float" office:value="-1.872836" calcext:value-type="float">
            <text:p>-1.872836</text:p>
          </table:table-cell>
          <table:table-cell office:value-type="float" office:value="-1.89191" calcext:value-type="float">
            <text:p>-1.89191</text:p>
          </table:table-cell>
          <table:table-cell office:value-type="float" office:value="-1.884315" calcext:value-type="float">
            <text:p>-1.884315</text:p>
          </table:table-cell>
          <table:table-cell office:value-type="float" office:value="-1.87865" calcext:value-type="float">
            <text:p>-1.87865</text:p>
          </table:table-cell>
          <table:table-cell office:value-type="float" office:value="-1.734931" calcext:value-type="float">
            <text:p>-1.734931</text:p>
          </table:table-cell>
          <table:table-cell office:value-type="float" office:value="-1.663255" calcext:value-type="float">
            <text:p>-1.663255</text:p>
          </table:table-cell>
          <table:table-cell office:value-type="float" office:value="-0.6879524" calcext:value-type="float">
            <text:p>-0.6879524</text:p>
          </table:table-cell>
          <table:table-cell office:value-type="float" office:value="-0.1001253" calcext:value-type="float">
            <text:p>-0.1001253</text:p>
          </table:table-cell>
          <table:table-cell office:value-type="float" office:value="-0.04136843" calcext:value-type="float">
            <text:p>-0.0413684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6.34436" calcext:value-type="float">
            <text:p>-46.34436</text:p>
          </table:table-cell>
          <table:table-cell office:value-type="float" office:value="0.004315012" calcext:value-type="float">
            <text:p>0.0043150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5964" calcext:value-type="float">
            <text:p>-2.3159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30.6109" calcext:value-type="float">
            <text:p>430.6109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68.5885" calcext:value-type="float">
            <text:p>968.5885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75318" calcext:value-type="float">
            <text:p>0.1175318</text:p>
          </table:table-cell>
          <table:table-cell office:value-type="float" office:value="0.1810088" calcext:value-type="float">
            <text:p>0.1810088</text:p>
          </table:table-cell>
          <table:table-cell office:value-type="float" office:value="0.1803816" calcext:value-type="float">
            <text:p>0.1803816</text:p>
          </table:table-cell>
          <table:table-cell office:value-type="float" office:value="0.1801258" calcext:value-type="float">
            <text:p>0.1801258</text:p>
          </table:table-cell>
          <table:table-cell office:value-type="float" office:value="0.1802639" calcext:value-type="float">
            <text:p>0.1802639</text:p>
          </table:table-cell>
          <table:table-cell office:value-type="float" office:value="0.160005" calcext:value-type="float">
            <text:p>0.160005</text:p>
          </table:table-cell>
          <table:table-cell office:value-type="float" office:value="0.1541364" calcext:value-type="float">
            <text:p>0.1541364</text:p>
          </table:table-cell>
          <table:table-cell office:value-type="float" office:value="0.2500009" calcext:value-type="float">
            <text:p>0.2500009</text:p>
          </table:table-cell>
          <table:table-cell office:value-type="float" office:value="0.3053345" calcext:value-type="float">
            <text:p>0.3053345</text:p>
          </table:table-cell>
          <table:table-cell office:value-type="float" office:value="0.3426463" calcext:value-type="float">
            <text:p>0.3426463</text:p>
          </table:table-cell>
          <table:table-cell office:value-type="float" office:value="0.3671512" calcext:value-type="float">
            <text:p>0.3671512</text:p>
          </table:table-cell>
          <table:table-cell office:value-type="float" office:value="0.3904654" calcext:value-type="float">
            <text:p>0.39046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319E-015" calcext:value-type="float">
            <text:p>1.922319E-15</text:p>
          </table:table-cell>
          <table:table-cell office:value-type="float" office:value="1.9497E-015" calcext:value-type="float">
            <text:p>1.9497E-15</text:p>
          </table:table-cell>
          <table:table-cell office:value-type="float" office:value="1.978649E-015" calcext:value-type="float">
            <text:p>1.978649E-15</text:p>
          </table:table-cell>
          <table:table-cell office:value-type="float" office:value="1.984143E-015" calcext:value-type="float">
            <text:p>1.984143E-15</text:p>
          </table:table-cell>
          <table:table-cell office:value-type="float" office:value="9.499964E-016" calcext:value-type="float">
            <text:p>9.49996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6123" calcext:value-type="float">
            <text:p>-49.6123</text:p>
          </table:table-cell>
          <table:table-cell office:value-type="float" office:value="-1.758299" calcext:value-type="float">
            <text:p>-1.758299</text:p>
          </table:table-cell>
          <table:table-cell office:value-type="float" office:value="-1.801793" calcext:value-type="float">
            <text:p>-1.801793</text:p>
          </table:table-cell>
          <table:table-cell office:value-type="float" office:value="-1.820476" calcext:value-type="float">
            <text:p>-1.820476</text:p>
          </table:table-cell>
          <table:table-cell office:value-type="float" office:value="-1.810093" calcext:value-type="float">
            <text:p>-1.810093</text:p>
          </table:table-cell>
          <table:table-cell office:value-type="float" office:value="-1.74305" calcext:value-type="float">
            <text:p>-1.74305</text:p>
          </table:table-cell>
          <table:table-cell office:value-type="float" office:value="-1.666624" calcext:value-type="float">
            <text:p>-1.666624</text:p>
          </table:table-cell>
          <table:table-cell office:value-type="float" office:value="-0.7500043" calcext:value-type="float">
            <text:p>-0.7500043</text:p>
          </table:table-cell>
          <table:table-cell office:value-type="float" office:value="-0.1061373" calcext:value-type="float">
            <text:p>-0.1061373</text:p>
          </table:table-cell>
          <table:table-cell office:value-type="float" office:value="-0.04278399" calcext:value-type="float">
            <text:p>-0.0427839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6.26948" calcext:value-type="float">
            <text:p>-26.26948</text:p>
          </table:table-cell>
          <table:table-cell office:value-type="float" office:value="0.004308275" calcext:value-type="float">
            <text:p>0.0043082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389" calcext:value-type="float">
            <text:p>-2.3233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33.8686" calcext:value-type="float">
            <text:p>433.8686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65.3309" calcext:value-type="float">
            <text:p>965.3309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53267" calcext:value-type="float">
            <text:p>0.1153267</text:p>
          </table:table-cell>
          <table:table-cell office:value-type="float" office:value="0.1788698" calcext:value-type="float">
            <text:p>0.1788698</text:p>
          </table:table-cell>
          <table:table-cell office:value-type="float" office:value="0.1788002" calcext:value-type="float">
            <text:p>0.1788002</text:p>
          </table:table-cell>
          <table:table-cell office:value-type="float" office:value="0.1790302" calcext:value-type="float">
            <text:p>0.1790302</text:p>
          </table:table-cell>
          <table:table-cell office:value-type="float" office:value="0.1790384" calcext:value-type="float">
            <text:p>0.1790384</text:p>
          </table:table-cell>
          <table:table-cell office:value-type="float" office:value="0.1595329" calcext:value-type="float">
            <text:p>0.1595329</text:p>
          </table:table-cell>
          <table:table-cell office:value-type="float" office:value="0.1534289" calcext:value-type="float">
            <text:p>0.1534289</text:p>
          </table:table-cell>
          <table:table-cell office:value-type="float" office:value="0.2473284" calcext:value-type="float">
            <text:p>0.2473284</text:p>
          </table:table-cell>
          <table:table-cell office:value-type="float" office:value="0.3032495" calcext:value-type="float">
            <text:p>0.3032495</text:p>
          </table:table-cell>
          <table:table-cell office:value-type="float" office:value="0.3412908" calcext:value-type="float">
            <text:p>0.3412908</text:p>
          </table:table-cell>
          <table:table-cell office:value-type="float" office:value="0.3660709" calcext:value-type="float">
            <text:p>0.3660709</text:p>
          </table:table-cell>
          <table:table-cell office:value-type="float" office:value="0.3897303" calcext:value-type="float">
            <text:p>0.38973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405E-015" calcext:value-type="float">
            <text:p>1.922405E-15</text:p>
          </table:table-cell>
          <table:table-cell office:value-type="float" office:value="1.949694E-015" calcext:value-type="float">
            <text:p>1.949694E-15</text:p>
          </table:table-cell>
          <table:table-cell office:value-type="float" office:value="1.978647E-015" calcext:value-type="float">
            <text:p>1.978647E-15</text:p>
          </table:table-cell>
          <table:table-cell office:value-type="float" office:value="1.984133E-015" calcext:value-type="float">
            <text:p>1.984133E-15</text:p>
          </table:table-cell>
          <table:table-cell office:value-type="float" office:value="9.499954E-016" calcext:value-type="float">
            <text:p>9.499954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09333" calcext:value-type="float">
            <text:p>-58.09333</text:p>
          </table:table-cell>
          <table:table-cell office:value-type="float" office:value="-1.9275" calcext:value-type="float">
            <text:p>-1.9275</text:p>
          </table:table-cell>
          <table:table-cell office:value-type="float" office:value="-1.928358" calcext:value-type="float">
            <text:p>-1.928358</text:p>
          </table:table-cell>
          <table:table-cell office:value-type="float" office:value="-1.908101" calcext:value-type="float">
            <text:p>-1.908101</text:p>
          </table:table-cell>
          <table:table-cell office:value-type="float" office:value="-1.907887" calcext:value-type="float">
            <text:p>-1.907887</text:p>
          </table:table-cell>
          <table:table-cell office:value-type="float" office:value="-1.782918" calcext:value-type="float">
            <text:p>-1.782918</text:p>
          </table:table-cell>
          <table:table-cell office:value-type="float" office:value="-1.722151" calcext:value-type="float">
            <text:p>-1.722151</text:p>
          </table:table-cell>
          <table:table-cell office:value-type="float" office:value="-0.8241389" calcext:value-type="float">
            <text:p>-0.8241389</text:p>
          </table:table-cell>
          <table:table-cell office:value-type="float" office:value="-0.1131525" calcext:value-type="float">
            <text:p>-0.1131525</text:p>
          </table:table-cell>
          <table:table-cell office:value-type="float" office:value="-0.04444978" calcext:value-type="float">
            <text:p>-0.0444497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4.73572" calcext:value-type="float">
            <text:p>-34.73572</text:p>
          </table:table-cell>
          <table:table-cell office:value-type="float" office:value="0.004299169" calcext:value-type="float">
            <text:p>0.0042991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1317" calcext:value-type="float">
            <text:p>-2.3313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36.9847" calcext:value-type="float">
            <text:p>436.9847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62.215" calcext:value-type="float">
            <text:p>962.215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67354" calcext:value-type="float">
            <text:p>0.1167354</text:p>
          </table:table-cell>
          <table:table-cell office:value-type="float" office:value="0.1784786" calcext:value-type="float">
            <text:p>0.1784786</text:p>
          </table:table-cell>
          <table:table-cell office:value-type="float" office:value="0.1781877" calcext:value-type="float">
            <text:p>0.1781877</text:p>
          </table:table-cell>
          <table:table-cell office:value-type="float" office:value="0.1783607" calcext:value-type="float">
            <text:p>0.1783607</text:p>
          </table:table-cell>
          <table:table-cell office:value-type="float" office:value="0.1783765" calcext:value-type="float">
            <text:p>0.1783765</text:p>
          </table:table-cell>
          <table:table-cell office:value-type="float" office:value="0.1590679" calcext:value-type="float">
            <text:p>0.1590679</text:p>
          </table:table-cell>
          <table:table-cell office:value-type="float" office:value="0.1527562" calcext:value-type="float">
            <text:p>0.1527562</text:p>
          </table:table-cell>
          <table:table-cell office:value-type="float" office:value="0.2447718" calcext:value-type="float">
            <text:p>0.2447718</text:p>
          </table:table-cell>
          <table:table-cell office:value-type="float" office:value="0.3010507" calcext:value-type="float">
            <text:p>0.3010507</text:p>
          </table:table-cell>
          <table:table-cell office:value-type="float" office:value="0.3398449" calcext:value-type="float">
            <text:p>0.3398449</text:p>
          </table:table-cell>
          <table:table-cell office:value-type="float" office:value="0.3650394" calcext:value-type="float">
            <text:p>0.3650394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505E-015" calcext:value-type="float">
            <text:p>1.922505E-15</text:p>
          </table:table-cell>
          <table:table-cell office:value-type="float" office:value="1.949685E-015" calcext:value-type="float">
            <text:p>1.949685E-15</text:p>
          </table:table-cell>
          <table:table-cell office:value-type="float" office:value="1.978648E-015" calcext:value-type="float">
            <text:p>1.978648E-15</text:p>
          </table:table-cell>
          <table:table-cell office:value-type="float" office:value="1.984121E-015" calcext:value-type="float">
            <text:p>1.984121E-15</text:p>
          </table:table-cell>
          <table:table-cell office:value-type="float" office:value="9.499918E-016" calcext:value-type="float">
            <text:p>9.49991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0455" calcext:value-type="float">
            <text:p>-53.20455</text:p>
          </table:table-cell>
          <table:table-cell office:value-type="float" office:value="-1.960427" calcext:value-type="float">
            <text:p>-1.960427</text:p>
          </table:table-cell>
          <table:table-cell office:value-type="float" office:value="-1.980116" calcext:value-type="float">
            <text:p>-1.980116</text:p>
          </table:table-cell>
          <table:table-cell office:value-type="float" office:value="-1.964027" calcext:value-type="float">
            <text:p>-1.964027</text:p>
          </table:table-cell>
          <table:table-cell office:value-type="float" office:value="-1.963169" calcext:value-type="float">
            <text:p>-1.963169</text:p>
          </table:table-cell>
          <table:table-cell office:value-type="float" office:value="-1.823206" calcext:value-type="float">
            <text:p>-1.823206</text:p>
          </table:table-cell>
          <table:table-cell office:value-type="float" office:value="-1.776919" calcext:value-type="float">
            <text:p>-1.776919</text:p>
          </table:table-cell>
          <table:table-cell office:value-type="float" office:value="-0.9028029" calcext:value-type="float">
            <text:p>-0.9028029</text:p>
          </table:table-cell>
          <table:table-cell office:value-type="float" office:value="-0.1211126" calcext:value-type="float">
            <text:p>-0.1211126</text:p>
          </table:table-cell>
          <table:table-cell office:value-type="float" office:value="-0.04630839" calcext:value-type="float">
            <text:p>-0.0463083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1.76227" calcext:value-type="float">
            <text:p>-31.76227</text:p>
          </table:table-cell>
          <table:table-cell office:value-type="float" office:value="0.004290939" calcext:value-type="float">
            <text:p>0.0042909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9709" calcext:value-type="float">
            <text:p>-2.3397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40.3015" calcext:value-type="float">
            <text:p>440.3015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58.8979" calcext:value-type="float">
            <text:p>958.8979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185167" calcext:value-type="float">
            <text:p>0.1185167</text:p>
          </table:table-cell>
          <table:table-cell office:value-type="float" office:value="0.1776538" calcext:value-type="float">
            <text:p>0.1776538</text:p>
          </table:table-cell>
          <table:table-cell office:value-type="float" office:value="0.1773547" calcext:value-type="float">
            <text:p>0.1773547</text:p>
          </table:table-cell>
          <table:table-cell office:value-type="float" office:value="0.1775184" calcext:value-type="float">
            <text:p>0.1775184</text:p>
          </table:table-cell>
          <table:table-cell office:value-type="float" office:value="0.1775334" calcext:value-type="float">
            <text:p>0.1775334</text:p>
          </table:table-cell>
          <table:table-cell office:value-type="float" office:value="0.1584983" calcext:value-type="float">
            <text:p>0.1584983</text:p>
          </table:table-cell>
          <table:table-cell office:value-type="float" office:value="0.1519574" calcext:value-type="float">
            <text:p>0.1519574</text:p>
          </table:table-cell>
          <table:table-cell office:value-type="float" office:value="0.2422313" calcext:value-type="float">
            <text:p>0.2422313</text:p>
          </table:table-cell>
          <table:table-cell office:value-type="float" office:value="0.2987244" calcext:value-type="float">
            <text:p>0.2987244</text:p>
          </table:table-cell>
          <table:table-cell office:value-type="float" office:value="0.3383109" calcext:value-type="float">
            <text:p>0.3383109</text:p>
          </table:table-cell>
          <table:table-cell office:value-type="float" office:value="0.3638829" calcext:value-type="float">
            <text:p>0.3638829</text:p>
          </table:table-cell>
          <table:table-cell office:value-type="float" office:value="0.3881687" calcext:value-type="float">
            <text:p>0.38816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624E-015" calcext:value-type="float">
            <text:p>1.922624E-15</text:p>
          </table:table-cell>
          <table:table-cell office:value-type="float" office:value="1.949673E-015" calcext:value-type="float">
            <text:p>1.949673E-15</text:p>
          </table:table-cell>
          <table:table-cell office:value-type="float" office:value="1.978646E-015" calcext:value-type="float">
            <text:p>1.978646E-15</text:p>
          </table:table-cell>
          <table:table-cell office:value-type="float" office:value="1.984111E-015" calcext:value-type="float">
            <text:p>1.984111E-15</text:p>
          </table:table-cell>
          <table:table-cell office:value-type="float" office:value="9.499865E-016" calcext:value-type="float">
            <text:p>9.49986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4465" calcext:value-type="float">
            <text:p>-46.74465</text:p>
          </table:table-cell>
          <table:table-cell office:value-type="float" office:value="-2.032045" calcext:value-type="float">
            <text:p>-2.032045</text:p>
          </table:table-cell>
          <table:table-cell office:value-type="float" office:value="-2.052994" calcext:value-type="float">
            <text:p>-2.052994</text:p>
          </table:table-cell>
          <table:table-cell office:value-type="float" office:value="-2.037027" calcext:value-type="float">
            <text:p>-2.037027</text:p>
          </table:table-cell>
          <table:table-cell office:value-type="float" office:value="-2.036214" calcext:value-type="float">
            <text:p>-2.036214</text:p>
          </table:table-cell>
          <table:table-cell office:value-type="float" office:value="-1.873978" calcext:value-type="float">
            <text:p>-1.873978</text:p>
          </table:table-cell>
          <table:table-cell office:value-type="float" office:value="-1.844549" calcext:value-type="float">
            <text:p>-1.844549</text:p>
          </table:table-cell>
          <table:table-cell office:value-type="float" office:value="-0.9893373" calcext:value-type="float">
            <text:p>-0.9893373</text:p>
          </table:table-cell>
          <table:table-cell office:value-type="float" office:value="-0.130217" calcext:value-type="float">
            <text:p>-0.130217</text:p>
          </table:table-cell>
          <table:table-cell office:value-type="float" office:value="-0.04837304" calcext:value-type="float">
            <text:p>-0.0483730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4.41645" calcext:value-type="float">
            <text:p>-34.41645</text:p>
          </table:table-cell>
          <table:table-cell office:value-type="float" office:value="0.004287345" calcext:value-type="float">
            <text:p>0.00428734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8505" calcext:value-type="float">
            <text:p>-2.3485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423.7054" calcext:value-type="float">
            <text:p>423.7054</text:p>
          </table:table-cell>
          <table:table-cell office:value-type="float" office:value="442.8338" calcext:value-type="float">
            <text:p>442.8338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56.3655" calcext:value-type="float">
            <text:p>956.3655</text:p>
          </table:table-cell>
          <table:table-cell office:value-type="float" office:value="13.79063" calcext:value-type="float">
            <text:p>13.79063</text:p>
          </table:table-cell>
          <table:table-cell office:value-type="float" office:value="0" calcext:value-type="float">
            <text:p>0</text:p>
          </table:table-cell>
          <table:table-cell office:value-type="float" office:value="0.1250547" calcext:value-type="float">
            <text:p>0.1250547</text:p>
          </table:table-cell>
          <table:table-cell office:value-type="float" office:value="0.1790087" calcext:value-type="float">
            <text:p>0.1790087</text:p>
          </table:table-cell>
          <table:table-cell office:value-type="float" office:value="0.1786996" calcext:value-type="float">
            <text:p>0.1786996</text:p>
          </table:table-cell>
          <table:table-cell office:value-type="float" office:value="0.1784542" calcext:value-type="float">
            <text:p>0.1784542</text:p>
          </table:table-cell>
          <table:table-cell office:value-type="float" office:value="0.1785636" calcext:value-type="float">
            <text:p>0.1785636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0.1519828" calcext:value-type="float">
            <text:p>0.1519828</text:p>
          </table:table-cell>
          <table:table-cell office:value-type="float" office:value="0.2403328" calcext:value-type="float">
            <text:p>0.2403328</text:p>
          </table:table-cell>
          <table:table-cell office:value-type="float" office:value="0.2965002" calcext:value-type="float">
            <text:p>0.2965002</text:p>
          </table:table-cell>
          <table:table-cell office:value-type="float" office:value="0.3368359" calcext:value-type="float">
            <text:p>0.3368359</text:p>
          </table:table-cell>
          <table:table-cell office:value-type="float" office:value="0.3626757" calcext:value-type="float">
            <text:p>0.3626757</text:p>
          </table:table-cell>
          <table:table-cell office:value-type="float" office:value="0.3874027" calcext:value-type="float">
            <text:p>0.38740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756E-015" calcext:value-type="float">
            <text:p>1.922756E-15</text:p>
          </table:table-cell>
          <table:table-cell office:value-type="float" office:value="1.949659E-015" calcext:value-type="float">
            <text:p>1.949659E-15</text:p>
          </table:table-cell>
          <table:table-cell office:value-type="float" office:value="1.978644E-015" calcext:value-type="float">
            <text:p>1.978644E-15</text:p>
          </table:table-cell>
          <table:table-cell office:value-type="float" office:value="1.984106E-015" calcext:value-type="float">
            <text:p>1.984106E-15</text:p>
          </table:table-cell>
          <table:table-cell office:value-type="float" office:value="9.499737E-016" calcext:value-type="float">
            <text:p>9.49973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8801" calcext:value-type="float">
            <text:p>-30.78801</text:p>
          </table:table-cell>
          <table:table-cell office:value-type="float" office:value="-1.915254" calcext:value-type="float">
            <text:p>-1.915254</text:p>
          </table:table-cell>
          <table:table-cell office:value-type="float" office:value="-1.936597" calcext:value-type="float">
            <text:p>-1.936597</text:p>
          </table:table-cell>
          <table:table-cell office:value-type="float" office:value="-1.956098" calcext:value-type="float">
            <text:p>-1.956098</text:p>
          </table:table-cell>
          <table:table-cell office:value-type="float" office:value="-1.947266" calcext:value-type="float">
            <text:p>-1.947266</text:p>
          </table:table-cell>
          <table:table-cell office:value-type="float" office:value="-1.882037" calcext:value-type="float">
            <text:p>-1.882037</text:p>
          </table:table-cell>
          <table:table-cell office:value-type="float" office:value="-1.842351" calcext:value-type="float">
            <text:p>-1.842351</text:p>
          </table:table-cell>
          <table:table-cell office:value-type="float" office:value="-1.060042" calcext:value-type="float">
            <text:p>-1.060042</text:p>
          </table:table-cell>
          <table:table-cell office:value-type="float" office:value="-0.1396364" calcext:value-type="float">
            <text:p>-0.1396364</text:p>
          </table:table-cell>
          <table:table-cell office:value-type="float" office:value="-0.05045591" calcext:value-type="float">
            <text:p>-0.0504559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3.83435" calcext:value-type="float">
            <text:p>-23.83435</text:p>
          </table:table-cell>
          <table:table-cell office:value-type="float" office:value="0.004278356" calcext:value-type="float">
            <text:p>0.0042783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6299" calcext:value-type="float">
            <text:p>-2.3562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425.5054" calcext:value-type="float">
            <text:p>425.5054</text:p>
          </table:table-cell>
          <table:table-cell office:value-type="float" office:value="446.8304" calcext:value-type="float">
            <text:p>446.8304</text:p>
          </table:table-cell>
          <table:table-cell office:value-type="float" office:value="43.19645" calcext:value-type="float">
            <text:p>43.19645</text:p>
          </table:table-cell>
          <table:table-cell office:value-type="float" office:value="954.1642" calcext:value-type="float">
            <text:p>954.1642</text:p>
          </table:table-cell>
          <table:table-cell office:value-type="float" office:value="13.79504" calcext:value-type="float">
            <text:p>13.79504</text:p>
          </table:table-cell>
          <table:table-cell office:value-type="float" office:value="0" calcext:value-type="float">
            <text:p>0</text:p>
          </table:table-cell>
          <table:table-cell office:value-type="float" office:value="0.1367093" calcext:value-type="float">
            <text:p>0.1367093</text:p>
          </table:table-cell>
          <table:table-cell office:value-type="float" office:value="0.1785946" calcext:value-type="float">
            <text:p>0.1785946</text:p>
          </table:table-cell>
          <table:table-cell office:value-type="float" office:value="0.1792525" calcext:value-type="float">
            <text:p>0.1792525</text:p>
          </table:table-cell>
          <table:table-cell office:value-type="float" office:value="0.1790979" calcext:value-type="float">
            <text:p>0.1790979</text:p>
          </table:table-cell>
          <table:table-cell office:value-type="float" office:value="0.1791671" calcext:value-type="float">
            <text:p>0.1791671</text:p>
          </table:table-cell>
          <table:table-cell office:value-type="float" office:value="0.1584818" calcext:value-type="float">
            <text:p>0.1584818</text:p>
          </table:table-cell>
          <table:table-cell office:value-type="float" office:value="0.1522013" calcext:value-type="float">
            <text:p>0.1522013</text:p>
          </table:table-cell>
          <table:table-cell office:value-type="float" office:value="0.2391554" calcext:value-type="float">
            <text:p>0.2391554</text:p>
          </table:table-cell>
          <table:table-cell office:value-type="float" office:value="0.2945077" calcext:value-type="float">
            <text:p>0.2945077</text:p>
          </table:table-cell>
          <table:table-cell office:value-type="float" office:value="0.335489" calcext:value-type="float">
            <text:p>0.335489</text:p>
          </table:table-cell>
          <table:table-cell office:value-type="float" office:value="0.3617183" calcext:value-type="float">
            <text:p>0.3617183</text:p>
          </table:table-cell>
          <table:table-cell office:value-type="float" office:value="0.3866407" calcext:value-type="float">
            <text:p>0.3866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888E-015" calcext:value-type="float">
            <text:p>1.922888E-15</text:p>
          </table:table-cell>
          <table:table-cell office:value-type="float" office:value="1.949646E-015" calcext:value-type="float">
            <text:p>1.949646E-15</text:p>
          </table:table-cell>
          <table:table-cell office:value-type="float" office:value="1.978642E-015" calcext:value-type="float">
            <text:p>1.978642E-15</text:p>
          </table:table-cell>
          <table:table-cell office:value-type="float" office:value="1.984101E-015" calcext:value-type="float">
            <text:p>1.984101E-15</text:p>
          </table:table-cell>
          <table:table-cell office:value-type="float" office:value="9.499611E-016" calcext:value-type="float">
            <text:p>9.49961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9768" calcext:value-type="float">
            <text:p>-15.39768</text:p>
          </table:table-cell>
          <table:table-cell office:value-type="float" office:value="-1.949072" calcext:value-type="float">
            <text:p>-1.949072</text:p>
          </table:table-cell>
          <table:table-cell office:value-type="float" office:value="-1.890808" calcext:value-type="float">
            <text:p>-1.890808</text:p>
          </table:table-cell>
          <table:table-cell office:value-type="float" office:value="-1.902445" calcext:value-type="float">
            <text:p>-1.902445</text:p>
          </table:table-cell>
          <table:table-cell office:value-type="float" office:value="-1.89714" calcext:value-type="float">
            <text:p>-1.89714</text:p>
          </table:table-cell>
          <table:table-cell office:value-type="float" office:value="-1.87552" calcext:value-type="float">
            <text:p>-1.87552</text:p>
          </table:table-cell>
          <table:table-cell office:value-type="float" office:value="-1.823532" calcext:value-type="float">
            <text:p>-1.823532</text:p>
          </table:table-cell>
          <table:table-cell office:value-type="float" office:value="-1.106697" calcext:value-type="float">
            <text:p>-1.106697</text:p>
          </table:table-cell>
          <table:table-cell office:value-type="float" office:value="-0.1487182" calcext:value-type="float">
            <text:p>-0.1487182</text:p>
          </table:table-cell>
          <table:table-cell office:value-type="float" office:value="-0.0524441" calcext:value-type="float">
            <text:p>-0.052444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6.70635" calcext:value-type="float">
            <text:p>-16.70635</text:p>
          </table:table-cell>
          <table:table-cell office:value-type="float" office:value="0.004239939" calcext:value-type="float">
            <text:p>0.0042399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3491" calcext:value-type="float">
            <text:p>-2.36349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460.8055" calcext:value-type="float">
            <text:p>460.8055</text:p>
          </table:table-cell>
          <table:table-cell office:value-type="float" office:value="450.7027" calcext:value-type="float">
            <text:p>450.7027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83.2015" calcext:value-type="float">
            <text:p>983.2015</text:p>
          </table:table-cell>
          <table:table-cell office:value-type="float" office:value="14.40914" calcext:value-type="float">
            <text:p>14.40914</text:p>
          </table:table-cell>
          <table:table-cell office:value-type="float" office:value="0" calcext:value-type="float">
            <text:p>0</text:p>
          </table:table-cell>
          <table:table-cell office:value-type="float" office:value="0.3886984" calcext:value-type="float">
            <text:p>0.3886984</text:p>
          </table:table-cell>
          <table:table-cell office:value-type="float" office:value="0.3912635" calcext:value-type="float">
            <text:p>0.3912635</text:p>
          </table:table-cell>
          <table:table-cell office:value-type="float" office:value="0.3938331" calcext:value-type="float">
            <text:p>0.3938331</text:p>
          </table:table-cell>
          <table:table-cell office:value-type="float" office:value="0.2089619" calcext:value-type="float">
            <text:p>0.2089619</text:p>
          </table:table-cell>
          <table:table-cell office:value-type="float" office:value="0.1865715" calcext:value-type="float">
            <text:p>0.1865715</text:p>
          </table:table-cell>
          <table:table-cell office:value-type="float" office:value="0.1598666" calcext:value-type="float">
            <text:p>0.1598666</text:p>
          </table:table-cell>
          <table:table-cell office:value-type="float" office:value="0.2184543" calcext:value-type="float">
            <text:p>0.2184543</text:p>
          </table:table-cell>
          <table:table-cell office:value-type="float" office:value="0.2401231" calcext:value-type="float">
            <text:p>0.2401231</text:p>
          </table:table-cell>
          <table:table-cell office:value-type="float" office:value="0.2942295" calcext:value-type="float">
            <text:p>0.2942295</text:p>
          </table:table-cell>
          <table:table-cell office:value-type="float" office:value="0.3353345" calcext:value-type="float">
            <text:p>0.3353345</text:p>
          </table:table-cell>
          <table:table-cell office:value-type="float" office:value="0.3620356" calcext:value-type="float">
            <text:p>0.3620356</text:p>
          </table:table-cell>
          <table:table-cell office:value-type="float" office:value="0.3866387" calcext:value-type="float">
            <text:p>0.38663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926E-015" calcext:value-type="float">
            <text:p>1.922926E-15</text:p>
          </table:table-cell>
          <table:table-cell office:value-type="float" office:value="1.949658E-015" calcext:value-type="float">
            <text:p>1.949658E-15</text:p>
          </table:table-cell>
          <table:table-cell office:value-type="float" office:value="1.978636E-015" calcext:value-type="float">
            <text:p>1.978636E-15</text:p>
          </table:table-cell>
          <table:table-cell office:value-type="float" office:value="1.9841E-015" calcext:value-type="float">
            <text:p>1.9841E-15</text:p>
          </table:table-cell>
          <table:table-cell office:value-type="float" office:value="9.499442E-016" calcext:value-type="float">
            <text:p>9.499442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45015" calcext:value-type="float">
            <text:p>-0.007145015</text:p>
          </table:table-cell>
          <table:table-cell office:value-type="float" office:value="-0.006876233" calcext:value-type="float">
            <text:p>-0.006876233</text:p>
          </table:table-cell>
          <table:table-cell office:value-type="float" office:value="-0.006661963" calcext:value-type="float">
            <text:p>-0.006661963</text:p>
          </table:table-cell>
          <table:table-cell office:value-type="float" office:value="-0.580364" calcext:value-type="float">
            <text:p>-0.580364</text:p>
          </table:table-cell>
          <table:table-cell office:value-type="float" office:value="-1.391774" calcext:value-type="float">
            <text:p>-1.391774</text:p>
          </table:table-cell>
          <table:table-cell office:value-type="float" office:value="-1.755674" calcext:value-type="float">
            <text:p>-1.755674</text:p>
          </table:table-cell>
          <table:table-cell office:value-type="float" office:value="-0.1388426" calcext:value-type="float">
            <text:p>-0.1388426</text:p>
          </table:table-cell>
          <table:table-cell office:value-type="float" office:value="-1.068543" calcext:value-type="float">
            <text:p>-1.068543</text:p>
          </table:table-cell>
          <table:table-cell office:value-type="float" office:value="-0.1501118" calcext:value-type="float">
            <text:p>-0.1501118</text:p>
          </table:table-cell>
          <table:table-cell office:value-type="float" office:value="-0.05269521" calcext:value-type="float">
            <text:p>-0.0526952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722912" calcext:value-type="float">
            <text:p>-0.00722912</text:p>
          </table:table-cell>
          <table:table-cell office:value-type="float" office:value="0.004155555" calcext:value-type="float">
            <text:p>0.0041555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0891" calcext:value-type="float">
            <text:p>-2.3708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460.8055" calcext:value-type="float">
            <text:p>460.8055</text:p>
          </table:table-cell>
          <table:table-cell office:value-type="float" office:value="456.9849" calcext:value-type="float">
            <text:p>456.9849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76.9194" calcext:value-type="float">
            <text:p>976.9194</text:p>
          </table:table-cell>
          <table:table-cell office:value-type="float" office:value="14.40914" calcext:value-type="float">
            <text:p>14.40914</text:p>
          </table:table-cell>
          <table:table-cell office:value-type="float" office:value="0" calcext:value-type="float">
            <text:p>0</text:p>
          </table:table-cell>
          <table:table-cell office:value-type="float" office:value="0.3238876" calcext:value-type="float">
            <text:p>0.3238876</text:p>
          </table:table-cell>
          <table:table-cell office:value-type="float" office:value="0.3300958" calcext:value-type="float">
            <text:p>0.3300958</text:p>
          </table:table-cell>
          <table:table-cell office:value-type="float" office:value="0.3382441" calcext:value-type="float">
            <text:p>0.3382441</text:p>
          </table:table-cell>
          <table:table-cell office:value-type="float" office:value="0.209506" calcext:value-type="float">
            <text:p>0.209506</text:p>
          </table:table-cell>
          <table:table-cell office:value-type="float" office:value="0.19232" calcext:value-type="float">
            <text:p>0.19232</text:p>
          </table:table-cell>
          <table:table-cell office:value-type="float" office:value="0.161379" calcext:value-type="float">
            <text:p>0.161379</text:p>
          </table:table-cell>
          <table:table-cell office:value-type="float" office:value="0.2132551" calcext:value-type="float">
            <text:p>0.2132551</text:p>
          </table:table-cell>
          <table:table-cell office:value-type="float" office:value="0.2411071" calcext:value-type="float">
            <text:p>0.2411071</text:p>
          </table:table-cell>
          <table:table-cell office:value-type="float" office:value="0.2938764" calcext:value-type="float">
            <text:p>0.2938764</text:p>
          </table:table-cell>
          <table:table-cell office:value-type="float" office:value="0.3351272" calcext:value-type="float">
            <text:p>0.3351272</text:p>
          </table:table-cell>
          <table:table-cell office:value-type="float" office:value="0.3622492" calcext:value-type="float">
            <text:p>0.3622492</text:p>
          </table:table-cell>
          <table:table-cell office:value-type="float" office:value="0.3865675" calcext:value-type="float">
            <text:p>0.38656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102E-015" calcext:value-type="float">
            <text:p>1.923102E-15</text:p>
          </table:table-cell>
          <table:table-cell office:value-type="float" office:value="1.949645E-015" calcext:value-type="float">
            <text:p>1.949645E-15</text:p>
          </table:table-cell>
          <table:table-cell office:value-type="float" office:value="1.978624E-015" calcext:value-type="float">
            <text:p>1.978624E-15</text:p>
          </table:table-cell>
          <table:table-cell office:value-type="float" office:value="1.984097E-015" calcext:value-type="float">
            <text:p>1.984097E-15</text:p>
          </table:table-cell>
          <table:table-cell office:value-type="float" office:value="9.49926E-016" calcext:value-type="float">
            <text:p>9.49926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0487" calcext:value-type="float">
            <text:p>-0.02200487</text:p>
          </table:table-cell>
          <table:table-cell office:value-type="float" office:value="-0.01957664" calcext:value-type="float">
            <text:p>-0.01957664</text:p>
          </table:table-cell>
          <table:table-cell office:value-type="float" office:value="-0.01681759" calcext:value-type="float">
            <text:p>-0.01681759</text:p>
          </table:table-cell>
          <table:table-cell office:value-type="float" office:value="-0.5689469" calcext:value-type="float">
            <text:p>-0.5689469</text:p>
          </table:table-cell>
          <table:table-cell office:value-type="float" office:value="-1.10069" calcext:value-type="float">
            <text:p>-1.10069</text:p>
          </table:table-cell>
          <table:table-cell office:value-type="float" office:value="-1.633469" calcext:value-type="float">
            <text:p>-1.633469</text:p>
          </table:table-cell>
          <table:table-cell office:value-type="float" office:value="-0.1648385" calcext:value-type="float">
            <text:p>-0.1648385</text:p>
          </table:table-cell>
          <table:table-cell office:value-type="float" office:value="-1.030884" calcext:value-type="float">
            <text:p>-1.030884</text:p>
          </table:table-cell>
          <table:table-cell office:value-type="float" office:value="-0.1518065" calcext:value-type="float">
            <text:p>-0.1518065</text:p>
          </table:table-cell>
          <table:table-cell office:value-type="float" office:value="-0.05301055" calcext:value-type="float">
            <text:p>-0.0530105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2252575" calcext:value-type="float">
            <text:p>-0.02252575</text:p>
          </table:table-cell>
          <table:table-cell office:value-type="float" office:value="0.00406282" calcext:value-type="float">
            <text:p>0.0040628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845" calcext:value-type="float">
            <text:p>-2.3778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460.8055" calcext:value-type="float">
            <text:p>460.8055</text:p>
          </table:table-cell>
          <table:table-cell office:value-type="float" office:value="463.4477" calcext:value-type="float">
            <text:p>463.4477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70.4566" calcext:value-type="float">
            <text:p>970.4566</text:p>
          </table:table-cell>
          <table:table-cell office:value-type="float" office:value="14.40914" calcext:value-type="float">
            <text:p>14.40914</text:p>
          </table:table-cell>
          <table:table-cell office:value-type="float" office:value="0" calcext:value-type="float">
            <text:p>0</text:p>
          </table:table-cell>
          <table:table-cell office:value-type="float" office:value="0.2379179" calcext:value-type="float">
            <text:p>0.2379179</text:p>
          </table:table-cell>
          <table:table-cell office:value-type="float" office:value="0.2675349" calcext:value-type="float">
            <text:p>0.2675349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091269" calcext:value-type="float">
            <text:p>0.2091269</text:p>
          </table:table-cell>
          <table:table-cell office:value-type="float" office:value="0.1965275" calcext:value-type="float">
            <text:p>0.1965275</text:p>
          </table:table-cell>
          <table:table-cell office:value-type="float" office:value="0.1627884" calcext:value-type="float">
            <text:p>0.1627884</text:p>
          </table:table-cell>
          <table:table-cell office:value-type="float" office:value="0.2079812" calcext:value-type="float">
            <text:p>0.2079812</text:p>
          </table:table-cell>
          <table:table-cell office:value-type="float" office:value="0.2420111" calcext:value-type="float">
            <text:p>0.2420111</text:p>
          </table:table-cell>
          <table:table-cell office:value-type="float" office:value="0.2934536" calcext:value-type="float">
            <text:p>0.2934536</text:p>
          </table:table-cell>
          <table:table-cell office:value-type="float" office:value="0.3348995" calcext:value-type="float">
            <text:p>0.3348995</text:p>
          </table:table-cell>
          <table:table-cell office:value-type="float" office:value="0.3623731" calcext:value-type="float">
            <text:p>0.3623731</text:p>
          </table:table-cell>
          <table:table-cell office:value-type="float" office:value="0.3864383" calcext:value-type="float">
            <text:p>0.38643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26E-015" calcext:value-type="float">
            <text:p>1.92326E-15</text:p>
          </table:table-cell>
          <table:table-cell office:value-type="float" office:value="1.949636E-015" calcext:value-type="float">
            <text:p>1.949636E-15</text:p>
          </table:table-cell>
          <table:table-cell office:value-type="float" office:value="1.97861E-015" calcext:value-type="float">
            <text:p>1.97861E-15</text:p>
          </table:table-cell>
          <table:table-cell office:value-type="float" office:value="1.984096E-015" calcext:value-type="float">
            <text:p>1.984096E-15</text:p>
          </table:table-cell>
          <table:table-cell office:value-type="float" office:value="9.4991E-016" calcext:value-type="float">
            <text:p>9.499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28346" calcext:value-type="float">
            <text:p>-0.2128346</text:p>
          </table:table-cell>
          <table:table-cell office:value-type="float" office:value="-0.08644203" calcext:value-type="float">
            <text:p>-0.08644203</text:p>
          </table:table-cell>
          <table:table-cell office:value-type="float" office:value="-0.04337455" calcext:value-type="float">
            <text:p>-0.04337455</text:p>
          </table:table-cell>
          <table:table-cell office:value-type="float" office:value="-0.576932" calcext:value-type="float">
            <text:p>-0.576932</text:p>
          </table:table-cell>
          <table:table-cell office:value-type="float" office:value="-0.9312488" calcext:value-type="float">
            <text:p>-0.9312488</text:p>
          </table:table-cell>
          <table:table-cell office:value-type="float" office:value="-1.528154" calcext:value-type="float">
            <text:p>-1.528154</text:p>
          </table:table-cell>
          <table:table-cell office:value-type="float" office:value="-0.1970321" calcext:value-type="float">
            <text:p>-0.1970321</text:p>
          </table:table-cell>
          <table:table-cell office:value-type="float" office:value="-0.9975744" calcext:value-type="float">
            <text:p>-0.9975744</text:p>
          </table:table-cell>
          <table:table-cell office:value-type="float" office:value="-0.1538608" calcext:value-type="float">
            <text:p>-0.1538608</text:p>
          </table:table-cell>
          <table:table-cell office:value-type="float" office:value="-0.05335935" calcext:value-type="float">
            <text:p>-0.0533593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2839781" calcext:value-type="float">
            <text:p>-0.2839781</text:p>
          </table:table-cell>
          <table:table-cell office:value-type="float" office:value="0.003918384" calcext:value-type="float">
            <text:p>0.00391838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49" calcext:value-type="float">
            <text:p>-2.384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460.8055" calcext:value-type="float">
            <text:p>460.8055</text:p>
          </table:table-cell>
          <table:table-cell office:value-type="float" office:value="467.4002" calcext:value-type="float">
            <text:p>467.4002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66.5037" calcext:value-type="float">
            <text:p>966.5037</text:p>
          </table:table-cell>
          <table:table-cell office:value-type="float" office:value="14.40914" calcext:value-type="float">
            <text:p>14.40914</text:p>
          </table:table-cell>
          <table:table-cell office:value-type="float" office:value="0" calcext:value-type="float">
            <text:p>0</text:p>
          </table:table-cell>
          <table:table-cell office:value-type="float" office:value="0.1827205" calcext:value-type="float">
            <text:p>0.1827205</text:p>
          </table:table-cell>
          <table:table-cell office:value-type="float" office:value="0.2327482" calcext:value-type="float">
            <text:p>0.2327482</text:p>
          </table:table-cell>
          <table:table-cell office:value-type="float" office:value="0.260658" calcext:value-type="float">
            <text:p>0.260658</text:p>
          </table:table-cell>
          <table:table-cell office:value-type="float" office:value="0.2109623" calcext:value-type="float">
            <text:p>0.2109623</text:p>
          </table:table-cell>
          <table:table-cell office:value-type="float" office:value="0.1999161" calcext:value-type="float">
            <text:p>0.1999161</text:p>
          </table:table-cell>
          <table:table-cell office:value-type="float" office:value="0.1641393" calcext:value-type="float">
            <text:p>0.1641393</text:p>
          </table:table-cell>
          <table:table-cell office:value-type="float" office:value="0.2040352" calcext:value-type="float">
            <text:p>0.2040352</text:p>
          </table:table-cell>
          <table:table-cell office:value-type="float" office:value="0.2428892" calcext:value-type="float">
            <text:p>0.2428892</text:p>
          </table:table-cell>
          <table:table-cell office:value-type="float" office:value="0.2930987" calcext:value-type="float">
            <text:p>0.2930987</text:p>
          </table:table-cell>
          <table:table-cell office:value-type="float" office:value="0.3347304" calcext:value-type="float">
            <text:p>0.3347304</text:p>
          </table:table-cell>
          <table:table-cell office:value-type="float" office:value="0.3625032" calcext:value-type="float">
            <text:p>0.3625032</text:p>
          </table:table-cell>
          <table:table-cell office:value-type="float" office:value="0.3863218" calcext:value-type="float">
            <text:p>0.38632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375E-015" calcext:value-type="float">
            <text:p>1.923375E-15</text:p>
          </table:table-cell>
          <table:table-cell office:value-type="float" office:value="1.949623E-015" calcext:value-type="float">
            <text:p>1.949623E-15</text:p>
          </table:table-cell>
          <table:table-cell office:value-type="float" office:value="1.978611E-015" calcext:value-type="float">
            <text:p>1.978611E-15</text:p>
          </table:table-cell>
          <table:table-cell office:value-type="float" office:value="1.984083E-015" calcext:value-type="float">
            <text:p>1.984083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9433" calcext:value-type="float">
            <text:p>-1.609433</text:p>
          </table:table-cell>
          <table:table-cell office:value-type="float" office:value="-0.2526608" calcext:value-type="float">
            <text:p>-0.2526608</text:p>
          </table:table-cell>
          <table:table-cell office:value-type="float" office:value="-0.1052328" calcext:value-type="float">
            <text:p>-0.1052328</text:p>
          </table:table-cell>
          <table:table-cell office:value-type="float" office:value="-0.5393371" calcext:value-type="float">
            <text:p>-0.5393371</text:p>
          </table:table-cell>
          <table:table-cell office:value-type="float" office:value="-0.8161032" calcext:value-type="float">
            <text:p>-0.8161032</text:p>
          </table:table-cell>
          <table:table-cell office:value-type="float" office:value="-1.434457" calcext:value-type="float">
            <text:p>-1.434457</text:p>
          </table:table-cell>
          <table:table-cell office:value-type="float" office:value="-0.2258156" calcext:value-type="float">
            <text:p>-0.2258156</text:p>
          </table:table-cell>
          <table:table-cell office:value-type="float" office:value="-0.9663914" calcext:value-type="float">
            <text:p>-0.9663914</text:p>
          </table:table-cell>
          <table:table-cell office:value-type="float" office:value="-0.1556064" calcext:value-type="float">
            <text:p>-0.1556064</text:p>
          </table:table-cell>
          <table:table-cell office:value-type="float" office:value="-0.05361836" calcext:value-type="float">
            <text:p>-0.0536183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.426604" calcext:value-type="float">
            <text:p>-2.426604</text:p>
          </table:table-cell>
          <table:table-cell office:value-type="float" office:value="0.00384953" calcext:value-type="float">
            <text:p>0.0038495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993" calcext:value-type="float">
            <text:p>-2.3909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72.9927" calcext:value-type="float">
            <text:p>472.9927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61.1111" calcext:value-type="float">
            <text:p>961.1111</text:p>
          </table:table-cell>
          <table:table-cell office:value-type="float" office:value="14.4092" calcext:value-type="float">
            <text:p>14.4092</text:p>
          </table:table-cell>
          <table:table-cell office:value-type="float" office:value="0" calcext:value-type="float">
            <text:p>0</text:p>
          </table:table-cell>
          <table:table-cell office:value-type="float" office:value="0.1379525" calcext:value-type="float">
            <text:p>0.1379525</text:p>
          </table:table-cell>
          <table:table-cell office:value-type="float" office:value="0.1990506" calcext:value-type="float">
            <text:p>0.1990506</text:p>
          </table:table-cell>
          <table:table-cell office:value-type="float" office:value="0.2234625" calcext:value-type="float">
            <text:p>0.2234625</text:p>
          </table:table-cell>
          <table:table-cell office:value-type="float" office:value="0.2047715" calcext:value-type="float">
            <text:p>0.2047715</text:p>
          </table:table-cell>
          <table:table-cell office:value-type="float" office:value="0.1974197" calcext:value-type="float">
            <text:p>0.1974197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0.1964202" calcext:value-type="float">
            <text:p>0.1964202</text:p>
          </table:table-cell>
          <table:table-cell office:value-type="float" office:value="0.2433545" calcext:value-type="float">
            <text:p>0.2433545</text:p>
          </table:table-cell>
          <table:table-cell office:value-type="float" office:value="0.2922293" calcext:value-type="float">
            <text:p>0.2922293</text:p>
          </table:table-cell>
          <table:table-cell office:value-type="float" office:value="0.3342065" calcext:value-type="float">
            <text:p>0.3342065</text:p>
          </table:table-cell>
          <table:table-cell office:value-type="float" office:value="0.3622381" calcext:value-type="float">
            <text:p>0.3622381</text:p>
          </table:table-cell>
          <table:table-cell office:value-type="float" office:value="0.3859797" calcext:value-type="float">
            <text:p>0.3859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448E-015" calcext:value-type="float">
            <text:p>1.923448E-15</text:p>
          </table:table-cell>
          <table:table-cell office:value-type="float" office:value="1.949622E-015" calcext:value-type="float">
            <text:p>1.949622E-15</text:p>
          </table:table-cell>
          <table:table-cell office:value-type="float" office:value="1.978606E-015" calcext:value-type="float">
            <text:p>1.978606E-15</text:p>
          </table:table-cell>
          <table:table-cell office:value-type="float" office:value="1.984075E-015" calcext:value-type="float">
            <text:p>1.984075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3722" calcext:value-type="float">
            <text:p>-14.43722</text:p>
          </table:table-cell>
          <table:table-cell office:value-type="float" office:value="-0.844661" calcext:value-type="float">
            <text:p>-0.844661</text:p>
          </table:table-cell>
          <table:table-cell office:value-type="float" office:value="-0.3448747" calcext:value-type="float">
            <text:p>-0.3448747</text:p>
          </table:table-cell>
          <table:table-cell office:value-type="float" office:value="-0.6779202" calcext:value-type="float">
            <text:p>-0.6779202</text:p>
          </table:table-cell>
          <table:table-cell office:value-type="float" office:value="-0.8986252" calcext:value-type="float">
            <text:p>-0.8986252</text:p>
          </table:table-cell>
          <table:table-cell office:value-type="float" office:value="-1.358169" calcext:value-type="float">
            <text:p>-1.358169</text:p>
          </table:table-cell>
          <table:table-cell office:value-type="float" office:value="-0.2959303" calcext:value-type="float">
            <text:p>-0.2959303</text:p>
          </table:table-cell>
          <table:table-cell office:value-type="float" office:value="-0.9502504" calcext:value-type="float">
            <text:p>-0.9502504</text:p>
          </table:table-cell>
          <table:table-cell office:value-type="float" office:value="-0.1599687" calcext:value-type="float">
            <text:p>-0.1599687</text:p>
          </table:table-cell>
          <table:table-cell office:value-type="float" office:value="-0.05443069" calcext:value-type="float">
            <text:p>-0.0544306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4.95295" calcext:value-type="float">
            <text:p>-14.95295</text:p>
          </table:table-cell>
          <table:table-cell office:value-type="float" office:value="0.003960527" calcext:value-type="float">
            <text:p>0.00396052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7429" calcext:value-type="float">
            <text:p>-2.3974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78.6262" calcext:value-type="float">
            <text:p>478.6262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55.9745" calcext:value-type="float">
            <text:p>955.9745</text:p>
          </table:table-cell>
          <table:table-cell office:value-type="float" office:value="13.91201" calcext:value-type="float">
            <text:p>13.91201</text:p>
          </table:table-cell>
          <table:table-cell office:value-type="float" office:value="0" calcext:value-type="float">
            <text:p>0</text:p>
          </table:table-cell>
          <table:table-cell office:value-type="float" office:value="0.1199333" calcext:value-type="float">
            <text:p>0.1199333</text:p>
          </table:table-cell>
          <table:table-cell office:value-type="float" office:value="0.1860137" calcext:value-type="float">
            <text:p>0.1860137</text:p>
          </table:table-cell>
          <table:table-cell office:value-type="float" office:value="0.1954962" calcext:value-type="float">
            <text:p>0.1954962</text:p>
          </table:table-cell>
          <table:table-cell office:value-type="float" office:value="0.1938252" calcext:value-type="float">
            <text:p>0.1938252</text:p>
          </table:table-cell>
          <table:table-cell office:value-type="float" office:value="0.1900308" calcext:value-type="float">
            <text:p>0.1900308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856247" calcext:value-type="float">
            <text:p>0.1856247</text:p>
          </table:table-cell>
          <table:table-cell office:value-type="float" office:value="0.2427958" calcext:value-type="float">
            <text:p>0.2427958</text:p>
          </table:table-cell>
          <table:table-cell office:value-type="float" office:value="0.2907526" calcext:value-type="float">
            <text:p>0.2907526</text:p>
          </table:table-cell>
          <table:table-cell office:value-type="float" office:value="0.333253" calcext:value-type="float">
            <text:p>0.333253</text:p>
          </table:table-cell>
          <table:table-cell office:value-type="float" office:value="0.3615292" calcext:value-type="float">
            <text:p>0.3615292</text:p>
          </table:table-cell>
          <table:table-cell office:value-type="float" office:value="0.3854792" calcext:value-type="float">
            <text:p>0.3854792</text:p>
          </table:table-cell>
          <table:table-cell office:value-type="float" office:value="0.4601107" calcext:value-type="float">
            <text:p>0.4601107</text:p>
          </table:table-cell>
          <table:table-cell office:value-type="float" office:value="0" calcext:value-type="float">
            <text:p>0</text:p>
          </table:table-cell>
          <table:table-cell office:value-type="float" office:value="1.92351E-015" calcext:value-type="float">
            <text:p>1.92351E-15</text:p>
          </table:table-cell>
          <table:table-cell office:value-type="float" office:value="1.949622E-015" calcext:value-type="float">
            <text:p>1.949622E-15</text:p>
          </table:table-cell>
          <table:table-cell office:value-type="float" office:value="1.978597E-015" calcext:value-type="float">
            <text:p>1.978597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3687" calcext:value-type="float">
            <text:p>-42.3687</text:p>
          </table:table-cell>
          <table:table-cell office:value-type="float" office:value="-1.425787" calcext:value-type="float">
            <text:p>-1.425787</text:p>
          </table:table-cell>
          <table:table-cell office:value-type="float" office:value="-0.9682987" calcext:value-type="float">
            <text:p>-0.9682987</text:p>
          </table:table-cell>
          <table:table-cell office:value-type="float" office:value="-1.034649" calcext:value-type="float">
            <text:p>-1.034649</text:p>
          </table:table-cell>
          <table:table-cell office:value-type="float" office:value="-1.20548" calcext:value-type="float">
            <text:p>-1.20548</text:p>
          </table:table-cell>
          <table:table-cell office:value-type="float" office:value="-1.348568" calcext:value-type="float">
            <text:p>-1.348568</text:p>
          </table:table-cell>
          <table:table-cell office:value-type="float" office:value="-0.4424513" calcext:value-type="float">
            <text:p>-0.4424513</text:p>
          </table:table-cell>
          <table:table-cell office:value-type="float" office:value="-0.9695305" calcext:value-type="float">
            <text:p>-0.9695305</text:p>
          </table:table-cell>
          <table:table-cell office:value-type="float" office:value="-0.1677018" calcext:value-type="float">
            <text:p>-0.1677018</text:p>
          </table:table-cell>
          <table:table-cell office:value-type="float" office:value="-0.05594717" calcext:value-type="float">
            <text:p>-0.0559471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1.87228" calcext:value-type="float">
            <text:p>-31.87228</text:p>
          </table:table-cell>
          <table:table-cell office:value-type="float" office:value="0.003935332" calcext:value-type="float">
            <text:p>0.00393533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4664" calcext:value-type="float">
            <text:p>-2.3746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83.2597" calcext:value-type="float">
            <text:p>483.2597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51.946" calcext:value-type="float">
            <text:p>951.946</text:p>
          </table:table-cell>
          <table:table-cell office:value-type="float" office:value="13.30659" calcext:value-type="float">
            <text:p>13.30659</text:p>
          </table:table-cell>
          <table:table-cell office:value-type="float" office:value="0" calcext:value-type="float">
            <text:p>0</text:p>
          </table:table-cell>
          <table:table-cell office:value-type="float" office:value="0.1158659" calcext:value-type="float">
            <text:p>0.1158659</text:p>
          </table:table-cell>
          <table:table-cell office:value-type="float" office:value="0.1819405" calcext:value-type="float">
            <text:p>0.1819405</text:p>
          </table:table-cell>
          <table:table-cell office:value-type="float" office:value="0.1839761" calcext:value-type="float">
            <text:p>0.1839761</text:p>
          </table:table-cell>
          <table:table-cell office:value-type="float" office:value="0.1856076" calcext:value-type="float">
            <text:p>0.1856076</text:p>
          </table:table-cell>
          <table:table-cell office:value-type="float" office:value="0.1841504" calcext:value-type="float">
            <text:p>0.1841504</text:p>
          </table:table-cell>
          <table:table-cell office:value-type="float" office:value="0.1646416" calcext:value-type="float">
            <text:p>0.1646416</text:p>
          </table:table-cell>
          <table:table-cell office:value-type="float" office:value="0.1748772" calcext:value-type="float">
            <text:p>0.1748772</text:p>
          </table:table-cell>
          <table:table-cell office:value-type="float" office:value="0.2415101" calcext:value-type="float">
            <text:p>0.2415101</text:p>
          </table:table-cell>
          <table:table-cell office:value-type="float" office:value="0.2888499" calcext:value-type="float">
            <text:p>0.2888499</text:p>
          </table:table-cell>
          <table:table-cell office:value-type="float" office:value="0.3319725" calcext:value-type="float">
            <text:p>0.3319725</text:p>
          </table:table-cell>
          <table:table-cell office:value-type="float" office:value="0.3605883" calcext:value-type="float">
            <text:p>0.3605883</text:p>
          </table:table-cell>
          <table:table-cell office:value-type="float" office:value="0.3848169" calcext:value-type="float">
            <text:p>0.3848169</text:p>
          </table:table-cell>
          <table:table-cell office:value-type="float" office:value="0.4619862" calcext:value-type="float">
            <text:p>0.4619862</text:p>
          </table:table-cell>
          <table:table-cell office:value-type="float" office:value="0" calcext:value-type="float">
            <text:p>0</text:p>
          </table:table-cell>
          <table:table-cell office:value-type="float" office:value="1.923562E-015" calcext:value-type="float">
            <text:p>1.923562E-15</text:p>
          </table:table-cell>
          <table:table-cell office:value-type="float" office:value="1.949621E-015" calcext:value-type="float">
            <text:p>1.949621E-15</text:p>
          </table:table-cell>
          <table:table-cell office:value-type="float" office:value="1.978586E-015" calcext:value-type="float">
            <text:p>1.978586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76217" calcext:value-type="float">
            <text:p>-55.76217</text:p>
          </table:table-cell>
          <table:table-cell office:value-type="float" office:value="-1.691168" calcext:value-type="float">
            <text:p>-1.691168</text:p>
          </table:table-cell>
          <table:table-cell office:value-type="float" office:value="-1.547519" calcext:value-type="float">
            <text:p>-1.547519</text:p>
          </table:table-cell>
          <table:table-cell office:value-type="float" office:value="-1.44479" calcext:value-type="float">
            <text:p>-1.44479</text:p>
          </table:table-cell>
          <table:table-cell office:value-type="float" office:value="-1.535979" calcext:value-type="float">
            <text:p>-1.535979</text:p>
          </table:table-cell>
          <table:table-cell office:value-type="float" office:value="-1.400644" calcext:value-type="float">
            <text:p>-1.400644</text:p>
          </table:table-cell>
          <table:table-cell office:value-type="float" office:value="-0.6770588" calcext:value-type="float">
            <text:p>-0.6770588</text:p>
          </table:table-cell>
          <table:table-cell office:value-type="float" office:value="-1.015653" calcext:value-type="float">
            <text:p>-1.015653</text:p>
          </table:table-cell>
          <table:table-cell office:value-type="float" office:value="-0.1782966" calcext:value-type="float">
            <text:p>-0.1782966</text:p>
          </table:table-cell>
          <table:table-cell office:value-type="float" office:value="-0.05806012" calcext:value-type="float">
            <text:p>-0.0580601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0.05923" calcext:value-type="float">
            <text:p>-40.05923</text:p>
          </table:table-cell>
          <table:table-cell office:value-type="float" office:value="0.003915119" calcext:value-type="float">
            <text:p>0.0039151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015" calcext:value-type="float">
            <text:p>-2.3870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87.6092" calcext:value-type="float">
            <text:p>487.6092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47.597" calcext:value-type="float">
            <text:p>947.597</text:p>
          </table:table-cell>
          <table:table-cell office:value-type="float" office:value="13.30659" calcext:value-type="float">
            <text:p>13.30659</text:p>
          </table:table-cell>
          <table:table-cell office:value-type="float" office:value="0" calcext:value-type="float">
            <text:p>0</text:p>
          </table:table-cell>
          <table:table-cell office:value-type="float" office:value="0.1141902" calcext:value-type="float">
            <text:p>0.1141902</text:p>
          </table:table-cell>
          <table:table-cell office:value-type="float" office:value="0.179391" calcext:value-type="float">
            <text:p>0.179391</text:p>
          </table:table-cell>
          <table:table-cell office:value-type="float" office:value="0.1794378" calcext:value-type="float">
            <text:p>0.1794378</text:p>
          </table:table-cell>
          <table:table-cell office:value-type="float" office:value="0.1805641" calcext:value-type="float">
            <text:p>0.1805641</text:p>
          </table:table-cell>
          <table:table-cell office:value-type="float" office:value="0.1801232" calcext:value-type="float">
            <text:p>0.1801232</text:p>
          </table:table-cell>
          <table:table-cell office:value-type="float" office:value="0.1631587" calcext:value-type="float">
            <text:p>0.1631587</text:p>
          </table:table-cell>
          <table:table-cell office:value-type="float" office:value="0.1661792" calcext:value-type="float">
            <text:p>0.1661792</text:p>
          </table:table-cell>
          <table:table-cell office:value-type="float" office:value="0.2396883" calcext:value-type="float">
            <text:p>0.2396883</text:p>
          </table:table-cell>
          <table:table-cell office:value-type="float" office:value="0.2866111" calcext:value-type="float">
            <text:p>0.2866111</text:p>
          </table:table-cell>
          <table:table-cell office:value-type="float" office:value="0.3304531" calcext:value-type="float">
            <text:p>0.3304531</text:p>
          </table:table-cell>
          <table:table-cell office:value-type="float" office:value="0.3594972" calcext:value-type="float">
            <text:p>0.3594972</text:p>
          </table:table-cell>
          <table:table-cell office:value-type="float" office:value="0.3840137" calcext:value-type="float">
            <text:p>0.3840137</text:p>
          </table:table-cell>
          <table:table-cell office:value-type="float" office:value="0.4621517" calcext:value-type="float">
            <text:p>0.4621517</text:p>
          </table:table-cell>
          <table:table-cell office:value-type="float" office:value="0" calcext:value-type="float">
            <text:p>0</text:p>
          </table:table-cell>
          <table:table-cell office:value-type="float" office:value="1.923601E-015" calcext:value-type="float">
            <text:p>1.923601E-15</text:p>
          </table:table-cell>
          <table:table-cell office:value-type="float" office:value="1.949617E-015" calcext:value-type="float">
            <text:p>1.949617E-15</text:p>
          </table:table-cell>
          <table:table-cell office:value-type="float" office:value="1.978578E-015" calcext:value-type="float">
            <text:p>1.978578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07632" calcext:value-type="float">
            <text:p>-62.07632</text:p>
          </table:table-cell>
          <table:table-cell office:value-type="float" office:value="-1.886136" calcext:value-type="float">
            <text:p>-1.886136</text:p>
          </table:table-cell>
          <table:table-cell office:value-type="float" office:value="-1.87661" calcext:value-type="float">
            <text:p>-1.87661</text:p>
          </table:table-cell>
          <table:table-cell office:value-type="float" office:value="-1.786857" calcext:value-type="float">
            <text:p>-1.786857</text:p>
          </table:table-cell>
          <table:table-cell office:value-type="float" office:value="-1.821507" calcext:value-type="float">
            <text:p>-1.821507</text:p>
          </table:table-cell>
          <table:table-cell office:value-type="float" office:value="-1.501" calcext:value-type="float">
            <text:p>-1.501</text:p>
          </table:table-cell>
          <table:table-cell office:value-type="float" office:value="-0.974629" calcext:value-type="float">
            <text:p>-0.974629</text:p>
          </table:table-cell>
          <table:table-cell office:value-type="float" office:value="-1.085346" calcext:value-type="float">
            <text:p>-1.085346</text:p>
          </table:table-cell>
          <table:table-cell office:value-type="float" office:value="-0.1917318" calcext:value-type="float">
            <text:p>-0.1917318</text:p>
          </table:table-cell>
          <table:table-cell office:value-type="float" office:value="-0.06068457" calcext:value-type="float">
            <text:p>-0.0606845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1.73093" calcext:value-type="float">
            <text:p>-41.73093</text:p>
          </table:table-cell>
          <table:table-cell office:value-type="float" office:value="0.003991134" calcext:value-type="float">
            <text:p>0.00399113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804" calcext:value-type="float">
            <text:p>-2.3968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91.427" calcext:value-type="float">
            <text:p>491.427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44.5272" calcext:value-type="float">
            <text:p>944.5272</text:p>
          </table:table-cell>
          <table:table-cell office:value-type="float" office:value="12.55846" calcext:value-type="float">
            <text:p>12.55846</text:p>
          </table:table-cell>
          <table:table-cell office:value-type="float" office:value="0" calcext:value-type="float">
            <text:p>0</text:p>
          </table:table-cell>
          <table:table-cell office:value-type="float" office:value="0.1125501" calcext:value-type="float">
            <text:p>0.1125501</text:p>
          </table:table-cell>
          <table:table-cell office:value-type="float" office:value="0.1787818" calcext:value-type="float">
            <text:p>0.1787818</text:p>
          </table:table-cell>
          <table:table-cell office:value-type="float" office:value="0.178262" calcext:value-type="float">
            <text:p>0.178262</text:p>
          </table:table-cell>
          <table:table-cell office:value-type="float" office:value="0.1786461" calcext:value-type="float">
            <text:p>0.1786461</text:p>
          </table:table-cell>
          <table:table-cell office:value-type="float" office:value="0.1786248" calcext:value-type="float">
            <text:p>0.1786248</text:p>
          </table:table-cell>
          <table:table-cell office:value-type="float" office:value="0.1617288" calcext:value-type="float">
            <text:p>0.1617288</text:p>
          </table:table-cell>
          <table:table-cell office:value-type="float" office:value="0.1602381" calcext:value-type="float">
            <text:p>0.1602381</text:p>
          </table:table-cell>
          <table:table-cell office:value-type="float" office:value="0.237808" calcext:value-type="float">
            <text:p>0.237808</text:p>
          </table:table-cell>
          <table:table-cell office:value-type="float" office:value="0.2842325" calcext:value-type="float">
            <text:p>0.2842325</text:p>
          </table:table-cell>
          <table:table-cell office:value-type="float" office:value="0.3288151" calcext:value-type="float">
            <text:p>0.3288151</text:p>
          </table:table-cell>
          <table:table-cell office:value-type="float" office:value="0.3581516" calcext:value-type="float">
            <text:p>0.3581516</text:p>
          </table:table-cell>
          <table:table-cell office:value-type="float" office:value="0.3835871" calcext:value-type="float">
            <text:p>0.3835871</text:p>
          </table:table-cell>
          <table:table-cell office:value-type="float" office:value="0.4567263" calcext:value-type="float">
            <text:p>0.4567263</text:p>
          </table:table-cell>
          <table:table-cell office:value-type="float" office:value="0" calcext:value-type="float">
            <text:p>0</text:p>
          </table:table-cell>
          <table:table-cell office:value-type="float" office:value="1.92363E-015" calcext:value-type="float">
            <text:p>1.92363E-15</text:p>
          </table:table-cell>
          <table:table-cell office:value-type="float" office:value="1.949611E-015" calcext:value-type="float">
            <text:p>1.949611E-15</text:p>
          </table:table-cell>
          <table:table-cell office:value-type="float" office:value="1.978575E-015" calcext:value-type="float">
            <text:p>1.978575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991" calcext:value-type="float">
            <text:p>-69.2991</text:p>
          </table:table-cell>
          <table:table-cell office:value-type="float" office:value="-1.935942" calcext:value-type="float">
            <text:p>-1.935942</text:p>
          </table:table-cell>
          <table:table-cell office:value-type="float" office:value="-1.974197" calcext:value-type="float">
            <text:p>-1.974197</text:p>
          </table:table-cell>
          <table:table-cell office:value-type="float" office:value="-1.94023" calcext:value-type="float">
            <text:p>-1.94023</text:p>
          </table:table-cell>
          <table:table-cell office:value-type="float" office:value="-1.942689" calcext:value-type="float">
            <text:p>-1.942689</text:p>
          </table:table-cell>
          <table:table-cell office:value-type="float" office:value="-1.605647" calcext:value-type="float">
            <text:p>-1.605647</text:p>
          </table:table-cell>
          <table:table-cell office:value-type="float" office:value="-1.263438" calcext:value-type="float">
            <text:p>-1.263438</text:p>
          </table:table-cell>
          <table:table-cell office:value-type="float" office:value="-1.162909" calcext:value-type="float">
            <text:p>-1.162909</text:p>
          </table:table-cell>
          <table:table-cell office:value-type="float" office:value="-0.2072548" calcext:value-type="float">
            <text:p>-0.2072548</text:p>
          </table:table-cell>
          <table:table-cell office:value-type="float" office:value="-0.06366372" calcext:value-type="float">
            <text:p>-0.0636637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51.92642" calcext:value-type="float">
            <text:p>-51.92642</text:p>
          </table:table-cell>
          <table:table-cell office:value-type="float" office:value="0.004027455" calcext:value-type="float">
            <text:p>0.00402745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4638" calcext:value-type="float">
            <text:p>-2.3446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94.9994" calcext:value-type="float">
            <text:p>494.9994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41.7712" calcext:value-type="float">
            <text:p>941.7712</text:p>
          </table:table-cell>
          <table:table-cell office:value-type="float" office:value="11.74201" calcext:value-type="float">
            <text:p>11.74201</text:p>
          </table:table-cell>
          <table:table-cell office:value-type="float" office:value="0" calcext:value-type="float">
            <text:p>0</text:p>
          </table:table-cell>
          <table:table-cell office:value-type="float" office:value="0.1128363" calcext:value-type="float">
            <text:p>0.1128363</text:p>
          </table:table-cell>
          <table:table-cell office:value-type="float" office:value="0.1782684" calcext:value-type="float">
            <text:p>0.1782684</text:p>
          </table:table-cell>
          <table:table-cell office:value-type="float" office:value="0.1776344" calcext:value-type="float">
            <text:p>0.1776344</text:p>
          </table:table-cell>
          <table:table-cell office:value-type="float" office:value="0.1777631" calcext:value-type="float">
            <text:p>0.1777631</text:p>
          </table:table-cell>
          <table:table-cell office:value-type="float" office:value="0.1778589" calcext:value-type="float">
            <text:p>0.1778589</text:p>
          </table:table-cell>
          <table:table-cell office:value-type="float" office:value="0.1604722" calcext:value-type="float">
            <text:p>0.1604722</text:p>
          </table:table-cell>
          <table:table-cell office:value-type="float" office:value="0.1562888" calcext:value-type="float">
            <text:p>0.1562888</text:p>
          </table:table-cell>
          <table:table-cell office:value-type="float" office:value="0.2359954" calcext:value-type="float">
            <text:p>0.2359954</text:p>
          </table:table-cell>
          <table:table-cell office:value-type="float" office:value="0.2817973" calcext:value-type="float">
            <text:p>0.2817973</text:p>
          </table:table-cell>
          <table:table-cell office:value-type="float" office:value="0.3271137" calcext:value-type="float">
            <text:p>0.3271137</text:p>
          </table:table-cell>
          <table:table-cell office:value-type="float" office:value="0.3567967" calcext:value-type="float">
            <text:p>0.3567967</text:p>
          </table:table-cell>
          <table:table-cell office:value-type="float" office:value="0.3829549" calcext:value-type="float">
            <text:p>0.3829549</text:p>
          </table:table-cell>
          <table:table-cell office:value-type="float" office:value="0.4598564" calcext:value-type="float">
            <text:p>0.4598564</text:p>
          </table:table-cell>
          <table:table-cell office:value-type="float" office:value="0" calcext:value-type="float">
            <text:p>0</text:p>
          </table:table-cell>
          <table:table-cell office:value-type="float" office:value="1.923646E-015" calcext:value-type="float">
            <text:p>1.923646E-15</text:p>
          </table:table-cell>
          <table:table-cell office:value-type="float" office:value="1.949607E-015" calcext:value-type="float">
            <text:p>1.949607E-15</text:p>
          </table:table-cell>
          <table:table-cell office:value-type="float" office:value="1.978574E-015" calcext:value-type="float">
            <text:p>1.978574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5358" calcext:value-type="float">
            <text:p>-68.25358</text:p>
          </table:table-cell>
          <table:table-cell office:value-type="float" office:value="-1.97933" calcext:value-type="float">
            <text:p>-1.97933</text:p>
          </table:table-cell>
          <table:table-cell office:value-type="float" office:value="-2.028612" calcext:value-type="float">
            <text:p>-2.028612</text:p>
          </table:table-cell>
          <table:table-cell office:value-type="float" office:value="-2.015812" calcext:value-type="float">
            <text:p>-2.015812</text:p>
          </table:table-cell>
          <table:table-cell office:value-type="float" office:value="-2.0081" calcext:value-type="float">
            <text:p>-2.0081</text:p>
          </table:table-cell>
          <table:table-cell office:value-type="float" office:value="-1.704493" calcext:value-type="float">
            <text:p>-1.704493</text:p>
          </table:table-cell>
          <table:table-cell office:value-type="float" office:value="-1.509491" calcext:value-type="float">
            <text:p>-1.509491</text:p>
          </table:table-cell>
          <table:table-cell office:value-type="float" office:value="-1.24361" calcext:value-type="float">
            <text:p>-1.24361</text:p>
          </table:table-cell>
          <table:table-cell office:value-type="float" office:value="-0.2246072" calcext:value-type="float">
            <text:p>-0.2246072</text:p>
          </table:table-cell>
          <table:table-cell office:value-type="float" office:value="-0.06692941" calcext:value-type="float">
            <text:p>-0.0669294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51.37907" calcext:value-type="float">
            <text:p>-51.37907</text:p>
          </table:table-cell>
          <table:table-cell office:value-type="float" office:value="0.004093658" calcext:value-type="float">
            <text:p>0.0040936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5664" calcext:value-type="float">
            <text:p>-2.3656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461.0055" calcext:value-type="float">
            <text:p>461.0055</text:p>
          </table:table-cell>
          <table:table-cell office:value-type="float" office:value="498.3184" calcext:value-type="float">
            <text:p>498.3184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39.0308" calcext:value-type="float">
            <text:p>939.0308</text:p>
          </table:table-cell>
          <table:table-cell office:value-type="float" office:value="11.16292" calcext:value-type="float">
            <text:p>11.16292</text:p>
          </table:table-cell>
          <table:table-cell office:value-type="float" office:value="0" calcext:value-type="float">
            <text:p>0</text:p>
          </table:table-cell>
          <table:table-cell office:value-type="float" office:value="0.1136721" calcext:value-type="float">
            <text:p>0.1136721</text:p>
          </table:table-cell>
          <table:table-cell office:value-type="float" office:value="0.1782069" calcext:value-type="float">
            <text:p>0.1782069</text:p>
          </table:table-cell>
          <table:table-cell office:value-type="float" office:value="0.177516" calcext:value-type="float">
            <text:p>0.177516</text:p>
          </table:table-cell>
          <table:table-cell office:value-type="float" office:value="0.1775006" calcext:value-type="float">
            <text:p>0.1775006</text:p>
          </table:table-cell>
          <table:table-cell office:value-type="float" office:value="0.177623" calcext:value-type="float">
            <text:p>0.177623</text:p>
          </table:table-cell>
          <table:table-cell office:value-type="float" office:value="0.1594824" calcext:value-type="float">
            <text:p>0.1594824</text:p>
          </table:table-cell>
          <table:table-cell office:value-type="float" office:value="0.1538293" calcext:value-type="float">
            <text:p>0.1538293</text:p>
          </table:table-cell>
          <table:table-cell office:value-type="float" office:value="0.2343697" calcext:value-type="float">
            <text:p>0.2343697</text:p>
          </table:table-cell>
          <table:table-cell office:value-type="float" office:value="0.2793491" calcext:value-type="float">
            <text:p>0.2793491</text:p>
          </table:table-cell>
          <table:table-cell office:value-type="float" office:value="0.3253815" calcext:value-type="float">
            <text:p>0.3253815</text:p>
          </table:table-cell>
          <table:table-cell office:value-type="float" office:value="0.3554381" calcext:value-type="float">
            <text:p>0.3554381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4620856" calcext:value-type="float">
            <text:p>0.4620856</text:p>
          </table:table-cell>
          <table:table-cell office:value-type="float" office:value="0" calcext:value-type="float">
            <text:p>0</text:p>
          </table:table-cell>
          <table:table-cell office:value-type="float" office:value="1.923653E-015" calcext:value-type="float">
            <text:p>1.923653E-15</text:p>
          </table:table-cell>
          <table:table-cell office:value-type="float" office:value="1.949606E-015" calcext:value-type="float">
            <text:p>1.949606E-15</text:p>
          </table:table-cell>
          <table:table-cell office:value-type="float" office:value="1.978574E-015" calcext:value-type="float">
            <text:p>1.978574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51971" calcext:value-type="float">
            <text:p>-64.51971</text:p>
          </table:table-cell>
          <table:table-cell office:value-type="float" office:value="-1.98436" calcext:value-type="float">
            <text:p>-1.98436</text:p>
          </table:table-cell>
          <table:table-cell office:value-type="float" office:value="-2.038959" calcext:value-type="float">
            <text:p>-2.038959</text:p>
          </table:table-cell>
          <table:table-cell office:value-type="float" office:value="-2.038878" calcext:value-type="float">
            <text:p>-2.038878</text:p>
          </table:table-cell>
          <table:table-cell office:value-type="float" office:value="-2.02865" calcext:value-type="float">
            <text:p>-2.02865</text:p>
          </table:table-cell>
          <table:table-cell office:value-type="float" office:value="-1.787223" calcext:value-type="float">
            <text:p>-1.787223</text:p>
          </table:table-cell>
          <table:table-cell office:value-type="float" office:value="-1.690242" calcext:value-type="float">
            <text:p>-1.690242</text:p>
          </table:table-cell>
          <table:table-cell office:value-type="float" office:value="-1.321322" calcext:value-type="float">
            <text:p>-1.321322</text:p>
          </table:table-cell>
          <table:table-cell office:value-type="float" office:value="-0.2436886" calcext:value-type="float">
            <text:p>-0.2436886</text:p>
          </table:table-cell>
          <table:table-cell office:value-type="float" office:value="-0.07044748" calcext:value-type="float">
            <text:p>-0.0704474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50.67476" calcext:value-type="float">
            <text:p>-50.67476</text:p>
          </table:table-cell>
          <table:table-cell office:value-type="float" office:value="0.004153112" calcext:value-type="float">
            <text:p>0.0041531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933" calcext:value-type="float">
            <text:p>-2.3819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01.6538" calcext:value-type="float">
            <text:p>501.6538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53.7216" calcext:value-type="float">
            <text:p>953.7216</text:p>
          </table:table-cell>
          <table:table-cell office:value-type="float" office:value="11.43663" calcext:value-type="float">
            <text:p>11.43663</text:p>
          </table:table-cell>
          <table:table-cell office:value-type="float" office:value="0" calcext:value-type="float">
            <text:p>0</text:p>
          </table:table-cell>
          <table:table-cell office:value-type="float" office:value="0.389214" calcext:value-type="float">
            <text:p>0.389214</text:p>
          </table:table-cell>
          <table:table-cell office:value-type="float" office:value="0.3924679" calcext:value-type="float">
            <text:p>0.3924679</text:p>
          </table:table-cell>
          <table:table-cell office:value-type="float" office:value="0.18514" calcext:value-type="float">
            <text:p>0.18514</text:p>
          </table:table-cell>
          <table:table-cell office:value-type="float" office:value="0.1897823" calcext:value-type="float">
            <text:p>0.1897823</text:p>
          </table:table-cell>
          <table:table-cell office:value-type="float" office:value="0.1828685" calcext:value-type="float">
            <text:p>0.1828685</text:p>
          </table:table-cell>
          <table:table-cell office:value-type="float" office:value="0.1602693" calcext:value-type="float">
            <text:p>0.1602693</text:p>
          </table:table-cell>
          <table:table-cell office:value-type="float" office:value="0.1816641" calcext:value-type="float">
            <text:p>0.1816641</text:p>
          </table:table-cell>
          <table:table-cell office:value-type="float" office:value="0.2345928" calcext:value-type="float">
            <text:p>0.2345928</text:p>
          </table:table-cell>
          <table:table-cell office:value-type="float" office:value="0.2783051" calcext:value-type="float">
            <text:p>0.2783051</text:p>
          </table:table-cell>
          <table:table-cell office:value-type="float" office:value="0.3246929" calcext:value-type="float">
            <text:p>0.3246929</text:p>
          </table:table-cell>
          <table:table-cell office:value-type="float" office:value="0.3551611" calcext:value-type="float">
            <text:p>0.3551611</text:p>
          </table:table-cell>
          <table:table-cell office:value-type="float" office:value="0.3818694" calcext:value-type="float">
            <text:p>0.38186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626E-015" calcext:value-type="float">
            <text:p>1.923626E-15</text:p>
          </table:table-cell>
          <table:table-cell office:value-type="float" office:value="1.949611E-015" calcext:value-type="float">
            <text:p>1.949611E-15</text:p>
          </table:table-cell>
          <table:table-cell office:value-type="float" office:value="1.978574E-015" calcext:value-type="float">
            <text:p>1.978574E-15</text:p>
          </table:table-cell>
          <table:table-cell office:value-type="float" office:value="1.984071E-015" calcext:value-type="float">
            <text:p>1.984071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084704" calcext:value-type="float">
            <text:p>-0.007084704</text:p>
          </table:table-cell>
          <table:table-cell office:value-type="float" office:value="-0.006740132" calcext:value-type="float">
            <text:p>-0.006740132</text:p>
          </table:table-cell>
          <table:table-cell office:value-type="float" office:value="-1.478285" calcext:value-type="float">
            <text:p>-1.478285</text:p>
          </table:table-cell>
          <table:table-cell office:value-type="float" office:value="-1.218158" calcext:value-type="float">
            <text:p>-1.218158</text:p>
          </table:table-cell>
          <table:table-cell office:value-type="float" office:value="-1.623651" calcext:value-type="float">
            <text:p>-1.623651</text:p>
          </table:table-cell>
          <table:table-cell office:value-type="float" office:value="-1.722002" calcext:value-type="float">
            <text:p>-1.722002</text:p>
          </table:table-cell>
          <table:table-cell office:value-type="float" office:value="-0.5166399" calcext:value-type="float">
            <text:p>-0.5166399</text:p>
          </table:table-cell>
          <table:table-cell office:value-type="float" office:value="-1.310701" calcext:value-type="float">
            <text:p>-1.310701</text:p>
          </table:table-cell>
          <table:table-cell office:value-type="float" office:value="-0.2525017" calcext:value-type="float">
            <text:p>-0.2525017</text:p>
          </table:table-cell>
          <table:table-cell office:value-type="float" office:value="-0.07192957" calcext:value-type="float">
            <text:p>-0.07192957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07167639" calcext:value-type="float">
            <text:p>-0.007167639</text:p>
          </table:table-cell>
          <table:table-cell office:value-type="float" office:value="0.00409232" calcext:value-type="float">
            <text:p>0.004092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878" calcext:value-type="float">
            <text:p>-2.3928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08.1286" calcext:value-type="float">
            <text:p>508.1286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47.4319" calcext:value-type="float">
            <text:p>947.4319</text:p>
          </table:table-cell>
          <table:table-cell office:value-type="float" office:value="11.2514" calcext:value-type="float">
            <text:p>11.2514</text:p>
          </table:table-cell>
          <table:table-cell office:value-type="float" office:value="0" calcext:value-type="float">
            <text:p>0</text:p>
          </table:table-cell>
          <table:table-cell office:value-type="float" office:value="0.2631204" calcext:value-type="float">
            <text:p>0.2631204</text:p>
          </table:table-cell>
          <table:table-cell office:value-type="float" office:value="0.2766629" calcext:value-type="float">
            <text:p>0.2766629</text:p>
          </table:table-cell>
          <table:table-cell office:value-type="float" office:value="0.1927562" calcext:value-type="float">
            <text:p>0.1927562</text:p>
          </table:table-cell>
          <table:table-cell office:value-type="float" office:value="0.1921846" calcext:value-type="float">
            <text:p>0.1921846</text:p>
          </table:table-cell>
          <table:table-cell office:value-type="float" office:value="0.1878054" calcext:value-type="float">
            <text:p>0.1878054</text:p>
          </table:table-cell>
          <table:table-cell office:value-type="float" office:value="0.1615154" calcext:value-type="float">
            <text:p>0.1615154</text:p>
          </table:table-cell>
          <table:table-cell office:value-type="float" office:value="0.1787446" calcext:value-type="float">
            <text:p>0.1787446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0.2777964" calcext:value-type="float">
            <text:p>0.2777964</text:p>
          </table:table-cell>
          <table:table-cell office:value-type="float" office:value="0.3243801" calcext:value-type="float">
            <text:p>0.3243801</text:p>
          </table:table-cell>
          <table:table-cell office:value-type="float" office:value="0.3552602" calcext:value-type="float">
            <text:p>0.3552602</text:p>
          </table:table-cell>
          <table:table-cell office:value-type="float" office:value="0.3818771" calcext:value-type="float">
            <text:p>0.3818771</text:p>
          </table:table-cell>
          <table:table-cell office:value-type="float" office:value="0.4561399" calcext:value-type="float">
            <text:p>0.4561399</text:p>
          </table:table-cell>
          <table:table-cell office:value-type="float" office:value="0" calcext:value-type="float">
            <text:p>0</text:p>
          </table:table-cell>
          <table:table-cell office:value-type="float" office:value="1.923591E-015" calcext:value-type="float">
            <text:p>1.923591E-15</text:p>
          </table:table-cell>
          <table:table-cell office:value-type="float" office:value="1.94962E-015" calcext:value-type="float">
            <text:p>1.94962E-15</text:p>
          </table:table-cell>
          <table:table-cell office:value-type="float" office:value="1.978577E-015" calcext:value-type="float">
            <text:p>1.978577E-15</text:p>
          </table:table-cell>
          <table:table-cell office:value-type="float" office:value="1.984072E-015" calcext:value-type="float">
            <text:p>1.984072E-15</text:p>
          </table:table-cell>
          <table:table-cell office:value-type="float" office:value="9.499073E-016" calcext:value-type="float">
            <text:p>9.4990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744247" calcext:value-type="float">
            <text:p>-0.09744247</text:p>
          </table:table-cell>
          <table:table-cell office:value-type="float" office:value="-0.0661698" calcext:value-type="float">
            <text:p>-0.0661698</text:p>
          </table:table-cell>
          <table:table-cell office:value-type="float" office:value="-1.082687" calcext:value-type="float">
            <text:p>-1.082687</text:p>
          </table:table-cell>
          <table:table-cell office:value-type="float" office:value="-1.105606" calcext:value-type="float">
            <text:p>-1.105606</text:p>
          </table:table-cell>
          <table:table-cell office:value-type="float" office:value="-1.321432" calcext:value-type="float">
            <text:p>-1.321432</text:p>
          </table:table-cell>
          <table:table-cell office:value-type="float" office:value="-1.62275" calcext:value-type="float">
            <text:p>-1.62275</text:p>
          </table:table-cell>
          <table:table-cell office:value-type="float" office:value="-0.5798858" calcext:value-type="float">
            <text:p>-0.5798858</text:p>
          </table:table-cell>
          <table:table-cell office:value-type="float" office:value="-1.269874" calcext:value-type="float">
            <text:p>-1.269874</text:p>
          </table:table-cell>
          <table:table-cell office:value-type="float" office:value="-0.2568571" calcext:value-type="float">
            <text:p>-0.2568571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9846698" calcext:value-type="float">
            <text:p>-0.09846698</text:p>
          </table:table-cell>
          <table:table-cell office:value-type="float" office:value="0.003998533" calcext:value-type="float">
            <text:p>0.00399853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2304" calcext:value-type="float">
            <text:p>-2.3423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13.4771" calcext:value-type="float">
            <text:p>513.4771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42.9056" calcext:value-type="float">
            <text:p>942.9056</text:p>
          </table:table-cell>
          <table:table-cell office:value-type="float" office:value="10.42894" calcext:value-type="float">
            <text:p>10.42894</text:p>
          </table:table-cell>
          <table:table-cell office:value-type="float" office:value="0" calcext:value-type="float">
            <text:p>0</text:p>
          </table:table-cell>
          <table:table-cell office:value-type="float" office:value="0.1685117" calcext:value-type="float">
            <text:p>0.1685117</text:p>
          </table:table-cell>
          <table:table-cell office:value-type="float" office:value="0.2031648" calcext:value-type="float">
            <text:p>0.2031648</text:p>
          </table:table-cell>
          <table:table-cell office:value-type="float" office:value="0.193113" calcext:value-type="float">
            <text:p>0.193113</text:p>
          </table:table-cell>
          <table:table-cell office:value-type="float" office:value="0.1920358" calcext:value-type="float">
            <text:p>0.1920358</text:p>
          </table:table-cell>
          <table:table-cell office:value-type="float" office:value="0.1899112" calcext:value-type="float">
            <text:p>0.1899112</text:p>
          </table:table-cell>
          <table:table-cell office:value-type="float" office:value="0.162504" calcext:value-type="float">
            <text:p>0.162504</text:p>
          </table:table-cell>
          <table:table-cell office:value-type="float" office:value="0.1749845" calcext:value-type="float">
            <text:p>0.1749845</text:p>
          </table:table-cell>
          <table:table-cell office:value-type="float" office:value="0.236057" calcext:value-type="float">
            <text:p>0.236057</text:p>
          </table:table-cell>
          <table:table-cell office:value-type="float" office:value="0.2769441" calcext:value-type="float">
            <text:p>0.2769441</text:p>
          </table:table-cell>
          <table:table-cell office:value-type="float" office:value="0.3237737" calcext:value-type="float">
            <text:p>0.3237737</text:p>
          </table:table-cell>
          <table:table-cell office:value-type="float" office:value="0.3550356" calcext:value-type="float">
            <text:p>0.3550356</text:p>
          </table:table-cell>
          <table:table-cell office:value-type="float" office:value="0.381837" calcext:value-type="float">
            <text:p>0.381837</text:p>
          </table:table-cell>
          <table:table-cell office:value-type="float" office:value="0.4590492" calcext:value-type="float">
            <text:p>0.4590492</text:p>
          </table:table-cell>
          <table:table-cell office:value-type="float" office:value="0" calcext:value-type="float">
            <text:p>0</text:p>
          </table:table-cell>
          <table:table-cell office:value-type="float" office:value="1.923505E-015" calcext:value-type="float">
            <text:p>1.923505E-15</text:p>
          </table:table-cell>
          <table:table-cell office:value-type="float" office:value="1.949626E-015" calcext:value-type="float">
            <text:p>1.949626E-15</text:p>
          </table:table-cell>
          <table:table-cell office:value-type="float" office:value="1.97858E-015" calcext:value-type="float">
            <text:p>1.97858E-15</text:p>
          </table:table-cell>
          <table:table-cell office:value-type="float" office:value="1.984076E-015" calcext:value-type="float">
            <text:p>1.984076E-15</text:p>
          </table:table-cell>
          <table:table-cell office:value-type="float" office:value="9.499175E-016" calcext:value-type="float">
            <text:p>9.49917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0976" calcext:value-type="float">
            <text:p>-3.010976</text:p>
          </table:table-cell>
          <table:table-cell office:value-type="float" office:value="-0.7188167" calcext:value-type="float">
            <text:p>-0.7188167</text:p>
          </table:table-cell>
          <table:table-cell office:value-type="float" office:value="-1.06507" calcext:value-type="float">
            <text:p>-1.06507</text:p>
          </table:table-cell>
          <table:table-cell office:value-type="float" office:value="-1.11147" calcext:value-type="float">
            <text:p>-1.11147</text:p>
          </table:table-cell>
          <table:table-cell office:value-type="float" office:value="-1.211263" calcext:value-type="float">
            <text:p>-1.211263</text:p>
          </table:table-cell>
          <table:table-cell office:value-type="float" office:value="-1.54834" calcext:value-type="float">
            <text:p>-1.54834</text:p>
          </table:table-cell>
          <table:table-cell office:value-type="float" office:value="-0.6746026" calcext:value-type="float">
            <text:p>-0.6746026</text:p>
          </table:table-cell>
          <table:table-cell office:value-type="float" office:value="-1.240929" calcext:value-type="float">
            <text:p>-1.240929</text:p>
          </table:table-cell>
          <table:table-cell office:value-type="float" office:value="-0.2642845" calcext:value-type="float">
            <text:p>-0.2642845</text:p>
          </table:table-cell>
          <table:table-cell office:value-type="float" office:value="-0.07391001" calcext:value-type="float">
            <text:p>-0.07391001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.751456" calcext:value-type="float">
            <text:p>-4.751456</text:p>
          </table:table-cell>
          <table:table-cell office:value-type="float" office:value="0.003942918" calcext:value-type="float">
            <text:p>0.00394291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088" calcext:value-type="float">
            <text:p>-2.360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17.8382" calcext:value-type="float">
            <text:p>517.8382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39.3448" calcext:value-type="float">
            <text:p>939.3448</text:p>
          </table:table-cell>
          <table:table-cell office:value-type="float" office:value="9.629227" calcext:value-type="float">
            <text:p>9.629227</text:p>
          </table:table-cell>
          <table:table-cell office:value-type="float" office:value="0" calcext:value-type="float">
            <text:p>0</text:p>
          </table:table-cell>
          <table:table-cell office:value-type="float" office:value="0.1260625" calcext:value-type="float">
            <text:p>0.1260625</text:p>
          </table:table-cell>
          <table:table-cell office:value-type="float" office:value="0.1837736" calcext:value-type="float">
            <text:p>0.1837736</text:p>
          </table:table-cell>
          <table:table-cell office:value-type="float" office:value="0.1856793" calcext:value-type="float">
            <text:p>0.1856793</text:p>
          </table:table-cell>
          <table:table-cell office:value-type="float" office:value="0.1867946" calcext:value-type="float">
            <text:p>0.1867946</text:p>
          </table:table-cell>
          <table:table-cell office:value-type="float" office:value="0.1857317" calcext:value-type="float">
            <text:p>0.1857317</text:p>
          </table:table-cell>
          <table:table-cell office:value-type="float" office:value="0.1626958" calcext:value-type="float">
            <text:p>0.1626958</text:p>
          </table:table-cell>
          <table:table-cell office:value-type="float" office:value="0.1688424" calcext:value-type="float">
            <text:p>0.1688424</text:p>
          </table:table-cell>
          <table:table-cell office:value-type="float" office:value="0.2357613" calcext:value-type="float">
            <text:p>0.2357613</text:p>
          </table:table-cell>
          <table:table-cell office:value-type="float" office:value="0.2753851" calcext:value-type="float">
            <text:p>0.2753851</text:p>
          </table:table-cell>
          <table:table-cell office:value-type="float" office:value="0.3225886" calcext:value-type="float">
            <text:p>0.3225886</text:p>
          </table:table-cell>
          <table:table-cell office:value-type="float" office:value="0.354255" calcext:value-type="float">
            <text:p>0.354255</text:p>
          </table:table-cell>
          <table:table-cell office:value-type="float" office:value="0.3815043" calcext:value-type="float">
            <text:p>0.3815043</text:p>
          </table:table-cell>
          <table:table-cell office:value-type="float" office:value="0.4618442" calcext:value-type="float">
            <text:p>0.4618442</text:p>
          </table:table-cell>
          <table:table-cell office:value-type="float" office:value="0" calcext:value-type="float">
            <text:p>0</text:p>
          </table:table-cell>
          <table:table-cell office:value-type="float" office:value="1.923364E-015" calcext:value-type="float">
            <text:p>1.923364E-15</text:p>
          </table:table-cell>
          <table:table-cell office:value-type="float" office:value="1.949641E-015" calcext:value-type="float">
            <text:p>1.949641E-15</text:p>
          </table:table-cell>
          <table:table-cell office:value-type="float" office:value="1.97858E-015" calcext:value-type="float">
            <text:p>1.97858E-15</text:p>
          </table:table-cell>
          <table:table-cell office:value-type="float" office:value="1.984072E-015" calcext:value-type="float">
            <text:p>1.984072E-15</text:p>
          </table:table-cell>
          <table:table-cell office:value-type="float" office:value="9.499483E-016" calcext:value-type="float">
            <text:p>9.49948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0833" calcext:value-type="float">
            <text:p>-28.60833</text:p>
          </table:table-cell>
          <table:table-cell office:value-type="float" office:value="-1.563961" calcext:value-type="float">
            <text:p>-1.563961</text:p>
          </table:table-cell>
          <table:table-cell office:value-type="float" office:value="-1.440981" calcext:value-type="float">
            <text:p>-1.440981</text:p>
          </table:table-cell>
          <table:table-cell office:value-type="float" office:value="-1.375399" calcext:value-type="float">
            <text:p>-1.375399</text:p>
          </table:table-cell>
          <table:table-cell office:value-type="float" office:value="-1.437605" calcext:value-type="float">
            <text:p>-1.437605</text:p>
          </table:table-cell>
          <table:table-cell office:value-type="float" office:value="-1.534186" calcext:value-type="float">
            <text:p>-1.534186</text:p>
          </table:table-cell>
          <table:table-cell office:value-type="float" office:value="-0.8701825" calcext:value-type="float">
            <text:p>-0.8701825</text:p>
          </table:table-cell>
          <table:table-cell office:value-type="float" office:value="-1.25456" calcext:value-type="float">
            <text:p>-1.25456</text:p>
          </table:table-cell>
          <table:table-cell office:value-type="float" office:value="-0.2785612" calcext:value-type="float">
            <text:p>-0.2785612</text:p>
          </table:table-cell>
          <table:table-cell office:value-type="float" office:value="-0.07656402" calcext:value-type="float">
            <text:p>-0.07656402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23.26923" calcext:value-type="float">
            <text:p>-23.26923</text:p>
          </table:table-cell>
          <table:table-cell office:value-type="float" office:value="0.003925998" calcext:value-type="float">
            <text:p>0.0039259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8628" calcext:value-type="float">
            <text:p>-2.3786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21.6403" calcext:value-type="float">
            <text:p>521.6403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35.5635" calcext:value-type="float">
            <text:p>935.5635</text:p>
          </table:table-cell>
          <table:table-cell office:value-type="float" office:value="9.608312" calcext:value-type="float">
            <text:p>9.608312</text:p>
          </table:table-cell>
          <table:table-cell office:value-type="float" office:value="0" calcext:value-type="float">
            <text:p>0</text:p>
          </table:table-cell>
          <table:table-cell office:value-type="float" office:value="0.1136087" calcext:value-type="float">
            <text:p>0.1136087</text:p>
          </table:table-cell>
          <table:table-cell office:value-type="float" office:value="0.1803933" calcext:value-type="float">
            <text:p>0.1803933</text:p>
          </table:table-cell>
          <table:table-cell office:value-type="float" office:value="0.1808789" calcext:value-type="float">
            <text:p>0.1808789</text:p>
          </table:table-cell>
          <table:table-cell office:value-type="float" office:value="0.1820278" calcext:value-type="float">
            <text:p>0.1820278</text:p>
          </table:table-cell>
          <table:table-cell office:value-type="float" office:value="0.1815622" calcext:value-type="float">
            <text:p>0.1815622</text:p>
          </table:table-cell>
          <table:table-cell office:value-type="float" office:value="0.1620182" calcext:value-type="float">
            <text:p>0.1620182</text:p>
          </table:table-cell>
          <table:table-cell office:value-type="float" office:value="0.1629496" calcext:value-type="float">
            <text:p>0.1629496</text:p>
          </table:table-cell>
          <table:table-cell office:value-type="float" office:value="0.2348178" calcext:value-type="float">
            <text:p>0.2348178</text:p>
          </table:table-cell>
          <table:table-cell office:value-type="float" office:value="0.2734312" calcext:value-type="float">
            <text:p>0.2734312</text:p>
          </table:table-cell>
          <table:table-cell office:value-type="float" office:value="0.3211327" calcext:value-type="float">
            <text:p>0.3211327</text:p>
          </table:table-cell>
          <table:table-cell office:value-type="float" office:value="0.3530677" calcext:value-type="float">
            <text:p>0.3530677</text:p>
          </table:table-cell>
          <table:table-cell office:value-type="float" office:value="0.3810542" calcext:value-type="float">
            <text:p>0.3810542</text:p>
          </table:table-cell>
          <table:table-cell office:value-type="float" office:value="0.4623342" calcext:value-type="float">
            <text:p>0.4623342</text:p>
          </table:table-cell>
          <table:table-cell office:value-type="float" office:value="0" calcext:value-type="float">
            <text:p>0</text:p>
          </table:table-cell>
          <table:table-cell office:value-type="float" office:value="1.923188E-015" calcext:value-type="float">
            <text:p>1.923188E-15</text:p>
          </table:table-cell>
          <table:table-cell office:value-type="float" office:value="1.949654E-015" calcext:value-type="float">
            <text:p>1.949654E-15</text:p>
          </table:table-cell>
          <table:table-cell office:value-type="float" office:value="1.978592E-015" calcext:value-type="float">
            <text:p>1.978592E-15</text:p>
          </table:table-cell>
          <table:table-cell office:value-type="float" office:value="1.984067E-015" calcext:value-type="float">
            <text:p>1.984067E-15</text:p>
          </table:table-cell>
          <table:table-cell office:value-type="float" office:value="9.49981E-016" calcext:value-type="float">
            <text:p>9.4998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3591" calcext:value-type="float">
            <text:p>-64.3591</text:p>
          </table:table-cell>
          <table:table-cell office:value-type="float" office:value="-1.806101" calcext:value-type="float">
            <text:p>-1.806101</text:p>
          </table:table-cell>
          <table:table-cell office:value-type="float" office:value="-1.763953" calcext:value-type="float">
            <text:p>-1.763953</text:p>
          </table:table-cell>
          <table:table-cell office:value-type="float" office:value="-1.678772" calcext:value-type="float">
            <text:p>-1.678772</text:p>
          </table:table-cell>
          <table:table-cell office:value-type="float" office:value="-1.712811" calcext:value-type="float">
            <text:p>-1.712811</text:p>
          </table:table-cell>
          <table:table-cell office:value-type="float" office:value="-1.58388" calcext:value-type="float">
            <text:p>-1.58388</text:p>
          </table:table-cell>
          <table:table-cell office:value-type="float" office:value="-1.120948" calcext:value-type="float">
            <text:p>-1.120948</text:p>
          </table:table-cell>
          <table:table-cell office:value-type="float" office:value="-1.299415" calcext:value-type="float">
            <text:p>-1.299415</text:p>
          </table:table-cell>
          <table:table-cell office:value-type="float" office:value="-0.2977124" calcext:value-type="float">
            <text:p>-0.2977124</text:p>
          </table:table-cell>
          <table:table-cell office:value-type="float" office:value="-0.07997604" calcext:value-type="float">
            <text:p>-0.0799760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8.06885" calcext:value-type="float">
            <text:p>-48.06885</text:p>
          </table:table-cell>
          <table:table-cell office:value-type="float" office:value="0.003923077" calcext:value-type="float">
            <text:p>0.00392307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1514" calcext:value-type="float">
            <text:p>-2.3915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25.1732" calcext:value-type="float">
            <text:p>525.1732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32.2369" calcext:value-type="float">
            <text:p>932.2369</text:p>
          </table:table-cell>
          <table:table-cell office:value-type="float" office:value="9.402024" calcext:value-type="float">
            <text:p>9.402024</text:p>
          </table:table-cell>
          <table:table-cell office:value-type="float" office:value="0" calcext:value-type="float">
            <text:p>0</text:p>
          </table:table-cell>
          <table:table-cell office:value-type="float" office:value="0.1127992" calcext:value-type="float">
            <text:p>0.1127992</text:p>
          </table:table-cell>
          <table:table-cell office:value-type="float" office:value="0.1787465" calcext:value-type="float">
            <text:p>0.1787465</text:p>
          </table:table-cell>
          <table:table-cell office:value-type="float" office:value="0.1784812" calcext:value-type="float">
            <text:p>0.1784812</text:p>
          </table:table-cell>
          <table:table-cell office:value-type="float" office:value="0.1791438" calcext:value-type="float">
            <text:p>0.1791438</text:p>
          </table:table-cell>
          <table:table-cell office:value-type="float" office:value="0.1790137" calcext:value-type="float">
            <text:p>0.1790137</text:p>
          </table:table-cell>
          <table:table-cell office:value-type="float" office:value="0.1609457" calcext:value-type="float">
            <text:p>0.1609457</text:p>
          </table:table-cell>
          <table:table-cell office:value-type="float" office:value="0.1583211" calcext:value-type="float">
            <text:p>0.1583211</text:p>
          </table:table-cell>
          <table:table-cell office:value-type="float" office:value="0.2335774" calcext:value-type="float">
            <text:p>0.2335774</text:p>
          </table:table-cell>
          <table:table-cell office:value-type="float" office:value="0.2713164" calcext:value-type="float">
            <text:p>0.2713164</text:p>
          </table:table-cell>
          <table:table-cell office:value-type="float" office:value="0.3195446" calcext:value-type="float">
            <text:p>0.3195446</text:p>
          </table:table-cell>
          <table:table-cell office:value-type="float" office:value="0.3517509" calcext:value-type="float">
            <text:p>0.3517509</text:p>
          </table:table-cell>
          <table:table-cell office:value-type="float" office:value="0.3805908" calcext:value-type="float">
            <text:p>0.3805908</text:p>
          </table:table-cell>
          <table:table-cell office:value-type="float" office:value="0.4548693" calcext:value-type="float">
            <text:p>0.4548693</text:p>
          </table:table-cell>
          <table:table-cell office:value-type="float" office:value="0" calcext:value-type="float">
            <text:p>0</text:p>
          </table:table-cell>
          <table:table-cell office:value-type="float" office:value="1.92299E-015" calcext:value-type="float">
            <text:p>1.92299E-15</text:p>
          </table:table-cell>
          <table:table-cell office:value-type="float" office:value="1.949671E-015" calcext:value-type="float">
            <text:p>1.949671E-15</text:p>
          </table:table-cell>
          <table:table-cell office:value-type="float" office:value="1.978597E-015" calcext:value-type="float">
            <text:p>1.978597E-15</text:p>
          </table:table-cell>
          <table:table-cell office:value-type="float" office:value="1.98407E-015" calcext:value-type="float">
            <text:p>1.98407E-15</text:p>
          </table:table-cell>
          <table:table-cell office:value-type="float" office:value="9.500099E-016" calcext:value-type="float">
            <text:p>9.500099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49955" calcext:value-type="float">
            <text:p>-68.49955</text:p>
          </table:table-cell>
          <table:table-cell office:value-type="float" office:value="-1.938519" calcext:value-type="float">
            <text:p>-1.938519</text:p>
          </table:table-cell>
          <table:table-cell office:value-type="float" office:value="-1.955294" calcext:value-type="float">
            <text:p>-1.955294</text:p>
          </table:table-cell>
          <table:table-cell office:value-type="float" office:value="-1.898843" calcext:value-type="float">
            <text:p>-1.898843</text:p>
          </table:table-cell>
          <table:table-cell office:value-type="float" office:value="-1.910115" calcext:value-type="float">
            <text:p>-1.910115</text:p>
          </table:table-cell>
          <table:table-cell office:value-type="float" office:value="-1.666474" calcext:value-type="float">
            <text:p>-1.666474</text:p>
          </table:table-cell>
          <table:table-cell office:value-type="float" office:value="-1.376585" calcext:value-type="float">
            <text:p>-1.376585</text:p>
          </table:table-cell>
          <table:table-cell office:value-type="float" office:value="-1.361149" calcext:value-type="float">
            <text:p>-1.361149</text:p>
          </table:table-cell>
          <table:table-cell office:value-type="float" office:value="-0.3201111" calcext:value-type="float">
            <text:p>-0.3201111</text:p>
          </table:table-cell>
          <table:table-cell office:value-type="float" office:value="-0.08389328" calcext:value-type="float">
            <text:p>-0.08389328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7.90525" calcext:value-type="float">
            <text:p>-47.90525</text:p>
          </table:table-cell>
          <table:table-cell office:value-type="float" office:value="0.003992154" calcext:value-type="float">
            <text:p>0.00399215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30823" calcext:value-type="float">
            <text:p>-2.3308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28.323" calcext:value-type="float">
            <text:p>528.323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9.9194" calcext:value-type="float">
            <text:p>929.9194</text:p>
          </table:table-cell>
          <table:table-cell office:value-type="float" office:value="8.569656" calcext:value-type="float">
            <text:p>8.569656</text:p>
          </table:table-cell>
          <table:table-cell office:value-type="float" office:value="0" calcext:value-type="float">
            <text:p>0</text:p>
          </table:table-cell>
          <table:table-cell office:value-type="float" office:value="0.1136783" calcext:value-type="float">
            <text:p>0.1136783</text:p>
          </table:table-cell>
          <table:table-cell office:value-type="float" office:value="0.1783403" calcext:value-type="float">
            <text:p>0.1783403</text:p>
          </table:table-cell>
          <table:table-cell office:value-type="float" office:value="0.1778169" calcext:value-type="float">
            <text:p>0.1778169</text:p>
          </table:table-cell>
          <table:table-cell office:value-type="float" office:value="0.1780589" calcext:value-type="float">
            <text:p>0.1780589</text:p>
          </table:table-cell>
          <table:table-cell office:value-type="float" office:value="0.1780965" calcext:value-type="float">
            <text:p>0.1780965</text:p>
          </table:table-cell>
          <table:table-cell office:value-type="float" office:value="0.1599813" calcext:value-type="float">
            <text:p>0.1599813</text:p>
          </table:table-cell>
          <table:table-cell office:value-type="float" office:value="0.1552353" calcext:value-type="float">
            <text:p>0.1552353</text:p>
          </table:table-cell>
          <table:table-cell office:value-type="float" office:value="0.2323544" calcext:value-type="float">
            <text:p>0.2323544</text:p>
          </table:table-cell>
          <table:table-cell office:value-type="float" office:value="0.2691723" calcext:value-type="float">
            <text:p>0.2691723</text:p>
          </table:table-cell>
          <table:table-cell office:value-type="float" office:value="0.3178967" calcext:value-type="float">
            <text:p>0.3178967</text:p>
          </table:table-cell>
          <table:table-cell office:value-type="float" office:value="0.3504693" calcext:value-type="float">
            <text:p>0.3504693</text:p>
          </table:table-cell>
          <table:table-cell office:value-type="float" office:value="0.3802643" calcext:value-type="float">
            <text:p>0.3802643</text:p>
          </table:table-cell>
          <table:table-cell office:value-type="float" office:value="0.4579994" calcext:value-type="float">
            <text:p>0.4579994</text:p>
          </table:table-cell>
          <table:table-cell office:value-type="float" office:value="0" calcext:value-type="float">
            <text:p>0</text:p>
          </table:table-cell>
          <table:table-cell office:value-type="float" office:value="1.922774E-015" calcext:value-type="float">
            <text:p>1.922774E-15</text:p>
          </table:table-cell>
          <table:table-cell office:value-type="float" office:value="1.949692E-015" calcext:value-type="float">
            <text:p>1.949692E-15</text:p>
          </table:table-cell>
          <table:table-cell office:value-type="float" office:value="1.978599E-015" calcext:value-type="float">
            <text:p>1.978599E-15</text:p>
          </table:table-cell>
          <table:table-cell office:value-type="float" office:value="1.984073E-015" calcext:value-type="float">
            <text:p>1.984073E-15</text:p>
          </table:table-cell>
          <table:table-cell office:value-type="float" office:value="9.500455E-016" calcext:value-type="float">
            <text:p>9.50045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3E-031" calcext:value-type="float">
            <text:p>9.374983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6473" calcext:value-type="float">
            <text:p>-64.16473</text:p>
          </table:table-cell>
          <table:table-cell office:value-type="float" office:value="-1.97272" calcext:value-type="float">
            <text:p>-1.97272</text:p>
          </table:table-cell>
          <table:table-cell office:value-type="float" office:value="-2.012329" calcext:value-type="float">
            <text:p>-2.012329</text:p>
          </table:table-cell>
          <table:table-cell office:value-type="float" office:value="-1.989946" calcext:value-type="float">
            <text:p>-1.989946</text:p>
          </table:table-cell>
          <table:table-cell office:value-type="float" office:value="-1.987289" calcext:value-type="float">
            <text:p>-1.987289</text:p>
          </table:table-cell>
          <table:table-cell office:value-type="float" office:value="-1.744963" calcext:value-type="float">
            <text:p>-1.744963</text:p>
          </table:table-cell>
          <table:table-cell office:value-type="float" office:value="-1.584009" calcext:value-type="float">
            <text:p>-1.584009</text:p>
          </table:table-cell>
          <table:table-cell office:value-type="float" office:value="-1.425265" calcext:value-type="float">
            <text:p>-1.425265</text:p>
          </table:table-cell>
          <table:table-cell office:value-type="float" office:value="-0.3447499" calcext:value-type="float">
            <text:p>-0.3447499</text:p>
          </table:table-cell>
          <table:table-cell office:value-type="float" office:value="-0.08818236" calcext:value-type="float">
            <text:p>-0.0881823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5.04786" calcext:value-type="float">
            <text:p>-45.04786</text:p>
          </table:table-cell>
          <table:table-cell office:value-type="float" office:value="0.004077298" calcext:value-type="float">
            <text:p>0.0040772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52699" calcext:value-type="float">
            <text:p>-2.3526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31.5076" calcext:value-type="float">
            <text:p>531.5076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7.5415" calcext:value-type="float">
            <text:p>927.5415</text:p>
          </table:table-cell>
          <table:table-cell office:value-type="float" office:value="7.762823" calcext:value-type="float">
            <text:p>7.762823</text:p>
          </table:table-cell>
          <table:table-cell office:value-type="float" office:value="0" calcext:value-type="float">
            <text:p>0</text:p>
          </table:table-cell>
          <table:table-cell office:value-type="float" office:value="0.1100214" calcext:value-type="float">
            <text:p>0.1100214</text:p>
          </table:table-cell>
          <table:table-cell office:value-type="float" office:value="0.177673" calcext:value-type="float">
            <text:p>0.177673</text:p>
          </table:table-cell>
          <table:table-cell office:value-type="float" office:value="0.1771371" calcext:value-type="float">
            <text:p>0.1771371</text:p>
          </table:table-cell>
          <table:table-cell office:value-type="float" office:value="0.177268" calcext:value-type="float">
            <text:p>0.177268</text:p>
          </table:table-cell>
          <table:table-cell office:value-type="float" office:value="0.1773308" calcext:value-type="float">
            <text:p>0.1773308</text:p>
          </table:table-cell>
          <table:table-cell office:value-type="float" office:value="0.1590917" calcext:value-type="float">
            <text:p>0.1590917</text:p>
          </table:table-cell>
          <table:table-cell office:value-type="float" office:value="0.1530913" calcext:value-type="float">
            <text:p>0.1530913</text:p>
          </table:table-cell>
          <table:table-cell office:value-type="float" office:value="0.2311597" calcext:value-type="float">
            <text:p>0.2311597</text:p>
          </table:table-cell>
          <table:table-cell office:value-type="float" office:value="0.2670019" calcext:value-type="float">
            <text:p>0.2670019</text:p>
          </table:table-cell>
          <table:table-cell office:value-type="float" office:value="0.3161854" calcext:value-type="float">
            <text:p>0.3161854</text:p>
          </table:table-cell>
          <table:table-cell office:value-type="float" office:value="0.3490799" calcext:value-type="float">
            <text:p>0.3490799</text:p>
          </table:table-cell>
          <table:table-cell office:value-type="float" office:value="0.3799518" calcext:value-type="float">
            <text:p>0.3799518</text:p>
          </table:table-cell>
          <table:table-cell office:value-type="float" office:value="0.4609941" calcext:value-type="float">
            <text:p>0.4609941</text:p>
          </table:table-cell>
          <table:table-cell office:value-type="float" office:value="0" calcext:value-type="float">
            <text:p>0</text:p>
          </table:table-cell>
          <table:table-cell office:value-type="float" office:value="1.922545E-015" calcext:value-type="float">
            <text:p>1.922545E-15</text:p>
          </table:table-cell>
          <table:table-cell office:value-type="float" office:value="1.949716E-015" calcext:value-type="float">
            <text:p>1.949716E-15</text:p>
          </table:table-cell>
          <table:table-cell office:value-type="float" office:value="1.9786E-015" calcext:value-type="float">
            <text:p>1.9786E-15</text:p>
          </table:table-cell>
          <table:table-cell office:value-type="float" office:value="1.984082E-015" calcext:value-type="float">
            <text:p>1.984082E-15</text:p>
          </table:table-cell>
          <table:table-cell office:value-type="float" office:value="9.500773E-016" calcext:value-type="float">
            <text:p>9.50077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18127" calcext:value-type="float">
            <text:p>-82.18127</text:p>
          </table:table-cell>
          <table:table-cell office:value-type="float" office:value="-2.02991" calcext:value-type="float">
            <text:p>-2.02991</text:p>
          </table:table-cell>
          <table:table-cell office:value-type="float" office:value="-2.072424" calcext:value-type="float">
            <text:p>-2.072424</text:p>
          </table:table-cell>
          <table:table-cell office:value-type="float" office:value="-2.059293" calcext:value-type="float">
            <text:p>-2.059293</text:p>
          </table:table-cell>
          <table:table-cell office:value-type="float" office:value="-2.054201" calcext:value-type="float">
            <text:p>-2.054201</text:p>
          </table:table-cell>
          <table:table-cell office:value-type="float" office:value="-1.821046" calcext:value-type="float">
            <text:p>-1.821046</text:p>
          </table:table-cell>
          <table:table-cell office:value-type="float" office:value="-1.749086" calcext:value-type="float">
            <text:p>-1.749086</text:p>
          </table:table-cell>
          <table:table-cell office:value-type="float" office:value="-1.491148" calcext:value-type="float">
            <text:p>-1.491148</text:p>
          </table:table-cell>
          <table:table-cell office:value-type="float" office:value="-0.3718357" calcext:value-type="float">
            <text:p>-0.3718357</text:p>
          </table:table-cell>
          <table:table-cell office:value-type="float" office:value="-0.09289446" calcext:value-type="float">
            <text:p>-0.09289446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73.77132" calcext:value-type="float">
            <text:p>-73.77132</text:p>
          </table:table-cell>
          <table:table-cell office:value-type="float" office:value="0.004224181" calcext:value-type="float">
            <text:p>0.0042241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815" calcext:value-type="float">
            <text:p>-2.3738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479.3055" calcext:value-type="float">
            <text:p>479.3055</text:p>
          </table:table-cell>
          <table:table-cell office:value-type="float" office:value="534.6798" calcext:value-type="float">
            <text:p>534.6798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4.6419" calcext:value-type="float">
            <text:p>924.6419</text:p>
          </table:table-cell>
          <table:table-cell office:value-type="float" office:value="7.48971" calcext:value-type="float">
            <text:p>7.48971</text:p>
          </table:table-cell>
          <table:table-cell office:value-type="float" office:value="0" calcext:value-type="float">
            <text:p>0</text:p>
          </table:table-cell>
          <table:table-cell office:value-type="float" office:value="0.1092079" calcext:value-type="float">
            <text:p>0.1092079</text:p>
          </table:table-cell>
          <table:table-cell office:value-type="float" office:value="0.1771492" calcext:value-type="float">
            <text:p>0.1771492</text:p>
          </table:table-cell>
          <table:table-cell office:value-type="float" office:value="0.1765057" calcext:value-type="float">
            <text:p>0.1765057</text:p>
          </table:table-cell>
          <table:table-cell office:value-type="float" office:value="0.1765598" calcext:value-type="float">
            <text:p>0.1765598</text:p>
          </table:table-cell>
          <table:table-cell office:value-type="float" office:value="0.1766298" calcext:value-type="float">
            <text:p>0.1766298</text:p>
          </table:table-cell>
          <table:table-cell office:value-type="float" office:value="0.1582456" calcext:value-type="float">
            <text:p>0.1582456</text:p>
          </table:table-cell>
          <table:table-cell office:value-type="float" office:value="0.1514829" calcext:value-type="float">
            <text:p>0.1514829</text:p>
          </table:table-cell>
          <table:table-cell office:value-type="float" office:value="0.2299316" calcext:value-type="float">
            <text:p>0.2299316</text:p>
          </table:table-cell>
          <table:table-cell office:value-type="float" office:value="0.2647665" calcext:value-type="float">
            <text:p>0.2647665</text:p>
          </table:table-cell>
          <table:table-cell office:value-type="float" office:value="0.3144104" calcext:value-type="float">
            <text:p>0.3144104</text:p>
          </table:table-cell>
          <table:table-cell office:value-type="float" office:value="0.347558" calcext:value-type="float">
            <text:p>0.347558</text:p>
          </table:table-cell>
          <table:table-cell office:value-type="float" office:value="0.3796019" calcext:value-type="float">
            <text:p>0.3796019</text:p>
          </table:table-cell>
          <table:table-cell office:value-type="float" office:value="0.4622131" calcext:value-type="float">
            <text:p>0.4622131</text:p>
          </table:table-cell>
          <table:table-cell office:value-type="float" office:value="0" calcext:value-type="float">
            <text:p>0</text:p>
          </table:table-cell>
          <table:table-cell office:value-type="float" office:value="1.922329E-015" calcext:value-type="float">
            <text:p>1.922329E-15</text:p>
          </table:table-cell>
          <table:table-cell office:value-type="float" office:value="1.949737E-015" calcext:value-type="float">
            <text:p>1.949737E-15</text:p>
          </table:table-cell>
          <table:table-cell office:value-type="float" office:value="1.978592E-015" calcext:value-type="float">
            <text:p>1.978592E-15</text:p>
          </table:table-cell>
          <table:table-cell office:value-type="float" office:value="1.984093E-015" calcext:value-type="float">
            <text:p>1.984093E-15</text:p>
          </table:table-cell>
          <table:table-cell office:value-type="float" office:value="9.501155E-016" calcext:value-type="float">
            <text:p>9.50115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23341" calcext:value-type="float">
            <text:p>-87.23341</text:p>
          </table:table-cell>
          <table:table-cell office:value-type="float" office:value="-2.076519" calcext:value-type="float">
            <text:p>-2.076519</text:p>
          </table:table-cell>
          <table:table-cell office:value-type="float" office:value="-2.130249" calcext:value-type="float">
            <text:p>-2.130249</text:p>
          </table:table-cell>
          <table:table-cell office:value-type="float" office:value="-2.123804" calcext:value-type="float">
            <text:p>-2.123804</text:p>
          </table:table-cell>
          <table:table-cell office:value-type="float" office:value="-2.117872" calcext:value-type="float">
            <text:p>-2.117872</text:p>
          </table:table-cell>
          <table:table-cell office:value-type="float" office:value="-1.896956" calcext:value-type="float">
            <text:p>-1.896956</text:p>
          </table:table-cell>
          <table:table-cell office:value-type="float" office:value="-1.885886" calcext:value-type="float">
            <text:p>-1.885886</text:p>
          </table:table-cell>
          <table:table-cell office:value-type="float" office:value="-1.562456" calcext:value-type="float">
            <text:p>-1.562456</text:p>
          </table:table-cell>
          <table:table-cell office:value-type="float" office:value="-0.4022315" calcext:value-type="float">
            <text:p>-0.4022315</text:p>
          </table:table-cell>
          <table:table-cell office:value-type="float" office:value="-0.09807719" calcext:value-type="float">
            <text:p>-0.09807719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75.75938" calcext:value-type="float">
            <text:p>-75.75938</text:p>
          </table:table-cell>
          <table:table-cell office:value-type="float" office:value="0.004460062" calcext:value-type="float">
            <text:p>0.00446006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58" calcext:value-type="float">
            <text:p>-2.389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479.4055" calcext:value-type="float">
            <text:p>479.4055</text:p>
          </table:table-cell>
          <table:table-cell office:value-type="float" office:value="537.2938" calcext:value-type="float">
            <text:p>537.2938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2.3336" calcext:value-type="float">
            <text:p>922.3336</text:p>
          </table:table-cell>
          <table:table-cell office:value-type="float" office:value="7.283402" calcext:value-type="float">
            <text:p>7.283402</text:p>
          </table:table-cell>
          <table:table-cell office:value-type="float" office:value="0" calcext:value-type="float">
            <text:p>0</text:p>
          </table:table-cell>
          <table:table-cell office:value-type="float" office:value="0.1106855" calcext:value-type="float">
            <text:p>0.1106855</text:p>
          </table:table-cell>
          <table:table-cell office:value-type="float" office:value="0.1780974" calcext:value-type="float">
            <text:p>0.1780974</text:p>
          </table:table-cell>
          <table:table-cell office:value-type="float" office:value="0.1773975" calcext:value-type="float">
            <text:p>0.1773975</text:p>
          </table:table-cell>
          <table:table-cell office:value-type="float" office:value="0.1771974" calcext:value-type="float">
            <text:p>0.1771974</text:p>
          </table:table-cell>
          <table:table-cell office:value-type="float" office:value="0.1773151" calcext:value-type="float">
            <text:p>0.1773151</text:p>
          </table:table-cell>
          <table:table-cell office:value-type="float" office:value="0.1578823" calcext:value-type="float">
            <text:p>0.1578823</text:p>
          </table:table-cell>
          <table:table-cell office:value-type="float" office:value="0.1509626" calcext:value-type="float">
            <text:p>0.1509626</text:p>
          </table:table-cell>
          <table:table-cell office:value-type="float" office:value="0.2291199" calcext:value-type="float">
            <text:p>0.2291199</text:p>
          </table:table-cell>
          <table:table-cell office:value-type="float" office:value="0.2627161" calcext:value-type="float">
            <text:p>0.2627161</text:p>
          </table:table-cell>
          <table:table-cell office:value-type="float" office:value="0.312692" calcext:value-type="float">
            <text:p>0.312692</text:p>
          </table:table-cell>
          <table:table-cell office:value-type="float" office:value="0.346216" calcext:value-type="float">
            <text:p>0.346216</text:p>
          </table:table-cell>
          <table:table-cell office:value-type="float" office:value="0.3793474" calcext:value-type="float">
            <text:p>0.3793474</text:p>
          </table:table-cell>
          <table:table-cell office:value-type="float" office:value="0.4548383" calcext:value-type="float">
            <text:p>0.4548383</text:p>
          </table:table-cell>
          <table:table-cell office:value-type="float" office:value="0" calcext:value-type="float">
            <text:p>0</text:p>
          </table:table-cell>
          <table:table-cell office:value-type="float" office:value="1.922116E-015" calcext:value-type="float">
            <text:p>1.922116E-15</text:p>
          </table:table-cell>
          <table:table-cell office:value-type="float" office:value="1.949758E-015" calcext:value-type="float">
            <text:p>1.949758E-15</text:p>
          </table:table-cell>
          <table:table-cell office:value-type="float" office:value="1.978594E-015" calcext:value-type="float">
            <text:p>1.978594E-15</text:p>
          </table:table-cell>
          <table:table-cell office:value-type="float" office:value="1.9841E-015" calcext:value-type="float">
            <text:p>1.9841E-15</text:p>
          </table:table-cell>
          <table:table-cell office:value-type="float" office:value="9.501445E-016" calcext:value-type="float">
            <text:p>9.50144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74376" calcext:value-type="float">
            <text:p>-78.74376</text:p>
          </table:table-cell>
          <table:table-cell office:value-type="float" office:value="-1.991985" calcext:value-type="float">
            <text:p>-1.991985</text:p>
          </table:table-cell>
          <table:table-cell office:value-type="float" office:value="-2.048731" calcext:value-type="float">
            <text:p>-2.048731</text:p>
          </table:table-cell>
          <table:table-cell office:value-type="float" office:value="-2.065493" calcext:value-type="float">
            <text:p>-2.065493</text:p>
          </table:table-cell>
          <table:table-cell office:value-type="float" office:value="-2.055347" calcext:value-type="float">
            <text:p>-2.055347</text:p>
          </table:table-cell>
          <table:table-cell office:value-type="float" office:value="-1.930674" calcext:value-type="float">
            <text:p>-1.930674</text:p>
          </table:table-cell>
          <table:table-cell office:value-type="float" office:value="-1.932725" calcext:value-type="float">
            <text:p>-1.932725</text:p>
          </table:table-cell>
          <table:table-cell office:value-type="float" office:value="-1.611665" calcext:value-type="float">
            <text:p>-1.611665</text:p>
          </table:table-cell>
          <table:table-cell office:value-type="float" office:value="-0.4325602" calcext:value-type="float">
            <text:p>-0.4325602</text:p>
          </table:table-cell>
          <table:table-cell office:value-type="float" office:value="-0.103404" calcext:value-type="float">
            <text:p>-0.10340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74.03445" calcext:value-type="float">
            <text:p>-74.03445</text:p>
          </table:table-cell>
          <table:table-cell office:value-type="float" office:value="0.004614875" calcext:value-type="float">
            <text:p>0.0046148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1037" calcext:value-type="float">
            <text:p>-2.3310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42.9359" calcext:value-type="float">
            <text:p>542.9359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6.8071" calcext:value-type="float">
            <text:p>926.8071</text:p>
          </table:table-cell>
          <table:table-cell office:value-type="float" office:value="6.567318" calcext:value-type="float">
            <text:p>6.567318</text:p>
          </table:table-cell>
          <table:table-cell office:value-type="float" office:value="0" calcext:value-type="float">
            <text:p>0</text:p>
          </table:table-cell>
          <table:table-cell office:value-type="float" office:value="0.2789283" calcext:value-type="float">
            <text:p>0.2789283</text:p>
          </table:table-cell>
          <table:table-cell office:value-type="float" office:value="0.2093372" calcext:value-type="float">
            <text:p>0.2093372</text:p>
          </table:table-cell>
          <table:table-cell office:value-type="float" office:value="0.1844207" calcext:value-type="float">
            <text:p>0.1844207</text:p>
          </table:table-cell>
          <table:table-cell office:value-type="float" office:value="0.181322" calcext:value-type="float">
            <text:p>0.181322</text:p>
          </table:table-cell>
          <table:table-cell office:value-type="float" office:value="0.1817482" calcext:value-type="float">
            <text:p>0.1817482</text:p>
          </table:table-cell>
          <table:table-cell office:value-type="float" office:value="0.1586396" calcext:value-type="float">
            <text:p>0.1586396</text:p>
          </table:table-cell>
          <table:table-cell office:value-type="float" office:value="0.1529053" calcext:value-type="float">
            <text:p>0.1529053</text:p>
          </table:table-cell>
          <table:table-cell office:value-type="float" office:value="0.2296738" calcext:value-type="float">
            <text:p>0.2296738</text:p>
          </table:table-cell>
          <table:table-cell office:value-type="float" office:value="0.2620885" calcext:value-type="float">
            <text:p>0.2620885</text:p>
          </table:table-cell>
          <table:table-cell office:value-type="float" office:value="0.3120111" calcext:value-type="float">
            <text:p>0.3120111</text:p>
          </table:table-cell>
          <table:table-cell office:value-type="float" office:value="0.3459636" calcext:value-type="float">
            <text:p>0.3459636</text:p>
          </table:table-cell>
          <table:table-cell office:value-type="float" office:value="0.3797241" calcext:value-type="float">
            <text:p>0.3797241</text:p>
          </table:table-cell>
          <table:table-cell office:value-type="float" office:value="0.4579421" calcext:value-type="float">
            <text:p>0.4579421</text:p>
          </table:table-cell>
          <table:table-cell office:value-type="float" office:value="0" calcext:value-type="float">
            <text:p>0</text:p>
          </table:table-cell>
          <table:table-cell office:value-type="float" office:value="1.921888E-015" calcext:value-type="float">
            <text:p>1.921888E-15</text:p>
          </table:table-cell>
          <table:table-cell office:value-type="float" office:value="1.949782E-015" calcext:value-type="float">
            <text:p>1.949782E-15</text:p>
          </table:table-cell>
          <table:table-cell office:value-type="float" office:value="1.978596E-015" calcext:value-type="float">
            <text:p>1.978596E-15</text:p>
          </table:table-cell>
          <table:table-cell office:value-type="float" office:value="1.984107E-015" calcext:value-type="float">
            <text:p>1.984107E-15</text:p>
          </table:table-cell>
          <table:table-cell office:value-type="float" office:value="9.501743E-016" calcext:value-type="float">
            <text:p>9.501743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3577" calcext:value-type="float">
            <text:p>-0.06083577</text:p>
          </table:table-cell>
          <table:table-cell office:value-type="float" office:value="-0.5724537" calcext:value-type="float">
            <text:p>-0.5724537</text:p>
          </table:table-cell>
          <table:table-cell office:value-type="float" office:value="-1.520617" calcext:value-type="float">
            <text:p>-1.520617</text:p>
          </table:table-cell>
          <table:table-cell office:value-type="float" office:value="-1.731265" calcext:value-type="float">
            <text:p>-1.731265</text:p>
          </table:table-cell>
          <table:table-cell office:value-type="float" office:value="-1.700374" calcext:value-type="float">
            <text:p>-1.700374</text:p>
          </table:table-cell>
          <table:table-cell office:value-type="float" office:value="-1.861631" calcext:value-type="float">
            <text:p>-1.861631</text:p>
          </table:table-cell>
          <table:table-cell office:value-type="float" office:value="-1.764916" calcext:value-type="float">
            <text:p>-1.764916</text:p>
          </table:table-cell>
          <table:table-cell office:value-type="float" office:value="-1.578089" calcext:value-type="float">
            <text:p>-1.578089</text:p>
          </table:table-cell>
          <table:table-cell office:value-type="float" office:value="-0.4425288" calcext:value-type="float">
            <text:p>-0.4425288</text:p>
          </table:table-cell>
          <table:table-cell office:value-type="float" office:value="-0.1056303" calcext:value-type="float">
            <text:p>-0.1056303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0.051576" calcext:value-type="float">
            <text:p>-0.051576</text:p>
          </table:table-cell>
          <table:table-cell office:value-type="float" office:value="0.004583791" calcext:value-type="float">
            <text:p>0.00458379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359" calcext:value-type="float">
            <text:p>-2.353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47.3084" calcext:value-type="float">
            <text:p>547.3084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3.2416" calcext:value-type="float">
            <text:p>923.2416</text:p>
          </table:table-cell>
          <table:table-cell office:value-type="float" office:value="5.759912" calcext:value-type="float">
            <text:p>5.759912</text:p>
          </table:table-cell>
          <table:table-cell office:value-type="float" office:value="0" calcext:value-type="float">
            <text:p>0</text:p>
          </table:table-cell>
          <table:table-cell office:value-type="float" office:value="0.1510323" calcext:value-type="float">
            <text:p>0.1510323</text:p>
          </table:table-cell>
          <table:table-cell office:value-type="float" office:value="0.1827775" calcext:value-type="float">
            <text:p>0.1827775</text:p>
          </table:table-cell>
          <table:table-cell office:value-type="float" office:value="0.1830434" calcext:value-type="float">
            <text:p>0.1830434</text:p>
          </table:table-cell>
          <table:table-cell office:value-type="float" office:value="0.1821359" calcext:value-type="float">
            <text:p>0.1821359</text:p>
          </table:table-cell>
          <table:table-cell office:value-type="float" office:value="0.1821807" calcext:value-type="float">
            <text:p>0.1821807</text:p>
          </table:table-cell>
          <table:table-cell office:value-type="float" office:value="0.1591222" calcext:value-type="float">
            <text:p>0.1591222</text:p>
          </table:table-cell>
          <table:table-cell office:value-type="float" office:value="0.1534253" calcext:value-type="float">
            <text:p>0.1534253</text:p>
          </table:table-cell>
          <table:table-cell office:value-type="float" office:value="0.2297739" calcext:value-type="float">
            <text:p>0.2297739</text:p>
          </table:table-cell>
          <table:table-cell office:value-type="float" office:value="0.2609185" calcext:value-type="float">
            <text:p>0.2609185</text:p>
          </table:table-cell>
          <table:table-cell office:value-type="float" office:value="0.3109121" calcext:value-type="float">
            <text:p>0.3109121</text:p>
          </table:table-cell>
          <table:table-cell office:value-type="float" office:value="0.3452748" calcext:value-type="float">
            <text:p>0.3452748</text:p>
          </table:table-cell>
          <table:table-cell office:value-type="float" office:value="0.3797897" calcext:value-type="float">
            <text:p>0.3797897</text:p>
          </table:table-cell>
          <table:table-cell office:value-type="float" office:value="0.4609025" calcext:value-type="float">
            <text:p>0.4609025</text:p>
          </table:table-cell>
          <table:table-cell office:value-type="float" office:value="0" calcext:value-type="float">
            <text:p>0</text:p>
          </table:table-cell>
          <table:table-cell office:value-type="float" office:value="1.921624E-015" calcext:value-type="float">
            <text:p>1.921624E-15</text:p>
          </table:table-cell>
          <table:table-cell office:value-type="float" office:value="1.949801E-015" calcext:value-type="float">
            <text:p>1.949801E-15</text:p>
          </table:table-cell>
          <table:table-cell office:value-type="float" office:value="1.978609E-015" calcext:value-type="float">
            <text:p>1.978609E-15</text:p>
          </table:table-cell>
          <table:table-cell office:value-type="float" office:value="1.984113E-015" calcext:value-type="float">
            <text:p>1.984113E-15</text:p>
          </table:table-cell>
          <table:table-cell office:value-type="float" office:value="9.50208E-016" calcext:value-type="float">
            <text:p>9.5020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46956" calcext:value-type="float">
            <text:p>-7.046956</text:p>
          </table:table-cell>
          <table:table-cell office:value-type="float" office:value="-1.627616" calcext:value-type="float">
            <text:p>-1.627616</text:p>
          </table:table-cell>
          <table:table-cell office:value-type="float" office:value="-1.608504" calcext:value-type="float">
            <text:p>-1.608504</text:p>
          </table:table-cell>
          <table:table-cell office:value-type="float" office:value="-1.670961" calcext:value-type="float">
            <text:p>-1.670961</text:p>
          </table:table-cell>
          <table:table-cell office:value-type="float" office:value="-1.667928" calcext:value-type="float">
            <text:p>-1.667928</text:p>
          </table:table-cell>
          <table:table-cell office:value-type="float" office:value="-1.818502" calcext:value-type="float">
            <text:p>-1.818502</text:p>
          </table:table-cell>
          <table:table-cell office:value-type="float" office:value="-1.722191" calcext:value-type="float">
            <text:p>-1.722191</text:p>
          </table:table-cell>
          <table:table-cell office:value-type="float" office:value="-1.571928" calcext:value-type="float">
            <text:p>-1.571928</text:p>
          </table:table-cell>
          <table:table-cell office:value-type="float" office:value="-0.4612844" calcext:value-type="float">
            <text:p>-0.4612844</text:p>
          </table:table-cell>
          <table:table-cell office:value-type="float" office:value="-0.1092674" calcext:value-type="float">
            <text:p>-0.109267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11.05957" calcext:value-type="float">
            <text:p>-11.05957</text:p>
          </table:table-cell>
          <table:table-cell office:value-type="float" office:value="0.00456992" calcext:value-type="float">
            <text:p>0.0045699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667" calcext:value-type="float">
            <text:p>-2.3746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50.4969" calcext:value-type="float">
            <text:p>550.4969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20.3581" calcext:value-type="float">
            <text:p>920.3581</text:p>
          </table:table-cell>
          <table:table-cell office:value-type="float" office:value="5.454672" calcext:value-type="float">
            <text:p>5.454672</text:p>
          </table:table-cell>
          <table:table-cell office:value-type="float" office:value="0" calcext:value-type="float">
            <text:p>0</text:p>
          </table:table-cell>
          <table:table-cell office:value-type="float" office:value="0.1167701" calcext:value-type="float">
            <text:p>0.1167701</text:p>
          </table:table-cell>
          <table:table-cell office:value-type="float" office:value="0.1788646" calcext:value-type="float">
            <text:p>0.1788646</text:p>
          </table:table-cell>
          <table:table-cell office:value-type="float" office:value="0.1793845" calcext:value-type="float">
            <text:p>0.1793845</text:p>
          </table:table-cell>
          <table:table-cell office:value-type="float" office:value="0.1797907" calcext:value-type="float">
            <text:p>0.1797907</text:p>
          </table:table-cell>
          <table:table-cell office:value-type="float" office:value="0.1796518" calcext:value-type="float">
            <text:p>0.1796518</text:p>
          </table:table-cell>
          <table:table-cell office:value-type="float" office:value="0.1589248" calcext:value-type="float">
            <text:p>0.1589248</text:p>
          </table:table-cell>
          <table:table-cell office:value-type="float" office:value="0.1526886" calcext:value-type="float">
            <text:p>0.1526886</text:p>
          </table:table-cell>
          <table:table-cell office:value-type="float" office:value="0.2292594" calcext:value-type="float">
            <text:p>0.2292594</text:p>
          </table:table-cell>
          <table:table-cell office:value-type="float" office:value="0.2592333" calcext:value-type="float">
            <text:p>0.2592333</text:p>
          </table:table-cell>
          <table:table-cell office:value-type="float" office:value="0.3093907" calcext:value-type="float">
            <text:p>0.3093907</text:p>
          </table:table-cell>
          <table:table-cell office:value-type="float" office:value="0.3440161" calcext:value-type="float">
            <text:p>0.3440161</text:p>
          </table:table-cell>
          <table:table-cell office:value-type="float" office:value="0.3797226" calcext:value-type="float">
            <text:p>0.3797226</text:p>
          </table:table-cell>
          <table:table-cell office:value-type="float" office:value="0.4621699" calcext:value-type="float">
            <text:p>0.4621699</text:p>
          </table:table-cell>
          <table:table-cell office:value-type="float" office:value="0" calcext:value-type="float">
            <text:p>0</text:p>
          </table:table-cell>
          <table:table-cell office:value-type="float" office:value="1.921347E-015" calcext:value-type="float">
            <text:p>1.921347E-15</text:p>
          </table:table-cell>
          <table:table-cell office:value-type="float" office:value="1.949823E-015" calcext:value-type="float">
            <text:p>1.949823E-15</text:p>
          </table:table-cell>
          <table:table-cell office:value-type="float" office:value="1.978621E-015" calcext:value-type="float">
            <text:p>1.978621E-15</text:p>
          </table:table-cell>
          <table:table-cell office:value-type="float" office:value="1.98412E-015" calcext:value-type="float">
            <text:p>1.98412E-15</text:p>
          </table:table-cell>
          <table:table-cell office:value-type="float" office:value="9.502398E-016" calcext:value-type="float">
            <text:p>9.502398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45263" calcext:value-type="float">
            <text:p>-52.45263</text:p>
          </table:table-cell>
          <table:table-cell office:value-type="float" office:value="-1.926872" calcext:value-type="float">
            <text:p>-1.926872</text:p>
          </table:table-cell>
          <table:table-cell office:value-type="float" office:value="-1.879854" calcext:value-type="float">
            <text:p>-1.879854</text:p>
          </table:table-cell>
          <table:table-cell office:value-type="float" office:value="-1.846408" calcext:value-type="float">
            <text:p>-1.846408</text:p>
          </table:table-cell>
          <table:table-cell office:value-type="float" office:value="-1.85781" calcext:value-type="float">
            <text:p>-1.85781</text:p>
          </table:table-cell>
          <table:table-cell office:value-type="float" office:value="-1.835794" calcext:value-type="float">
            <text:p>-1.835794</text:p>
          </table:table-cell>
          <table:table-cell office:value-type="float" office:value="-1.782251" calcext:value-type="float">
            <text:p>-1.782251</text:p>
          </table:table-cell>
          <table:table-cell office:value-type="float" office:value="-1.603099" calcext:value-type="float">
            <text:p>-1.603099</text:p>
          </table:table-cell>
          <table:table-cell office:value-type="float" office:value="-0.4900733" calcext:value-type="float">
            <text:p>-0.4900733</text:p>
          </table:table-cell>
          <table:table-cell office:value-type="float" office:value="-0.1145585" calcext:value-type="float">
            <text:p>-0.114558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38.74573" calcext:value-type="float">
            <text:p>-38.74573</text:p>
          </table:table-cell>
          <table:table-cell office:value-type="float" office:value="0.004610327" calcext:value-type="float">
            <text:p>0.00461032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219" calcext:value-type="float">
            <text:p>-2.3902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53.5035" calcext:value-type="float">
            <text:p>553.5035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17.585" calcext:value-type="float">
            <text:p>917.585</text:p>
          </table:table-cell>
          <table:table-cell office:value-type="float" office:value="5.221391" calcext:value-type="float">
            <text:p>5.221391</text:p>
          </table:table-cell>
          <table:table-cell office:value-type="float" office:value="0" calcext:value-type="float">
            <text:p>0</text:p>
          </table:table-cell>
          <table:table-cell office:value-type="float" office:value="0.116018" calcext:value-type="float">
            <text:p>0.116018</text:p>
          </table:table-cell>
          <table:table-cell office:value-type="float" office:value="0.1773566" calcext:value-type="float">
            <text:p>0.1773566</text:p>
          </table:table-cell>
          <table:table-cell office:value-type="float" office:value="0.1771649" calcext:value-type="float">
            <text:p>0.1771649</text:p>
          </table:table-cell>
          <table:table-cell office:value-type="float" office:value="0.1775791" calcext:value-type="float">
            <text:p>0.1775791</text:p>
          </table:table-cell>
          <table:table-cell office:value-type="float" office:value="0.1774963" calcext:value-type="float">
            <text:p>0.1774963</text:p>
          </table:table-cell>
          <table:table-cell office:value-type="float" office:value="0.1582896" calcext:value-type="float">
            <text:p>0.1582896</text:p>
          </table:table-cell>
          <table:table-cell office:value-type="float" office:value="0.1514544" calcext:value-type="float">
            <text:p>0.1514544</text:p>
          </table:table-cell>
          <table:table-cell office:value-type="float" office:value="0.2283917" calcext:value-type="float">
            <text:p>0.2283917</text:p>
          </table:table-cell>
          <table:table-cell office:value-type="float" office:value="0.2573768" calcext:value-type="float">
            <text:p>0.2573768</text:p>
          </table:table-cell>
          <table:table-cell office:value-type="float" office:value="0.3076966" calcext:value-type="float">
            <text:p>0.3076966</text:p>
          </table:table-cell>
          <table:table-cell office:value-type="float" office:value="0.3426406" calcext:value-type="float">
            <text:p>0.3426406</text:p>
          </table:table-cell>
          <table:table-cell office:value-type="float" office:value="0.3796049" calcext:value-type="float">
            <text:p>0.3796049</text:p>
          </table:table-cell>
          <table:table-cell office:value-type="float" office:value="0.4576651" calcext:value-type="float">
            <text:p>0.4576651</text:p>
          </table:table-cell>
          <table:table-cell office:value-type="float" office:value="0" calcext:value-type="float">
            <text:p>0</text:p>
          </table:table-cell>
          <table:table-cell office:value-type="float" office:value="1.921095E-015" calcext:value-type="float">
            <text:p>1.921095E-15</text:p>
          </table:table-cell>
          <table:table-cell office:value-type="float" office:value="1.949843E-015" calcext:value-type="float">
            <text:p>1.949843E-15</text:p>
          </table:table-cell>
          <table:table-cell office:value-type="float" office:value="1.978623E-015" calcext:value-type="float">
            <text:p>1.978623E-15</text:p>
          </table:table-cell>
          <table:table-cell office:value-type="float" office:value="1.98413E-015" calcext:value-type="float">
            <text:p>1.98413E-15</text:p>
          </table:table-cell>
          <table:table-cell office:value-type="float" office:value="9.502771E-016" calcext:value-type="float">
            <text:p>9.502771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10905" calcext:value-type="float">
            <text:p>-55.10905</text:p>
          </table:table-cell>
          <table:table-cell office:value-type="float" office:value="-2.056749" calcext:value-type="float">
            <text:p>-2.056749</text:p>
          </table:table-cell>
          <table:table-cell office:value-type="float" office:value="-2.069406" calcext:value-type="float">
            <text:p>-2.069406</text:p>
          </table:table-cell>
          <table:table-cell office:value-type="float" office:value="-2.031266" calcext:value-type="float">
            <text:p>-2.031266</text:p>
          </table:table-cell>
          <table:table-cell office:value-type="float" office:value="-2.039062" calcext:value-type="float">
            <text:p>-2.039062</text:p>
          </table:table-cell>
          <table:table-cell office:value-type="float" office:value="-1.892903" calcext:value-type="float">
            <text:p>-1.892903</text:p>
          </table:table-cell>
          <table:table-cell office:value-type="float" office:value="-1.888346" calcext:value-type="float">
            <text:p>-1.888346</text:p>
          </table:table-cell>
          <table:table-cell office:value-type="float" office:value="-1.657274" calcext:value-type="float">
            <text:p>-1.657274</text:p>
          </table:table-cell>
          <table:table-cell office:value-type="float" office:value="-0.5241033" calcext:value-type="float">
            <text:p>-0.5241033</text:p>
          </table:table-cell>
          <table:table-cell office:value-type="float" office:value="-0.1207875" calcext:value-type="float">
            <text:p>-0.120787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46.69215" calcext:value-type="float">
            <text:p>-46.69215</text:p>
          </table:table-cell>
          <table:table-cell office:value-type="float" office:value="0.004788287" calcext:value-type="float">
            <text:p>0.00478828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6127" calcext:value-type="float">
            <text:p>-2.3561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56.456" calcext:value-type="float">
            <text:p>556.456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15.4433" calcext:value-type="float">
            <text:p>915.4433</text:p>
          </table:table-cell>
          <table:table-cell office:value-type="float" office:value="4.410191" calcext:value-type="float">
            <text:p>4.410191</text:p>
          </table:table-cell>
          <table:table-cell office:value-type="float" office:value="0" calcext:value-type="float">
            <text:p>0</text:p>
          </table:table-cell>
          <table:table-cell office:value-type="float" office:value="0.1079341" calcext:value-type="float">
            <text:p>0.1079341</text:p>
          </table:table-cell>
          <table:table-cell office:value-type="float" office:value="0.1766811" calcext:value-type="float">
            <text:p>0.1766811</text:p>
          </table:table-cell>
          <table:table-cell office:value-type="float" office:value="0.1761875" calcext:value-type="float">
            <text:p>0.1761875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1764038" calcext:value-type="float">
            <text:p>0.1764038</text:p>
          </table:table-cell>
          <table:table-cell office:value-type="float" office:value="0.1576111" calcext:value-type="float">
            <text:p>0.1576111</text:p>
          </table:table-cell>
          <table:table-cell office:value-type="float" office:value="0.1504087" calcext:value-type="float">
            <text:p>0.1504087</text:p>
          </table:table-cell>
          <table:table-cell office:value-type="float" office:value="0.227493" calcext:value-type="float">
            <text:p>0.227493</text:p>
          </table:table-cell>
          <table:table-cell office:value-type="float" office:value="0.2554904" calcext:value-type="float">
            <text:p>0.2554904</text:p>
          </table:table-cell>
          <table:table-cell office:value-type="float" office:value="0.3059586" calcext:value-type="float">
            <text:p>0.3059586</text:p>
          </table:table-cell>
          <table:table-cell office:value-type="float" office:value="0.3412493" calcext:value-type="float">
            <text:p>0.3412493</text:p>
          </table:table-cell>
          <table:table-cell office:value-type="float" office:value="0.3795258" calcext:value-type="float">
            <text:p>0.3795258</text:p>
          </table:table-cell>
          <table:table-cell office:value-type="float" office:value="0.4602707" calcext:value-type="float">
            <text:p>0.4602707</text:p>
          </table:table-cell>
          <table:table-cell office:value-type="float" office:value="0" calcext:value-type="float">
            <text:p>0</text:p>
          </table:table-cell>
          <table:table-cell office:value-type="float" office:value="1.920875E-015" calcext:value-type="float">
            <text:p>1.920875E-15</text:p>
          </table:table-cell>
          <table:table-cell office:value-type="float" office:value="1.949866E-015" calcext:value-type="float">
            <text:p>1.949866E-15</text:p>
          </table:table-cell>
          <table:table-cell office:value-type="float" office:value="1.978623E-015" calcext:value-type="float">
            <text:p>1.978623E-15</text:p>
          </table:table-cell>
          <table:table-cell office:value-type="float" office:value="1.984137E-015" calcext:value-type="float">
            <text:p>1.984137E-15</text:p>
          </table:table-cell>
          <table:table-cell office:value-type="float" office:value="9.503117E-016" calcext:value-type="float">
            <text:p>9.503117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1E-031" calcext:value-type="float">
            <text:p>9.374981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29013" calcext:value-type="float">
            <text:p>-95.29013</text:p>
          </table:table-cell>
          <table:table-cell office:value-type="float" office:value="-2.119114" calcext:value-type="float">
            <text:p>-2.119114</text:p>
          </table:table-cell>
          <table:table-cell office:value-type="float" office:value="-2.159647" calcext:value-type="float">
            <text:p>-2.159647</text:p>
          </table:table-cell>
          <table:table-cell office:value-type="float" office:value="-2.138343" calcext:value-type="float">
            <text:p>-2.138343</text:p>
          </table:table-cell>
          <table:table-cell office:value-type="float" office:value="-2.138497" calcext:value-type="float">
            <text:p>-2.138497</text:p>
          </table:table-cell>
          <table:table-cell office:value-type="float" office:value="-1.956193" calcext:value-type="float">
            <text:p>-1.956193</text:p>
          </table:table-cell>
          <table:table-cell office:value-type="float" office:value="-1.983942" calcext:value-type="float">
            <text:p>-1.983942</text:p>
          </table:table-cell>
          <table:table-cell office:value-type="float" office:value="-1.715564" calcext:value-type="float">
            <text:p>-1.715564</text:p>
          </table:table-cell>
          <table:table-cell office:value-type="float" office:value="-0.5614052" calcext:value-type="float">
            <text:p>-0.5614052</text:p>
          </table:table-cell>
          <table:table-cell office:value-type="float" office:value="-0.1275714" calcext:value-type="float">
            <text:p>-0.1275714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76.3771" calcext:value-type="float">
            <text:p>-76.3771</text:p>
          </table:table-cell>
          <table:table-cell office:value-type="float" office:value="0.005049197" calcext:value-type="float">
            <text:p>0.0050491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16" calcext:value-type="float">
            <text:p>-2.374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488.8056" calcext:value-type="float">
            <text:p>488.8056</text:p>
          </table:table-cell>
          <table:table-cell office:value-type="float" office:value="559.1418" calcext:value-type="float">
            <text:p>559.1418</text:p>
          </table:table-cell>
          <table:table-cell office:value-type="float" office:value="44.97272" calcext:value-type="float">
            <text:p>44.97272</text:p>
          </table:table-cell>
          <table:table-cell office:value-type="float" office:value="913.2908" calcext:value-type="float">
            <text:p>913.2908</text:p>
          </table:table-cell>
          <table:table-cell office:value-type="float" office:value="3.876339" calcext:value-type="float">
            <text:p>3.876339</text:p>
          </table:table-cell>
          <table:table-cell office:value-type="float" office:value="0" calcext:value-type="float">
            <text:p>0</text:p>
          </table:table-cell>
          <table:table-cell office:value-type="float" office:value="0.1059499" calcext:value-type="float">
            <text:p>0.1059499</text:p>
          </table:table-cell>
          <table:table-cell office:value-type="float" office:value="0.1766269" calcext:value-type="float">
            <text:p>0.1766269</text:p>
          </table:table-cell>
          <table:table-cell office:value-type="float" office:value="0.1759802" calcext:value-type="float">
            <text:p>0.1759802</text:p>
          </table:table-cell>
          <table:table-cell office:value-type="float" office:value="0.1760143" calcext:value-type="float">
            <text:p>0.1760143</text:p>
          </table:table-cell>
          <table:table-cell office:value-type="float" office:value="0.1760693" calcext:value-type="float">
            <text:p>0.1760693</text:p>
          </table:table-cell>
          <table:table-cell office:value-type="float" office:value="0.1570577" calcext:value-type="float">
            <text:p>0.1570577</text:p>
          </table:table-cell>
          <table:table-cell office:value-type="float" office:value="0.1497202" calcext:value-type="float">
            <text:p>0.1497202</text:p>
          </table:table-cell>
          <table:table-cell office:value-type="float" office:value="0.2266884" calcext:value-type="float">
            <text:p>0.2266884</text:p>
          </table:table-cell>
          <table:table-cell office:value-type="float" office:value="0.2536418" calcext:value-type="float">
            <text:p>0.2536418</text:p>
          </table:table-cell>
          <table:table-cell office:value-type="float" office:value="0.3041776" calcext:value-type="float">
            <text:p>0.3041776</text:p>
          </table:table-cell>
          <table:table-cell office:value-type="float" office:value="0.3398573" calcext:value-type="float">
            <text:p>0.3398573</text:p>
          </table:table-cell>
          <table:table-cell office:value-type="float" office:value="0.3793958" calcext:value-type="float">
            <text:p>0.3793958</text:p>
          </table:table-cell>
          <table:table-cell office:value-type="float" office:value="0.4620078" calcext:value-type="float">
            <text:p>0.4620078</text:p>
          </table:table-cell>
          <table:table-cell office:value-type="float" office:value="0" calcext:value-type="float">
            <text:p>0</text:p>
          </table:table-cell>
          <table:table-cell office:value-type="float" office:value="1.920678E-015" calcext:value-type="float">
            <text:p>1.920678E-15</text:p>
          </table:table-cell>
          <table:table-cell office:value-type="float" office:value="1.949884E-015" calcext:value-type="float">
            <text:p>1.949884E-15</text:p>
          </table:table-cell>
          <table:table-cell office:value-type="float" office:value="1.978631E-015" calcext:value-type="float">
            <text:p>1.978631E-15</text:p>
          </table:table-cell>
          <table:table-cell office:value-type="float" office:value="1.984133E-015" calcext:value-type="float">
            <text:p>1.984133E-15</text:p>
          </table:table-cell>
          <table:table-cell office:value-type="float" office:value="9.5035E-016" calcext:value-type="float">
            <text:p>9.5035E-16</text:p>
          </table:table-cell>
          <table:table-cell office:value-type="float" office:value="1.994698E-015" calcext:value-type="float">
            <text:p>1.994698E-15</text:p>
          </table:table-cell>
          <table:table-cell office:value-type="float" office:value="9.525147E-016" calcext:value-type="float">
            <text:p>9.525147E-16</text:p>
          </table:table-cell>
          <table:table-cell office:value-type="float" office:value="1.621976E-020" calcext:value-type="float">
            <text:p>1.621976E-20</text:p>
          </table:table-cell>
          <table:table-cell office:value-type="float" office:value="1.69976E-025" calcext:value-type="float">
            <text:p>1.69976E-25</text:p>
          </table:table-cell>
          <table:table-cell office:value-type="float" office:value="9.374984E-031" calcext:value-type="float">
            <text:p>9.374984E-31</text:p>
          </table:table-cell>
          <table:table-cell office:value-type="float" office:value="3.99578E-036" calcext:value-type="float">
            <text:p>3.99578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4475" calcext:value-type="float">
            <text:p>-109.4475</text:p>
          </table:table-cell>
          <table:table-cell office:value-type="float" office:value="-2.12371" calcext:value-type="float">
            <text:p>-2.12371</text:p>
          </table:table-cell>
          <table:table-cell office:value-type="float" office:value="-2.179253" calcext:value-type="float">
            <text:p>-2.179253</text:p>
          </table:table-cell>
          <table:table-cell office:value-type="float" office:value="-2.174712" calcext:value-type="float">
            <text:p>-2.174712</text:p>
          </table:table-cell>
          <table:table-cell office:value-type="float" office:value="-2.169954" calcext:value-type="float">
            <text:p>-2.169954</text:p>
          </table:table-cell>
          <table:table-cell office:value-type="float" office:value="-2.009614" calcext:value-type="float">
            <text:p>-2.009614</text:p>
          </table:table-cell>
          <table:table-cell office:value-type="float" office:value="-2.049845" calcext:value-type="float">
            <text:p>-2.049845</text:p>
          </table:table-cell>
          <table:table-cell office:value-type="float" office:value="-1.769698" calcext:value-type="float">
            <text:p>-1.769698</text:p>
          </table:table-cell>
          <table:table-cell office:value-type="float" office:value="-0.6008383" calcext:value-type="float">
            <text:p>-0.6008383</text:p>
          </table:table-cell>
          <table:table-cell office:value-type="float" office:value="-0.1349615" calcext:value-type="float">
            <text:p>-0.1349615</text:p>
          </table:table-cell>
          <table:table-cell office:value-type="float" office:value="0" calcext:value-type="float">
            <text:p>0</text:p>
          </table:table-cell>
          <table:table-cell office:value-type="float" office:value="0.2623078" calcext:value-type="float">
            <text:p>0.2623078</text:p>
          </table:table-cell>
          <table:table-cell office:value-type="float" office:value="-93.3181" calcext:value-type="float">
            <text:p>-93.3181</text:p>
          </table:table-cell>
          <table:table-cell office:value-type="float" office:value="0.005272464" calcext:value-type="float">
            <text:p>0.0052724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9564" calcext:value-type="float">
            <text:p>-2.3895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557.9056" calcext:value-type="float">
            <text:p>557.9056</text:p>
          </table:table-cell>
          <table:table-cell office:value-type="float" office:value="560.0493" calcext:value-type="float">
            <text:p>560.049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9.391" calcext:value-type="float">
            <text:p>969.391</text:p>
          </table:table-cell>
          <table:table-cell office:value-type="float" office:value="4.663664" calcext:value-type="float">
            <text:p>4.663664</text:p>
          </table:table-cell>
          <table:table-cell office:value-type="float" office:value="0" calcext:value-type="float">
            <text:p>0</text:p>
          </table:table-cell>
          <table:table-cell office:value-type="float" office:value="0.4851369" calcext:value-type="float">
            <text:p>0.4851369</text:p>
          </table:table-cell>
          <table:table-cell office:value-type="float" office:value="0.4947646" calcext:value-type="float">
            <text:p>0.4947646</text:p>
          </table:table-cell>
          <table:table-cell office:value-type="float" office:value="0.5182335" calcext:value-type="float">
            <text:p>0.5182335</text:p>
          </table:table-cell>
          <table:table-cell office:value-type="float" office:value="0.4705139" calcext:value-type="float">
            <text:p>0.4705139</text:p>
          </table:table-cell>
          <table:table-cell office:value-type="float" office:value="0.1852949" calcext:value-type="float">
            <text:p>0.1852949</text:p>
          </table:table-cell>
          <table:table-cell office:value-type="float" office:value="0.1583258" calcext:value-type="float">
            <text:p>0.1583258</text:p>
          </table:table-cell>
          <table:table-cell office:value-type="float" office:value="0.2244073" calcext:value-type="float">
            <text:p>0.2244073</text:p>
          </table:table-cell>
          <table:table-cell office:value-type="float" office:value="0.2277079" calcext:value-type="float">
            <text:p>0.2277079</text:p>
          </table:table-cell>
          <table:table-cell office:value-type="float" office:value="0.2534554" calcext:value-type="float">
            <text:p>0.2534554</text:p>
          </table:table-cell>
          <table:table-cell office:value-type="float" office:value="0.3039277" calcext:value-type="float">
            <text:p>0.3039277</text:p>
          </table:table-cell>
          <table:table-cell office:value-type="float" office:value="0.3399903" calcext:value-type="float">
            <text:p>0.3399903</text:p>
          </table:table-cell>
          <table:table-cell office:value-type="float" office:value="0.3799891" calcext:value-type="float">
            <text:p>0.3799891</text:p>
          </table:table-cell>
          <table:table-cell office:value-type="float" office:value="0.4608083" calcext:value-type="float">
            <text:p>0.4608083</text:p>
          </table:table-cell>
          <table:table-cell office:value-type="float" office:value="0.00000237592" calcext:value-type="float">
            <text:p>2.37592E-06</text:p>
          </table:table-cell>
          <table:table-cell office:value-type="float" office:value="1.923075E-015" calcext:value-type="float">
            <text:p>1.923075E-15</text:p>
          </table:table-cell>
          <table:table-cell office:value-type="float" office:value="1.94993E-015" calcext:value-type="float">
            <text:p>1.94993E-15</text:p>
          </table:table-cell>
          <table:table-cell office:value-type="float" office:value="1.978654E-015" calcext:value-type="float">
            <text:p>1.978654E-15</text:p>
          </table:table-cell>
          <table:table-cell office:value-type="float" office:value="1.983836E-015" calcext:value-type="float">
            <text:p>1.983836E-15</text:p>
          </table:table-cell>
          <table:table-cell office:value-type="float" office:value="9.508688E-016" calcext:value-type="float">
            <text:p>9.508688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9E-031" calcext:value-type="float">
            <text:p>9.374659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40033" calcext:value-type="float">
            <text:p>-0.001840033</text:p>
          </table:table-cell>
          <table:table-cell office:value-type="float" office:value="-0.001633847" calcext:value-type="float">
            <text:p>-0.001633847</text:p>
          </table:table-cell>
          <table:table-cell office:value-type="float" office:value="-0.00123295" calcext:value-type="float">
            <text:p>-0.00123295</text:p>
          </table:table-cell>
          <table:table-cell office:value-type="float" office:value="-0.00229973" calcext:value-type="float">
            <text:p>-0.00229973</text:p>
          </table:table-cell>
          <table:table-cell office:value-type="float" office:value="-1.469684" calcext:value-type="float">
            <text:p>-1.469684</text:p>
          </table:table-cell>
          <table:table-cell office:value-type="float" office:value="-1.890722" calcext:value-type="float">
            <text:p>-1.890722</text:p>
          </table:table-cell>
          <table:table-cell office:value-type="float" office:value="-0.114656" calcext:value-type="float">
            <text:p>-0.114656</text:p>
          </table:table-cell>
          <table:table-cell office:value-type="float" office:value="-1.702034" calcext:value-type="float">
            <text:p>-1.702034</text:p>
          </table:table-cell>
          <table:table-cell office:value-type="float" office:value="-0.6052439" calcext:value-type="float">
            <text:p>-0.6052439</text:p>
          </table:table-cell>
          <table:table-cell office:value-type="float" office:value="-0.1360953" calcext:value-type="float">
            <text:p>-0.136095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27035" calcext:value-type="float">
            <text:p>0.005270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4473" calcext:value-type="float">
            <text:p>-2.3844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557.9056" calcext:value-type="float">
            <text:p>557.9056</text:p>
          </table:table-cell>
          <table:table-cell office:value-type="float" office:value="565.8136" calcext:value-type="float">
            <text:p>565.813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4.1753" calcext:value-type="float">
            <text:p>964.1753</text:p>
          </table:table-cell>
          <table:table-cell office:value-type="float" office:value="4.114761" calcext:value-type="float">
            <text:p>4.114761</text:p>
          </table:table-cell>
          <table:table-cell office:value-type="float" office:value="0" calcext:value-type="float">
            <text:p>0</text:p>
          </table:table-cell>
          <table:table-cell office:value-type="float" office:value="0.4398073" calcext:value-type="float">
            <text:p>0.4398073</text:p>
          </table:table-cell>
          <table:table-cell office:value-type="float" office:value="0.4457199" calcext:value-type="float">
            <text:p>0.4457199</text:p>
          </table:table-cell>
          <table:table-cell office:value-type="float" office:value="0.4575051" calcext:value-type="float">
            <text:p>0.4575051</text:p>
          </table:table-cell>
          <table:table-cell office:value-type="float" office:value="0.47348" calcext:value-type="float">
            <text:p>0.47348</text:p>
          </table:table-cell>
          <table:table-cell office:value-type="float" office:value="0.1961781" calcext:value-type="float">
            <text:p>0.1961781</text:p>
          </table:table-cell>
          <table:table-cell office:value-type="float" office:value="0.1599005" calcext:value-type="float">
            <text:p>0.1599005</text:p>
          </table:table-cell>
          <table:table-cell office:value-type="float" office:value="0.2209305" calcext:value-type="float">
            <text:p>0.2209305</text:p>
          </table:table-cell>
          <table:table-cell office:value-type="float" office:value="0.228874" calcext:value-type="float">
            <text:p>0.228874</text:p>
          </table:table-cell>
          <table:table-cell office:value-type="float" office:value="0.2535167" calcext:value-type="float">
            <text:p>0.2535167</text:p>
          </table:table-cell>
          <table:table-cell office:value-type="float" office:value="0.3038971" calcext:value-type="float">
            <text:p>0.3038971</text:p>
          </table:table-cell>
          <table:table-cell office:value-type="float" office:value="0.3403503" calcext:value-type="float">
            <text:p>0.3403503</text:p>
          </table:table-cell>
          <table:table-cell office:value-type="float" office:value="0.3806361" calcext:value-type="float">
            <text:p>0.3806361</text:p>
          </table:table-cell>
          <table:table-cell office:value-type="float" office:value="0.4556293" calcext:value-type="float">
            <text:p>0.4556293</text:p>
          </table:table-cell>
          <table:table-cell office:value-type="float" office:value="0" calcext:value-type="float">
            <text:p>0</text:p>
          </table:table-cell>
          <table:table-cell office:value-type="float" office:value="1.922927E-015" calcext:value-type="float">
            <text:p>1.922927E-15</text:p>
          </table:table-cell>
          <table:table-cell office:value-type="float" office:value="1.949944E-015" calcext:value-type="float">
            <text:p>1.949944E-15</text:p>
          </table:table-cell>
          <table:table-cell office:value-type="float" office:value="1.97866E-015" calcext:value-type="float">
            <text:p>1.97866E-15</text:p>
          </table:table-cell>
          <table:table-cell office:value-type="float" office:value="1.983832E-015" calcext:value-type="float">
            <text:p>1.983832E-15</text:p>
          </table:table-cell>
          <table:table-cell office:value-type="float" office:value="9.508977E-016" calcext:value-type="float">
            <text:p>9.508977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371434" calcext:value-type="float">
            <text:p>-0.003371434</text:p>
          </table:table-cell>
          <table:table-cell office:value-type="float" office:value="-0.003109465" calcext:value-type="float">
            <text:p>-0.003109465</text:p>
          </table:table-cell>
          <table:table-cell office:value-type="float" office:value="-0.002651708" calcext:value-type="float">
            <text:p>-0.002651708</text:p>
          </table:table-cell>
          <table:table-cell office:value-type="float" office:value="-0.002155112" calcext:value-type="float">
            <text:p>-0.002155112</text:p>
          </table:table-cell>
          <table:table-cell office:value-type="float" office:value="-0.9463034" calcext:value-type="float">
            <text:p>-0.9463034</text:p>
          </table:table-cell>
          <table:table-cell office:value-type="float" office:value="-1.752874" calcext:value-type="float">
            <text:p>-1.752874</text:p>
          </table:table-cell>
          <table:table-cell office:value-type="float" office:value="-0.1281337" calcext:value-type="float">
            <text:p>-0.1281337</text:p>
          </table:table-cell>
          <table:table-cell office:value-type="float" office:value="-1.627446" calcext:value-type="float">
            <text:p>-1.627446</text:p>
          </table:table-cell>
          <table:table-cell office:value-type="float" office:value="-0.6038792" calcext:value-type="float">
            <text:p>-0.6038792</text:p>
          </table:table-cell>
          <table:table-cell office:value-type="float" office:value="-0.1362278" calcext:value-type="float">
            <text:p>-0.136227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3460972" calcext:value-type="float">
            <text:p>-0.003460972</text:p>
          </table:table-cell>
          <table:table-cell office:value-type="float" office:value="0.005273971" calcext:value-type="float">
            <text:p>0.00527397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7488" calcext:value-type="float">
            <text:p>-2.3374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70.9164" calcext:value-type="float">
            <text:p>570.916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3.9321" calcext:value-type="float">
            <text:p>963.9321</text:p>
          </table:table-cell>
          <table:table-cell office:value-type="float" office:value="3.355134" calcext:value-type="float">
            <text:p>3.355134</text:p>
          </table:table-cell>
          <table:table-cell office:value-type="float" office:value="0" calcext:value-type="float">
            <text:p>0</text:p>
          </table:table-cell>
          <table:table-cell office:value-type="float" office:value="0.4319245" calcext:value-type="float">
            <text:p>0.4319245</text:p>
          </table:table-cell>
          <table:table-cell office:value-type="float" office:value="0.437405" calcext:value-type="float">
            <text:p>0.437405</text:p>
          </table:table-cell>
          <table:table-cell office:value-type="float" office:value="0.4479133" calcext:value-type="float">
            <text:p>0.4479133</text:p>
          </table:table-cell>
          <table:table-cell office:value-type="float" office:value="0.4615522" calcext:value-type="float">
            <text:p>0.4615522</text:p>
          </table:table-cell>
          <table:table-cell office:value-type="float" office:value="0.2060134" calcext:value-type="float">
            <text:p>0.2060134</text:p>
          </table:table-cell>
          <table:table-cell office:value-type="float" office:value="0.1615755" calcext:value-type="float">
            <text:p>0.1615755</text:p>
          </table:table-cell>
          <table:table-cell office:value-type="float" office:value="0.2179845" calcext:value-type="float">
            <text:p>0.2179845</text:p>
          </table:table-cell>
          <table:table-cell office:value-type="float" office:value="0.2300094" calcext:value-type="float">
            <text:p>0.2300094</text:p>
          </table:table-cell>
          <table:table-cell office:value-type="float" office:value="0.2535856" calcext:value-type="float">
            <text:p>0.2535856</text:p>
          </table:table-cell>
          <table:table-cell office:value-type="float" office:value="0.3038988" calcext:value-type="float">
            <text:p>0.3038988</text:p>
          </table:table-cell>
          <table:table-cell office:value-type="float" office:value="0.3408822" calcext:value-type="float">
            <text:p>0.3408822</text:p>
          </table:table-cell>
          <table:table-cell office:value-type="float" office:value="0.3812558" calcext:value-type="float">
            <text:p>0.3812558</text:p>
          </table:table-cell>
          <table:table-cell office:value-type="float" office:value="0.4585554" calcext:value-type="float">
            <text:p>0.4585554</text:p>
          </table:table-cell>
          <table:table-cell office:value-type="float" office:value="0" calcext:value-type="float">
            <text:p>0</text:p>
          </table:table-cell>
          <table:table-cell office:value-type="float" office:value="1.92282E-015" calcext:value-type="float">
            <text:p>1.92282E-15</text:p>
          </table:table-cell>
          <table:table-cell office:value-type="float" office:value="1.949956E-015" calcext:value-type="float">
            <text:p>1.949956E-15</text:p>
          </table:table-cell>
          <table:table-cell office:value-type="float" office:value="1.978662E-015" calcext:value-type="float">
            <text:p>1.978662E-15</text:p>
          </table:table-cell>
          <table:table-cell office:value-type="float" office:value="1.983825E-015" calcext:value-type="float">
            <text:p>1.983825E-15</text:p>
          </table:table-cell>
          <table:table-cell office:value-type="float" office:value="9.509295E-016" calcext:value-type="float">
            <text:p>9.509295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6393" calcext:value-type="float">
            <text:p>-0.00376393</text:p>
          </table:table-cell>
          <table:table-cell office:value-type="float" office:value="-0.003488023" calcext:value-type="float">
            <text:p>-0.003488023</text:p>
          </table:table-cell>
          <table:table-cell office:value-type="float" office:value="-0.003018204" calcext:value-type="float">
            <text:p>-0.003018204</text:p>
          </table:table-cell>
          <table:table-cell office:value-type="float" office:value="-0.002518812" calcext:value-type="float">
            <text:p>-0.002518812</text:p>
          </table:table-cell>
          <table:table-cell office:value-type="float" office:value="-0.6493917" calcext:value-type="float">
            <text:p>-0.6493917</text:p>
          </table:table-cell>
          <table:table-cell office:value-type="float" office:value="-1.618368" calcext:value-type="float">
            <text:p>-1.618368</text:p>
          </table:table-cell>
          <table:table-cell office:value-type="float" office:value="-0.1409874" calcext:value-type="float">
            <text:p>-0.1409874</text:p>
          </table:table-cell>
          <table:table-cell office:value-type="float" office:value="-1.558351" calcext:value-type="float">
            <text:p>-1.558351</text:p>
          </table:table-cell>
          <table:table-cell office:value-type="float" office:value="-0.6023465" calcext:value-type="float">
            <text:p>-0.6023465</text:p>
          </table:table-cell>
          <table:table-cell office:value-type="float" office:value="-0.1362205" calcext:value-type="float">
            <text:p>-0.136220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3852024" calcext:value-type="float">
            <text:p>-0.003852024</text:p>
          </table:table-cell>
          <table:table-cell office:value-type="float" office:value="0.005209847" calcext:value-type="float">
            <text:p>0.0052098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7074" calcext:value-type="float">
            <text:p>-2.3570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75.5884" calcext:value-type="float">
            <text:p>575.588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0.0636" calcext:value-type="float">
            <text:p>960.0636</text:p>
          </table:table-cell>
          <table:table-cell office:value-type="float" office:value="2.551957" calcext:value-type="float">
            <text:p>2.551957</text:p>
          </table:table-cell>
          <table:table-cell office:value-type="float" office:value="0" calcext:value-type="float">
            <text:p>0</text:p>
          </table:table-cell>
          <table:table-cell office:value-type="float" office:value="0.4046909" calcext:value-type="float">
            <text:p>0.4046909</text:p>
          </table:table-cell>
          <table:table-cell office:value-type="float" office:value="0.408452" calcext:value-type="float">
            <text:p>0.408452</text:p>
          </table:table-cell>
          <table:table-cell office:value-type="float" office:value="0.4152043" calcext:value-type="float">
            <text:p>0.4152043</text:p>
          </table:table-cell>
          <table:table-cell office:value-type="float" office:value="0.4231134" calcext:value-type="float">
            <text:p>0.4231134</text:p>
          </table:table-cell>
          <table:table-cell office:value-type="float" office:value="0.2157075" calcext:value-type="float">
            <text:p>0.2157075</text:p>
          </table:table-cell>
          <table:table-cell office:value-type="float" office:value="0.163144" calcext:value-type="float">
            <text:p>0.163144</text:p>
          </table:table-cell>
          <table:table-cell office:value-type="float" office:value="0.2145866" calcext:value-type="float">
            <text:p>0.2145866</text:p>
          </table:table-cell>
          <table:table-cell office:value-type="float" office:value="0.2311163" calcext:value-type="float">
            <text:p>0.2311163</text:p>
          </table:table-cell>
          <table:table-cell office:value-type="float" office:value="0.2536469" calcext:value-type="float">
            <text:p>0.2536469</text:p>
          </table:table-cell>
          <table:table-cell office:value-type="float" office:value="0.3038714" calcext:value-type="float">
            <text:p>0.3038714</text:p>
          </table:table-cell>
          <table:table-cell office:value-type="float" office:value="0.3414358" calcext:value-type="float">
            <text:p>0.3414358</text:p>
          </table:table-cell>
          <table:table-cell office:value-type="float" office:value="0.3816885" calcext:value-type="float">
            <text:p>0.3816885</text:p>
          </table:table-cell>
          <table:table-cell office:value-type="float" office:value="0.4614271" calcext:value-type="float">
            <text:p>0.4614271</text:p>
          </table:table-cell>
          <table:table-cell office:value-type="float" office:value="0" calcext:value-type="float">
            <text:p>0</text:p>
          </table:table-cell>
          <table:table-cell office:value-type="float" office:value="1.922686E-015" calcext:value-type="float">
            <text:p>1.922686E-15</text:p>
          </table:table-cell>
          <table:table-cell office:value-type="float" office:value="1.94997E-015" calcext:value-type="float">
            <text:p>1.94997E-15</text:p>
          </table:table-cell>
          <table:table-cell office:value-type="float" office:value="1.978665E-015" calcext:value-type="float">
            <text:p>1.978665E-15</text:p>
          </table:table-cell>
          <table:table-cell office:value-type="float" office:value="1.983817E-015" calcext:value-type="float">
            <text:p>1.983817E-15</text:p>
          </table:table-cell>
          <table:table-cell office:value-type="float" office:value="9.50964E-016" calcext:value-type="float">
            <text:p>9.50964E-16</text:p>
          </table:table-cell>
          <table:table-cell office:value-type="float" office:value="1.994554E-015" calcext:value-type="float">
            <text:p>1.994554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13569" calcext:value-type="float">
            <text:p>-0.005613569</text:p>
          </table:table-cell>
          <table:table-cell office:value-type="float" office:value="-0.005308433" calcext:value-type="float">
            <text:p>-0.005308433</text:p>
          </table:table-cell>
          <table:table-cell office:value-type="float" office:value="-0.004802941" calcext:value-type="float">
            <text:p>-0.004802941</text:p>
          </table:table-cell>
          <table:table-cell office:value-type="float" office:value="-0.004288033" calcext:value-type="float">
            <text:p>-0.004288033</text:p>
          </table:table-cell>
          <table:table-cell office:value-type="float" office:value="-0.455526" calcext:value-type="float">
            <text:p>-0.455526</text:p>
          </table:table-cell>
          <table:table-cell office:value-type="float" office:value="-1.502886" calcext:value-type="float">
            <text:p>-1.502886</text:p>
          </table:table-cell>
          <table:table-cell office:value-type="float" office:value="-0.1576889" calcext:value-type="float">
            <text:p>-0.1576889</text:p>
          </table:table-cell>
          <table:table-cell office:value-type="float" office:value="-1.494076" calcext:value-type="float">
            <text:p>-1.494076</text:p>
          </table:table-cell>
          <table:table-cell office:value-type="float" office:value="-0.6009876" calcext:value-type="float">
            <text:p>-0.6009876</text:p>
          </table:table-cell>
          <table:table-cell office:value-type="float" office:value="-0.1363392" calcext:value-type="float">
            <text:p>-0.136339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5703161" calcext:value-type="float">
            <text:p>-0.005703161</text:p>
          </table:table-cell>
          <table:table-cell office:value-type="float" office:value="0.005119961" calcext:value-type="float">
            <text:p>0.0051199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577" calcext:value-type="float">
            <text:p>-2.375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80.3007" calcext:value-type="float">
            <text:p>580.300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5.4971" calcext:value-type="float">
            <text:p>955.4971</text:p>
          </table:table-cell>
          <table:table-cell office:value-type="float" office:value="2.40638" calcext:value-type="float">
            <text:p>2.40638</text:p>
          </table:table-cell>
          <table:table-cell office:value-type="float" office:value="0" calcext:value-type="float">
            <text:p>0</text:p>
          </table:table-cell>
          <table:table-cell office:value-type="float" office:value="0.3736004" calcext:value-type="float">
            <text:p>0.3736004</text:p>
          </table:table-cell>
          <table:table-cell office:value-type="float" office:value="0.3767751" calcext:value-type="float">
            <text:p>0.3767751</text:p>
          </table:table-cell>
          <table:table-cell office:value-type="float" office:value="0.3823965" calcext:value-type="float">
            <text:p>0.3823965</text:p>
          </table:table-cell>
          <table:table-cell office:value-type="float" office:value="0.3876346" calcext:value-type="float">
            <text:p>0.3876346</text:p>
          </table:table-cell>
          <table:table-cell office:value-type="float" office:value="0.2252006" calcext:value-type="float">
            <text:p>0.2252006</text:p>
          </table:table-cell>
          <table:table-cell office:value-type="float" office:value="0.1646938" calcext:value-type="float">
            <text:p>0.1646938</text:p>
          </table:table-cell>
          <table:table-cell office:value-type="float" office:value="0.2112904" calcext:value-type="float">
            <text:p>0.2112904</text:p>
          </table:table-cell>
          <table:table-cell office:value-type="float" office:value="0.2321589" calcext:value-type="float">
            <text:p>0.2321589</text:p>
          </table:table-cell>
          <table:table-cell office:value-type="float" office:value="0.2537113" calcext:value-type="float">
            <text:p>0.2537113</text:p>
          </table:table-cell>
          <table:table-cell office:value-type="float" office:value="0.3038374" calcext:value-type="float">
            <text:p>0.3038374</text:p>
          </table:table-cell>
          <table:table-cell office:value-type="float" office:value="0.341965" calcext:value-type="float">
            <text:p>0.341965</text:p>
          </table:table-cell>
          <table:table-cell office:value-type="float" office:value="0.3820075" calcext:value-type="float">
            <text:p>0.3820075</text:p>
          </table:table-cell>
          <table:table-cell office:value-type="float" office:value="0.4623035" calcext:value-type="float">
            <text:p>0.4623035</text:p>
          </table:table-cell>
          <table:table-cell office:value-type="float" office:value="0" calcext:value-type="float">
            <text:p>0</text:p>
          </table:table-cell>
          <table:table-cell office:value-type="float" office:value="1.922542E-015" calcext:value-type="float">
            <text:p>1.922542E-15</text:p>
          </table:table-cell>
          <table:table-cell office:value-type="float" office:value="1.949981E-015" calcext:value-type="float">
            <text:p>1.949981E-15</text:p>
          </table:table-cell>
          <table:table-cell office:value-type="float" office:value="1.978666E-015" calcext:value-type="float">
            <text:p>1.978666E-15</text:p>
          </table:table-cell>
          <table:table-cell office:value-type="float" office:value="1.983815E-015" calcext:value-type="float">
            <text:p>1.983815E-15</text:p>
          </table:table-cell>
          <table:table-cell office:value-type="float" office:value="9.509948E-016" calcext:value-type="float">
            <text:p>9.509948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74209" calcext:value-type="float">
            <text:p>-0.009174209</text:p>
          </table:table-cell>
          <table:table-cell office:value-type="float" office:value="-0.008713258" calcext:value-type="float">
            <text:p>-0.008713258</text:p>
          </table:table-cell>
          <table:table-cell office:value-type="float" office:value="-0.007950489" calcext:value-type="float">
            <text:p>-0.007950489</text:p>
          </table:table-cell>
          <table:table-cell office:value-type="float" office:value="-0.00732065" calcext:value-type="float">
            <text:p>-0.00732065</text:p>
          </table:table-cell>
          <table:table-cell office:value-type="float" office:value="-0.3273494" calcext:value-type="float">
            <text:p>-0.3273494</text:p>
          </table:table-cell>
          <table:table-cell office:value-type="float" office:value="-1.397997" calcext:value-type="float">
            <text:p>-1.397997</text:p>
          </table:table-cell>
          <table:table-cell office:value-type="float" office:value="-0.176071" calcext:value-type="float">
            <text:p>-0.176071</text:p>
          </table:table-cell>
          <table:table-cell office:value-type="float" office:value="-1.436222" calcext:value-type="float">
            <text:p>-1.436222</text:p>
          </table:table-cell>
          <table:table-cell office:value-type="float" office:value="-0.5995671" calcext:value-type="float">
            <text:p>-0.5995671</text:p>
          </table:table-cell>
          <table:table-cell office:value-type="float" office:value="-0.1364865" calcext:value-type="float">
            <text:p>-0.136486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9272275" calcext:value-type="float">
            <text:p>-0.009272275</text:p>
          </table:table-cell>
          <table:table-cell office:value-type="float" office:value="0.005016855" calcext:value-type="float">
            <text:p>0.0050168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153" calcext:value-type="float">
            <text:p>-2.3891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84.8555" calcext:value-type="float">
            <text:p>584.855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0.9426" calcext:value-type="float">
            <text:p>950.9426</text:p>
          </table:table-cell>
          <table:table-cell office:value-type="float" office:value="2.40638" calcext:value-type="float">
            <text:p>2.40638</text:p>
          </table:table-cell>
          <table:table-cell office:value-type="float" office:value="0" calcext:value-type="float">
            <text:p>0</text:p>
          </table:table-cell>
          <table:table-cell office:value-type="float" office:value="0.3385793" calcext:value-type="float">
            <text:p>0.3385793</text:p>
          </table:table-cell>
          <table:table-cell office:value-type="float" office:value="0.3431359" calcext:value-type="float">
            <text:p>0.3431359</text:p>
          </table:table-cell>
          <table:table-cell office:value-type="float" office:value="0.3509118" calcext:value-type="float">
            <text:p>0.3509118</text:p>
          </table:table-cell>
          <table:table-cell office:value-type="float" office:value="0.356072" calcext:value-type="float">
            <text:p>0.356072</text:p>
          </table:table-cell>
          <table:table-cell office:value-type="float" office:value="0.2363424" calcext:value-type="float">
            <text:p>0.2363424</text:p>
          </table:table-cell>
          <table:table-cell office:value-type="float" office:value="0.1662758" calcext:value-type="float">
            <text:p>0.1662758</text:p>
          </table:table-cell>
          <table:table-cell office:value-type="float" office:value="0.2081505" calcext:value-type="float">
            <text:p>0.2081505</text:p>
          </table:table-cell>
          <table:table-cell office:value-type="float" office:value="0.2331514" calcext:value-type="float">
            <text:p>0.2331514</text:p>
          </table:table-cell>
          <table:table-cell office:value-type="float" office:value="0.2537832" calcext:value-type="float">
            <text:p>0.2537832</text:p>
          </table:table-cell>
          <table:table-cell office:value-type="float" office:value="0.3037917" calcext:value-type="float">
            <text:p>0.3037917</text:p>
          </table:table-cell>
          <table:table-cell office:value-type="float" office:value="0.3424763" calcext:value-type="float">
            <text:p>0.3424763</text:p>
          </table:table-cell>
          <table:table-cell office:value-type="float" office:value="0.3822654" calcext:value-type="float">
            <text:p>0.38226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383E-015" calcext:value-type="float">
            <text:p>1.922383E-15</text:p>
          </table:table-cell>
          <table:table-cell office:value-type="float" office:value="1.949991E-015" calcext:value-type="float">
            <text:p>1.949991E-15</text:p>
          </table:table-cell>
          <table:table-cell office:value-type="float" office:value="1.978677E-015" calcext:value-type="float">
            <text:p>1.978677E-15</text:p>
          </table:table-cell>
          <table:table-cell office:value-type="float" office:value="1.983807E-015" calcext:value-type="float">
            <text:p>1.983807E-15</text:p>
          </table:table-cell>
          <table:table-cell office:value-type="float" office:value="9.510293E-016" calcext:value-type="float">
            <text:p>9.510293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80418" calcext:value-type="float">
            <text:p>-0.01680418</text:p>
          </table:table-cell>
          <table:table-cell office:value-type="float" office:value="-0.01546539" calcext:value-type="float">
            <text:p>-0.01546539</text:p>
          </table:table-cell>
          <table:table-cell office:value-type="float" office:value="-0.01344898" calcext:value-type="float">
            <text:p>-0.01344898</text:p>
          </table:table-cell>
          <table:table-cell office:value-type="float" office:value="-0.0122911" calcext:value-type="float">
            <text:p>-0.0122911</text:p>
          </table:table-cell>
          <table:table-cell office:value-type="float" office:value="-0.2261267" calcext:value-type="float">
            <text:p>-0.2261267</text:p>
          </table:table-cell>
          <table:table-cell office:value-type="float" office:value="-1.299238" calcext:value-type="float">
            <text:p>-1.299238</text:p>
          </table:table-cell>
          <table:table-cell office:value-type="float" office:value="-0.1958946" calcext:value-type="float">
            <text:p>-0.1958946</text:p>
          </table:table-cell>
          <table:table-cell office:value-type="float" office:value="-1.383474" calcext:value-type="float">
            <text:p>-1.383474</text:p>
          </table:table-cell>
          <table:table-cell office:value-type="float" office:value="-0.5979826" calcext:value-type="float">
            <text:p>-0.5979826</text:p>
          </table:table-cell>
          <table:table-cell office:value-type="float" office:value="-0.1366839" calcext:value-type="float">
            <text:p>-0.136683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715889" calcext:value-type="float">
            <text:p>-0.01715889</text:p>
          </table:table-cell>
          <table:table-cell office:value-type="float" office:value="0.004900447" calcext:value-type="float">
            <text:p>0.0049004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768" calcext:value-type="float">
            <text:p>-2.3977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88.502" calcext:value-type="float">
            <text:p>588.50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48.0281" calcext:value-type="float">
            <text:p>948.0281</text:p>
          </table:table-cell>
          <table:table-cell office:value-type="float" office:value="1.674545" calcext:value-type="float">
            <text:p>1.674545</text:p>
          </table:table-cell>
          <table:table-cell office:value-type="float" office:value="0" calcext:value-type="float">
            <text:p>0</text:p>
          </table:table-cell>
          <table:table-cell office:value-type="float" office:value="0.303425" calcext:value-type="float">
            <text:p>0.303425</text:p>
          </table:table-cell>
          <table:table-cell office:value-type="float" office:value="0.3139496" calcext:value-type="float">
            <text:p>0.3139496</text:p>
          </table:table-cell>
          <table:table-cell office:value-type="float" office:value="0.3253387" calcext:value-type="float">
            <text:p>0.3253387</text:p>
          </table:table-cell>
          <table:table-cell office:value-type="float" office:value="0.3284114" calcext:value-type="float">
            <text:p>0.3284114</text:p>
          </table:table-cell>
          <table:table-cell office:value-type="float" office:value="0.254733" calcext:value-type="float">
            <text:p>0.254733</text:p>
          </table:table-cell>
          <table:table-cell office:value-type="float" office:value="0.1677808" calcext:value-type="float">
            <text:p>0.1677808</text:p>
          </table:table-cell>
          <table:table-cell office:value-type="float" office:value="0.2057413" calcext:value-type="float">
            <text:p>0.2057413</text:p>
          </table:table-cell>
          <table:table-cell office:value-type="float" office:value="0.2341134" calcext:value-type="float">
            <text:p>0.2341134</text:p>
          </table:table-cell>
          <table:table-cell office:value-type="float" office:value="0.2538704" calcext:value-type="float">
            <text:p>0.2538704</text:p>
          </table:table-cell>
          <table:table-cell office:value-type="float" office:value="0.3037813" calcext:value-type="float">
            <text:p>0.3037813</text:p>
          </table:table-cell>
          <table:table-cell office:value-type="float" office:value="0.343009" calcext:value-type="float">
            <text:p>0.343009</text:p>
          </table:table-cell>
          <table:table-cell office:value-type="float" office:value="0.3827641" calcext:value-type="float">
            <text:p>0.3827641</text:p>
          </table:table-cell>
          <table:table-cell office:value-type="float" office:value="0.4539731" calcext:value-type="float">
            <text:p>0.4539731</text:p>
          </table:table-cell>
          <table:table-cell office:value-type="float" office:value="0" calcext:value-type="float">
            <text:p>0</text:p>
          </table:table-cell>
          <table:table-cell office:value-type="float" office:value="1.922217E-015" calcext:value-type="float">
            <text:p>1.922217E-15</text:p>
          </table:table-cell>
          <table:table-cell office:value-type="float" office:value="1.950005E-015" calcext:value-type="float">
            <text:p>1.950005E-15</text:p>
          </table:table-cell>
          <table:table-cell office:value-type="float" office:value="1.978686E-015" calcext:value-type="float">
            <text:p>1.978686E-15</text:p>
          </table:table-cell>
          <table:table-cell office:value-type="float" office:value="1.983796E-015" calcext:value-type="float">
            <text:p>1.983796E-15</text:p>
          </table:table-cell>
          <table:table-cell office:value-type="float" office:value="9.510686E-016" calcext:value-type="float">
            <text:p>9.510686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9E-031" calcext:value-type="float">
            <text:p>9.374659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86757" calcext:value-type="float">
            <text:p>-0.03286757</text:p>
          </table:table-cell>
          <table:table-cell office:value-type="float" office:value="-0.02663828" calcext:value-type="float">
            <text:p>-0.02663828</text:p>
          </table:table-cell>
          <table:table-cell office:value-type="float" office:value="-0.02136155" calcext:value-type="float">
            <text:p>-0.02136155</text:p>
          </table:table-cell>
          <table:table-cell office:value-type="float" office:value="-0.0201487" calcext:value-type="float">
            <text:p>-0.0201487</text:p>
          </table:table-cell>
          <table:table-cell office:value-type="float" office:value="-0.1274653" calcext:value-type="float">
            <text:p>-0.1274653</text:p>
          </table:table-cell>
          <table:table-cell office:value-type="float" office:value="-1.212558" calcext:value-type="float">
            <text:p>-1.212558</text:p>
          </table:table-cell>
          <table:table-cell office:value-type="float" office:value="-0.212828" calcext:value-type="float">
            <text:p>-0.212828</text:p>
          </table:table-cell>
          <table:table-cell office:value-type="float" office:value="-1.33442" calcext:value-type="float">
            <text:p>-1.33442</text:p>
          </table:table-cell>
          <table:table-cell office:value-type="float" office:value="-0.5960635" calcext:value-type="float">
            <text:p>-0.5960635</text:p>
          </table:table-cell>
          <table:table-cell office:value-type="float" office:value="-0.1367293" calcext:value-type="float">
            <text:p>-0.136729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355615" calcext:value-type="float">
            <text:p>-0.0355615</text:p>
          </table:table-cell>
          <table:table-cell office:value-type="float" office:value="0.004783873" calcext:value-type="float">
            <text:p>0.0047838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8189" calcext:value-type="float">
            <text:p>-2.3181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92.8074" calcext:value-type="float">
            <text:p>592.807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44.5575" calcext:value-type="float">
            <text:p>944.5575</text:p>
          </table:table-cell>
          <table:table-cell office:value-type="float" office:value="0.8404475" calcext:value-type="float">
            <text:p>0.8404475</text:p>
          </table:table-cell>
          <table:table-cell office:value-type="float" office:value="0" calcext:value-type="float">
            <text:p>0</text:p>
          </table:table-cell>
          <table:table-cell office:value-type="float" office:value="0.2428627" calcext:value-type="float">
            <text:p>0.2428627</text:p>
          </table:table-cell>
          <table:table-cell office:value-type="float" office:value="0.2803586" calcext:value-type="float">
            <text:p>0.2803586</text:p>
          </table:table-cell>
          <table:table-cell office:value-type="float" office:value="0.2978475" calcext:value-type="float">
            <text:p>0.2978475</text:p>
          </table:table-cell>
          <table:table-cell office:value-type="float" office:value="0.29809" calcext:value-type="float">
            <text:p>0.29809</text:p>
          </table:table-cell>
          <table:table-cell office:value-type="float" office:value="0.2798867" calcext:value-type="float">
            <text:p>0.2798867</text:p>
          </table:table-cell>
          <table:table-cell office:value-type="float" office:value="0.1692369" calcext:value-type="float">
            <text:p>0.1692369</text:p>
          </table:table-cell>
          <table:table-cell office:value-type="float" office:value="0.2030065" calcext:value-type="float">
            <text:p>0.2030065</text:p>
          </table:table-cell>
          <table:table-cell office:value-type="float" office:value="0.2350639" calcext:value-type="float">
            <text:p>0.2350639</text:p>
          </table:table-cell>
          <table:table-cell office:value-type="float" office:value="0.2539488" calcext:value-type="float">
            <text:p>0.2539488</text:p>
          </table:table-cell>
          <table:table-cell office:value-type="float" office:value="0.3037424" calcext:value-type="float">
            <text:p>0.3037424</text:p>
          </table:table-cell>
          <table:table-cell office:value-type="float" office:value="0.3434953" calcext:value-type="float">
            <text:p>0.3434953</text:p>
          </table:table-cell>
          <table:table-cell office:value-type="float" office:value="0.3831685" calcext:value-type="float">
            <text:p>0.3831685</text:p>
          </table:table-cell>
          <table:table-cell office:value-type="float" office:value="0.4584163" calcext:value-type="float">
            <text:p>0.4584163</text:p>
          </table:table-cell>
          <table:table-cell office:value-type="float" office:value="0" calcext:value-type="float">
            <text:p>0</text:p>
          </table:table-cell>
          <table:table-cell office:value-type="float" office:value="1.922045E-015" calcext:value-type="float">
            <text:p>1.922045E-15</text:p>
          </table:table-cell>
          <table:table-cell office:value-type="float" office:value="1.950019E-015" calcext:value-type="float">
            <text:p>1.950019E-15</text:p>
          </table:table-cell>
          <table:table-cell office:value-type="float" office:value="1.978692E-015" calcext:value-type="float">
            <text:p>1.978692E-15</text:p>
          </table:table-cell>
          <table:table-cell office:value-type="float" office:value="1.983796E-015" calcext:value-type="float">
            <text:p>1.983796E-15</text:p>
          </table:table-cell>
          <table:table-cell office:value-type="float" office:value="9.510967E-016" calcext:value-type="float">
            <text:p>9.510967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16458" calcext:value-type="float">
            <text:p>-0.1816458</text:p>
          </table:table-cell>
          <table:table-cell office:value-type="float" office:value="-0.06026316" calcext:value-type="float">
            <text:p>-0.06026316</text:p>
          </table:table-cell>
          <table:table-cell office:value-type="float" office:value="-0.03771111" calcext:value-type="float">
            <text:p>-0.03771111</text:p>
          </table:table-cell>
          <table:table-cell office:value-type="float" office:value="-0.03745938" calcext:value-type="float">
            <text:p>-0.03745938</text:p>
          </table:table-cell>
          <table:table-cell office:value-type="float" office:value="-0.06149857" calcext:value-type="float">
            <text:p>-0.06149857</text:p>
          </table:table-cell>
          <table:table-cell office:value-type="float" office:value="-1.134975" calcext:value-type="float">
            <text:p>-1.134975</text:p>
          </table:table-cell>
          <table:table-cell office:value-type="float" office:value="-0.2341099" calcext:value-type="float">
            <text:p>-0.2341099</text:p>
          </table:table-cell>
          <table:table-cell office:value-type="float" office:value="-1.287812" calcext:value-type="float">
            <text:p>-1.287812</text:p>
          </table:table-cell>
          <table:table-cell office:value-type="float" office:value="-0.5943453" calcext:value-type="float">
            <text:p>-0.5943453</text:p>
          </table:table-cell>
          <table:table-cell office:value-type="float" office:value="-0.1368986" calcext:value-type="float">
            <text:p>-0.136898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2344216" calcext:value-type="float">
            <text:p>-0.2344216</text:p>
          </table:table-cell>
          <table:table-cell office:value-type="float" office:value="0.004716316" calcext:value-type="float">
            <text:p>0.0047163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9558" calcext:value-type="float">
            <text:p>-2.3495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596.9476" calcext:value-type="float">
            <text:p>596.947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41.2192" calcext:value-type="float">
            <text:p>941.2192</text:p>
          </table:table-cell>
          <table:table-cell office:value-type="float" office:value="0.03905455" calcext:value-type="float">
            <text:p>0.03905455</text:p>
          </table:table-cell>
          <table:table-cell office:value-type="float" office:value="0" calcext:value-type="float">
            <text:p>0</text:p>
          </table:table-cell>
          <table:table-cell office:value-type="float" office:value="0.1763931" calcext:value-type="float">
            <text:p>0.1763931</text:p>
          </table:table-cell>
          <table:table-cell office:value-type="float" office:value="0.2519504" calcext:value-type="float">
            <text:p>0.2519504</text:p>
          </table:table-cell>
          <table:table-cell office:value-type="float" office:value="0.2752017" calcext:value-type="float">
            <text:p>0.2752017</text:p>
          </table:table-cell>
          <table:table-cell office:value-type="float" office:value="0.2804452" calcext:value-type="float">
            <text:p>0.2804452</text:p>
          </table:table-cell>
          <table:table-cell office:value-type="float" office:value="0.277616" calcext:value-type="float">
            <text:p>0.277616</text:p>
          </table:table-cell>
          <table:table-cell office:value-type="float" office:value="0.1707043" calcext:value-type="float">
            <text:p>0.1707043</text:p>
          </table:table-cell>
          <table:table-cell office:value-type="float" office:value="0.2000892" calcext:value-type="float">
            <text:p>0.2000892</text:p>
          </table:table-cell>
          <table:table-cell office:value-type="float" office:value="0.2359378" calcext:value-type="float">
            <text:p>0.2359378</text:p>
          </table:table-cell>
          <table:table-cell office:value-type="float" office:value="0.2540106" calcext:value-type="float">
            <text:p>0.2540106</text:p>
          </table:table-cell>
          <table:table-cell office:value-type="float" office:value="0.3036733" calcext:value-type="float">
            <text:p>0.3036733</text:p>
          </table:table-cell>
          <table:table-cell office:value-type="float" office:value="0.3439285" calcext:value-type="float">
            <text:p>0.3439285</text:p>
          </table:table-cell>
          <table:table-cell office:value-type="float" office:value="0.3835032" calcext:value-type="float">
            <text:p>0.3835032</text:p>
          </table:table-cell>
          <table:table-cell office:value-type="float" office:value="0.4618568" calcext:value-type="float">
            <text:p>0.4618568</text:p>
          </table:table-cell>
          <table:table-cell office:value-type="float" office:value="0" calcext:value-type="float">
            <text:p>0</text:p>
          </table:table-cell>
          <table:table-cell office:value-type="float" office:value="1.921849E-015" calcext:value-type="float">
            <text:p>1.921849E-15</text:p>
          </table:table-cell>
          <table:table-cell office:value-type="float" office:value="1.950037E-015" calcext:value-type="float">
            <text:p>1.950037E-15</text:p>
          </table:table-cell>
          <table:table-cell office:value-type="float" office:value="1.978703E-015" calcext:value-type="float">
            <text:p>1.978703E-15</text:p>
          </table:table-cell>
          <table:table-cell office:value-type="float" office:value="1.983795E-015" calcext:value-type="float">
            <text:p>1.983795E-15</text:p>
          </table:table-cell>
          <table:table-cell office:value-type="float" office:value="9.511238E-016" calcext:value-type="float">
            <text:p>9.511238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13613" calcext:value-type="float">
            <text:p>-2.113613</text:p>
          </table:table-cell>
          <table:table-cell office:value-type="float" office:value="-0.1372902" calcext:value-type="float">
            <text:p>-0.1372902</text:p>
          </table:table-cell>
          <table:table-cell office:value-type="float" office:value="-0.0694316" calcext:value-type="float">
            <text:p>-0.0694316</text:p>
          </table:table-cell>
          <table:table-cell office:value-type="float" office:value="-0.06005998" calcext:value-type="float">
            <text:p>-0.06005998</text:p>
          </table:table-cell>
          <table:table-cell office:value-type="float" office:value="-0.06503284" calcext:value-type="float">
            <text:p>-0.06503284</text:p>
          </table:table-cell>
          <table:table-cell office:value-type="float" office:value="-1.062284" calcext:value-type="float">
            <text:p>-1.062284</text:p>
          </table:table-cell>
          <table:table-cell office:value-type="float" office:value="-0.2595457" calcext:value-type="float">
            <text:p>-0.2595457</text:p>
          </table:table-cell>
          <table:table-cell office:value-type="float" office:value="-1.246551" calcext:value-type="float">
            <text:p>-1.246551</text:p>
          </table:table-cell>
          <table:table-cell office:value-type="float" office:value="-0.5929945" calcext:value-type="float">
            <text:p>-0.5929945</text:p>
          </table:table-cell>
          <table:table-cell office:value-type="float" office:value="-0.1371989" calcext:value-type="float">
            <text:p>-0.137198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5.526961" calcext:value-type="float">
            <text:p>-5.526961</text:p>
          </table:table-cell>
          <table:table-cell office:value-type="float" office:value="0.004717869" calcext:value-type="float">
            <text:p>0.0047178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437" calcext:value-type="float">
            <text:p>-2.3724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562.0057" calcext:value-type="float">
            <text:p>562.0057</text:p>
          </table:table-cell>
          <table:table-cell office:value-type="float" office:value="601.238" calcext:value-type="float">
            <text:p>601.23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6.9448" calcext:value-type="float">
            <text:p>936.9448</text:p>
          </table:table-cell>
          <table:table-cell office:value-type="float" office:value="0.02329069" calcext:value-type="float">
            <text:p>0.02329069</text:p>
          </table:table-cell>
          <table:table-cell office:value-type="float" office:value="0" calcext:value-type="float">
            <text:p>0</text:p>
          </table:table-cell>
          <table:table-cell office:value-type="float" office:value="0.121028" calcext:value-type="float">
            <text:p>0.121028</text:p>
          </table:table-cell>
          <table:table-cell office:value-type="float" office:value="0.2263541" calcext:value-type="float">
            <text:p>0.2263541</text:p>
          </table:table-cell>
          <table:table-cell office:value-type="float" office:value="0.2538334" calcext:value-type="float">
            <text:p>0.2538334</text:p>
          </table:table-cell>
          <table:table-cell office:value-type="float" office:value="0.2635341" calcext:value-type="float">
            <text:p>0.2635341</text:p>
          </table:table-cell>
          <table:table-cell office:value-type="float" office:value="0.2621704" calcext:value-type="float">
            <text:p>0.2621704</text:p>
          </table:table-cell>
          <table:table-cell office:value-type="float" office:value="0.1719664" calcext:value-type="float">
            <text:p>0.1719664</text:p>
          </table:table-cell>
          <table:table-cell office:value-type="float" office:value="0.1965503" calcext:value-type="float">
            <text:p>0.1965503</text:p>
          </table:table-cell>
          <table:table-cell office:value-type="float" office:value="0.2367131" calcext:value-type="float">
            <text:p>0.2367131</text:p>
          </table:table-cell>
          <table:table-cell office:value-type="float" office:value="0.2540027" calcext:value-type="float">
            <text:p>0.2540027</text:p>
          </table:table-cell>
          <table:table-cell office:value-type="float" office:value="0.303509" calcext:value-type="float">
            <text:p>0.303509</text:p>
          </table:table-cell>
          <table:table-cell office:value-type="float" office:value="0.344261" calcext:value-type="float">
            <text:p>0.344261</text:p>
          </table:table-cell>
          <table:table-cell office:value-type="float" office:value="0.3839024" calcext:value-type="float">
            <text:p>0.38390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664E-015" calcext:value-type="float">
            <text:p>1.921664E-15</text:p>
          </table:table-cell>
          <table:table-cell office:value-type="float" office:value="1.950053E-015" calcext:value-type="float">
            <text:p>1.950053E-15</text:p>
          </table:table-cell>
          <table:table-cell office:value-type="float" office:value="1.978716E-015" calcext:value-type="float">
            <text:p>1.978716E-15</text:p>
          </table:table-cell>
          <table:table-cell office:value-type="float" office:value="1.983785E-015" calcext:value-type="float">
            <text:p>1.983785E-15</text:p>
          </table:table-cell>
          <table:table-cell office:value-type="float" office:value="9.511602E-016" calcext:value-type="float">
            <text:p>9.511602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9E-031" calcext:value-type="float">
            <text:p>9.374659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259" calcext:value-type="float">
            <text:p>-39.2259</text:p>
          </table:table-cell>
          <table:table-cell office:value-type="float" office:value="-0.3136168" calcext:value-type="float">
            <text:p>-0.3136168</text:p>
          </table:table-cell>
          <table:table-cell office:value-type="float" office:value="-0.12941" calcext:value-type="float">
            <text:p>-0.12941</text:p>
          </table:table-cell>
          <table:table-cell office:value-type="float" office:value="-0.0969266" calcext:value-type="float">
            <text:p>-0.0969266</text:p>
          </table:table-cell>
          <table:table-cell office:value-type="float" office:value="-0.1009232" calcext:value-type="float">
            <text:p>-0.1009232</text:p>
          </table:table-cell>
          <table:table-cell office:value-type="float" office:value="-1.003933" calcext:value-type="float">
            <text:p>-1.003933</text:p>
          </table:table-cell>
          <table:table-cell office:value-type="float" office:value="-0.2947353" calcext:value-type="float">
            <text:p>-0.2947353</text:p>
          </table:table-cell>
          <table:table-cell office:value-type="float" office:value="-1.211165" calcext:value-type="float">
            <text:p>-1.211165</text:p>
          </table:table-cell>
          <table:table-cell office:value-type="float" office:value="-0.5931663" calcext:value-type="float">
            <text:p>-0.5931663</text:p>
          </table:table-cell>
          <table:table-cell office:value-type="float" office:value="-0.1379152" calcext:value-type="float">
            <text:p>-0.137915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55.49395" calcext:value-type="float">
            <text:p>-55.49395</text:p>
          </table:table-cell>
          <table:table-cell office:value-type="float" office:value="0.004811581" calcext:value-type="float">
            <text:p>0.0048115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435" calcext:value-type="float">
            <text:p>-2.3864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563.1055" calcext:value-type="float">
            <text:p>563.1055</text:p>
          </table:table-cell>
          <table:table-cell office:value-type="float" office:value="603.1101" calcext:value-type="float">
            <text:p>603.110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6.17" calcext:value-type="float">
            <text:p>936.17</text:p>
          </table:table-cell>
          <table:table-cell office:value-type="float" office:value="0.0260913" calcext:value-type="float">
            <text:p>0.0260913</text:p>
          </table:table-cell>
          <table:table-cell office:value-type="float" office:value="0" calcext:value-type="float">
            <text:p>0</text:p>
          </table:table-cell>
          <table:table-cell office:value-type="float" office:value="0.1398282" calcext:value-type="float">
            <text:p>0.1398282</text:p>
          </table:table-cell>
          <table:table-cell office:value-type="float" office:value="0.2254453" calcext:value-type="float">
            <text:p>0.2254453</text:p>
          </table:table-cell>
          <table:table-cell office:value-type="float" office:value="0.2461594" calcext:value-type="float">
            <text:p>0.2461594</text:p>
          </table:table-cell>
          <table:table-cell office:value-type="float" office:value="0.2550955" calcext:value-type="float">
            <text:p>0.2550955</text:p>
          </table:table-cell>
          <table:table-cell office:value-type="float" office:value="0.2543387" calcext:value-type="float">
            <text:p>0.2543387</text:p>
          </table:table-cell>
          <table:table-cell office:value-type="float" office:value="0.1731901" calcext:value-type="float">
            <text:p>0.1731901</text:p>
          </table:table-cell>
          <table:table-cell office:value-type="float" office:value="0.1952886" calcext:value-type="float">
            <text:p>0.1952886</text:p>
          </table:table-cell>
          <table:table-cell office:value-type="float" office:value="0.2375007" calcext:value-type="float">
            <text:p>0.2375007</text:p>
          </table:table-cell>
          <table:table-cell office:value-type="float" office:value="0.2540875" calcext:value-type="float">
            <text:p>0.2540875</text:p>
          </table:table-cell>
          <table:table-cell office:value-type="float" office:value="0.3034903" calcext:value-type="float">
            <text:p>0.3034903</text:p>
          </table:table-cell>
          <table:table-cell office:value-type="float" office:value="0.3447063" calcext:value-type="float">
            <text:p>0.3447063</text:p>
          </table:table-cell>
          <table:table-cell office:value-type="float" office:value="0.3842603" calcext:value-type="float">
            <text:p>0.38426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1487E-015" calcext:value-type="float">
            <text:p>1.921487E-15</text:p>
          </table:table-cell>
          <table:table-cell office:value-type="float" office:value="1.95007E-015" calcext:value-type="float">
            <text:p>1.95007E-15</text:p>
          </table:table-cell>
          <table:table-cell office:value-type="float" office:value="1.978724E-015" calcext:value-type="float">
            <text:p>1.978724E-15</text:p>
          </table:table-cell>
          <table:table-cell office:value-type="float" office:value="1.983778E-015" calcext:value-type="float">
            <text:p>1.983778E-15</text:p>
          </table:table-cell>
          <table:table-cell office:value-type="float" office:value="9.511947E-016" calcext:value-type="float">
            <text:p>9.511947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79872" calcext:value-type="float">
            <text:p>-12.79872</text:p>
          </table:table-cell>
          <table:table-cell office:value-type="float" office:value="-0.3231129" calcext:value-type="float">
            <text:p>-0.3231129</text:p>
          </table:table-cell>
          <table:table-cell office:value-type="float" office:value="-0.1639666" calcext:value-type="float">
            <text:p>-0.1639666</text:p>
          </table:table-cell>
          <table:table-cell office:value-type="float" office:value="-0.124576" calcext:value-type="float">
            <text:p>-0.124576</text:p>
          </table:table-cell>
          <table:table-cell office:value-type="float" office:value="-0.1274694" calcext:value-type="float">
            <text:p>-0.1274694</text:p>
          </table:table-cell>
          <table:table-cell office:value-type="float" office:value="-0.9508227" calcext:value-type="float">
            <text:p>-0.9508227</text:p>
          </table:table-cell>
          <table:table-cell office:value-type="float" office:value="-0.3085797" calcext:value-type="float">
            <text:p>-0.3085797</text:p>
          </table:table-cell>
          <table:table-cell office:value-type="float" office:value="-1.17638" calcext:value-type="float">
            <text:p>-1.17638</text:p>
          </table:table-cell>
          <table:table-cell office:value-type="float" office:value="-0.59132" calcext:value-type="float">
            <text:p>-0.59132</text:p>
          </table:table-cell>
          <table:table-cell office:value-type="float" office:value="-0.1379964" calcext:value-type="float">
            <text:p>-0.137996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2.70836" calcext:value-type="float">
            <text:p>-12.70836</text:p>
          </table:table-cell>
          <table:table-cell office:value-type="float" office:value="0.004858758" calcext:value-type="float">
            <text:p>0.0048587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211" calcext:value-type="float">
            <text:p>-2.3952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563.1055" calcext:value-type="float">
            <text:p>563.1055</text:p>
          </table:table-cell>
          <table:table-cell office:value-type="float" office:value="605.1203" calcext:value-type="float">
            <text:p>605.120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4.5834" calcext:value-type="float">
            <text:p>934.5834</text:p>
          </table:table-cell>
          <table:table-cell office:value-type="float" office:value="-0.3972634" calcext:value-type="float">
            <text:p>-0.3972634</text:p>
          </table:table-cell>
          <table:table-cell office:value-type="float" office:value="0" calcext:value-type="float">
            <text:p>0</text:p>
          </table:table-cell>
          <table:table-cell office:value-type="float" office:value="0.1242981" calcext:value-type="float">
            <text:p>0.1242981</text:p>
          </table:table-cell>
          <table:table-cell office:value-type="float" office:value="0.2182006" calcext:value-type="float">
            <text:p>0.2182006</text:p>
          </table:table-cell>
          <table:table-cell office:value-type="float" office:value="0.2354329" calcext:value-type="float">
            <text:p>0.2354329</text:p>
          </table:table-cell>
          <table:table-cell office:value-type="float" office:value="0.2446563" calcext:value-type="float">
            <text:p>0.2446563</text:p>
          </table:table-cell>
          <table:table-cell office:value-type="float" office:value="0.2432776" calcext:value-type="float">
            <text:p>0.2432776</text:p>
          </table:table-cell>
          <table:table-cell office:value-type="float" office:value="0.1743754" calcext:value-type="float">
            <text:p>0.1743754</text:p>
          </table:table-cell>
          <table:table-cell office:value-type="float" office:value="0.1930661" calcext:value-type="float">
            <text:p>0.1930661</text:p>
          </table:table-cell>
          <table:table-cell office:value-type="float" office:value="0.2382011" calcext:value-type="float">
            <text:p>0.2382011</text:p>
          </table:table-cell>
          <table:table-cell office:value-type="float" office:value="0.254154" calcext:value-type="float">
            <text:p>0.254154</text:p>
          </table:table-cell>
          <table:table-cell office:value-type="float" office:value="0.3033602" calcext:value-type="float">
            <text:p>0.3033602</text:p>
          </table:table-cell>
          <table:table-cell office:value-type="float" office:value="0.3450383" calcext:value-type="float">
            <text:p>0.3450383</text:p>
          </table:table-cell>
          <table:table-cell office:value-type="float" office:value="0.3846931" calcext:value-type="float">
            <text:p>0.3846931</text:p>
          </table:table-cell>
          <table:table-cell office:value-type="float" office:value="0.4544459" calcext:value-type="float">
            <text:p>0.4544459</text:p>
          </table:table-cell>
          <table:table-cell office:value-type="float" office:value="0" calcext:value-type="float">
            <text:p>0</text:p>
          </table:table-cell>
          <table:table-cell office:value-type="float" office:value="1.921264E-015" calcext:value-type="float">
            <text:p>1.921264E-15</text:p>
          </table:table-cell>
          <table:table-cell office:value-type="float" office:value="1.950094E-015" calcext:value-type="float">
            <text:p>1.950094E-15</text:p>
          </table:table-cell>
          <table:table-cell office:value-type="float" office:value="1.978738E-015" calcext:value-type="float">
            <text:p>1.978738E-15</text:p>
          </table:table-cell>
          <table:table-cell office:value-type="float" office:value="1.983771E-015" calcext:value-type="float">
            <text:p>1.983771E-15</text:p>
          </table:table-cell>
          <table:table-cell office:value-type="float" office:value="9.512274E-016" calcext:value-type="float">
            <text:p>9.512274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92763" calcext:value-type="float">
            <text:p>-31.92763</text:p>
          </table:table-cell>
          <table:table-cell office:value-type="float" office:value="-0.4158762" calcext:value-type="float">
            <text:p>-0.4158762</text:p>
          </table:table-cell>
          <table:table-cell office:value-type="float" office:value="-0.2312148" calcext:value-type="float">
            <text:p>-0.2312148</text:p>
          </table:table-cell>
          <table:table-cell office:value-type="float" office:value="-0.1718629" calcext:value-type="float">
            <text:p>-0.1718629</text:p>
          </table:table-cell>
          <table:table-cell office:value-type="float" office:value="-0.1795217" calcext:value-type="float">
            <text:p>-0.1795217</text:p>
          </table:table-cell>
          <table:table-cell office:value-type="float" office:value="-0.9024452" calcext:value-type="float">
            <text:p>-0.9024452</text:p>
          </table:table-cell>
          <table:table-cell office:value-type="float" office:value="-0.334796" calcext:value-type="float">
            <text:p>-0.334796</text:p>
          </table:table-cell>
          <table:table-cell office:value-type="float" office:value="-1.146367" calcext:value-type="float">
            <text:p>-1.146367</text:p>
          </table:table-cell>
          <table:table-cell office:value-type="float" office:value="-0.589873" calcext:value-type="float">
            <text:p>-0.589873</text:p>
          </table:table-cell>
          <table:table-cell office:value-type="float" office:value="-0.1385664" calcext:value-type="float">
            <text:p>-0.138566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5.97534" calcext:value-type="float">
            <text:p>-25.97534</text:p>
          </table:table-cell>
          <table:table-cell office:value-type="float" office:value="0.004933805" calcext:value-type="float">
            <text:p>0.0049338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6103" calcext:value-type="float">
            <text:p>-2.3261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563.1055" calcext:value-type="float">
            <text:p>563.1055</text:p>
          </table:table-cell>
          <table:table-cell office:value-type="float" office:value="608.0646" calcext:value-type="float">
            <text:p>608.064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2.4733" calcext:value-type="float">
            <text:p>932.4733</text:p>
          </table:table-cell>
          <table:table-cell office:value-type="float" office:value="-1.230778" calcext:value-type="float">
            <text:p>-1.230778</text:p>
          </table:table-cell>
          <table:table-cell office:value-type="float" office:value="0" calcext:value-type="float">
            <text:p>0</text:p>
          </table:table-cell>
          <table:table-cell office:value-type="float" office:value="0.1144819" calcext:value-type="float">
            <text:p>0.1144819</text:p>
          </table:table-cell>
          <table:table-cell office:value-type="float" office:value="0.205883" calcext:value-type="float">
            <text:p>0.205883</text:p>
          </table:table-cell>
          <table:table-cell office:value-type="float" office:value="0.2213462" calcext:value-type="float">
            <text:p>0.2213462</text:p>
          </table:table-cell>
          <table:table-cell office:value-type="float" office:value="0.2309517" calcext:value-type="float">
            <text:p>0.2309517</text:p>
          </table:table-cell>
          <table:table-cell office:value-type="float" office:value="0.2287704" calcext:value-type="float">
            <text:p>0.2287704</text:p>
          </table:table-cell>
          <table:table-cell office:value-type="float" office:value="0.1752358" calcext:value-type="float">
            <text:p>0.1752358</text:p>
          </table:table-cell>
          <table:table-cell office:value-type="float" office:value="0.1894169" calcext:value-type="float">
            <text:p>0.1894169</text:p>
          </table:table-cell>
          <table:table-cell office:value-type="float" office:value="0.2388167" calcext:value-type="float">
            <text:p>0.2388167</text:p>
          </table:table-cell>
          <table:table-cell office:value-type="float" office:value="0.2540768" calcext:value-type="float">
            <text:p>0.2540768</text:p>
          </table:table-cell>
          <table:table-cell office:value-type="float" office:value="0.303052" calcext:value-type="float">
            <text:p>0.303052</text:p>
          </table:table-cell>
          <table:table-cell office:value-type="float" office:value="0.3452035" calcext:value-type="float">
            <text:p>0.3452035</text:p>
          </table:table-cell>
          <table:table-cell office:value-type="float" office:value="0.3850914" calcext:value-type="float">
            <text:p>0.3850914</text:p>
          </table:table-cell>
          <table:table-cell office:value-type="float" office:value="0.4582445" calcext:value-type="float">
            <text:p>0.4582445</text:p>
          </table:table-cell>
          <table:table-cell office:value-type="float" office:value="0" calcext:value-type="float">
            <text:p>0</text:p>
          </table:table-cell>
          <table:table-cell office:value-type="float" office:value="1.92106E-015" calcext:value-type="float">
            <text:p>1.92106E-15</text:p>
          </table:table-cell>
          <table:table-cell office:value-type="float" office:value="1.950114E-015" calcext:value-type="float">
            <text:p>1.950114E-15</text:p>
          </table:table-cell>
          <table:table-cell office:value-type="float" office:value="1.978752E-015" calcext:value-type="float">
            <text:p>1.978752E-15</text:p>
          </table:table-cell>
          <table:table-cell office:value-type="float" office:value="1.983764E-015" calcext:value-type="float">
            <text:p>1.983764E-15</text:p>
          </table:table-cell>
          <table:table-cell office:value-type="float" office:value="9.512601E-016" calcext:value-type="float">
            <text:p>9.512601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12243" calcext:value-type="float">
            <text:p>-61.12243</text:p>
          </table:table-cell>
          <table:table-cell office:value-type="float" office:value="-0.6508066" calcext:value-type="float">
            <text:p>-0.6508066</text:p>
          </table:table-cell>
          <table:table-cell office:value-type="float" office:value="-0.3719618" calcext:value-type="float">
            <text:p>-0.3719618</text:p>
          </table:table-cell>
          <table:table-cell office:value-type="float" office:value="-0.2678981" calcext:value-type="float">
            <text:p>-0.2678981</text:p>
          </table:table-cell>
          <table:table-cell office:value-type="float" office:value="-0.2882925" calcext:value-type="float">
            <text:p>-0.2882925</text:p>
          </table:table-cell>
          <table:table-cell office:value-type="float" office:value="-0.8689657" calcext:value-type="float">
            <text:p>-0.8689657</text:p>
          </table:table-cell>
          <table:table-cell office:value-type="float" office:value="-0.3835398" calcext:value-type="float">
            <text:p>-0.3835398</text:p>
          </table:table-cell>
          <table:table-cell office:value-type="float" office:value="-1.120692" calcext:value-type="float">
            <text:p>-1.120692</text:p>
          </table:table-cell>
          <table:table-cell office:value-type="float" office:value="-0.5915474" calcext:value-type="float">
            <text:p>-0.5915474</text:p>
          </table:table-cell>
          <table:table-cell office:value-type="float" office:value="-0.1399272" calcext:value-type="float">
            <text:p>-0.139927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38.11251" calcext:value-type="float">
            <text:p>-38.11251</text:p>
          </table:table-cell>
          <table:table-cell office:value-type="float" office:value="0.005097642" calcext:value-type="float">
            <text:p>0.00509764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2849" calcext:value-type="float">
            <text:p>-2.3528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563.1055" calcext:value-type="float">
            <text:p>563.1055</text:p>
          </table:table-cell>
          <table:table-cell office:value-type="float" office:value="609.4315" calcext:value-type="float">
            <text:p>609.431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9116" calcext:value-type="float">
            <text:p>931.9116</text:p>
          </table:table-cell>
          <table:table-cell office:value-type="float" office:value="-2.035561" calcext:value-type="float">
            <text:p>-2.035561</text:p>
          </table:table-cell>
          <table:table-cell office:value-type="float" office:value="0" calcext:value-type="float">
            <text:p>0</text:p>
          </table:table-cell>
          <table:table-cell office:value-type="float" office:value="0.1156302" calcext:value-type="float">
            <text:p>0.1156302</text:p>
          </table:table-cell>
          <table:table-cell office:value-type="float" office:value="0.2054349" calcext:value-type="float">
            <text:p>0.2054349</text:p>
          </table:table-cell>
          <table:table-cell office:value-type="float" office:value="0.2151233" calcext:value-type="float">
            <text:p>0.2151233</text:p>
          </table:table-cell>
          <table:table-cell office:value-type="float" office:value="0.2225235" calcext:value-type="float">
            <text:p>0.2225235</text:p>
          </table:table-cell>
          <table:table-cell office:value-type="float" office:value="0.2205908" calcext:value-type="float">
            <text:p>0.2205908</text:p>
          </table:table-cell>
          <table:table-cell office:value-type="float" office:value="0.176036" calcext:value-type="float">
            <text:p>0.176036</text:p>
          </table:table-cell>
          <table:table-cell office:value-type="float" office:value="0.1869567" calcext:value-type="float">
            <text:p>0.1869567</text:p>
          </table:table-cell>
          <table:table-cell office:value-type="float" office:value="0.2393981" calcext:value-type="float">
            <text:p>0.2393981</text:p>
          </table:table-cell>
          <table:table-cell office:value-type="float" office:value="0.254075" calcext:value-type="float">
            <text:p>0.254075</text:p>
          </table:table-cell>
          <table:table-cell office:value-type="float" office:value="0.3027623" calcext:value-type="float">
            <text:p>0.3027623</text:p>
          </table:table-cell>
          <table:table-cell office:value-type="float" office:value="0.3455972" calcext:value-type="float">
            <text:p>0.3455972</text:p>
          </table:table-cell>
          <table:table-cell office:value-type="float" office:value="0.3852019" calcext:value-type="float">
            <text:p>0.3852019</text:p>
          </table:table-cell>
          <table:table-cell office:value-type="float" office:value="0.4613031" calcext:value-type="float">
            <text:p>0.4613031</text:p>
          </table:table-cell>
          <table:table-cell office:value-type="float" office:value="0" calcext:value-type="float">
            <text:p>0</text:p>
          </table:table-cell>
          <table:table-cell office:value-type="float" office:value="1.920858E-015" calcext:value-type="float">
            <text:p>1.920858E-15</text:p>
          </table:table-cell>
          <table:table-cell office:value-type="float" office:value="1.95013E-015" calcext:value-type="float">
            <text:p>1.95013E-15</text:p>
          </table:table-cell>
          <table:table-cell office:value-type="float" office:value="1.978764E-015" calcext:value-type="float">
            <text:p>1.978764E-15</text:p>
          </table:table-cell>
          <table:table-cell office:value-type="float" office:value="1.983761E-015" calcext:value-type="float">
            <text:p>1.983761E-15</text:p>
          </table:table-cell>
          <table:table-cell office:value-type="float" office:value="9.5129E-016" calcext:value-type="float">
            <text:p>9.5129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27936" calcext:value-type="float">
            <text:p>-56.27936</text:p>
          </table:table-cell>
          <table:table-cell office:value-type="float" office:value="-0.6615062" calcext:value-type="float">
            <text:p>-0.6615062</text:p>
          </table:table-cell>
          <table:table-cell office:value-type="float" office:value="-0.4633389" calcext:value-type="float">
            <text:p>-0.4633389</text:p>
          </table:table-cell>
          <table:table-cell office:value-type="float" office:value="-0.3568388" calcext:value-type="float">
            <text:p>-0.3568388</text:p>
          </table:table-cell>
          <table:table-cell office:value-type="float" office:value="-0.3817812" calcext:value-type="float">
            <text:p>-0.3817812</text:p>
          </table:table-cell>
          <table:table-cell office:value-type="float" office:value="-0.8391021" calcext:value-type="float">
            <text:p>-0.8391021</text:p>
          </table:table-cell>
          <table:table-cell office:value-type="float" office:value="-0.4209815" calcext:value-type="float">
            <text:p>-0.4209815</text:p>
          </table:table-cell>
          <table:table-cell office:value-type="float" office:value="-1.097025" calcext:value-type="float">
            <text:p>-1.097025</text:p>
          </table:table-cell>
          <table:table-cell office:value-type="float" office:value="-0.5915849" calcext:value-type="float">
            <text:p>-0.5915849</text:p>
          </table:table-cell>
          <table:table-cell office:value-type="float" office:value="-0.1412215" calcext:value-type="float">
            <text:p>-0.141221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31.78001" calcext:value-type="float">
            <text:p>-31.78001</text:p>
          </table:table-cell>
          <table:table-cell office:value-type="float" office:value="0.005150003" calcext:value-type="float">
            <text:p>0.00515000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653" calcext:value-type="float">
            <text:p>-2.3726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563.1055" calcext:value-type="float">
            <text:p>563.1055</text:p>
          </table:table-cell>
          <table:table-cell office:value-type="float" office:value="611.4472" calcext:value-type="float">
            <text:p>611.447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0.0697" calcext:value-type="float">
            <text:p>930.0697</text:p>
          </table:table-cell>
          <table:table-cell office:value-type="float" office:value="-2.209388" calcext:value-type="float">
            <text:p>-2.209388</text:p>
          </table:table-cell>
          <table:table-cell office:value-type="float" office:value="0" calcext:value-type="float">
            <text:p>0</text:p>
          </table:table-cell>
          <table:table-cell office:value-type="float" office:value="0.1125783" calcext:value-type="float">
            <text:p>0.1125783</text:p>
          </table:table-cell>
          <table:table-cell office:value-type="float" office:value="0.1999535" calcext:value-type="float">
            <text:p>0.1999535</text:p>
          </table:table-cell>
          <table:table-cell office:value-type="float" office:value="0.2074485" calcext:value-type="float">
            <text:p>0.2074485</text:p>
          </table:table-cell>
          <table:table-cell office:value-type="float" office:value="0.2137772" calcext:value-type="float">
            <text:p>0.2137772</text:p>
          </table:table-cell>
          <table:table-cell office:value-type="float" office:value="0.2120589" calcext:value-type="float">
            <text:p>0.2120589</text:p>
          </table:table-cell>
          <table:table-cell office:value-type="float" office:value="0.1763789" calcext:value-type="float">
            <text:p>0.1763789</text:p>
          </table:table-cell>
          <table:table-cell office:value-type="float" office:value="0.1836288" calcext:value-type="float">
            <text:p>0.1836288</text:p>
          </table:table-cell>
          <table:table-cell office:value-type="float" office:value="0.2398792" calcext:value-type="float">
            <text:p>0.2398792</text:p>
          </table:table-cell>
          <table:table-cell office:value-type="float" office:value="0.2539581" calcext:value-type="float">
            <text:p>0.2539581</text:p>
          </table:table-cell>
          <table:table-cell office:value-type="float" office:value="0.3023317" calcext:value-type="float">
            <text:p>0.3023317</text:p>
          </table:table-cell>
          <table:table-cell office:value-type="float" office:value="0.3458842" calcext:value-type="float">
            <text:p>0.3458842</text:p>
          </table:table-cell>
          <table:table-cell office:value-type="float" office:value="0.3851157" calcext:value-type="float">
            <text:p>0.3851157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1.920663E-015" calcext:value-type="float">
            <text:p>1.920663E-15</text:p>
          </table:table-cell>
          <table:table-cell office:value-type="float" office:value="1.950147E-015" calcext:value-type="float">
            <text:p>1.950147E-15</text:p>
          </table:table-cell>
          <table:table-cell office:value-type="float" office:value="1.978777E-015" calcext:value-type="float">
            <text:p>1.978777E-15</text:p>
          </table:table-cell>
          <table:table-cell office:value-type="float" office:value="1.983753E-015" calcext:value-type="float">
            <text:p>1.983753E-15</text:p>
          </table:table-cell>
          <table:table-cell office:value-type="float" office:value="9.513245E-016" calcext:value-type="float">
            <text:p>9.513245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9E-031" calcext:value-type="float">
            <text:p>9.374659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9224" calcext:value-type="float">
            <text:p>-68.79224</text:p>
          </table:table-cell>
          <table:table-cell office:value-type="float" office:value="-0.8149343" calcext:value-type="float">
            <text:p>-0.8149343</text:p>
          </table:table-cell>
          <table:table-cell office:value-type="float" office:value="-0.6129255" calcext:value-type="float">
            <text:p>-0.6129255</text:p>
          </table:table-cell>
          <table:table-cell office:value-type="float" office:value="-0.4861196" calcext:value-type="float">
            <text:p>-0.4861196</text:p>
          </table:table-cell>
          <table:table-cell office:value-type="float" office:value="-0.5174657" calcext:value-type="float">
            <text:p>-0.5174657</text:p>
          </table:table-cell>
          <table:table-cell office:value-type="float" office:value="-0.826607" calcext:value-type="float">
            <text:p>-0.826607</text:p>
          </table:table-cell>
          <table:table-cell office:value-type="float" office:value="-0.4783978" calcext:value-type="float">
            <text:p>-0.4783978</text:p>
          </table:table-cell>
          <table:table-cell office:value-type="float" office:value="-1.077845" calcext:value-type="float">
            <text:p>-1.077845</text:p>
          </table:table-cell>
          <table:table-cell office:value-type="float" office:value="-0.5941306" calcext:value-type="float">
            <text:p>-0.5941306</text:p>
          </table:table-cell>
          <table:table-cell office:value-type="float" office:value="-0.1431687" calcext:value-type="float">
            <text:p>-0.143168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49.23151" calcext:value-type="float">
            <text:p>-49.23151</text:p>
          </table:table-cell>
          <table:table-cell office:value-type="float" office:value="0.005142967" calcext:value-type="float">
            <text:p>0.00514296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739" calcext:value-type="float">
            <text:p>-2.3867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565.7057" calcext:value-type="float">
            <text:p>565.7057</text:p>
          </table:table-cell>
          <table:table-cell office:value-type="float" office:value="612.513" calcext:value-type="float">
            <text:p>612.51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5934" calcext:value-type="float">
            <text:p>931.5934</text:p>
          </table:table-cell>
          <table:table-cell office:value-type="float" office:value="-2.198381" calcext:value-type="float">
            <text:p>-2.198381</text:p>
          </table:table-cell>
          <table:table-cell office:value-type="float" office:value="0" calcext:value-type="float">
            <text:p>0</text:p>
          </table:table-cell>
          <table:table-cell office:value-type="float" office:value="0.2223564" calcext:value-type="float">
            <text:p>0.2223564</text:p>
          </table:table-cell>
          <table:table-cell office:value-type="float" office:value="0.2009839" calcext:value-type="float">
            <text:p>0.2009839</text:p>
          </table:table-cell>
          <table:table-cell office:value-type="float" office:value="0.2049841" calcext:value-type="float">
            <text:p>0.2049841</text:p>
          </table:table-cell>
          <table:table-cell office:value-type="float" office:value="0.2094693" calcext:value-type="float">
            <text:p>0.2094693</text:p>
          </table:table-cell>
          <table:table-cell office:value-type="float" office:value="0.2082127" calcext:value-type="float">
            <text:p>0.2082127</text:p>
          </table:table-cell>
          <table:table-cell office:value-type="float" office:value="0.1768046" calcext:value-type="float">
            <text:p>0.1768046</text:p>
          </table:table-cell>
          <table:table-cell office:value-type="float" office:value="0.1812512" calcext:value-type="float">
            <text:p>0.1812512</text:p>
          </table:table-cell>
          <table:table-cell office:value-type="float" office:value="0.2403191" calcext:value-type="float">
            <text:p>0.2403191</text:p>
          </table:table-cell>
          <table:table-cell office:value-type="float" office:value="0.253901" calcext:value-type="float">
            <text:p>0.253901</text:p>
          </table:table-cell>
          <table:table-cell office:value-type="float" office:value="0.3019057" calcext:value-type="float">
            <text:p>0.3019057</text:p>
          </table:table-cell>
          <table:table-cell office:value-type="float" office:value="0.3461472" calcext:value-type="float">
            <text:p>0.3461472</text:p>
          </table:table-cell>
          <table:table-cell office:value-type="float" office:value="0.3849995" calcext:value-type="float">
            <text:p>0.3849995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1.920471E-015" calcext:value-type="float">
            <text:p>1.920471E-15</text:p>
          </table:table-cell>
          <table:table-cell office:value-type="float" office:value="1.950163E-015" calcext:value-type="float">
            <text:p>1.950163E-15</text:p>
          </table:table-cell>
          <table:table-cell office:value-type="float" office:value="1.978789E-015" calcext:value-type="float">
            <text:p>1.978789E-15</text:p>
          </table:table-cell>
          <table:table-cell office:value-type="float" office:value="1.983747E-015" calcext:value-type="float">
            <text:p>1.983747E-15</text:p>
          </table:table-cell>
          <table:table-cell office:value-type="float" office:value="9.513591E-016" calcext:value-type="float">
            <text:p>9.513591E-16</text:p>
          </table:table-cell>
          <table:table-cell office:value-type="float" office:value="1.994554E-015" calcext:value-type="float">
            <text:p>1.994554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83042" calcext:value-type="float">
            <text:p>-0.3583042</text:p>
          </table:table-cell>
          <table:table-cell office:value-type="float" office:value="-0.7840925" calcext:value-type="float">
            <text:p>-0.7840925</text:p>
          </table:table-cell>
          <table:table-cell office:value-type="float" office:value="-0.6721362" calcext:value-type="float">
            <text:p>-0.6721362</text:p>
          </table:table-cell>
          <table:table-cell office:value-type="float" office:value="-0.5688519" calcext:value-type="float">
            <text:p>-0.5688519</text:p>
          </table:table-cell>
          <table:table-cell office:value-type="float" office:value="-0.595885" calcext:value-type="float">
            <text:p>-0.595885</text:p>
          </table:table-cell>
          <table:table-cell office:value-type="float" office:value="-0.8114582" calcext:value-type="float">
            <text:p>-0.8114582</text:p>
          </table:table-cell>
          <table:table-cell office:value-type="float" office:value="-0.5249987" calcext:value-type="float">
            <text:p>-0.5249987</text:p>
          </table:table-cell>
          <table:table-cell office:value-type="float" office:value="-1.060661" calcext:value-type="float">
            <text:p>-1.060661</text:p>
          </table:table-cell>
          <table:table-cell office:value-type="float" office:value="-0.5953811" calcext:value-type="float">
            <text:p>-0.5953811</text:p>
          </table:table-cell>
          <table:table-cell office:value-type="float" office:value="-0.1451315" calcext:value-type="float">
            <text:p>-0.145131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241418" calcext:value-type="float">
            <text:p>-0.01241418</text:p>
          </table:table-cell>
          <table:table-cell office:value-type="float" office:value="0.005124279" calcext:value-type="float">
            <text:p>0.0051242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503" calcext:value-type="float">
            <text:p>-2.3945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3.6012" calcext:value-type="float">
            <text:p>613.601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4.6804" calcext:value-type="float">
            <text:p>934.6804</text:p>
          </table:table-cell>
          <table:table-cell office:value-type="float" office:value="-2.473053" calcext:value-type="float">
            <text:p>-2.473053</text:p>
          </table:table-cell>
          <table:table-cell office:value-type="float" office:value="0" calcext:value-type="float">
            <text:p>0</text:p>
          </table:table-cell>
          <table:table-cell office:value-type="float" office:value="0.4738976" calcext:value-type="float">
            <text:p>0.4738976</text:p>
          </table:table-cell>
          <table:table-cell office:value-type="float" office:value="0.2146314" calcext:value-type="float">
            <text:p>0.2146314</text:p>
          </table:table-cell>
          <table:table-cell office:value-type="float" office:value="0.2072989" calcext:value-type="float">
            <text:p>0.2072989</text:p>
          </table:table-cell>
          <table:table-cell office:value-type="float" office:value="0.2101673" calcext:value-type="float">
            <text:p>0.2101673</text:p>
          </table:table-cell>
          <table:table-cell office:value-type="float" office:value="0.2091947" calcext:value-type="float">
            <text:p>0.2091947</text:p>
          </table:table-cell>
          <table:table-cell office:value-type="float" office:value="0.1774032" calcext:value-type="float">
            <text:p>0.1774032</text:p>
          </table:table-cell>
          <table:table-cell office:value-type="float" office:value="0.1809386" calcext:value-type="float">
            <text:p>0.1809386</text:p>
          </table:table-cell>
          <table:table-cell office:value-type="float" office:value="0.2408805" calcext:value-type="float">
            <text:p>0.2408805</text:p>
          </table:table-cell>
          <table:table-cell office:value-type="float" office:value="0.2539862" calcext:value-type="float">
            <text:p>0.2539862</text:p>
          </table:table-cell>
          <table:table-cell office:value-type="float" office:value="0.3018472" calcext:value-type="float">
            <text:p>0.3018472</text:p>
          </table:table-cell>
          <table:table-cell office:value-type="float" office:value="0.3467058" calcext:value-type="float">
            <text:p>0.3467058</text:p>
          </table:table-cell>
          <table:table-cell office:value-type="float" office:value="0.3852199" calcext:value-type="float">
            <text:p>0.3852199</text:p>
          </table:table-cell>
          <table:table-cell office:value-type="float" office:value="0.4493457" calcext:value-type="float">
            <text:p>0.4493457</text:p>
          </table:table-cell>
          <table:table-cell office:value-type="float" office:value="0" calcext:value-type="float">
            <text:p>0</text:p>
          </table:table-cell>
          <table:table-cell office:value-type="float" office:value="1.920287E-015" calcext:value-type="float">
            <text:p>1.920287E-15</text:p>
          </table:table-cell>
          <table:table-cell office:value-type="float" office:value="1.950178E-015" calcext:value-type="float">
            <text:p>1.950178E-15</text:p>
          </table:table-cell>
          <table:table-cell office:value-type="float" office:value="1.978802E-015" calcext:value-type="float">
            <text:p>1.978802E-15</text:p>
          </table:table-cell>
          <table:table-cell office:value-type="float" office:value="1.98374E-015" calcext:value-type="float">
            <text:p>1.98374E-15</text:p>
          </table:table-cell>
          <table:table-cell office:value-type="float" office:value="9.513917E-016" calcext:value-type="float">
            <text:p>9.513917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57E-031" calcext:value-type="float">
            <text:p>9.374657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08789" calcext:value-type="float">
            <text:p>-0.002108789</text:p>
          </table:table-cell>
          <table:table-cell office:value-type="float" office:value="-0.4730883" calcext:value-type="float">
            <text:p>-0.4730883</text:p>
          </table:table-cell>
          <table:table-cell office:value-type="float" office:value="-0.6169237" calcext:value-type="float">
            <text:p>-0.6169237</text:p>
          </table:table-cell>
          <table:table-cell office:value-type="float" office:value="-0.5547066" calcext:value-type="float">
            <text:p>-0.5547066</text:p>
          </table:table-cell>
          <table:table-cell office:value-type="float" office:value="-0.5749246" calcext:value-type="float">
            <text:p>-0.5749246</text:p>
          </table:table-cell>
          <table:table-cell office:value-type="float" office:value="-0.7907826" calcext:value-type="float">
            <text:p>-0.7907826</text:p>
          </table:table-cell>
          <table:table-cell office:value-type="float" office:value="-0.531624" calcext:value-type="float">
            <text:p>-0.531624</text:p>
          </table:table-cell>
          <table:table-cell office:value-type="float" office:value="-1.039222" calcext:value-type="float">
            <text:p>-1.039222</text:p>
          </table:table-cell>
          <table:table-cell office:value-type="float" office:value="-0.5935292" calcext:value-type="float">
            <text:p>-0.5935292</text:p>
          </table:table-cell>
          <table:table-cell office:value-type="float" office:value="-0.1454182" calcext:value-type="float">
            <text:p>-0.145418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991831" calcext:value-type="float">
            <text:p>0.0049918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2185" calcext:value-type="float">
            <text:p>-2.2821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6.2553" calcext:value-type="float">
            <text:p>616.255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2.903" calcext:value-type="float">
            <text:p>932.903</text:p>
          </table:table-cell>
          <table:table-cell office:value-type="float" office:value="-3.349375" calcext:value-type="float">
            <text:p>-3.349375</text:p>
          </table:table-cell>
          <table:table-cell office:value-type="float" office:value="0" calcext:value-type="float">
            <text:p>0</text:p>
          </table:table-cell>
          <table:table-cell office:value-type="float" office:value="0.278579" calcext:value-type="float">
            <text:p>0.278579</text:p>
          </table:table-cell>
          <table:table-cell office:value-type="float" office:value="0.2136517" calcext:value-type="float">
            <text:p>0.2136517</text:p>
          </table:table-cell>
          <table:table-cell office:value-type="float" office:value="0.2078418" calcext:value-type="float">
            <text:p>0.2078418</text:p>
          </table:table-cell>
          <table:table-cell office:value-type="float" office:value="0.2094288" calcext:value-type="float">
            <text:p>0.2094288</text:p>
          </table:table-cell>
          <table:table-cell office:value-type="float" office:value="0.2085746" calcext:value-type="float">
            <text:p>0.2085746</text:p>
          </table:table-cell>
          <table:table-cell office:value-type="float" office:value="0.1778934" calcext:value-type="float">
            <text:p>0.1778934</text:p>
          </table:table-cell>
          <table:table-cell office:value-type="float" office:value="0.1800927" calcext:value-type="float">
            <text:p>0.1800927</text:p>
          </table:table-cell>
          <table:table-cell office:value-type="float" office:value="0.2413696" calcext:value-type="float">
            <text:p>0.2413696</text:p>
          </table:table-cell>
          <table:table-cell office:value-type="float" office:value="0.254024" calcext:value-type="float">
            <text:p>0.254024</text:p>
          </table:table-cell>
          <table:table-cell office:value-type="float" office:value="0.3016843" calcext:value-type="float">
            <text:p>0.3016843</text:p>
          </table:table-cell>
          <table:table-cell office:value-type="float" office:value="0.3471501" calcext:value-type="float">
            <text:p>0.3471501</text:p>
          </table:table-cell>
          <table:table-cell office:value-type="float" office:value="0.385622" calcext:value-type="float">
            <text:p>0.385622</text:p>
          </table:table-cell>
          <table:table-cell office:value-type="float" office:value="0.4544189" calcext:value-type="float">
            <text:p>0.4544189</text:p>
          </table:table-cell>
          <table:table-cell office:value-type="float" office:value="0" calcext:value-type="float">
            <text:p>0</text:p>
          </table:table-cell>
          <table:table-cell office:value-type="float" office:value="1.920119E-015" calcext:value-type="float">
            <text:p>1.920119E-15</text:p>
          </table:table-cell>
          <table:table-cell office:value-type="float" office:value="1.950195E-015" calcext:value-type="float">
            <text:p>1.950195E-15</text:p>
          </table:table-cell>
          <table:table-cell office:value-type="float" office:value="1.97881E-015" calcext:value-type="float">
            <text:p>1.97881E-15</text:p>
          </table:table-cell>
          <table:table-cell office:value-type="float" office:value="1.983734E-015" calcext:value-type="float">
            <text:p>1.983734E-15</text:p>
          </table:table-cell>
          <table:table-cell office:value-type="float" office:value="9.514245E-016" calcext:value-type="float">
            <text:p>9.514245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204506" calcext:value-type="float">
            <text:p>-0.06204506</text:p>
          </table:table-cell>
          <table:table-cell office:value-type="float" office:value="-0.4898081" calcext:value-type="float">
            <text:p>-0.4898081</text:p>
          </table:table-cell>
          <table:table-cell office:value-type="float" office:value="-0.6044472" calcext:value-type="float">
            <text:p>-0.6044472</text:p>
          </table:table-cell>
          <table:table-cell office:value-type="float" office:value="-0.569898" calcext:value-type="float">
            <text:p>-0.569898</text:p>
          </table:table-cell>
          <table:table-cell office:value-type="float" office:value="-0.5881518" calcext:value-type="float">
            <text:p>-0.5881518</text:p>
          </table:table-cell>
          <table:table-cell office:value-type="float" office:value="-0.7742077" calcext:value-type="float">
            <text:p>-0.7742077</text:p>
          </table:table-cell>
          <table:table-cell office:value-type="float" office:value="-0.5496686" calcext:value-type="float">
            <text:p>-0.5496686</text:p>
          </table:table-cell>
          <table:table-cell office:value-type="float" office:value="-1.020875" calcext:value-type="float">
            <text:p>-1.020875</text:p>
          </table:table-cell>
          <table:table-cell office:value-type="float" office:value="-0.5927018" calcext:value-type="float">
            <text:p>-0.5927018</text:p>
          </table:table-cell>
          <table:table-cell office:value-type="float" office:value="-0.1461733" calcext:value-type="float">
            <text:p>-0.146173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520679" calcext:value-type="float">
            <text:p>-0.05520679</text:p>
          </table:table-cell>
          <table:table-cell office:value-type="float" office:value="0.004855623" calcext:value-type="float">
            <text:p>0.0048556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9683" calcext:value-type="float">
            <text:p>-2.3196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8.3052" calcext:value-type="float">
            <text:p>618.305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6827" calcext:value-type="float">
            <text:p>931.6827</text:p>
          </table:table-cell>
          <table:table-cell office:value-type="float" office:value="-4.178525" calcext:value-type="float">
            <text:p>-4.178525</text:p>
          </table:table-cell>
          <table:table-cell office:value-type="float" office:value="0" calcext:value-type="float">
            <text:p>0</text:p>
          </table:table-cell>
          <table:table-cell office:value-type="float" office:value="0.1734182" calcext:value-type="float">
            <text:p>0.1734182</text:p>
          </table:table-cell>
          <table:table-cell office:value-type="float" office:value="0.208571" calcext:value-type="float">
            <text:p>0.208571</text:p>
          </table:table-cell>
          <table:table-cell office:value-type="float" office:value="0.2076916" calcext:value-type="float">
            <text:p>0.2076916</text:p>
          </table:table-cell>
          <table:table-cell office:value-type="float" office:value="0.2086812" calcext:value-type="float">
            <text:p>0.2086812</text:p>
          </table:table-cell>
          <table:table-cell office:value-type="float" office:value="0.2078734" calcext:value-type="float">
            <text:p>0.2078734</text:p>
          </table:table-cell>
          <table:table-cell office:value-type="float" office:value="0.1783" calcext:value-type="float">
            <text:p>0.1783</text:p>
          </table:table-cell>
          <table:table-cell office:value-type="float" office:value="0.1792893" calcext:value-type="float">
            <text:p>0.1792893</text:p>
          </table:table-cell>
          <table:table-cell office:value-type="float" office:value="0.2417956" calcext:value-type="float">
            <text:p>0.2417956</text:p>
          </table:table-cell>
          <table:table-cell office:value-type="float" office:value="0.2540532" calcext:value-type="float">
            <text:p>0.2540532</text:p>
          </table:table-cell>
          <table:table-cell office:value-type="float" office:value="0.3014362" calcext:value-type="float">
            <text:p>0.3014362</text:p>
          </table:table-cell>
          <table:table-cell office:value-type="float" office:value="0.3474986" calcext:value-type="float">
            <text:p>0.3474986</text:p>
          </table:table-cell>
          <table:table-cell office:value-type="float" office:value="0.3857996" calcext:value-type="float">
            <text:p>0.3857996</text:p>
          </table:table-cell>
          <table:table-cell office:value-type="float" office:value="0.4590468" calcext:value-type="float">
            <text:p>0.4590468</text:p>
          </table:table-cell>
          <table:table-cell office:value-type="float" office:value="0" calcext:value-type="float">
            <text:p>0</text:p>
          </table:table-cell>
          <table:table-cell office:value-type="float" office:value="1.919941E-015" calcext:value-type="float">
            <text:p>1.919941E-15</text:p>
          </table:table-cell>
          <table:table-cell office:value-type="float" office:value="1.95021E-015" calcext:value-type="float">
            <text:p>1.95021E-15</text:p>
          </table:table-cell>
          <table:table-cell office:value-type="float" office:value="1.978819E-015" calcext:value-type="float">
            <text:p>1.978819E-15</text:p>
          </table:table-cell>
          <table:table-cell office:value-type="float" office:value="1.983727E-015" calcext:value-type="float">
            <text:p>1.983727E-15</text:p>
          </table:table-cell>
          <table:table-cell office:value-type="float" office:value="9.51458E-016" calcext:value-type="float">
            <text:p>9.51458E-16</text:p>
          </table:table-cell>
          <table:table-cell office:value-type="float" office:value="1.994554E-015" calcext:value-type="float">
            <text:p>1.994554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2E-020" calcext:value-type="float">
            <text:p>1.621882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3884E-042" calcext:value-type="float">
            <text:p>7.213884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16586" calcext:value-type="float">
            <text:p>-2.416586</text:p>
          </table:table-cell>
          <table:table-cell office:value-type="float" office:value="-0.5874019" calcext:value-type="float">
            <text:p>-0.5874019</text:p>
          </table:table-cell>
          <table:table-cell office:value-type="float" office:value="-0.6074836" calcext:value-type="float">
            <text:p>-0.6074836</text:p>
          </table:table-cell>
          <table:table-cell office:value-type="float" office:value="-0.5856634" calcext:value-type="float">
            <text:p>-0.5856634</text:p>
          </table:table-cell>
          <table:table-cell office:value-type="float" office:value="-0.6034136" calcext:value-type="float">
            <text:p>-0.6034136</text:p>
          </table:table-cell>
          <table:table-cell office:value-type="float" office:value="-0.7607474" calcext:value-type="float">
            <text:p>-0.7607474</text:p>
          </table:table-cell>
          <table:table-cell office:value-type="float" office:value="-0.5674064" calcext:value-type="float">
            <text:p>-0.5674064</text:p>
          </table:table-cell>
          <table:table-cell office:value-type="float" office:value="-1.005172" calcext:value-type="float">
            <text:p>-1.005172</text:p>
          </table:table-cell>
          <table:table-cell office:value-type="float" office:value="-0.5920583" calcext:value-type="float">
            <text:p>-0.5920583</text:p>
          </table:table-cell>
          <table:table-cell office:value-type="float" office:value="-0.1473277" calcext:value-type="float">
            <text:p>-0.147327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4.015535" calcext:value-type="float">
            <text:p>-4.015535</text:p>
          </table:table-cell>
          <table:table-cell office:value-type="float" office:value="0.004802417" calcext:value-type="float">
            <text:p>0.0048024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3094" calcext:value-type="float">
            <text:p>-2.3530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9.3839" calcext:value-type="float">
            <text:p>619.383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2614" calcext:value-type="float">
            <text:p>931.2614</text:p>
          </table:table-cell>
          <table:table-cell office:value-type="float" office:value="-4.836026" calcext:value-type="float">
            <text:p>-4.836026</text:p>
          </table:table-cell>
          <table:table-cell office:value-type="float" office:value="0" calcext:value-type="float">
            <text:p>0</text:p>
          </table:table-cell>
          <table:table-cell office:value-type="float" office:value="0.1362959" calcext:value-type="float">
            <text:p>0.1362959</text:p>
          </table:table-cell>
          <table:table-cell office:value-type="float" office:value="0.2047462" calcext:value-type="float">
            <text:p>0.2047462</text:p>
          </table:table-cell>
          <table:table-cell office:value-type="float" office:value="0.2071582" calcext:value-type="float">
            <text:p>0.2071582</text:p>
          </table:table-cell>
          <table:table-cell office:value-type="float" office:value="0.207977" calcext:value-type="float">
            <text:p>0.207977</text:p>
          </table:table-cell>
          <table:table-cell office:value-type="float" office:value="0.2072423" calcext:value-type="float">
            <text:p>0.2072423</text:p>
          </table:table-cell>
          <table:table-cell office:value-type="float" office:value="0.1786289" calcext:value-type="float">
            <text:p>0.1786289</text:p>
          </table:table-cell>
          <table:table-cell office:value-type="float" office:value="0.1785182" calcext:value-type="float">
            <text:p>0.1785182</text:p>
          </table:table-cell>
          <table:table-cell office:value-type="float" office:value="0.2421634" calcext:value-type="float">
            <text:p>0.2421634</text:p>
          </table:table-cell>
          <table:table-cell office:value-type="float" office:value="0.2540737" calcext:value-type="float">
            <text:p>0.2540737</text:p>
          </table:table-cell>
          <table:table-cell office:value-type="float" office:value="0.3010744" calcext:value-type="float">
            <text:p>0.3010744</text:p>
          </table:table-cell>
          <table:table-cell office:value-type="float" office:value="0.3477777" calcext:value-type="float">
            <text:p>0.3477777</text:p>
          </table:table-cell>
          <table:table-cell office:value-type="float" office:value="0.3858083" calcext:value-type="float">
            <text:p>0.3858083</text:p>
          </table:table-cell>
          <table:table-cell office:value-type="float" office:value="0.4620701" calcext:value-type="float">
            <text:p>0.4620701</text:p>
          </table:table-cell>
          <table:table-cell office:value-type="float" office:value="0" calcext:value-type="float">
            <text:p>0</text:p>
          </table:table-cell>
          <table:table-cell office:value-type="float" office:value="1.919769E-015" calcext:value-type="float">
            <text:p>1.919769E-15</text:p>
          </table:table-cell>
          <table:table-cell office:value-type="float" office:value="1.950226E-015" calcext:value-type="float">
            <text:p>1.950226E-15</text:p>
          </table:table-cell>
          <table:table-cell office:value-type="float" office:value="1.978826E-015" calcext:value-type="float">
            <text:p>1.978826E-15</text:p>
          </table:table-cell>
          <table:table-cell office:value-type="float" office:value="1.983723E-015" calcext:value-type="float">
            <text:p>1.983723E-15</text:p>
          </table:table-cell>
          <table:table-cell office:value-type="float" office:value="9.51488E-016" calcext:value-type="float">
            <text:p>9.51488E-16</text:p>
          </table:table-cell>
          <table:table-cell office:value-type="float" office:value="1.994553E-015" calcext:value-type="float">
            <text:p>1.994553E-15</text:p>
          </table:table-cell>
          <table:table-cell office:value-type="float" office:value="9.523267E-016" calcext:value-type="float">
            <text:p>9.523267E-16</text:p>
          </table:table-cell>
          <table:table-cell office:value-type="float" office:value="1.621883E-020" calcext:value-type="float">
            <text:p>1.621883E-20</text:p>
          </table:table-cell>
          <table:table-cell office:value-type="float" office:value="1.699689E-025" calcext:value-type="float">
            <text:p>1.699689E-25</text:p>
          </table:table-cell>
          <table:table-cell office:value-type="float" office:value="9.37466E-031" calcext:value-type="float">
            <text:p>9.37466E-31</text:p>
          </table:table-cell>
          <table:table-cell office:value-type="float" office:value="3.995585E-036" calcext:value-type="float">
            <text:p>3.995585E-36</text:p>
          </table:table-cell>
          <table:table-cell office:value-type="float" office:value="7.212483E-042" calcext:value-type="float">
            <text:p>7.212483E-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1104" calcext:value-type="float">
            <text:p>-15.61104</text:p>
          </table:table-cell>
          <table:table-cell office:value-type="float" office:value="-0.6777104" calcext:value-type="float">
            <text:p>-0.6777104</text:p>
          </table:table-cell>
          <table:table-cell office:value-type="float" office:value="-0.6194927" calcext:value-type="float">
            <text:p>-0.6194927</text:p>
          </table:table-cell>
          <table:table-cell office:value-type="float" office:value="-0.6010587" calcext:value-type="float">
            <text:p>-0.6010587</text:p>
          </table:table-cell>
          <table:table-cell office:value-type="float" office:value="-0.6176562" calcext:value-type="float">
            <text:p>-0.6176562</text:p>
          </table:table-cell>
          <table:table-cell office:value-type="float" office:value="-0.750054" calcext:value-type="float">
            <text:p>-0.750054</text:p>
          </table:table-cell>
          <table:table-cell office:value-type="float" office:value="-0.5850927" calcext:value-type="float">
            <text:p>-0.5850927</text:p>
          </table:table-cell>
          <table:table-cell office:value-type="float" office:value="-0.9918478" calcext:value-type="float">
            <text:p>-0.9918478</text:p>
          </table:table-cell>
          <table:table-cell office:value-type="float" office:value="-0.5916079" calcext:value-type="float">
            <text:p>-0.5916079</text:p>
          </table:table-cell>
          <table:table-cell office:value-type="float" office:value="-0.1490389" calcext:value-type="float">
            <text:p>-0.149038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1.0615" calcext:value-type="float">
            <text:p>-21.0615</text:p>
          </table:table-cell>
          <table:table-cell office:value-type="float" office:value="0.004783723" calcext:value-type="float">
            <text:p>0.0047837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857" calcext:value-type="float">
            <text:p>-2.3748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9.4522" calcext:value-type="float">
            <text:p>619.452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1935" calcext:value-type="float">
            <text:p>931.1935</text:p>
          </table:table-cell>
          <table:table-cell office:value-type="float" office:value="-4.836026" calcext:value-type="float">
            <text:p>-4.836026</text:p>
          </table:table-cell>
          <table:table-cell office:value-type="float" office:value="0" calcext:value-type="float">
            <text:p>0</text:p>
          </table:table-cell>
          <table:table-cell office:value-type="float" office:value="0.1261503" calcext:value-type="float">
            <text:p>0.1261503</text:p>
          </table:table-cell>
          <table:table-cell office:value-type="float" office:value="0.2029098" calcext:value-type="float">
            <text:p>0.2029098</text:p>
          </table:table-cell>
          <table:table-cell office:value-type="float" office:value="0.207236" calcext:value-type="float">
            <text:p>0.207236</text:p>
          </table:table-cell>
          <table:table-cell office:value-type="float" office:value="0.2079863" calcext:value-type="float">
            <text:p>0.2079863</text:p>
          </table:table-cell>
          <table:table-cell office:value-type="float" office:value="0.2072403" calcext:value-type="float">
            <text:p>0.2072403</text:p>
          </table:table-cell>
          <table:table-cell office:value-type="float" office:value="0.1788881" calcext:value-type="float">
            <text:p>0.1788881</text:p>
          </table:table-cell>
          <table:table-cell office:value-type="float" office:value="0.178084" calcext:value-type="float">
            <text:p>0.178084</text:p>
          </table:table-cell>
          <table:table-cell office:value-type="float" office:value="0.2424192" calcext:value-type="float">
            <text:p>0.2424192</text:p>
          </table:table-cell>
          <table:table-cell office:value-type="float" office:value="0.2541174" calcext:value-type="float">
            <text:p>0.2541174</text:p>
          </table:table-cell>
          <table:table-cell office:value-type="float" office:value="0.3009407" calcext:value-type="float">
            <text:p>0.3009407</text:p>
          </table:table-cell>
          <table:table-cell office:value-type="float" office:value="0.3483495" calcext:value-type="float">
            <text:p>0.3483495</text:p>
          </table:table-cell>
          <table:table-cell office:value-type="float" office:value="0.3858688" calcext:value-type="float">
            <text:p>0.38586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5266E-015" calcext:value-type="float">
            <text:p>1.885266E-15</text:p>
          </table:table-cell>
          <table:table-cell office:value-type="float" office:value="1.952651E-015" calcext:value-type="float">
            <text:p>1.952651E-15</text:p>
          </table:table-cell>
          <table:table-cell office:value-type="float" office:value="1.980314E-015" calcext:value-type="float">
            <text:p>1.980314E-15</text:p>
          </table:table-cell>
          <table:table-cell office:value-type="float" office:value="1.984796E-015" calcext:value-type="float">
            <text:p>1.984796E-15</text:p>
          </table:table-cell>
          <table:table-cell office:value-type="float" office:value="9.541694E-016" calcext:value-type="float">
            <text:p>9.54169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36072" calcext:value-type="float">
            <text:p>-28.36072</text:p>
          </table:table-cell>
          <table:table-cell office:value-type="float" office:value="-0.7261592" calcext:value-type="float">
            <text:p>-0.7261592</text:p>
          </table:table-cell>
          <table:table-cell office:value-type="float" office:value="-0.6176018" calcext:value-type="float">
            <text:p>-0.6176018</text:p>
          </table:table-cell>
          <table:table-cell office:value-type="float" office:value="-0.6008165" calcext:value-type="float">
            <text:p>-0.6008165</text:p>
          </table:table-cell>
          <table:table-cell office:value-type="float" office:value="-0.6176487" calcext:value-type="float">
            <text:p>-0.6176487</text:p>
          </table:table-cell>
          <table:table-cell office:value-type="float" office:value="-0.7417238" calcext:value-type="float">
            <text:p>-0.7417238</text:p>
          </table:table-cell>
          <table:table-cell office:value-type="float" office:value="-0.5953267" calcext:value-type="float">
            <text:p>-0.5953267</text:p>
          </table:table-cell>
          <table:table-cell office:value-type="float" office:value="-0.9826336" calcext:value-type="float">
            <text:p>-0.9826336</text:p>
          </table:table-cell>
          <table:table-cell office:value-type="float" office:value="-0.5906576" calcext:value-type="float">
            <text:p>-0.5906576</text:p>
          </table:table-cell>
          <table:table-cell office:value-type="float" office:value="-0.1497019" calcext:value-type="float">
            <text:p>-0.149701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8.15765" calcext:value-type="float">
            <text:p>-28.15765</text:p>
          </table:table-cell>
          <table:table-cell office:value-type="float" office:value="0.02518266" calcext:value-type="float">
            <text:p>0.0251826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6719" calcext:value-type="float">
            <text:p>-2.3867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9.4998" calcext:value-type="float">
            <text:p>619.499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1466" calcext:value-type="float">
            <text:p>931.1466</text:p>
          </table:table-cell>
          <table:table-cell office:value-type="float" office:value="-4.836026" calcext:value-type="float">
            <text:p>-4.836026</text:p>
          </table:table-cell>
          <table:table-cell office:value-type="float" office:value="0" calcext:value-type="float">
            <text:p>0</text:p>
          </table:table-cell>
          <table:table-cell office:value-type="float" office:value="0.1287304" calcext:value-type="float">
            <text:p>0.1287304</text:p>
          </table:table-cell>
          <table:table-cell office:value-type="float" office:value="0.2006486" calcext:value-type="float">
            <text:p>0.2006486</text:p>
          </table:table-cell>
          <table:table-cell office:value-type="float" office:value="0.206952" calcext:value-type="float">
            <text:p>0.206952</text:p>
          </table:table-cell>
          <table:table-cell office:value-type="float" office:value="0.2078822" calcext:value-type="float">
            <text:p>0.2078822</text:p>
          </table:table-cell>
          <table:table-cell office:value-type="float" office:value="0.2070609" calcext:value-type="float">
            <text:p>0.2070609</text:p>
          </table:table-cell>
          <table:table-cell office:value-type="float" office:value="0.1790442" calcext:value-type="float">
            <text:p>0.1790442</text:p>
          </table:table-cell>
          <table:table-cell office:value-type="float" office:value="0.1776752" calcext:value-type="float">
            <text:p>0.1776752</text:p>
          </table:table-cell>
          <table:table-cell office:value-type="float" office:value="0.2425744" calcext:value-type="float">
            <text:p>0.2425744</text:p>
          </table:table-cell>
          <table:table-cell office:value-type="float" office:value="0.2541606" calcext:value-type="float">
            <text:p>0.2541606</text:p>
          </table:table-cell>
          <table:table-cell office:value-type="float" office:value="0.3010223" calcext:value-type="float">
            <text:p>0.3010223</text:p>
          </table:table-cell>
          <table:table-cell office:value-type="float" office:value="0.3491267" calcext:value-type="float">
            <text:p>0.3491267</text:p>
          </table:table-cell>
          <table:table-cell office:value-type="float" office:value="0.3860134" calcext:value-type="float">
            <text:p>0.38601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5433E-015" calcext:value-type="float">
            <text:p>1.885433E-15</text:p>
          </table:table-cell>
          <table:table-cell office:value-type="float" office:value="1.95264E-015" calcext:value-type="float">
            <text:p>1.95264E-15</text:p>
          </table:table-cell>
          <table:table-cell office:value-type="float" office:value="1.9803E-015" calcext:value-type="float">
            <text:p>1.9803E-15</text:p>
          </table:table-cell>
          <table:table-cell office:value-type="float" office:value="1.984793E-015" calcext:value-type="float">
            <text:p>1.984793E-15</text:p>
          </table:table-cell>
          <table:table-cell office:value-type="float" office:value="9.541533E-016" calcext:value-type="float">
            <text:p>9.54153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34411" calcext:value-type="float">
            <text:p>-24.34411</text:p>
          </table:table-cell>
          <table:table-cell office:value-type="float" office:value="-0.7915879" calcext:value-type="float">
            <text:p>-0.7915879</text:p>
          </table:table-cell>
          <table:table-cell office:value-type="float" office:value="-0.6241239" calcext:value-type="float">
            <text:p>-0.6241239</text:p>
          </table:table-cell>
          <table:table-cell office:value-type="float" office:value="-0.6031341" calcext:value-type="float">
            <text:p>-0.6031341</text:p>
          </table:table-cell>
          <table:table-cell office:value-type="float" office:value="-0.6217884" calcext:value-type="float">
            <text:p>-0.6217884</text:p>
          </table:table-cell>
          <table:table-cell office:value-type="float" office:value="-0.7367828" calcext:value-type="float">
            <text:p>-0.7367828</text:p>
          </table:table-cell>
          <table:table-cell office:value-type="float" office:value="-0.6051583" calcext:value-type="float">
            <text:p>-0.6051583</text:p>
          </table:table-cell>
          <table:table-cell office:value-type="float" office:value="-0.9771308" calcext:value-type="float">
            <text:p>-0.9771308</text:p>
          </table:table-cell>
          <table:table-cell office:value-type="float" office:value="-0.5897199" calcext:value-type="float">
            <text:p>-0.5897199</text:p>
          </table:table-cell>
          <table:table-cell office:value-type="float" office:value="-0.1493107" calcext:value-type="float">
            <text:p>-0.149310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0.9696" calcext:value-type="float">
            <text:p>-20.9696</text:p>
          </table:table-cell>
          <table:table-cell office:value-type="float" office:value="0.02516919" calcext:value-type="float">
            <text:p>0.0251691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3557" calcext:value-type="float">
            <text:p>-2.3935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569.6058" calcext:value-type="float">
            <text:p>569.6058</text:p>
          </table:table-cell>
          <table:table-cell office:value-type="float" office:value="619.58" calcext:value-type="float">
            <text:p>619.5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111" calcext:value-type="float">
            <text:p>931.111</text:p>
          </table:table-cell>
          <table:table-cell office:value-type="float" office:value="-4.880485" calcext:value-type="float">
            <text:p>-4.880485</text:p>
          </table:table-cell>
          <table:table-cell office:value-type="float" office:value="0" calcext:value-type="float">
            <text:p>0</text:p>
          </table:table-cell>
          <table:table-cell office:value-type="float" office:value="0.1307853" calcext:value-type="float">
            <text:p>0.1307853</text:p>
          </table:table-cell>
          <table:table-cell office:value-type="float" office:value="0.1985906" calcext:value-type="float">
            <text:p>0.1985906</text:p>
          </table:table-cell>
          <table:table-cell office:value-type="float" office:value="0.2065416" calcext:value-type="float">
            <text:p>0.2065416</text:p>
          </table:table-cell>
          <table:table-cell office:value-type="float" office:value="0.2077588" calcext:value-type="float">
            <text:p>0.2077588</text:p>
          </table:table-cell>
          <table:table-cell office:value-type="float" office:value="0.2069081" calcext:value-type="float">
            <text:p>0.2069081</text:p>
          </table:table-cell>
          <table:table-cell office:value-type="float" office:value="0.1791863" calcext:value-type="float">
            <text:p>0.1791863</text:p>
          </table:table-cell>
          <table:table-cell office:value-type="float" office:value="0.1772816" calcext:value-type="float">
            <text:p>0.1772816</text:p>
          </table:table-cell>
          <table:table-cell office:value-type="float" office:value="0.2427288" calcext:value-type="float">
            <text:p>0.2427288</text:p>
          </table:table-cell>
          <table:table-cell office:value-type="float" office:value="0.254203" calcext:value-type="float">
            <text:p>0.254203</text:p>
          </table:table-cell>
          <table:table-cell office:value-type="float" office:value="0.3011046" calcext:value-type="float">
            <text:p>0.3011046</text:p>
          </table:table-cell>
          <table:table-cell office:value-type="float" office:value="0.3498727" calcext:value-type="float">
            <text:p>0.3498727</text:p>
          </table:table-cell>
          <table:table-cell office:value-type="float" office:value="0.3861544" calcext:value-type="float">
            <text:p>0.3861544</text:p>
          </table:table-cell>
          <table:table-cell office:value-type="float" office:value="0.4490774" calcext:value-type="float">
            <text:p>0.4490774</text:p>
          </table:table-cell>
          <table:table-cell office:value-type="float" office:value="0" calcext:value-type="float">
            <text:p>0</text:p>
          </table:table-cell>
          <table:table-cell office:value-type="float" office:value="1.885601E-015" calcext:value-type="float">
            <text:p>1.885601E-15</text:p>
          </table:table-cell>
          <table:table-cell office:value-type="float" office:value="1.952628E-015" calcext:value-type="float">
            <text:p>1.952628E-15</text:p>
          </table:table-cell>
          <table:table-cell office:value-type="float" office:value="1.980288E-015" calcext:value-type="float">
            <text:p>1.980288E-15</text:p>
          </table:table-cell>
          <table:table-cell office:value-type="float" office:value="1.98479E-015" calcext:value-type="float">
            <text:p>1.98479E-15</text:p>
          </table:table-cell>
          <table:table-cell office:value-type="float" office:value="9.541376E-016" calcext:value-type="float">
            <text:p>9.54137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0436" calcext:value-type="float">
            <text:p>-21.50436</text:p>
          </table:table-cell>
          <table:table-cell office:value-type="float" office:value="-0.8571261" calcext:value-type="float">
            <text:p>-0.8571261</text:p>
          </table:table-cell>
          <table:table-cell office:value-type="float" office:value="-0.6337062" calcext:value-type="float">
            <text:p>-0.6337062</text:p>
          </table:table-cell>
          <table:table-cell office:value-type="float" office:value="-0.6058924" calcext:value-type="float">
            <text:p>-0.6058924</text:p>
          </table:table-cell>
          <table:table-cell office:value-type="float" office:value="-0.6253388" calcext:value-type="float">
            <text:p>-0.6253388</text:p>
          </table:table-cell>
          <table:table-cell office:value-type="float" office:value="-0.7323146" calcext:value-type="float">
            <text:p>-0.7323146</text:p>
          </table:table-cell>
          <table:table-cell office:value-type="float" office:value="-0.6147925" calcext:value-type="float">
            <text:p>-0.6147925</text:p>
          </table:table-cell>
          <table:table-cell office:value-type="float" office:value="-0.9716983" calcext:value-type="float">
            <text:p>-0.9716983</text:p>
          </table:table-cell>
          <table:table-cell office:value-type="float" office:value="-0.5888001" calcext:value-type="float">
            <text:p>-0.5888001</text:p>
          </table:table-cell>
          <table:table-cell office:value-type="float" office:value="-0.1489174" calcext:value-type="float">
            <text:p>-0.148917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9.98249" calcext:value-type="float">
            <text:p>-19.98249</text:p>
          </table:table-cell>
          <table:table-cell office:value-type="float" office:value="0.02515863" calcext:value-type="float">
            <text:p>0.0251586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282" calcext:value-type="float">
            <text:p>-2.2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19.7133" calcext:value-type="float">
            <text:p>619.713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1.9612" calcext:value-type="float">
            <text:p>931.9612</text:p>
          </table:table-cell>
          <table:table-cell office:value-type="float" office:value="-5.764545" calcext:value-type="float">
            <text:p>-5.764545</text:p>
          </table:table-cell>
          <table:table-cell office:value-type="float" office:value="0" calcext:value-type="float">
            <text:p>0</text:p>
          </table:table-cell>
          <table:table-cell office:value-type="float" office:value="0.1350223" calcext:value-type="float">
            <text:p>0.1350223</text:p>
          </table:table-cell>
          <table:table-cell office:value-type="float" office:value="0.1962608" calcext:value-type="float">
            <text:p>0.1962608</text:p>
          </table:table-cell>
          <table:table-cell office:value-type="float" office:value="0.2060811" calcext:value-type="float">
            <text:p>0.2060811</text:p>
          </table:table-cell>
          <table:table-cell office:value-type="float" office:value="0.2076155" calcext:value-type="float">
            <text:p>0.2076155</text:p>
          </table:table-cell>
          <table:table-cell office:value-type="float" office:value="0.2067754" calcext:value-type="float">
            <text:p>0.2067754</text:p>
          </table:table-cell>
          <table:table-cell office:value-type="float" office:value="0.1793163" calcext:value-type="float">
            <text:p>0.1793163</text:p>
          </table:table-cell>
          <table:table-cell office:value-type="float" office:value="0.1768852" calcext:value-type="float">
            <text:p>0.1768852</text:p>
          </table:table-cell>
          <table:table-cell office:value-type="float" office:value="0.2428899" calcext:value-type="float">
            <text:p>0.2428899</text:p>
          </table:table-cell>
          <table:table-cell office:value-type="float" office:value="0.254242" calcext:value-type="float">
            <text:p>0.254242</text:p>
          </table:table-cell>
          <table:table-cell office:value-type="float" office:value="0.3011899" calcext:value-type="float">
            <text:p>0.3011899</text:p>
          </table:table-cell>
          <table:table-cell office:value-type="float" office:value="0.350827" calcext:value-type="float">
            <text:p>0.350827</text:p>
          </table:table-cell>
          <table:table-cell office:value-type="float" office:value="0.3865582" calcext:value-type="float">
            <text:p>0.3865582</text:p>
          </table:table-cell>
          <table:table-cell office:value-type="float" office:value="0.4535166" calcext:value-type="float">
            <text:p>0.4535166</text:p>
          </table:table-cell>
          <table:table-cell office:value-type="float" office:value="0" calcext:value-type="float">
            <text:p>0</text:p>
          </table:table-cell>
          <table:table-cell office:value-type="float" office:value="1.885764E-015" calcext:value-type="float">
            <text:p>1.885764E-15</text:p>
          </table:table-cell>
          <table:table-cell office:value-type="float" office:value="1.952619E-015" calcext:value-type="float">
            <text:p>1.952619E-15</text:p>
          </table:table-cell>
          <table:table-cell office:value-type="float" office:value="1.980276E-015" calcext:value-type="float">
            <text:p>1.980276E-15</text:p>
          </table:table-cell>
          <table:table-cell office:value-type="float" office:value="1.984785E-015" calcext:value-type="float">
            <text:p>1.984785E-15</text:p>
          </table:table-cell>
          <table:table-cell office:value-type="float" office:value="9.541215E-016" calcext:value-type="float">
            <text:p>9.54121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7365" calcext:value-type="float">
            <text:p>-16.87365</text:p>
          </table:table-cell>
          <table:table-cell office:value-type="float" office:value="-0.9382975" calcext:value-type="float">
            <text:p>-0.9382975</text:p>
          </table:table-cell>
          <table:table-cell office:value-type="float" office:value="-0.6446787" calcext:value-type="float">
            <text:p>-0.6446787</text:p>
          </table:table-cell>
          <table:table-cell office:value-type="float" office:value="-0.6091142" calcext:value-type="float">
            <text:p>-0.6091142</text:p>
          </table:table-cell>
          <table:table-cell office:value-type="float" office:value="-0.6284379" calcext:value-type="float">
            <text:p>-0.6284379</text:p>
          </table:table-cell>
          <table:table-cell office:value-type="float" office:value="-0.7282562" calcext:value-type="float">
            <text:p>-0.7282562</text:p>
          </table:table-cell>
          <table:table-cell office:value-type="float" office:value="-0.6246777" calcext:value-type="float">
            <text:p>-0.6246777</text:p>
          </table:table-cell>
          <table:table-cell office:value-type="float" office:value="-0.9660601" calcext:value-type="float">
            <text:p>-0.9660601</text:p>
          </table:table-cell>
          <table:table-cell office:value-type="float" office:value="-0.5879563" calcext:value-type="float">
            <text:p>-0.5879563</text:p>
          </table:table-cell>
          <table:table-cell office:value-type="float" office:value="-0.1485114" calcext:value-type="float">
            <text:p>-0.148511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3.94433" calcext:value-type="float">
            <text:p>-13.94433</text:p>
          </table:table-cell>
          <table:table-cell office:value-type="float" office:value="0.02514747" calcext:value-type="float">
            <text:p>0.0251474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12861" calcext:value-type="float">
            <text:p>-2.3128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19.8622" calcext:value-type="float">
            <text:p>619.862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2.6491" calcext:value-type="float">
            <text:p>932.6491</text:p>
          </table:table-cell>
          <table:table-cell office:value-type="float" office:value="-6.60125" calcext:value-type="float">
            <text:p>-6.60125</text:p>
          </table:table-cell>
          <table:table-cell office:value-type="float" office:value="0" calcext:value-type="float">
            <text:p>0</text:p>
          </table:table-cell>
          <table:table-cell office:value-type="float" office:value="0.1364572" calcext:value-type="float">
            <text:p>0.1364572</text:p>
          </table:table-cell>
          <table:table-cell office:value-type="float" office:value="0.1936685" calcext:value-type="float">
            <text:p>0.1936685</text:p>
          </table:table-cell>
          <table:table-cell office:value-type="float" office:value="0.2054973" calcext:value-type="float">
            <text:p>0.2054973</text:p>
          </table:table-cell>
          <table:table-cell office:value-type="float" office:value="0.2074509" calcext:value-type="float">
            <text:p>0.2074509</text:p>
          </table:table-cell>
          <table:table-cell office:value-type="float" office:value="0.2066554" calcext:value-type="float">
            <text:p>0.2066554</text:p>
          </table:table-cell>
          <table:table-cell office:value-type="float" office:value="0.1794343" calcext:value-type="float">
            <text:p>0.1794343</text:p>
          </table:table-cell>
          <table:table-cell office:value-type="float" office:value="0.1765129" calcext:value-type="float">
            <text:p>0.1765129</text:p>
          </table:table-cell>
          <table:table-cell office:value-type="float" office:value="0.2430467" calcext:value-type="float">
            <text:p>0.2430467</text:p>
          </table:table-cell>
          <table:table-cell office:value-type="float" office:value="0.2542818" calcext:value-type="float">
            <text:p>0.2542818</text:p>
          </table:table-cell>
          <table:table-cell office:value-type="float" office:value="0.3012764" calcext:value-type="float">
            <text:p>0.3012764</text:p>
          </table:table-cell>
          <table:table-cell office:value-type="float" office:value="0.3517799" calcext:value-type="float">
            <text:p>0.3517799</text:p>
          </table:table-cell>
          <table:table-cell office:value-type="float" office:value="0.3867852" calcext:value-type="float">
            <text:p>0.3867852</text:p>
          </table:table-cell>
          <table:table-cell office:value-type="float" office:value="0.4582717" calcext:value-type="float">
            <text:p>0.4582717</text:p>
          </table:table-cell>
          <table:table-cell office:value-type="float" office:value="0" calcext:value-type="float">
            <text:p>0</text:p>
          </table:table-cell>
          <table:table-cell office:value-type="float" office:value="1.885926E-015" calcext:value-type="float">
            <text:p>1.885926E-15</text:p>
          </table:table-cell>
          <table:table-cell office:value-type="float" office:value="1.95261E-015" calcext:value-type="float">
            <text:p>1.95261E-15</text:p>
          </table:table-cell>
          <table:table-cell office:value-type="float" office:value="1.980264E-015" calcext:value-type="float">
            <text:p>1.980264E-15</text:p>
          </table:table-cell>
          <table:table-cell office:value-type="float" office:value="1.984782E-015" calcext:value-type="float">
            <text:p>1.984782E-15</text:p>
          </table:table-cell>
          <table:table-cell office:value-type="float" office:value="9.541053E-016" calcext:value-type="float">
            <text:p>9.54105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147" calcext:value-type="float">
            <text:p>-15.5147</text:p>
          </table:table-cell>
          <table:table-cell office:value-type="float" office:value="-1.03962" calcext:value-type="float">
            <text:p>-1.03962</text:p>
          </table:table-cell>
          <table:table-cell office:value-type="float" office:value="-0.6588756" calcext:value-type="float">
            <text:p>-0.6588756</text:p>
          </table:table-cell>
          <table:table-cell office:value-type="float" office:value="-0.6128384" calcext:value-type="float">
            <text:p>-0.6128384</text:p>
          </table:table-cell>
          <table:table-cell office:value-type="float" office:value="-0.6312528" calcext:value-type="float">
            <text:p>-0.6312528</text:p>
          </table:table-cell>
          <table:table-cell office:value-type="float" office:value="-0.7245933" calcext:value-type="float">
            <text:p>-0.7245933</text:p>
          </table:table-cell>
          <table:table-cell office:value-type="float" office:value="-0.6341297" calcext:value-type="float">
            <text:p>-0.6341297</text:p>
          </table:table-cell>
          <table:table-cell office:value-type="float" office:value="-0.9606108" calcext:value-type="float">
            <text:p>-0.9606108</text:p>
          </table:table-cell>
          <table:table-cell office:value-type="float" office:value="-0.5870961" calcext:value-type="float">
            <text:p>-0.5870961</text:p>
          </table:table-cell>
          <table:table-cell office:value-type="float" office:value="-0.1481006" calcext:value-type="float">
            <text:p>-0.148100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6.99498" calcext:value-type="float">
            <text:p>-16.99498</text:p>
          </table:table-cell>
          <table:table-cell office:value-type="float" office:value="0.02513873" calcext:value-type="float">
            <text:p>0.0251387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4646" calcext:value-type="float">
            <text:p>-2.346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20.0327" calcext:value-type="float">
            <text:p>620.032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2607" calcext:value-type="float">
            <text:p>933.2607</text:p>
          </table:table-cell>
          <table:table-cell office:value-type="float" office:value="-7.383247" calcext:value-type="float">
            <text:p>-7.383247</text:p>
          </table:table-cell>
          <table:table-cell office:value-type="float" office:value="0" calcext:value-type="float">
            <text:p>0</text:p>
          </table:table-cell>
          <table:table-cell office:value-type="float" office:value="0.1357853" calcext:value-type="float">
            <text:p>0.1357853</text:p>
          </table:table-cell>
          <table:table-cell office:value-type="float" office:value="0.1911426" calcext:value-type="float">
            <text:p>0.1911426</text:p>
          </table:table-cell>
          <table:table-cell office:value-type="float" office:value="0.2048261" calcext:value-type="float">
            <text:p>0.2048261</text:p>
          </table:table-cell>
          <table:table-cell office:value-type="float" office:value="0.207261" calcext:value-type="float">
            <text:p>0.207261</text:p>
          </table:table-cell>
          <table:table-cell office:value-type="float" office:value="0.2065434" calcext:value-type="float">
            <text:p>0.2065434</text:p>
          </table:table-cell>
          <table:table-cell office:value-type="float" office:value="0.1795399" calcext:value-type="float">
            <text:p>0.1795399</text:p>
          </table:table-cell>
          <table:table-cell office:value-type="float" office:value="0.1761798" calcext:value-type="float">
            <text:p>0.1761798</text:p>
          </table:table-cell>
          <table:table-cell office:value-type="float" office:value="0.2431941" calcext:value-type="float">
            <text:p>0.2431941</text:p>
          </table:table-cell>
          <table:table-cell office:value-type="float" office:value="0.2543252" calcext:value-type="float">
            <text:p>0.2543252</text:p>
          </table:table-cell>
          <table:table-cell office:value-type="float" office:value="0.3014157" calcext:value-type="float">
            <text:p>0.3014157</text:p>
          </table:table-cell>
          <table:table-cell office:value-type="float" office:value="0.3526116" calcext:value-type="float">
            <text:p>0.3526116</text:p>
          </table:table-cell>
          <table:table-cell office:value-type="float" office:value="0.3868944" calcext:value-type="float">
            <text:p>0.3868944</text:p>
          </table:table-cell>
          <table:table-cell office:value-type="float" office:value="0.461937" calcext:value-type="float">
            <text:p>0.461937</text:p>
          </table:table-cell>
          <table:table-cell office:value-type="float" office:value="0" calcext:value-type="float">
            <text:p>0</text:p>
          </table:table-cell>
          <table:table-cell office:value-type="float" office:value="1.886085E-015" calcext:value-type="float">
            <text:p>1.886085E-15</text:p>
          </table:table-cell>
          <table:table-cell office:value-type="float" office:value="1.952602E-015" calcext:value-type="float">
            <text:p>1.952602E-15</text:p>
          </table:table-cell>
          <table:table-cell office:value-type="float" office:value="1.980252E-015" calcext:value-type="float">
            <text:p>1.980252E-15</text:p>
          </table:table-cell>
          <table:table-cell office:value-type="float" office:value="1.984778E-015" calcext:value-type="float">
            <text:p>1.984778E-15</text:p>
          </table:table-cell>
          <table:table-cell office:value-type="float" office:value="9.540906E-016" calcext:value-type="float">
            <text:p>9.54090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07872" calcext:value-type="float">
            <text:p>-16.07872</text:p>
          </table:table-cell>
          <table:table-cell office:value-type="float" office:value="-1.150121" calcext:value-type="float">
            <text:p>-1.150121</text:p>
          </table:table-cell>
          <table:table-cell office:value-type="float" office:value="-0.6756768" calcext:value-type="float">
            <text:p>-0.6756768</text:p>
          </table:table-cell>
          <table:table-cell office:value-type="float" office:value="-0.6171694" calcext:value-type="float">
            <text:p>-0.6171694</text:p>
          </table:table-cell>
          <table:table-cell office:value-type="float" office:value="-0.6338958" calcext:value-type="float">
            <text:p>-0.6338958</text:p>
          </table:table-cell>
          <table:table-cell office:value-type="float" office:value="-0.7213312" calcext:value-type="float">
            <text:p>-0.7213312</text:p>
          </table:table-cell>
          <table:table-cell office:value-type="float" office:value="-0.6427351" calcext:value-type="float">
            <text:p>-0.6427351</text:p>
          </table:table-cell>
          <table:table-cell office:value-type="float" office:value="-0.9555109" calcext:value-type="float">
            <text:p>-0.9555109</text:p>
          </table:table-cell>
          <table:table-cell office:value-type="float" office:value="-0.5861629" calcext:value-type="float">
            <text:p>-0.5861629</text:p>
          </table:table-cell>
          <table:table-cell office:value-type="float" office:value="-0.1474437" calcext:value-type="float">
            <text:p>-0.147443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0.26287" calcext:value-type="float">
            <text:p>-20.26287</text:p>
          </table:table-cell>
          <table:table-cell office:value-type="float" office:value="0.02512961" calcext:value-type="float">
            <text:p>0.0251296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0525" calcext:value-type="float">
            <text:p>-2.3705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20.2197" calcext:value-type="float">
            <text:p>620.219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0739" calcext:value-type="float">
            <text:p>933.0739</text:p>
          </table:table-cell>
          <table:table-cell office:value-type="float" office:value="-7.383247" calcext:value-type="float">
            <text:p>-7.383247</text:p>
          </table:table-cell>
          <table:table-cell office:value-type="float" office:value="0" calcext:value-type="float">
            <text:p>0</text:p>
          </table:table-cell>
          <table:table-cell office:value-type="float" office:value="0.1341092" calcext:value-type="float">
            <text:p>0.1341092</text:p>
          </table:table-cell>
          <table:table-cell office:value-type="float" office:value="0.1887876" calcext:value-type="float">
            <text:p>0.1887876</text:p>
          </table:table-cell>
          <table:table-cell office:value-type="float" office:value="0.2041164" calcext:value-type="float">
            <text:p>0.2041164</text:p>
          </table:table-cell>
          <table:table-cell office:value-type="float" office:value="0.2070527" calcext:value-type="float">
            <text:p>0.2070527</text:p>
          </table:table-cell>
          <table:table-cell office:value-type="float" office:value="0.206431" calcext:value-type="float">
            <text:p>0.206431</text:p>
          </table:table-cell>
          <table:table-cell office:value-type="float" office:value="0.1796343" calcext:value-type="float">
            <text:p>0.1796343</text:p>
          </table:table-cell>
          <table:table-cell office:value-type="float" office:value="0.1758861" calcext:value-type="float">
            <text:p>0.1758861</text:p>
          </table:table-cell>
          <table:table-cell office:value-type="float" office:value="0.2433336" calcext:value-type="float">
            <text:p>0.2433336</text:p>
          </table:table-cell>
          <table:table-cell office:value-type="float" office:value="0.2543685" calcext:value-type="float">
            <text:p>0.2543685</text:p>
          </table:table-cell>
          <table:table-cell office:value-type="float" office:value="0.3015568" calcext:value-type="float">
            <text:p>0.3015568</text:p>
          </table:table-cell>
          <table:table-cell office:value-type="float" office:value="0.3534033" calcext:value-type="float">
            <text:p>0.3534033</text:p>
          </table:table-cell>
          <table:table-cell office:value-type="float" office:value="0.3869236" calcext:value-type="float">
            <text:p>0.38692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26E-015" calcext:value-type="float">
            <text:p>1.88626E-15</text:p>
          </table:table-cell>
          <table:table-cell office:value-type="float" office:value="1.952591E-015" calcext:value-type="float">
            <text:p>1.952591E-15</text:p>
          </table:table-cell>
          <table:table-cell office:value-type="float" office:value="1.98024E-015" calcext:value-type="float">
            <text:p>1.98024E-15</text:p>
          </table:table-cell>
          <table:table-cell office:value-type="float" office:value="1.984772E-015" calcext:value-type="float">
            <text:p>1.984772E-15</text:p>
          </table:table-cell>
          <table:table-cell office:value-type="float" office:value="9.540768E-016" calcext:value-type="float">
            <text:p>9.54076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9747" calcext:value-type="float">
            <text:p>-17.69747</text:p>
          </table:table-cell>
          <table:table-cell office:value-type="float" office:value="-1.265153" calcext:value-type="float">
            <text:p>-1.265153</text:p>
          </table:table-cell>
          <table:table-cell office:value-type="float" office:value="-0.6939588" calcext:value-type="float">
            <text:p>-0.6939588</text:p>
          </table:table-cell>
          <table:table-cell office:value-type="float" office:value="-0.6219665" calcext:value-type="float">
            <text:p>-0.6219665</text:p>
          </table:table-cell>
          <table:table-cell office:value-type="float" office:value="-0.6365576" calcext:value-type="float">
            <text:p>-0.6365576</text:p>
          </table:table-cell>
          <table:table-cell office:value-type="float" office:value="-0.7184288" calcext:value-type="float">
            <text:p>-0.7184288</text:p>
          </table:table-cell>
          <table:table-cell office:value-type="float" office:value="-0.6504251" calcext:value-type="float">
            <text:p>-0.6504251</text:p>
          </table:table-cell>
          <table:table-cell office:value-type="float" office:value="-0.9507194" calcext:value-type="float">
            <text:p>-0.9507194</text:p>
          </table:table-cell>
          <table:table-cell office:value-type="float" office:value="-0.5852302" calcext:value-type="float">
            <text:p>-0.5852302</text:p>
          </table:table-cell>
          <table:table-cell office:value-type="float" office:value="-0.1467797" calcext:value-type="float">
            <text:p>-0.146779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6.94671" calcext:value-type="float">
            <text:p>-26.94671</text:p>
          </table:table-cell>
          <table:table-cell office:value-type="float" office:value="0.02511441" calcext:value-type="float">
            <text:p>0.0251144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0966" calcext:value-type="float">
            <text:p>-2.3809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20.277" calcext:value-type="float">
            <text:p>620.27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0164" calcext:value-type="float">
            <text:p>933.0164</text:p>
          </table:table-cell>
          <table:table-cell office:value-type="float" office:value="-7.383247" calcext:value-type="float">
            <text:p>-7.383247</text:p>
          </table:table-cell>
          <table:table-cell office:value-type="float" office:value="0" calcext:value-type="float">
            <text:p>0</text:p>
          </table:table-cell>
          <table:table-cell office:value-type="float" office:value="0.134845" calcext:value-type="float">
            <text:p>0.134845</text:p>
          </table:table-cell>
          <table:table-cell office:value-type="float" office:value="0.186693" calcext:value-type="float">
            <text:p>0.186693</text:p>
          </table:table-cell>
          <table:table-cell office:value-type="float" office:value="0.2033577" calcext:value-type="float">
            <text:p>0.2033577</text:p>
          </table:table-cell>
          <table:table-cell office:value-type="float" office:value="0.2068394" calcext:value-type="float">
            <text:p>0.2068394</text:p>
          </table:table-cell>
          <table:table-cell office:value-type="float" office:value="0.206319" calcext:value-type="float">
            <text:p>0.206319</text:p>
          </table:table-cell>
          <table:table-cell office:value-type="float" office:value="0.1797191" calcext:value-type="float">
            <text:p>0.1797191</text:p>
          </table:table-cell>
          <table:table-cell office:value-type="float" office:value="0.1756085" calcext:value-type="float">
            <text:p>0.1756085</text:p>
          </table:table-cell>
          <table:table-cell office:value-type="float" office:value="0.2434694" calcext:value-type="float">
            <text:p>0.2434694</text:p>
          </table:table-cell>
          <table:table-cell office:value-type="float" office:value="0.2544119" calcext:value-type="float">
            <text:p>0.2544119</text:p>
          </table:table-cell>
          <table:table-cell office:value-type="float" office:value="0.301698" calcext:value-type="float">
            <text:p>0.301698</text:p>
          </table:table-cell>
          <table:table-cell office:value-type="float" office:value="0.3541572" calcext:value-type="float">
            <text:p>0.3541572</text:p>
          </table:table-cell>
          <table:table-cell office:value-type="float" office:value="0.3869351" calcext:value-type="float">
            <text:p>0.38693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436E-015" calcext:value-type="float">
            <text:p>1.886436E-15</text:p>
          </table:table-cell>
          <table:table-cell office:value-type="float" office:value="1.952576E-015" calcext:value-type="float">
            <text:p>1.952576E-15</text:p>
          </table:table-cell>
          <table:table-cell office:value-type="float" office:value="1.980226E-015" calcext:value-type="float">
            <text:p>1.980226E-15</text:p>
          </table:table-cell>
          <table:table-cell office:value-type="float" office:value="1.98477E-015" calcext:value-type="float">
            <text:p>1.98477E-15</text:p>
          </table:table-cell>
          <table:table-cell office:value-type="float" office:value="9.540607E-016" calcext:value-type="float">
            <text:p>9.54060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5228" calcext:value-type="float">
            <text:p>-17.05228</text:p>
          </table:table-cell>
          <table:table-cell office:value-type="float" office:value="-1.378787" calcext:value-type="float">
            <text:p>-1.378787</text:p>
          </table:table-cell>
          <table:table-cell office:value-type="float" office:value="-0.7141093" calcext:value-type="float">
            <text:p>-0.7141093</text:p>
          </table:table-cell>
          <table:table-cell office:value-type="float" office:value="-0.6269143" calcext:value-type="float">
            <text:p>-0.6269143</text:p>
          </table:table-cell>
          <table:table-cell office:value-type="float" office:value="-0.6392235" calcext:value-type="float">
            <text:p>-0.6392235</text:p>
          </table:table-cell>
          <table:table-cell office:value-type="float" office:value="-0.7158378" calcext:value-type="float">
            <text:p>-0.7158378</text:p>
          </table:table-cell>
          <table:table-cell office:value-type="float" office:value="-0.6577879" calcext:value-type="float">
            <text:p>-0.6577879</text:p>
          </table:table-cell>
          <table:table-cell office:value-type="float" office:value="-0.9460792" calcext:value-type="float">
            <text:p>-0.9460792</text:p>
          </table:table-cell>
          <table:table-cell office:value-type="float" office:value="-0.5842985" calcext:value-type="float">
            <text:p>-0.5842985</text:p>
          </table:table-cell>
          <table:table-cell office:value-type="float" office:value="-0.1461184" calcext:value-type="float">
            <text:p>-0.146118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5.64275" calcext:value-type="float">
            <text:p>-15.64275</text:p>
          </table:table-cell>
          <table:table-cell office:value-type="float" office:value="0.02510649" calcext:value-type="float">
            <text:p>0.0251064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709" calcext:value-type="float">
            <text:p>-2.387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569.7057" calcext:value-type="float">
            <text:p>569.7057</text:p>
          </table:table-cell>
          <table:table-cell office:value-type="float" office:value="620.3815" calcext:value-type="float">
            <text:p>620.381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2.9126" calcext:value-type="float">
            <text:p>932.9126</text:p>
          </table:table-cell>
          <table:table-cell office:value-type="float" office:value="-7.383247" calcext:value-type="float">
            <text:p>-7.383247</text:p>
          </table:table-cell>
          <table:table-cell office:value-type="float" office:value="0" calcext:value-type="float">
            <text:p>0</text:p>
          </table:table-cell>
          <table:table-cell office:value-type="float" office:value="0.1368131" calcext:value-type="float">
            <text:p>0.1368131</text:p>
          </table:table-cell>
          <table:table-cell office:value-type="float" office:value="0.1845832" calcext:value-type="float">
            <text:p>0.1845832</text:p>
          </table:table-cell>
          <table:table-cell office:value-type="float" office:value="0.2026021" calcext:value-type="float">
            <text:p>0.2026021</text:p>
          </table:table-cell>
          <table:table-cell office:value-type="float" office:value="0.2066015" calcext:value-type="float">
            <text:p>0.2066015</text:p>
          </table:table-cell>
          <table:table-cell office:value-type="float" office:value="0.2062058" calcext:value-type="float">
            <text:p>0.2062058</text:p>
          </table:table-cell>
          <table:table-cell office:value-type="float" office:value="0.1797961" calcext:value-type="float">
            <text:p>0.1797961</text:p>
          </table:table-cell>
          <table:table-cell office:value-type="float" office:value="0.1753474" calcext:value-type="float">
            <text:p>0.1753474</text:p>
          </table:table-cell>
          <table:table-cell office:value-type="float" office:value="0.2436016" calcext:value-type="float">
            <text:p>0.2436016</text:p>
          </table:table-cell>
          <table:table-cell office:value-type="float" office:value="0.254457" calcext:value-type="float">
            <text:p>0.254457</text:p>
          </table:table-cell>
          <table:table-cell office:value-type="float" office:value="0.3018401" calcext:value-type="float">
            <text:p>0.3018401</text:p>
          </table:table-cell>
          <table:table-cell office:value-type="float" office:value="0.3549414" calcext:value-type="float">
            <text:p>0.3549414</text:p>
          </table:table-cell>
          <table:table-cell office:value-type="float" office:value="0.3868942" calcext:value-type="float">
            <text:p>0.38689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613E-015" calcext:value-type="float">
            <text:p>1.886613E-15</text:p>
          </table:table-cell>
          <table:table-cell office:value-type="float" office:value="1.952562E-015" calcext:value-type="float">
            <text:p>1.952562E-15</text:p>
          </table:table-cell>
          <table:table-cell office:value-type="float" office:value="1.980217E-015" calcext:value-type="float">
            <text:p>1.980217E-15</text:p>
          </table:table-cell>
          <table:table-cell office:value-type="float" office:value="1.984763E-015" calcext:value-type="float">
            <text:p>1.984763E-15</text:p>
          </table:table-cell>
          <table:table-cell office:value-type="float" office:value="9.540459E-016" calcext:value-type="float">
            <text:p>9.54045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294" calcext:value-type="float">
            <text:p>-15.2294</text:p>
          </table:table-cell>
          <table:table-cell office:value-type="float" office:value="-1.50511" calcext:value-type="float">
            <text:p>-1.50511</text:p>
          </table:table-cell>
          <table:table-cell office:value-type="float" office:value="-0.7348865" calcext:value-type="float">
            <text:p>-0.7348865</text:p>
          </table:table-cell>
          <table:table-cell office:value-type="float" office:value="-0.6324855" calcext:value-type="float">
            <text:p>-0.6324855</text:p>
          </table:table-cell>
          <table:table-cell office:value-type="float" office:value="-0.6419276" calcext:value-type="float">
            <text:p>-0.6419276</text:p>
          </table:table-cell>
          <table:table-cell office:value-type="float" office:value="-0.7134886" calcext:value-type="float">
            <text:p>-0.7134886</text:p>
          </table:table-cell>
          <table:table-cell office:value-type="float" office:value="-0.6648014" calcext:value-type="float">
            <text:p>-0.6648014</text:p>
          </table:table-cell>
          <table:table-cell office:value-type="float" office:value="-0.941585" calcext:value-type="float">
            <text:p>-0.941585</text:p>
          </table:table-cell>
          <table:table-cell office:value-type="float" office:value="-0.5833319" calcext:value-type="float">
            <text:p>-0.5833319</text:p>
          </table:table-cell>
          <table:table-cell office:value-type="float" office:value="-0.1454562" calcext:value-type="float">
            <text:p>-0.145456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4.65334" calcext:value-type="float">
            <text:p>-14.65334</text:p>
          </table:table-cell>
          <table:table-cell office:value-type="float" office:value="0.02509643" calcext:value-type="float">
            <text:p>0.0250964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2965" calcext:value-type="float">
            <text:p>-2.3929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570.1055" calcext:value-type="float">
            <text:p>570.1055</text:p>
          </table:table-cell>
          <table:table-cell office:value-type="float" office:value="620.3642" calcext:value-type="float">
            <text:p>620.364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33" calcext:value-type="float">
            <text:p>933.33</text:p>
          </table:table-cell>
          <table:table-cell office:value-type="float" office:value="-7.3828" calcext:value-type="float">
            <text:p>-7.3828</text:p>
          </table:table-cell>
          <table:table-cell office:value-type="float" office:value="0" calcext:value-type="float">
            <text:p>0</text:p>
          </table:table-cell>
          <table:table-cell office:value-type="float" office:value="0.1535293" calcext:value-type="float">
            <text:p>0.1535293</text:p>
          </table:table-cell>
          <table:table-cell office:value-type="float" office:value="0.1824252" calcext:value-type="float">
            <text:p>0.1824252</text:p>
          </table:table-cell>
          <table:table-cell office:value-type="float" office:value="0.2017844" calcext:value-type="float">
            <text:p>0.2017844</text:p>
          </table:table-cell>
          <table:table-cell office:value-type="float" office:value="0.2063391" calcext:value-type="float">
            <text:p>0.2063391</text:p>
          </table:table-cell>
          <table:table-cell office:value-type="float" office:value="0.2060878" calcext:value-type="float">
            <text:p>0.2060878</text:p>
          </table:table-cell>
          <table:table-cell office:value-type="float" office:value="0.1798651" calcext:value-type="float">
            <text:p>0.1798651</text:p>
          </table:table-cell>
          <table:table-cell office:value-type="float" office:value="0.1751012" calcext:value-type="float">
            <text:p>0.1751012</text:p>
          </table:table-cell>
          <table:table-cell office:value-type="float" office:value="0.2437303" calcext:value-type="float">
            <text:p>0.2437303</text:p>
          </table:table-cell>
          <table:table-cell office:value-type="float" office:value="0.2545025" calcext:value-type="float">
            <text:p>0.2545025</text:p>
          </table:table-cell>
          <table:table-cell office:value-type="float" office:value="0.301985" calcext:value-type="float">
            <text:p>0.301985</text:p>
          </table:table-cell>
          <table:table-cell office:value-type="float" office:value="0.3558932" calcext:value-type="float">
            <text:p>0.3558932</text:p>
          </table:table-cell>
          <table:table-cell office:value-type="float" office:value="0.386718" calcext:value-type="float">
            <text:p>0.3867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783E-015" calcext:value-type="float">
            <text:p>1.886783E-15</text:p>
          </table:table-cell>
          <table:table-cell office:value-type="float" office:value="1.952549E-015" calcext:value-type="float">
            <text:p>1.952549E-15</text:p>
          </table:table-cell>
          <table:table-cell office:value-type="float" office:value="1.980205E-015" calcext:value-type="float">
            <text:p>1.980205E-15</text:p>
          </table:table-cell>
          <table:table-cell office:value-type="float" office:value="1.984758E-015" calcext:value-type="float">
            <text:p>1.984758E-15</text:p>
          </table:table-cell>
          <table:table-cell office:value-type="float" office:value="9.540298E-016" calcext:value-type="float">
            <text:p>9.54029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29755" calcext:value-type="float">
            <text:p>-6.329755</text:p>
          </table:table-cell>
          <table:table-cell office:value-type="float" office:value="-1.647432" calcext:value-type="float">
            <text:p>-1.647432</text:p>
          </table:table-cell>
          <table:table-cell office:value-type="float" office:value="-0.7580916" calcext:value-type="float">
            <text:p>-0.7580916</text:p>
          </table:table-cell>
          <table:table-cell office:value-type="float" office:value="-0.6386974" calcext:value-type="float">
            <text:p>-0.6386974</text:p>
          </table:table-cell>
          <table:table-cell office:value-type="float" office:value="-0.6447616" calcext:value-type="float">
            <text:p>-0.6447616</text:p>
          </table:table-cell>
          <table:table-cell office:value-type="float" office:value="-0.7113939" calcext:value-type="float">
            <text:p>-0.7113939</text:p>
          </table:table-cell>
          <table:table-cell office:value-type="float" office:value="-0.6714942" calcext:value-type="float">
            <text:p>-0.6714942</text:p>
          </table:table-cell>
          <table:table-cell office:value-type="float" office:value="-0.9372343" calcext:value-type="float">
            <text:p>-0.9372343</text:p>
          </table:table-cell>
          <table:table-cell office:value-type="float" office:value="-0.5823578" calcext:value-type="float">
            <text:p>-0.5823578</text:p>
          </table:table-cell>
          <table:table-cell office:value-type="float" office:value="-0.144784" calcext:value-type="float">
            <text:p>-0.14478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.675773" calcext:value-type="float">
            <text:p>-1.675773</text:p>
          </table:table-cell>
          <table:table-cell office:value-type="float" office:value="0.02508285" calcext:value-type="float">
            <text:p>0.0250828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8719" calcext:value-type="float">
            <text:p>-2.3987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570.4052" calcext:value-type="float">
            <text:p>570.4052</text:p>
          </table:table-cell>
          <table:table-cell office:value-type="float" office:value="620.483" calcext:value-type="float">
            <text:p>620.48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4.0622" calcext:value-type="float">
            <text:p>934.0622</text:p>
          </table:table-cell>
          <table:table-cell office:value-type="float" office:value="-7.933606" calcext:value-type="float">
            <text:p>-7.933606</text:p>
          </table:table-cell>
          <table:table-cell office:value-type="float" office:value="0" calcext:value-type="float">
            <text:p>0</text:p>
          </table:table-cell>
          <table:table-cell office:value-type="float" office:value="0.177347" calcext:value-type="float">
            <text:p>0.177347</text:p>
          </table:table-cell>
          <table:table-cell office:value-type="float" office:value="0.1820728" calcext:value-type="float">
            <text:p>0.1820728</text:p>
          </table:table-cell>
          <table:table-cell office:value-type="float" office:value="0.200909" calcext:value-type="float">
            <text:p>0.200909</text:p>
          </table:table-cell>
          <table:table-cell office:value-type="float" office:value="0.2060503" calcext:value-type="float">
            <text:p>0.2060503</text:p>
          </table:table-cell>
          <table:table-cell office:value-type="float" office:value="0.2059616" calcext:value-type="float">
            <text:p>0.2059616</text:p>
          </table:table-cell>
          <table:table-cell office:value-type="float" office:value="0.1799271" calcext:value-type="float">
            <text:p>0.1799271</text:p>
          </table:table-cell>
          <table:table-cell office:value-type="float" office:value="0.1748698" calcext:value-type="float">
            <text:p>0.1748698</text:p>
          </table:table-cell>
          <table:table-cell office:value-type="float" office:value="0.2438559" calcext:value-type="float">
            <text:p>0.2438559</text:p>
          </table:table-cell>
          <table:table-cell office:value-type="float" office:value="0.254548" calcext:value-type="float">
            <text:p>0.254548</text:p>
          </table:table-cell>
          <table:table-cell office:value-type="float" office:value="0.3021297" calcext:value-type="float">
            <text:p>0.3021297</text:p>
          </table:table-cell>
          <table:table-cell office:value-type="float" office:value="0.3567861" calcext:value-type="float">
            <text:p>0.3567861</text:p>
          </table:table-cell>
          <table:table-cell office:value-type="float" office:value="0.3866314" calcext:value-type="float">
            <text:p>0.3866314</text:p>
          </table:table-cell>
          <table:table-cell office:value-type="float" office:value="0.4619272" calcext:value-type="float">
            <text:p>0.4619272</text:p>
          </table:table-cell>
          <table:table-cell office:value-type="float" office:value="0" calcext:value-type="float">
            <text:p>0</text:p>
          </table:table-cell>
          <table:table-cell office:value-type="float" office:value="1.886948E-015" calcext:value-type="float">
            <text:p>1.886948E-15</text:p>
          </table:table-cell>
          <table:table-cell office:value-type="float" office:value="1.952538E-015" calcext:value-type="float">
            <text:p>1.952538E-15</text:p>
          </table:table-cell>
          <table:table-cell office:value-type="float" office:value="1.980191E-015" calcext:value-type="float">
            <text:p>1.980191E-15</text:p>
          </table:table-cell>
          <table:table-cell office:value-type="float" office:value="1.984756E-015" calcext:value-type="float">
            <text:p>1.984756E-15</text:p>
          </table:table-cell>
          <table:table-cell office:value-type="float" office:value="9.540137E-016" calcext:value-type="float">
            <text:p>9.54013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6213" calcext:value-type="float">
            <text:p>-2.06213</text:p>
          </table:table-cell>
          <table:table-cell office:value-type="float" office:value="-1.674227" calcext:value-type="float">
            <text:p>-1.674227</text:p>
          </table:table-cell>
          <table:table-cell office:value-type="float" office:value="-0.7839034" calcext:value-type="float">
            <text:p>-0.7839034</text:p>
          </table:table-cell>
          <table:table-cell office:value-type="float" office:value="-0.6456182" calcext:value-type="float">
            <text:p>-0.6456182</text:p>
          </table:table-cell>
          <table:table-cell office:value-type="float" office:value="-0.6478053" calcext:value-type="float">
            <text:p>-0.6478053</text:p>
          </table:table-cell>
          <table:table-cell office:value-type="float" office:value="-0.7095171" calcext:value-type="float">
            <text:p>-0.7095171</text:p>
          </table:table-cell>
          <table:table-cell office:value-type="float" office:value="-0.6778526" calcext:value-type="float">
            <text:p>-0.6778526</text:p>
          </table:table-cell>
          <table:table-cell office:value-type="float" office:value="-0.9330081" calcext:value-type="float">
            <text:p>-0.9330081</text:p>
          </table:table-cell>
          <table:table-cell office:value-type="float" office:value="-0.5813854" calcext:value-type="float">
            <text:p>-0.5813854</text:p>
          </table:table-cell>
          <table:table-cell office:value-type="float" office:value="-0.1441161" calcext:value-type="float">
            <text:p>-0.1441161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.581558" calcext:value-type="float">
            <text:p>-1.581558</text:p>
          </table:table-cell>
          <table:table-cell office:value-type="float" office:value="0.02504618" calcext:value-type="float">
            <text:p>0.0250461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9721" calcext:value-type="float">
            <text:p>-2.3897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570.5051" calcext:value-type="float">
            <text:p>570.5051</text:p>
          </table:table-cell>
          <table:table-cell office:value-type="float" office:value="621.3646" calcext:value-type="float">
            <text:p>621.364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2805" calcext:value-type="float">
            <text:p>933.2805</text:p>
          </table:table-cell>
          <table:table-cell office:value-type="float" office:value="-7.933496" calcext:value-type="float">
            <text:p>-7.933496</text:p>
          </table:table-cell>
          <table:table-cell office:value-type="float" office:value="0" calcext:value-type="float">
            <text:p>0</text:p>
          </table:table-cell>
          <table:table-cell office:value-type="float" office:value="0.1481817" calcext:value-type="float">
            <text:p>0.1481817</text:p>
          </table:table-cell>
          <table:table-cell office:value-type="float" office:value="0.1819443" calcext:value-type="float">
            <text:p>0.1819443</text:p>
          </table:table-cell>
          <table:table-cell office:value-type="float" office:value="0.2001367" calcext:value-type="float">
            <text:p>0.2001367</text:p>
          </table:table-cell>
          <table:table-cell office:value-type="float" office:value="0.205742" calcext:value-type="float">
            <text:p>0.205742</text:p>
          </table:table-cell>
          <table:table-cell office:value-type="float" office:value="0.2058208" calcext:value-type="float">
            <text:p>0.2058208</text:p>
          </table:table-cell>
          <table:table-cell office:value-type="float" office:value="0.1799827" calcext:value-type="float">
            <text:p>0.1799827</text:p>
          </table:table-cell>
          <table:table-cell office:value-type="float" office:value="0.1746539" calcext:value-type="float">
            <text:p>0.1746539</text:p>
          </table:table-cell>
          <table:table-cell office:value-type="float" office:value="0.2439792" calcext:value-type="float">
            <text:p>0.2439792</text:p>
          </table:table-cell>
          <table:table-cell office:value-type="float" office:value="0.2545935" calcext:value-type="float">
            <text:p>0.2545935</text:p>
          </table:table-cell>
          <table:table-cell office:value-type="float" office:value="0.3022746" calcext:value-type="float">
            <text:p>0.3022746</text:p>
          </table:table-cell>
          <table:table-cell office:value-type="float" office:value="0.357627" calcext:value-type="float">
            <text:p>0.357627</text:p>
          </table:table-cell>
          <table:table-cell office:value-type="float" office:value="0.3865685" calcext:value-type="float">
            <text:p>0.3865685</text:p>
          </table:table-cell>
          <table:table-cell office:value-type="float" office:value="0.4620182" calcext:value-type="float">
            <text:p>0.4620182</text:p>
          </table:table-cell>
          <table:table-cell office:value-type="float" office:value="0" calcext:value-type="float">
            <text:p>0</text:p>
          </table:table-cell>
          <table:table-cell office:value-type="float" office:value="1.88715E-015" calcext:value-type="float">
            <text:p>1.88715E-15</text:p>
          </table:table-cell>
          <table:table-cell office:value-type="float" office:value="1.952519E-015" calcext:value-type="float">
            <text:p>1.952519E-15</text:p>
          </table:table-cell>
          <table:table-cell office:value-type="float" office:value="1.980183E-015" calcext:value-type="float">
            <text:p>1.980183E-15</text:p>
          </table:table-cell>
          <table:table-cell office:value-type="float" office:value="1.984746E-015" calcext:value-type="float">
            <text:p>1.984746E-15</text:p>
          </table:table-cell>
          <table:table-cell office:value-type="float" office:value="9.539981E-016" calcext:value-type="float">
            <text:p>9.53998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33568" calcext:value-type="float">
            <text:p>-8.133568</text:p>
          </table:table-cell>
          <table:table-cell office:value-type="float" office:value="-1.681188" calcext:value-type="float">
            <text:p>-1.681188</text:p>
          </table:table-cell>
          <table:table-cell office:value-type="float" office:value="-0.8075091" calcext:value-type="float">
            <text:p>-0.8075091</text:p>
          </table:table-cell>
          <table:table-cell office:value-type="float" office:value="-0.6530952" calcext:value-type="float">
            <text:p>-0.6530952</text:p>
          </table:table-cell>
          <table:table-cell office:value-type="float" office:value="-0.651219" calcext:value-type="float">
            <text:p>-0.651219</text:p>
          </table:table-cell>
          <table:table-cell office:value-type="float" office:value="-0.7078376" calcext:value-type="float">
            <text:p>-0.7078376</text:p>
          </table:table-cell>
          <table:table-cell office:value-type="float" office:value="-0.6838473" calcext:value-type="float">
            <text:p>-0.6838473</text:p>
          </table:table-cell>
          <table:table-cell office:value-type="float" office:value="-0.9288837" calcext:value-type="float">
            <text:p>-0.9288837</text:p>
          </table:table-cell>
          <table:table-cell office:value-type="float" office:value="-0.5804147" calcext:value-type="float">
            <text:p>-0.5804147</text:p>
          </table:table-cell>
          <table:table-cell office:value-type="float" office:value="-0.1434513" calcext:value-type="float">
            <text:p>-0.143451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7.96057" calcext:value-type="float">
            <text:p>-17.96057</text:p>
          </table:table-cell>
          <table:table-cell office:value-type="float" office:value="0.02499624" calcext:value-type="float">
            <text:p>0.0249962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96584" calcext:value-type="float">
            <text:p>-2.3965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570.5051" calcext:value-type="float">
            <text:p>570.5051</text:p>
          </table:table-cell>
          <table:table-cell office:value-type="float" office:value="621.6062" calcext:value-type="float">
            <text:p>621.606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3.7543" calcext:value-type="float">
            <text:p>933.7543</text:p>
          </table:table-cell>
          <table:table-cell office:value-type="float" office:value="-8.649208" calcext:value-type="float">
            <text:p>-8.649208</text:p>
          </table:table-cell>
          <table:table-cell office:value-type="float" office:value="0" calcext:value-type="float">
            <text:p>0</text:p>
          </table:table-cell>
          <table:table-cell office:value-type="float" office:value="0.1384121" calcext:value-type="float">
            <text:p>0.1384121</text:p>
          </table:table-cell>
          <table:table-cell office:value-type="float" office:value="0.1798902" calcext:value-type="float">
            <text:p>0.1798902</text:p>
          </table:table-cell>
          <table:table-cell office:value-type="float" office:value="0.1993199" calcext:value-type="float">
            <text:p>0.1993199</text:p>
          </table:table-cell>
          <table:table-cell office:value-type="float" office:value="0.205408" calcext:value-type="float">
            <text:p>0.205408</text:p>
          </table:table-cell>
          <table:table-cell office:value-type="float" office:value="0.2056696" calcext:value-type="float">
            <text:p>0.2056696</text:p>
          </table:table-cell>
          <table:table-cell office:value-type="float" office:value="0.1800292" calcext:value-type="float">
            <text:p>0.1800292</text:p>
          </table:table-cell>
          <table:table-cell office:value-type="float" office:value="0.1744502" calcext:value-type="float">
            <text:p>0.1744502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254639" calcext:value-type="float">
            <text:p>0.254639</text:p>
          </table:table-cell>
          <table:table-cell office:value-type="float" office:value="0.3024203" calcext:value-type="float">
            <text:p>0.3024203</text:p>
          </table:table-cell>
          <table:table-cell office:value-type="float" office:value="0.3584214" calcext:value-type="float">
            <text:p>0.3584214</text:p>
          </table:table-cell>
          <table:table-cell office:value-type="float" office:value="0.3868434" calcext:value-type="float">
            <text:p>0.3868434</text:p>
          </table:table-cell>
          <table:table-cell office:value-type="float" office:value="0.4545991" calcext:value-type="float">
            <text:p>0.4545991</text:p>
          </table:table-cell>
          <table:table-cell office:value-type="float" office:value="0" calcext:value-type="float">
            <text:p>0</text:p>
          </table:table-cell>
          <table:table-cell office:value-type="float" office:value="1.88737E-015" calcext:value-type="float">
            <text:p>1.88737E-15</text:p>
          </table:table-cell>
          <table:table-cell office:value-type="float" office:value="1.952502E-015" calcext:value-type="float">
            <text:p>1.952502E-15</text:p>
          </table:table-cell>
          <table:table-cell office:value-type="float" office:value="1.980177E-015" calcext:value-type="float">
            <text:p>1.980177E-15</text:p>
          </table:table-cell>
          <table:table-cell office:value-type="float" office:value="1.984731E-015" calcext:value-type="float">
            <text:p>1.984731E-15</text:p>
          </table:table-cell>
          <table:table-cell office:value-type="float" office:value="9.539824E-016" calcext:value-type="float">
            <text:p>9.53982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9418" calcext:value-type="float">
            <text:p>-13.89418</text:p>
          </table:table-cell>
          <table:table-cell office:value-type="float" office:value="-1.834164" calcext:value-type="float">
            <text:p>-1.834164</text:p>
          </table:table-cell>
          <table:table-cell office:value-type="float" office:value="-0.8333707" calcext:value-type="float">
            <text:p>-0.8333707</text:p>
          </table:table-cell>
          <table:table-cell office:value-type="float" office:value="-0.661307" calcext:value-type="float">
            <text:p>-0.661307</text:p>
          </table:table-cell>
          <table:table-cell office:value-type="float" office:value="-0.6549144" calcext:value-type="float">
            <text:p>-0.6549144</text:p>
          </table:table-cell>
          <table:table-cell office:value-type="float" office:value="-0.7064376" calcext:value-type="float">
            <text:p>-0.7064376</text:p>
          </table:table-cell>
          <table:table-cell office:value-type="float" office:value="-0.6895592" calcext:value-type="float">
            <text:p>-0.6895592</text:p>
          </table:table-cell>
          <table:table-cell office:value-type="float" office:value="-0.9248585" calcext:value-type="float">
            <text:p>-0.9248585</text:p>
          </table:table-cell>
          <table:table-cell office:value-type="float" office:value="-0.5794452" calcext:value-type="float">
            <text:p>-0.5794452</text:p>
          </table:table-cell>
          <table:table-cell office:value-type="float" office:value="-0.1427857" calcext:value-type="float">
            <text:p>-0.142785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8.43401" calcext:value-type="float">
            <text:p>-18.43401</text:p>
          </table:table-cell>
          <table:table-cell office:value-type="float" office:value="0.02497866" calcext:value-type="float">
            <text:p>0.0249786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24794" calcext:value-type="float">
            <text:p>-2.3247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570.5051" calcext:value-type="float">
            <text:p>570.5051</text:p>
          </table:table-cell>
          <table:table-cell office:value-type="float" office:value="621.7921" calcext:value-type="float">
            <text:p>621.792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4.3978" calcext:value-type="float">
            <text:p>934.3978</text:p>
          </table:table-cell>
          <table:table-cell office:value-type="float" office:value="-9.478772" calcext:value-type="float">
            <text:p>-9.478772</text:p>
          </table:table-cell>
          <table:table-cell office:value-type="float" office:value="0" calcext:value-type="float">
            <text:p>0</text:p>
          </table:table-cell>
          <table:table-cell office:value-type="float" office:value="0.134497" calcext:value-type="float">
            <text:p>0.134497</text:p>
          </table:table-cell>
          <table:table-cell office:value-type="float" office:value="0.177922" calcext:value-type="float">
            <text:p>0.177922</text:p>
          </table:table-cell>
          <table:table-cell office:value-type="float" office:value="0.1985846" calcext:value-type="float">
            <text:p>0.1985846</text:p>
          </table:table-cell>
          <table:table-cell office:value-type="float" office:value="0.2050545" calcext:value-type="float">
            <text:p>0.2050545</text:p>
          </table:table-cell>
          <table:table-cell office:value-type="float" office:value="0.2055071" calcext:value-type="float">
            <text:p>0.2055071</text:p>
          </table:table-cell>
          <table:table-cell office:value-type="float" office:value="0.1800693" calcext:value-type="float">
            <text:p>0.1800693</text:p>
          </table:table-cell>
          <table:table-cell office:value-type="float" office:value="0.1742585" calcext:value-type="float">
            <text:p>0.1742585</text:p>
          </table:table-cell>
          <table:table-cell office:value-type="float" office:value="0.2442174" calcext:value-type="float">
            <text:p>0.2442174</text:p>
          </table:table-cell>
          <table:table-cell office:value-type="float" office:value="0.2546845" calcext:value-type="float">
            <text:p>0.2546845</text:p>
          </table:table-cell>
          <table:table-cell office:value-type="float" office:value="0.3025669" calcext:value-type="float">
            <text:p>0.3025669</text:p>
          </table:table-cell>
          <table:table-cell office:value-type="float" office:value="0.3591625" calcext:value-type="float">
            <text:p>0.3591625</text:p>
          </table:table-cell>
          <table:table-cell office:value-type="float" office:value="0.3870765" calcext:value-type="float">
            <text:p>0.3870765</text:p>
          </table:table-cell>
          <table:table-cell office:value-type="float" office:value="0.4588521" calcext:value-type="float">
            <text:p>0.4588521</text:p>
          </table:table-cell>
          <table:table-cell office:value-type="float" office:value="0" calcext:value-type="float">
            <text:p>0</text:p>
          </table:table-cell>
          <table:table-cell office:value-type="float" office:value="1.887584E-015" calcext:value-type="float">
            <text:p>1.887584E-15</text:p>
          </table:table-cell>
          <table:table-cell office:value-type="float" office:value="1.952485E-015" calcext:value-type="float">
            <text:p>1.952485E-15</text:p>
          </table:table-cell>
          <table:table-cell office:value-type="float" office:value="1.980172E-015" calcext:value-type="float">
            <text:p>1.980172E-15</text:p>
          </table:table-cell>
          <table:table-cell office:value-type="float" office:value="1.984715E-015" calcext:value-type="float">
            <text:p>1.984715E-15</text:p>
          </table:table-cell>
          <table:table-cell office:value-type="float" office:value="9.539663E-016" calcext:value-type="float">
            <text:p>9.53966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3687" calcext:value-type="float">
            <text:p>-17.33687</text:p>
          </table:table-cell>
          <table:table-cell office:value-type="float" office:value="-1.997162" calcext:value-type="float">
            <text:p>-1.997162</text:p>
          </table:table-cell>
          <table:table-cell office:value-type="float" office:value="-0.8573818" calcext:value-type="float">
            <text:p>-0.8573818</text:p>
          </table:table-cell>
          <table:table-cell office:value-type="float" office:value="-0.6701319" calcext:value-type="float">
            <text:p>-0.6701319</text:p>
          </table:table-cell>
          <table:table-cell office:value-type="float" office:value="-0.6589076" calcext:value-type="float">
            <text:p>-0.6589076</text:p>
          </table:table-cell>
          <table:table-cell office:value-type="float" office:value="-0.7052315" calcext:value-type="float">
            <text:p>-0.7052315</text:p>
          </table:table-cell>
          <table:table-cell office:value-type="float" office:value="-0.6949847" calcext:value-type="float">
            <text:p>-0.6949847</text:p>
          </table:table-cell>
          <table:table-cell office:value-type="float" office:value="-0.9209663" calcext:value-type="float">
            <text:p>-0.9209663</text:p>
          </table:table-cell>
          <table:table-cell office:value-type="float" office:value="-0.5784785" calcext:value-type="float">
            <text:p>-0.5784785</text:p>
          </table:table-cell>
          <table:table-cell office:value-type="float" office:value="-0.1421195" calcext:value-type="float">
            <text:p>-0.142119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0.41577" calcext:value-type="float">
            <text:p>-20.41577</text:p>
          </table:table-cell>
          <table:table-cell office:value-type="float" office:value="0.02496293" calcext:value-type="float">
            <text:p>0.0249629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53514" calcext:value-type="float">
            <text:p>-2.3535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570.5051" calcext:value-type="float">
            <text:p>570.5051</text:p>
          </table:table-cell>
          <table:table-cell office:value-type="float" office:value="621.9703" calcext:value-type="float">
            <text:p>621.970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4.9633" calcext:value-type="float">
            <text:p>934.9633</text:p>
          </table:table-cell>
          <table:table-cell office:value-type="float" office:value="-10.22234" calcext:value-type="float">
            <text:p>-10.22234</text:p>
          </table:table-cell>
          <table:table-cell office:value-type="float" office:value="0" calcext:value-type="float">
            <text:p>0</text:p>
          </table:table-cell>
          <table:table-cell office:value-type="float" office:value="0.1318438" calcext:value-type="float">
            <text:p>0.1318438</text:p>
          </table:table-cell>
          <table:table-cell office:value-type="float" office:value="0.1764689" calcext:value-type="float">
            <text:p>0.1764689</text:p>
          </table:table-cell>
          <table:table-cell office:value-type="float" office:value="0.1977799" calcext:value-type="float">
            <text:p>0.1977799</text:p>
          </table:table-cell>
          <table:table-cell office:value-type="float" office:value="0.2047169" calcext:value-type="float">
            <text:p>0.2047169</text:p>
          </table:table-cell>
          <table:table-cell office:value-type="float" office:value="0.205332" calcext:value-type="float">
            <text:p>0.205332</text:p>
          </table:table-cell>
          <table:table-cell office:value-type="float" office:value="0.1801023" calcext:value-type="float">
            <text:p>0.1801023</text:p>
          </table:table-cell>
          <table:table-cell office:value-type="float" office:value="0.1740783" calcext:value-type="float">
            <text:p>0.1740783</text:p>
          </table:table-cell>
          <table:table-cell office:value-type="float" office:value="0.2443316" calcext:value-type="float">
            <text:p>0.2443316</text:p>
          </table:table-cell>
          <table:table-cell office:value-type="float" office:value="0.254732" calcext:value-type="float">
            <text:p>0.254732</text:p>
          </table:table-cell>
          <table:table-cell office:value-type="float" office:value="0.3027158" calcext:value-type="float">
            <text:p>0.3027158</text:p>
          </table:table-cell>
          <table:table-cell office:value-type="float" office:value="0.3600079" calcext:value-type="float">
            <text:p>0.3600079</text:p>
          </table:table-cell>
          <table:table-cell office:value-type="float" office:value="0.387114" calcext:value-type="float">
            <text:p>0.387114</text:p>
          </table:table-cell>
          <table:table-cell office:value-type="float" office:value="0.461975" calcext:value-type="float">
            <text:p>0.461975</text:p>
          </table:table-cell>
          <table:table-cell office:value-type="float" office:value="0" calcext:value-type="float">
            <text:p>0</text:p>
          </table:table-cell>
          <table:table-cell office:value-type="float" office:value="1.887804E-015" calcext:value-type="float">
            <text:p>1.887804E-15</text:p>
          </table:table-cell>
          <table:table-cell office:value-type="float" office:value="1.952469E-015" calcext:value-type="float">
            <text:p>1.952469E-15</text:p>
          </table:table-cell>
          <table:table-cell office:value-type="float" office:value="1.980166E-015" calcext:value-type="float">
            <text:p>1.980166E-15</text:p>
          </table:table-cell>
          <table:table-cell office:value-type="float" office:value="1.984698E-015" calcext:value-type="float">
            <text:p>1.984698E-15</text:p>
          </table:table-cell>
          <table:table-cell office:value-type="float" office:value="9.539506E-016" calcext:value-type="float">
            <text:p>9.53950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6276" calcext:value-type="float">
            <text:p>-20.16276</text:p>
          </table:table-cell>
          <table:table-cell office:value-type="float" office:value="-2.128313" calcext:value-type="float">
            <text:p>-2.128313</text:p>
          </table:table-cell>
          <table:table-cell office:value-type="float" office:value="-0.8845969" calcext:value-type="float">
            <text:p>-0.8845969</text:p>
          </table:table-cell>
          <table:table-cell office:value-type="float" office:value="-0.6786984" calcext:value-type="float">
            <text:p>-0.6786984</text:p>
          </table:table-cell>
          <table:table-cell office:value-type="float" office:value="-0.6632418" calcext:value-type="float">
            <text:p>-0.6632418</text:p>
          </table:table-cell>
          <table:table-cell office:value-type="float" office:value="-0.7042404" calcext:value-type="float">
            <text:p>-0.7042404</text:p>
          </table:table-cell>
          <table:table-cell office:value-type="float" office:value="-0.7001269" calcext:value-type="float">
            <text:p>-0.7001269</text:p>
          </table:table-cell>
          <table:table-cell office:value-type="float" office:value="-0.9171977" calcext:value-type="float">
            <text:p>-0.9171977</text:p>
          </table:table-cell>
          <table:table-cell office:value-type="float" office:value="-0.577472" calcext:value-type="float">
            <text:p>-0.577472</text:p>
          </table:table-cell>
          <table:table-cell office:value-type="float" office:value="-0.141447" calcext:value-type="float">
            <text:p>-0.14144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7.13027" calcext:value-type="float">
            <text:p>-27.13027</text:p>
          </table:table-cell>
          <table:table-cell office:value-type="float" office:value="0.02495335" calcext:value-type="float">
            <text:p>0.02495335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73122" calcext:value-type="float">
            <text:p>-2.3731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575.1049" calcext:value-type="float">
            <text:p>575.1049</text:p>
          </table:table-cell>
          <table:table-cell office:value-type="float" office:value="622.592" calcext:value-type="float">
            <text:p>622.59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8.9363" calcext:value-type="float">
            <text:p>938.9363</text:p>
          </table:table-cell>
          <table:table-cell office:value-type="float" office:value="-10.21712" calcext:value-type="float">
            <text:p>-10.21712</text:p>
          </table:table-cell>
          <table:table-cell office:value-type="float" office:value="0" calcext:value-type="float">
            <text:p>0</text:p>
          </table:table-cell>
          <table:table-cell office:value-type="float" office:value="0.3007726" calcext:value-type="float">
            <text:p>0.3007726</text:p>
          </table:table-cell>
          <table:table-cell office:value-type="float" office:value="0.1803929" calcext:value-type="float">
            <text:p>0.1803929</text:p>
          </table:table-cell>
          <table:table-cell office:value-type="float" office:value="0.1971128" calcext:value-type="float">
            <text:p>0.1971128</text:p>
          </table:table-cell>
          <table:table-cell office:value-type="float" office:value="0.2043919" calcext:value-type="float">
            <text:p>0.2043919</text:p>
          </table:table-cell>
          <table:table-cell office:value-type="float" office:value="0.2051508" calcext:value-type="float">
            <text:p>0.2051508</text:p>
          </table:table-cell>
          <table:table-cell office:value-type="float" office:value="0.1801289" calcext:value-type="float">
            <text:p>0.1801289</text:p>
          </table:table-cell>
          <table:table-cell office:value-type="float" office:value="0.1739088" calcext:value-type="float">
            <text:p>0.1739088</text:p>
          </table:table-cell>
          <table:table-cell office:value-type="float" office:value="0.2444432" calcext:value-type="float">
            <text:p>0.2444432</text:p>
          </table:table-cell>
          <table:table-cell office:value-type="float" office:value="0.2547797" calcext:value-type="float">
            <text:p>0.2547797</text:p>
          </table:table-cell>
          <table:table-cell office:value-type="float" office:value="0.302866" calcext:value-type="float">
            <text:p>0.302866</text:p>
          </table:table-cell>
          <table:table-cell office:value-type="float" office:value="0.3608739" calcext:value-type="float">
            <text:p>0.3608739</text:p>
          </table:table-cell>
          <table:table-cell office:value-type="float" office:value="0.3870457" calcext:value-type="float">
            <text:p>0.38704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007E-015" calcext:value-type="float">
            <text:p>1.888007E-15</text:p>
          </table:table-cell>
          <table:table-cell office:value-type="float" office:value="1.952453E-015" calcext:value-type="float">
            <text:p>1.952453E-15</text:p>
          </table:table-cell>
          <table:table-cell office:value-type="float" office:value="1.980165E-015" calcext:value-type="float">
            <text:p>1.980165E-15</text:p>
          </table:table-cell>
          <table:table-cell office:value-type="float" office:value="1.984683E-015" calcext:value-type="float">
            <text:p>1.984683E-15</text:p>
          </table:table-cell>
          <table:table-cell office:value-type="float" office:value="9.539332E-016" calcext:value-type="float">
            <text:p>9.53933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11247" calcext:value-type="float">
            <text:p>-0.03511247</text:p>
          </table:table-cell>
          <table:table-cell office:value-type="float" office:value="-1.801822" calcext:value-type="float">
            <text:p>-1.801822</text:p>
          </table:table-cell>
          <table:table-cell office:value-type="float" office:value="-0.9079593" calcext:value-type="float">
            <text:p>-0.9079593</text:p>
          </table:table-cell>
          <table:table-cell office:value-type="float" office:value="-0.6870574" calcext:value-type="float">
            <text:p>-0.6870574</text:p>
          </table:table-cell>
          <table:table-cell office:value-type="float" office:value="-0.6677697" calcext:value-type="float">
            <text:p>-0.6677697</text:p>
          </table:table-cell>
          <table:table-cell office:value-type="float" office:value="-0.7034429" calcext:value-type="float">
            <text:p>-0.7034429</text:p>
          </table:table-cell>
          <table:table-cell office:value-type="float" office:value="-0.7050054" calcext:value-type="float">
            <text:p>-0.7050054</text:p>
          </table:table-cell>
          <table:table-cell office:value-type="float" office:value="-0.9135324" calcext:value-type="float">
            <text:p>-0.9135324</text:p>
          </table:table-cell>
          <table:table-cell office:value-type="float" office:value="-0.5764627" calcext:value-type="float">
            <text:p>-0.5764627</text:p>
          </table:table-cell>
          <table:table-cell office:value-type="float" office:value="-0.1407714" calcext:value-type="float">
            <text:p>-0.140771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3476389" calcext:value-type="float">
            <text:p>-0.03476389</text:p>
          </table:table-cell>
          <table:table-cell office:value-type="float" office:value="0.02487101" calcext:value-type="float">
            <text:p>0.0248710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382931" calcext:value-type="float">
            <text:p>-2.3829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575.3049" calcext:value-type="float">
            <text:p>575.3049</text:p>
          </table:table-cell>
          <table:table-cell office:value-type="float" office:value="623.0205" calcext:value-type="float">
            <text:p>623.020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8.7082" calcext:value-type="float">
            <text:p>938.7082</text:p>
          </table:table-cell>
          <table:table-cell office:value-type="float" office:value="-10.21688" calcext:value-type="float">
            <text:p>-10.21688</text:p>
          </table:table-cell>
          <table:table-cell office:value-type="float" office:value="0" calcext:value-type="float">
            <text:p>0</text:p>
          </table:table-cell>
          <table:table-cell office:value-type="float" office:value="0.2839932" calcext:value-type="float">
            <text:p>0.2839932</text:p>
          </table:table-cell>
          <table:table-cell office:value-type="float" office:value="0.1851974" calcext:value-type="float">
            <text:p>0.1851974</text:p>
          </table:table-cell>
          <table:table-cell office:value-type="float" office:value="0.1966723" calcext:value-type="float">
            <text:p>0.1966723</text:p>
          </table:table-cell>
          <table:table-cell office:value-type="float" office:value="0.2040895" calcext:value-type="float">
            <text:p>0.2040895</text:p>
          </table:table-cell>
          <table:table-cell office:value-type="float" office:value="0.2049814" calcext:value-type="float">
            <text:p>0.2049814</text:p>
          </table:table-cell>
          <table:table-cell office:value-type="float" office:value="0.1801501" calcext:value-type="float">
            <text:p>0.1801501</text:p>
          </table:table-cell>
          <table:table-cell office:value-type="float" office:value="0.1737502" calcext:value-type="float">
            <text:p>0.1737502</text:p>
          </table:table-cell>
          <table:table-cell office:value-type="float" office:value="0.2445524" calcext:value-type="float">
            <text:p>0.2445524</text:p>
          </table:table-cell>
          <table:table-cell office:value-type="float" office:value="0.2548274" calcext:value-type="float">
            <text:p>0.2548274</text:p>
          </table:table-cell>
          <table:table-cell office:value-type="float" office:value="0.3030181" calcext:value-type="float">
            <text:p>0.3030181</text:p>
          </table:table-cell>
          <table:table-cell office:value-type="float" office:value="0.3616583" calcext:value-type="float">
            <text:p>0.3616583</text:p>
          </table:table-cell>
          <table:table-cell office:value-type="float" office:value="0.3870054" calcext:value-type="float">
            <text:p>0.38700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208E-015" calcext:value-type="float">
            <text:p>1.888208E-15</text:p>
          </table:table-cell>
          <table:table-cell office:value-type="float" office:value="1.952437E-015" calcext:value-type="float">
            <text:p>1.952437E-15</text:p>
          </table:table-cell>
          <table:table-cell office:value-type="float" office:value="1.980164E-015" calcext:value-type="float">
            <text:p>1.980164E-15</text:p>
          </table:table-cell>
          <table:table-cell office:value-type="float" office:value="1.984667E-015" calcext:value-type="float">
            <text:p>1.984667E-15</text:p>
          </table:table-cell>
          <table:table-cell office:value-type="float" office:value="9.539176E-016" calcext:value-type="float">
            <text:p>9.53917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78634" calcext:value-type="float">
            <text:p>-0.05678634</text:p>
          </table:table-cell>
          <table:table-cell office:value-type="float" office:value="-1.470793" calcext:value-type="float">
            <text:p>-1.470793</text:p>
          </table:table-cell>
          <table:table-cell office:value-type="float" office:value="-0.9238857" calcext:value-type="float">
            <text:p>-0.9238857</text:p>
          </table:table-cell>
          <table:table-cell office:value-type="float" office:value="-0.6949289" calcext:value-type="float">
            <text:p>-0.6949289</text:p>
          </table:table-cell>
          <table:table-cell office:value-type="float" office:value="-0.6720295" calcext:value-type="float">
            <text:p>-0.6720295</text:p>
          </table:table-cell>
          <table:table-cell office:value-type="float" office:value="-0.7028076" calcext:value-type="float">
            <text:p>-0.7028076</text:p>
          </table:table-cell>
          <table:table-cell office:value-type="float" office:value="-0.7096066" calcext:value-type="float">
            <text:p>-0.7096066</text:p>
          </table:table-cell>
          <table:table-cell office:value-type="float" office:value="-0.90996" calcext:value-type="float">
            <text:p>-0.90996</text:p>
          </table:table-cell>
          <table:table-cell office:value-type="float" office:value="-0.575455" calcext:value-type="float">
            <text:p>-0.575455</text:p>
          </table:table-cell>
          <table:table-cell office:value-type="float" office:value="-0.1400913" calcext:value-type="float">
            <text:p>-0.140091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4900131" calcext:value-type="float">
            <text:p>-0.04900131</text:p>
          </table:table-cell>
          <table:table-cell office:value-type="float" office:value="0.02477296" calcext:value-type="float">
            <text:p>0.0247729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8891" calcext:value-type="float">
            <text:p>-2.3888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581.8049" calcext:value-type="float">
            <text:p>581.8049</text:p>
          </table:table-cell>
          <table:table-cell office:value-type="float" office:value="624.768" calcext:value-type="float">
            <text:p>624.76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43.3254" calcext:value-type="float">
            <text:p>943.3254</text:p>
          </table:table-cell>
          <table:table-cell office:value-type="float" office:value="-10.08117" calcext:value-type="float">
            <text:p>-10.08117</text:p>
          </table:table-cell>
          <table:table-cell office:value-type="float" office:value="0" calcext:value-type="float">
            <text:p>0</text:p>
          </table:table-cell>
          <table:table-cell office:value-type="float" office:value="0.3228853" calcext:value-type="float">
            <text:p>0.3228853</text:p>
          </table:table-cell>
          <table:table-cell office:value-type="float" office:value="0.2740556" calcext:value-type="float">
            <text:p>0.2740556</text:p>
          </table:table-cell>
          <table:table-cell office:value-type="float" office:value="0.1988439" calcext:value-type="float">
            <text:p>0.1988439</text:p>
          </table:table-cell>
          <table:table-cell office:value-type="float" office:value="0.2038415" calcext:value-type="float">
            <text:p>0.2038415</text:p>
          </table:table-cell>
          <table:table-cell office:value-type="float" office:value="0.2048068" calcext:value-type="float">
            <text:p>0.2048068</text:p>
          </table:table-cell>
          <table:table-cell office:value-type="float" office:value="0.180183" calcext:value-type="float">
            <text:p>0.180183</text:p>
          </table:table-cell>
          <table:table-cell office:value-type="float" office:value="0.175018" calcext:value-type="float">
            <text:p>0.175018</text:p>
          </table:table-cell>
          <table:table-cell office:value-type="float" office:value="0.244668" calcext:value-type="float">
            <text:p>0.244668</text:p>
          </table:table-cell>
          <table:table-cell office:value-type="float" office:value="0.2548751" calcext:value-type="float">
            <text:p>0.2548751</text:p>
          </table:table-cell>
          <table:table-cell office:value-type="float" office:value="0.3031701" calcext:value-type="float">
            <text:p>0.3031701</text:p>
          </table:table-cell>
          <table:table-cell office:value-type="float" office:value="0.3623721" calcext:value-type="float">
            <text:p>0.3623721</text:p>
          </table:table-cell>
          <table:table-cell office:value-type="float" office:value="0.3869878" calcext:value-type="float">
            <text:p>0.38698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479E-015" calcext:value-type="float">
            <text:p>1.888479E-15</text:p>
          </table:table-cell>
          <table:table-cell office:value-type="float" office:value="1.95241E-015" calcext:value-type="float">
            <text:p>1.95241E-15</text:p>
          </table:table-cell>
          <table:table-cell office:value-type="float" office:value="1.980157E-015" calcext:value-type="float">
            <text:p>1.980157E-15</text:p>
          </table:table-cell>
          <table:table-cell office:value-type="float" office:value="1.984651E-015" calcext:value-type="float">
            <text:p>1.984651E-15</text:p>
          </table:table-cell>
          <table:table-cell office:value-type="float" office:value="9.539024E-016" calcext:value-type="float">
            <text:p>9.53902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5329" calcext:value-type="float">
            <text:p>-0.02215329</text:p>
          </table:table-cell>
          <table:table-cell office:value-type="float" office:value="-0.07238689" calcext:value-type="float">
            <text:p>-0.07238689</text:p>
          </table:table-cell>
          <table:table-cell office:value-type="float" office:value="-0.8501447" calcext:value-type="float">
            <text:p>-0.8501447</text:p>
          </table:table-cell>
          <table:table-cell office:value-type="float" office:value="-0.7014926" calcext:value-type="float">
            <text:p>-0.7014926</text:p>
          </table:table-cell>
          <table:table-cell office:value-type="float" office:value="-0.6764511" calcext:value-type="float">
            <text:p>-0.6764511</text:p>
          </table:table-cell>
          <table:table-cell office:value-type="float" office:value="-0.7018274" calcext:value-type="float">
            <text:p>-0.7018274</text:p>
          </table:table-cell>
          <table:table-cell office:value-type="float" office:value="-0.6737811" calcext:value-type="float">
            <text:p>-0.6737811</text:p>
          </table:table-cell>
          <table:table-cell office:value-type="float" office:value="-0.9061996" calcext:value-type="float">
            <text:p>-0.9061996</text:p>
          </table:table-cell>
          <table:table-cell office:value-type="float" office:value="-0.5744494" calcext:value-type="float">
            <text:p>-0.5744494</text:p>
          </table:table-cell>
          <table:table-cell office:value-type="float" office:value="-0.139415" calcext:value-type="float">
            <text:p>-0.13941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182577" calcext:value-type="float">
            <text:p>-0.02182577</text:p>
          </table:table-cell>
          <table:table-cell office:value-type="float" office:value="0.0245568" calcext:value-type="float">
            <text:p>0.0245568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4642" calcext:value-type="float">
            <text:p>-2.3946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581.8049" calcext:value-type="float">
            <text:p>581.8049</text:p>
          </table:table-cell>
          <table:table-cell office:value-type="float" office:value="627.6923" calcext:value-type="float">
            <text:p>627.692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40.4507" calcext:value-type="float">
            <text:p>940.4507</text:p>
          </table:table-cell>
          <table:table-cell office:value-type="float" office:value="-10.13113" calcext:value-type="float">
            <text:p>-10.13113</text:p>
          </table:table-cell>
          <table:table-cell office:value-type="float" office:value="0" calcext:value-type="float">
            <text:p>0</text:p>
          </table:table-cell>
          <table:table-cell office:value-type="float" office:value="0.2104461" calcext:value-type="float">
            <text:p>0.2104461</text:p>
          </table:table-cell>
          <table:table-cell office:value-type="float" office:value="0.2731214" calcext:value-type="float">
            <text:p>0.2731214</text:p>
          </table:table-cell>
          <table:table-cell office:value-type="float" office:value="0.2017123" calcext:value-type="float">
            <text:p>0.2017123</text:p>
          </table:table-cell>
          <table:table-cell office:value-type="float" office:value="0.2037256" calcext:value-type="float">
            <text:p>0.2037256</text:p>
          </table:table-cell>
          <table:table-cell office:value-type="float" office:value="0.2046383" calcext:value-type="float">
            <text:p>0.2046383</text:p>
          </table:table-cell>
          <table:table-cell office:value-type="float" office:value="0.1802104" calcext:value-type="float">
            <text:p>0.1802104</text:p>
          </table:table-cell>
          <table:table-cell office:value-type="float" office:value="0.1748219" calcext:value-type="float">
            <text:p>0.1748219</text:p>
          </table:table-cell>
          <table:table-cell office:value-type="float" office:value="0.2447832" calcext:value-type="float">
            <text:p>0.2447832</text:p>
          </table:table-cell>
          <table:table-cell office:value-type="float" office:value="0.2549228" calcext:value-type="float">
            <text:p>0.2549228</text:p>
          </table:table-cell>
          <table:table-cell office:value-type="float" office:value="0.303322" calcext:value-type="float">
            <text:p>0.303322</text:p>
          </table:table-cell>
          <table:table-cell office:value-type="float" office:value="0.3630244" calcext:value-type="float">
            <text:p>0.3630244</text:p>
          </table:table-cell>
          <table:table-cell office:value-type="float" office:value="0.3869899" calcext:value-type="float">
            <text:p>0.3869899</text:p>
          </table:table-cell>
          <table:table-cell office:value-type="float" office:value="0.4605785" calcext:value-type="float">
            <text:p>0.4605785</text:p>
          </table:table-cell>
          <table:table-cell office:value-type="float" office:value="0" calcext:value-type="float">
            <text:p>0</text:p>
          </table:table-cell>
          <table:table-cell office:value-type="float" office:value="1.888821E-015" calcext:value-type="float">
            <text:p>1.888821E-15</text:p>
          </table:table-cell>
          <table:table-cell office:value-type="float" office:value="1.952374E-015" calcext:value-type="float">
            <text:p>1.952374E-15</text:p>
          </table:table-cell>
          <table:table-cell office:value-type="float" office:value="1.980144E-015" calcext:value-type="float">
            <text:p>1.980144E-15</text:p>
          </table:table-cell>
          <table:table-cell office:value-type="float" office:value="1.984635E-015" calcext:value-type="float">
            <text:p>1.984635E-15</text:p>
          </table:table-cell>
          <table:table-cell office:value-type="float" office:value="9.53884E-016" calcext:value-type="float">
            <text:p>9.5388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67901" calcext:value-type="float">
            <text:p>-0.5467901</text:p>
          </table:table-cell>
          <table:table-cell office:value-type="float" office:value="-0.07341874" calcext:value-type="float">
            <text:p>-0.07341874</text:p>
          </table:table-cell>
          <table:table-cell office:value-type="float" office:value="-0.7612295" calcext:value-type="float">
            <text:p>-0.7612295</text:p>
          </table:table-cell>
          <table:table-cell office:value-type="float" office:value="-0.7046134" calcext:value-type="float">
            <text:p>-0.7046134</text:p>
          </table:table-cell>
          <table:table-cell office:value-type="float" office:value="-0.6807549" calcext:value-type="float">
            <text:p>-0.6807549</text:p>
          </table:table-cell>
          <table:table-cell office:value-type="float" office:value="-0.7010109" calcext:value-type="float">
            <text:p>-0.7010109</text:p>
          </table:table-cell>
          <table:table-cell office:value-type="float" office:value="-0.6791857" calcext:value-type="float">
            <text:p>-0.6791857</text:p>
          </table:table-cell>
          <table:table-cell office:value-type="float" office:value="-0.9024661" calcext:value-type="float">
            <text:p>-0.9024661</text:p>
          </table:table-cell>
          <table:table-cell office:value-type="float" office:value="-0.5734461" calcext:value-type="float">
            <text:p>-0.5734461</text:p>
          </table:table-cell>
          <table:table-cell office:value-type="float" office:value="-0.1387428" calcext:value-type="float">
            <text:p>-0.138742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.119059" calcext:value-type="float">
            <text:p>-1.119059</text:p>
          </table:table-cell>
          <table:table-cell office:value-type="float" office:value="0.02437456" calcext:value-type="float">
            <text:p>0.02437456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83198" calcext:value-type="float">
            <text:p>-2.3831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581.8049" calcext:value-type="float">
            <text:p>581.8049</text:p>
          </table:table-cell>
          <table:table-cell office:value-type="float" office:value="628.9061" calcext:value-type="float">
            <text:p>628.906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9.7361" calcext:value-type="float">
            <text:p>939.7361</text:p>
          </table:table-cell>
          <table:table-cell office:value-type="float" office:value="-10.63093" calcext:value-type="float">
            <text:p>-10.63093</text:p>
          </table:table-cell>
          <table:table-cell office:value-type="float" office:value="0" calcext:value-type="float">
            <text:p>0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0.2596889" calcext:value-type="float">
            <text:p>0.2596889</text:p>
          </table:table-cell>
          <table:table-cell office:value-type="float" office:value="0.20405" calcext:value-type="float">
            <text:p>0.20405</text:p>
          </table:table-cell>
          <table:table-cell office:value-type="float" office:value="0.2037382" calcext:value-type="float">
            <text:p>0.2037382</text:p>
          </table:table-cell>
          <table:table-cell office:value-type="float" office:value="0.2044989" calcext:value-type="float">
            <text:p>0.2044989</text:p>
          </table:table-cell>
          <table:table-cell office:value-type="float" office:value="0.1802309" calcext:value-type="float">
            <text:p>0.1802309</text:p>
          </table:table-cell>
          <table:table-cell office:value-type="float" office:value="0.174635" calcext:value-type="float">
            <text:p>0.174635</text:p>
          </table:table-cell>
          <table:table-cell office:value-type="float" office:value="0.2448945" calcext:value-type="float">
            <text:p>0.2448945</text:p>
          </table:table-cell>
          <table:table-cell office:value-type="float" office:value="0.2549705" calcext:value-type="float">
            <text:p>0.2549705</text:p>
          </table:table-cell>
          <table:table-cell office:value-type="float" office:value="0.3034739" calcext:value-type="float">
            <text:p>0.3034739</text:p>
          </table:table-cell>
          <table:table-cell office:value-type="float" office:value="0.3636242" calcext:value-type="float">
            <text:p>0.3636242</text:p>
          </table:table-cell>
          <table:table-cell office:value-type="float" office:value="0.3870661" calcext:value-type="float">
            <text:p>0.3870661</text:p>
          </table:table-cell>
          <table:table-cell office:value-type="float" office:value="0.4619654" calcext:value-type="float">
            <text:p>0.4619654</text:p>
          </table:table-cell>
          <table:table-cell office:value-type="float" office:value="0" calcext:value-type="float">
            <text:p>0</text:p>
          </table:table-cell>
          <table:table-cell office:value-type="float" office:value="1.889105E-015" calcext:value-type="float">
            <text:p>1.889105E-15</text:p>
          </table:table-cell>
          <table:table-cell office:value-type="float" office:value="1.952352E-015" calcext:value-type="float">
            <text:p>1.952352E-15</text:p>
          </table:table-cell>
          <table:table-cell office:value-type="float" office:value="1.980134E-015" calcext:value-type="float">
            <text:p>1.980134E-15</text:p>
          </table:table-cell>
          <table:table-cell office:value-type="float" office:value="1.984617E-015" calcext:value-type="float">
            <text:p>1.984617E-15</text:p>
          </table:table-cell>
          <table:table-cell office:value-type="float" office:value="9.538675E-016" calcext:value-type="float">
            <text:p>9.53867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64903" calcext:value-type="float">
            <text:p>-3.264903</text:p>
          </table:table-cell>
          <table:table-cell office:value-type="float" office:value="-0.1084149" calcext:value-type="float">
            <text:p>-0.1084149</text:p>
          </table:table-cell>
          <table:table-cell office:value-type="float" office:value="-0.6964669" calcext:value-type="float">
            <text:p>-0.6964669</text:p>
          </table:table-cell>
          <table:table-cell office:value-type="float" office:value="-0.7043082" calcext:value-type="float">
            <text:p>-0.7043082</text:p>
          </table:table-cell>
          <table:table-cell office:value-type="float" office:value="-0.6843446" calcext:value-type="float">
            <text:p>-0.6843446</text:p>
          </table:table-cell>
          <table:table-cell office:value-type="float" office:value="-0.7003989" calcext:value-type="float">
            <text:p>-0.7003989</text:p>
          </table:table-cell>
          <table:table-cell office:value-type="float" office:value="-0.6843839" calcext:value-type="float">
            <text:p>-0.6843839</text:p>
          </table:table-cell>
          <table:table-cell office:value-type="float" office:value="-0.8988776" calcext:value-type="float">
            <text:p>-0.8988776</text:p>
          </table:table-cell>
          <table:table-cell office:value-type="float" office:value="-0.5724444" calcext:value-type="float">
            <text:p>-0.5724444</text:p>
          </table:table-cell>
          <table:table-cell office:value-type="float" office:value="-0.1380739" calcext:value-type="float">
            <text:p>-0.138073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6.098652" calcext:value-type="float">
            <text:p>-6.098652</text:p>
          </table:table-cell>
          <table:table-cell office:value-type="float" office:value="0.02433859" calcext:value-type="float">
            <text:p>0.02433859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1277" calcext:value-type="float">
            <text:p>-2.3912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581.8049" calcext:value-type="float">
            <text:p>581.8049</text:p>
          </table:table-cell>
          <table:table-cell office:value-type="float" office:value="629.535" calcext:value-type="float">
            <text:p>629.53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39.1066" calcext:value-type="float">
            <text:p>939.1066</text:p>
          </table:table-cell>
          <table:table-cell office:value-type="float" office:value="-10.63093" calcext:value-type="float">
            <text:p>-10.63093</text:p>
          </table:table-cell>
          <table:table-cell office:value-type="float" office:value="0" calcext:value-type="float">
            <text:p>0</text:p>
          </table:table-cell>
          <table:table-cell office:value-type="float" office:value="0.1508385" calcext:value-type="float">
            <text:p>0.1508385</text:p>
          </table:table-cell>
          <table:table-cell office:value-type="float" office:value="0.2479662" calcext:value-type="float">
            <text:p>0.2479662</text:p>
          </table:table-cell>
          <table:table-cell office:value-type="float" office:value="0.206485" calcext:value-type="float">
            <text:p>0.206485</text:p>
          </table:table-cell>
          <table:table-cell office:value-type="float" office:value="0.2038596" calcext:value-type="float">
            <text:p>0.2038596</text:p>
          </table:table-cell>
          <table:table-cell office:value-type="float" office:value="0.2043944" calcext:value-type="float">
            <text:p>0.2043944</text:p>
          </table:table-cell>
          <table:table-cell office:value-type="float" office:value="0.1802473" calcext:value-type="float">
            <text:p>0.1802473</text:p>
          </table:table-cell>
          <table:table-cell office:value-type="float" office:value="0.1744589" calcext:value-type="float">
            <text:p>0.1744589</text:p>
          </table:table-cell>
          <table:table-cell office:value-type="float" office:value="0.2450022" calcext:value-type="float">
            <text:p>0.2450022</text:p>
          </table:table-cell>
          <table:table-cell office:value-type="float" office:value="0.2550181" calcext:value-type="float">
            <text:p>0.2550181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0.3641806" calcext:value-type="float">
            <text:p>0.3641806</text:p>
          </table:table-cell>
          <table:table-cell office:value-type="float" office:value="0.3871304" calcext:value-type="float">
            <text:p>0.3871304</text:p>
          </table:table-cell>
          <table:table-cell office:value-type="float" office:value="0.4620461" calcext:value-type="float">
            <text:p>0.4620461</text:p>
          </table:table-cell>
          <table:table-cell office:value-type="float" office:value="0" calcext:value-type="float">
            <text:p>0</text:p>
          </table:table-cell>
          <table:table-cell office:value-type="float" office:value="1.88935E-015" calcext:value-type="float">
            <text:p>1.88935E-15</text:p>
          </table:table-cell>
          <table:table-cell office:value-type="float" office:value="1.952332E-015" calcext:value-type="float">
            <text:p>1.952332E-15</text:p>
          </table:table-cell>
          <table:table-cell office:value-type="float" office:value="1.980125E-015" calcext:value-type="float">
            <text:p>1.980125E-15</text:p>
          </table:table-cell>
          <table:table-cell office:value-type="float" office:value="1.984605E-015" calcext:value-type="float">
            <text:p>1.984605E-15</text:p>
          </table:table-cell>
          <table:table-cell office:value-type="float" office:value="9.538478E-016" calcext:value-type="float">
            <text:p>9.53847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35965" calcext:value-type="float">
            <text:p>-7.135965</text:p>
          </table:table-cell>
          <table:table-cell office:value-type="float" office:value="-0.1546715" calcext:value-type="float">
            <text:p>-0.1546715</text:p>
          </table:table-cell>
          <table:table-cell office:value-type="float" office:value="-0.6356878" calcext:value-type="float">
            <text:p>-0.6356878</text:p>
          </table:table-cell>
          <table:table-cell office:value-type="float" office:value="-0.7011188" calcext:value-type="float">
            <text:p>-0.7011188</text:p>
          </table:table-cell>
          <table:table-cell office:value-type="float" office:value="-0.6870537" calcext:value-type="float">
            <text:p>-0.6870537</text:p>
          </table:table-cell>
          <table:table-cell office:value-type="float" office:value="-0.6999086" calcext:value-type="float">
            <text:p>-0.6999086</text:p>
          </table:table-cell>
          <table:table-cell office:value-type="float" office:value="-0.6893216" calcext:value-type="float">
            <text:p>-0.6893216</text:p>
          </table:table-cell>
          <table:table-cell office:value-type="float" office:value="-0.8954176" calcext:value-type="float">
            <text:p>-0.8954176</text:p>
          </table:table-cell>
          <table:table-cell office:value-type="float" office:value="-0.5714446" calcext:value-type="float">
            <text:p>-0.5714446</text:p>
          </table:table-cell>
          <table:table-cell office:value-type="float" office:value="-0.137408" calcext:value-type="float">
            <text:p>-0.13740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4.34851" calcext:value-type="float">
            <text:p>-14.34851</text:p>
          </table:table-cell>
          <table:table-cell office:value-type="float" office:value="0.02431858" calcext:value-type="float">
            <text:p>0.02431858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7518" calcext:value-type="float">
            <text:p>-2.3975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608.8049" calcext:value-type="float">
            <text:p>608.8049</text:p>
          </table:table-cell>
          <table:table-cell office:value-type="float" office:value="629.8643" calcext:value-type="float">
            <text:p>629.864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5.9419" calcext:value-type="float">
            <text:p>965.9419</text:p>
          </table:table-cell>
          <table:table-cell office:value-type="float" office:value="-10.79546" calcext:value-type="float">
            <text:p>-10.79546</text:p>
          </table:table-cell>
          <table:table-cell office:value-type="float" office:value="0" calcext:value-type="float">
            <text:p>0</text:p>
          </table:table-cell>
          <table:table-cell office:value-type="float" office:value="0.4247446" calcext:value-type="float">
            <text:p>0.4247446</text:p>
          </table:table-cell>
          <table:table-cell office:value-type="float" office:value="0.4284724" calcext:value-type="float">
            <text:p>0.4284724</text:p>
          </table:table-cell>
          <table:table-cell office:value-type="float" office:value="0.4368396" calcext:value-type="float">
            <text:p>0.4368396</text:p>
          </table:table-cell>
          <table:table-cell office:value-type="float" office:value="0.2224307" calcext:value-type="float">
            <text:p>0.2224307</text:p>
          </table:table-cell>
          <table:table-cell office:value-type="float" office:value="0.2059826" calcext:value-type="float">
            <text:p>0.2059826</text:p>
          </table:table-cell>
          <table:table-cell office:value-type="float" office:value="0.180583" calcext:value-type="float">
            <text:p>0.180583</text:p>
          </table:table-cell>
          <table:table-cell office:value-type="float" office:value="0.2185477" calcext:value-type="float">
            <text:p>0.2185477</text:p>
          </table:table-cell>
          <table:table-cell office:value-type="float" office:value="0.245308" calcext:value-type="float">
            <text:p>0.245308</text:p>
          </table:table-cell>
          <table:table-cell office:value-type="float" office:value="0.2550673" calcext:value-type="float">
            <text:p>0.2550673</text:p>
          </table:table-cell>
          <table:table-cell office:value-type="float" office:value="0.3037798" calcext:value-type="float">
            <text:p>0.3037798</text:p>
          </table:table-cell>
          <table:table-cell office:value-type="float" office:value="0.3649003" calcext:value-type="float">
            <text:p>0.3649003</text:p>
          </table:table-cell>
          <table:table-cell office:value-type="float" office:value="0.3871161" calcext:value-type="float">
            <text:p>0.3871161</text:p>
          </table:table-cell>
          <table:table-cell office:value-type="float" office:value="0.461928" calcext:value-type="float">
            <text:p>0.461928</text:p>
          </table:table-cell>
          <table:table-cell office:value-type="float" office:value="0" calcext:value-type="float">
            <text:p>0</text:p>
          </table:table-cell>
          <table:table-cell office:value-type="float" office:value="1.901612E-015" calcext:value-type="float">
            <text:p>1.901612E-15</text:p>
          </table:table-cell>
          <table:table-cell office:value-type="float" office:value="1.959894E-015" calcext:value-type="float">
            <text:p>1.959894E-15</text:p>
          </table:table-cell>
          <table:table-cell office:value-type="float" office:value="1.971648E-015" calcext:value-type="float">
            <text:p>1.971648E-15</text:p>
          </table:table-cell>
          <table:table-cell office:value-type="float" office:value="1.984588E-015" calcext:value-type="float">
            <text:p>1.984588E-15</text:p>
          </table:table-cell>
          <table:table-cell office:value-type="float" office:value="9.538335E-016" calcext:value-type="float">
            <text:p>9.53833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74771" calcext:value-type="float">
            <text:p>-0.004174771</text:p>
          </table:table-cell>
          <table:table-cell office:value-type="float" office:value="-0.003927256" calcext:value-type="float">
            <text:p>-0.003927256</text:p>
          </table:table-cell>
          <table:table-cell office:value-type="float" office:value="-0.003487839" calcext:value-type="float">
            <text:p>-0.003487839</text:p>
          </table:table-cell>
          <table:table-cell office:value-type="float" office:value="-0.3586245" calcext:value-type="float">
            <text:p>-0.3586245</text:p>
          </table:table-cell>
          <table:table-cell office:value-type="float" office:value="-0.6478707" calcext:value-type="float">
            <text:p>-0.6478707</text:p>
          </table:table-cell>
          <table:table-cell office:value-type="float" office:value="-0.6901425" calcext:value-type="float">
            <text:p>-0.6901425</text:p>
          </table:table-cell>
          <table:table-cell office:value-type="float" office:value="-0.1384173" calcext:value-type="float">
            <text:p>-0.1384173</text:p>
          </table:table-cell>
          <table:table-cell office:value-type="float" office:value="-0.8857667" calcext:value-type="float">
            <text:p>-0.8857667</text:p>
          </table:table-cell>
          <table:table-cell office:value-type="float" office:value="-0.5704179" calcext:value-type="float">
            <text:p>-0.5704179</text:p>
          </table:table-cell>
          <table:table-cell office:value-type="float" office:value="-0.1367386" calcext:value-type="float">
            <text:p>-0.136738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4251644" calcext:value-type="float">
            <text:p>-0.004251644</text:p>
          </table:table-cell>
          <table:table-cell office:value-type="float" office:value="0.006520648" calcext:value-type="float">
            <text:p>0.00652064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8998" calcext:value-type="float">
            <text:p>-2.3889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608.8049" calcext:value-type="float">
            <text:p>608.8049</text:p>
          </table:table-cell>
          <table:table-cell office:value-type="float" office:value="630.7941" calcext:value-type="float">
            <text:p>630.794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4.9714" calcext:value-type="float">
            <text:p>964.9714</text:p>
          </table:table-cell>
          <table:table-cell office:value-type="float" office:value="-10.7545" calcext:value-type="float">
            <text:p>-10.7545</text:p>
          </table:table-cell>
          <table:table-cell office:value-type="float" office:value="0" calcext:value-type="float">
            <text:p>0</text:p>
          </table:table-cell>
          <table:table-cell office:value-type="float" office:value="0.4116313" calcext:value-type="float">
            <text:p>0.4116313</text:p>
          </table:table-cell>
          <table:table-cell office:value-type="float" office:value="0.4161895" calcext:value-type="float">
            <text:p>0.4161895</text:p>
          </table:table-cell>
          <table:table-cell office:value-type="float" office:value="0.4238619" calcext:value-type="float">
            <text:p>0.4238619</text:p>
          </table:table-cell>
          <table:table-cell office:value-type="float" office:value="0.2259166" calcext:value-type="float">
            <text:p>0.2259166</text:p>
          </table:table-cell>
          <table:table-cell office:value-type="float" office:value="0.208376" calcext:value-type="float">
            <text:p>0.208376</text:p>
          </table:table-cell>
          <table:table-cell office:value-type="float" office:value="0.1810509" calcext:value-type="float">
            <text:p>0.1810509</text:p>
          </table:table-cell>
          <table:table-cell office:value-type="float" office:value="0.2170722" calcext:value-type="float">
            <text:p>0.2170722</text:p>
          </table:table-cell>
          <table:table-cell office:value-type="float" office:value="0.2456787" calcext:value-type="float">
            <text:p>0.2456787</text:p>
          </table:table-cell>
          <table:table-cell office:value-type="float" office:value="0.2551173" calcext:value-type="float">
            <text:p>0.2551173</text:p>
          </table:table-cell>
          <table:table-cell office:value-type="float" office:value="0.3039335" calcext:value-type="float">
            <text:p>0.3039335</text:p>
          </table:table-cell>
          <table:table-cell office:value-type="float" office:value="0.3655507" calcext:value-type="float">
            <text:p>0.3655507</text:p>
          </table:table-cell>
          <table:table-cell office:value-type="float" office:value="0.3871213" calcext:value-type="float">
            <text:p>0.3871213</text:p>
          </table:table-cell>
          <table:table-cell office:value-type="float" office:value="0.4620559" calcext:value-type="float">
            <text:p>0.4620559</text:p>
          </table:table-cell>
          <table:table-cell office:value-type="float" office:value="0" calcext:value-type="float">
            <text:p>0</text:p>
          </table:table-cell>
          <table:table-cell office:value-type="float" office:value="1.90193E-015" calcext:value-type="float">
            <text:p>1.90193E-15</text:p>
          </table:table-cell>
          <table:table-cell office:value-type="float" office:value="1.959867E-015" calcext:value-type="float">
            <text:p>1.959867E-15</text:p>
          </table:table-cell>
          <table:table-cell office:value-type="float" office:value="1.971625E-015" calcext:value-type="float">
            <text:p>1.971625E-15</text:p>
          </table:table-cell>
          <table:table-cell office:value-type="float" office:value="1.98458E-015" calcext:value-type="float">
            <text:p>1.98458E-15</text:p>
          </table:table-cell>
          <table:table-cell office:value-type="float" office:value="9.538165E-016" calcext:value-type="float">
            <text:p>9.53816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16083" calcext:value-type="float">
            <text:p>-0.005016083</text:p>
          </table:table-cell>
          <table:table-cell office:value-type="float" office:value="-0.004674736" calcext:value-type="float">
            <text:p>-0.004674736</text:p>
          </table:table-cell>
          <table:table-cell office:value-type="float" office:value="-0.004190059" calcext:value-type="float">
            <text:p>-0.004190059</text:p>
          </table:table-cell>
          <table:table-cell office:value-type="float" office:value="-0.318266" calcext:value-type="float">
            <text:p>-0.318266</text:p>
          </table:table-cell>
          <table:table-cell office:value-type="float" office:value="-0.592769" calcext:value-type="float">
            <text:p>-0.592769</text:p>
          </table:table-cell>
          <table:table-cell office:value-type="float" office:value="-0.6766045" calcext:value-type="float">
            <text:p>-0.6766045</text:p>
          </table:table-cell>
          <table:table-cell office:value-type="float" office:value="-0.1459625" calcext:value-type="float">
            <text:p>-0.1459625</text:p>
          </table:table-cell>
          <table:table-cell office:value-type="float" office:value="-0.8741145" calcext:value-type="float">
            <text:p>-0.8741145</text:p>
          </table:table-cell>
          <table:table-cell office:value-type="float" office:value="-0.5693733" calcext:value-type="float">
            <text:p>-0.5693733</text:p>
          </table:table-cell>
          <table:table-cell office:value-type="float" office:value="-0.1360727" calcext:value-type="float">
            <text:p>-0.136072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5326062" calcext:value-type="float">
            <text:p>-0.005326062</text:p>
          </table:table-cell>
          <table:table-cell office:value-type="float" office:value="0.006512715" calcext:value-type="float">
            <text:p>0.00651271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572" calcext:value-type="float">
            <text:p>-2.3957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1.8414" calcext:value-type="float">
            <text:p>631.841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4.0118" calcext:value-type="float">
            <text:p>964.0118</text:p>
          </table:table-cell>
          <table:table-cell office:value-type="float" office:value="-10.7426" calcext:value-type="float">
            <text:p>-10.7426</text:p>
          </table:table-cell>
          <table:table-cell office:value-type="float" office:value="0" calcext:value-type="float">
            <text:p>0</text:p>
          </table:table-cell>
          <table:table-cell office:value-type="float" office:value="0.3577825" calcext:value-type="float">
            <text:p>0.3577825</text:p>
          </table:table-cell>
          <table:table-cell office:value-type="float" office:value="0.3601727" calcext:value-type="float">
            <text:p>0.3601727</text:p>
          </table:table-cell>
          <table:table-cell office:value-type="float" office:value="0.3628764" calcext:value-type="float">
            <text:p>0.3628764</text:p>
          </table:table-cell>
          <table:table-cell office:value-type="float" office:value="0.229159" calcext:value-type="float">
            <text:p>0.229159</text:p>
          </table:table-cell>
          <table:table-cell office:value-type="float" office:value="0.2106552" calcext:value-type="float">
            <text:p>0.2106552</text:p>
          </table:table-cell>
          <table:table-cell office:value-type="float" office:value="0.1816167" calcext:value-type="float">
            <text:p>0.1816167</text:p>
          </table:table-cell>
          <table:table-cell office:value-type="float" office:value="0.2756847" calcext:value-type="float">
            <text:p>0.2756847</text:p>
          </table:table-cell>
          <table:table-cell office:value-type="float" office:value="0.2460945" calcext:value-type="float">
            <text:p>0.2460945</text:p>
          </table:table-cell>
          <table:table-cell office:value-type="float" office:value="0.2551693" calcext:value-type="float">
            <text:p>0.2551693</text:p>
          </table:table-cell>
          <table:table-cell office:value-type="float" office:value="0.3040874" calcext:value-type="float">
            <text:p>0.3040874</text:p>
          </table:table-cell>
          <table:table-cell office:value-type="float" office:value="0.3661429" calcext:value-type="float">
            <text:p>0.3661429</text:p>
          </table:table-cell>
          <table:table-cell office:value-type="float" office:value="0.3872635" calcext:value-type="float">
            <text:p>0.3872635</text:p>
          </table:table-cell>
          <table:table-cell office:value-type="float" office:value="0.4582948" calcext:value-type="float">
            <text:p>0.4582948</text:p>
          </table:table-cell>
          <table:table-cell office:value-type="float" office:value="0" calcext:value-type="float">
            <text:p>0</text:p>
          </table:table-cell>
          <table:table-cell office:value-type="float" office:value="1.885361E-015" calcext:value-type="float">
            <text:p>1.885361E-15</text:p>
          </table:table-cell>
          <table:table-cell office:value-type="float" office:value="1.959843E-015" calcext:value-type="float">
            <text:p>1.959843E-15</text:p>
          </table:table-cell>
          <table:table-cell office:value-type="float" office:value="1.971605E-015" calcext:value-type="float">
            <text:p>1.971605E-15</text:p>
          </table:table-cell>
          <table:table-cell office:value-type="float" office:value="1.984575E-015" calcext:value-type="float">
            <text:p>1.984575E-15</text:p>
          </table:table-cell>
          <table:table-cell office:value-type="float" office:value="9.538013E-016" calcext:value-type="float">
            <text:p>9.53801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90545" calcext:value-type="float">
            <text:p>-0.01190545</text:p>
          </table:table-cell>
          <table:table-cell office:value-type="float" office:value="-0.01141337" calcext:value-type="float">
            <text:p>-0.01141337</text:p>
          </table:table-cell>
          <table:table-cell office:value-type="float" office:value="-0.01090985" calcext:value-type="float">
            <text:p>-0.01090985</text:p>
          </table:table-cell>
          <table:table-cell office:value-type="float" office:value="-0.2852803" calcext:value-type="float">
            <text:p>-0.2852803</text:p>
          </table:table-cell>
          <table:table-cell office:value-type="float" office:value="-0.5453124" calcext:value-type="float">
            <text:p>-0.5453124</text:p>
          </table:table-cell>
          <table:table-cell office:value-type="float" office:value="-0.6606663" calcext:value-type="float">
            <text:p>-0.6606663</text:p>
          </table:table-cell>
          <table:table-cell office:value-type="float" office:value="-0.02546179" calcext:value-type="float">
            <text:p>-0.02546179</text:p>
          </table:table-cell>
          <table:table-cell office:value-type="float" office:value="-0.8612685" calcext:value-type="float">
            <text:p>-0.8612685</text:p>
          </table:table-cell>
          <table:table-cell office:value-type="float" office:value="-0.5682895" calcext:value-type="float">
            <text:p>-0.5682895</text:p>
          </table:table-cell>
          <table:table-cell office:value-type="float" office:value="-0.1354098" calcext:value-type="float">
            <text:p>-0.135409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215619" calcext:value-type="float">
            <text:p>-0.01215619</text:p>
          </table:table-cell>
          <table:table-cell office:value-type="float" office:value="0.006469193" calcext:value-type="float">
            <text:p>0.00646919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909" calcext:value-type="float">
            <text:p>-2.359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3.3733" calcext:value-type="float">
            <text:p>633.373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2.9979" calcext:value-type="float">
            <text:p>962.9979</text:p>
          </table:table-cell>
          <table:table-cell office:value-type="float" office:value="-11.26013" calcext:value-type="float">
            <text:p>-11.26013</text:p>
          </table:table-cell>
          <table:table-cell office:value-type="float" office:value="0" calcext:value-type="float">
            <text:p>0</text:p>
          </table:table-cell>
          <table:table-cell office:value-type="float" office:value="0.3211154" calcext:value-type="float">
            <text:p>0.3211154</text:p>
          </table:table-cell>
          <table:table-cell office:value-type="float" office:value="0.3279539" calcext:value-type="float">
            <text:p>0.3279539</text:p>
          </table:table-cell>
          <table:table-cell office:value-type="float" office:value="0.3348788" calcext:value-type="float">
            <text:p>0.3348788</text:p>
          </table:table-cell>
          <table:table-cell office:value-type="float" office:value="0.2328981" calcext:value-type="float">
            <text:p>0.2328981</text:p>
          </table:table-cell>
          <table:table-cell office:value-type="float" office:value="0.213561" calcext:value-type="float">
            <text:p>0.213561</text:p>
          </table:table-cell>
          <table:table-cell office:value-type="float" office:value="0.1822236" calcext:value-type="float">
            <text:p>0.1822236</text:p>
          </table:table-cell>
          <table:table-cell office:value-type="float" office:value="0.2873873" calcext:value-type="float">
            <text:p>0.2873873</text:p>
          </table:table-cell>
          <table:table-cell office:value-type="float" office:value="0.2465185" calcext:value-type="float">
            <text:p>0.2465185</text:p>
          </table:table-cell>
          <table:table-cell office:value-type="float" office:value="0.2552227" calcext:value-type="float">
            <text:p>0.2552227</text:p>
          </table:table-cell>
          <table:table-cell office:value-type="float" office:value="0.3042411" calcext:value-type="float">
            <text:p>0.3042411</text:p>
          </table:table-cell>
          <table:table-cell office:value-type="float" office:value="0.3666911" calcext:value-type="float">
            <text:p>0.3666911</text:p>
          </table:table-cell>
          <table:table-cell office:value-type="float" office:value="0.3874599" calcext:value-type="float">
            <text:p>0.3874599</text:p>
          </table:table-cell>
          <table:table-cell office:value-type="float" office:value="0.4610456" calcext:value-type="float">
            <text:p>0.4610456</text:p>
          </table:table-cell>
          <table:table-cell office:value-type="float" office:value="0" calcext:value-type="float">
            <text:p>0</text:p>
          </table:table-cell>
          <table:table-cell office:value-type="float" office:value="1.862641E-015" calcext:value-type="float">
            <text:p>1.862641E-15</text:p>
          </table:table-cell>
          <table:table-cell office:value-type="float" office:value="1.959816E-015" calcext:value-type="float">
            <text:p>1.959816E-15</text:p>
          </table:table-cell>
          <table:table-cell office:value-type="float" office:value="1.971582E-015" calcext:value-type="float">
            <text:p>1.971582E-15</text:p>
          </table:table-cell>
          <table:table-cell office:value-type="float" office:value="1.98457E-015" calcext:value-type="float">
            <text:p>1.98457E-15</text:p>
          </table:table-cell>
          <table:table-cell office:value-type="float" office:value="9.537853E-016" calcext:value-type="float">
            <text:p>9.53785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09681" calcext:value-type="float">
            <text:p>-0.02309681</text:p>
          </table:table-cell>
          <table:table-cell office:value-type="float" office:value="-0.02031518" calcext:value-type="float">
            <text:p>-0.02031518</text:p>
          </table:table-cell>
          <table:table-cell office:value-type="float" office:value="-0.01784763" calcext:value-type="float">
            <text:p>-0.01784763</text:p>
          </table:table-cell>
          <table:table-cell office:value-type="float" office:value="-0.2517898" calcext:value-type="float">
            <text:p>-0.2517898</text:p>
          </table:table-cell>
          <table:table-cell office:value-type="float" office:value="-0.4906545" calcext:value-type="float">
            <text:p>-0.4906545</text:p>
          </table:table-cell>
          <table:table-cell office:value-type="float" office:value="-0.6440077" calcext:value-type="float">
            <text:p>-0.6440077</text:p>
          </table:table-cell>
          <table:table-cell office:value-type="float" office:value="-0.01797543" calcext:value-type="float">
            <text:p>-0.01797543</text:p>
          </table:table-cell>
          <table:table-cell office:value-type="float" office:value="-0.8483629" calcext:value-type="float">
            <text:p>-0.8483629</text:p>
          </table:table-cell>
          <table:table-cell office:value-type="float" office:value="-0.5671794" calcext:value-type="float">
            <text:p>-0.5671794</text:p>
          </table:table-cell>
          <table:table-cell office:value-type="float" office:value="-0.1347512" calcext:value-type="float">
            <text:p>-0.134751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45779" calcext:value-type="float">
            <text:p>-0.0245779</text:p>
          </table:table-cell>
          <table:table-cell office:value-type="float" office:value="0.006431584" calcext:value-type="float">
            <text:p>0.00643158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3729" calcext:value-type="float">
            <text:p>-2.3737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4.9872" calcext:value-type="float">
            <text:p>634.987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61.3142" calcext:value-type="float">
            <text:p>961.3142</text:p>
          </table:table-cell>
          <table:table-cell office:value-type="float" office:value="-11.18966" calcext:value-type="float">
            <text:p>-11.18966</text:p>
          </table:table-cell>
          <table:table-cell office:value-type="float" office:value="0" calcext:value-type="float">
            <text:p>0</text:p>
          </table:table-cell>
          <table:table-cell office:value-type="float" office:value="0.2885328" calcext:value-type="float">
            <text:p>0.2885328</text:p>
          </table:table-cell>
          <table:table-cell office:value-type="float" office:value="0.2976767" calcext:value-type="float">
            <text:p>0.2976767</text:p>
          </table:table-cell>
          <table:table-cell office:value-type="float" office:value="0.3120193" calcext:value-type="float">
            <text:p>0.3120193</text:p>
          </table:table-cell>
          <table:table-cell office:value-type="float" office:value="0.2369493" calcext:value-type="float">
            <text:p>0.2369493</text:p>
          </table:table-cell>
          <table:table-cell office:value-type="float" office:value="0.2163347" calcext:value-type="float">
            <text:p>0.2163347</text:p>
          </table:table-cell>
          <table:table-cell office:value-type="float" office:value="0.1828484" calcext:value-type="float">
            <text:p>0.1828484</text:p>
          </table:table-cell>
          <table:table-cell office:value-type="float" office:value="0.2956064" calcext:value-type="float">
            <text:p>0.2956064</text:p>
          </table:table-cell>
          <table:table-cell office:value-type="float" office:value="0.2469373" calcext:value-type="float">
            <text:p>0.2469373</text:p>
          </table:table-cell>
          <table:table-cell office:value-type="float" office:value="0.2552772" calcext:value-type="float">
            <text:p>0.2552772</text:p>
          </table:table-cell>
          <table:table-cell office:value-type="float" office:value="0.3043949" calcext:value-type="float">
            <text:p>0.3043949</text:p>
          </table:table-cell>
          <table:table-cell office:value-type="float" office:value="0.3671984" calcext:value-type="float">
            <text:p>0.3671984</text:p>
          </table:table-cell>
          <table:table-cell office:value-type="float" office:value="0.3875815" calcext:value-type="float">
            <text:p>0.3875815</text:p>
          </table:table-cell>
          <table:table-cell office:value-type="float" office:value="0.4622946" calcext:value-type="float">
            <text:p>0.4622946</text:p>
          </table:table-cell>
          <table:table-cell office:value-type="float" office:value="0" calcext:value-type="float">
            <text:p>0</text:p>
          </table:table-cell>
          <table:table-cell office:value-type="float" office:value="1.931747E-015" calcext:value-type="float">
            <text:p>1.931747E-15</text:p>
          </table:table-cell>
          <table:table-cell office:value-type="float" office:value="1.959785E-015" calcext:value-type="float">
            <text:p>1.959785E-15</text:p>
          </table:table-cell>
          <table:table-cell office:value-type="float" office:value="1.971562E-015" calcext:value-type="float">
            <text:p>1.971562E-15</text:p>
          </table:table-cell>
          <table:table-cell office:value-type="float" office:value="1.984561E-015" calcext:value-type="float">
            <text:p>1.984561E-15</text:p>
          </table:table-cell>
          <table:table-cell office:value-type="float" office:value="9.537691E-016" calcext:value-type="float">
            <text:p>9.53769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88363" calcext:value-type="float">
            <text:p>-0.04888363</text:p>
          </table:table-cell>
          <table:table-cell office:value-type="float" office:value="-0.03800901" calcext:value-type="float">
            <text:p>-0.03800901</text:p>
          </table:table-cell>
          <table:table-cell office:value-type="float" office:value="-0.02754579" calcext:value-type="float">
            <text:p>-0.02754579</text:p>
          </table:table-cell>
          <table:table-cell office:value-type="float" office:value="-0.2205642" calcext:value-type="float">
            <text:p>-0.2205642</text:p>
          </table:table-cell>
          <table:table-cell office:value-type="float" office:value="-0.4442455" calcext:value-type="float">
            <text:p>-0.4442455</text:p>
          </table:table-cell>
          <table:table-cell office:value-type="float" office:value="-0.6274043" calcext:value-type="float">
            <text:p>-0.6274043</text:p>
          </table:table-cell>
          <table:table-cell office:value-type="float" office:value="-0.01419348" calcext:value-type="float">
            <text:p>-0.01419348</text:p>
          </table:table-cell>
          <table:table-cell office:value-type="float" office:value="-0.835829" calcext:value-type="float">
            <text:p>-0.835829</text:p>
          </table:table-cell>
          <table:table-cell office:value-type="float" office:value="-0.5660487" calcext:value-type="float">
            <text:p>-0.5660487</text:p>
          </table:table-cell>
          <table:table-cell office:value-type="float" office:value="-0.1340956" calcext:value-type="float">
            <text:p>-0.134095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089277" calcext:value-type="float">
            <text:p>-0.05089277</text:p>
          </table:table-cell>
          <table:table-cell office:value-type="float" office:value="0.006388155" calcext:value-type="float">
            <text:p>0.00638815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5179" calcext:value-type="float">
            <text:p>-2.3851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6.9601" calcext:value-type="float">
            <text:p>636.960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9.3418" calcext:value-type="float">
            <text:p>959.3418</text:p>
          </table:table-cell>
          <table:table-cell office:value-type="float" office:value="-11.18966" calcext:value-type="float">
            <text:p>-11.18966</text:p>
          </table:table-cell>
          <table:table-cell office:value-type="float" office:value="0" calcext:value-type="float">
            <text:p>0</text:p>
          </table:table-cell>
          <table:table-cell office:value-type="float" office:value="0.2033128" calcext:value-type="float">
            <text:p>0.2033128</text:p>
          </table:table-cell>
          <table:table-cell office:value-type="float" office:value="0.2896703" calcext:value-type="float">
            <text:p>0.2896703</text:p>
          </table:table-cell>
          <table:table-cell office:value-type="float" office:value="0.2977202" calcext:value-type="float">
            <text:p>0.2977202</text:p>
          </table:table-cell>
          <table:table-cell office:value-type="float" office:value="0.2404112" calcext:value-type="float">
            <text:p>0.2404112</text:p>
          </table:table-cell>
          <table:table-cell office:value-type="float" office:value="0.2196429" calcext:value-type="float">
            <text:p>0.2196429</text:p>
          </table:table-cell>
          <table:table-cell office:value-type="float" office:value="0.1836829" calcext:value-type="float">
            <text:p>0.1836829</text:p>
          </table:table-cell>
          <table:table-cell office:value-type="float" office:value="0.2932453" calcext:value-type="float">
            <text:p>0.2932453</text:p>
          </table:table-cell>
          <table:table-cell office:value-type="float" office:value="0.2474102" calcext:value-type="float">
            <text:p>0.2474102</text:p>
          </table:table-cell>
          <table:table-cell office:value-type="float" office:value="0.2553318" calcext:value-type="float">
            <text:p>0.2553318</text:p>
          </table:table-cell>
          <table:table-cell office:value-type="float" office:value="0.3045487" calcext:value-type="float">
            <text:p>0.3045487</text:p>
          </table:table-cell>
          <table:table-cell office:value-type="float" office:value="0.367667" calcext:value-type="float">
            <text:p>0.367667</text:p>
          </table:table-cell>
          <table:table-cell office:value-type="float" office:value="0.3876776" calcext:value-type="float">
            <text:p>0.387677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2133E-015" calcext:value-type="float">
            <text:p>1.932133E-15</text:p>
          </table:table-cell>
          <table:table-cell office:value-type="float" office:value="1.959751E-015" calcext:value-type="float">
            <text:p>1.959751E-15</text:p>
          </table:table-cell>
          <table:table-cell office:value-type="float" office:value="1.971533E-015" calcext:value-type="float">
            <text:p>1.971533E-15</text:p>
          </table:table-cell>
          <table:table-cell office:value-type="float" office:value="1.984548E-015" calcext:value-type="float">
            <text:p>1.984548E-15</text:p>
          </table:table-cell>
          <table:table-cell office:value-type="float" office:value="9.537561E-016" calcext:value-type="float">
            <text:p>9.53756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37952" calcext:value-type="float">
            <text:p>-0.7237952</text:p>
          </table:table-cell>
          <table:table-cell office:value-type="float" office:value="-0.04681334" calcext:value-type="float">
            <text:p>-0.04681334</text:p>
          </table:table-cell>
          <table:table-cell office:value-type="float" office:value="-0.03785324" calcext:value-type="float">
            <text:p>-0.03785324</text:p>
          </table:table-cell>
          <table:table-cell office:value-type="float" office:value="-0.19716" calcext:value-type="float">
            <text:p>-0.19716</text:p>
          </table:table-cell>
          <table:table-cell office:value-type="float" office:value="-0.3953073" calcext:value-type="float">
            <text:p>-0.3953073</text:p>
          </table:table-cell>
          <table:table-cell office:value-type="float" office:value="-0.6059068" calcext:value-type="float">
            <text:p>-0.6059068</text:p>
          </table:table-cell>
          <table:table-cell office:value-type="float" office:value="-0.01517862" calcext:value-type="float">
            <text:p>-0.01517862</text:p>
          </table:table-cell>
          <table:table-cell office:value-type="float" office:value="-0.8219471" calcext:value-type="float">
            <text:p>-0.8219471</text:p>
          </table:table-cell>
          <table:table-cell office:value-type="float" office:value="-0.5649191" calcext:value-type="float">
            <text:p>-0.5649191</text:p>
          </table:table-cell>
          <table:table-cell office:value-type="float" office:value="-0.1334435" calcext:value-type="float">
            <text:p>-0.133443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927199" calcext:value-type="float">
            <text:p>-0.927199</text:p>
          </table:table-cell>
          <table:table-cell office:value-type="float" office:value="0.006348189" calcext:value-type="float">
            <text:p>0.00634818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1211" calcext:value-type="float">
            <text:p>-2.3912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8.2809" calcext:value-type="float">
            <text:p>638.280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8.0215" calcext:value-type="float">
            <text:p>958.0215</text:p>
          </table:table-cell>
          <table:table-cell office:value-type="float" office:value="-11.18966" calcext:value-type="float">
            <text:p>-11.18966</text:p>
          </table:table-cell>
          <table:table-cell office:value-type="float" office:value="0" calcext:value-type="float">
            <text:p>0</text:p>
          </table:table-cell>
          <table:table-cell office:value-type="float" office:value="0.1370457" calcext:value-type="float">
            <text:p>0.1370457</text:p>
          </table:table-cell>
          <table:table-cell office:value-type="float" office:value="0.2824388" calcext:value-type="float">
            <text:p>0.2824388</text:p>
          </table:table-cell>
          <table:table-cell office:value-type="float" office:value="0.2863649" calcext:value-type="float">
            <text:p>0.2863649</text:p>
          </table:table-cell>
          <table:table-cell office:value-type="float" office:value="0.2445759" calcext:value-type="float">
            <text:p>0.2445759</text:p>
          </table:table-cell>
          <table:table-cell office:value-type="float" office:value="0.2231278" calcext:value-type="float">
            <text:p>0.2231278</text:p>
          </table:table-cell>
          <table:table-cell office:value-type="float" office:value="0.1845176" calcext:value-type="float">
            <text:p>0.1845176</text:p>
          </table:table-cell>
          <table:table-cell office:value-type="float" office:value="0.2908899" calcext:value-type="float">
            <text:p>0.2908899</text:p>
          </table:table-cell>
          <table:table-cell office:value-type="float" office:value="0.2478891" calcext:value-type="float">
            <text:p>0.2478891</text:p>
          </table:table-cell>
          <table:table-cell office:value-type="float" office:value="0.2553872" calcext:value-type="float">
            <text:p>0.2553872</text:p>
          </table:table-cell>
          <table:table-cell office:value-type="float" office:value="0.3047024" calcext:value-type="float">
            <text:p>0.3047024</text:p>
          </table:table-cell>
          <table:table-cell office:value-type="float" office:value="0.3681006" calcext:value-type="float">
            <text:p>0.3681006</text:p>
          </table:table-cell>
          <table:table-cell office:value-type="float" office:value="0.3877619" calcext:value-type="float">
            <text:p>0.38776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52E-015" calcext:value-type="float">
            <text:p>1.93252E-15</text:p>
          </table:table-cell>
          <table:table-cell office:value-type="float" office:value="1.959717E-015" calcext:value-type="float">
            <text:p>1.959717E-15</text:p>
          </table:table-cell>
          <table:table-cell office:value-type="float" office:value="1.971508E-015" calcext:value-type="float">
            <text:p>1.971508E-15</text:p>
          </table:table-cell>
          <table:table-cell office:value-type="float" office:value="1.984532E-015" calcext:value-type="float">
            <text:p>1.984532E-15</text:p>
          </table:table-cell>
          <table:table-cell office:value-type="float" office:value="9.537395E-016" calcext:value-type="float">
            <text:p>9.53739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5651" calcext:value-type="float">
            <text:p>-15.05651</text:p>
          </table:table-cell>
          <table:table-cell office:value-type="float" office:value="-0.0569418" calcext:value-type="float">
            <text:p>-0.0569418</text:p>
          </table:table-cell>
          <table:table-cell office:value-type="float" office:value="-0.05110895" calcext:value-type="float">
            <text:p>-0.05110895</text:p>
          </table:table-cell>
          <table:table-cell office:value-type="float" office:value="-0.1727273" calcext:value-type="float">
            <text:p>-0.1727273</text:p>
          </table:table-cell>
          <table:table-cell office:value-type="float" office:value="-0.3503275" calcext:value-type="float">
            <text:p>-0.3503275</text:p>
          </table:table-cell>
          <table:table-cell office:value-type="float" office:value="-0.585234" calcext:value-type="float">
            <text:p>-0.585234</text:p>
          </table:table-cell>
          <table:table-cell office:value-type="float" office:value="-0.01623952" calcext:value-type="float">
            <text:p>-0.01623952</text:p>
          </table:table-cell>
          <table:table-cell office:value-type="float" office:value="-0.8081251" calcext:value-type="float">
            <text:p>-0.8081251</text:p>
          </table:table-cell>
          <table:table-cell office:value-type="float" office:value="-0.5637752" calcext:value-type="float">
            <text:p>-0.5637752</text:p>
          </table:table-cell>
          <table:table-cell office:value-type="float" office:value="-0.1327956" calcext:value-type="float">
            <text:p>-0.132795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8.745603" calcext:value-type="float">
            <text:p>-8.745603</text:p>
          </table:table-cell>
          <table:table-cell office:value-type="float" office:value="0.006334531" calcext:value-type="float">
            <text:p>0.00633453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6187" calcext:value-type="float">
            <text:p>-2.3961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8.6843" calcext:value-type="float">
            <text:p>638.684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7.8537" calcext:value-type="float">
            <text:p>957.8537</text:p>
          </table:table-cell>
          <table:table-cell office:value-type="float" office:value="-11.42533" calcext:value-type="float">
            <text:p>-11.42533</text:p>
          </table:table-cell>
          <table:table-cell office:value-type="float" office:value="0" calcext:value-type="float">
            <text:p>0</text:p>
          </table:table-cell>
          <table:table-cell office:value-type="float" office:value="0.1179566" calcext:value-type="float">
            <text:p>0.1179566</text:p>
          </table:table-cell>
          <table:table-cell office:value-type="float" office:value="0.279236" calcext:value-type="float">
            <text:p>0.279236</text:p>
          </table:table-cell>
          <table:table-cell office:value-type="float" office:value="0.2794485" calcext:value-type="float">
            <text:p>0.2794485</text:p>
          </table:table-cell>
          <table:table-cell office:value-type="float" office:value="0.247435" calcext:value-type="float">
            <text:p>0.247435</text:p>
          </table:table-cell>
          <table:table-cell office:value-type="float" office:value="0.2269799" calcext:value-type="float">
            <text:p>0.2269799</text:p>
          </table:table-cell>
          <table:table-cell office:value-type="float" office:value="0.1853608" calcext:value-type="float">
            <text:p>0.1853608</text:p>
          </table:table-cell>
          <table:table-cell office:value-type="float" office:value="0.288594" calcext:value-type="float">
            <text:p>0.288594</text:p>
          </table:table-cell>
          <table:table-cell office:value-type="float" office:value="0.2483572" calcext:value-type="float">
            <text:p>0.2483572</text:p>
          </table:table-cell>
          <table:table-cell office:value-type="float" office:value="0.2554441" calcext:value-type="float">
            <text:p>0.2554441</text:p>
          </table:table-cell>
          <table:table-cell office:value-type="float" office:value="0.3048545" calcext:value-type="float">
            <text:p>0.3048545</text:p>
          </table:table-cell>
          <table:table-cell office:value-type="float" office:value="0.3685029" calcext:value-type="float">
            <text:p>0.3685029</text:p>
          </table:table-cell>
          <table:table-cell office:value-type="float" office:value="0.387973" calcext:value-type="float">
            <text:p>0.387973</text:p>
          </table:table-cell>
          <table:table-cell office:value-type="float" office:value="0.4489948" calcext:value-type="float">
            <text:p>0.4489948</text:p>
          </table:table-cell>
          <table:table-cell office:value-type="float" office:value="0" calcext:value-type="float">
            <text:p>0</text:p>
          </table:table-cell>
          <table:table-cell office:value-type="float" office:value="1.932876E-015" calcext:value-type="float">
            <text:p>1.932876E-15</text:p>
          </table:table-cell>
          <table:table-cell office:value-type="float" office:value="1.959685E-015" calcext:value-type="float">
            <text:p>1.959685E-15</text:p>
          </table:table-cell>
          <table:table-cell office:value-type="float" office:value="1.971485E-015" calcext:value-type="float">
            <text:p>1.971485E-15</text:p>
          </table:table-cell>
          <table:table-cell office:value-type="float" office:value="1.984518E-015" calcext:value-type="float">
            <text:p>1.984518E-15</text:p>
          </table:table-cell>
          <table:table-cell office:value-type="float" office:value="9.537238E-016" calcext:value-type="float">
            <text:p>9.53723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29548" calcext:value-type="float">
            <text:p>-48.29548</text:p>
          </table:table-cell>
          <table:table-cell office:value-type="float" office:value="-0.06217318" calcext:value-type="float">
            <text:p>-0.06217318</text:p>
          </table:table-cell>
          <table:table-cell office:value-type="float" office:value="-0.06171937" calcext:value-type="float">
            <text:p>-0.06171937</text:p>
          </table:table-cell>
          <table:table-cell office:value-type="float" office:value="-0.1579853" calcext:value-type="float">
            <text:p>-0.1579853</text:p>
          </table:table-cell>
          <table:table-cell office:value-type="float" office:value="-0.3070295" calcext:value-type="float">
            <text:p>-0.3070295</text:p>
          </table:table-cell>
          <table:table-cell office:value-type="float" office:value="-0.5651556" calcext:value-type="float">
            <text:p>-0.5651556</text:p>
          </table:table-cell>
          <table:table-cell office:value-type="float" office:value="-0.01735413" calcext:value-type="float">
            <text:p>-0.01735413</text:p>
          </table:table-cell>
          <table:table-cell office:value-type="float" office:value="-0.7948636" calcext:value-type="float">
            <text:p>-0.7948636</text:p>
          </table:table-cell>
          <table:table-cell office:value-type="float" office:value="-0.5626025" calcext:value-type="float">
            <text:p>-0.5626025</text:p>
          </table:table-cell>
          <table:table-cell office:value-type="float" office:value="-0.1321576" calcext:value-type="float">
            <text:p>-0.132157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4.97449" calcext:value-type="float">
            <text:p>-14.97449</text:p>
          </table:table-cell>
          <table:table-cell office:value-type="float" office:value="0.006326552" calcext:value-type="float">
            <text:p>0.00632655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79239" calcext:value-type="float">
            <text:p>-2.2792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608.9048" calcext:value-type="float">
            <text:p>608.9048</text:p>
          </table:table-cell>
          <table:table-cell office:value-type="float" office:value="638.803" calcext:value-type="float">
            <text:p>638.80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58.6163" calcext:value-type="float">
            <text:p>958.6163</text:p>
          </table:table-cell>
          <table:table-cell office:value-type="float" office:value="-12.30641" calcext:value-type="float">
            <text:p>-12.30641</text:p>
          </table:table-cell>
          <table:table-cell office:value-type="float" office:value="0" calcext:value-type="float">
            <text:p>0</text:p>
          </table:table-cell>
          <table:table-cell office:value-type="float" office:value="0.1179333" calcext:value-type="float">
            <text:p>0.1179333</text:p>
          </table:table-cell>
          <table:table-cell office:value-type="float" office:value="0.2760256" calcext:value-type="float">
            <text:p>0.2760256</text:p>
          </table:table-cell>
          <table:table-cell office:value-type="float" office:value="0.2744015" calcext:value-type="float">
            <text:p>0.2744015</text:p>
          </table:table-cell>
          <table:table-cell office:value-type="float" office:value="0.2499537" calcext:value-type="float">
            <text:p>0.2499537</text:p>
          </table:table-cell>
          <table:table-cell office:value-type="float" office:value="0.2311541" calcext:value-type="float">
            <text:p>0.2311541</text:p>
          </table:table-cell>
          <table:table-cell office:value-type="float" office:value="0.1862072" calcext:value-type="float">
            <text:p>0.1862072</text:p>
          </table:table-cell>
          <table:table-cell office:value-type="float" office:value="0.286357" calcext:value-type="float">
            <text:p>0.286357</text:p>
          </table:table-cell>
          <table:table-cell office:value-type="float" office:value="0.2488158" calcext:value-type="float">
            <text:p>0.2488158</text:p>
          </table:table-cell>
          <table:table-cell office:value-type="float" office:value="0.2555026" calcext:value-type="float">
            <text:p>0.2555026</text:p>
          </table:table-cell>
          <table:table-cell office:value-type="float" office:value="0.3050067" calcext:value-type="float">
            <text:p>0.3050067</text:p>
          </table:table-cell>
          <table:table-cell office:value-type="float" office:value="0.3689855" calcext:value-type="float">
            <text:p>0.3689855</text:p>
          </table:table-cell>
          <table:table-cell office:value-type="float" office:value="0.3887718" calcext:value-type="float">
            <text:p>0.3887718</text:p>
          </table:table-cell>
          <table:table-cell office:value-type="float" office:value="0.4539784" calcext:value-type="float">
            <text:p>0.4539784</text:p>
          </table:table-cell>
          <table:table-cell office:value-type="float" office:value="0" calcext:value-type="float">
            <text:p>0</text:p>
          </table:table-cell>
          <table:table-cell office:value-type="float" office:value="1.933311E-015" calcext:value-type="float">
            <text:p>1.933311E-15</text:p>
          </table:table-cell>
          <table:table-cell office:value-type="float" office:value="1.959643E-015" calcext:value-type="float">
            <text:p>1.959643E-15</text:p>
          </table:table-cell>
          <table:table-cell office:value-type="float" office:value="1.971459E-015" calcext:value-type="float">
            <text:p>1.971459E-15</text:p>
          </table:table-cell>
          <table:table-cell office:value-type="float" office:value="1.984502E-015" calcext:value-type="float">
            <text:p>1.984502E-15</text:p>
          </table:table-cell>
          <table:table-cell office:value-type="float" office:value="9.537029E-016" calcext:value-type="float">
            <text:p>9.53702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10891" calcext:value-type="float">
            <text:p>-48.10891</text:p>
          </table:table-cell>
          <table:table-cell office:value-type="float" office:value="-0.06793968" calcext:value-type="float">
            <text:p>-0.06793968</text:p>
          </table:table-cell>
          <table:table-cell office:value-type="float" office:value="-0.07106573" calcext:value-type="float">
            <text:p>-0.07106573</text:p>
          </table:table-cell>
          <table:table-cell office:value-type="float" office:value="-0.1460441" calcext:value-type="float">
            <text:p>-0.1460441</text:p>
          </table:table-cell>
          <table:table-cell office:value-type="float" office:value="-0.2668606" calcext:value-type="float">
            <text:p>-0.2668606</text:p>
          </table:table-cell>
          <table:table-cell office:value-type="float" office:value="-0.5457774" calcext:value-type="float">
            <text:p>-0.5457774</text:p>
          </table:table-cell>
          <table:table-cell office:value-type="float" office:value="-0.0185231" calcext:value-type="float">
            <text:p>-0.0185231</text:p>
          </table:table-cell>
          <table:table-cell office:value-type="float" office:value="-0.7821074" calcext:value-type="float">
            <text:p>-0.7821074</text:p>
          </table:table-cell>
          <table:table-cell office:value-type="float" office:value="-0.561399" calcext:value-type="float">
            <text:p>-0.561399</text:p>
          </table:table-cell>
          <table:table-cell office:value-type="float" office:value="-0.1315228" calcext:value-type="float">
            <text:p>-0.131522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3.0048" calcext:value-type="float">
            <text:p>-23.0048</text:p>
          </table:table-cell>
          <table:table-cell office:value-type="float" office:value="0.006314828" calcext:value-type="float">
            <text:p>0.00631482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15959" calcext:value-type="float">
            <text:p>-2.3159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38.9809" calcext:value-type="float">
            <text:p>638.980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82.0706" calcext:value-type="float">
            <text:p>982.0706</text:p>
          </table:table-cell>
          <table:table-cell office:value-type="float" office:value="-12.7381" calcext:value-type="float">
            <text:p>-12.7381</text:p>
          </table:table-cell>
          <table:table-cell office:value-type="float" office:value="0" calcext:value-type="float">
            <text:p>0</text:p>
          </table:table-cell>
          <table:table-cell office:value-type="float" office:value="0.4380362" calcext:value-type="float">
            <text:p>0.4380362</text:p>
          </table:table-cell>
          <table:table-cell office:value-type="float" office:value="0.4408481" calcext:value-type="float">
            <text:p>0.4408481</text:p>
          </table:table-cell>
          <table:table-cell office:value-type="float" office:value="0.4350338" calcext:value-type="float">
            <text:p>0.4350338</text:p>
          </table:table-cell>
          <table:table-cell office:value-type="float" office:value="0.2674766" calcext:value-type="float">
            <text:p>0.2674766</text:p>
          </table:table-cell>
          <table:table-cell office:value-type="float" office:value="0.2363726" calcext:value-type="float">
            <text:p>0.2363726</text:p>
          </table:table-cell>
          <table:table-cell office:value-type="float" office:value="0.1870562" calcext:value-type="float">
            <text:p>0.1870562</text:p>
          </table:table-cell>
          <table:table-cell office:value-type="float" office:value="0.3252261" calcext:value-type="float">
            <text:p>0.3252261</text:p>
          </table:table-cell>
          <table:table-cell office:value-type="float" office:value="0.2492669" calcext:value-type="float">
            <text:p>0.2492669</text:p>
          </table:table-cell>
          <table:table-cell office:value-type="float" office:value="0.2555631" calcext:value-type="float">
            <text:p>0.2555631</text:p>
          </table:table-cell>
          <table:table-cell office:value-type="float" office:value="0.3051606" calcext:value-type="float">
            <text:p>0.3051606</text:p>
          </table:table-cell>
          <table:table-cell office:value-type="float" office:value="0.3696319" calcext:value-type="float">
            <text:p>0.3696319</text:p>
          </table:table-cell>
          <table:table-cell office:value-type="float" office:value="0.3891646" calcext:value-type="float">
            <text:p>0.3891646</text:p>
          </table:table-cell>
          <table:table-cell office:value-type="float" office:value="0.4587152" calcext:value-type="float">
            <text:p>0.4587152</text:p>
          </table:table-cell>
          <table:table-cell office:value-type="float" office:value="0" calcext:value-type="float">
            <text:p>0</text:p>
          </table:table-cell>
          <table:table-cell office:value-type="float" office:value="1.933697E-015" calcext:value-type="float">
            <text:p>1.933697E-15</text:p>
          </table:table-cell>
          <table:table-cell office:value-type="float" office:value="1.959608E-015" calcext:value-type="float">
            <text:p>1.959608E-15</text:p>
          </table:table-cell>
          <table:table-cell office:value-type="float" office:value="1.971435E-015" calcext:value-type="float">
            <text:p>1.971435E-15</text:p>
          </table:table-cell>
          <table:table-cell office:value-type="float" office:value="1.984487E-015" calcext:value-type="float">
            <text:p>1.984487E-15</text:p>
          </table:table-cell>
          <table:table-cell office:value-type="float" office:value="9.536864E-016" calcext:value-type="float">
            <text:p>9.53686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36536" calcext:value-type="float">
            <text:p>-0.003236536</text:p>
          </table:table-cell>
          <table:table-cell office:value-type="float" office:value="-0.003099779" calcext:value-type="float">
            <text:p>-0.003099779</text:p>
          </table:table-cell>
          <table:table-cell office:value-type="float" office:value="-0.003805588" calcext:value-type="float">
            <text:p>-0.003805588</text:p>
          </table:table-cell>
          <table:table-cell office:value-type="float" office:value="-0.08703102" calcext:value-type="float">
            <text:p>-0.08703102</text:p>
          </table:table-cell>
          <table:table-cell office:value-type="float" office:value="-0.2251324" calcext:value-type="float">
            <text:p>-0.2251324</text:p>
          </table:table-cell>
          <table:table-cell office:value-type="float" office:value="-0.5270993" calcext:value-type="float">
            <text:p>-0.5270993</text:p>
          </table:table-cell>
          <table:table-cell office:value-type="float" office:value="-0.006379129" calcext:value-type="float">
            <text:p>-0.006379129</text:p>
          </table:table-cell>
          <table:table-cell office:value-type="float" office:value="-0.7697844" calcext:value-type="float">
            <text:p>-0.7697844</text:p>
          </table:table-cell>
          <table:table-cell office:value-type="float" office:value="-0.56016" calcext:value-type="float">
            <text:p>-0.56016</text:p>
          </table:table-cell>
          <table:table-cell office:value-type="float" office:value="-0.1308844" calcext:value-type="float">
            <text:p>-0.130884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3292171" calcext:value-type="float">
            <text:p>-0.003292171</text:p>
          </table:table-cell>
          <table:table-cell office:value-type="float" office:value="0.006297939" calcext:value-type="float">
            <text:p>0.00629793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9656" calcext:value-type="float">
            <text:p>-2.3496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0.074" calcext:value-type="float">
            <text:p>640.07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81.1089" calcext:value-type="float">
            <text:p>981.1089</text:p>
          </table:table-cell>
          <table:table-cell office:value-type="float" office:value="-12.86914" calcext:value-type="float">
            <text:p>-12.86914</text:p>
          </table:table-cell>
          <table:table-cell office:value-type="float" office:value="0" calcext:value-type="float">
            <text:p>0</text:p>
          </table:table-cell>
          <table:table-cell office:value-type="float" office:value="0.3405203" calcext:value-type="float">
            <text:p>0.3405203</text:p>
          </table:table-cell>
          <table:table-cell office:value-type="float" office:value="0.3638084" calcext:value-type="float">
            <text:p>0.3638084</text:p>
          </table:table-cell>
          <table:table-cell office:value-type="float" office:value="0.3745604" calcext:value-type="float">
            <text:p>0.3745604</text:p>
          </table:table-cell>
          <table:table-cell office:value-type="float" office:value="0.2875525" calcext:value-type="float">
            <text:p>0.2875525</text:p>
          </table:table-cell>
          <table:table-cell office:value-type="float" office:value="0.2481152" calcext:value-type="float">
            <text:p>0.2481152</text:p>
          </table:table-cell>
          <table:table-cell office:value-type="float" office:value="0.188093" calcext:value-type="float">
            <text:p>0.188093</text:p>
          </table:table-cell>
          <table:table-cell office:value-type="float" office:value="0.3777598" calcext:value-type="float">
            <text:p>0.3777598</text:p>
          </table:table-cell>
          <table:table-cell office:value-type="float" office:value="0.2497152" calcext:value-type="float">
            <text:p>0.2497152</text:p>
          </table:table-cell>
          <table:table-cell office:value-type="float" office:value="0.2556246" calcext:value-type="float">
            <text:p>0.2556246</text:p>
          </table:table-cell>
          <table:table-cell office:value-type="float" office:value="0.3053143" calcext:value-type="float">
            <text:p>0.3053143</text:p>
          </table:table-cell>
          <table:table-cell office:value-type="float" office:value="0.3702263" calcext:value-type="float">
            <text:p>0.3702263</text:p>
          </table:table-cell>
          <table:table-cell office:value-type="float" office:value="0.3893773" calcext:value-type="float">
            <text:p>0.3893773</text:p>
          </table:table-cell>
          <table:table-cell office:value-type="float" office:value="0.4620354" calcext:value-type="float">
            <text:p>0.4620354</text:p>
          </table:table-cell>
          <table:table-cell office:value-type="float" office:value="0" calcext:value-type="float">
            <text:p>0</text:p>
          </table:table-cell>
          <table:table-cell office:value-type="float" office:value="0.00792596" calcext:value-type="float">
            <text:p>0.00792596</text:p>
          </table:table-cell>
          <table:table-cell office:value-type="float" office:value="1.959581E-015" calcext:value-type="float">
            <text:p>1.959581E-15</text:p>
          </table:table-cell>
          <table:table-cell office:value-type="float" office:value="1.97141E-015" calcext:value-type="float">
            <text:p>1.97141E-15</text:p>
          </table:table-cell>
          <table:table-cell office:value-type="float" office:value="1.984483E-015" calcext:value-type="float">
            <text:p>1.984483E-15</text:p>
          </table:table-cell>
          <table:table-cell office:value-type="float" office:value="9.536685E-016" calcext:value-type="float">
            <text:p>9.53668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38995" calcext:value-type="float">
            <text:p>-0.01538995</text:p>
          </table:table-cell>
          <table:table-cell office:value-type="float" office:value="-0.01051194" calcext:value-type="float">
            <text:p>-0.01051194</text:p>
          </table:table-cell>
          <table:table-cell office:value-type="float" office:value="-0.008874929" calcext:value-type="float">
            <text:p>-0.008874929</text:p>
          </table:table-cell>
          <table:table-cell office:value-type="float" office:value="-0.04993254" calcext:value-type="float">
            <text:p>-0.04993254</text:p>
          </table:table-cell>
          <table:table-cell office:value-type="float" office:value="-0.1553883" calcext:value-type="float">
            <text:p>-0.1553883</text:p>
          </table:table-cell>
          <table:table-cell office:value-type="float" office:value="-0.5053303" calcext:value-type="float">
            <text:p>-0.5053303</text:p>
          </table:table-cell>
          <table:table-cell office:value-type="float" office:value="-0.001871556" calcext:value-type="float">
            <text:p>-0.001871556</text:p>
          </table:table-cell>
          <table:table-cell office:value-type="float" office:value="-0.757749" calcext:value-type="float">
            <text:p>-0.757749</text:p>
          </table:table-cell>
          <table:table-cell office:value-type="float" office:value="-0.5589008" calcext:value-type="float">
            <text:p>-0.5589008</text:p>
          </table:table-cell>
          <table:table-cell office:value-type="float" office:value="-0.1302496" calcext:value-type="float">
            <text:p>-0.130249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18867" calcext:value-type="float">
            <text:p>-0.0218867</text:p>
          </table:table-cell>
          <table:table-cell office:value-type="float" office:value="0.006411468" calcext:value-type="float">
            <text:p>0.00641146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72126" calcext:value-type="float">
            <text:p>-2.3721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0.8674" calcext:value-type="float">
            <text:p>640.867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9.8239" calcext:value-type="float">
            <text:p>979.8239</text:p>
          </table:table-cell>
          <table:table-cell office:value-type="float" office:value="-12.37658" calcext:value-type="float">
            <text:p>-12.37658</text:p>
          </table:table-cell>
          <table:table-cell office:value-type="float" office:value="0" calcext:value-type="float">
            <text:p>0</text:p>
          </table:table-cell>
          <table:table-cell office:value-type="float" office:value="0.3118069" calcext:value-type="float">
            <text:p>0.3118069</text:p>
          </table:table-cell>
          <table:table-cell office:value-type="float" office:value="0.3203248" calcext:value-type="float">
            <text:p>0.3203248</text:p>
          </table:table-cell>
          <table:table-cell office:value-type="float" office:value="0.3223559" calcext:value-type="float">
            <text:p>0.3223559</text:p>
          </table:table-cell>
          <table:table-cell office:value-type="float" office:value="0.3038255" calcext:value-type="float">
            <text:p>0.3038255</text:p>
          </table:table-cell>
          <table:table-cell office:value-type="float" office:value="0.2726797" calcext:value-type="float">
            <text:p>0.2726797</text:p>
          </table:table-cell>
          <table:table-cell office:value-type="float" office:value="0.1935445" calcext:value-type="float">
            <text:p>0.1935445</text:p>
          </table:table-cell>
          <table:table-cell office:value-type="float" office:value="0.3909422" calcext:value-type="float">
            <text:p>0.3909422</text:p>
          </table:table-cell>
          <table:table-cell office:value-type="float" office:value="0.2518997" calcext:value-type="float">
            <text:p>0.2518997</text:p>
          </table:table-cell>
          <table:table-cell office:value-type="float" office:value="0.2556913" calcext:value-type="float">
            <text:p>0.2556913</text:p>
          </table:table-cell>
          <table:table-cell office:value-type="float" office:value="0.3054678" calcext:value-type="float">
            <text:p>0.3054678</text:p>
          </table:table-cell>
          <table:table-cell office:value-type="float" office:value="0.3707674" calcext:value-type="float">
            <text:p>0.3707674</text:p>
          </table:table-cell>
          <table:table-cell office:value-type="float" office:value="0.3894766" calcext:value-type="float">
            <text:p>0.3894766</text:p>
          </table:table-cell>
          <table:table-cell office:value-type="float" office:value="0.4623731" calcext:value-type="float">
            <text:p>0.4623731</text:p>
          </table:table-cell>
          <table:table-cell office:value-type="float" office:value="0" calcext:value-type="float">
            <text:p>0</text:p>
          </table:table-cell>
          <table:table-cell office:value-type="float" office:value="0.003026709" calcext:value-type="float">
            <text:p>0.003026709</text:p>
          </table:table-cell>
          <table:table-cell office:value-type="float" office:value="1.959558E-015" calcext:value-type="float">
            <text:p>1.959558E-15</text:p>
          </table:table-cell>
          <table:table-cell office:value-type="float" office:value="1.971393E-015" calcext:value-type="float">
            <text:p>1.971393E-15</text:p>
          </table:table-cell>
          <table:table-cell office:value-type="float" office:value="1.984477E-015" calcext:value-type="float">
            <text:p>1.984477E-15</text:p>
          </table:table-cell>
          <table:table-cell office:value-type="float" office:value="9.536496E-016" calcext:value-type="float">
            <text:p>9.53649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46371" calcext:value-type="float">
            <text:p>-0.02746371</text:p>
          </table:table-cell>
          <table:table-cell office:value-type="float" office:value="-0.02343386" calcext:value-type="float">
            <text:p>-0.02343386</text:p>
          </table:table-cell>
          <table:table-cell office:value-type="float" office:value="-0.02254626" calcext:value-type="float">
            <text:p>-0.02254626</text:p>
          </table:table-cell>
          <table:table-cell office:value-type="float" office:value="-0.03257042" calcext:value-type="float">
            <text:p>-0.03257042</text:p>
          </table:table-cell>
          <table:table-cell office:value-type="float" office:value="-0.07544319" calcext:value-type="float">
            <text:p>-0.07544319</text:p>
          </table:table-cell>
          <table:table-cell office:value-type="float" office:value="-0.4060688" calcext:value-type="float">
            <text:p>-0.4060688</text:p>
          </table:table-cell>
          <table:table-cell office:value-type="float" office:value="-0.001365551" calcext:value-type="float">
            <text:p>-0.001365551</text:p>
          </table:table-cell>
          <table:table-cell office:value-type="float" office:value="-0.7020478" calcext:value-type="float">
            <text:p>-0.7020478</text:p>
          </table:table-cell>
          <table:table-cell office:value-type="float" office:value="-0.557541" calcext:value-type="float">
            <text:p>-0.557541</text:p>
          </table:table-cell>
          <table:table-cell office:value-type="float" office:value="-0.129619" calcext:value-type="float">
            <text:p>-0.12961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998867" calcext:value-type="float">
            <text:p>-0.02998867</text:p>
          </table:table-cell>
          <table:table-cell office:value-type="float" office:value="0.006254951" calcext:value-type="float">
            <text:p>0.00625495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0874" calcext:value-type="float">
            <text:p>-2.38087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1.5649" calcext:value-type="float">
            <text:p>641.564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8.7336" calcext:value-type="float">
            <text:p>978.7336</text:p>
          </table:table-cell>
          <table:table-cell office:value-type="float" office:value="-11.98379" calcext:value-type="float">
            <text:p>-11.98379</text:p>
          </table:table-cell>
          <table:table-cell office:value-type="float" office:value="0" calcext:value-type="float">
            <text:p>0</text:p>
          </table:table-cell>
          <table:table-cell office:value-type="float" office:value="0.2969354" calcext:value-type="float">
            <text:p>0.2969354</text:p>
          </table:table-cell>
          <table:table-cell office:value-type="float" office:value="0.3015715" calcext:value-type="float">
            <text:p>0.3015715</text:p>
          </table:table-cell>
          <table:table-cell office:value-type="float" office:value="0.3056065" calcext:value-type="float">
            <text:p>0.3056065</text:p>
          </table:table-cell>
          <table:table-cell office:value-type="float" office:value="0.3005293" calcext:value-type="float">
            <text:p>0.3005293</text:p>
          </table:table-cell>
          <table:table-cell office:value-type="float" office:value="0.2946228" calcext:value-type="float">
            <text:p>0.2946228</text:p>
          </table:table-cell>
          <table:table-cell office:value-type="float" office:value="0.1956003" calcext:value-type="float">
            <text:p>0.1956003</text:p>
          </table:table-cell>
          <table:table-cell office:value-type="float" office:value="0.3908833" calcext:value-type="float">
            <text:p>0.3908833</text:p>
          </table:table-cell>
          <table:table-cell office:value-type="float" office:value="0.2526307" calcext:value-type="float">
            <text:p>0.2526307</text:p>
          </table:table-cell>
          <table:table-cell office:value-type="float" office:value="0.2557616" calcext:value-type="float">
            <text:p>0.2557616</text:p>
          </table:table-cell>
          <table:table-cell office:value-type="float" office:value="0.3056198" calcext:value-type="float">
            <text:p>0.3056198</text:p>
          </table:table-cell>
          <table:table-cell office:value-type="float" office:value="0.3712582" calcext:value-type="float">
            <text:p>0.3712582</text:p>
          </table:table-cell>
          <table:table-cell office:value-type="float" office:value="0.3895534" calcext:value-type="float">
            <text:p>0.38955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221E-015" calcext:value-type="float">
            <text:p>1.925221E-15</text:p>
          </table:table-cell>
          <table:table-cell office:value-type="float" office:value="1.959533E-015" calcext:value-type="float">
            <text:p>1.959533E-15</text:p>
          </table:table-cell>
          <table:table-cell office:value-type="float" office:value="1.971375E-015" calcext:value-type="float">
            <text:p>1.971375E-15</text:p>
          </table:table-cell>
          <table:table-cell office:value-type="float" office:value="1.984473E-015" calcext:value-type="float">
            <text:p>1.984473E-15</text:p>
          </table:table-cell>
          <table:table-cell office:value-type="float" office:value="9.536339E-016" calcext:value-type="float">
            <text:p>9.53633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61075" calcext:value-type="float">
            <text:p>-0.03861075</text:p>
          </table:table-cell>
          <table:table-cell office:value-type="float" office:value="-0.03436032" calcext:value-type="float">
            <text:p>-0.03436032</text:p>
          </table:table-cell>
          <table:table-cell office:value-type="float" office:value="-0.03137356" calcext:value-type="float">
            <text:p>-0.03137356</text:p>
          </table:table-cell>
          <table:table-cell office:value-type="float" office:value="-0.03532517" calcext:value-type="float">
            <text:p>-0.03532517</text:p>
          </table:table-cell>
          <table:table-cell office:value-type="float" office:value="-0.04124839" calcext:value-type="float">
            <text:p>-0.04124839</text:p>
          </table:table-cell>
          <table:table-cell office:value-type="float" office:value="-0.3744984" calcext:value-type="float">
            <text:p>-0.3744984</text:p>
          </table:table-cell>
          <table:table-cell office:value-type="float" office:value="-0.001367317" calcext:value-type="float">
            <text:p>-0.001367317</text:p>
          </table:table-cell>
          <table:table-cell office:value-type="float" office:value="-0.6844332" calcext:value-type="float">
            <text:p>-0.6844332</text:p>
          </table:table-cell>
          <table:table-cell office:value-type="float" office:value="-0.5561116" calcext:value-type="float">
            <text:p>-0.5561116</text:p>
          </table:table-cell>
          <table:table-cell office:value-type="float" office:value="-0.1289987" calcext:value-type="float">
            <text:p>-0.128998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4206759" calcext:value-type="float">
            <text:p>-0.04206759</text:p>
          </table:table-cell>
          <table:table-cell office:value-type="float" office:value="0.006228887" calcext:value-type="float">
            <text:p>0.0062288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106" calcext:value-type="float">
            <text:p>-2.3861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2.2385" calcext:value-type="float">
            <text:p>642.238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8.0122" calcext:value-type="float">
            <text:p>978.0122</text:p>
          </table:table-cell>
          <table:table-cell office:value-type="float" office:value="-11.93596" calcext:value-type="float">
            <text:p>-11.93596</text:p>
          </table:table-cell>
          <table:table-cell office:value-type="float" office:value="0" calcext:value-type="float">
            <text:p>0</text:p>
          </table:table-cell>
          <table:table-cell office:value-type="float" office:value="0.2903268" calcext:value-type="float">
            <text:p>0.2903268</text:p>
          </table:table-cell>
          <table:table-cell office:value-type="float" office:value="0.2934204" calcext:value-type="float">
            <text:p>0.2934204</text:p>
          </table:table-cell>
          <table:table-cell office:value-type="float" office:value="0.2988407" calcext:value-type="float">
            <text:p>0.2988407</text:p>
          </table:table-cell>
          <table:table-cell office:value-type="float" office:value="0.2992754" calcext:value-type="float">
            <text:p>0.2992754</text:p>
          </table:table-cell>
          <table:table-cell office:value-type="float" office:value="0.2980688" calcext:value-type="float">
            <text:p>0.2980688</text:p>
          </table:table-cell>
          <table:table-cell office:value-type="float" office:value="0.1970102" calcext:value-type="float">
            <text:p>0.1970102</text:p>
          </table:table-cell>
          <table:table-cell office:value-type="float" office:value="0.3883254" calcext:value-type="float">
            <text:p>0.3883254</text:p>
          </table:table-cell>
          <table:table-cell office:value-type="float" office:value="0.2531009" calcext:value-type="float">
            <text:p>0.2531009</text:p>
          </table:table-cell>
          <table:table-cell office:value-type="float" office:value="0.2558331" calcext:value-type="float">
            <text:p>0.2558331</text:p>
          </table:table-cell>
          <table:table-cell office:value-type="float" office:value="0.3057719" calcext:value-type="float">
            <text:p>0.3057719</text:p>
          </table:table-cell>
          <table:table-cell office:value-type="float" office:value="0.3717044" calcext:value-type="float">
            <text:p>0.3717044</text:p>
          </table:table-cell>
          <table:table-cell office:value-type="float" office:value="0.3896182" calcext:value-type="float">
            <text:p>0.38961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1432E-015" calcext:value-type="float">
            <text:p>1.901432E-15</text:p>
          </table:table-cell>
          <table:table-cell office:value-type="float" office:value="1.95951E-015" calcext:value-type="float">
            <text:p>1.95951E-15</text:p>
          </table:table-cell>
          <table:table-cell office:value-type="float" office:value="1.971355E-015" calcext:value-type="float">
            <text:p>1.971355E-15</text:p>
          </table:table-cell>
          <table:table-cell office:value-type="float" office:value="1.984469E-015" calcext:value-type="float">
            <text:p>1.984469E-15</text:p>
          </table:table-cell>
          <table:table-cell office:value-type="float" office:value="9.536189E-016" calcext:value-type="float">
            <text:p>9.53618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3332" calcext:value-type="float">
            <text:p>-0.0463332</text:p>
          </table:table-cell>
          <table:table-cell office:value-type="float" office:value="-0.04248777" calcext:value-type="float">
            <text:p>-0.04248777</text:p>
          </table:table-cell>
          <table:table-cell office:value-type="float" office:value="-0.03685059" calcext:value-type="float">
            <text:p>-0.03685059</text:p>
          </table:table-cell>
          <table:table-cell office:value-type="float" office:value="-0.03647287" calcext:value-type="float">
            <text:p>-0.03647287</text:p>
          </table:table-cell>
          <table:table-cell office:value-type="float" office:value="-0.03763903" calcext:value-type="float">
            <text:p>-0.03763903</text:p>
          </table:table-cell>
          <table:table-cell office:value-type="float" office:value="-0.3545225" calcext:value-type="float">
            <text:p>-0.3545225</text:p>
          </table:table-cell>
          <table:table-cell office:value-type="float" office:value="-0.001444504" calcext:value-type="float">
            <text:p>-0.001444504</text:p>
          </table:table-cell>
          <table:table-cell office:value-type="float" office:value="-0.6733632" calcext:value-type="float">
            <text:p>-0.6733632</text:p>
          </table:table-cell>
          <table:table-cell office:value-type="float" office:value="-0.55466" calcext:value-type="float">
            <text:p>-0.55466</text:p>
          </table:table-cell>
          <table:table-cell office:value-type="float" office:value="-0.1283812" calcext:value-type="float">
            <text:p>-0.128381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4622754" calcext:value-type="float">
            <text:p>-0.04622754</text:p>
          </table:table-cell>
          <table:table-cell office:value-type="float" office:value="0.00620088" calcext:value-type="float">
            <text:p>0.006200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0992" calcext:value-type="float">
            <text:p>-2.3909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2.6414" calcext:value-type="float">
            <text:p>642.641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7.6095" calcext:value-type="float">
            <text:p>977.6095</text:p>
          </table:table-cell>
          <table:table-cell office:value-type="float" office:value="-11.93596" calcext:value-type="float">
            <text:p>-11.93596</text:p>
          </table:table-cell>
          <table:table-cell office:value-type="float" office:value="0" calcext:value-type="float">
            <text:p>0</text:p>
          </table:table-cell>
          <table:table-cell office:value-type="float" office:value="0.2872237" calcext:value-type="float">
            <text:p>0.2872237</text:p>
          </table:table-cell>
          <table:table-cell office:value-type="float" office:value="0.2895891" calcext:value-type="float">
            <text:p>0.2895891</text:p>
          </table:table-cell>
          <table:table-cell office:value-type="float" office:value="0.2954617" calcext:value-type="float">
            <text:p>0.2954617</text:p>
          </table:table-cell>
          <table:table-cell office:value-type="float" office:value="0.2975086" calcext:value-type="float">
            <text:p>0.2975086</text:p>
          </table:table-cell>
          <table:table-cell office:value-type="float" office:value="0.2971599" calcext:value-type="float">
            <text:p>0.2971599</text:p>
          </table:table-cell>
          <table:table-cell office:value-type="float" office:value="0.198814" calcext:value-type="float">
            <text:p>0.198814</text:p>
          </table:table-cell>
          <table:table-cell office:value-type="float" office:value="0.3854723" calcext:value-type="float">
            <text:p>0.3854723</text:p>
          </table:table-cell>
          <table:table-cell office:value-type="float" office:value="0.2535619" calcext:value-type="float">
            <text:p>0.2535619</text:p>
          </table:table-cell>
          <table:table-cell office:value-type="float" office:value="0.2559082" calcext:value-type="float">
            <text:p>0.2559082</text:p>
          </table:table-cell>
          <table:table-cell office:value-type="float" office:value="0.3059999" calcext:value-type="float">
            <text:p>0.3059999</text:p>
          </table:table-cell>
          <table:table-cell office:value-type="float" office:value="0.3720049" calcext:value-type="float">
            <text:p>0.3720049</text:p>
          </table:table-cell>
          <table:table-cell office:value-type="float" office:value="0.3896666" calcext:value-type="float">
            <text:p>0.38966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1736E-015" calcext:value-type="float">
            <text:p>1.901736E-15</text:p>
          </table:table-cell>
          <table:table-cell office:value-type="float" office:value="1.959482E-015" calcext:value-type="float">
            <text:p>1.959482E-15</text:p>
          </table:table-cell>
          <table:table-cell office:value-type="float" office:value="1.971332E-015" calcext:value-type="float">
            <text:p>1.971332E-15</text:p>
          </table:table-cell>
          <table:table-cell office:value-type="float" office:value="1.984462E-015" calcext:value-type="float">
            <text:p>1.984462E-15</text:p>
          </table:table-cell>
          <table:table-cell office:value-type="float" office:value="9.536037E-016" calcext:value-type="float">
            <text:p>9.53603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45072" calcext:value-type="float">
            <text:p>-0.05045072</text:p>
          </table:table-cell>
          <table:table-cell office:value-type="float" office:value="-0.04703961" calcext:value-type="float">
            <text:p>-0.04703961</text:p>
          </table:table-cell>
          <table:table-cell office:value-type="float" office:value="-0.040227" calcext:value-type="float">
            <text:p>-0.040227</text:p>
          </table:table-cell>
          <table:table-cell office:value-type="float" office:value="-0.03816819" calcext:value-type="float">
            <text:p>-0.03816819</text:p>
          </table:table-cell>
          <table:table-cell office:value-type="float" office:value="-0.03852173" calcext:value-type="float">
            <text:p>-0.03852173</text:p>
          </table:table-cell>
          <table:table-cell office:value-type="float" office:value="-0.3306034" calcext:value-type="float">
            <text:p>-0.3306034</text:p>
          </table:table-cell>
          <table:table-cell office:value-type="float" office:value="-0.001536575" calcext:value-type="float">
            <text:p>-0.001536575</text:p>
          </table:table-cell>
          <table:table-cell office:value-type="float" office:value="-0.6627033" calcext:value-type="float">
            <text:p>-0.6627033</text:p>
          </table:table-cell>
          <table:table-cell office:value-type="float" office:value="-0.5531418" calcext:value-type="float">
            <text:p>-0.5531418</text:p>
          </table:table-cell>
          <table:table-cell office:value-type="float" office:value="-0.1274644" calcext:value-type="float">
            <text:p>-0.127464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051198" calcext:value-type="float">
            <text:p>-0.05051198</text:p>
          </table:table-cell>
          <table:table-cell office:value-type="float" office:value="0.006162926" calcext:value-type="float">
            <text:p>0.00616292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54" calcext:value-type="float">
            <text:p>-2.3955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632.1046" calcext:value-type="float">
            <text:p>632.1046</text:p>
          </table:table-cell>
          <table:table-cell office:value-type="float" office:value="643.038" calcext:value-type="float">
            <text:p>643.03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7.213" calcext:value-type="float">
            <text:p>977.213</text:p>
          </table:table-cell>
          <table:table-cell office:value-type="float" office:value="-11.93596" calcext:value-type="float">
            <text:p>-11.93596</text:p>
          </table:table-cell>
          <table:table-cell office:value-type="float" office:value="0" calcext:value-type="float">
            <text:p>0</text:p>
          </table:table-cell>
          <table:table-cell office:value-type="float" office:value="0.2824997" calcext:value-type="float">
            <text:p>0.2824997</text:p>
          </table:table-cell>
          <table:table-cell office:value-type="float" office:value="0.2863202" calcext:value-type="float">
            <text:p>0.2863202</text:p>
          </table:table-cell>
          <table:table-cell office:value-type="float" office:value="0.2931193" calcext:value-type="float">
            <text:p>0.2931193</text:p>
          </table:table-cell>
          <table:table-cell office:value-type="float" office:value="0.295534" calcext:value-type="float">
            <text:p>0.295534</text:p>
          </table:table-cell>
          <table:table-cell office:value-type="float" office:value="0.2954932" calcext:value-type="float">
            <text:p>0.2954932</text:p>
          </table:table-cell>
          <table:table-cell office:value-type="float" office:value="0.2004907" calcext:value-type="float">
            <text:p>0.2004907</text:p>
          </table:table-cell>
          <table:table-cell office:value-type="float" office:value="0.3827321" calcext:value-type="float">
            <text:p>0.3827321</text:p>
          </table:table-cell>
          <table:table-cell office:value-type="float" office:value="0.2540141" calcext:value-type="float">
            <text:p>0.2540141</text:p>
          </table:table-cell>
          <table:table-cell office:value-type="float" office:value="0.2559841" calcext:value-type="float">
            <text:p>0.2559841</text:p>
          </table:table-cell>
          <table:table-cell office:value-type="float" office:value="0.3062268" calcext:value-type="float">
            <text:p>0.3062268</text:p>
          </table:table-cell>
          <table:table-cell office:value-type="float" office:value="0.3722797" calcext:value-type="float">
            <text:p>0.3722797</text:p>
          </table:table-cell>
          <table:table-cell office:value-type="float" office:value="0.3896968" calcext:value-type="float">
            <text:p>0.38969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147E-015" calcext:value-type="float">
            <text:p>1.902147E-15</text:p>
          </table:table-cell>
          <table:table-cell office:value-type="float" office:value="1.959443E-015" calcext:value-type="float">
            <text:p>1.959443E-15</text:p>
          </table:table-cell>
          <table:table-cell office:value-type="float" office:value="1.971304E-015" calcext:value-type="float">
            <text:p>1.971304E-15</text:p>
          </table:table-cell>
          <table:table-cell office:value-type="float" office:value="1.98445E-015" calcext:value-type="float">
            <text:p>1.98445E-15</text:p>
          </table:table-cell>
          <table:table-cell office:value-type="float" office:value="9.535867E-016" calcext:value-type="float">
            <text:p>9.53586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36338" calcext:value-type="float">
            <text:p>-0.05736338</text:p>
          </table:table-cell>
          <table:table-cell office:value-type="float" office:value="-0.05130341" calcext:value-type="float">
            <text:p>-0.05130341</text:p>
          </table:table-cell>
          <table:table-cell office:value-type="float" office:value="-0.04277697" calcext:value-type="float">
            <text:p>-0.04277697</text:p>
          </table:table-cell>
          <table:table-cell office:value-type="float" office:value="-0.04017793" calcext:value-type="float">
            <text:p>-0.04017793</text:p>
          </table:table-cell>
          <table:table-cell office:value-type="float" office:value="-0.04022253" calcext:value-type="float">
            <text:p>-0.04022253</text:p>
          </table:table-cell>
          <table:table-cell office:value-type="float" office:value="-0.3099973" calcext:value-type="float">
            <text:p>-0.3099973</text:p>
          </table:table-cell>
          <table:table-cell office:value-type="float" office:value="-0.001631222" calcext:value-type="float">
            <text:p>-0.001631222</text:p>
          </table:table-cell>
          <table:table-cell office:value-type="float" office:value="-0.6524279" calcext:value-type="float">
            <text:p>-0.6524279</text:p>
          </table:table-cell>
          <table:table-cell office:value-type="float" office:value="-0.5516112" calcext:value-type="float">
            <text:p>-0.5516112</text:p>
          </table:table-cell>
          <table:table-cell office:value-type="float" office:value="-0.1265556" calcext:value-type="float">
            <text:p>-0.126555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855203" calcext:value-type="float">
            <text:p>-0.05855203</text:p>
          </table:table-cell>
          <table:table-cell office:value-type="float" office:value="0.006099235" calcext:value-type="float">
            <text:p>0.0060992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9781" calcext:value-type="float">
            <text:p>-2.3997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632.2045" calcext:value-type="float">
            <text:p>632.2045</text:p>
          </table:table-cell>
          <table:table-cell office:value-type="float" office:value="643.1663" calcext:value-type="float">
            <text:p>643.166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78.0414" calcext:value-type="float">
            <text:p>978.0414</text:p>
          </table:table-cell>
          <table:table-cell office:value-type="float" office:value="-12.7922" calcext:value-type="float">
            <text:p>-12.7922</text:p>
          </table:table-cell>
          <table:table-cell office:value-type="float" office:value="0" calcext:value-type="float">
            <text:p>0</text:p>
          </table:table-cell>
          <table:table-cell office:value-type="float" office:value="0.2912439" calcext:value-type="float">
            <text:p>0.2912439</text:p>
          </table:table-cell>
          <table:table-cell office:value-type="float" office:value="0.2863321" calcext:value-type="float">
            <text:p>0.2863321</text:p>
          </table:table-cell>
          <table:table-cell office:value-type="float" office:value="0.2911438" calcext:value-type="float">
            <text:p>0.2911438</text:p>
          </table:table-cell>
          <table:table-cell office:value-type="float" office:value="0.2937054" calcext:value-type="float">
            <text:p>0.2937054</text:p>
          </table:table-cell>
          <table:table-cell office:value-type="float" office:value="0.2934251" calcext:value-type="float">
            <text:p>0.2934251</text:p>
          </table:table-cell>
          <table:table-cell office:value-type="float" office:value="0.2022468" calcext:value-type="float">
            <text:p>0.2022468</text:p>
          </table:table-cell>
          <table:table-cell office:value-type="float" office:value="0.3799452" calcext:value-type="float">
            <text:p>0.3799452</text:p>
          </table:table-cell>
          <table:table-cell office:value-type="float" office:value="0.2544577" calcext:value-type="float">
            <text:p>0.2544577</text:p>
          </table:table-cell>
          <table:table-cell office:value-type="float" office:value="0.2560619" calcext:value-type="float">
            <text:p>0.2560619</text:p>
          </table:table-cell>
          <table:table-cell office:value-type="float" office:value="0.3064519" calcext:value-type="float">
            <text:p>0.3064519</text:p>
          </table:table-cell>
          <table:table-cell office:value-type="float" office:value="0.3725504" calcext:value-type="float">
            <text:p>0.3725504</text:p>
          </table:table-cell>
          <table:table-cell office:value-type="float" office:value="0.3903193" calcext:value-type="float">
            <text:p>0.3903193</text:p>
          </table:table-cell>
          <table:table-cell office:value-type="float" office:value="0.4531128" calcext:value-type="float">
            <text:p>0.4531128</text:p>
          </table:table-cell>
          <table:table-cell office:value-type="float" office:value="0" calcext:value-type="float">
            <text:p>0</text:p>
          </table:table-cell>
          <table:table-cell office:value-type="float" office:value="1.902655E-015" calcext:value-type="float">
            <text:p>1.902655E-15</text:p>
          </table:table-cell>
          <table:table-cell office:value-type="float" office:value="1.959392E-015" calcext:value-type="float">
            <text:p>1.959392E-15</text:p>
          </table:table-cell>
          <table:table-cell office:value-type="float" office:value="1.971267E-015" calcext:value-type="float">
            <text:p>1.971267E-15</text:p>
          </table:table-cell>
          <table:table-cell office:value-type="float" office:value="1.984436E-015" calcext:value-type="float">
            <text:p>1.984436E-15</text:p>
          </table:table-cell>
          <table:table-cell office:value-type="float" office:value="9.535687E-016" calcext:value-type="float">
            <text:p>9.53568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85619" calcext:value-type="float">
            <text:p>-0.04685619</text:p>
          </table:table-cell>
          <table:table-cell office:value-type="float" office:value="-0.05141761" calcext:value-type="float">
            <text:p>-0.05141761</text:p>
          </table:table-cell>
          <table:table-cell office:value-type="float" office:value="-0.04507673" calcext:value-type="float">
            <text:p>-0.04507673</text:p>
          </table:table-cell>
          <table:table-cell office:value-type="float" office:value="-0.04214382" calcext:value-type="float">
            <text:p>-0.04214382</text:p>
          </table:table-cell>
          <table:table-cell office:value-type="float" office:value="-0.04244938" calcext:value-type="float">
            <text:p>-0.04244938</text:p>
          </table:table-cell>
          <table:table-cell office:value-type="float" office:value="-0.2900271" calcext:value-type="float">
            <text:p>-0.2900271</text:p>
          </table:table-cell>
          <table:table-cell office:value-type="float" office:value="-0.001734038" calcext:value-type="float">
            <text:p>-0.001734038</text:p>
          </table:table-cell>
          <table:table-cell office:value-type="float" office:value="-0.6425208" calcext:value-type="float">
            <text:p>-0.6425208</text:p>
          </table:table-cell>
          <table:table-cell office:value-type="float" office:value="-0.5500455" calcext:value-type="float">
            <text:p>-0.5500455</text:p>
          </table:table-cell>
          <table:table-cell office:value-type="float" office:value="-0.1256615" calcext:value-type="float">
            <text:p>-0.125661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4382318" calcext:value-type="float">
            <text:p>-0.04382318</text:p>
          </table:table-cell>
          <table:table-cell office:value-type="float" office:value="0.00601788" calcext:value-type="float">
            <text:p>0.006017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9378" calcext:value-type="float">
            <text:p>-2.3093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651.1041" calcext:value-type="float">
            <text:p>651.1041</text:p>
          </table:table-cell>
          <table:table-cell office:value-type="float" office:value="643.2894" calcext:value-type="float">
            <text:p>643.289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7.2612" calcext:value-type="float">
            <text:p>997.2612</text:p>
          </table:table-cell>
          <table:table-cell office:value-type="float" office:value="-13.23527" calcext:value-type="float">
            <text:p>-13.23527</text:p>
          </table:table-cell>
          <table:table-cell office:value-type="float" office:value="0" calcext:value-type="float">
            <text:p>0</text:p>
          </table:table-cell>
          <table:table-cell office:value-type="float" office:value="0.4531438" calcext:value-type="float">
            <text:p>0.4531438</text:p>
          </table:table-cell>
          <table:table-cell office:value-type="float" office:value="0.4549463" calcext:value-type="float">
            <text:p>0.4549463</text:p>
          </table:table-cell>
          <table:table-cell office:value-type="float" office:value="0.446546" calcext:value-type="float">
            <text:p>0.446546</text:p>
          </table:table-cell>
          <table:table-cell office:value-type="float" office:value="0.3047523" calcext:value-type="float">
            <text:p>0.3047523</text:p>
          </table:table-cell>
          <table:table-cell office:value-type="float" office:value="0.2940881" calcext:value-type="float">
            <text:p>0.2940881</text:p>
          </table:table-cell>
          <table:table-cell office:value-type="float" office:value="0.205827" calcext:value-type="float">
            <text:p>0.205827</text:p>
          </table:table-cell>
          <table:table-cell office:value-type="float" office:value="0.3911674" calcext:value-type="float">
            <text:p>0.3911674</text:p>
          </table:table-cell>
          <table:table-cell office:value-type="float" office:value="0.2555572" calcext:value-type="float">
            <text:p>0.2555572</text:p>
          </table:table-cell>
          <table:table-cell office:value-type="float" office:value="0.2561411" calcext:value-type="float">
            <text:p>0.2561411</text:p>
          </table:table-cell>
          <table:table-cell office:value-type="float" office:value="0.3066752" calcext:value-type="float">
            <text:p>0.3066752</text:p>
          </table:table-cell>
          <table:table-cell office:value-type="float" office:value="0.3728276" calcext:value-type="float">
            <text:p>0.3728276</text:p>
          </table:table-cell>
          <table:table-cell office:value-type="float" office:value="0.3907085" calcext:value-type="float">
            <text:p>0.3907085</text:p>
          </table:table-cell>
          <table:table-cell office:value-type="float" office:value="0.4579774" calcext:value-type="float">
            <text:p>0.4579774</text:p>
          </table:table-cell>
          <table:table-cell office:value-type="float" office:value="0" calcext:value-type="float">
            <text:p>0</text:p>
          </table:table-cell>
          <table:table-cell office:value-type="float" office:value="1.903058E-015" calcext:value-type="float">
            <text:p>1.903058E-15</text:p>
          </table:table-cell>
          <table:table-cell office:value-type="float" office:value="1.959358E-015" calcext:value-type="float">
            <text:p>1.959358E-15</text:p>
          </table:table-cell>
          <table:table-cell office:value-type="float" office:value="1.971241E-015" calcext:value-type="float">
            <text:p>1.971241E-15</text:p>
          </table:table-cell>
          <table:table-cell office:value-type="float" office:value="1.984417E-015" calcext:value-type="float">
            <text:p>1.984417E-15</text:p>
          </table:table-cell>
          <table:table-cell office:value-type="float" office:value="9.53555E-016" calcext:value-type="float">
            <text:p>9.5355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5841" calcext:value-type="float">
            <text:p>-0.0025841</text:p>
          </table:table-cell>
          <table:table-cell office:value-type="float" office:value="-0.002493333" calcext:value-type="float">
            <text:p>-0.002493333</text:p>
          </table:table-cell>
          <table:table-cell office:value-type="float" office:value="-0.003350622" calcext:value-type="float">
            <text:p>-0.003350622</text:p>
          </table:table-cell>
          <table:table-cell office:value-type="float" office:value="-0.03240035" calcext:value-type="float">
            <text:p>-0.03240035</text:p>
          </table:table-cell>
          <table:table-cell office:value-type="float" office:value="-0.04192222" calcext:value-type="float">
            <text:p>-0.04192222</text:p>
          </table:table-cell>
          <table:table-cell office:value-type="float" office:value="-0.253531" calcext:value-type="float">
            <text:p>-0.253531</text:p>
          </table:table-cell>
          <table:table-cell office:value-type="float" office:value="-0.001358992" calcext:value-type="float">
            <text:p>-0.001358992</text:p>
          </table:table-cell>
          <table:table-cell office:value-type="float" office:value="-0.6186795" calcext:value-type="float">
            <text:p>-0.6186795</text:p>
          </table:table-cell>
          <table:table-cell office:value-type="float" office:value="-0.5484599" calcext:value-type="float">
            <text:p>-0.5484599</text:p>
          </table:table-cell>
          <table:table-cell office:value-type="float" office:value="-0.1247818" calcext:value-type="float">
            <text:p>-0.124781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96218" calcext:value-type="float">
            <text:p>0.0059621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2446" calcext:value-type="float">
            <text:p>-2.3424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3.4311" calcext:value-type="float">
            <text:p>643.431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857" calcext:value-type="float">
            <text:p>1000.857</text:p>
          </table:table-cell>
          <table:table-cell office:value-type="float" office:value="-13.97204" calcext:value-type="float">
            <text:p>-13.97204</text:p>
          </table:table-cell>
          <table:table-cell office:value-type="float" office:value="0" calcext:value-type="float">
            <text:p>0</text:p>
          </table:table-cell>
          <table:table-cell office:value-type="float" office:value="0.3926675" calcext:value-type="float">
            <text:p>0.3926675</text:p>
          </table:table-cell>
          <table:table-cell office:value-type="float" office:value="0.3943364" calcext:value-type="float">
            <text:p>0.3943364</text:p>
          </table:table-cell>
          <table:table-cell office:value-type="float" office:value="0.3976615" calcext:value-type="float">
            <text:p>0.3976615</text:p>
          </table:table-cell>
          <table:table-cell office:value-type="float" office:value="0.4019733" calcext:value-type="float">
            <text:p>0.4019733</text:p>
          </table:table-cell>
          <table:table-cell office:value-type="float" office:value="0.4058044" calcext:value-type="float">
            <text:p>0.4058044</text:p>
          </table:table-cell>
          <table:table-cell office:value-type="float" office:value="0.2082561" calcext:value-type="float">
            <text:p>0.2082561</text:p>
          </table:table-cell>
          <table:table-cell office:value-type="float" office:value="0.3877966" calcext:value-type="float">
            <text:p>0.3877966</text:p>
          </table:table-cell>
          <table:table-cell office:value-type="float" office:value="0.2560339" calcext:value-type="float">
            <text:p>0.2560339</text:p>
          </table:table-cell>
          <table:table-cell office:value-type="float" office:value="0.256223" calcext:value-type="float">
            <text:p>0.256223</text:p>
          </table:table-cell>
          <table:table-cell office:value-type="float" office:value="0.3068967" calcext:value-type="float">
            <text:p>0.3068967</text:p>
          </table:table-cell>
          <table:table-cell office:value-type="float" office:value="0.3730963" calcext:value-type="float">
            <text:p>0.3730963</text:p>
          </table:table-cell>
          <table:table-cell office:value-type="float" office:value="0.3908924" calcext:value-type="float">
            <text:p>0.3908924</text:p>
          </table:table-cell>
          <table:table-cell office:value-type="float" office:value="0.4619606" calcext:value-type="float">
            <text:p>0.4619606</text:p>
          </table:table-cell>
          <table:table-cell office:value-type="float" office:value="0" calcext:value-type="float">
            <text:p>0</text:p>
          </table:table-cell>
          <table:table-cell office:value-type="float" office:value="1.903453E-015" calcext:value-type="float">
            <text:p>1.903453E-15</text:p>
          </table:table-cell>
          <table:table-cell office:value-type="float" office:value="1.959321E-015" calcext:value-type="float">
            <text:p>1.959321E-15</text:p>
          </table:table-cell>
          <table:table-cell office:value-type="float" office:value="1.971209E-015" calcext:value-type="float">
            <text:p>1.971209E-15</text:p>
          </table:table-cell>
          <table:table-cell office:value-type="float" office:value="1.984408E-015" calcext:value-type="float">
            <text:p>1.984408E-15</text:p>
          </table:table-cell>
          <table:table-cell office:value-type="float" office:value="9.535371E-016" calcext:value-type="float">
            <text:p>9.53537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49243" calcext:value-type="float">
            <text:p>-0.006749243</text:p>
          </table:table-cell>
          <table:table-cell office:value-type="float" office:value="-0.006540253" calcext:value-type="float">
            <text:p>-0.006540253</text:p>
          </table:table-cell>
          <table:table-cell office:value-type="float" office:value="-0.006218219" calcext:value-type="float">
            <text:p>-0.006218219</text:p>
          </table:table-cell>
          <table:table-cell office:value-type="float" office:value="-0.005881764" calcext:value-type="float">
            <text:p>-0.005881764</text:p>
          </table:table-cell>
          <table:table-cell office:value-type="float" office:value="-0.005555674" calcext:value-type="float">
            <text:p>-0.005555674</text:p>
          </table:table-cell>
          <table:table-cell office:value-type="float" office:value="-0.2318107" calcext:value-type="float">
            <text:p>-0.2318107</text:p>
          </table:table-cell>
          <table:table-cell office:value-type="float" office:value="-0.001460899" calcext:value-type="float">
            <text:p>-0.001460899</text:p>
          </table:table-cell>
          <table:table-cell office:value-type="float" office:value="-0.608672" calcext:value-type="float">
            <text:p>-0.608672</text:p>
          </table:table-cell>
          <table:table-cell office:value-type="float" office:value="-0.5468241" calcext:value-type="float">
            <text:p>-0.5468241</text:p>
          </table:table-cell>
          <table:table-cell office:value-type="float" office:value="-0.1239153" calcext:value-type="float">
            <text:p>-0.123915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6907163" calcext:value-type="float">
            <text:p>-0.006907163</text:p>
          </table:table-cell>
          <table:table-cell office:value-type="float" office:value="0.005910461" calcext:value-type="float">
            <text:p>0.0059104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7359" calcext:value-type="float">
            <text:p>-2.3673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4.2738" calcext:value-type="float">
            <text:p>644.273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9.9451" calcext:value-type="float">
            <text:p>999.9451</text:p>
          </table:table-cell>
          <table:table-cell office:value-type="float" office:value="-13.90304" calcext:value-type="float">
            <text:p>-13.90304</text:p>
          </table:table-cell>
          <table:table-cell office:value-type="float" office:value="0" calcext:value-type="float">
            <text:p>0</text:p>
          </table:table-cell>
          <table:table-cell office:value-type="float" office:value="0.3835145" calcext:value-type="float">
            <text:p>0.3835145</text:p>
          </table:table-cell>
          <table:table-cell office:value-type="float" office:value="0.3866209" calcext:value-type="float">
            <text:p>0.3866209</text:p>
          </table:table-cell>
          <table:table-cell office:value-type="float" office:value="0.3914168" calcext:value-type="float">
            <text:p>0.3914168</text:p>
          </table:table-cell>
          <table:table-cell office:value-type="float" office:value="0.397218" calcext:value-type="float">
            <text:p>0.397218</text:p>
          </table:table-cell>
          <table:table-cell office:value-type="float" office:value="0.4014546" calcext:value-type="float">
            <text:p>0.4014546</text:p>
          </table:table-cell>
          <table:table-cell office:value-type="float" office:value="0.2107137" calcext:value-type="float">
            <text:p>0.2107137</text:p>
          </table:table-cell>
          <table:table-cell office:value-type="float" office:value="0.3844511" calcext:value-type="float">
            <text:p>0.3844511</text:p>
          </table:table-cell>
          <table:table-cell office:value-type="float" office:value="0.256532" calcext:value-type="float">
            <text:p>0.256532</text:p>
          </table:table-cell>
          <table:table-cell office:value-type="float" office:value="0.2563053" calcext:value-type="float">
            <text:p>0.2563053</text:p>
          </table:table-cell>
          <table:table-cell office:value-type="float" office:value="0.3071163" calcext:value-type="float">
            <text:p>0.3071163</text:p>
          </table:table-cell>
          <table:table-cell office:value-type="float" office:value="0.3733493" calcext:value-type="float">
            <text:p>0.3733493</text:p>
          </table:table-cell>
          <table:table-cell office:value-type="float" office:value="0.3909645" calcext:value-type="float">
            <text:p>0.39096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3822E-015" calcext:value-type="float">
            <text:p>1.903822E-15</text:p>
          </table:table-cell>
          <table:table-cell office:value-type="float" office:value="1.959289E-015" calcext:value-type="float">
            <text:p>1.959289E-15</text:p>
          </table:table-cell>
          <table:table-cell office:value-type="float" office:value="1.971184E-015" calcext:value-type="float">
            <text:p>1.971184E-15</text:p>
          </table:table-cell>
          <table:table-cell office:value-type="float" office:value="1.984394E-015" calcext:value-type="float">
            <text:p>1.984394E-15</text:p>
          </table:table-cell>
          <table:table-cell office:value-type="float" office:value="9.535232E-016" calcext:value-type="float">
            <text:p>9.53523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60179" calcext:value-type="float">
            <text:p>-0.007760179</text:p>
          </table:table-cell>
          <table:table-cell office:value-type="float" office:value="-0.007385875" calcext:value-type="float">
            <text:p>-0.007385875</text:p>
          </table:table-cell>
          <table:table-cell office:value-type="float" office:value="-0.006854816" calcext:value-type="float">
            <text:p>-0.006854816</text:p>
          </table:table-cell>
          <table:table-cell office:value-type="float" office:value="-0.006315844" calcext:value-type="float">
            <text:p>-0.006315844</text:p>
          </table:table-cell>
          <table:table-cell office:value-type="float" office:value="-0.005919856" calcext:value-type="float">
            <text:p>-0.005919856</text:p>
          </table:table-cell>
          <table:table-cell office:value-type="float" office:value="-0.2118741" calcext:value-type="float">
            <text:p>-0.2118741</text:p>
          </table:table-cell>
          <table:table-cell office:value-type="float" office:value="-0.0015712" calcext:value-type="float">
            <text:p>-0.0015712</text:p>
          </table:table-cell>
          <table:table-cell office:value-type="float" office:value="-0.5983858" calcext:value-type="float">
            <text:p>-0.5983858</text:p>
          </table:table-cell>
          <table:table-cell office:value-type="float" office:value="-0.545184" calcext:value-type="float">
            <text:p>-0.545184</text:p>
          </table:table-cell>
          <table:table-cell office:value-type="float" office:value="-0.1230627" calcext:value-type="float">
            <text:p>-0.123062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8050059" calcext:value-type="float">
            <text:p>-0.008050059</text:p>
          </table:table-cell>
          <table:table-cell office:value-type="float" office:value="0.005870409" calcext:value-type="float">
            <text:p>0.00587040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5567" calcext:value-type="float">
            <text:p>-2.37556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4.8448" calcext:value-type="float">
            <text:p>644.844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8.9854" calcext:value-type="float">
            <text:p>998.9854</text:p>
          </table:table-cell>
          <table:table-cell office:value-type="float" office:value="-13.51424" calcext:value-type="float">
            <text:p>-13.51424</text:p>
          </table:table-cell>
          <table:table-cell office:value-type="float" office:value="0" calcext:value-type="float">
            <text:p>0</text:p>
          </table:table-cell>
          <table:table-cell office:value-type="float" office:value="0.3709517" calcext:value-type="float">
            <text:p>0.3709517</text:p>
          </table:table-cell>
          <table:table-cell office:value-type="float" office:value="0.3722339" calcext:value-type="float">
            <text:p>0.3722339</text:p>
          </table:table-cell>
          <table:table-cell office:value-type="float" office:value="0.3759516" calcext:value-type="float">
            <text:p>0.3759516</text:p>
          </table:table-cell>
          <table:table-cell office:value-type="float" office:value="0.3809434" calcext:value-type="float">
            <text:p>0.3809434</text:p>
          </table:table-cell>
          <table:table-cell office:value-type="float" office:value="0.3841555" calcext:value-type="float">
            <text:p>0.3841555</text:p>
          </table:table-cell>
          <table:table-cell office:value-type="float" office:value="0.2195812" calcext:value-type="float">
            <text:p>0.2195812</text:p>
          </table:table-cell>
          <table:table-cell office:value-type="float" office:value="0.3898559" calcext:value-type="float">
            <text:p>0.3898559</text:p>
          </table:table-cell>
          <table:table-cell office:value-type="float" office:value="0.2592772" calcext:value-type="float">
            <text:p>0.2592772</text:p>
          </table:table-cell>
          <table:table-cell office:value-type="float" office:value="0.2563939" calcext:value-type="float">
            <text:p>0.2563939</text:p>
          </table:table-cell>
          <table:table-cell office:value-type="float" office:value="0.3073342" calcext:value-type="float">
            <text:p>0.3073342</text:p>
          </table:table-cell>
          <table:table-cell office:value-type="float" office:value="0.3735839" calcext:value-type="float">
            <text:p>0.3735839</text:p>
          </table:table-cell>
          <table:table-cell office:value-type="float" office:value="0.3909933" calcext:value-type="float">
            <text:p>0.390993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7901E-015" calcext:value-type="float">
            <text:p>1.917901E-15</text:p>
          </table:table-cell>
          <table:table-cell office:value-type="float" office:value="1.959261E-015" calcext:value-type="float">
            <text:p>1.959261E-15</text:p>
          </table:table-cell>
          <table:table-cell office:value-type="float" office:value="1.97116E-015" calcext:value-type="float">
            <text:p>1.97116E-15</text:p>
          </table:table-cell>
          <table:table-cell office:value-type="float" office:value="1.984388E-015" calcext:value-type="float">
            <text:p>1.984388E-15</text:p>
          </table:table-cell>
          <table:table-cell office:value-type="float" office:value="9.535075E-016" calcext:value-type="float">
            <text:p>9.53507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95349" calcext:value-type="float">
            <text:p>-0.009595349</text:p>
          </table:table-cell>
          <table:table-cell office:value-type="float" office:value="-0.009351832" calcext:value-type="float">
            <text:p>-0.009351832</text:p>
          </table:table-cell>
          <table:table-cell office:value-type="float" office:value="-0.008790244" calcext:value-type="float">
            <text:p>-0.008790244</text:p>
          </table:table-cell>
          <table:table-cell office:value-type="float" office:value="-0.008156859" calcext:value-type="float">
            <text:p>-0.008156859</text:p>
          </table:table-cell>
          <table:table-cell office:value-type="float" office:value="-0.007747361" calcext:value-type="float">
            <text:p>-0.007747361</text:p>
          </table:table-cell>
          <table:table-cell office:value-type="float" office:value="-0.1545808" calcext:value-type="float">
            <text:p>-0.1545808</text:p>
          </table:table-cell>
          <table:table-cell office:value-type="float" office:value="-0.001397365" calcext:value-type="float">
            <text:p>-0.001397365</text:p>
          </table:table-cell>
          <table:table-cell office:value-type="float" office:value="-0.5450552" calcext:value-type="float">
            <text:p>-0.5450552</text:p>
          </table:table-cell>
          <table:table-cell office:value-type="float" office:value="-0.5434282" calcext:value-type="float">
            <text:p>-0.5434282</text:p>
          </table:table-cell>
          <table:table-cell office:value-type="float" office:value="-0.1222236" calcext:value-type="float">
            <text:p>-0.122223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9666369" calcext:value-type="float">
            <text:p>-0.009666369</text:p>
          </table:table-cell>
          <table:table-cell office:value-type="float" office:value="0.005824777" calcext:value-type="float">
            <text:p>0.0058247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9495" calcext:value-type="float">
            <text:p>-2.3794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5.1722" calcext:value-type="float">
            <text:p>645.172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8.6583" calcext:value-type="float">
            <text:p>998.6583</text:p>
          </table:table-cell>
          <table:table-cell office:value-type="float" office:value="-13.51424" calcext:value-type="float">
            <text:p>-13.51424</text:p>
          </table:table-cell>
          <table:table-cell office:value-type="float" office:value="0" calcext:value-type="float">
            <text:p>0</text:p>
          </table:table-cell>
          <table:table-cell office:value-type="float" office:value="0.3693126" calcext:value-type="float">
            <text:p>0.3693126</text:p>
          </table:table-cell>
          <table:table-cell office:value-type="float" office:value="0.3704558" calcext:value-type="float">
            <text:p>0.3704558</text:p>
          </table:table-cell>
          <table:table-cell office:value-type="float" office:value="0.3733704" calcext:value-type="float">
            <text:p>0.3733704</text:p>
          </table:table-cell>
          <table:table-cell office:value-type="float" office:value="0.3772552" calcext:value-type="float">
            <text:p>0.3772552</text:p>
          </table:table-cell>
          <table:table-cell office:value-type="float" office:value="0.3798611" calcext:value-type="float">
            <text:p>0.3798611</text:p>
          </table:table-cell>
          <table:table-cell office:value-type="float" office:value="0.2238676" calcext:value-type="float">
            <text:p>0.2238676</text:p>
          </table:table-cell>
          <table:table-cell office:value-type="float" office:value="0.3852503" calcext:value-type="float">
            <text:p>0.3852503</text:p>
          </table:table-cell>
          <table:table-cell office:value-type="float" office:value="0.2597116" calcext:value-type="float">
            <text:p>0.2597116</text:p>
          </table:table-cell>
          <table:table-cell office:value-type="float" office:value="0.2564856" calcext:value-type="float">
            <text:p>0.2564856</text:p>
          </table:table-cell>
          <table:table-cell office:value-type="float" office:value="0.3075519" calcext:value-type="float">
            <text:p>0.3075519</text:p>
          </table:table-cell>
          <table:table-cell office:value-type="float" office:value="0.3739215" calcext:value-type="float">
            <text:p>0.3739215</text:p>
          </table:table-cell>
          <table:table-cell office:value-type="float" office:value="0.3909267" calcext:value-type="float">
            <text:p>0.39092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225E-015" calcext:value-type="float">
            <text:p>1.918225E-15</text:p>
          </table:table-cell>
          <table:table-cell office:value-type="float" office:value="1.959233E-015" calcext:value-type="float">
            <text:p>1.959233E-15</text:p>
          </table:table-cell>
          <table:table-cell office:value-type="float" office:value="1.971131E-015" calcext:value-type="float">
            <text:p>1.971131E-15</text:p>
          </table:table-cell>
          <table:table-cell office:value-type="float" office:value="1.984384E-015" calcext:value-type="float">
            <text:p>1.984384E-15</text:p>
          </table:table-cell>
          <table:table-cell office:value-type="float" office:value="9.534914E-016" calcext:value-type="float">
            <text:p>9.53491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845612" calcext:value-type="float">
            <text:p>-0.009845612</text:p>
          </table:table-cell>
          <table:table-cell office:value-type="float" office:value="-0.009624108" calcext:value-type="float">
            <text:p>-0.009624108</text:p>
          </table:table-cell>
          <table:table-cell office:value-type="float" office:value="-0.009169386" calcext:value-type="float">
            <text:p>-0.009169386</text:p>
          </table:table-cell>
          <table:table-cell office:value-type="float" office:value="-0.008660916" calcext:value-type="float">
            <text:p>-0.008660916</text:p>
          </table:table-cell>
          <table:table-cell office:value-type="float" office:value="-0.008304209" calcext:value-type="float">
            <text:p>-0.008304209</text:p>
          </table:table-cell>
          <table:table-cell office:value-type="float" office:value="-0.1333448" calcext:value-type="float">
            <text:p>-0.1333448</text:p>
          </table:table-cell>
          <table:table-cell office:value-type="float" office:value="-0.001543405" calcext:value-type="float">
            <text:p>-0.001543405</text:p>
          </table:table-cell>
          <table:table-cell office:value-type="float" office:value="-0.5371119" calcext:value-type="float">
            <text:p>-0.5371119</text:p>
          </table:table-cell>
          <table:table-cell office:value-type="float" office:value="-0.5416166" calcext:value-type="float">
            <text:p>-0.5416166</text:p>
          </table:table-cell>
          <table:table-cell office:value-type="float" office:value="-0.1213914" calcext:value-type="float">
            <text:p>-0.121391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9889483" calcext:value-type="float">
            <text:p>-0.009889483</text:p>
          </table:table-cell>
          <table:table-cell office:value-type="float" office:value="0.005776719" calcext:value-type="float">
            <text:p>0.00577671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227" calcext:value-type="float">
            <text:p>-2.3832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5.6265" calcext:value-type="float">
            <text:p>645.626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7.8912" calcext:value-type="float">
            <text:p>997.8912</text:p>
          </table:table-cell>
          <table:table-cell office:value-type="float" office:value="-13.20054" calcext:value-type="float">
            <text:p>-13.20054</text:p>
          </table:table-cell>
          <table:table-cell office:value-type="float" office:value="0" calcext:value-type="float">
            <text:p>0</text:p>
          </table:table-cell>
          <table:table-cell office:value-type="float" office:value="0.3357143" calcext:value-type="float">
            <text:p>0.3357143</text:p>
          </table:table-cell>
          <table:table-cell office:value-type="float" office:value="0.354327" calcext:value-type="float">
            <text:p>0.354327</text:p>
          </table:table-cell>
          <table:table-cell office:value-type="float" office:value="0.3650401" calcext:value-type="float">
            <text:p>0.3650401</text:p>
          </table:table-cell>
          <table:table-cell office:value-type="float" office:value="0.3709055" calcext:value-type="float">
            <text:p>0.3709055</text:p>
          </table:table-cell>
          <table:table-cell office:value-type="float" office:value="0.3735519" calcext:value-type="float">
            <text:p>0.3735519</text:p>
          </table:table-cell>
          <table:table-cell office:value-type="float" office:value="0.228946" calcext:value-type="float">
            <text:p>0.228946</text:p>
          </table:table-cell>
          <table:table-cell office:value-type="float" office:value="0.3899144" calcext:value-type="float">
            <text:p>0.3899144</text:p>
          </table:table-cell>
          <table:table-cell office:value-type="float" office:value="0.2601649" calcext:value-type="float">
            <text:p>0.2601649</text:p>
          </table:table-cell>
          <table:table-cell office:value-type="float" office:value="0.2565787" calcext:value-type="float">
            <text:p>0.2565787</text:p>
          </table:table-cell>
          <table:table-cell office:value-type="float" office:value="0.3077684" calcext:value-type="float">
            <text:p>0.3077684</text:p>
          </table:table-cell>
          <table:table-cell office:value-type="float" office:value="0.3742508" calcext:value-type="float">
            <text:p>0.3742508</text:p>
          </table:table-cell>
          <table:table-cell office:value-type="float" office:value="0.3908536" calcext:value-type="float">
            <text:p>0.3908536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7864351" calcext:value-type="float">
            <text:p>0.007864351</text:p>
          </table:table-cell>
          <table:table-cell office:value-type="float" office:value="1.959208E-015" calcext:value-type="float">
            <text:p>1.959208E-15</text:p>
          </table:table-cell>
          <table:table-cell office:value-type="float" office:value="1.971108E-015" calcext:value-type="float">
            <text:p>1.971108E-15</text:p>
          </table:table-cell>
          <table:table-cell office:value-type="float" office:value="1.984378E-015" calcext:value-type="float">
            <text:p>1.984378E-15</text:p>
          </table:table-cell>
          <table:table-cell office:value-type="float" office:value="9.53477E-016" calcext:value-type="float">
            <text:p>9.5347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22983" calcext:value-type="float">
            <text:p>-0.01722983</text:p>
          </table:table-cell>
          <table:table-cell office:value-type="float" office:value="-0.01246636" calcext:value-type="float">
            <text:p>-0.01246636</text:p>
          </table:table-cell>
          <table:table-cell office:value-type="float" office:value="-0.01048658" calcext:value-type="float">
            <text:p>-0.01048658</text:p>
          </table:table-cell>
          <table:table-cell office:value-type="float" office:value="-0.009595835" calcext:value-type="float">
            <text:p>-0.009595835</text:p>
          </table:table-cell>
          <table:table-cell office:value-type="float" office:value="-0.009191703" calcext:value-type="float">
            <text:p>-0.009191703</text:p>
          </table:table-cell>
          <table:table-cell office:value-type="float" office:value="-0.1123278" calcext:value-type="float">
            <text:p>-0.1123278</text:p>
          </table:table-cell>
          <table:table-cell office:value-type="float" office:value="-0.001417524" calcext:value-type="float">
            <text:p>-0.001417524</text:p>
          </table:table-cell>
          <table:table-cell office:value-type="float" office:value="-0.5289784" calcext:value-type="float">
            <text:p>-0.5289784</text:p>
          </table:table-cell>
          <table:table-cell office:value-type="float" office:value="-0.5397804" calcext:value-type="float">
            <text:p>-0.5397804</text:p>
          </table:table-cell>
          <table:table-cell office:value-type="float" office:value="-0.1205703" calcext:value-type="float">
            <text:p>-0.120570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342513" calcext:value-type="float">
            <text:p>-0.02342513</text:p>
          </table:table-cell>
          <table:table-cell office:value-type="float" office:value="0.005830937" calcext:value-type="float">
            <text:p>0.00583093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879" calcext:value-type="float">
            <text:p>-2.38687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6.3865" calcext:value-type="float">
            <text:p>646.386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6.5704" calcext:value-type="float">
            <text:p>996.5704</text:p>
          </table:table-cell>
          <table:table-cell office:value-type="float" office:value="-12.63951" calcext:value-type="float">
            <text:p>-12.63951</text:p>
          </table:table-cell>
          <table:table-cell office:value-type="float" office:value="0" calcext:value-type="float">
            <text:p>0</text:p>
          </table:table-cell>
          <table:table-cell office:value-type="float" office:value="0.2923214" calcext:value-type="float">
            <text:p>0.2923214</text:p>
          </table:table-cell>
          <table:table-cell office:value-type="float" office:value="0.3312405" calcext:value-type="float">
            <text:p>0.3312405</text:p>
          </table:table-cell>
          <table:table-cell office:value-type="float" office:value="0.3454859" calcext:value-type="float">
            <text:p>0.3454859</text:p>
          </table:table-cell>
          <table:table-cell office:value-type="float" office:value="0.3529613" calcext:value-type="float">
            <text:p>0.3529613</text:p>
          </table:table-cell>
          <table:table-cell office:value-type="float" office:value="0.3549511" calcext:value-type="float">
            <text:p>0.3549511</text:p>
          </table:table-cell>
          <table:table-cell office:value-type="float" office:value="0.2425341" calcext:value-type="float">
            <text:p>0.2425341</text:p>
          </table:table-cell>
          <table:table-cell office:value-type="float" office:value="0.3898548" calcext:value-type="float">
            <text:p>0.3898548</text:p>
          </table:table-cell>
          <table:table-cell office:value-type="float" office:value="0.2631284" calcext:value-type="float">
            <text:p>0.2631284</text:p>
          </table:table-cell>
          <table:table-cell office:value-type="float" office:value="0.2566785" calcext:value-type="float">
            <text:p>0.2566785</text:p>
          </table:table-cell>
          <table:table-cell office:value-type="float" office:value="0.3079832" calcext:value-type="float">
            <text:p>0.3079832</text:p>
          </table:table-cell>
          <table:table-cell office:value-type="float" office:value="0.3745409" calcext:value-type="float">
            <text:p>0.3745409</text:p>
          </table:table-cell>
          <table:table-cell office:value-type="float" office:value="0.3907927" calcext:value-type="float">
            <text:p>0.3907927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0.05737489" calcext:value-type="float">
            <text:p>0.05737489</text:p>
          </table:table-cell>
          <table:table-cell office:value-type="float" office:value="1.959182E-015" calcext:value-type="float">
            <text:p>1.959182E-15</text:p>
          </table:table-cell>
          <table:table-cell office:value-type="float" office:value="1.971089E-015" calcext:value-type="float">
            <text:p>1.971089E-15</text:p>
          </table:table-cell>
          <table:table-cell office:value-type="float" office:value="1.984376E-015" calcext:value-type="float">
            <text:p>1.984376E-15</text:p>
          </table:table-cell>
          <table:table-cell office:value-type="float" office:value="9.534587E-016" calcext:value-type="float">
            <text:p>9.534587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93168" calcext:value-type="float">
            <text:p>-0.04093168</text:p>
          </table:table-cell>
          <table:table-cell office:value-type="float" office:value="-0.01898514" calcext:value-type="float">
            <text:p>-0.01898514</text:p>
          </table:table-cell>
          <table:table-cell office:value-type="float" office:value="-0.01473066" calcext:value-type="float">
            <text:p>-0.01473066</text:p>
          </table:table-cell>
          <table:table-cell office:value-type="float" office:value="-0.01298812" calcext:value-type="float">
            <text:p>-0.01298812</text:p>
          </table:table-cell>
          <table:table-cell office:value-type="float" office:value="-0.01254956" calcext:value-type="float">
            <text:p>-0.01254956</text:p>
          </table:table-cell>
          <table:table-cell office:value-type="float" office:value="-0.07231779" calcext:value-type="float">
            <text:p>-0.07231779</text:p>
          </table:table-cell>
          <table:table-cell office:value-type="float" office:value="-0.001402941" calcext:value-type="float">
            <text:p>-0.001402941</text:p>
          </table:table-cell>
          <table:table-cell office:value-type="float" office:value="-0.4789632" calcext:value-type="float">
            <text:p>-0.4789632</text:p>
          </table:table-cell>
          <table:table-cell office:value-type="float" office:value="-0.5378246" calcext:value-type="float">
            <text:p>-0.5378246</text:p>
          </table:table-cell>
          <table:table-cell office:value-type="float" office:value="-0.1197606" calcext:value-type="float">
            <text:p>-0.119760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6509652" calcext:value-type="float">
            <text:p>-0.06509652</text:p>
          </table:table-cell>
          <table:table-cell office:value-type="float" office:value="0.005796469" calcext:value-type="float">
            <text:p>0.00579646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0645" calcext:value-type="float">
            <text:p>-2.3906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654.1039" calcext:value-type="float">
            <text:p>654.1039</text:p>
          </table:table-cell>
          <table:table-cell office:value-type="float" office:value="646.7556" calcext:value-type="float">
            <text:p>646.755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5.788" calcext:value-type="float">
            <text:p>995.788</text:p>
          </table:table-cell>
          <table:table-cell office:value-type="float" office:value="-12.22586" calcext:value-type="float">
            <text:p>-12.22586</text:p>
          </table:table-cell>
          <table:table-cell office:value-type="float" office:value="0" calcext:value-type="float">
            <text:p>0</text:p>
          </table:table-cell>
          <table:table-cell office:value-type="float" office:value="0.3329775" calcext:value-type="float">
            <text:p>0.3329775</text:p>
          </table:table-cell>
          <table:table-cell office:value-type="float" office:value="0.3333186" calcext:value-type="float">
            <text:p>0.3333186</text:p>
          </table:table-cell>
          <table:table-cell office:value-type="float" office:value="0.3368971" calcext:value-type="float">
            <text:p>0.3368971</text:p>
          </table:table-cell>
          <table:table-cell office:value-type="float" office:value="0.3404424" calcext:value-type="float">
            <text:p>0.3404424</text:p>
          </table:table-cell>
          <table:table-cell office:value-type="float" office:value="0.3402933" calcext:value-type="float">
            <text:p>0.3402933</text:p>
          </table:table-cell>
          <table:table-cell office:value-type="float" office:value="0.2538783" calcext:value-type="float">
            <text:p>0.2538783</text:p>
          </table:table-cell>
          <table:table-cell office:value-type="float" office:value="0.3848515" calcext:value-type="float">
            <text:p>0.3848515</text:p>
          </table:table-cell>
          <table:table-cell office:value-type="float" office:value="0.2635882" calcext:value-type="float">
            <text:p>0.2635882</text:p>
          </table:table-cell>
          <table:table-cell office:value-type="float" office:value="0.2567804" calcext:value-type="float">
            <text:p>0.2567804</text:p>
          </table:table-cell>
          <table:table-cell office:value-type="float" office:value="0.3081965" calcext:value-type="float">
            <text:p>0.3081965</text:p>
          </table:table-cell>
          <table:table-cell office:value-type="float" office:value="0.3747974" calcext:value-type="float">
            <text:p>0.3747974</text:p>
          </table:table-cell>
          <table:table-cell office:value-type="float" office:value="0.3907393" calcext:value-type="float">
            <text:p>0.39073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887E-015" calcext:value-type="float">
            <text:p>1.924887E-15</text:p>
          </table:table-cell>
          <table:table-cell office:value-type="float" office:value="1.910721E-015" calcext:value-type="float">
            <text:p>1.910721E-15</text:p>
          </table:table-cell>
          <table:table-cell office:value-type="float" office:value="1.971069E-015" calcext:value-type="float">
            <text:p>1.971069E-15</text:p>
          </table:table-cell>
          <table:table-cell office:value-type="float" office:value="1.984374E-015" calcext:value-type="float">
            <text:p>1.984374E-15</text:p>
          </table:table-cell>
          <table:table-cell office:value-type="float" office:value="9.534435E-016" calcext:value-type="float">
            <text:p>9.53443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3206" calcext:value-type="float">
            <text:p>-0.01863206</text:p>
          </table:table-cell>
          <table:table-cell office:value-type="float" office:value="-0.0184583" calcext:value-type="float">
            <text:p>-0.0184583</text:p>
          </table:table-cell>
          <table:table-cell office:value-type="float" office:value="-0.01725193" calcext:value-type="float">
            <text:p>-0.01725193</text:p>
          </table:table-cell>
          <table:table-cell office:value-type="float" office:value="-0.0162161" calcext:value-type="float">
            <text:p>-0.0162161</text:p>
          </table:table-cell>
          <table:table-cell office:value-type="float" office:value="-0.01624498" calcext:value-type="float">
            <text:p>-0.01624498</text:p>
          </table:table-cell>
          <table:table-cell office:value-type="float" office:value="-0.0510598" calcext:value-type="float">
            <text:p>-0.0510598</text:p>
          </table:table-cell>
          <table:table-cell office:value-type="float" office:value="-0.001553363" calcext:value-type="float">
            <text:p>-0.001553363</text:p>
          </table:table-cell>
          <table:table-cell office:value-type="float" office:value="-0.4716852" calcext:value-type="float">
            <text:p>-0.4716852</text:p>
          </table:table-cell>
          <table:table-cell office:value-type="float" office:value="-0.5358341" calcext:value-type="float">
            <text:p>-0.5358341</text:p>
          </table:table-cell>
          <table:table-cell office:value-type="float" office:value="-0.1189632" calcext:value-type="float">
            <text:p>-0.118963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857045" calcext:value-type="float">
            <text:p>-0.01857045</text:p>
          </table:table-cell>
          <table:table-cell office:value-type="float" office:value="0.005671585" calcext:value-type="float">
            <text:p>0.00567158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683" calcext:value-type="float">
            <text:p>-2.3936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6.9611" calcext:value-type="float">
            <text:p>646.961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3.565" calcext:value-type="float">
            <text:p>1003.565</text:p>
          </table:table-cell>
          <table:table-cell office:value-type="float" office:value="-12.10828" calcext:value-type="float">
            <text:p>-12.10828</text:p>
          </table:table-cell>
          <table:table-cell office:value-type="float" office:value="0" calcext:value-type="float">
            <text:p>0</text:p>
          </table:table-cell>
          <table:table-cell office:value-type="float" office:value="0.4464299" calcext:value-type="float">
            <text:p>0.4464299</text:p>
          </table:table-cell>
          <table:table-cell office:value-type="float" office:value="0.4450528" calcext:value-type="float">
            <text:p>0.4450528</text:p>
          </table:table-cell>
          <table:table-cell office:value-type="float" office:value="0.3700227" calcext:value-type="float">
            <text:p>0.3700227</text:p>
          </table:table-cell>
          <table:table-cell office:value-type="float" office:value="0.3392653" calcext:value-type="float">
            <text:p>0.3392653</text:p>
          </table:table-cell>
          <table:table-cell office:value-type="float" office:value="0.3327728" calcext:value-type="float">
            <text:p>0.3327728</text:p>
          </table:table-cell>
          <table:table-cell office:value-type="float" office:value="0.2710318" calcext:value-type="float">
            <text:p>0.2710318</text:p>
          </table:table-cell>
          <table:table-cell office:value-type="float" office:value="0.3684869" calcext:value-type="float">
            <text:p>0.3684869</text:p>
          </table:table-cell>
          <table:table-cell office:value-type="float" office:value="0.2640392" calcext:value-type="float">
            <text:p>0.2640392</text:p>
          </table:table-cell>
          <table:table-cell office:value-type="float" office:value="0.2568823" calcext:value-type="float">
            <text:p>0.2568823</text:p>
          </table:table-cell>
          <table:table-cell office:value-type="float" office:value="0.3084083" calcext:value-type="float">
            <text:p>0.3084083</text:p>
          </table:table-cell>
          <table:table-cell office:value-type="float" office:value="0.3750249" calcext:value-type="float">
            <text:p>0.3750249</text:p>
          </table:table-cell>
          <table:table-cell office:value-type="float" office:value="0.3906938" calcext:value-type="float">
            <text:p>0.39069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179E-015" calcext:value-type="float">
            <text:p>1.925179E-15</text:p>
          </table:table-cell>
          <table:table-cell office:value-type="float" office:value="1.910693E-015" calcext:value-type="float">
            <text:p>1.910693E-15</text:p>
          </table:table-cell>
          <table:table-cell office:value-type="float" office:value="1.971046E-015" calcext:value-type="float">
            <text:p>1.971046E-15</text:p>
          </table:table-cell>
          <table:table-cell office:value-type="float" office:value="1.98437E-015" calcext:value-type="float">
            <text:p>1.98437E-15</text:p>
          </table:table-cell>
          <table:table-cell office:value-type="float" office:value="9.534288E-016" calcext:value-type="float">
            <text:p>9.53428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96076" calcext:value-type="float">
            <text:p>-0.002996076</text:p>
          </table:table-cell>
          <table:table-cell office:value-type="float" office:value="-0.003026714" calcext:value-type="float">
            <text:p>-0.003026714</text:p>
          </table:table-cell>
          <table:table-cell office:value-type="float" office:value="-0.01027875" calcext:value-type="float">
            <text:p>-0.01027875</text:p>
          </table:table-cell>
          <table:table-cell office:value-type="float" office:value="-0.01681524" calcext:value-type="float">
            <text:p>-0.01681524</text:p>
          </table:table-cell>
          <table:table-cell office:value-type="float" office:value="-0.01873417" calcext:value-type="float">
            <text:p>-0.01873417</text:p>
          </table:table-cell>
          <table:table-cell office:value-type="float" office:value="-0.0310104" calcext:value-type="float">
            <text:p>-0.0310104</text:p>
          </table:table-cell>
          <table:table-cell office:value-type="float" office:value="-0.002231594" calcext:value-type="float">
            <text:p>-0.002231594</text:p>
          </table:table-cell>
          <table:table-cell office:value-type="float" office:value="-0.464665" calcext:value-type="float">
            <text:p>-0.464665</text:p>
          </table:table-cell>
          <table:table-cell office:value-type="float" office:value="-0.5338508" calcext:value-type="float">
            <text:p>-0.5338508</text:p>
          </table:table-cell>
          <table:table-cell office:value-type="float" office:value="-0.1181775" calcext:value-type="float">
            <text:p>-0.118177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02265525" calcext:value-type="float">
            <text:p>-0.002265525</text:p>
          </table:table-cell>
          <table:table-cell office:value-type="float" office:value="0.005607406" calcext:value-type="float">
            <text:p>0.0056074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911" calcext:value-type="float">
            <text:p>-2.3969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7.2472" calcext:value-type="float">
            <text:p>647.247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921" calcext:value-type="float">
            <text:p>1002.921</text:p>
          </table:table-cell>
          <table:table-cell office:value-type="float" office:value="-11.7499" calcext:value-type="float">
            <text:p>-11.7499</text:p>
          </table:table-cell>
          <table:table-cell office:value-type="float" office:value="0" calcext:value-type="float">
            <text:p>0</text:p>
          </table:table-cell>
          <table:table-cell office:value-type="float" office:value="0.3085399" calcext:value-type="float">
            <text:p>0.3085399</text:p>
          </table:table-cell>
          <table:table-cell office:value-type="float" office:value="0.3468083" calcext:value-type="float">
            <text:p>0.3468083</text:p>
          </table:table-cell>
          <table:table-cell office:value-type="float" office:value="0.3608649" calcext:value-type="float">
            <text:p>0.3608649</text:p>
          </table:table-cell>
          <table:table-cell office:value-type="float" office:value="0.3651022" calcext:value-type="float">
            <text:p>0.3651022</text:p>
          </table:table-cell>
          <table:table-cell office:value-type="float" office:value="0.3645646" calcext:value-type="float">
            <text:p>0.3645646</text:p>
          </table:table-cell>
          <table:table-cell office:value-type="float" office:value="0.3064213" calcext:value-type="float">
            <text:p>0.3064213</text:p>
          </table:table-cell>
          <table:table-cell office:value-type="float" office:value="0.3488727" calcext:value-type="float">
            <text:p>0.3488727</text:p>
          </table:table-cell>
          <table:table-cell office:value-type="float" office:value="0.2645124" calcext:value-type="float">
            <text:p>0.2645124</text:p>
          </table:table-cell>
          <table:table-cell office:value-type="float" office:value="0.2569858" calcext:value-type="float">
            <text:p>0.2569858</text:p>
          </table:table-cell>
          <table:table-cell office:value-type="float" office:value="0.3086185" calcext:value-type="float">
            <text:p>0.3086185</text:p>
          </table:table-cell>
          <table:table-cell office:value-type="float" office:value="0.3752272" calcext:value-type="float">
            <text:p>0.3752272</text:p>
          </table:table-cell>
          <table:table-cell office:value-type="float" office:value="0.3906552" calcext:value-type="float">
            <text:p>0.3906552</text:p>
          </table:table-cell>
          <table:table-cell office:value-type="float" office:value="0.4481261" calcext:value-type="float">
            <text:p>0.4481261</text:p>
          </table:table-cell>
          <table:table-cell office:value-type="float" office:value="0" calcext:value-type="float">
            <text:p>0</text:p>
          </table:table-cell>
          <table:table-cell office:value-type="float" office:value="0.05651153" calcext:value-type="float">
            <text:p>0.05651153</text:p>
          </table:table-cell>
          <table:table-cell office:value-type="float" office:value="1.910673E-015" calcext:value-type="float">
            <text:p>1.910673E-15</text:p>
          </table:table-cell>
          <table:table-cell office:value-type="float" office:value="1.971028E-015" calcext:value-type="float">
            <text:p>1.971028E-15</text:p>
          </table:table-cell>
          <table:table-cell office:value-type="float" office:value="1.984363E-015" calcext:value-type="float">
            <text:p>1.984363E-15</text:p>
          </table:table-cell>
          <table:table-cell office:value-type="float" office:value="9.53415E-016" calcext:value-type="float">
            <text:p>9.5341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06984" calcext:value-type="float">
            <text:p>-0.02806984</text:p>
          </table:table-cell>
          <table:table-cell office:value-type="float" office:value="-0.01425934" calcext:value-type="float">
            <text:p>-0.01425934</text:p>
          </table:table-cell>
          <table:table-cell office:value-type="float" office:value="-0.01122558" calcext:value-type="float">
            <text:p>-0.01122558</text:p>
          </table:table-cell>
          <table:table-cell office:value-type="float" office:value="-0.01055004" calcext:value-type="float">
            <text:p>-0.01055004</text:p>
          </table:table-cell>
          <table:table-cell office:value-type="float" office:value="-0.01066979" calcext:value-type="float">
            <text:p>-0.01066979</text:p>
          </table:table-cell>
          <table:table-cell office:value-type="float" office:value="-0.01240139" calcext:value-type="float">
            <text:p>-0.01240139</text:p>
          </table:table-cell>
          <table:table-cell office:value-type="float" office:value="-0.003554928" calcext:value-type="float">
            <text:p>-0.003554928</text:p>
          </table:table-cell>
          <table:table-cell office:value-type="float" office:value="-0.4574431" calcext:value-type="float">
            <text:p>-0.4574431</text:p>
          </table:table-cell>
          <table:table-cell office:value-type="float" office:value="-0.5318429" calcext:value-type="float">
            <text:p>-0.5318429</text:p>
          </table:table-cell>
          <table:table-cell office:value-type="float" office:value="-0.117403" calcext:value-type="float">
            <text:p>-0.11740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206187" calcext:value-type="float">
            <text:p>-0.05206187</text:p>
          </table:table-cell>
          <table:table-cell office:value-type="float" office:value="0.0057218" calcext:value-type="float">
            <text:p>0.005721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9985" calcext:value-type="float">
            <text:p>-2.39998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7.3607" calcext:value-type="float">
            <text:p>647.360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3.104" calcext:value-type="float">
            <text:p>1003.104</text:p>
          </table:table-cell>
          <table:table-cell office:value-type="float" office:value="-12.04569" calcext:value-type="float">
            <text:p>-12.04569</text:p>
          </table:table-cell>
          <table:table-cell office:value-type="float" office:value="0" calcext:value-type="float">
            <text:p>0</text:p>
          </table:table-cell>
          <table:table-cell office:value-type="float" office:value="0.1729902" calcext:value-type="float">
            <text:p>0.1729902</text:p>
          </table:table-cell>
          <table:table-cell office:value-type="float" office:value="0.3449295" calcext:value-type="float">
            <text:p>0.3449295</text:p>
          </table:table-cell>
          <table:table-cell office:value-type="float" office:value="0.3535138" calcext:value-type="float">
            <text:p>0.3535138</text:p>
          </table:table-cell>
          <table:table-cell office:value-type="float" office:value="0.3612753" calcext:value-type="float">
            <text:p>0.3612753</text:p>
          </table:table-cell>
          <table:table-cell office:value-type="float" office:value="0.3670475" calcext:value-type="float">
            <text:p>0.3670475</text:p>
          </table:table-cell>
          <table:table-cell office:value-type="float" office:value="0.3218811" calcext:value-type="float">
            <text:p>0.3218811</text:p>
          </table:table-cell>
          <table:table-cell office:value-type="float" office:value="0.323262" calcext:value-type="float">
            <text:p>0.323262</text:p>
          </table:table-cell>
          <table:table-cell office:value-type="float" office:value="0.265057" calcext:value-type="float">
            <text:p>0.265057</text:p>
          </table:table-cell>
          <table:table-cell office:value-type="float" office:value="0.2570899" calcext:value-type="float">
            <text:p>0.2570899</text:p>
          </table:table-cell>
          <table:table-cell office:value-type="float" office:value="0.308827" calcext:value-type="float">
            <text:p>0.308827</text:p>
          </table:table-cell>
          <table:table-cell office:value-type="float" office:value="0.3754319" calcext:value-type="float">
            <text:p>0.3754319</text:p>
          </table:table-cell>
          <table:table-cell office:value-type="float" office:value="0.3912517" calcext:value-type="float">
            <text:p>0.3912517</text:p>
          </table:table-cell>
          <table:table-cell office:value-type="float" office:value="0.4525651" calcext:value-type="float">
            <text:p>0.4525651</text:p>
          </table:table-cell>
          <table:table-cell office:value-type="float" office:value="0" calcext:value-type="float">
            <text:p>0</text:p>
          </table:table-cell>
          <table:table-cell office:value-type="float" office:value="0.1831489" calcext:value-type="float">
            <text:p>0.1831489</text:p>
          </table:table-cell>
          <table:table-cell office:value-type="float" office:value="0.006829859" calcext:value-type="float">
            <text:p>0.006829859</text:p>
          </table:table-cell>
          <table:table-cell office:value-type="float" office:value="1.971015E-015" calcext:value-type="float">
            <text:p>1.971015E-15</text:p>
          </table:table-cell>
          <table:table-cell office:value-type="float" office:value="1.984358E-015" calcext:value-type="float">
            <text:p>1.984358E-15</text:p>
          </table:table-cell>
          <table:table-cell office:value-type="float" office:value="9.534028E-016" calcext:value-type="float">
            <text:p>9.534028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48043" calcext:value-type="float">
            <text:p>-2.448043</text:p>
          </table:table-cell>
          <table:table-cell office:value-type="float" office:value="-0.01488893" calcext:value-type="float">
            <text:p>-0.01488893</text:p>
          </table:table-cell>
          <table:table-cell office:value-type="float" office:value="-0.01282593" calcext:value-type="float">
            <text:p>-0.01282593</text:p>
          </table:table-cell>
          <table:table-cell office:value-type="float" office:value="-0.01129235" calcext:value-type="float">
            <text:p>-0.01129235</text:p>
          </table:table-cell>
          <table:table-cell office:value-type="float" office:value="-0.01024947" calcext:value-type="float">
            <text:p>-0.01024947</text:p>
          </table:table-cell>
          <table:table-cell office:value-type="float" office:value="-0.00845169" calcext:value-type="float">
            <text:p>-0.00845169</text:p>
          </table:table-cell>
          <table:table-cell office:value-type="float" office:value="-0.006694125" calcext:value-type="float">
            <text:p>-0.006694125</text:p>
          </table:table-cell>
          <table:table-cell office:value-type="float" office:value="-0.4492663" calcext:value-type="float">
            <text:p>-0.4492663</text:p>
          </table:table-cell>
          <table:table-cell office:value-type="float" office:value="-0.529835" calcext:value-type="float">
            <text:p>-0.529835</text:p>
          </table:table-cell>
          <table:table-cell office:value-type="float" office:value="-0.1166402" calcext:value-type="float">
            <text:p>-0.116640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5.819719" calcext:value-type="float">
            <text:p>-5.819719</text:p>
          </table:table-cell>
          <table:table-cell office:value-type="float" office:value="0.005767197" calcext:value-type="float">
            <text:p>0.00576719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4692" calcext:value-type="float">
            <text:p>-2.3046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7.6999" calcext:value-type="float">
            <text:p>647.699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3.104" calcext:value-type="float">
            <text:p>1003.104</text:p>
          </table:table-cell>
          <table:table-cell office:value-type="float" office:value="-12.38389" calcext:value-type="float">
            <text:p>-12.38389</text:p>
          </table:table-cell>
          <table:table-cell office:value-type="float" office:value="0" calcext:value-type="float">
            <text:p>0</text:p>
          </table:table-cell>
          <table:table-cell office:value-type="float" office:value="0.1602297" calcext:value-type="float">
            <text:p>0.1602297</text:p>
          </table:table-cell>
          <table:table-cell office:value-type="float" office:value="0.3254346" calcext:value-type="float">
            <text:p>0.3254346</text:p>
          </table:table-cell>
          <table:table-cell office:value-type="float" office:value="0.3472029" calcext:value-type="float">
            <text:p>0.3472029</text:p>
          </table:table-cell>
          <table:table-cell office:value-type="float" office:value="0.3587493" calcext:value-type="float">
            <text:p>0.3587493</text:p>
          </table:table-cell>
          <table:table-cell office:value-type="float" office:value="0.3657378" calcext:value-type="float">
            <text:p>0.3657378</text:p>
          </table:table-cell>
          <table:table-cell office:value-type="float" office:value="0.3211226" calcext:value-type="float">
            <text:p>0.3211226</text:p>
          </table:table-cell>
          <table:table-cell office:value-type="float" office:value="0.3247758" calcext:value-type="float">
            <text:p>0.3247758</text:p>
          </table:table-cell>
          <table:table-cell office:value-type="float" office:value="0.2655882" calcext:value-type="float">
            <text:p>0.2655882</text:p>
          </table:table-cell>
          <table:table-cell office:value-type="float" office:value="0.2571959" calcext:value-type="float">
            <text:p>0.2571959</text:p>
          </table:table-cell>
          <table:table-cell office:value-type="float" office:value="0.309034" calcext:value-type="float">
            <text:p>0.309034</text:p>
          </table:table-cell>
          <table:table-cell office:value-type="float" office:value="0.3756486" calcext:value-type="float">
            <text:p>0.3756486</text:p>
          </table:table-cell>
          <table:table-cell office:value-type="float" office:value="0.3915945" calcext:value-type="float">
            <text:p>0.3915945</text:p>
          </table:table-cell>
          <table:table-cell office:value-type="float" office:value="0.4575998" calcext:value-type="float">
            <text:p>0.4575998</text:p>
          </table:table-cell>
          <table:table-cell office:value-type="float" office:value="0" calcext:value-type="float">
            <text:p>0</text:p>
          </table:table-cell>
          <table:table-cell office:value-type="float" office:value="0.1716951" calcext:value-type="float">
            <text:p>0.1716951</text:p>
          </table:table-cell>
          <table:table-cell office:value-type="float" office:value="0.01953455" calcext:value-type="float">
            <text:p>0.01953455</text:p>
          </table:table-cell>
          <table:table-cell office:value-type="float" office:value="1.971005E-015" calcext:value-type="float">
            <text:p>1.971005E-15</text:p>
          </table:table-cell>
          <table:table-cell office:value-type="float" office:value="1.984354E-015" calcext:value-type="float">
            <text:p>1.984354E-15</text:p>
          </table:table-cell>
          <table:table-cell office:value-type="float" office:value="9.533894E-016" calcext:value-type="float">
            <text:p>9.533894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00142" calcext:value-type="float">
            <text:p>-3.900142</text:p>
          </table:table-cell>
          <table:table-cell office:value-type="float" office:value="-0.0210556" calcext:value-type="float">
            <text:p>-0.0210556</text:p>
          </table:table-cell>
          <table:table-cell office:value-type="float" office:value="-0.01428738" calcext:value-type="float">
            <text:p>-0.01428738</text:p>
          </table:table-cell>
          <table:table-cell office:value-type="float" office:value="-0.01177991" calcext:value-type="float">
            <text:p>-0.01177991</text:p>
          </table:table-cell>
          <table:table-cell office:value-type="float" office:value="-0.01047083" calcext:value-type="float">
            <text:p>-0.01047083</text:p>
          </table:table-cell>
          <table:table-cell office:value-type="float" office:value="-0.008609554" calcext:value-type="float">
            <text:p>-0.008609554</text:p>
          </table:table-cell>
          <table:table-cell office:value-type="float" office:value="-0.006429857" calcext:value-type="float">
            <text:p>-0.006429857</text:p>
          </table:table-cell>
          <table:table-cell office:value-type="float" office:value="-0.4414468" calcext:value-type="float">
            <text:p>-0.4414468</text:p>
          </table:table-cell>
          <table:table-cell office:value-type="float" office:value="-0.5277976" calcext:value-type="float">
            <text:p>-0.5277976</text:p>
          </table:table-cell>
          <table:table-cell office:value-type="float" office:value="-0.1158887" calcext:value-type="float">
            <text:p>-0.115888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3.49019" calcext:value-type="float">
            <text:p>-13.49019</text:p>
          </table:table-cell>
          <table:table-cell office:value-type="float" office:value="0.005813478" calcext:value-type="float">
            <text:p>0.00581347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8624" calcext:value-type="float">
            <text:p>-2.3386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8.2595" calcext:value-type="float">
            <text:p>648.259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966" calcext:value-type="float">
            <text:p>1002.966</text:p>
          </table:table-cell>
          <table:table-cell office:value-type="float" office:value="-12.80564" calcext:value-type="float">
            <text:p>-12.80564</text:p>
          </table:table-cell>
          <table:table-cell office:value-type="float" office:value="0" calcext:value-type="float">
            <text:p>0</text:p>
          </table:table-cell>
          <table:table-cell office:value-type="float" office:value="0.1548026" calcext:value-type="float">
            <text:p>0.1548026</text:p>
          </table:table-cell>
          <table:table-cell office:value-type="float" office:value="0.2984309" calcext:value-type="float">
            <text:p>0.2984309</text:p>
          </table:table-cell>
          <table:table-cell office:value-type="float" office:value="0.3379922" calcext:value-type="float">
            <text:p>0.3379922</text:p>
          </table:table-cell>
          <table:table-cell office:value-type="float" office:value="0.3518262" calcext:value-type="float">
            <text:p>0.3518262</text:p>
          </table:table-cell>
          <table:table-cell office:value-type="float" office:value="0.359234" calcext:value-type="float">
            <text:p>0.359234</text:p>
          </table:table-cell>
          <table:table-cell office:value-type="float" office:value="0.3162395" calcext:value-type="float">
            <text:p>0.3162395</text:p>
          </table:table-cell>
          <table:table-cell office:value-type="float" office:value="0.3159203" calcext:value-type="float">
            <text:p>0.3159203</text:p>
          </table:table-cell>
          <table:table-cell office:value-type="float" office:value="0.2661073" calcext:value-type="float">
            <text:p>0.2661073</text:p>
          </table:table-cell>
          <table:table-cell office:value-type="float" office:value="0.2573021" calcext:value-type="float">
            <text:p>0.2573021</text:p>
          </table:table-cell>
          <table:table-cell office:value-type="float" office:value="0.3092395" calcext:value-type="float">
            <text:p>0.3092395</text:p>
          </table:table-cell>
          <table:table-cell office:value-type="float" office:value="0.3758611" calcext:value-type="float">
            <text:p>0.3758611</text:p>
          </table:table-cell>
          <table:table-cell office:value-type="float" office:value="0.3917346" calcext:value-type="float">
            <text:p>0.3917346</text:p>
          </table:table-cell>
          <table:table-cell office:value-type="float" office:value="0.4616137" calcext:value-type="float">
            <text:p>0.4616137</text:p>
          </table:table-cell>
          <table:table-cell office:value-type="float" office:value="0" calcext:value-type="float">
            <text:p>0</text:p>
          </table:table-cell>
          <table:table-cell office:value-type="float" office:value="0.1441124" calcext:value-type="float">
            <text:p>0.1441124</text:p>
          </table:table-cell>
          <table:table-cell office:value-type="float" office:value="0.0859765" calcext:value-type="float">
            <text:p>0.0859765</text:p>
          </table:table-cell>
          <table:table-cell office:value-type="float" office:value="1.971001E-015" calcext:value-type="float">
            <text:p>1.971001E-15</text:p>
          </table:table-cell>
          <table:table-cell office:value-type="float" office:value="1.984351E-015" calcext:value-type="float">
            <text:p>1.984351E-15</text:p>
          </table:table-cell>
          <table:table-cell office:value-type="float" office:value="9.533773E-016" calcext:value-type="float">
            <text:p>9.533773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1366" calcext:value-type="float">
            <text:p>-5.301366</text:p>
          </table:table-cell>
          <table:table-cell office:value-type="float" office:value="-0.03622445" calcext:value-type="float">
            <text:p>-0.03622445</text:p>
          </table:table-cell>
          <table:table-cell office:value-type="float" office:value="-0.01690354" calcext:value-type="float">
            <text:p>-0.01690354</text:p>
          </table:table-cell>
          <table:table-cell office:value-type="float" office:value="-0.01326031" calcext:value-type="float">
            <text:p>-0.01326031</text:p>
          </table:table-cell>
          <table:table-cell office:value-type="float" office:value="-0.01167662" calcext:value-type="float">
            <text:p>-0.01167662</text:p>
          </table:table-cell>
          <table:table-cell office:value-type="float" office:value="-0.009649059" calcext:value-type="float">
            <text:p>-0.009649059</text:p>
          </table:table-cell>
          <table:table-cell office:value-type="float" office:value="-0.008124594" calcext:value-type="float">
            <text:p>-0.008124594</text:p>
          </table:table-cell>
          <table:table-cell office:value-type="float" office:value="-0.4339517" calcext:value-type="float">
            <text:p>-0.4339517</text:p>
          </table:table-cell>
          <table:table-cell office:value-type="float" office:value="-0.5257643" calcext:value-type="float">
            <text:p>-0.5257643</text:p>
          </table:table-cell>
          <table:table-cell office:value-type="float" office:value="-0.1151474" calcext:value-type="float">
            <text:p>-0.115147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2.34753" calcext:value-type="float">
            <text:p>-12.34753</text:p>
          </table:table-cell>
          <table:table-cell office:value-type="float" office:value="0.005972196" calcext:value-type="float">
            <text:p>0.00597219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4191" calcext:value-type="float">
            <text:p>-2.36419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8.6976" calcext:value-type="float">
            <text:p>648.697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528" calcext:value-type="float">
            <text:p>1002.528</text:p>
          </table:table-cell>
          <table:table-cell office:value-type="float" office:value="-12.80551" calcext:value-type="float">
            <text:p>-12.80551</text:p>
          </table:table-cell>
          <table:table-cell office:value-type="float" office:value="0" calcext:value-type="float">
            <text:p>0</text:p>
          </table:table-cell>
          <table:table-cell office:value-type="float" office:value="0.1729193" calcext:value-type="float">
            <text:p>0.1729193</text:p>
          </table:table-cell>
          <table:table-cell office:value-type="float" office:value="0.2825265" calcext:value-type="float">
            <text:p>0.2825265</text:p>
          </table:table-cell>
          <table:table-cell office:value-type="float" office:value="0.3352948" calcext:value-type="float">
            <text:p>0.3352948</text:p>
          </table:table-cell>
          <table:table-cell office:value-type="float" office:value="0.3468803" calcext:value-type="float">
            <text:p>0.3468803</text:p>
          </table:table-cell>
          <table:table-cell office:value-type="float" office:value="0.3534067" calcext:value-type="float">
            <text:p>0.3534067</text:p>
          </table:table-cell>
          <table:table-cell office:value-type="float" office:value="0.3110284" calcext:value-type="float">
            <text:p>0.3110284</text:p>
          </table:table-cell>
          <table:table-cell office:value-type="float" office:value="0.3099441" calcext:value-type="float">
            <text:p>0.3099441</text:p>
          </table:table-cell>
          <table:table-cell office:value-type="float" office:value="0.2666139" calcext:value-type="float">
            <text:p>0.2666139</text:p>
          </table:table-cell>
          <table:table-cell office:value-type="float" office:value="0.2574084" calcext:value-type="float">
            <text:p>0.2574084</text:p>
          </table:table-cell>
          <table:table-cell office:value-type="float" office:value="0.3094434" calcext:value-type="float">
            <text:p>0.3094434</text:p>
          </table:table-cell>
          <table:table-cell office:value-type="float" office:value="0.3760589" calcext:value-type="float">
            <text:p>0.3760589</text:p>
          </table:table-cell>
          <table:table-cell office:value-type="float" office:value="0.3917721" calcext:value-type="float">
            <text:p>0.3917721</text:p>
          </table:table-cell>
          <table:table-cell office:value-type="float" office:value="0.4623613" calcext:value-type="float">
            <text:p>0.4623613</text:p>
          </table:table-cell>
          <table:table-cell office:value-type="float" office:value="0" calcext:value-type="float">
            <text:p>0</text:p>
          </table:table-cell>
          <table:table-cell office:value-type="float" office:value="0.1173905" calcext:value-type="float">
            <text:p>0.1173905</text:p>
          </table:table-cell>
          <table:table-cell office:value-type="float" office:value="0.1297791" calcext:value-type="float">
            <text:p>0.1297791</text:p>
          </table:table-cell>
          <table:table-cell office:value-type="float" office:value="1.971E-015" calcext:value-type="float">
            <text:p>1.971E-15</text:p>
          </table:table-cell>
          <table:table-cell office:value-type="float" office:value="1.984342E-015" calcext:value-type="float">
            <text:p>1.984342E-15</text:p>
          </table:table-cell>
          <table:table-cell office:value-type="float" office:value="9.533715E-016" calcext:value-type="float">
            <text:p>9.53371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9959" calcext:value-type="float">
            <text:p>-2.269959</text:p>
          </table:table-cell>
          <table:table-cell office:value-type="float" office:value="-0.05621051" calcext:value-type="float">
            <text:p>-0.05621051</text:p>
          </table:table-cell>
          <table:table-cell office:value-type="float" office:value="-0.01772582" calcext:value-type="float">
            <text:p>-0.01772582</text:p>
          </table:table-cell>
          <table:table-cell office:value-type="float" office:value="-0.01447316" calcext:value-type="float">
            <text:p>-0.01447316</text:p>
          </table:table-cell>
          <table:table-cell office:value-type="float" office:value="-0.01290927" calcext:value-type="float">
            <text:p>-0.01290927</text:p>
          </table:table-cell>
          <table:table-cell office:value-type="float" office:value="-0.01093643" calcext:value-type="float">
            <text:p>-0.01093643</text:p>
          </table:table-cell>
          <table:table-cell office:value-type="float" office:value="-0.009538154" calcext:value-type="float">
            <text:p>-0.009538154</text:p>
          </table:table-cell>
          <table:table-cell office:value-type="float" office:value="-0.426773" calcext:value-type="float">
            <text:p>-0.426773</text:p>
          </table:table-cell>
          <table:table-cell office:value-type="float" office:value="-0.5237409" calcext:value-type="float">
            <text:p>-0.5237409</text:p>
          </table:table-cell>
          <table:table-cell office:value-type="float" office:value="-0.1144176" calcext:value-type="float">
            <text:p>-0.114417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3.443038" calcext:value-type="float">
            <text:p>-3.443038</text:p>
          </table:table-cell>
          <table:table-cell office:value-type="float" office:value="0.006048356" calcext:value-type="float">
            <text:p>0.00604835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4124" calcext:value-type="float">
            <text:p>-2.3741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9.0875" calcext:value-type="float">
            <text:p>649.087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118" calcext:value-type="float">
            <text:p>1002.118</text:p>
          </table:table-cell>
          <table:table-cell office:value-type="float" office:value="-12.78479" calcext:value-type="float">
            <text:p>-12.78479</text:p>
          </table:table-cell>
          <table:table-cell office:value-type="float" office:value="0" calcext:value-type="float">
            <text:p>0</text:p>
          </table:table-cell>
          <table:table-cell office:value-type="float" office:value="0.2540285" calcext:value-type="float">
            <text:p>0.2540285</text:p>
          </table:table-cell>
          <table:table-cell office:value-type="float" office:value="0.3058225" calcext:value-type="float">
            <text:p>0.3058225</text:p>
          </table:table-cell>
          <table:table-cell office:value-type="float" office:value="0.3304766" calcext:value-type="float">
            <text:p>0.3304766</text:p>
          </table:table-cell>
          <table:table-cell office:value-type="float" office:value="0.3418768" calcext:value-type="float">
            <text:p>0.3418768</text:p>
          </table:table-cell>
          <table:table-cell office:value-type="float" office:value="0.347976" calcext:value-type="float">
            <text:p>0.347976</text:p>
          </table:table-cell>
          <table:table-cell office:value-type="float" office:value="0.3067475" calcext:value-type="float">
            <text:p>0.3067475</text:p>
          </table:table-cell>
          <table:table-cell office:value-type="float" office:value="0.3054712" calcext:value-type="float">
            <text:p>0.3054712</text:p>
          </table:table-cell>
          <table:table-cell office:value-type="float" office:value="0.2671089" calcext:value-type="float">
            <text:p>0.2671089</text:p>
          </table:table-cell>
          <table:table-cell office:value-type="float" office:value="0.2575166" calcext:value-type="float">
            <text:p>0.2575166</text:p>
          </table:table-cell>
          <table:table-cell office:value-type="float" office:value="0.3096457" calcext:value-type="float">
            <text:p>0.3096457</text:p>
          </table:table-cell>
          <table:table-cell office:value-type="float" office:value="0.3762393" calcext:value-type="float">
            <text:p>0.3762393</text:p>
          </table:table-cell>
          <table:table-cell office:value-type="float" office:value="0.3917653" calcext:value-type="float">
            <text:p>0.3917653</text:p>
          </table:table-cell>
          <table:table-cell office:value-type="float" office:value="0.4623599" calcext:value-type="float">
            <text:p>0.4623599</text:p>
          </table:table-cell>
          <table:table-cell office:value-type="float" office:value="0" calcext:value-type="float">
            <text:p>0</text:p>
          </table:table-cell>
          <table:table-cell office:value-type="float" office:value="0.09519976" calcext:value-type="float">
            <text:p>0.09519976</text:p>
          </table:table-cell>
          <table:table-cell office:value-type="float" office:value="0.1127835" calcext:value-type="float">
            <text:p>0.1127835</text:p>
          </table:table-cell>
          <table:table-cell office:value-type="float" office:value="1.970997E-015" calcext:value-type="float">
            <text:p>1.970997E-15</text:p>
          </table:table-cell>
          <table:table-cell office:value-type="float" office:value="1.984333E-015" calcext:value-type="float">
            <text:p>1.984333E-15</text:p>
          </table:table-cell>
          <table:table-cell office:value-type="float" office:value="9.533671E-016" calcext:value-type="float">
            <text:p>9.53367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76798" calcext:value-type="float">
            <text:p>-0.1176798</text:p>
          </table:table-cell>
          <table:table-cell office:value-type="float" office:value="-0.03106288" calcext:value-type="float">
            <text:p>-0.03106288</text:p>
          </table:table-cell>
          <table:table-cell office:value-type="float" office:value="-0.01937474" calcext:value-type="float">
            <text:p>-0.01937474</text:p>
          </table:table-cell>
          <table:table-cell office:value-type="float" office:value="-0.01580828" calcext:value-type="float">
            <text:p>-0.01580828</text:p>
          </table:table-cell>
          <table:table-cell office:value-type="float" office:value="-0.01419663" calcext:value-type="float">
            <text:p>-0.01419663</text:p>
          </table:table-cell>
          <table:table-cell office:value-type="float" office:value="-0.01214" calcext:value-type="float">
            <text:p>-0.01214</text:p>
          </table:table-cell>
          <table:table-cell office:value-type="float" office:value="-0.01077588" calcext:value-type="float">
            <text:p>-0.01077588</text:p>
          </table:table-cell>
          <table:table-cell office:value-type="float" office:value="-0.419888" calcext:value-type="float">
            <text:p>-0.419888</text:p>
          </table:table-cell>
          <table:table-cell office:value-type="float" office:value="-0.5216868" calcext:value-type="float">
            <text:p>-0.5216868</text:p>
          </table:table-cell>
          <table:table-cell office:value-type="float" office:value="-0.1136985" calcext:value-type="float">
            <text:p>-0.113698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146743" calcext:value-type="float">
            <text:p>-0.146743</text:p>
          </table:table-cell>
          <table:table-cell office:value-type="float" office:value="0.005948744" calcext:value-type="float">
            <text:p>0.00594874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647" calcext:value-type="float">
            <text:p>-2.3766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9.3564" calcext:value-type="float">
            <text:p>649.356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1.784" calcext:value-type="float">
            <text:p>1001.784</text:p>
          </table:table-cell>
          <table:table-cell office:value-type="float" office:value="-12.71942" calcext:value-type="float">
            <text:p>-12.71942</text:p>
          </table:table-cell>
          <table:table-cell office:value-type="float" office:value="0" calcext:value-type="float">
            <text:p>0</text:p>
          </table:table-cell>
          <table:table-cell office:value-type="float" office:value="0.314434" calcext:value-type="float">
            <text:p>0.314434</text:p>
          </table:table-cell>
          <table:table-cell office:value-type="float" office:value="0.3310073" calcext:value-type="float">
            <text:p>0.3310073</text:p>
          </table:table-cell>
          <table:table-cell office:value-type="float" office:value="0.336873" calcext:value-type="float">
            <text:p>0.336873</text:p>
          </table:table-cell>
          <table:table-cell office:value-type="float" office:value="0.3401321" calcext:value-type="float">
            <text:p>0.3401321</text:p>
          </table:table-cell>
          <table:table-cell office:value-type="float" office:value="0.3437307" calcext:value-type="float">
            <text:p>0.3437307</text:p>
          </table:table-cell>
          <table:table-cell office:value-type="float" office:value="0.3028951" calcext:value-type="float">
            <text:p>0.3028951</text:p>
          </table:table-cell>
          <table:table-cell office:value-type="float" office:value="0.3019574" calcext:value-type="float">
            <text:p>0.3019574</text:p>
          </table:table-cell>
          <table:table-cell office:value-type="float" office:value="0.2675927" calcext:value-type="float">
            <text:p>0.2675927</text:p>
          </table:table-cell>
          <table:table-cell office:value-type="float" office:value="0.257625" calcext:value-type="float">
            <text:p>0.257625</text:p>
          </table:table-cell>
          <table:table-cell office:value-type="float" office:value="0.3098464" calcext:value-type="float">
            <text:p>0.3098464</text:p>
          </table:table-cell>
          <table:table-cell office:value-type="float" office:value="0.3764029" calcext:value-type="float">
            <text:p>0.3764029</text:p>
          </table:table-cell>
          <table:table-cell office:value-type="float" office:value="0.3917574" calcext:value-type="float">
            <text:p>0.3917574</text:p>
          </table:table-cell>
          <table:table-cell office:value-type="float" office:value="0.4623672" calcext:value-type="float">
            <text:p>0.4623672</text:p>
          </table:table-cell>
          <table:table-cell office:value-type="float" office:value="0" calcext:value-type="float">
            <text:p>0</text:p>
          </table:table-cell>
          <table:table-cell office:value-type="float" office:value="0.05972844" calcext:value-type="float">
            <text:p>0.05972844</text:p>
          </table:table-cell>
          <table:table-cell office:value-type="float" office:value="0.07595111" calcext:value-type="float">
            <text:p>0.07595111</text:p>
          </table:table-cell>
          <table:table-cell office:value-type="float" office:value="1.970993E-015" calcext:value-type="float">
            <text:p>1.970993E-15</text:p>
          </table:table-cell>
          <table:table-cell office:value-type="float" office:value="1.984325E-015" calcext:value-type="float">
            <text:p>1.984325E-15</text:p>
          </table:table-cell>
          <table:table-cell office:value-type="float" office:value="9.533599E-016" calcext:value-type="float">
            <text:p>9.53359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68531" calcext:value-type="float">
            <text:p>-0.02568531</text:p>
          </table:table-cell>
          <table:table-cell office:value-type="float" office:value="-0.0190136" calcext:value-type="float">
            <text:p>-0.0190136</text:p>
          </table:table-cell>
          <table:table-cell office:value-type="float" office:value="-0.01723995" calcext:value-type="float">
            <text:p>-0.01723995</text:p>
          </table:table-cell>
          <table:table-cell office:value-type="float" office:value="-0.01634495" calcext:value-type="float">
            <text:p>-0.01634495</text:p>
          </table:table-cell>
          <table:table-cell office:value-type="float" office:value="-0.01532251" calcext:value-type="float">
            <text:p>-0.01532251</text:p>
          </table:table-cell>
          <table:table-cell office:value-type="float" office:value="-0.01335493" calcext:value-type="float">
            <text:p>-0.01335493</text:p>
          </table:table-cell>
          <table:table-cell office:value-type="float" office:value="-0.01191123" calcext:value-type="float">
            <text:p>-0.01191123</text:p>
          </table:table-cell>
          <table:table-cell office:value-type="float" office:value="-0.4132778" calcext:value-type="float">
            <text:p>-0.4132778</text:p>
          </table:table-cell>
          <table:table-cell office:value-type="float" office:value="-0.5196389" calcext:value-type="float">
            <text:p>-0.5196389</text:p>
          </table:table-cell>
          <table:table-cell office:value-type="float" office:value="-0.1129893" calcext:value-type="float">
            <text:p>-0.112989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3079375" calcext:value-type="float">
            <text:p>-0.03079375</text:p>
          </table:table-cell>
          <table:table-cell office:value-type="float" office:value="0.005789354" calcext:value-type="float">
            <text:p>0.0057893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8467" calcext:value-type="float">
            <text:p>-2.3784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662.204" calcext:value-type="float">
            <text:p>662.204</text:p>
          </table:table-cell>
          <table:table-cell office:value-type="float" office:value="649.7357" calcext:value-type="float">
            <text:p>649.735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1.026" calcext:value-type="float">
            <text:p>1001.026</text:p>
          </table:table-cell>
          <table:table-cell office:value-type="float" office:value="-12.34045" calcext:value-type="float">
            <text:p>-12.34045</text:p>
          </table:table-cell>
          <table:table-cell office:value-type="float" office:value="0" calcext:value-type="float">
            <text:p>0</text:p>
          </table:table-cell>
          <table:table-cell office:value-type="float" office:value="0.3462794" calcext:value-type="float">
            <text:p>0.3462794</text:p>
          </table:table-cell>
          <table:table-cell office:value-type="float" office:value="0.3509822" calcext:value-type="float">
            <text:p>0.3509822</text:p>
          </table:table-cell>
          <table:table-cell office:value-type="float" office:value="0.3504896" calcext:value-type="float">
            <text:p>0.3504896</text:p>
          </table:table-cell>
          <table:table-cell office:value-type="float" office:value="0.3479182" calcext:value-type="float">
            <text:p>0.3479182</text:p>
          </table:table-cell>
          <table:table-cell office:value-type="float" office:value="0.3481282" calcext:value-type="float">
            <text:p>0.3481282</text:p>
          </table:table-cell>
          <table:table-cell office:value-type="float" office:value="0.3031485" calcext:value-type="float">
            <text:p>0.3031485</text:p>
          </table:table-cell>
          <table:table-cell office:value-type="float" office:value="0.3028569" calcext:value-type="float">
            <text:p>0.3028569</text:p>
          </table:table-cell>
          <table:table-cell office:value-type="float" office:value="0.2680672" calcext:value-type="float">
            <text:p>0.2680672</text:p>
          </table:table-cell>
          <table:table-cell office:value-type="float" office:value="0.2577333" calcext:value-type="float">
            <text:p>0.2577333</text:p>
          </table:table-cell>
          <table:table-cell office:value-type="float" office:value="0.3100458" calcext:value-type="float">
            <text:p>0.3100458</text:p>
          </table:table-cell>
          <table:table-cell office:value-type="float" office:value="0.3765518" calcext:value-type="float">
            <text:p>0.3765518</text:p>
          </table:table-cell>
          <table:table-cell office:value-type="float" office:value="0.3917571" calcext:value-type="float">
            <text:p>0.3917571</text:p>
          </table:table-cell>
          <table:table-cell office:value-type="float" office:value="0.4623727" calcext:value-type="float">
            <text:p>0.4623727</text:p>
          </table:table-cell>
          <table:table-cell office:value-type="float" office:value="0" calcext:value-type="float">
            <text:p>0</text:p>
          </table:table-cell>
          <table:table-cell office:value-type="float" office:value="0.007516542" calcext:value-type="float">
            <text:p>0.007516542</text:p>
          </table:table-cell>
          <table:table-cell office:value-type="float" office:value="1.956032E-015" calcext:value-type="float">
            <text:p>1.956032E-15</text:p>
          </table:table-cell>
          <table:table-cell office:value-type="float" office:value="1.970985E-015" calcext:value-type="float">
            <text:p>1.970985E-15</text:p>
          </table:table-cell>
          <table:table-cell office:value-type="float" office:value="1.984317E-015" calcext:value-type="float">
            <text:p>1.984317E-15</text:p>
          </table:table-cell>
          <table:table-cell office:value-type="float" office:value="9.53355E-016" calcext:value-type="float">
            <text:p>9.5335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32191" calcext:value-type="float">
            <text:p>-0.01432191</text:p>
          </table:table-cell>
          <table:table-cell office:value-type="float" office:value="-0.01332694" calcext:value-type="float">
            <text:p>-0.01332694</text:p>
          </table:table-cell>
          <table:table-cell office:value-type="float" office:value="-0.01351648" calcext:value-type="float">
            <text:p>-0.01351648</text:p>
          </table:table-cell>
          <table:table-cell office:value-type="float" office:value="-0.01424701" calcext:value-type="float">
            <text:p>-0.01424701</text:p>
          </table:table-cell>
          <table:table-cell office:value-type="float" office:value="-0.01419803" calcext:value-type="float">
            <text:p>-0.01419803</text:p>
          </table:table-cell>
          <table:table-cell office:value-type="float" office:value="-0.01328449" calcext:value-type="float">
            <text:p>-0.01328449</text:p>
          </table:table-cell>
          <table:table-cell office:value-type="float" office:value="-0.01158403" calcext:value-type="float">
            <text:p>-0.01158403</text:p>
          </table:table-cell>
          <table:table-cell office:value-type="float" office:value="-0.4069052" calcext:value-type="float">
            <text:p>-0.4069052</text:p>
          </table:table-cell>
          <table:table-cell office:value-type="float" office:value="-0.5176003" calcext:value-type="float">
            <text:p>-0.5176003</text:p>
          </table:table-cell>
          <table:table-cell office:value-type="float" office:value="-0.1122906" calcext:value-type="float">
            <text:p>-0.1122906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516021" calcext:value-type="float">
            <text:p>-0.01516021</text:p>
          </table:table-cell>
          <table:table-cell office:value-type="float" office:value="0.005415224" calcext:value-type="float">
            <text:p>0.0054152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896" calcext:value-type="float">
            <text:p>-2.3789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669.404" calcext:value-type="float">
            <text:p>669.404</text:p>
          </table:table-cell>
          <table:table-cell office:value-type="float" office:value="649.7109" calcext:value-type="float">
            <text:p>649.710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7.391" calcext:value-type="float">
            <text:p>1007.391</text:p>
          </table:table-cell>
          <table:table-cell office:value-type="float" office:value="-11.47971" calcext:value-type="float">
            <text:p>-11.47971</text:p>
          </table:table-cell>
          <table:table-cell office:value-type="float" office:value="0" calcext:value-type="float">
            <text:p>0</text:p>
          </table:table-cell>
          <table:table-cell office:value-type="float" office:value="0.3396778" calcext:value-type="float">
            <text:p>0.3396778</text:p>
          </table:table-cell>
          <table:table-cell office:value-type="float" office:value="0.3566159" calcext:value-type="float">
            <text:p>0.3566159</text:p>
          </table:table-cell>
          <table:table-cell office:value-type="float" office:value="0.3632024" calcext:value-type="float">
            <text:p>0.3632024</text:p>
          </table:table-cell>
          <table:table-cell office:value-type="float" office:value="0.3605738" calcext:value-type="float">
            <text:p>0.3605738</text:p>
          </table:table-cell>
          <table:table-cell office:value-type="float" office:value="0.3613215" calcext:value-type="float">
            <text:p>0.3613215</text:p>
          </table:table-cell>
          <table:table-cell office:value-type="float" office:value="0.3168017" calcext:value-type="float">
            <text:p>0.3168017</text:p>
          </table:table-cell>
          <table:table-cell office:value-type="float" office:value="0.3451087" calcext:value-type="float">
            <text:p>0.3451087</text:p>
          </table:table-cell>
          <table:table-cell office:value-type="float" office:value="0.2685365" calcext:value-type="float">
            <text:p>0.2685365</text:p>
          </table:table-cell>
          <table:table-cell office:value-type="float" office:value="0.2578417" calcext:value-type="float">
            <text:p>0.2578417</text:p>
          </table:table-cell>
          <table:table-cell office:value-type="float" office:value="0.3102436" calcext:value-type="float">
            <text:p>0.3102436</text:p>
          </table:table-cell>
          <table:table-cell office:value-type="float" office:value="0.376688" calcext:value-type="float">
            <text:p>0.376688</text:p>
          </table:table-cell>
          <table:table-cell office:value-type="float" office:value="0.3917566" calcext:value-type="float">
            <text:p>0.3917566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01232142" calcext:value-type="float">
            <text:p>0.01232142</text:p>
          </table:table-cell>
          <table:table-cell office:value-type="float" office:value="1.96029E-015" calcext:value-type="float">
            <text:p>1.96029E-15</text:p>
          </table:table-cell>
          <table:table-cell office:value-type="float" office:value="1.970976E-015" calcext:value-type="float">
            <text:p>1.970976E-15</text:p>
          </table:table-cell>
          <table:table-cell office:value-type="float" office:value="1.984308E-015" calcext:value-type="float">
            <text:p>1.984308E-15</text:p>
          </table:table-cell>
          <table:table-cell office:value-type="float" office:value="9.533519E-016" calcext:value-type="float">
            <text:p>9.53351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01576" calcext:value-type="float">
            <text:p>-0.01601576</text:p>
          </table:table-cell>
          <table:table-cell office:value-type="float" office:value="-0.0119706" calcext:value-type="float">
            <text:p>-0.0119706</text:p>
          </table:table-cell>
          <table:table-cell office:value-type="float" office:value="-0.01078791" calcext:value-type="float">
            <text:p>-0.01078791</text:p>
          </table:table-cell>
          <table:table-cell office:value-type="float" office:value="-0.01146065" calcext:value-type="float">
            <text:p>-0.01146065</text:p>
          </table:table-cell>
          <table:table-cell office:value-type="float" office:value="-0.01136185" calcext:value-type="float">
            <text:p>-0.01136185</text:p>
          </table:table-cell>
          <table:table-cell office:value-type="float" office:value="-0.009604798" calcext:value-type="float">
            <text:p>-0.009604798</text:p>
          </table:table-cell>
          <table:table-cell office:value-type="float" office:value="-0.003898375" calcext:value-type="float">
            <text:p>-0.003898375</text:p>
          </table:table-cell>
          <table:table-cell office:value-type="float" office:value="-0.4007117" calcext:value-type="float">
            <text:p>-0.4007117</text:p>
          </table:table-cell>
          <table:table-cell office:value-type="float" office:value="-0.5155709" calcext:value-type="float">
            <text:p>-0.5155709</text:p>
          </table:table-cell>
          <table:table-cell office:value-type="float" office:value="-0.1116011" calcext:value-type="float">
            <text:p>-0.1116011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189852" calcext:value-type="float">
            <text:p>-0.02189852</text:p>
          </table:table-cell>
          <table:table-cell office:value-type="float" office:value="0.0054642" calcext:value-type="float">
            <text:p>0.005464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1948" calcext:value-type="float">
            <text:p>-2.3819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669.404" calcext:value-type="float">
            <text:p>669.404</text:p>
          </table:table-cell>
          <table:table-cell office:value-type="float" office:value="649.6489" calcext:value-type="float">
            <text:p>649.648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6.884" calcext:value-type="float">
            <text:p>1006.884</text:p>
          </table:table-cell>
          <table:table-cell office:value-type="float" office:value="-10.9107" calcext:value-type="float">
            <text:p>-10.9107</text:p>
          </table:table-cell>
          <table:table-cell office:value-type="float" office:value="0" calcext:value-type="float">
            <text:p>0</text:p>
          </table:table-cell>
          <table:table-cell office:value-type="float" office:value="0.3243529" calcext:value-type="float">
            <text:p>0.3243529</text:p>
          </table:table-cell>
          <table:table-cell office:value-type="float" office:value="0.3405147" calcext:value-type="float">
            <text:p>0.3405147</text:p>
          </table:table-cell>
          <table:table-cell office:value-type="float" office:value="0.3527784" calcext:value-type="float">
            <text:p>0.3527784</text:p>
          </table:table-cell>
          <table:table-cell office:value-type="float" office:value="0.3640792" calcext:value-type="float">
            <text:p>0.3640792</text:p>
          </table:table-cell>
          <table:table-cell office:value-type="float" office:value="0.3720489" calcext:value-type="float">
            <text:p>0.3720489</text:p>
          </table:table-cell>
          <table:table-cell office:value-type="float" office:value="0.3273789" calcext:value-type="float">
            <text:p>0.3273789</text:p>
          </table:table-cell>
          <table:table-cell office:value-type="float" office:value="0.3309197" calcext:value-type="float">
            <text:p>0.3309197</text:p>
          </table:table-cell>
          <table:table-cell office:value-type="float" office:value="0.2690883" calcext:value-type="float">
            <text:p>0.2690883</text:p>
          </table:table-cell>
          <table:table-cell office:value-type="float" office:value="0.2579534" calcext:value-type="float">
            <text:p>0.2579534</text:p>
          </table:table-cell>
          <table:table-cell office:value-type="float" office:value="0.3105194" calcext:value-type="float">
            <text:p>0.3105194</text:p>
          </table:table-cell>
          <table:table-cell office:value-type="float" office:value="0.3767027" calcext:value-type="float">
            <text:p>0.3767027</text:p>
          </table:table-cell>
          <table:table-cell office:value-type="float" office:value="0.391744" calcext:value-type="float">
            <text:p>0.391744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2886199" calcext:value-type="float">
            <text:p>0.02886199</text:p>
          </table:table-cell>
          <table:table-cell office:value-type="float" office:value="1.960276E-015" calcext:value-type="float">
            <text:p>1.960276E-15</text:p>
          </table:table-cell>
          <table:table-cell office:value-type="float" office:value="1.970966E-015" calcext:value-type="float">
            <text:p>1.970966E-15</text:p>
          </table:table-cell>
          <table:table-cell office:value-type="float" office:value="1.984296E-015" calcext:value-type="float">
            <text:p>1.984296E-15</text:p>
          </table:table-cell>
          <table:table-cell office:value-type="float" office:value="9.533505E-016" calcext:value-type="float">
            <text:p>9.53350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40931" calcext:value-type="float">
            <text:p>-0.02140931</text:p>
          </table:table-cell>
          <table:table-cell office:value-type="float" office:value="-0.01605437" calcext:value-type="float">
            <text:p>-0.01605437</text:p>
          </table:table-cell>
          <table:table-cell office:value-type="float" office:value="-0.01299896" calcext:value-type="float">
            <text:p>-0.01299896</text:p>
          </table:table-cell>
          <table:table-cell office:value-type="float" office:value="-0.01077216" calcext:value-type="float">
            <text:p>-0.01077216</text:p>
          </table:table-cell>
          <table:table-cell office:value-type="float" office:value="-0.009433731" calcext:value-type="float">
            <text:p>-0.009433731</text:p>
          </table:table-cell>
          <table:table-cell office:value-type="float" office:value="-0.007440552" calcext:value-type="float">
            <text:p>-0.007440552</text:p>
          </table:table-cell>
          <table:table-cell office:value-type="float" office:value="-0.005534886" calcext:value-type="float">
            <text:p>-0.005534886</text:p>
          </table:table-cell>
          <table:table-cell office:value-type="float" office:value="-0.3935828" calcext:value-type="float">
            <text:p>-0.3935828</text:p>
          </table:table-cell>
          <table:table-cell office:value-type="float" office:value="-0.5134882" calcext:value-type="float">
            <text:p>-0.5134882</text:p>
          </table:table-cell>
          <table:table-cell office:value-type="float" office:value="-0.1106521" calcext:value-type="float">
            <text:p>-0.1106521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668998" calcext:value-type="float">
            <text:p>-0.02668998</text:p>
          </table:table-cell>
          <table:table-cell office:value-type="float" office:value="0.005410516" calcext:value-type="float">
            <text:p>0.0054105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4851" calcext:value-type="float">
            <text:p>-2.38485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669.404" calcext:value-type="float">
            <text:p>669.404</text:p>
          </table:table-cell>
          <table:table-cell office:value-type="float" office:value="649.7133" calcext:value-type="float">
            <text:p>649.713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6.003" calcext:value-type="float">
            <text:p>1006.003</text:p>
          </table:table-cell>
          <table:table-cell office:value-type="float" office:value="-10.0945" calcext:value-type="float">
            <text:p>-10.0945</text:p>
          </table:table-cell>
          <table:table-cell office:value-type="float" office:value="0" calcext:value-type="float">
            <text:p>0</text:p>
          </table:table-cell>
          <table:table-cell office:value-type="float" office:value="0.2454835" calcext:value-type="float">
            <text:p>0.2454835</text:p>
          </table:table-cell>
          <table:table-cell office:value-type="float" office:value="0.3236652" calcext:value-type="float">
            <text:p>0.3236652</text:p>
          </table:table-cell>
          <table:table-cell office:value-type="float" office:value="0.3456628" calcext:value-type="float">
            <text:p>0.3456628</text:p>
          </table:table-cell>
          <table:table-cell office:value-type="float" office:value="0.3608072" calcext:value-type="float">
            <text:p>0.3608072</text:p>
          </table:table-cell>
          <table:table-cell office:value-type="float" office:value="0.3696691" calcext:value-type="float">
            <text:p>0.3696691</text:p>
          </table:table-cell>
          <table:table-cell office:value-type="float" office:value="0.3271204" calcext:value-type="float">
            <text:p>0.3271204</text:p>
          </table:table-cell>
          <table:table-cell office:value-type="float" office:value="0.3339101" calcext:value-type="float">
            <text:p>0.3339101</text:p>
          </table:table-cell>
          <table:table-cell office:value-type="float" office:value="0.269671" calcext:value-type="float">
            <text:p>0.269671</text:p>
          </table:table-cell>
          <table:table-cell office:value-type="float" office:value="0.2580661" calcext:value-type="float">
            <text:p>0.2580661</text:p>
          </table:table-cell>
          <table:table-cell office:value-type="float" office:value="0.310804" calcext:value-type="float">
            <text:p>0.310804</text:p>
          </table:table-cell>
          <table:table-cell office:value-type="float" office:value="0.3767031" calcext:value-type="float">
            <text:p>0.3767031</text:p>
          </table:table-cell>
          <table:table-cell office:value-type="float" office:value="0.3917142" calcext:value-type="float">
            <text:p>0.3917142</text:p>
          </table:table-cell>
          <table:table-cell office:value-type="float" office:value="0.4623646" calcext:value-type="float">
            <text:p>0.4623646</text:p>
          </table:table-cell>
          <table:table-cell office:value-type="float" office:value="0" calcext:value-type="float">
            <text:p>0</text:p>
          </table:table-cell>
          <table:table-cell office:value-type="float" office:value="0.1095378" calcext:value-type="float">
            <text:p>0.1095378</text:p>
          </table:table-cell>
          <table:table-cell office:value-type="float" office:value="0.003335559" calcext:value-type="float">
            <text:p>0.003335559</text:p>
          </table:table-cell>
          <table:table-cell office:value-type="float" office:value="1.970959E-015" calcext:value-type="float">
            <text:p>1.970959E-15</text:p>
          </table:table-cell>
          <table:table-cell office:value-type="float" office:value="1.984288E-015" calcext:value-type="float">
            <text:p>1.984288E-15</text:p>
          </table:table-cell>
          <table:table-cell office:value-type="float" office:value="9.533482E-016" calcext:value-type="float">
            <text:p>9.53348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26084" calcext:value-type="float">
            <text:p>-0.1526084</text:p>
          </table:table-cell>
          <table:table-cell office:value-type="float" office:value="-0.02208596" calcext:value-type="float">
            <text:p>-0.02208596</text:p>
          </table:table-cell>
          <table:table-cell office:value-type="float" office:value="-0.01471356" calcext:value-type="float">
            <text:p>-0.01471356</text:p>
          </table:table-cell>
          <table:table-cell office:value-type="float" office:value="-0.01137688" calcext:value-type="float">
            <text:p>-0.01137688</text:p>
          </table:table-cell>
          <table:table-cell office:value-type="float" office:value="-0.00981096" calcext:value-type="float">
            <text:p>-0.00981096</text:p>
          </table:table-cell>
          <table:table-cell office:value-type="float" office:value="-0.007487111" calcext:value-type="float">
            <text:p>-0.007487111</text:p>
          </table:table-cell>
          <table:table-cell office:value-type="float" office:value="-0.005100218" calcext:value-type="float">
            <text:p>-0.005100218</text:p>
          </table:table-cell>
          <table:table-cell office:value-type="float" office:value="-0.3861851" calcext:value-type="float">
            <text:p>-0.3861851</text:p>
          </table:table-cell>
          <table:table-cell office:value-type="float" office:value="-0.5113956" calcext:value-type="float">
            <text:p>-0.5113956</text:p>
          </table:table-cell>
          <table:table-cell office:value-type="float" office:value="-0.1096779" calcext:value-type="float">
            <text:p>-0.109677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4573808" calcext:value-type="float">
            <text:p>-0.4573808</text:p>
          </table:table-cell>
          <table:table-cell office:value-type="float" office:value="0.00548061" calcext:value-type="float">
            <text:p>0.005480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8115" calcext:value-type="float">
            <text:p>-2.3881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669.404" calcext:value-type="float">
            <text:p>669.404</text:p>
          </table:table-cell>
          <table:table-cell office:value-type="float" office:value="649.7156" calcext:value-type="float">
            <text:p>649.715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5.359" calcext:value-type="float">
            <text:p>1005.359</text:p>
          </table:table-cell>
          <table:table-cell office:value-type="float" office:value="-9.45258" calcext:value-type="float">
            <text:p>-9.45258</text:p>
          </table:table-cell>
          <table:table-cell office:value-type="float" office:value="0" calcext:value-type="float">
            <text:p>0</text:p>
          </table:table-cell>
          <table:table-cell office:value-type="float" office:value="0.2847316" calcext:value-type="float">
            <text:p>0.2847316</text:p>
          </table:table-cell>
          <table:table-cell office:value-type="float" office:value="0.3274501" calcext:value-type="float">
            <text:p>0.3274501</text:p>
          </table:table-cell>
          <table:table-cell office:value-type="float" office:value="0.3464048" calcext:value-type="float">
            <text:p>0.3464048</text:p>
          </table:table-cell>
          <table:table-cell office:value-type="float" office:value="0.3586141" calcext:value-type="float">
            <text:p>0.3586141</text:p>
          </table:table-cell>
          <table:table-cell office:value-type="float" office:value="0.3669029" calcext:value-type="float">
            <text:p>0.3669029</text:p>
          </table:table-cell>
          <table:table-cell office:value-type="float" office:value="0.3236419" calcext:value-type="float">
            <text:p>0.3236419</text:p>
          </table:table-cell>
          <table:table-cell office:value-type="float" office:value="0.3308191" calcext:value-type="float">
            <text:p>0.3308191</text:p>
          </table:table-cell>
          <table:table-cell office:value-type="float" office:value="0.2702397" calcext:value-type="float">
            <text:p>0.2702397</text:p>
          </table:table-cell>
          <table:table-cell office:value-type="float" office:value="0.2581797" calcext:value-type="float">
            <text:p>0.2581797</text:p>
          </table:table-cell>
          <table:table-cell office:value-type="float" office:value="0.3110853" calcext:value-type="float">
            <text:p>0.3110853</text:p>
          </table:table-cell>
          <table:table-cell office:value-type="float" office:value="0.3767057" calcext:value-type="float">
            <text:p>0.3767057</text:p>
          </table:table-cell>
          <table:table-cell office:value-type="float" office:value="0.3916714" calcext:value-type="float">
            <text:p>0.3916714</text:p>
          </table:table-cell>
          <table:table-cell office:value-type="float" office:value="0.4623633" calcext:value-type="float">
            <text:p>0.4623633</text:p>
          </table:table-cell>
          <table:table-cell office:value-type="float" office:value="0" calcext:value-type="float">
            <text:p>0</text:p>
          </table:table-cell>
          <table:table-cell office:value-type="float" office:value="0.04943653" calcext:value-type="float">
            <text:p>0.04943653</text:p>
          </table:table-cell>
          <table:table-cell office:value-type="float" office:value="0.001319394" calcext:value-type="float">
            <text:p>0.001319394</text:p>
          </table:table-cell>
          <table:table-cell office:value-type="float" office:value="1.970952E-015" calcext:value-type="float">
            <text:p>1.970952E-15</text:p>
          </table:table-cell>
          <table:table-cell office:value-type="float" office:value="1.984279E-015" calcext:value-type="float">
            <text:p>1.984279E-15</text:p>
          </table:table-cell>
          <table:table-cell office:value-type="float" office:value="9.533455E-016" calcext:value-type="float">
            <text:p>9.533455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51747" calcext:value-type="float">
            <text:p>-0.04951747</text:p>
          </table:table-cell>
          <table:table-cell office:value-type="float" office:value="-0.02034703" calcext:value-type="float">
            <text:p>-0.02034703</text:p>
          </table:table-cell>
          <table:table-cell office:value-type="float" office:value="-0.01451664" calcext:value-type="float">
            <text:p>-0.01451664</text:p>
          </table:table-cell>
          <table:table-cell office:value-type="float" office:value="-0.01181897" calcext:value-type="float">
            <text:p>-0.01181897</text:p>
          </table:table-cell>
          <table:table-cell office:value-type="float" office:value="-0.01028351" calcext:value-type="float">
            <text:p>-0.01028351</text:p>
          </table:table-cell>
          <table:table-cell office:value-type="float" office:value="-0.008122014" calcext:value-type="float">
            <text:p>-0.008122014</text:p>
          </table:table-cell>
          <table:table-cell office:value-type="float" office:value="-0.005531933" calcext:value-type="float">
            <text:p>-0.005531933</text:p>
          </table:table-cell>
          <table:table-cell office:value-type="float" office:value="-0.379116" calcext:value-type="float">
            <text:p>-0.379116</text:p>
          </table:table-cell>
          <table:table-cell office:value-type="float" office:value="-0.5092985" calcext:value-type="float">
            <text:p>-0.5092985</text:p>
          </table:table-cell>
          <table:table-cell office:value-type="float" office:value="-0.1087247" calcext:value-type="float">
            <text:p>-0.108724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925398" calcext:value-type="float">
            <text:p>-0.0925398</text:p>
          </table:table-cell>
          <table:table-cell office:value-type="float" office:value="0.005408521" calcext:value-type="float">
            <text:p>0.0054085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0143" calcext:value-type="float">
            <text:p>-2.390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49.8309" calcext:value-type="float">
            <text:p>649.830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4.916" calcext:value-type="float">
            <text:p>1004.916</text:p>
          </table:table-cell>
          <table:table-cell office:value-type="float" office:value="-9.023749" calcext:value-type="float">
            <text:p>-9.023749</text:p>
          </table:table-cell>
          <table:table-cell office:value-type="float" office:value="0" calcext:value-type="float">
            <text:p>0</text:p>
          </table:table-cell>
          <table:table-cell office:value-type="float" office:value="0.3384572" calcext:value-type="float">
            <text:p>0.3384572</text:p>
          </table:table-cell>
          <table:table-cell office:value-type="float" office:value="0.3422549" calcext:value-type="float">
            <text:p>0.3422549</text:p>
          </table:table-cell>
          <table:table-cell office:value-type="float" office:value="0.3486947" calcext:value-type="float">
            <text:p>0.3486947</text:p>
          </table:table-cell>
          <table:table-cell office:value-type="float" office:value="0.3572251" calcext:value-type="float">
            <text:p>0.3572251</text:p>
          </table:table-cell>
          <table:table-cell office:value-type="float" office:value="0.3638908" calcext:value-type="float">
            <text:p>0.3638908</text:p>
          </table:table-cell>
          <table:table-cell office:value-type="float" office:value="0.3196743" calcext:value-type="float">
            <text:p>0.3196743</text:p>
          </table:table-cell>
          <table:table-cell office:value-type="float" office:value="0.3201398" calcext:value-type="float">
            <text:p>0.3201398</text:p>
          </table:table-cell>
          <table:table-cell office:value-type="float" office:value="0.270788" calcext:value-type="float">
            <text:p>0.270788</text:p>
          </table:table-cell>
          <table:table-cell office:value-type="float" office:value="0.2583206" calcext:value-type="float">
            <text:p>0.2583206</text:p>
          </table:table-cell>
          <table:table-cell office:value-type="float" office:value="0.3113456" calcext:value-type="float">
            <text:p>0.3113456</text:p>
          </table:table-cell>
          <table:table-cell office:value-type="float" office:value="0.3767108" calcext:value-type="float">
            <text:p>0.3767108</text:p>
          </table:table-cell>
          <table:table-cell office:value-type="float" office:value="0.3916211" calcext:value-type="float">
            <text:p>0.3916211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4827136" calcext:value-type="float">
            <text:p>0.004827136</text:p>
          </table:table-cell>
          <table:table-cell office:value-type="float" office:value="1.934619E-015" calcext:value-type="float">
            <text:p>1.934619E-15</text:p>
          </table:table-cell>
          <table:table-cell office:value-type="float" office:value="1.970945E-015" calcext:value-type="float">
            <text:p>1.970945E-15</text:p>
          </table:table-cell>
          <table:table-cell office:value-type="float" office:value="1.98427E-015" calcext:value-type="float">
            <text:p>1.98427E-15</text:p>
          </table:table-cell>
          <table:table-cell office:value-type="float" office:value="9.533429E-016" calcext:value-type="float">
            <text:p>9.53342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80716" calcext:value-type="float">
            <text:p>-0.01680716</text:p>
          </table:table-cell>
          <table:table-cell office:value-type="float" office:value="-0.01566681" calcext:value-type="float">
            <text:p>-0.01566681</text:p>
          </table:table-cell>
          <table:table-cell office:value-type="float" office:value="-0.01397747" calcext:value-type="float">
            <text:p>-0.01397747</text:p>
          </table:table-cell>
          <table:table-cell office:value-type="float" office:value="-0.01210193" calcext:value-type="float">
            <text:p>-0.01210193</text:p>
          </table:table-cell>
          <table:table-cell office:value-type="float" office:value="-0.01080366" calcext:value-type="float">
            <text:p>-0.01080366</text:p>
          </table:table-cell>
          <table:table-cell office:value-type="float" office:value="-0.008896457" calcext:value-type="float">
            <text:p>-0.008896457</text:p>
          </table:table-cell>
          <table:table-cell office:value-type="float" office:value="-0.007264079" calcext:value-type="float">
            <text:p>-0.007264079</text:p>
          </table:table-cell>
          <table:table-cell office:value-type="float" office:value="-0.3724343" calcext:value-type="float">
            <text:p>-0.3724343</text:p>
          </table:table-cell>
          <table:table-cell office:value-type="float" office:value="-0.5067124" calcext:value-type="float">
            <text:p>-0.5067124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720523" calcext:value-type="float">
            <text:p>-0.01720523</text:p>
          </table:table-cell>
          <table:table-cell office:value-type="float" office:value="0.005268359" calcext:value-type="float">
            <text:p>0.00526835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2337" calcext:value-type="float">
            <text:p>-2.3923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49.9775" calcext:value-type="float">
            <text:p>649.977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4.347" calcext:value-type="float">
            <text:p>1004.347</text:p>
          </table:table-cell>
          <table:table-cell office:value-type="float" office:value="-8.601281" calcext:value-type="float">
            <text:p>-8.601281</text:p>
          </table:table-cell>
          <table:table-cell office:value-type="float" office:value="0" calcext:value-type="float">
            <text:p>0</text:p>
          </table:table-cell>
          <table:table-cell office:value-type="float" office:value="0.3018836" calcext:value-type="float">
            <text:p>0.3018836</text:p>
          </table:table-cell>
          <table:table-cell office:value-type="float" office:value="0.3324498" calcext:value-type="float">
            <text:p>0.3324498</text:p>
          </table:table-cell>
          <table:table-cell office:value-type="float" office:value="0.3470555" calcext:value-type="float">
            <text:p>0.3470555</text:p>
          </table:table-cell>
          <table:table-cell office:value-type="float" office:value="0.3556765" calcext:value-type="float">
            <text:p>0.3556765</text:p>
          </table:table-cell>
          <table:table-cell office:value-type="float" office:value="0.3610722" calcext:value-type="float">
            <text:p>0.3610722</text:p>
          </table:table-cell>
          <table:table-cell office:value-type="float" office:value="0.3168643" calcext:value-type="float">
            <text:p>0.3168643</text:p>
          </table:table-cell>
          <table:table-cell office:value-type="float" office:value="0.3184457" calcext:value-type="float">
            <text:p>0.3184457</text:p>
          </table:table-cell>
          <table:table-cell office:value-type="float" office:value="0.2713225" calcext:value-type="float">
            <text:p>0.2713225</text:p>
          </table:table-cell>
          <table:table-cell office:value-type="float" office:value="0.2584637" calcext:value-type="float">
            <text:p>0.2584637</text:p>
          </table:table-cell>
          <table:table-cell office:value-type="float" office:value="0.3116019" calcext:value-type="float">
            <text:p>0.3116019</text:p>
          </table:table-cell>
          <table:table-cell office:value-type="float" office:value="0.3767159" calcext:value-type="float">
            <text:p>0.3767159</text:p>
          </table:table-cell>
          <table:table-cell office:value-type="float" office:value="0.3915666" calcext:value-type="float">
            <text:p>0.3915666</text:p>
          </table:table-cell>
          <table:table-cell office:value-type="float" office:value="0.4623547" calcext:value-type="float">
            <text:p>0.4623547</text:p>
          </table:table-cell>
          <table:table-cell office:value-type="float" office:value="0" calcext:value-type="float">
            <text:p>0</text:p>
          </table:table-cell>
          <table:table-cell office:value-type="float" office:value="0.06860344" calcext:value-type="float">
            <text:p>0.06860344</text:p>
          </table:table-cell>
          <table:table-cell office:value-type="float" office:value="0.001433577" calcext:value-type="float">
            <text:p>0.001433577</text:p>
          </table:table-cell>
          <table:table-cell office:value-type="float" office:value="1.970934E-015" calcext:value-type="float">
            <text:p>1.970934E-15</text:p>
          </table:table-cell>
          <table:table-cell office:value-type="float" office:value="1.98426E-015" calcext:value-type="float">
            <text:p>1.98426E-15</text:p>
          </table:table-cell>
          <table:table-cell office:value-type="float" office:value="9.533412E-016" calcext:value-type="float">
            <text:p>9.53341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33576" calcext:value-type="float">
            <text:p>-0.03233576</text:p>
          </table:table-cell>
          <table:table-cell office:value-type="float" office:value="-0.01848719" calcext:value-type="float">
            <text:p>-0.01848719</text:p>
          </table:table-cell>
          <table:table-cell office:value-type="float" office:value="-0.01433917" calcext:value-type="float">
            <text:p>-0.01433917</text:p>
          </table:table-cell>
          <table:table-cell office:value-type="float" office:value="-0.01242209" calcext:value-type="float">
            <text:p>-0.01242209</text:p>
          </table:table-cell>
          <table:table-cell office:value-type="float" office:value="-0.01132926" calcext:value-type="float">
            <text:p>-0.01132926</text:p>
          </table:table-cell>
          <table:table-cell office:value-type="float" office:value="-0.009515168" calcext:value-type="float">
            <text:p>-0.009515168</text:p>
          </table:table-cell>
          <table:table-cell office:value-type="float" office:value="-0.00764356" calcext:value-type="float">
            <text:p>-0.00764356</text:p>
          </table:table-cell>
          <table:table-cell office:value-type="float" office:value="-0.3660505" calcext:value-type="float">
            <text:p>-0.3660505</text:p>
          </table:table-cell>
          <table:table-cell office:value-type="float" office:value="-0.5040973" calcext:value-type="float">
            <text:p>-0.5040973</text:p>
          </table:table-cell>
          <table:table-cell office:value-type="float" office:value="-0.1069967" calcext:value-type="float">
            <text:p>-0.106996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4788071" calcext:value-type="float">
            <text:p>-0.04788071</text:p>
          </table:table-cell>
          <table:table-cell office:value-type="float" office:value="0.005334006" calcext:value-type="float">
            <text:p>0.0053340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056" calcext:value-type="float">
            <text:p>-2.39505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0.1619" calcext:value-type="float">
            <text:p>650.161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3.645" calcext:value-type="float">
            <text:p>1003.645</text:p>
          </table:table-cell>
          <table:table-cell office:value-type="float" office:value="-8.082985" calcext:value-type="float">
            <text:p>-8.082985</text:p>
          </table:table-cell>
          <table:table-cell office:value-type="float" office:value="0" calcext:value-type="float">
            <text:p>0</text:p>
          </table:table-cell>
          <table:table-cell office:value-type="float" office:value="0.3337481" calcext:value-type="float">
            <text:p>0.3337481</text:p>
          </table:table-cell>
          <table:table-cell office:value-type="float" office:value="0.3396313" calcext:value-type="float">
            <text:p>0.3396313</text:p>
          </table:table-cell>
          <table:table-cell office:value-type="float" office:value="0.3450826" calcext:value-type="float">
            <text:p>0.3450826</text:p>
          </table:table-cell>
          <table:table-cell office:value-type="float" office:value="0.3523145" calcext:value-type="float">
            <text:p>0.3523145</text:p>
          </table:table-cell>
          <table:table-cell office:value-type="float" office:value="0.3581643" calcext:value-type="float">
            <text:p>0.3581643</text:p>
          </table:table-cell>
          <table:table-cell office:value-type="float" office:value="0.3147604" calcext:value-type="float">
            <text:p>0.3147604</text:p>
          </table:table-cell>
          <table:table-cell office:value-type="float" office:value="0.3154985" calcext:value-type="float">
            <text:p>0.3154985</text:p>
          </table:table-cell>
          <table:table-cell office:value-type="float" office:value="0.2718452" calcext:value-type="float">
            <text:p>0.2718452</text:p>
          </table:table-cell>
          <table:table-cell office:value-type="float" office:value="0.2586067" calcext:value-type="float">
            <text:p>0.2586067</text:p>
          </table:table-cell>
          <table:table-cell office:value-type="float" office:value="0.3118551" calcext:value-type="float">
            <text:p>0.3118551</text:p>
          </table:table-cell>
          <table:table-cell office:value-type="float" office:value="0.376721" calcext:value-type="float">
            <text:p>0.376721</text:p>
          </table:table-cell>
          <table:table-cell office:value-type="float" office:value="0.3915041" calcext:value-type="float">
            <text:p>0.3915041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002734469" calcext:value-type="float">
            <text:p>0.002734469</text:p>
          </table:table-cell>
          <table:table-cell office:value-type="float" office:value="1.971344E-015" calcext:value-type="float">
            <text:p>1.971344E-15</text:p>
          </table:table-cell>
          <table:table-cell office:value-type="float" office:value="1.970924E-015" calcext:value-type="float">
            <text:p>1.970924E-15</text:p>
          </table:table-cell>
          <table:table-cell office:value-type="float" office:value="1.984254E-015" calcext:value-type="float">
            <text:p>1.984254E-15</text:p>
          </table:table-cell>
          <table:table-cell office:value-type="float" office:value="9.533401E-016" calcext:value-type="float">
            <text:p>9.533401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0224" calcext:value-type="float">
            <text:p>-0.0180224</text:p>
          </table:table-cell>
          <table:table-cell office:value-type="float" office:value="-0.0163874" calcext:value-type="float">
            <text:p>-0.0163874</text:p>
          </table:table-cell>
          <table:table-cell office:value-type="float" office:value="-0.01489942" calcext:value-type="float">
            <text:p>-0.01489942</text:p>
          </table:table-cell>
          <table:table-cell office:value-type="float" office:value="-0.01317421" calcext:value-type="float">
            <text:p>-0.01317421</text:p>
          </table:table-cell>
          <table:table-cell office:value-type="float" office:value="-0.01190814" calcext:value-type="float">
            <text:p>-0.01190814</text:p>
          </table:table-cell>
          <table:table-cell office:value-type="float" office:value="-0.0100009" calcext:value-type="float">
            <text:p>-0.0100009</text:p>
          </table:table-cell>
          <table:table-cell office:value-type="float" office:value="-0.008225697" calcext:value-type="float">
            <text:p>-0.008225697</text:p>
          </table:table-cell>
          <table:table-cell office:value-type="float" office:value="-0.3599235" calcext:value-type="float">
            <text:p>-0.3599235</text:p>
          </table:table-cell>
          <table:table-cell office:value-type="float" office:value="-0.5014967" calcext:value-type="float">
            <text:p>-0.5014967</text:p>
          </table:table-cell>
          <table:table-cell office:value-type="float" office:value="-0.1061617" calcext:value-type="float">
            <text:p>-0.106161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1968086" calcext:value-type="float">
            <text:p>-0.01968086</text:p>
          </table:table-cell>
          <table:table-cell office:value-type="float" office:value="0.005217565" calcext:value-type="float">
            <text:p>0.0052175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003" calcext:value-type="float">
            <text:p>-2.3970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0.5599" calcext:value-type="float">
            <text:p>650.559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981" calcext:value-type="float">
            <text:p>1002.981</text:p>
          </table:table-cell>
          <table:table-cell office:value-type="float" office:value="-7.817187" calcext:value-type="float">
            <text:p>-7.817187</text:p>
          </table:table-cell>
          <table:table-cell office:value-type="float" office:value="0" calcext:value-type="float">
            <text:p>0</text:p>
          </table:table-cell>
          <table:table-cell office:value-type="float" office:value="0.3173535" calcext:value-type="float">
            <text:p>0.3173535</text:p>
          </table:table-cell>
          <table:table-cell office:value-type="float" office:value="0.3347606" calcext:value-type="float">
            <text:p>0.3347606</text:p>
          </table:table-cell>
          <table:table-cell office:value-type="float" office:value="0.3440758" calcext:value-type="float">
            <text:p>0.3440758</text:p>
          </table:table-cell>
          <table:table-cell office:value-type="float" office:value="0.3514019" calcext:value-type="float">
            <text:p>0.3514019</text:p>
          </table:table-cell>
          <table:table-cell office:value-type="float" office:value="0.3562143" calcext:value-type="float">
            <text:p>0.3562143</text:p>
          </table:table-cell>
          <table:table-cell office:value-type="float" office:value="0.3123561" calcext:value-type="float">
            <text:p>0.3123561</text:p>
          </table:table-cell>
          <table:table-cell office:value-type="float" office:value="0.3116136" calcext:value-type="float">
            <text:p>0.3116136</text:p>
          </table:table-cell>
          <table:table-cell office:value-type="float" office:value="0.272356" calcext:value-type="float">
            <text:p>0.272356</text:p>
          </table:table-cell>
          <table:table-cell office:value-type="float" office:value="0.2587498" calcext:value-type="float">
            <text:p>0.2587498</text:p>
          </table:table-cell>
          <table:table-cell office:value-type="float" office:value="0.3121057" calcext:value-type="float">
            <text:p>0.3121057</text:p>
          </table:table-cell>
          <table:table-cell office:value-type="float" office:value="0.3767261" calcext:value-type="float">
            <text:p>0.3767261</text:p>
          </table:table-cell>
          <table:table-cell office:value-type="float" office:value="0.3914395" calcext:value-type="float">
            <text:p>0.3914395</text:p>
          </table:table-cell>
          <table:table-cell office:value-type="float" office:value="0.4623533" calcext:value-type="float">
            <text:p>0.4623533</text:p>
          </table:table-cell>
          <table:table-cell office:value-type="float" office:value="0" calcext:value-type="float">
            <text:p>0</text:p>
          </table:table-cell>
          <table:table-cell office:value-type="float" office:value="0.02831303" calcext:value-type="float">
            <text:p>0.02831303</text:p>
          </table:table-cell>
          <table:table-cell office:value-type="float" office:value="1.971319E-015" calcext:value-type="float">
            <text:p>1.971319E-15</text:p>
          </table:table-cell>
          <table:table-cell office:value-type="float" office:value="1.970909E-015" calcext:value-type="float">
            <text:p>1.970909E-15</text:p>
          </table:table-cell>
          <table:table-cell office:value-type="float" office:value="1.984244E-015" calcext:value-type="float">
            <text:p>1.984244E-15</text:p>
          </table:table-cell>
          <table:table-cell office:value-type="float" office:value="9.533389E-016" calcext:value-type="float">
            <text:p>9.533389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07655" calcext:value-type="float">
            <text:p>-0.02407655</text:p>
          </table:table-cell>
          <table:table-cell office:value-type="float" office:value="-0.01781338" calcext:value-type="float">
            <text:p>-0.01781338</text:p>
          </table:table-cell>
          <table:table-cell office:value-type="float" office:value="-0.01514628" calcext:value-type="float">
            <text:p>-0.01514628</text:p>
          </table:table-cell>
          <table:table-cell office:value-type="float" office:value="-0.01337407" calcext:value-type="float">
            <text:p>-0.01337407</text:p>
          </table:table-cell>
          <table:table-cell office:value-type="float" office:value="-0.01230715" calcext:value-type="float">
            <text:p>-0.01230715</text:p>
          </table:table-cell>
          <table:table-cell office:value-type="float" office:value="-0.01059506" calcext:value-type="float">
            <text:p>-0.01059506</text:p>
          </table:table-cell>
          <table:table-cell office:value-type="float" office:value="-0.009153921" calcext:value-type="float">
            <text:p>-0.009153921</text:p>
          </table:table-cell>
          <table:table-cell office:value-type="float" office:value="-0.3540459" calcext:value-type="float">
            <text:p>-0.3540459</text:p>
          </table:table-cell>
          <table:table-cell office:value-type="float" office:value="-0.4989114" calcext:value-type="float">
            <text:p>-0.4989114</text:p>
          </table:table-cell>
          <table:table-cell office:value-type="float" office:value="-0.105342" calcext:value-type="float">
            <text:p>-0.10534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893443" calcext:value-type="float">
            <text:p>-0.02893443</text:p>
          </table:table-cell>
          <table:table-cell office:value-type="float" office:value="0.005168792" calcext:value-type="float">
            <text:p>0.00516879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272" calcext:value-type="float">
            <text:p>-2.39927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1.1963" calcext:value-type="float">
            <text:p>651.196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31" calcext:value-type="float">
            <text:p>1002.31</text:p>
          </table:table-cell>
          <table:table-cell office:value-type="float" office:value="-7.781997" calcext:value-type="float">
            <text:p>-7.781997</text:p>
          </table:table-cell>
          <table:table-cell office:value-type="float" office:value="0" calcext:value-type="float">
            <text:p>0</text:p>
          </table:table-cell>
          <table:table-cell office:value-type="float" office:value="0.1770808" calcext:value-type="float">
            <text:p>0.1770808</text:p>
          </table:table-cell>
          <table:table-cell office:value-type="float" office:value="0.3118936" calcext:value-type="float">
            <text:p>0.3118936</text:p>
          </table:table-cell>
          <table:table-cell office:value-type="float" office:value="0.3355235" calcext:value-type="float">
            <text:p>0.3355235</text:p>
          </table:table-cell>
          <table:table-cell office:value-type="float" office:value="0.346489" calcext:value-type="float">
            <text:p>0.346489</text:p>
          </table:table-cell>
          <table:table-cell office:value-type="float" office:value="0.352891" calcext:value-type="float">
            <text:p>0.352891</text:p>
          </table:table-cell>
          <table:table-cell office:value-type="float" office:value="0.3108205" calcext:value-type="float">
            <text:p>0.3108205</text:p>
          </table:table-cell>
          <table:table-cell office:value-type="float" office:value="0.3112667" calcext:value-type="float">
            <text:p>0.3112667</text:p>
          </table:table-cell>
          <table:table-cell office:value-type="float" office:value="0.2728561" calcext:value-type="float">
            <text:p>0.2728561</text:p>
          </table:table-cell>
          <table:table-cell office:value-type="float" office:value="0.2588936" calcext:value-type="float">
            <text:p>0.2588936</text:p>
          </table:table-cell>
          <table:table-cell office:value-type="float" office:value="0.3123534" calcext:value-type="float">
            <text:p>0.3123534</text:p>
          </table:table-cell>
          <table:table-cell office:value-type="float" office:value="0.3767381" calcext:value-type="float">
            <text:p>0.3767381</text:p>
          </table:table-cell>
          <table:table-cell office:value-type="float" office:value="0.3917549" calcext:value-type="float">
            <text:p>0.3917549</text:p>
          </table:table-cell>
          <table:table-cell office:value-type="float" office:value="0.4521452" calcext:value-type="float">
            <text:p>0.4521452</text:p>
          </table:table-cell>
          <table:table-cell office:value-type="float" office:value="0" calcext:value-type="float">
            <text:p>0</text:p>
          </table:table-cell>
          <table:table-cell office:value-type="float" office:value="0.1764048" calcext:value-type="float">
            <text:p>0.1764048</text:p>
          </table:table-cell>
          <table:table-cell office:value-type="float" office:value="0.01567032" calcext:value-type="float">
            <text:p>0.01567032</text:p>
          </table:table-cell>
          <table:table-cell office:value-type="float" office:value="1.9709E-015" calcext:value-type="float">
            <text:p>1.9709E-15</text:p>
          </table:table-cell>
          <table:table-cell office:value-type="float" office:value="1.984234E-015" calcext:value-type="float">
            <text:p>1.984234E-15</text:p>
          </table:table-cell>
          <table:table-cell office:value-type="float" office:value="9.533375E-016" calcext:value-type="float">
            <text:p>9.533375E-16</text:p>
          </table:table-cell>
          <table:table-cell office:value-type="float" office:value="1.994307E-015" calcext:value-type="float">
            <text:p>1.994307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4312" calcext:value-type="float">
            <text:p>-1.634312</text:p>
          </table:table-cell>
          <table:table-cell office:value-type="float" office:value="-0.02738131" calcext:value-type="float">
            <text:p>-0.02738131</text:p>
          </table:table-cell>
          <table:table-cell office:value-type="float" office:value="-0.0176423" calcext:value-type="float">
            <text:p>-0.0176423</text:p>
          </table:table-cell>
          <table:table-cell office:value-type="float" office:value="-0.01456573" calcext:value-type="float">
            <text:p>-0.01456573</text:p>
          </table:table-cell>
          <table:table-cell office:value-type="float" office:value="-0.01302895" calcext:value-type="float">
            <text:p>-0.01302895</text:p>
          </table:table-cell>
          <table:table-cell office:value-type="float" office:value="-0.01099524" calcext:value-type="float">
            <text:p>-0.01099524</text:p>
          </table:table-cell>
          <table:table-cell office:value-type="float" office:value="-0.009198815" calcext:value-type="float">
            <text:p>-0.009198815</text:p>
          </table:table-cell>
          <table:table-cell office:value-type="float" office:value="-0.3483953" calcext:value-type="float">
            <text:p>-0.3483953</text:p>
          </table:table-cell>
          <table:table-cell office:value-type="float" office:value="-0.4963283" calcext:value-type="float">
            <text:p>-0.4963283</text:p>
          </table:table-cell>
          <table:table-cell office:value-type="float" office:value="-0.1045389" calcext:value-type="float">
            <text:p>-0.104538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5.45893" calcext:value-type="float">
            <text:p>-5.45893</text:p>
          </table:table-cell>
          <table:table-cell office:value-type="float" office:value="0.005309858" calcext:value-type="float">
            <text:p>0.0053098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4263" calcext:value-type="float">
            <text:p>-2.30426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1.642" calcext:value-type="float">
            <text:p>651.64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587" calcext:value-type="float">
            <text:p>1002.587</text:p>
          </table:table-cell>
          <table:table-cell office:value-type="float" office:value="-8.505419" calcext:value-type="float">
            <text:p>-8.505419</text:p>
          </table:table-cell>
          <table:table-cell office:value-type="float" office:value="0" calcext:value-type="float">
            <text:p>0</text:p>
          </table:table-cell>
          <table:table-cell office:value-type="float" office:value="0.2083573" calcext:value-type="float">
            <text:p>0.2083573</text:p>
          </table:table-cell>
          <table:table-cell office:value-type="float" office:value="0.2925738" calcext:value-type="float">
            <text:p>0.2925738</text:p>
          </table:table-cell>
          <table:table-cell office:value-type="float" office:value="0.3285406" calcext:value-type="float">
            <text:p>0.3285406</text:p>
          </table:table-cell>
          <table:table-cell office:value-type="float" office:value="0.3411657" calcext:value-type="float">
            <text:p>0.3411657</text:p>
          </table:table-cell>
          <table:table-cell office:value-type="float" office:value="0.3475881" calcext:value-type="float">
            <text:p>0.3475881</text:p>
          </table:table-cell>
          <table:table-cell office:value-type="float" office:value="0.3067493" calcext:value-type="float">
            <text:p>0.3067493</text:p>
          </table:table-cell>
          <table:table-cell office:value-type="float" office:value="0.3055664" calcext:value-type="float">
            <text:p>0.3055664</text:p>
          </table:table-cell>
          <table:table-cell office:value-type="float" office:value="0.2734394" calcext:value-type="float">
            <text:p>0.2734394</text:p>
          </table:table-cell>
          <table:table-cell office:value-type="float" office:value="0.2590389" calcext:value-type="float">
            <text:p>0.2590389</text:p>
          </table:table-cell>
          <table:table-cell office:value-type="float" office:value="0.312598" calcext:value-type="float">
            <text:p>0.312598</text:p>
          </table:table-cell>
          <table:table-cell office:value-type="float" office:value="0.3767815" calcext:value-type="float">
            <text:p>0.3767815</text:p>
          </table:table-cell>
          <table:table-cell office:value-type="float" office:value="0.3921051" calcext:value-type="float">
            <text:p>0.3921051</text:p>
          </table:table-cell>
          <table:table-cell office:value-type="float" office:value="0.456878" calcext:value-type="float">
            <text:p>0.456878</text:p>
          </table:table-cell>
          <table:table-cell office:value-type="float" office:value="0" calcext:value-type="float">
            <text:p>0</text:p>
          </table:table-cell>
          <table:table-cell office:value-type="float" office:value="0.1239599" calcext:value-type="float">
            <text:p>0.1239599</text:p>
          </table:table-cell>
          <table:table-cell office:value-type="float" office:value="0.06486101" calcext:value-type="float">
            <text:p>0.06486101</text:p>
          </table:table-cell>
          <table:table-cell office:value-type="float" office:value="1.956096E-015" calcext:value-type="float">
            <text:p>1.956096E-15</text:p>
          </table:table-cell>
          <table:table-cell office:value-type="float" office:value="1.98423E-015" calcext:value-type="float">
            <text:p>1.98423E-15</text:p>
          </table:table-cell>
          <table:table-cell office:value-type="float" office:value="9.533366E-016" calcext:value-type="float">
            <text:p>9.53336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33819" calcext:value-type="float">
            <text:p>-0.5233819</text:p>
          </table:table-cell>
          <table:table-cell office:value-type="float" office:value="-0.04307296" calcext:value-type="float">
            <text:p>-0.04307296</text:p>
          </table:table-cell>
          <table:table-cell office:value-type="float" office:value="-0.02011313" calcext:value-type="float">
            <text:p>-0.02011313</text:p>
          </table:table-cell>
          <table:table-cell office:value-type="float" office:value="-0.0160166" calcext:value-type="float">
            <text:p>-0.0160166</text:p>
          </table:table-cell>
          <table:table-cell office:value-type="float" office:value="-0.01429185" calcext:value-type="float">
            <text:p>-0.01429185</text:p>
          </table:table-cell>
          <table:table-cell office:value-type="float" office:value="-0.01213859" calcext:value-type="float">
            <text:p>-0.01213859</text:p>
          </table:table-cell>
          <table:table-cell office:value-type="float" office:value="-0.01074632" calcext:value-type="float">
            <text:p>-0.01074632</text:p>
          </table:table-cell>
          <table:table-cell office:value-type="float" office:value="-0.3419484" calcext:value-type="float">
            <text:p>-0.3419484</text:p>
          </table:table-cell>
          <table:table-cell office:value-type="float" office:value="-0.4937327" calcext:value-type="float">
            <text:p>-0.4937327</text:p>
          </table:table-cell>
          <table:table-cell office:value-type="float" office:value="-0.1037519" calcext:value-type="float">
            <text:p>-0.103751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8634611" calcext:value-type="float">
            <text:p>-0.8634611</text:p>
          </table:table-cell>
          <table:table-cell office:value-type="float" office:value="0.005383194" calcext:value-type="float">
            <text:p>0.00538319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5628" calcext:value-type="float">
            <text:p>-2.3356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1.8042" calcext:value-type="float">
            <text:p>651.8042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3.021" calcext:value-type="float">
            <text:p>1003.021</text:p>
          </table:table-cell>
          <table:table-cell office:value-type="float" office:value="-9.101242" calcext:value-type="float">
            <text:p>-9.101242</text:p>
          </table:table-cell>
          <table:table-cell office:value-type="float" office:value="0" calcext:value-type="float">
            <text:p>0</text:p>
          </table:table-cell>
          <table:table-cell office:value-type="float" office:value="0.2912686" calcext:value-type="float">
            <text:p>0.2912686</text:p>
          </table:table-cell>
          <table:table-cell office:value-type="float" office:value="0.3155034" calcext:value-type="float">
            <text:p>0.3155034</text:p>
          </table:table-cell>
          <table:table-cell office:value-type="float" office:value="0.3287392" calcext:value-type="float">
            <text:p>0.3287392</text:p>
          </table:table-cell>
          <table:table-cell office:value-type="float" office:value="0.3368495" calcext:value-type="float">
            <text:p>0.3368495</text:p>
          </table:table-cell>
          <table:table-cell office:value-type="float" office:value="0.3419345" calcext:value-type="float">
            <text:p>0.3419345</text:p>
          </table:table-cell>
          <table:table-cell office:value-type="float" office:value="0.3026033" calcext:value-type="float">
            <text:p>0.3026033</text:p>
          </table:table-cell>
          <table:table-cell office:value-type="float" office:value="0.30163" calcext:value-type="float">
            <text:p>0.30163</text:p>
          </table:table-cell>
          <table:table-cell office:value-type="float" office:value="0.2740575" calcext:value-type="float">
            <text:p>0.2740575</text:p>
          </table:table-cell>
          <table:table-cell office:value-type="float" office:value="0.2591862" calcext:value-type="float">
            <text:p>0.2591862</text:p>
          </table:table-cell>
          <table:table-cell office:value-type="float" office:value="0.3128411" calcext:value-type="float">
            <text:p>0.3128411</text:p>
          </table:table-cell>
          <table:table-cell office:value-type="float" office:value="0.3768402" calcext:value-type="float">
            <text:p>0.3768402</text:p>
          </table:table-cell>
          <table:table-cell office:value-type="float" office:value="0.3922469" calcext:value-type="float">
            <text:p>0.3922469</text:p>
          </table:table-cell>
          <table:table-cell office:value-type="float" office:value="0.4612747" calcext:value-type="float">
            <text:p>0.4612747</text:p>
          </table:table-cell>
          <table:table-cell office:value-type="float" office:value="0" calcext:value-type="float">
            <text:p>0</text:p>
          </table:table-cell>
          <table:table-cell office:value-type="float" office:value="0.07126813" calcext:value-type="float">
            <text:p>0.07126813</text:p>
          </table:table-cell>
          <table:table-cell office:value-type="float" office:value="0.04418367" calcext:value-type="float">
            <text:p>0.04418367</text:p>
          </table:table-cell>
          <table:table-cell office:value-type="float" office:value="1.956088E-015" calcext:value-type="float">
            <text:p>1.956088E-15</text:p>
          </table:table-cell>
          <table:table-cell office:value-type="float" office:value="1.984225E-015" calcext:value-type="float">
            <text:p>1.984225E-15</text:p>
          </table:table-cell>
          <table:table-cell office:value-type="float" office:value="9.533366E-016" calcext:value-type="float">
            <text:p>9.533366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4057" calcext:value-type="float">
            <text:p>-0.0434057</text:p>
          </table:table-cell>
          <table:table-cell office:value-type="float" office:value="-0.02557791" calcext:value-type="float">
            <text:p>-0.02557791</text:p>
          </table:table-cell>
          <table:table-cell office:value-type="float" office:value="-0.02004492" calcext:value-type="float">
            <text:p>-0.02004492</text:p>
          </table:table-cell>
          <table:table-cell office:value-type="float" office:value="-0.01732852" calcext:value-type="float">
            <text:p>-0.01732852</text:p>
          </table:table-cell>
          <table:table-cell office:value-type="float" office:value="-0.01580929" calcext:value-type="float">
            <text:p>-0.01580929</text:p>
          </table:table-cell>
          <table:table-cell office:value-type="float" office:value="-0.01344879" calcext:value-type="float">
            <text:p>-0.01344879</text:p>
          </table:table-cell>
          <table:table-cell office:value-type="float" office:value="-0.01199191" calcext:value-type="float">
            <text:p>-0.01199191</text:p>
          </table:table-cell>
          <table:table-cell office:value-type="float" office:value="-0.335244" calcext:value-type="float">
            <text:p>-0.335244</text:p>
          </table:table-cell>
          <table:table-cell office:value-type="float" office:value="-0.4911145" calcext:value-type="float">
            <text:p>-0.4911145</text:p>
          </table:table-cell>
          <table:table-cell office:value-type="float" office:value="-0.1029764" calcext:value-type="float">
            <text:p>-0.102976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553325" calcext:value-type="float">
            <text:p>-0.0553325</text:p>
          </table:table-cell>
          <table:table-cell office:value-type="float" office:value="0.005248338" calcext:value-type="float">
            <text:p>0.0052483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1336" calcext:value-type="float">
            <text:p>-2.3613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2.2517" calcext:value-type="float">
            <text:p>652.251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2.255" calcext:value-type="float">
            <text:p>1002.255</text:p>
          </table:table-cell>
          <table:table-cell office:value-type="float" office:value="-8.782257" calcext:value-type="float">
            <text:p>-8.782257</text:p>
          </table:table-cell>
          <table:table-cell office:value-type="float" office:value="0" calcext:value-type="float">
            <text:p>0</text:p>
          </table:table-cell>
          <table:table-cell office:value-type="float" office:value="0.270077" calcext:value-type="float">
            <text:p>0.270077</text:p>
          </table:table-cell>
          <table:table-cell office:value-type="float" office:value="0.320705" calcext:value-type="float">
            <text:p>0.320705</text:p>
          </table:table-cell>
          <table:table-cell office:value-type="float" office:value="0.3347071" calcext:value-type="float">
            <text:p>0.3347071</text:p>
          </table:table-cell>
          <table:table-cell office:value-type="float" office:value="0.3379527" calcext:value-type="float">
            <text:p>0.3379527</text:p>
          </table:table-cell>
          <table:table-cell office:value-type="float" office:value="0.3410376" calcext:value-type="float">
            <text:p>0.3410376</text:p>
          </table:table-cell>
          <table:table-cell office:value-type="float" office:value="0.3002515" calcext:value-type="float">
            <text:p>0.3002515</text:p>
          </table:table-cell>
          <table:table-cell office:value-type="float" office:value="0.2999511" calcext:value-type="float">
            <text:p>0.2999511</text:p>
          </table:table-cell>
          <table:table-cell office:value-type="float" office:value="0.2746592" calcext:value-type="float">
            <text:p>0.2746592</text:p>
          </table:table-cell>
          <table:table-cell office:value-type="float" office:value="0.2593336" calcext:value-type="float">
            <text:p>0.2593336</text:p>
          </table:table-cell>
          <table:table-cell office:value-type="float" office:value="0.3130808" calcext:value-type="float">
            <text:p>0.3130808</text:p>
          </table:table-cell>
          <table:table-cell office:value-type="float" office:value="0.3769015" calcext:value-type="float">
            <text:p>0.3769015</text:p>
          </table:table-cell>
          <table:table-cell office:value-type="float" office:value="0.3922795" calcext:value-type="float">
            <text:p>0.3922795</text:p>
          </table:table-cell>
          <table:table-cell office:value-type="float" office:value="0.4623523" calcext:value-type="float">
            <text:p>0.4623523</text:p>
          </table:table-cell>
          <table:table-cell office:value-type="float" office:value="0" calcext:value-type="float">
            <text:p>0</text:p>
          </table:table-cell>
          <table:table-cell office:value-type="float" office:value="0.1050911" calcext:value-type="float">
            <text:p>0.1050911</text:p>
          </table:table-cell>
          <table:table-cell office:value-type="float" office:value="0.007701937" calcext:value-type="float">
            <text:p>0.007701937</text:p>
          </table:table-cell>
          <table:table-cell office:value-type="float" office:value="1.956077E-015" calcext:value-type="float">
            <text:p>1.956077E-15</text:p>
          </table:table-cell>
          <table:table-cell office:value-type="float" office:value="1.98422E-015" calcext:value-type="float">
            <text:p>1.98422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07233" calcext:value-type="float">
            <text:p>-0.07107233</text:p>
          </table:table-cell>
          <table:table-cell office:value-type="float" office:value="-0.02286579" calcext:value-type="float">
            <text:p>-0.02286579</text:p>
          </table:table-cell>
          <table:table-cell office:value-type="float" office:value="-0.01789688" calcext:value-type="float">
            <text:p>-0.01789688</text:p>
          </table:table-cell>
          <table:table-cell office:value-type="float" office:value="-0.01699652" calcext:value-type="float">
            <text:p>-0.01699652</text:p>
          </table:table-cell>
          <table:table-cell office:value-type="float" office:value="-0.01607992" calcext:value-type="float">
            <text:p>-0.01607992</text:p>
          </table:table-cell>
          <table:table-cell office:value-type="float" office:value="-0.01426998" calcext:value-type="float">
            <text:p>-0.01426998</text:p>
          </table:table-cell>
          <table:table-cell office:value-type="float" office:value="-0.01256859" calcext:value-type="float">
            <text:p>-0.01256859</text:p>
          </table:table-cell>
          <table:table-cell office:value-type="float" office:value="-0.3288567" calcext:value-type="float">
            <text:p>-0.3288567</text:p>
          </table:table-cell>
          <table:table-cell office:value-type="float" office:value="-0.4885124" calcext:value-type="float">
            <text:p>-0.4885124</text:p>
          </table:table-cell>
          <table:table-cell office:value-type="float" office:value="-0.1022188" calcext:value-type="float">
            <text:p>-0.102218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1081533" calcext:value-type="float">
            <text:p>-0.1081533</text:p>
          </table:table-cell>
          <table:table-cell office:value-type="float" office:value="0.005094252" calcext:value-type="float">
            <text:p>0.00509425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0404" calcext:value-type="float">
            <text:p>-2.3704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2.4827" calcext:value-type="float">
            <text:p>652.482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1.725" calcext:value-type="float">
            <text:p>1001.725</text:p>
          </table:table-cell>
          <table:table-cell office:value-type="float" office:value="-8.48329" calcext:value-type="float">
            <text:p>-8.48329</text:p>
          </table:table-cell>
          <table:table-cell office:value-type="float" office:value="0" calcext:value-type="float">
            <text:p>0</text:p>
          </table:table-cell>
          <table:table-cell office:value-type="float" office:value="0.3157074" calcext:value-type="float">
            <text:p>0.3157074</text:p>
          </table:table-cell>
          <table:table-cell office:value-type="float" office:value="0.3276644" calcext:value-type="float">
            <text:p>0.3276644</text:p>
          </table:table-cell>
          <table:table-cell office:value-type="float" office:value="0.3325731" calcext:value-type="float">
            <text:p>0.3325731</text:p>
          </table:table-cell>
          <table:table-cell office:value-type="float" office:value="0.3359613" calcext:value-type="float">
            <text:p>0.3359613</text:p>
          </table:table-cell>
          <table:table-cell office:value-type="float" office:value="0.3391857" calcext:value-type="float">
            <text:p>0.3391857</text:p>
          </table:table-cell>
          <table:table-cell office:value-type="float" office:value="0.2987611" calcext:value-type="float">
            <text:p>0.2987611</text:p>
          </table:table-cell>
          <table:table-cell office:value-type="float" office:value="0.2980568" calcext:value-type="float">
            <text:p>0.2980568</text:p>
          </table:table-cell>
          <table:table-cell office:value-type="float" office:value="0.275245" calcext:value-type="float">
            <text:p>0.275245</text:p>
          </table:table-cell>
          <table:table-cell office:value-type="float" office:value="0.259481" calcext:value-type="float">
            <text:p>0.259481</text:p>
          </table:table-cell>
          <table:table-cell office:value-type="float" office:value="0.3133185" calcext:value-type="float">
            <text:p>0.3133185</text:p>
          </table:table-cell>
          <table:table-cell office:value-type="float" office:value="0.3769618" calcext:value-type="float">
            <text:p>0.3769618</text:p>
          </table:table-cell>
          <table:table-cell office:value-type="float" office:value="0.3922843" calcext:value-type="float">
            <text:p>0.3922843</text:p>
          </table:table-cell>
          <table:table-cell office:value-type="float" office:value="0.4623739" calcext:value-type="float">
            <text:p>0.4623739</text:p>
          </table:table-cell>
          <table:table-cell office:value-type="float" office:value="0" calcext:value-type="float">
            <text:p>0</text:p>
          </table:table-cell>
          <table:table-cell office:value-type="float" office:value="0.0393896" calcext:value-type="float">
            <text:p>0.0393896</text:p>
          </table:table-cell>
          <table:table-cell office:value-type="float" office:value="0.0001402826" calcext:value-type="float">
            <text:p>0.0001402826</text:p>
          </table:table-cell>
          <table:table-cell office:value-type="float" office:value="1.956067E-015" calcext:value-type="float">
            <text:p>1.956067E-15</text:p>
          </table:table-cell>
          <table:table-cell office:value-type="float" office:value="1.984218E-015" calcext:value-type="float">
            <text:p>1.984218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71492" calcext:value-type="float">
            <text:p>-0.02571492</text:p>
          </table:table-cell>
          <table:table-cell office:value-type="float" office:value="-0.02039434" calcext:value-type="float">
            <text:p>-0.02039434</text:p>
          </table:table-cell>
          <table:table-cell office:value-type="float" office:value="-0.01867008" calcext:value-type="float">
            <text:p>-0.01867008</text:p>
          </table:table-cell>
          <table:table-cell office:value-type="float" office:value="-0.0176205" calcext:value-type="float">
            <text:p>-0.0176205</text:p>
          </table:table-cell>
          <table:table-cell office:value-type="float" office:value="-0.01661858" calcext:value-type="float">
            <text:p>-0.01661858</text:p>
          </table:table-cell>
          <table:table-cell office:value-type="float" office:value="-0.01481395" calcext:value-type="float">
            <text:p>-0.01481395</text:p>
          </table:table-cell>
          <table:table-cell office:value-type="float" office:value="-0.0132683" calcext:value-type="float">
            <text:p>-0.0132683</text:p>
          </table:table-cell>
          <table:table-cell office:value-type="float" office:value="-0.3227681" calcext:value-type="float">
            <text:p>-0.3227681</text:p>
          </table:table-cell>
          <table:table-cell office:value-type="float" office:value="-0.4859247" calcext:value-type="float">
            <text:p>-0.4859247</text:p>
          </table:table-cell>
          <table:table-cell office:value-type="float" office:value="-0.1014723" calcext:value-type="float">
            <text:p>-0.101472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2964871" calcext:value-type="float">
            <text:p>-0.02964871</text:p>
          </table:table-cell>
          <table:table-cell office:value-type="float" office:value="0.004974903" calcext:value-type="float">
            <text:p>0.00497490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966" calcext:value-type="float">
            <text:p>-2.37296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2.7748" calcext:value-type="float">
            <text:p>652.774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1.045" calcext:value-type="float">
            <text:p>1001.045</text:p>
          </table:table-cell>
          <table:table-cell office:value-type="float" office:value="-8.095654" calcext:value-type="float">
            <text:p>-8.095654</text:p>
          </table:table-cell>
          <table:table-cell office:value-type="float" office:value="0" calcext:value-type="float">
            <text:p>0</text:p>
          </table:table-cell>
          <table:table-cell office:value-type="float" office:value="0.2077674" calcext:value-type="float">
            <text:p>0.2077674</text:p>
          </table:table-cell>
          <table:table-cell office:value-type="float" office:value="0.3059134" calcext:value-type="float">
            <text:p>0.3059134</text:p>
          </table:table-cell>
          <table:table-cell office:value-type="float" office:value="0.3267244" calcext:value-type="float">
            <text:p>0.3267244</text:p>
          </table:table-cell>
          <table:table-cell office:value-type="float" office:value="0.3342029" calcext:value-type="float">
            <text:p>0.3342029</text:p>
          </table:table-cell>
          <table:table-cell office:value-type="float" office:value="0.3381853" calcext:value-type="float">
            <text:p>0.3381853</text:p>
          </table:table-cell>
          <table:table-cell office:value-type="float" office:value="0.2984535" calcext:value-type="float">
            <text:p>0.2984535</text:p>
          </table:table-cell>
          <table:table-cell office:value-type="float" office:value="0.2984012" calcext:value-type="float">
            <text:p>0.2984012</text:p>
          </table:table-cell>
          <table:table-cell office:value-type="float" office:value="0.2758184" calcext:value-type="float">
            <text:p>0.2758184</text:p>
          </table:table-cell>
          <table:table-cell office:value-type="float" office:value="0.2596284" calcext:value-type="float">
            <text:p>0.2596284</text:p>
          </table:table-cell>
          <table:table-cell office:value-type="float" office:value="0.3135546" calcext:value-type="float">
            <text:p>0.3135546</text:p>
          </table:table-cell>
          <table:table-cell office:value-type="float" office:value="0.3770195" calcext:value-type="float">
            <text:p>0.3770195</text:p>
          </table:table-cell>
          <table:table-cell office:value-type="float" office:value="0.3922661" calcext:value-type="float">
            <text:p>0.3922661</text:p>
          </table:table-cell>
          <table:table-cell office:value-type="float" office:value="0.4623487" calcext:value-type="float">
            <text:p>0.4623487</text:p>
          </table:table-cell>
          <table:table-cell office:value-type="float" office:value="0" calcext:value-type="float">
            <text:p>0</text:p>
          </table:table-cell>
          <table:table-cell office:value-type="float" office:value="0.1553197" calcext:value-type="float">
            <text:p>0.1553197</text:p>
          </table:table-cell>
          <table:table-cell office:value-type="float" office:value="0.01415647" calcext:value-type="float">
            <text:p>0.01415647</text:p>
          </table:table-cell>
          <table:table-cell office:value-type="float" office:value="1.956054E-015" calcext:value-type="float">
            <text:p>1.956054E-15</text:p>
          </table:table-cell>
          <table:table-cell office:value-type="float" office:value="1.984214E-015" calcext:value-type="float">
            <text:p>1.984214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3961" calcext:value-type="float">
            <text:p>-0.483961</text:p>
          </table:table-cell>
          <table:table-cell office:value-type="float" office:value="-0.03080694" calcext:value-type="float">
            <text:p>-0.03080694</text:p>
          </table:table-cell>
          <table:table-cell office:value-type="float" office:value="-0.02077183" calcext:value-type="float">
            <text:p>-0.02077183</text:p>
          </table:table-cell>
          <table:table-cell office:value-type="float" office:value="-0.01817762" calcext:value-type="float">
            <text:p>-0.01817762</text:p>
          </table:table-cell>
          <table:table-cell office:value-type="float" office:value="-0.01691429" calcext:value-type="float">
            <text:p>-0.01691429</text:p>
          </table:table-cell>
          <table:table-cell office:value-type="float" office:value="-0.01492936" calcext:value-type="float">
            <text:p>-0.01492936</text:p>
          </table:table-cell>
          <table:table-cell office:value-type="float" office:value="-0.01310925" calcext:value-type="float">
            <text:p>-0.01310925</text:p>
          </table:table-cell>
          <table:table-cell office:value-type="float" office:value="-0.316932" calcext:value-type="float">
            <text:p>-0.316932</text:p>
          </table:table-cell>
          <table:table-cell office:value-type="float" office:value="-0.4833529" calcext:value-type="float">
            <text:p>-0.4833529</text:p>
          </table:table-cell>
          <table:table-cell office:value-type="float" office:value="-0.1007379" calcext:value-type="float">
            <text:p>-0.1007379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8532014" calcext:value-type="float">
            <text:p>-0.8532014</text:p>
          </table:table-cell>
          <table:table-cell office:value-type="float" office:value="0.005057096" calcext:value-type="float">
            <text:p>0.00505709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742" calcext:value-type="float">
            <text:p>-2.3767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669.5038" calcext:value-type="float">
            <text:p>669.5038</text:p>
          </table:table-cell>
          <table:table-cell office:value-type="float" office:value="653.2038" calcext:value-type="float">
            <text:p>653.203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51" calcext:value-type="float">
            <text:p>1000.51</text:p>
          </table:table-cell>
          <table:table-cell office:value-type="float" office:value="-7.989735" calcext:value-type="float">
            <text:p>-7.989735</text:p>
          </table:table-cell>
          <table:table-cell office:value-type="float" office:value="0" calcext:value-type="float">
            <text:p>0</text:p>
          </table:table-cell>
          <table:table-cell office:value-type="float" office:value="0.1498069" calcext:value-type="float">
            <text:p>0.1498069</text:p>
          </table:table-cell>
          <table:table-cell office:value-type="float" office:value="0.1863705" calcext:value-type="float">
            <text:p>0.1863705</text:p>
          </table:table-cell>
          <table:table-cell office:value-type="float" office:value="0.321658" calcext:value-type="float">
            <text:p>0.321658</text:p>
          </table:table-cell>
          <table:table-cell office:value-type="float" office:value="0.3307161" calcext:value-type="float">
            <text:p>0.3307161</text:p>
          </table:table-cell>
          <table:table-cell office:value-type="float" office:value="0.3350342" calcext:value-type="float">
            <text:p>0.3350342</text:p>
          </table:table-cell>
          <table:table-cell office:value-type="float" office:value="0.2961988" calcext:value-type="float">
            <text:p>0.2961988</text:p>
          </table:table-cell>
          <table:table-cell office:value-type="float" office:value="0.294742" calcext:value-type="float">
            <text:p>0.294742</text:p>
          </table:table-cell>
          <table:table-cell office:value-type="float" office:value="0.2763765" calcext:value-type="float">
            <text:p>0.2763765</text:p>
          </table:table-cell>
          <table:table-cell office:value-type="float" office:value="0.2597758" calcext:value-type="float">
            <text:p>0.2597758</text:p>
          </table:table-cell>
          <table:table-cell office:value-type="float" office:value="0.3137871" calcext:value-type="float">
            <text:p>0.3137871</text:p>
          </table:table-cell>
          <table:table-cell office:value-type="float" office:value="0.3770727" calcext:value-type="float">
            <text:p>0.3770727</text:p>
          </table:table-cell>
          <table:table-cell office:value-type="float" office:value="0.3922108" calcext:value-type="float">
            <text:p>0.3922108</text:p>
          </table:table-cell>
          <table:table-cell office:value-type="float" office:value="0.462358" calcext:value-type="float">
            <text:p>0.462358</text:p>
          </table:table-cell>
          <table:table-cell office:value-type="float" office:value="0" calcext:value-type="float">
            <text:p>0</text:p>
          </table:table-cell>
          <table:table-cell office:value-type="float" office:value="0.1891714" calcext:value-type="float">
            <text:p>0.1891714</text:p>
          </table:table-cell>
          <table:table-cell office:value-type="float" office:value="0.1526072" calcext:value-type="float">
            <text:p>0.1526072</text:p>
          </table:table-cell>
          <table:table-cell office:value-type="float" office:value="0.006063101" calcext:value-type="float">
            <text:p>0.006063101</text:p>
          </table:table-cell>
          <table:table-cell office:value-type="float" office:value="1.984213E-015" calcext:value-type="float">
            <text:p>1.984213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9209" calcext:value-type="float">
            <text:p>-7.49209</text:p>
          </table:table-cell>
          <table:table-cell office:value-type="float" office:value="-1.336517" calcext:value-type="float">
            <text:p>-1.336517</text:p>
          </table:table-cell>
          <table:table-cell office:value-type="float" office:value="-0.02282794" calcext:value-type="float">
            <text:p>-0.02282794</text:p>
          </table:table-cell>
          <table:table-cell office:value-type="float" office:value="-0.01937928" calcext:value-type="float">
            <text:p>-0.01937928</text:p>
          </table:table-cell>
          <table:table-cell office:value-type="float" office:value="-0.01790735" calcext:value-type="float">
            <text:p>-0.01790735</text:p>
          </table:table-cell>
          <table:table-cell office:value-type="float" office:value="-0.01580074" calcext:value-type="float">
            <text:p>-0.01580074</text:p>
          </table:table-cell>
          <table:table-cell office:value-type="float" office:value="-0.01454303" calcext:value-type="float">
            <text:p>-0.01454303</text:p>
          </table:table-cell>
          <table:table-cell office:value-type="float" office:value="-0.3113624" calcext:value-type="float">
            <text:p>-0.3113624</text:p>
          </table:table-cell>
          <table:table-cell office:value-type="float" office:value="-0.4807956" calcext:value-type="float">
            <text:p>-0.4807956</text:p>
          </table:table-cell>
          <table:table-cell office:value-type="float" office:value="-0.1000195" calcext:value-type="float">
            <text:p>-0.100019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4.13627" calcext:value-type="float">
            <text:p>-14.13627</text:p>
          </table:table-cell>
          <table:table-cell office:value-type="float" office:value="0.005557145" calcext:value-type="float">
            <text:p>0.00555714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818" calcext:value-type="float">
            <text:p>-2.3838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3.3701" calcext:value-type="float">
            <text:p>653.3701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721" calcext:value-type="float">
            <text:p>1000.721</text:p>
          </table:table-cell>
          <table:table-cell office:value-type="float" office:value="-7.766759" calcext:value-type="float">
            <text:p>-7.766759</text:p>
          </table:table-cell>
          <table:table-cell office:value-type="float" office:value="0" calcext:value-type="float">
            <text:p>0</text:p>
          </table:table-cell>
          <table:table-cell office:value-type="float" office:value="0.2556915" calcext:value-type="float">
            <text:p>0.2556915</text:p>
          </table:table-cell>
          <table:table-cell office:value-type="float" office:value="0.2174884" calcext:value-type="float">
            <text:p>0.2174884</text:p>
          </table:table-cell>
          <table:table-cell office:value-type="float" office:value="0.3164672" calcext:value-type="float">
            <text:p>0.3164672</text:p>
          </table:table-cell>
          <table:table-cell office:value-type="float" office:value="0.3244446" calcext:value-type="float">
            <text:p>0.3244446</text:p>
          </table:table-cell>
          <table:table-cell office:value-type="float" office:value="0.329935" calcext:value-type="float">
            <text:p>0.329935</text:p>
          </table:table-cell>
          <table:table-cell office:value-type="float" office:value="0.2934515" calcext:value-type="float">
            <text:p>0.2934515</text:p>
          </table:table-cell>
          <table:table-cell office:value-type="float" office:value="0.292385" calcext:value-type="float">
            <text:p>0.292385</text:p>
          </table:table-cell>
          <table:table-cell office:value-type="float" office:value="0.2769198" calcext:value-type="float">
            <text:p>0.2769198</text:p>
          </table:table-cell>
          <table:table-cell office:value-type="float" office:value="0.2599232" calcext:value-type="float">
            <text:p>0.2599232</text:p>
          </table:table-cell>
          <table:table-cell office:value-type="float" office:value="0.3140182" calcext:value-type="float">
            <text:p>0.3140182</text:p>
          </table:table-cell>
          <table:table-cell office:value-type="float" office:value="0.3771198" calcext:value-type="float">
            <text:p>0.3771198</text:p>
          </table:table-cell>
          <table:table-cell office:value-type="float" office:value="0.3921417" calcext:value-type="float">
            <text:p>0.3921417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8388036" calcext:value-type="float">
            <text:p>0.08388036</text:p>
          </table:table-cell>
          <table:table-cell office:value-type="float" office:value="0.1258576" calcext:value-type="float">
            <text:p>0.1258576</text:p>
          </table:table-cell>
          <table:table-cell office:value-type="float" office:value="0.02513825" calcext:value-type="float">
            <text:p>0.02513825</text:p>
          </table:table-cell>
          <table:table-cell office:value-type="float" office:value="1.984213E-015" calcext:value-type="float">
            <text:p>1.984213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40198" calcext:value-type="float">
            <text:p>-0.1140198</text:p>
          </table:table-cell>
          <table:table-cell office:value-type="float" office:value="-0.4254645" calcext:value-type="float">
            <text:p>-0.4254645</text:p>
          </table:table-cell>
          <table:table-cell office:value-type="float" office:value="-0.02539074" calcext:value-type="float">
            <text:p>-0.02539074</text:p>
          </table:table-cell>
          <table:table-cell office:value-type="float" office:value="-0.02180492" calcext:value-type="float">
            <text:p>-0.02180492</text:p>
          </table:table-cell>
          <table:table-cell office:value-type="float" office:value="-0.01967346" calcext:value-type="float">
            <text:p>-0.01967346</text:p>
          </table:table-cell>
          <table:table-cell office:value-type="float" office:value="-0.01694738" calcext:value-type="float">
            <text:p>-0.01694738</text:p>
          </table:table-cell>
          <table:table-cell office:value-type="float" office:value="-0.01555343" calcext:value-type="float">
            <text:p>-0.01555343</text:p>
          </table:table-cell>
          <table:table-cell office:value-type="float" office:value="-0.306045" calcext:value-type="float">
            <text:p>-0.306045</text:p>
          </table:table-cell>
          <table:table-cell office:value-type="float" office:value="-0.4782535" calcext:value-type="float">
            <text:p>-0.4782535</text:p>
          </table:table-cell>
          <table:table-cell office:value-type="float" office:value="-0.09931134" calcext:value-type="float">
            <text:p>-0.0993113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09713974" calcext:value-type="float">
            <text:p>-0.09713974</text:p>
          </table:table-cell>
          <table:table-cell office:value-type="float" office:value="0.005416269" calcext:value-type="float">
            <text:p>0.0054162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351" calcext:value-type="float">
            <text:p>-2.3853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3.8448" calcext:value-type="float">
            <text:p>653.844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194" calcext:value-type="float">
            <text:p>1000.194</text:p>
          </table:table-cell>
          <table:table-cell office:value-type="float" office:value="-7.714888" calcext:value-type="float">
            <text:p>-7.714888</text:p>
          </table:table-cell>
          <table:table-cell office:value-type="float" office:value="0" calcext:value-type="float">
            <text:p>0</text:p>
          </table:table-cell>
          <table:table-cell office:value-type="float" office:value="0.1445867" calcext:value-type="float">
            <text:p>0.1445867</text:p>
          </table:table-cell>
          <table:table-cell office:value-type="float" office:value="0.1815416" calcext:value-type="float">
            <text:p>0.1815416</text:p>
          </table:table-cell>
          <table:table-cell office:value-type="float" office:value="0.3131301" calcext:value-type="float">
            <text:p>0.3131301</text:p>
          </table:table-cell>
          <table:table-cell office:value-type="float" office:value="0.3238595" calcext:value-type="float">
            <text:p>0.3238595</text:p>
          </table:table-cell>
          <table:table-cell office:value-type="float" office:value="0.3284058" calcext:value-type="float">
            <text:p>0.3284058</text:p>
          </table:table-cell>
          <table:table-cell office:value-type="float" office:value="0.2909952" calcext:value-type="float">
            <text:p>0.2909952</text:p>
          </table:table-cell>
          <table:table-cell office:value-type="float" office:value="0.2894633" calcext:value-type="float">
            <text:p>0.2894633</text:p>
          </table:table-cell>
          <table:table-cell office:value-type="float" office:value="0.2774763" calcext:value-type="float">
            <text:p>0.2774763</text:p>
          </table:table-cell>
          <table:table-cell office:value-type="float" office:value="0.2600709" calcext:value-type="float">
            <text:p>0.2600709</text:p>
          </table:table-cell>
          <table:table-cell office:value-type="float" office:value="0.3142471" calcext:value-type="float">
            <text:p>0.3142471</text:p>
          </table:table-cell>
          <table:table-cell office:value-type="float" office:value="0.3771614" calcext:value-type="float">
            <text:p>0.3771614</text:p>
          </table:table-cell>
          <table:table-cell office:value-type="float" office:value="0.392073" calcext:value-type="float">
            <text:p>0.392073</text:p>
          </table:table-cell>
          <table:table-cell office:value-type="float" office:value="0.4622532" calcext:value-type="float">
            <text:p>0.4622532</text:p>
          </table:table-cell>
          <table:table-cell office:value-type="float" office:value="0" calcext:value-type="float">
            <text:p>0</text:p>
          </table:table-cell>
          <table:table-cell office:value-type="float" office:value="0.1550056" calcext:value-type="float">
            <text:p>0.1550056</text:p>
          </table:table-cell>
          <table:table-cell office:value-type="float" office:value="0.1688421" calcext:value-type="float">
            <text:p>0.1688421</text:p>
          </table:table-cell>
          <table:table-cell office:value-type="float" office:value="0.03254294" calcext:value-type="float">
            <text:p>0.03254294</text:p>
          </table:table-cell>
          <table:table-cell office:value-type="float" office:value="1.984212E-015" calcext:value-type="float">
            <text:p>1.984212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70796" calcext:value-type="float">
            <text:p>-9.770796</text:p>
          </table:table-cell>
          <table:table-cell office:value-type="float" office:value="-1.611889" calcext:value-type="float">
            <text:p>-1.611889</text:p>
          </table:table-cell>
          <table:table-cell office:value-type="float" office:value="-0.02683208" calcext:value-type="float">
            <text:p>-0.02683208</text:p>
          </table:table-cell>
          <table:table-cell office:value-type="float" office:value="-0.02202446" calcext:value-type="float">
            <text:p>-0.02202446</text:p>
          </table:table-cell>
          <table:table-cell office:value-type="float" office:value="-0.020239" calcext:value-type="float">
            <text:p>-0.020239</text:p>
          </table:table-cell>
          <table:table-cell office:value-type="float" office:value="-0.01805594" calcext:value-type="float">
            <text:p>-0.01805594</text:p>
          </table:table-cell>
          <table:table-cell office:value-type="float" office:value="-0.01691915" calcext:value-type="float">
            <text:p>-0.01691915</text:p>
          </table:table-cell>
          <table:table-cell office:value-type="float" office:value="-0.3007211" calcext:value-type="float">
            <text:p>-0.3007211</text:p>
          </table:table-cell>
          <table:table-cell office:value-type="float" office:value="-0.4757206" calcext:value-type="float">
            <text:p>-0.4757206</text:p>
          </table:table-cell>
          <table:table-cell office:value-type="float" office:value="-0.09861597" calcext:value-type="float">
            <text:p>-0.0986159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8.44201" calcext:value-type="float">
            <text:p>-18.44201</text:p>
          </table:table-cell>
          <table:table-cell office:value-type="float" office:value="0.005645387" calcext:value-type="float">
            <text:p>0.0056453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8604" calcext:value-type="float">
            <text:p>-2.38860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4.3127" calcext:value-type="float">
            <text:p>654.3127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9.675" calcext:value-type="float">
            <text:p>999.675</text:p>
          </table:table-cell>
          <table:table-cell office:value-type="float" office:value="-7.664049" calcext:value-type="float">
            <text:p>-7.664049</text:p>
          </table:table-cell>
          <table:table-cell office:value-type="float" office:value="0" calcext:value-type="float">
            <text:p>0</text:p>
          </table:table-cell>
          <table:table-cell office:value-type="float" office:value="0.1395696" calcext:value-type="float">
            <text:p>0.1395696</text:p>
          </table:table-cell>
          <table:table-cell office:value-type="float" office:value="0.160526" calcext:value-type="float">
            <text:p>0.160526</text:p>
          </table:table-cell>
          <table:table-cell office:value-type="float" office:value="0.2537441" calcext:value-type="float">
            <text:p>0.2537441</text:p>
          </table:table-cell>
          <table:table-cell office:value-type="float" office:value="0.3160489" calcext:value-type="float">
            <text:p>0.3160489</text:p>
          </table:table-cell>
          <table:table-cell office:value-type="float" office:value="0.3227751" calcext:value-type="float">
            <text:p>0.3227751</text:p>
          </table:table-cell>
          <table:table-cell office:value-type="float" office:value="0.2883959" calcext:value-type="float">
            <text:p>0.2883959</text:p>
          </table:table-cell>
          <table:table-cell office:value-type="float" office:value="0.2866885" calcext:value-type="float">
            <text:p>0.2866885</text:p>
          </table:table-cell>
          <table:table-cell office:value-type="float" office:value="0.2781537" calcext:value-type="float">
            <text:p>0.2781537</text:p>
          </table:table-cell>
          <table:table-cell office:value-type="float" office:value="0.2602205" calcext:value-type="float">
            <text:p>0.2602205</text:p>
          </table:table-cell>
          <table:table-cell office:value-type="float" office:value="0.3144733" calcext:value-type="float">
            <text:p>0.3144733</text:p>
          </table:table-cell>
          <table:table-cell office:value-type="float" office:value="0.3771974" calcext:value-type="float">
            <text:p>0.3771974</text:p>
          </table:table-cell>
          <table:table-cell office:value-type="float" office:value="0.3919901" calcext:value-type="float">
            <text:p>0.3919901</text:p>
          </table:table-cell>
          <table:table-cell office:value-type="float" office:value="0.4621838" calcext:value-type="float">
            <text:p>0.4621838</text:p>
          </table:table-cell>
          <table:table-cell office:value-type="float" office:value="0" calcext:value-type="float">
            <text:p>0</text:p>
          </table:table-cell>
          <table:table-cell office:value-type="float" office:value="0.1127512" calcext:value-type="float">
            <text:p>0.1127512</text:p>
          </table:table-cell>
          <table:table-cell office:value-type="float" office:value="0.1938481" calcext:value-type="float">
            <text:p>0.1938481</text:p>
          </table:table-cell>
          <table:table-cell office:value-type="float" office:value="0.1122669" calcext:value-type="float">
            <text:p>0.1122669</text:p>
          </table:table-cell>
          <table:table-cell office:value-type="float" office:value="1.984212E-015" calcext:value-type="float">
            <text:p>1.984212E-1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4152" calcext:value-type="float">
            <text:p>-12.84152</text:p>
          </table:table-cell>
          <table:table-cell office:value-type="float" office:value="-4.299421" calcext:value-type="float">
            <text:p>-4.299421</text:p>
          </table:table-cell>
          <table:table-cell office:value-type="float" office:value="-0.1255171" calcext:value-type="float">
            <text:p>-0.1255171</text:p>
          </table:table-cell>
          <table:table-cell office:value-type="float" office:value="-0.02559238" calcext:value-type="float">
            <text:p>-0.02559238</text:p>
          </table:table-cell>
          <table:table-cell office:value-type="float" office:value="-0.02248713" calcext:value-type="float">
            <text:p>-0.02248713</text:p>
          </table:table-cell>
          <table:table-cell office:value-type="float" office:value="-0.01931234" calcext:value-type="float">
            <text:p>-0.01931234</text:p>
          </table:table-cell>
          <table:table-cell office:value-type="float" office:value="-0.01834188" calcext:value-type="float">
            <text:p>-0.01834188</text:p>
          </table:table-cell>
          <table:table-cell office:value-type="float" office:value="-0.294358" calcext:value-type="float">
            <text:p>-0.294358</text:p>
          </table:table-cell>
          <table:table-cell office:value-type="float" office:value="-0.4731716" calcext:value-type="float">
            <text:p>-0.4731716</text:p>
          </table:table-cell>
          <table:table-cell office:value-type="float" office:value="-0.09793372" calcext:value-type="float">
            <text:p>-0.09793372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8.99973" calcext:value-type="float">
            <text:p>-18.99973</text:p>
          </table:table-cell>
          <table:table-cell office:value-type="float" office:value="0.005991294" calcext:value-type="float">
            <text:p>0.00599129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4" calcext:value-type="float">
            <text:p>-2.39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4.7064" calcext:value-type="float">
            <text:p>654.706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9.2729" calcext:value-type="float">
            <text:p>999.2729</text:p>
          </table:table-cell>
          <table:table-cell office:value-type="float" office:value="-7.65468" calcext:value-type="float">
            <text:p>-7.65468</text:p>
          </table:table-cell>
          <table:table-cell office:value-type="float" office:value="0" calcext:value-type="float">
            <text:p>0</text:p>
          </table:table-cell>
          <table:table-cell office:value-type="float" office:value="0.1344859" calcext:value-type="float">
            <text:p>0.1344859</text:p>
          </table:table-cell>
          <table:table-cell office:value-type="float" office:value="0.1501053" calcext:value-type="float">
            <text:p>0.1501053</text:p>
          </table:table-cell>
          <table:table-cell office:value-type="float" office:value="0.1720338" calcext:value-type="float">
            <text:p>0.1720338</text:p>
          </table:table-cell>
          <table:table-cell office:value-type="float" office:value="0.304964" calcext:value-type="float">
            <text:p>0.304964</text:p>
          </table:table-cell>
          <table:table-cell office:value-type="float" office:value="0.3173947" calcext:value-type="float">
            <text:p>0.3173947</text:p>
          </table:table-cell>
          <table:table-cell office:value-type="float" office:value="0.2853314" calcext:value-type="float">
            <text:p>0.2853314</text:p>
          </table:table-cell>
          <table:table-cell office:value-type="float" office:value="0.2839751" calcext:value-type="float">
            <text:p>0.2839751</text:p>
          </table:table-cell>
          <table:table-cell office:value-type="float" office:value="0.2788092" calcext:value-type="float">
            <text:p>0.2788092</text:p>
          </table:table-cell>
          <table:table-cell office:value-type="float" office:value="0.2603722" calcext:value-type="float">
            <text:p>0.2603722</text:p>
          </table:table-cell>
          <table:table-cell office:value-type="float" office:value="0.3146983" calcext:value-type="float">
            <text:p>0.3146983</text:p>
          </table:table-cell>
          <table:table-cell office:value-type="float" office:value="0.3772274" calcext:value-type="float">
            <text:p>0.3772274</text:p>
          </table:table-cell>
          <table:table-cell office:value-type="float" office:value="0.3918954" calcext:value-type="float">
            <text:p>0.3918954</text:p>
          </table:table-cell>
          <table:table-cell office:value-type="float" office:value="0.4618966" calcext:value-type="float">
            <text:p>0.4618966</text:p>
          </table:table-cell>
          <table:table-cell office:value-type="float" office:value="0" calcext:value-type="float">
            <text:p>0</text:p>
          </table:table-cell>
          <table:table-cell office:value-type="float" office:value="0.0801625" calcext:value-type="float">
            <text:p>0.0801625</text:p>
          </table:table-cell>
          <table:table-cell office:value-type="float" office:value="0.2058418" calcext:value-type="float">
            <text:p>0.2058418</text:p>
          </table:table-cell>
          <table:table-cell office:value-type="float" office:value="0.2034351" calcext:value-type="float">
            <text:p>0.2034351</text:p>
          </table:table-cell>
          <table:table-cell office:value-type="float" office:value="0.01856129" calcext:value-type="float">
            <text:p>0.01856129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079" calcext:value-type="float">
            <text:p>-17.2079</text:p>
          </table:table-cell>
          <table:table-cell office:value-type="float" office:value="-7.270553" calcext:value-type="float">
            <text:p>-7.270553</text:p>
          </table:table-cell>
          <table:table-cell office:value-type="float" office:value="-2.49287" calcext:value-type="float">
            <text:p>-2.49287</text:p>
          </table:table-cell>
          <table:table-cell office:value-type="float" office:value="-0.0315267" calcext:value-type="float">
            <text:p>-0.0315267</text:p>
          </table:table-cell>
          <table:table-cell office:value-type="float" office:value="-0.02489803" calcext:value-type="float">
            <text:p>-0.02489803</text:p>
          </table:table-cell>
          <table:table-cell office:value-type="float" office:value="-0.02092889" calcext:value-type="float">
            <text:p>-0.02092889</text:p>
          </table:table-cell>
          <table:table-cell office:value-type="float" office:value="-0.01986252" calcext:value-type="float">
            <text:p>-0.01986252</text:p>
          </table:table-cell>
          <table:table-cell office:value-type="float" office:value="-0.2883429" calcext:value-type="float">
            <text:p>-0.2883429</text:p>
          </table:table-cell>
          <table:table-cell office:value-type="float" office:value="-0.4706011" calcext:value-type="float">
            <text:p>-0.4706011</text:p>
          </table:table-cell>
          <table:table-cell office:value-type="float" office:value="-0.09726004" calcext:value-type="float">
            <text:p>-0.0972600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24.12229" calcext:value-type="float">
            <text:p>-24.12229</text:p>
          </table:table-cell>
          <table:table-cell office:value-type="float" office:value="0.006440902" calcext:value-type="float">
            <text:p>0.00644090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677" calcext:value-type="float">
            <text:p>-2.39667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4.8915" calcext:value-type="float">
            <text:p>654.891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9.1709" calcext:value-type="float">
            <text:p>999.1709</text:p>
          </table:table-cell>
          <table:table-cell office:value-type="float" office:value="-7.737818" calcext:value-type="float">
            <text:p>-7.737818</text:p>
          </table:table-cell>
          <table:table-cell office:value-type="float" office:value="0" calcext:value-type="float">
            <text:p>0</text:p>
          </table:table-cell>
          <table:table-cell office:value-type="float" office:value="0.1590264" calcext:value-type="float">
            <text:p>0.1590264</text:p>
          </table:table-cell>
          <table:table-cell office:value-type="float" office:value="0.1699116" calcext:value-type="float">
            <text:p>0.1699116</text:p>
          </table:table-cell>
          <table:table-cell office:value-type="float" office:value="0.1803696" calcext:value-type="float">
            <text:p>0.1803696</text:p>
          </table:table-cell>
          <table:table-cell office:value-type="float" office:value="0.2461265" calcext:value-type="float">
            <text:p>0.2461265</text:p>
          </table:table-cell>
          <table:table-cell office:value-type="float" office:value="0.3099931" calcext:value-type="float">
            <text:p>0.3099931</text:p>
          </table:table-cell>
          <table:table-cell office:value-type="float" office:value="0.2813386" calcext:value-type="float">
            <text:p>0.2813386</text:p>
          </table:table-cell>
          <table:table-cell office:value-type="float" office:value="0.2810484" calcext:value-type="float">
            <text:p>0.2810484</text:p>
          </table:table-cell>
          <table:table-cell office:value-type="float" office:value="0.2794434" calcext:value-type="float">
            <text:p>0.2794434</text:p>
          </table:table-cell>
          <table:table-cell office:value-type="float" office:value="0.2605245" calcext:value-type="float">
            <text:p>0.2605245</text:p>
          </table:table-cell>
          <table:table-cell office:value-type="float" office:value="0.3149914" calcext:value-type="float">
            <text:p>0.3149914</text:p>
          </table:table-cell>
          <table:table-cell office:value-type="float" office:value="0.3771518" calcext:value-type="float">
            <text:p>0.3771518</text:p>
          </table:table-cell>
          <table:table-cell office:value-type="float" office:value="0.3917955" calcext:value-type="float">
            <text:p>0.3917955</text:p>
          </table:table-cell>
          <table:table-cell office:value-type="float" office:value="0.4620093" calcext:value-type="float">
            <text:p>0.4620093</text:p>
          </table:table-cell>
          <table:table-cell office:value-type="float" office:value="0" calcext:value-type="float">
            <text:p>0</text:p>
          </table:table-cell>
          <table:table-cell office:value-type="float" office:value="0.03504968" calcext:value-type="float">
            <text:p>0.03504968</text:p>
          </table:table-cell>
          <table:table-cell office:value-type="float" office:value="0.1845967" calcext:value-type="float">
            <text:p>0.1845967</text:p>
          </table:table-cell>
          <table:table-cell office:value-type="float" office:value="0.1962187" calcext:value-type="float">
            <text:p>0.1962187</text:p>
          </table:table-cell>
          <table:table-cell office:value-type="float" office:value="0.094505" calcext:value-type="float">
            <text:p>0.09450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94739" calcext:value-type="float">
            <text:p>-4.694739</text:p>
          </table:table-cell>
          <table:table-cell office:value-type="float" office:value="-2.840466" calcext:value-type="float">
            <text:p>-2.840466</text:p>
          </table:table-cell>
          <table:table-cell office:value-type="float" office:value="-1.803883" calcext:value-type="float">
            <text:p>-1.803883</text:p>
          </table:table-cell>
          <table:table-cell office:value-type="float" office:value="-0.1630436" calcext:value-type="float">
            <text:p>-0.1630436</text:p>
          </table:table-cell>
          <table:table-cell office:value-type="float" office:value="-0.02883632" calcext:value-type="float">
            <text:p>-0.02883632</text:p>
          </table:table-cell>
          <table:table-cell office:value-type="float" office:value="-0.02326449" calcext:value-type="float">
            <text:p>-0.02326449</text:p>
          </table:table-cell>
          <table:table-cell office:value-type="float" office:value="-0.02165977" calcext:value-type="float">
            <text:p>-0.02165977</text:p>
          </table:table-cell>
          <table:table-cell office:value-type="float" office:value="-0.2826526" calcext:value-type="float">
            <text:p>-0.2826526</text:p>
          </table:table-cell>
          <table:table-cell office:value-type="float" office:value="-0.4680352" calcext:value-type="float">
            <text:p>-0.4680352</text:p>
          </table:table-cell>
          <table:table-cell office:value-type="float" office:value="-0.09639291" calcext:value-type="float">
            <text:p>-0.09639291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4.946162" calcext:value-type="float">
            <text:p>-4.946162</text:p>
          </table:table-cell>
          <table:table-cell office:value-type="float" office:value="0.006606888" calcext:value-type="float">
            <text:p>0.00660688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9241" calcext:value-type="float">
            <text:p>-2.3992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5.0146" calcext:value-type="float">
            <text:p>655.0146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999.5756" calcext:value-type="float">
            <text:p>999.5756</text:p>
          </table:table-cell>
          <table:table-cell office:value-type="float" office:value="-8.265388" calcext:value-type="float">
            <text:p>-8.265388</text:p>
          </table:table-cell>
          <table:table-cell office:value-type="float" office:value="0" calcext:value-type="float">
            <text:p>0</text:p>
          </table:table-cell>
          <table:table-cell office:value-type="float" office:value="0.1687355" calcext:value-type="float">
            <text:p>0.1687355</text:p>
          </table:table-cell>
          <table:table-cell office:value-type="float" office:value="0.2018448" calcext:value-type="float">
            <text:p>0.2018448</text:p>
          </table:table-cell>
          <table:table-cell office:value-type="float" office:value="0.2011464" calcext:value-type="float">
            <text:p>0.2011464</text:p>
          </table:table-cell>
          <table:table-cell office:value-type="float" office:value="0.2347378" calcext:value-type="float">
            <text:p>0.2347378</text:p>
          </table:table-cell>
          <table:table-cell office:value-type="float" office:value="0.3097695" calcext:value-type="float">
            <text:p>0.3097695</text:p>
          </table:table-cell>
          <table:table-cell office:value-type="float" office:value="0.2788638" calcext:value-type="float">
            <text:p>0.2788638</text:p>
          </table:table-cell>
          <table:table-cell office:value-type="float" office:value="0.2781871" calcext:value-type="float">
            <text:p>0.2781871</text:p>
          </table:table-cell>
          <table:table-cell office:value-type="float" office:value="0.2800568" calcext:value-type="float">
            <text:p>0.2800568</text:p>
          </table:table-cell>
          <table:table-cell office:value-type="float" office:value="0.2606784" calcext:value-type="float">
            <text:p>0.2606784</text:p>
          </table:table-cell>
          <table:table-cell office:value-type="float" office:value="0.3153129" calcext:value-type="float">
            <text:p>0.3153129</text:p>
          </table:table-cell>
          <table:table-cell office:value-type="float" office:value="0.377049" calcext:value-type="float">
            <text:p>0.377049</text:p>
          </table:table-cell>
          <table:table-cell office:value-type="float" office:value="0.3921054" calcext:value-type="float">
            <text:p>0.3921054</text:p>
          </table:table-cell>
          <table:table-cell office:value-type="float" office:value="0.4499166" calcext:value-type="float">
            <text:p>0.4499166</text:p>
          </table:table-cell>
          <table:table-cell office:value-type="float" office:value="0" calcext:value-type="float">
            <text:p>0</text:p>
          </table:table-cell>
          <table:table-cell office:value-type="float" office:value="0.03807287" calcext:value-type="float">
            <text:p>0.03807287</text:p>
          </table:table-cell>
          <table:table-cell office:value-type="float" office:value="0.1474245" calcext:value-type="float">
            <text:p>0.1474245</text:p>
          </table:table-cell>
          <table:table-cell office:value-type="float" office:value="0.1758532" calcext:value-type="float">
            <text:p>0.1758532</text:p>
          </table:table-cell>
          <table:table-cell office:value-type="float" office:value="0.1110779" calcext:value-type="float">
            <text:p>0.1110779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00946" calcext:value-type="float">
            <text:p>-2.800946</text:p>
          </table:table-cell>
          <table:table-cell office:value-type="float" office:value="-0.7343497" calcext:value-type="float">
            <text:p>-0.7343497</text:p>
          </table:table-cell>
          <table:table-cell office:value-type="float" office:value="-0.7787465" calcext:value-type="float">
            <text:p>-0.7787465</text:p>
          </table:table-cell>
          <table:table-cell office:value-type="float" office:value="-0.2372034" calcext:value-type="float">
            <text:p>-0.2372034</text:p>
          </table:table-cell>
          <table:table-cell office:value-type="float" office:value="-0.02892539" calcext:value-type="float">
            <text:p>-0.02892539</text:p>
          </table:table-cell>
          <table:table-cell office:value-type="float" office:value="-0.02487401" calcext:value-type="float">
            <text:p>-0.02487401</text:p>
          </table:table-cell>
          <table:table-cell office:value-type="float" office:value="-0.0236013" calcext:value-type="float">
            <text:p>-0.0236013</text:p>
          </table:table-cell>
          <table:table-cell office:value-type="float" office:value="-0.2772699" calcext:value-type="float">
            <text:p>-0.2772699</text:p>
          </table:table-cell>
          <table:table-cell office:value-type="float" office:value="-0.4654595" calcext:value-type="float">
            <text:p>-0.4654595</text:p>
          </table:table-cell>
          <table:table-cell office:value-type="float" office:value="-0.09544865" calcext:value-type="float">
            <text:p>-0.09544865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2547053" calcext:value-type="float">
            <text:p>-0.2547053</text:p>
          </table:table-cell>
          <table:table-cell office:value-type="float" office:value="0.006438743" calcext:value-type="float">
            <text:p>0.00643874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8522" calcext:value-type="float">
            <text:p>-2.285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5.3013" calcext:value-type="float">
            <text:p>655.301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157" calcext:value-type="float">
            <text:p>1000.157</text:p>
          </table:table-cell>
          <table:table-cell office:value-type="float" office:value="-9.133805" calcext:value-type="float">
            <text:p>-9.133805</text:p>
          </table:table-cell>
          <table:table-cell office:value-type="float" office:value="0" calcext:value-type="float">
            <text:p>0</text:p>
          </table:table-cell>
          <table:table-cell office:value-type="float" office:value="0.1547917" calcext:value-type="float">
            <text:p>0.1547917</text:p>
          </table:table-cell>
          <table:table-cell office:value-type="float" office:value="0.1874987" calcext:value-type="float">
            <text:p>0.1874987</text:p>
          </table:table-cell>
          <table:table-cell office:value-type="float" office:value="0.2034143" calcext:value-type="float">
            <text:p>0.2034143</text:p>
          </table:table-cell>
          <table:table-cell office:value-type="float" office:value="0.2387372" calcext:value-type="float">
            <text:p>0.2387372</text:p>
          </table:table-cell>
          <table:table-cell office:value-type="float" office:value="0.3070064" calcext:value-type="float">
            <text:p>0.3070064</text:p>
          </table:table-cell>
          <table:table-cell office:value-type="float" office:value="0.2765918" calcext:value-type="float">
            <text:p>0.2765918</text:p>
          </table:table-cell>
          <table:table-cell office:value-type="float" office:value="0.2757076" calcext:value-type="float">
            <text:p>0.2757076</text:p>
          </table:table-cell>
          <table:table-cell office:value-type="float" office:value="0.2806498" calcext:value-type="float">
            <text:p>0.2806498</text:p>
          </table:table-cell>
          <table:table-cell office:value-type="float" office:value="0.2608323" calcext:value-type="float">
            <text:p>0.2608323</text:p>
          </table:table-cell>
          <table:table-cell office:value-type="float" office:value="0.3156298" calcext:value-type="float">
            <text:p>0.3156298</text:p>
          </table:table-cell>
          <table:table-cell office:value-type="float" office:value="0.3769933" calcext:value-type="float">
            <text:p>0.3769933</text:p>
          </table:table-cell>
          <table:table-cell office:value-type="float" office:value="0.3924914" calcext:value-type="float">
            <text:p>0.3924914</text:p>
          </table:table-cell>
          <table:table-cell office:value-type="float" office:value="0.4552409" calcext:value-type="float">
            <text:p>0.4552409</text:p>
          </table:table-cell>
          <table:table-cell office:value-type="float" office:value="0" calcext:value-type="float">
            <text:p>0</text:p>
          </table:table-cell>
          <table:table-cell office:value-type="float" office:value="0.04758551" calcext:value-type="float">
            <text:p>0.04758551</text:p>
          </table:table-cell>
          <table:table-cell office:value-type="float" office:value="0.1603208" calcext:value-type="float">
            <text:p>0.1603208</text:p>
          </table:table-cell>
          <table:table-cell office:value-type="float" office:value="0.1749407" calcext:value-type="float">
            <text:p>0.1749407</text:p>
          </table:table-cell>
          <table:table-cell office:value-type="float" office:value="0.1117553" calcext:value-type="float">
            <text:p>0.1117553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92984" calcext:value-type="float">
            <text:p>-5.692984</text:p>
          </table:table-cell>
          <table:table-cell office:value-type="float" office:value="-1.288411" calcext:value-type="float">
            <text:p>-1.288411</text:p>
          </table:table-cell>
          <table:table-cell office:value-type="float" office:value="-0.7083848" calcext:value-type="float">
            <text:p>-0.7083848</text:p>
          </table:table-cell>
          <table:table-cell office:value-type="float" office:value="-0.2080422" calcext:value-type="float">
            <text:p>-0.2080422</text:p>
          </table:table-cell>
          <table:table-cell office:value-type="float" office:value="-0.03056688" calcext:value-type="float">
            <text:p>-0.03056688</text:p>
          </table:table-cell>
          <table:table-cell office:value-type="float" office:value="-0.02645122" calcext:value-type="float">
            <text:p>-0.02645122</text:p>
          </table:table-cell>
          <table:table-cell office:value-type="float" office:value="-0.02544129" calcext:value-type="float">
            <text:p>-0.02544129</text:p>
          </table:table-cell>
          <table:table-cell office:value-type="float" office:value="-0.2721739" calcext:value-type="float">
            <text:p>-0.2721739</text:p>
          </table:table-cell>
          <table:table-cell office:value-type="float" office:value="-0.4628989" calcext:value-type="float">
            <text:p>-0.4628989</text:p>
          </table:table-cell>
          <table:table-cell office:value-type="float" office:value="-0.09452837" calcext:value-type="float">
            <text:p>-0.09452837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7.207485" calcext:value-type="float">
            <text:p>-7.207485</text:p>
          </table:table-cell>
          <table:table-cell office:value-type="float" office:value="0.006472115" calcext:value-type="float">
            <text:p>0.00647211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2108" calcext:value-type="float">
            <text:p>-2.321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5.4304" calcext:value-type="float">
            <text:p>655.4304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85" calcext:value-type="float">
            <text:p>1000.85</text:p>
          </table:table-cell>
          <table:table-cell office:value-type="float" office:value="-9.95479" calcext:value-type="float">
            <text:p>-9.95479</text:p>
          </table:table-cell>
          <table:table-cell office:value-type="float" office:value="0" calcext:value-type="float">
            <text:p>0</text:p>
          </table:table-cell>
          <table:table-cell office:value-type="float" office:value="0.1675727" calcext:value-type="float">
            <text:p>0.1675727</text:p>
          </table:table-cell>
          <table:table-cell office:value-type="float" office:value="0.1974758" calcext:value-type="float">
            <text:p>0.1974758</text:p>
          </table:table-cell>
          <table:table-cell office:value-type="float" office:value="0.2046117" calcext:value-type="float">
            <text:p>0.2046117</text:p>
          </table:table-cell>
          <table:table-cell office:value-type="float" office:value="0.2395925" calcext:value-type="float">
            <text:p>0.2395925</text:p>
          </table:table-cell>
          <table:table-cell office:value-type="float" office:value="0.3035777" calcext:value-type="float">
            <text:p>0.3035777</text:p>
          </table:table-cell>
          <table:table-cell office:value-type="float" office:value="0.2746178" calcext:value-type="float">
            <text:p>0.2746178</text:p>
          </table:table-cell>
          <table:table-cell office:value-type="float" office:value="0.2735137" calcext:value-type="float">
            <text:p>0.2735137</text:p>
          </table:table-cell>
          <table:table-cell office:value-type="float" office:value="0.281224" calcext:value-type="float">
            <text:p>0.281224</text:p>
          </table:table-cell>
          <table:table-cell office:value-type="float" office:value="0.2609862" calcext:value-type="float">
            <text:p>0.2609862</text:p>
          </table:table-cell>
          <table:table-cell office:value-type="float" office:value="0.3159422" calcext:value-type="float">
            <text:p>0.3159422</text:p>
          </table:table-cell>
          <table:table-cell office:value-type="float" office:value="0.3769885" calcext:value-type="float">
            <text:p>0.3769885</text:p>
          </table:table-cell>
          <table:table-cell office:value-type="float" office:value="0.3926911" calcext:value-type="float">
            <text:p>0.3926911</text:p>
          </table:table-cell>
          <table:table-cell office:value-type="float" office:value="0.4600577" calcext:value-type="float">
            <text:p>0.4600577</text:p>
          </table:table-cell>
          <table:table-cell office:value-type="float" office:value="0" calcext:value-type="float">
            <text:p>0</text:p>
          </table:table-cell>
          <table:table-cell office:value-type="float" office:value="0.03851544" calcext:value-type="float">
            <text:p>0.03851544</text:p>
          </table:table-cell>
          <table:table-cell office:value-type="float" office:value="0.1476541" calcext:value-type="float">
            <text:p>0.1476541</text:p>
          </table:table-cell>
          <table:table-cell office:value-type="float" office:value="0.1751743" calcext:value-type="float">
            <text:p>0.1751743</text:p>
          </table:table-cell>
          <table:table-cell office:value-type="float" office:value="0.1152414" calcext:value-type="float">
            <text:p>0.1152414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44542" calcext:value-type="float">
            <text:p>-3.044542</text:p>
          </table:table-cell>
          <table:table-cell office:value-type="float" office:value="-0.8742537" calcext:value-type="float">
            <text:p>-0.8742537</text:p>
          </table:table-cell>
          <table:table-cell office:value-type="float" office:value="-0.681134" calcext:value-type="float">
            <text:p>-0.681134</text:p>
          </table:table-cell>
          <table:table-cell office:value-type="float" office:value="-0.2024852" calcext:value-type="float">
            <text:p>-0.2024852</text:p>
          </table:table-cell>
          <table:table-cell office:value-type="float" office:value="-0.03273771" calcext:value-type="float">
            <text:p>-0.03273771</text:p>
          </table:table-cell>
          <table:table-cell office:value-type="float" office:value="-0.0279165" calcext:value-type="float">
            <text:p>-0.0279165</text:p>
          </table:table-cell>
          <table:table-cell office:value-type="float" office:value="-0.02720411" calcext:value-type="float">
            <text:p>-0.02720411</text:p>
          </table:table-cell>
          <table:table-cell office:value-type="float" office:value="-0.2673382" calcext:value-type="float">
            <text:p>-0.2673382</text:p>
          </table:table-cell>
          <table:table-cell office:value-type="float" office:value="-0.4603539" calcext:value-type="float">
            <text:p>-0.4603539</text:p>
          </table:table-cell>
          <table:table-cell office:value-type="float" office:value="-0.09363014" calcext:value-type="float">
            <text:p>-0.0936301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.972657" calcext:value-type="float">
            <text:p>-1.972657</text:p>
          </table:table-cell>
          <table:table-cell office:value-type="float" office:value="0.006420473" calcext:value-type="float">
            <text:p>0.00642047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1665" calcext:value-type="float">
            <text:p>-2.35166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5.7635" calcext:value-type="float">
            <text:p>655.7635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888" calcext:value-type="float">
            <text:p>1000.888</text:p>
          </table:table-cell>
          <table:table-cell office:value-type="float" office:value="-10.32558" calcext:value-type="float">
            <text:p>-10.32558</text:p>
          </table:table-cell>
          <table:table-cell office:value-type="float" office:value="0" calcext:value-type="float">
            <text:p>0</text:p>
          </table:table-cell>
          <table:table-cell office:value-type="float" office:value="0.1548809" calcext:value-type="float">
            <text:p>0.1548809</text:p>
          </table:table-cell>
          <table:table-cell office:value-type="float" office:value="0.2101361" calcext:value-type="float">
            <text:p>0.2101361</text:p>
          </table:table-cell>
          <table:table-cell office:value-type="float" office:value="0.2136836" calcext:value-type="float">
            <text:p>0.2136836</text:p>
          </table:table-cell>
          <table:table-cell office:value-type="float" office:value="0.2463323" calcext:value-type="float">
            <text:p>0.2463323</text:p>
          </table:table-cell>
          <table:table-cell office:value-type="float" office:value="0.3004524" calcext:value-type="float">
            <text:p>0.3004524</text:p>
          </table:table-cell>
          <table:table-cell office:value-type="float" office:value="0.2723452" calcext:value-type="float">
            <text:p>0.2723452</text:p>
          </table:table-cell>
          <table:table-cell office:value-type="float" office:value="0.2713633" calcext:value-type="float">
            <text:p>0.2713633</text:p>
          </table:table-cell>
          <table:table-cell office:value-type="float" office:value="0.2818063" calcext:value-type="float">
            <text:p>0.2818063</text:p>
          </table:table-cell>
          <table:table-cell office:value-type="float" office:value="0.2611404" calcext:value-type="float">
            <text:p>0.2611404</text:p>
          </table:table-cell>
          <table:table-cell office:value-type="float" office:value="0.3162505" calcext:value-type="float">
            <text:p>0.3162505</text:p>
          </table:table-cell>
          <table:table-cell office:value-type="float" office:value="0.3770389" calcext:value-type="float">
            <text:p>0.3770389</text:p>
          </table:table-cell>
          <table:table-cell office:value-type="float" office:value="0.3927806" calcext:value-type="float">
            <text:p>0.3927806</text:p>
          </table:table-cell>
          <table:table-cell office:value-type="float" office:value="0.4623589" calcext:value-type="float">
            <text:p>0.4623589</text:p>
          </table:table-cell>
          <table:table-cell office:value-type="float" office:value="0" calcext:value-type="float">
            <text:p>0</text:p>
          </table:table-cell>
          <table:table-cell office:value-type="float" office:value="0.04869003" calcext:value-type="float">
            <text:p>0.04869003</text:p>
          </table:table-cell>
          <table:table-cell office:value-type="float" office:value="0.1288463" calcext:value-type="float">
            <text:p>0.1288463</text:p>
          </table:table-cell>
          <table:table-cell office:value-type="float" office:value="0.1674604" calcext:value-type="float">
            <text:p>0.1674604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4E-028" calcext:value-type="float">
            <text:p>1.100114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97716" calcext:value-type="float">
            <text:p>-5.597716</text:p>
          </table:table-cell>
          <table:table-cell office:value-type="float" office:value="-0.5291809" calcext:value-type="float">
            <text:p>-0.5291809</text:p>
          </table:table-cell>
          <table:table-cell office:value-type="float" office:value="-0.4861512" calcext:value-type="float">
            <text:p>-0.4861512</text:p>
          </table:table-cell>
          <table:table-cell office:value-type="float" office:value="-0.1637254" calcext:value-type="float">
            <text:p>-0.1637254</text:p>
          </table:table-cell>
          <table:table-cell office:value-type="float" office:value="-0.03537361" calcext:value-type="float">
            <text:p>-0.03537361</text:p>
          </table:table-cell>
          <table:table-cell office:value-type="float" office:value="-0.0297154" calcext:value-type="float">
            <text:p>-0.0297154</text:p>
          </table:table-cell>
          <table:table-cell office:value-type="float" office:value="-0.0290581" calcext:value-type="float">
            <text:p>-0.0290581</text:p>
          </table:table-cell>
          <table:table-cell office:value-type="float" office:value="-0.2625466" calcext:value-type="float">
            <text:p>-0.2625466</text:p>
          </table:table-cell>
          <table:table-cell office:value-type="float" office:value="-0.4578199" calcext:value-type="float">
            <text:p>-0.4578199</text:p>
          </table:table-cell>
          <table:table-cell office:value-type="float" office:value="-0.092753" calcext:value-type="float">
            <text:p>-0.09275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6.303355" calcext:value-type="float">
            <text:p>-6.303355</text:p>
          </table:table-cell>
          <table:table-cell office:value-type="float" office:value="0.006303048" calcext:value-type="float">
            <text:p>0.00630304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052" calcext:value-type="float">
            <text:p>-2.3680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5.998" calcext:value-type="float">
            <text:p>655.998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654" calcext:value-type="float">
            <text:p>1000.654</text:p>
          </table:table-cell>
          <table:table-cell office:value-type="float" office:value="-10.32558" calcext:value-type="float">
            <text:p>-10.32558</text:p>
          </table:table-cell>
          <table:table-cell office:value-type="float" office:value="0" calcext:value-type="float">
            <text:p>0</text:p>
          </table:table-cell>
          <table:table-cell office:value-type="float" office:value="0.1970996" calcext:value-type="float">
            <text:p>0.1970996</text:p>
          </table:table-cell>
          <table:table-cell office:value-type="float" office:value="0.232797" calcext:value-type="float">
            <text:p>0.232797</text:p>
          </table:table-cell>
          <table:table-cell office:value-type="float" office:value="0.2193949" calcext:value-type="float">
            <text:p>0.2193949</text:p>
          </table:table-cell>
          <table:table-cell office:value-type="float" office:value="0.2553107" calcext:value-type="float">
            <text:p>0.2553107</text:p>
          </table:table-cell>
          <table:table-cell office:value-type="float" office:value="0.2947018" calcext:value-type="float">
            <text:p>0.2947018</text:p>
          </table:table-cell>
          <table:table-cell office:value-type="float" office:value="0.2696734" calcext:value-type="float">
            <text:p>0.2696734</text:p>
          </table:table-cell>
          <table:table-cell office:value-type="float" office:value="0.268815" calcext:value-type="float">
            <text:p>0.268815</text:p>
          </table:table-cell>
          <table:table-cell office:value-type="float" office:value="0.282518" calcext:value-type="float">
            <text:p>0.282518</text:p>
          </table:table-cell>
          <table:table-cell office:value-type="float" office:value="0.2612965" calcext:value-type="float">
            <text:p>0.2612965</text:p>
          </table:table-cell>
          <table:table-cell office:value-type="float" office:value="0.3165548" calcext:value-type="float">
            <text:p>0.3165548</text:p>
          </table:table-cell>
          <table:table-cell office:value-type="float" office:value="0.3770926" calcext:value-type="float">
            <text:p>0.3770926</text:p>
          </table:table-cell>
          <table:table-cell office:value-type="float" office:value="0.3927987" calcext:value-type="float">
            <text:p>0.3927987</text:p>
          </table:table-cell>
          <table:table-cell office:value-type="float" office:value="0.4623815" calcext:value-type="float">
            <text:p>0.4623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5725977" calcext:value-type="float">
            <text:p>5.725977E-08</text:p>
          </table:table-cell>
          <table:table-cell office:value-type="float" office:value="0.09903675" calcext:value-type="float">
            <text:p>0.09903675</text:p>
          </table:table-cell>
          <table:table-cell office:value-type="float" office:value="0.1636197" calcext:value-type="float">
            <text:p>0.1636197</text:p>
          </table:table-cell>
          <table:table-cell office:value-type="float" office:value="0.1097367" calcext:value-type="float">
            <text:p>0.1097367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35496" calcext:value-type="float">
            <text:p>-0.9335496</text:p>
          </table:table-cell>
          <table:table-cell office:value-type="float" office:value="-0.2555006" calcext:value-type="float">
            <text:p>-0.2555006</text:p>
          </table:table-cell>
          <table:table-cell office:value-type="float" office:value="-0.401382" calcext:value-type="float">
            <text:p>-0.401382</text:p>
          </table:table-cell>
          <table:table-cell office:value-type="float" office:value="-0.1245573" calcext:value-type="float">
            <text:p>-0.1245573</text:p>
          </table:table-cell>
          <table:table-cell office:value-type="float" office:value="-0.04102414" calcext:value-type="float">
            <text:p>-0.04102414</text:p>
          </table:table-cell>
          <table:table-cell office:value-type="float" office:value="-0.03199551" calcext:value-type="float">
            <text:p>-0.03199551</text:p>
          </table:table-cell>
          <table:table-cell office:value-type="float" office:value="-0.03144861" calcext:value-type="float">
            <text:p>-0.03144861</text:p>
          </table:table-cell>
          <table:table-cell office:value-type="float" office:value="-0.2568014" calcext:value-type="float">
            <text:p>-0.2568014</text:p>
          </table:table-cell>
          <table:table-cell office:value-type="float" office:value="-0.455271" calcext:value-type="float">
            <text:p>-0.455271</text:p>
          </table:table-cell>
          <table:table-cell office:value-type="float" office:value="-0.09189593" calcext:value-type="float">
            <text:p>-0.09189593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1.069946" calcext:value-type="float">
            <text:p>-1.069946</text:p>
          </table:table-cell>
          <table:table-cell office:value-type="float" office:value="0.006119111" calcext:value-type="float">
            <text:p>0.00611911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0429" calcext:value-type="float">
            <text:p>-2.3704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6.2533" calcext:value-type="float">
            <text:p>656.2533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399" calcext:value-type="float">
            <text:p>1000.399</text:p>
          </table:table-cell>
          <table:table-cell office:value-type="float" office:value="-10.32558" calcext:value-type="float">
            <text:p>-10.32558</text:p>
          </table:table-cell>
          <table:table-cell office:value-type="float" office:value="0" calcext:value-type="float">
            <text:p>0</text:p>
          </table:table-cell>
          <table:table-cell office:value-type="float" office:value="0.2152283" calcext:value-type="float">
            <text:p>0.2152283</text:p>
          </table:table-cell>
          <table:table-cell office:value-type="float" office:value="0.3036169" calcext:value-type="float">
            <text:p>0.3036169</text:p>
          </table:table-cell>
          <table:table-cell office:value-type="float" office:value="0.271798" calcext:value-type="float">
            <text:p>0.271798</text:p>
          </table:table-cell>
          <table:table-cell office:value-type="float" office:value="0.2770987" calcext:value-type="float">
            <text:p>0.2770987</text:p>
          </table:table-cell>
          <table:table-cell office:value-type="float" office:value="0.2900102" calcext:value-type="float">
            <text:p>0.2900102</text:p>
          </table:table-cell>
          <table:table-cell office:value-type="float" office:value="0.2666027" calcext:value-type="float">
            <text:p>0.2666027</text:p>
          </table:table-cell>
          <table:table-cell office:value-type="float" office:value="0.2662696" calcext:value-type="float">
            <text:p>0.2662696</text:p>
          </table:table-cell>
          <table:table-cell office:value-type="float" office:value="0.2831995" calcext:value-type="float">
            <text:p>0.2831995</text:p>
          </table:table-cell>
          <table:table-cell office:value-type="float" office:value="0.2614525" calcext:value-type="float">
            <text:p>0.2614525</text:p>
          </table:table-cell>
          <table:table-cell office:value-type="float" office:value="0.3168549" calcext:value-type="float">
            <text:p>0.3168549</text:p>
          </table:table-cell>
          <table:table-cell office:value-type="float" office:value="0.3771473" calcext:value-type="float">
            <text:p>0.3771473</text:p>
          </table:table-cell>
          <table:table-cell office:value-type="float" office:value="0.3928228" calcext:value-type="float">
            <text:p>0.3928228</text:p>
          </table:table-cell>
          <table:table-cell office:value-type="float" office:value="0.4623777" calcext:value-type="float">
            <text:p>0.4623777</text:p>
          </table:table-cell>
          <table:table-cell office:value-type="float" office:value="0" calcext:value-type="float">
            <text:p>0</text:p>
          </table:table-cell>
          <table:table-cell office:value-type="float" office:value="5.859807E-015" calcext:value-type="float">
            <text:p>5.859807E-15</text:p>
          </table:table-cell>
          <table:table-cell office:value-type="float" office:value="0.00000001688975" calcext:value-type="float">
            <text:p>1.688975E-08</text:p>
          </table:table-cell>
          <table:table-cell office:value-type="float" office:value="0.1174617" calcext:value-type="float">
            <text:p>0.1174617</text:p>
          </table:table-cell>
          <table:table-cell office:value-type="float" office:value="0.09260939" calcext:value-type="float">
            <text:p>0.09260939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12996" calcext:value-type="float">
            <text:p>-0.4712996</text:p>
          </table:table-cell>
          <table:table-cell office:value-type="float" office:value="-0.03250834" calcext:value-type="float">
            <text:p>-0.03250834</text:p>
          </table:table-cell>
          <table:table-cell office:value-type="float" office:value="-0.0771382" calcext:value-type="float">
            <text:p>-0.0771382</text:p>
          </table:table-cell>
          <table:table-cell office:value-type="float" office:value="-0.06639139" calcext:value-type="float">
            <text:p>-0.06639139</text:p>
          </table:table-cell>
          <table:table-cell office:value-type="float" office:value="-0.04642407" calcext:value-type="float">
            <text:p>-0.04642407</text:p>
          </table:table-cell>
          <table:table-cell office:value-type="float" office:value="-0.03491164" calcext:value-type="float">
            <text:p>-0.03491164</text:p>
          </table:table-cell>
          <table:table-cell office:value-type="float" office:value="-0.03389591" calcext:value-type="float">
            <text:p>-0.03389591</text:p>
          </table:table-cell>
          <table:table-cell office:value-type="float" office:value="-0.2514322" calcext:value-type="float">
            <text:p>-0.2514322</text:p>
          </table:table-cell>
          <table:table-cell office:value-type="float" office:value="-0.4527373" calcext:value-type="float">
            <text:p>-0.4527373</text:p>
          </table:table-cell>
          <table:table-cell office:value-type="float" office:value="-0.09105954" calcext:value-type="float">
            <text:p>-0.09105954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0.733053" calcext:value-type="float">
            <text:p>-0.733053</text:p>
          </table:table-cell>
          <table:table-cell office:value-type="float" office:value="0.0054823" calcext:value-type="float">
            <text:p>0.00548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781" calcext:value-type="float">
            <text:p>-2.3687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670.1039" calcext:value-type="float">
            <text:p>670.1039</text:p>
          </table:table-cell>
          <table:table-cell office:value-type="float" office:value="656.6249" calcext:value-type="float">
            <text:p>656.6249</text:p>
          </table:table-cell>
          <table:table-cell office:value-type="float" office:value="56.27745" calcext:value-type="float">
            <text:p>56.27745</text:p>
          </table:table-cell>
          <table:table-cell office:value-type="float" office:value="1000.027" calcext:value-type="float">
            <text:p>1000.027</text:p>
          </table:table-cell>
          <table:table-cell office:value-type="float" office:value="-10.32558" calcext:value-type="float">
            <text:p>-10.32558</text:p>
          </table:table-cell>
          <table:table-cell office:value-type="float" office:value="0" calcext:value-type="float">
            <text:p>0</text:p>
          </table:table-cell>
          <table:table-cell office:value-type="float" office:value="0.1617096" calcext:value-type="float">
            <text:p>0.1617096</text:p>
          </table:table-cell>
          <table:table-cell office:value-type="float" office:value="0.2655931" calcext:value-type="float">
            <text:p>0.2655931</text:p>
          </table:table-cell>
          <table:table-cell office:value-type="float" office:value="0.2880065" calcext:value-type="float">
            <text:p>0.2880065</text:p>
          </table:table-cell>
          <table:table-cell office:value-type="float" office:value="0.293236" calcext:value-type="float">
            <text:p>0.293236</text:p>
          </table:table-cell>
          <table:table-cell office:value-type="float" office:value="0.2926939" calcext:value-type="float">
            <text:p>0.2926939</text:p>
          </table:table-cell>
          <table:table-cell office:value-type="float" office:value="0.2643132" calcext:value-type="float">
            <text:p>0.2643132</text:p>
          </table:table-cell>
          <table:table-cell office:value-type="float" office:value="0.2636805" calcext:value-type="float">
            <text:p>0.2636805</text:p>
          </table:table-cell>
          <table:table-cell office:value-type="float" office:value="0.2838533" calcext:value-type="float">
            <text:p>0.2838533</text:p>
          </table:table-cell>
          <table:table-cell office:value-type="float" office:value="0.2616086" calcext:value-type="float">
            <text:p>0.2616086</text:p>
          </table:table-cell>
          <table:table-cell office:value-type="float" office:value="0.3171513" calcext:value-type="float">
            <text:p>0.3171513</text:p>
          </table:table-cell>
          <table:table-cell office:value-type="float" office:value="0.3772035" calcext:value-type="float">
            <text:p>0.3772035</text:p>
          </table:table-cell>
          <table:table-cell office:value-type="float" office:value="0.3928382" calcext:value-type="float">
            <text:p>0.3928382</text:p>
          </table:table-cell>
          <table:table-cell office:value-type="float" office:value="0.4623609" calcext:value-type="float">
            <text:p>0.4623609</text:p>
          </table:table-cell>
          <table:table-cell office:value-type="float" office:value="0" calcext:value-type="float">
            <text:p>0</text:p>
          </table:table-cell>
          <table:table-cell office:value-type="float" office:value="0.07207232" calcext:value-type="float">
            <text:p>0.07207232</text:p>
          </table:table-cell>
          <table:table-cell office:value-type="float" office:value="0.02395853" calcext:value-type="float">
            <text:p>0.02395853</text:p>
          </table:table-cell>
          <table:table-cell office:value-type="float" office:value="0.1037539" calcext:value-type="float">
            <text:p>0.1037539</text:p>
          </table:table-cell>
          <table:table-cell office:value-type="float" office:value="0.076617" calcext:value-type="float">
            <text:p>0.076617</text:p>
          </table:table-cell>
          <table:table-cell office:value-type="float" office:value="9.533362E-016" calcext:value-type="float">
            <text:p>9.533362E-16</text:p>
          </table:table-cell>
          <table:table-cell office:value-type="float" office:value="1.994308E-015" calcext:value-type="float">
            <text:p>1.994308E-15</text:p>
          </table:table-cell>
          <table:table-cell office:value-type="float" office:value="9.529112E-016" calcext:value-type="float">
            <text:p>9.529112E-16</text:p>
          </table:table-cell>
          <table:table-cell office:value-type="float" office:value="1.129926E-019" calcext:value-type="float">
            <text:p>1.129926E-19</text:p>
          </table:table-cell>
          <table:table-cell office:value-type="float" office:value="4.945757E-024" calcext:value-type="float">
            <text:p>4.945757E-24</text:p>
          </table:table-cell>
          <table:table-cell office:value-type="float" office:value="1.100113E-028" calcext:value-type="float">
            <text:p>1.100113E-28</text:p>
          </table:table-cell>
          <table:table-cell office:value-type="float" office:value="1.971154E-033" calcext:value-type="float">
            <text:p>1.971154E-33</text:p>
          </table:table-cell>
          <table:table-cell office:value-type="float" office:value="1.586854E-038" calcext:value-type="float">
            <text:p>1.586854E-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78944" calcext:value-type="float">
            <text:p>-4.078944</text:p>
          </table:table-cell>
          <table:table-cell office:value-type="float" office:value="-0.0887476" calcext:value-type="float">
            <text:p>-0.0887476</text:p>
          </table:table-cell>
          <table:table-cell office:value-type="float" office:value="-0.04873072" calcext:value-type="float">
            <text:p>-0.04873072</text:p>
          </table:table-cell>
          <table:table-cell office:value-type="float" office:value="-0.04277073" calcext:value-type="float">
            <text:p>-0.04277073</text:p>
          </table:table-cell>
          <table:table-cell office:value-type="float" office:value="-0.04337132" calcext:value-type="float">
            <text:p>-0.04337132</text:p>
          </table:table-cell>
          <table:table-cell office:value-type="float" office:value="-0.03731079" calcext:value-type="float">
            <text:p>-0.03731079</text:p>
          </table:table-cell>
          <table:table-cell office:value-type="float" office:value="-0.03633996" calcext:value-type="float">
            <text:p>-0.03633996</text:p>
          </table:table-cell>
          <table:table-cell office:value-type="float" office:value="-0.2463967" calcext:value-type="float">
            <text:p>-0.2463967</text:p>
          </table:table-cell>
          <table:table-cell office:value-type="float" office:value="-0.4502196" calcext:value-type="float">
            <text:p>-0.4502196</text:p>
          </table:table-cell>
          <table:table-cell office:value-type="float" office:value="-0.09024148" calcext:value-type="float">
            <text:p>-0.09024148</text:p>
          </table:table-cell>
          <table:table-cell office:value-type="float" office:value="0" calcext:value-type="float">
            <text:p>0</text:p>
          </table:table-cell>
          <table:table-cell office:value-type="float" office:value="0.2768409" calcext:value-type="float">
            <text:p>0.2768409</text:p>
          </table:table-cell>
          <table:table-cell office:value-type="float" office:value="-4.94275" calcext:value-type="float">
            <text:p>-4.94275</text:p>
          </table:table-cell>
          <table:table-cell office:value-type="float" office:value="0.005474924" calcext:value-type="float">
            <text:p>0.0054749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2244" calcext:value-type="float">
            <text:p>-2.372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5:41.860530669</dc:date>
    <meta:editing-duration>PT8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